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style:text-properties style:font-name="Arial" fo:font-size="12pt" officeooo:rsid="0395c89a" officeooo:paragraph-rsid="0013b0c5" style:font-size-asian="12pt" style:font-size-complex="12pt"/>
    </style:style>
    <style:style style:name="P2" style:family="paragraph" style:parent-style-name="Standard">
      <style:paragraph-properties fo:line-height="100%"/>
      <style:text-properties style:font-name="Arial" fo:font-size="12pt" officeooo:rsid="03d1b0f4" officeooo:paragraph-rsid="0013b0c5" style:font-size-asian="12pt" style:font-size-complex="12pt"/>
    </style:style>
    <style:style style:name="P3" style:family="paragraph" style:parent-style-name="Standard">
      <style:paragraph-properties fo:line-height="100%"/>
      <style:text-properties style:font-name="Arial" fo:font-size="12pt" officeooo:rsid="04d7ff86" officeooo:paragraph-rsid="0013b0c5" style:font-size-asian="12pt" style:font-size-complex="12pt"/>
    </style:style>
    <style:style style:name="P4" style:family="paragraph" style:parent-style-name="Standard">
      <style:paragraph-properties fo:line-height="100%"/>
      <style:text-properties style:font-name="Arial" fo:font-size="12pt" officeooo:rsid="04d8eccd" officeooo:paragraph-rsid="0013b0c5" style:font-size-asian="12pt" style:font-size-complex="12pt"/>
    </style:style>
    <style:style style:name="P5" style:family="paragraph" style:parent-style-name="Standard">
      <style:paragraph-properties fo:line-height="100%"/>
      <style:text-properties style:font-name="Arial" fo:font-size="12pt" officeooo:rsid="04dbbf30" officeooo:paragraph-rsid="0013b0c5" style:font-size-asian="12pt" style:font-size-complex="12pt"/>
    </style:style>
    <style:style style:name="P6" style:family="paragraph" style:parent-style-name="Standard">
      <style:paragraph-properties fo:line-height="100%"/>
      <style:text-properties style:font-name="Arial" fo:font-size="12pt" officeooo:rsid="04dc9efa" officeooo:paragraph-rsid="0013b0c5" style:font-size-asian="12pt" style:font-size-complex="12pt"/>
    </style:style>
    <style:style style:name="P7" style:family="paragraph" style:parent-style-name="Standard">
      <style:paragraph-properties fo:line-height="100%"/>
      <style:text-properties style:font-name="Arial" fo:font-size="12pt" officeooo:rsid="05402b05" officeooo:paragraph-rsid="0013b0c5" style:font-size-asian="12pt" style:font-size-complex="12pt"/>
    </style:style>
    <style:style style:name="P8" style:family="paragraph" style:parent-style-name="Standard">
      <style:paragraph-properties fo:line-height="100%"/>
      <style:text-properties style:font-name="Arial" fo:font-size="12pt" officeooo:rsid="03e1cbe5" officeooo:paragraph-rsid="0013b0c5" style:font-size-asian="12pt" style:font-size-complex="12pt"/>
    </style:style>
    <style:style style:name="P9" style:family="paragraph" style:parent-style-name="Standard">
      <style:paragraph-properties fo:line-height="100%"/>
      <style:text-properties style:font-name="Arial" fo:font-size="12pt" officeooo:rsid="0543747e" officeooo:paragraph-rsid="0013b0c5" style:font-size-asian="12pt" style:font-size-complex="12pt"/>
    </style:style>
    <style:style style:name="P10" style:family="paragraph" style:parent-style-name="Standard">
      <style:paragraph-properties fo:margin-left="0in" fo:margin-right="0in" fo:line-height="100%" fo:text-indent="0.5in" style:auto-text-indent="false"/>
      <style:text-properties style:font-name="Arial" fo:font-size="12pt" officeooo:rsid="014510ab" officeooo:paragraph-rsid="0013b0c5" style:font-size-asian="12pt" style:font-size-complex="12pt"/>
    </style:style>
    <style:style style:name="P11" style:family="paragraph" style:parent-style-name="Standard">
      <style:paragraph-properties fo:margin-left="0in" fo:margin-right="0in" fo:line-height="100%" fo:text-indent="0.5in" style:auto-text-indent="false"/>
      <style:text-properties style:font-name="Arial" fo:font-size="12pt" officeooo:paragraph-rsid="0013b0c5" style:font-size-asian="12pt" style:font-size-complex="12pt"/>
    </style:style>
    <style:style style:name="P12" style:family="paragraph" style:parent-style-name="Standard">
      <style:paragraph-properties fo:margin-left="0in" fo:margin-right="0in" fo:line-height="100%" fo:text-indent="0.5in" style:auto-text-indent="false"/>
      <style:text-properties style:font-name="Arial" fo:font-size="12pt" officeooo:rsid="00147d8a" officeooo:paragraph-rsid="0013b0c5" style:font-size-asian="12pt" style:font-size-complex="12pt"/>
    </style:style>
    <style:style style:name="P13" style:family="paragraph" style:parent-style-name="Standard">
      <style:paragraph-properties fo:margin-left="0in" fo:margin-right="0in" fo:line-height="100%" fo:text-indent="0.5in" style:auto-text-indent="false"/>
      <style:text-properties style:font-name="Arial" fo:font-size="12pt" officeooo:rsid="0016d744" officeooo:paragraph-rsid="0013b0c5" style:font-size-asian="12pt" style:font-size-complex="12pt"/>
    </style:style>
    <style:style style:name="P14" style:family="paragraph" style:parent-style-name="Standard">
      <style:paragraph-properties fo:margin-left="0in" fo:margin-right="0in" fo:line-height="100%" fo:text-indent="0.5in" style:auto-text-indent="false"/>
      <style:text-properties style:font-name="Arial" fo:font-size="12pt" officeooo:rsid="06a0dfc8" officeooo:paragraph-rsid="0013b0c5" style:font-size-asian="12pt" style:font-size-complex="12pt"/>
    </style:style>
    <style:style style:name="P15" style:family="paragraph" style:parent-style-name="Standard">
      <style:paragraph-properties fo:margin-left="0in" fo:margin-right="0in" fo:line-height="100%" fo:text-indent="0.5in" style:auto-text-indent="false"/>
      <style:text-properties style:font-name="Arial" fo:font-size="12pt" officeooo:rsid="006ad26b" officeooo:paragraph-rsid="0013b0c5" style:font-size-asian="12pt" style:font-size-complex="12pt"/>
    </style:style>
    <style:style style:name="P16" style:family="paragraph" style:parent-style-name="Standard">
      <style:paragraph-properties fo:margin-left="0in" fo:margin-right="0in" fo:line-height="100%" fo:text-indent="0.5in" style:auto-text-indent="false"/>
      <style:text-properties style:font-name="Arial" fo:font-size="12pt" officeooo:rsid="0079d32e" officeooo:paragraph-rsid="0013b0c5" style:font-size-asian="12pt" style:font-size-complex="12pt"/>
    </style:style>
    <style:style style:name="P17" style:family="paragraph" style:parent-style-name="Standard">
      <style:paragraph-properties fo:margin-left="0in" fo:margin-right="0in" fo:line-height="100%" fo:text-indent="0.5in" style:auto-text-indent="false"/>
      <style:text-properties style:font-name="Arial" fo:font-size="12pt" officeooo:rsid="0073ef84" officeooo:paragraph-rsid="0013b0c5" style:font-size-asian="12pt" style:font-size-complex="12pt"/>
    </style:style>
    <style:style style:name="P18" style:family="paragraph" style:parent-style-name="Standard">
      <style:paragraph-properties fo:margin-left="0in" fo:margin-right="0in" fo:line-height="100%" fo:text-indent="0.5in" style:auto-text-indent="false"/>
      <style:text-properties style:font-name="Arial" fo:font-size="12pt" officeooo:rsid="041b430e" officeooo:paragraph-rsid="0013b0c5" style:font-size-asian="12pt" style:font-size-complex="12pt"/>
    </style:style>
    <style:style style:name="P19" style:family="paragraph" style:parent-style-name="Standard">
      <style:paragraph-properties fo:margin-left="0in" fo:margin-right="0in" fo:line-height="100%" fo:text-indent="0.5in" style:auto-text-indent="false"/>
      <style:text-properties style:font-name="Arial" fo:font-size="12pt" officeooo:rsid="02e357cf" officeooo:paragraph-rsid="0013b0c5" style:font-size-asian="12pt" style:font-size-complex="12pt"/>
    </style:style>
    <style:style style:name="P20" style:family="paragraph" style:parent-style-name="Standard">
      <style:paragraph-properties fo:margin-left="0in" fo:margin-right="0in" fo:line-height="100%" fo:text-indent="0.5in" style:auto-text-indent="false"/>
      <style:text-properties style:font-name="Arial" fo:font-size="12pt" officeooo:rsid="07e923e2" officeooo:paragraph-rsid="0013b0c5" style:font-size-asian="12pt" style:font-size-complex="12pt"/>
    </style:style>
    <style:style style:name="P21" style:family="paragraph" style:parent-style-name="Standard">
      <style:paragraph-properties fo:margin-left="0in" fo:margin-right="0in" fo:line-height="100%" fo:text-indent="0.5in" style:auto-text-indent="false"/>
      <style:text-properties style:font-name="Arial" fo:font-size="12pt" officeooo:rsid="03435f06" officeooo:paragraph-rsid="0013b0c5" style:font-size-asian="12pt" style:font-size-complex="12pt"/>
    </style:style>
    <style:style style:name="P22" style:family="paragraph" style:parent-style-name="Standard">
      <style:paragraph-properties fo:margin-left="0in" fo:margin-right="0in" fo:line-height="100%" fo:text-indent="0.5in" style:auto-text-indent="false"/>
      <style:text-properties style:font-name="Arial" fo:font-size="12pt" officeooo:rsid="018e3290" officeooo:paragraph-rsid="0013b0c5" style:font-size-asian="12pt" style:font-size-complex="12pt"/>
    </style:style>
    <style:style style:name="P23" style:family="paragraph" style:parent-style-name="Standard">
      <style:paragraph-properties fo:margin-left="0in" fo:margin-right="0in" fo:line-height="100%" fo:text-indent="0.5in" style:auto-text-indent="false"/>
      <style:text-properties style:font-name="Arial" fo:font-size="12pt" officeooo:rsid="02d00342" officeooo:paragraph-rsid="0013b0c5" style:font-size-asian="12pt" style:font-size-complex="12pt"/>
    </style:style>
    <style:style style:name="P24" style:family="paragraph" style:parent-style-name="Standard">
      <style:paragraph-properties fo:margin-left="0in" fo:margin-right="0in" fo:line-height="100%" fo:text-indent="0.5in" style:auto-text-indent="false"/>
      <style:text-properties style:font-name="Arial" fo:font-size="12pt" officeooo:rsid="0415dc71" officeooo:paragraph-rsid="0013b0c5" style:font-size-asian="12pt" style:font-size-complex="12pt"/>
    </style:style>
    <style:style style:name="P25" style:family="paragraph" style:parent-style-name="Standard">
      <style:paragraph-properties fo:margin-left="0in" fo:margin-right="0in" fo:line-height="100%" fo:text-indent="0.5in" style:auto-text-indent="false"/>
      <style:text-properties style:font-name="Arial" fo:font-size="12pt" officeooo:rsid="02d00c67" officeooo:paragraph-rsid="0013b0c5" style:font-size-asian="12pt" style:font-size-complex="12pt"/>
    </style:style>
    <style:style style:name="P26" style:family="paragraph" style:parent-style-name="Standard">
      <style:paragraph-properties fo:margin-left="0in" fo:margin-right="0in" fo:line-height="100%" fo:text-indent="0.5in" style:auto-text-indent="false"/>
      <style:text-properties style:font-name="Arial" fo:font-size="12pt" officeooo:rsid="008740dd" officeooo:paragraph-rsid="0013b0c5" style:font-size-asian="12pt" style:font-size-complex="12pt"/>
    </style:style>
    <style:style style:name="P27" style:family="paragraph" style:parent-style-name="Standard">
      <style:paragraph-properties fo:margin-left="0in" fo:margin-right="0in" fo:line-height="100%" fo:text-indent="0.5in" style:auto-text-indent="false"/>
      <style:text-properties style:font-name="Arial" fo:font-size="12pt" officeooo:rsid="0303f4e4" officeooo:paragraph-rsid="0013b0c5" style:font-size-asian="12pt" style:font-size-complex="12pt"/>
    </style:style>
    <style:style style:name="P28" style:family="paragraph" style:parent-style-name="Standard">
      <style:paragraph-properties fo:margin-left="0in" fo:margin-right="0in" fo:line-height="100%" fo:text-indent="0.5in" style:auto-text-indent="false"/>
      <style:text-properties style:font-name="Arial" fo:font-size="12pt" officeooo:rsid="038c3521" officeooo:paragraph-rsid="0013b0c5" style:font-size-asian="12pt" style:font-size-complex="12pt"/>
    </style:style>
    <style:style style:name="P29" style:family="paragraph" style:parent-style-name="Standard">
      <style:paragraph-properties fo:margin-left="0in" fo:margin-right="0in" fo:line-height="100%" fo:text-indent="0.5in" style:auto-text-indent="false"/>
      <style:text-properties style:font-name="Arial" fo:font-size="12pt" officeooo:rsid="040a9cd7" officeooo:paragraph-rsid="0013b0c5" style:font-size-asian="12pt" style:font-size-complex="12pt"/>
    </style:style>
    <style:style style:name="P30" style:family="paragraph" style:parent-style-name="Standard">
      <style:paragraph-properties fo:margin-left="0in" fo:margin-right="0in" fo:line-height="100%" fo:text-indent="0.5in" style:auto-text-indent="false"/>
      <style:text-properties style:font-name="Arial" fo:font-size="12pt" officeooo:rsid="01f901fa" officeooo:paragraph-rsid="0013b0c5" style:font-size-asian="12pt" style:font-size-complex="12pt"/>
    </style:style>
    <style:style style:name="P31" style:family="paragraph" style:parent-style-name="Standard">
      <style:paragraph-properties fo:margin-left="0in" fo:margin-right="0in" fo:line-height="100%" fo:text-indent="0.5in" style:auto-text-indent="false"/>
      <style:text-properties style:font-name="Arial" fo:font-size="12pt" officeooo:rsid="01faa31f" officeooo:paragraph-rsid="0013b0c5" style:font-size-asian="12pt" style:font-size-complex="12pt"/>
    </style:style>
    <style:style style:name="P32" style:family="paragraph" style:parent-style-name="Standard">
      <style:paragraph-properties fo:margin-left="0in" fo:margin-right="0in" fo:line-height="100%" fo:text-indent="0.5in" style:auto-text-indent="false"/>
      <style:text-properties style:font-name="Arial" fo:font-size="12pt" officeooo:rsid="01f88259" officeooo:paragraph-rsid="0013b0c5" style:font-size-asian="12pt" style:font-size-complex="12pt"/>
    </style:style>
    <style:style style:name="P33" style:family="paragraph" style:parent-style-name="Standard">
      <style:paragraph-properties fo:margin-left="0in" fo:margin-right="0in" fo:line-height="100%" fo:text-indent="0.5in" style:auto-text-indent="false"/>
      <style:text-properties style:font-name="Arial" fo:font-size="12pt" officeooo:rsid="0304c559" officeooo:paragraph-rsid="0013b0c5" style:font-size-asian="12pt" style:font-size-complex="12pt"/>
    </style:style>
    <style:style style:name="P34" style:family="paragraph" style:parent-style-name="Standard">
      <style:paragraph-properties fo:margin-left="0in" fo:margin-right="0in" fo:line-height="100%" fo:text-indent="0.5in" style:auto-text-indent="false"/>
      <style:text-properties style:font-name="Arial" fo:font-size="12pt" officeooo:rsid="040aa0aa" officeooo:paragraph-rsid="0013b0c5" style:font-size-asian="12pt" style:font-size-complex="12pt"/>
    </style:style>
    <style:style style:name="P35" style:family="paragraph" style:parent-style-name="Standard">
      <style:paragraph-properties fo:margin-left="0in" fo:margin-right="0in" fo:line-height="100%" fo:text-indent="0.5in" style:auto-text-indent="false"/>
      <style:text-properties style:font-name="Arial" fo:font-size="12pt" officeooo:rsid="01fc6abc" officeooo:paragraph-rsid="0013b0c5" style:font-size-asian="12pt" style:font-size-complex="12pt"/>
    </style:style>
    <style:style style:name="P36" style:family="paragraph" style:parent-style-name="Standard">
      <style:paragraph-properties fo:margin-left="0in" fo:margin-right="0in" fo:line-height="100%" fo:text-indent="0.5in" style:auto-text-indent="false"/>
      <style:text-properties style:font-name="Arial" fo:font-size="12pt" officeooo:rsid="01ff2582" officeooo:paragraph-rsid="0013b0c5" style:font-size-asian="12pt" style:font-size-complex="12pt"/>
    </style:style>
    <style:style style:name="P37" style:family="paragraph" style:parent-style-name="Standard">
      <style:paragraph-properties fo:margin-left="0in" fo:margin-right="0in" fo:line-height="100%" fo:text-indent="0.5in" style:auto-text-indent="false"/>
      <style:text-properties style:font-name="Arial" fo:font-size="12pt" officeooo:rsid="0202ee75" officeooo:paragraph-rsid="0013b0c5" style:font-size-asian="12pt" style:font-size-complex="12pt"/>
    </style:style>
    <style:style style:name="P38" style:family="paragraph" style:parent-style-name="Standard">
      <style:paragraph-properties fo:margin-left="0in" fo:margin-right="0in" fo:line-height="100%" fo:text-indent="0.5in" style:auto-text-indent="false"/>
      <style:text-properties style:font-name="Arial" fo:font-size="12pt" officeooo:rsid="0206ce31" officeooo:paragraph-rsid="0013b0c5" style:font-size-asian="12pt" style:font-size-complex="12pt"/>
    </style:style>
    <style:style style:name="P39" style:family="paragraph" style:parent-style-name="Standard">
      <style:paragraph-properties fo:margin-left="0in" fo:margin-right="0in" fo:line-height="100%" fo:text-indent="0.5in" style:auto-text-indent="false"/>
      <style:text-properties style:font-name="Arial" fo:font-size="12pt" officeooo:rsid="020a4cc9" officeooo:paragraph-rsid="0013b0c5" style:font-size-asian="12pt" style:font-size-complex="12pt"/>
    </style:style>
    <style:style style:name="P40" style:family="paragraph" style:parent-style-name="Standard">
      <style:paragraph-properties fo:margin-left="0in" fo:margin-right="0in" fo:line-height="100%" fo:text-indent="0.5in" style:auto-text-indent="false"/>
      <style:text-properties style:font-name="Arial" fo:font-size="12pt" officeooo:rsid="020b8d21" officeooo:paragraph-rsid="0013b0c5" style:font-size-asian="12pt" style:font-size-complex="12pt"/>
    </style:style>
    <style:style style:name="P41" style:family="paragraph" style:parent-style-name="Standard">
      <style:paragraph-properties fo:margin-left="0in" fo:margin-right="0in" fo:line-height="100%" fo:text-indent="0.5in" style:auto-text-indent="false"/>
      <style:text-properties style:font-name="Arial" fo:font-size="12pt" officeooo:rsid="00a3334f" officeooo:paragraph-rsid="0013b0c5" style:font-size-asian="12pt" style:font-size-complex="12pt"/>
    </style:style>
    <style:style style:name="P42" style:family="paragraph" style:parent-style-name="Standard">
      <style:paragraph-properties fo:margin-left="0in" fo:margin-right="0in" fo:line-height="100%" fo:text-indent="0.5in" style:auto-text-indent="false"/>
      <style:text-properties style:font-name="Arial" fo:font-size="12pt" officeooo:rsid="02eea4ee" officeooo:paragraph-rsid="0013b0c5" style:font-size-asian="12pt" style:font-size-complex="12pt"/>
    </style:style>
    <style:style style:name="P43" style:family="paragraph" style:parent-style-name="Standard">
      <style:paragraph-properties fo:margin-left="0in" fo:margin-right="0in" fo:line-height="100%" fo:text-indent="0.5in" style:auto-text-indent="false"/>
      <style:text-properties style:font-name="Arial" fo:font-size="12pt" officeooo:rsid="00a397d9" officeooo:paragraph-rsid="0013b0c5" style:font-size-asian="12pt" style:font-size-complex="12pt"/>
    </style:style>
    <style:style style:name="P44" style:family="paragraph" style:parent-style-name="Standard">
      <style:paragraph-properties fo:margin-left="0in" fo:margin-right="0in" fo:line-height="100%" fo:text-indent="0.5in" style:auto-text-indent="false"/>
      <style:text-properties style:font-name="Arial" fo:font-size="12pt" officeooo:rsid="00a575b8" officeooo:paragraph-rsid="0013b0c5" style:font-size-asian="12pt" style:font-size-complex="12pt"/>
    </style:style>
    <style:style style:name="P45" style:family="paragraph" style:parent-style-name="Standard">
      <style:paragraph-properties fo:margin-left="0in" fo:margin-right="0in" fo:line-height="100%" fo:text-indent="0.5in" style:auto-text-indent="false"/>
      <style:text-properties style:font-name="Arial" fo:font-size="12pt" officeooo:rsid="00a57d64" officeooo:paragraph-rsid="0013b0c5" style:font-size-asian="12pt" style:font-size-complex="12pt"/>
    </style:style>
    <style:style style:name="P46" style:family="paragraph" style:parent-style-name="Standard">
      <style:paragraph-properties fo:margin-left="0in" fo:margin-right="0in" fo:line-height="100%" fo:text-indent="0.5in" style:auto-text-indent="false"/>
      <style:text-properties style:font-name="Arial" fo:font-size="12pt" officeooo:rsid="00a656ea" officeooo:paragraph-rsid="0013b0c5" style:font-size-asian="12pt" style:font-size-complex="12pt"/>
    </style:style>
    <style:style style:name="P47" style:family="paragraph" style:parent-style-name="Standard">
      <style:paragraph-properties fo:margin-left="0in" fo:margin-right="0in" fo:line-height="100%" fo:text-indent="0.5in" style:auto-text-indent="false"/>
      <style:text-properties style:font-name="Arial" fo:font-size="12pt" officeooo:rsid="02f1c24a" officeooo:paragraph-rsid="0013b0c5" style:font-size-asian="12pt" style:font-size-complex="12pt"/>
    </style:style>
    <style:style style:name="P48" style:family="paragraph" style:parent-style-name="Standard">
      <style:paragraph-properties fo:margin-left="0in" fo:margin-right="0in" fo:line-height="100%" fo:text-indent="0.5in" style:auto-text-indent="false"/>
      <style:text-properties style:font-name="Arial" fo:font-size="12pt" officeooo:rsid="00a68612" officeooo:paragraph-rsid="0013b0c5" style:font-size-asian="12pt" style:font-size-complex="12pt"/>
    </style:style>
    <style:style style:name="P49" style:family="paragraph" style:parent-style-name="Standard">
      <style:paragraph-properties fo:margin-left="0in" fo:margin-right="0in" fo:line-height="100%" fo:text-indent="0.5in" style:auto-text-indent="false"/>
      <style:text-properties style:font-name="Arial" fo:font-size="12pt" officeooo:rsid="02151a8d" officeooo:paragraph-rsid="0013b0c5" style:font-size-asian="12pt" style:font-size-complex="12pt"/>
    </style:style>
    <style:style style:name="P50" style:family="paragraph" style:parent-style-name="Standard">
      <style:paragraph-properties fo:margin-left="0in" fo:margin-right="0in" fo:line-height="100%" fo:text-indent="0.5in" style:auto-text-indent="false"/>
      <style:text-properties style:font-name="Arial" fo:font-size="12pt" officeooo:rsid="00a856a1" officeooo:paragraph-rsid="0013b0c5" style:font-size-asian="12pt" style:font-size-complex="12pt"/>
    </style:style>
    <style:style style:name="P51" style:family="paragraph" style:parent-style-name="Standard">
      <style:paragraph-properties fo:margin-left="0in" fo:margin-right="0in" fo:line-height="100%" fo:text-indent="0.5in" style:auto-text-indent="false"/>
      <style:text-properties style:font-name="Arial" fo:font-size="12pt" officeooo:rsid="00b299d2" officeooo:paragraph-rsid="0013b0c5" style:font-size-asian="12pt" style:font-size-complex="12pt"/>
    </style:style>
    <style:style style:name="P52" style:family="paragraph" style:parent-style-name="Standard">
      <style:paragraph-properties fo:margin-left="0in" fo:margin-right="0in" fo:line-height="100%" fo:text-indent="0.5in" style:auto-text-indent="false"/>
      <style:text-properties style:font-name="Arial" fo:font-size="12pt" officeooo:rsid="01519163" officeooo:paragraph-rsid="0013b0c5" style:font-size-asian="12pt" style:font-size-complex="12pt"/>
    </style:style>
    <style:style style:name="P53" style:family="paragraph" style:parent-style-name="Standard">
      <style:paragraph-properties fo:margin-left="0in" fo:margin-right="0in" fo:line-height="100%" fo:text-indent="0.5in" style:auto-text-indent="false"/>
      <style:text-properties style:font-name="Arial" fo:font-size="12pt" officeooo:rsid="021839a8" officeooo:paragraph-rsid="0013b0c5" style:font-size-asian="12pt" style:font-size-complex="12pt"/>
    </style:style>
    <style:style style:name="P54" style:family="paragraph" style:parent-style-name="Standard">
      <style:paragraph-properties fo:margin-left="0in" fo:margin-right="0in" fo:line-height="100%" fo:text-indent="0.5in" style:auto-text-indent="false"/>
      <style:text-properties style:font-name="Arial" fo:font-size="12pt" officeooo:rsid="01529536" officeooo:paragraph-rsid="0013b0c5" style:font-size-asian="12pt" style:font-size-complex="12pt"/>
    </style:style>
    <style:style style:name="P55" style:family="paragraph" style:parent-style-name="Standard">
      <style:paragraph-properties fo:margin-left="0in" fo:margin-right="0in" fo:line-height="100%" fo:text-indent="0.5in" style:auto-text-indent="false"/>
      <style:text-properties style:font-name="Arial" fo:font-size="12pt" officeooo:rsid="02190718" officeooo:paragraph-rsid="0013b0c5" style:font-size-asian="12pt" style:font-size-complex="12pt"/>
    </style:style>
    <style:style style:name="P56" style:family="paragraph" style:parent-style-name="Standard">
      <style:paragraph-properties fo:margin-left="0in" fo:margin-right="0in" fo:line-height="100%" fo:text-indent="0.5in" style:auto-text-indent="false"/>
      <style:text-properties style:font-name="Arial" fo:font-size="12pt" officeooo:rsid="0219ce35" officeooo:paragraph-rsid="0013b0c5" style:font-size-asian="12pt" style:font-size-complex="12pt"/>
    </style:style>
    <style:style style:name="P57" style:family="paragraph" style:parent-style-name="Standard">
      <style:paragraph-properties fo:margin-left="0in" fo:margin-right="0in" fo:line-height="100%" fo:text-indent="0.5in" style:auto-text-indent="false"/>
      <style:text-properties style:font-name="Arial" fo:font-size="12pt" officeooo:rsid="001cb375" officeooo:paragraph-rsid="0013b0c5" style:font-size-asian="12pt" style:font-size-complex="12pt"/>
    </style:style>
    <style:style style:name="P58" style:family="paragraph" style:parent-style-name="Standard">
      <style:paragraph-properties fo:margin-left="0in" fo:margin-right="0in" fo:line-height="100%" fo:text-indent="0.5in" style:auto-text-indent="false"/>
      <style:text-properties style:font-name="Arial" fo:font-size="12pt" officeooo:rsid="03bf7d9e" officeooo:paragraph-rsid="0013b0c5" style:font-size-asian="12pt" style:font-size-complex="12pt"/>
    </style:style>
    <style:style style:name="P59" style:family="paragraph" style:parent-style-name="Standard">
      <style:paragraph-properties fo:margin-left="0in" fo:margin-right="0in" fo:line-height="100%" fo:text-indent="0.5in" style:auto-text-indent="false"/>
      <style:text-properties style:font-name="Arial" fo:font-size="12pt" officeooo:rsid="0233d994" officeooo:paragraph-rsid="0013b0c5" style:font-size-asian="12pt" style:font-size-complex="12pt"/>
    </style:style>
    <style:style style:name="P60" style:family="paragraph" style:parent-style-name="Standard">
      <style:paragraph-properties fo:margin-left="0in" fo:margin-right="0in" fo:line-height="100%" fo:text-indent="0.5in" style:auto-text-indent="false"/>
      <style:text-properties style:font-name="Arial" fo:font-size="12pt" officeooo:rsid="00a9f4b5" officeooo:paragraph-rsid="0013b0c5" style:font-size-asian="12pt" style:font-size-complex="12pt"/>
    </style:style>
    <style:style style:name="P61" style:family="paragraph" style:parent-style-name="Standard">
      <style:paragraph-properties fo:margin-left="0in" fo:margin-right="0in" fo:line-height="100%" fo:text-indent="0.5in" style:auto-text-indent="false"/>
      <style:text-properties style:font-name="Arial" fo:font-size="12pt" officeooo:rsid="00527e17" officeooo:paragraph-rsid="0013b0c5" style:font-size-asian="12pt" style:font-size-complex="12pt"/>
    </style:style>
    <style:style style:name="P62" style:family="paragraph" style:parent-style-name="Standard">
      <style:paragraph-properties fo:margin-left="0in" fo:margin-right="0in" fo:line-height="100%" fo:text-indent="0.5in" style:auto-text-indent="false"/>
      <style:text-properties style:font-name="Arial" fo:font-size="12pt" officeooo:rsid="0059cda7" officeooo:paragraph-rsid="0013b0c5" style:font-size-asian="12pt" style:font-size-complex="12pt"/>
    </style:style>
    <style:style style:name="P63" style:family="paragraph" style:parent-style-name="Standard">
      <style:paragraph-properties fo:margin-left="0in" fo:margin-right="0in" fo:line-height="100%" fo:text-indent="0.5in" style:auto-text-indent="false"/>
      <style:text-properties style:font-name="Arial" fo:font-size="12pt" officeooo:rsid="02dd1814" officeooo:paragraph-rsid="0013b0c5" style:font-size-asian="12pt" style:font-size-complex="12pt"/>
    </style:style>
    <style:style style:name="P64" style:family="paragraph" style:parent-style-name="Standard">
      <style:paragraph-properties fo:margin-left="0in" fo:margin-right="0in" fo:line-height="100%" fo:text-indent="0.5in" style:auto-text-indent="false"/>
      <style:text-properties style:font-name="Arial" fo:font-size="12pt" officeooo:rsid="00abf2a9" officeooo:paragraph-rsid="0013b0c5" style:font-size-asian="12pt" style:font-size-complex="12pt"/>
    </style:style>
    <style:style style:name="P65" style:family="paragraph" style:parent-style-name="Standard">
      <style:paragraph-properties fo:margin-left="0in" fo:margin-right="0in" fo:line-height="100%" fo:text-indent="0.5in" style:auto-text-indent="false"/>
      <style:text-properties style:font-name="Arial" fo:font-size="12pt" officeooo:rsid="03d59cf2" officeooo:paragraph-rsid="0013b0c5" style:font-size-asian="12pt" style:font-size-complex="12pt"/>
    </style:style>
    <style:style style:name="P66" style:family="paragraph" style:parent-style-name="Standard">
      <style:paragraph-properties fo:margin-left="0in" fo:margin-right="0in" fo:line-height="100%" fo:text-indent="0.5in" style:auto-text-indent="false"/>
      <style:text-properties style:font-name="Arial" fo:font-size="12pt" officeooo:rsid="03dabadf" officeooo:paragraph-rsid="0013b0c5" style:font-size-asian="12pt" style:font-size-complex="12pt"/>
    </style:style>
    <style:style style:name="P67" style:family="paragraph" style:parent-style-name="Standard">
      <style:paragraph-properties fo:margin-left="0in" fo:margin-right="0in" fo:line-height="100%" fo:text-indent="0.5in" style:auto-text-indent="false"/>
      <style:text-properties style:font-name="Arial" fo:font-size="12pt" officeooo:rsid="00950bc8" officeooo:paragraph-rsid="0013b0c5" style:font-size-asian="12pt" style:font-size-complex="12pt"/>
    </style:style>
    <style:style style:name="P68" style:family="paragraph" style:parent-style-name="Standard">
      <style:paragraph-properties fo:margin-left="0in" fo:margin-right="0in" fo:line-height="100%" fo:text-indent="0.5in" style:auto-text-indent="false"/>
      <style:text-properties style:font-name="Arial" fo:font-size="12pt" officeooo:rsid="009668e5" officeooo:paragraph-rsid="0013b0c5" style:font-size-asian="12pt" style:font-size-complex="12pt"/>
    </style:style>
    <style:style style:name="P69" style:family="paragraph" style:parent-style-name="Standard">
      <style:paragraph-properties fo:margin-left="0in" fo:margin-right="0in" fo:line-height="100%" fo:text-indent="0.5in" style:auto-text-indent="false"/>
      <style:text-properties style:font-name="Arial" fo:font-size="12pt" officeooo:rsid="00beb646" officeooo:paragraph-rsid="0013b0c5" style:font-size-asian="12pt" style:font-size-complex="12pt"/>
    </style:style>
    <style:style style:name="P70" style:family="paragraph" style:parent-style-name="Standard">
      <style:paragraph-properties fo:margin-left="0in" fo:margin-right="0in" fo:line-height="100%" fo:text-indent="0.5in" style:auto-text-indent="false"/>
      <style:text-properties style:font-name="Arial" fo:font-size="12pt" officeooo:rsid="00c16e60" officeooo:paragraph-rsid="0013b0c5" style:font-size-asian="12pt" style:font-size-complex="12pt"/>
    </style:style>
    <style:style style:name="P71" style:family="paragraph" style:parent-style-name="Standard">
      <style:paragraph-properties fo:margin-left="0in" fo:margin-right="0in" fo:line-height="100%" fo:text-indent="0.5in" style:auto-text-indent="false"/>
      <style:text-properties style:font-name="Arial" fo:font-size="12pt" officeooo:rsid="0102055f" officeooo:paragraph-rsid="0013b0c5" style:font-size-asian="12pt" style:font-size-complex="12pt"/>
    </style:style>
    <style:style style:name="P72" style:family="paragraph" style:parent-style-name="Standard">
      <style:paragraph-properties fo:margin-left="0in" fo:margin-right="0in" fo:line-height="100%" fo:text-indent="0.5in" style:auto-text-indent="false"/>
      <style:text-properties style:font-name="Arial" fo:font-size="12pt" officeooo:rsid="01734967" officeooo:paragraph-rsid="0013b0c5" style:font-size-asian="12pt" style:font-size-complex="12pt"/>
    </style:style>
    <style:style style:name="P73" style:family="paragraph" style:parent-style-name="Standard">
      <style:paragraph-properties fo:margin-left="0in" fo:margin-right="0in" fo:line-height="100%" fo:text-indent="0.5in" style:auto-text-indent="false"/>
      <style:text-properties style:font-name="Arial" fo:font-size="12pt" officeooo:rsid="019be362" officeooo:paragraph-rsid="0013b0c5" style:font-size-asian="12pt" style:font-size-complex="12pt"/>
    </style:style>
    <style:style style:name="P74" style:family="paragraph" style:parent-style-name="Standard">
      <style:paragraph-properties fo:margin-left="0in" fo:margin-right="0in" fo:line-height="100%" fo:text-indent="0.5in" style:auto-text-indent="false"/>
      <style:text-properties style:font-name="Arial" fo:font-size="12pt" officeooo:rsid="019cc297" officeooo:paragraph-rsid="0013b0c5" style:font-size-asian="12pt" style:font-size-complex="12pt"/>
    </style:style>
    <style:style style:name="P75" style:family="paragraph" style:parent-style-name="Standard">
      <style:paragraph-properties fo:margin-left="0in" fo:margin-right="0in" fo:line-height="100%" fo:text-indent="0.5in" style:auto-text-indent="false"/>
      <style:text-properties style:font-name="Arial" fo:font-size="12pt" officeooo:rsid="01c7c2c7" officeooo:paragraph-rsid="0013b0c5" style:font-size-asian="12pt" style:font-size-complex="12pt"/>
    </style:style>
    <style:style style:name="P76" style:family="paragraph" style:parent-style-name="Standard">
      <style:paragraph-properties fo:margin-left="0in" fo:margin-right="0in" fo:line-height="100%" fo:text-indent="0.5in" style:auto-text-indent="false"/>
      <style:text-properties style:font-name="Arial" fo:font-size="12pt" officeooo:rsid="01c836d0" officeooo:paragraph-rsid="0013b0c5" style:font-size-asian="12pt" style:font-size-complex="12pt"/>
    </style:style>
    <style:style style:name="P77" style:family="paragraph" style:parent-style-name="Standard">
      <style:paragraph-properties fo:margin-left="0in" fo:margin-right="0in" fo:line-height="100%" fo:text-indent="0.5in" style:auto-text-indent="false"/>
      <style:text-properties style:font-name="Arial" fo:font-size="12pt" officeooo:rsid="00b0af70" officeooo:paragraph-rsid="0013b0c5" style:font-size-asian="12pt" style:font-size-complex="12pt"/>
    </style:style>
    <style:style style:name="P78" style:family="paragraph" style:parent-style-name="Standard">
      <style:paragraph-properties fo:margin-left="0in" fo:margin-right="0in" fo:line-height="100%" fo:text-indent="0.5in" style:auto-text-indent="false"/>
      <style:text-properties style:font-name="Arial" fo:font-size="12pt" officeooo:rsid="02fa5422" officeooo:paragraph-rsid="0013b0c5" style:font-size-asian="12pt" style:font-size-complex="12pt"/>
    </style:style>
    <style:style style:name="P79" style:family="paragraph" style:parent-style-name="Standard">
      <style:paragraph-properties fo:margin-left="0in" fo:margin-right="0in" fo:line-height="100%" fo:text-indent="0.5in" style:auto-text-indent="false"/>
      <style:text-properties style:font-name="Arial" fo:font-size="12pt" officeooo:rsid="02fbaafd" officeooo:paragraph-rsid="0013b0c5" style:font-size-asian="12pt" style:font-size-complex="12pt"/>
    </style:style>
    <style:style style:name="P80" style:family="paragraph" style:parent-style-name="Standard">
      <style:paragraph-properties fo:margin-left="0in" fo:margin-right="0in" fo:line-height="100%" fo:text-indent="0.5in" style:auto-text-indent="false"/>
      <style:text-properties style:font-name="Arial" fo:font-size="12pt" officeooo:rsid="02fd1a7f" officeooo:paragraph-rsid="0013b0c5" style:font-size-asian="12pt" style:font-size-complex="12pt"/>
    </style:style>
    <style:style style:name="P81" style:family="paragraph" style:parent-style-name="Standard">
      <style:paragraph-properties fo:margin-left="0in" fo:margin-right="0in" fo:line-height="100%" fo:text-indent="0.5in" style:auto-text-indent="false"/>
      <style:text-properties style:font-name="Arial" fo:font-size="12pt" officeooo:rsid="00b0f2d4" officeooo:paragraph-rsid="0013b0c5" style:font-size-asian="12pt" style:font-size-complex="12pt"/>
    </style:style>
    <style:style style:name="P82" style:family="paragraph" style:parent-style-name="Standard">
      <style:paragraph-properties fo:margin-left="0in" fo:margin-right="0in" fo:line-height="100%" fo:text-indent="0.5in" style:auto-text-indent="false"/>
      <style:text-properties style:font-name="Arial" fo:font-size="12pt" officeooo:rsid="03002d9e" officeooo:paragraph-rsid="0013b0c5" style:font-size-asian="12pt" style:font-size-complex="12pt"/>
    </style:style>
    <style:style style:name="P83" style:family="paragraph" style:parent-style-name="Standard">
      <style:paragraph-properties fo:margin-left="0in" fo:margin-right="0in" fo:line-height="100%" fo:text-indent="0.5in" style:auto-text-indent="false"/>
      <style:text-properties style:font-name="Arial" fo:font-size="12pt" officeooo:rsid="030120e4" officeooo:paragraph-rsid="0013b0c5" style:font-size-asian="12pt" style:font-size-complex="12pt"/>
    </style:style>
    <style:style style:name="P84" style:family="paragraph" style:parent-style-name="Standard">
      <style:paragraph-properties fo:margin-left="0in" fo:margin-right="0in" fo:line-height="100%" fo:text-indent="0.5in" style:auto-text-indent="false"/>
      <style:text-properties style:font-name="Arial" fo:font-size="12pt" officeooo:rsid="029b7770" officeooo:paragraph-rsid="0013b0c5" style:font-size-asian="12pt" style:font-size-complex="12pt"/>
    </style:style>
    <style:style style:name="P85" style:family="paragraph" style:parent-style-name="Standard">
      <style:paragraph-properties fo:margin-left="0in" fo:margin-right="0in" fo:line-height="100%" fo:text-indent="0.5in" style:auto-text-indent="false"/>
      <style:text-properties style:font-name="Arial" fo:font-size="12pt" officeooo:rsid="00b4b26d" officeooo:paragraph-rsid="0013b0c5" style:font-size-asian="12pt" style:font-size-complex="12pt"/>
    </style:style>
    <style:style style:name="P86" style:family="paragraph" style:parent-style-name="Standard">
      <style:paragraph-properties fo:margin-left="0in" fo:margin-right="0in" fo:line-height="100%" fo:text-indent="0.5in" style:auto-text-indent="false"/>
      <style:text-properties style:font-name="Arial" fo:font-size="12pt" officeooo:rsid="0126773b" officeooo:paragraph-rsid="0013b0c5" style:font-size-asian="12pt" style:font-size-complex="12pt"/>
    </style:style>
    <style:style style:name="P87" style:family="paragraph" style:parent-style-name="Standard">
      <style:paragraph-properties fo:margin-left="0in" fo:margin-right="0in" fo:line-height="100%" fo:text-indent="0.5in" style:auto-text-indent="false"/>
      <style:text-properties style:font-name="Arial" fo:font-size="12pt" officeooo:rsid="00b50e24" officeooo:paragraph-rsid="0013b0c5" style:font-size-asian="12pt" style:font-size-complex="12pt"/>
    </style:style>
    <style:style style:name="P88" style:family="paragraph" style:parent-style-name="Standard">
      <style:paragraph-properties fo:margin-left="0in" fo:margin-right="0in" fo:line-height="100%" fo:text-indent="0.5in" style:auto-text-indent="false"/>
      <style:text-properties style:font-name="Arial" fo:font-size="12pt" officeooo:rsid="00b55723" officeooo:paragraph-rsid="0013b0c5" style:font-size-asian="12pt" style:font-size-complex="12pt"/>
    </style:style>
    <style:style style:name="P89" style:family="paragraph" style:parent-style-name="Standard">
      <style:paragraph-properties fo:margin-left="0in" fo:margin-right="0in" fo:line-height="100%" fo:text-indent="0.5in" style:auto-text-indent="false"/>
      <style:text-properties style:font-name="Arial" fo:font-size="12pt" officeooo:rsid="00b748c7" officeooo:paragraph-rsid="0013b0c5" style:font-size-asian="12pt" style:font-size-complex="12pt"/>
    </style:style>
    <style:style style:name="P90" style:family="paragraph" style:parent-style-name="Standard">
      <style:paragraph-properties fo:margin-left="0in" fo:margin-right="0in" fo:line-height="100%" fo:text-indent="0.5in" style:auto-text-indent="false"/>
      <style:text-properties style:font-name="Arial" fo:font-size="12pt" officeooo:rsid="00b991f9" officeooo:paragraph-rsid="0013b0c5" style:font-size-asian="12pt" style:font-size-complex="12pt"/>
    </style:style>
    <style:style style:name="P91" style:family="paragraph" style:parent-style-name="Standard">
      <style:paragraph-properties fo:margin-left="0in" fo:margin-right="0in" fo:line-height="100%" fo:text-indent="0.5in" style:auto-text-indent="false"/>
      <style:text-properties style:font-name="Arial" fo:font-size="12pt" officeooo:rsid="00fd2871" officeooo:paragraph-rsid="0013b0c5" style:font-size-asian="12pt" style:font-size-complex="12pt"/>
    </style:style>
    <style:style style:name="P92" style:family="paragraph" style:parent-style-name="Standard">
      <style:paragraph-properties fo:margin-left="0in" fo:margin-right="0in" fo:line-height="100%" fo:text-indent="0.5in" style:auto-text-indent="false"/>
      <style:text-properties style:font-name="Arial" fo:font-size="12pt" officeooo:rsid="0103e992" officeooo:paragraph-rsid="0013b0c5" style:font-size-asian="12pt" style:font-size-complex="12pt"/>
    </style:style>
    <style:style style:name="P93" style:family="paragraph" style:parent-style-name="Standard">
      <style:paragraph-properties fo:margin-left="0in" fo:margin-right="0in" fo:line-height="100%" fo:text-indent="0.5in" style:auto-text-indent="false"/>
      <style:text-properties style:font-name="Arial" fo:font-size="12pt" officeooo:rsid="01068b01" officeooo:paragraph-rsid="0013b0c5" style:font-size-asian="12pt" style:font-size-complex="12pt"/>
    </style:style>
    <style:style style:name="P94" style:family="paragraph" style:parent-style-name="Standard">
      <style:paragraph-properties fo:margin-left="0in" fo:margin-right="0in" fo:line-height="100%" fo:text-indent="0.5in" style:auto-text-indent="false"/>
      <style:text-properties style:font-name="Arial" fo:font-size="12pt" officeooo:rsid="00d0ffa8" officeooo:paragraph-rsid="0013b0c5" style:font-size-asian="12pt" style:font-size-complex="12pt"/>
    </style:style>
    <style:style style:name="P95" style:family="paragraph" style:parent-style-name="Standard">
      <style:paragraph-properties fo:margin-left="0in" fo:margin-right="0in" fo:line-height="100%" fo:text-indent="0.5in" style:auto-text-indent="false"/>
      <style:text-properties style:font-name="Arial" fo:font-size="12pt" officeooo:rsid="01071505" officeooo:paragraph-rsid="0013b0c5" style:font-size-asian="12pt" style:font-size-complex="12pt"/>
    </style:style>
    <style:style style:name="P96" style:family="paragraph" style:parent-style-name="Standard">
      <style:paragraph-properties fo:margin-left="0in" fo:margin-right="0in" fo:line-height="100%" fo:text-indent="0.5in" style:auto-text-indent="false"/>
      <style:text-properties style:font-name="Arial" fo:font-size="12pt" officeooo:rsid="010b9327" officeooo:paragraph-rsid="0013b0c5" style:font-size-asian="12pt" style:font-size-complex="12pt"/>
    </style:style>
    <style:style style:name="P97" style:family="paragraph" style:parent-style-name="Standard">
      <style:paragraph-properties fo:margin-left="0in" fo:margin-right="0in" fo:line-height="100%" fo:text-indent="0.5in" style:auto-text-indent="false"/>
      <style:text-properties style:font-name="Arial" fo:font-size="12pt" officeooo:rsid="010ca81e" officeooo:paragraph-rsid="0013b0c5" style:font-size-asian="12pt" style:font-size-complex="12pt"/>
    </style:style>
    <style:style style:name="P98" style:family="paragraph" style:parent-style-name="Standard">
      <style:paragraph-properties fo:margin-left="0in" fo:margin-right="0in" fo:line-height="100%" fo:text-indent="0.5in" style:auto-text-indent="false"/>
      <style:text-properties style:font-name="Arial" fo:font-size="12pt" officeooo:rsid="0112416f" officeooo:paragraph-rsid="0013b0c5" style:font-size-asian="12pt" style:font-size-complex="12pt"/>
    </style:style>
    <style:style style:name="P99" style:family="paragraph" style:parent-style-name="Standard">
      <style:paragraph-properties fo:margin-left="0in" fo:margin-right="0in" fo:line-height="100%" fo:text-indent="0.5in" style:auto-text-indent="false"/>
      <style:text-properties style:font-name="Arial" fo:font-size="12pt" officeooo:rsid="01948db9" officeooo:paragraph-rsid="0013b0c5" style:font-size-asian="12pt" style:font-size-complex="12pt"/>
    </style:style>
    <style:style style:name="P100" style:family="paragraph" style:parent-style-name="Standard">
      <style:paragraph-properties fo:margin-left="0in" fo:margin-right="0in" fo:line-height="100%" fo:text-indent="0.5in" style:auto-text-indent="false"/>
      <style:text-properties style:font-name="Arial" fo:font-size="12pt" officeooo:rsid="0110b77e" officeooo:paragraph-rsid="0013b0c5" style:font-size-asian="12pt" style:font-size-complex="12pt"/>
    </style:style>
    <style:style style:name="P101" style:family="paragraph" style:parent-style-name="Standard">
      <style:paragraph-properties fo:margin-left="0in" fo:margin-right="0in" fo:line-height="100%" fo:text-indent="0.5in" style:auto-text-indent="false"/>
      <style:text-properties style:font-name="Arial" fo:font-size="12pt" officeooo:rsid="00ddd761" officeooo:paragraph-rsid="0013b0c5" style:font-size-asian="12pt" style:font-size-complex="12pt"/>
    </style:style>
    <style:style style:name="P102" style:family="paragraph" style:parent-style-name="Standard">
      <style:paragraph-properties fo:margin-left="0in" fo:margin-right="0in" fo:line-height="100%" fo:text-indent="0.5in" style:auto-text-indent="false"/>
      <style:text-properties style:font-name="Arial" fo:font-size="12pt" officeooo:rsid="00ddd761" officeooo:paragraph-rsid="0042ed04" style:font-size-asian="12pt" style:font-size-complex="12pt"/>
    </style:style>
    <style:style style:name="P103" style:family="paragraph" style:parent-style-name="Standard">
      <style:paragraph-properties fo:margin-left="0in" fo:margin-right="0in" fo:line-height="100%" fo:text-indent="0.5in" style:auto-text-indent="false"/>
      <style:text-properties style:font-name="Arial" fo:font-size="12pt" officeooo:rsid="00de877d" officeooo:paragraph-rsid="0013b0c5" style:font-size-asian="12pt" style:font-size-complex="12pt"/>
    </style:style>
    <style:style style:name="P104" style:family="paragraph" style:parent-style-name="Standard">
      <style:paragraph-properties fo:margin-left="0in" fo:margin-right="0in" fo:line-height="100%" fo:text-indent="0.5in" style:auto-text-indent="false"/>
      <style:text-properties style:font-name="Arial" fo:font-size="12pt" officeooo:rsid="00f61ad2" officeooo:paragraph-rsid="0013b0c5" style:font-size-asian="12pt" style:font-size-complex="12pt"/>
    </style:style>
    <style:style style:name="P105" style:family="paragraph" style:parent-style-name="Standard">
      <style:paragraph-properties fo:margin-left="0in" fo:margin-right="0in" fo:line-height="100%" fo:text-indent="0.5in" style:auto-text-indent="false"/>
      <style:text-properties style:font-name="Arial" fo:font-size="12pt" officeooo:rsid="00fa6c12" officeooo:paragraph-rsid="0013b0c5" style:font-size-asian="12pt" style:font-size-complex="12pt"/>
    </style:style>
    <style:style style:name="P106" style:family="paragraph" style:parent-style-name="Standard">
      <style:paragraph-properties fo:margin-left="0in" fo:margin-right="0in" fo:line-height="100%" fo:text-indent="0.5in" style:auto-text-indent="false"/>
      <style:text-properties style:font-name="Arial" fo:font-size="12pt" officeooo:rsid="00fa6c12" officeooo:paragraph-rsid="0042ed04" style:font-size-asian="12pt" style:font-size-complex="12pt"/>
    </style:style>
    <style:style style:name="P107" style:family="paragraph" style:parent-style-name="Standard">
      <style:paragraph-properties fo:margin-left="0in" fo:margin-right="0in" fo:line-height="100%" fo:text-indent="0.5in" style:auto-text-indent="false"/>
      <style:text-properties style:font-name="Arial" fo:font-size="12pt" officeooo:rsid="0104e203" officeooo:paragraph-rsid="0013b0c5" style:font-size-asian="12pt" style:font-size-complex="12pt"/>
    </style:style>
    <style:style style:name="P108" style:family="paragraph" style:parent-style-name="Standard">
      <style:paragraph-properties fo:margin-left="0in" fo:margin-right="0in" fo:line-height="100%" fo:text-indent="0.5in" style:auto-text-indent="false"/>
      <style:text-properties style:font-name="Arial" fo:font-size="12pt" officeooo:rsid="0313a844" officeooo:paragraph-rsid="0013b0c5" style:font-size-asian="12pt" style:font-size-complex="12pt"/>
    </style:style>
    <style:style style:name="P109" style:family="paragraph" style:parent-style-name="Standard">
      <style:paragraph-properties fo:margin-left="0in" fo:margin-right="0in" fo:line-height="100%" fo:text-indent="0.5in" style:auto-text-indent="false"/>
      <style:text-properties style:font-name="Arial" fo:font-size="12pt" officeooo:rsid="0317540f" officeooo:paragraph-rsid="0013b0c5" style:font-size-asian="12pt" style:font-size-complex="12pt"/>
    </style:style>
    <style:style style:name="P110" style:family="paragraph" style:parent-style-name="Standard">
      <style:paragraph-properties fo:margin-left="0in" fo:margin-right="0in" fo:line-height="100%" fo:text-indent="0.5in" style:auto-text-indent="false"/>
      <style:text-properties style:font-name="Arial" fo:font-size="12pt" officeooo:rsid="0317540f" officeooo:paragraph-rsid="002062eb" style:font-size-asian="12pt" style:font-size-complex="12pt"/>
    </style:style>
    <style:style style:name="P111" style:family="paragraph" style:parent-style-name="Standard">
      <style:paragraph-properties fo:margin-left="0in" fo:margin-right="0in" fo:line-height="100%" fo:text-indent="0.5in" style:auto-text-indent="false"/>
      <style:text-properties style:font-name="Arial" fo:font-size="12pt" officeooo:rsid="042374f7" officeooo:paragraph-rsid="0013b0c5" style:font-size-asian="12pt" style:font-size-complex="12pt"/>
    </style:style>
    <style:style style:name="P112" style:family="paragraph" style:parent-style-name="Standard">
      <style:paragraph-properties fo:margin-left="0in" fo:margin-right="0in" fo:line-height="100%" fo:text-indent="0.5in" style:auto-text-indent="false"/>
      <style:text-properties style:font-name="Arial" fo:font-size="12pt" officeooo:rsid="034cee48" officeooo:paragraph-rsid="0013b0c5" style:font-size-asian="12pt" style:font-size-complex="12pt"/>
    </style:style>
    <style:style style:name="P113" style:family="paragraph" style:parent-style-name="Standard">
      <style:paragraph-properties fo:margin-left="0in" fo:margin-right="0in" fo:line-height="100%" fo:text-indent="0.5in" style:auto-text-indent="false"/>
      <style:text-properties style:font-name="Arial" fo:font-size="12pt" officeooo:rsid="034ee3fa" officeooo:paragraph-rsid="0013b0c5" style:font-size-asian="12pt" style:font-size-complex="12pt"/>
    </style:style>
    <style:style style:name="P114" style:family="paragraph" style:parent-style-name="Standard">
      <style:paragraph-properties fo:margin-left="0in" fo:margin-right="0in" fo:line-height="100%" fo:text-indent="0.5in" style:auto-text-indent="false"/>
      <style:text-properties style:font-name="Arial" fo:font-size="12pt" officeooo:rsid="034ee3fa" officeooo:paragraph-rsid="002062eb" style:font-size-asian="12pt" style:font-size-complex="12pt"/>
    </style:style>
    <style:style style:name="P115" style:family="paragraph" style:parent-style-name="Standard">
      <style:paragraph-properties fo:margin-left="0in" fo:margin-right="0in" fo:line-height="100%" fo:text-indent="0.5in" style:auto-text-indent="false"/>
      <style:text-properties style:font-name="Arial" fo:font-size="12pt" officeooo:rsid="034ee3fa" officeooo:paragraph-rsid="00206f5c" style:font-size-asian="12pt" style:font-size-complex="12pt"/>
    </style:style>
    <style:style style:name="P116" style:family="paragraph" style:parent-style-name="Standard">
      <style:paragraph-properties fo:margin-left="0in" fo:margin-right="0in" fo:line-height="100%" fo:text-indent="0.5in" style:auto-text-indent="false"/>
      <style:text-properties style:font-name="Arial" fo:font-size="12pt" officeooo:rsid="035033d6" officeooo:paragraph-rsid="0013b0c5" style:font-size-asian="12pt" style:font-size-complex="12pt"/>
    </style:style>
    <style:style style:name="P117" style:family="paragraph" style:parent-style-name="Standard">
      <style:paragraph-properties fo:margin-left="0in" fo:margin-right="0in" fo:line-height="100%" fo:text-indent="0.5in" style:auto-text-indent="false"/>
      <style:text-properties style:font-name="Arial" fo:font-size="12pt" officeooo:rsid="011945c3" officeooo:paragraph-rsid="0013b0c5" style:font-size-asian="12pt" style:font-size-complex="12pt"/>
    </style:style>
    <style:style style:name="P118" style:family="paragraph" style:parent-style-name="Standard">
      <style:paragraph-properties fo:margin-left="0in" fo:margin-right="0in" fo:line-height="100%" fo:text-indent="0.5in" style:auto-text-indent="false"/>
      <style:text-properties style:font-name="Arial" fo:font-size="12pt" officeooo:rsid="0459b4ea" officeooo:paragraph-rsid="0013b0c5" style:font-size-asian="12pt" style:font-size-complex="12pt"/>
    </style:style>
    <style:style style:name="P119" style:family="paragraph" style:parent-style-name="Standard">
      <style:paragraph-properties fo:margin-left="0in" fo:margin-right="0in" fo:line-height="100%" fo:text-indent="0.5in" style:auto-text-indent="false"/>
      <style:text-properties style:font-name="Arial" fo:font-size="12pt" officeooo:rsid="011b0ac8" officeooo:paragraph-rsid="0013b0c5" style:font-size-asian="12pt" style:font-size-complex="12pt"/>
    </style:style>
    <style:style style:name="P120" style:family="paragraph" style:parent-style-name="Standard">
      <style:paragraph-properties fo:margin-left="0in" fo:margin-right="0in" fo:line-height="100%" fo:text-indent="0.5in" style:auto-text-indent="false"/>
      <style:text-properties style:font-name="Arial" fo:font-size="12pt" officeooo:rsid="012007d6" officeooo:paragraph-rsid="0013b0c5" style:font-size-asian="12pt" style:font-size-complex="12pt"/>
    </style:style>
    <style:style style:name="P121" style:family="paragraph" style:parent-style-name="Standard">
      <style:paragraph-properties fo:margin-left="0in" fo:margin-right="0in" fo:line-height="100%" fo:text-indent="0.5in" style:auto-text-indent="false"/>
      <style:text-properties style:font-name="Arial" fo:font-size="12pt" officeooo:rsid="01228df3" officeooo:paragraph-rsid="0013b0c5" style:font-size-asian="12pt" style:font-size-complex="12pt"/>
    </style:style>
    <style:style style:name="P122" style:family="paragraph" style:parent-style-name="Standard">
      <style:paragraph-properties fo:margin-left="0in" fo:margin-right="0in" fo:line-height="100%" fo:text-indent="0.5in" style:auto-text-indent="false"/>
      <style:text-properties style:font-name="Arial" fo:font-size="12pt" officeooo:rsid="01a56e43" officeooo:paragraph-rsid="0013b0c5" style:font-size-asian="12pt" style:font-size-complex="12pt"/>
    </style:style>
    <style:style style:name="P123" style:family="paragraph" style:parent-style-name="Standard">
      <style:paragraph-properties fo:margin-left="0in" fo:margin-right="0in" fo:line-height="100%" fo:text-indent="0.5in" style:auto-text-indent="false"/>
      <style:text-properties style:font-name="Arial" fo:font-size="12pt" officeooo:rsid="01a7528b" officeooo:paragraph-rsid="0013b0c5" style:font-size-asian="12pt" style:font-size-complex="12pt"/>
    </style:style>
    <style:style style:name="P124" style:family="paragraph" style:parent-style-name="Standard">
      <style:paragraph-properties fo:margin-left="0in" fo:margin-right="0in" fo:line-height="100%" fo:text-indent="0.5in" style:auto-text-indent="false"/>
      <style:text-properties style:font-name="Arial" fo:font-size="12pt" officeooo:rsid="01a94272" officeooo:paragraph-rsid="0013b0c5" style:font-size-asian="12pt" style:font-size-complex="12pt"/>
    </style:style>
    <style:style style:name="P125" style:family="paragraph" style:parent-style-name="Standard">
      <style:paragraph-properties fo:margin-left="0in" fo:margin-right="0in" fo:line-height="100%" fo:text-indent="0.5in" style:auto-text-indent="false"/>
      <style:text-properties style:font-name="Arial" fo:font-size="12pt" officeooo:rsid="01abcb01" officeooo:paragraph-rsid="0013b0c5" style:font-size-asian="12pt" style:font-size-complex="12pt"/>
    </style:style>
    <style:style style:name="P126" style:family="paragraph" style:parent-style-name="Standard">
      <style:paragraph-properties fo:margin-left="0in" fo:margin-right="0in" fo:line-height="100%" fo:text-indent="0.5in" style:auto-text-indent="false"/>
      <style:text-properties style:font-name="Arial" fo:font-size="12pt" officeooo:rsid="01253aab" officeooo:paragraph-rsid="0013b0c5" style:font-size-asian="12pt" style:font-size-complex="12pt"/>
    </style:style>
    <style:style style:name="P127" style:family="paragraph" style:parent-style-name="Standard">
      <style:paragraph-properties fo:margin-left="0in" fo:margin-right="0in" fo:line-height="100%" fo:text-indent="0.5in" style:auto-text-indent="false"/>
      <style:text-properties style:font-name="Arial" fo:font-size="12pt" officeooo:rsid="0125c4f9" officeooo:paragraph-rsid="0013b0c5" style:font-size-asian="12pt" style:font-size-complex="12pt"/>
    </style:style>
    <style:style style:name="P128" style:family="paragraph" style:parent-style-name="Standard">
      <style:paragraph-properties fo:margin-left="0in" fo:margin-right="0in" fo:line-height="100%" fo:text-indent="0.5in" style:auto-text-indent="false"/>
      <style:text-properties style:font-name="Arial" fo:font-size="12pt" officeooo:rsid="048421a5" officeooo:paragraph-rsid="0013b0c5" style:font-size-asian="12pt" style:font-size-complex="12pt"/>
    </style:style>
    <style:style style:name="P129" style:family="paragraph" style:parent-style-name="Standard">
      <style:paragraph-properties fo:margin-left="0in" fo:margin-right="0in" fo:line-height="100%" fo:text-indent="0.5in" style:auto-text-indent="false"/>
      <style:text-properties style:font-name="Arial" fo:font-size="12pt" officeooo:rsid="0125e4a7" officeooo:paragraph-rsid="0013b0c5" style:font-size-asian="12pt" style:font-size-complex="12pt"/>
    </style:style>
    <style:style style:name="P130" style:family="paragraph" style:parent-style-name="Standard">
      <style:paragraph-properties fo:margin-left="0in" fo:margin-right="0in" fo:line-height="100%" fo:text-indent="0.5in" style:auto-text-indent="false"/>
      <style:text-properties style:font-name="Arial" fo:font-size="12pt" officeooo:rsid="0125e4a7" officeooo:paragraph-rsid="00270fcc" style:font-size-asian="12pt" style:font-size-complex="12pt"/>
    </style:style>
    <style:style style:name="P131" style:family="paragraph" style:parent-style-name="Standard">
      <style:paragraph-properties fo:margin-left="0in" fo:margin-right="0in" fo:line-height="100%" fo:text-indent="0.5in" style:auto-text-indent="false"/>
      <style:text-properties style:font-name="Arial" fo:font-size="12pt" officeooo:rsid="043da4d3" officeooo:paragraph-rsid="0013b0c5" style:font-size-asian="12pt" style:font-size-complex="12pt"/>
    </style:style>
    <style:style style:name="P132" style:family="paragraph" style:parent-style-name="Standard">
      <style:paragraph-properties fo:margin-left="0in" fo:margin-right="0in" fo:line-height="100%" fo:text-indent="0.5in" style:auto-text-indent="false"/>
      <style:text-properties style:font-name="Arial" fo:font-size="12pt" officeooo:rsid="043e487e" officeooo:paragraph-rsid="0013b0c5" style:font-size-asian="12pt" style:font-size-complex="12pt"/>
    </style:style>
    <style:style style:name="P133" style:family="paragraph" style:parent-style-name="Standard">
      <style:paragraph-properties fo:margin-left="0in" fo:margin-right="0in" fo:line-height="100%" fo:text-indent="0.5in" style:auto-text-indent="false"/>
      <style:text-properties style:font-name="Arial" fo:font-size="12pt" officeooo:rsid="012f3291" officeooo:paragraph-rsid="0013b0c5" style:font-size-asian="12pt" style:font-size-complex="12pt"/>
    </style:style>
    <style:style style:name="P134" style:family="paragraph" style:parent-style-name="Standard">
      <style:paragraph-properties fo:margin-left="0in" fo:margin-right="0in" fo:line-height="100%" fo:text-indent="0.5in" style:auto-text-indent="false"/>
      <style:text-properties style:font-name="Arial" fo:font-size="12pt" officeooo:rsid="01504731" officeooo:paragraph-rsid="0013b0c5" style:font-size-asian="12pt" style:font-size-complex="12pt"/>
    </style:style>
    <style:style style:name="P135" style:family="paragraph" style:parent-style-name="Standard">
      <style:paragraph-properties fo:margin-left="0in" fo:margin-right="0in" fo:line-height="100%" fo:text-indent="0.5in" style:auto-text-indent="false"/>
      <style:text-properties style:font-name="Arial" fo:font-size="12pt" officeooo:rsid="01504731" officeooo:paragraph-rsid="00543f17" style:font-size-asian="12pt" style:font-size-complex="12pt"/>
    </style:style>
    <style:style style:name="P136" style:family="paragraph" style:parent-style-name="Standard">
      <style:paragraph-properties fo:margin-left="0in" fo:margin-right="0in" fo:line-height="100%" fo:text-indent="0.5in" style:auto-text-indent="false"/>
      <style:text-properties style:font-name="Arial" fo:font-size="12pt" officeooo:rsid="01311cd6" officeooo:paragraph-rsid="0013b0c5" style:font-size-asian="12pt" style:font-size-complex="12pt"/>
    </style:style>
    <style:style style:name="P137" style:family="paragraph" style:parent-style-name="Standard">
      <style:paragraph-properties fo:margin-left="0in" fo:margin-right="0in" fo:line-height="100%" fo:text-indent="0.5in" style:auto-text-indent="false"/>
      <style:text-properties style:font-name="Arial" fo:font-size="12pt" officeooo:rsid="03371686" officeooo:paragraph-rsid="0013b0c5" style:font-size-asian="12pt" style:font-size-complex="12pt"/>
    </style:style>
    <style:style style:name="P138" style:family="paragraph" style:parent-style-name="Standard">
      <style:paragraph-properties fo:margin-left="0in" fo:margin-right="0in" fo:line-height="100%" fo:text-indent="0.5in" style:auto-text-indent="false"/>
      <style:text-properties style:font-name="Arial" fo:font-size="12pt" officeooo:rsid="0132be65" officeooo:paragraph-rsid="0013b0c5" style:font-size-asian="12pt" style:font-size-complex="12pt"/>
    </style:style>
    <style:style style:name="P139" style:family="paragraph" style:parent-style-name="Standard">
      <style:paragraph-properties fo:margin-left="0in" fo:margin-right="0in" fo:line-height="100%" fo:text-indent="0.5in" style:auto-text-indent="false"/>
      <style:text-properties style:font-name="Arial" fo:font-size="12pt" officeooo:rsid="0134948c" officeooo:paragraph-rsid="0013b0c5" style:font-size-asian="12pt" style:font-size-complex="12pt"/>
    </style:style>
    <style:style style:name="P140" style:family="paragraph" style:parent-style-name="Standard">
      <style:paragraph-properties fo:margin-left="0in" fo:margin-right="0in" fo:line-height="100%" fo:text-indent="0.5in" style:auto-text-indent="false"/>
      <style:text-properties style:font-name="Arial" fo:font-size="12pt" officeooo:rsid="049195f4" officeooo:paragraph-rsid="0013b0c5" style:font-size-asian="12pt" style:font-size-complex="12pt"/>
    </style:style>
    <style:style style:name="P141" style:family="paragraph" style:parent-style-name="Standard">
      <style:paragraph-properties fo:margin-left="0in" fo:margin-right="0in" fo:line-height="100%" fo:text-indent="0.5in" style:auto-text-indent="false"/>
      <style:text-properties style:font-name="Arial" fo:font-size="12pt" officeooo:rsid="0133bf28" officeooo:paragraph-rsid="0013b0c5" style:font-size-asian="12pt" style:font-size-complex="12pt"/>
    </style:style>
    <style:style style:name="P142" style:family="paragraph" style:parent-style-name="Standard">
      <style:paragraph-properties fo:margin-left="0in" fo:margin-right="0in" fo:line-height="100%" fo:text-indent="0.5in" style:auto-text-indent="false"/>
      <style:text-properties style:font-name="Arial" fo:font-size="12pt" officeooo:rsid="01395e73" officeooo:paragraph-rsid="0013b0c5" style:font-size-asian="12pt" style:font-size-complex="12pt"/>
    </style:style>
    <style:style style:name="P143" style:family="paragraph" style:parent-style-name="Standard">
      <style:paragraph-properties fo:margin-left="0in" fo:margin-right="0in" fo:line-height="100%" fo:text-indent="0.5in" style:auto-text-indent="false"/>
      <style:text-properties style:font-name="Arial" fo:font-size="12pt" officeooo:rsid="074121c2" officeooo:paragraph-rsid="0013b0c5" style:font-size-asian="12pt" style:font-size-complex="12pt"/>
    </style:style>
    <style:style style:name="P144" style:family="paragraph" style:parent-style-name="Standard">
      <style:paragraph-properties fo:margin-left="0in" fo:margin-right="0in" fo:line-height="100%" fo:text-indent="0.5in" style:auto-text-indent="false"/>
      <style:text-properties style:font-name="Arial" fo:font-size="12pt" officeooo:rsid="013a3734" officeooo:paragraph-rsid="0013b0c5" style:font-size-asian="12pt" style:font-size-complex="12pt"/>
    </style:style>
    <style:style style:name="P145" style:family="paragraph" style:parent-style-name="Standard">
      <style:paragraph-properties fo:margin-left="0in" fo:margin-right="0in" fo:line-height="100%" fo:text-indent="0.5in" style:auto-text-indent="false"/>
      <style:text-properties style:font-name="Arial" fo:font-size="12pt" officeooo:rsid="01721d7e" officeooo:paragraph-rsid="0013b0c5" style:font-size-asian="12pt" style:font-size-complex="12pt"/>
    </style:style>
    <style:style style:name="P146" style:family="paragraph" style:parent-style-name="Standard">
      <style:paragraph-properties fo:margin-left="0in" fo:margin-right="0in" fo:line-height="100%" fo:text-indent="0.5in" style:auto-text-indent="false"/>
      <style:text-properties style:font-name="Arial" fo:font-size="12pt" officeooo:rsid="0175f00c" officeooo:paragraph-rsid="0013b0c5" style:font-size-asian="12pt" style:font-size-complex="12pt"/>
    </style:style>
    <style:style style:name="P147" style:family="paragraph" style:parent-style-name="Standard">
      <style:paragraph-properties fo:margin-left="0in" fo:margin-right="0in" fo:line-height="100%" fo:text-indent="0.5in" style:auto-text-indent="false"/>
      <style:text-properties style:font-name="Arial" fo:font-size="12pt" officeooo:rsid="01766095" officeooo:paragraph-rsid="0013b0c5" style:font-size-asian="12pt" style:font-size-complex="12pt"/>
    </style:style>
    <style:style style:name="P148" style:family="paragraph" style:parent-style-name="Standard">
      <style:paragraph-properties fo:margin-left="0in" fo:margin-right="0in" fo:line-height="100%" fo:text-indent="0.5in" style:auto-text-indent="false"/>
      <style:text-properties style:font-name="Arial" fo:font-size="12pt" officeooo:rsid="01766095" officeooo:paragraph-rsid="003fae8f" style:font-size-asian="12pt" style:font-size-complex="12pt"/>
    </style:style>
    <style:style style:name="P149" style:family="paragraph" style:parent-style-name="Standard">
      <style:paragraph-properties fo:margin-left="0in" fo:margin-right="0in" fo:line-height="100%" fo:text-indent="0.5in" style:auto-text-indent="false"/>
      <style:text-properties style:font-name="Arial" fo:font-size="12pt" officeooo:rsid="0194ea42" officeooo:paragraph-rsid="0013b0c5" style:font-size-asian="12pt" style:font-size-complex="12pt"/>
    </style:style>
    <style:style style:name="P150" style:family="paragraph" style:parent-style-name="Standard">
      <style:paragraph-properties fo:margin-left="0in" fo:margin-right="0in" fo:line-height="100%" fo:text-indent="0.5in" style:auto-text-indent="false"/>
      <style:text-properties style:font-name="Arial" fo:font-size="12pt" officeooo:rsid="0176e492" officeooo:paragraph-rsid="0013b0c5" style:font-size-asian="12pt" style:font-size-complex="12pt"/>
    </style:style>
    <style:style style:name="P151" style:family="paragraph" style:parent-style-name="Standard">
      <style:paragraph-properties fo:margin-left="0in" fo:margin-right="0in" fo:line-height="100%" fo:text-indent="0.5in" style:auto-text-indent="false"/>
      <style:text-properties style:font-name="Arial" fo:font-size="12pt" officeooo:rsid="0176e492" officeooo:paragraph-rsid="0030b8ed" style:font-size-asian="12pt" style:font-size-complex="12pt"/>
    </style:style>
    <style:style style:name="P152" style:family="paragraph" style:parent-style-name="Standard">
      <style:paragraph-properties fo:margin-left="0in" fo:margin-right="0in" fo:line-height="100%" fo:text-indent="0.5in" style:auto-text-indent="false"/>
      <style:text-properties style:font-name="Arial" fo:font-size="12pt" officeooo:rsid="017dd643" officeooo:paragraph-rsid="0013b0c5" style:font-size-asian="12pt" style:font-size-complex="12pt"/>
    </style:style>
    <style:style style:name="P153" style:family="paragraph" style:parent-style-name="Standard">
      <style:paragraph-properties fo:margin-left="0in" fo:margin-right="0in" fo:line-height="100%" fo:text-indent="0.5in" style:auto-text-indent="false"/>
      <style:text-properties style:font-name="Arial" fo:font-size="12pt" officeooo:rsid="017f9450" officeooo:paragraph-rsid="0013b0c5" style:font-size-asian="12pt" style:font-size-complex="12pt"/>
    </style:style>
    <style:style style:name="P154" style:family="paragraph" style:parent-style-name="Standard">
      <style:paragraph-properties fo:margin-left="0in" fo:margin-right="0in" fo:line-height="100%" fo:text-indent="0.5in" style:auto-text-indent="false"/>
      <style:text-properties style:font-name="Arial" fo:font-size="12pt" officeooo:rsid="017f9450" officeooo:paragraph-rsid="00319e15" style:font-size-asian="12pt" style:font-size-complex="12pt"/>
    </style:style>
    <style:style style:name="P155" style:family="paragraph" style:parent-style-name="Standard">
      <style:paragraph-properties fo:margin-left="0in" fo:margin-right="0in" fo:line-height="100%" fo:text-indent="0.5in" style:auto-text-indent="false"/>
      <style:text-properties style:font-name="Arial" fo:font-size="12pt" officeooo:rsid="017f9450" officeooo:paragraph-rsid="0032aa10" style:font-size-asian="12pt" style:font-size-complex="12pt"/>
    </style:style>
    <style:style style:name="P156" style:family="paragraph" style:parent-style-name="Standard">
      <style:paragraph-properties fo:margin-left="0in" fo:margin-right="0in" fo:line-height="100%" fo:text-indent="0.5in" style:auto-text-indent="false"/>
      <style:text-properties style:font-name="Arial" fo:font-size="12pt" officeooo:rsid="01812192" officeooo:paragraph-rsid="0013b0c5" style:font-size-asian="12pt" style:font-size-complex="12pt"/>
    </style:style>
    <style:style style:name="P157" style:family="paragraph" style:parent-style-name="Standard">
      <style:paragraph-properties fo:margin-left="0in" fo:margin-right="0in" fo:line-height="100%" fo:text-indent="0.5in" style:auto-text-indent="false"/>
      <style:text-properties style:font-name="Arial" fo:font-size="12pt" officeooo:rsid="01812192" officeooo:paragraph-rsid="003446c0" style:font-size-asian="12pt" style:font-size-complex="12pt"/>
    </style:style>
    <style:style style:name="P158" style:family="paragraph" style:parent-style-name="Standard">
      <style:paragraph-properties fo:margin-left="0in" fo:margin-right="0in" fo:line-height="100%" fo:text-indent="0.5in" style:auto-text-indent="false"/>
      <style:text-properties style:font-name="Arial" fo:font-size="12pt" officeooo:rsid="0182a00b" officeooo:paragraph-rsid="0013b0c5" style:font-size-asian="12pt" style:font-size-complex="12pt"/>
    </style:style>
    <style:style style:name="P159" style:family="paragraph" style:parent-style-name="Standard">
      <style:paragraph-properties fo:margin-left="0in" fo:margin-right="0in" fo:line-height="100%" fo:text-indent="0.5in" style:auto-text-indent="false"/>
      <style:text-properties style:font-name="Arial" fo:font-size="12pt" officeooo:rsid="0182a00b" officeooo:paragraph-rsid="003abdb3" style:font-size-asian="12pt" style:font-size-complex="12pt"/>
    </style:style>
    <style:style style:name="P160" style:family="paragraph" style:parent-style-name="Standard">
      <style:paragraph-properties fo:margin-left="0in" fo:margin-right="0in" fo:line-height="100%" fo:text-indent="0.5in" style:auto-text-indent="false"/>
      <style:text-properties style:font-name="Arial" fo:font-size="12pt" officeooo:rsid="01b3d3ef" officeooo:paragraph-rsid="0013b0c5" style:font-size-asian="12pt" style:font-size-complex="12pt"/>
    </style:style>
    <style:style style:name="P161" style:family="paragraph" style:parent-style-name="Standard">
      <style:paragraph-properties fo:margin-left="0in" fo:margin-right="0in" fo:line-height="100%" fo:text-indent="0.5in" style:auto-text-indent="false"/>
      <style:text-properties style:font-name="Arial" fo:font-size="12pt" officeooo:rsid="01953b64" officeooo:paragraph-rsid="0013b0c5" style:font-size-asian="12pt" style:font-size-complex="12pt"/>
    </style:style>
    <style:style style:name="P162" style:family="paragraph" style:parent-style-name="Standard">
      <style:paragraph-properties fo:margin-left="0in" fo:margin-right="0in" fo:line-height="100%" fo:text-indent="0.5in" style:auto-text-indent="false"/>
      <style:text-properties style:font-name="Arial" fo:font-size="12pt" officeooo:rsid="01849f72" officeooo:paragraph-rsid="0013b0c5" style:font-size-asian="12pt" style:font-size-complex="12pt"/>
    </style:style>
    <style:style style:name="P163" style:family="paragraph" style:parent-style-name="Standard">
      <style:paragraph-properties fo:margin-left="0in" fo:margin-right="0in" fo:line-height="100%" fo:text-indent="0.5in" style:auto-text-indent="false"/>
      <style:text-properties style:font-name="Arial" fo:font-size="12pt" officeooo:rsid="0185a2e2" officeooo:paragraph-rsid="0013b0c5" style:font-size-asian="12pt" style:font-size-complex="12pt"/>
    </style:style>
    <style:style style:name="P164" style:family="paragraph" style:parent-style-name="Standard">
      <style:paragraph-properties fo:margin-left="0in" fo:margin-right="0in" fo:line-height="100%" fo:text-indent="0.5in" style:auto-text-indent="false"/>
      <style:text-properties style:font-name="Arial" fo:font-size="12pt" officeooo:rsid="01980f06" officeooo:paragraph-rsid="0013b0c5" style:font-size-asian="12pt" style:font-size-complex="12pt"/>
    </style:style>
    <style:style style:name="P165" style:family="paragraph" style:parent-style-name="Standard">
      <style:paragraph-properties fo:margin-left="0in" fo:margin-right="0in" fo:line-height="100%" fo:text-indent="0.5in" style:auto-text-indent="false"/>
      <style:text-properties style:font-name="Arial" fo:font-size="12pt" officeooo:rsid="01874e77" officeooo:paragraph-rsid="0013b0c5" style:font-size-asian="12pt" style:font-size-complex="12pt"/>
    </style:style>
    <style:style style:name="P166" style:family="paragraph" style:parent-style-name="Standard">
      <style:paragraph-properties fo:margin-left="0in" fo:margin-right="0in" fo:line-height="100%" fo:text-indent="0.5in" style:auto-text-indent="false"/>
      <style:text-properties style:font-name="Arial" fo:font-size="12pt" officeooo:rsid="01bde00d" officeooo:paragraph-rsid="0013b0c5" style:font-size-asian="12pt" style:font-size-complex="12pt"/>
    </style:style>
    <style:style style:name="P167" style:family="paragraph" style:parent-style-name="Standard">
      <style:paragraph-properties fo:margin-left="0in" fo:margin-right="0in" fo:line-height="100%" fo:text-indent="0.5in" style:auto-text-indent="false"/>
      <style:text-properties style:font-name="Arial" fo:font-size="12pt" officeooo:rsid="0199f24f" officeooo:paragraph-rsid="0013b0c5" style:font-size-asian="12pt" style:font-size-complex="12pt"/>
    </style:style>
    <style:style style:name="P168" style:family="paragraph" style:parent-style-name="Standard">
      <style:paragraph-properties fo:margin-left="0in" fo:margin-right="0in" fo:line-height="100%" fo:text-indent="0.5in" style:auto-text-indent="false"/>
      <style:text-properties style:font-name="Arial" fo:font-size="12pt" officeooo:rsid="01bfd3f6" officeooo:paragraph-rsid="0013b0c5" style:font-size-asian="12pt" style:font-size-complex="12pt"/>
    </style:style>
    <style:style style:name="P169" style:family="paragraph" style:parent-style-name="Standard">
      <style:paragraph-properties fo:margin-left="0in" fo:margin-right="0in" fo:line-height="100%" fo:text-indent="0.5in" style:auto-text-indent="false"/>
      <style:text-properties style:font-name="Arial" fo:font-size="12pt" officeooo:rsid="01c12f13" officeooo:paragraph-rsid="0013b0c5" style:font-size-asian="12pt" style:font-size-complex="12pt"/>
    </style:style>
    <style:style style:name="P170" style:family="paragraph" style:parent-style-name="Standard">
      <style:paragraph-properties fo:margin-left="0in" fo:margin-right="0in" fo:line-height="100%" fo:text-indent="0.5in" style:auto-text-indent="false"/>
      <style:text-properties style:font-name="Arial" fo:font-size="12pt" officeooo:rsid="01f48c60" officeooo:paragraph-rsid="0013b0c5" style:font-size-asian="12pt" style:font-size-complex="12pt"/>
    </style:style>
    <style:style style:name="P171" style:family="paragraph" style:parent-style-name="Standard">
      <style:paragraph-properties fo:margin-left="0in" fo:margin-right="0in" fo:line-height="100%" fo:text-align="start" style:justify-single-word="false" fo:text-indent="0.5in" style:auto-text-indent="false"/>
      <style:text-properties style:font-name="Arial" fo:font-size="12pt" officeooo:rsid="023d0ee8" officeooo:paragraph-rsid="0013b0c5" style:font-size-asian="12pt" style:font-size-complex="12pt"/>
    </style:style>
    <style:style style:name="P172" style:family="paragraph" style:parent-style-name="Standard">
      <style:paragraph-properties fo:margin-left="0in" fo:margin-right="0in" fo:line-height="100%" fo:text-indent="0.5in" style:auto-text-indent="false"/>
      <style:text-properties style:font-name="Arial" fo:font-size="12pt" officeooo:rsid="023d0ee8" officeooo:paragraph-rsid="0013b0c5" style:font-size-asian="12pt" style:font-size-complex="12pt"/>
    </style:style>
    <style:style style:name="P173" style:family="paragraph" style:parent-style-name="Standard">
      <style:paragraph-properties fo:margin-left="0in" fo:margin-right="0in" fo:line-height="100%" fo:text-align="start" style:justify-single-word="false" fo:text-indent="0.5in" style:auto-text-indent="false"/>
      <style:text-properties style:font-name="Arial" fo:font-size="12pt" officeooo:rsid="04ff1773" officeooo:paragraph-rsid="0013b0c5" style:font-size-asian="12pt" style:font-size-complex="12pt"/>
    </style:style>
    <style:style style:name="P174" style:family="paragraph" style:parent-style-name="Standard">
      <style:paragraph-properties fo:margin-left="0in" fo:margin-right="0in" fo:line-height="100%" fo:text-align="start" style:justify-single-word="false" fo:text-indent="0.5in" style:auto-text-indent="false"/>
      <style:text-properties style:font-name="Arial" fo:font-size="12pt" officeooo:rsid="04ff5adb" officeooo:paragraph-rsid="0013b0c5" style:font-size-asian="12pt" style:font-size-complex="12pt"/>
    </style:style>
    <style:style style:name="P175" style:family="paragraph" style:parent-style-name="Standard">
      <style:paragraph-properties fo:margin-left="0in" fo:margin-right="0in" fo:line-height="100%" fo:text-align="start" style:justify-single-word="false" fo:text-indent="0.5in" style:auto-text-indent="false"/>
      <style:text-properties style:font-name="Arial" fo:font-size="12pt" officeooo:rsid="04afe6a2" officeooo:paragraph-rsid="0013b0c5" style:font-size-asian="12pt" style:font-size-complex="12pt"/>
    </style:style>
    <style:style style:name="P176" style:family="paragraph" style:parent-style-name="Standard">
      <style:paragraph-properties fo:margin-left="0in" fo:margin-right="0in" fo:line-height="100%" fo:text-indent="0.5in" style:auto-text-indent="false"/>
      <style:text-properties style:font-name="Arial" fo:font-size="12pt" officeooo:rsid="023efae6" officeooo:paragraph-rsid="0013b0c5" style:font-size-asian="12pt" style:font-size-complex="12pt"/>
    </style:style>
    <style:style style:name="P177" style:family="paragraph" style:parent-style-name="Standard">
      <style:paragraph-properties fo:margin-left="0in" fo:margin-right="0in" fo:line-height="100%" fo:text-indent="0.5in" style:auto-text-indent="false"/>
      <style:text-properties style:font-name="Arial" fo:font-size="12pt" officeooo:rsid="023efae6" officeooo:paragraph-rsid="0102a4ba" style:font-size-asian="12pt" style:font-size-complex="12pt"/>
    </style:style>
    <style:style style:name="P178" style:family="paragraph" style:parent-style-name="Standard">
      <style:paragraph-properties fo:margin-left="0in" fo:margin-right="0in" fo:line-height="100%" fo:text-indent="0.5in" style:auto-text-indent="false"/>
      <style:text-properties style:font-name="Arial" fo:font-size="12pt" officeooo:rsid="02408386" officeooo:paragraph-rsid="0013b0c5" style:font-size-asian="12pt" style:font-size-complex="12pt"/>
    </style:style>
    <style:style style:name="P179" style:family="paragraph" style:parent-style-name="Standard">
      <style:paragraph-properties fo:margin-left="0in" fo:margin-right="0in" fo:line-height="100%" fo:text-indent="0.5in" style:auto-text-indent="false"/>
      <style:text-properties style:font-name="Arial" fo:font-size="12pt" officeooo:rsid="024edc2f" officeooo:paragraph-rsid="0013b0c5" style:font-size-asian="12pt" style:font-size-complex="12pt"/>
    </style:style>
    <style:style style:name="P180" style:family="paragraph" style:parent-style-name="Standard">
      <style:paragraph-properties fo:margin-left="0in" fo:margin-right="0in" fo:line-height="100%" fo:text-indent="0.5in" style:auto-text-indent="false"/>
      <style:text-properties style:font-name="Arial" fo:font-size="12pt" officeooo:rsid="04c6f759" officeooo:paragraph-rsid="0013b0c5" style:font-size-asian="12pt" style:font-size-complex="12pt"/>
    </style:style>
    <style:style style:name="P181" style:family="paragraph" style:parent-style-name="Standard">
      <style:paragraph-properties fo:margin-left="0in" fo:margin-right="0in" fo:line-height="100%" fo:text-indent="0.5in" style:auto-text-indent="false"/>
      <style:text-properties style:font-name="Arial" fo:font-size="12pt" officeooo:rsid="04b6d724" officeooo:paragraph-rsid="0013b0c5" style:font-size-asian="12pt" style:font-size-complex="12pt"/>
    </style:style>
    <style:style style:name="P182" style:family="paragraph" style:parent-style-name="Standard">
      <style:paragraph-properties fo:margin-left="0in" fo:margin-right="0in" fo:line-height="100%" fo:text-indent="0.5in" style:auto-text-indent="false"/>
      <style:text-properties style:font-name="Arial" fo:font-size="12pt" officeooo:rsid="0238daef" officeooo:paragraph-rsid="0013b0c5" style:font-size-asian="12pt" style:font-size-complex="12pt"/>
    </style:style>
    <style:style style:name="P183" style:family="paragraph" style:parent-style-name="Standard">
      <style:paragraph-properties fo:margin-left="0in" fo:margin-right="0in" fo:line-height="100%" fo:text-indent="0.5in" style:auto-text-indent="false"/>
      <style:text-properties style:font-name="Arial" fo:font-size="12pt" officeooo:rsid="0253d3bd" officeooo:paragraph-rsid="0013b0c5" style:font-size-asian="12pt" style:font-size-complex="12pt"/>
    </style:style>
    <style:style style:name="P184" style:family="paragraph" style:parent-style-name="Standard">
      <style:paragraph-properties fo:margin-left="0in" fo:margin-right="0in" fo:line-height="100%" fo:text-indent="0.5in" style:auto-text-indent="false"/>
      <style:text-properties style:font-name="Arial" fo:font-size="12pt" officeooo:rsid="02530b9c" officeooo:paragraph-rsid="0013b0c5" style:font-size-asian="12pt" style:font-size-complex="12pt"/>
    </style:style>
    <style:style style:name="P185" style:family="paragraph" style:parent-style-name="Standard">
      <style:paragraph-properties fo:margin-left="0in" fo:margin-right="0in" fo:line-height="100%" fo:text-indent="0.5in" style:auto-text-indent="false"/>
      <style:text-properties style:font-name="Arial" fo:font-size="12pt" officeooo:rsid="04c88858" officeooo:paragraph-rsid="0013b0c5" style:font-size-asian="12pt" style:font-size-complex="12pt"/>
    </style:style>
    <style:style style:name="P186" style:family="paragraph" style:parent-style-name="Standard">
      <style:paragraph-properties fo:margin-left="0in" fo:margin-right="0in" fo:line-height="100%" fo:text-indent="0.5in" style:auto-text-indent="false"/>
      <style:text-properties style:font-name="Arial" fo:font-size="12pt" officeooo:rsid="04ca1e88" officeooo:paragraph-rsid="0013b0c5" style:font-size-asian="12pt" style:font-size-complex="12pt"/>
    </style:style>
    <style:style style:name="P187" style:family="paragraph" style:parent-style-name="Standard">
      <style:paragraph-properties fo:margin-left="0in" fo:margin-right="0in" fo:line-height="100%" fo:text-indent="0.5in" style:auto-text-indent="false"/>
      <style:text-properties style:font-name="Arial" fo:font-size="12pt" officeooo:rsid="04cbc99f" officeooo:paragraph-rsid="0013b0c5" style:font-size-asian="12pt" style:font-size-complex="12pt"/>
    </style:style>
    <style:style style:name="P188" style:family="paragraph" style:parent-style-name="Standard">
      <style:paragraph-properties fo:margin-left="0in" fo:margin-right="0in" fo:line-height="100%" fo:text-indent="0.5in" style:auto-text-indent="false"/>
      <style:text-properties style:font-name="Arial" fo:font-size="12pt" officeooo:rsid="04bdac1e" officeooo:paragraph-rsid="0013b0c5" style:font-size-asian="12pt" style:font-size-complex="12pt"/>
    </style:style>
    <style:style style:name="P189" style:family="paragraph" style:parent-style-name="Standard">
      <style:paragraph-properties fo:margin-left="0in" fo:margin-right="0in" fo:line-height="100%" fo:text-indent="0.5in" style:auto-text-indent="false"/>
      <style:text-properties style:font-name="Arial" fo:font-size="12pt" officeooo:rsid="023a44ed" officeooo:paragraph-rsid="0013b0c5" style:font-size-asian="12pt" style:font-size-complex="12pt"/>
    </style:style>
    <style:style style:name="P190" style:family="paragraph" style:parent-style-name="Standard">
      <style:paragraph-properties fo:margin-left="0in" fo:margin-right="0in" fo:line-height="100%" fo:text-indent="0.5in" style:auto-text-indent="false"/>
      <style:text-properties style:font-name="Arial" fo:font-size="12pt" officeooo:rsid="0259814b" officeooo:paragraph-rsid="0013b0c5" style:font-size-asian="12pt" style:font-size-complex="12pt"/>
    </style:style>
    <style:style style:name="P191" style:family="paragraph" style:parent-style-name="Standard">
      <style:paragraph-properties fo:margin-left="0in" fo:margin-right="0in" fo:line-height="100%" fo:text-indent="0.5in" style:auto-text-indent="false"/>
      <style:text-properties style:font-name="Arial" fo:font-size="12pt" officeooo:rsid="025a33c4" officeooo:paragraph-rsid="0013b0c5" style:font-size-asian="12pt" style:font-size-complex="12pt"/>
    </style:style>
    <style:style style:name="P192" style:family="paragraph" style:parent-style-name="Standard">
      <style:paragraph-properties fo:margin-left="0in" fo:margin-right="0in" fo:line-height="100%" fo:text-indent="0.5in" style:auto-text-indent="false"/>
      <style:text-properties style:font-name="Arial" fo:font-size="12pt" officeooo:rsid="0254df67" officeooo:paragraph-rsid="0013b0c5" style:font-size-asian="12pt" style:font-size-complex="12pt"/>
    </style:style>
    <style:style style:name="P193" style:family="paragraph" style:parent-style-name="Standard">
      <style:paragraph-properties fo:margin-left="0in" fo:margin-right="0in" fo:line-height="100%" fo:text-indent="0.5in" style:auto-text-indent="false"/>
      <style:text-properties style:font-name="Arial" fo:font-size="12pt" officeooo:rsid="025d84c2" officeooo:paragraph-rsid="0013b0c5" style:font-size-asian="12pt" style:font-size-complex="12pt"/>
    </style:style>
    <style:style style:name="P194" style:family="paragraph" style:parent-style-name="Standard">
      <style:paragraph-properties fo:margin-left="0in" fo:margin-right="0in" fo:line-height="100%" fo:text-indent="0.5in" style:auto-text-indent="false"/>
      <style:text-properties style:font-name="Arial" fo:font-size="12pt" officeooo:rsid="025e705c" officeooo:paragraph-rsid="0013b0c5" style:font-size-asian="12pt" style:font-size-complex="12pt"/>
    </style:style>
    <style:style style:name="P195" style:family="paragraph" style:parent-style-name="Standard">
      <style:paragraph-properties fo:margin-left="0in" fo:margin-right="0in" fo:line-height="100%" fo:text-indent="0.5in" style:auto-text-indent="false"/>
      <style:text-properties style:font-name="Arial" fo:font-size="12pt" officeooo:rsid="02601bfe" officeooo:paragraph-rsid="0013b0c5" style:font-size-asian="12pt" style:font-size-complex="12pt"/>
    </style:style>
    <style:style style:name="P196" style:family="paragraph" style:parent-style-name="Standard">
      <style:paragraph-properties fo:margin-left="0in" fo:margin-right="0in" fo:line-height="100%" fo:text-indent="0.5in" style:auto-text-indent="false"/>
      <style:text-properties style:font-name="Arial" fo:font-size="12pt" officeooo:rsid="02601bfe" officeooo:paragraph-rsid="0068a0c6" style:font-size-asian="12pt" style:font-size-complex="12pt"/>
    </style:style>
    <style:style style:name="P197" style:family="paragraph" style:parent-style-name="Standard">
      <style:paragraph-properties fo:margin-left="0in" fo:margin-right="0in" fo:line-height="100%" fo:text-indent="0.5in" style:auto-text-indent="false"/>
      <style:text-properties style:font-name="Arial" fo:font-size="12pt" officeooo:rsid="0263d927" officeooo:paragraph-rsid="0013b0c5" style:font-size-asian="12pt" style:font-size-complex="12pt"/>
    </style:style>
    <style:style style:name="P198" style:family="paragraph" style:parent-style-name="Standard">
      <style:paragraph-properties fo:margin-left="0in" fo:margin-right="0in" fo:line-height="100%" fo:text-indent="0.5in" style:auto-text-indent="false"/>
      <style:text-properties style:font-name="Arial" fo:font-size="12pt" officeooo:rsid="02eb11c5" officeooo:paragraph-rsid="0013b0c5" style:font-size-asian="12pt" style:font-size-complex="12pt"/>
    </style:style>
    <style:style style:name="P199" style:family="paragraph" style:parent-style-name="Standard">
      <style:paragraph-properties fo:margin-left="0in" fo:margin-right="0in" fo:line-height="100%" fo:text-indent="0.5in" style:auto-text-indent="false"/>
      <style:text-properties style:font-name="Arial" fo:font-size="12pt" officeooo:rsid="027fdfad" officeooo:paragraph-rsid="0013b0c5" style:font-size-asian="12pt" style:font-size-complex="12pt"/>
    </style:style>
    <style:style style:name="P200" style:family="paragraph" style:parent-style-name="Standard">
      <style:paragraph-properties fo:margin-left="0in" fo:margin-right="0in" fo:line-height="100%" fo:text-indent="0.5in" style:auto-text-indent="false"/>
      <style:text-properties style:font-name="Arial" fo:font-size="12pt" officeooo:rsid="031cf396" officeooo:paragraph-rsid="0013b0c5" style:font-size-asian="12pt" style:font-size-complex="12pt"/>
    </style:style>
    <style:style style:name="P201" style:family="paragraph" style:parent-style-name="Standard">
      <style:paragraph-properties fo:margin-left="0in" fo:margin-right="0in" fo:line-height="100%" fo:text-indent="0.5in" style:auto-text-indent="false"/>
      <style:text-properties style:font-name="Arial" fo:font-size="12pt" officeooo:rsid="029ec4db" officeooo:paragraph-rsid="0013b0c5" style:font-size-asian="12pt" style:font-size-complex="12pt"/>
    </style:style>
    <style:style style:name="P202" style:family="paragraph" style:parent-style-name="Standard">
      <style:paragraph-properties fo:margin-left="0in" fo:margin-right="0in" fo:line-height="100%" fo:text-indent="0.5in" style:auto-text-indent="false"/>
      <style:text-properties style:font-name="Arial" fo:font-size="12pt" officeooo:rsid="0281b7eb" officeooo:paragraph-rsid="0013b0c5" style:font-size-asian="12pt" style:font-size-complex="12pt"/>
    </style:style>
    <style:style style:name="P203" style:family="paragraph" style:parent-style-name="Standard">
      <style:paragraph-properties fo:margin-left="0in" fo:margin-right="0in" fo:line-height="100%" fo:text-indent="0.5in" style:auto-text-indent="false"/>
      <style:text-properties style:font-name="Arial" fo:font-size="12pt" officeooo:rsid="02c72752" officeooo:paragraph-rsid="0013b0c5" style:font-size-asian="12pt" style:font-size-complex="12pt"/>
    </style:style>
    <style:style style:name="P204" style:family="paragraph" style:parent-style-name="Standard">
      <style:paragraph-properties fo:margin-left="0in" fo:margin-right="0in" fo:line-height="100%" fo:text-indent="0.5in" style:auto-text-indent="false"/>
      <style:text-properties style:font-name="Arial" fo:font-size="12pt" officeooo:rsid="0281d318" officeooo:paragraph-rsid="0013b0c5" style:font-size-asian="12pt" style:font-size-complex="12pt"/>
    </style:style>
    <style:style style:name="P205" style:family="paragraph" style:parent-style-name="Standard">
      <style:paragraph-properties fo:margin-left="0in" fo:margin-right="0in" fo:line-height="100%" fo:text-indent="0.5in" style:auto-text-indent="false"/>
      <style:text-properties style:font-name="Arial" fo:font-size="12pt" officeooo:rsid="0281d318" officeooo:paragraph-rsid="006ba2d9" style:font-size-asian="12pt" style:font-size-complex="12pt"/>
    </style:style>
    <style:style style:name="P206" style:family="paragraph" style:parent-style-name="Standard">
      <style:paragraph-properties fo:margin-left="0in" fo:margin-right="0in" fo:line-height="100%" fo:text-indent="0.5in" style:auto-text-indent="false"/>
      <style:text-properties style:font-name="Arial" fo:font-size="12pt" officeooo:rsid="04d881a5" officeooo:paragraph-rsid="0013b0c5" style:font-size-asian="12pt" style:font-size-complex="12pt"/>
    </style:style>
    <style:style style:name="P207" style:family="paragraph" style:parent-style-name="Standard">
      <style:paragraph-properties fo:margin-left="0in" fo:margin-right="0in" fo:line-height="100%" fo:text-indent="0.5in" style:auto-text-indent="false"/>
      <style:text-properties style:font-name="Arial" fo:font-size="12pt" officeooo:rsid="02b7f54d" officeooo:paragraph-rsid="0013b0c5" style:font-size-asian="12pt" style:font-size-complex="12pt"/>
    </style:style>
    <style:style style:name="P208" style:family="paragraph" style:parent-style-name="Standard">
      <style:paragraph-properties fo:margin-left="0in" fo:margin-right="0in" fo:line-height="100%" fo:text-indent="0.5in" style:auto-text-indent="false"/>
      <style:text-properties style:font-name="Arial" fo:font-size="12pt" officeooo:rsid="031fc097" officeooo:paragraph-rsid="0013b0c5" style:font-size-asian="12pt" style:font-size-complex="12pt"/>
    </style:style>
    <style:style style:name="P209" style:family="paragraph" style:parent-style-name="Standard">
      <style:paragraph-properties fo:margin-left="0in" fo:margin-right="0in" fo:line-height="100%" fo:text-indent="0.5in" style:auto-text-indent="false"/>
      <style:text-properties style:font-name="Arial" fo:font-size="12pt" officeooo:rsid="032085fb" officeooo:paragraph-rsid="0013b0c5" style:font-size-asian="12pt" style:font-size-complex="12pt"/>
    </style:style>
    <style:style style:name="P210" style:family="paragraph" style:parent-style-name="Standard">
      <style:paragraph-properties fo:margin-left="0in" fo:margin-right="0in" fo:line-height="100%" fo:text-indent="0.5in" style:auto-text-indent="false"/>
      <style:text-properties style:font-name="Arial" fo:font-size="12pt" officeooo:rsid="03203aa5" officeooo:paragraph-rsid="0013b0c5" style:font-size-asian="12pt" style:font-size-complex="12pt"/>
    </style:style>
    <style:style style:name="P211" style:family="paragraph" style:parent-style-name="Standard">
      <style:paragraph-properties fo:margin-left="0in" fo:margin-right="0in" fo:line-height="100%" fo:text-indent="0.5in" style:auto-text-indent="false"/>
      <style:text-properties style:font-name="Arial" fo:font-size="12pt" officeooo:rsid="03218f5d" officeooo:paragraph-rsid="0013b0c5" style:font-size-asian="12pt" style:font-size-complex="12pt"/>
    </style:style>
    <style:style style:name="P212" style:family="paragraph" style:parent-style-name="Standard">
      <style:paragraph-properties fo:margin-left="0in" fo:margin-right="0in" fo:line-height="100%" fo:text-indent="0.5in" style:auto-text-indent="false"/>
      <style:text-properties style:font-name="Arial" fo:font-size="12pt" officeooo:rsid="03229d60" officeooo:paragraph-rsid="0013b0c5" style:font-size-asian="12pt" style:font-size-complex="12pt"/>
    </style:style>
    <style:style style:name="P213" style:family="paragraph" style:parent-style-name="Standard">
      <style:paragraph-properties fo:margin-left="0in" fo:margin-right="0in" fo:line-height="100%" fo:text-indent="0.5in" style:auto-text-indent="false"/>
      <style:text-properties style:font-name="Arial" fo:font-size="12pt" officeooo:rsid="03229d60" officeooo:paragraph-rsid="006e5950" style:font-size-asian="12pt" style:font-size-complex="12pt"/>
    </style:style>
    <style:style style:name="P214" style:family="paragraph" style:parent-style-name="Standard">
      <style:paragraph-properties fo:margin-left="0in" fo:margin-right="0in" fo:line-height="100%" fo:text-indent="0.5in" style:auto-text-indent="false"/>
      <style:text-properties style:font-name="Arial" fo:font-size="12pt" officeooo:rsid="02b8c9e2" officeooo:paragraph-rsid="0013b0c5" style:font-size-asian="12pt" style:font-size-complex="12pt"/>
    </style:style>
    <style:style style:name="P215" style:family="paragraph" style:parent-style-name="Standard">
      <style:paragraph-properties fo:margin-left="0in" fo:margin-right="0in" fo:line-height="100%" fo:text-indent="0.5in" style:auto-text-indent="false"/>
      <style:text-properties style:font-name="Arial" fo:font-size="12pt" officeooo:rsid="02b9fb56" officeooo:paragraph-rsid="0013b0c5" style:font-size-asian="12pt" style:font-size-complex="12pt"/>
    </style:style>
    <style:style style:name="P216" style:family="paragraph" style:parent-style-name="Standard">
      <style:paragraph-properties fo:margin-left="0in" fo:margin-right="0in" fo:line-height="100%" fo:text-indent="0.5in" style:auto-text-indent="false"/>
      <style:text-properties style:font-name="Arial" fo:font-size="12pt" officeooo:rsid="03233b6f" officeooo:paragraph-rsid="0013b0c5" style:font-size-asian="12pt" style:font-size-complex="12pt"/>
    </style:style>
    <style:style style:name="P217" style:family="paragraph" style:parent-style-name="Standard">
      <style:paragraph-properties fo:margin-left="0in" fo:margin-right="0in" fo:line-height="100%" fo:text-indent="0.5in" style:auto-text-indent="false"/>
      <style:text-properties style:font-name="Arial" fo:font-size="12pt" officeooo:rsid="044df865" officeooo:paragraph-rsid="0013b0c5" style:font-size-asian="12pt" style:font-size-complex="12pt"/>
    </style:style>
    <style:style style:name="P218" style:family="paragraph" style:parent-style-name="Standard">
      <style:paragraph-properties fo:margin-left="0in" fo:margin-right="0in" fo:line-height="100%" fo:text-indent="0.5in" style:auto-text-indent="false"/>
      <style:text-properties style:font-name="Arial" fo:font-size="12pt" officeooo:rsid="044df865" officeooo:paragraph-rsid="0089c918" style:font-size-asian="12pt" style:font-size-complex="12pt"/>
    </style:style>
    <style:style style:name="P219" style:family="paragraph" style:parent-style-name="Standard">
      <style:paragraph-properties fo:margin-left="0in" fo:margin-right="0in" fo:line-height="100%" fo:text-indent="0.5in" style:auto-text-indent="false"/>
      <style:text-properties style:font-name="Arial" fo:font-size="12pt" officeooo:rsid="044df865" officeooo:paragraph-rsid="008eb473" style:font-size-asian="12pt" style:font-size-complex="12pt"/>
    </style:style>
    <style:style style:name="P220" style:family="paragraph" style:parent-style-name="Standard">
      <style:paragraph-properties fo:margin-left="0in" fo:margin-right="0in" fo:line-height="100%" fo:text-indent="0.5in" style:auto-text-indent="false"/>
      <style:text-properties style:font-name="Arial" fo:font-size="12pt" officeooo:rsid="044df865" officeooo:paragraph-rsid="00bab56c" style:font-size-asian="12pt" style:font-size-complex="12pt"/>
    </style:style>
    <style:style style:name="P221" style:family="paragraph" style:parent-style-name="Standard">
      <style:paragraph-properties fo:margin-left="0in" fo:margin-right="0in" fo:line-height="100%" fo:text-indent="0.5in" style:auto-text-indent="false"/>
      <style:text-properties style:font-name="Arial" fo:font-size="12pt" officeooo:rsid="044ee622" officeooo:paragraph-rsid="0013b0c5" style:font-size-asian="12pt" style:font-size-complex="12pt"/>
    </style:style>
    <style:style style:name="P222" style:family="paragraph" style:parent-style-name="Standard">
      <style:paragraph-properties fo:margin-left="0in" fo:margin-right="0in" fo:line-height="100%" fo:text-indent="0.5in" style:auto-text-indent="false"/>
      <style:text-properties style:font-name="Arial" fo:font-size="12pt" officeooo:rsid="044fd9ab" officeooo:paragraph-rsid="0013b0c5" style:font-size-asian="12pt" style:font-size-complex="12pt"/>
    </style:style>
    <style:style style:name="P223" style:family="paragraph" style:parent-style-name="Standard">
      <style:paragraph-properties fo:margin-left="0in" fo:margin-right="0in" fo:line-height="100%" fo:text-indent="0.5in" style:auto-text-indent="false"/>
      <style:text-properties style:font-name="Arial" fo:font-size="12pt" officeooo:rsid="044fd9ab" officeooo:paragraph-rsid="001a6988" style:font-size-asian="12pt" style:font-size-complex="12pt"/>
    </style:style>
    <style:style style:name="P224" style:family="paragraph" style:parent-style-name="Standard">
      <style:paragraph-properties fo:margin-left="0in" fo:margin-right="0in" fo:line-height="100%" fo:text-indent="0.5in" style:auto-text-indent="false"/>
      <style:text-properties style:font-name="Arial" fo:font-size="12pt" officeooo:rsid="044fd9ab" officeooo:paragraph-rsid="001f1832" style:font-size-asian="12pt" style:font-size-complex="12pt"/>
    </style:style>
    <style:style style:name="P225" style:family="paragraph" style:parent-style-name="Standard">
      <style:paragraph-properties fo:margin-left="0in" fo:margin-right="0in" fo:line-height="100%" fo:text-indent="0.5in" style:auto-text-indent="false"/>
      <style:text-properties style:font-name="Arial" fo:font-size="12pt" officeooo:rsid="0450fa59" officeooo:paragraph-rsid="0013b0c5" style:font-size-asian="12pt" style:font-size-complex="12pt"/>
    </style:style>
    <style:style style:name="P226" style:family="paragraph" style:parent-style-name="Standard">
      <style:paragraph-properties fo:margin-left="0in" fo:margin-right="0in" fo:line-height="100%" fo:text-indent="0.5in" style:auto-text-indent="false"/>
      <style:text-properties style:font-name="Arial" fo:font-size="12pt" officeooo:rsid="0450fa59" officeooo:paragraph-rsid="00a48b2d" style:font-size-asian="12pt" style:font-size-complex="12pt"/>
    </style:style>
    <style:style style:name="P227" style:family="paragraph" style:parent-style-name="Standard">
      <style:paragraph-properties fo:margin-left="0in" fo:margin-right="0in" fo:line-height="100%" fo:text-indent="0.5in" style:auto-text-indent="false"/>
      <style:text-properties style:font-name="Arial" fo:font-size="12pt" officeooo:rsid="0450fa59" officeooo:paragraph-rsid="00a620f2" style:font-size-asian="12pt" style:font-size-complex="12pt"/>
    </style:style>
    <style:style style:name="P228" style:family="paragraph" style:parent-style-name="Standard">
      <style:paragraph-properties fo:margin-left="0in" fo:margin-right="0in" fo:line-height="100%" fo:text-indent="0.5in" style:auto-text-indent="false"/>
      <style:text-properties style:font-name="Arial" fo:font-size="12pt" officeooo:rsid="0450fa59" officeooo:paragraph-rsid="00a723d2" style:font-size-asian="12pt" style:font-size-complex="12pt"/>
    </style:style>
    <style:style style:name="P229" style:family="paragraph" style:parent-style-name="Standard">
      <style:paragraph-properties fo:margin-left="0in" fo:margin-right="0in" fo:line-height="100%" fo:text-indent="0.5in" style:auto-text-indent="false"/>
      <style:text-properties style:font-name="Arial" fo:font-size="12pt" officeooo:rsid="0456609d" officeooo:paragraph-rsid="0013b0c5" style:font-size-asian="12pt" style:font-size-complex="12pt"/>
    </style:style>
    <style:style style:name="P230" style:family="paragraph" style:parent-style-name="Standard">
      <style:paragraph-properties fo:margin-left="0in" fo:margin-right="0in" fo:line-height="100%" fo:text-indent="0.5in" style:auto-text-indent="false"/>
      <style:text-properties style:font-name="Arial" fo:font-size="12pt" officeooo:rsid="0456609d" officeooo:paragraph-rsid="00a85dec" style:font-size-asian="12pt" style:font-size-complex="12pt"/>
    </style:style>
    <style:style style:name="P231" style:family="paragraph" style:parent-style-name="Standard">
      <style:paragraph-properties fo:margin-left="0in" fo:margin-right="0in" fo:line-height="100%" fo:text-indent="0.5in" style:auto-text-indent="false"/>
      <style:text-properties style:font-name="Arial" fo:font-size="12pt" officeooo:rsid="03e33712" officeooo:paragraph-rsid="0013b0c5" style:font-size-asian="12pt" style:font-size-complex="12pt"/>
    </style:style>
    <style:style style:name="P232" style:family="paragraph" style:parent-style-name="Standard">
      <style:paragraph-properties fo:margin-left="0in" fo:margin-right="0in" fo:line-height="100%" fo:text-indent="0.5in" style:auto-text-indent="false"/>
      <style:text-properties style:font-name="Arial" fo:font-size="12pt" officeooo:rsid="041fbc28" officeooo:paragraph-rsid="0013b0c5" style:font-size-asian="12pt" style:font-size-complex="12pt"/>
    </style:style>
    <style:style style:name="P233" style:family="paragraph" style:parent-style-name="Standard">
      <style:paragraph-properties fo:margin-left="0in" fo:margin-right="0in" fo:line-height="100%" fo:text-indent="0.5in" style:auto-text-indent="false"/>
      <style:text-properties style:font-name="Arial" fo:font-size="12pt" officeooo:rsid="0423aab2" officeooo:paragraph-rsid="0013b0c5" style:font-size-asian="12pt" style:font-size-complex="12pt"/>
    </style:style>
    <style:style style:name="P234" style:family="paragraph" style:parent-style-name="Standard">
      <style:paragraph-properties fo:margin-left="0in" fo:margin-right="0in" fo:line-height="100%" fo:text-indent="0.5in" style:auto-text-indent="false"/>
      <style:text-properties style:font-name="Arial" fo:font-size="12pt" officeooo:rsid="0430cf5d" officeooo:paragraph-rsid="0013b0c5" style:font-size-asian="12pt" style:font-size-complex="12pt"/>
    </style:style>
    <style:style style:name="P235" style:family="paragraph" style:parent-style-name="Standard">
      <style:paragraph-properties fo:margin-left="0in" fo:margin-right="0in" fo:line-height="100%" fo:text-indent="0.5in" style:auto-text-indent="false"/>
      <style:text-properties style:font-name="Arial" fo:font-size="12pt" officeooo:rsid="04317596" officeooo:paragraph-rsid="0013b0c5" style:font-size-asian="12pt" style:font-size-complex="12pt"/>
    </style:style>
    <style:style style:name="P236" style:family="paragraph" style:parent-style-name="Standard">
      <style:paragraph-properties fo:margin-left="0in" fo:margin-right="0in" fo:line-height="100%" fo:text-indent="0.5in" style:auto-text-indent="false"/>
      <style:text-properties style:font-name="Arial" fo:font-size="12pt" officeooo:rsid="0431cdce" officeooo:paragraph-rsid="0013b0c5" style:font-size-asian="12pt" style:font-size-complex="12pt"/>
    </style:style>
    <style:style style:name="P237" style:family="paragraph" style:parent-style-name="Standard">
      <style:paragraph-properties fo:margin-left="0in" fo:margin-right="0in" fo:line-height="100%" fo:text-indent="0.5in" style:auto-text-indent="false"/>
      <style:text-properties style:font-name="Arial" fo:font-size="12pt" officeooo:rsid="0423c8dd" officeooo:paragraph-rsid="0013b0c5" style:font-size-asian="12pt" style:font-size-complex="12pt"/>
    </style:style>
    <style:style style:name="P238" style:family="paragraph" style:parent-style-name="Standard">
      <style:paragraph-properties fo:margin-left="0in" fo:margin-right="0in" fo:line-height="100%" fo:text-indent="0.5in" style:auto-text-indent="false"/>
      <style:text-properties style:font-name="Arial" fo:font-size="12pt" officeooo:rsid="0434d0b4" officeooo:paragraph-rsid="0013b0c5" style:font-size-asian="12pt" style:font-size-complex="12pt"/>
    </style:style>
    <style:style style:name="P239" style:family="paragraph" style:parent-style-name="Standard">
      <style:paragraph-properties fo:margin-left="0in" fo:margin-right="0in" fo:line-height="100%" fo:text-indent="0.5in" style:auto-text-indent="false"/>
      <style:text-properties style:font-name="Arial" fo:font-size="12pt" officeooo:rsid="045bac8b" officeooo:paragraph-rsid="0013b0c5" style:font-size-asian="12pt" style:font-size-complex="12pt"/>
    </style:style>
    <style:style style:name="P240" style:family="paragraph" style:parent-style-name="Standard">
      <style:paragraph-properties fo:margin-left="0in" fo:margin-right="0in" fo:line-height="100%" fo:text-indent="0.5in" style:auto-text-indent="false"/>
      <style:text-properties style:font-name="Arial" fo:font-size="12pt" officeooo:rsid="045d6a45" officeooo:paragraph-rsid="0013b0c5" style:font-size-asian="12pt" style:font-size-complex="12pt"/>
    </style:style>
    <style:style style:name="P241" style:family="paragraph" style:parent-style-name="Standard">
      <style:paragraph-properties fo:margin-left="0in" fo:margin-right="0in" fo:line-height="100%" fo:text-indent="0.5in" style:auto-text-indent="false"/>
      <style:text-properties style:font-name="Arial" fo:font-size="12pt" officeooo:rsid="04259056" officeooo:paragraph-rsid="0013b0c5" style:font-size-asian="12pt" style:font-size-complex="12pt"/>
    </style:style>
    <style:style style:name="P242" style:family="paragraph" style:parent-style-name="Standard">
      <style:paragraph-properties fo:margin-left="0in" fo:margin-right="0in" fo:line-height="100%" fo:text-indent="0.5in" style:auto-text-indent="false"/>
      <style:text-properties style:font-name="Arial" fo:font-size="12pt" officeooo:rsid="0525e4cb" officeooo:paragraph-rsid="0013b0c5" style:font-size-asian="12pt" style:font-size-complex="12pt"/>
    </style:style>
    <style:style style:name="P243" style:family="paragraph" style:parent-style-name="Standard">
      <style:paragraph-properties fo:margin-left="0in" fo:margin-right="0in" fo:line-height="100%" fo:text-indent="0.5in" style:auto-text-indent="false"/>
      <style:text-properties style:font-name="Arial" fo:font-size="12pt" officeooo:rsid="04298085" officeooo:paragraph-rsid="0013b0c5" style:font-size-asian="12pt" style:font-size-complex="12pt"/>
    </style:style>
    <style:style style:name="P244" style:family="paragraph" style:parent-style-name="Standard">
      <style:paragraph-properties fo:margin-left="0in" fo:margin-right="0in" fo:line-height="100%" fo:text-indent="0.5in" style:auto-text-indent="false"/>
      <style:text-properties style:font-name="Arial" fo:font-size="12pt" officeooo:rsid="0435c9cf" officeooo:paragraph-rsid="0013b0c5" style:font-size-asian="12pt" style:font-size-complex="12pt"/>
    </style:style>
    <style:style style:name="P245" style:family="paragraph" style:parent-style-name="Standard">
      <style:paragraph-properties fo:margin-left="0in" fo:margin-right="0in" fo:line-height="100%" fo:text-indent="0.5in" style:auto-text-indent="false"/>
      <style:text-properties style:font-name="Arial" fo:font-size="12pt" officeooo:rsid="042ac322" officeooo:paragraph-rsid="0013b0c5" style:font-size-asian="12pt" style:font-size-complex="12pt"/>
    </style:style>
    <style:style style:name="P246" style:family="paragraph" style:parent-style-name="Standard">
      <style:paragraph-properties fo:margin-left="0in" fo:margin-right="0in" fo:line-height="100%" fo:text-indent="0.5in" style:auto-text-indent="false"/>
      <style:text-properties style:font-name="Arial" fo:font-size="12pt" officeooo:rsid="0437e3e5" officeooo:paragraph-rsid="0013b0c5" style:font-size-asian="12pt" style:font-size-complex="12pt"/>
    </style:style>
    <style:style style:name="P247" style:family="paragraph" style:parent-style-name="Standard">
      <style:paragraph-properties fo:margin-left="0in" fo:margin-right="0in" fo:line-height="100%" fo:text-indent="0.5in" style:auto-text-indent="false"/>
      <style:text-properties style:font-name="Arial" fo:font-size="12pt" officeooo:rsid="04e944b1" officeooo:paragraph-rsid="0013b0c5" style:font-size-asian="12pt" style:font-size-complex="12pt"/>
    </style:style>
    <style:style style:name="P248" style:family="paragraph" style:parent-style-name="Standard">
      <style:paragraph-properties fo:margin-left="0in" fo:margin-right="0in" fo:line-height="100%" fo:text-indent="0.5in" style:auto-text-indent="false"/>
      <style:text-properties style:font-name="Arial" fo:font-size="12pt" officeooo:rsid="043ac0ef" officeooo:paragraph-rsid="0013b0c5" style:font-size-asian="12pt" style:font-size-complex="12pt"/>
    </style:style>
    <style:style style:name="P249" style:family="paragraph" style:parent-style-name="Standard">
      <style:paragraph-properties fo:margin-left="0in" fo:margin-right="0in" fo:line-height="100%" fo:text-indent="0.5in" style:auto-text-indent="false"/>
      <style:text-properties style:font-name="Arial" fo:font-size="12pt" officeooo:rsid="043ac30c" officeooo:paragraph-rsid="0013b0c5" style:font-size-asian="12pt" style:font-size-complex="12pt"/>
    </style:style>
    <style:style style:name="P250" style:family="paragraph" style:parent-style-name="Standard">
      <style:paragraph-properties fo:margin-left="0in" fo:margin-right="0in" fo:line-height="100%" fo:text-indent="0.5in" style:auto-text-indent="false"/>
      <style:text-properties style:font-name="Arial" fo:font-size="12pt" officeooo:rsid="04406e33" officeooo:paragraph-rsid="0013b0c5" style:font-size-asian="12pt" style:font-size-complex="12pt"/>
    </style:style>
    <style:style style:name="P251" style:family="paragraph" style:parent-style-name="Standard">
      <style:paragraph-properties fo:margin-left="0in" fo:margin-right="0in" fo:line-height="100%" fo:text-indent="0.5in" style:auto-text-indent="false"/>
      <style:text-properties style:font-name="Arial" fo:font-size="12pt" officeooo:rsid="043f6eea" officeooo:paragraph-rsid="0013b0c5" style:font-size-asian="12pt" style:font-size-complex="12pt"/>
    </style:style>
    <style:style style:name="P252" style:family="paragraph" style:parent-style-name="Standard">
      <style:paragraph-properties fo:margin-left="0in" fo:margin-right="0in" fo:line-height="100%" fo:text-indent="0.5in" style:auto-text-indent="false"/>
      <style:text-properties style:font-name="Arial" fo:font-size="12pt" officeooo:rsid="0443b840" officeooo:paragraph-rsid="0013b0c5" style:font-size-asian="12pt" style:font-size-complex="12pt"/>
    </style:style>
    <style:style style:name="P253" style:family="paragraph" style:parent-style-name="Standard">
      <style:paragraph-properties fo:margin-left="0in" fo:margin-right="0in" fo:line-height="100%" fo:text-indent="0.5in" style:auto-text-indent="false"/>
      <style:text-properties style:font-name="Arial" fo:font-size="12pt" officeooo:rsid="0442e955" officeooo:paragraph-rsid="0013b0c5" style:font-size-asian="12pt" style:font-size-complex="12pt"/>
    </style:style>
    <style:style style:name="P254" style:family="paragraph" style:parent-style-name="Standard">
      <style:paragraph-properties fo:margin-left="0in" fo:margin-right="0in" fo:line-height="100%" fo:text-indent="0.5in" style:auto-text-indent="false"/>
      <style:text-properties style:font-name="Arial" fo:font-size="12pt" officeooo:rsid="0467aa31" officeooo:paragraph-rsid="0013b0c5" style:font-size-asian="12pt" style:font-size-complex="12pt"/>
    </style:style>
    <style:style style:name="P255" style:family="paragraph" style:parent-style-name="Standard">
      <style:paragraph-properties fo:margin-left="0in" fo:margin-right="0in" fo:line-height="100%" fo:text-indent="0.5in" style:auto-text-indent="false"/>
      <style:text-properties style:font-name="Arial" fo:font-size="12pt" officeooo:rsid="01d1611b" officeooo:paragraph-rsid="0013b0c5" style:font-size-asian="12pt" style:font-size-complex="12pt"/>
    </style:style>
    <style:style style:name="P256" style:family="paragraph" style:parent-style-name="Standard">
      <style:paragraph-properties fo:margin-left="0in" fo:margin-right="0in" fo:line-height="100%" fo:text-indent="0.5in" style:auto-text-indent="false"/>
      <style:text-properties style:font-name="Arial" fo:font-size="12pt" officeooo:rsid="02910a01" officeooo:paragraph-rsid="0013b0c5" style:font-size-asian="12pt" style:font-size-complex="12pt"/>
    </style:style>
    <style:style style:name="P257" style:family="paragraph" style:parent-style-name="Standard">
      <style:paragraph-properties fo:margin-left="0in" fo:margin-right="0in" fo:line-height="100%" fo:text-indent="0.5in" style:auto-text-indent="false"/>
      <style:text-properties style:font-name="Arial" fo:font-size="12pt" officeooo:rsid="02a21186" officeooo:paragraph-rsid="0013b0c5" style:font-size-asian="12pt" style:font-size-complex="12pt"/>
    </style:style>
    <style:style style:name="P258" style:family="paragraph" style:parent-style-name="Standard">
      <style:paragraph-properties fo:margin-left="0in" fo:margin-right="0in" fo:line-height="100%" fo:text-indent="0.5in" style:auto-text-indent="false"/>
      <style:text-properties style:font-name="Arial" fo:font-size="12pt" officeooo:rsid="02a21186" officeooo:paragraph-rsid="00aac6f8" style:font-size-asian="12pt" style:font-size-complex="12pt"/>
    </style:style>
    <style:style style:name="P259" style:family="paragraph" style:parent-style-name="Standard">
      <style:paragraph-properties fo:margin-left="0in" fo:margin-right="0in" fo:line-height="100%" fo:text-indent="0.5in" style:auto-text-indent="false"/>
      <style:text-properties style:font-name="Arial" fo:font-size="12pt" officeooo:rsid="0291d6d8" officeooo:paragraph-rsid="0013b0c5" style:font-size-asian="12pt" style:font-size-complex="12pt"/>
    </style:style>
    <style:style style:name="P260" style:family="paragraph" style:parent-style-name="Standard">
      <style:paragraph-properties fo:margin-left="0in" fo:margin-right="0in" fo:line-height="100%" fo:text-indent="0.5in" style:auto-text-indent="false"/>
      <style:text-properties style:font-name="Arial" fo:font-size="12pt" officeooo:rsid="01f6fad8" officeooo:paragraph-rsid="0013b0c5" style:font-size-asian="12pt" style:font-size-complex="12pt"/>
    </style:style>
    <style:style style:name="P261" style:family="paragraph" style:parent-style-name="Standard">
      <style:paragraph-properties fo:margin-left="0in" fo:margin-right="0in" fo:line-height="100%" fo:text-indent="0.5in" style:auto-text-indent="false"/>
      <style:text-properties style:font-name="Arial" fo:font-size="12pt" officeooo:rsid="02884984" officeooo:paragraph-rsid="0013b0c5" style:font-size-asian="12pt" style:font-size-complex="12pt"/>
    </style:style>
    <style:style style:name="P262" style:family="paragraph" style:parent-style-name="Standard">
      <style:paragraph-properties fo:margin-left="0in" fo:margin-right="0in" fo:line-height="100%" fo:text-indent="0.5in" style:auto-text-indent="false"/>
      <style:text-properties style:font-name="Arial" fo:font-size="12pt" officeooo:rsid="02bb5468" officeooo:paragraph-rsid="0013b0c5" style:font-size-asian="12pt" style:font-size-complex="12pt"/>
    </style:style>
    <style:style style:name="P263" style:family="paragraph" style:parent-style-name="Standard">
      <style:paragraph-properties fo:margin-left="0in" fo:margin-right="0in" fo:line-height="100%" fo:text-indent="0.5in" style:auto-text-indent="false"/>
      <style:text-properties style:font-name="Arial" fo:font-size="12pt" officeooo:rsid="0284113e" officeooo:paragraph-rsid="0013b0c5" style:font-size-asian="12pt" style:font-size-complex="12pt"/>
    </style:style>
    <style:style style:name="P264" style:family="paragraph" style:parent-style-name="Standard">
      <style:paragraph-properties fo:margin-left="0in" fo:margin-right="0in" fo:line-height="100%" fo:text-indent="0.5in" style:auto-text-indent="false"/>
      <style:text-properties style:font-name="Arial" fo:font-size="12pt" officeooo:rsid="028572c0" officeooo:paragraph-rsid="0013b0c5" style:font-size-asian="12pt" style:font-size-complex="12pt"/>
    </style:style>
    <style:style style:name="P265" style:family="paragraph" style:parent-style-name="Standard">
      <style:paragraph-properties fo:margin-left="0in" fo:margin-right="0in" fo:line-height="100%" fo:text-indent="0.5in" style:auto-text-indent="false"/>
      <style:text-properties style:font-name="Arial" fo:font-size="12pt" officeooo:rsid="0294bf51" officeooo:paragraph-rsid="0013b0c5" style:font-size-asian="12pt" style:font-size-complex="12pt"/>
    </style:style>
    <style:style style:name="P266" style:family="paragraph" style:parent-style-name="Standard">
      <style:paragraph-properties fo:margin-left="0in" fo:margin-right="0in" fo:line-height="100%" fo:text-indent="0.5in" style:auto-text-indent="false"/>
      <style:text-properties style:font-name="Arial" fo:font-size="12pt" officeooo:rsid="0294bf51" officeooo:paragraph-rsid="00ae39d3" style:font-size-asian="12pt" style:font-size-complex="12pt"/>
    </style:style>
    <style:style style:name="P267" style:family="paragraph" style:parent-style-name="Standard">
      <style:paragraph-properties fo:margin-left="0in" fo:margin-right="0in" fo:line-height="100%" fo:text-indent="0.5in" style:auto-text-indent="false"/>
      <style:text-properties style:font-name="Arial" fo:font-size="12pt" officeooo:rsid="02a3e688" officeooo:paragraph-rsid="0013b0c5" style:font-size-asian="12pt" style:font-size-complex="12pt"/>
    </style:style>
    <style:style style:name="P268" style:family="paragraph" style:parent-style-name="Standard">
      <style:paragraph-properties fo:margin-left="0in" fo:margin-right="0in" fo:line-height="100%" fo:text-indent="0.5in" style:auto-text-indent="false"/>
      <style:text-properties style:font-name="Arial" fo:font-size="12pt" officeooo:rsid="033a35cf" officeooo:paragraph-rsid="0013b0c5" style:font-size-asian="12pt" style:font-size-complex="12pt"/>
    </style:style>
    <style:style style:name="P269" style:family="paragraph" style:parent-style-name="Standard">
      <style:paragraph-properties fo:margin-left="0in" fo:margin-right="0in" fo:line-height="100%" fo:text-indent="0.5in" style:auto-text-indent="false"/>
      <style:text-properties style:font-name="Arial" fo:font-size="12pt" officeooo:rsid="02aa0d5c" officeooo:paragraph-rsid="0013b0c5" style:font-size-asian="12pt" style:font-size-complex="12pt"/>
    </style:style>
    <style:style style:name="P270" style:family="paragraph" style:parent-style-name="Standard">
      <style:paragraph-properties fo:margin-left="0in" fo:margin-right="0in" fo:line-height="100%" fo:text-indent="0.5in" style:auto-text-indent="false"/>
      <style:text-properties style:font-name="Arial" fo:font-size="12pt" officeooo:rsid="02aa78dd" officeooo:paragraph-rsid="0013b0c5" style:font-size-asian="12pt" style:font-size-complex="12pt"/>
    </style:style>
    <style:style style:name="P271" style:family="paragraph" style:parent-style-name="Standard">
      <style:paragraph-properties fo:margin-left="0in" fo:margin-right="0in" fo:line-height="100%" fo:text-indent="0.5in" style:auto-text-indent="false"/>
      <style:text-properties style:font-name="Arial" fo:font-size="12pt" officeooo:rsid="02bf1f0a" officeooo:paragraph-rsid="0013b0c5" style:font-size-asian="12pt" style:font-size-complex="12pt"/>
    </style:style>
    <style:style style:name="P272" style:family="paragraph" style:parent-style-name="Standard">
      <style:paragraph-properties fo:margin-left="0in" fo:margin-right="0in" fo:line-height="100%" fo:text-indent="0.5in" style:auto-text-indent="false"/>
      <style:text-properties style:font-name="Arial" fo:font-size="12pt" officeooo:rsid="02ac3c8a" officeooo:paragraph-rsid="0013b0c5" style:font-size-asian="12pt" style:font-size-complex="12pt"/>
    </style:style>
    <style:style style:name="P273" style:family="paragraph" style:parent-style-name="Standard">
      <style:paragraph-properties fo:margin-left="0in" fo:margin-right="0in" fo:line-height="100%" fo:text-indent="0.5in" style:auto-text-indent="false"/>
      <style:text-properties style:font-name="Arial" fo:font-size="12pt" officeooo:rsid="02a383f9" officeooo:paragraph-rsid="0013b0c5" style:font-size-asian="12pt" style:font-size-complex="12pt"/>
    </style:style>
    <style:style style:name="P274" style:family="paragraph" style:parent-style-name="Standard">
      <style:paragraph-properties fo:margin-left="0in" fo:margin-right="0in" fo:line-height="100%" fo:text-indent="0.5in" style:auto-text-indent="false"/>
      <style:text-properties style:font-name="Arial" fo:font-size="12pt" officeooo:rsid="014b4db8" officeooo:paragraph-rsid="0013b0c5" style:font-size-asian="12pt" style:font-size-complex="12pt"/>
    </style:style>
    <style:style style:name="P275" style:family="paragraph" style:parent-style-name="Standard">
      <style:paragraph-properties fo:margin-left="0in" fo:margin-right="0in" fo:line-height="100%" fo:text-indent="0.5in" style:auto-text-indent="false"/>
      <style:text-properties style:font-name="Arial" fo:font-size="12pt" officeooo:rsid="02abcfc4" officeooo:paragraph-rsid="0013b0c5" style:font-size-asian="12pt" style:font-size-complex="12pt"/>
    </style:style>
    <style:style style:name="P276" style:family="paragraph" style:parent-style-name="Standard">
      <style:paragraph-properties fo:margin-left="0in" fo:margin-right="0in" fo:line-height="100%" fo:text-indent="0.5in" style:auto-text-indent="false"/>
      <style:text-properties style:font-name="Arial" fo:font-size="12pt" officeooo:rsid="033adef0" officeooo:paragraph-rsid="0013b0c5" style:font-size-asian="12pt" style:font-size-complex="12pt"/>
    </style:style>
    <style:style style:name="P277" style:family="paragraph" style:parent-style-name="Standard">
      <style:paragraph-properties fo:margin-left="0in" fo:margin-right="0in" fo:line-height="100%" fo:text-indent="0.5in" style:auto-text-indent="false"/>
      <style:text-properties style:font-name="Arial" fo:font-size="12pt" officeooo:rsid="02bf4506" officeooo:paragraph-rsid="0013b0c5" style:font-size-asian="12pt" style:font-size-complex="12pt"/>
    </style:style>
    <style:style style:name="P278" style:family="paragraph" style:parent-style-name="Standard">
      <style:paragraph-properties fo:margin-left="0in" fo:margin-right="0in" fo:line-height="100%" fo:text-indent="0.5in" style:auto-text-indent="false"/>
      <style:text-properties style:font-name="Arial" fo:font-size="12pt" officeooo:rsid="01921740" officeooo:paragraph-rsid="0013b0c5" style:font-size-asian="12pt" style:font-size-complex="12pt"/>
    </style:style>
    <style:style style:name="P279" style:family="paragraph" style:parent-style-name="Standard">
      <style:paragraph-properties fo:margin-left="0in" fo:margin-right="0in" fo:line-height="100%" fo:text-indent="0.5in" style:auto-text-indent="false"/>
      <style:text-properties style:font-name="Arial" fo:font-size="12pt" officeooo:rsid="02ac931b" officeooo:paragraph-rsid="0013b0c5" style:font-size-asian="12pt" style:font-size-complex="12pt"/>
    </style:style>
    <style:style style:name="P280" style:family="paragraph" style:parent-style-name="Standard">
      <style:paragraph-properties fo:margin-left="0in" fo:margin-right="0in" fo:line-height="100%" fo:text-indent="0.5in" style:auto-text-indent="false"/>
      <style:text-properties style:font-name="Arial" fo:font-size="12pt" officeooo:rsid="02aeb7a9" officeooo:paragraph-rsid="0013b0c5" style:font-size-asian="12pt" style:font-size-complex="12pt"/>
    </style:style>
    <style:style style:name="P281" style:family="paragraph" style:parent-style-name="Standard">
      <style:paragraph-properties fo:margin-left="0in" fo:margin-right="0in" fo:line-height="100%" fo:text-indent="0.5in" style:auto-text-indent="false"/>
      <style:text-properties style:font-name="Arial" fo:font-size="12pt" officeooo:rsid="02af60b8" officeooo:paragraph-rsid="0013b0c5" style:font-size-asian="12pt" style:font-size-complex="12pt"/>
    </style:style>
    <style:style style:name="P282" style:family="paragraph" style:parent-style-name="Standard">
      <style:paragraph-properties fo:margin-left="0in" fo:margin-right="0in" fo:line-height="100%" fo:text-indent="0.5in" style:auto-text-indent="false"/>
      <style:text-properties style:font-name="Arial" fo:font-size="12pt" officeooo:rsid="02b2b2c6" officeooo:paragraph-rsid="0013b0c5" style:font-size-asian="12pt" style:font-size-complex="12pt"/>
    </style:style>
    <style:style style:name="P283" style:family="paragraph" style:parent-style-name="Standard">
      <style:paragraph-properties fo:margin-left="0in" fo:margin-right="0in" fo:line-height="100%" fo:text-indent="0.5in" style:auto-text-indent="false"/>
      <style:text-properties style:font-name="Arial" fo:font-size="12pt" officeooo:rsid="02b3782d" officeooo:paragraph-rsid="0013b0c5" style:font-size-asian="12pt" style:font-size-complex="12pt"/>
    </style:style>
    <style:style style:name="P284" style:family="paragraph" style:parent-style-name="Standard">
      <style:paragraph-properties fo:margin-left="0in" fo:margin-right="0in" fo:line-height="100%" fo:text-indent="0.5in" style:auto-text-indent="false"/>
      <style:text-properties style:font-name="Arial" fo:font-size="12pt" officeooo:rsid="033b06d3" officeooo:paragraph-rsid="0013b0c5" style:font-size-asian="12pt" style:font-size-complex="12pt"/>
    </style:style>
    <style:style style:name="P285" style:family="paragraph" style:parent-style-name="Standard">
      <style:paragraph-properties fo:margin-left="0in" fo:margin-right="0in" fo:line-height="100%" fo:text-indent="0.5in" style:auto-text-indent="false"/>
      <style:text-properties style:font-name="Arial" fo:font-size="12pt" officeooo:rsid="033c09ec" officeooo:paragraph-rsid="0013b0c5" style:font-size-asian="12pt" style:font-size-complex="12pt"/>
    </style:style>
    <style:style style:name="P286" style:family="paragraph" style:parent-style-name="Standard">
      <style:paragraph-properties fo:margin-left="0in" fo:margin-right="0in" fo:line-height="100%" fo:text-indent="0.5in" style:auto-text-indent="false"/>
      <style:text-properties style:font-name="Arial" fo:font-size="12pt" officeooo:rsid="033d6aba" officeooo:paragraph-rsid="0013b0c5" style:font-size-asian="12pt" style:font-size-complex="12pt"/>
    </style:style>
    <style:style style:name="P287" style:family="paragraph" style:parent-style-name="Standard">
      <style:paragraph-properties fo:margin-left="0in" fo:margin-right="0in" fo:line-height="100%" fo:text-indent="0.5in" style:auto-text-indent="false"/>
      <style:text-properties style:font-name="Arial" fo:font-size="12pt" officeooo:rsid="035312d8" officeooo:paragraph-rsid="0013b0c5" style:font-size-asian="12pt" style:font-size-complex="12pt"/>
    </style:style>
    <style:style style:name="P288" style:family="paragraph" style:parent-style-name="Standard">
      <style:paragraph-properties fo:margin-left="0in" fo:margin-right="0in" fo:line-height="100%" fo:text-indent="0.5in" style:auto-text-indent="false"/>
      <style:text-properties style:font-name="Arial" fo:font-size="12pt" officeooo:rsid="03528484" officeooo:paragraph-rsid="0013b0c5" style:font-size-asian="12pt" style:font-size-complex="12pt"/>
    </style:style>
    <style:style style:name="P289" style:family="paragraph" style:parent-style-name="Standard">
      <style:paragraph-properties fo:margin-left="0in" fo:margin-right="0in" fo:line-height="100%" fo:text-indent="0.5in" style:auto-text-indent="false"/>
      <style:text-properties style:font-name="Arial" fo:font-size="12pt" officeooo:rsid="03541f1a" officeooo:paragraph-rsid="0013b0c5" style:font-size-asian="12pt" style:font-size-complex="12pt"/>
    </style:style>
    <style:style style:name="P290" style:family="paragraph" style:parent-style-name="Standard">
      <style:paragraph-properties fo:margin-left="0in" fo:margin-right="0in" fo:line-height="100%" fo:text-indent="0.5in" style:auto-text-indent="false"/>
      <style:text-properties style:font-name="Arial" fo:font-size="12pt" officeooo:rsid="03572b88" officeooo:paragraph-rsid="0013b0c5" style:font-size-asian="12pt" style:font-size-complex="12pt"/>
    </style:style>
    <style:style style:name="P291" style:family="paragraph" style:parent-style-name="Standard">
      <style:paragraph-properties fo:margin-left="0in" fo:margin-right="0in" fo:line-height="100%" fo:text-indent="0.5in" style:auto-text-indent="false"/>
      <style:text-properties style:font-name="Arial" fo:font-size="12pt" officeooo:rsid="0357cdde" officeooo:paragraph-rsid="0013b0c5" style:font-size-asian="12pt" style:font-size-complex="12pt"/>
    </style:style>
    <style:style style:name="P292" style:family="paragraph" style:parent-style-name="Standard">
      <style:paragraph-properties fo:margin-left="0in" fo:margin-right="0in" fo:line-height="100%" fo:text-indent="0.5in" style:auto-text-indent="false"/>
      <style:text-properties style:font-name="Arial" fo:font-size="12pt" officeooo:rsid="03599c21" officeooo:paragraph-rsid="0013b0c5" style:font-size-asian="12pt" style:font-size-complex="12pt"/>
    </style:style>
    <style:style style:name="P293" style:family="paragraph" style:parent-style-name="Standard">
      <style:paragraph-properties fo:margin-left="0in" fo:margin-right="0in" fo:line-height="100%" fo:text-indent="0.5in" style:auto-text-indent="false"/>
      <style:text-properties style:font-name="Arial" fo:font-size="12pt" officeooo:rsid="035a1824" officeooo:paragraph-rsid="0013b0c5" style:font-size-asian="12pt" style:font-size-complex="12pt"/>
    </style:style>
    <style:style style:name="P294" style:family="paragraph" style:parent-style-name="Standard">
      <style:paragraph-properties fo:margin-left="0in" fo:margin-right="0in" fo:line-height="100%" fo:text-indent="0.5in" style:auto-text-indent="false"/>
      <style:text-properties style:font-name="Arial" fo:font-size="12pt" officeooo:rsid="035b7942" officeooo:paragraph-rsid="0013b0c5" style:font-size-asian="12pt" style:font-size-complex="12pt"/>
    </style:style>
    <style:style style:name="P295" style:family="paragraph" style:parent-style-name="Standard">
      <style:paragraph-properties fo:margin-left="0in" fo:margin-right="0in" fo:line-height="100%" fo:text-indent="0.5in" style:auto-text-indent="false"/>
      <style:text-properties style:font-name="Arial" fo:font-size="12pt" officeooo:rsid="03653bec" officeooo:paragraph-rsid="0013b0c5" style:font-size-asian="12pt" style:font-size-complex="12pt"/>
    </style:style>
    <style:style style:name="P296" style:family="paragraph" style:parent-style-name="Standard">
      <style:paragraph-properties fo:margin-left="0in" fo:margin-right="0in" fo:line-height="100%" fo:text-indent="0.5in" style:auto-text-indent="false"/>
      <style:text-properties style:font-name="Arial" fo:font-size="12pt" officeooo:rsid="03687907" officeooo:paragraph-rsid="0013b0c5" style:font-size-asian="12pt" style:font-size-complex="12pt"/>
    </style:style>
    <style:style style:name="P297" style:family="paragraph" style:parent-style-name="Standard">
      <style:paragraph-properties fo:margin-left="0in" fo:margin-right="0in" fo:line-height="100%" fo:text-indent="0.5in" style:auto-text-indent="false"/>
      <style:text-properties style:font-name="Arial" fo:font-size="12pt" officeooo:rsid="059cc584" officeooo:paragraph-rsid="0013b0c5" style:font-size-asian="12pt" style:font-size-complex="12pt"/>
    </style:style>
    <style:style style:name="P298" style:family="paragraph" style:parent-style-name="Standard">
      <style:paragraph-properties fo:margin-left="0in" fo:margin-right="0in" fo:line-height="100%" fo:text-indent="0.5in" style:auto-text-indent="false"/>
      <style:text-properties style:font-name="Arial" fo:font-size="12pt" officeooo:rsid="036c2e18" officeooo:paragraph-rsid="0013b0c5" style:font-size-asian="12pt" style:font-size-complex="12pt"/>
    </style:style>
    <style:style style:name="P299" style:family="paragraph" style:parent-style-name="Standard">
      <style:paragraph-properties fo:margin-left="0in" fo:margin-right="0in" fo:line-height="100%" fo:text-indent="0.5in" style:auto-text-indent="false"/>
      <style:text-properties style:font-name="Arial" fo:font-size="12pt" officeooo:rsid="036c2e18" officeooo:paragraph-rsid="011b751d" style:font-size-asian="12pt" style:font-size-complex="12pt"/>
    </style:style>
    <style:style style:name="P300" style:family="paragraph" style:parent-style-name="Standard">
      <style:paragraph-properties fo:margin-left="0in" fo:margin-right="0in" fo:line-height="100%" fo:text-indent="0.5in" style:auto-text-indent="false"/>
      <style:text-properties style:font-name="Arial" fo:font-size="12pt" officeooo:rsid="036c2e18" officeooo:paragraph-rsid="011c684f" style:font-size-asian="12pt" style:font-size-complex="12pt"/>
    </style:style>
    <style:style style:name="P301" style:family="paragraph" style:parent-style-name="Standard">
      <style:paragraph-properties fo:margin-left="0in" fo:margin-right="0in" fo:line-height="100%" fo:text-indent="0.5in" style:auto-text-indent="false"/>
      <style:text-properties style:font-name="Arial" fo:font-size="12pt" officeooo:rsid="0372d47e" officeooo:paragraph-rsid="0013b0c5" style:font-size-asian="12pt" style:font-size-complex="12pt"/>
    </style:style>
    <style:style style:name="P302" style:family="paragraph" style:parent-style-name="Standard">
      <style:paragraph-properties fo:margin-left="0in" fo:margin-right="0in" fo:line-height="100%" fo:text-indent="0.5in" style:auto-text-indent="false"/>
      <style:text-properties style:font-name="Arial" fo:font-size="12pt" officeooo:rsid="0372d47e" officeooo:paragraph-rsid="011e5b0e" style:font-size-asian="12pt" style:font-size-complex="12pt"/>
    </style:style>
    <style:style style:name="P303" style:family="paragraph" style:parent-style-name="Standard">
      <style:paragraph-properties fo:margin-left="0in" fo:margin-right="0in" fo:line-height="100%" fo:text-indent="0.5in" style:auto-text-indent="false"/>
      <style:text-properties style:font-name="Arial" fo:font-size="12pt" officeooo:rsid="038e93fb" officeooo:paragraph-rsid="0013b0c5" style:font-size-asian="12pt" style:font-size-complex="12pt"/>
    </style:style>
    <style:style style:name="P304" style:family="paragraph" style:parent-style-name="Standard">
      <style:paragraph-properties fo:margin-left="0in" fo:margin-right="0in" fo:line-height="100%" fo:text-indent="0.5in" style:auto-text-indent="false"/>
      <style:text-properties style:font-name="Arial" fo:font-size="12pt" officeooo:rsid="039159a8" officeooo:paragraph-rsid="0013b0c5" style:font-size-asian="12pt" style:font-size-complex="12pt"/>
    </style:style>
    <style:style style:name="P305" style:family="paragraph" style:parent-style-name="Standard">
      <style:paragraph-properties fo:margin-left="0in" fo:margin-right="0in" fo:line-height="100%" fo:text-indent="0.5in" style:auto-text-indent="false"/>
      <style:text-properties style:font-name="Arial" fo:font-size="12pt" officeooo:rsid="0392fa08" officeooo:paragraph-rsid="0013b0c5" style:font-size-asian="12pt" style:font-size-complex="12pt"/>
    </style:style>
    <style:style style:name="P306" style:family="paragraph" style:parent-style-name="Standard">
      <style:paragraph-properties fo:margin-left="0in" fo:margin-right="0in" fo:line-height="100%" fo:text-indent="0.5in" style:auto-text-indent="false"/>
      <style:text-properties style:font-name="Arial" fo:font-size="12pt" officeooo:rsid="02cace8a" officeooo:paragraph-rsid="0013b0c5" style:font-size-asian="12pt" style:font-size-complex="12pt"/>
    </style:style>
    <style:style style:name="P307" style:family="paragraph" style:parent-style-name="Standard">
      <style:paragraph-properties fo:margin-left="0in" fo:margin-right="0in" fo:line-height="100%" fo:text-indent="0.5in" style:auto-text-indent="false"/>
      <style:text-properties style:font-name="Arial" fo:font-size="12pt" officeooo:rsid="03aecf43" officeooo:paragraph-rsid="0013b0c5" style:font-size-asian="12pt" style:font-size-complex="12pt"/>
    </style:style>
    <style:style style:name="P308" style:family="paragraph" style:parent-style-name="Standard">
      <style:paragraph-properties fo:margin-left="0in" fo:margin-right="0in" fo:line-height="100%" fo:text-indent="0.5in" style:auto-text-indent="false"/>
      <style:text-properties style:font-name="Arial" fo:font-size="12pt" officeooo:rsid="03b0135d" officeooo:paragraph-rsid="0013b0c5" style:font-size-asian="12pt" style:font-size-complex="12pt"/>
    </style:style>
    <style:style style:name="P309" style:family="paragraph" style:parent-style-name="Standard">
      <style:paragraph-properties fo:margin-left="0in" fo:margin-right="0in" fo:line-height="100%" fo:text-indent="0.5in" style:auto-text-indent="false"/>
      <style:text-properties style:font-name="Arial" fo:font-size="12pt" officeooo:rsid="03b132cf" officeooo:paragraph-rsid="0013b0c5" style:font-size-asian="12pt" style:font-size-complex="12pt"/>
    </style:style>
    <style:style style:name="P310" style:family="paragraph" style:parent-style-name="Standard">
      <style:paragraph-properties fo:margin-left="0in" fo:margin-right="0in" fo:line-height="100%" fo:text-indent="0.5in" style:auto-text-indent="false"/>
      <style:text-properties style:font-name="Arial" fo:font-size="12pt" officeooo:rsid="037a08e7" officeooo:paragraph-rsid="0013b0c5" style:font-size-asian="12pt" style:font-size-complex="12pt"/>
    </style:style>
    <style:style style:name="P311" style:family="paragraph" style:parent-style-name="Standard">
      <style:paragraph-properties fo:margin-left="0in" fo:margin-right="0in" fo:line-height="100%" fo:text-indent="0.5in" style:auto-text-indent="false"/>
      <style:text-properties style:font-name="Arial" fo:font-size="12pt" officeooo:rsid="037aa9d1" officeooo:paragraph-rsid="0013b0c5" style:font-size-asian="12pt" style:font-size-complex="12pt"/>
    </style:style>
    <style:style style:name="P312" style:family="paragraph" style:parent-style-name="Standard">
      <style:paragraph-properties fo:margin-left="0in" fo:margin-right="0in" fo:line-height="100%" fo:text-indent="0.5in" style:auto-text-indent="false"/>
      <style:text-properties style:font-name="Arial" fo:font-size="12pt" officeooo:rsid="037ab525" officeooo:paragraph-rsid="0013b0c5" style:font-size-asian="12pt" style:font-size-complex="12pt"/>
    </style:style>
    <style:style style:name="P313" style:family="paragraph" style:parent-style-name="Standard">
      <style:paragraph-properties fo:margin-left="0in" fo:margin-right="0in" fo:line-height="100%" fo:text-indent="0.5in" style:auto-text-indent="false"/>
      <style:text-properties style:font-name="Arial" fo:font-size="12pt" officeooo:rsid="047adbfe" officeooo:paragraph-rsid="0013b0c5" style:font-size-asian="12pt" style:font-size-complex="12pt"/>
    </style:style>
    <style:style style:name="P314" style:family="paragraph" style:parent-style-name="Standard">
      <style:paragraph-properties fo:margin-left="0in" fo:margin-right="0in" fo:line-height="100%" fo:text-indent="0.5in" style:auto-text-indent="false"/>
      <style:text-properties style:font-name="Arial" fo:font-size="12pt" officeooo:rsid="06dc0532" officeooo:paragraph-rsid="0013b0c5" style:font-size-asian="12pt" style:font-size-complex="12pt"/>
    </style:style>
    <style:style style:name="P315" style:family="paragraph" style:parent-style-name="Standard">
      <style:paragraph-properties fo:margin-left="0in" fo:margin-right="0in" fo:line-height="100%" fo:text-indent="0.5in" style:auto-text-indent="false"/>
      <style:text-properties style:font-name="Arial" fo:font-size="12pt" officeooo:rsid="0707f107" officeooo:paragraph-rsid="0013b0c5" style:font-size-asian="12pt" style:font-size-complex="12pt"/>
    </style:style>
    <style:style style:name="P316" style:family="paragraph" style:parent-style-name="Standard">
      <style:paragraph-properties fo:margin-left="0in" fo:margin-right="0in" fo:line-height="100%" fo:text-indent="0.5in" style:auto-text-indent="false"/>
      <style:text-properties style:font-name="Arial" fo:font-size="12pt" officeooo:rsid="0707f107" officeooo:paragraph-rsid="00d00e40" style:font-size-asian="12pt" style:font-size-complex="12pt"/>
    </style:style>
    <style:style style:name="P317" style:family="paragraph" style:parent-style-name="Standard">
      <style:paragraph-properties fo:margin-left="0in" fo:margin-right="0in" fo:line-height="100%" fo:text-indent="0.5in" style:auto-text-indent="false"/>
      <style:text-properties style:font-name="Arial" fo:font-size="12pt" officeooo:rsid="07038b20" officeooo:paragraph-rsid="0013b0c5" style:font-size-asian="12pt" style:font-size-complex="12pt"/>
    </style:style>
    <style:style style:name="P318" style:family="paragraph" style:parent-style-name="Standard">
      <style:paragraph-properties fo:margin-left="0in" fo:margin-right="0in" fo:line-height="100%" fo:text-indent="0.5in" style:auto-text-indent="false"/>
      <style:text-properties style:font-name="Arial" fo:font-size="12pt" officeooo:rsid="070438bc" officeooo:paragraph-rsid="0013b0c5" style:font-size-asian="12pt" style:font-size-complex="12pt"/>
    </style:style>
    <style:style style:name="P319" style:family="paragraph" style:parent-style-name="Standard">
      <style:paragraph-properties fo:margin-left="0in" fo:margin-right="0in" fo:line-height="100%" fo:text-indent="0.5in" style:auto-text-indent="false"/>
      <style:text-properties style:font-name="Arial" fo:font-size="12pt" officeooo:rsid="07026938" officeooo:paragraph-rsid="0013b0c5" style:font-size-asian="12pt" style:font-size-complex="12pt"/>
    </style:style>
    <style:style style:name="P320" style:family="paragraph" style:parent-style-name="Standard">
      <style:paragraph-properties fo:margin-left="0in" fo:margin-right="0in" fo:line-height="100%" fo:text-indent="0.5in" style:auto-text-indent="false"/>
      <style:text-properties style:font-name="Arial" fo:font-size="12pt" officeooo:rsid="048ffee7" officeooo:paragraph-rsid="0013b0c5" style:font-size-asian="12pt" style:font-size-complex="12pt"/>
    </style:style>
    <style:style style:name="P321" style:family="paragraph" style:parent-style-name="Standard">
      <style:paragraph-properties fo:margin-left="0in" fo:margin-right="0in" fo:line-height="100%" fo:text-indent="0.5in" style:auto-text-indent="false"/>
      <style:text-properties style:font-name="Arial" fo:font-size="12pt" officeooo:rsid="070894ab" officeooo:paragraph-rsid="0013b0c5" style:font-size-asian="12pt" style:font-size-complex="12pt"/>
    </style:style>
    <style:style style:name="P322" style:family="paragraph" style:parent-style-name="Standard">
      <style:paragraph-properties fo:margin-left="0in" fo:margin-right="0in" fo:line-height="100%" fo:text-indent="0.5in" style:auto-text-indent="false"/>
      <style:text-properties style:font-name="Arial" fo:font-size="12pt" officeooo:rsid="071118e6" officeooo:paragraph-rsid="0013b0c5" style:font-size-asian="12pt" style:font-size-complex="12pt"/>
    </style:style>
    <style:style style:name="P323" style:family="paragraph" style:parent-style-name="Standard">
      <style:paragraph-properties fo:margin-left="0in" fo:margin-right="0in" fo:line-height="100%" fo:text-indent="0.5in" style:auto-text-indent="false"/>
      <style:text-properties style:font-name="Arial" fo:font-size="12pt" officeooo:rsid="07619922" officeooo:paragraph-rsid="0013b0c5" style:font-size-asian="12pt" style:font-size-complex="12pt"/>
    </style:style>
    <style:style style:name="P324" style:family="paragraph" style:parent-style-name="Standard">
      <style:paragraph-properties fo:margin-left="0in" fo:margin-right="0in" fo:line-height="100%" fo:text-indent="0.5in" style:auto-text-indent="false"/>
      <style:text-properties style:font-name="Arial" fo:font-size="12pt" officeooo:rsid="076271dc" officeooo:paragraph-rsid="0013b0c5" style:font-size-asian="12pt" style:font-size-complex="12pt"/>
    </style:style>
    <style:style style:name="P325" style:family="paragraph" style:parent-style-name="Standard">
      <style:paragraph-properties fo:margin-left="0in" fo:margin-right="0in" fo:line-height="100%" fo:text-indent="0.5in" style:auto-text-indent="false"/>
      <style:text-properties style:font-name="Arial" fo:font-size="12pt" officeooo:rsid="076281c5" officeooo:paragraph-rsid="0013b0c5" style:font-size-asian="12pt" style:font-size-complex="12pt"/>
    </style:style>
    <style:style style:name="P326" style:family="paragraph" style:parent-style-name="Standard">
      <style:paragraph-properties fo:margin-left="0in" fo:margin-right="0in" fo:line-height="100%" fo:text-indent="0.5in" style:auto-text-indent="false"/>
      <style:text-properties style:font-name="Arial" fo:font-size="12pt" officeooo:rsid="07653270" officeooo:paragraph-rsid="0013b0c5" style:font-size-asian="12pt" style:font-size-complex="12pt"/>
    </style:style>
    <style:style style:name="P327" style:family="paragraph" style:parent-style-name="Standard">
      <style:paragraph-properties fo:margin-left="0in" fo:margin-right="0in" fo:line-height="100%" fo:text-indent="0.5in" style:auto-text-indent="false"/>
      <style:text-properties style:font-name="Arial" fo:font-size="12pt" officeooo:rsid="077c6581" officeooo:paragraph-rsid="0013b0c5" style:font-size-asian="12pt" style:font-size-complex="12pt"/>
    </style:style>
    <style:style style:name="P328" style:family="paragraph" style:parent-style-name="Standard">
      <style:paragraph-properties fo:margin-left="0in" fo:margin-right="0in" fo:line-height="100%" fo:text-indent="0.5in" style:auto-text-indent="false"/>
      <style:text-properties style:font-name="Arial" fo:font-size="12pt" officeooo:rsid="0765bb90" officeooo:paragraph-rsid="0013b0c5" style:font-size-asian="12pt" style:font-size-complex="12pt"/>
    </style:style>
    <style:style style:name="P329" style:family="paragraph" style:parent-style-name="Standard">
      <style:paragraph-properties fo:margin-left="0in" fo:margin-right="0in" fo:line-height="100%" fo:text-indent="0.5in" style:auto-text-indent="false"/>
      <style:text-properties style:font-name="Arial" fo:font-size="12pt" officeooo:rsid="001784fb" officeooo:paragraph-rsid="0013b0c5" style:font-size-asian="12pt" style:font-size-complex="12pt"/>
    </style:style>
    <style:style style:name="P330" style:family="paragraph" style:parent-style-name="Standard">
      <style:paragraph-properties fo:margin-left="0in" fo:margin-right="0in" fo:line-height="100%" fo:text-indent="0.5in" style:auto-text-indent="false"/>
      <style:text-properties style:font-name="Arial" fo:font-size="12pt" officeooo:rsid="00192826" officeooo:paragraph-rsid="0013b0c5" style:font-size-asian="12pt" style:font-size-complex="12pt"/>
    </style:style>
    <style:style style:name="P331" style:family="paragraph" style:parent-style-name="Standard">
      <style:paragraph-properties fo:margin-left="0in" fo:margin-right="0in" fo:line-height="100%" fo:text-indent="0.5in" style:auto-text-indent="false"/>
      <style:text-properties style:font-name="Arial" fo:font-size="12pt" officeooo:rsid="001b0468" officeooo:paragraph-rsid="0013b0c5" style:font-size-asian="12pt" style:font-size-complex="12pt"/>
    </style:style>
    <style:style style:name="P332" style:family="paragraph" style:parent-style-name="Standard">
      <style:paragraph-properties fo:margin-left="0in" fo:margin-right="0in" fo:line-height="100%" fo:text-indent="0.5in" style:auto-text-indent="false"/>
      <style:text-properties style:font-name="Arial" fo:font-size="12pt" officeooo:rsid="0020e728" officeooo:paragraph-rsid="0013b0c5" style:font-size-asian="12pt" style:font-size-complex="12pt"/>
    </style:style>
    <style:style style:name="P333" style:family="paragraph" style:parent-style-name="Standard">
      <style:paragraph-properties fo:margin-left="0in" fo:margin-right="0in" fo:line-height="100%" fo:text-indent="0.5in" style:auto-text-indent="false"/>
      <style:text-properties style:font-name="Arial" fo:font-size="12pt" officeooo:rsid="00735a29" officeooo:paragraph-rsid="0013b0c5" style:font-size-asian="12pt" style:font-size-complex="12pt"/>
    </style:style>
    <style:style style:name="P334" style:family="paragraph" style:parent-style-name="Standard">
      <style:paragraph-properties fo:margin-left="0in" fo:margin-right="0in" fo:line-height="100%" fo:text-indent="0.5in" style:auto-text-indent="false"/>
      <style:text-properties style:font-name="Arial" fo:font-size="12pt" officeooo:rsid="0067bf7f" officeooo:paragraph-rsid="0013b0c5" style:font-size-asian="12pt" style:font-size-complex="12pt"/>
    </style:style>
    <style:style style:name="P335" style:family="paragraph" style:parent-style-name="Standard">
      <style:paragraph-properties fo:margin-left="0in" fo:margin-right="0in" fo:line-height="100%" fo:text-indent="0.5in" style:auto-text-indent="false"/>
      <style:text-properties style:font-name="Arial" fo:font-size="12pt" officeooo:rsid="006a39c6" officeooo:paragraph-rsid="0013b0c5" style:font-size-asian="12pt" style:font-size-complex="12pt"/>
    </style:style>
    <style:style style:name="P336" style:family="paragraph" style:parent-style-name="Standard">
      <style:paragraph-properties fo:margin-left="0in" fo:margin-right="0in" fo:line-height="100%" fo:text-indent="0.5in" style:auto-text-indent="false"/>
      <style:text-properties style:font-name="Arial" fo:font-size="12pt" officeooo:rsid="006ee54a" officeooo:paragraph-rsid="0013b0c5" style:font-size-asian="12pt" style:font-size-complex="12pt"/>
    </style:style>
    <style:style style:name="P337" style:family="paragraph" style:parent-style-name="Standard">
      <style:paragraph-properties fo:margin-left="0in" fo:margin-right="0in" fo:line-height="100%" fo:text-indent="0.5in" style:auto-text-indent="false"/>
      <style:text-properties style:font-name="Arial" fo:font-size="12pt" officeooo:rsid="006f3a18" officeooo:paragraph-rsid="0013b0c5" style:font-size-asian="12pt" style:font-size-complex="12pt"/>
    </style:style>
    <style:style style:name="P338" style:family="paragraph" style:parent-style-name="Standard">
      <style:paragraph-properties fo:margin-left="0in" fo:margin-right="0in" fo:line-height="100%" fo:text-indent="0.5in" style:auto-text-indent="false"/>
      <style:text-properties style:font-name="Arial" fo:font-size="12pt" officeooo:rsid="00705358" officeooo:paragraph-rsid="0013b0c5" style:font-size-asian="12pt" style:font-size-complex="12pt"/>
    </style:style>
    <style:style style:name="P339" style:family="paragraph" style:parent-style-name="Standard">
      <style:paragraph-properties fo:margin-left="0in" fo:margin-right="0in" fo:line-height="100%" fo:text-indent="0.5in" style:auto-text-indent="false"/>
      <style:text-properties style:font-name="Arial" fo:font-size="12pt" officeooo:rsid="00726cab" officeooo:paragraph-rsid="0013b0c5" style:font-size-asian="12pt" style:font-size-complex="12pt"/>
    </style:style>
    <style:style style:name="P340" style:family="paragraph" style:parent-style-name="Standard">
      <style:paragraph-properties fo:margin-left="0in" fo:margin-right="0in" fo:line-height="100%" fo:text-indent="0.5in" style:auto-text-indent="false"/>
      <style:text-properties style:font-name="Arial" fo:font-size="12pt" officeooo:rsid="00747883" officeooo:paragraph-rsid="0013b0c5" style:font-size-asian="12pt" style:font-size-complex="12pt"/>
    </style:style>
    <style:style style:name="P341" style:family="paragraph" style:parent-style-name="Standard">
      <style:paragraph-properties fo:margin-left="0in" fo:margin-right="0in" fo:line-height="100%" fo:text-indent="0.5in" style:auto-text-indent="false"/>
      <style:text-properties style:font-name="Arial" fo:font-size="12pt" officeooo:rsid="07f0d2d3" officeooo:paragraph-rsid="0013b0c5" style:font-size-asian="12pt" style:font-size-complex="12pt"/>
    </style:style>
    <style:style style:name="P342" style:family="paragraph" style:parent-style-name="Standard">
      <style:paragraph-properties fo:margin-left="0in" fo:margin-right="0in" fo:line-height="100%" fo:text-indent="0.5in" style:auto-text-indent="false"/>
      <style:text-properties style:font-name="Arial" fo:font-size="12pt" officeooo:rsid="07f0d2d3" officeooo:paragraph-rsid="01291474" style:font-size-asian="12pt" style:font-size-complex="12pt"/>
    </style:style>
    <style:style style:name="P343" style:family="paragraph" style:parent-style-name="Standard">
      <style:paragraph-properties fo:margin-left="0in" fo:margin-right="0in" fo:line-height="100%" fo:text-indent="0.5in" style:auto-text-indent="false"/>
      <style:text-properties style:font-name="Arial" fo:font-size="12pt" officeooo:rsid="07f6f421" officeooo:paragraph-rsid="0013b0c5" style:font-size-asian="12pt" style:font-size-complex="12pt"/>
    </style:style>
    <style:style style:name="P344" style:family="paragraph" style:parent-style-name="Standard">
      <style:paragraph-properties fo:margin-left="0in" fo:margin-right="0in" fo:line-height="100%" fo:text-indent="0.5in" style:auto-text-indent="false"/>
      <style:text-properties style:font-name="Arial" fo:font-size="12pt" officeooo:rsid="07f8df1d" officeooo:paragraph-rsid="0013b0c5" style:font-size-asian="12pt" style:font-size-complex="12pt"/>
    </style:style>
    <style:style style:name="P345" style:family="paragraph" style:parent-style-name="Standard">
      <style:paragraph-properties fo:margin-left="0in" fo:margin-right="0in" fo:line-height="100%" fo:text-indent="0.5in" style:auto-text-indent="false"/>
      <style:text-properties style:font-name="Arial" fo:font-size="12pt" officeooo:rsid="0088d078" officeooo:paragraph-rsid="0013b0c5" style:font-size-asian="12pt" style:font-size-complex="12pt"/>
    </style:style>
    <style:style style:name="P346" style:family="paragraph" style:parent-style-name="Standard">
      <style:paragraph-properties fo:margin-left="0in" fo:margin-right="0in" fo:line-height="100%" fo:text-indent="0.5in" style:auto-text-indent="false"/>
      <style:text-properties style:font-name="Arial" fo:font-size="12pt" officeooo:rsid="008a22c2" officeooo:paragraph-rsid="0013b0c5" style:font-size-asian="12pt" style:font-size-complex="12pt"/>
    </style:style>
    <style:style style:name="P347" style:family="paragraph" style:parent-style-name="Standard">
      <style:paragraph-properties fo:margin-left="0in" fo:margin-right="0in" fo:line-height="100%" fo:text-indent="0.5in" style:auto-text-indent="false"/>
      <style:text-properties style:font-name="Arial" fo:font-size="12pt" officeooo:rsid="008a9aca" officeooo:paragraph-rsid="0013b0c5" style:font-size-asian="12pt" style:font-size-complex="12pt"/>
    </style:style>
    <style:style style:name="P348" style:family="paragraph" style:parent-style-name="Standard">
      <style:paragraph-properties fo:margin-left="0in" fo:margin-right="0in" fo:line-height="100%" fo:text-indent="0.5in" style:auto-text-indent="false"/>
      <style:text-properties style:font-name="Arial" fo:font-size="12pt" officeooo:rsid="008cc300" officeooo:paragraph-rsid="0013b0c5" style:font-size-asian="12pt" style:font-size-complex="12pt"/>
    </style:style>
    <style:style style:name="P349" style:family="paragraph" style:parent-style-name="Standard">
      <style:paragraph-properties fo:margin-left="0in" fo:margin-right="0in" fo:line-height="100%" fo:text-indent="0.5in" style:auto-text-indent="false"/>
      <style:text-properties style:font-name="Arial" fo:font-size="12pt" officeooo:rsid="07f9b8f0" officeooo:paragraph-rsid="0013b0c5" style:font-size-asian="12pt" style:font-size-complex="12pt"/>
    </style:style>
    <style:style style:name="P350" style:family="paragraph" style:parent-style-name="Standard">
      <style:paragraph-properties fo:margin-left="0in" fo:margin-right="0in" fo:line-height="100%" fo:text-indent="0.5in" style:auto-text-indent="false"/>
      <style:text-properties style:font-name="Arial" fo:font-size="12pt" officeooo:rsid="07fb5a5f" officeooo:paragraph-rsid="0013b0c5" style:font-size-asian="12pt" style:font-size-complex="12pt"/>
    </style:style>
    <style:style style:name="P351" style:family="paragraph" style:parent-style-name="Standard">
      <style:paragraph-properties fo:margin-left="0in" fo:margin-right="0in" fo:line-height="100%" fo:text-indent="0.5in" style:auto-text-indent="false"/>
      <style:text-properties style:font-name="Arial" fo:font-size="12pt" officeooo:rsid="0490aba6" officeooo:paragraph-rsid="0013b0c5" style:font-size-asian="12pt" style:font-size-complex="12pt"/>
    </style:style>
    <style:style style:name="P352" style:family="paragraph" style:parent-style-name="Standard">
      <style:paragraph-properties fo:margin-left="0in" fo:margin-right="0in" fo:line-height="100%" fo:text-indent="0.5in" style:auto-text-indent="false"/>
      <style:text-properties style:font-name="Arial" fo:font-size="12pt" officeooo:rsid="0490aba6" officeooo:paragraph-rsid="0136aee8" style:font-size-asian="12pt" style:font-size-complex="12pt"/>
    </style:style>
    <style:style style:name="P353" style:family="paragraph" style:parent-style-name="Standard">
      <style:paragraph-properties fo:margin-left="0in" fo:margin-right="0in" fo:line-height="100%" fo:text-indent="0.5in" style:auto-text-indent="false"/>
      <style:text-properties style:font-name="Arial" fo:font-size="12pt" officeooo:rsid="04929314" officeooo:paragraph-rsid="0013b0c5" style:font-size-asian="12pt" style:font-size-complex="12pt"/>
    </style:style>
    <style:style style:name="P354" style:family="paragraph" style:parent-style-name="Standard">
      <style:paragraph-properties fo:margin-left="0in" fo:margin-right="0in" fo:line-height="100%" fo:text-indent="0.5in" style:auto-text-indent="false"/>
      <style:text-properties style:font-name="Arial" fo:font-size="12pt" officeooo:rsid="04956e1d" officeooo:paragraph-rsid="0013b0c5" style:font-size-asian="12pt" style:font-size-complex="12pt"/>
    </style:style>
    <style:style style:name="P355" style:family="paragraph" style:parent-style-name="Standard">
      <style:paragraph-properties fo:margin-left="0in" fo:margin-right="0in" fo:line-height="100%" fo:text-indent="0.5in" style:auto-text-indent="false"/>
      <style:text-properties style:font-name="Arial" fo:font-size="12pt" officeooo:rsid="049665d3" officeooo:paragraph-rsid="0013b0c5" style:font-size-asian="12pt" style:font-size-complex="12pt"/>
    </style:style>
    <style:style style:name="P356" style:family="paragraph" style:parent-style-name="Standard">
      <style:paragraph-properties fo:margin-left="0in" fo:margin-right="0in" fo:line-height="100%" fo:text-indent="0.5in" style:auto-text-indent="false"/>
      <style:text-properties style:font-name="Arial" fo:font-size="12pt" officeooo:rsid="049aacb7" officeooo:paragraph-rsid="0013b0c5" style:font-size-asian="12pt" style:font-size-complex="12pt"/>
    </style:style>
    <style:style style:name="P357" style:family="paragraph" style:parent-style-name="Standard">
      <style:paragraph-properties fo:margin-left="0in" fo:margin-right="0in" fo:line-height="100%" fo:text-indent="0.5in" style:auto-text-indent="false"/>
      <style:text-properties style:font-name="Arial" fo:font-size="12pt" officeooo:rsid="049c8628" officeooo:paragraph-rsid="0013b0c5" style:font-size-asian="12pt" style:font-size-complex="12pt"/>
    </style:style>
    <style:style style:name="P358" style:family="paragraph" style:parent-style-name="Standard">
      <style:paragraph-properties fo:margin-left="0in" fo:margin-right="0in" fo:line-height="100%" fo:text-indent="0.5in" style:auto-text-indent="false"/>
      <style:text-properties style:font-name="Arial" fo:font-size="12pt" officeooo:rsid="049dfad8" officeooo:paragraph-rsid="0013b0c5" style:font-size-asian="12pt" style:font-size-complex="12pt"/>
    </style:style>
    <style:style style:name="P359" style:family="paragraph" style:parent-style-name="Standard">
      <style:paragraph-properties fo:margin-left="0in" fo:margin-right="0in" fo:line-height="100%" fo:text-indent="0.5in" style:auto-text-indent="false"/>
      <style:text-properties style:font-name="Arial" fo:font-size="12pt" officeooo:rsid="049f6f93" officeooo:paragraph-rsid="0013b0c5" style:font-size-asian="12pt" style:font-size-complex="12pt"/>
    </style:style>
    <style:style style:name="P360" style:family="paragraph" style:parent-style-name="Standard">
      <style:paragraph-properties fo:margin-left="0in" fo:margin-right="0in" fo:line-height="100%" fo:text-indent="0.5in" style:auto-text-indent="false"/>
      <style:text-properties style:font-name="Arial" fo:font-size="12pt" officeooo:rsid="04b6c43a" officeooo:paragraph-rsid="0013b0c5" style:font-size-asian="12pt" style:font-size-complex="12pt"/>
    </style:style>
    <style:style style:name="P361" style:family="paragraph" style:parent-style-name="Standard">
      <style:paragraph-properties fo:margin-left="0in" fo:margin-right="0in" fo:line-height="100%" fo:text-indent="0.5in" style:auto-text-indent="false"/>
      <style:text-properties style:font-name="Arial" fo:font-size="12pt" officeooo:rsid="04b7629a" officeooo:paragraph-rsid="0013b0c5" style:font-size-asian="12pt" style:font-size-complex="12pt"/>
    </style:style>
    <style:style style:name="P362" style:family="paragraph" style:parent-style-name="Standard">
      <style:paragraph-properties fo:margin-left="0in" fo:margin-right="0in" fo:line-height="100%" fo:text-indent="0.5in" style:auto-text-indent="false"/>
      <style:text-properties style:font-name="Arial" fo:font-size="12pt" officeooo:rsid="04a07707" officeooo:paragraph-rsid="0013b0c5" style:font-size-asian="12pt" style:font-size-complex="12pt"/>
    </style:style>
    <style:style style:name="P363" style:family="paragraph" style:parent-style-name="Standard">
      <style:paragraph-properties fo:margin-left="0in" fo:margin-right="0in" fo:line-height="100%" fo:text-indent="0.5in" style:auto-text-indent="false"/>
      <style:text-properties style:font-name="Arial" fo:font-size="12pt" officeooo:rsid="068cc82d" officeooo:paragraph-rsid="0013b0c5" style:font-size-asian="12pt" style:font-size-complex="12pt"/>
    </style:style>
    <style:style style:name="P364" style:family="paragraph" style:parent-style-name="Standard">
      <style:paragraph-properties fo:margin-left="0in" fo:margin-right="0in" fo:line-height="100%" fo:text-indent="0.5in" style:auto-text-indent="false"/>
      <style:text-properties style:font-name="Arial" fo:font-size="12pt" officeooo:rsid="06911cd1" officeooo:paragraph-rsid="0013b0c5" style:font-size-asian="12pt" style:font-size-complex="12pt"/>
    </style:style>
    <style:style style:name="P365" style:family="paragraph" style:parent-style-name="Standard">
      <style:paragraph-properties fo:margin-left="0in" fo:margin-right="0in" fo:line-height="100%" fo:text-indent="0.5in" style:auto-text-indent="false"/>
      <style:text-properties style:font-name="Arial" fo:font-size="12pt" officeooo:rsid="069180ee" officeooo:paragraph-rsid="0013b0c5" style:font-size-asian="12pt" style:font-size-complex="12pt"/>
    </style:style>
    <style:style style:name="P366" style:family="paragraph" style:parent-style-name="Standard">
      <style:paragraph-properties fo:margin-left="0in" fo:margin-right="0in" fo:line-height="100%" fo:text-indent="0.5in" style:auto-text-indent="false"/>
      <style:text-properties style:font-name="Arial" fo:font-size="12pt" officeooo:rsid="0691d7d0" officeooo:paragraph-rsid="0013b0c5" style:font-size-asian="12pt" style:font-size-complex="12pt"/>
    </style:style>
    <style:style style:name="P367" style:family="paragraph" style:parent-style-name="Standard">
      <style:paragraph-properties fo:margin-left="0in" fo:margin-right="0in" fo:line-height="100%" fo:text-indent="0.5in" style:auto-text-indent="false"/>
      <style:text-properties style:font-name="Arial" fo:font-size="12pt" officeooo:rsid="04c1dafd" officeooo:paragraph-rsid="0013b0c5" style:font-size-asian="12pt" style:font-size-complex="12pt"/>
    </style:style>
    <style:style style:name="P368" style:family="paragraph" style:parent-style-name="Standard">
      <style:paragraph-properties fo:margin-left="0in" fo:margin-right="0in" fo:line-height="100%" fo:text-indent="0.5in" style:auto-text-indent="false"/>
      <style:text-properties style:font-name="Arial" fo:font-size="12pt" officeooo:rsid="0673e1d4" officeooo:paragraph-rsid="0013b0c5" style:font-size-asian="12pt" style:font-size-complex="12pt"/>
    </style:style>
    <style:style style:name="P369" style:family="paragraph" style:parent-style-name="Standard">
      <style:paragraph-properties fo:margin-left="0in" fo:margin-right="0in" fo:line-height="100%" fo:text-indent="0.5in" style:auto-text-indent="false"/>
      <style:text-properties style:font-name="Arial" fo:font-size="12pt" officeooo:rsid="04a40eac" officeooo:paragraph-rsid="0013b0c5" style:font-size-asian="12pt" style:font-size-complex="12pt"/>
    </style:style>
    <style:style style:name="P370" style:family="paragraph" style:parent-style-name="Standard">
      <style:paragraph-properties fo:margin-left="0in" fo:margin-right="0in" fo:line-height="100%" fo:text-indent="0.5in" style:auto-text-indent="false"/>
      <style:text-properties style:font-name="Arial" fo:font-size="12pt" officeooo:rsid="04a7da95" officeooo:paragraph-rsid="0013b0c5" style:font-size-asian="12pt" style:font-size-complex="12pt"/>
    </style:style>
    <style:style style:name="P371" style:family="paragraph" style:parent-style-name="Standard">
      <style:paragraph-properties fo:margin-left="0in" fo:margin-right="0in" fo:line-height="100%" fo:text-indent="0.5in" style:auto-text-indent="false"/>
      <style:text-properties style:font-name="Arial" fo:font-size="12pt" officeooo:rsid="04ab9e42" officeooo:paragraph-rsid="0013b0c5" style:font-size-asian="12pt" style:font-size-complex="12pt"/>
    </style:style>
    <style:style style:name="P372" style:family="paragraph" style:parent-style-name="Standard">
      <style:paragraph-properties fo:margin-left="0in" fo:margin-right="0in" fo:line-height="100%" fo:text-indent="0.5in" style:auto-text-indent="false"/>
      <style:text-properties style:font-name="Arial" fo:font-size="12pt" officeooo:rsid="04c74194" officeooo:paragraph-rsid="0013b0c5" style:font-size-asian="12pt" style:font-size-complex="12pt"/>
    </style:style>
    <style:style style:name="P373" style:family="paragraph" style:parent-style-name="Standard">
      <style:paragraph-properties fo:margin-left="0in" fo:margin-right="0in" fo:line-height="100%" fo:text-indent="0.5in" style:auto-text-indent="false"/>
      <style:text-properties style:font-name="Arial" fo:font-size="12pt" officeooo:rsid="04c8b744" officeooo:paragraph-rsid="0013b0c5" style:font-size-asian="12pt" style:font-size-complex="12pt"/>
    </style:style>
    <style:style style:name="P374" style:family="paragraph" style:parent-style-name="Standard">
      <style:paragraph-properties fo:margin-left="0in" fo:margin-right="0in" fo:line-height="100%" fo:text-indent="0.5in" style:auto-text-indent="false"/>
      <style:text-properties style:font-name="Arial" fo:font-size="12pt" officeooo:rsid="04cbb679" officeooo:paragraph-rsid="0013b0c5" style:font-size-asian="12pt" style:font-size-complex="12pt"/>
    </style:style>
    <style:style style:name="P375" style:family="paragraph" style:parent-style-name="Standard">
      <style:paragraph-properties fo:margin-left="0in" fo:margin-right="0in" fo:line-height="100%" fo:text-indent="0.5in" style:auto-text-indent="false"/>
      <style:text-properties style:font-name="Arial" fo:font-size="12pt" officeooo:rsid="04ca9701" officeooo:paragraph-rsid="0013b0c5" style:font-size-asian="12pt" style:font-size-complex="12pt"/>
    </style:style>
    <style:style style:name="P376" style:family="paragraph" style:parent-style-name="Standard">
      <style:paragraph-properties fo:margin-left="0in" fo:margin-right="0in" fo:line-height="100%" fo:text-indent="0.5in" style:auto-text-indent="false"/>
      <style:text-properties style:font-name="Arial" fo:font-size="12pt" officeooo:rsid="04cd2091" officeooo:paragraph-rsid="0013b0c5" style:font-size-asian="12pt" style:font-size-complex="12pt"/>
    </style:style>
    <style:style style:name="P377" style:family="paragraph" style:parent-style-name="Standard">
      <style:paragraph-properties fo:margin-left="0in" fo:margin-right="0in" fo:line-height="100%" fo:text-indent="0.5in" style:auto-text-indent="false"/>
      <style:text-properties style:font-name="Arial" fo:font-size="12pt" officeooo:rsid="04ce4881" officeooo:paragraph-rsid="0013b0c5" style:font-size-asian="12pt" style:font-size-complex="12pt"/>
    </style:style>
    <style:style style:name="P378" style:family="paragraph" style:parent-style-name="Standard">
      <style:paragraph-properties fo:margin-left="0in" fo:margin-right="0in" fo:line-height="100%" fo:text-indent="0.5in" style:auto-text-indent="false"/>
      <style:text-properties style:font-name="Arial" fo:font-size="12pt" officeooo:rsid="04d14ebc" officeooo:paragraph-rsid="0013b0c5" style:font-size-asian="12pt" style:font-size-complex="12pt"/>
    </style:style>
    <style:style style:name="P379" style:family="paragraph" style:parent-style-name="Standard">
      <style:paragraph-properties fo:margin-left="0in" fo:margin-right="0in" fo:line-height="100%" fo:text-indent="0.5in" style:auto-text-indent="false"/>
      <style:text-properties style:font-name="Arial" fo:font-size="12pt" officeooo:rsid="04d14ebc" officeooo:paragraph-rsid="015b0d06" style:font-size-asian="12pt" style:font-size-complex="12pt"/>
    </style:style>
    <style:style style:name="P380" style:family="paragraph" style:parent-style-name="Standard">
      <style:paragraph-properties fo:margin-left="0in" fo:margin-right="0in" fo:line-height="100%" fo:text-indent="0.5in" style:auto-text-indent="false"/>
      <style:text-properties style:font-name="Arial" fo:font-size="12pt" officeooo:rsid="04d2ffe3" officeooo:paragraph-rsid="0013b0c5" style:font-size-asian="12pt" style:font-size-complex="12pt"/>
    </style:style>
    <style:style style:name="P381" style:family="paragraph" style:parent-style-name="Standard">
      <style:paragraph-properties fo:margin-left="0in" fo:margin-right="0in" fo:line-height="100%" fo:text-indent="0.5in" style:auto-text-indent="false"/>
      <style:text-properties style:font-name="Arial" fo:font-size="12pt" officeooo:rsid="04d40c9e" officeooo:paragraph-rsid="0013b0c5" style:font-size-asian="12pt" style:font-size-complex="12pt"/>
    </style:style>
    <style:style style:name="P382" style:family="paragraph" style:parent-style-name="Standard">
      <style:paragraph-properties fo:margin-left="0in" fo:margin-right="0in" fo:line-height="100%" fo:text-indent="0.5in" style:auto-text-indent="false"/>
      <style:text-properties style:font-name="Arial" fo:font-size="12pt" officeooo:rsid="03bb35b5" officeooo:paragraph-rsid="0013b0c5" style:font-size-asian="12pt" style:font-size-complex="12pt"/>
    </style:style>
    <style:style style:name="P383" style:family="paragraph" style:parent-style-name="Standard">
      <style:paragraph-properties fo:margin-left="0in" fo:margin-right="0in" fo:line-height="100%" fo:text-indent="0.5in" style:auto-text-indent="false"/>
      <style:text-properties style:font-name="Arial" fo:font-size="12pt" officeooo:rsid="03951cad" officeooo:paragraph-rsid="0013b0c5" style:font-size-asian="12pt" style:font-size-complex="12pt"/>
    </style:style>
    <style:style style:name="P384" style:family="paragraph" style:parent-style-name="Standard">
      <style:paragraph-properties fo:margin-left="0in" fo:margin-right="0in" fo:line-height="100%" fo:text-indent="0.5in" style:auto-text-indent="false"/>
      <style:text-properties style:font-name="Arial" fo:font-size="12pt" officeooo:rsid="03dd2a51" officeooo:paragraph-rsid="0013b0c5" style:font-size-asian="12pt" style:font-size-complex="12pt"/>
    </style:style>
    <style:style style:name="P385" style:family="paragraph" style:parent-style-name="Standard">
      <style:paragraph-properties fo:margin-left="0in" fo:margin-right="0in" fo:line-height="100%" fo:text-indent="0.5in" style:auto-text-indent="false"/>
      <style:text-properties style:font-name="Arial" fo:font-size="12pt" officeooo:rsid="04d7ff86" officeooo:paragraph-rsid="0013b0c5" style:font-size-asian="12pt" style:font-size-complex="12pt"/>
    </style:style>
    <style:style style:name="P386" style:family="paragraph" style:parent-style-name="Standard">
      <style:paragraph-properties fo:margin-left="0in" fo:margin-right="0in" fo:line-height="100%" fo:text-indent="0.5in" style:auto-text-indent="false"/>
      <style:text-properties style:font-name="Arial" fo:font-size="12pt" officeooo:rsid="0395c89a" officeooo:paragraph-rsid="0013b0c5" style:font-size-asian="12pt" style:font-size-complex="12pt"/>
    </style:style>
    <style:style style:name="P387" style:family="paragraph" style:parent-style-name="Standard">
      <style:paragraph-properties fo:margin-left="0in" fo:margin-right="0in" fo:line-height="100%" fo:text-indent="0.5in" style:auto-text-indent="false"/>
      <style:text-properties style:font-name="Arial" fo:font-size="12pt" officeooo:rsid="04dc9efa" officeooo:paragraph-rsid="0013b0c5" style:font-size-asian="12pt" style:font-size-complex="12pt"/>
    </style:style>
    <style:style style:name="P388" style:family="paragraph" style:parent-style-name="Standard">
      <style:paragraph-properties fo:margin-left="0in" fo:margin-right="0in" fo:line-height="100%" fo:text-indent="0.5in" style:auto-text-indent="false"/>
      <style:text-properties style:font-name="Arial" fo:font-size="12pt" officeooo:rsid="03d65388" officeooo:paragraph-rsid="0013b0c5" style:font-size-asian="12pt" style:font-size-complex="12pt"/>
    </style:style>
    <style:style style:name="P389" style:family="paragraph" style:parent-style-name="Standard">
      <style:paragraph-properties fo:margin-left="0in" fo:margin-right="0in" fo:line-height="100%" fo:text-indent="0.5in" style:auto-text-indent="false"/>
      <style:text-properties style:font-name="Arial" fo:font-size="12pt" officeooo:rsid="06a59ff6" officeooo:paragraph-rsid="0013b0c5" style:font-size-asian="12pt" style:font-size-complex="12pt"/>
    </style:style>
    <style:style style:name="P390" style:family="paragraph" style:parent-style-name="Standard">
      <style:paragraph-properties fo:margin-left="0in" fo:margin-right="0in" fo:line-height="100%" fo:text-indent="0.5in" style:auto-text-indent="false"/>
      <style:text-properties style:font-name="Arial" fo:font-size="12pt" officeooo:rsid="03e1cbe5" officeooo:paragraph-rsid="0013b0c5" style:font-size-asian="12pt" style:font-size-complex="12pt"/>
    </style:style>
    <style:style style:name="P391" style:family="paragraph" style:parent-style-name="Standard">
      <style:paragraph-properties fo:margin-left="0in" fo:margin-right="0in" fo:line-height="100%" fo:text-indent="0.5in" style:auto-text-indent="false"/>
      <style:text-properties style:font-name="Arial" fo:font-size="12pt" officeooo:rsid="0543747e" officeooo:paragraph-rsid="0013b0c5" style:font-size-asian="12pt" style:font-size-complex="12pt"/>
    </style:style>
    <style:style style:name="P392" style:family="paragraph" style:parent-style-name="Standard">
      <style:paragraph-properties fo:margin-left="0in" fo:margin-right="0in" fo:line-height="100%" fo:text-indent="0.5in" style:auto-text-indent="false"/>
      <style:text-properties style:font-name="Arial" fo:font-size="12pt" officeooo:rsid="0543747e" officeooo:paragraph-rsid="01888260" style:font-size-asian="12pt" style:font-size-complex="12pt"/>
    </style:style>
    <style:style style:name="P393" style:family="paragraph" style:parent-style-name="Standard">
      <style:paragraph-properties fo:margin-left="0in" fo:margin-right="0in" fo:line-height="100%" fo:text-indent="0.5in" style:auto-text-indent="false"/>
      <style:text-properties style:font-name="Arial" fo:font-size="12pt" officeooo:rsid="053dc531" officeooo:paragraph-rsid="0013b0c5" style:font-size-asian="12pt" style:font-size-complex="12pt"/>
    </style:style>
    <style:style style:name="P394" style:family="paragraph" style:parent-style-name="Standard">
      <style:paragraph-properties fo:margin-left="0in" fo:margin-right="0in" fo:line-height="100%" fo:text-indent="0.5in" style:auto-text-indent="false"/>
      <style:text-properties style:font-name="Arial" fo:font-size="12pt" officeooo:rsid="053e8ff5" officeooo:paragraph-rsid="0013b0c5" style:font-size-asian="12pt" style:font-size-complex="12pt"/>
    </style:style>
    <style:style style:name="P395" style:family="paragraph" style:parent-style-name="Standard">
      <style:paragraph-properties fo:margin-left="0in" fo:margin-right="0in" fo:line-height="100%" fo:text-indent="0.5in" style:auto-text-indent="false"/>
      <style:text-properties style:font-name="Arial" fo:font-size="12pt" officeooo:rsid="0547665c" officeooo:paragraph-rsid="0013b0c5" style:font-size-asian="12pt" style:font-size-complex="12pt"/>
    </style:style>
    <style:style style:name="P396" style:family="paragraph" style:parent-style-name="Standard">
      <style:paragraph-properties fo:margin-left="0in" fo:margin-right="0in" fo:line-height="100%" fo:text-indent="0.5in" style:auto-text-indent="false"/>
      <style:text-properties style:font-name="Arial" fo:font-size="12pt" officeooo:rsid="0547bacb" officeooo:paragraph-rsid="0013b0c5" style:font-size-asian="12pt" style:font-size-complex="12pt"/>
    </style:style>
    <style:style style:name="P397" style:family="paragraph" style:parent-style-name="Standard">
      <style:paragraph-properties fo:margin-left="0in" fo:margin-right="0in" fo:line-height="100%" fo:text-indent="0.5in" style:auto-text-indent="false"/>
      <style:text-properties style:font-name="Arial" fo:font-size="12pt" officeooo:rsid="06a78cd2" officeooo:paragraph-rsid="0013b0c5" style:font-size-asian="12pt" style:font-size-complex="12pt"/>
    </style:style>
    <style:style style:name="P398" style:family="paragraph" style:parent-style-name="Standard">
      <style:paragraph-properties fo:margin-left="0in" fo:margin-right="0in" fo:line-height="100%" fo:text-indent="0.5in" style:auto-text-indent="false"/>
      <style:text-properties style:font-name="Arial" fo:font-size="12pt" officeooo:rsid="04ffca9c" officeooo:paragraph-rsid="0013b0c5" style:font-size-asian="12pt" style:font-size-complex="12pt"/>
    </style:style>
    <style:style style:name="P399" style:family="paragraph" style:parent-style-name="Standard">
      <style:paragraph-properties fo:margin-left="0in" fo:margin-right="0in" fo:line-height="100%" fo:text-indent="0.5in" style:auto-text-indent="false"/>
      <style:text-properties style:font-name="Arial" fo:font-size="12pt" officeooo:rsid="04fff6d2" officeooo:paragraph-rsid="0013b0c5" style:font-size-asian="12pt" style:font-size-complex="12pt"/>
    </style:style>
    <style:style style:name="P400" style:family="paragraph" style:parent-style-name="Standard">
      <style:paragraph-properties fo:margin-left="0in" fo:margin-right="0in" fo:line-height="100%" fo:text-indent="0.5in" style:auto-text-indent="false"/>
      <style:text-properties style:font-name="Arial" fo:font-size="12pt" officeooo:rsid="050195df" officeooo:paragraph-rsid="0013b0c5" style:font-size-asian="12pt" style:font-size-complex="12pt"/>
    </style:style>
    <style:style style:name="P401" style:family="paragraph" style:parent-style-name="Standard">
      <style:paragraph-properties fo:margin-left="0in" fo:margin-right="0in" fo:line-height="100%" fo:text-indent="0.5in" style:auto-text-indent="false"/>
      <style:text-properties style:font-name="Arial" fo:font-size="12pt" officeooo:rsid="0503f0d1" officeooo:paragraph-rsid="0013b0c5" style:font-size-asian="12pt" style:font-size-complex="12pt"/>
    </style:style>
    <style:style style:name="P402" style:family="paragraph" style:parent-style-name="Standard">
      <style:paragraph-properties fo:margin-left="0in" fo:margin-right="0in" fo:line-height="100%" fo:text-indent="0.5in" style:auto-text-indent="false"/>
      <style:text-properties style:font-name="Arial" fo:font-size="12pt" officeooo:rsid="050332d5" officeooo:paragraph-rsid="0013b0c5" style:font-size-asian="12pt" style:font-size-complex="12pt"/>
    </style:style>
    <style:style style:name="P403" style:family="paragraph" style:parent-style-name="Standard">
      <style:paragraph-properties fo:margin-left="0in" fo:margin-right="0in" fo:line-height="100%" fo:text-indent="0.5in" style:auto-text-indent="false"/>
      <style:text-properties style:font-name="Arial" fo:font-size="12pt" officeooo:rsid="052ea539" officeooo:paragraph-rsid="0013b0c5" style:font-size-asian="12pt" style:font-size-complex="12pt"/>
    </style:style>
    <style:style style:name="P404" style:family="paragraph" style:parent-style-name="Standard">
      <style:paragraph-properties fo:margin-left="0in" fo:margin-right="0in" fo:line-height="100%" fo:text-indent="0.5in" style:auto-text-indent="false"/>
      <style:text-properties style:font-name="Arial" fo:font-size="12pt" officeooo:rsid="050689ce" officeooo:paragraph-rsid="0013b0c5" style:font-size-asian="12pt" style:font-size-complex="12pt"/>
    </style:style>
    <style:style style:name="P405" style:family="paragraph" style:parent-style-name="Standard">
      <style:paragraph-properties fo:margin-left="0in" fo:margin-right="0in" fo:line-height="100%" fo:text-indent="0.5in" style:auto-text-indent="false"/>
      <style:text-properties style:font-name="Arial" fo:font-size="12pt" officeooo:rsid="050799ab" officeooo:paragraph-rsid="0013b0c5" style:font-size-asian="12pt" style:font-size-complex="12pt"/>
    </style:style>
    <style:style style:name="P406" style:family="paragraph" style:parent-style-name="Standard">
      <style:paragraph-properties fo:margin-left="0in" fo:margin-right="0in" fo:line-height="100%" fo:text-indent="0.5in" style:auto-text-indent="false"/>
      <style:text-properties style:font-name="Arial" fo:font-size="12pt" officeooo:rsid="050f22bf" officeooo:paragraph-rsid="0013b0c5" style:font-size-asian="12pt" style:font-size-complex="12pt"/>
    </style:style>
    <style:style style:name="P407" style:family="paragraph" style:parent-style-name="Standard">
      <style:paragraph-properties fo:margin-left="0in" fo:margin-right="0in" fo:line-height="100%" fo:text-indent="0.5in" style:auto-text-indent="false"/>
      <style:text-properties style:font-name="Arial" fo:font-size="12pt" officeooo:rsid="00f0a81f" officeooo:paragraph-rsid="0013b0c5" style:font-size-asian="12pt" style:font-size-complex="12pt"/>
    </style:style>
    <style:style style:name="P408" style:family="paragraph" style:parent-style-name="Standard">
      <style:paragraph-properties fo:margin-left="0in" fo:margin-right="0in" fo:line-height="100%" fo:text-indent="0.5in" style:auto-text-indent="false"/>
      <style:text-properties style:font-name="Arial" fo:font-size="12pt" officeooo:rsid="05112a99" officeooo:paragraph-rsid="0013b0c5" style:font-size-asian="12pt" style:font-size-complex="12pt"/>
    </style:style>
    <style:style style:name="P409" style:family="paragraph" style:parent-style-name="Standard">
      <style:paragraph-properties fo:margin-left="0in" fo:margin-right="0in" fo:line-height="100%" fo:text-indent="0.5in" style:auto-text-indent="false"/>
      <style:text-properties style:font-name="Arial" fo:font-size="12pt" officeooo:rsid="05271426" officeooo:paragraph-rsid="0013b0c5" style:font-size-asian="12pt" style:font-size-complex="12pt"/>
    </style:style>
    <style:style style:name="P410" style:family="paragraph" style:parent-style-name="Standard">
      <style:paragraph-properties fo:margin-left="0in" fo:margin-right="0in" fo:line-height="100%" fo:text-indent="0.5in" style:auto-text-indent="false"/>
      <style:text-properties style:font-name="Arial" fo:font-size="12pt" officeooo:rsid="052829da" officeooo:paragraph-rsid="0013b0c5" style:font-size-asian="12pt" style:font-size-complex="12pt"/>
    </style:style>
    <style:style style:name="P411" style:family="paragraph" style:parent-style-name="Standard">
      <style:paragraph-properties fo:margin-left="0in" fo:margin-right="0in" fo:line-height="100%" fo:text-indent="0.5in" style:auto-text-indent="false"/>
      <style:text-properties style:font-name="Arial" fo:font-size="12pt" officeooo:rsid="052d176b" officeooo:paragraph-rsid="0013b0c5" style:font-size-asian="12pt" style:font-size-complex="12pt"/>
    </style:style>
    <style:style style:name="P412" style:family="paragraph" style:parent-style-name="Standard">
      <style:paragraph-properties fo:margin-left="0in" fo:margin-right="0in" fo:line-height="100%" fo:text-indent="0.5in" style:auto-text-indent="false"/>
      <style:text-properties style:font-name="Arial" fo:font-size="12pt" officeooo:rsid="052f649e" officeooo:paragraph-rsid="0013b0c5" style:font-size-asian="12pt" style:font-size-complex="12pt"/>
    </style:style>
    <style:style style:name="P413" style:family="paragraph" style:parent-style-name="Standard">
      <style:paragraph-properties fo:margin-left="0in" fo:margin-right="0in" fo:line-height="100%" fo:text-indent="0.5in" style:auto-text-indent="false"/>
      <style:text-properties style:font-name="Arial" fo:font-size="12pt" officeooo:rsid="053375e3" officeooo:paragraph-rsid="0013b0c5" style:font-size-asian="12pt" style:font-size-complex="12pt"/>
    </style:style>
    <style:style style:name="P414" style:family="paragraph" style:parent-style-name="Standard">
      <style:paragraph-properties fo:margin-left="0in" fo:margin-right="0in" fo:line-height="100%" fo:text-indent="0.5in" style:auto-text-indent="false"/>
      <style:text-properties style:font-name="Arial" fo:font-size="12pt" officeooo:rsid="0530ae0f" officeooo:paragraph-rsid="0013b0c5" style:font-size-asian="12pt" style:font-size-complex="12pt"/>
    </style:style>
    <style:style style:name="P415" style:family="paragraph" style:parent-style-name="Standard">
      <style:paragraph-properties fo:margin-left="0in" fo:margin-right="0in" fo:line-height="100%" fo:text-indent="0.5in" style:auto-text-indent="false"/>
      <style:text-properties style:font-name="Arial" fo:font-size="12pt" officeooo:rsid="0531e792" officeooo:paragraph-rsid="0013b0c5" style:font-size-asian="12pt" style:font-size-complex="12pt"/>
    </style:style>
    <style:style style:name="P416" style:family="paragraph" style:parent-style-name="Standard">
      <style:paragraph-properties fo:margin-left="0in" fo:margin-right="0in" fo:line-height="100%" fo:text-indent="0.5in" style:auto-text-indent="false"/>
      <style:text-properties style:font-name="Arial" fo:font-size="12pt" officeooo:rsid="05323fb6" officeooo:paragraph-rsid="0013b0c5" style:font-size-asian="12pt" style:font-size-complex="12pt"/>
    </style:style>
    <style:style style:name="P417" style:family="paragraph" style:parent-style-name="Standard">
      <style:paragraph-properties fo:margin-left="0in" fo:margin-right="0in" fo:line-height="100%" fo:text-indent="0.5in" style:auto-text-indent="false"/>
      <style:text-properties style:font-name="Arial" fo:font-size="12pt" officeooo:rsid="0535569b" officeooo:paragraph-rsid="0013b0c5" style:font-size-asian="12pt" style:font-size-complex="12pt"/>
    </style:style>
    <style:style style:name="P418" style:family="paragraph" style:parent-style-name="Standard">
      <style:paragraph-properties fo:margin-left="0in" fo:margin-right="0in" fo:line-height="100%" fo:text-indent="0.5in" style:auto-text-indent="false"/>
      <style:text-properties style:font-name="Arial" fo:font-size="12pt" officeooo:rsid="053691a9" officeooo:paragraph-rsid="0013b0c5" style:font-size-asian="12pt" style:font-size-complex="12pt"/>
    </style:style>
    <style:style style:name="P419" style:family="paragraph" style:parent-style-name="Standard">
      <style:paragraph-properties fo:margin-left="0in" fo:margin-right="0in" fo:line-height="100%" fo:text-indent="0.5in" style:auto-text-indent="false"/>
      <style:text-properties style:font-name="Arial" fo:font-size="12pt" officeooo:rsid="0538d296" officeooo:paragraph-rsid="0013b0c5" style:font-size-asian="12pt" style:font-size-complex="12pt"/>
    </style:style>
    <style:style style:name="P420" style:family="paragraph" style:parent-style-name="Standard">
      <style:paragraph-properties fo:margin-left="0in" fo:margin-right="0in" fo:line-height="100%" fo:text-indent="0.5in" style:auto-text-indent="false"/>
      <style:text-properties style:font-name="Arial" fo:font-size="12pt" officeooo:rsid="04dfa296" officeooo:paragraph-rsid="0013b0c5" style:font-size-asian="12pt" style:font-size-complex="12pt"/>
    </style:style>
    <style:style style:name="P421" style:family="paragraph" style:parent-style-name="Standard">
      <style:paragraph-properties fo:margin-left="0in" fo:margin-right="0in" fo:line-height="100%" fo:text-indent="0.5in" style:auto-text-indent="false"/>
      <style:text-properties style:font-name="Arial" fo:font-size="12pt" officeooo:rsid="04e1a1e6" officeooo:paragraph-rsid="0013b0c5" style:font-size-asian="12pt" style:font-size-complex="12pt"/>
    </style:style>
    <style:style style:name="P422" style:family="paragraph" style:parent-style-name="Standard">
      <style:paragraph-properties fo:margin-left="0in" fo:margin-right="0in" fo:line-height="100%" fo:text-indent="0.5in" style:auto-text-indent="false"/>
      <style:text-properties style:font-name="Arial" fo:font-size="12pt" officeooo:rsid="04e6bb4c" officeooo:paragraph-rsid="0013b0c5" style:font-size-asian="12pt" style:font-size-complex="12pt"/>
    </style:style>
    <style:style style:name="P423" style:family="paragraph" style:parent-style-name="Standard">
      <style:paragraph-properties fo:margin-left="0in" fo:margin-right="0in" fo:line-height="100%" fo:text-indent="0.5in" style:auto-text-indent="false"/>
      <style:text-properties style:font-name="Arial" fo:font-size="12pt" officeooo:rsid="01d2a06b" officeooo:paragraph-rsid="0013b0c5" style:font-size-asian="12pt" style:font-size-complex="12pt"/>
    </style:style>
    <style:style style:name="P424" style:family="paragraph" style:parent-style-name="Standard">
      <style:paragraph-properties fo:margin-left="0in" fo:margin-right="0in" fo:line-height="100%" fo:text-indent="0.5in" style:auto-text-indent="false"/>
      <style:text-properties style:font-name="Arial" fo:font-size="12pt" officeooo:rsid="01d3bc36" officeooo:paragraph-rsid="0013b0c5" style:font-size-asian="12pt" style:font-size-complex="12pt"/>
    </style:style>
    <style:style style:name="P425" style:family="paragraph" style:parent-style-name="Standard">
      <style:paragraph-properties fo:margin-left="0in" fo:margin-right="0in" fo:line-height="100%" fo:text-indent="0.5in" style:auto-text-indent="false"/>
      <style:text-properties style:font-name="Arial" fo:font-size="12pt" officeooo:rsid="01d61e45" officeooo:paragraph-rsid="0013b0c5" style:font-size-asian="12pt" style:font-size-complex="12pt"/>
    </style:style>
    <style:style style:name="P426" style:family="paragraph" style:parent-style-name="Standard">
      <style:paragraph-properties fo:margin-left="0in" fo:margin-right="0in" fo:line-height="100%" fo:text-indent="0.5in" style:auto-text-indent="false"/>
      <style:text-properties style:font-name="Arial" fo:font-size="12pt" officeooo:rsid="01d72f4a" officeooo:paragraph-rsid="0013b0c5" style:font-size-asian="12pt" style:font-size-complex="12pt"/>
    </style:style>
    <style:style style:name="P427" style:family="paragraph" style:parent-style-name="Standard">
      <style:paragraph-properties fo:margin-left="0in" fo:margin-right="0in" fo:line-height="100%" fo:text-indent="0.5in" style:auto-text-indent="false"/>
      <style:text-properties style:font-name="Arial" fo:font-size="12pt" officeooo:rsid="01548163" officeooo:paragraph-rsid="0013b0c5" style:font-size-asian="12pt" style:font-size-complex="12pt"/>
    </style:style>
    <style:style style:name="P428" style:family="paragraph" style:parent-style-name="Standard">
      <style:paragraph-properties fo:margin-left="0in" fo:margin-right="0in" fo:line-height="100%" fo:text-indent="0.5in" style:auto-text-indent="false"/>
      <style:text-properties style:font-name="Arial" fo:font-size="12pt" officeooo:rsid="01560cee" officeooo:paragraph-rsid="0013b0c5" style:font-size-asian="12pt" style:font-size-complex="12pt"/>
    </style:style>
    <style:style style:name="P429" style:family="paragraph" style:parent-style-name="Standard">
      <style:paragraph-properties fo:margin-left="0in" fo:margin-right="0in" fo:line-height="100%" fo:text-indent="0.5in" style:auto-text-indent="false"/>
      <style:text-properties style:font-name="Arial" fo:font-size="12pt" officeooo:rsid="01dae380" officeooo:paragraph-rsid="0013b0c5" style:font-size-asian="12pt" style:font-size-complex="12pt"/>
    </style:style>
    <style:style style:name="P430" style:family="paragraph" style:parent-style-name="Standard">
      <style:paragraph-properties fo:margin-left="0in" fo:margin-right="0in" fo:line-height="100%" fo:text-indent="0.5in" style:auto-text-indent="false"/>
      <style:text-properties style:font-name="Arial" fo:font-size="12pt" officeooo:rsid="01dbe903" officeooo:paragraph-rsid="0013b0c5" style:font-size-asian="12pt" style:font-size-complex="12pt"/>
    </style:style>
    <style:style style:name="P431" style:family="paragraph" style:parent-style-name="Standard">
      <style:paragraph-properties fo:margin-left="0in" fo:margin-right="0in" fo:line-height="100%" fo:text-indent="0.5in" style:auto-text-indent="false"/>
      <style:text-properties style:font-name="Arial" fo:font-size="12pt" officeooo:rsid="015cfea5" officeooo:paragraph-rsid="0013b0c5" style:font-size-asian="12pt" style:font-size-complex="12pt"/>
    </style:style>
    <style:style style:name="P432" style:family="paragraph" style:parent-style-name="Standard">
      <style:paragraph-properties fo:margin-left="0in" fo:margin-right="0in" fo:line-height="100%" fo:text-indent="0.5in" style:auto-text-indent="false"/>
      <style:text-properties style:font-name="Arial" fo:font-size="12pt" officeooo:rsid="01ddd967" officeooo:paragraph-rsid="0013b0c5" style:font-size-asian="12pt" style:font-size-complex="12pt"/>
    </style:style>
    <style:style style:name="P433" style:family="paragraph" style:parent-style-name="Standard">
      <style:paragraph-properties fo:margin-left="0in" fo:margin-right="0in" fo:line-height="100%" fo:text-indent="0.5in" style:auto-text-indent="false"/>
      <style:text-properties style:font-name="Arial" fo:font-size="12pt" officeooo:rsid="015d8df9" officeooo:paragraph-rsid="0013b0c5" style:font-size-asian="12pt" style:font-size-complex="12pt"/>
    </style:style>
    <style:style style:name="P434" style:family="paragraph" style:parent-style-name="Standard">
      <style:paragraph-properties fo:margin-left="0in" fo:margin-right="0in" fo:line-height="100%" fo:text-indent="0.5in" style:auto-text-indent="false"/>
      <style:text-properties style:font-name="Arial" fo:font-size="12pt" officeooo:rsid="01eab5d9" officeooo:paragraph-rsid="0013b0c5" style:font-size-asian="12pt" style:font-size-complex="12pt"/>
    </style:style>
    <style:style style:name="P435" style:family="paragraph" style:parent-style-name="Standard">
      <style:paragraph-properties fo:margin-left="0in" fo:margin-right="0in" fo:line-height="100%" fo:text-indent="0.5in" style:auto-text-indent="false"/>
      <style:text-properties style:font-name="Arial" fo:font-size="12pt" officeooo:rsid="01ec8f83" officeooo:paragraph-rsid="0013b0c5" style:font-size-asian="12pt" style:font-size-complex="12pt"/>
    </style:style>
    <style:style style:name="P436" style:family="paragraph" style:parent-style-name="Standard">
      <style:paragraph-properties fo:margin-left="0in" fo:margin-right="0in" fo:line-height="100%" fo:text-indent="0.5in" style:auto-text-indent="false"/>
      <style:text-properties style:font-name="Arial" fo:font-size="12pt" officeooo:rsid="01ee4228" officeooo:paragraph-rsid="0013b0c5" style:font-size-asian="12pt" style:font-size-complex="12pt"/>
    </style:style>
    <style:style style:name="P437" style:family="paragraph" style:parent-style-name="Standard">
      <style:paragraph-properties fo:margin-left="0in" fo:margin-right="0in" fo:line-height="100%" fo:text-indent="0.5in" style:auto-text-indent="false"/>
      <style:text-properties style:font-name="Arial" fo:font-size="12pt" officeooo:rsid="01ef66d0" officeooo:paragraph-rsid="0013b0c5" style:font-size-asian="12pt" style:font-size-complex="12pt"/>
    </style:style>
    <style:style style:name="P438" style:family="paragraph" style:parent-style-name="Standard">
      <style:paragraph-properties fo:margin-left="0in" fo:margin-right="0in" fo:line-height="100%" fo:text-indent="0.5in" style:auto-text-indent="false"/>
      <style:text-properties style:font-name="Arial" fo:font-size="12pt" officeooo:rsid="01f24582" officeooo:paragraph-rsid="0013b0c5" style:font-size-asian="12pt" style:font-size-complex="12pt"/>
    </style:style>
    <style:style style:name="P439" style:family="paragraph" style:parent-style-name="Standard">
      <style:paragraph-properties fo:margin-left="0in" fo:margin-right="0in" fo:line-height="100%" fo:text-indent="0.5in" style:auto-text-indent="false"/>
      <style:text-properties style:font-name="Arial" fo:font-size="12pt" officeooo:rsid="052c6d30" officeooo:paragraph-rsid="0013b0c5" style:font-size-asian="12pt" style:font-size-complex="12pt"/>
    </style:style>
    <style:style style:name="P440" style:family="paragraph" style:parent-style-name="Standard">
      <style:paragraph-properties fo:margin-left="0in" fo:margin-right="0in" fo:line-height="100%" fo:text-indent="0.5in" style:auto-text-indent="false"/>
      <style:text-properties style:font-name="Arial" fo:font-size="12pt" officeooo:rsid="01f07e40" officeooo:paragraph-rsid="0013b0c5" style:font-size-asian="12pt" style:font-size-complex="12pt"/>
    </style:style>
    <style:style style:name="P441" style:family="paragraph" style:parent-style-name="Standard">
      <style:paragraph-properties fo:margin-left="0in" fo:margin-right="0in" fo:line-height="100%" fo:text-indent="0.5in" style:auto-text-indent="false"/>
      <style:text-properties style:font-name="Arial" fo:font-size="12pt" officeooo:rsid="01f43032" officeooo:paragraph-rsid="0013b0c5" style:font-size-asian="12pt" style:font-size-complex="12pt"/>
    </style:style>
    <style:style style:name="P442" style:family="paragraph" style:parent-style-name="Standard">
      <style:paragraph-properties fo:margin-left="0in" fo:margin-right="0in" fo:line-height="100%" fo:text-indent="0.5in" style:auto-text-indent="false"/>
      <style:text-properties style:font-name="Arial" fo:font-size="12pt" officeooo:rsid="04f0c968" officeooo:paragraph-rsid="0013b0c5" style:font-size-asian="12pt" style:font-size-complex="12pt"/>
    </style:style>
    <style:style style:name="P443" style:family="paragraph" style:parent-style-name="Standard">
      <style:paragraph-properties fo:margin-left="0in" fo:margin-right="0in" fo:line-height="100%" fo:text-indent="0.5in" style:auto-text-indent="false"/>
      <style:text-properties style:font-name="Arial" fo:font-size="12pt" officeooo:rsid="06e4e852" officeooo:paragraph-rsid="0013b0c5" style:font-size-asian="12pt" style:font-size-complex="12pt"/>
    </style:style>
    <style:style style:name="P444" style:family="paragraph" style:parent-style-name="Standard">
      <style:paragraph-properties fo:margin-left="0in" fo:margin-right="0in" fo:line-height="100%" fo:text-indent="0.5in" style:auto-text-indent="false"/>
      <style:text-properties style:font-name="Arial" fo:font-size="12pt" officeooo:rsid="005fa6fd" officeooo:paragraph-rsid="0013b0c5" style:font-size-asian="12pt" style:font-size-complex="12pt"/>
    </style:style>
    <style:style style:name="P445" style:family="paragraph" style:parent-style-name="Standard">
      <style:paragraph-properties fo:margin-left="0in" fo:margin-right="0in" fo:line-height="100%" fo:text-indent="0.5in" style:auto-text-indent="false"/>
      <style:text-properties style:font-name="Arial" fo:font-size="12pt" officeooo:rsid="0061d1c9" officeooo:paragraph-rsid="0013b0c5" style:font-size-asian="12pt" style:font-size-complex="12pt"/>
    </style:style>
    <style:style style:name="P446" style:family="paragraph" style:parent-style-name="Standard">
      <style:paragraph-properties fo:margin-left="0in" fo:margin-right="0in" fo:line-height="100%" fo:text-indent="0.5in" style:auto-text-indent="false"/>
      <style:text-properties style:font-name="Arial" fo:font-size="12pt" officeooo:rsid="0063971d" officeooo:paragraph-rsid="0013b0c5" style:font-size-asian="12pt" style:font-size-complex="12pt"/>
    </style:style>
    <style:style style:name="P447" style:family="paragraph" style:parent-style-name="Standard">
      <style:paragraph-properties fo:margin-left="0in" fo:margin-right="0in" fo:line-height="100%" fo:text-indent="0.5in" style:auto-text-indent="false"/>
      <style:text-properties style:font-name="Arial" fo:font-size="12pt" officeooo:rsid="013d4051" officeooo:paragraph-rsid="0013b0c5" style:font-size-asian="12pt" style:font-size-complex="12pt"/>
    </style:style>
    <style:style style:name="P448" style:family="paragraph" style:parent-style-name="Standard">
      <style:paragraph-properties fo:margin-left="0in" fo:margin-right="0in" fo:line-height="100%" fo:text-indent="0.5in" style:auto-text-indent="false"/>
      <style:text-properties style:font-name="Arial" fo:font-size="12pt" officeooo:rsid="013e5f67" officeooo:paragraph-rsid="0013b0c5" style:font-size-asian="12pt" style:font-size-complex="12pt"/>
    </style:style>
    <style:style style:name="P449" style:family="paragraph" style:parent-style-name="Standard">
      <style:paragraph-properties fo:margin-left="0in" fo:margin-right="0in" fo:line-height="100%" fo:text-indent="0.5in" style:auto-text-indent="false"/>
      <style:text-properties style:font-name="Arial" fo:font-size="12pt" officeooo:rsid="0064ba32" officeooo:paragraph-rsid="0013b0c5" style:font-size-asian="12pt" style:font-size-complex="12pt"/>
    </style:style>
    <style:style style:name="P450" style:family="paragraph" style:parent-style-name="Standard">
      <style:paragraph-properties fo:margin-left="0in" fo:margin-right="0in" fo:line-height="100%" fo:text-indent="0.5in" style:auto-text-indent="false"/>
      <style:text-properties style:font-name="Arial" fo:font-size="12pt" officeooo:rsid="0067cb10" officeooo:paragraph-rsid="0013b0c5" style:font-size-asian="12pt" style:font-size-complex="12pt"/>
    </style:style>
    <style:style style:name="P451" style:family="paragraph" style:parent-style-name="Standard">
      <style:paragraph-properties fo:margin-left="0in" fo:margin-right="0in" fo:line-height="100%" fo:text-indent="0.5in" style:auto-text-indent="false"/>
      <style:text-properties style:font-name="Arial" fo:font-size="12pt" officeooo:rsid="0067cb1d" officeooo:paragraph-rsid="0013b0c5" style:font-size-asian="12pt" style:font-size-complex="12pt"/>
    </style:style>
    <style:style style:name="P452" style:family="paragraph" style:parent-style-name="Standard">
      <style:paragraph-properties fo:margin-left="0in" fo:margin-right="0in" fo:line-height="100%" fo:text-indent="0.5in" style:auto-text-indent="false"/>
      <style:text-properties style:font-name="Arial" fo:font-size="12pt" officeooo:rsid="0069c8d6" officeooo:paragraph-rsid="0013b0c5" style:font-size-asian="12pt" style:font-size-complex="12pt"/>
    </style:style>
    <style:style style:name="P453" style:family="paragraph" style:parent-style-name="Standard">
      <style:paragraph-properties fo:margin-left="0in" fo:margin-right="0in" fo:line-height="100%" fo:text-indent="0.5in" style:auto-text-indent="false"/>
      <style:text-properties style:font-name="Arial" fo:font-size="12pt" officeooo:rsid="05f31dec" officeooo:paragraph-rsid="0013b0c5" style:font-size-asian="12pt" style:font-size-complex="12pt"/>
    </style:style>
    <style:style style:name="P454" style:family="paragraph" style:parent-style-name="Standard">
      <style:paragraph-properties fo:margin-left="0in" fo:margin-right="0in" fo:line-height="100%" fo:text-indent="0.5in" style:auto-text-indent="false"/>
      <style:text-properties style:font-name="Arial" fo:font-size="12pt" officeooo:rsid="01f0cb37" officeooo:paragraph-rsid="0013b0c5" style:font-size-asian="12pt" style:font-size-complex="12pt"/>
    </style:style>
    <style:style style:name="P455" style:family="paragraph" style:parent-style-name="Standard">
      <style:paragraph-properties fo:margin-left="0in" fo:margin-right="0in" fo:line-height="100%" fo:text-indent="0.5in" style:auto-text-indent="false"/>
      <style:text-properties style:font-name="Arial" fo:font-size="12pt" officeooo:rsid="05f49bb5" officeooo:paragraph-rsid="0013b0c5" style:font-size-asian="12pt" style:font-size-complex="12pt"/>
    </style:style>
    <style:style style:name="P456" style:family="paragraph" style:parent-style-name="Standard">
      <style:paragraph-properties fo:margin-left="0in" fo:margin-right="0in" fo:line-height="100%" fo:text-indent="0.5in" style:auto-text-indent="false"/>
      <style:text-properties style:font-name="Arial" fo:font-size="12pt" officeooo:rsid="05fedc06" officeooo:paragraph-rsid="0013b0c5" style:font-size-asian="12pt" style:font-size-complex="12pt"/>
    </style:style>
    <style:style style:name="P457" style:family="paragraph" style:parent-style-name="Standard">
      <style:paragraph-properties fo:margin-left="0in" fo:margin-right="0in" fo:line-height="100%" fo:text-indent="0.5in" style:auto-text-indent="false"/>
      <style:text-properties style:font-name="Arial" fo:font-size="12pt" officeooo:rsid="0601c5c6" officeooo:paragraph-rsid="0013b0c5" style:font-size-asian="12pt" style:font-size-complex="12pt"/>
    </style:style>
    <style:style style:name="P458" style:family="paragraph" style:parent-style-name="Standard">
      <style:paragraph-properties fo:margin-left="0in" fo:margin-right="0in" fo:line-height="100%" fo:text-indent="0.5in" style:auto-text-indent="false"/>
      <style:text-properties style:font-name="Arial" fo:font-size="12pt" officeooo:rsid="0601a93e" officeooo:paragraph-rsid="0013b0c5" style:font-size-asian="12pt" style:font-size-complex="12pt"/>
    </style:style>
    <style:style style:name="P459" style:family="paragraph" style:parent-style-name="Standard">
      <style:paragraph-properties fo:margin-left="0in" fo:margin-right="0in" fo:line-height="100%" fo:text-indent="0.5in" style:auto-text-indent="false"/>
      <style:text-properties style:font-name="Arial" fo:font-size="12pt" officeooo:rsid="05f5de22" officeooo:paragraph-rsid="0013b0c5" style:font-size-asian="12pt" style:font-size-complex="12pt"/>
    </style:style>
    <style:style style:name="P460" style:family="paragraph" style:parent-style-name="Standard">
      <style:paragraph-properties fo:margin-left="0in" fo:margin-right="0in" fo:line-height="100%" fo:text-indent="0.5in" style:auto-text-indent="false"/>
      <style:text-properties style:font-name="Arial" fo:font-size="12pt" officeooo:rsid="05f8cd9d" officeooo:paragraph-rsid="0013b0c5" style:font-size-asian="12pt" style:font-size-complex="12pt"/>
    </style:style>
    <style:style style:name="P461" style:family="paragraph" style:parent-style-name="Standard">
      <style:paragraph-properties fo:margin-left="0in" fo:margin-right="0in" fo:line-height="100%" fo:text-indent="0.5in" style:auto-text-indent="false"/>
      <style:text-properties style:font-name="Arial" fo:font-size="12pt" officeooo:rsid="061caa5d" officeooo:paragraph-rsid="0013b0c5" style:font-size-asian="12pt" style:font-size-complex="12pt"/>
    </style:style>
    <style:style style:name="P462" style:family="paragraph" style:parent-style-name="Standard">
      <style:paragraph-properties fo:margin-left="0in" fo:margin-right="0in" fo:line-height="100%" fo:text-indent="0.5in" style:auto-text-indent="false"/>
      <style:text-properties style:font-name="Arial" fo:font-size="12pt" officeooo:rsid="001051d1" officeooo:paragraph-rsid="0013b0c5" style:font-size-asian="12pt" style:font-size-complex="12pt"/>
    </style:style>
    <style:style style:name="P463" style:family="paragraph" style:parent-style-name="Standard">
      <style:paragraph-properties fo:margin-left="0in" fo:margin-right="0in" fo:line-height="100%" fo:text-indent="0.5in" style:auto-text-indent="false"/>
      <style:text-properties style:font-name="Arial" fo:font-size="12pt" officeooo:rsid="00a52ee4" officeooo:paragraph-rsid="0013b0c5" style:font-size-asian="12pt" style:font-size-complex="12pt"/>
    </style:style>
    <style:style style:name="P464" style:family="paragraph" style:parent-style-name="Standard">
      <style:paragraph-properties fo:margin-left="0in" fo:margin-right="0in" fo:line-height="100%" fo:text-indent="0.5in" style:auto-text-indent="false"/>
      <style:text-properties style:font-name="Arial" fo:font-size="12pt" officeooo:rsid="01249a2f" officeooo:paragraph-rsid="0013b0c5" style:font-size-asian="12pt" style:font-size-complex="12pt"/>
    </style:style>
    <style:style style:name="P465" style:family="paragraph" style:parent-style-name="Standard">
      <style:paragraph-properties fo:margin-left="0in" fo:margin-right="0in" fo:line-height="100%" fo:text-indent="0.5in" style:auto-text-indent="false"/>
      <style:text-properties style:font-name="Arial" fo:font-size="12pt" officeooo:rsid="013e3e39" officeooo:paragraph-rsid="0013b0c5" style:font-size-asian="12pt" style:font-size-complex="12pt"/>
    </style:style>
    <style:style style:name="P466" style:family="paragraph" style:parent-style-name="Standard">
      <style:paragraph-properties fo:margin-left="0in" fo:margin-right="0in" fo:line-height="100%" fo:text-indent="0.5in" style:auto-text-indent="false"/>
      <style:text-properties style:font-name="Arial" fo:font-size="12pt" officeooo:rsid="052ce325" officeooo:paragraph-rsid="0013b0c5" style:font-size-asian="12pt" style:font-size-complex="12pt"/>
    </style:style>
    <style:style style:name="P467" style:family="paragraph" style:parent-style-name="Standard">
      <style:paragraph-properties fo:margin-left="0in" fo:margin-right="0in" fo:line-height="100%" fo:text-indent="0.5in" style:auto-text-indent="false"/>
      <style:text-properties style:font-name="Arial" fo:font-size="12pt" officeooo:rsid="013f1d17" officeooo:paragraph-rsid="0013b0c5" style:font-size-asian="12pt" style:font-size-complex="12pt"/>
    </style:style>
    <style:style style:name="P468" style:family="paragraph" style:parent-style-name="Standard">
      <style:paragraph-properties fo:margin-left="0in" fo:margin-right="0in" fo:line-height="100%" fo:text-indent="0.5in" style:auto-text-indent="false"/>
      <style:text-properties style:font-name="Arial" fo:font-size="12pt" officeooo:rsid="01402d9d" officeooo:paragraph-rsid="0013b0c5" style:font-size-asian="12pt" style:font-size-complex="12pt"/>
    </style:style>
    <style:style style:name="P469" style:family="paragraph" style:parent-style-name="Standard">
      <style:paragraph-properties fo:margin-left="0in" fo:margin-right="0in" fo:line-height="100%" fo:text-indent="0.5in" style:auto-text-indent="false"/>
      <style:text-properties style:font-name="Arial" fo:font-size="12pt" officeooo:rsid="01442ddb" officeooo:paragraph-rsid="0013b0c5" style:font-size-asian="12pt" style:font-size-complex="12pt"/>
    </style:style>
    <style:style style:name="P470" style:family="paragraph" style:parent-style-name="Standard">
      <style:paragraph-properties fo:margin-left="0in" fo:margin-right="0in" fo:line-height="100%" fo:text-indent="0.5in" style:auto-text-indent="false"/>
      <style:text-properties style:font-name="Arial" fo:font-size="12pt" officeooo:rsid="01444d8f" officeooo:paragraph-rsid="0013b0c5" style:font-size-asian="12pt" style:font-size-complex="12pt"/>
    </style:style>
    <style:style style:name="P471" style:family="paragraph" style:parent-style-name="Standard">
      <style:paragraph-properties fo:margin-left="0in" fo:margin-right="0in" fo:line-height="100%" fo:text-indent="0.5in" style:auto-text-indent="false"/>
      <style:text-properties style:font-name="Arial" fo:font-size="12pt" officeooo:rsid="01453c52" officeooo:paragraph-rsid="0013b0c5" style:font-size-asian="12pt" style:font-size-complex="12pt"/>
    </style:style>
    <style:style style:name="P472" style:family="paragraph" style:parent-style-name="Standard">
      <style:paragraph-properties fo:margin-left="0in" fo:margin-right="0in" fo:line-height="100%" fo:text-indent="0.5in" style:auto-text-indent="false"/>
      <style:text-properties style:font-name="Arial" fo:font-size="12pt" officeooo:rsid="0152f65d" officeooo:paragraph-rsid="0013b0c5" style:font-size-asian="12pt" style:font-size-complex="12pt"/>
    </style:style>
    <style:style style:name="P473" style:family="paragraph" style:parent-style-name="Standard">
      <style:paragraph-properties fo:margin-left="0in" fo:margin-right="0in" fo:line-height="100%" fo:text-indent="0.5in" style:auto-text-indent="false"/>
      <style:text-properties style:font-name="Arial" fo:font-size="12pt" officeooo:rsid="015661d8" officeooo:paragraph-rsid="0013b0c5" style:font-size-asian="12pt" style:font-size-complex="12pt"/>
    </style:style>
    <style:style style:name="P474" style:family="paragraph" style:parent-style-name="Standard">
      <style:paragraph-properties fo:margin-left="0in" fo:margin-right="0in" fo:line-height="100%" fo:text-indent="0.5in" style:auto-text-indent="false"/>
      <style:text-properties style:font-name="Arial" fo:font-size="12pt" officeooo:rsid="01595861" officeooo:paragraph-rsid="0013b0c5" style:font-size-asian="12pt" style:font-size-complex="12pt"/>
    </style:style>
    <style:style style:name="P475" style:family="paragraph" style:parent-style-name="Standard">
      <style:paragraph-properties fo:margin-left="0in" fo:margin-right="0in" fo:line-height="100%" fo:text-indent="0.5in" style:auto-text-indent="false"/>
      <style:text-properties style:font-name="Arial" fo:font-size="12pt" officeooo:rsid="0157f72f" officeooo:paragraph-rsid="0013b0c5" style:font-size-asian="12pt" style:font-size-complex="12pt"/>
    </style:style>
    <style:style style:name="P476" style:family="paragraph" style:parent-style-name="Standard">
      <style:paragraph-properties fo:margin-left="0in" fo:margin-right="0in" fo:line-height="100%" fo:text-indent="0.5in" style:auto-text-indent="false"/>
      <style:text-properties style:font-name="Arial" fo:font-size="12pt" officeooo:rsid="0159dd2c" officeooo:paragraph-rsid="0013b0c5" style:font-size-asian="12pt" style:font-size-complex="12pt"/>
    </style:style>
    <style:style style:name="P477" style:family="paragraph" style:parent-style-name="Standard">
      <style:paragraph-properties fo:margin-left="0in" fo:margin-right="0in" fo:line-height="100%" fo:text-indent="0.5in" style:auto-text-indent="false"/>
      <style:text-properties style:font-name="Arial" fo:font-size="12pt" officeooo:rsid="0258110c" officeooo:paragraph-rsid="0013b0c5" style:font-size-asian="12pt" style:font-size-complex="12pt"/>
    </style:style>
    <style:style style:name="P478" style:family="paragraph" style:parent-style-name="Standard">
      <style:paragraph-properties fo:margin-left="0in" fo:margin-right="0in" fo:line-height="100%" fo:text-indent="0.5in" style:auto-text-indent="false"/>
      <style:text-properties style:font-name="Arial" fo:font-size="12pt" officeooo:rsid="0259276d" officeooo:paragraph-rsid="0013b0c5" style:font-size-asian="12pt" style:font-size-complex="12pt"/>
    </style:style>
    <style:style style:name="P479" style:family="paragraph" style:parent-style-name="Standard">
      <style:paragraph-properties fo:margin-left="0in" fo:margin-right="0in" fo:line-height="100%" fo:text-indent="0.5in" style:auto-text-indent="false"/>
      <style:text-properties style:font-name="Arial" fo:font-size="12pt" officeooo:rsid="024e2358" officeooo:paragraph-rsid="0013b0c5" style:font-size-asian="12pt" style:font-size-complex="12pt"/>
    </style:style>
    <style:style style:name="P480" style:family="paragraph" style:parent-style-name="Standard">
      <style:paragraph-properties fo:margin-left="0in" fo:margin-right="0in" fo:line-height="100%" fo:text-indent="0.5in" style:auto-text-indent="false"/>
      <style:text-properties style:font-name="Arial" fo:font-size="12pt" officeooo:rsid="02bf2c63" officeooo:paragraph-rsid="0013b0c5" style:font-size-asian="12pt" style:font-size-complex="12pt"/>
    </style:style>
    <style:style style:name="P481" style:family="paragraph" style:parent-style-name="Standard">
      <style:paragraph-properties fo:margin-left="0in" fo:margin-right="0in" fo:line-height="100%" fo:text-indent="0.5in" style:auto-text-indent="false"/>
      <style:text-properties style:font-name="Arial" fo:font-size="12pt" officeooo:rsid="02c4297d" officeooo:paragraph-rsid="0013b0c5" style:font-size-asian="12pt" style:font-size-complex="12pt"/>
    </style:style>
    <style:style style:name="P482" style:family="paragraph" style:parent-style-name="Standard">
      <style:paragraph-properties fo:margin-left="0in" fo:margin-right="0in" fo:line-height="100%" fo:text-indent="0.5in" style:auto-text-indent="false"/>
      <style:text-properties style:font-name="Arial" fo:font-size="12pt" officeooo:rsid="02c60285" officeooo:paragraph-rsid="0013b0c5" style:font-size-asian="12pt" style:font-size-complex="12pt"/>
    </style:style>
    <style:style style:name="P483" style:family="paragraph" style:parent-style-name="Standard">
      <style:paragraph-properties fo:margin-left="0in" fo:margin-right="0in" fo:line-height="100%" fo:text-indent="0.5in" style:auto-text-indent="false"/>
      <style:text-properties style:font-name="Arial" fo:font-size="12pt" officeooo:rsid="02b79a0b" officeooo:paragraph-rsid="0013b0c5" style:font-size-asian="12pt" style:font-size-complex="12pt"/>
    </style:style>
    <style:style style:name="P484" style:family="paragraph" style:parent-style-name="Standard">
      <style:paragraph-properties fo:margin-left="0in" fo:margin-right="0in" fo:line-height="100%" fo:text-indent="0.5in" style:auto-text-indent="false"/>
      <style:text-properties style:font-name="Arial" fo:font-size="12pt" officeooo:rsid="02d6552c" officeooo:paragraph-rsid="0013b0c5" style:font-size-asian="12pt" style:font-size-complex="12pt"/>
    </style:style>
    <style:style style:name="P485" style:family="paragraph" style:parent-style-name="Standard">
      <style:paragraph-properties fo:margin-left="0in" fo:margin-right="0in" fo:line-height="100%" fo:text-indent="0.5in" style:auto-text-indent="false"/>
      <style:text-properties style:font-name="Arial" fo:font-size="12pt" officeooo:rsid="02e77b35" officeooo:paragraph-rsid="0013b0c5" style:font-size-asian="12pt" style:font-size-complex="12pt"/>
    </style:style>
    <style:style style:name="P486" style:family="paragraph" style:parent-style-name="Standard">
      <style:paragraph-properties fo:margin-left="0in" fo:margin-right="0in" fo:line-height="100%" fo:text-indent="0.5in" style:auto-text-indent="false"/>
      <style:text-properties style:font-name="Arial" fo:font-size="12pt" officeooo:rsid="02d6d8bf" officeooo:paragraph-rsid="0013b0c5" style:font-size-asian="12pt" style:font-size-complex="12pt"/>
    </style:style>
    <style:style style:name="P487" style:family="paragraph" style:parent-style-name="Standard">
      <style:paragraph-properties fo:margin-left="0in" fo:margin-right="0in" fo:line-height="100%" fo:text-indent="0.5in" style:auto-text-indent="false"/>
      <style:text-properties style:font-name="Arial" fo:font-size="12pt" officeooo:rsid="02b95e8e" officeooo:paragraph-rsid="0013b0c5" style:font-size-asian="12pt" style:font-size-complex="12pt"/>
    </style:style>
    <style:style style:name="P488" style:family="paragraph" style:parent-style-name="Standard">
      <style:paragraph-properties fo:margin-left="0in" fo:margin-right="0in" fo:line-height="100%" fo:text-indent="0.5in" style:auto-text-indent="false"/>
      <style:text-properties style:font-name="Arial" fo:font-size="12pt" officeooo:rsid="02e8e026" officeooo:paragraph-rsid="0013b0c5" style:font-size-asian="12pt" style:font-size-complex="12pt"/>
    </style:style>
    <style:style style:name="P489" style:family="paragraph" style:parent-style-name="Standard">
      <style:paragraph-properties fo:margin-left="0in" fo:margin-right="0in" fo:line-height="100%" fo:text-indent="0.5in" style:auto-text-indent="false"/>
      <style:text-properties style:font-name="Arial" fo:font-size="12pt" officeooo:rsid="02d71f3b" officeooo:paragraph-rsid="0013b0c5" style:font-size-asian="12pt" style:font-size-complex="12pt"/>
    </style:style>
    <style:style style:name="P490" style:family="paragraph" style:parent-style-name="Standard">
      <style:paragraph-properties fo:margin-left="0in" fo:margin-right="0in" fo:line-height="100%" fo:text-indent="0.5in" style:auto-text-indent="false"/>
      <style:text-properties style:font-name="Arial" fo:font-size="12pt" officeooo:rsid="02bc71fa" officeooo:paragraph-rsid="0013b0c5" style:font-size-asian="12pt" style:font-size-complex="12pt"/>
    </style:style>
    <style:style style:name="P491" style:family="paragraph" style:parent-style-name="Standard">
      <style:paragraph-properties fo:margin-left="0in" fo:margin-right="0in" fo:line-height="100%" fo:text-indent="0.5in" style:auto-text-indent="false"/>
      <style:text-properties style:font-name="Arial" fo:font-size="12pt" officeooo:rsid="02ee32a0" officeooo:paragraph-rsid="0013b0c5" style:font-size-asian="12pt" style:font-size-complex="12pt"/>
    </style:style>
    <style:style style:name="P492" style:family="paragraph" style:parent-style-name="Standard">
      <style:paragraph-properties fo:margin-left="0in" fo:margin-right="0in" fo:line-height="100%" fo:text-indent="0.5in" style:auto-text-indent="false"/>
      <style:text-properties style:font-name="Arial" fo:font-size="12pt" officeooo:rsid="02ee73c0" officeooo:paragraph-rsid="0013b0c5" style:font-size-asian="12pt" style:font-size-complex="12pt"/>
    </style:style>
    <style:style style:name="P493" style:family="paragraph" style:parent-style-name="Standard">
      <style:paragraph-properties fo:margin-left="0in" fo:margin-right="0in" fo:line-height="100%" fo:text-indent="0.5in" style:auto-text-indent="false"/>
      <style:text-properties style:font-name="Arial" fo:font-size="12pt" officeooo:rsid="04ec2cde" officeooo:paragraph-rsid="0013b0c5" style:font-size-asian="12pt" style:font-size-complex="12pt"/>
    </style:style>
    <style:style style:name="P494" style:family="paragraph" style:parent-style-name="Standard">
      <style:paragraph-properties fo:margin-left="0in" fo:margin-right="0in" fo:line-height="100%" fo:text-indent="0.5in" style:auto-text-indent="false"/>
      <style:text-properties style:font-name="Arial" fo:font-size="12pt" officeooo:rsid="02b20fbf" officeooo:paragraph-rsid="0013b0c5" style:font-size-asian="12pt" style:font-size-complex="12pt"/>
    </style:style>
    <style:style style:name="P495" style:family="paragraph" style:parent-style-name="Standard">
      <style:paragraph-properties fo:margin-left="0in" fo:margin-right="0in" fo:line-height="100%" fo:text-indent="0.5in" style:auto-text-indent="false"/>
      <style:text-properties style:font-name="Arial" fo:font-size="12pt" officeooo:rsid="025bb33f" officeooo:paragraph-rsid="0013b0c5" style:font-size-asian="12pt" style:font-size-complex="12pt"/>
    </style:style>
    <style:style style:name="P496" style:family="paragraph" style:parent-style-name="Standard">
      <style:paragraph-properties fo:margin-left="0in" fo:margin-right="0in" fo:line-height="100%" fo:text-indent="0.5in" style:auto-text-indent="false"/>
      <style:text-properties style:font-name="Arial" fo:font-size="12pt" officeooo:rsid="0261b28f" officeooo:paragraph-rsid="0013b0c5" style:font-size-asian="12pt" style:font-size-complex="12pt"/>
    </style:style>
    <style:style style:name="P497" style:family="paragraph" style:parent-style-name="Standard">
      <style:paragraph-properties fo:margin-left="0in" fo:margin-right="0in" fo:line-height="100%" fo:text-indent="0.5in" style:auto-text-indent="false"/>
      <style:text-properties style:font-name="Arial" fo:font-size="12pt" officeooo:rsid="0287b57f" officeooo:paragraph-rsid="0013b0c5" style:font-size-asian="12pt" style:font-size-complex="12pt"/>
    </style:style>
    <style:style style:name="P498" style:family="paragraph" style:parent-style-name="Standard">
      <style:paragraph-properties fo:margin-left="0in" fo:margin-right="0in" fo:line-height="100%" fo:text-indent="0.5in" style:auto-text-indent="false"/>
      <style:text-properties style:font-name="Arial" fo:font-size="12pt" officeooo:rsid="025cc4b1" officeooo:paragraph-rsid="0013b0c5" style:font-size-asian="12pt" style:font-size-complex="12pt"/>
    </style:style>
    <style:style style:name="P499" style:family="paragraph" style:parent-style-name="Standard">
      <style:paragraph-properties fo:margin-left="0in" fo:margin-right="0in" fo:line-height="100%" fo:text-indent="0.5in" style:auto-text-indent="false"/>
      <style:text-properties style:font-name="Arial" fo:font-size="12pt" officeooo:rsid="02643a8f" officeooo:paragraph-rsid="0013b0c5" style:font-size-asian="12pt" style:font-size-complex="12pt"/>
    </style:style>
    <style:style style:name="P500" style:family="paragraph" style:parent-style-name="Standard">
      <style:paragraph-properties fo:margin-left="0in" fo:margin-right="0in" fo:line-height="100%" fo:text-indent="0.5in" style:auto-text-indent="false"/>
      <style:text-properties style:font-name="Arial" fo:font-size="12pt" officeooo:rsid="02652fd7" officeooo:paragraph-rsid="0013b0c5" style:font-size-asian="12pt" style:font-size-complex="12pt"/>
    </style:style>
    <style:style style:name="P501" style:family="paragraph" style:parent-style-name="Standard">
      <style:paragraph-properties fo:margin-left="0in" fo:margin-right="0in" fo:line-height="100%" fo:text-indent="0.5in" style:auto-text-indent="false"/>
      <style:text-properties style:font-name="Arial" fo:font-size="12pt" officeooo:rsid="026c1db9" officeooo:paragraph-rsid="0013b0c5" style:font-size-asian="12pt" style:font-size-complex="12pt"/>
    </style:style>
    <style:style style:name="P502" style:family="paragraph" style:parent-style-name="Standard">
      <style:paragraph-properties fo:margin-left="0in" fo:margin-right="0in" fo:line-height="100%" fo:text-indent="0.5in" style:auto-text-indent="false"/>
      <style:text-properties style:font-name="Arial" fo:font-size="12pt" officeooo:rsid="026c8856" officeooo:paragraph-rsid="0013b0c5" style:font-size-asian="12pt" style:font-size-complex="12pt"/>
    </style:style>
    <style:style style:name="P503" style:family="paragraph" style:parent-style-name="Standard">
      <style:paragraph-properties fo:margin-left="0in" fo:margin-right="0in" fo:line-height="100%" fo:text-indent="0.5in" style:auto-text-indent="false"/>
      <style:text-properties style:font-name="Arial" fo:font-size="12pt" officeooo:rsid="026d3b7e" officeooo:paragraph-rsid="0013b0c5" style:font-size-asian="12pt" style:font-size-complex="12pt"/>
    </style:style>
    <style:style style:name="P504" style:family="paragraph" style:parent-style-name="Standard">
      <style:paragraph-properties fo:margin-left="0in" fo:margin-right="0in" fo:line-height="100%" fo:text-indent="0.5in" style:auto-text-indent="false"/>
      <style:text-properties style:font-name="Arial" fo:font-size="12pt" officeooo:rsid="02820070" officeooo:paragraph-rsid="0013b0c5" style:font-size-asian="12pt" style:font-size-complex="12pt"/>
    </style:style>
    <style:style style:name="P505" style:family="paragraph" style:parent-style-name="Standard">
      <style:paragraph-properties fo:margin-left="0in" fo:margin-right="0in" fo:line-height="100%" fo:text-indent="0.5in" style:auto-text-indent="false"/>
      <style:text-properties style:font-name="Arial" fo:font-size="12pt" officeooo:rsid="0272acf6" officeooo:paragraph-rsid="0013b0c5" style:font-size-asian="12pt" style:font-size-complex="12pt"/>
    </style:style>
    <style:style style:name="P506" style:family="paragraph" style:parent-style-name="Standard">
      <style:paragraph-properties fo:margin-left="0in" fo:margin-right="0in" fo:line-height="100%" fo:text-indent="0.5in" style:auto-text-indent="false"/>
      <style:text-properties style:font-name="Arial" fo:font-size="12pt" officeooo:rsid="02820fcf" officeooo:paragraph-rsid="0013b0c5" style:font-size-asian="12pt" style:font-size-complex="12pt"/>
    </style:style>
    <style:style style:name="P507" style:family="paragraph" style:parent-style-name="Standard">
      <style:paragraph-properties fo:margin-left="0in" fo:margin-right="0in" fo:line-height="100%" fo:text-indent="0.5in" style:auto-text-indent="false"/>
      <style:text-properties style:font-name="Arial" fo:font-size="12pt" officeooo:rsid="0283507c" officeooo:paragraph-rsid="0013b0c5" style:font-size-asian="12pt" style:font-size-complex="12pt"/>
    </style:style>
    <style:style style:name="P508" style:family="paragraph" style:parent-style-name="Standard">
      <style:paragraph-properties fo:margin-left="0in" fo:margin-right="0in" fo:line-height="100%" fo:text-indent="0.5in" style:auto-text-indent="false"/>
      <style:text-properties style:font-name="Arial" fo:font-size="12pt" officeooo:rsid="02876735" officeooo:paragraph-rsid="0013b0c5" style:font-size-asian="12pt" style:font-size-complex="12pt"/>
    </style:style>
    <style:style style:name="P509" style:family="paragraph" style:parent-style-name="Standard">
      <style:paragraph-properties fo:margin-left="0in" fo:margin-right="0in" fo:line-height="100%" fo:text-indent="0.5in" style:auto-text-indent="false"/>
      <style:text-properties style:font-name="Arial" fo:font-size="12pt" officeooo:rsid="02878e04" officeooo:paragraph-rsid="0013b0c5" style:font-size-asian="12pt" style:font-size-complex="12pt"/>
    </style:style>
    <style:style style:name="P510" style:family="paragraph" style:parent-style-name="Standard">
      <style:paragraph-properties fo:margin-left="0in" fo:margin-right="0in" fo:line-height="100%" fo:text-indent="0.5in" style:auto-text-indent="false"/>
      <style:text-properties style:font-name="Arial" fo:font-size="12pt" officeooo:rsid="028ef547" officeooo:paragraph-rsid="0013b0c5" style:font-size-asian="12pt" style:font-size-complex="12pt"/>
    </style:style>
    <style:style style:name="P511" style:family="paragraph" style:parent-style-name="Standard">
      <style:paragraph-properties fo:margin-left="0in" fo:margin-right="0in" fo:line-height="100%" fo:text-indent="0.5in" style:auto-text-indent="false"/>
      <style:text-properties style:font-name="Arial" fo:font-size="12pt" officeooo:rsid="029476e6" officeooo:paragraph-rsid="0013b0c5" style:font-size-asian="12pt" style:font-size-complex="12pt"/>
    </style:style>
    <style:style style:name="P512" style:family="paragraph" style:parent-style-name="Standard">
      <style:paragraph-properties fo:margin-left="0in" fo:margin-right="0in" fo:line-height="100%" fo:text-indent="0.5in" style:auto-text-indent="false"/>
      <style:text-properties style:font-name="Arial" fo:font-size="12pt" officeooo:rsid="029cf30e" officeooo:paragraph-rsid="0013b0c5" style:font-size-asian="12pt" style:font-size-complex="12pt"/>
    </style:style>
    <style:style style:name="P513" style:family="paragraph" style:parent-style-name="Standard">
      <style:paragraph-properties fo:margin-left="0in" fo:margin-right="0in" fo:line-height="100%" fo:text-indent="0.5in" style:auto-text-indent="false"/>
      <style:text-properties style:font-name="Arial" fo:font-size="12pt" officeooo:rsid="02a19cbb" officeooo:paragraph-rsid="0013b0c5" style:font-size-asian="12pt" style:font-size-complex="12pt"/>
    </style:style>
    <style:style style:name="P514" style:family="paragraph" style:parent-style-name="Standard">
      <style:paragraph-properties fo:margin-left="0in" fo:margin-right="0in" fo:line-height="100%" fo:text-indent="0.5in" style:auto-text-indent="false"/>
      <style:text-properties style:font-name="Arial" fo:font-size="12pt" officeooo:rsid="0523687e" officeooo:paragraph-rsid="0013b0c5" style:font-size-asian="12pt" style:font-size-complex="12pt"/>
    </style:style>
    <style:style style:name="P515" style:family="paragraph" style:parent-style-name="Standard">
      <style:paragraph-properties fo:margin-left="0in" fo:margin-right="0in" fo:line-height="100%" fo:text-indent="0.5in" style:auto-text-indent="false"/>
      <style:text-properties style:font-name="Arial" fo:font-size="12pt" officeooo:rsid="02b390f3" officeooo:paragraph-rsid="0013b0c5" style:font-size-asian="12pt" style:font-size-complex="12pt"/>
    </style:style>
    <style:style style:name="P516" style:family="paragraph" style:parent-style-name="Standard">
      <style:paragraph-properties fo:margin-left="0in" fo:margin-right="0in" fo:line-height="100%" fo:text-indent="0.5in" style:auto-text-indent="false"/>
      <style:text-properties style:font-name="Arial" fo:font-size="12pt" officeooo:rsid="02b24820" officeooo:paragraph-rsid="0013b0c5" style:font-size-asian="12pt" style:font-size-complex="12pt"/>
    </style:style>
    <style:style style:name="P517" style:family="paragraph" style:parent-style-name="Standard">
      <style:paragraph-properties fo:margin-left="0in" fo:margin-right="0in" fo:line-height="100%" fo:text-indent="0.5in" style:auto-text-indent="false"/>
      <style:text-properties style:font-name="Arial" fo:font-size="12pt" officeooo:rsid="05167b19" officeooo:paragraph-rsid="0013b0c5" style:font-size-asian="12pt" style:font-size-complex="12pt"/>
    </style:style>
    <style:style style:name="P518" style:family="paragraph" style:parent-style-name="Standard">
      <style:paragraph-properties fo:margin-left="0in" fo:margin-right="0in" fo:line-height="100%" fo:text-indent="0.5in" style:auto-text-indent="false"/>
      <style:text-properties style:font-name="Arial" fo:font-size="12pt" officeooo:rsid="05187bef" officeooo:paragraph-rsid="0013b0c5" style:font-size-asian="12pt" style:font-size-complex="12pt"/>
    </style:style>
    <style:style style:name="P519" style:family="paragraph" style:parent-style-name="Standard">
      <style:paragraph-properties fo:margin-left="0in" fo:margin-right="0in" fo:line-height="100%" fo:text-indent="0.5in" style:auto-text-indent="false"/>
      <style:text-properties style:font-name="Arial" fo:font-size="12pt" officeooo:rsid="052e4fbb" officeooo:paragraph-rsid="0013b0c5" style:font-size-asian="12pt" style:font-size-complex="12pt"/>
    </style:style>
    <style:style style:name="P520" style:family="paragraph" style:parent-style-name="Standard">
      <style:paragraph-properties fo:margin-left="0in" fo:margin-right="0in" fo:line-height="100%" fo:text-indent="0.5in" style:auto-text-indent="false"/>
      <style:text-properties style:font-name="Arial" fo:font-size="12pt" officeooo:rsid="015edae7" officeooo:paragraph-rsid="0013b0c5" style:font-size-asian="12pt" style:font-size-complex="12pt"/>
    </style:style>
    <style:style style:name="P521" style:family="paragraph" style:parent-style-name="Standard">
      <style:paragraph-properties fo:margin-left="0in" fo:margin-right="0in" fo:line-height="100%" fo:text-indent="0.5in" style:auto-text-indent="false"/>
      <style:text-properties style:font-name="Arial" fo:font-size="12pt" officeooo:rsid="05531f04" officeooo:paragraph-rsid="0013b0c5" style:font-size-asian="12pt" style:font-size-complex="12pt"/>
    </style:style>
    <style:style style:name="P522" style:family="paragraph" style:parent-style-name="Standard">
      <style:paragraph-properties fo:margin-left="0in" fo:margin-right="0in" fo:line-height="100%" fo:text-indent="0.5in" style:auto-text-indent="false"/>
      <style:text-properties style:font-name="Arial" fo:font-size="12pt" officeooo:rsid="01604563" officeooo:paragraph-rsid="0013b0c5" style:font-size-asian="12pt" style:font-size-complex="12pt"/>
    </style:style>
    <style:style style:name="P523" style:family="paragraph" style:parent-style-name="Standard">
      <style:paragraph-properties fo:margin-left="0in" fo:margin-right="0in" fo:line-height="100%" fo:text-indent="0.5in" style:auto-text-indent="false"/>
      <style:text-properties style:font-name="Arial" fo:font-size="12pt" officeooo:rsid="055470cd" officeooo:paragraph-rsid="0013b0c5" style:font-size-asian="12pt" style:font-size-complex="12pt"/>
    </style:style>
    <style:style style:name="P524" style:family="paragraph" style:parent-style-name="Standard">
      <style:paragraph-properties fo:margin-left="0in" fo:margin-right="0in" fo:line-height="100%" fo:text-indent="0.5in" style:auto-text-indent="false"/>
      <style:text-properties style:font-name="Arial" fo:font-size="12pt" officeooo:rsid="05583f3c" officeooo:paragraph-rsid="0013b0c5" style:font-size-asian="12pt" style:font-size-complex="12pt"/>
    </style:style>
    <style:style style:name="P525" style:family="paragraph" style:parent-style-name="Standard">
      <style:paragraph-properties fo:margin-left="0in" fo:margin-right="0in" fo:line-height="100%" fo:text-indent="0.5in" style:auto-text-indent="false"/>
      <style:text-properties style:font-name="Arial" fo:font-size="12pt" officeooo:rsid="01617547" officeooo:paragraph-rsid="0013b0c5" style:font-size-asian="12pt" style:font-size-complex="12pt"/>
    </style:style>
    <style:style style:name="P526" style:family="paragraph" style:parent-style-name="Standard">
      <style:paragraph-properties fo:margin-left="0in" fo:margin-right="0in" fo:line-height="100%" fo:text-indent="0.5in" style:auto-text-indent="false"/>
      <style:text-properties style:font-name="Arial" fo:font-size="12pt" officeooo:rsid="0163244e" officeooo:paragraph-rsid="0013b0c5" style:font-size-asian="12pt" style:font-size-complex="12pt"/>
    </style:style>
    <style:style style:name="P527" style:family="paragraph" style:parent-style-name="Standard">
      <style:paragraph-properties fo:margin-left="0in" fo:margin-right="0in" fo:line-height="100%" fo:text-indent="0.5in" style:auto-text-indent="false"/>
      <style:text-properties style:font-name="Arial" fo:font-size="12pt" officeooo:rsid="0108c44a" officeooo:paragraph-rsid="0013b0c5" style:font-size-asian="12pt" style:font-size-complex="12pt"/>
    </style:style>
    <style:style style:name="P528" style:family="paragraph" style:parent-style-name="Standard">
      <style:paragraph-properties fo:margin-left="0in" fo:margin-right="0in" fo:line-height="100%" fo:text-indent="0.5in" style:auto-text-indent="false"/>
      <style:text-properties style:font-name="Arial" fo:font-size="12pt" officeooo:rsid="008850b3" officeooo:paragraph-rsid="0013b0c5" style:font-size-asian="12pt" style:font-size-complex="12pt"/>
    </style:style>
    <style:style style:name="P529" style:family="paragraph" style:parent-style-name="Standard">
      <style:paragraph-properties fo:margin-left="0in" fo:margin-right="0in" fo:line-height="100%" fo:text-indent="0.5in" style:auto-text-indent="false"/>
      <style:text-properties style:font-name="Arial" fo:font-size="12pt" officeooo:rsid="00de2e13" officeooo:paragraph-rsid="0013b0c5" style:font-size-asian="12pt" style:font-size-complex="12pt"/>
    </style:style>
    <style:style style:name="P530" style:family="paragraph" style:parent-style-name="Standard">
      <style:paragraph-properties fo:margin-left="0in" fo:margin-right="0in" fo:line-height="100%" fo:text-indent="0.5in" style:auto-text-indent="false"/>
      <style:text-properties style:font-name="Arial" fo:font-size="12pt" officeooo:rsid="00881d4e" officeooo:paragraph-rsid="0013b0c5" style:font-size-asian="12pt" style:font-size-complex="12pt"/>
    </style:style>
    <style:style style:name="P531" style:family="paragraph" style:parent-style-name="Standard">
      <style:paragraph-properties fo:margin-left="0in" fo:margin-right="0in" fo:line-height="100%" fo:text-indent="0.5in" style:auto-text-indent="false"/>
      <style:text-properties style:font-name="Arial" fo:font-size="12pt" officeooo:rsid="055fbf8b" officeooo:paragraph-rsid="0013b0c5" style:font-size-asian="12pt" style:font-size-complex="12pt"/>
    </style:style>
    <style:style style:name="P532" style:family="paragraph" style:parent-style-name="Standard">
      <style:paragraph-properties fo:margin-left="0in" fo:margin-right="0in" fo:line-height="100%" fo:text-indent="0.5in" style:auto-text-indent="false"/>
      <style:text-properties style:font-name="Arial" fo:font-size="12pt" officeooo:rsid="055fec78" officeooo:paragraph-rsid="0013b0c5" style:font-size-asian="12pt" style:font-size-complex="12pt"/>
    </style:style>
    <style:style style:name="P533" style:family="paragraph" style:parent-style-name="Standard">
      <style:paragraph-properties fo:margin-left="0in" fo:margin-right="0in" fo:line-height="100%" fo:text-indent="0.5in" style:auto-text-indent="false"/>
      <style:text-properties style:font-name="Arial" fo:font-size="12pt" officeooo:rsid="0560e06b" officeooo:paragraph-rsid="0013b0c5" style:font-size-asian="12pt" style:font-size-complex="12pt"/>
    </style:style>
    <style:style style:name="P534" style:family="paragraph" style:parent-style-name="Standard">
      <style:paragraph-properties fo:margin-left="0in" fo:margin-right="0in" fo:line-height="100%" fo:text-indent="0.5in" style:auto-text-indent="false"/>
      <style:text-properties style:font-name="Arial" fo:font-size="12pt" officeooo:rsid="05627c66" officeooo:paragraph-rsid="0013b0c5" style:font-size-asian="12pt" style:font-size-complex="12pt"/>
    </style:style>
    <style:style style:name="P535" style:family="paragraph" style:parent-style-name="Standard">
      <style:paragraph-properties fo:margin-left="0in" fo:margin-right="0in" fo:line-height="100%" fo:text-indent="0.5in" style:auto-text-indent="false"/>
      <style:text-properties style:font-name="Arial" fo:font-size="12pt" officeooo:rsid="0562a0fe" officeooo:paragraph-rsid="0013b0c5" style:font-size-asian="12pt" style:font-size-complex="12pt"/>
    </style:style>
    <style:style style:name="P536" style:family="paragraph" style:parent-style-name="Standard">
      <style:paragraph-properties fo:margin-left="0in" fo:margin-right="0in" fo:line-height="100%" fo:text-indent="0.5in" style:auto-text-indent="false"/>
      <style:text-properties style:font-name="Arial" fo:font-size="12pt" officeooo:rsid="0564891b" officeooo:paragraph-rsid="0013b0c5" style:font-size-asian="12pt" style:font-size-complex="12pt"/>
    </style:style>
    <style:style style:name="P537" style:family="paragraph" style:parent-style-name="Standard">
      <style:paragraph-properties fo:margin-left="0in" fo:margin-right="0in" fo:line-height="100%" fo:text-indent="0.5in" style:auto-text-indent="false"/>
      <style:text-properties style:font-name="Arial" fo:font-size="12pt" officeooo:rsid="012bdbaf" officeooo:paragraph-rsid="0013b0c5" style:font-size-asian="12pt" style:font-size-complex="12pt"/>
    </style:style>
    <style:style style:name="P538" style:family="paragraph" style:parent-style-name="Standard">
      <style:paragraph-properties fo:margin-left="0in" fo:margin-right="0in" fo:line-height="100%" fo:text-indent="0.5in" style:auto-text-indent="false"/>
      <style:text-properties style:font-name="Arial" fo:font-size="12pt" officeooo:rsid="05660e08" officeooo:paragraph-rsid="0013b0c5" style:font-size-asian="12pt" style:font-size-complex="12pt"/>
    </style:style>
    <style:style style:name="P539" style:family="paragraph" style:parent-style-name="Standard">
      <style:paragraph-properties fo:margin-left="0in" fo:margin-right="0in" fo:line-height="100%" fo:text-indent="0.5in" style:auto-text-indent="false"/>
      <style:text-properties style:font-name="Arial" fo:font-size="12pt" officeooo:rsid="056803a7" officeooo:paragraph-rsid="0013b0c5" style:font-size-asian="12pt" style:font-size-complex="12pt"/>
    </style:style>
    <style:style style:name="P540" style:family="paragraph" style:parent-style-name="Standard">
      <style:paragraph-properties fo:margin-left="0in" fo:margin-right="0in" fo:line-height="100%" fo:text-indent="0.5in" style:auto-text-indent="false"/>
      <style:text-properties style:font-name="Arial" fo:font-size="12pt" officeooo:rsid="057719a8" officeooo:paragraph-rsid="0013b0c5" style:font-size-asian="12pt" style:font-size-complex="12pt"/>
    </style:style>
    <style:style style:name="P541" style:family="paragraph" style:parent-style-name="Standard">
      <style:paragraph-properties fo:margin-left="0in" fo:margin-right="0in" fo:line-height="100%" fo:text-indent="0.5in" style:auto-text-indent="false"/>
      <style:text-properties style:font-name="Arial" fo:font-size="12pt" officeooo:rsid="056bf7c3" officeooo:paragraph-rsid="0013b0c5" style:font-size-asian="12pt" style:font-size-complex="12pt"/>
    </style:style>
    <style:style style:name="P542" style:family="paragraph" style:parent-style-name="Standard">
      <style:paragraph-properties fo:margin-left="0in" fo:margin-right="0in" fo:line-height="100%" fo:text-indent="0.5in" style:auto-text-indent="false"/>
      <style:text-properties style:font-name="Arial" fo:font-size="12pt" officeooo:rsid="0569fa47" officeooo:paragraph-rsid="0013b0c5" style:font-size-asian="12pt" style:font-size-complex="12pt"/>
    </style:style>
    <style:style style:name="P543" style:family="paragraph" style:parent-style-name="Standard">
      <style:paragraph-properties fo:margin-left="0in" fo:margin-right="0in" fo:line-height="100%" fo:text-indent="0.5in" style:auto-text-indent="false"/>
      <style:text-properties style:font-name="Arial" fo:font-size="12pt" officeooo:rsid="0595b818" officeooo:paragraph-rsid="0013b0c5" style:font-size-asian="12pt" style:font-size-complex="12pt"/>
    </style:style>
    <style:style style:name="P544" style:family="paragraph" style:parent-style-name="Standard">
      <style:paragraph-properties fo:margin-left="0in" fo:margin-right="0in" fo:line-height="100%" fo:text-indent="0.5in" style:auto-text-indent="false"/>
      <style:text-properties style:font-name="Arial" fo:font-size="12pt" officeooo:rsid="057b7dd0" officeooo:paragraph-rsid="0013b0c5" style:font-size-asian="12pt" style:font-size-complex="12pt"/>
    </style:style>
    <style:style style:name="P545" style:family="paragraph" style:parent-style-name="Standard">
      <style:paragraph-properties fo:margin-left="0in" fo:margin-right="0in" fo:line-height="100%" fo:text-indent="0.5in" style:auto-text-indent="false"/>
      <style:text-properties style:font-name="Arial" fo:font-size="12pt" officeooo:rsid="057a0db7" officeooo:paragraph-rsid="0013b0c5" style:font-size-asian="12pt" style:font-size-complex="12pt"/>
    </style:style>
    <style:style style:name="P546" style:family="paragraph" style:parent-style-name="Standard">
      <style:paragraph-properties fo:margin-left="0in" fo:margin-right="0in" fo:line-height="100%" fo:text-indent="0.5in" style:auto-text-indent="false"/>
      <style:text-properties style:font-name="Arial" fo:font-size="12pt" officeooo:rsid="0107e8c0" officeooo:paragraph-rsid="0013b0c5" style:font-size-asian="12pt" style:font-size-complex="12pt"/>
    </style:style>
    <style:style style:name="P547" style:family="paragraph" style:parent-style-name="Standard">
      <style:paragraph-properties fo:margin-left="0in" fo:margin-right="0in" fo:line-height="100%" fo:text-indent="0.5in" style:auto-text-indent="false"/>
      <style:text-properties style:font-name="Arial" fo:font-size="12pt" officeooo:rsid="00a74791" officeooo:paragraph-rsid="0013b0c5" style:font-size-asian="12pt" style:font-size-complex="12pt"/>
    </style:style>
    <style:style style:name="P548" style:family="paragraph" style:parent-style-name="Standard">
      <style:paragraph-properties fo:margin-left="0in" fo:margin-right="0in" fo:line-height="100%" fo:text-indent="0.5in" style:auto-text-indent="false"/>
      <style:text-properties style:font-name="Arial" fo:font-size="12pt" officeooo:rsid="00a93352" officeooo:paragraph-rsid="0013b0c5" style:font-size-asian="12pt" style:font-size-complex="12pt"/>
    </style:style>
    <style:style style:name="P549" style:family="paragraph" style:parent-style-name="Standard">
      <style:paragraph-properties fo:margin-left="0in" fo:margin-right="0in" fo:line-height="100%" fo:text-indent="0.5in" style:auto-text-indent="false"/>
      <style:text-properties style:font-name="Arial" fo:font-size="12pt" officeooo:rsid="01a857f4" officeooo:paragraph-rsid="0013b0c5" style:font-size-asian="12pt" style:font-size-complex="12pt"/>
    </style:style>
    <style:style style:name="P550" style:family="paragraph" style:parent-style-name="Standard">
      <style:paragraph-properties fo:margin-left="0in" fo:margin-right="0in" fo:line-height="100%" fo:text-indent="0.5in" style:auto-text-indent="false"/>
      <style:text-properties style:font-name="Arial" fo:font-size="12pt" officeooo:rsid="01aa0c22" officeooo:paragraph-rsid="0013b0c5" style:font-size-asian="12pt" style:font-size-complex="12pt"/>
    </style:style>
    <style:style style:name="P551" style:family="paragraph" style:parent-style-name="Standard">
      <style:paragraph-properties fo:margin-left="0in" fo:margin-right="0in" fo:line-height="100%" fo:text-indent="0.5in" style:auto-text-indent="false"/>
      <style:text-properties style:font-name="Arial" fo:font-size="12pt" officeooo:rsid="00aff03c" officeooo:paragraph-rsid="0013b0c5" style:font-size-asian="12pt" style:font-size-complex="12pt"/>
    </style:style>
    <style:style style:name="P552" style:family="paragraph" style:parent-style-name="Standard">
      <style:paragraph-properties fo:margin-left="0in" fo:margin-right="0in" fo:line-height="100%" fo:text-indent="0.5in" style:auto-text-indent="false"/>
      <style:text-properties style:font-name="Arial" fo:font-size="12pt" officeooo:rsid="00b2cf32" officeooo:paragraph-rsid="0013b0c5" style:font-size-asian="12pt" style:font-size-complex="12pt"/>
    </style:style>
    <style:style style:name="P553" style:family="paragraph" style:parent-style-name="Standard">
      <style:paragraph-properties fo:margin-left="0in" fo:margin-right="0in" fo:line-height="100%" fo:text-indent="0.5in" style:auto-text-indent="false"/>
      <style:text-properties style:font-name="Arial" fo:font-size="12pt" officeooo:rsid="00b3c722" officeooo:paragraph-rsid="0013b0c5" style:font-size-asian="12pt" style:font-size-complex="12pt"/>
    </style:style>
    <style:style style:name="P554" style:family="paragraph" style:parent-style-name="Standard">
      <style:paragraph-properties fo:margin-left="0in" fo:margin-right="0in" fo:line-height="100%" fo:text-indent="0.5in" style:auto-text-indent="false"/>
      <style:text-properties style:font-name="Arial" fo:font-size="12pt" officeooo:rsid="00b3fe85" officeooo:paragraph-rsid="0013b0c5" style:font-size-asian="12pt" style:font-size-complex="12pt"/>
    </style:style>
    <style:style style:name="P555" style:family="paragraph" style:parent-style-name="Standard">
      <style:paragraph-properties fo:margin-left="0in" fo:margin-right="0in" fo:line-height="100%" fo:text-indent="0.5in" style:auto-text-indent="false"/>
      <style:text-properties style:font-name="Arial" fo:font-size="12pt" officeooo:rsid="00b412fa" officeooo:paragraph-rsid="0013b0c5" style:font-size-asian="12pt" style:font-size-complex="12pt"/>
    </style:style>
    <style:style style:name="P556" style:family="paragraph" style:parent-style-name="Standard">
      <style:paragraph-properties fo:margin-left="0in" fo:margin-right="0in" fo:line-height="100%" fo:text-indent="0.5in" style:auto-text-indent="false"/>
      <style:text-properties style:font-name="Arial" fo:font-size="12pt" officeooo:rsid="00b48a6f" officeooo:paragraph-rsid="0013b0c5" style:font-size-asian="12pt" style:font-size-complex="12pt"/>
    </style:style>
    <style:style style:name="P557" style:family="paragraph" style:parent-style-name="Standard">
      <style:paragraph-properties fo:margin-left="0in" fo:margin-right="0in" fo:line-height="100%" fo:text-indent="0.5in" style:auto-text-indent="false"/>
      <style:text-properties style:font-name="Arial" fo:font-size="12pt" officeooo:rsid="00c83e56" officeooo:paragraph-rsid="0013b0c5" style:font-size-asian="12pt" style:font-size-complex="12pt"/>
    </style:style>
    <style:style style:name="P558" style:family="paragraph" style:parent-style-name="Standard">
      <style:paragraph-properties fo:margin-left="0in" fo:margin-right="0in" fo:line-height="100%" fo:text-indent="0.5in" style:auto-text-indent="false"/>
      <style:text-properties style:font-name="Arial" fo:font-size="12pt" officeooo:rsid="00cff9c1" officeooo:paragraph-rsid="0013b0c5" style:font-size-asian="12pt" style:font-size-complex="12pt"/>
    </style:style>
    <style:style style:name="P559" style:family="paragraph" style:parent-style-name="Standard">
      <style:paragraph-properties fo:margin-left="0in" fo:margin-right="0in" fo:line-height="100%" fo:text-indent="0.5in" style:auto-text-indent="false"/>
      <style:text-properties style:font-name="Arial" fo:font-size="12pt" officeooo:rsid="019fa976" officeooo:paragraph-rsid="0013b0c5" style:font-size-asian="12pt" style:font-size-complex="12pt"/>
    </style:style>
    <style:style style:name="P560" style:family="paragraph" style:parent-style-name="Standard">
      <style:paragraph-properties fo:margin-left="0in" fo:margin-right="0in" fo:line-height="100%" fo:text-indent="0.5in" style:auto-text-indent="false"/>
      <style:text-properties style:font-name="Arial" fo:font-size="12pt" officeooo:rsid="01adf553" officeooo:paragraph-rsid="0013b0c5" style:font-size-asian="12pt" style:font-size-complex="12pt"/>
    </style:style>
    <style:style style:name="P561" style:family="paragraph" style:parent-style-name="Standard">
      <style:paragraph-properties fo:margin-left="0in" fo:margin-right="0in" fo:line-height="100%" fo:text-indent="0.5in" style:auto-text-indent="false"/>
      <style:text-properties style:font-name="Arial" fo:font-size="12pt" officeooo:rsid="01a025e6" officeooo:paragraph-rsid="0013b0c5" style:font-size-asian="12pt" style:font-size-complex="12pt"/>
    </style:style>
    <style:style style:name="P562" style:family="paragraph" style:parent-style-name="Standard">
      <style:paragraph-properties fo:margin-left="0in" fo:margin-right="0in" fo:line-height="100%" fo:text-indent="0.5in" style:auto-text-indent="false"/>
      <style:text-properties style:font-name="Arial" fo:font-size="12pt" officeooo:rsid="01cae289" officeooo:paragraph-rsid="0013b0c5" style:font-size-asian="12pt" style:font-size-complex="12pt"/>
    </style:style>
    <style:style style:name="P563" style:family="paragraph" style:parent-style-name="Standard">
      <style:paragraph-properties fo:margin-left="0in" fo:margin-right="0in" fo:line-height="100%" fo:text-indent="0.5in" style:auto-text-indent="false"/>
      <style:text-properties style:font-name="Arial" fo:font-size="12pt" officeooo:rsid="01cb5009" officeooo:paragraph-rsid="0013b0c5" style:font-size-asian="12pt" style:font-size-complex="12pt"/>
    </style:style>
    <style:style style:name="P564" style:family="paragraph" style:parent-style-name="Standard">
      <style:paragraph-properties fo:margin-left="0in" fo:margin-right="0in" fo:line-height="100%" fo:text-indent="0.5in" style:auto-text-indent="false"/>
      <style:text-properties style:font-name="Arial" fo:font-size="12pt" officeooo:rsid="01ccb834" officeooo:paragraph-rsid="0013b0c5" style:font-size-asian="12pt" style:font-size-complex="12pt"/>
    </style:style>
    <style:style style:name="P565" style:family="paragraph" style:parent-style-name="Standard">
      <style:paragraph-properties fo:margin-left="0in" fo:margin-right="0in" fo:line-height="100%" fo:text-indent="0.5in" style:auto-text-indent="false"/>
      <style:text-properties style:font-name="Arial" fo:font-size="12pt" officeooo:rsid="01ce2186" officeooo:paragraph-rsid="0013b0c5" style:font-size-asian="12pt" style:font-size-complex="12pt"/>
    </style:style>
    <style:style style:name="P566" style:family="paragraph" style:parent-style-name="Standard">
      <style:paragraph-properties fo:margin-left="0in" fo:margin-right="0in" fo:line-height="100%" fo:text-indent="0.5in" style:auto-text-indent="false"/>
      <style:text-properties style:font-name="Arial" fo:font-size="12pt" officeooo:rsid="01cf199d" officeooo:paragraph-rsid="0013b0c5" style:font-size-asian="12pt" style:font-size-complex="12pt"/>
    </style:style>
    <style:style style:name="P567" style:family="paragraph" style:parent-style-name="Standard">
      <style:paragraph-properties fo:margin-left="0in" fo:margin-right="0in" fo:line-height="100%" fo:text-indent="0.5in" style:auto-text-indent="false"/>
      <style:text-properties style:font-name="Arial" fo:font-size="12pt" officeooo:rsid="01cf4759" officeooo:paragraph-rsid="0013b0c5" style:font-size-asian="12pt" style:font-size-complex="12pt"/>
    </style:style>
    <style:style style:name="P568" style:family="paragraph" style:parent-style-name="Standard">
      <style:paragraph-properties fo:margin-left="0in" fo:margin-right="0in" fo:line-height="100%" fo:text-indent="0.5in" style:auto-text-indent="false"/>
      <style:text-properties style:font-name="Arial" fo:font-size="12pt" officeooo:rsid="0146d8c7" officeooo:paragraph-rsid="0013b0c5" style:font-size-asian="12pt" style:font-size-complex="12pt"/>
    </style:style>
    <style:style style:name="P569" style:family="paragraph" style:parent-style-name="Standard">
      <style:paragraph-properties fo:margin-left="0in" fo:margin-right="0in" fo:line-height="100%" fo:text-indent="0.5in" style:auto-text-indent="false"/>
      <style:text-properties style:font-name="Arial" fo:font-size="12pt" officeooo:rsid="00110ec2" officeooo:paragraph-rsid="0013b0c5" style:font-size-asian="12pt" style:font-size-complex="12pt"/>
    </style:style>
    <style:style style:name="P570" style:family="paragraph" style:parent-style-name="Standard">
      <style:paragraph-properties fo:margin-left="0in" fo:margin-right="0in" fo:line-height="100%" fo:text-indent="0.5in" style:auto-text-indent="false"/>
      <style:text-properties style:font-name="Arial" fo:font-size="12pt" officeooo:rsid="0119bec3" officeooo:paragraph-rsid="0013b0c5" style:font-size-asian="12pt" style:font-size-complex="12pt"/>
    </style:style>
    <style:style style:name="P571" style:family="paragraph" style:parent-style-name="Standard">
      <style:paragraph-properties fo:margin-left="0in" fo:margin-right="0in" fo:line-height="100%" fo:text-indent="0.5in" style:auto-text-indent="false"/>
      <style:text-properties style:font-name="Arial" fo:font-size="12pt" officeooo:rsid="01d6f2c2" officeooo:paragraph-rsid="0013b0c5" style:font-size-asian="12pt" style:font-size-complex="12pt"/>
    </style:style>
    <style:style style:name="P572" style:family="paragraph" style:parent-style-name="Standard">
      <style:paragraph-properties fo:margin-left="0in" fo:margin-right="0in" fo:line-height="100%" fo:text-indent="0.5in" style:auto-text-indent="false"/>
      <style:text-properties style:font-name="Arial" fo:font-size="12pt" officeooo:rsid="011b0313" officeooo:paragraph-rsid="0013b0c5" style:font-size-asian="12pt" style:font-size-complex="12pt"/>
    </style:style>
    <style:style style:name="P573" style:family="paragraph" style:parent-style-name="Standard">
      <style:paragraph-properties fo:margin-left="0in" fo:margin-right="0in" fo:line-height="100%" fo:text-indent="0.5in" style:auto-text-indent="false"/>
      <style:text-properties style:font-name="Arial" fo:font-size="12pt" officeooo:rsid="011c3fff" officeooo:paragraph-rsid="0013b0c5" style:font-size-asian="12pt" style:font-size-complex="12pt"/>
    </style:style>
    <style:style style:name="P574" style:family="paragraph" style:parent-style-name="Standard">
      <style:paragraph-properties fo:margin-left="0in" fo:margin-right="0in" fo:line-height="100%" fo:text-indent="0.5in" style:auto-text-indent="false"/>
      <style:text-properties style:font-name="Arial" fo:font-size="12pt" officeooo:rsid="01af7305" officeooo:paragraph-rsid="0013b0c5" style:font-size-asian="12pt" style:font-size-complex="12pt"/>
    </style:style>
    <style:style style:name="P575" style:family="paragraph" style:parent-style-name="Standard">
      <style:paragraph-properties fo:margin-left="0in" fo:margin-right="0in" fo:line-height="100%" fo:text-indent="0.5in" style:auto-text-indent="false"/>
      <style:text-properties style:font-name="Arial" fo:font-size="12pt" officeooo:rsid="01d338b1" officeooo:paragraph-rsid="0013b0c5" style:font-size-asian="12pt" style:font-size-complex="12pt"/>
    </style:style>
    <style:style style:name="P576" style:family="paragraph" style:parent-style-name="Standard">
      <style:paragraph-properties fo:margin-left="0in" fo:margin-right="0in" fo:line-height="100%" fo:text-indent="0.5in" style:auto-text-indent="false"/>
      <style:text-properties style:font-name="Arial" fo:font-size="12pt" officeooo:rsid="01d43252" officeooo:paragraph-rsid="0013b0c5" style:font-size-asian="12pt" style:font-size-complex="12pt"/>
    </style:style>
    <style:style style:name="P577" style:family="paragraph" style:parent-style-name="Standard">
      <style:paragraph-properties fo:margin-left="0in" fo:margin-right="0in" fo:line-height="100%" fo:text-indent="0.5in" style:auto-text-indent="false"/>
      <style:text-properties style:font-name="Arial" fo:font-size="12pt" officeooo:rsid="01e30241" officeooo:paragraph-rsid="0013b0c5" style:font-size-asian="12pt" style:font-size-complex="12pt"/>
    </style:style>
    <style:style style:name="P578" style:family="paragraph" style:parent-style-name="Standard">
      <style:paragraph-properties fo:margin-left="0in" fo:margin-right="0in" fo:line-height="100%" fo:text-indent="0.5in" style:auto-text-indent="false"/>
      <style:text-properties style:font-name="Arial" fo:font-size="12pt" officeooo:rsid="01e07ec6" officeooo:paragraph-rsid="0013b0c5" style:font-size-asian="12pt" style:font-size-complex="12pt"/>
    </style:style>
    <style:style style:name="P579" style:family="paragraph" style:parent-style-name="Standard">
      <style:paragraph-properties fo:margin-left="0in" fo:margin-right="0in" fo:line-height="100%" fo:text-indent="0.5in" style:auto-text-indent="false"/>
      <style:text-properties style:font-name="Arial" fo:font-size="12pt" officeooo:rsid="01e1170a" officeooo:paragraph-rsid="0013b0c5" style:font-size-asian="12pt" style:font-size-complex="12pt"/>
    </style:style>
    <style:style style:name="P580" style:family="paragraph" style:parent-style-name="Standard">
      <style:paragraph-properties fo:margin-left="0in" fo:margin-right="0in" fo:line-height="100%" fo:text-indent="0.5in" style:auto-text-indent="false"/>
      <style:text-properties style:font-name="Arial" fo:font-size="12pt" officeooo:rsid="01e2dc1f" officeooo:paragraph-rsid="0013b0c5" style:font-size-asian="12pt" style:font-size-complex="12pt"/>
    </style:style>
    <style:style style:name="P581" style:family="paragraph" style:parent-style-name="Standard">
      <style:paragraph-properties fo:margin-left="0in" fo:margin-right="0in" fo:line-height="100%" fo:text-indent="0.5in" style:auto-text-indent="false"/>
      <style:text-properties style:font-name="Arial" fo:font-size="12pt" officeooo:rsid="01e9d48f" officeooo:paragraph-rsid="0013b0c5" style:font-size-asian="12pt" style:font-size-complex="12pt"/>
    </style:style>
    <style:style style:name="P582" style:family="paragraph" style:parent-style-name="Standard">
      <style:paragraph-properties fo:margin-left="0in" fo:margin-right="0in" fo:line-height="100%" fo:text-indent="0.5in" style:auto-text-indent="false"/>
      <style:text-properties style:font-name="Arial" fo:font-size="12pt" officeooo:rsid="02b62b26" officeooo:paragraph-rsid="0013b0c5" style:font-size-asian="12pt" style:font-size-complex="12pt"/>
    </style:style>
    <style:style style:name="P583" style:family="paragraph" style:parent-style-name="Standard">
      <style:paragraph-properties fo:margin-left="0in" fo:margin-right="0in" fo:line-height="100%" fo:text-indent="0.5in" style:auto-text-indent="false"/>
      <style:text-properties style:font-name="Arial" fo:font-size="12pt" officeooo:rsid="01eb7e98" officeooo:paragraph-rsid="0013b0c5" style:font-size-asian="12pt" style:font-size-complex="12pt"/>
    </style:style>
    <style:style style:name="P584" style:family="paragraph" style:parent-style-name="Standard">
      <style:paragraph-properties fo:margin-left="0in" fo:margin-right="0in" fo:line-height="100%" fo:text-indent="0.5in" style:auto-text-indent="false"/>
      <style:text-properties style:font-name="Arial" fo:font-size="12pt" officeooo:rsid="02bc7ef8" officeooo:paragraph-rsid="0013b0c5" style:font-size-asian="12pt" style:font-size-complex="12pt"/>
    </style:style>
    <style:style style:name="P585" style:family="paragraph" style:parent-style-name="Standard">
      <style:paragraph-properties fo:margin-left="0in" fo:margin-right="0in" fo:line-height="100%" fo:text-indent="0.5in" style:auto-text-indent="false"/>
      <style:text-properties style:font-name="Arial" fo:font-size="12pt" officeooo:rsid="01b01dba" officeooo:paragraph-rsid="0013b0c5" style:font-size-asian="12pt" style:font-size-complex="12pt"/>
    </style:style>
    <style:style style:name="P586" style:family="paragraph" style:parent-style-name="Standard">
      <style:paragraph-properties fo:margin-left="0in" fo:margin-right="0in" fo:line-height="100%" fo:text-indent="0.5in" style:auto-text-indent="false"/>
      <style:text-properties style:font-name="Arial" fo:font-size="12pt" officeooo:rsid="01fd8dcb" officeooo:paragraph-rsid="0013b0c5" style:font-size-asian="12pt" style:font-size-complex="12pt"/>
    </style:style>
    <style:style style:name="P587" style:family="paragraph" style:parent-style-name="Standard">
      <style:paragraph-properties fo:margin-left="0in" fo:margin-right="0in" fo:line-height="100%" fo:text-indent="0.5in" style:auto-text-indent="false"/>
      <style:text-properties style:font-name="Arial" fo:font-size="12pt" officeooo:rsid="01fdf222" officeooo:paragraph-rsid="0013b0c5" style:font-size-asian="12pt" style:font-size-complex="12pt"/>
    </style:style>
    <style:style style:name="P588" style:family="paragraph" style:parent-style-name="Standard">
      <style:paragraph-properties fo:margin-left="0in" fo:margin-right="0in" fo:line-height="100%" fo:text-indent="0.5in" style:auto-text-indent="false"/>
      <style:text-properties style:font-name="Arial" fo:font-size="12pt" officeooo:rsid="02113654" officeooo:paragraph-rsid="0013b0c5" style:font-size-asian="12pt" style:font-size-complex="12pt"/>
    </style:style>
    <style:style style:name="P589" style:family="paragraph" style:parent-style-name="Standard">
      <style:paragraph-properties fo:margin-left="0in" fo:margin-right="0in" fo:line-height="100%" fo:text-indent="0.5in" style:auto-text-indent="false"/>
      <style:text-properties style:font-name="Arial" fo:font-size="12pt" officeooo:rsid="021336a1" officeooo:paragraph-rsid="0013b0c5" style:font-size-asian="12pt" style:font-size-complex="12pt"/>
    </style:style>
    <style:style style:name="P590" style:family="paragraph" style:parent-style-name="Standard">
      <style:paragraph-properties fo:margin-left="0in" fo:margin-right="0in" fo:line-height="100%" fo:text-indent="0.5in" style:auto-text-indent="false"/>
      <style:text-properties style:font-name="Arial" fo:font-size="12pt" officeooo:rsid="02151826" officeooo:paragraph-rsid="0013b0c5" style:font-size-asian="12pt" style:font-size-complex="12pt"/>
    </style:style>
    <style:style style:name="P591" style:family="paragraph" style:parent-style-name="Standard">
      <style:paragraph-properties fo:margin-left="0in" fo:margin-right="0in" fo:line-height="100%" fo:text-indent="0.5in" style:auto-text-indent="false"/>
      <style:text-properties style:font-name="Arial" fo:font-size="12pt" officeooo:rsid="02172083" officeooo:paragraph-rsid="0013b0c5" style:font-size-asian="12pt" style:font-size-complex="12pt"/>
    </style:style>
    <style:style style:name="P592" style:family="paragraph" style:parent-style-name="Standard">
      <style:paragraph-properties fo:margin-left="0in" fo:margin-right="0in" fo:line-height="100%" fo:text-indent="0.5in" style:auto-text-indent="false"/>
      <style:text-properties style:font-name="Arial" fo:font-size="12pt" officeooo:rsid="02175ecf" officeooo:paragraph-rsid="0013b0c5" style:font-size-asian="12pt" style:font-size-complex="12pt"/>
    </style:style>
    <style:style style:name="P593" style:family="paragraph" style:parent-style-name="Standard">
      <style:paragraph-properties fo:margin-left="0in" fo:margin-right="0in" fo:line-height="100%" fo:text-indent="0.5in" style:auto-text-indent="false"/>
      <style:text-properties style:font-name="Arial" fo:font-size="12pt" officeooo:rsid="01f3b67f" officeooo:paragraph-rsid="0013b0c5" style:font-size-asian="12pt" style:font-size-complex="12pt"/>
    </style:style>
    <style:style style:name="P594" style:family="paragraph" style:parent-style-name="Standard">
      <style:paragraph-properties fo:margin-left="0in" fo:margin-right="0in" fo:line-height="100%" fo:text-indent="0.5in" style:auto-text-indent="false"/>
      <style:text-properties style:font-name="Arial" fo:font-size="12pt" officeooo:rsid="0203582f" officeooo:paragraph-rsid="0013b0c5" style:font-size-asian="12pt" style:font-size-complex="12pt"/>
    </style:style>
    <style:style style:name="P595" style:family="paragraph" style:parent-style-name="Standard">
      <style:paragraph-properties fo:margin-left="0in" fo:margin-right="0in" fo:line-height="100%" fo:text-indent="0.5in" style:auto-text-indent="false"/>
      <style:text-properties style:font-name="Arial" fo:font-size="12pt" officeooo:rsid="01f3bfa8" officeooo:paragraph-rsid="0013b0c5" style:font-size-asian="12pt" style:font-size-complex="12pt"/>
    </style:style>
    <style:style style:name="P596" style:family="paragraph" style:parent-style-name="Standard">
      <style:paragraph-properties fo:margin-left="0in" fo:margin-right="0in" fo:line-height="100%" fo:text-indent="0.5in" style:auto-text-indent="false"/>
      <style:text-properties style:font-name="Arial" fo:font-size="12pt" officeooo:rsid="02041942" officeooo:paragraph-rsid="0013b0c5" style:font-size-asian="12pt" style:font-size-complex="12pt"/>
    </style:style>
    <style:style style:name="P597" style:family="paragraph" style:parent-style-name="Standard">
      <style:paragraph-properties fo:margin-left="0in" fo:margin-right="0in" fo:line-height="100%" fo:text-indent="0.5in" style:auto-text-indent="false"/>
      <style:text-properties style:font-name="Arial" fo:font-size="12pt" officeooo:rsid="0209ef4e" officeooo:paragraph-rsid="0013b0c5" style:font-size-asian="12pt" style:font-size-complex="12pt"/>
    </style:style>
    <style:style style:name="P598" style:family="paragraph" style:parent-style-name="Standard">
      <style:paragraph-properties fo:margin-left="0in" fo:margin-right="0in" fo:line-height="100%" fo:text-indent="0.5in" style:auto-text-indent="false"/>
      <style:text-properties style:font-name="Arial" fo:font-size="12pt" officeooo:rsid="023ef224" officeooo:paragraph-rsid="0013b0c5" style:font-size-asian="12pt" style:font-size-complex="12pt"/>
    </style:style>
    <style:style style:name="P599" style:family="paragraph" style:parent-style-name="Standard">
      <style:paragraph-properties fo:margin-left="0in" fo:margin-right="0in" fo:line-height="100%" fo:text-indent="0.5in" style:auto-text-indent="false"/>
      <style:text-properties style:font-name="Arial" fo:font-size="12pt" officeooo:rsid="023a7be3" officeooo:paragraph-rsid="0013b0c5" style:font-size-asian="12pt" style:font-size-complex="12pt"/>
    </style:style>
    <style:style style:name="P600" style:family="paragraph" style:parent-style-name="Standard">
      <style:paragraph-properties fo:margin-left="0in" fo:margin-right="0in" fo:line-height="100%" fo:text-indent="0.5in" style:auto-text-indent="false"/>
      <style:text-properties style:font-name="Arial" fo:font-size="12pt" officeooo:rsid="020aed70" officeooo:paragraph-rsid="0013b0c5" style:font-size-asian="12pt" style:font-size-complex="12pt"/>
    </style:style>
    <style:style style:name="P601" style:family="paragraph" style:parent-style-name="Standard">
      <style:paragraph-properties fo:margin-left="0in" fo:margin-right="0in" fo:line-height="100%" fo:text-indent="0.5in" style:auto-text-indent="false"/>
      <style:text-properties style:font-name="Arial" fo:font-size="12pt" officeooo:rsid="023c4383" officeooo:paragraph-rsid="0013b0c5" style:font-size-asian="12pt" style:font-size-complex="12pt"/>
    </style:style>
    <style:style style:name="P602" style:family="paragraph" style:parent-style-name="Standard">
      <style:paragraph-properties fo:margin-left="0in" fo:margin-right="0in" fo:line-height="100%" fo:text-indent="0.5in" style:auto-text-indent="false"/>
      <style:text-properties style:font-name="Arial" fo:font-size="12pt" officeooo:rsid="03ece8c2" officeooo:paragraph-rsid="0013b0c5" style:font-size-asian="12pt" style:font-size-complex="12pt"/>
    </style:style>
    <style:style style:name="P603" style:family="paragraph" style:parent-style-name="Standard">
      <style:paragraph-properties fo:margin-left="0in" fo:margin-right="0in" fo:line-height="100%" fo:text-indent="0.5in" style:auto-text-indent="false"/>
      <style:text-properties style:font-name="Arial" fo:font-size="12pt" officeooo:rsid="025302d1" officeooo:paragraph-rsid="0013b0c5" style:font-size-asian="12pt" style:font-size-complex="12pt"/>
    </style:style>
    <style:style style:name="P604" style:family="paragraph" style:parent-style-name="Standard">
      <style:paragraph-properties fo:margin-left="0in" fo:margin-right="0in" fo:line-height="100%" fo:text-indent="0.5in" style:auto-text-indent="false"/>
      <style:text-properties style:font-name="Arial" fo:font-size="12pt" officeooo:rsid="023ec3da" officeooo:paragraph-rsid="0013b0c5" style:font-size-asian="12pt" style:font-size-complex="12pt"/>
    </style:style>
    <style:style style:name="P605" style:family="paragraph" style:parent-style-name="Standard">
      <style:paragraph-properties fo:margin-left="0in" fo:margin-right="0in" fo:line-height="100%" fo:text-indent="0.5in" style:auto-text-indent="false"/>
      <style:text-properties style:font-name="Arial" fo:font-size="12pt" officeooo:rsid="02437d99" officeooo:paragraph-rsid="0013b0c5" style:font-size-asian="12pt" style:font-size-complex="12pt"/>
    </style:style>
    <style:style style:name="P606" style:family="paragraph" style:parent-style-name="Standard">
      <style:paragraph-properties fo:margin-left="0in" fo:margin-right="0in" fo:line-height="100%" fo:text-indent="0.5in" style:auto-text-indent="false"/>
      <style:text-properties style:font-name="Arial" fo:font-size="12pt" officeooo:rsid="053109ca" officeooo:paragraph-rsid="0013b0c5" style:font-size-asian="12pt" style:font-size-complex="12pt"/>
    </style:style>
    <style:style style:name="P607" style:family="paragraph" style:parent-style-name="Standard">
      <style:paragraph-properties fo:margin-left="0in" fo:margin-right="0in" fo:line-height="100%" fo:text-indent="0.5in" style:auto-text-indent="false"/>
      <style:text-properties style:font-name="Arial" fo:font-size="12pt" officeooo:rsid="024670a6" officeooo:paragraph-rsid="0013b0c5" style:font-size-asian="12pt" style:font-size-complex="12pt"/>
    </style:style>
    <style:style style:name="P608" style:family="paragraph" style:parent-style-name="Standard">
      <style:paragraph-properties fo:margin-left="0in" fo:margin-right="0in" fo:line-height="100%" fo:text-indent="0.5in" style:auto-text-indent="false"/>
      <style:text-properties style:font-name="Arial" fo:font-size="12pt" officeooo:rsid="0532175f" officeooo:paragraph-rsid="0013b0c5" style:font-size-asian="12pt" style:font-size-complex="12pt"/>
    </style:style>
    <style:style style:name="P609" style:family="paragraph" style:parent-style-name="Standard">
      <style:paragraph-properties fo:margin-left="0in" fo:margin-right="0in" fo:line-height="100%" fo:text-indent="0.5in" style:auto-text-indent="false"/>
      <style:text-properties style:font-name="Arial" fo:font-size="12pt" officeooo:rsid="02443b15" officeooo:paragraph-rsid="0013b0c5" style:font-size-asian="12pt" style:font-size-complex="12pt"/>
    </style:style>
    <style:style style:name="P610" style:family="paragraph" style:parent-style-name="Standard">
      <style:paragraph-properties fo:margin-left="0in" fo:margin-right="0in" fo:line-height="100%" fo:text-indent="0.5in" style:auto-text-indent="false"/>
      <style:text-properties style:font-name="Arial" fo:font-size="12pt" officeooo:rsid="0247cfda" officeooo:paragraph-rsid="0013b0c5" style:font-size-asian="12pt" style:font-size-complex="12pt"/>
    </style:style>
    <style:style style:name="P611" style:family="paragraph" style:parent-style-name="Standard">
      <style:paragraph-properties fo:margin-left="0in" fo:margin-right="0in" fo:line-height="100%" fo:text-indent="0.5in" style:auto-text-indent="false"/>
      <style:text-properties style:font-name="Arial" fo:font-size="12pt" officeooo:rsid="02f265e0" officeooo:paragraph-rsid="0013b0c5" style:font-size-asian="12pt" style:font-size-complex="12pt"/>
    </style:style>
    <style:style style:name="P612" style:family="paragraph" style:parent-style-name="Standard">
      <style:paragraph-properties fo:margin-left="0in" fo:margin-right="0in" fo:line-height="100%" fo:text-indent="0.5in" style:auto-text-indent="false"/>
      <style:text-properties style:font-name="Arial" fo:font-size="12pt" officeooo:rsid="02f3d385" officeooo:paragraph-rsid="0013b0c5" style:font-size-asian="12pt" style:font-size-complex="12pt"/>
    </style:style>
    <style:style style:name="P613" style:family="paragraph" style:parent-style-name="Standard">
      <style:paragraph-properties fo:margin-left="0in" fo:margin-right="0in" fo:line-height="100%" fo:text-indent="0.5in" style:auto-text-indent="false"/>
      <style:text-properties style:font-name="Arial" fo:font-size="12pt" officeooo:rsid="03ed66f4" officeooo:paragraph-rsid="0013b0c5" style:font-size-asian="12pt" style:font-size-complex="12pt"/>
    </style:style>
    <style:style style:name="P614" style:family="paragraph" style:parent-style-name="Standard">
      <style:paragraph-properties fo:margin-left="0in" fo:margin-right="0in" fo:line-height="100%" fo:text-indent="0.5in" style:auto-text-indent="false"/>
      <style:text-properties style:font-name="Arial" fo:font-size="12pt" officeooo:rsid="03fc4e53" officeooo:paragraph-rsid="0013b0c5" style:font-size-asian="12pt" style:font-size-complex="12pt"/>
    </style:style>
    <style:style style:name="P615" style:family="paragraph" style:parent-style-name="Standard">
      <style:paragraph-properties fo:margin-left="0in" fo:margin-right="0in" fo:line-height="100%" fo:text-indent="0.5in" style:auto-text-indent="false"/>
      <style:text-properties style:font-name="Arial" fo:font-size="12pt" officeooo:rsid="051dd14a" officeooo:paragraph-rsid="0013b0c5" style:font-size-asian="12pt" style:font-size-complex="12pt"/>
    </style:style>
    <style:style style:name="P616" style:family="paragraph" style:parent-style-name="Standard">
      <style:paragraph-properties fo:margin-left="0in" fo:margin-right="0in" fo:line-height="100%" fo:text-indent="0.5in" style:auto-text-indent="false"/>
      <style:text-properties style:font-name="Arial" fo:font-size="12pt" officeooo:rsid="00111fb3" officeooo:paragraph-rsid="0013b0c5" style:font-size-asian="12pt" style:font-size-complex="12pt"/>
    </style:style>
    <style:style style:name="P617" style:family="paragraph" style:parent-style-name="Standard">
      <style:paragraph-properties fo:margin-left="0in" fo:margin-right="0in" fo:line-height="100%" fo:text-indent="0.5in" style:auto-text-indent="false"/>
      <style:text-properties style:font-name="Arial" fo:font-size="12pt" officeooo:rsid="023732ff" officeooo:paragraph-rsid="0013b0c5" style:font-size-asian="12pt" style:font-size-complex="12pt"/>
    </style:style>
    <style:style style:name="P618" style:family="paragraph" style:parent-style-name="Standard">
      <style:paragraph-properties fo:margin-left="0in" fo:margin-right="0in" fo:line-height="100%" fo:text-indent="0.5in" style:auto-text-indent="false"/>
      <style:text-properties style:font-name="Arial" fo:font-size="12pt" officeooo:rsid="0237992a" officeooo:paragraph-rsid="0013b0c5" style:font-size-asian="12pt" style:font-size-complex="12pt"/>
    </style:style>
    <style:style style:name="P619" style:family="paragraph" style:parent-style-name="Standard">
      <style:paragraph-properties fo:margin-left="0in" fo:margin-right="0in" fo:line-height="100%" fo:text-indent="0.5in" style:auto-text-indent="false"/>
      <style:text-properties style:font-name="Arial" fo:font-size="12pt" officeooo:rsid="023ce016" officeooo:paragraph-rsid="0013b0c5" style:font-size-asian="12pt" style:font-size-complex="12pt"/>
    </style:style>
    <style:style style:name="P620" style:family="paragraph" style:parent-style-name="Standard">
      <style:paragraph-properties fo:margin-left="0in" fo:margin-right="0in" fo:line-height="100%" fo:text-indent="0.5in" style:auto-text-indent="false"/>
      <style:text-properties style:font-name="Arial" fo:font-size="12pt" officeooo:rsid="007baeeb" officeooo:paragraph-rsid="0013b0c5" style:font-size-asian="12pt" style:font-size-complex="12pt"/>
    </style:style>
    <style:style style:name="P621" style:family="paragraph" style:parent-style-name="Standard">
      <style:paragraph-properties fo:margin-left="0in" fo:margin-right="0in" fo:line-height="100%" fo:text-indent="0.5in" style:auto-text-indent="false"/>
      <style:text-properties style:font-name="Arial" fo:font-size="12pt" officeooo:rsid="007d7535" officeooo:paragraph-rsid="0013b0c5" style:font-size-asian="12pt" style:font-size-complex="12pt"/>
    </style:style>
    <style:style style:name="P622" style:family="paragraph" style:parent-style-name="Standard">
      <style:paragraph-properties fo:margin-left="0in" fo:margin-right="0in" fo:line-height="100%" fo:text-indent="0.5in" style:auto-text-indent="false"/>
      <style:text-properties style:font-name="Arial" fo:font-size="12pt" officeooo:rsid="050f621e" officeooo:paragraph-rsid="001a6988" style:font-size-asian="12pt" style:font-size-complex="12pt"/>
    </style:style>
    <style:style style:name="P623" style:family="paragraph" style:parent-style-name="Standard">
      <style:paragraph-properties fo:margin-left="0in" fo:margin-right="0in" fo:line-height="100%" fo:text-indent="0.5in" style:auto-text-indent="false"/>
      <style:text-properties style:font-name="Arial" fo:font-size="12pt" officeooo:rsid="050f621e" officeooo:paragraph-rsid="009f8ca3" style:font-size-asian="12pt" style:font-size-complex="12pt"/>
    </style:style>
    <style:style style:name="P624" style:family="paragraph" style:parent-style-name="Standard">
      <style:paragraph-properties fo:margin-left="0in" fo:margin-right="0in" fo:line-height="100%" fo:text-indent="0.5in" style:auto-text-indent="false"/>
      <style:text-properties style:font-name="Arial" fo:font-size="12pt" officeooo:rsid="001a6988" officeooo:paragraph-rsid="001a6988" style:font-size-asian="12pt" style:font-size-complex="12pt"/>
    </style:style>
    <style:style style:name="P625" style:family="paragraph" style:parent-style-name="Standard">
      <style:paragraph-properties fo:margin-left="0in" fo:margin-right="0in" fo:line-height="100%" fo:text-indent="0.5in" style:auto-text-indent="false"/>
      <style:text-properties style:font-name="Arial" fo:font-size="12pt" officeooo:rsid="00206f5c" officeooo:paragraph-rsid="00206f5c" style:font-size-asian="12pt" style:font-size-complex="12pt"/>
    </style:style>
    <style:style style:name="P626" style:family="paragraph" style:parent-style-name="Standard">
      <style:paragraph-properties fo:margin-left="0in" fo:margin-right="0in" fo:line-height="100%" fo:text-indent="0.5in" style:auto-text-indent="false"/>
      <style:text-properties style:font-name="Arial" fo:font-size="12pt" officeooo:rsid="00206f5c" officeooo:paragraph-rsid="00210604" style:font-size-asian="12pt" style:font-size-complex="12pt"/>
    </style:style>
    <style:style style:name="P627" style:family="paragraph" style:parent-style-name="Standard">
      <style:paragraph-properties fo:margin-left="0in" fo:margin-right="0in" fo:line-height="100%" fo:text-indent="0.5in" style:auto-text-indent="false"/>
      <style:text-properties style:font-name="Arial" fo:font-size="12pt" officeooo:rsid="0429026d" officeooo:paragraph-rsid="00210604" style:font-size-asian="12pt" style:font-size-complex="12pt"/>
    </style:style>
    <style:style style:name="P628" style:family="paragraph" style:parent-style-name="Standard">
      <style:paragraph-properties fo:margin-left="0in" fo:margin-right="0in" fo:line-height="100%" fo:text-indent="0.5in" style:auto-text-indent="false"/>
      <style:text-properties style:font-name="Arial" fo:font-size="12pt" officeooo:rsid="003fae8f" officeooo:paragraph-rsid="003fae8f" style:font-size-asian="12pt" style:font-size-complex="12pt"/>
    </style:style>
    <style:style style:name="P629" style:family="paragraph" style:parent-style-name="Standard">
      <style:paragraph-properties fo:margin-left="0in" fo:margin-right="0in" fo:line-height="100%" fo:text-indent="0.5in" style:auto-text-indent="false"/>
      <style:text-properties style:font-name="Arial" fo:font-size="12pt" officeooo:rsid="002062eb" officeooo:paragraph-rsid="002062eb" style:font-size-asian="12pt" style:font-size-complex="12pt"/>
    </style:style>
    <style:style style:name="P630" style:family="paragraph" style:parent-style-name="Standard">
      <style:paragraph-properties fo:margin-left="0in" fo:margin-right="0in" fo:line-height="100%" fo:text-indent="0.5in" style:auto-text-indent="false"/>
      <style:text-properties style:font-name="Arial" fo:font-size="12pt" officeooo:rsid="002062eb" officeooo:paragraph-rsid="0013b0c5" style:font-size-asian="12pt" style:font-size-complex="12pt"/>
    </style:style>
    <style:style style:name="P631" style:family="paragraph" style:parent-style-name="Standard">
      <style:paragraph-properties fo:margin-left="0in" fo:margin-right="0in" fo:line-height="100%" fo:text-indent="0.5in" style:auto-text-indent="false"/>
      <style:text-properties style:font-name="Arial" fo:font-size="12pt" officeooo:rsid="0022299b" officeooo:paragraph-rsid="0022299b" style:font-size-asian="12pt" style:font-size-complex="12pt"/>
    </style:style>
    <style:style style:name="P632" style:family="paragraph" style:parent-style-name="Standard">
      <style:paragraph-properties fo:margin-left="0in" fo:margin-right="0in" fo:line-height="100%" fo:text-indent="0.5in" style:auto-text-indent="false"/>
      <style:text-properties style:font-name="Arial" fo:font-size="12pt" officeooo:rsid="00270fcc" officeooo:paragraph-rsid="00270fcc" style:font-size-asian="12pt" style:font-size-complex="12pt"/>
    </style:style>
    <style:style style:name="P633" style:family="paragraph" style:parent-style-name="Standard">
      <style:paragraph-properties fo:margin-left="0in" fo:margin-right="0in" fo:line-height="100%" fo:text-indent="0.5in" style:auto-text-indent="false"/>
      <style:text-properties style:font-name="Arial" fo:font-size="12pt" officeooo:rsid="003fd4b9" officeooo:paragraph-rsid="003fae8f" style:font-size-asian="12pt" style:font-size-complex="12pt"/>
    </style:style>
    <style:style style:name="P634" style:family="paragraph" style:parent-style-name="Standard">
      <style:paragraph-properties fo:margin-left="0in" fo:margin-right="0in" fo:line-height="100%" fo:text-indent="0.5in" style:auto-text-indent="false"/>
      <style:text-properties style:font-name="Arial" fo:font-size="12pt" officeooo:rsid="01b04fba" officeooo:paragraph-rsid="0030b8ed" style:font-size-asian="12pt" style:font-size-complex="12pt"/>
    </style:style>
    <style:style style:name="P635" style:family="paragraph" style:parent-style-name="Standard">
      <style:paragraph-properties fo:margin-left="0in" fo:margin-right="0in" fo:line-height="100%" fo:text-indent="0.5in" style:auto-text-indent="false"/>
      <style:text-properties style:font-name="Arial" fo:font-size="12pt" officeooo:rsid="0032aa10" officeooo:paragraph-rsid="0032aa10" style:font-size-asian="12pt" style:font-size-complex="12pt"/>
    </style:style>
    <style:style style:name="P636" style:family="paragraph" style:parent-style-name="Standard">
      <style:paragraph-properties fo:margin-left="0in" fo:margin-right="0in" fo:line-height="100%" fo:text-indent="0.5in" style:auto-text-indent="false"/>
      <style:text-properties style:font-name="Arial" fo:font-size="12pt" officeooo:rsid="0477f7e9" officeooo:paragraph-rsid="0042ed04" style:font-size-asian="12pt" style:font-size-complex="12pt"/>
    </style:style>
    <style:style style:name="P637" style:family="paragraph" style:parent-style-name="Standard">
      <style:paragraph-properties fo:margin-left="0in" fo:margin-right="0in" fo:line-height="100%" fo:text-indent="0.5in" style:auto-text-indent="false"/>
      <style:text-properties style:font-name="Arial" fo:font-size="12pt" officeooo:rsid="00452dba" officeooo:paragraph-rsid="00452dba" style:font-size-asian="12pt" style:font-size-complex="12pt"/>
    </style:style>
    <style:style style:name="P638" style:family="paragraph" style:parent-style-name="Standard">
      <style:paragraph-properties fo:margin-left="0in" fo:margin-right="0in" fo:line-height="100%" fo:text-indent="0.5in" style:auto-text-indent="false"/>
      <style:text-properties style:font-name="Arial" fo:font-size="12pt" officeooo:rsid="00493b6d" officeooo:paragraph-rsid="00493b6d" style:font-size-asian="12pt" style:font-size-complex="12pt"/>
    </style:style>
    <style:style style:name="P639" style:family="paragraph" style:parent-style-name="Standard">
      <style:paragraph-properties fo:margin-left="0in" fo:margin-right="0in" fo:line-height="100%" fo:text-indent="0.5in" style:auto-text-indent="false"/>
      <style:text-properties style:font-name="Arial" fo:font-size="12pt" officeooo:rsid="018d8829" officeooo:paragraph-rsid="006ccec2" style:font-size-asian="12pt" style:font-size-complex="12pt"/>
    </style:style>
    <style:style style:name="P640" style:family="paragraph" style:parent-style-name="Standard">
      <style:paragraph-properties fo:margin-left="0in" fo:margin-right="0in" fo:line-height="100%" fo:text-indent="0.5in" style:auto-text-indent="false"/>
      <style:text-properties style:font-name="Arial" fo:font-size="12pt" officeooo:rsid="006ccec2" officeooo:paragraph-rsid="006ccec2" style:font-size-asian="12pt" style:font-size-complex="12pt"/>
    </style:style>
    <style:style style:name="P641" style:family="paragraph" style:parent-style-name="Standard">
      <style:paragraph-properties fo:margin-left="0in" fo:margin-right="0in" fo:line-height="100%" fo:text-indent="0.5in" style:auto-text-indent="false"/>
      <style:text-properties style:font-name="Arial" fo:font-size="12pt" officeooo:rsid="0089c918" officeooo:paragraph-rsid="0089c918" style:font-size-asian="12pt" style:font-size-complex="12pt"/>
    </style:style>
    <style:style style:name="P642" style:family="paragraph" style:parent-style-name="Standard">
      <style:paragraph-properties fo:margin-left="0in" fo:margin-right="0in" fo:line-height="100%" fo:text-indent="0.5in" style:auto-text-indent="false"/>
      <style:text-properties style:font-name="Arial" fo:font-size="12pt" officeooo:rsid="0089c918" officeooo:paragraph-rsid="008eb473" style:font-size-asian="12pt" style:font-size-complex="12pt"/>
    </style:style>
    <style:style style:name="P643" style:family="paragraph" style:parent-style-name="Standard">
      <style:paragraph-properties fo:margin-left="0in" fo:margin-right="0in" fo:line-height="100%" fo:text-indent="0.5in" style:auto-text-indent="false"/>
      <style:text-properties style:font-name="Arial" fo:font-size="12pt" officeooo:rsid="00a723d2" officeooo:paragraph-rsid="00a723d2" style:font-size-asian="12pt" style:font-size-complex="12pt"/>
    </style:style>
    <style:style style:name="P644" style:family="paragraph" style:parent-style-name="Standard">
      <style:paragraph-properties fo:margin-left="0in" fo:margin-right="0in" fo:line-height="100%" fo:text-indent="0.5in" style:auto-text-indent="false"/>
      <style:text-properties style:font-name="Arial" fo:font-size="12pt" officeooo:rsid="00a85dec" officeooo:paragraph-rsid="00a85dec" style:font-size-asian="12pt" style:font-size-complex="12pt"/>
    </style:style>
    <style:style style:name="P645" style:family="paragraph" style:parent-style-name="Standard">
      <style:paragraph-properties fo:margin-left="0in" fo:margin-right="0in" fo:line-height="100%" fo:text-indent="0.5in" style:auto-text-indent="false"/>
      <style:text-properties style:font-name="Arial" fo:font-size="12pt" officeooo:rsid="009f8ca3" officeooo:paragraph-rsid="009f8ca3" style:font-size-asian="12pt" style:font-size-complex="12pt"/>
    </style:style>
    <style:style style:name="P646" style:family="paragraph" style:parent-style-name="Standard">
      <style:paragraph-properties fo:margin-left="0in" fo:margin-right="0in" fo:line-height="100%" fo:text-indent="0.5in" style:auto-text-indent="false"/>
      <style:text-properties style:font-name="Arial" fo:font-size="12pt" officeooo:rsid="00a48b2d" officeooo:paragraph-rsid="00a620f2" style:font-size-asian="12pt" style:font-size-complex="12pt"/>
    </style:style>
    <style:style style:name="P647" style:family="paragraph" style:parent-style-name="Standard">
      <style:paragraph-properties fo:margin-left="0in" fo:margin-right="0in" fo:line-height="100%" fo:text-indent="0.5in" style:auto-text-indent="false"/>
      <style:text-properties style:font-name="Arial" fo:font-size="12pt" officeooo:rsid="00ae39d3" officeooo:paragraph-rsid="00ae39d3" style:font-size-asian="12pt" style:font-size-complex="12pt"/>
    </style:style>
    <style:style style:name="P648" style:family="paragraph" style:parent-style-name="Standard">
      <style:paragraph-properties fo:margin-left="0in" fo:margin-right="0in" fo:line-height="100%" fo:text-indent="0.5in" style:auto-text-indent="false"/>
      <style:text-properties style:font-name="Arial" fo:font-size="12pt" officeooo:rsid="008eb473" officeooo:paragraph-rsid="00bab56c" style:font-size-asian="12pt" style:font-size-complex="12pt"/>
    </style:style>
    <style:style style:name="P649" style:family="paragraph" style:parent-style-name="Standard">
      <style:paragraph-properties fo:margin-left="0in" fo:margin-right="0in" fo:line-height="100%" fo:text-indent="0.5in" style:auto-text-indent="false"/>
      <style:text-properties style:font-name="Arial" fo:font-size="12pt" officeooo:rsid="07ee8df4" officeooo:paragraph-rsid="0013b0c5" style:font-size-asian="12pt" style:font-size-complex="12pt"/>
    </style:style>
    <style:style style:name="P650" style:family="paragraph" style:parent-style-name="Standard">
      <style:paragraph-properties fo:margin-left="0in" fo:margin-right="0in" fo:line-height="100%" fo:text-indent="0.5in" style:auto-text-indent="false"/>
      <style:text-properties style:font-name="Arial" fo:font-size="12pt" officeooo:rsid="00bf8496" officeooo:paragraph-rsid="0013b0c5" style:font-size-asian="12pt" style:font-size-complex="12pt"/>
    </style:style>
    <style:style style:name="P651" style:family="paragraph" style:parent-style-name="Standard">
      <style:paragraph-properties fo:margin-left="0in" fo:margin-right="0in" fo:line-height="100%" fo:text-indent="0.5in" style:auto-text-indent="false"/>
      <style:text-properties style:font-name="Arial" fo:font-size="12pt" officeooo:rsid="00bf8496" officeooo:paragraph-rsid="00bf8496" style:font-size-asian="12pt" style:font-size-complex="12pt"/>
    </style:style>
    <style:style style:name="P652" style:family="paragraph" style:parent-style-name="Standard">
      <style:paragraph-properties fo:margin-left="0in" fo:margin-right="0in" fo:line-height="100%" fo:text-indent="0.5in" style:auto-text-indent="false"/>
      <style:text-properties style:font-name="Arial" fo:font-size="12pt" officeooo:rsid="00bf8496" officeooo:paragraph-rsid="00c4e5d7" style:font-size-asian="12pt" style:font-size-complex="12pt"/>
    </style:style>
    <style:style style:name="P653" style:family="paragraph" style:parent-style-name="Standard">
      <style:paragraph-properties fo:margin-left="0in" fo:margin-right="0in" fo:line-height="100%" fo:text-indent="0.5in" style:auto-text-indent="false"/>
      <style:text-properties style:font-name="Arial" fo:font-size="12pt" officeooo:rsid="00bf8496" officeooo:paragraph-rsid="00d7cfe6" style:font-size-asian="12pt" style:font-size-complex="12pt"/>
    </style:style>
    <style:style style:name="P654" style:family="paragraph" style:parent-style-name="Standard">
      <style:paragraph-properties fo:margin-left="0in" fo:margin-right="0in" fo:line-height="100%" fo:text-indent="0.5in" style:auto-text-indent="false"/>
      <style:text-properties style:font-name="Arial" fo:font-size="12pt" officeooo:rsid="00c097a3" officeooo:paragraph-rsid="00bf8496" style:font-size-asian="12pt" style:font-size-complex="12pt"/>
    </style:style>
    <style:style style:name="P655" style:family="paragraph" style:parent-style-name="Standard">
      <style:paragraph-properties fo:margin-left="0in" fo:margin-right="0in" fo:line-height="100%" fo:text-indent="0.5in" style:auto-text-indent="false"/>
      <style:text-properties style:font-name="Arial" fo:font-size="12pt" officeooo:rsid="00c097a3" officeooo:paragraph-rsid="00ce1e0f" style:font-size-asian="12pt" style:font-size-complex="12pt"/>
    </style:style>
    <style:style style:name="P656" style:family="paragraph" style:parent-style-name="Standard">
      <style:paragraph-properties fo:margin-left="0in" fo:margin-right="0in" fo:line-height="100%" fo:text-indent="0.5in" style:auto-text-indent="false"/>
      <style:text-properties style:font-name="Arial" fo:font-size="12pt" officeooo:rsid="00c097a3" officeooo:paragraph-rsid="00d18007" style:font-size-asian="12pt" style:font-size-complex="12pt"/>
    </style:style>
    <style:style style:name="P657" style:family="paragraph" style:parent-style-name="Standard">
      <style:paragraph-properties fo:margin-left="0in" fo:margin-right="0in" fo:line-height="100%" fo:text-indent="0.5in" style:auto-text-indent="false"/>
      <style:text-properties style:font-name="Arial" fo:font-size="12pt" officeooo:rsid="00c097a3" officeooo:paragraph-rsid="00c097a3" style:font-size-asian="12pt" style:font-size-complex="12pt"/>
    </style:style>
    <style:style style:name="P658" style:family="paragraph" style:parent-style-name="Standard">
      <style:paragraph-properties fo:margin-left="0in" fo:margin-right="0in" fo:line-height="100%" fo:text-indent="0.5in" style:auto-text-indent="false"/>
      <style:text-properties style:font-name="Arial" fo:font-size="12pt" officeooo:rsid="00c097a3" officeooo:paragraph-rsid="00e76a6f" style:font-size-asian="12pt" style:font-size-complex="12pt"/>
    </style:style>
    <style:style style:name="P659" style:family="paragraph" style:parent-style-name="Standard">
      <style:paragraph-properties fo:margin-left="0in" fo:margin-right="0in" fo:line-height="100%" fo:text-indent="0.5in" style:auto-text-indent="false"/>
      <style:text-properties style:font-name="Arial" fo:font-size="12pt" officeooo:rsid="00c6a589" officeooo:paragraph-rsid="00c6a589" style:font-size-asian="12pt" style:font-size-complex="12pt"/>
    </style:style>
    <style:style style:name="P660" style:family="paragraph" style:parent-style-name="Standard">
      <style:paragraph-properties fo:margin-left="0in" fo:margin-right="0in" fo:line-height="100%" fo:text-indent="0.5in" style:auto-text-indent="false"/>
      <style:text-properties style:font-name="Arial" fo:font-size="12pt" officeooo:rsid="00c6a589" officeooo:paragraph-rsid="00c7d36f" style:font-size-asian="12pt" style:font-size-complex="12pt"/>
    </style:style>
    <style:style style:name="P661" style:family="paragraph" style:parent-style-name="Standard">
      <style:paragraph-properties fo:margin-left="0in" fo:margin-right="0in" fo:line-height="100%" fo:text-indent="0.5in" style:auto-text-indent="false"/>
      <style:text-properties style:font-name="Arial" fo:font-size="12pt" officeooo:rsid="00c7d36f" officeooo:paragraph-rsid="00c8b63b" style:font-size-asian="12pt" style:font-size-complex="12pt"/>
    </style:style>
    <style:style style:name="P662" style:family="paragraph" style:parent-style-name="Standard">
      <style:paragraph-properties fo:margin-left="0in" fo:margin-right="0in" fo:line-height="100%" fo:text-indent="0.5in" style:auto-text-indent="false"/>
      <style:text-properties style:font-name="Arial" fo:font-size="12pt" officeooo:rsid="00ca7d40" officeooo:paragraph-rsid="00ca7d40" style:font-size-asian="12pt" style:font-size-complex="12pt"/>
    </style:style>
    <style:style style:name="P663" style:family="paragraph" style:parent-style-name="Standard">
      <style:paragraph-properties fo:margin-left="0in" fo:margin-right="0in" fo:line-height="100%" fo:text-indent="0.5in" style:auto-text-indent="false"/>
      <style:text-properties style:font-name="Arial" fo:font-size="12pt" officeooo:rsid="00ca7d40" officeooo:paragraph-rsid="00d91682" style:font-size-asian="12pt" style:font-size-complex="12pt"/>
    </style:style>
    <style:style style:name="P664" style:family="paragraph" style:parent-style-name="Standard">
      <style:paragraph-properties fo:margin-left="0in" fo:margin-right="0in" fo:line-height="100%" fo:text-indent="0.5in" style:auto-text-indent="false"/>
      <style:text-properties style:font-name="Arial" fo:font-size="12pt" officeooo:rsid="00ce1e0f" officeooo:paragraph-rsid="00ce1e0f" style:font-size-asian="12pt" style:font-size-complex="12pt"/>
    </style:style>
    <style:style style:name="P665" style:family="paragraph" style:parent-style-name="Standard">
      <style:paragraph-properties fo:margin-left="0in" fo:margin-right="0in" fo:line-height="100%" fo:text-indent="0.5in" style:auto-text-indent="false"/>
      <style:text-properties style:font-name="Arial" fo:font-size="12pt" officeooo:rsid="00ce1e0f" officeooo:paragraph-rsid="00d18007" style:font-size-asian="12pt" style:font-size-complex="12pt"/>
    </style:style>
    <style:style style:name="P666" style:family="paragraph" style:parent-style-name="Standard">
      <style:paragraph-properties fo:margin-left="0in" fo:margin-right="0in" fo:line-height="100%" fo:text-indent="0.5in" style:auto-text-indent="false"/>
      <style:text-properties style:font-name="Arial" fo:font-size="12pt" officeooo:rsid="00c4e5d7" officeooo:paragraph-rsid="00c4e5d7" style:font-size-asian="12pt" style:font-size-complex="12pt"/>
    </style:style>
    <style:style style:name="P667" style:family="paragraph" style:parent-style-name="Standard">
      <style:paragraph-properties fo:margin-left="0in" fo:margin-right="0in" fo:line-height="100%" fo:text-indent="0.5in" style:auto-text-indent="false"/>
      <style:text-properties style:font-name="Arial" fo:font-size="12pt" officeooo:rsid="00c8b63b" officeooo:paragraph-rsid="00c8b63b" style:font-size-asian="12pt" style:font-size-complex="12pt"/>
    </style:style>
    <style:style style:name="P668" style:family="paragraph" style:parent-style-name="Standard">
      <style:paragraph-properties fo:margin-left="0in" fo:margin-right="0in" fo:line-height="100%" fo:text-indent="0.5in" style:auto-text-indent="false"/>
      <style:text-properties style:font-name="Arial" fo:font-size="12pt" officeooo:rsid="00cc1ef9" officeooo:paragraph-rsid="00d00e40" style:font-size-asian="12pt" style:font-size-complex="12pt"/>
    </style:style>
    <style:style style:name="P669" style:family="paragraph" style:parent-style-name="Standard">
      <style:paragraph-properties fo:margin-left="0in" fo:margin-right="0in" fo:line-height="100%" fo:text-indent="0.5in" style:auto-text-indent="false"/>
      <style:text-properties style:font-name="Arial" fo:font-size="12pt" officeooo:rsid="00d18007" officeooo:paragraph-rsid="00d18007" style:font-size-asian="12pt" style:font-size-complex="12pt"/>
    </style:style>
    <style:style style:name="P670" style:family="paragraph" style:parent-style-name="Standard">
      <style:paragraph-properties fo:margin-left="0in" fo:margin-right="0in" fo:line-height="100%" fo:text-indent="0.5in" style:auto-text-indent="false"/>
      <style:text-properties style:font-name="Arial" fo:font-size="12pt" officeooo:rsid="00c1ff3c" officeooo:paragraph-rsid="00c1ff3c" style:font-size-asian="12pt" style:font-size-complex="12pt"/>
    </style:style>
    <style:style style:name="P671" style:family="paragraph" style:parent-style-name="Standard">
      <style:paragraph-properties fo:margin-left="0in" fo:margin-right="0in" fo:line-height="100%" fo:text-indent="0.5in" style:auto-text-indent="false"/>
      <style:text-properties style:font-name="Arial" fo:font-size="12pt" officeooo:rsid="00c1ff3c" officeooo:paragraph-rsid="00f1d52a" style:font-size-asian="12pt" style:font-size-complex="12pt"/>
    </style:style>
    <style:style style:name="P672" style:family="paragraph" style:parent-style-name="Standard">
      <style:paragraph-properties fo:margin-left="0in" fo:margin-right="0in" fo:line-height="100%" fo:text-indent="0.5in" style:auto-text-indent="false"/>
      <style:text-properties style:font-name="Arial" fo:font-size="12pt" officeooo:rsid="00c1ff3c" officeooo:paragraph-rsid="00f2458b" style:font-size-asian="12pt" style:font-size-complex="12pt"/>
    </style:style>
    <style:style style:name="P673" style:family="paragraph" style:parent-style-name="Standard">
      <style:paragraph-properties fo:margin-left="0in" fo:margin-right="0in" fo:line-height="100%" fo:text-indent="0.5in" style:auto-text-indent="false"/>
      <style:text-properties style:font-name="Arial" fo:font-size="12pt" officeooo:rsid="00c1ff3c" officeooo:paragraph-rsid="00f6c199" style:font-size-asian="12pt" style:font-size-complex="12pt"/>
    </style:style>
    <style:style style:name="P674" style:family="paragraph" style:parent-style-name="Standard">
      <style:paragraph-properties fo:margin-left="0in" fo:margin-right="0in" fo:line-height="100%" fo:text-indent="0.5in" style:auto-text-indent="false"/>
      <style:text-properties style:font-name="Arial" fo:font-size="12pt" officeooo:rsid="00e93c6e" officeooo:paragraph-rsid="00e93c6e" style:font-size-asian="12pt" style:font-size-complex="12pt"/>
    </style:style>
    <style:style style:name="P675" style:family="paragraph" style:parent-style-name="Standard">
      <style:paragraph-properties fo:margin-left="0in" fo:margin-right="0in" fo:line-height="100%" fo:text-indent="0.5in" style:auto-text-indent="false"/>
      <style:text-properties style:font-name="Arial" fo:font-size="12pt" officeooo:rsid="00e93c6e" officeooo:paragraph-rsid="00eaa46d" style:font-size-asian="12pt" style:font-size-complex="12pt"/>
    </style:style>
    <style:style style:name="P676" style:family="paragraph" style:parent-style-name="Standard">
      <style:paragraph-properties fo:margin-left="0in" fo:margin-right="0in" fo:line-height="100%" fo:text-indent="0.5in" style:auto-text-indent="false"/>
      <style:text-properties style:font-name="Arial" fo:font-size="12pt" officeooo:rsid="00eaa46d" officeooo:paragraph-rsid="00eaa46d" style:font-size-asian="12pt" style:font-size-complex="12pt"/>
    </style:style>
    <style:style style:name="P677" style:family="paragraph" style:parent-style-name="Standard">
      <style:paragraph-properties fo:margin-left="0in" fo:margin-right="0in" fo:line-height="100%" fo:text-indent="0.5in" style:auto-text-indent="false"/>
      <style:text-properties style:font-name="Arial" fo:font-size="12pt" officeooo:rsid="00ee6d4c" officeooo:paragraph-rsid="00ee6d4c" style:font-size-asian="12pt" style:font-size-complex="12pt"/>
    </style:style>
    <style:style style:name="P678" style:family="paragraph" style:parent-style-name="Standard">
      <style:paragraph-properties fo:margin-left="0in" fo:margin-right="0in" fo:line-height="100%" fo:text-indent="0.5in" style:auto-text-indent="false"/>
      <style:text-properties style:font-name="Arial" fo:font-size="12pt" officeooo:rsid="00ee8eac" officeooo:paragraph-rsid="00ee6d4c" style:font-size-asian="12pt" style:font-size-complex="12pt"/>
    </style:style>
    <style:style style:name="P679" style:family="paragraph" style:parent-style-name="Standard">
      <style:paragraph-properties fo:margin-left="0in" fo:margin-right="0in" fo:line-height="100%" fo:text-indent="0.5in" style:auto-text-indent="false"/>
      <style:text-properties style:font-name="Arial" fo:font-size="12pt" officeooo:rsid="00ee8eac" officeooo:paragraph-rsid="00ee8eac" style:font-size-asian="12pt" style:font-size-complex="12pt"/>
    </style:style>
    <style:style style:name="P680" style:family="paragraph" style:parent-style-name="Standard">
      <style:paragraph-properties fo:margin-left="0in" fo:margin-right="0in" fo:line-height="100%" fo:text-indent="0.5in" style:auto-text-indent="false"/>
      <style:text-properties style:font-name="Arial" fo:font-size="12pt" officeooo:rsid="00f1d52a" officeooo:paragraph-rsid="00f1d52a" style:font-size-asian="12pt" style:font-size-complex="12pt"/>
    </style:style>
    <style:style style:name="P681" style:family="paragraph" style:parent-style-name="Standard">
      <style:paragraph-properties fo:margin-left="0in" fo:margin-right="0in" fo:line-height="100%" fo:text-indent="0.5in" style:auto-text-indent="false"/>
      <style:text-properties style:font-name="Arial" fo:font-size="12pt" officeooo:rsid="00f1d52a" officeooo:paragraph-rsid="00f2458b" style:font-size-asian="12pt" style:font-size-complex="12pt"/>
    </style:style>
    <style:style style:name="P682" style:family="paragraph" style:parent-style-name="Standard">
      <style:paragraph-properties fo:margin-left="0in" fo:margin-right="0in" fo:line-height="100%" fo:text-indent="0.5in" style:auto-text-indent="false"/>
      <style:text-properties style:font-name="Arial" fo:font-size="12pt" officeooo:rsid="06da3c31" officeooo:paragraph-rsid="00ff3920" style:font-size-asian="12pt" style:font-size-complex="12pt"/>
    </style:style>
    <style:style style:name="P683" style:family="paragraph" style:parent-style-name="Standard">
      <style:paragraph-properties fo:margin-left="0in" fo:margin-right="0in" fo:line-height="100%" fo:text-indent="0.5in" style:auto-text-indent="false"/>
      <style:text-properties style:font-name="Arial" fo:font-size="12pt" officeooo:rsid="01018d03" officeooo:paragraph-rsid="00ff3920" style:font-size-asian="12pt" style:font-size-complex="12pt"/>
    </style:style>
    <style:style style:name="P684" style:family="paragraph" style:parent-style-name="Standard">
      <style:paragraph-properties fo:margin-left="0in" fo:margin-right="0in" fo:line-height="100%" fo:text-indent="0.5in" style:auto-text-indent="false"/>
      <style:text-properties style:font-name="Arial" fo:font-size="12pt" officeooo:rsid="04cc7288" officeooo:paragraph-rsid="0108f0f8" style:font-size-asian="12pt" style:font-size-complex="12pt"/>
    </style:style>
    <style:style style:name="P685" style:family="paragraph" style:parent-style-name="Standard">
      <style:paragraph-properties fo:margin-left="0in" fo:margin-right="0in" fo:line-height="100%" fo:text-indent="0.5in" style:auto-text-indent="false"/>
      <style:text-properties style:font-name="Arial" fo:font-size="12pt" officeooo:rsid="04779814" officeooo:paragraph-rsid="01222554" style:font-size-asian="12pt" style:font-size-complex="12pt"/>
    </style:style>
    <style:style style:name="P686" style:family="paragraph" style:parent-style-name="Standard">
      <style:paragraph-properties fo:margin-left="0in" fo:margin-right="0in" fo:line-height="100%" fo:text-indent="0.5in" style:auto-text-indent="false"/>
      <style:text-properties style:font-name="Arial" fo:font-size="12pt" officeooo:rsid="0135ec62" officeooo:paragraph-rsid="0136aee8" style:font-size-asian="12pt" style:font-size-complex="12pt"/>
    </style:style>
    <style:style style:name="P687" style:family="paragraph" style:parent-style-name="Standard">
      <style:paragraph-properties fo:margin-left="0in" fo:margin-right="0in" fo:line-height="100%" fo:text-indent="0.5in" style:auto-text-indent="false"/>
      <style:text-properties style:font-name="Arial" fo:font-size="12pt" officeooo:rsid="010d229f" officeooo:paragraph-rsid="0013b0c5" style:font-size-asian="12pt" style:font-size-complex="12pt"/>
    </style:style>
    <style:style style:name="P688" style:family="paragraph" style:parent-style-name="Standard">
      <style:paragraph-properties fo:margin-left="0in" fo:margin-right="0in" fo:line-height="100%" fo:text-indent="0.5in" style:auto-text-indent="false"/>
      <style:text-properties style:font-name="Arial" fo:font-size="12pt" officeooo:rsid="0137d4d7" officeooo:paragraph-rsid="0135ec62" style:font-size-asian="12pt" style:font-size-complex="12pt"/>
    </style:style>
    <style:style style:name="P689" style:family="paragraph" style:parent-style-name="Standard">
      <style:paragraph-properties fo:margin-left="0in" fo:margin-right="0in" fo:line-height="100%" fo:text-indent="0.5in" style:auto-text-indent="false"/>
      <style:text-properties style:font-name="Arial" fo:font-size="12pt" officeooo:rsid="015b0d06" officeooo:paragraph-rsid="015b0d06" style:font-size-asian="12pt" style:font-size-complex="12pt"/>
    </style:style>
    <style:style style:name="P690" style:family="paragraph" style:parent-style-name="Standard">
      <style:paragraph-properties fo:margin-left="0in" fo:margin-right="0in" fo:line-height="100%" fo:text-indent="0.5in" style:auto-text-indent="false"/>
      <style:text-properties style:font-name="Arial" fo:font-size="12pt" officeooo:rsid="015b0d06" officeooo:paragraph-rsid="015c93fd" style:font-size-asian="12pt" style:font-size-complex="12pt"/>
    </style:style>
    <style:style style:name="P691" style:family="paragraph" style:parent-style-name="Standard">
      <style:paragraph-properties fo:margin-left="0in" fo:margin-right="0in" fo:line-height="100%" fo:text-indent="0.5in" style:auto-text-indent="false"/>
      <style:text-properties style:font-name="Arial" fo:font-size="12pt" officeooo:rsid="015db94f" officeooo:paragraph-rsid="015db94f" style:font-size-asian="12pt" style:font-size-complex="12pt"/>
    </style:style>
    <style:style style:name="P692" style:family="paragraph" style:parent-style-name="Standard">
      <style:paragraph-properties fo:margin-left="0in" fo:margin-right="0in" fo:line-height="100%" fo:text-indent="0.5in" style:auto-text-indent="false"/>
      <style:text-properties style:font-name="Arial" fo:font-size="12pt" officeooo:rsid="015f8a3e" officeooo:paragraph-rsid="015f8a3e" style:font-size-asian="12pt" style:font-size-complex="12pt"/>
    </style:style>
    <style:style style:name="P693" style:family="paragraph" style:parent-style-name="Standard">
      <style:paragraph-properties fo:margin-left="0in" fo:margin-right="0in" fo:line-height="100%" fo:text-indent="0.5in" style:auto-text-indent="false"/>
      <style:text-properties style:font-name="Arial" fo:font-size="12pt" officeooo:rsid="0589b2e1" officeooo:paragraph-rsid="01137299" style:font-size-asian="12pt" style:font-size-complex="12pt"/>
    </style:style>
    <style:style style:name="P694" style:family="paragraph" style:parent-style-name="Standard">
      <style:paragraph-properties fo:margin-left="0in" fo:margin-right="0in" fo:line-height="100%" fo:text-indent="0.5in" style:auto-text-indent="false"/>
      <style:text-properties style:font-name="Arial" fo:font-size="12pt" officeooo:rsid="014737c2" officeooo:paragraph-rsid="015b0d06" style:font-size-asian="12pt" style:font-size-complex="12pt"/>
    </style:style>
    <style:style style:name="P695" style:family="paragraph" style:parent-style-name="Standard">
      <style:paragraph-properties fo:margin-left="0in" fo:margin-right="0in" fo:line-height="100%" fo:text-indent="0.5in" style:auto-text-indent="false"/>
      <style:text-properties style:font-name="Arial" fo:font-size="12pt" officeooo:rsid="015c93fd" officeooo:paragraph-rsid="015c93fd" style:font-size-asian="12pt" style:font-size-complex="12pt"/>
    </style:style>
    <style:style style:name="P696" style:family="paragraph" style:parent-style-name="Standard">
      <style:paragraph-properties fo:margin-left="0in" fo:margin-right="0in" fo:line-height="100%" fo:text-indent="0.5in" style:auto-text-indent="false"/>
      <style:text-properties style:font-name="Arial" fo:font-size="12pt" officeooo:rsid="01888260" officeooo:paragraph-rsid="015f8a3e" style:font-size-asian="12pt" style:font-size-complex="12pt"/>
    </style:style>
    <style:style style:name="P697" style:family="paragraph" style:parent-style-name="Standard">
      <style:paragraph-properties fo:margin-left="0in" fo:margin-right="0in" fo:line-height="100%" fo:text-indent="0.5in" style:auto-text-indent="false"/>
      <style:text-properties style:font-name="Arial" fo:font-size="12pt" officeooo:rsid="01888260" officeooo:paragraph-rsid="01888260" style:font-size-asian="12pt" style:font-size-complex="12pt"/>
    </style:style>
    <style:style style:name="P698" style:family="paragraph" style:parent-style-name="Standard">
      <style:paragraph-properties fo:margin-left="0in" fo:margin-right="0in" fo:line-height="100%" fo:text-indent="0.5in" style:auto-text-indent="false"/>
      <style:text-properties style:font-name="Arial" fo:font-size="12pt" officeooo:rsid="03c5e91f" officeooo:paragraph-rsid="01888260" style:font-size-asian="12pt" style:font-size-complex="12pt"/>
    </style:style>
    <style:style style:name="P699" style:family="paragraph" style:parent-style-name="Standard">
      <style:paragraph-properties fo:margin-left="0in" fo:margin-right="0in" fo:line-height="100%" fo:text-indent="0.5in" style:auto-text-indent="false"/>
      <style:text-properties style:font-name="Arial" fo:font-size="12pt" fo:font-style="normal" officeooo:rsid="046d6926" officeooo:paragraph-rsid="0013b0c5" style:font-size-asian="12pt" style:font-style-asian="normal" style:font-size-complex="12pt" style:font-style-complex="normal"/>
    </style:style>
    <style:style style:name="P700" style:family="paragraph" style:parent-style-name="Standard">
      <style:paragraph-properties fo:margin-left="0in" fo:margin-right="0in" fo:line-height="100%" fo:text-indent="0.5in" style:auto-text-indent="false"/>
      <style:text-properties style:font-name="Arial" fo:font-size="12pt" fo:font-style="normal" officeooo:rsid="04779814" officeooo:paragraph-rsid="0013b0c5" style:font-size-asian="12pt" style:font-style-asian="normal" style:font-size-complex="12pt" style:font-style-complex="normal"/>
    </style:style>
    <style:style style:name="P701" style:family="paragraph" style:parent-style-name="Standard">
      <style:paragraph-properties fo:margin-left="0in" fo:margin-right="0in" fo:line-height="100%" fo:text-indent="0.5in" style:auto-text-indent="false"/>
      <style:text-properties style:font-name="Arial" fo:font-size="12pt" fo:font-style="normal" officeooo:rsid="047adbfe" officeooo:paragraph-rsid="0013b0c5" style:font-size-asian="12pt" style:font-style-asian="normal" style:font-size-complex="12pt" style:font-style-complex="normal"/>
    </style:style>
    <style:style style:name="P702" style:family="paragraph" style:parent-style-name="Standard">
      <style:paragraph-properties fo:margin-left="0in" fo:margin-right="0in" fo:line-height="100%" fo:text-indent="0.5in" style:auto-text-indent="false"/>
      <style:text-properties style:font-name="Arial" fo:font-size="12pt" fo:font-style="normal" officeooo:rsid="047cc0ca" officeooo:paragraph-rsid="0013b0c5" style:font-size-asian="12pt" style:font-style-asian="normal" style:font-size-complex="12pt" style:font-style-complex="normal"/>
    </style:style>
    <style:style style:name="P703" style:family="paragraph" style:parent-style-name="Standard">
      <style:paragraph-properties fo:margin-left="0in" fo:margin-right="0in" fo:line-height="100%" fo:text-indent="0.5in" style:auto-text-indent="false"/>
      <style:text-properties style:font-name="Arial" fo:font-size="12pt" fo:font-style="normal" officeooo:rsid="06f2109e" officeooo:paragraph-rsid="0013b0c5" style:font-size-asian="12pt" style:font-style-asian="normal" style:font-size-complex="12pt" style:font-style-complex="normal"/>
    </style:style>
    <style:style style:name="P704" style:family="paragraph" style:parent-style-name="Standard">
      <style:paragraph-properties fo:margin-left="0in" fo:margin-right="0in" fo:line-height="100%" fo:text-indent="0.5in" style:auto-text-indent="false"/>
      <style:text-properties style:font-name="Arial" fo:font-size="12pt" fo:font-style="italic" officeooo:rsid="0099f686" officeooo:paragraph-rsid="0099f686" style:font-size-asian="12pt" style:font-style-asian="italic" style:font-size-complex="12pt" style:font-style-complex="italic"/>
    </style:style>
    <style:style style:name="P705" style:family="paragraph" style:parent-style-name="Standard">
      <style:paragraph-properties fo:margin-left="0in" fo:margin-right="0in" fo:line-height="100%" fo:text-indent="0.5in" style:auto-text-indent="false"/>
      <style:text-properties style:font-name="Arial" fo:font-size="12pt" fo:font-weight="bold" officeooo:rsid="01c12f13" officeooo:paragraph-rsid="013e3df1" style:font-size-asian="12pt" style:font-weight-asian="bold" style:font-size-complex="12pt" style:font-weight-complex="bold"/>
    </style:style>
    <style:style style:name="P706" style:family="paragraph" style:parent-style-name="Standard">
      <style:paragraph-properties fo:margin-left="0in" fo:margin-right="0in" fo:line-height="100%" fo:text-indent="0.5in" style:auto-text-indent="false"/>
      <style:text-properties fo:color="#000000" style:font-name="Arial" fo:font-size="12pt" officeooo:rsid="002a5a67" officeooo:paragraph-rsid="0013b0c5" style:font-size-asian="12pt" style:font-size-complex="12pt"/>
    </style:style>
    <style:style style:name="P707" style:family="paragraph" style:parent-style-name="Standard">
      <style:paragraph-properties fo:margin-left="0in" fo:margin-right="0in" fo:line-height="100%" fo:text-indent="0.5in" style:auto-text-indent="false"/>
      <style:text-properties fo:color="#000000" style:font-name="Arial" fo:font-size="12pt" officeooo:rsid="002c9949" officeooo:paragraph-rsid="0013b0c5" style:font-size-asian="12pt" style:font-size-complex="12pt"/>
    </style:style>
    <style:style style:name="P708" style:family="paragraph" style:parent-style-name="Standard">
      <style:paragraph-properties fo:margin-left="0in" fo:margin-right="0in" fo:line-height="100%" fo:text-indent="0.5in" style:auto-text-indent="false"/>
      <style:text-properties fo:color="#000000" style:font-name="Arial" fo:font-size="12pt" officeooo:paragraph-rsid="0013b0c5" style:font-size-asian="12pt" style:font-size-complex="12pt"/>
    </style:style>
    <style:style style:name="P709" style:family="paragraph" style:parent-style-name="Standard">
      <style:paragraph-properties fo:margin-left="0in" fo:margin-right="0in" fo:line-height="100%" fo:text-indent="0.5in" style:auto-text-indent="false"/>
      <style:text-properties fo:color="#000000" style:font-name="Arial" fo:font-size="12pt" officeooo:rsid="02cbd065" officeooo:paragraph-rsid="0013b0c5" style:font-size-asian="12pt" style:font-size-complex="12pt"/>
    </style:style>
    <style:style style:name="P710" style:family="paragraph" style:parent-style-name="Standard">
      <style:paragraph-properties fo:margin-left="0in" fo:margin-right="0in" fo:line-height="100%" fo:text-indent="0.5in" style:auto-text-indent="false"/>
      <style:text-properties fo:color="#000000" style:font-name="Arial" fo:font-size="12pt" officeooo:rsid="00147d8a" officeooo:paragraph-rsid="0013b0c5" style:font-size-asian="12pt" style:font-size-complex="12pt"/>
    </style:style>
    <style:style style:name="P711" style:family="paragraph" style:parent-style-name="Standard">
      <style:paragraph-properties fo:margin-left="0in" fo:margin-right="0in" fo:line-height="100%" fo:text-indent="0.5in" style:auto-text-indent="false"/>
      <style:text-properties fo:color="#000000" style:font-name="Arial" fo:font-size="12pt" officeooo:rsid="069f63e7" officeooo:paragraph-rsid="0013b0c5" style:font-size-asian="12pt" style:font-size-complex="12pt"/>
    </style:style>
    <style:style style:name="P712" style:family="paragraph" style:parent-style-name="Standard">
      <style:paragraph-properties fo:margin-left="0in" fo:margin-right="0in" fo:line-height="100%" fo:text-indent="0.5in" style:auto-text-indent="false" fo:break-before="page"/>
      <style:text-properties style:font-name="Arial" fo:font-size="12pt" officeooo:paragraph-rsid="0013b0c5" style:font-size-asian="12pt" style:font-size-complex="12pt"/>
    </style:style>
    <style:style style:name="P713" style:family="paragraph" style:parent-style-name="Standard">
      <style:paragraph-properties fo:margin-left="0in" fo:margin-right="0in" fo:line-height="100%" fo:text-indent="0.5in" style:auto-text-indent="false" fo:break-before="page"/>
      <style:text-properties style:font-name="Arial" fo:font-size="12pt" officeooo:rsid="01874e77" officeooo:paragraph-rsid="0013b0c5" style:font-size-asian="12pt" style:font-size-complex="12pt"/>
    </style:style>
    <style:style style:name="P714" style:family="paragraph" style:parent-style-name="Standard">
      <style:paragraph-properties fo:margin-left="0in" fo:margin-right="0in" fo:line-height="100%" fo:text-indent="0.5in" style:auto-text-indent="false" fo:break-before="page"/>
      <style:text-properties style:font-name="Arial" fo:font-size="12pt" officeooo:rsid="01d1611b" officeooo:paragraph-rsid="0013b0c5" style:font-size-asian="12pt" style:font-size-complex="12pt"/>
    </style:style>
    <style:style style:name="P715" style:family="paragraph" style:parent-style-name="Standard">
      <style:paragraph-properties fo:margin-left="0in" fo:margin-right="0in" fo:line-height="100%" fo:text-indent="0.5in" style:auto-text-indent="false" fo:break-before="page"/>
      <style:text-properties style:font-name="Arial" fo:font-size="12pt" officeooo:rsid="013a3734" officeooo:paragraph-rsid="0013b0c5" style:font-size-asian="12pt" style:font-size-complex="12pt"/>
    </style:style>
    <style:style style:name="P716" style:family="paragraph" style:parent-style-name="Standard">
      <style:paragraph-properties fo:margin-left="0in" fo:margin-right="0in" fo:line-height="100%" fo:text-indent="0.5in" style:auto-text-indent="false" fo:break-before="page"/>
      <style:text-properties style:font-name="Arial" fo:font-size="12pt" officeooo:rsid="01ee4228" officeooo:paragraph-rsid="0013b0c5" style:font-size-asian="12pt" style:font-size-complex="12pt"/>
    </style:style>
    <style:style style:name="P717" style:family="paragraph" style:parent-style-name="Standard">
      <style:paragraph-properties fo:margin-left="0in" fo:margin-right="0in" fo:line-height="100%" fo:text-indent="0.5in" style:auto-text-indent="false" fo:break-before="page"/>
      <style:text-properties style:font-name="Arial" fo:font-size="12pt" officeooo:rsid="014510ab" officeooo:paragraph-rsid="0013b0c5" style:font-size-asian="12pt" style:font-size-complex="12pt"/>
    </style:style>
    <style:style style:name="P718" style:family="paragraph" style:parent-style-name="Standard">
      <style:paragraph-properties fo:margin-left="0in" fo:margin-right="0in" fo:line-height="100%" fo:text-indent="0.5in" style:auto-text-indent="false" fo:break-before="page"/>
      <style:text-properties style:font-name="Arial" fo:font-size="12pt" officeooo:rsid="0146d8c7" officeooo:paragraph-rsid="0013b0c5" style:font-size-asian="12pt" style:font-size-complex="12pt"/>
    </style:style>
    <style:style style:name="P719" style:family="paragraph" style:parent-style-name="Standard">
      <style:paragraph-properties fo:margin-left="0in" fo:margin-right="0in" fo:line-height="100%" fo:text-indent="0.5in" style:auto-text-indent="false" fo:break-before="page"/>
      <style:text-properties style:font-name="Arial" fo:font-size="12pt" officeooo:rsid="00110ec2" officeooo:paragraph-rsid="0013b0c5" style:font-size-asian="12pt" style:font-size-complex="12pt"/>
    </style:style>
    <style:style style:name="P720" style:family="paragraph" style:parent-style-name="Standard">
      <style:paragraph-properties fo:margin-left="0in" fo:margin-right="0in" fo:line-height="100%" fo:text-indent="0.5in" style:auto-text-indent="false" fo:break-before="page"/>
      <style:text-properties style:font-name="Arial" fo:font-size="12pt" officeooo:rsid="04a6d1ec" officeooo:paragraph-rsid="0013b0c5" style:font-size-asian="12pt" style:font-size-complex="12pt"/>
    </style:style>
    <style:style style:name="P721" style:family="paragraph" style:parent-style-name="Standard">
      <style:paragraph-properties fo:margin-left="0in" fo:margin-right="0in" fo:line-height="100%" fo:text-indent="0.5in" style:auto-text-indent="false" fo:break-before="page"/>
      <style:text-properties style:font-name="Arial" fo:font-size="12pt" officeooo:rsid="007baeeb" officeooo:paragraph-rsid="0013b0c5" style:font-size-asian="12pt" style:font-size-complex="12pt"/>
    </style:style>
    <style:style style:name="P722" style:family="paragraph" style:parent-style-name="Standard">
      <style:paragraph-properties fo:margin-left="0in" fo:margin-right="0in" fo:line-height="100%" fo:text-indent="0in" style:auto-text-indent="false"/>
      <style:text-properties style:font-name="Arial" fo:font-size="12pt" officeooo:paragraph-rsid="0013b0c5" style:font-size-asian="12pt" style:font-size-complex="12pt"/>
    </style:style>
    <style:style style:name="P723" style:family="paragraph" style:parent-style-name="Standard">
      <style:paragraph-properties fo:margin-left="0in" fo:margin-right="0in" fo:line-height="100%" fo:text-indent="0in" style:auto-text-indent="false"/>
      <style:text-properties style:font-name="Arial" fo:font-size="12pt" officeooo:rsid="00abf2a9" officeooo:paragraph-rsid="0013b0c5" style:font-size-asian="12pt" style:font-size-complex="12pt"/>
    </style:style>
    <style:style style:name="P724" style:family="paragraph" style:parent-style-name="Standard">
      <style:paragraph-properties fo:margin-left="0in" fo:margin-right="0in" fo:line-height="100%" fo:text-indent="0in" style:auto-text-indent="false"/>
      <style:text-properties style:font-name="Arial" fo:font-size="12pt" officeooo:rsid="0450c568" officeooo:paragraph-rsid="0013b0c5" style:font-size-asian="12pt" style:font-size-complex="12pt"/>
    </style:style>
    <style:style style:name="P725" style:family="paragraph" style:parent-style-name="Standard">
      <style:paragraph-properties fo:margin-left="0in" fo:margin-right="0in" fo:line-height="100%" fo:text-indent="0in" style:auto-text-indent="false"/>
      <style:text-properties style:font-name="Arial" fo:font-size="12pt" officeooo:rsid="01f48c60" officeooo:paragraph-rsid="0013b0c5" style:font-size-asian="12pt" style:font-size-complex="12pt"/>
    </style:style>
    <style:style style:name="P726" style:family="paragraph" style:parent-style-name="Standard">
      <style:paragraph-properties fo:margin-left="0in" fo:margin-right="0in" fo:line-height="100%" fo:text-indent="0in" style:auto-text-indent="false"/>
      <style:text-properties style:font-name="Arial" fo:font-size="12pt" officeooo:rsid="0238daef" officeooo:paragraph-rsid="0013b0c5" style:font-size-asian="12pt" style:font-size-complex="12pt"/>
    </style:style>
    <style:style style:name="P727" style:family="paragraph" style:parent-style-name="Standard">
      <style:paragraph-properties fo:margin-left="0in" fo:margin-right="0in" fo:line-height="100%" fo:text-indent="0in" style:auto-text-indent="false"/>
      <style:text-properties style:font-name="Arial" fo:font-size="12pt" officeooo:rsid="013a3734" officeooo:paragraph-rsid="0013b0c5" style:font-size-asian="12pt" style:font-size-complex="12pt"/>
    </style:style>
    <style:style style:name="P728" style:family="paragraph" style:parent-style-name="Standard">
      <style:paragraph-properties fo:margin-left="0in" fo:margin-right="0in" fo:line-height="100%" fo:text-indent="0in" style:auto-text-indent="false"/>
      <style:text-properties style:font-name="Arial" fo:font-size="12pt" officeooo:rsid="013a3734" officeooo:paragraph-rsid="0143f10b" style:font-size-asian="12pt" style:font-size-complex="12pt"/>
    </style:style>
    <style:style style:name="P729" style:family="paragraph" style:parent-style-name="Standard">
      <style:paragraph-properties fo:margin-left="0in" fo:margin-right="0in" fo:line-height="100%" fo:text-indent="0in" style:auto-text-indent="false"/>
      <style:text-properties style:font-name="Arial" fo:font-size="12pt" officeooo:rsid="013a3734" officeooo:paragraph-rsid="014677d7" style:font-size-asian="12pt" style:font-size-complex="12pt"/>
    </style:style>
    <style:style style:name="P730" style:family="paragraph" style:parent-style-name="Standard">
      <style:paragraph-properties fo:margin-left="0in" fo:margin-right="0in" fo:line-height="100%" fo:text-indent="0in" style:auto-text-indent="false"/>
      <style:text-properties style:font-name="Arial" fo:font-size="12pt" officeooo:rsid="013a3734" officeooo:paragraph-rsid="014ce4a1" style:font-size-asian="12pt" style:font-size-complex="12pt"/>
    </style:style>
    <style:style style:name="P731" style:family="paragraph" style:parent-style-name="Standard">
      <style:paragraph-properties fo:margin-left="0in" fo:margin-right="0in" fo:line-height="100%" fo:text-indent="0in" style:auto-text-indent="false"/>
      <style:text-properties style:font-name="Arial" fo:font-size="12pt" officeooo:rsid="013a3734" officeooo:paragraph-rsid="0161bb69" style:font-size-asian="12pt" style:font-size-complex="12pt"/>
    </style:style>
    <style:style style:name="P732" style:family="paragraph" style:parent-style-name="Standard">
      <style:paragraph-properties fo:margin-left="0in" fo:margin-right="0in" fo:line-height="100%" fo:text-indent="0in" style:auto-text-indent="false"/>
      <style:text-properties style:font-name="Arial" fo:font-size="12pt" officeooo:rsid="013a3734" officeooo:paragraph-rsid="0162e52e" style:font-size-asian="12pt" style:font-size-complex="12pt"/>
    </style:style>
    <style:style style:name="P733" style:family="paragraph" style:parent-style-name="Standard">
      <style:paragraph-properties fo:margin-left="0in" fo:margin-right="0in" fo:line-height="100%" fo:text-indent="0in" style:auto-text-indent="false"/>
      <style:text-properties style:font-name="Arial" fo:font-size="12pt" officeooo:rsid="013a3734" officeooo:paragraph-rsid="01681a7d" style:font-size-asian="12pt" style:font-size-complex="12pt"/>
    </style:style>
    <style:style style:name="P734" style:family="paragraph" style:parent-style-name="Standard">
      <style:paragraph-properties fo:margin-left="0in" fo:margin-right="0in" fo:line-height="100%" fo:text-indent="0in" style:auto-text-indent="false"/>
      <style:text-properties style:font-name="Arial" fo:font-size="12pt" officeooo:rsid="013a3734" officeooo:paragraph-rsid="017676dc" style:font-size-asian="12pt" style:font-size-complex="12pt"/>
    </style:style>
    <style:style style:name="P735" style:family="paragraph" style:parent-style-name="Standard">
      <style:paragraph-properties fo:margin-left="0in" fo:margin-right="0in" fo:line-height="100%" fo:text-indent="0in" style:auto-text-indent="false"/>
      <style:text-properties style:font-name="Arial" fo:font-size="12pt" officeooo:rsid="013a3734" officeooo:paragraph-rsid="0177cd30" style:font-size-asian="12pt" style:font-size-complex="12pt"/>
    </style:style>
    <style:style style:name="P736" style:family="paragraph" style:parent-style-name="Standard">
      <style:paragraph-properties fo:margin-left="0in" fo:margin-right="0in" fo:line-height="100%" fo:text-indent="0in" style:auto-text-indent="false"/>
      <style:text-properties style:font-name="Arial" fo:font-size="12pt" officeooo:rsid="013a3734" officeooo:paragraph-rsid="017c4bdb" style:font-size-asian="12pt" style:font-size-complex="12pt"/>
    </style:style>
    <style:style style:name="P737" style:family="paragraph" style:parent-style-name="Standard">
      <style:paragraph-properties fo:margin-left="0in" fo:margin-right="0in" fo:line-height="100%" fo:text-indent="0in" style:auto-text-indent="false"/>
      <style:text-properties style:font-name="Arial" fo:font-size="12pt" officeooo:rsid="013a3734" officeooo:paragraph-rsid="0180969b" style:font-size-asian="12pt" style:font-size-complex="12pt"/>
    </style:style>
    <style:style style:name="P738" style:family="paragraph" style:parent-style-name="Standard">
      <style:paragraph-properties fo:margin-left="0in" fo:margin-right="0in" fo:line-height="100%" fo:text-indent="0in" style:auto-text-indent="false"/>
      <style:text-properties style:font-name="Arial" fo:font-size="12pt" officeooo:rsid="04eb7c37" officeooo:paragraph-rsid="0013b0c5" style:font-size-asian="12pt" style:font-size-complex="12pt"/>
    </style:style>
    <style:style style:name="P739" style:family="paragraph" style:parent-style-name="Standard">
      <style:paragraph-properties fo:margin-left="0in" fo:margin-right="0in" fo:line-height="100%" fo:text-indent="0in" style:auto-text-indent="false"/>
      <style:text-properties style:font-name="Arial" fo:font-size="12pt" officeooo:rsid="04eb7c37" officeooo:paragraph-rsid="007681c7" style:font-size-asian="12pt" style:font-size-complex="12pt"/>
    </style:style>
    <style:style style:name="P740" style:family="paragraph" style:parent-style-name="Standard">
      <style:paragraph-properties fo:margin-left="0in" fo:margin-right="0in" fo:line-height="100%" fo:text-indent="0in" style:auto-text-indent="false"/>
      <style:text-properties style:font-name="Arial" fo:font-size="12pt" officeooo:rsid="04eb7c37" officeooo:paragraph-rsid="00774f07" style:font-size-asian="12pt" style:font-size-complex="12pt"/>
    </style:style>
    <style:style style:name="P741" style:family="paragraph" style:parent-style-name="Standard">
      <style:paragraph-properties fo:margin-left="0in" fo:margin-right="0in" fo:line-height="100%" fo:text-indent="0in" style:auto-text-indent="false"/>
      <style:text-properties style:font-name="Arial" fo:font-size="12pt" officeooo:rsid="0505ef6b" officeooo:paragraph-rsid="0013b0c5" style:font-size-asian="12pt" style:font-size-complex="12pt"/>
    </style:style>
    <style:style style:name="P742" style:family="paragraph" style:parent-style-name="Standard">
      <style:paragraph-properties fo:margin-left="0in" fo:margin-right="0in" fo:line-height="100%" fo:text-indent="0in" style:auto-text-indent="false"/>
      <style:text-properties style:font-name="Arial" fo:font-size="12pt" officeooo:rsid="06f2109e" officeooo:paragraph-rsid="0013b0c5" style:font-size-asian="12pt" style:font-size-complex="12pt"/>
    </style:style>
    <style:style style:name="P743" style:family="paragraph" style:parent-style-name="Standard">
      <style:paragraph-properties fo:margin-left="0in" fo:margin-right="0in" fo:line-height="100%" fo:text-indent="0in" style:auto-text-indent="false"/>
      <style:text-properties style:font-name="Arial" fo:font-size="12pt" officeooo:rsid="06fa4a5b" officeooo:paragraph-rsid="0013b0c5" style:font-size-asian="12pt" style:font-size-complex="12pt"/>
    </style:style>
    <style:style style:name="P744" style:family="paragraph" style:parent-style-name="Standard">
      <style:paragraph-properties fo:margin-left="0in" fo:margin-right="0in" fo:line-height="100%" fo:text-indent="0in" style:auto-text-indent="false"/>
      <style:text-properties style:font-name="Arial" fo:font-size="12pt" officeooo:rsid="07038b20" officeooo:paragraph-rsid="0013b0c5" style:font-size-asian="12pt" style:font-size-complex="12pt"/>
    </style:style>
    <style:style style:name="P745" style:family="paragraph" style:parent-style-name="Standard">
      <style:paragraph-properties fo:margin-left="0in" fo:margin-right="0in" fo:line-height="100%" fo:text-indent="0in" style:auto-text-indent="false"/>
      <style:text-properties style:font-name="Arial" fo:font-size="12pt" officeooo:rsid="07535b1b" officeooo:paragraph-rsid="0013b0c5" style:font-size-asian="12pt" style:font-size-complex="12pt"/>
    </style:style>
    <style:style style:name="P746" style:family="paragraph" style:parent-style-name="Standard">
      <style:paragraph-properties fo:margin-left="0in" fo:margin-right="0in" fo:line-height="100%" fo:text-indent="0in" style:auto-text-indent="false"/>
      <style:text-properties style:font-name="Arial" fo:font-size="12pt" officeooo:rsid="07535b1b" officeooo:paragraph-rsid="00d5b1c6" style:font-size-asian="12pt" style:font-size-complex="12pt"/>
    </style:style>
    <style:style style:name="P747" style:family="paragraph" style:parent-style-name="Standard">
      <style:paragraph-properties fo:margin-left="0in" fo:margin-right="0in" fo:line-height="100%" fo:text-indent="0in" style:auto-text-indent="false"/>
      <style:text-properties style:font-name="Arial" fo:font-size="12pt" officeooo:rsid="000f5019" officeooo:paragraph-rsid="0013b0c5" style:font-size-asian="12pt" style:font-size-complex="12pt"/>
    </style:style>
    <style:style style:name="P748" style:family="paragraph" style:parent-style-name="Standard">
      <style:paragraph-properties fo:margin-left="0in" fo:margin-right="0in" fo:line-height="100%" fo:text-indent="0in" style:auto-text-indent="false"/>
      <style:text-properties style:font-name="Arial" fo:font-size="12pt" officeooo:rsid="069286f0" officeooo:paragraph-rsid="0013b0c5" style:font-size-asian="12pt" style:font-size-complex="12pt"/>
    </style:style>
    <style:style style:name="P749" style:family="paragraph" style:parent-style-name="Standard">
      <style:paragraph-properties fo:margin-left="0in" fo:margin-right="0in" fo:line-height="100%" fo:text-indent="0in" style:auto-text-indent="false"/>
      <style:text-properties style:font-name="Arial" fo:font-size="12pt" officeooo:rsid="0691d7d0" officeooo:paragraph-rsid="0013b0c5" style:font-size-asian="12pt" style:font-size-complex="12pt"/>
    </style:style>
    <style:style style:name="P750" style:family="paragraph" style:parent-style-name="Standard">
      <style:paragraph-properties fo:margin-left="0in" fo:margin-right="0in" fo:line-height="100%" fo:text-indent="0in" style:auto-text-indent="false"/>
      <style:text-properties style:font-name="Arial" fo:font-size="12pt" officeooo:rsid="06c6b87c" officeooo:paragraph-rsid="0013b0c5" style:font-size-asian="12pt" style:font-size-complex="12pt"/>
    </style:style>
    <style:style style:name="P751" style:family="paragraph" style:parent-style-name="Standard">
      <style:paragraph-properties fo:margin-left="0in" fo:margin-right="0in" fo:line-height="100%" fo:text-indent="0in" style:auto-text-indent="false"/>
      <style:text-properties style:font-name="Arial" fo:font-size="12pt" officeooo:rsid="04c1dafd" officeooo:paragraph-rsid="0013b0c5" style:font-size-asian="12pt" style:font-size-complex="12pt"/>
    </style:style>
    <style:style style:name="P752" style:family="paragraph" style:parent-style-name="Standard">
      <style:paragraph-properties fo:margin-left="0in" fo:margin-right="0in" fo:line-height="100%" fo:text-indent="0in" style:auto-text-indent="false"/>
      <style:text-properties style:font-name="Arial" fo:font-size="12pt" officeooo:rsid="06cabdc1" officeooo:paragraph-rsid="0013b0c5" style:font-size-asian="12pt" style:font-size-complex="12pt"/>
    </style:style>
    <style:style style:name="P753" style:family="paragraph" style:parent-style-name="Standard">
      <style:paragraph-properties fo:margin-left="0in" fo:margin-right="0in" fo:line-height="100%" fo:text-indent="0in" style:auto-text-indent="false"/>
      <style:text-properties style:font-name="Arial" fo:font-size="12pt" officeooo:rsid="06d5df34" officeooo:paragraph-rsid="0013b0c5" style:font-size-asian="12pt" style:font-size-complex="12pt"/>
    </style:style>
    <style:style style:name="P754" style:family="paragraph" style:parent-style-name="Standard">
      <style:paragraph-properties fo:margin-left="0in" fo:margin-right="0in" fo:line-height="100%" fo:text-indent="0in" style:auto-text-indent="false"/>
      <style:text-properties style:font-name="Arial" fo:font-size="12pt" officeooo:rsid="0528f781" officeooo:paragraph-rsid="0013b0c5" style:font-size-asian="12pt" style:font-size-complex="12pt"/>
    </style:style>
    <style:style style:name="P755" style:family="paragraph" style:parent-style-name="Standard">
      <style:paragraph-properties fo:margin-left="0in" fo:margin-right="0in" fo:line-height="100%" fo:text-indent="0in" style:auto-text-indent="false"/>
      <style:text-properties style:font-name="Arial" fo:font-size="12pt" officeooo:rsid="0528f781" officeooo:paragraph-rsid="0143f10b" style:font-size-asian="12pt" style:font-size-complex="12pt"/>
    </style:style>
    <style:style style:name="P756" style:family="paragraph" style:parent-style-name="Standard">
      <style:paragraph-properties fo:margin-left="0in" fo:margin-right="0in" fo:line-height="100%" fo:text-indent="0in" style:auto-text-indent="false"/>
      <style:text-properties style:font-name="Arial" fo:font-size="12pt" officeooo:rsid="066d6cca" officeooo:paragraph-rsid="0013b0c5" style:font-size-asian="12pt" style:font-size-complex="12pt"/>
    </style:style>
    <style:style style:name="P757" style:family="paragraph" style:parent-style-name="Standard">
      <style:paragraph-properties fo:margin-left="0in" fo:margin-right="0in" fo:line-height="100%" fo:text-indent="0in" style:auto-text-indent="false"/>
      <style:text-properties style:font-name="Arial" fo:font-size="12pt" officeooo:rsid="066fc1ef" officeooo:paragraph-rsid="0013b0c5" style:font-size-asian="12pt" style:font-size-complex="12pt"/>
    </style:style>
    <style:style style:name="P758" style:family="paragraph" style:parent-style-name="Standard">
      <style:paragraph-properties fo:margin-left="0in" fo:margin-right="0in" fo:line-height="100%" fo:text-indent="0in" style:auto-text-indent="false"/>
      <style:text-properties style:font-name="Arial" fo:font-size="12pt" officeooo:rsid="0675a749" officeooo:paragraph-rsid="0013b0c5" style:font-size-asian="12pt" style:font-size-complex="12pt"/>
    </style:style>
    <style:style style:name="P759" style:family="paragraph" style:parent-style-name="Standard">
      <style:paragraph-properties fo:margin-left="0in" fo:margin-right="0in" fo:line-height="100%" fo:text-indent="0in" style:auto-text-indent="false"/>
      <style:text-properties style:font-name="Arial" fo:font-size="12pt" officeooo:rsid="06ab0dd1" officeooo:paragraph-rsid="0013b0c5" style:font-size-asian="12pt" style:font-size-complex="12pt"/>
    </style:style>
    <style:style style:name="P760" style:family="paragraph" style:parent-style-name="Standard">
      <style:paragraph-properties fo:margin-left="0in" fo:margin-right="0in" fo:line-height="100%" fo:text-indent="0in" style:auto-text-indent="false"/>
      <style:text-properties style:font-name="Arial" fo:font-size="12pt" officeooo:rsid="06ab0dd1" officeooo:paragraph-rsid="0140d455" style:font-size-asian="12pt" style:font-size-complex="12pt"/>
    </style:style>
    <style:style style:name="P761" style:family="paragraph" style:parent-style-name="Standard">
      <style:paragraph-properties fo:margin-left="0in" fo:margin-right="0in" fo:line-height="100%" fo:text-indent="0in" style:auto-text-indent="false"/>
      <style:text-properties style:font-name="Arial" fo:font-size="12pt" officeooo:rsid="067e9781" officeooo:paragraph-rsid="0013b0c5" style:font-size-asian="12pt" style:font-size-complex="12pt"/>
    </style:style>
    <style:style style:name="P762" style:family="paragraph" style:parent-style-name="Standard">
      <style:paragraph-properties fo:margin-left="0in" fo:margin-right="0in" fo:line-height="100%" fo:text-indent="0in" style:auto-text-indent="false"/>
      <style:text-properties style:font-name="Arial" fo:font-size="12pt" officeooo:rsid="06c6a18b" officeooo:paragraph-rsid="0013b0c5" style:font-size-asian="12pt" style:font-size-complex="12pt"/>
    </style:style>
    <style:style style:name="P763" style:family="paragraph" style:parent-style-name="Standard">
      <style:paragraph-properties fo:margin-left="0in" fo:margin-right="0in" fo:line-height="100%" fo:text-indent="0in" style:auto-text-indent="false"/>
      <style:text-properties style:font-name="Arial" fo:font-size="12pt" officeooo:rsid="07af766d" officeooo:paragraph-rsid="0013b0c5" style:font-size-asian="12pt" style:font-size-complex="12pt"/>
    </style:style>
    <style:style style:name="P764" style:family="paragraph" style:parent-style-name="Standard">
      <style:paragraph-properties fo:margin-left="0in" fo:margin-right="0in" fo:line-height="100%" fo:text-indent="0in" style:auto-text-indent="false"/>
      <style:text-properties style:font-name="Arial" fo:font-size="12pt" officeooo:rsid="076ef771" officeooo:paragraph-rsid="0013b0c5" style:font-size-asian="12pt" style:font-size-complex="12pt"/>
    </style:style>
    <style:style style:name="P765" style:family="paragraph" style:parent-style-name="Standard">
      <style:paragraph-properties fo:margin-left="0in" fo:margin-right="0in" fo:line-height="100%" fo:text-indent="0in" style:auto-text-indent="false"/>
      <style:text-properties style:font-name="Arial" fo:font-size="12pt" officeooo:rsid="076e6928" officeooo:paragraph-rsid="0013b0c5" style:font-size-asian="12pt" style:font-size-complex="12pt"/>
    </style:style>
    <style:style style:name="P766" style:family="paragraph" style:parent-style-name="Standard">
      <style:paragraph-properties fo:margin-left="0in" fo:margin-right="0in" fo:line-height="100%" fo:text-indent="0in" style:auto-text-indent="false"/>
      <style:text-properties style:font-name="Arial" fo:font-size="12pt" officeooo:rsid="077120a5" officeooo:paragraph-rsid="0013b0c5" style:font-size-asian="12pt" style:font-size-complex="12pt"/>
    </style:style>
    <style:style style:name="P767" style:family="paragraph" style:parent-style-name="Standard">
      <style:paragraph-properties fo:margin-left="0in" fo:margin-right="0in" fo:line-height="100%" fo:text-indent="0in" style:auto-text-indent="false"/>
      <style:text-properties style:font-name="Arial" fo:font-size="12pt" officeooo:rsid="024e52c2" officeooo:paragraph-rsid="0013b0c5" style:font-size-asian="12pt" style:font-size-complex="12pt"/>
    </style:style>
    <style:style style:name="P768" style:family="paragraph" style:parent-style-name="Standard">
      <style:paragraph-properties fo:margin-left="0in" fo:margin-right="0in" fo:line-height="100%" fo:text-indent="0in" style:auto-text-indent="false"/>
      <style:text-properties style:font-name="Arial" fo:font-size="12pt" officeooo:rsid="013bca63" officeooo:paragraph-rsid="0013b0c5" style:font-size-asian="12pt" style:font-size-complex="12pt"/>
    </style:style>
    <style:style style:name="P769" style:family="paragraph" style:parent-style-name="Standard">
      <style:paragraph-properties fo:margin-left="0in" fo:margin-right="0in" fo:line-height="100%" fo:text-indent="0in" style:auto-text-indent="false"/>
      <style:text-properties style:font-name="Arial" fo:font-size="12pt" officeooo:rsid="05f31dec" officeooo:paragraph-rsid="0013b0c5" style:font-size-asian="12pt" style:font-size-complex="12pt"/>
    </style:style>
    <style:style style:name="P770" style:family="paragraph" style:parent-style-name="Standard">
      <style:paragraph-properties fo:margin-left="0in" fo:margin-right="0in" fo:line-height="100%" fo:text-indent="0in" style:auto-text-indent="false"/>
      <style:text-properties style:font-name="Arial" fo:font-size="12pt" officeooo:rsid="07949460" officeooo:paragraph-rsid="0013b0c5" style:font-size-asian="12pt" style:font-size-complex="12pt"/>
    </style:style>
    <style:style style:name="P771" style:family="paragraph" style:parent-style-name="Standard">
      <style:paragraph-properties fo:margin-left="0in" fo:margin-right="0in" fo:line-height="100%" fo:text-indent="0in" style:auto-text-indent="false"/>
      <style:text-properties style:font-name="Arial" fo:font-size="12pt" officeooo:rsid="05f49bb5" officeooo:paragraph-rsid="0013b0c5" style:font-size-asian="12pt" style:font-size-complex="12pt"/>
    </style:style>
    <style:style style:name="P772" style:family="paragraph" style:parent-style-name="Standard">
      <style:paragraph-properties fo:margin-left="0in" fo:margin-right="0in" fo:line-height="100%" fo:text-indent="0in" style:auto-text-indent="false"/>
      <style:text-properties style:font-name="Arial" fo:font-size="12pt" officeooo:rsid="06208778" officeooo:paragraph-rsid="0013b0c5" style:font-size-asian="12pt" style:font-size-complex="12pt"/>
    </style:style>
    <style:style style:name="P773" style:family="paragraph" style:parent-style-name="Standard">
      <style:paragraph-properties fo:margin-left="0in" fo:margin-right="0in" fo:line-height="100%" fo:text-indent="0in" style:auto-text-indent="false"/>
      <style:text-properties style:font-name="Arial" fo:font-size="12pt" officeooo:rsid="062190ba" officeooo:paragraph-rsid="0013b0c5" style:font-size-asian="12pt" style:font-size-complex="12pt"/>
    </style:style>
    <style:style style:name="P774" style:family="paragraph" style:parent-style-name="Standard">
      <style:paragraph-properties fo:margin-left="0in" fo:margin-right="0in" fo:line-height="100%" fo:text-indent="0in" style:auto-text-indent="false"/>
      <style:text-properties style:font-name="Arial" fo:font-size="12pt" officeooo:rsid="062bc0da" officeooo:paragraph-rsid="0013b0c5" style:font-size-asian="12pt" style:font-size-complex="12pt"/>
    </style:style>
    <style:style style:name="P775" style:family="paragraph" style:parent-style-name="Standard">
      <style:paragraph-properties fo:margin-left="0in" fo:margin-right="0in" fo:line-height="100%" fo:text-indent="0in" style:auto-text-indent="false"/>
      <style:text-properties style:font-name="Arial" fo:font-size="12pt" officeooo:rsid="06416b72" officeooo:paragraph-rsid="0013b0c5" style:font-size-asian="12pt" style:font-size-complex="12pt"/>
    </style:style>
    <style:style style:name="P776" style:family="paragraph" style:parent-style-name="Standard">
      <style:paragraph-properties fo:margin-left="0in" fo:margin-right="0in" fo:line-height="100%" fo:text-indent="0in" style:auto-text-indent="false"/>
      <style:text-properties style:font-name="Arial" fo:font-size="12pt" officeooo:rsid="062fa520" officeooo:paragraph-rsid="0013b0c5" style:font-size-asian="12pt" style:font-size-complex="12pt"/>
    </style:style>
    <style:style style:name="P777" style:family="paragraph" style:parent-style-name="Standard">
      <style:paragraph-properties fo:margin-left="0in" fo:margin-right="0in" fo:line-height="100%" fo:text-indent="0in" style:auto-text-indent="false"/>
      <style:text-properties style:font-name="Arial" fo:font-size="12pt" officeooo:rsid="0641b87c" officeooo:paragraph-rsid="0013b0c5" style:font-size-asian="12pt" style:font-size-complex="12pt"/>
    </style:style>
    <style:style style:name="P778" style:family="paragraph" style:parent-style-name="Standard">
      <style:paragraph-properties fo:margin-left="0in" fo:margin-right="0in" fo:line-height="100%" fo:text-indent="0in" style:auto-text-indent="false"/>
      <style:text-properties style:font-name="Arial" fo:font-size="12pt" officeooo:rsid="0641fc96" officeooo:paragraph-rsid="0013b0c5" style:font-size-asian="12pt" style:font-size-complex="12pt"/>
    </style:style>
    <style:style style:name="P779" style:family="paragraph" style:parent-style-name="Standard">
      <style:paragraph-properties fo:margin-left="0in" fo:margin-right="0in" fo:line-height="100%" fo:text-indent="0in" style:auto-text-indent="false"/>
      <style:text-properties style:font-name="Arial" fo:font-size="12pt" officeooo:rsid="064d2ca3" officeooo:paragraph-rsid="0013b0c5" style:font-size-asian="12pt" style:font-size-complex="12pt"/>
    </style:style>
    <style:style style:name="P780" style:family="paragraph" style:parent-style-name="Standard">
      <style:paragraph-properties fo:margin-left="0in" fo:margin-right="0in" fo:line-height="100%" fo:text-indent="0in" style:auto-text-indent="false"/>
      <style:text-properties style:font-name="Arial" fo:font-size="12pt" officeooo:rsid="07bbac3d" officeooo:paragraph-rsid="0013b0c5" style:font-size-asian="12pt" style:font-size-complex="12pt"/>
    </style:style>
    <style:style style:name="P781" style:family="paragraph" style:parent-style-name="Standard">
      <style:paragraph-properties fo:margin-left="0in" fo:margin-right="0in" fo:line-height="100%" fo:text-indent="0in" style:auto-text-indent="false"/>
      <style:text-properties style:font-name="Arial" fo:font-size="12pt" officeooo:rsid="02da22cc" officeooo:paragraph-rsid="0013b0c5" style:font-size-asian="12pt" style:font-size-complex="12pt"/>
    </style:style>
    <style:style style:name="P782" style:family="paragraph" style:parent-style-name="Standard">
      <style:paragraph-properties fo:margin-left="0in" fo:margin-right="0in" fo:line-height="100%" fo:text-indent="0in" style:auto-text-indent="false"/>
      <style:text-properties style:font-name="Arial" fo:font-size="12pt" officeooo:rsid="00070c9a" officeooo:paragraph-rsid="0013b0c5" style:font-size-asian="12pt" style:font-size-complex="12pt"/>
    </style:style>
    <style:style style:name="P783" style:family="paragraph" style:parent-style-name="Standard">
      <style:paragraph-properties fo:margin-left="0in" fo:margin-right="0in" fo:line-height="100%" fo:text-indent="0in" style:auto-text-indent="false"/>
      <style:text-properties style:font-name="Arial" fo:font-size="12pt" officeooo:rsid="000a2c36" officeooo:paragraph-rsid="0013b0c5" style:font-size-asian="12pt" style:font-size-complex="12pt"/>
    </style:style>
    <style:style style:name="P784" style:family="paragraph" style:parent-style-name="Standard">
      <style:paragraph-properties fo:margin-left="0in" fo:margin-right="0in" fo:line-height="100%" fo:text-indent="0in" style:auto-text-indent="false"/>
      <style:text-properties style:font-name="Arial" fo:font-size="12pt" officeooo:rsid="000ae846" officeooo:paragraph-rsid="0013b0c5" style:font-size-asian="12pt" style:font-size-complex="12pt"/>
    </style:style>
    <style:style style:name="P785" style:family="paragraph" style:parent-style-name="Standard">
      <style:paragraph-properties fo:margin-left="0in" fo:margin-right="0in" fo:line-height="100%" fo:text-indent="0in" style:auto-text-indent="false"/>
      <style:text-properties style:font-name="Arial" fo:font-size="12pt" officeooo:rsid="07dc4e72" officeooo:paragraph-rsid="0013b0c5" style:font-size-asian="12pt" style:font-size-complex="12pt"/>
    </style:style>
    <style:style style:name="P786" style:family="paragraph" style:parent-style-name="Standard">
      <style:paragraph-properties fo:margin-left="0in" fo:margin-right="0in" fo:line-height="100%" fo:text-indent="0in" style:auto-text-indent="false"/>
      <style:text-properties style:font-name="Arial" fo:font-size="12pt" officeooo:rsid="00a07204" officeooo:paragraph-rsid="0013b0c5" style:font-size-asian="12pt" style:font-size-complex="12pt"/>
    </style:style>
    <style:style style:name="P787" style:family="paragraph" style:parent-style-name="Standard">
      <style:paragraph-properties fo:margin-left="0in" fo:margin-right="0in" fo:line-height="100%" fo:text-indent="0in" style:auto-text-indent="false"/>
      <style:text-properties style:font-name="Arial" fo:font-size="12pt" officeooo:rsid="00a399fd" officeooo:paragraph-rsid="0013b0c5" style:font-size-asian="12pt" style:font-size-complex="12pt"/>
    </style:style>
    <style:style style:name="P788" style:family="paragraph" style:parent-style-name="Standard">
      <style:paragraph-properties fo:margin-left="0in" fo:margin-right="0in" fo:line-height="100%" fo:text-indent="0in" style:auto-text-indent="false"/>
      <style:text-properties style:font-name="Arial" fo:font-size="12pt" officeooo:rsid="01444d8f" officeooo:paragraph-rsid="0013b0c5" style:font-size-asian="12pt" style:font-size-complex="12pt"/>
    </style:style>
    <style:style style:name="P789" style:family="paragraph" style:parent-style-name="Standard">
      <style:paragraph-properties fo:margin-left="0in" fo:margin-right="0in" fo:line-height="100%" fo:text-indent="0in" style:auto-text-indent="false"/>
      <style:text-properties style:font-name="Arial" fo:font-size="12pt" officeooo:rsid="017aecc6" officeooo:paragraph-rsid="0013b0c5" style:font-size-asian="12pt" style:font-size-complex="12pt"/>
    </style:style>
    <style:style style:name="P790" style:family="paragraph" style:parent-style-name="Standard">
      <style:paragraph-properties fo:margin-left="0in" fo:margin-right="0in" fo:line-height="100%" fo:text-indent="0in" style:auto-text-indent="false"/>
      <style:text-properties style:font-name="Arial" fo:font-size="12pt" officeooo:rsid="014791a7" officeooo:paragraph-rsid="0013b0c5" style:font-size-asian="12pt" style:font-size-complex="12pt"/>
    </style:style>
    <style:style style:name="P791" style:family="paragraph" style:parent-style-name="Standard">
      <style:paragraph-properties fo:margin-left="0in" fo:margin-right="0in" fo:line-height="100%" fo:text-indent="0in" style:auto-text-indent="false"/>
      <style:text-properties style:font-name="Arial" fo:font-size="12pt" officeooo:rsid="02c60285" officeooo:paragraph-rsid="0013b0c5" style:font-size-asian="12pt" style:font-size-complex="12pt"/>
    </style:style>
    <style:style style:name="P792" style:family="paragraph" style:parent-style-name="Standard">
      <style:paragraph-properties fo:margin-left="0in" fo:margin-right="0in" fo:line-height="100%" fo:text-indent="0in" style:auto-text-indent="false"/>
      <style:text-properties style:font-name="Arial" fo:font-size="12pt" officeooo:rsid="02c77922" officeooo:paragraph-rsid="0013b0c5" style:font-size-asian="12pt" style:font-size-complex="12pt"/>
    </style:style>
    <style:style style:name="P793" style:family="paragraph" style:parent-style-name="Standard">
      <style:paragraph-properties fo:margin-left="0in" fo:margin-right="0in" fo:line-height="100%" fo:text-indent="0in" style:auto-text-indent="false"/>
      <style:text-properties style:font-name="Arial" fo:font-size="12pt" officeooo:rsid="02bf2c63" officeooo:paragraph-rsid="0013b0c5" style:font-size-asian="12pt" style:font-size-complex="12pt"/>
    </style:style>
    <style:style style:name="P794" style:family="paragraph" style:parent-style-name="Standard">
      <style:paragraph-properties fo:margin-left="0in" fo:margin-right="0in" fo:line-height="100%" fo:text-indent="0in" style:auto-text-indent="false"/>
      <style:text-properties style:font-name="Arial" fo:font-size="12pt" officeooo:rsid="02c03bc0" officeooo:paragraph-rsid="0013b0c5" style:font-size-asian="12pt" style:font-size-complex="12pt"/>
    </style:style>
    <style:style style:name="P795" style:family="paragraph" style:parent-style-name="Standard">
      <style:paragraph-properties fo:margin-left="0in" fo:margin-right="0in" fo:line-height="100%" fo:text-indent="0in" style:auto-text-indent="false"/>
      <style:text-properties style:font-name="Arial" fo:font-size="12pt" officeooo:rsid="02b79a0b" officeooo:paragraph-rsid="0013b0c5" style:font-size-asian="12pt" style:font-size-complex="12pt"/>
    </style:style>
    <style:style style:name="P796" style:family="paragraph" style:parent-style-name="Standard">
      <style:paragraph-properties fo:margin-left="0in" fo:margin-right="0in" fo:line-height="100%" fo:text-indent="0in" style:auto-text-indent="false"/>
      <style:text-properties style:font-name="Arial" fo:font-size="12pt" officeooo:rsid="02d46b0b" officeooo:paragraph-rsid="0013b0c5" style:font-size-asian="12pt" style:font-size-complex="12pt"/>
    </style:style>
    <style:style style:name="P797" style:family="paragraph" style:parent-style-name="Standard">
      <style:paragraph-properties fo:margin-left="0in" fo:margin-right="0in" fo:line-height="100%" fo:text-indent="0in" style:auto-text-indent="false"/>
      <style:text-properties style:font-name="Arial" fo:font-size="12pt" officeooo:rsid="012c42c4" officeooo:paragraph-rsid="0013b0c5" style:font-size-asian="12pt" style:font-size-complex="12pt"/>
    </style:style>
    <style:style style:name="P798" style:family="paragraph" style:parent-style-name="Standard">
      <style:paragraph-properties fo:margin-left="0in" fo:margin-right="0in" fo:line-height="100%" fo:text-indent="0in" style:auto-text-indent="false"/>
      <style:text-properties style:font-name="Arial" fo:font-size="12pt" officeooo:rsid="00e02dc9" officeooo:paragraph-rsid="0013b0c5" style:font-size-asian="12pt" style:font-size-complex="12pt"/>
    </style:style>
    <style:style style:name="P799" style:family="paragraph" style:parent-style-name="Standard">
      <style:paragraph-properties fo:margin-left="0in" fo:margin-right="0in" fo:line-height="100%" fo:text-indent="0in" style:auto-text-indent="false"/>
      <style:text-properties style:font-name="Arial" fo:font-size="12pt" officeooo:rsid="014510ab" officeooo:paragraph-rsid="0013b0c5" style:font-size-asian="12pt" style:font-size-complex="12pt"/>
    </style:style>
    <style:style style:name="P800" style:family="paragraph" style:parent-style-name="Standard">
      <style:paragraph-properties fo:margin-left="0in" fo:margin-right="0in" fo:line-height="100%" fo:text-indent="0in" style:auto-text-indent="false"/>
      <style:text-properties style:font-name="Arial" fo:font-size="12pt" officeooo:rsid="04abb303" officeooo:paragraph-rsid="0013b0c5" style:font-size-asian="12pt" style:font-size-complex="12pt"/>
    </style:style>
    <style:style style:name="P801" style:family="paragraph" style:parent-style-name="Standard">
      <style:paragraph-properties fo:margin-left="0in" fo:margin-right="0in" fo:line-height="100%" fo:text-indent="0in" style:auto-text-indent="false"/>
      <style:text-properties style:font-name="Arial" fo:font-size="12pt" officeooo:rsid="00d6c175" officeooo:paragraph-rsid="0013b0c5" style:font-size-asian="12pt" style:font-size-complex="12pt"/>
    </style:style>
    <style:style style:name="P802" style:family="paragraph" style:parent-style-name="Standard">
      <style:paragraph-properties fo:margin-left="0in" fo:margin-right="0in" fo:line-height="100%" fo:text-indent="0in" style:auto-text-indent="false"/>
      <style:text-properties style:font-name="Arial" fo:font-size="12pt" officeooo:rsid="00e1dceb" officeooo:paragraph-rsid="0013b0c5" style:font-size-asian="12pt" style:font-size-complex="12pt"/>
    </style:style>
    <style:style style:name="P803" style:family="paragraph" style:parent-style-name="Standard">
      <style:paragraph-properties fo:margin-left="0in" fo:margin-right="0in" fo:line-height="100%" fo:text-indent="0in" style:auto-text-indent="false"/>
      <style:text-properties style:font-name="Arial" fo:font-size="12pt" officeooo:rsid="01062be4" officeooo:paragraph-rsid="0013b0c5" style:font-size-asian="12pt" style:font-size-complex="12pt"/>
    </style:style>
    <style:style style:name="P804" style:family="paragraph" style:parent-style-name="Standard">
      <style:paragraph-properties fo:margin-left="0in" fo:margin-right="0in" fo:line-height="100%" fo:text-indent="0in" style:auto-text-indent="false"/>
      <style:text-properties style:font-name="Arial" fo:font-size="12pt" officeooo:rsid="0107e8c0" officeooo:paragraph-rsid="0013b0c5" style:font-size-asian="12pt" style:font-size-complex="12pt"/>
    </style:style>
    <style:style style:name="P805" style:family="paragraph" style:parent-style-name="Standard">
      <style:paragraph-properties fo:margin-left="0in" fo:margin-right="0in" fo:line-height="100%" fo:text-indent="0in" style:auto-text-indent="false"/>
      <style:text-properties style:font-name="Arial" fo:font-size="12pt" officeooo:rsid="010a11b3" officeooo:paragraph-rsid="0013b0c5" style:font-size-asian="12pt" style:font-size-complex="12pt"/>
    </style:style>
    <style:style style:name="P806" style:family="paragraph" style:parent-style-name="Standard">
      <style:paragraph-properties fo:margin-left="0in" fo:margin-right="0in" fo:line-height="100%" fo:text-indent="0in" style:auto-text-indent="false"/>
      <style:text-properties style:font-name="Arial" fo:font-size="12pt" officeooo:rsid="011038b6" officeooo:paragraph-rsid="0013b0c5" style:font-size-asian="12pt" style:font-size-complex="12pt"/>
    </style:style>
    <style:style style:name="P807" style:family="paragraph" style:parent-style-name="Standard">
      <style:paragraph-properties fo:margin-left="0in" fo:margin-right="0in" fo:line-height="100%" fo:text-indent="0in" style:auto-text-indent="false"/>
      <style:text-properties style:font-name="Arial" fo:font-size="12pt" officeooo:rsid="0121579c" officeooo:paragraph-rsid="0013b0c5" style:font-size-asian="12pt" style:font-size-complex="12pt"/>
    </style:style>
    <style:style style:name="P808" style:family="paragraph" style:parent-style-name="Standard">
      <style:paragraph-properties fo:margin-left="0in" fo:margin-right="0in" fo:line-height="100%" fo:text-indent="0in" style:auto-text-indent="false"/>
      <style:text-properties style:font-name="Arial" fo:font-size="12pt" officeooo:rsid="01234723" officeooo:paragraph-rsid="0013b0c5" style:font-size-asian="12pt" style:font-size-complex="12pt"/>
    </style:style>
    <style:style style:name="P809" style:family="paragraph" style:parent-style-name="Standard">
      <style:paragraph-properties fo:margin-left="0in" fo:margin-right="0in" fo:line-height="100%" fo:text-indent="0in" style:auto-text-indent="false"/>
      <style:text-properties style:font-name="Arial" fo:font-size="12pt" officeooo:rsid="00b531d2" officeooo:paragraph-rsid="0013b0c5" style:font-size-asian="12pt" style:font-size-complex="12pt"/>
    </style:style>
    <style:style style:name="P810" style:family="paragraph" style:parent-style-name="Standard">
      <style:paragraph-properties fo:margin-left="0in" fo:margin-right="0in" fo:line-height="100%" fo:text-indent="0in" style:auto-text-indent="false"/>
      <style:text-properties style:font-name="Arial" fo:font-size="12pt" officeooo:rsid="00b6b70f" officeooo:paragraph-rsid="0013b0c5" style:font-size-asian="12pt" style:font-size-complex="12pt"/>
    </style:style>
    <style:style style:name="P811" style:family="paragraph" style:parent-style-name="Standard">
      <style:paragraph-properties fo:margin-left="0in" fo:margin-right="0in" fo:line-height="100%" fo:text-indent="0in" style:auto-text-indent="false"/>
      <style:text-properties style:font-name="Arial" fo:font-size="12pt" officeooo:rsid="00be3c34" officeooo:paragraph-rsid="0013b0c5" style:font-size-asian="12pt" style:font-size-complex="12pt"/>
    </style:style>
    <style:style style:name="P812" style:family="paragraph" style:parent-style-name="Standard">
      <style:paragraph-properties fo:margin-left="0in" fo:margin-right="0in" fo:line-height="100%" fo:text-indent="0in" style:auto-text-indent="false"/>
      <style:text-properties style:font-name="Arial" fo:font-size="12pt" officeooo:rsid="00bf4623" officeooo:paragraph-rsid="0013b0c5" style:font-size-asian="12pt" style:font-size-complex="12pt"/>
    </style:style>
    <style:style style:name="P813" style:family="paragraph" style:parent-style-name="Standard">
      <style:paragraph-properties fo:margin-left="0in" fo:margin-right="0in" fo:line-height="100%" fo:text-indent="0in" style:auto-text-indent="false"/>
      <style:text-properties style:font-name="Arial" fo:font-size="12pt" officeooo:rsid="00c0d6a7" officeooo:paragraph-rsid="0013b0c5" style:font-size-asian="12pt" style:font-size-complex="12pt"/>
    </style:style>
    <style:style style:name="P814" style:family="paragraph" style:parent-style-name="Standard">
      <style:paragraph-properties fo:margin-left="0in" fo:margin-right="0in" fo:line-height="100%" fo:text-indent="0in" style:auto-text-indent="false"/>
      <style:text-properties style:font-name="Arial" fo:font-size="12pt" officeooo:rsid="00c11945" officeooo:paragraph-rsid="0013b0c5" style:font-size-asian="12pt" style:font-size-complex="12pt"/>
    </style:style>
    <style:style style:name="P815" style:family="paragraph" style:parent-style-name="Standard">
      <style:paragraph-properties fo:margin-left="0in" fo:margin-right="0in" fo:line-height="100%" fo:text-indent="0in" style:auto-text-indent="false"/>
      <style:text-properties style:font-name="Arial" fo:font-size="12pt" officeooo:rsid="00c26740" officeooo:paragraph-rsid="0013b0c5" style:font-size-asian="12pt" style:font-size-complex="12pt"/>
    </style:style>
    <style:style style:name="P816" style:family="paragraph" style:parent-style-name="Standard">
      <style:paragraph-properties fo:margin-left="0in" fo:margin-right="0in" fo:line-height="100%" fo:text-indent="0in" style:auto-text-indent="false"/>
      <style:text-properties style:font-name="Arial" fo:font-size="12pt" officeooo:rsid="00c6d93f" officeooo:paragraph-rsid="0013b0c5" style:font-size-asian="12pt" style:font-size-complex="12pt"/>
    </style:style>
    <style:style style:name="P817" style:family="paragraph" style:parent-style-name="Standard">
      <style:paragraph-properties fo:margin-left="0in" fo:margin-right="0in" fo:line-height="100%" fo:text-indent="0in" style:auto-text-indent="false"/>
      <style:text-properties style:font-name="Arial" fo:font-size="12pt" officeooo:rsid="01cf199d" officeooo:paragraph-rsid="0013b0c5" style:font-size-asian="12pt" style:font-size-complex="12pt"/>
    </style:style>
    <style:style style:name="P818" style:family="paragraph" style:parent-style-name="Standard">
      <style:paragraph-properties fo:margin-left="0in" fo:margin-right="0in" fo:line-height="100%" fo:text-indent="0in" style:auto-text-indent="false"/>
      <style:text-properties style:font-name="Arial" fo:font-size="12pt" officeooo:rsid="01cf4759" officeooo:paragraph-rsid="0013b0c5" style:font-size-asian="12pt" style:font-size-complex="12pt"/>
    </style:style>
    <style:style style:name="P819" style:family="paragraph" style:parent-style-name="Standard">
      <style:paragraph-properties fo:margin-left="0in" fo:margin-right="0in" fo:line-height="100%" fo:text-indent="0in" style:auto-text-indent="false"/>
      <style:text-properties style:font-name="Arial" fo:font-size="12pt" officeooo:rsid="01b04c35" officeooo:paragraph-rsid="0013b0c5" style:font-size-asian="12pt" style:font-size-complex="12pt"/>
    </style:style>
    <style:style style:name="P820" style:family="paragraph" style:parent-style-name="Standard">
      <style:paragraph-properties fo:margin-left="0in" fo:margin-right="0in" fo:line-height="100%" fo:text-indent="0in" style:auto-text-indent="false"/>
      <style:text-properties style:font-name="Arial" fo:font-size="12pt" officeooo:rsid="01b22b4f" officeooo:paragraph-rsid="0013b0c5" style:font-size-asian="12pt" style:font-size-complex="12pt"/>
    </style:style>
    <style:style style:name="P821" style:family="paragraph" style:parent-style-name="Standard">
      <style:paragraph-properties fo:margin-left="0in" fo:margin-right="0in" fo:line-height="100%" fo:text-indent="0in" style:auto-text-indent="false"/>
      <style:text-properties style:font-name="Arial" fo:font-size="12pt" officeooo:rsid="01b93496" officeooo:paragraph-rsid="0013b0c5" style:font-size-asian="12pt" style:font-size-complex="12pt"/>
    </style:style>
    <style:style style:name="P822" style:family="paragraph" style:parent-style-name="Standard">
      <style:paragraph-properties fo:margin-left="0in" fo:margin-right="0in" fo:line-height="100%" fo:text-indent="0in" style:auto-text-indent="false"/>
      <style:text-properties style:font-name="Arial" fo:font-size="12pt" officeooo:rsid="01b9645a" officeooo:paragraph-rsid="0013b0c5" style:font-size-asian="12pt" style:font-size-complex="12pt"/>
    </style:style>
    <style:style style:name="P823" style:family="paragraph" style:parent-style-name="Standard">
      <style:paragraph-properties fo:margin-left="0in" fo:margin-right="0in" fo:line-height="100%" fo:text-indent="0in" style:auto-text-indent="false"/>
      <style:text-properties style:font-name="Arial" fo:font-size="12pt" officeooo:rsid="0146d8c7" officeooo:paragraph-rsid="0013b0c5" style:font-size-asian="12pt" style:font-size-complex="12pt"/>
    </style:style>
    <style:style style:name="P824" style:family="paragraph" style:parent-style-name="Standard">
      <style:paragraph-properties fo:margin-left="0in" fo:margin-right="0in" fo:line-height="100%" fo:text-indent="0in" style:auto-text-indent="false"/>
      <style:text-properties style:font-name="Arial" fo:font-size="12pt" officeooo:rsid="01fd8dcb" officeooo:paragraph-rsid="0013b0c5" style:font-size-asian="12pt" style:font-size-complex="12pt"/>
    </style:style>
    <style:style style:name="P825" style:family="paragraph" style:parent-style-name="Standard">
      <style:paragraph-properties fo:margin-left="0in" fo:margin-right="0in" fo:line-height="100%" fo:text-indent="0in" style:auto-text-indent="false"/>
      <style:text-properties style:font-name="Arial" fo:font-size="12pt" officeooo:rsid="0240662b" officeooo:paragraph-rsid="0013b0c5" style:font-size-asian="12pt" style:font-size-complex="12pt"/>
    </style:style>
    <style:style style:name="P826" style:family="paragraph" style:parent-style-name="Standard">
      <style:paragraph-properties fo:margin-left="0in" fo:margin-right="0in" fo:line-height="100%" fo:text-indent="0in" style:auto-text-indent="false"/>
      <style:text-properties style:font-name="Arial" fo:font-size="12pt" officeooo:rsid="020201b1" officeooo:paragraph-rsid="0013b0c5" style:font-size-asian="12pt" style:font-size-complex="12pt"/>
    </style:style>
    <style:style style:name="P827" style:family="paragraph" style:parent-style-name="Standard">
      <style:paragraph-properties fo:margin-left="0in" fo:margin-right="0in" fo:line-height="100%" fo:text-indent="0in" style:auto-text-indent="false"/>
      <style:text-properties style:font-name="Arial" fo:font-size="12pt" officeooo:rsid="01f3b67f" officeooo:paragraph-rsid="0013b0c5" style:font-size-asian="12pt" style:font-size-complex="12pt"/>
    </style:style>
    <style:style style:name="P828" style:family="paragraph" style:parent-style-name="Standard">
      <style:paragraph-properties fo:margin-left="0in" fo:margin-right="0in" fo:line-height="100%" fo:text-indent="0in" style:auto-text-indent="false"/>
      <style:text-properties style:font-name="Arial" fo:font-size="12pt" officeooo:rsid="02437d99" officeooo:paragraph-rsid="0013b0c5" style:font-size-asian="12pt" style:font-size-complex="12pt"/>
    </style:style>
    <style:style style:name="P829" style:family="paragraph" style:parent-style-name="Standard">
      <style:paragraph-properties fo:margin-left="0in" fo:margin-right="0in" fo:line-height="100%" fo:text-indent="0in" style:auto-text-indent="false"/>
      <style:text-properties style:font-name="Arial" fo:font-size="12pt" officeooo:rsid="023407e0" officeooo:paragraph-rsid="0013b0c5" style:font-size-asian="12pt" style:font-size-complex="12pt"/>
    </style:style>
    <style:style style:name="P830" style:family="paragraph" style:parent-style-name="Standard">
      <style:paragraph-properties fo:margin-left="0in" fo:margin-right="0in" fo:line-height="100%" fo:text-indent="0in" style:auto-text-indent="false"/>
      <style:text-properties style:font-name="Arial" fo:font-size="12pt" officeooo:rsid="00110ec2" officeooo:paragraph-rsid="0013b0c5" style:font-size-asian="12pt" style:font-size-complex="12pt"/>
    </style:style>
    <style:style style:name="P831" style:family="paragraph" style:parent-style-name="Standard">
      <style:paragraph-properties fo:margin-left="0in" fo:margin-right="0in" fo:line-height="100%" fo:text-indent="0in" style:auto-text-indent="false"/>
      <style:text-properties style:font-name="Arial" fo:font-size="12pt" officeooo:rsid="02f46fc3" officeooo:paragraph-rsid="0013b0c5" style:font-size-asian="12pt" style:font-size-complex="12pt"/>
    </style:style>
    <style:style style:name="P832" style:family="paragraph" style:parent-style-name="Standard">
      <style:paragraph-properties fo:margin-left="0in" fo:margin-right="0in" fo:line-height="100%" fo:text-indent="0in" style:auto-text-indent="false"/>
      <style:text-properties style:font-name="Arial" fo:font-size="12pt" officeooo:rsid="0534f356" officeooo:paragraph-rsid="0013b0c5" style:font-size-asian="12pt" style:font-size-complex="12pt"/>
    </style:style>
    <style:style style:name="P833" style:family="paragraph" style:parent-style-name="Standard">
      <style:paragraph-properties fo:margin-left="0in" fo:margin-right="0in" fo:line-height="100%" fo:text-indent="0in" style:auto-text-indent="false"/>
      <style:text-properties style:font-name="Arial" fo:font-size="12pt" officeooo:rsid="05357aab" officeooo:paragraph-rsid="0013b0c5" style:font-size-asian="12pt" style:font-size-complex="12pt"/>
    </style:style>
    <style:style style:name="P834" style:family="paragraph" style:parent-style-name="Standard">
      <style:paragraph-properties fo:margin-left="0in" fo:margin-right="0in" fo:line-height="100%" fo:text-indent="0in" style:auto-text-indent="false"/>
      <style:text-properties style:font-name="Arial" fo:font-size="12pt" officeooo:rsid="03ef5f96" officeooo:paragraph-rsid="0013b0c5" style:font-size-asian="12pt" style:font-size-complex="12pt"/>
    </style:style>
    <style:style style:name="P835" style:family="paragraph" style:parent-style-name="Standard">
      <style:paragraph-properties fo:margin-left="0in" fo:margin-right="0in" fo:line-height="100%" fo:text-indent="0in" style:auto-text-indent="false"/>
      <style:text-properties style:font-name="Arial" fo:font-size="12pt" officeooo:rsid="03efeccc" officeooo:paragraph-rsid="0013b0c5" style:font-size-asian="12pt" style:font-size-complex="12pt"/>
    </style:style>
    <style:style style:name="P836" style:family="paragraph" style:parent-style-name="Standard">
      <style:paragraph-properties fo:margin-left="0in" fo:margin-right="0in" fo:line-height="100%" fo:text-indent="0in" style:auto-text-indent="false"/>
      <style:text-properties style:font-name="Arial" fo:font-size="12pt" officeooo:rsid="04efed6b" officeooo:paragraph-rsid="0013b0c5" style:font-size-asian="12pt" style:font-size-complex="12pt"/>
    </style:style>
    <style:style style:name="P837" style:family="paragraph" style:parent-style-name="Standard">
      <style:paragraph-properties fo:margin-left="0in" fo:margin-right="0in" fo:line-height="100%" fo:text-indent="0in" style:auto-text-indent="false"/>
      <style:text-properties style:font-name="Arial" fo:font-size="12pt" officeooo:rsid="04f17ea4" officeooo:paragraph-rsid="0013b0c5" style:font-size-asian="12pt" style:font-size-complex="12pt"/>
    </style:style>
    <style:style style:name="P838" style:family="paragraph" style:parent-style-name="Standard">
      <style:paragraph-properties fo:margin-left="0in" fo:margin-right="0in" fo:line-height="100%" fo:text-indent="0in" style:auto-text-indent="false"/>
      <style:text-properties style:font-name="Arial" fo:font-size="12pt" officeooo:rsid="04f33f89" officeooo:paragraph-rsid="0013b0c5" style:font-size-asian="12pt" style:font-size-complex="12pt"/>
    </style:style>
    <style:style style:name="P839" style:family="paragraph" style:parent-style-name="Standard">
      <style:paragraph-properties fo:margin-left="0in" fo:margin-right="0in" fo:line-height="100%" fo:text-indent="0in" style:auto-text-indent="false"/>
      <style:text-properties style:font-name="Arial" fo:font-size="12pt" officeooo:rsid="04f2d2bf" officeooo:paragraph-rsid="0013b0c5" style:font-size-asian="12pt" style:font-size-complex="12pt"/>
    </style:style>
    <style:style style:name="P840" style:family="paragraph" style:parent-style-name="Standard">
      <style:paragraph-properties fo:margin-left="0in" fo:margin-right="0in" fo:line-height="100%" fo:text-indent="0in" style:auto-text-indent="false"/>
      <style:text-properties style:font-name="Arial" fo:font-size="12pt" officeooo:rsid="04f976f1" officeooo:paragraph-rsid="0013b0c5" style:font-size-asian="12pt" style:font-size-complex="12pt"/>
    </style:style>
    <style:style style:name="P841" style:family="paragraph" style:parent-style-name="Standard">
      <style:paragraph-properties fo:margin-left="0in" fo:margin-right="0in" fo:line-height="100%" fo:text-indent="0in" style:auto-text-indent="false"/>
      <style:text-properties style:font-name="Arial" fo:font-size="12pt" officeooo:rsid="00a17a98" officeooo:paragraph-rsid="0013b0c5" style:font-size-asian="12pt" style:font-size-complex="12pt"/>
    </style:style>
    <style:style style:name="P842" style:family="paragraph" style:parent-style-name="Standard">
      <style:paragraph-properties fo:margin-left="0in" fo:margin-right="0in" fo:line-height="100%" fo:text-indent="0in" style:auto-text-indent="false"/>
      <style:text-properties style:font-name="Arial" fo:font-size="12pt" officeooo:rsid="00612616" officeooo:paragraph-rsid="0013b0c5" style:font-size-asian="12pt" style:font-size-complex="12pt"/>
    </style:style>
    <style:style style:name="P843" style:family="paragraph" style:parent-style-name="Standard">
      <style:paragraph-properties fo:margin-left="0in" fo:margin-right="0in" fo:line-height="100%" fo:text-indent="0in" style:auto-text-indent="false"/>
      <style:text-properties style:font-name="Arial" fo:font-size="12pt" officeooo:rsid="04def43e" officeooo:paragraph-rsid="0091efc8" style:font-size-asian="12pt" style:font-size-complex="12pt"/>
    </style:style>
    <style:style style:name="P844" style:family="paragraph" style:parent-style-name="Standard">
      <style:paragraph-properties fo:margin-left="0in" fo:margin-right="0in" fo:line-height="100%" fo:text-indent="0in" style:auto-text-indent="false"/>
      <style:text-properties style:font-name="Arial" fo:font-size="12pt" officeooo:rsid="044df865" officeooo:paragraph-rsid="0091efc8" style:font-size-asian="12pt" style:font-size-complex="12pt"/>
    </style:style>
    <style:style style:name="P845" style:family="paragraph" style:parent-style-name="Standard">
      <style:paragraph-properties fo:margin-left="0in" fo:margin-right="0in" fo:line-height="100%" fo:text-indent="0in" style:auto-text-indent="false"/>
      <style:text-properties style:font-name="Arial" fo:font-size="12pt" officeooo:rsid="044ee622" officeooo:paragraph-rsid="00961ceb" style:font-size-asian="12pt" style:font-size-complex="12pt"/>
    </style:style>
    <style:style style:name="P846" style:family="paragraph" style:parent-style-name="Standard">
      <style:paragraph-properties fo:margin-left="0in" fo:margin-right="0in" fo:line-height="100%" fo:text-indent="0in" style:auto-text-indent="false"/>
      <style:text-properties style:font-name="Arial" fo:font-size="12pt" officeooo:rsid="007681c7" officeooo:paragraph-rsid="0098e328" style:font-size-asian="12pt" style:font-size-complex="12pt"/>
    </style:style>
    <style:style style:name="P847" style:family="paragraph" style:parent-style-name="Standard">
      <style:paragraph-properties fo:margin-left="0in" fo:margin-right="0in" fo:line-height="100%" fo:text-indent="0in" style:auto-text-indent="false"/>
      <style:text-properties style:font-name="Arial" fo:font-size="12pt" officeooo:rsid="0091cc27" officeooo:paragraph-rsid="0091efc8" style:font-size-asian="12pt" style:font-size-complex="12pt"/>
    </style:style>
    <style:style style:name="P848" style:family="paragraph" style:parent-style-name="Standard">
      <style:paragraph-properties fo:margin-left="0in" fo:margin-right="0in" fo:line-height="100%" fo:text-indent="0in" style:auto-text-indent="false"/>
      <style:text-properties style:font-name="Arial" fo:font-size="12pt" officeooo:rsid="00961ceb" officeooo:paragraph-rsid="00a0f628" style:font-size-asian="12pt" style:font-size-complex="12pt"/>
    </style:style>
    <style:style style:name="P849" style:family="paragraph" style:parent-style-name="Standard">
      <style:paragraph-properties fo:margin-left="0in" fo:margin-right="0in" fo:line-height="100%" fo:text-indent="0in" style:auto-text-indent="false"/>
      <style:text-properties style:font-name="Arial" fo:font-size="12pt" officeooo:rsid="00961ceb" officeooo:paragraph-rsid="00961ceb" style:font-size-asian="12pt" style:font-size-complex="12pt"/>
    </style:style>
    <style:style style:name="P850" style:family="paragraph" style:parent-style-name="Standard">
      <style:paragraph-properties fo:margin-left="0in" fo:margin-right="0in" fo:line-height="100%" fo:text-indent="0in" style:auto-text-indent="false"/>
      <style:text-properties style:font-name="Arial" fo:font-size="12pt" officeooo:rsid="00d6deb4" officeooo:paragraph-rsid="00dd97f2" style:font-size-asian="12pt" style:font-size-complex="12pt"/>
    </style:style>
    <style:style style:name="P851" style:family="paragraph" style:parent-style-name="Standard">
      <style:paragraph-properties fo:margin-left="0in" fo:margin-right="0in" fo:line-height="100%" fo:text-indent="0in" style:auto-text-indent="false"/>
      <style:text-properties style:font-name="Arial" fo:font-size="12pt" officeooo:rsid="00d6deb4" officeooo:paragraph-rsid="00e3b08d" style:font-size-asian="12pt" style:font-size-complex="12pt"/>
    </style:style>
    <style:style style:name="P852" style:family="paragraph" style:parent-style-name="Standard">
      <style:paragraph-properties fo:margin-left="0in" fo:margin-right="0in" fo:line-height="100%" fo:text-indent="0in" style:auto-text-indent="false"/>
      <style:text-properties style:font-name="Arial" fo:font-size="12pt" officeooo:rsid="00e3b08d" officeooo:paragraph-rsid="00e3b08d" style:font-size-asian="12pt" style:font-size-complex="12pt"/>
    </style:style>
    <style:style style:name="P853" style:family="paragraph" style:parent-style-name="Standard">
      <style:paragraph-properties fo:margin-left="0in" fo:margin-right="0in" fo:line-height="100%" fo:text-indent="0in" style:auto-text-indent="false"/>
      <style:text-properties style:font-name="Arial" fo:font-size="12pt" officeooo:rsid="012d15c9" officeooo:paragraph-rsid="012d15c9" style:font-size-asian="12pt" style:font-size-complex="12pt"/>
    </style:style>
    <style:style style:name="P854" style:family="paragraph" style:parent-style-name="Standard">
      <style:paragraph-properties fo:margin-left="0in" fo:margin-right="0in" fo:line-height="100%" fo:text-indent="0in" style:auto-text-indent="false"/>
      <style:text-properties style:font-name="Arial" fo:font-size="12pt" officeooo:rsid="06dc0532" officeooo:paragraph-rsid="00ff3920" style:font-size-asian="12pt" style:font-size-complex="12pt"/>
    </style:style>
    <style:style style:name="P855" style:family="paragraph" style:parent-style-name="Standard">
      <style:paragraph-properties fo:margin-left="0in" fo:margin-right="0in" fo:line-height="100%" fo:text-indent="0in" style:auto-text-indent="false"/>
      <style:text-properties style:font-name="Arial" fo:font-size="12pt" officeooo:rsid="01403242" officeooo:paragraph-rsid="01403242" style:font-size-asian="12pt" style:font-size-complex="12pt"/>
    </style:style>
    <style:style style:name="P856" style:family="paragraph" style:parent-style-name="Standard">
      <style:paragraph-properties fo:margin-left="0in" fo:margin-right="0in" fo:line-height="100%" fo:text-indent="0in" style:auto-text-indent="false"/>
      <style:text-properties style:font-name="Arial" fo:font-size="12pt" officeooo:rsid="0161bb69" officeooo:paragraph-rsid="0162e52e" style:font-size-asian="12pt" style:font-size-complex="12pt"/>
    </style:style>
    <style:style style:name="P857" style:family="paragraph" style:parent-style-name="Standard">
      <style:paragraph-properties fo:margin-left="0in" fo:margin-right="0in" fo:line-height="100%" fo:text-indent="0in" style:auto-text-indent="false"/>
      <style:text-properties style:font-name="Arial" fo:font-size="12pt" officeooo:rsid="01681a7d" officeooo:paragraph-rsid="01681a7d" style:font-size-asian="12pt" style:font-size-complex="12pt"/>
    </style:style>
    <style:style style:name="P858" style:family="paragraph" style:parent-style-name="Standard">
      <style:paragraph-properties fo:margin-left="0in" fo:margin-right="0in" fo:line-height="100%" fo:text-indent="0in" style:auto-text-indent="false"/>
      <style:text-properties style:font-name="Arial" fo:font-size="12pt" officeooo:rsid="016f2a17" officeooo:paragraph-rsid="017676dc" style:font-size-asian="12pt" style:font-size-complex="12pt"/>
    </style:style>
    <style:style style:name="P859" style:family="paragraph" style:parent-style-name="Standard">
      <style:paragraph-properties fo:margin-left="0in" fo:margin-right="0in" fo:line-height="100%" fo:text-indent="0in" style:auto-text-indent="false"/>
      <style:text-properties style:font-name="Arial" fo:font-size="12pt" officeooo:rsid="0173e220" officeooo:paragraph-rsid="017676dc" style:font-size-asian="12pt" style:font-size-complex="12pt"/>
    </style:style>
    <style:style style:name="P860" style:family="paragraph" style:parent-style-name="Standard">
      <style:paragraph-properties fo:margin-left="0in" fo:margin-right="0in" fo:line-height="100%" fo:text-indent="0in" style:auto-text-indent="false"/>
      <style:text-properties style:font-name="Arial" fo:font-size="12pt" officeooo:rsid="0177cd30" officeooo:paragraph-rsid="0177cd30" style:font-size-asian="12pt" style:font-size-complex="12pt"/>
    </style:style>
    <style:style style:name="P861" style:family="paragraph" style:parent-style-name="Standard">
      <style:paragraph-properties fo:margin-left="0in" fo:margin-right="0in" fo:line-height="100%" fo:text-indent="0in" style:auto-text-indent="false"/>
      <style:text-properties style:font-name="Arial" fo:font-size="12pt" officeooo:rsid="017c4bdb" officeooo:paragraph-rsid="017c4bdb" style:font-size-asian="12pt" style:font-size-complex="12pt"/>
    </style:style>
    <style:style style:name="P862" style:family="paragraph" style:parent-style-name="Standard">
      <style:paragraph-properties fo:margin-left="0in" fo:margin-right="0in" fo:line-height="100%" fo:text-indent="0in" style:auto-text-indent="false"/>
      <style:text-properties style:font-name="Arial" fo:font-size="12pt" fo:font-weight="bold" officeooo:paragraph-rsid="0013b0c5" style:font-size-asian="12pt" style:font-size-complex="12pt"/>
    </style:style>
    <style:style style:name="P863" style:family="paragraph" style:parent-style-name="Standard">
      <style:paragraph-properties fo:margin-left="0in" fo:margin-right="0in" fo:line-height="100%" fo:text-indent="0in" style:auto-text-indent="false"/>
      <style:text-properties style:font-name="Arial" fo:font-size="12pt" fo:font-style="normal" officeooo:rsid="06f2c839" officeooo:paragraph-rsid="0013b0c5" style:font-size-asian="12pt" style:font-style-asian="normal" style:font-size-complex="12pt" style:font-style-complex="normal"/>
    </style:style>
    <style:style style:name="P864" style:family="paragraph" style:parent-style-name="Standard">
      <style:paragraph-properties fo:margin-left="0in" fo:margin-right="0in" fo:line-height="100%" fo:text-indent="0in" style:auto-text-indent="false"/>
      <style:text-properties style:font-name="Arial" fo:font-size="12pt" fo:font-style="normal" officeooo:rsid="06f4064c" officeooo:paragraph-rsid="0013b0c5" style:font-size-asian="12pt" style:font-style-asian="normal" style:font-size-complex="12pt" style:font-style-complex="normal"/>
    </style:style>
    <style:style style:name="P865" style:family="paragraph" style:parent-style-name="Standard">
      <style:paragraph-properties fo:margin-left="0in" fo:margin-right="0in" fo:line-height="100%" fo:text-indent="0in" style:auto-text-indent="false"/>
      <style:text-properties style:font-name="Arial" fo:font-size="12pt" fo:font-style="normal" officeooo:rsid="07ecd959" officeooo:paragraph-rsid="0013b0c5" style:font-size-asian="12pt" style:font-style-asian="normal" style:font-size-complex="12pt" style:font-style-complex="normal"/>
    </style:style>
    <style:style style:name="P866" style:family="paragraph" style:parent-style-name="Standard">
      <style:paragraph-properties fo:margin-left="0in" fo:margin-right="0in" fo:line-height="100%" fo:text-indent="0in" style:auto-text-indent="false"/>
      <style:text-properties style:font-name="Arial" fo:font-size="12pt" fo:font-style="normal" officeooo:rsid="06f553e7" officeooo:paragraph-rsid="0013b0c5" style:font-size-asian="12pt" style:font-style-asian="normal" style:font-size-complex="12pt" style:font-style-complex="normal"/>
    </style:style>
    <style:style style:name="P867" style:family="paragraph" style:parent-style-name="Standard">
      <style:paragraph-properties fo:margin-left="0in" fo:margin-right="0in" fo:line-height="100%" fo:text-indent="0in" style:auto-text-indent="false"/>
      <style:text-properties style:font-name="Arial" fo:font-size="12pt" fo:font-style="normal" officeooo:rsid="06f59734" officeooo:paragraph-rsid="0013b0c5" style:font-size-asian="12pt" style:font-style-asian="normal" style:font-size-complex="12pt" style:font-style-complex="normal"/>
    </style:style>
    <style:style style:name="P868" style:family="paragraph" style:parent-style-name="Standard">
      <style:paragraph-properties fo:margin-left="0in" fo:margin-right="0in" fo:line-height="100%" fo:text-indent="0in" style:auto-text-indent="false"/>
      <style:text-properties style:font-name="Arial" fo:font-size="12pt" fo:font-style="normal" officeooo:rsid="06f6b326" officeooo:paragraph-rsid="0013b0c5" style:font-size-asian="12pt" style:font-style-asian="normal" style:font-size-complex="12pt" style:font-style-complex="normal"/>
    </style:style>
    <style:style style:name="P869" style:family="paragraph" style:parent-style-name="Standard">
      <style:paragraph-properties fo:margin-left="0in" fo:margin-right="0in" fo:line-height="100%" fo:text-indent="0in" style:auto-text-indent="false"/>
      <style:text-properties style:font-name="Arial" fo:font-size="12pt" fo:font-style="normal" officeooo:rsid="06f9be5b" officeooo:paragraph-rsid="0013b0c5" style:font-size-asian="12pt" style:font-style-asian="normal" style:font-size-complex="12pt" style:font-style-complex="normal"/>
    </style:style>
    <style:style style:name="P870" style:family="paragraph" style:parent-style-name="Standard">
      <style:paragraph-properties fo:margin-left="0in" fo:margin-right="0in" fo:line-height="100%" fo:text-indent="0in" style:auto-text-indent="false"/>
      <style:text-properties style:font-name="Arial" fo:font-size="12pt" fo:font-style="normal" officeooo:rsid="06fa4a5b" officeooo:paragraph-rsid="0013b0c5" style:font-size-asian="12pt" style:font-style-asian="normal" style:font-size-complex="12pt" style:font-style-complex="normal"/>
    </style:style>
    <style:style style:name="P871" style:family="paragraph" style:parent-style-name="Standard">
      <style:paragraph-properties fo:margin-left="0in" fo:margin-right="0in" fo:line-height="100%" fo:text-indent="0in" style:auto-text-indent="false"/>
      <style:text-properties style:font-name="Arial" fo:font-size="12pt" fo:font-style="normal" officeooo:rsid="06fc61eb" officeooo:paragraph-rsid="0013b0c5" style:font-size-asian="12pt" style:font-style-asian="normal" style:font-size-complex="12pt" style:font-style-complex="normal"/>
    </style:style>
    <style:style style:name="P872" style:family="paragraph" style:parent-style-name="Standard">
      <style:paragraph-properties fo:margin-left="0in" fo:margin-right="0in" fo:line-height="100%" fo:text-indent="0in" style:auto-text-indent="false"/>
      <style:text-properties style:font-name="Arial" fo:font-size="12pt" fo:font-style="normal" officeooo:rsid="07002ee9" officeooo:paragraph-rsid="0013b0c5" style:font-size-asian="12pt" style:font-style-asian="normal" style:font-size-complex="12pt" style:font-style-complex="normal"/>
    </style:style>
    <style:style style:name="P873" style:family="paragraph" style:parent-style-name="Standard">
      <style:paragraph-properties fo:margin-left="0in" fo:margin-right="0in" fo:line-height="100%" fo:text-indent="0in" style:auto-text-indent="false" fo:break-before="page"/>
      <style:text-properties style:font-name="Arial" fo:font-size="12pt" officeooo:paragraph-rsid="0013b0c5" style:font-size-asian="12pt" style:font-size-complex="12pt"/>
    </style:style>
    <style:style style:name="P874" style:family="paragraph" style:parent-style-name="Standard">
      <style:paragraph-properties fo:margin-left="0in" fo:margin-right="0in" fo:line-height="100%" fo:text-indent="0in" style:auto-text-indent="false" fo:break-before="page"/>
      <style:text-properties style:font-name="Arial" fo:font-size="12pt" officeooo:rsid="024e52c2" officeooo:paragraph-rsid="0013b0c5" style:font-size-asian="12pt" style:font-size-complex="12pt"/>
    </style:style>
    <style:style style:name="P875" style:family="paragraph" style:parent-style-name="Standard">
      <style:paragraph-properties fo:margin-left="0in" fo:margin-right="0in" fo:line-height="100%" fo:text-indent="0in" style:auto-text-indent="false" fo:break-before="page"/>
      <style:text-properties style:font-name="Arial" fo:font-size="12pt" officeooo:rsid="05f31dec" officeooo:paragraph-rsid="0013b0c5" style:font-size-asian="12pt" style:font-size-complex="12pt"/>
    </style:style>
    <style:style style:name="P876" style:family="paragraph" style:parent-style-name="Standard">
      <style:paragraph-properties fo:margin-left="0in" fo:margin-right="0in" fo:line-height="100%" fo:text-indent="0in" style:auto-text-indent="false" fo:break-before="page"/>
      <style:text-properties style:font-name="Arial" fo:font-size="12pt" officeooo:rsid="014510ab" officeooo:paragraph-rsid="0013b0c5" style:font-size-asian="12pt" style:font-size-complex="12pt"/>
    </style:style>
    <style:style style:name="P877" style:family="paragraph" style:parent-style-name="Standard">
      <style:paragraph-properties fo:margin-left="0in" fo:margin-right="0in" fo:line-height="100%" fo:text-indent="0in" style:auto-text-indent="false" fo:break-before="page"/>
      <style:text-properties style:font-name="Arial" fo:font-size="12pt" fo:font-weight="bold" officeooo:paragraph-rsid="0013b0c5" style:font-size-asian="12pt" style:font-size-complex="12pt"/>
    </style:style>
    <style:style style:name="P878" style:family="paragraph" style:parent-style-name="Standard">
      <style:paragraph-properties fo:margin-left="0in" fo:margin-right="0in" fo:line-height="100%" fo:text-indent="0in" style:auto-text-indent="false" fo:break-before="page"/>
      <style:text-properties style:font-name="Arial" fo:font-size="12pt" fo:font-weight="bold" officeooo:rsid="013a3734" officeooo:paragraph-rsid="0013b0c5" style:font-size-asian="12pt" style:font-size-complex="12pt"/>
    </style:style>
    <style:style style:name="P879" style:family="paragraph" style:parent-style-name="Standard">
      <style:paragraph-properties fo:margin-left="0in" fo:margin-right="0in" fo:line-height="100%" fo:text-indent="0in" style:auto-text-indent="false" fo:break-before="page"/>
      <style:text-properties style:font-name="Arial" fo:font-size="12pt" fo:font-weight="bold" officeooo:rsid="012d15c9" officeooo:paragraph-rsid="012d15c9" style:font-size-asian="12pt" style:font-size-complex="12pt"/>
    </style:style>
    <style:style style:name="P880" style:family="paragraph" style:parent-style-name="Standard">
      <style:paragraph-properties fo:margin-left="0in" fo:margin-right="0in" fo:line-height="100%" fo:text-indent="0in" style:auto-text-indent="false" fo:break-before="page"/>
      <style:text-properties style:font-name="Arial" fo:font-size="12pt" fo:font-weight="bold" officeooo:rsid="013a3734" officeooo:paragraph-rsid="0013b0c5" style:font-size-asian="12pt" style:font-weight-asian="bold" style:font-size-complex="12pt" style:font-weight-complex="bold"/>
    </style:style>
    <style:style style:name="P881" style:family="paragraph" style:parent-style-name="Standard">
      <style:paragraph-properties fo:margin-left="0in" fo:margin-right="0in" fo:line-height="100%" fo:text-align="center" style:justify-single-word="false" fo:text-indent="0in" style:auto-text-indent="false" fo:break-before="page"/>
      <style:text-properties style:font-name="Arial" fo:font-size="14pt" fo:font-weight="bold" officeooo:rsid="04de67db" officeooo:paragraph-rsid="0013b0c5" style:font-size-asian="14pt" style:font-size-complex="14pt"/>
    </style:style>
    <style:style style:name="P882" style:family="paragraph" style:parent-style-name="Standard">
      <style:paragraph-properties fo:margin-left="0in" fo:margin-right="0in" fo:line-height="100%" fo:text-align="center" style:justify-single-word="false" fo:text-indent="0in" style:auto-text-indent="false" fo:break-before="page"/>
      <style:text-properties style:font-name="Arial" fo:font-size="14pt" fo:font-weight="bold" officeooo:rsid="04eb7c37" officeooo:paragraph-rsid="0013b0c5" style:font-size-asian="12pt" style:font-size-complex="12pt"/>
    </style:style>
    <style:style style:name="P883" style:family="paragraph" style:parent-style-name="Standard">
      <style:paragraph-properties fo:margin-left="0in" fo:margin-right="0in" fo:line-height="100%" fo:text-align="center" style:justify-single-word="false" fo:text-indent="0in" style:auto-text-indent="false" fo:break-before="page"/>
      <style:text-properties style:font-name="Arial" fo:font-size="14pt" fo:font-weight="bold" officeooo:rsid="04ec2cde" officeooo:paragraph-rsid="0013b0c5" style:font-size-asian="12pt" style:font-size-complex="12pt"/>
    </style:style>
    <style:style style:name="P884" style:family="paragraph" style:parent-style-name="Standard">
      <style:paragraph-properties fo:margin-left="0in" fo:margin-right="0in" fo:line-height="100%" fo:text-indent="0in" style:auto-text-indent="false"/>
      <style:text-properties style:font-name="Arial" fo:font-size="12pt" officeooo:rsid="014510ab" officeooo:paragraph-rsid="018b8c6f" style:font-size-asian="12pt" style:font-size-complex="12pt"/>
    </style:style>
    <style:style style:name="P885" style:family="paragraph" style:parent-style-name="Standard">
      <style:paragraph-properties fo:margin-left="0in" fo:margin-right="0in" fo:line-height="100%" fo:text-indent="0in" style:auto-text-indent="false"/>
      <style:text-properties style:font-name="Arial" fo:font-size="12pt" officeooo:paragraph-rsid="018b8c6f" style:font-size-asian="12pt" style:font-size-complex="12pt"/>
    </style:style>
    <style:style style:name="P886" style:family="paragraph" style:parent-style-name="Standard">
      <style:paragraph-properties fo:margin-left="0in" fo:margin-right="0in" fo:line-height="100%" fo:text-indent="0in" style:auto-text-indent="false"/>
      <style:text-properties style:font-name="Arial" fo:font-size="12pt" officeooo:rsid="00abf2a9" officeooo:paragraph-rsid="018b8c6f" style:font-size-asian="12pt" style:font-size-complex="12pt"/>
    </style:style>
    <style:style style:name="P887" style:family="paragraph" style:parent-style-name="Standard">
      <style:paragraph-properties fo:margin-left="0in" fo:margin-right="0in" fo:line-height="100%" fo:text-indent="0in" style:auto-text-indent="false"/>
      <style:text-properties style:font-name="Arial" fo:font-size="12pt" officeooo:rsid="0450c568" officeooo:paragraph-rsid="018b8c6f" style:font-size-asian="12pt" style:font-size-complex="12pt"/>
    </style:style>
    <style:style style:name="P888" style:family="paragraph" style:parent-style-name="Standard">
      <style:paragraph-properties fo:margin-left="0in" fo:margin-right="0in" fo:line-height="100%" fo:text-indent="0in" style:auto-text-indent="false"/>
      <style:text-properties style:font-name="Arial" fo:font-size="12pt" officeooo:rsid="01f48c60" officeooo:paragraph-rsid="018b8c6f" style:font-size-asian="12pt" style:font-size-complex="12pt"/>
    </style:style>
    <style:style style:name="P889" style:family="paragraph" style:parent-style-name="Standard">
      <style:paragraph-properties fo:margin-left="0in" fo:margin-right="0in" fo:line-height="100%" fo:text-indent="0in" style:auto-text-indent="false"/>
      <style:text-properties style:font-name="Arial" fo:font-size="12pt" officeooo:rsid="00612616" officeooo:paragraph-rsid="018b8c6f" style:font-size-asian="12pt" style:font-size-complex="12pt"/>
    </style:style>
    <style:style style:name="P890" style:family="paragraph" style:parent-style-name="Standard">
      <style:paragraph-properties fo:margin-left="0in" fo:margin-right="0in" fo:line-height="100%" fo:text-indent="0in" style:auto-text-indent="false"/>
      <style:text-properties style:font-name="Arial" fo:font-size="12pt" officeooo:rsid="0238daef" officeooo:paragraph-rsid="018b8c6f" style:font-size-asian="12pt" style:font-size-complex="12pt"/>
    </style:style>
    <style:style style:name="P891" style:family="paragraph" style:parent-style-name="Standard">
      <style:paragraph-properties fo:margin-left="0in" fo:margin-right="0in" fo:line-height="100%" fo:text-indent="0in" style:auto-text-indent="false"/>
      <style:text-properties style:font-name="Arial" fo:font-size="12pt" officeooo:rsid="013a3734" officeooo:paragraph-rsid="018b8c6f" style:font-size-asian="12pt" style:font-size-complex="12pt"/>
    </style:style>
    <style:style style:name="P892" style:family="paragraph" style:parent-style-name="Standard">
      <style:paragraph-properties fo:margin-left="0in" fo:margin-right="0in" fo:line-height="100%" fo:text-indent="0in" style:auto-text-indent="false"/>
      <style:text-properties style:font-name="Arial" fo:font-size="12pt" officeooo:rsid="0091cc27" officeooo:paragraph-rsid="018b8c6f" style:font-size-asian="12pt" style:font-size-complex="12pt"/>
    </style:style>
    <style:style style:name="P893" style:family="paragraph" style:parent-style-name="Standard">
      <style:paragraph-properties fo:margin-left="0in" fo:margin-right="0in" fo:line-height="100%" fo:text-indent="0in" style:auto-text-indent="false"/>
      <style:text-properties style:font-name="Arial" fo:font-size="12pt" officeooo:rsid="044df865" officeooo:paragraph-rsid="018b8c6f" style:font-size-asian="12pt" style:font-size-complex="12pt"/>
    </style:style>
    <style:style style:name="P894" style:family="paragraph" style:parent-style-name="Standard">
      <style:paragraph-properties fo:margin-left="0in" fo:margin-right="0in" fo:line-height="100%" fo:text-indent="0in" style:auto-text-indent="false"/>
      <style:text-properties style:font-name="Arial" fo:font-size="12pt" officeooo:rsid="04def43e" officeooo:paragraph-rsid="018b8c6f" style:font-size-asian="12pt" style:font-size-complex="12pt"/>
    </style:style>
    <style:style style:name="P895" style:family="paragraph" style:parent-style-name="Standard">
      <style:paragraph-properties fo:margin-left="0in" fo:margin-right="0in" fo:line-height="100%" fo:text-indent="0in" style:auto-text-indent="false"/>
      <style:text-properties style:font-name="Arial" fo:font-size="12pt" officeooo:rsid="00961ceb" officeooo:paragraph-rsid="018b8c6f" style:font-size-asian="12pt" style:font-size-complex="12pt"/>
    </style:style>
    <style:style style:name="P896" style:family="paragraph" style:parent-style-name="Standard">
      <style:paragraph-properties fo:margin-left="0in" fo:margin-right="0in" fo:line-height="100%" fo:text-indent="0in" style:auto-text-indent="false"/>
      <style:text-properties style:font-name="Arial" fo:font-size="12pt" officeooo:rsid="044ee622" officeooo:paragraph-rsid="018b8c6f" style:font-size-asian="12pt" style:font-size-complex="12pt"/>
    </style:style>
    <style:style style:name="P897" style:family="paragraph" style:parent-style-name="Standard">
      <style:paragraph-properties fo:margin-left="0in" fo:margin-right="0in" fo:line-height="100%" fo:text-indent="0in" style:auto-text-indent="false"/>
      <style:text-properties style:font-name="Arial" fo:font-size="12pt" officeooo:rsid="04eb7c37" officeooo:paragraph-rsid="018b8c6f" style:font-size-asian="12pt" style:font-size-complex="12pt"/>
    </style:style>
    <style:style style:name="P898" style:family="paragraph" style:parent-style-name="Standard">
      <style:paragraph-properties fo:margin-left="0in" fo:margin-right="0in" fo:line-height="100%" fo:text-indent="0in" style:auto-text-indent="false"/>
      <style:text-properties style:font-name="Arial" fo:font-size="12pt" officeooo:rsid="007681c7" officeooo:paragraph-rsid="018b8c6f" style:font-size-asian="12pt" style:font-size-complex="12pt"/>
    </style:style>
    <style:style style:name="P899" style:family="paragraph" style:parent-style-name="Standard">
      <style:paragraph-properties fo:margin-left="0in" fo:margin-right="0in" fo:line-height="100%" fo:text-indent="0in" style:auto-text-indent="false"/>
      <style:text-properties style:font-name="Arial" fo:font-size="12pt" officeooo:rsid="0505ef6b" officeooo:paragraph-rsid="018b8c6f" style:font-size-asian="12pt" style:font-size-complex="12pt"/>
    </style:style>
    <style:style style:name="P900" style:family="paragraph" style:parent-style-name="Standard">
      <style:paragraph-properties fo:margin-left="0in" fo:margin-right="0in" fo:line-height="100%" fo:text-indent="0in" style:auto-text-indent="false"/>
      <style:text-properties style:font-name="Arial" fo:font-size="12pt" officeooo:rsid="06f2109e" officeooo:paragraph-rsid="018b8c6f" style:font-size-asian="12pt" style:font-size-complex="12pt"/>
    </style:style>
    <style:style style:name="P901" style:family="paragraph" style:parent-style-name="Standard">
      <style:paragraph-properties fo:margin-left="0in" fo:margin-right="0in" fo:line-height="100%" fo:text-indent="0in" style:auto-text-indent="false"/>
      <style:text-properties style:font-name="Arial" fo:font-size="12pt" officeooo:rsid="06fa4a5b" officeooo:paragraph-rsid="018b8c6f" style:font-size-asian="12pt" style:font-size-complex="12pt"/>
    </style:style>
    <style:style style:name="P902" style:family="paragraph" style:parent-style-name="Standard">
      <style:paragraph-properties fo:margin-left="0in" fo:margin-right="0in" fo:line-height="100%" fo:text-indent="0in" style:auto-text-indent="false"/>
      <style:text-properties style:font-name="Arial" fo:font-size="12pt" officeooo:rsid="07038b20" officeooo:paragraph-rsid="018b8c6f" style:font-size-asian="12pt" style:font-size-complex="12pt"/>
    </style:style>
    <style:style style:name="P903" style:family="paragraph" style:parent-style-name="Standard">
      <style:paragraph-properties fo:margin-left="0in" fo:margin-right="0in" fo:line-height="100%" fo:text-indent="0in" style:auto-text-indent="false"/>
      <style:text-properties style:font-name="Arial" fo:font-size="12pt" officeooo:rsid="07535b1b" officeooo:paragraph-rsid="018b8c6f" style:font-size-asian="12pt" style:font-size-complex="12pt"/>
    </style:style>
    <style:style style:name="P904" style:family="paragraph" style:parent-style-name="Standard">
      <style:paragraph-properties fo:margin-left="0in" fo:margin-right="0in" fo:line-height="100%" fo:text-indent="0in" style:auto-text-indent="false"/>
      <style:text-properties style:font-name="Arial" fo:font-size="12pt" officeooo:rsid="00d6deb4" officeooo:paragraph-rsid="018b8c6f" style:font-size-asian="12pt" style:font-size-complex="12pt"/>
    </style:style>
    <style:style style:name="P905" style:family="paragraph" style:parent-style-name="Standard">
      <style:paragraph-properties fo:margin-left="0in" fo:margin-right="0in" fo:line-height="100%" fo:text-indent="0in" style:auto-text-indent="false"/>
      <style:text-properties style:font-name="Arial" fo:font-size="12pt" officeooo:rsid="00e3b08d" officeooo:paragraph-rsid="018b8c6f" style:font-size-asian="12pt" style:font-size-complex="12pt"/>
    </style:style>
    <style:style style:name="P906" style:family="paragraph" style:parent-style-name="Standard">
      <style:paragraph-properties fo:margin-left="0in" fo:margin-right="0in" fo:line-height="100%" fo:text-indent="0in" style:auto-text-indent="false"/>
      <style:text-properties style:font-name="Arial" fo:font-size="12pt" officeooo:rsid="06dc0532" officeooo:paragraph-rsid="018b8c6f" style:font-size-asian="12pt" style:font-size-complex="12pt"/>
    </style:style>
    <style:style style:name="P907" style:family="paragraph" style:parent-style-name="Standard">
      <style:paragraph-properties fo:margin-left="0in" fo:margin-right="0in" fo:line-height="100%" fo:text-indent="0in" style:auto-text-indent="false"/>
      <style:text-properties style:font-name="Arial" fo:font-size="12pt" officeooo:rsid="000f5019" officeooo:paragraph-rsid="018b8c6f" style:font-size-asian="12pt" style:font-size-complex="12pt"/>
    </style:style>
    <style:style style:name="P908" style:family="paragraph" style:parent-style-name="Standard">
      <style:paragraph-properties fo:margin-left="0in" fo:margin-right="0in" fo:line-height="100%" fo:text-indent="0in" style:auto-text-indent="false"/>
      <style:text-properties style:font-name="Arial" fo:font-size="12pt" officeooo:rsid="012d15c9" officeooo:paragraph-rsid="018b8c6f" style:font-size-asian="12pt" style:font-size-complex="12pt"/>
    </style:style>
    <style:style style:name="P909" style:family="paragraph" style:parent-style-name="Standard">
      <style:paragraph-properties fo:margin-left="0in" fo:margin-right="0in" fo:line-height="100%" fo:text-indent="0in" style:auto-text-indent="false"/>
      <style:text-properties style:font-name="Arial" fo:font-size="12pt" officeooo:rsid="069286f0" officeooo:paragraph-rsid="018b8c6f" style:font-size-asian="12pt" style:font-size-complex="12pt"/>
    </style:style>
    <style:style style:name="P910" style:family="paragraph" style:parent-style-name="Standard">
      <style:paragraph-properties fo:margin-left="0in" fo:margin-right="0in" fo:line-height="100%" fo:text-indent="0in" style:auto-text-indent="false"/>
      <style:text-properties style:font-name="Arial" fo:font-size="12pt" officeooo:rsid="0691d7d0" officeooo:paragraph-rsid="018b8c6f" style:font-size-asian="12pt" style:font-size-complex="12pt"/>
    </style:style>
    <style:style style:name="P911" style:family="paragraph" style:parent-style-name="Standard">
      <style:paragraph-properties fo:margin-left="0in" fo:margin-right="0in" fo:line-height="100%" fo:text-indent="0in" style:auto-text-indent="false"/>
      <style:text-properties style:font-name="Arial" fo:font-size="12pt" officeooo:rsid="06c6b87c" officeooo:paragraph-rsid="018b8c6f" style:font-size-asian="12pt" style:font-size-complex="12pt"/>
    </style:style>
    <style:style style:name="P912" style:family="paragraph" style:parent-style-name="Standard">
      <style:paragraph-properties fo:margin-left="0in" fo:margin-right="0in" fo:line-height="100%" fo:text-indent="0in" style:auto-text-indent="false"/>
      <style:text-properties style:font-name="Arial" fo:font-size="12pt" officeooo:rsid="04c1dafd" officeooo:paragraph-rsid="018b8c6f" style:font-size-asian="12pt" style:font-size-complex="12pt"/>
    </style:style>
    <style:style style:name="P913" style:family="paragraph" style:parent-style-name="Standard">
      <style:paragraph-properties fo:margin-left="0in" fo:margin-right="0in" fo:line-height="100%" fo:text-indent="0in" style:auto-text-indent="false"/>
      <style:text-properties style:font-name="Arial" fo:font-size="12pt" officeooo:rsid="06cabdc1" officeooo:paragraph-rsid="018b8c6f" style:font-size-asian="12pt" style:font-size-complex="12pt"/>
    </style:style>
    <style:style style:name="P914" style:family="paragraph" style:parent-style-name="Standard">
      <style:paragraph-properties fo:margin-left="0in" fo:margin-right="0in" fo:line-height="100%" fo:text-indent="0in" style:auto-text-indent="false"/>
      <style:text-properties style:font-name="Arial" fo:font-size="12pt" officeooo:rsid="06d5df34" officeooo:paragraph-rsid="018b8c6f" style:font-size-asian="12pt" style:font-size-complex="12pt"/>
    </style:style>
    <style:style style:name="P915" style:family="paragraph" style:parent-style-name="Standard">
      <style:paragraph-properties fo:margin-left="0in" fo:margin-right="0in" fo:line-height="100%" fo:text-indent="0in" style:auto-text-indent="false"/>
      <style:text-properties style:font-name="Arial" fo:font-size="12pt" officeooo:rsid="016f2a17" officeooo:paragraph-rsid="018b8c6f" style:font-size-asian="12pt" style:font-size-complex="12pt"/>
    </style:style>
    <style:style style:name="P916" style:family="paragraph" style:parent-style-name="Standard">
      <style:paragraph-properties fo:margin-left="0in" fo:margin-right="0in" fo:line-height="100%" fo:text-indent="0in" style:auto-text-indent="false"/>
      <style:text-properties style:font-name="Arial" fo:font-size="12pt" officeooo:rsid="0173e220" officeooo:paragraph-rsid="018b8c6f" style:font-size-asian="12pt" style:font-size-complex="12pt"/>
    </style:style>
    <style:style style:name="P917" style:family="paragraph" style:parent-style-name="Standard">
      <style:paragraph-properties fo:margin-left="0in" fo:margin-right="0in" fo:line-height="100%" fo:text-indent="0in" style:auto-text-indent="false"/>
      <style:text-properties style:font-name="Arial" fo:font-size="12pt" officeooo:rsid="0177cd30" officeooo:paragraph-rsid="018b8c6f" style:font-size-asian="12pt" style:font-size-complex="12pt"/>
    </style:style>
    <style:style style:name="P918" style:family="paragraph" style:parent-style-name="Standard">
      <style:paragraph-properties fo:margin-left="0in" fo:margin-right="0in" fo:line-height="100%" fo:text-indent="0in" style:auto-text-indent="false"/>
      <style:text-properties style:font-name="Arial" fo:font-size="12pt" officeooo:rsid="017c4bdb" officeooo:paragraph-rsid="018b8c6f" style:font-size-asian="12pt" style:font-size-complex="12pt"/>
    </style:style>
    <style:style style:name="P919" style:family="paragraph" style:parent-style-name="Standard">
      <style:paragraph-properties fo:margin-left="0in" fo:margin-right="0in" fo:line-height="100%" fo:text-indent="0in" style:auto-text-indent="false"/>
      <style:text-properties style:font-name="Arial" fo:font-size="12pt" officeooo:rsid="01681a7d" officeooo:paragraph-rsid="018b8c6f" style:font-size-asian="12pt" style:font-size-complex="12pt"/>
    </style:style>
    <style:style style:name="P920" style:family="paragraph" style:parent-style-name="Standard">
      <style:paragraph-properties fo:margin-left="0in" fo:margin-right="0in" fo:line-height="100%" fo:text-indent="0in" style:auto-text-indent="false"/>
      <style:text-properties style:font-name="Arial" fo:font-size="12pt" officeooo:rsid="0161bb69" officeooo:paragraph-rsid="018b8c6f" style:font-size-asian="12pt" style:font-size-complex="12pt"/>
    </style:style>
    <style:style style:name="P921" style:family="paragraph" style:parent-style-name="Standard">
      <style:paragraph-properties fo:margin-left="0in" fo:margin-right="0in" fo:line-height="100%" fo:text-indent="0in" style:auto-text-indent="false"/>
      <style:text-properties style:font-name="Arial" fo:font-size="12pt" officeooo:rsid="0528f781" officeooo:paragraph-rsid="018b8c6f" style:font-size-asian="12pt" style:font-size-complex="12pt"/>
    </style:style>
    <style:style style:name="P922" style:family="paragraph" style:parent-style-name="Standard">
      <style:paragraph-properties fo:margin-left="0in" fo:margin-right="0in" fo:line-height="100%" fo:text-indent="0in" style:auto-text-indent="false"/>
      <style:text-properties style:font-name="Arial" fo:font-size="12pt" officeooo:rsid="01403242" officeooo:paragraph-rsid="018b8c6f" style:font-size-asian="12pt" style:font-size-complex="12pt"/>
    </style:style>
    <style:style style:name="P923" style:family="paragraph" style:parent-style-name="Standard">
      <style:paragraph-properties fo:margin-left="0in" fo:margin-right="0in" fo:line-height="100%" fo:text-indent="0in" style:auto-text-indent="false"/>
      <style:text-properties style:font-name="Arial" fo:font-size="12pt" officeooo:rsid="066d6cca" officeooo:paragraph-rsid="018b8c6f" style:font-size-asian="12pt" style:font-size-complex="12pt"/>
    </style:style>
    <style:style style:name="P924" style:family="paragraph" style:parent-style-name="Standard">
      <style:paragraph-properties fo:margin-left="0in" fo:margin-right="0in" fo:line-height="100%" fo:text-indent="0in" style:auto-text-indent="false"/>
      <style:text-properties style:font-name="Arial" fo:font-size="12pt" officeooo:rsid="066fc1ef" officeooo:paragraph-rsid="018b8c6f" style:font-size-asian="12pt" style:font-size-complex="12pt"/>
    </style:style>
    <style:style style:name="P925" style:family="paragraph" style:parent-style-name="Standard">
      <style:paragraph-properties fo:margin-left="0in" fo:margin-right="0in" fo:line-height="100%" fo:text-indent="0in" style:auto-text-indent="false"/>
      <style:text-properties style:font-name="Arial" fo:font-size="12pt" officeooo:rsid="0675a749" officeooo:paragraph-rsid="018b8c6f" style:font-size-asian="12pt" style:font-size-complex="12pt"/>
    </style:style>
    <style:style style:name="P926" style:family="paragraph" style:parent-style-name="Standard">
      <style:paragraph-properties fo:margin-left="0in" fo:margin-right="0in" fo:line-height="100%" fo:text-indent="0in" style:auto-text-indent="false"/>
      <style:text-properties style:font-name="Arial" fo:font-size="12pt" officeooo:rsid="06ab0dd1" officeooo:paragraph-rsid="018b8c6f" style:font-size-asian="12pt" style:font-size-complex="12pt"/>
    </style:style>
    <style:style style:name="P927" style:family="paragraph" style:parent-style-name="Standard">
      <style:paragraph-properties fo:margin-left="0in" fo:margin-right="0in" fo:line-height="100%" fo:text-indent="0in" style:auto-text-indent="false"/>
      <style:text-properties style:font-name="Arial" fo:font-size="12pt" officeooo:rsid="067e9781" officeooo:paragraph-rsid="018b8c6f" style:font-size-asian="12pt" style:font-size-complex="12pt"/>
    </style:style>
    <style:style style:name="P928" style:family="paragraph" style:parent-style-name="Standard">
      <style:paragraph-properties fo:margin-left="0in" fo:margin-right="0in" fo:line-height="100%" fo:text-indent="0in" style:auto-text-indent="false"/>
      <style:text-properties style:font-name="Arial" fo:font-size="12pt" officeooo:rsid="06c6a18b" officeooo:paragraph-rsid="018b8c6f" style:font-size-asian="12pt" style:font-size-complex="12pt"/>
    </style:style>
    <style:style style:name="P929" style:family="paragraph" style:parent-style-name="Standard">
      <style:paragraph-properties fo:margin-left="0in" fo:margin-right="0in" fo:line-height="100%" fo:text-indent="0in" style:auto-text-indent="false"/>
      <style:text-properties style:font-name="Arial" fo:font-size="12pt" officeooo:rsid="07af766d" officeooo:paragraph-rsid="018b8c6f" style:font-size-asian="12pt" style:font-size-complex="12pt"/>
    </style:style>
    <style:style style:name="P930" style:family="paragraph" style:parent-style-name="Standard">
      <style:paragraph-properties fo:margin-left="0in" fo:margin-right="0in" fo:line-height="100%" fo:text-indent="0in" style:auto-text-indent="false"/>
      <style:text-properties style:font-name="Arial" fo:font-size="12pt" officeooo:rsid="076ef771" officeooo:paragraph-rsid="018b8c6f" style:font-size-asian="12pt" style:font-size-complex="12pt"/>
    </style:style>
    <style:style style:name="P931" style:family="paragraph" style:parent-style-name="Standard">
      <style:paragraph-properties fo:margin-left="0in" fo:margin-right="0in" fo:line-height="100%" fo:text-indent="0in" style:auto-text-indent="false"/>
      <style:text-properties style:font-name="Arial" fo:font-size="12pt" officeooo:rsid="076e6928" officeooo:paragraph-rsid="018b8c6f" style:font-size-asian="12pt" style:font-size-complex="12pt"/>
    </style:style>
    <style:style style:name="P932" style:family="paragraph" style:parent-style-name="Standard">
      <style:paragraph-properties fo:margin-left="0in" fo:margin-right="0in" fo:line-height="100%" fo:text-indent="0in" style:auto-text-indent="false"/>
      <style:text-properties style:font-name="Arial" fo:font-size="12pt" officeooo:rsid="077120a5" officeooo:paragraph-rsid="018b8c6f" style:font-size-asian="12pt" style:font-size-complex="12pt"/>
    </style:style>
    <style:style style:name="P933" style:family="paragraph" style:parent-style-name="Standard">
      <style:paragraph-properties fo:margin-left="0in" fo:margin-right="0in" fo:line-height="100%" fo:text-indent="0in" style:auto-text-indent="false"/>
      <style:text-properties style:font-name="Arial" fo:font-size="12pt" officeooo:rsid="024e52c2" officeooo:paragraph-rsid="018b8c6f" style:font-size-asian="12pt" style:font-size-complex="12pt"/>
    </style:style>
    <style:style style:name="P934" style:family="paragraph" style:parent-style-name="Standard">
      <style:paragraph-properties fo:margin-left="0in" fo:margin-right="0in" fo:line-height="100%" fo:text-indent="0in" style:auto-text-indent="false"/>
      <style:text-properties style:font-name="Arial" fo:font-size="12pt" officeooo:rsid="013bca63" officeooo:paragraph-rsid="018b8c6f" style:font-size-asian="12pt" style:font-size-complex="12pt"/>
    </style:style>
    <style:style style:name="P935" style:family="paragraph" style:parent-style-name="Standard">
      <style:paragraph-properties fo:margin-left="0in" fo:margin-right="0in" fo:line-height="100%" fo:text-indent="0in" style:auto-text-indent="false"/>
      <style:text-properties style:font-name="Arial" fo:font-size="12pt" officeooo:rsid="05f31dec" officeooo:paragraph-rsid="018b8c6f" style:font-size-asian="12pt" style:font-size-complex="12pt"/>
    </style:style>
    <style:style style:name="P936" style:family="paragraph" style:parent-style-name="Standard">
      <style:paragraph-properties fo:margin-left="0in" fo:margin-right="0in" fo:line-height="100%" fo:text-indent="0in" style:auto-text-indent="false"/>
      <style:text-properties style:font-name="Arial" fo:font-size="12pt" officeooo:rsid="07949460" officeooo:paragraph-rsid="018b8c6f" style:font-size-asian="12pt" style:font-size-complex="12pt"/>
    </style:style>
    <style:style style:name="P937" style:family="paragraph" style:parent-style-name="Standard">
      <style:paragraph-properties fo:margin-left="0in" fo:margin-right="0in" fo:line-height="100%" fo:text-indent="0in" style:auto-text-indent="false"/>
      <style:text-properties style:font-name="Arial" fo:font-size="12pt" officeooo:rsid="05f49bb5" officeooo:paragraph-rsid="018b8c6f" style:font-size-asian="12pt" style:font-size-complex="12pt"/>
    </style:style>
    <style:style style:name="P938" style:family="paragraph" style:parent-style-name="Standard">
      <style:paragraph-properties fo:margin-left="0in" fo:margin-right="0in" fo:line-height="100%" fo:text-indent="0in" style:auto-text-indent="false"/>
      <style:text-properties style:font-name="Arial" fo:font-size="12pt" officeooo:rsid="06208778" officeooo:paragraph-rsid="018b8c6f" style:font-size-asian="12pt" style:font-size-complex="12pt"/>
    </style:style>
    <style:style style:name="P939" style:family="paragraph" style:parent-style-name="Standard">
      <style:paragraph-properties fo:margin-left="0in" fo:margin-right="0in" fo:line-height="100%" fo:text-indent="0in" style:auto-text-indent="false"/>
      <style:text-properties style:font-name="Arial" fo:font-size="12pt" officeooo:rsid="062190ba" officeooo:paragraph-rsid="018b8c6f" style:font-size-asian="12pt" style:font-size-complex="12pt"/>
    </style:style>
    <style:style style:name="P940" style:family="paragraph" style:parent-style-name="Standard">
      <style:paragraph-properties fo:margin-left="0in" fo:margin-right="0in" fo:line-height="100%" fo:text-indent="0in" style:auto-text-indent="false"/>
      <style:text-properties style:font-name="Arial" fo:font-size="12pt" officeooo:rsid="062bc0da" officeooo:paragraph-rsid="018b8c6f" style:font-size-asian="12pt" style:font-size-complex="12pt"/>
    </style:style>
    <style:style style:name="P941" style:family="paragraph" style:parent-style-name="Standard">
      <style:paragraph-properties fo:margin-left="0in" fo:margin-right="0in" fo:line-height="100%" fo:text-indent="0in" style:auto-text-indent="false"/>
      <style:text-properties style:font-name="Arial" fo:font-size="12pt" officeooo:rsid="06416b72" officeooo:paragraph-rsid="018b8c6f" style:font-size-asian="12pt" style:font-size-complex="12pt"/>
    </style:style>
    <style:style style:name="P942" style:family="paragraph" style:parent-style-name="Standard">
      <style:paragraph-properties fo:margin-left="0in" fo:margin-right="0in" fo:line-height="100%" fo:text-indent="0in" style:auto-text-indent="false"/>
      <style:text-properties style:font-name="Arial" fo:font-size="12pt" officeooo:rsid="062fa520" officeooo:paragraph-rsid="018b8c6f" style:font-size-asian="12pt" style:font-size-complex="12pt"/>
    </style:style>
    <style:style style:name="P943" style:family="paragraph" style:parent-style-name="Standard">
      <style:paragraph-properties fo:margin-left="0in" fo:margin-right="0in" fo:line-height="100%" fo:text-indent="0in" style:auto-text-indent="false"/>
      <style:text-properties style:font-name="Arial" fo:font-size="12pt" officeooo:rsid="0641b87c" officeooo:paragraph-rsid="018b8c6f" style:font-size-asian="12pt" style:font-size-complex="12pt"/>
    </style:style>
    <style:style style:name="P944" style:family="paragraph" style:parent-style-name="Standard">
      <style:paragraph-properties fo:margin-left="0in" fo:margin-right="0in" fo:line-height="100%" fo:text-indent="0in" style:auto-text-indent="false"/>
      <style:text-properties style:font-name="Arial" fo:font-size="12pt" officeooo:rsid="0641fc96" officeooo:paragraph-rsid="018b8c6f" style:font-size-asian="12pt" style:font-size-complex="12pt"/>
    </style:style>
    <style:style style:name="P945" style:family="paragraph" style:parent-style-name="Standard">
      <style:paragraph-properties fo:margin-left="0in" fo:margin-right="0in" fo:line-height="100%" fo:text-indent="0in" style:auto-text-indent="false"/>
      <style:text-properties style:font-name="Arial" fo:font-size="12pt" officeooo:rsid="064d2ca3" officeooo:paragraph-rsid="018b8c6f" style:font-size-asian="12pt" style:font-size-complex="12pt"/>
    </style:style>
    <style:style style:name="P946" style:family="paragraph" style:parent-style-name="Standard">
      <style:paragraph-properties fo:margin-left="0in" fo:margin-right="0in" fo:line-height="100%" fo:text-indent="0in" style:auto-text-indent="false"/>
      <style:text-properties style:font-name="Arial" fo:font-size="12pt" officeooo:rsid="07bbac3d" officeooo:paragraph-rsid="018b8c6f" style:font-size-asian="12pt" style:font-size-complex="12pt"/>
    </style:style>
    <style:style style:name="P947" style:family="paragraph" style:parent-style-name="Standard">
      <style:paragraph-properties fo:margin-left="0in" fo:margin-right="0in" fo:line-height="100%" fo:text-indent="0in" style:auto-text-indent="false"/>
      <style:text-properties style:font-name="Arial" fo:font-size="12pt" officeooo:rsid="02da22cc" officeooo:paragraph-rsid="018b8c6f" style:font-size-asian="12pt" style:font-size-complex="12pt"/>
    </style:style>
    <style:style style:name="P948" style:family="paragraph" style:parent-style-name="Standard">
      <style:paragraph-properties fo:margin-left="0in" fo:margin-right="0in" fo:line-height="100%" fo:text-indent="0in" style:auto-text-indent="false"/>
      <style:text-properties style:font-name="Arial" fo:font-size="12pt" officeooo:rsid="00070c9a" officeooo:paragraph-rsid="018b8c6f" style:font-size-asian="12pt" style:font-size-complex="12pt"/>
    </style:style>
    <style:style style:name="P949" style:family="paragraph" style:parent-style-name="Standard">
      <style:paragraph-properties fo:margin-left="0in" fo:margin-right="0in" fo:line-height="100%" fo:text-indent="0in" style:auto-text-indent="false"/>
      <style:text-properties style:font-name="Arial" fo:font-size="12pt" officeooo:rsid="000a2c36" officeooo:paragraph-rsid="018b8c6f" style:font-size-asian="12pt" style:font-size-complex="12pt"/>
    </style:style>
    <style:style style:name="P950" style:family="paragraph" style:parent-style-name="Standard">
      <style:paragraph-properties fo:margin-left="0in" fo:margin-right="0in" fo:line-height="100%" fo:text-indent="0in" style:auto-text-indent="false"/>
      <style:text-properties style:font-name="Arial" fo:font-size="12pt" officeooo:rsid="000ae846" officeooo:paragraph-rsid="018b8c6f" style:font-size-asian="12pt" style:font-size-complex="12pt"/>
    </style:style>
    <style:style style:name="P951" style:family="paragraph" style:parent-style-name="Standard">
      <style:paragraph-properties fo:margin-left="0in" fo:margin-right="0in" fo:line-height="100%" fo:text-indent="0in" style:auto-text-indent="false"/>
      <style:text-properties style:font-name="Arial" fo:font-size="12pt" officeooo:rsid="07dc4e72" officeooo:paragraph-rsid="018b8c6f" style:font-size-asian="12pt" style:font-size-complex="12pt"/>
    </style:style>
    <style:style style:name="P952" style:family="paragraph" style:parent-style-name="Standard">
      <style:paragraph-properties fo:margin-left="0in" fo:margin-right="0in" fo:line-height="100%" fo:text-indent="0in" style:auto-text-indent="false"/>
      <style:text-properties style:font-name="Arial" fo:font-size="12pt" officeooo:rsid="00a07204" officeooo:paragraph-rsid="018b8c6f" style:font-size-asian="12pt" style:font-size-complex="12pt"/>
    </style:style>
    <style:style style:name="P953" style:family="paragraph" style:parent-style-name="Standard">
      <style:paragraph-properties fo:margin-left="0in" fo:margin-right="0in" fo:line-height="100%" fo:text-indent="0in" style:auto-text-indent="false"/>
      <style:text-properties style:font-name="Arial" fo:font-size="12pt" officeooo:rsid="00a17a98" officeooo:paragraph-rsid="018b8c6f" style:font-size-asian="12pt" style:font-size-complex="12pt"/>
    </style:style>
    <style:style style:name="P954" style:family="paragraph" style:parent-style-name="Standard">
      <style:paragraph-properties fo:margin-left="0in" fo:margin-right="0in" fo:line-height="100%" fo:text-indent="0in" style:auto-text-indent="false"/>
      <style:text-properties style:font-name="Arial" fo:font-size="12pt" officeooo:rsid="00a399fd" officeooo:paragraph-rsid="018b8c6f" style:font-size-asian="12pt" style:font-size-complex="12pt"/>
    </style:style>
    <style:style style:name="P955" style:family="paragraph" style:parent-style-name="Standard">
      <style:paragraph-properties fo:margin-left="0in" fo:margin-right="0in" fo:line-height="100%" fo:text-indent="0in" style:auto-text-indent="false"/>
      <style:text-properties style:font-name="Arial" fo:font-size="12pt" officeooo:rsid="01444d8f" officeooo:paragraph-rsid="018b8c6f" style:font-size-asian="12pt" style:font-size-complex="12pt"/>
    </style:style>
    <style:style style:name="P956" style:family="paragraph" style:parent-style-name="Standard">
      <style:paragraph-properties fo:margin-left="0in" fo:margin-right="0in" fo:line-height="100%" fo:text-indent="0in" style:auto-text-indent="false"/>
      <style:text-properties style:font-name="Arial" fo:font-size="12pt" officeooo:rsid="017aecc6" officeooo:paragraph-rsid="018b8c6f" style:font-size-asian="12pt" style:font-size-complex="12pt"/>
    </style:style>
    <style:style style:name="P957" style:family="paragraph" style:parent-style-name="Standard">
      <style:paragraph-properties fo:margin-left="0in" fo:margin-right="0in" fo:line-height="100%" fo:text-indent="0in" style:auto-text-indent="false"/>
      <style:text-properties style:font-name="Arial" fo:font-size="12pt" officeooo:rsid="014791a7" officeooo:paragraph-rsid="018b8c6f" style:font-size-asian="12pt" style:font-size-complex="12pt"/>
    </style:style>
    <style:style style:name="P958" style:family="paragraph" style:parent-style-name="Standard">
      <style:paragraph-properties fo:margin-left="0in" fo:margin-right="0in" fo:line-height="100%" fo:text-indent="0in" style:auto-text-indent="false"/>
      <style:text-properties style:font-name="Arial" fo:font-size="12pt" officeooo:rsid="02c60285" officeooo:paragraph-rsid="018b8c6f" style:font-size-asian="12pt" style:font-size-complex="12pt"/>
    </style:style>
    <style:style style:name="P959" style:family="paragraph" style:parent-style-name="Standard">
      <style:paragraph-properties fo:margin-left="0in" fo:margin-right="0in" fo:line-height="100%" fo:text-indent="0in" style:auto-text-indent="false"/>
      <style:text-properties style:font-name="Arial" fo:font-size="12pt" officeooo:rsid="02c77922" officeooo:paragraph-rsid="018b8c6f" style:font-size-asian="12pt" style:font-size-complex="12pt"/>
    </style:style>
    <style:style style:name="P960" style:family="paragraph" style:parent-style-name="Standard">
      <style:paragraph-properties fo:margin-left="0in" fo:margin-right="0in" fo:line-height="100%" fo:text-indent="0in" style:auto-text-indent="false"/>
      <style:text-properties style:font-name="Arial" fo:font-size="12pt" officeooo:rsid="02bf2c63" officeooo:paragraph-rsid="018b8c6f" style:font-size-asian="12pt" style:font-size-complex="12pt"/>
    </style:style>
    <style:style style:name="P961" style:family="paragraph" style:parent-style-name="Standard">
      <style:paragraph-properties fo:margin-left="0in" fo:margin-right="0in" fo:line-height="100%" fo:text-indent="0in" style:auto-text-indent="false"/>
      <style:text-properties style:font-name="Arial" fo:font-size="12pt" officeooo:rsid="02c03bc0" officeooo:paragraph-rsid="018b8c6f" style:font-size-asian="12pt" style:font-size-complex="12pt"/>
    </style:style>
    <style:style style:name="P962" style:family="paragraph" style:parent-style-name="Standard">
      <style:paragraph-properties fo:margin-left="0in" fo:margin-right="0in" fo:line-height="100%" fo:text-indent="0in" style:auto-text-indent="false"/>
      <style:text-properties style:font-name="Arial" fo:font-size="12pt" officeooo:rsid="02b79a0b" officeooo:paragraph-rsid="018b8c6f" style:font-size-asian="12pt" style:font-size-complex="12pt"/>
    </style:style>
    <style:style style:name="P963" style:family="paragraph" style:parent-style-name="Standard">
      <style:paragraph-properties fo:margin-left="0in" fo:margin-right="0in" fo:line-height="100%" fo:text-indent="0in" style:auto-text-indent="false"/>
      <style:text-properties style:font-name="Arial" fo:font-size="12pt" officeooo:rsid="02d46b0b" officeooo:paragraph-rsid="018b8c6f" style:font-size-asian="12pt" style:font-size-complex="12pt"/>
    </style:style>
    <style:style style:name="P964" style:family="paragraph" style:parent-style-name="Standard">
      <style:paragraph-properties fo:margin-left="0in" fo:margin-right="0in" fo:line-height="100%" fo:text-indent="0in" style:auto-text-indent="false"/>
      <style:text-properties style:font-name="Arial" fo:font-size="12pt" officeooo:rsid="012c42c4" officeooo:paragraph-rsid="018b8c6f" style:font-size-asian="12pt" style:font-size-complex="12pt"/>
    </style:style>
    <style:style style:name="P965" style:family="paragraph" style:parent-style-name="Standard">
      <style:paragraph-properties fo:margin-left="0in" fo:margin-right="0in" fo:line-height="100%" fo:text-indent="0in" style:auto-text-indent="false"/>
      <style:text-properties style:font-name="Arial" fo:font-size="12pt" officeooo:rsid="00e02dc9" officeooo:paragraph-rsid="018b8c6f" style:font-size-asian="12pt" style:font-size-complex="12pt"/>
    </style:style>
    <style:style style:name="P966" style:family="paragraph" style:parent-style-name="Standard">
      <style:paragraph-properties fo:margin-left="0in" fo:margin-right="0in" fo:line-height="100%" fo:text-indent="0in" style:auto-text-indent="false"/>
      <style:text-properties style:font-name="Arial" fo:font-size="12pt" officeooo:rsid="04abb303" officeooo:paragraph-rsid="018b8c6f" style:font-size-asian="12pt" style:font-size-complex="12pt"/>
    </style:style>
    <style:style style:name="P967" style:family="paragraph" style:parent-style-name="Standard">
      <style:paragraph-properties fo:margin-left="0in" fo:margin-right="0in" fo:line-height="100%" fo:text-indent="0in" style:auto-text-indent="false"/>
      <style:text-properties style:font-name="Arial" fo:font-size="12pt" officeooo:rsid="00d6c175" officeooo:paragraph-rsid="018b8c6f" style:font-size-asian="12pt" style:font-size-complex="12pt"/>
    </style:style>
    <style:style style:name="P968" style:family="paragraph" style:parent-style-name="Standard">
      <style:paragraph-properties fo:margin-left="0in" fo:margin-right="0in" fo:line-height="100%" fo:text-indent="0in" style:auto-text-indent="false"/>
      <style:text-properties style:font-name="Arial" fo:font-size="12pt" officeooo:rsid="00e1dceb" officeooo:paragraph-rsid="018b8c6f" style:font-size-asian="12pt" style:font-size-complex="12pt"/>
    </style:style>
    <style:style style:name="P969" style:family="paragraph" style:parent-style-name="Standard">
      <style:paragraph-properties fo:margin-left="0in" fo:margin-right="0in" fo:line-height="100%" fo:text-indent="0in" style:auto-text-indent="false"/>
      <style:text-properties style:font-name="Arial" fo:font-size="12pt" officeooo:rsid="01062be4" officeooo:paragraph-rsid="018b8c6f" style:font-size-asian="12pt" style:font-size-complex="12pt"/>
    </style:style>
    <style:style style:name="P970" style:family="paragraph" style:parent-style-name="Standard">
      <style:paragraph-properties fo:margin-left="0in" fo:margin-right="0in" fo:line-height="100%" fo:text-indent="0in" style:auto-text-indent="false"/>
      <style:text-properties style:font-name="Arial" fo:font-size="12pt" officeooo:rsid="0107e8c0" officeooo:paragraph-rsid="018b8c6f" style:font-size-asian="12pt" style:font-size-complex="12pt"/>
    </style:style>
    <style:style style:name="P971" style:family="paragraph" style:parent-style-name="Standard">
      <style:paragraph-properties fo:margin-left="0in" fo:margin-right="0in" fo:line-height="100%" fo:text-indent="0in" style:auto-text-indent="false"/>
      <style:text-properties style:font-name="Arial" fo:font-size="12pt" officeooo:rsid="010a11b3" officeooo:paragraph-rsid="018b8c6f" style:font-size-asian="12pt" style:font-size-complex="12pt"/>
    </style:style>
    <style:style style:name="P972" style:family="paragraph" style:parent-style-name="Standard">
      <style:paragraph-properties fo:margin-left="0in" fo:margin-right="0in" fo:line-height="100%" fo:text-indent="0in" style:auto-text-indent="false"/>
      <style:text-properties style:font-name="Arial" fo:font-size="12pt" officeooo:rsid="011038b6" officeooo:paragraph-rsid="018b8c6f" style:font-size-asian="12pt" style:font-size-complex="12pt"/>
    </style:style>
    <style:style style:name="P973" style:family="paragraph" style:parent-style-name="Standard">
      <style:paragraph-properties fo:margin-left="0in" fo:margin-right="0in" fo:line-height="100%" fo:text-indent="0in" style:auto-text-indent="false"/>
      <style:text-properties style:font-name="Arial" fo:font-size="12pt" officeooo:rsid="0121579c" officeooo:paragraph-rsid="018b8c6f" style:font-size-asian="12pt" style:font-size-complex="12pt"/>
    </style:style>
    <style:style style:name="P974" style:family="paragraph" style:parent-style-name="Standard">
      <style:paragraph-properties fo:margin-left="0in" fo:margin-right="0in" fo:line-height="100%" fo:text-indent="0in" style:auto-text-indent="false"/>
      <style:text-properties style:font-name="Arial" fo:font-size="12pt" officeooo:rsid="01234723" officeooo:paragraph-rsid="018b8c6f" style:font-size-asian="12pt" style:font-size-complex="12pt"/>
    </style:style>
    <style:style style:name="P975" style:family="paragraph" style:parent-style-name="Standard">
      <style:paragraph-properties fo:margin-left="0in" fo:margin-right="0in" fo:line-height="100%" fo:text-indent="0in" style:auto-text-indent="false"/>
      <style:text-properties style:font-name="Arial" fo:font-size="12pt" officeooo:rsid="00b531d2" officeooo:paragraph-rsid="018b8c6f" style:font-size-asian="12pt" style:font-size-complex="12pt"/>
    </style:style>
    <style:style style:name="P976" style:family="paragraph" style:parent-style-name="Standard">
      <style:paragraph-properties fo:margin-left="0in" fo:margin-right="0in" fo:line-height="100%" fo:text-indent="0in" style:auto-text-indent="false"/>
      <style:text-properties style:font-name="Arial" fo:font-size="12pt" officeooo:rsid="00b6b70f" officeooo:paragraph-rsid="018b8c6f" style:font-size-asian="12pt" style:font-size-complex="12pt"/>
    </style:style>
    <style:style style:name="P977" style:family="paragraph" style:parent-style-name="Standard">
      <style:paragraph-properties fo:margin-left="0in" fo:margin-right="0in" fo:line-height="100%" fo:text-indent="0in" style:auto-text-indent="false"/>
      <style:text-properties style:font-name="Arial" fo:font-size="12pt" officeooo:rsid="00be3c34" officeooo:paragraph-rsid="018b8c6f" style:font-size-asian="12pt" style:font-size-complex="12pt"/>
    </style:style>
    <style:style style:name="P978" style:family="paragraph" style:parent-style-name="Standard">
      <style:paragraph-properties fo:margin-left="0in" fo:margin-right="0in" fo:line-height="100%" fo:text-indent="0in" style:auto-text-indent="false"/>
      <style:text-properties style:font-name="Arial" fo:font-size="12pt" officeooo:rsid="00bf4623" officeooo:paragraph-rsid="018b8c6f" style:font-size-asian="12pt" style:font-size-complex="12pt"/>
    </style:style>
    <style:style style:name="P979" style:family="paragraph" style:parent-style-name="Standard">
      <style:paragraph-properties fo:margin-left="0in" fo:margin-right="0in" fo:line-height="100%" fo:text-indent="0in" style:auto-text-indent="false"/>
      <style:text-properties style:font-name="Arial" fo:font-size="12pt" officeooo:rsid="00c0d6a7" officeooo:paragraph-rsid="018b8c6f" style:font-size-asian="12pt" style:font-size-complex="12pt"/>
    </style:style>
    <style:style style:name="P980" style:family="paragraph" style:parent-style-name="Standard">
      <style:paragraph-properties fo:margin-left="0in" fo:margin-right="0in" fo:line-height="100%" fo:text-indent="0in" style:auto-text-indent="false"/>
      <style:text-properties style:font-name="Arial" fo:font-size="12pt" officeooo:rsid="00c11945" officeooo:paragraph-rsid="018b8c6f" style:font-size-asian="12pt" style:font-size-complex="12pt"/>
    </style:style>
    <style:style style:name="P981" style:family="paragraph" style:parent-style-name="Standard">
      <style:paragraph-properties fo:margin-left="0in" fo:margin-right="0in" fo:line-height="100%" fo:text-indent="0in" style:auto-text-indent="false"/>
      <style:text-properties style:font-name="Arial" fo:font-size="12pt" officeooo:rsid="00c26740" officeooo:paragraph-rsid="018b8c6f" style:font-size-asian="12pt" style:font-size-complex="12pt"/>
    </style:style>
    <style:style style:name="P982" style:family="paragraph" style:parent-style-name="Standard">
      <style:paragraph-properties fo:margin-left="0in" fo:margin-right="0in" fo:line-height="100%" fo:text-indent="0in" style:auto-text-indent="false"/>
      <style:text-properties style:font-name="Arial" fo:font-size="12pt" officeooo:rsid="00c6d93f" officeooo:paragraph-rsid="018b8c6f" style:font-size-asian="12pt" style:font-size-complex="12pt"/>
    </style:style>
    <style:style style:name="P983" style:family="paragraph" style:parent-style-name="Standard">
      <style:paragraph-properties fo:margin-left="0in" fo:margin-right="0in" fo:line-height="100%" fo:text-indent="0in" style:auto-text-indent="false"/>
      <style:text-properties style:font-name="Arial" fo:font-size="12pt" officeooo:rsid="01cf199d" officeooo:paragraph-rsid="018b8c6f" style:font-size-asian="12pt" style:font-size-complex="12pt"/>
    </style:style>
    <style:style style:name="P984" style:family="paragraph" style:parent-style-name="Standard">
      <style:paragraph-properties fo:margin-left="0in" fo:margin-right="0in" fo:line-height="100%" fo:text-indent="0in" style:auto-text-indent="false"/>
      <style:text-properties style:font-name="Arial" fo:font-size="12pt" officeooo:rsid="01cf4759" officeooo:paragraph-rsid="018b8c6f" style:font-size-asian="12pt" style:font-size-complex="12pt"/>
    </style:style>
    <style:style style:name="P985" style:family="paragraph" style:parent-style-name="Standard">
      <style:paragraph-properties fo:margin-left="0in" fo:margin-right="0in" fo:line-height="100%" fo:text-indent="0in" style:auto-text-indent="false"/>
      <style:text-properties style:font-name="Arial" fo:font-size="12pt" officeooo:rsid="01b04c35" officeooo:paragraph-rsid="018b8c6f" style:font-size-asian="12pt" style:font-size-complex="12pt"/>
    </style:style>
    <style:style style:name="P986" style:family="paragraph" style:parent-style-name="Standard">
      <style:paragraph-properties fo:margin-left="0in" fo:margin-right="0in" fo:line-height="100%" fo:text-indent="0in" style:auto-text-indent="false"/>
      <style:text-properties style:font-name="Arial" fo:font-size="12pt" officeooo:rsid="01b22b4f" officeooo:paragraph-rsid="018b8c6f" style:font-size-asian="12pt" style:font-size-complex="12pt"/>
    </style:style>
    <style:style style:name="P987" style:family="paragraph" style:parent-style-name="Standard">
      <style:paragraph-properties fo:margin-left="0in" fo:margin-right="0in" fo:line-height="100%" fo:text-indent="0in" style:auto-text-indent="false"/>
      <style:text-properties style:font-name="Arial" fo:font-size="12pt" officeooo:rsid="01b93496" officeooo:paragraph-rsid="018b8c6f" style:font-size-asian="12pt" style:font-size-complex="12pt"/>
    </style:style>
    <style:style style:name="P988" style:family="paragraph" style:parent-style-name="Standard">
      <style:paragraph-properties fo:margin-left="0in" fo:margin-right="0in" fo:line-height="100%" fo:text-indent="0in" style:auto-text-indent="false"/>
      <style:text-properties style:font-name="Arial" fo:font-size="12pt" officeooo:rsid="01b9645a" officeooo:paragraph-rsid="018b8c6f" style:font-size-asian="12pt" style:font-size-complex="12pt"/>
    </style:style>
    <style:style style:name="P989" style:family="paragraph" style:parent-style-name="Standard">
      <style:paragraph-properties fo:margin-left="0in" fo:margin-right="0in" fo:line-height="100%" fo:text-indent="0in" style:auto-text-indent="false"/>
      <style:text-properties style:font-name="Arial" fo:font-size="12pt" officeooo:rsid="0146d8c7" officeooo:paragraph-rsid="018b8c6f" style:font-size-asian="12pt" style:font-size-complex="12pt"/>
    </style:style>
    <style:style style:name="P990" style:family="paragraph" style:parent-style-name="Standard">
      <style:paragraph-properties fo:margin-left="0in" fo:margin-right="0in" fo:line-height="100%" fo:text-indent="0in" style:auto-text-indent="false"/>
      <style:text-properties style:font-name="Arial" fo:font-size="12pt" officeooo:rsid="01fd8dcb" officeooo:paragraph-rsid="018b8c6f" style:font-size-asian="12pt" style:font-size-complex="12pt"/>
    </style:style>
    <style:style style:name="P991" style:family="paragraph" style:parent-style-name="Standard">
      <style:paragraph-properties fo:margin-left="0in" fo:margin-right="0in" fo:line-height="100%" fo:text-indent="0in" style:auto-text-indent="false"/>
      <style:text-properties style:font-name="Arial" fo:font-size="12pt" officeooo:rsid="0240662b" officeooo:paragraph-rsid="018b8c6f" style:font-size-asian="12pt" style:font-size-complex="12pt"/>
    </style:style>
    <style:style style:name="P992" style:family="paragraph" style:parent-style-name="Standard">
      <style:paragraph-properties fo:margin-left="0in" fo:margin-right="0in" fo:line-height="100%" fo:text-indent="0in" style:auto-text-indent="false"/>
      <style:text-properties style:font-name="Arial" fo:font-size="12pt" officeooo:rsid="020201b1" officeooo:paragraph-rsid="018b8c6f" style:font-size-asian="12pt" style:font-size-complex="12pt"/>
    </style:style>
    <style:style style:name="P993" style:family="paragraph" style:parent-style-name="Standard">
      <style:paragraph-properties fo:margin-left="0in" fo:margin-right="0in" fo:line-height="100%" fo:text-indent="0in" style:auto-text-indent="false"/>
      <style:text-properties style:font-name="Arial" fo:font-size="12pt" officeooo:rsid="01f3b67f" officeooo:paragraph-rsid="018b8c6f" style:font-size-asian="12pt" style:font-size-complex="12pt"/>
    </style:style>
    <style:style style:name="P994" style:family="paragraph" style:parent-style-name="Standard">
      <style:paragraph-properties fo:margin-left="0in" fo:margin-right="0in" fo:line-height="100%" fo:text-indent="0in" style:auto-text-indent="false"/>
      <style:text-properties style:font-name="Arial" fo:font-size="12pt" officeooo:rsid="02437d99" officeooo:paragraph-rsid="018b8c6f" style:font-size-asian="12pt" style:font-size-complex="12pt"/>
    </style:style>
    <style:style style:name="P995" style:family="paragraph" style:parent-style-name="Standard">
      <style:paragraph-properties fo:margin-left="0in" fo:margin-right="0in" fo:line-height="100%" fo:text-indent="0in" style:auto-text-indent="false"/>
      <style:text-properties style:font-name="Arial" fo:font-size="12pt" officeooo:rsid="023407e0" officeooo:paragraph-rsid="018b8c6f" style:font-size-asian="12pt" style:font-size-complex="12pt"/>
    </style:style>
    <style:style style:name="P996" style:family="paragraph" style:parent-style-name="Standard">
      <style:paragraph-properties fo:margin-left="0in" fo:margin-right="0in" fo:line-height="100%" fo:text-indent="0in" style:auto-text-indent="false"/>
      <style:text-properties style:font-name="Arial" fo:font-size="12pt" officeooo:rsid="00110ec2" officeooo:paragraph-rsid="018b8c6f" style:font-size-asian="12pt" style:font-size-complex="12pt"/>
    </style:style>
    <style:style style:name="P997" style:family="paragraph" style:parent-style-name="Standard">
      <style:paragraph-properties fo:margin-left="0in" fo:margin-right="0in" fo:line-height="100%" fo:text-indent="0in" style:auto-text-indent="false"/>
      <style:text-properties style:font-name="Arial" fo:font-size="12pt" officeooo:rsid="02f46fc3" officeooo:paragraph-rsid="018b8c6f" style:font-size-asian="12pt" style:font-size-complex="12pt"/>
    </style:style>
    <style:style style:name="P998" style:family="paragraph" style:parent-style-name="Standard">
      <style:paragraph-properties fo:margin-left="0in" fo:margin-right="0in" fo:line-height="100%" fo:text-indent="0in" style:auto-text-indent="false"/>
      <style:text-properties style:font-name="Arial" fo:font-size="12pt" officeooo:rsid="0534f356" officeooo:paragraph-rsid="018b8c6f" style:font-size-asian="12pt" style:font-size-complex="12pt"/>
    </style:style>
    <style:style style:name="P999" style:family="paragraph" style:parent-style-name="Standard">
      <style:paragraph-properties fo:margin-left="0in" fo:margin-right="0in" fo:line-height="100%" fo:text-indent="0in" style:auto-text-indent="false"/>
      <style:text-properties style:font-name="Arial" fo:font-size="12pt" officeooo:rsid="05357aab" officeooo:paragraph-rsid="018b8c6f" style:font-size-asian="12pt" style:font-size-complex="12pt"/>
    </style:style>
    <style:style style:name="P1000" style:family="paragraph" style:parent-style-name="Standard">
      <style:paragraph-properties fo:margin-left="0in" fo:margin-right="0in" fo:line-height="100%" fo:text-indent="0in" style:auto-text-indent="false"/>
      <style:text-properties style:font-name="Arial" fo:font-size="12pt" officeooo:rsid="03ef5f96" officeooo:paragraph-rsid="018b8c6f" style:font-size-asian="12pt" style:font-size-complex="12pt"/>
    </style:style>
    <style:style style:name="P1001" style:family="paragraph" style:parent-style-name="Standard">
      <style:paragraph-properties fo:margin-left="0in" fo:margin-right="0in" fo:line-height="100%" fo:text-indent="0in" style:auto-text-indent="false"/>
      <style:text-properties style:font-name="Arial" fo:font-size="12pt" officeooo:rsid="03efeccc" officeooo:paragraph-rsid="018b8c6f" style:font-size-asian="12pt" style:font-size-complex="12pt"/>
    </style:style>
    <style:style style:name="P1002" style:family="paragraph" style:parent-style-name="Standard">
      <style:paragraph-properties fo:margin-left="0in" fo:margin-right="0in" fo:line-height="100%" fo:text-indent="0in" style:auto-text-indent="false"/>
      <style:text-properties style:font-name="Arial" fo:font-size="12pt" officeooo:rsid="04efed6b" officeooo:paragraph-rsid="018b8c6f" style:font-size-asian="12pt" style:font-size-complex="12pt"/>
    </style:style>
    <style:style style:name="P1003" style:family="paragraph" style:parent-style-name="Standard">
      <style:paragraph-properties fo:margin-left="0in" fo:margin-right="0in" fo:line-height="100%" fo:text-indent="0in" style:auto-text-indent="false"/>
      <style:text-properties style:font-name="Arial" fo:font-size="12pt" officeooo:rsid="04f17ea4" officeooo:paragraph-rsid="018b8c6f" style:font-size-asian="12pt" style:font-size-complex="12pt"/>
    </style:style>
    <style:style style:name="P1004" style:family="paragraph" style:parent-style-name="Standard">
      <style:paragraph-properties fo:margin-left="0in" fo:margin-right="0in" fo:line-height="100%" fo:text-indent="0in" style:auto-text-indent="false"/>
      <style:text-properties style:font-name="Arial" fo:font-size="12pt" officeooo:rsid="04f33f89" officeooo:paragraph-rsid="018b8c6f" style:font-size-asian="12pt" style:font-size-complex="12pt"/>
    </style:style>
    <style:style style:name="P1005" style:family="paragraph" style:parent-style-name="Standard">
      <style:paragraph-properties fo:margin-left="0in" fo:margin-right="0in" fo:line-height="100%" fo:text-indent="0in" style:auto-text-indent="false"/>
      <style:text-properties style:font-name="Arial" fo:font-size="12pt" officeooo:rsid="04f2d2bf" officeooo:paragraph-rsid="018b8c6f" style:font-size-asian="12pt" style:font-size-complex="12pt"/>
    </style:style>
    <style:style style:name="P1006" style:family="paragraph" style:parent-style-name="Standard">
      <style:paragraph-properties fo:margin-left="0in" fo:margin-right="0in" fo:line-height="100%" fo:text-indent="0in" style:auto-text-indent="false"/>
      <style:text-properties style:font-name="Arial" fo:font-size="12pt" officeooo:rsid="04f976f1" officeooo:paragraph-rsid="018b8c6f" style:font-size-asian="12pt" style:font-size-complex="12pt"/>
    </style:style>
    <style:style style:name="P1007" style:family="paragraph" style:parent-style-name="Standard">
      <style:paragraph-properties fo:margin-left="0in" fo:margin-right="0in" fo:line-height="100%" fo:text-indent="0in" style:auto-text-indent="false"/>
      <style:text-properties style:font-name="Arial" fo:font-size="12pt" fo:font-weight="bold" officeooo:paragraph-rsid="018b8c6f" style:font-size-asian="12pt" style:font-size-complex="12pt"/>
    </style:style>
    <style:style style:name="P1008" style:family="paragraph" style:parent-style-name="Standard">
      <style:paragraph-properties fo:margin-left="0in" fo:margin-right="0in" fo:line-height="100%" fo:text-indent="0in" style:auto-text-indent="false"/>
      <style:text-properties style:font-name="Arial" fo:font-size="12pt" fo:font-style="normal" officeooo:rsid="06f2c839" officeooo:paragraph-rsid="018b8c6f" style:font-size-asian="12pt" style:font-style-asian="normal" style:font-size-complex="12pt" style:font-style-complex="normal"/>
    </style:style>
    <style:style style:name="P1009" style:family="paragraph" style:parent-style-name="Standard">
      <style:paragraph-properties fo:margin-left="0in" fo:margin-right="0in" fo:line-height="100%" fo:text-indent="0in" style:auto-text-indent="false"/>
      <style:text-properties style:font-name="Arial" fo:font-size="12pt" fo:font-style="normal" officeooo:rsid="06f4064c" officeooo:paragraph-rsid="018b8c6f" style:font-size-asian="12pt" style:font-style-asian="normal" style:font-size-complex="12pt" style:font-style-complex="normal"/>
    </style:style>
    <style:style style:name="P1010" style:family="paragraph" style:parent-style-name="Standard">
      <style:paragraph-properties fo:margin-left="0in" fo:margin-right="0in" fo:line-height="100%" fo:text-indent="0in" style:auto-text-indent="false"/>
      <style:text-properties style:font-name="Arial" fo:font-size="12pt" fo:font-style="normal" officeooo:rsid="07ecd959" officeooo:paragraph-rsid="018b8c6f" style:font-size-asian="12pt" style:font-style-asian="normal" style:font-size-complex="12pt" style:font-style-complex="normal"/>
    </style:style>
    <style:style style:name="P1011" style:family="paragraph" style:parent-style-name="Standard">
      <style:paragraph-properties fo:margin-left="0in" fo:margin-right="0in" fo:line-height="100%" fo:text-indent="0in" style:auto-text-indent="false"/>
      <style:text-properties style:font-name="Arial" fo:font-size="12pt" fo:font-style="normal" officeooo:rsid="06f553e7" officeooo:paragraph-rsid="018b8c6f" style:font-size-asian="12pt" style:font-style-asian="normal" style:font-size-complex="12pt" style:font-style-complex="normal"/>
    </style:style>
    <style:style style:name="P1012" style:family="paragraph" style:parent-style-name="Standard">
      <style:paragraph-properties fo:margin-left="0in" fo:margin-right="0in" fo:line-height="100%" fo:text-indent="0in" style:auto-text-indent="false"/>
      <style:text-properties style:font-name="Arial" fo:font-size="12pt" fo:font-style="normal" officeooo:rsid="06f59734" officeooo:paragraph-rsid="018b8c6f" style:font-size-asian="12pt" style:font-style-asian="normal" style:font-size-complex="12pt" style:font-style-complex="normal"/>
    </style:style>
    <style:style style:name="P1013" style:family="paragraph" style:parent-style-name="Standard">
      <style:paragraph-properties fo:margin-left="0in" fo:margin-right="0in" fo:line-height="100%" fo:text-indent="0in" style:auto-text-indent="false"/>
      <style:text-properties style:font-name="Arial" fo:font-size="12pt" fo:font-style="normal" officeooo:rsid="06f6b326" officeooo:paragraph-rsid="018b8c6f" style:font-size-asian="12pt" style:font-style-asian="normal" style:font-size-complex="12pt" style:font-style-complex="normal"/>
    </style:style>
    <style:style style:name="P1014" style:family="paragraph" style:parent-style-name="Standard">
      <style:paragraph-properties fo:margin-left="0in" fo:margin-right="0in" fo:line-height="100%" fo:text-indent="0in" style:auto-text-indent="false"/>
      <style:text-properties style:font-name="Arial" fo:font-size="12pt" fo:font-style="normal" officeooo:rsid="06f9be5b" officeooo:paragraph-rsid="018b8c6f" style:font-size-asian="12pt" style:font-style-asian="normal" style:font-size-complex="12pt" style:font-style-complex="normal"/>
    </style:style>
    <style:style style:name="P1015" style:family="paragraph" style:parent-style-name="Standard">
      <style:paragraph-properties fo:margin-left="0in" fo:margin-right="0in" fo:line-height="100%" fo:text-indent="0in" style:auto-text-indent="false"/>
      <style:text-properties style:font-name="Arial" fo:font-size="12pt" fo:font-style="normal" officeooo:rsid="06fa4a5b" officeooo:paragraph-rsid="018b8c6f" style:font-size-asian="12pt" style:font-style-asian="normal" style:font-size-complex="12pt" style:font-style-complex="normal"/>
    </style:style>
    <style:style style:name="P1016" style:family="paragraph" style:parent-style-name="Standard">
      <style:paragraph-properties fo:margin-left="0in" fo:margin-right="0in" fo:line-height="100%" fo:text-indent="0in" style:auto-text-indent="false"/>
      <style:text-properties style:font-name="Arial" fo:font-size="12pt" fo:font-style="normal" officeooo:rsid="06fc61eb" officeooo:paragraph-rsid="018b8c6f" style:font-size-asian="12pt" style:font-style-asian="normal" style:font-size-complex="12pt" style:font-style-complex="normal"/>
    </style:style>
    <style:style style:name="P1017" style:family="paragraph" style:parent-style-name="Standard">
      <style:paragraph-properties fo:margin-left="0in" fo:margin-right="0in" fo:line-height="100%" fo:text-indent="0in" style:auto-text-indent="false"/>
      <style:text-properties style:font-name="Arial" fo:font-size="12pt" fo:font-style="normal" officeooo:rsid="07002ee9" officeooo:paragraph-rsid="018b8c6f" style:font-size-asian="12pt" style:font-style-asian="normal" style:font-size-complex="12pt" style:font-style-complex="normal"/>
    </style:style>
    <style:style style:name="P1018" style:family="paragraph" style:parent-style-name="Standard">
      <style:paragraph-properties fo:margin-left="0in" fo:margin-right="0in" fo:line-height="100%" fo:text-align="center" style:justify-single-word="false" fo:text-indent="0in" style:auto-text-indent="false"/>
      <style:text-properties style:font-name="Arial" fo:font-size="14pt" fo:font-weight="bold" officeooo:rsid="043303bb" officeooo:paragraph-rsid="018b8c6f" style:font-size-asian="14pt" style:font-weight-asian="bold" style:font-size-complex="14pt" style:font-weight-complex="bold"/>
    </style:style>
    <style:style style:name="P1019" style:family="paragraph" style:parent-style-name="Standard">
      <style:paragraph-properties fo:margin-left="0in" fo:margin-right="0in" fo:line-height="100%" fo:text-indent="0in" style:auto-text-indent="false" fo:break-before="page"/>
      <style:text-properties style:font-name="Arial" fo:font-size="12pt" officeooo:paragraph-rsid="018b8c6f" style:font-size-asian="12pt" style:font-size-complex="12pt"/>
    </style:style>
    <style:style style:name="P1020" style:family="paragraph" style:parent-style-name="Standard">
      <style:paragraph-properties fo:margin-left="0in" fo:margin-right="0in" fo:line-height="100%" fo:text-indent="0in" style:auto-text-indent="false" fo:break-before="page"/>
      <style:text-properties style:font-name="Arial" fo:font-size="12pt" officeooo:rsid="024e52c2" officeooo:paragraph-rsid="018b8c6f" style:font-size-asian="12pt" style:font-size-complex="12pt"/>
    </style:style>
    <style:style style:name="P1021" style:family="paragraph" style:parent-style-name="Standard">
      <style:paragraph-properties fo:margin-left="0in" fo:margin-right="0in" fo:line-height="100%" fo:text-indent="0in" style:auto-text-indent="false" fo:break-before="page"/>
      <style:text-properties style:font-name="Arial" fo:font-size="12pt" officeooo:rsid="05f31dec" officeooo:paragraph-rsid="018b8c6f" style:font-size-asian="12pt" style:font-size-complex="12pt"/>
    </style:style>
    <style:style style:name="P1022" style:family="paragraph" style:parent-style-name="Standard">
      <style:paragraph-properties fo:margin-left="0in" fo:margin-right="0in" fo:line-height="100%" fo:text-indent="0in" style:auto-text-indent="false" fo:break-before="page"/>
      <style:text-properties style:font-name="Arial" fo:font-size="12pt" officeooo:rsid="014510ab" officeooo:paragraph-rsid="018b8c6f" style:font-size-asian="12pt" style:font-size-complex="12pt"/>
    </style:style>
    <style:style style:name="P1023" style:family="paragraph" style:parent-style-name="Standard">
      <style:paragraph-properties fo:margin-left="0in" fo:margin-right="0in" fo:line-height="100%" fo:text-indent="0in" style:auto-text-indent="false" fo:break-before="page"/>
      <style:text-properties style:font-name="Arial" fo:font-size="12pt" fo:font-weight="bold" officeooo:paragraph-rsid="018b8c6f" style:font-size-asian="12pt" style:font-size-complex="12pt"/>
    </style:style>
    <style:style style:name="P1024" style:family="paragraph" style:parent-style-name="Standard">
      <style:paragraph-properties fo:margin-left="0in" fo:margin-right="0in" fo:line-height="100%" fo:text-indent="0in" style:auto-text-indent="false" fo:break-before="page"/>
      <style:text-properties style:font-name="Arial" fo:font-size="12pt" fo:font-weight="bold" officeooo:rsid="013a3734" officeooo:paragraph-rsid="018b8c6f" style:font-size-asian="12pt" style:font-size-complex="12pt"/>
    </style:style>
    <style:style style:name="P1025" style:family="paragraph" style:parent-style-name="Standard">
      <style:paragraph-properties fo:margin-left="0in" fo:margin-right="0in" fo:line-height="100%" fo:text-indent="0in" style:auto-text-indent="false" fo:break-before="page"/>
      <style:text-properties style:font-name="Arial" fo:font-size="12pt" fo:font-weight="bold" officeooo:rsid="012d15c9" officeooo:paragraph-rsid="018b8c6f" style:font-size-asian="12pt" style:font-size-complex="12pt"/>
    </style:style>
    <style:style style:name="P1026" style:family="paragraph" style:parent-style-name="Standard">
      <style:paragraph-properties fo:margin-left="0in" fo:margin-right="0in" fo:line-height="100%" fo:text-indent="0in" style:auto-text-indent="false" fo:break-before="page"/>
      <style:text-properties style:font-name="Arial" fo:font-size="12pt" fo:font-weight="bold" officeooo:rsid="013a3734" officeooo:paragraph-rsid="018b8c6f" style:font-size-asian="12pt" style:font-weight-asian="bold" style:font-size-complex="12pt" style:font-weight-complex="bold"/>
    </style:style>
    <style:style style:name="P1027" style:family="paragraph" style:parent-style-name="Standard">
      <style:paragraph-properties fo:margin-left="0in" fo:margin-right="0in" fo:line-height="100%" fo:text-align="center" style:justify-single-word="false" fo:text-indent="0in" style:auto-text-indent="false" fo:break-before="page"/>
      <style:text-properties style:font-name="Arial" fo:font-size="14pt" fo:font-weight="bold" officeooo:rsid="04de67db" officeooo:paragraph-rsid="018b8c6f" style:font-size-asian="14pt" style:font-size-complex="14pt"/>
    </style:style>
    <style:style style:name="P1028" style:family="paragraph" style:parent-style-name="Standard">
      <style:paragraph-properties fo:margin-left="0in" fo:margin-right="0in" fo:line-height="100%" fo:text-align="center" style:justify-single-word="false" fo:text-indent="0in" style:auto-text-indent="false" fo:break-before="page"/>
      <style:text-properties style:font-name="Arial" fo:font-size="14pt" fo:font-weight="bold" officeooo:rsid="04eb7c37" officeooo:paragraph-rsid="018b8c6f" style:font-size-asian="12pt" style:font-size-complex="12pt"/>
    </style:style>
    <style:style style:name="P1029" style:family="paragraph" style:parent-style-name="Standard">
      <style:paragraph-properties fo:margin-left="0in" fo:margin-right="0in" fo:line-height="100%" fo:text-align="center" style:justify-single-word="false" fo:text-indent="0in" style:auto-text-indent="false" fo:break-before="page"/>
      <style:text-properties style:font-name="Arial" fo:font-size="14pt" fo:font-weight="bold" officeooo:rsid="04ec2cde" officeooo:paragraph-rsid="018b8c6f" style:font-size-asian="12pt" style:font-size-complex="12pt"/>
    </style:style>
    <style:style style:name="P1030" style:family="paragraph" style:parent-style-name="Standard">
      <style:paragraph-properties fo:margin-left="0in" fo:margin-right="0in" fo:line-height="100%" fo:text-align="center" style:justify-single-word="false" fo:text-indent="0.5in" style:auto-text-indent="false"/>
      <style:text-properties style:font-name="Arial" fo:font-size="12pt" officeooo:rsid="014510ab" officeooo:paragraph-rsid="018b8c6f" style:font-size-asian="12pt" style:font-size-complex="12pt"/>
    </style:style>
    <style:style style:name="P1031" style:family="paragraph" style:parent-style-name="Standard">
      <style:paragraph-properties fo:margin-left="0in" fo:margin-right="0in" fo:line-height="100%" fo:text-indent="0.5in" style:auto-text-indent="false"/>
      <style:text-properties style:font-name="Arial" fo:font-size="12pt" officeooo:rsid="014510ab" officeooo:paragraph-rsid="018b8c6f" style:font-size-asian="12pt" style:font-size-complex="12pt"/>
    </style:style>
    <style:style style:name="P1032" style:family="paragraph" style:parent-style-name="Standard">
      <style:paragraph-properties fo:margin-left="0in" fo:margin-right="0in" fo:line-height="100%" fo:text-indent="0.5in" style:auto-text-indent="false"/>
      <style:text-properties style:font-name="Arial" fo:font-size="12pt" officeooo:paragraph-rsid="018b8c6f" style:font-size-asian="12pt" style:font-size-complex="12pt"/>
    </style:style>
    <style:style style:name="P1033" style:family="paragraph" style:parent-style-name="Standard">
      <style:paragraph-properties fo:margin-left="0in" fo:margin-right="0in" fo:line-height="100%" fo:text-indent="0.5in" style:auto-text-indent="false"/>
      <style:text-properties style:font-name="Arial" fo:font-size="12pt" officeooo:rsid="00147d8a" officeooo:paragraph-rsid="018b8c6f" style:font-size-asian="12pt" style:font-size-complex="12pt"/>
    </style:style>
    <style:style style:name="P1034" style:family="paragraph" style:parent-style-name="Standard">
      <style:paragraph-properties fo:margin-left="0in" fo:margin-right="0in" fo:line-height="100%" fo:text-indent="0.5in" style:auto-text-indent="false"/>
      <style:text-properties style:font-name="Arial" fo:font-size="12pt" officeooo:rsid="0016d744" officeooo:paragraph-rsid="018b8c6f" style:font-size-asian="12pt" style:font-size-complex="12pt"/>
    </style:style>
    <style:style style:name="P1035" style:family="paragraph" style:parent-style-name="Standard">
      <style:paragraph-properties fo:margin-left="0in" fo:margin-right="0in" fo:line-height="100%" fo:text-indent="0.5in" style:auto-text-indent="false"/>
      <style:text-properties style:font-name="Arial" fo:font-size="12pt" officeooo:rsid="06a0dfc8" officeooo:paragraph-rsid="018b8c6f" style:font-size-asian="12pt" style:font-size-complex="12pt"/>
    </style:style>
    <style:style style:name="P1036" style:family="paragraph" style:parent-style-name="Standard">
      <style:paragraph-properties fo:margin-left="0in" fo:margin-right="0in" fo:line-height="100%" fo:text-indent="0.5in" style:auto-text-indent="false"/>
      <style:text-properties style:font-name="Arial" fo:font-size="12pt" officeooo:rsid="006ad26b" officeooo:paragraph-rsid="018b8c6f" style:font-size-asian="12pt" style:font-size-complex="12pt"/>
    </style:style>
    <style:style style:name="P1037" style:family="paragraph" style:parent-style-name="Standard">
      <style:paragraph-properties fo:margin-left="0in" fo:margin-right="0in" fo:line-height="100%" fo:text-indent="0.5in" style:auto-text-indent="false"/>
      <style:text-properties style:font-name="Arial" fo:font-size="12pt" officeooo:rsid="0079d32e" officeooo:paragraph-rsid="018b8c6f" style:font-size-asian="12pt" style:font-size-complex="12pt"/>
    </style:style>
    <style:style style:name="P1038" style:family="paragraph" style:parent-style-name="Standard">
      <style:paragraph-properties fo:margin-left="0in" fo:margin-right="0in" fo:line-height="100%" fo:text-indent="0.5in" style:auto-text-indent="false"/>
      <style:text-properties style:font-name="Arial" fo:font-size="12pt" officeooo:rsid="0073ef84" officeooo:paragraph-rsid="018b8c6f" style:font-size-asian="12pt" style:font-size-complex="12pt"/>
    </style:style>
    <style:style style:name="P1039" style:family="paragraph" style:parent-style-name="Standard">
      <style:paragraph-properties fo:margin-left="0in" fo:margin-right="0in" fo:line-height="100%" fo:text-indent="0.5in" style:auto-text-indent="false"/>
      <style:text-properties style:font-name="Arial" fo:font-size="12pt" officeooo:rsid="041b430e" officeooo:paragraph-rsid="018b8c6f" style:font-size-asian="12pt" style:font-size-complex="12pt"/>
    </style:style>
    <style:style style:name="P1040" style:family="paragraph" style:parent-style-name="Standard">
      <style:paragraph-properties fo:margin-left="0in" fo:margin-right="0in" fo:line-height="100%" fo:text-indent="0.5in" style:auto-text-indent="false"/>
      <style:text-properties style:font-name="Arial" fo:font-size="12pt" officeooo:rsid="02e357cf" officeooo:paragraph-rsid="018b8c6f" style:font-size-asian="12pt" style:font-size-complex="12pt"/>
    </style:style>
    <style:style style:name="P1041" style:family="paragraph" style:parent-style-name="Standard">
      <style:paragraph-properties fo:margin-left="0in" fo:margin-right="0in" fo:line-height="100%" fo:text-indent="0.5in" style:auto-text-indent="false"/>
      <style:text-properties style:font-name="Arial" fo:font-size="12pt" officeooo:rsid="07e923e2" officeooo:paragraph-rsid="018b8c6f" style:font-size-asian="12pt" style:font-size-complex="12pt"/>
    </style:style>
    <style:style style:name="P1042" style:family="paragraph" style:parent-style-name="Standard">
      <style:paragraph-properties fo:margin-left="0in" fo:margin-right="0in" fo:line-height="100%" fo:text-indent="0.5in" style:auto-text-indent="false"/>
      <style:text-properties style:font-name="Arial" fo:font-size="12pt" officeooo:rsid="03435f06" officeooo:paragraph-rsid="018b8c6f" style:font-size-asian="12pt" style:font-size-complex="12pt"/>
    </style:style>
    <style:style style:name="P1043" style:family="paragraph" style:parent-style-name="Standard">
      <style:paragraph-properties fo:margin-left="0in" fo:margin-right="0in" fo:line-height="100%" fo:text-indent="0.5in" style:auto-text-indent="false"/>
      <style:text-properties style:font-name="Arial" fo:font-size="12pt" officeooo:rsid="018e3290" officeooo:paragraph-rsid="018b8c6f" style:font-size-asian="12pt" style:font-size-complex="12pt"/>
    </style:style>
    <style:style style:name="P1044" style:family="paragraph" style:parent-style-name="Standard">
      <style:paragraph-properties fo:margin-left="0in" fo:margin-right="0in" fo:line-height="100%" fo:text-indent="0.5in" style:auto-text-indent="false"/>
      <style:text-properties style:font-name="Arial" fo:font-size="12pt" officeooo:rsid="02d00342" officeooo:paragraph-rsid="018b8c6f" style:font-size-asian="12pt" style:font-size-complex="12pt"/>
    </style:style>
    <style:style style:name="P1045" style:family="paragraph" style:parent-style-name="Standard">
      <style:paragraph-properties fo:margin-left="0in" fo:margin-right="0in" fo:line-height="100%" fo:text-indent="0.5in" style:auto-text-indent="false"/>
      <style:text-properties style:font-name="Arial" fo:font-size="12pt" officeooo:rsid="0415dc71" officeooo:paragraph-rsid="018b8c6f" style:font-size-asian="12pt" style:font-size-complex="12pt"/>
    </style:style>
    <style:style style:name="P1046" style:family="paragraph" style:parent-style-name="Standard">
      <style:paragraph-properties fo:margin-left="0in" fo:margin-right="0in" fo:line-height="100%" fo:text-indent="0.5in" style:auto-text-indent="false"/>
      <style:text-properties style:font-name="Arial" fo:font-size="12pt" officeooo:rsid="02d00c67" officeooo:paragraph-rsid="018b8c6f" style:font-size-asian="12pt" style:font-size-complex="12pt"/>
    </style:style>
    <style:style style:name="P1047" style:family="paragraph" style:parent-style-name="Standard">
      <style:paragraph-properties fo:margin-left="0in" fo:margin-right="0in" fo:line-height="100%" fo:text-indent="0.5in" style:auto-text-indent="false"/>
      <style:text-properties style:font-name="Arial" fo:font-size="12pt" officeooo:rsid="008740dd" officeooo:paragraph-rsid="018b8c6f" style:font-size-asian="12pt" style:font-size-complex="12pt"/>
    </style:style>
    <style:style style:name="P1048" style:family="paragraph" style:parent-style-name="Standard">
      <style:paragraph-properties fo:margin-left="0in" fo:margin-right="0in" fo:line-height="100%" fo:text-indent="0.5in" style:auto-text-indent="false"/>
      <style:text-properties style:font-name="Arial" fo:font-size="12pt" officeooo:rsid="0303f4e4" officeooo:paragraph-rsid="018b8c6f" style:font-size-asian="12pt" style:font-size-complex="12pt"/>
    </style:style>
    <style:style style:name="P1049" style:family="paragraph" style:parent-style-name="Standard">
      <style:paragraph-properties fo:margin-left="0in" fo:margin-right="0in" fo:line-height="100%" fo:text-indent="0.5in" style:auto-text-indent="false"/>
      <style:text-properties style:font-name="Arial" fo:font-size="12pt" officeooo:rsid="038c3521" officeooo:paragraph-rsid="018b8c6f" style:font-size-asian="12pt" style:font-size-complex="12pt"/>
    </style:style>
    <style:style style:name="P1050" style:family="paragraph" style:parent-style-name="Standard">
      <style:paragraph-properties fo:margin-left="0in" fo:margin-right="0in" fo:line-height="100%" fo:text-indent="0.5in" style:auto-text-indent="false"/>
      <style:text-properties style:font-name="Arial" fo:font-size="12pt" officeooo:rsid="040a9cd7" officeooo:paragraph-rsid="018b8c6f" style:font-size-asian="12pt" style:font-size-complex="12pt"/>
    </style:style>
    <style:style style:name="P1051" style:family="paragraph" style:parent-style-name="Standard">
      <style:paragraph-properties fo:margin-left="0in" fo:margin-right="0in" fo:line-height="100%" fo:text-indent="0.5in" style:auto-text-indent="false"/>
      <style:text-properties style:font-name="Arial" fo:font-size="12pt" officeooo:rsid="01f901fa" officeooo:paragraph-rsid="018b8c6f" style:font-size-asian="12pt" style:font-size-complex="12pt"/>
    </style:style>
    <style:style style:name="P1052" style:family="paragraph" style:parent-style-name="Standard">
      <style:paragraph-properties fo:margin-left="0in" fo:margin-right="0in" fo:line-height="100%" fo:text-indent="0.5in" style:auto-text-indent="false"/>
      <style:text-properties style:font-name="Arial" fo:font-size="12pt" officeooo:rsid="01faa31f" officeooo:paragraph-rsid="018b8c6f" style:font-size-asian="12pt" style:font-size-complex="12pt"/>
    </style:style>
    <style:style style:name="P1053" style:family="paragraph" style:parent-style-name="Standard">
      <style:paragraph-properties fo:margin-left="0in" fo:margin-right="0in" fo:line-height="100%" fo:text-indent="0.5in" style:auto-text-indent="false"/>
      <style:text-properties style:font-name="Arial" fo:font-size="12pt" officeooo:rsid="01f88259" officeooo:paragraph-rsid="018b8c6f" style:font-size-asian="12pt" style:font-size-complex="12pt"/>
    </style:style>
    <style:style style:name="P1054" style:family="paragraph" style:parent-style-name="Standard">
      <style:paragraph-properties fo:margin-left="0in" fo:margin-right="0in" fo:line-height="100%" fo:text-indent="0.5in" style:auto-text-indent="false"/>
      <style:text-properties style:font-name="Arial" fo:font-size="12pt" officeooo:rsid="0304c559" officeooo:paragraph-rsid="018b8c6f" style:font-size-asian="12pt" style:font-size-complex="12pt"/>
    </style:style>
    <style:style style:name="P1055" style:family="paragraph" style:parent-style-name="Standard">
      <style:paragraph-properties fo:margin-left="0in" fo:margin-right="0in" fo:line-height="100%" fo:text-indent="0.5in" style:auto-text-indent="false"/>
      <style:text-properties style:font-name="Arial" fo:font-size="12pt" officeooo:rsid="040aa0aa" officeooo:paragraph-rsid="018b8c6f" style:font-size-asian="12pt" style:font-size-complex="12pt"/>
    </style:style>
    <style:style style:name="P1056" style:family="paragraph" style:parent-style-name="Standard">
      <style:paragraph-properties fo:margin-left="0in" fo:margin-right="0in" fo:line-height="100%" fo:text-indent="0.5in" style:auto-text-indent="false"/>
      <style:text-properties style:font-name="Arial" fo:font-size="12pt" officeooo:rsid="01fc6abc" officeooo:paragraph-rsid="018b8c6f" style:font-size-asian="12pt" style:font-size-complex="12pt"/>
    </style:style>
    <style:style style:name="P1057" style:family="paragraph" style:parent-style-name="Standard">
      <style:paragraph-properties fo:margin-left="0in" fo:margin-right="0in" fo:line-height="100%" fo:text-indent="0.5in" style:auto-text-indent="false"/>
      <style:text-properties style:font-name="Arial" fo:font-size="12pt" officeooo:rsid="01ff2582" officeooo:paragraph-rsid="018b8c6f" style:font-size-asian="12pt" style:font-size-complex="12pt"/>
    </style:style>
    <style:style style:name="P1058" style:family="paragraph" style:parent-style-name="Standard">
      <style:paragraph-properties fo:margin-left="0in" fo:margin-right="0in" fo:line-height="100%" fo:text-indent="0.5in" style:auto-text-indent="false"/>
      <style:text-properties style:font-name="Arial" fo:font-size="12pt" officeooo:rsid="0202ee75" officeooo:paragraph-rsid="018b8c6f" style:font-size-asian="12pt" style:font-size-complex="12pt"/>
    </style:style>
    <style:style style:name="P1059" style:family="paragraph" style:parent-style-name="Standard">
      <style:paragraph-properties fo:margin-left="0in" fo:margin-right="0in" fo:line-height="100%" fo:text-indent="0.5in" style:auto-text-indent="false"/>
      <style:text-properties style:font-name="Arial" fo:font-size="12pt" officeooo:rsid="0206ce31" officeooo:paragraph-rsid="018b8c6f" style:font-size-asian="12pt" style:font-size-complex="12pt"/>
    </style:style>
    <style:style style:name="P1060" style:family="paragraph" style:parent-style-name="Standard">
      <style:paragraph-properties fo:margin-left="0in" fo:margin-right="0in" fo:line-height="100%" fo:text-indent="0.5in" style:auto-text-indent="false"/>
      <style:text-properties style:font-name="Arial" fo:font-size="12pt" officeooo:rsid="020a4cc9" officeooo:paragraph-rsid="018b8c6f" style:font-size-asian="12pt" style:font-size-complex="12pt"/>
    </style:style>
    <style:style style:name="P1061" style:family="paragraph" style:parent-style-name="Standard">
      <style:paragraph-properties fo:margin-left="0in" fo:margin-right="0in" fo:line-height="100%" fo:text-indent="0.5in" style:auto-text-indent="false"/>
      <style:text-properties style:font-name="Arial" fo:font-size="12pt" officeooo:rsid="020b8d21" officeooo:paragraph-rsid="018b8c6f" style:font-size-asian="12pt" style:font-size-complex="12pt"/>
    </style:style>
    <style:style style:name="P1062" style:family="paragraph" style:parent-style-name="Standard">
      <style:paragraph-properties fo:margin-left="0in" fo:margin-right="0in" fo:line-height="100%" fo:text-indent="0.5in" style:auto-text-indent="false"/>
      <style:text-properties style:font-name="Arial" fo:font-size="12pt" officeooo:rsid="00a3334f" officeooo:paragraph-rsid="018b8c6f" style:font-size-asian="12pt" style:font-size-complex="12pt"/>
    </style:style>
    <style:style style:name="P1063" style:family="paragraph" style:parent-style-name="Standard">
      <style:paragraph-properties fo:margin-left="0in" fo:margin-right="0in" fo:line-height="100%" fo:text-indent="0.5in" style:auto-text-indent="false"/>
      <style:text-properties style:font-name="Arial" fo:font-size="12pt" officeooo:rsid="02eea4ee" officeooo:paragraph-rsid="018b8c6f" style:font-size-asian="12pt" style:font-size-complex="12pt"/>
    </style:style>
    <style:style style:name="P1064" style:family="paragraph" style:parent-style-name="Standard">
      <style:paragraph-properties fo:margin-left="0in" fo:margin-right="0in" fo:line-height="100%" fo:text-indent="0.5in" style:auto-text-indent="false"/>
      <style:text-properties style:font-name="Arial" fo:font-size="12pt" officeooo:rsid="00a397d9" officeooo:paragraph-rsid="018b8c6f" style:font-size-asian="12pt" style:font-size-complex="12pt"/>
    </style:style>
    <style:style style:name="P1065" style:family="paragraph" style:parent-style-name="Standard">
      <style:paragraph-properties fo:margin-left="0in" fo:margin-right="0in" fo:line-height="100%" fo:text-indent="0.5in" style:auto-text-indent="false"/>
      <style:text-properties style:font-name="Arial" fo:font-size="12pt" officeooo:rsid="00a575b8" officeooo:paragraph-rsid="018b8c6f" style:font-size-asian="12pt" style:font-size-complex="12pt"/>
    </style:style>
    <style:style style:name="P1066" style:family="paragraph" style:parent-style-name="Standard">
      <style:paragraph-properties fo:margin-left="0in" fo:margin-right="0in" fo:line-height="100%" fo:text-indent="0.5in" style:auto-text-indent="false"/>
      <style:text-properties style:font-name="Arial" fo:font-size="12pt" officeooo:rsid="00a57d64" officeooo:paragraph-rsid="018b8c6f" style:font-size-asian="12pt" style:font-size-complex="12pt"/>
    </style:style>
    <style:style style:name="P1067" style:family="paragraph" style:parent-style-name="Standard">
      <style:paragraph-properties fo:margin-left="0in" fo:margin-right="0in" fo:line-height="100%" fo:text-indent="0.5in" style:auto-text-indent="false"/>
      <style:text-properties style:font-name="Arial" fo:font-size="12pt" officeooo:rsid="00a656ea" officeooo:paragraph-rsid="018b8c6f" style:font-size-asian="12pt" style:font-size-complex="12pt"/>
    </style:style>
    <style:style style:name="P1068" style:family="paragraph" style:parent-style-name="Standard">
      <style:paragraph-properties fo:margin-left="0in" fo:margin-right="0in" fo:line-height="100%" fo:text-indent="0.5in" style:auto-text-indent="false"/>
      <style:text-properties style:font-name="Arial" fo:font-size="12pt" officeooo:rsid="02f1c24a" officeooo:paragraph-rsid="018b8c6f" style:font-size-asian="12pt" style:font-size-complex="12pt"/>
    </style:style>
    <style:style style:name="P1069" style:family="paragraph" style:parent-style-name="Standard">
      <style:paragraph-properties fo:margin-left="0in" fo:margin-right="0in" fo:line-height="100%" fo:text-indent="0.5in" style:auto-text-indent="false"/>
      <style:text-properties style:font-name="Arial" fo:font-size="12pt" officeooo:rsid="00a68612" officeooo:paragraph-rsid="018b8c6f" style:font-size-asian="12pt" style:font-size-complex="12pt"/>
    </style:style>
    <style:style style:name="P1070" style:family="paragraph" style:parent-style-name="Standard">
      <style:paragraph-properties fo:margin-left="0in" fo:margin-right="0in" fo:line-height="100%" fo:text-indent="0.5in" style:auto-text-indent="false"/>
      <style:text-properties style:font-name="Arial" fo:font-size="12pt" officeooo:rsid="02151a8d" officeooo:paragraph-rsid="018b8c6f" style:font-size-asian="12pt" style:font-size-complex="12pt"/>
    </style:style>
    <style:style style:name="P1071" style:family="paragraph" style:parent-style-name="Standard">
      <style:paragraph-properties fo:margin-left="0in" fo:margin-right="0in" fo:line-height="100%" fo:text-indent="0.5in" style:auto-text-indent="false"/>
      <style:text-properties style:font-name="Arial" fo:font-size="12pt" officeooo:rsid="00a856a1" officeooo:paragraph-rsid="018b8c6f" style:font-size-asian="12pt" style:font-size-complex="12pt"/>
    </style:style>
    <style:style style:name="P1072" style:family="paragraph" style:parent-style-name="Standard">
      <style:paragraph-properties fo:margin-left="0in" fo:margin-right="0in" fo:line-height="100%" fo:text-indent="0.5in" style:auto-text-indent="false"/>
      <style:text-properties style:font-name="Arial" fo:font-size="12pt" officeooo:rsid="00b299d2" officeooo:paragraph-rsid="018b8c6f" style:font-size-asian="12pt" style:font-size-complex="12pt"/>
    </style:style>
    <style:style style:name="P1073" style:family="paragraph" style:parent-style-name="Standard">
      <style:paragraph-properties fo:margin-left="0in" fo:margin-right="0in" fo:line-height="100%" fo:text-indent="0.5in" style:auto-text-indent="false"/>
      <style:text-properties style:font-name="Arial" fo:font-size="12pt" officeooo:rsid="01519163" officeooo:paragraph-rsid="018b8c6f" style:font-size-asian="12pt" style:font-size-complex="12pt"/>
    </style:style>
    <style:style style:name="P1074" style:family="paragraph" style:parent-style-name="Standard">
      <style:paragraph-properties fo:margin-left="0in" fo:margin-right="0in" fo:line-height="100%" fo:text-indent="0.5in" style:auto-text-indent="false"/>
      <style:text-properties style:font-name="Arial" fo:font-size="12pt" officeooo:rsid="021839a8" officeooo:paragraph-rsid="018b8c6f" style:font-size-asian="12pt" style:font-size-complex="12pt"/>
    </style:style>
    <style:style style:name="P1075" style:family="paragraph" style:parent-style-name="Standard">
      <style:paragraph-properties fo:margin-left="0in" fo:margin-right="0in" fo:line-height="100%" fo:text-indent="0.5in" style:auto-text-indent="false"/>
      <style:text-properties style:font-name="Arial" fo:font-size="12pt" officeooo:rsid="01529536" officeooo:paragraph-rsid="018b8c6f" style:font-size-asian="12pt" style:font-size-complex="12pt"/>
    </style:style>
    <style:style style:name="P1076" style:family="paragraph" style:parent-style-name="Standard">
      <style:paragraph-properties fo:margin-left="0in" fo:margin-right="0in" fo:line-height="100%" fo:text-indent="0.5in" style:auto-text-indent="false"/>
      <style:text-properties style:font-name="Arial" fo:font-size="12pt" officeooo:rsid="02190718" officeooo:paragraph-rsid="018b8c6f" style:font-size-asian="12pt" style:font-size-complex="12pt"/>
    </style:style>
    <style:style style:name="P1077" style:family="paragraph" style:parent-style-name="Standard">
      <style:paragraph-properties fo:margin-left="0in" fo:margin-right="0in" fo:line-height="100%" fo:text-indent="0.5in" style:auto-text-indent="false"/>
      <style:text-properties style:font-name="Arial" fo:font-size="12pt" officeooo:rsid="0219ce35" officeooo:paragraph-rsid="018b8c6f" style:font-size-asian="12pt" style:font-size-complex="12pt"/>
    </style:style>
    <style:style style:name="P1078" style:family="paragraph" style:parent-style-name="Standard">
      <style:paragraph-properties fo:margin-left="0in" fo:margin-right="0in" fo:line-height="100%" fo:text-indent="0.5in" style:auto-text-indent="false"/>
      <style:text-properties style:font-name="Arial" fo:font-size="12pt" officeooo:rsid="001cb375" officeooo:paragraph-rsid="018b8c6f" style:font-size-asian="12pt" style:font-size-complex="12pt"/>
    </style:style>
    <style:style style:name="P1079" style:family="paragraph" style:parent-style-name="Standard">
      <style:paragraph-properties fo:margin-left="0in" fo:margin-right="0in" fo:line-height="100%" fo:text-indent="0.5in" style:auto-text-indent="false"/>
      <style:text-properties style:font-name="Arial" fo:font-size="12pt" officeooo:rsid="03bf7d9e" officeooo:paragraph-rsid="018b8c6f" style:font-size-asian="12pt" style:font-size-complex="12pt"/>
    </style:style>
    <style:style style:name="P1080" style:family="paragraph" style:parent-style-name="Standard">
      <style:paragraph-properties fo:margin-left="0in" fo:margin-right="0in" fo:line-height="100%" fo:text-indent="0.5in" style:auto-text-indent="false"/>
      <style:text-properties style:font-name="Arial" fo:font-size="12pt" officeooo:rsid="0233d994" officeooo:paragraph-rsid="018b8c6f" style:font-size-asian="12pt" style:font-size-complex="12pt"/>
    </style:style>
    <style:style style:name="P1081" style:family="paragraph" style:parent-style-name="Standard">
      <style:paragraph-properties fo:margin-left="0in" fo:margin-right="0in" fo:line-height="100%" fo:text-indent="0.5in" style:auto-text-indent="false"/>
      <style:text-properties style:font-name="Arial" fo:font-size="12pt" officeooo:rsid="00a9f4b5" officeooo:paragraph-rsid="018b8c6f" style:font-size-asian="12pt" style:font-size-complex="12pt"/>
    </style:style>
    <style:style style:name="P1082" style:family="paragraph" style:parent-style-name="Standard">
      <style:paragraph-properties fo:margin-left="0in" fo:margin-right="0in" fo:line-height="100%" fo:text-indent="0.5in" style:auto-text-indent="false"/>
      <style:text-properties style:font-name="Arial" fo:font-size="12pt" officeooo:rsid="00527e17" officeooo:paragraph-rsid="018b8c6f" style:font-size-asian="12pt" style:font-size-complex="12pt"/>
    </style:style>
    <style:style style:name="P1083" style:family="paragraph" style:parent-style-name="Standard">
      <style:paragraph-properties fo:margin-left="0in" fo:margin-right="0in" fo:line-height="100%" fo:text-indent="0.5in" style:auto-text-indent="false"/>
      <style:text-properties style:font-name="Arial" fo:font-size="12pt" officeooo:rsid="0059cda7" officeooo:paragraph-rsid="018b8c6f" style:font-size-asian="12pt" style:font-size-complex="12pt"/>
    </style:style>
    <style:style style:name="P1084" style:family="paragraph" style:parent-style-name="Standard">
      <style:paragraph-properties fo:margin-left="0in" fo:margin-right="0in" fo:line-height="100%" fo:text-indent="0.5in" style:auto-text-indent="false"/>
      <style:text-properties style:font-name="Arial" fo:font-size="12pt" officeooo:rsid="02dd1814" officeooo:paragraph-rsid="018b8c6f" style:font-size-asian="12pt" style:font-size-complex="12pt"/>
    </style:style>
    <style:style style:name="P1085" style:family="paragraph" style:parent-style-name="Standard">
      <style:paragraph-properties fo:margin-left="0in" fo:margin-right="0in" fo:line-height="100%" fo:text-indent="0.5in" style:auto-text-indent="false"/>
      <style:text-properties style:font-name="Arial" fo:font-size="12pt" officeooo:rsid="00abf2a9" officeooo:paragraph-rsid="018b8c6f" style:font-size-asian="12pt" style:font-size-complex="12pt"/>
    </style:style>
    <style:style style:name="P1086" style:family="paragraph" style:parent-style-name="Standard">
      <style:paragraph-properties fo:margin-left="0in" fo:margin-right="0in" fo:line-height="100%" fo:text-indent="0.5in" style:auto-text-indent="false"/>
      <style:text-properties style:font-name="Arial" fo:font-size="12pt" officeooo:rsid="03d59cf2" officeooo:paragraph-rsid="018b8c6f" style:font-size-asian="12pt" style:font-size-complex="12pt"/>
    </style:style>
    <style:style style:name="P1087" style:family="paragraph" style:parent-style-name="Standard">
      <style:paragraph-properties fo:margin-left="0in" fo:margin-right="0in" fo:line-height="100%" fo:text-indent="0.5in" style:auto-text-indent="false"/>
      <style:text-properties style:font-name="Arial" fo:font-size="12pt" officeooo:rsid="03dabadf" officeooo:paragraph-rsid="018b8c6f" style:font-size-asian="12pt" style:font-size-complex="12pt"/>
    </style:style>
    <style:style style:name="P1088" style:family="paragraph" style:parent-style-name="Standard">
      <style:paragraph-properties fo:margin-left="0in" fo:margin-right="0in" fo:line-height="100%" fo:text-indent="0.5in" style:auto-text-indent="false"/>
      <style:text-properties style:font-name="Arial" fo:font-size="12pt" officeooo:rsid="00950bc8" officeooo:paragraph-rsid="018b8c6f" style:font-size-asian="12pt" style:font-size-complex="12pt"/>
    </style:style>
    <style:style style:name="P1089" style:family="paragraph" style:parent-style-name="Standard">
      <style:paragraph-properties fo:margin-left="0in" fo:margin-right="0in" fo:line-height="100%" fo:text-indent="0.5in" style:auto-text-indent="false"/>
      <style:text-properties style:font-name="Arial" fo:font-size="12pt" officeooo:rsid="009668e5" officeooo:paragraph-rsid="018b8c6f" style:font-size-asian="12pt" style:font-size-complex="12pt"/>
    </style:style>
    <style:style style:name="P1090" style:family="paragraph" style:parent-style-name="Standard">
      <style:paragraph-properties fo:margin-left="0in" fo:margin-right="0in" fo:line-height="100%" fo:text-indent="0.5in" style:auto-text-indent="false"/>
      <style:text-properties style:font-name="Arial" fo:font-size="12pt" officeooo:rsid="00beb646" officeooo:paragraph-rsid="018b8c6f" style:font-size-asian="12pt" style:font-size-complex="12pt"/>
    </style:style>
    <style:style style:name="P1091" style:family="paragraph" style:parent-style-name="Standard">
      <style:paragraph-properties fo:margin-left="0in" fo:margin-right="0in" fo:line-height="100%" fo:text-indent="0.5in" style:auto-text-indent="false"/>
      <style:text-properties style:font-name="Arial" fo:font-size="12pt" officeooo:rsid="00c16e60" officeooo:paragraph-rsid="018b8c6f" style:font-size-asian="12pt" style:font-size-complex="12pt"/>
    </style:style>
    <style:style style:name="P1092" style:family="paragraph" style:parent-style-name="Standard">
      <style:paragraph-properties fo:margin-left="0in" fo:margin-right="0in" fo:line-height="100%" fo:text-indent="0.5in" style:auto-text-indent="false"/>
      <style:text-properties style:font-name="Arial" fo:font-size="12pt" officeooo:rsid="0102055f" officeooo:paragraph-rsid="018b8c6f" style:font-size-asian="12pt" style:font-size-complex="12pt"/>
    </style:style>
    <style:style style:name="P1093" style:family="paragraph" style:parent-style-name="Standard">
      <style:paragraph-properties fo:margin-left="0in" fo:margin-right="0in" fo:line-height="100%" fo:text-indent="0.5in" style:auto-text-indent="false"/>
      <style:text-properties style:font-name="Arial" fo:font-size="12pt" officeooo:rsid="01734967" officeooo:paragraph-rsid="018b8c6f" style:font-size-asian="12pt" style:font-size-complex="12pt"/>
    </style:style>
    <style:style style:name="P1094" style:family="paragraph" style:parent-style-name="Standard">
      <style:paragraph-properties fo:margin-left="0in" fo:margin-right="0in" fo:line-height="100%" fo:text-indent="0.5in" style:auto-text-indent="false"/>
      <style:text-properties style:font-name="Arial" fo:font-size="12pt" officeooo:rsid="019be362" officeooo:paragraph-rsid="018b8c6f" style:font-size-asian="12pt" style:font-size-complex="12pt"/>
    </style:style>
    <style:style style:name="P1095" style:family="paragraph" style:parent-style-name="Standard">
      <style:paragraph-properties fo:margin-left="0in" fo:margin-right="0in" fo:line-height="100%" fo:text-indent="0.5in" style:auto-text-indent="false"/>
      <style:text-properties style:font-name="Arial" fo:font-size="12pt" officeooo:rsid="019cc297" officeooo:paragraph-rsid="018b8c6f" style:font-size-asian="12pt" style:font-size-complex="12pt"/>
    </style:style>
    <style:style style:name="P1096" style:family="paragraph" style:parent-style-name="Standard">
      <style:paragraph-properties fo:margin-left="0in" fo:margin-right="0in" fo:line-height="100%" fo:text-indent="0.5in" style:auto-text-indent="false"/>
      <style:text-properties style:font-name="Arial" fo:font-size="12pt" officeooo:rsid="01c7c2c7" officeooo:paragraph-rsid="018b8c6f" style:font-size-asian="12pt" style:font-size-complex="12pt"/>
    </style:style>
    <style:style style:name="P1097" style:family="paragraph" style:parent-style-name="Standard">
      <style:paragraph-properties fo:margin-left="0in" fo:margin-right="0in" fo:line-height="100%" fo:text-indent="0.5in" style:auto-text-indent="false"/>
      <style:text-properties style:font-name="Arial" fo:font-size="12pt" officeooo:rsid="01c836d0" officeooo:paragraph-rsid="018b8c6f" style:font-size-asian="12pt" style:font-size-complex="12pt"/>
    </style:style>
    <style:style style:name="P1098" style:family="paragraph" style:parent-style-name="Standard">
      <style:paragraph-properties fo:margin-left="0in" fo:margin-right="0in" fo:line-height="100%" fo:text-indent="0.5in" style:auto-text-indent="false"/>
      <style:text-properties style:font-name="Arial" fo:font-size="12pt" officeooo:rsid="00b0af70" officeooo:paragraph-rsid="018b8c6f" style:font-size-asian="12pt" style:font-size-complex="12pt"/>
    </style:style>
    <style:style style:name="P1099" style:family="paragraph" style:parent-style-name="Standard">
      <style:paragraph-properties fo:margin-left="0in" fo:margin-right="0in" fo:line-height="100%" fo:text-indent="0.5in" style:auto-text-indent="false"/>
      <style:text-properties style:font-name="Arial" fo:font-size="12pt" officeooo:rsid="02fa5422" officeooo:paragraph-rsid="018b8c6f" style:font-size-asian="12pt" style:font-size-complex="12pt"/>
    </style:style>
    <style:style style:name="P1100" style:family="paragraph" style:parent-style-name="Standard">
      <style:paragraph-properties fo:margin-left="0in" fo:margin-right="0in" fo:line-height="100%" fo:text-indent="0.5in" style:auto-text-indent="false"/>
      <style:text-properties style:font-name="Arial" fo:font-size="12pt" officeooo:rsid="02fbaafd" officeooo:paragraph-rsid="018b8c6f" style:font-size-asian="12pt" style:font-size-complex="12pt"/>
    </style:style>
    <style:style style:name="P1101" style:family="paragraph" style:parent-style-name="Standard">
      <style:paragraph-properties fo:margin-left="0in" fo:margin-right="0in" fo:line-height="100%" fo:text-indent="0.5in" style:auto-text-indent="false"/>
      <style:text-properties style:font-name="Arial" fo:font-size="12pt" officeooo:rsid="02fd1a7f" officeooo:paragraph-rsid="018b8c6f" style:font-size-asian="12pt" style:font-size-complex="12pt"/>
    </style:style>
    <style:style style:name="P1102" style:family="paragraph" style:parent-style-name="Standard">
      <style:paragraph-properties fo:margin-left="0in" fo:margin-right="0in" fo:line-height="100%" fo:text-indent="0.5in" style:auto-text-indent="false"/>
      <style:text-properties style:font-name="Arial" fo:font-size="12pt" officeooo:rsid="00b0f2d4" officeooo:paragraph-rsid="018b8c6f" style:font-size-asian="12pt" style:font-size-complex="12pt"/>
    </style:style>
    <style:style style:name="P1103" style:family="paragraph" style:parent-style-name="Standard">
      <style:paragraph-properties fo:margin-left="0in" fo:margin-right="0in" fo:line-height="100%" fo:text-indent="0.5in" style:auto-text-indent="false"/>
      <style:text-properties style:font-name="Arial" fo:font-size="12pt" officeooo:rsid="03002d9e" officeooo:paragraph-rsid="018b8c6f" style:font-size-asian="12pt" style:font-size-complex="12pt"/>
    </style:style>
    <style:style style:name="P1104" style:family="paragraph" style:parent-style-name="Standard">
      <style:paragraph-properties fo:margin-left="0in" fo:margin-right="0in" fo:line-height="100%" fo:text-indent="0.5in" style:auto-text-indent="false"/>
      <style:text-properties style:font-name="Arial" fo:font-size="12pt" officeooo:rsid="030120e4" officeooo:paragraph-rsid="018b8c6f" style:font-size-asian="12pt" style:font-size-complex="12pt"/>
    </style:style>
    <style:style style:name="P1105" style:family="paragraph" style:parent-style-name="Standard">
      <style:paragraph-properties fo:margin-left="0in" fo:margin-right="0in" fo:line-height="100%" fo:text-indent="0.5in" style:auto-text-indent="false"/>
      <style:text-properties style:font-name="Arial" fo:font-size="12pt" officeooo:rsid="029b7770" officeooo:paragraph-rsid="018b8c6f" style:font-size-asian="12pt" style:font-size-complex="12pt"/>
    </style:style>
    <style:style style:name="P1106" style:family="paragraph" style:parent-style-name="Standard">
      <style:paragraph-properties fo:margin-left="0in" fo:margin-right="0in" fo:line-height="100%" fo:text-indent="0.5in" style:auto-text-indent="false"/>
      <style:text-properties style:font-name="Arial" fo:font-size="12pt" officeooo:rsid="00b4b26d" officeooo:paragraph-rsid="018b8c6f" style:font-size-asian="12pt" style:font-size-complex="12pt"/>
    </style:style>
    <style:style style:name="P1107" style:family="paragraph" style:parent-style-name="Standard">
      <style:paragraph-properties fo:margin-left="0in" fo:margin-right="0in" fo:line-height="100%" fo:text-indent="0.5in" style:auto-text-indent="false"/>
      <style:text-properties style:font-name="Arial" fo:font-size="12pt" officeooo:rsid="0126773b" officeooo:paragraph-rsid="018b8c6f" style:font-size-asian="12pt" style:font-size-complex="12pt"/>
    </style:style>
    <style:style style:name="P1108" style:family="paragraph" style:parent-style-name="Standard">
      <style:paragraph-properties fo:margin-left="0in" fo:margin-right="0in" fo:line-height="100%" fo:text-indent="0.5in" style:auto-text-indent="false"/>
      <style:text-properties style:font-name="Arial" fo:font-size="12pt" officeooo:rsid="00b50e24" officeooo:paragraph-rsid="018b8c6f" style:font-size-asian="12pt" style:font-size-complex="12pt"/>
    </style:style>
    <style:style style:name="P1109" style:family="paragraph" style:parent-style-name="Standard">
      <style:paragraph-properties fo:margin-left="0in" fo:margin-right="0in" fo:line-height="100%" fo:text-indent="0.5in" style:auto-text-indent="false"/>
      <style:text-properties style:font-name="Arial" fo:font-size="12pt" officeooo:rsid="00b55723" officeooo:paragraph-rsid="018b8c6f" style:font-size-asian="12pt" style:font-size-complex="12pt"/>
    </style:style>
    <style:style style:name="P1110" style:family="paragraph" style:parent-style-name="Standard">
      <style:paragraph-properties fo:margin-left="0in" fo:margin-right="0in" fo:line-height="100%" fo:text-indent="0.5in" style:auto-text-indent="false"/>
      <style:text-properties style:font-name="Arial" fo:font-size="12pt" officeooo:rsid="00b748c7" officeooo:paragraph-rsid="018b8c6f" style:font-size-asian="12pt" style:font-size-complex="12pt"/>
    </style:style>
    <style:style style:name="P1111" style:family="paragraph" style:parent-style-name="Standard">
      <style:paragraph-properties fo:margin-left="0in" fo:margin-right="0in" fo:line-height="100%" fo:text-indent="0.5in" style:auto-text-indent="false"/>
      <style:text-properties style:font-name="Arial" fo:font-size="12pt" officeooo:rsid="00b991f9" officeooo:paragraph-rsid="018b8c6f" style:font-size-asian="12pt" style:font-size-complex="12pt"/>
    </style:style>
    <style:style style:name="P1112" style:family="paragraph" style:parent-style-name="Standard">
      <style:paragraph-properties fo:margin-left="0in" fo:margin-right="0in" fo:line-height="100%" fo:text-indent="0.5in" style:auto-text-indent="false"/>
      <style:text-properties style:font-name="Arial" fo:font-size="12pt" officeooo:rsid="00fd2871" officeooo:paragraph-rsid="018b8c6f" style:font-size-asian="12pt" style:font-size-complex="12pt"/>
    </style:style>
    <style:style style:name="P1113" style:family="paragraph" style:parent-style-name="Standard">
      <style:paragraph-properties fo:margin-left="0in" fo:margin-right="0in" fo:line-height="100%" fo:text-indent="0.5in" style:auto-text-indent="false"/>
      <style:text-properties style:font-name="Arial" fo:font-size="12pt" officeooo:rsid="0103e992" officeooo:paragraph-rsid="018b8c6f" style:font-size-asian="12pt" style:font-size-complex="12pt"/>
    </style:style>
    <style:style style:name="P1114" style:family="paragraph" style:parent-style-name="Standard">
      <style:paragraph-properties fo:margin-left="0in" fo:margin-right="0in" fo:line-height="100%" fo:text-indent="0.5in" style:auto-text-indent="false"/>
      <style:text-properties style:font-name="Arial" fo:font-size="12pt" officeooo:rsid="01068b01" officeooo:paragraph-rsid="018b8c6f" style:font-size-asian="12pt" style:font-size-complex="12pt"/>
    </style:style>
    <style:style style:name="P1115" style:family="paragraph" style:parent-style-name="Standard">
      <style:paragraph-properties fo:margin-left="0in" fo:margin-right="0in" fo:line-height="100%" fo:text-indent="0.5in" style:auto-text-indent="false"/>
      <style:text-properties style:font-name="Arial" fo:font-size="12pt" officeooo:rsid="00d0ffa8" officeooo:paragraph-rsid="018b8c6f" style:font-size-asian="12pt" style:font-size-complex="12pt"/>
    </style:style>
    <style:style style:name="P1116" style:family="paragraph" style:parent-style-name="Standard">
      <style:paragraph-properties fo:margin-left="0in" fo:margin-right="0in" fo:line-height="100%" fo:text-indent="0.5in" style:auto-text-indent="false"/>
      <style:text-properties style:font-name="Arial" fo:font-size="12pt" officeooo:rsid="01071505" officeooo:paragraph-rsid="018b8c6f" style:font-size-asian="12pt" style:font-size-complex="12pt"/>
    </style:style>
    <style:style style:name="P1117" style:family="paragraph" style:parent-style-name="Standard">
      <style:paragraph-properties fo:margin-left="0in" fo:margin-right="0in" fo:line-height="100%" fo:text-indent="0.5in" style:auto-text-indent="false"/>
      <style:text-properties style:font-name="Arial" fo:font-size="12pt" officeooo:rsid="010b9327" officeooo:paragraph-rsid="018b8c6f" style:font-size-asian="12pt" style:font-size-complex="12pt"/>
    </style:style>
    <style:style style:name="P1118" style:family="paragraph" style:parent-style-name="Standard">
      <style:paragraph-properties fo:margin-left="0in" fo:margin-right="0in" fo:line-height="100%" fo:text-indent="0.5in" style:auto-text-indent="false"/>
      <style:text-properties style:font-name="Arial" fo:font-size="12pt" officeooo:rsid="010ca81e" officeooo:paragraph-rsid="018b8c6f" style:font-size-asian="12pt" style:font-size-complex="12pt"/>
    </style:style>
    <style:style style:name="P1119" style:family="paragraph" style:parent-style-name="Standard">
      <style:paragraph-properties fo:margin-left="0in" fo:margin-right="0in" fo:line-height="100%" fo:text-indent="0.5in" style:auto-text-indent="false"/>
      <style:text-properties style:font-name="Arial" fo:font-size="12pt" officeooo:rsid="0112416f" officeooo:paragraph-rsid="018b8c6f" style:font-size-asian="12pt" style:font-size-complex="12pt"/>
    </style:style>
    <style:style style:name="P1120" style:family="paragraph" style:parent-style-name="Standard">
      <style:paragraph-properties fo:margin-left="0in" fo:margin-right="0in" fo:line-height="100%" fo:text-indent="0.5in" style:auto-text-indent="false"/>
      <style:text-properties style:font-name="Arial" fo:font-size="12pt" officeooo:rsid="01948db9" officeooo:paragraph-rsid="018b8c6f" style:font-size-asian="12pt" style:font-size-complex="12pt"/>
    </style:style>
    <style:style style:name="P1121" style:family="paragraph" style:parent-style-name="Standard">
      <style:paragraph-properties fo:margin-left="0in" fo:margin-right="0in" fo:line-height="100%" fo:text-indent="0.5in" style:auto-text-indent="false"/>
      <style:text-properties style:font-name="Arial" fo:font-size="12pt" officeooo:rsid="0110b77e" officeooo:paragraph-rsid="018b8c6f" style:font-size-asian="12pt" style:font-size-complex="12pt"/>
    </style:style>
    <style:style style:name="P1122" style:family="paragraph" style:parent-style-name="Standard">
      <style:paragraph-properties fo:margin-left="0in" fo:margin-right="0in" fo:line-height="100%" fo:text-indent="0.5in" style:auto-text-indent="false"/>
      <style:text-properties style:font-name="Arial" fo:font-size="12pt" officeooo:rsid="00ddd761" officeooo:paragraph-rsid="018b8c6f" style:font-size-asian="12pt" style:font-size-complex="12pt"/>
    </style:style>
    <style:style style:name="P1123" style:family="paragraph" style:parent-style-name="Standard">
      <style:paragraph-properties fo:margin-left="0in" fo:margin-right="0in" fo:line-height="100%" fo:text-indent="0.5in" style:auto-text-indent="false"/>
      <style:text-properties style:font-name="Arial" fo:font-size="12pt" officeooo:rsid="00de877d" officeooo:paragraph-rsid="018b8c6f" style:font-size-asian="12pt" style:font-size-complex="12pt"/>
    </style:style>
    <style:style style:name="P1124" style:family="paragraph" style:parent-style-name="Standard">
      <style:paragraph-properties fo:margin-left="0in" fo:margin-right="0in" fo:line-height="100%" fo:text-indent="0.5in" style:auto-text-indent="false"/>
      <style:text-properties style:font-name="Arial" fo:font-size="12pt" officeooo:rsid="00f61ad2" officeooo:paragraph-rsid="018b8c6f" style:font-size-asian="12pt" style:font-size-complex="12pt"/>
    </style:style>
    <style:style style:name="P1125" style:family="paragraph" style:parent-style-name="Standard">
      <style:paragraph-properties fo:margin-left="0in" fo:margin-right="0in" fo:line-height="100%" fo:text-indent="0.5in" style:auto-text-indent="false"/>
      <style:text-properties style:font-name="Arial" fo:font-size="12pt" officeooo:rsid="0477f7e9" officeooo:paragraph-rsid="018b8c6f" style:font-size-asian="12pt" style:font-size-complex="12pt"/>
    </style:style>
    <style:style style:name="P1126" style:family="paragraph" style:parent-style-name="Standard">
      <style:paragraph-properties fo:margin-left="0in" fo:margin-right="0in" fo:line-height="100%" fo:text-indent="0.5in" style:auto-text-indent="false"/>
      <style:text-properties style:font-name="Arial" fo:font-size="12pt" officeooo:rsid="00fa6c12" officeooo:paragraph-rsid="018b8c6f" style:font-size-asian="12pt" style:font-size-complex="12pt"/>
    </style:style>
    <style:style style:name="P1127" style:family="paragraph" style:parent-style-name="Standard">
      <style:paragraph-properties fo:margin-left="0in" fo:margin-right="0in" fo:line-height="100%" fo:text-indent="0.5in" style:auto-text-indent="false"/>
      <style:text-properties style:font-name="Arial" fo:font-size="12pt" officeooo:rsid="002062eb" officeooo:paragraph-rsid="018b8c6f" style:font-size-asian="12pt" style:font-size-complex="12pt"/>
    </style:style>
    <style:style style:name="P1128" style:family="paragraph" style:parent-style-name="Standard">
      <style:paragraph-properties fo:margin-left="0in" fo:margin-right="0in" fo:line-height="100%" fo:text-indent="0.5in" style:auto-text-indent="false"/>
      <style:text-properties style:font-name="Arial" fo:font-size="12pt" officeooo:rsid="0104e203" officeooo:paragraph-rsid="018b8c6f" style:font-size-asian="12pt" style:font-size-complex="12pt"/>
    </style:style>
    <style:style style:name="P1129" style:family="paragraph" style:parent-style-name="Standard">
      <style:paragraph-properties fo:margin-left="0in" fo:margin-right="0in" fo:line-height="100%" fo:text-indent="0.5in" style:auto-text-indent="false"/>
      <style:text-properties style:font-name="Arial" fo:font-size="12pt" officeooo:rsid="00452dba" officeooo:paragraph-rsid="018b8c6f" style:font-size-asian="12pt" style:font-size-complex="12pt"/>
    </style:style>
    <style:style style:name="P1130" style:family="paragraph" style:parent-style-name="Standard">
      <style:paragraph-properties fo:margin-left="0in" fo:margin-right="0in" fo:line-height="100%" fo:text-indent="0.5in" style:auto-text-indent="false"/>
      <style:text-properties style:font-name="Arial" fo:font-size="12pt" officeooo:rsid="00493b6d" officeooo:paragraph-rsid="018b8c6f" style:font-size-asian="12pt" style:font-size-complex="12pt"/>
    </style:style>
    <style:style style:name="P1131" style:family="paragraph" style:parent-style-name="Standard">
      <style:paragraph-properties fo:margin-left="0in" fo:margin-right="0in" fo:line-height="100%" fo:text-indent="0.5in" style:auto-text-indent="false"/>
      <style:text-properties style:font-name="Arial" fo:font-size="12pt" officeooo:rsid="0313a844" officeooo:paragraph-rsid="018b8c6f" style:font-size-asian="12pt" style:font-size-complex="12pt"/>
    </style:style>
    <style:style style:name="P1132" style:family="paragraph" style:parent-style-name="Standard">
      <style:paragraph-properties fo:margin-left="0in" fo:margin-right="0in" fo:line-height="100%" fo:text-indent="0.5in" style:auto-text-indent="false"/>
      <style:text-properties style:font-name="Arial" fo:font-size="12pt" officeooo:rsid="0317540f" officeooo:paragraph-rsid="018b8c6f" style:font-size-asian="12pt" style:font-size-complex="12pt"/>
    </style:style>
    <style:style style:name="P1133" style:family="paragraph" style:parent-style-name="Standard">
      <style:paragraph-properties fo:margin-left="0in" fo:margin-right="0in" fo:line-height="100%" fo:text-indent="0.5in" style:auto-text-indent="false"/>
      <style:text-properties style:font-name="Arial" fo:font-size="12pt" officeooo:rsid="042374f7" officeooo:paragraph-rsid="018b8c6f" style:font-size-asian="12pt" style:font-size-complex="12pt"/>
    </style:style>
    <style:style style:name="P1134" style:family="paragraph" style:parent-style-name="Standard">
      <style:paragraph-properties fo:margin-left="0in" fo:margin-right="0in" fo:line-height="100%" fo:text-indent="0.5in" style:auto-text-indent="false"/>
      <style:text-properties style:font-name="Arial" fo:font-size="12pt" officeooo:rsid="034cee48" officeooo:paragraph-rsid="018b8c6f" style:font-size-asian="12pt" style:font-size-complex="12pt"/>
    </style:style>
    <style:style style:name="P1135" style:family="paragraph" style:parent-style-name="Standard">
      <style:paragraph-properties fo:margin-left="0in" fo:margin-right="0in" fo:line-height="100%" fo:text-indent="0.5in" style:auto-text-indent="false"/>
      <style:text-properties style:font-name="Arial" fo:font-size="12pt" officeooo:rsid="034ee3fa" officeooo:paragraph-rsid="018b8c6f" style:font-size-asian="12pt" style:font-size-complex="12pt"/>
    </style:style>
    <style:style style:name="P1136" style:family="paragraph" style:parent-style-name="Standard">
      <style:paragraph-properties fo:margin-left="0in" fo:margin-right="0in" fo:line-height="100%" fo:text-indent="0.5in" style:auto-text-indent="false"/>
      <style:text-properties style:font-name="Arial" fo:font-size="12pt" officeooo:rsid="00206f5c" officeooo:paragraph-rsid="018b8c6f" style:font-size-asian="12pt" style:font-size-complex="12pt"/>
    </style:style>
    <style:style style:name="P1137" style:family="paragraph" style:parent-style-name="Standard">
      <style:paragraph-properties fo:margin-left="0in" fo:margin-right="0in" fo:line-height="100%" fo:text-indent="0.5in" style:auto-text-indent="false"/>
      <style:text-properties style:font-name="Arial" fo:font-size="12pt" officeooo:rsid="0429026d" officeooo:paragraph-rsid="018b8c6f" style:font-size-asian="12pt" style:font-size-complex="12pt"/>
    </style:style>
    <style:style style:name="P1138" style:family="paragraph" style:parent-style-name="Standard">
      <style:paragraph-properties fo:margin-left="0in" fo:margin-right="0in" fo:line-height="100%" fo:text-indent="0.5in" style:auto-text-indent="false"/>
      <style:text-properties style:font-name="Arial" fo:font-size="12pt" officeooo:rsid="0022299b" officeooo:paragraph-rsid="018b8c6f" style:font-size-asian="12pt" style:font-size-complex="12pt"/>
    </style:style>
    <style:style style:name="P1139" style:family="paragraph" style:parent-style-name="Standard">
      <style:paragraph-properties fo:margin-left="0in" fo:margin-right="0in" fo:line-height="100%" fo:text-indent="0.5in" style:auto-text-indent="false"/>
      <style:text-properties style:font-name="Arial" fo:font-size="12pt" officeooo:rsid="035033d6" officeooo:paragraph-rsid="018b8c6f" style:font-size-asian="12pt" style:font-size-complex="12pt"/>
    </style:style>
    <style:style style:name="P1140" style:family="paragraph" style:parent-style-name="Standard">
      <style:paragraph-properties fo:margin-left="0in" fo:margin-right="0in" fo:line-height="100%" fo:text-indent="0.5in" style:auto-text-indent="false"/>
      <style:text-properties style:font-name="Arial" fo:font-size="12pt" officeooo:rsid="011945c3" officeooo:paragraph-rsid="018b8c6f" style:font-size-asian="12pt" style:font-size-complex="12pt"/>
    </style:style>
    <style:style style:name="P1141" style:family="paragraph" style:parent-style-name="Standard">
      <style:paragraph-properties fo:margin-left="0in" fo:margin-right="0in" fo:line-height="100%" fo:text-indent="0.5in" style:auto-text-indent="false"/>
      <style:text-properties style:font-name="Arial" fo:font-size="12pt" officeooo:rsid="0459b4ea" officeooo:paragraph-rsid="018b8c6f" style:font-size-asian="12pt" style:font-size-complex="12pt"/>
    </style:style>
    <style:style style:name="P1142" style:family="paragraph" style:parent-style-name="Standard">
      <style:paragraph-properties fo:margin-left="0in" fo:margin-right="0in" fo:line-height="100%" fo:text-indent="0.5in" style:auto-text-indent="false"/>
      <style:text-properties style:font-name="Arial" fo:font-size="12pt" officeooo:rsid="011b0ac8" officeooo:paragraph-rsid="018b8c6f" style:font-size-asian="12pt" style:font-size-complex="12pt"/>
    </style:style>
    <style:style style:name="P1143" style:family="paragraph" style:parent-style-name="Standard">
      <style:paragraph-properties fo:margin-left="0in" fo:margin-right="0in" fo:line-height="100%" fo:text-indent="0.5in" style:auto-text-indent="false"/>
      <style:text-properties style:font-name="Arial" fo:font-size="12pt" officeooo:rsid="012007d6" officeooo:paragraph-rsid="018b8c6f" style:font-size-asian="12pt" style:font-size-complex="12pt"/>
    </style:style>
    <style:style style:name="P1144" style:family="paragraph" style:parent-style-name="Standard">
      <style:paragraph-properties fo:margin-left="0in" fo:margin-right="0in" fo:line-height="100%" fo:text-indent="0.5in" style:auto-text-indent="false"/>
      <style:text-properties style:font-name="Arial" fo:font-size="12pt" officeooo:rsid="01228df3" officeooo:paragraph-rsid="018b8c6f" style:font-size-asian="12pt" style:font-size-complex="12pt"/>
    </style:style>
    <style:style style:name="P1145" style:family="paragraph" style:parent-style-name="Standard">
      <style:paragraph-properties fo:margin-left="0in" fo:margin-right="0in" fo:line-height="100%" fo:text-indent="0.5in" style:auto-text-indent="false"/>
      <style:text-properties style:font-name="Arial" fo:font-size="12pt" officeooo:rsid="01a56e43" officeooo:paragraph-rsid="018b8c6f" style:font-size-asian="12pt" style:font-size-complex="12pt"/>
    </style:style>
    <style:style style:name="P1146" style:family="paragraph" style:parent-style-name="Standard">
      <style:paragraph-properties fo:margin-left="0in" fo:margin-right="0in" fo:line-height="100%" fo:text-indent="0.5in" style:auto-text-indent="false"/>
      <style:text-properties style:font-name="Arial" fo:font-size="12pt" officeooo:rsid="01a7528b" officeooo:paragraph-rsid="018b8c6f" style:font-size-asian="12pt" style:font-size-complex="12pt"/>
    </style:style>
    <style:style style:name="P1147" style:family="paragraph" style:parent-style-name="Standard">
      <style:paragraph-properties fo:margin-left="0in" fo:margin-right="0in" fo:line-height="100%" fo:text-indent="0.5in" style:auto-text-indent="false"/>
      <style:text-properties style:font-name="Arial" fo:font-size="12pt" officeooo:rsid="01a94272" officeooo:paragraph-rsid="018b8c6f" style:font-size-asian="12pt" style:font-size-complex="12pt"/>
    </style:style>
    <style:style style:name="P1148" style:family="paragraph" style:parent-style-name="Standard">
      <style:paragraph-properties fo:margin-left="0in" fo:margin-right="0in" fo:line-height="100%" fo:text-indent="0.5in" style:auto-text-indent="false"/>
      <style:text-properties style:font-name="Arial" fo:font-size="12pt" officeooo:rsid="01abcb01" officeooo:paragraph-rsid="018b8c6f" style:font-size-asian="12pt" style:font-size-complex="12pt"/>
    </style:style>
    <style:style style:name="P1149" style:family="paragraph" style:parent-style-name="Standard">
      <style:paragraph-properties fo:margin-left="0in" fo:margin-right="0in" fo:line-height="100%" fo:text-indent="0.5in" style:auto-text-indent="false"/>
      <style:text-properties style:font-name="Arial" fo:font-size="12pt" officeooo:rsid="01253aab" officeooo:paragraph-rsid="018b8c6f" style:font-size-asian="12pt" style:font-size-complex="12pt"/>
    </style:style>
    <style:style style:name="P1150" style:family="paragraph" style:parent-style-name="Standard">
      <style:paragraph-properties fo:margin-left="0in" fo:margin-right="0in" fo:line-height="100%" fo:text-indent="0.5in" style:auto-text-indent="false"/>
      <style:text-properties style:font-name="Arial" fo:font-size="12pt" officeooo:rsid="0125c4f9" officeooo:paragraph-rsid="018b8c6f" style:font-size-asian="12pt" style:font-size-complex="12pt"/>
    </style:style>
    <style:style style:name="P1151" style:family="paragraph" style:parent-style-name="Standard">
      <style:paragraph-properties fo:margin-left="0in" fo:margin-right="0in" fo:line-height="100%" fo:text-indent="0.5in" style:auto-text-indent="false"/>
      <style:text-properties style:font-name="Arial" fo:font-size="12pt" officeooo:rsid="048421a5" officeooo:paragraph-rsid="018b8c6f" style:font-size-asian="12pt" style:font-size-complex="12pt"/>
    </style:style>
    <style:style style:name="P1152" style:family="paragraph" style:parent-style-name="Standard">
      <style:paragraph-properties fo:margin-left="0in" fo:margin-right="0in" fo:line-height="100%" fo:text-indent="0.5in" style:auto-text-indent="false"/>
      <style:text-properties style:font-name="Arial" fo:font-size="12pt" officeooo:rsid="0125e4a7" officeooo:paragraph-rsid="018b8c6f" style:font-size-asian="12pt" style:font-size-complex="12pt"/>
    </style:style>
    <style:style style:name="P1153" style:family="paragraph" style:parent-style-name="Standard">
      <style:paragraph-properties fo:margin-left="0in" fo:margin-right="0in" fo:line-height="100%" fo:text-indent="0.5in" style:auto-text-indent="false"/>
      <style:text-properties style:font-name="Arial" fo:font-size="12pt" officeooo:rsid="043da4d3" officeooo:paragraph-rsid="018b8c6f" style:font-size-asian="12pt" style:font-size-complex="12pt"/>
    </style:style>
    <style:style style:name="P1154" style:family="paragraph" style:parent-style-name="Standard">
      <style:paragraph-properties fo:margin-left="0in" fo:margin-right="0in" fo:line-height="100%" fo:text-indent="0.5in" style:auto-text-indent="false"/>
      <style:text-properties style:font-name="Arial" fo:font-size="12pt" officeooo:rsid="043e487e" officeooo:paragraph-rsid="018b8c6f" style:font-size-asian="12pt" style:font-size-complex="12pt"/>
    </style:style>
    <style:style style:name="P1155" style:family="paragraph" style:parent-style-name="Standard">
      <style:paragraph-properties fo:margin-left="0in" fo:margin-right="0in" fo:line-height="100%" fo:text-indent="0.5in" style:auto-text-indent="false"/>
      <style:text-properties style:font-name="Arial" fo:font-size="12pt" officeooo:rsid="00270fcc" officeooo:paragraph-rsid="018b8c6f" style:font-size-asian="12pt" style:font-size-complex="12pt"/>
    </style:style>
    <style:style style:name="P1156" style:family="paragraph" style:parent-style-name="Standard">
      <style:paragraph-properties fo:margin-left="0in" fo:margin-right="0in" fo:line-height="100%" fo:text-indent="0.5in" style:auto-text-indent="false"/>
      <style:text-properties style:font-name="Arial" fo:font-size="12pt" officeooo:rsid="012f3291" officeooo:paragraph-rsid="018b8c6f" style:font-size-asian="12pt" style:font-size-complex="12pt"/>
    </style:style>
    <style:style style:name="P1157" style:family="paragraph" style:parent-style-name="Standard">
      <style:paragraph-properties fo:margin-left="0in" fo:margin-right="0in" fo:line-height="100%" fo:text-indent="0.5in" style:auto-text-indent="false"/>
      <style:text-properties style:font-name="Arial" fo:font-size="12pt" officeooo:rsid="01504731" officeooo:paragraph-rsid="018b8c6f" style:font-size-asian="12pt" style:font-size-complex="12pt"/>
    </style:style>
    <style:style style:name="P1158" style:family="paragraph" style:parent-style-name="Standard">
      <style:paragraph-properties fo:margin-left="0in" fo:margin-right="0in" fo:line-height="100%" fo:text-indent="0.5in" style:auto-text-indent="false"/>
      <style:text-properties style:font-name="Arial" fo:font-size="12pt" officeooo:rsid="01311cd6" officeooo:paragraph-rsid="018b8c6f" style:font-size-asian="12pt" style:font-size-complex="12pt"/>
    </style:style>
    <style:style style:name="P1159" style:family="paragraph" style:parent-style-name="Standard">
      <style:paragraph-properties fo:margin-left="0in" fo:margin-right="0in" fo:line-height="100%" fo:text-indent="0.5in" style:auto-text-indent="false"/>
      <style:text-properties style:font-name="Arial" fo:font-size="12pt" officeooo:rsid="03371686" officeooo:paragraph-rsid="018b8c6f" style:font-size-asian="12pt" style:font-size-complex="12pt"/>
    </style:style>
    <style:style style:name="P1160" style:family="paragraph" style:parent-style-name="Standard">
      <style:paragraph-properties fo:margin-left="0in" fo:margin-right="0in" fo:line-height="100%" fo:text-indent="0.5in" style:auto-text-indent="false"/>
      <style:text-properties style:font-name="Arial" fo:font-size="12pt" officeooo:rsid="0132be65" officeooo:paragraph-rsid="018b8c6f" style:font-size-asian="12pt" style:font-size-complex="12pt"/>
    </style:style>
    <style:style style:name="P1161" style:family="paragraph" style:parent-style-name="Standard">
      <style:paragraph-properties fo:margin-left="0in" fo:margin-right="0in" fo:line-height="100%" fo:text-indent="0.5in" style:auto-text-indent="false"/>
      <style:text-properties style:font-name="Arial" fo:font-size="12pt" officeooo:rsid="0134948c" officeooo:paragraph-rsid="018b8c6f" style:font-size-asian="12pt" style:font-size-complex="12pt"/>
    </style:style>
    <style:style style:name="P1162" style:family="paragraph" style:parent-style-name="Standard">
      <style:paragraph-properties fo:margin-left="0in" fo:margin-right="0in" fo:line-height="100%" fo:text-indent="0.5in" style:auto-text-indent="false"/>
      <style:text-properties style:font-name="Arial" fo:font-size="12pt" officeooo:rsid="049195f4" officeooo:paragraph-rsid="018b8c6f" style:font-size-asian="12pt" style:font-size-complex="12pt"/>
    </style:style>
    <style:style style:name="P1163" style:family="paragraph" style:parent-style-name="Standard">
      <style:paragraph-properties fo:margin-left="0in" fo:margin-right="0in" fo:line-height="100%" fo:text-indent="0.5in" style:auto-text-indent="false"/>
      <style:text-properties style:font-name="Arial" fo:font-size="12pt" officeooo:rsid="0133bf28" officeooo:paragraph-rsid="018b8c6f" style:font-size-asian="12pt" style:font-size-complex="12pt"/>
    </style:style>
    <style:style style:name="P1164" style:family="paragraph" style:parent-style-name="Standard">
      <style:paragraph-properties fo:margin-left="0in" fo:margin-right="0in" fo:line-height="100%" fo:text-indent="0.5in" style:auto-text-indent="false"/>
      <style:text-properties style:font-name="Arial" fo:font-size="12pt" officeooo:rsid="01395e73" officeooo:paragraph-rsid="018b8c6f" style:font-size-asian="12pt" style:font-size-complex="12pt"/>
    </style:style>
    <style:style style:name="P1165" style:family="paragraph" style:parent-style-name="Standard">
      <style:paragraph-properties fo:margin-left="0in" fo:margin-right="0in" fo:line-height="100%" fo:text-indent="0.5in" style:auto-text-indent="false"/>
      <style:text-properties style:font-name="Arial" fo:font-size="12pt" officeooo:rsid="074121c2" officeooo:paragraph-rsid="018b8c6f" style:font-size-asian="12pt" style:font-size-complex="12pt"/>
    </style:style>
    <style:style style:name="P1166" style:family="paragraph" style:parent-style-name="Standard">
      <style:paragraph-properties fo:margin-left="0in" fo:margin-right="0in" fo:line-height="100%" fo:text-indent="0.5in" style:auto-text-indent="false"/>
      <style:text-properties style:font-name="Arial" fo:font-size="12pt" officeooo:rsid="013a3734" officeooo:paragraph-rsid="018b8c6f" style:font-size-asian="12pt" style:font-size-complex="12pt"/>
    </style:style>
    <style:style style:name="P1167" style:family="paragraph" style:parent-style-name="Standard">
      <style:paragraph-properties fo:margin-left="0in" fo:margin-right="0in" fo:line-height="100%" fo:text-indent="0.5in" style:auto-text-indent="false"/>
      <style:text-properties style:font-name="Arial" fo:font-size="12pt" officeooo:rsid="01721d7e" officeooo:paragraph-rsid="018b8c6f" style:font-size-asian="12pt" style:font-size-complex="12pt"/>
    </style:style>
    <style:style style:name="P1168" style:family="paragraph" style:parent-style-name="Standard">
      <style:paragraph-properties fo:margin-left="0in" fo:margin-right="0in" fo:line-height="100%" fo:text-indent="0.5in" style:auto-text-indent="false"/>
      <style:text-properties style:font-name="Arial" fo:font-size="12pt" officeooo:rsid="0175f00c" officeooo:paragraph-rsid="018b8c6f" style:font-size-asian="12pt" style:font-size-complex="12pt"/>
    </style:style>
    <style:style style:name="P1169" style:family="paragraph" style:parent-style-name="Standard">
      <style:paragraph-properties fo:margin-left="0in" fo:margin-right="0in" fo:line-height="100%" fo:text-indent="0.5in" style:auto-text-indent="false"/>
      <style:text-properties style:font-name="Arial" fo:font-size="12pt" officeooo:rsid="01766095" officeooo:paragraph-rsid="018b8c6f" style:font-size-asian="12pt" style:font-size-complex="12pt"/>
    </style:style>
    <style:style style:name="P1170" style:family="paragraph" style:parent-style-name="Standard">
      <style:paragraph-properties fo:margin-left="0in" fo:margin-right="0in" fo:line-height="100%" fo:text-indent="0.5in" style:auto-text-indent="false"/>
      <style:text-properties style:font-name="Arial" fo:font-size="12pt" officeooo:rsid="0194ea42" officeooo:paragraph-rsid="018b8c6f" style:font-size-asian="12pt" style:font-size-complex="12pt"/>
    </style:style>
    <style:style style:name="P1171" style:family="paragraph" style:parent-style-name="Standard">
      <style:paragraph-properties fo:margin-left="0in" fo:margin-right="0in" fo:line-height="100%" fo:text-indent="0.5in" style:auto-text-indent="false"/>
      <style:text-properties style:font-name="Arial" fo:font-size="12pt" officeooo:rsid="003fae8f" officeooo:paragraph-rsid="018b8c6f" style:font-size-asian="12pt" style:font-size-complex="12pt"/>
    </style:style>
    <style:style style:name="P1172" style:family="paragraph" style:parent-style-name="Standard">
      <style:paragraph-properties fo:margin-left="0in" fo:margin-right="0in" fo:line-height="100%" fo:text-indent="0.5in" style:auto-text-indent="false"/>
      <style:text-properties style:font-name="Arial" fo:font-size="12pt" officeooo:rsid="003fd4b9" officeooo:paragraph-rsid="018b8c6f" style:font-size-asian="12pt" style:font-size-complex="12pt"/>
    </style:style>
    <style:style style:name="P1173" style:family="paragraph" style:parent-style-name="Standard">
      <style:paragraph-properties fo:margin-left="0in" fo:margin-right="0in" fo:line-height="100%" fo:text-indent="0.5in" style:auto-text-indent="false"/>
      <style:text-properties style:font-name="Arial" fo:font-size="12pt" officeooo:rsid="0176e492" officeooo:paragraph-rsid="018b8c6f" style:font-size-asian="12pt" style:font-size-complex="12pt"/>
    </style:style>
    <style:style style:name="P1174" style:family="paragraph" style:parent-style-name="Standard">
      <style:paragraph-properties fo:margin-left="0in" fo:margin-right="0in" fo:line-height="100%" fo:text-indent="0.5in" style:auto-text-indent="false"/>
      <style:text-properties style:font-name="Arial" fo:font-size="12pt" officeooo:rsid="01b04fba" officeooo:paragraph-rsid="018b8c6f" style:font-size-asian="12pt" style:font-size-complex="12pt"/>
    </style:style>
    <style:style style:name="P1175" style:family="paragraph" style:parent-style-name="Standard">
      <style:paragraph-properties fo:margin-left="0in" fo:margin-right="0in" fo:line-height="100%" fo:text-indent="0.5in" style:auto-text-indent="false"/>
      <style:text-properties style:font-name="Arial" fo:font-size="12pt" officeooo:rsid="017dd643" officeooo:paragraph-rsid="018b8c6f" style:font-size-asian="12pt" style:font-size-complex="12pt"/>
    </style:style>
    <style:style style:name="P1176" style:family="paragraph" style:parent-style-name="Standard">
      <style:paragraph-properties fo:margin-left="0in" fo:margin-right="0in" fo:line-height="100%" fo:text-indent="0.5in" style:auto-text-indent="false"/>
      <style:text-properties style:font-name="Arial" fo:font-size="12pt" officeooo:rsid="017f9450" officeooo:paragraph-rsid="018b8c6f" style:font-size-asian="12pt" style:font-size-complex="12pt"/>
    </style:style>
    <style:style style:name="P1177" style:family="paragraph" style:parent-style-name="Standard">
      <style:paragraph-properties fo:margin-left="0in" fo:margin-right="0in" fo:line-height="100%" fo:text-indent="0.5in" style:auto-text-indent="false"/>
      <style:text-properties style:font-name="Arial" fo:font-size="12pt" officeooo:rsid="0032aa10" officeooo:paragraph-rsid="018b8c6f" style:font-size-asian="12pt" style:font-size-complex="12pt"/>
    </style:style>
    <style:style style:name="P1178" style:family="paragraph" style:parent-style-name="Standard">
      <style:paragraph-properties fo:margin-left="0in" fo:margin-right="0in" fo:line-height="100%" fo:text-indent="0.5in" style:auto-text-indent="false"/>
      <style:text-properties style:font-name="Arial" fo:font-size="12pt" officeooo:rsid="01812192" officeooo:paragraph-rsid="018b8c6f" style:font-size-asian="12pt" style:font-size-complex="12pt"/>
    </style:style>
    <style:style style:name="P1179" style:family="paragraph" style:parent-style-name="Standard">
      <style:paragraph-properties fo:margin-left="0in" fo:margin-right="0in" fo:line-height="100%" fo:text-indent="0.5in" style:auto-text-indent="false"/>
      <style:text-properties style:font-name="Arial" fo:font-size="12pt" officeooo:rsid="0182a00b" officeooo:paragraph-rsid="018b8c6f" style:font-size-asian="12pt" style:font-size-complex="12pt"/>
    </style:style>
    <style:style style:name="P1180" style:family="paragraph" style:parent-style-name="Standard">
      <style:paragraph-properties fo:margin-left="0in" fo:margin-right="0in" fo:line-height="100%" fo:text-indent="0.5in" style:auto-text-indent="false"/>
      <style:text-properties style:font-name="Arial" fo:font-size="12pt" officeooo:rsid="01b3d3ef" officeooo:paragraph-rsid="018b8c6f" style:font-size-asian="12pt" style:font-size-complex="12pt"/>
    </style:style>
    <style:style style:name="P1181" style:family="paragraph" style:parent-style-name="Standard">
      <style:paragraph-properties fo:margin-left="0in" fo:margin-right="0in" fo:line-height="100%" fo:text-indent="0.5in" style:auto-text-indent="false"/>
      <style:text-properties style:font-name="Arial" fo:font-size="12pt" officeooo:rsid="01953b64" officeooo:paragraph-rsid="018b8c6f" style:font-size-asian="12pt" style:font-size-complex="12pt"/>
    </style:style>
    <style:style style:name="P1182" style:family="paragraph" style:parent-style-name="Standard">
      <style:paragraph-properties fo:margin-left="0in" fo:margin-right="0in" fo:line-height="100%" fo:text-indent="0.5in" style:auto-text-indent="false"/>
      <style:text-properties style:font-name="Arial" fo:font-size="12pt" officeooo:rsid="01849f72" officeooo:paragraph-rsid="018b8c6f" style:font-size-asian="12pt" style:font-size-complex="12pt"/>
    </style:style>
    <style:style style:name="P1183" style:family="paragraph" style:parent-style-name="Standard">
      <style:paragraph-properties fo:margin-left="0in" fo:margin-right="0in" fo:line-height="100%" fo:text-indent="0.5in" style:auto-text-indent="false"/>
      <style:text-properties style:font-name="Arial" fo:font-size="12pt" officeooo:rsid="0185a2e2" officeooo:paragraph-rsid="018b8c6f" style:font-size-asian="12pt" style:font-size-complex="12pt"/>
    </style:style>
    <style:style style:name="P1184" style:family="paragraph" style:parent-style-name="Standard">
      <style:paragraph-properties fo:margin-left="0in" fo:margin-right="0in" fo:line-height="100%" fo:text-indent="0.5in" style:auto-text-indent="false"/>
      <style:text-properties style:font-name="Arial" fo:font-size="12pt" officeooo:rsid="01980f06" officeooo:paragraph-rsid="018b8c6f" style:font-size-asian="12pt" style:font-size-complex="12pt"/>
    </style:style>
    <style:style style:name="P1185" style:family="paragraph" style:parent-style-name="Standard">
      <style:paragraph-properties fo:margin-left="0in" fo:margin-right="0in" fo:line-height="100%" fo:text-indent="0.5in" style:auto-text-indent="false"/>
      <style:text-properties style:font-name="Arial" fo:font-size="12pt" officeooo:rsid="01874e77" officeooo:paragraph-rsid="018b8c6f" style:font-size-asian="12pt" style:font-size-complex="12pt"/>
    </style:style>
    <style:style style:name="P1186" style:family="paragraph" style:parent-style-name="Standard">
      <style:paragraph-properties fo:margin-left="0in" fo:margin-right="0in" fo:line-height="100%" fo:text-indent="0.5in" style:auto-text-indent="false"/>
      <style:text-properties style:font-name="Arial" fo:font-size="12pt" officeooo:rsid="01bde00d" officeooo:paragraph-rsid="018b8c6f" style:font-size-asian="12pt" style:font-size-complex="12pt"/>
    </style:style>
    <style:style style:name="P1187" style:family="paragraph" style:parent-style-name="Standard">
      <style:paragraph-properties fo:margin-left="0in" fo:margin-right="0in" fo:line-height="100%" fo:text-indent="0.5in" style:auto-text-indent="false"/>
      <style:text-properties style:font-name="Arial" fo:font-size="12pt" officeooo:rsid="0199f24f" officeooo:paragraph-rsid="018b8c6f" style:font-size-asian="12pt" style:font-size-complex="12pt"/>
    </style:style>
    <style:style style:name="P1188" style:family="paragraph" style:parent-style-name="Standard">
      <style:paragraph-properties fo:margin-left="0in" fo:margin-right="0in" fo:line-height="100%" fo:text-indent="0.5in" style:auto-text-indent="false"/>
      <style:text-properties style:font-name="Arial" fo:font-size="12pt" officeooo:rsid="01bfd3f6" officeooo:paragraph-rsid="018b8c6f" style:font-size-asian="12pt" style:font-size-complex="12pt"/>
    </style:style>
    <style:style style:name="P1189" style:family="paragraph" style:parent-style-name="Standard">
      <style:paragraph-properties fo:margin-left="0in" fo:margin-right="0in" fo:line-height="100%" fo:text-indent="0.5in" style:auto-text-indent="false"/>
      <style:text-properties style:font-name="Arial" fo:font-size="12pt" officeooo:rsid="01c12f13" officeooo:paragraph-rsid="018b8c6f" style:font-size-asian="12pt" style:font-size-complex="12pt"/>
    </style:style>
    <style:style style:name="P1190" style:family="paragraph" style:parent-style-name="Standard">
      <style:paragraph-properties fo:margin-left="0in" fo:margin-right="0in" fo:line-height="100%" fo:text-indent="0.5in" style:auto-text-indent="false"/>
      <style:text-properties style:font-name="Arial" fo:font-size="12pt" officeooo:rsid="01f48c60" officeooo:paragraph-rsid="018b8c6f" style:font-size-asian="12pt" style:font-size-complex="12pt"/>
    </style:style>
    <style:style style:name="P1191" style:family="paragraph" style:parent-style-name="Standard">
      <style:paragraph-properties fo:margin-left="0in" fo:margin-right="0in" fo:line-height="100%" fo:text-align="start" style:justify-single-word="false" fo:text-indent="0.5in" style:auto-text-indent="false"/>
      <style:text-properties style:font-name="Arial" fo:font-size="12pt" officeooo:rsid="023d0ee8" officeooo:paragraph-rsid="018b8c6f" style:font-size-asian="12pt" style:font-size-complex="12pt"/>
    </style:style>
    <style:style style:name="P1192" style:family="paragraph" style:parent-style-name="Standard">
      <style:paragraph-properties fo:margin-left="0in" fo:margin-right="0in" fo:line-height="100%" fo:text-indent="0.5in" style:auto-text-indent="false"/>
      <style:text-properties style:font-name="Arial" fo:font-size="12pt" officeooo:rsid="023d0ee8" officeooo:paragraph-rsid="018b8c6f" style:font-size-asian="12pt" style:font-size-complex="12pt"/>
    </style:style>
    <style:style style:name="P1193" style:family="paragraph" style:parent-style-name="Standard">
      <style:paragraph-properties fo:margin-left="0in" fo:margin-right="0in" fo:line-height="100%" fo:text-align="start" style:justify-single-word="false" fo:text-indent="0.5in" style:auto-text-indent="false"/>
      <style:text-properties style:font-name="Arial" fo:font-size="12pt" officeooo:rsid="04ff1773" officeooo:paragraph-rsid="018b8c6f" style:font-size-asian="12pt" style:font-size-complex="12pt"/>
    </style:style>
    <style:style style:name="P1194" style:family="paragraph" style:parent-style-name="Standard">
      <style:paragraph-properties fo:margin-left="0in" fo:margin-right="0in" fo:line-height="100%" fo:text-align="start" style:justify-single-word="false" fo:text-indent="0.5in" style:auto-text-indent="false"/>
      <style:text-properties style:font-name="Arial" fo:font-size="12pt" officeooo:rsid="04ff5adb" officeooo:paragraph-rsid="018b8c6f" style:font-size-asian="12pt" style:font-size-complex="12pt"/>
    </style:style>
    <style:style style:name="P1195" style:family="paragraph" style:parent-style-name="Standard">
      <style:paragraph-properties fo:margin-left="0in" fo:margin-right="0in" fo:line-height="100%" fo:text-align="start" style:justify-single-word="false" fo:text-indent="0.5in" style:auto-text-indent="false"/>
      <style:text-properties style:font-name="Arial" fo:font-size="12pt" officeooo:rsid="04afe6a2" officeooo:paragraph-rsid="018b8c6f" style:font-size-asian="12pt" style:font-size-complex="12pt"/>
    </style:style>
    <style:style style:name="P1196" style:family="paragraph" style:parent-style-name="Standard">
      <style:paragraph-properties fo:margin-left="0in" fo:margin-right="0in" fo:line-height="100%" fo:text-indent="0.5in" style:auto-text-indent="false"/>
      <style:text-properties style:font-name="Arial" fo:font-size="12pt" officeooo:rsid="023efae6" officeooo:paragraph-rsid="018b8c6f" style:font-size-asian="12pt" style:font-size-complex="12pt"/>
    </style:style>
    <style:style style:name="P1197" style:family="paragraph" style:parent-style-name="Standard">
      <style:paragraph-properties fo:margin-left="0in" fo:margin-right="0in" fo:line-height="100%" fo:text-indent="0.5in" style:auto-text-indent="false"/>
      <style:text-properties style:font-name="Arial" fo:font-size="12pt" officeooo:rsid="02408386" officeooo:paragraph-rsid="018b8c6f" style:font-size-asian="12pt" style:font-size-complex="12pt"/>
    </style:style>
    <style:style style:name="P1198" style:family="paragraph" style:parent-style-name="Standard">
      <style:paragraph-properties fo:margin-left="0in" fo:margin-right="0in" fo:line-height="100%" fo:text-indent="0.5in" style:auto-text-indent="false"/>
      <style:text-properties style:font-name="Arial" fo:font-size="12pt" officeooo:rsid="024edc2f" officeooo:paragraph-rsid="018b8c6f" style:font-size-asian="12pt" style:font-size-complex="12pt"/>
    </style:style>
    <style:style style:name="P1199" style:family="paragraph" style:parent-style-name="Standard">
      <style:paragraph-properties fo:margin-left="0in" fo:margin-right="0in" fo:line-height="100%" fo:text-indent="0.5in" style:auto-text-indent="false"/>
      <style:text-properties style:font-name="Arial" fo:font-size="12pt" officeooo:rsid="04c6f759" officeooo:paragraph-rsid="018b8c6f" style:font-size-asian="12pt" style:font-size-complex="12pt"/>
    </style:style>
    <style:style style:name="P1200" style:family="paragraph" style:parent-style-name="Standard">
      <style:paragraph-properties fo:margin-left="0in" fo:margin-right="0in" fo:line-height="100%" fo:text-indent="0.5in" style:auto-text-indent="false"/>
      <style:text-properties style:font-name="Arial" fo:font-size="12pt" officeooo:rsid="04b6d724" officeooo:paragraph-rsid="018b8c6f" style:font-size-asian="12pt" style:font-size-complex="12pt"/>
    </style:style>
    <style:style style:name="P1201" style:family="paragraph" style:parent-style-name="Standard">
      <style:paragraph-properties fo:margin-left="0in" fo:margin-right="0in" fo:line-height="100%" fo:text-indent="0.5in" style:auto-text-indent="false"/>
      <style:text-properties style:font-name="Arial" fo:font-size="12pt" officeooo:rsid="0238daef" officeooo:paragraph-rsid="018b8c6f" style:font-size-asian="12pt" style:font-size-complex="12pt"/>
    </style:style>
    <style:style style:name="P1202" style:family="paragraph" style:parent-style-name="Standard">
      <style:paragraph-properties fo:margin-left="0in" fo:margin-right="0in" fo:line-height="100%" fo:text-indent="0.5in" style:auto-text-indent="false"/>
      <style:text-properties style:font-name="Arial" fo:font-size="12pt" officeooo:rsid="0253d3bd" officeooo:paragraph-rsid="018b8c6f" style:font-size-asian="12pt" style:font-size-complex="12pt"/>
    </style:style>
    <style:style style:name="P1203" style:family="paragraph" style:parent-style-name="Standard">
      <style:paragraph-properties fo:margin-left="0in" fo:margin-right="0in" fo:line-height="100%" fo:text-indent="0.5in" style:auto-text-indent="false"/>
      <style:text-properties style:font-name="Arial" fo:font-size="12pt" officeooo:rsid="02530b9c" officeooo:paragraph-rsid="018b8c6f" style:font-size-asian="12pt" style:font-size-complex="12pt"/>
    </style:style>
    <style:style style:name="P1204" style:family="paragraph" style:parent-style-name="Standard">
      <style:paragraph-properties fo:margin-left="0in" fo:margin-right="0in" fo:line-height="100%" fo:text-indent="0.5in" style:auto-text-indent="false"/>
      <style:text-properties style:font-name="Arial" fo:font-size="12pt" officeooo:rsid="04c88858" officeooo:paragraph-rsid="018b8c6f" style:font-size-asian="12pt" style:font-size-complex="12pt"/>
    </style:style>
    <style:style style:name="P1205" style:family="paragraph" style:parent-style-name="Standard">
      <style:paragraph-properties fo:margin-left="0in" fo:margin-right="0in" fo:line-height="100%" fo:text-indent="0.5in" style:auto-text-indent="false"/>
      <style:text-properties style:font-name="Arial" fo:font-size="12pt" officeooo:rsid="04ca1e88" officeooo:paragraph-rsid="018b8c6f" style:font-size-asian="12pt" style:font-size-complex="12pt"/>
    </style:style>
    <style:style style:name="P1206" style:family="paragraph" style:parent-style-name="Standard">
      <style:paragraph-properties fo:margin-left="0in" fo:margin-right="0in" fo:line-height="100%" fo:text-indent="0.5in" style:auto-text-indent="false"/>
      <style:text-properties style:font-name="Arial" fo:font-size="12pt" officeooo:rsid="04cbc99f" officeooo:paragraph-rsid="018b8c6f" style:font-size-asian="12pt" style:font-size-complex="12pt"/>
    </style:style>
    <style:style style:name="P1207" style:family="paragraph" style:parent-style-name="Standard">
      <style:paragraph-properties fo:margin-left="0in" fo:margin-right="0in" fo:line-height="100%" fo:text-indent="0.5in" style:auto-text-indent="false"/>
      <style:text-properties style:font-name="Arial" fo:font-size="12pt" officeooo:rsid="04cc7288" officeooo:paragraph-rsid="018b8c6f" style:font-size-asian="12pt" style:font-size-complex="12pt"/>
    </style:style>
    <style:style style:name="P1208" style:family="paragraph" style:parent-style-name="Standard">
      <style:paragraph-properties fo:margin-left="0in" fo:margin-right="0in" fo:line-height="100%" fo:text-indent="0.5in" style:auto-text-indent="false"/>
      <style:text-properties style:font-name="Arial" fo:font-size="12pt" officeooo:rsid="04bdac1e" officeooo:paragraph-rsid="018b8c6f" style:font-size-asian="12pt" style:font-size-complex="12pt"/>
    </style:style>
    <style:style style:name="P1209" style:family="paragraph" style:parent-style-name="Standard">
      <style:paragraph-properties fo:margin-left="0in" fo:margin-right="0in" fo:line-height="100%" fo:text-indent="0.5in" style:auto-text-indent="false"/>
      <style:text-properties style:font-name="Arial" fo:font-size="12pt" officeooo:rsid="023a44ed" officeooo:paragraph-rsid="018b8c6f" style:font-size-asian="12pt" style:font-size-complex="12pt"/>
    </style:style>
    <style:style style:name="P1210" style:family="paragraph" style:parent-style-name="Standard">
      <style:paragraph-properties fo:margin-left="0in" fo:margin-right="0in" fo:line-height="100%" fo:text-indent="0.5in" style:auto-text-indent="false"/>
      <style:text-properties style:font-name="Arial" fo:font-size="12pt" officeooo:rsid="0259814b" officeooo:paragraph-rsid="018b8c6f" style:font-size-asian="12pt" style:font-size-complex="12pt"/>
    </style:style>
    <style:style style:name="P1211" style:family="paragraph" style:parent-style-name="Standard">
      <style:paragraph-properties fo:margin-left="0in" fo:margin-right="0in" fo:line-height="100%" fo:text-indent="0.5in" style:auto-text-indent="false"/>
      <style:text-properties style:font-name="Arial" fo:font-size="12pt" officeooo:rsid="025a33c4" officeooo:paragraph-rsid="018b8c6f" style:font-size-asian="12pt" style:font-size-complex="12pt"/>
    </style:style>
    <style:style style:name="P1212" style:family="paragraph" style:parent-style-name="Standard">
      <style:paragraph-properties fo:margin-left="0in" fo:margin-right="0in" fo:line-height="100%" fo:text-indent="0.5in" style:auto-text-indent="false"/>
      <style:text-properties style:font-name="Arial" fo:font-size="12pt" officeooo:rsid="0254df67" officeooo:paragraph-rsid="018b8c6f" style:font-size-asian="12pt" style:font-size-complex="12pt"/>
    </style:style>
    <style:style style:name="P1213" style:family="paragraph" style:parent-style-name="Standard">
      <style:paragraph-properties fo:margin-left="0in" fo:margin-right="0in" fo:line-height="100%" fo:text-indent="0.5in" style:auto-text-indent="false"/>
      <style:text-properties style:font-name="Arial" fo:font-size="12pt" officeooo:rsid="025d84c2" officeooo:paragraph-rsid="018b8c6f" style:font-size-asian="12pt" style:font-size-complex="12pt"/>
    </style:style>
    <style:style style:name="P1214" style:family="paragraph" style:parent-style-name="Standard">
      <style:paragraph-properties fo:margin-left="0in" fo:margin-right="0in" fo:line-height="100%" fo:text-indent="0.5in" style:auto-text-indent="false"/>
      <style:text-properties style:font-name="Arial" fo:font-size="12pt" officeooo:rsid="025e705c" officeooo:paragraph-rsid="018b8c6f" style:font-size-asian="12pt" style:font-size-complex="12pt"/>
    </style:style>
    <style:style style:name="P1215" style:family="paragraph" style:parent-style-name="Standard">
      <style:paragraph-properties fo:margin-left="0in" fo:margin-right="0in" fo:line-height="100%" fo:text-indent="0.5in" style:auto-text-indent="false"/>
      <style:text-properties style:font-name="Arial" fo:font-size="12pt" officeooo:rsid="010d229f" officeooo:paragraph-rsid="018b8c6f" style:font-size-asian="12pt" style:font-size-complex="12pt"/>
    </style:style>
    <style:style style:name="P1216" style:family="paragraph" style:parent-style-name="Standard">
      <style:paragraph-properties fo:margin-left="0in" fo:margin-right="0in" fo:line-height="100%" fo:text-indent="0.5in" style:auto-text-indent="false"/>
      <style:text-properties style:font-name="Arial" fo:font-size="12pt" officeooo:rsid="02601bfe" officeooo:paragraph-rsid="018b8c6f" style:font-size-asian="12pt" style:font-size-complex="12pt"/>
    </style:style>
    <style:style style:name="P1217" style:family="paragraph" style:parent-style-name="Standard">
      <style:paragraph-properties fo:margin-left="0in" fo:margin-right="0in" fo:line-height="100%" fo:text-indent="0.5in" style:auto-text-indent="false"/>
      <style:text-properties style:font-name="Arial" fo:font-size="12pt" officeooo:rsid="0263d927" officeooo:paragraph-rsid="018b8c6f" style:font-size-asian="12pt" style:font-size-complex="12pt"/>
    </style:style>
    <style:style style:name="P1218" style:family="paragraph" style:parent-style-name="Standard">
      <style:paragraph-properties fo:margin-left="0in" fo:margin-right="0in" fo:line-height="100%" fo:text-indent="0.5in" style:auto-text-indent="false"/>
      <style:text-properties style:font-name="Arial" fo:font-size="12pt" officeooo:rsid="02eb11c5" officeooo:paragraph-rsid="018b8c6f" style:font-size-asian="12pt" style:font-size-complex="12pt"/>
    </style:style>
    <style:style style:name="P1219" style:family="paragraph" style:parent-style-name="Standard">
      <style:paragraph-properties fo:margin-left="0in" fo:margin-right="0in" fo:line-height="100%" fo:text-indent="0.5in" style:auto-text-indent="false"/>
      <style:text-properties style:font-name="Arial" fo:font-size="12pt" officeooo:rsid="027fdfad" officeooo:paragraph-rsid="018b8c6f" style:font-size-asian="12pt" style:font-size-complex="12pt"/>
    </style:style>
    <style:style style:name="P1220" style:family="paragraph" style:parent-style-name="Standard">
      <style:paragraph-properties fo:margin-left="0in" fo:margin-right="0in" fo:line-height="100%" fo:text-indent="0.5in" style:auto-text-indent="false"/>
      <style:text-properties style:font-name="Arial" fo:font-size="12pt" officeooo:rsid="031cf396" officeooo:paragraph-rsid="018b8c6f" style:font-size-asian="12pt" style:font-size-complex="12pt"/>
    </style:style>
    <style:style style:name="P1221" style:family="paragraph" style:parent-style-name="Standard">
      <style:paragraph-properties fo:margin-left="0in" fo:margin-right="0in" fo:line-height="100%" fo:text-indent="0.5in" style:auto-text-indent="false"/>
      <style:text-properties style:font-name="Arial" fo:font-size="12pt" officeooo:rsid="029ec4db" officeooo:paragraph-rsid="018b8c6f" style:font-size-asian="12pt" style:font-size-complex="12pt"/>
    </style:style>
    <style:style style:name="P1222" style:family="paragraph" style:parent-style-name="Standard">
      <style:paragraph-properties fo:margin-left="0in" fo:margin-right="0in" fo:line-height="100%" fo:text-indent="0.5in" style:auto-text-indent="false"/>
      <style:text-properties style:font-name="Arial" fo:font-size="12pt" officeooo:rsid="0281b7eb" officeooo:paragraph-rsid="018b8c6f" style:font-size-asian="12pt" style:font-size-complex="12pt"/>
    </style:style>
    <style:style style:name="P1223" style:family="paragraph" style:parent-style-name="Standard">
      <style:paragraph-properties fo:margin-left="0in" fo:margin-right="0in" fo:line-height="100%" fo:text-indent="0.5in" style:auto-text-indent="false"/>
      <style:text-properties style:font-name="Arial" fo:font-size="12pt" officeooo:rsid="02c72752" officeooo:paragraph-rsid="018b8c6f" style:font-size-asian="12pt" style:font-size-complex="12pt"/>
    </style:style>
    <style:style style:name="P1224" style:family="paragraph" style:parent-style-name="Standard">
      <style:paragraph-properties fo:margin-left="0in" fo:margin-right="0in" fo:line-height="100%" fo:text-indent="0.5in" style:auto-text-indent="false"/>
      <style:text-properties style:font-name="Arial" fo:font-size="12pt" officeooo:rsid="0281d318" officeooo:paragraph-rsid="018b8c6f" style:font-size-asian="12pt" style:font-size-complex="12pt"/>
    </style:style>
    <style:style style:name="P1225" style:family="paragraph" style:parent-style-name="Standard">
      <style:paragraph-properties fo:margin-left="0in" fo:margin-right="0in" fo:line-height="100%" fo:text-indent="0.5in" style:auto-text-indent="false"/>
      <style:text-properties style:font-name="Arial" fo:font-size="12pt" officeooo:rsid="04d881a5" officeooo:paragraph-rsid="018b8c6f" style:font-size-asian="12pt" style:font-size-complex="12pt"/>
    </style:style>
    <style:style style:name="P1226" style:family="paragraph" style:parent-style-name="Standard">
      <style:paragraph-properties fo:margin-left="0in" fo:margin-right="0in" fo:line-height="100%" fo:text-indent="0.5in" style:auto-text-indent="false"/>
      <style:text-properties style:font-name="Arial" fo:font-size="12pt" officeooo:rsid="02b7f54d" officeooo:paragraph-rsid="018b8c6f" style:font-size-asian="12pt" style:font-size-complex="12pt"/>
    </style:style>
    <style:style style:name="P1227" style:family="paragraph" style:parent-style-name="Standard">
      <style:paragraph-properties fo:margin-left="0in" fo:margin-right="0in" fo:line-height="100%" fo:text-indent="0.5in" style:auto-text-indent="false"/>
      <style:text-properties style:font-name="Arial" fo:font-size="12pt" officeooo:rsid="031fc097" officeooo:paragraph-rsid="018b8c6f" style:font-size-asian="12pt" style:font-size-complex="12pt"/>
    </style:style>
    <style:style style:name="P1228" style:family="paragraph" style:parent-style-name="Standard">
      <style:paragraph-properties fo:margin-left="0in" fo:margin-right="0in" fo:line-height="100%" fo:text-indent="0.5in" style:auto-text-indent="false"/>
      <style:text-properties style:font-name="Arial" fo:font-size="12pt" officeooo:rsid="032085fb" officeooo:paragraph-rsid="018b8c6f" style:font-size-asian="12pt" style:font-size-complex="12pt"/>
    </style:style>
    <style:style style:name="P1229" style:family="paragraph" style:parent-style-name="Standard">
      <style:paragraph-properties fo:margin-left="0in" fo:margin-right="0in" fo:line-height="100%" fo:text-indent="0.5in" style:auto-text-indent="false"/>
      <style:text-properties style:font-name="Arial" fo:font-size="12pt" officeooo:rsid="03203aa5" officeooo:paragraph-rsid="018b8c6f" style:font-size-asian="12pt" style:font-size-complex="12pt"/>
    </style:style>
    <style:style style:name="P1230" style:family="paragraph" style:parent-style-name="Standard">
      <style:paragraph-properties fo:margin-left="0in" fo:margin-right="0in" fo:line-height="100%" fo:text-indent="0.5in" style:auto-text-indent="false"/>
      <style:text-properties style:font-name="Arial" fo:font-size="12pt" officeooo:rsid="018d8829" officeooo:paragraph-rsid="018b8c6f" style:font-size-asian="12pt" style:font-size-complex="12pt"/>
    </style:style>
    <style:style style:name="P1231" style:family="paragraph" style:parent-style-name="Standard">
      <style:paragraph-properties fo:margin-left="0in" fo:margin-right="0in" fo:line-height="100%" fo:text-indent="0.5in" style:auto-text-indent="false"/>
      <style:text-properties style:font-name="Arial" fo:font-size="12pt" officeooo:rsid="006ccec2" officeooo:paragraph-rsid="018b8c6f" style:font-size-asian="12pt" style:font-size-complex="12pt"/>
    </style:style>
    <style:style style:name="P1232" style:family="paragraph" style:parent-style-name="Standard">
      <style:paragraph-properties fo:margin-left="0in" fo:margin-right="0in" fo:line-height="100%" fo:text-indent="0.5in" style:auto-text-indent="false"/>
      <style:text-properties style:font-name="Arial" fo:font-size="12pt" officeooo:rsid="03218f5d" officeooo:paragraph-rsid="018b8c6f" style:font-size-asian="12pt" style:font-size-complex="12pt"/>
    </style:style>
    <style:style style:name="P1233" style:family="paragraph" style:parent-style-name="Standard">
      <style:paragraph-properties fo:margin-left="0in" fo:margin-right="0in" fo:line-height="100%" fo:text-indent="0.5in" style:auto-text-indent="false"/>
      <style:text-properties style:font-name="Arial" fo:font-size="12pt" officeooo:rsid="03229d60" officeooo:paragraph-rsid="018b8c6f" style:font-size-asian="12pt" style:font-size-complex="12pt"/>
    </style:style>
    <style:style style:name="P1234" style:family="paragraph" style:parent-style-name="Standard">
      <style:paragraph-properties fo:margin-left="0in" fo:margin-right="0in" fo:line-height="100%" fo:text-indent="0.5in" style:auto-text-indent="false"/>
      <style:text-properties style:font-name="Arial" fo:font-size="12pt" officeooo:rsid="02b8c9e2" officeooo:paragraph-rsid="018b8c6f" style:font-size-asian="12pt" style:font-size-complex="12pt"/>
    </style:style>
    <style:style style:name="P1235" style:family="paragraph" style:parent-style-name="Standard">
      <style:paragraph-properties fo:margin-left="0in" fo:margin-right="0in" fo:line-height="100%" fo:text-indent="0.5in" style:auto-text-indent="false"/>
      <style:text-properties style:font-name="Arial" fo:font-size="12pt" officeooo:rsid="02b9fb56" officeooo:paragraph-rsid="018b8c6f" style:font-size-asian="12pt" style:font-size-complex="12pt"/>
    </style:style>
    <style:style style:name="P1236" style:family="paragraph" style:parent-style-name="Standard">
      <style:paragraph-properties fo:margin-left="0in" fo:margin-right="0in" fo:line-height="100%" fo:text-indent="0.5in" style:auto-text-indent="false"/>
      <style:text-properties style:font-name="Arial" fo:font-size="12pt" officeooo:rsid="03233b6f" officeooo:paragraph-rsid="018b8c6f" style:font-size-asian="12pt" style:font-size-complex="12pt"/>
    </style:style>
    <style:style style:name="P1237" style:family="paragraph" style:parent-style-name="Standard">
      <style:paragraph-properties fo:margin-left="0in" fo:margin-right="0in" fo:line-height="100%" fo:text-indent="0.5in" style:auto-text-indent="false"/>
      <style:text-properties style:font-name="Arial" fo:font-size="12pt" officeooo:rsid="044df865" officeooo:paragraph-rsid="018b8c6f" style:font-size-asian="12pt" style:font-size-complex="12pt"/>
    </style:style>
    <style:style style:name="P1238" style:family="paragraph" style:parent-style-name="Standard">
      <style:paragraph-properties fo:margin-left="0in" fo:margin-right="0in" fo:line-height="100%" fo:text-indent="0.5in" style:auto-text-indent="false"/>
      <style:text-properties style:font-name="Arial" fo:font-size="12pt" officeooo:rsid="0089c918" officeooo:paragraph-rsid="018b8c6f" style:font-size-asian="12pt" style:font-size-complex="12pt"/>
    </style:style>
    <style:style style:name="P1239" style:family="paragraph" style:parent-style-name="Standard">
      <style:paragraph-properties fo:margin-left="0in" fo:margin-right="0in" fo:line-height="100%" fo:text-indent="0.5in" style:auto-text-indent="false"/>
      <style:text-properties style:font-name="Arial" fo:font-size="12pt" officeooo:rsid="008eb473" officeooo:paragraph-rsid="018b8c6f" style:font-size-asian="12pt" style:font-size-complex="12pt"/>
    </style:style>
    <style:style style:name="P1240" style:family="paragraph" style:parent-style-name="Standard">
      <style:paragraph-properties fo:margin-left="0in" fo:margin-right="0in" fo:line-height="100%" fo:text-indent="0.5in" style:auto-text-indent="false"/>
      <style:text-properties style:font-name="Arial" fo:font-size="12pt" officeooo:rsid="044ee622" officeooo:paragraph-rsid="018b8c6f" style:font-size-asian="12pt" style:font-size-complex="12pt"/>
    </style:style>
    <style:style style:name="P1241" style:family="paragraph" style:parent-style-name="Standard">
      <style:paragraph-properties fo:margin-left="0in" fo:margin-right="0in" fo:line-height="100%" fo:text-indent="0.5in" style:auto-text-indent="false"/>
      <style:text-properties style:font-name="Arial" fo:font-size="12pt" officeooo:rsid="044fd9ab" officeooo:paragraph-rsid="018b8c6f" style:font-size-asian="12pt" style:font-size-complex="12pt"/>
    </style:style>
    <style:style style:name="P1242" style:family="paragraph" style:parent-style-name="Standard">
      <style:paragraph-properties fo:margin-left="0in" fo:margin-right="0in" fo:line-height="100%" fo:text-indent="0.5in" style:auto-text-indent="false"/>
      <style:text-properties style:font-name="Arial" fo:font-size="12pt" officeooo:rsid="050f621e" officeooo:paragraph-rsid="018b8c6f" style:font-size-asian="12pt" style:font-size-complex="12pt"/>
    </style:style>
    <style:style style:name="P1243" style:family="paragraph" style:parent-style-name="Standard">
      <style:paragraph-properties fo:margin-left="0in" fo:margin-right="0in" fo:line-height="100%" fo:text-indent="0.5in" style:auto-text-indent="false"/>
      <style:text-properties style:font-name="Arial" fo:font-size="12pt" officeooo:rsid="009f8ca3" officeooo:paragraph-rsid="018b8c6f" style:font-size-asian="12pt" style:font-size-complex="12pt"/>
    </style:style>
    <style:style style:name="P1244" style:family="paragraph" style:parent-style-name="Standard">
      <style:paragraph-properties fo:margin-left="0in" fo:margin-right="0in" fo:line-height="100%" fo:text-indent="0.5in" style:auto-text-indent="false"/>
      <style:text-properties style:font-name="Arial" fo:font-size="12pt" officeooo:rsid="001a6988" officeooo:paragraph-rsid="018b8c6f" style:font-size-asian="12pt" style:font-size-complex="12pt"/>
    </style:style>
    <style:style style:name="P1245" style:family="paragraph" style:parent-style-name="Standard">
      <style:paragraph-properties fo:margin-left="0in" fo:margin-right="0in" fo:line-height="100%" fo:text-indent="0.5in" style:auto-text-indent="false"/>
      <style:text-properties style:font-name="Arial" fo:font-size="12pt" officeooo:rsid="0450fa59" officeooo:paragraph-rsid="018b8c6f" style:font-size-asian="12pt" style:font-size-complex="12pt"/>
    </style:style>
    <style:style style:name="P1246" style:family="paragraph" style:parent-style-name="Standard">
      <style:paragraph-properties fo:margin-left="0in" fo:margin-right="0in" fo:line-height="100%" fo:text-indent="0.5in" style:auto-text-indent="false"/>
      <style:text-properties style:font-name="Arial" fo:font-size="12pt" officeooo:rsid="00a723d2" officeooo:paragraph-rsid="018b8c6f" style:font-size-asian="12pt" style:font-size-complex="12pt"/>
    </style:style>
    <style:style style:name="P1247" style:family="paragraph" style:parent-style-name="Standard">
      <style:paragraph-properties fo:margin-left="0in" fo:margin-right="0in" fo:line-height="100%" fo:text-indent="0.5in" style:auto-text-indent="false"/>
      <style:text-properties style:font-name="Arial" fo:font-size="12pt" officeooo:rsid="00a48b2d" officeooo:paragraph-rsid="018b8c6f" style:font-size-asian="12pt" style:font-size-complex="12pt"/>
    </style:style>
    <style:style style:name="P1248" style:family="paragraph" style:parent-style-name="Standard">
      <style:paragraph-properties fo:margin-left="0in" fo:margin-right="0in" fo:line-height="100%" fo:text-indent="0.5in" style:auto-text-indent="false"/>
      <style:text-properties style:font-name="Arial" fo:font-size="12pt" officeooo:rsid="0456609d" officeooo:paragraph-rsid="018b8c6f" style:font-size-asian="12pt" style:font-size-complex="12pt"/>
    </style:style>
    <style:style style:name="P1249" style:family="paragraph" style:parent-style-name="Standard">
      <style:paragraph-properties fo:margin-left="0in" fo:margin-right="0in" fo:line-height="100%" fo:text-indent="0.5in" style:auto-text-indent="false"/>
      <style:text-properties style:font-name="Arial" fo:font-size="12pt" officeooo:rsid="00a85dec" officeooo:paragraph-rsid="018b8c6f" style:font-size-asian="12pt" style:font-size-complex="12pt"/>
    </style:style>
    <style:style style:name="P1250" style:family="paragraph" style:parent-style-name="Standard">
      <style:paragraph-properties fo:margin-left="0in" fo:margin-right="0in" fo:line-height="100%" fo:text-indent="0.5in" style:auto-text-indent="false"/>
      <style:text-properties style:font-name="Arial" fo:font-size="12pt" officeooo:rsid="03e33712" officeooo:paragraph-rsid="018b8c6f" style:font-size-asian="12pt" style:font-size-complex="12pt"/>
    </style:style>
    <style:style style:name="P1251" style:family="paragraph" style:parent-style-name="Standard">
      <style:paragraph-properties fo:margin-left="0in" fo:margin-right="0in" fo:line-height="100%" fo:text-indent="0.5in" style:auto-text-indent="false"/>
      <style:text-properties style:font-name="Arial" fo:font-size="12pt" officeooo:rsid="041fbc28" officeooo:paragraph-rsid="018b8c6f" style:font-size-asian="12pt" style:font-size-complex="12pt"/>
    </style:style>
    <style:style style:name="P1252" style:family="paragraph" style:parent-style-name="Standard">
      <style:paragraph-properties fo:margin-left="0in" fo:margin-right="0in" fo:line-height="100%" fo:text-indent="0.5in" style:auto-text-indent="false"/>
      <style:text-properties style:font-name="Arial" fo:font-size="12pt" officeooo:rsid="0423aab2" officeooo:paragraph-rsid="018b8c6f" style:font-size-asian="12pt" style:font-size-complex="12pt"/>
    </style:style>
    <style:style style:name="P1253" style:family="paragraph" style:parent-style-name="Standard">
      <style:paragraph-properties fo:margin-left="0in" fo:margin-right="0in" fo:line-height="100%" fo:text-indent="0.5in" style:auto-text-indent="false"/>
      <style:text-properties style:font-name="Arial" fo:font-size="12pt" officeooo:rsid="0430cf5d" officeooo:paragraph-rsid="018b8c6f" style:font-size-asian="12pt" style:font-size-complex="12pt"/>
    </style:style>
    <style:style style:name="P1254" style:family="paragraph" style:parent-style-name="Standard">
      <style:paragraph-properties fo:margin-left="0in" fo:margin-right="0in" fo:line-height="100%" fo:text-indent="0.5in" style:auto-text-indent="false"/>
      <style:text-properties style:font-name="Arial" fo:font-size="12pt" officeooo:rsid="04317596" officeooo:paragraph-rsid="018b8c6f" style:font-size-asian="12pt" style:font-size-complex="12pt"/>
    </style:style>
    <style:style style:name="P1255" style:family="paragraph" style:parent-style-name="Standard">
      <style:paragraph-properties fo:margin-left="0in" fo:margin-right="0in" fo:line-height="100%" fo:text-indent="0.5in" style:auto-text-indent="false"/>
      <style:text-properties style:font-name="Arial" fo:font-size="12pt" officeooo:rsid="0431cdce" officeooo:paragraph-rsid="018b8c6f" style:font-size-asian="12pt" style:font-size-complex="12pt"/>
    </style:style>
    <style:style style:name="P1256" style:family="paragraph" style:parent-style-name="Standard">
      <style:paragraph-properties fo:margin-left="0in" fo:margin-right="0in" fo:line-height="100%" fo:text-indent="0.5in" style:auto-text-indent="false"/>
      <style:text-properties style:font-name="Arial" fo:font-size="12pt" officeooo:rsid="0423c8dd" officeooo:paragraph-rsid="018b8c6f" style:font-size-asian="12pt" style:font-size-complex="12pt"/>
    </style:style>
    <style:style style:name="P1257" style:family="paragraph" style:parent-style-name="Standard">
      <style:paragraph-properties fo:margin-left="0in" fo:margin-right="0in" fo:line-height="100%" fo:text-indent="0.5in" style:auto-text-indent="false"/>
      <style:text-properties style:font-name="Arial" fo:font-size="12pt" officeooo:rsid="0434d0b4" officeooo:paragraph-rsid="018b8c6f" style:font-size-asian="12pt" style:font-size-complex="12pt"/>
    </style:style>
    <style:style style:name="P1258" style:family="paragraph" style:parent-style-name="Standard">
      <style:paragraph-properties fo:margin-left="0in" fo:margin-right="0in" fo:line-height="100%" fo:text-indent="0.5in" style:auto-text-indent="false"/>
      <style:text-properties style:font-name="Arial" fo:font-size="12pt" officeooo:rsid="0589b2e1" officeooo:paragraph-rsid="018b8c6f" style:font-size-asian="12pt" style:font-size-complex="12pt"/>
    </style:style>
    <style:style style:name="P1259" style:family="paragraph" style:parent-style-name="Standard">
      <style:paragraph-properties fo:margin-left="0in" fo:margin-right="0in" fo:line-height="100%" fo:text-indent="0.5in" style:auto-text-indent="false"/>
      <style:text-properties style:font-name="Arial" fo:font-size="12pt" officeooo:rsid="045bac8b" officeooo:paragraph-rsid="018b8c6f" style:font-size-asian="12pt" style:font-size-complex="12pt"/>
    </style:style>
    <style:style style:name="P1260" style:family="paragraph" style:parent-style-name="Standard">
      <style:paragraph-properties fo:margin-left="0in" fo:margin-right="0in" fo:line-height="100%" fo:text-indent="0.5in" style:auto-text-indent="false"/>
      <style:text-properties style:font-name="Arial" fo:font-size="12pt" officeooo:rsid="045d6a45" officeooo:paragraph-rsid="018b8c6f" style:font-size-asian="12pt" style:font-size-complex="12pt"/>
    </style:style>
    <style:style style:name="P1261" style:family="paragraph" style:parent-style-name="Standard">
      <style:paragraph-properties fo:margin-left="0in" fo:margin-right="0in" fo:line-height="100%" fo:text-indent="0.5in" style:auto-text-indent="false"/>
      <style:text-properties style:font-name="Arial" fo:font-size="12pt" officeooo:rsid="04259056" officeooo:paragraph-rsid="018b8c6f" style:font-size-asian="12pt" style:font-size-complex="12pt"/>
    </style:style>
    <style:style style:name="P1262" style:family="paragraph" style:parent-style-name="Standard">
      <style:paragraph-properties fo:margin-left="0in" fo:margin-right="0in" fo:line-height="100%" fo:text-indent="0.5in" style:auto-text-indent="false"/>
      <style:text-properties style:font-name="Arial" fo:font-size="12pt" officeooo:rsid="0525e4cb" officeooo:paragraph-rsid="018b8c6f" style:font-size-asian="12pt" style:font-size-complex="12pt"/>
    </style:style>
    <style:style style:name="P1263" style:family="paragraph" style:parent-style-name="Standard">
      <style:paragraph-properties fo:margin-left="0in" fo:margin-right="0in" fo:line-height="100%" fo:text-indent="0.5in" style:auto-text-indent="false"/>
      <style:text-properties style:font-name="Arial" fo:font-size="12pt" officeooo:rsid="04298085" officeooo:paragraph-rsid="018b8c6f" style:font-size-asian="12pt" style:font-size-complex="12pt"/>
    </style:style>
    <style:style style:name="P1264" style:family="paragraph" style:parent-style-name="Standard">
      <style:paragraph-properties fo:margin-left="0in" fo:margin-right="0in" fo:line-height="100%" fo:text-indent="0.5in" style:auto-text-indent="false"/>
      <style:text-properties style:font-name="Arial" fo:font-size="12pt" officeooo:rsid="0435c9cf" officeooo:paragraph-rsid="018b8c6f" style:font-size-asian="12pt" style:font-size-complex="12pt"/>
    </style:style>
    <style:style style:name="P1265" style:family="paragraph" style:parent-style-name="Standard">
      <style:paragraph-properties fo:margin-left="0in" fo:margin-right="0in" fo:line-height="100%" fo:text-indent="0.5in" style:auto-text-indent="false"/>
      <style:text-properties style:font-name="Arial" fo:font-size="12pt" officeooo:rsid="042ac322" officeooo:paragraph-rsid="018b8c6f" style:font-size-asian="12pt" style:font-size-complex="12pt"/>
    </style:style>
    <style:style style:name="P1266" style:family="paragraph" style:parent-style-name="Standard">
      <style:paragraph-properties fo:margin-left="0in" fo:margin-right="0in" fo:line-height="100%" fo:text-indent="0.5in" style:auto-text-indent="false"/>
      <style:text-properties style:font-name="Arial" fo:font-size="12pt" officeooo:rsid="0437e3e5" officeooo:paragraph-rsid="018b8c6f" style:font-size-asian="12pt" style:font-size-complex="12pt"/>
    </style:style>
    <style:style style:name="P1267" style:family="paragraph" style:parent-style-name="Standard">
      <style:paragraph-properties fo:margin-left="0in" fo:margin-right="0in" fo:line-height="100%" fo:text-indent="0.5in" style:auto-text-indent="false"/>
      <style:text-properties style:font-name="Arial" fo:font-size="12pt" officeooo:rsid="04e944b1" officeooo:paragraph-rsid="018b8c6f" style:font-size-asian="12pt" style:font-size-complex="12pt"/>
    </style:style>
    <style:style style:name="P1268" style:family="paragraph" style:parent-style-name="Standard">
      <style:paragraph-properties fo:margin-left="0in" fo:margin-right="0in" fo:line-height="100%" fo:text-indent="0.5in" style:auto-text-indent="false"/>
      <style:text-properties style:font-name="Arial" fo:font-size="12pt" officeooo:rsid="043ac0ef" officeooo:paragraph-rsid="018b8c6f" style:font-size-asian="12pt" style:font-size-complex="12pt"/>
    </style:style>
    <style:style style:name="P1269" style:family="paragraph" style:parent-style-name="Standard">
      <style:paragraph-properties fo:margin-left="0in" fo:margin-right="0in" fo:line-height="100%" fo:text-indent="0.5in" style:auto-text-indent="false"/>
      <style:text-properties style:font-name="Arial" fo:font-size="12pt" officeooo:rsid="043ac30c" officeooo:paragraph-rsid="018b8c6f" style:font-size-asian="12pt" style:font-size-complex="12pt"/>
    </style:style>
    <style:style style:name="P1270" style:family="paragraph" style:parent-style-name="Standard">
      <style:paragraph-properties fo:margin-left="0in" fo:margin-right="0in" fo:line-height="100%" fo:text-indent="0.5in" style:auto-text-indent="false"/>
      <style:text-properties style:font-name="Arial" fo:font-size="12pt" officeooo:rsid="04406e33" officeooo:paragraph-rsid="018b8c6f" style:font-size-asian="12pt" style:font-size-complex="12pt"/>
    </style:style>
    <style:style style:name="P1271" style:family="paragraph" style:parent-style-name="Standard">
      <style:paragraph-properties fo:margin-left="0in" fo:margin-right="0in" fo:line-height="100%" fo:text-indent="0.5in" style:auto-text-indent="false"/>
      <style:text-properties style:font-name="Arial" fo:font-size="12pt" officeooo:rsid="043f6eea" officeooo:paragraph-rsid="018b8c6f" style:font-size-asian="12pt" style:font-size-complex="12pt"/>
    </style:style>
    <style:style style:name="P1272" style:family="paragraph" style:parent-style-name="Standard">
      <style:paragraph-properties fo:margin-left="0in" fo:margin-right="0in" fo:line-height="100%" fo:text-indent="0.5in" style:auto-text-indent="false"/>
      <style:text-properties style:font-name="Arial" fo:font-size="12pt" officeooo:rsid="0443b840" officeooo:paragraph-rsid="018b8c6f" style:font-size-asian="12pt" style:font-size-complex="12pt"/>
    </style:style>
    <style:style style:name="P1273" style:family="paragraph" style:parent-style-name="Standard">
      <style:paragraph-properties fo:margin-left="0in" fo:margin-right="0in" fo:line-height="100%" fo:text-indent="0.5in" style:auto-text-indent="false"/>
      <style:text-properties style:font-name="Arial" fo:font-size="12pt" officeooo:rsid="0442e955" officeooo:paragraph-rsid="018b8c6f" style:font-size-asian="12pt" style:font-size-complex="12pt"/>
    </style:style>
    <style:style style:name="P1274" style:family="paragraph" style:parent-style-name="Standard">
      <style:paragraph-properties fo:margin-left="0in" fo:margin-right="0in" fo:line-height="100%" fo:text-indent="0.5in" style:auto-text-indent="false"/>
      <style:text-properties style:font-name="Arial" fo:font-size="12pt" officeooo:rsid="0467aa31" officeooo:paragraph-rsid="018b8c6f" style:font-size-asian="12pt" style:font-size-complex="12pt"/>
    </style:style>
    <style:style style:name="P1275" style:family="paragraph" style:parent-style-name="Standard">
      <style:paragraph-properties fo:margin-left="0in" fo:margin-right="0in" fo:line-height="100%" fo:text-indent="0.5in" style:auto-text-indent="false"/>
      <style:text-properties style:font-name="Arial" fo:font-size="12pt" officeooo:rsid="01d1611b" officeooo:paragraph-rsid="018b8c6f" style:font-size-asian="12pt" style:font-size-complex="12pt"/>
    </style:style>
    <style:style style:name="P1276" style:family="paragraph" style:parent-style-name="Standard">
      <style:paragraph-properties fo:margin-left="0in" fo:margin-right="0in" fo:line-height="100%" fo:text-indent="0.5in" style:auto-text-indent="false"/>
      <style:text-properties style:font-name="Arial" fo:font-size="12pt" officeooo:rsid="02910a01" officeooo:paragraph-rsid="018b8c6f" style:font-size-asian="12pt" style:font-size-complex="12pt"/>
    </style:style>
    <style:style style:name="P1277" style:family="paragraph" style:parent-style-name="Standard">
      <style:paragraph-properties fo:margin-left="0in" fo:margin-right="0in" fo:line-height="100%" fo:text-indent="0.5in" style:auto-text-indent="false"/>
      <style:text-properties style:font-name="Arial" fo:font-size="12pt" officeooo:rsid="02a21186" officeooo:paragraph-rsid="018b8c6f" style:font-size-asian="12pt" style:font-size-complex="12pt"/>
    </style:style>
    <style:style style:name="P1278" style:family="paragraph" style:parent-style-name="Standard">
      <style:paragraph-properties fo:margin-left="0in" fo:margin-right="0in" fo:line-height="100%" fo:text-indent="0.5in" style:auto-text-indent="false"/>
      <style:text-properties style:font-name="Arial" fo:font-size="12pt" officeooo:rsid="0291d6d8" officeooo:paragraph-rsid="018b8c6f" style:font-size-asian="12pt" style:font-size-complex="12pt"/>
    </style:style>
    <style:style style:name="P1279" style:family="paragraph" style:parent-style-name="Standard">
      <style:paragraph-properties fo:margin-left="0in" fo:margin-right="0in" fo:line-height="100%" fo:text-indent="0.5in" style:auto-text-indent="false"/>
      <style:text-properties style:font-name="Arial" fo:font-size="12pt" officeooo:rsid="01f6fad8" officeooo:paragraph-rsid="018b8c6f" style:font-size-asian="12pt" style:font-size-complex="12pt"/>
    </style:style>
    <style:style style:name="P1280" style:family="paragraph" style:parent-style-name="Standard">
      <style:paragraph-properties fo:margin-left="0in" fo:margin-right="0in" fo:line-height="100%" fo:text-indent="0.5in" style:auto-text-indent="false"/>
      <style:text-properties style:font-name="Arial" fo:font-size="12pt" officeooo:rsid="02884984" officeooo:paragraph-rsid="018b8c6f" style:font-size-asian="12pt" style:font-size-complex="12pt"/>
    </style:style>
    <style:style style:name="P1281" style:family="paragraph" style:parent-style-name="Standard">
      <style:paragraph-properties fo:margin-left="0in" fo:margin-right="0in" fo:line-height="100%" fo:text-indent="0.5in" style:auto-text-indent="false"/>
      <style:text-properties style:font-name="Arial" fo:font-size="12pt" officeooo:rsid="02bb5468" officeooo:paragraph-rsid="018b8c6f" style:font-size-asian="12pt" style:font-size-complex="12pt"/>
    </style:style>
    <style:style style:name="P1282" style:family="paragraph" style:parent-style-name="Standard">
      <style:paragraph-properties fo:margin-left="0in" fo:margin-right="0in" fo:line-height="100%" fo:text-indent="0.5in" style:auto-text-indent="false"/>
      <style:text-properties style:font-name="Arial" fo:font-size="12pt" officeooo:rsid="0284113e" officeooo:paragraph-rsid="018b8c6f" style:font-size-asian="12pt" style:font-size-complex="12pt"/>
    </style:style>
    <style:style style:name="P1283" style:family="paragraph" style:parent-style-name="Standard">
      <style:paragraph-properties fo:margin-left="0in" fo:margin-right="0in" fo:line-height="100%" fo:text-indent="0.5in" style:auto-text-indent="false"/>
      <style:text-properties style:font-name="Arial" fo:font-size="12pt" officeooo:rsid="028572c0" officeooo:paragraph-rsid="018b8c6f" style:font-size-asian="12pt" style:font-size-complex="12pt"/>
    </style:style>
    <style:style style:name="P1284" style:family="paragraph" style:parent-style-name="Standard">
      <style:paragraph-properties fo:margin-left="0in" fo:margin-right="0in" fo:line-height="100%" fo:text-indent="0.5in" style:auto-text-indent="false"/>
      <style:text-properties style:font-name="Arial" fo:font-size="12pt" officeooo:rsid="0294bf51" officeooo:paragraph-rsid="018b8c6f" style:font-size-asian="12pt" style:font-size-complex="12pt"/>
    </style:style>
    <style:style style:name="P1285" style:family="paragraph" style:parent-style-name="Standard">
      <style:paragraph-properties fo:margin-left="0in" fo:margin-right="0in" fo:line-height="100%" fo:text-indent="0.5in" style:auto-text-indent="false"/>
      <style:text-properties style:font-name="Arial" fo:font-size="12pt" officeooo:rsid="00ae39d3" officeooo:paragraph-rsid="018b8c6f" style:font-size-asian="12pt" style:font-size-complex="12pt"/>
    </style:style>
    <style:style style:name="P1286" style:family="paragraph" style:parent-style-name="Standard">
      <style:paragraph-properties fo:margin-left="0in" fo:margin-right="0in" fo:line-height="100%" fo:text-indent="0.5in" style:auto-text-indent="false"/>
      <style:text-properties style:font-name="Arial" fo:font-size="12pt" officeooo:rsid="02a3e688" officeooo:paragraph-rsid="018b8c6f" style:font-size-asian="12pt" style:font-size-complex="12pt"/>
    </style:style>
    <style:style style:name="P1287" style:family="paragraph" style:parent-style-name="Standard">
      <style:paragraph-properties fo:margin-left="0in" fo:margin-right="0in" fo:line-height="100%" fo:text-indent="0.5in" style:auto-text-indent="false"/>
      <style:text-properties style:font-name="Arial" fo:font-size="12pt" officeooo:rsid="033a35cf" officeooo:paragraph-rsid="018b8c6f" style:font-size-asian="12pt" style:font-size-complex="12pt"/>
    </style:style>
    <style:style style:name="P1288" style:family="paragraph" style:parent-style-name="Standard">
      <style:paragraph-properties fo:margin-left="0in" fo:margin-right="0in" fo:line-height="100%" fo:text-indent="0.5in" style:auto-text-indent="false"/>
      <style:text-properties style:font-name="Arial" fo:font-size="12pt" officeooo:rsid="02aa0d5c" officeooo:paragraph-rsid="018b8c6f" style:font-size-asian="12pt" style:font-size-complex="12pt"/>
    </style:style>
    <style:style style:name="P1289" style:family="paragraph" style:parent-style-name="Standard">
      <style:paragraph-properties fo:margin-left="0in" fo:margin-right="0in" fo:line-height="100%" fo:text-indent="0.5in" style:auto-text-indent="false"/>
      <style:text-properties style:font-name="Arial" fo:font-size="12pt" officeooo:rsid="02aa78dd" officeooo:paragraph-rsid="018b8c6f" style:font-size-asian="12pt" style:font-size-complex="12pt"/>
    </style:style>
    <style:style style:name="P1290" style:family="paragraph" style:parent-style-name="Standard">
      <style:paragraph-properties fo:margin-left="0in" fo:margin-right="0in" fo:line-height="100%" fo:text-indent="0.5in" style:auto-text-indent="false"/>
      <style:text-properties style:font-name="Arial" fo:font-size="12pt" officeooo:rsid="02bf1f0a" officeooo:paragraph-rsid="018b8c6f" style:font-size-asian="12pt" style:font-size-complex="12pt"/>
    </style:style>
    <style:style style:name="P1291" style:family="paragraph" style:parent-style-name="Standard">
      <style:paragraph-properties fo:margin-left="0in" fo:margin-right="0in" fo:line-height="100%" fo:text-indent="0.5in" style:auto-text-indent="false"/>
      <style:text-properties style:font-name="Arial" fo:font-size="12pt" officeooo:rsid="02ac3c8a" officeooo:paragraph-rsid="018b8c6f" style:font-size-asian="12pt" style:font-size-complex="12pt"/>
    </style:style>
    <style:style style:name="P1292" style:family="paragraph" style:parent-style-name="Standard">
      <style:paragraph-properties fo:margin-left="0in" fo:margin-right="0in" fo:line-height="100%" fo:text-indent="0.5in" style:auto-text-indent="false"/>
      <style:text-properties style:font-name="Arial" fo:font-size="12pt" officeooo:rsid="02a383f9" officeooo:paragraph-rsid="018b8c6f" style:font-size-asian="12pt" style:font-size-complex="12pt"/>
    </style:style>
    <style:style style:name="P1293" style:family="paragraph" style:parent-style-name="Standard">
      <style:paragraph-properties fo:margin-left="0in" fo:margin-right="0in" fo:line-height="100%" fo:text-indent="0.5in" style:auto-text-indent="false"/>
      <style:text-properties style:font-name="Arial" fo:font-size="12pt" officeooo:rsid="014b4db8" officeooo:paragraph-rsid="018b8c6f" style:font-size-asian="12pt" style:font-size-complex="12pt"/>
    </style:style>
    <style:style style:name="P1294" style:family="paragraph" style:parent-style-name="Standard">
      <style:paragraph-properties fo:margin-left="0in" fo:margin-right="0in" fo:line-height="100%" fo:text-indent="0.5in" style:auto-text-indent="false"/>
      <style:text-properties style:font-name="Arial" fo:font-size="12pt" officeooo:rsid="02abcfc4" officeooo:paragraph-rsid="018b8c6f" style:font-size-asian="12pt" style:font-size-complex="12pt"/>
    </style:style>
    <style:style style:name="P1295" style:family="paragraph" style:parent-style-name="Standard">
      <style:paragraph-properties fo:margin-left="0in" fo:margin-right="0in" fo:line-height="100%" fo:text-indent="0.5in" style:auto-text-indent="false"/>
      <style:text-properties style:font-name="Arial" fo:font-size="12pt" officeooo:rsid="033adef0" officeooo:paragraph-rsid="018b8c6f" style:font-size-asian="12pt" style:font-size-complex="12pt"/>
    </style:style>
    <style:style style:name="P1296" style:family="paragraph" style:parent-style-name="Standard">
      <style:paragraph-properties fo:margin-left="0in" fo:margin-right="0in" fo:line-height="100%" fo:text-indent="0.5in" style:auto-text-indent="false"/>
      <style:text-properties style:font-name="Arial" fo:font-size="12pt" officeooo:rsid="02bf4506" officeooo:paragraph-rsid="018b8c6f" style:font-size-asian="12pt" style:font-size-complex="12pt"/>
    </style:style>
    <style:style style:name="P1297" style:family="paragraph" style:parent-style-name="Standard">
      <style:paragraph-properties fo:margin-left="0in" fo:margin-right="0in" fo:line-height="100%" fo:text-indent="0.5in" style:auto-text-indent="false"/>
      <style:text-properties style:font-name="Arial" fo:font-size="12pt" officeooo:rsid="01921740" officeooo:paragraph-rsid="018b8c6f" style:font-size-asian="12pt" style:font-size-complex="12pt"/>
    </style:style>
    <style:style style:name="P1298" style:family="paragraph" style:parent-style-name="Standard">
      <style:paragraph-properties fo:margin-left="0in" fo:margin-right="0in" fo:line-height="100%" fo:text-indent="0.5in" style:auto-text-indent="false"/>
      <style:text-properties style:font-name="Arial" fo:font-size="12pt" officeooo:rsid="02ac931b" officeooo:paragraph-rsid="018b8c6f" style:font-size-asian="12pt" style:font-size-complex="12pt"/>
    </style:style>
    <style:style style:name="P1299" style:family="paragraph" style:parent-style-name="Standard">
      <style:paragraph-properties fo:margin-left="0in" fo:margin-right="0in" fo:line-height="100%" fo:text-indent="0.5in" style:auto-text-indent="false"/>
      <style:text-properties style:font-name="Arial" fo:font-size="12pt" officeooo:rsid="02aeb7a9" officeooo:paragraph-rsid="018b8c6f" style:font-size-asian="12pt" style:font-size-complex="12pt"/>
    </style:style>
    <style:style style:name="P1300" style:family="paragraph" style:parent-style-name="Standard">
      <style:paragraph-properties fo:margin-left="0in" fo:margin-right="0in" fo:line-height="100%" fo:text-indent="0.5in" style:auto-text-indent="false"/>
      <style:text-properties style:font-name="Arial" fo:font-size="12pt" officeooo:rsid="02af60b8" officeooo:paragraph-rsid="018b8c6f" style:font-size-asian="12pt" style:font-size-complex="12pt"/>
    </style:style>
    <style:style style:name="P1301" style:family="paragraph" style:parent-style-name="Standard">
      <style:paragraph-properties fo:margin-left="0in" fo:margin-right="0in" fo:line-height="100%" fo:text-indent="0.5in" style:auto-text-indent="false"/>
      <style:text-properties style:font-name="Arial" fo:font-size="12pt" officeooo:rsid="02b2b2c6" officeooo:paragraph-rsid="018b8c6f" style:font-size-asian="12pt" style:font-size-complex="12pt"/>
    </style:style>
    <style:style style:name="P1302" style:family="paragraph" style:parent-style-name="Standard">
      <style:paragraph-properties fo:margin-left="0in" fo:margin-right="0in" fo:line-height="100%" fo:text-indent="0.5in" style:auto-text-indent="false"/>
      <style:text-properties style:font-name="Arial" fo:font-size="12pt" officeooo:rsid="02b3782d" officeooo:paragraph-rsid="018b8c6f" style:font-size-asian="12pt" style:font-size-complex="12pt"/>
    </style:style>
    <style:style style:name="P1303" style:family="paragraph" style:parent-style-name="Standard">
      <style:paragraph-properties fo:margin-left="0in" fo:margin-right="0in" fo:line-height="100%" fo:text-indent="0.5in" style:auto-text-indent="false"/>
      <style:text-properties style:font-name="Arial" fo:font-size="12pt" officeooo:rsid="033b06d3" officeooo:paragraph-rsid="018b8c6f" style:font-size-asian="12pt" style:font-size-complex="12pt"/>
    </style:style>
    <style:style style:name="P1304" style:family="paragraph" style:parent-style-name="Standard">
      <style:paragraph-properties fo:margin-left="0in" fo:margin-right="0in" fo:line-height="100%" fo:text-indent="0.5in" style:auto-text-indent="false"/>
      <style:text-properties style:font-name="Arial" fo:font-size="12pt" officeooo:rsid="033c09ec" officeooo:paragraph-rsid="018b8c6f" style:font-size-asian="12pt" style:font-size-complex="12pt"/>
    </style:style>
    <style:style style:name="P1305" style:family="paragraph" style:parent-style-name="Standard">
      <style:paragraph-properties fo:margin-left="0in" fo:margin-right="0in" fo:line-height="100%" fo:text-indent="0.5in" style:auto-text-indent="false"/>
      <style:text-properties style:font-name="Arial" fo:font-size="12pt" officeooo:rsid="033d6aba" officeooo:paragraph-rsid="018b8c6f" style:font-size-asian="12pt" style:font-size-complex="12pt"/>
    </style:style>
    <style:style style:name="P1306" style:family="paragraph" style:parent-style-name="Standard">
      <style:paragraph-properties fo:margin-left="0in" fo:margin-right="0in" fo:line-height="100%" fo:text-indent="0.5in" style:auto-text-indent="false"/>
      <style:text-properties style:font-name="Arial" fo:font-size="12pt" officeooo:rsid="035312d8" officeooo:paragraph-rsid="018b8c6f" style:font-size-asian="12pt" style:font-size-complex="12pt"/>
    </style:style>
    <style:style style:name="P1307" style:family="paragraph" style:parent-style-name="Standard">
      <style:paragraph-properties fo:margin-left="0in" fo:margin-right="0in" fo:line-height="100%" fo:text-indent="0.5in" style:auto-text-indent="false"/>
      <style:text-properties style:font-name="Arial" fo:font-size="12pt" officeooo:rsid="03528484" officeooo:paragraph-rsid="018b8c6f" style:font-size-asian="12pt" style:font-size-complex="12pt"/>
    </style:style>
    <style:style style:name="P1308" style:family="paragraph" style:parent-style-name="Standard">
      <style:paragraph-properties fo:margin-left="0in" fo:margin-right="0in" fo:line-height="100%" fo:text-indent="0.5in" style:auto-text-indent="false"/>
      <style:text-properties style:font-name="Arial" fo:font-size="12pt" officeooo:rsid="03541f1a" officeooo:paragraph-rsid="018b8c6f" style:font-size-asian="12pt" style:font-size-complex="12pt"/>
    </style:style>
    <style:style style:name="P1309" style:family="paragraph" style:parent-style-name="Standard">
      <style:paragraph-properties fo:margin-left="0in" fo:margin-right="0in" fo:line-height="100%" fo:text-indent="0.5in" style:auto-text-indent="false"/>
      <style:text-properties style:font-name="Arial" fo:font-size="12pt" officeooo:rsid="03572b88" officeooo:paragraph-rsid="018b8c6f" style:font-size-asian="12pt" style:font-size-complex="12pt"/>
    </style:style>
    <style:style style:name="P1310" style:family="paragraph" style:parent-style-name="Standard">
      <style:paragraph-properties fo:margin-left="0in" fo:margin-right="0in" fo:line-height="100%" fo:text-indent="0.5in" style:auto-text-indent="false"/>
      <style:text-properties style:font-name="Arial" fo:font-size="12pt" officeooo:rsid="0357cdde" officeooo:paragraph-rsid="018b8c6f" style:font-size-asian="12pt" style:font-size-complex="12pt"/>
    </style:style>
    <style:style style:name="P1311" style:family="paragraph" style:parent-style-name="Standard">
      <style:paragraph-properties fo:margin-left="0in" fo:margin-right="0in" fo:line-height="100%" fo:text-indent="0.5in" style:auto-text-indent="false"/>
      <style:text-properties style:font-name="Arial" fo:font-size="12pt" officeooo:rsid="03599c21" officeooo:paragraph-rsid="018b8c6f" style:font-size-asian="12pt" style:font-size-complex="12pt"/>
    </style:style>
    <style:style style:name="P1312" style:family="paragraph" style:parent-style-name="Standard">
      <style:paragraph-properties fo:margin-left="0in" fo:margin-right="0in" fo:line-height="100%" fo:text-indent="0.5in" style:auto-text-indent="false"/>
      <style:text-properties style:font-name="Arial" fo:font-size="12pt" officeooo:rsid="035a1824" officeooo:paragraph-rsid="018b8c6f" style:font-size-asian="12pt" style:font-size-complex="12pt"/>
    </style:style>
    <style:style style:name="P1313" style:family="paragraph" style:parent-style-name="Standard">
      <style:paragraph-properties fo:margin-left="0in" fo:margin-right="0in" fo:line-height="100%" fo:text-indent="0.5in" style:auto-text-indent="false"/>
      <style:text-properties style:font-name="Arial" fo:font-size="12pt" officeooo:rsid="035b7942" officeooo:paragraph-rsid="018b8c6f" style:font-size-asian="12pt" style:font-size-complex="12pt"/>
    </style:style>
    <style:style style:name="P1314" style:family="paragraph" style:parent-style-name="Standard">
      <style:paragraph-properties fo:margin-left="0in" fo:margin-right="0in" fo:line-height="100%" fo:text-indent="0.5in" style:auto-text-indent="false"/>
      <style:text-properties style:font-name="Arial" fo:font-size="12pt" officeooo:rsid="03653bec" officeooo:paragraph-rsid="018b8c6f" style:font-size-asian="12pt" style:font-size-complex="12pt"/>
    </style:style>
    <style:style style:name="P1315" style:family="paragraph" style:parent-style-name="Standard">
      <style:paragraph-properties fo:margin-left="0in" fo:margin-right="0in" fo:line-height="100%" fo:text-indent="0.5in" style:auto-text-indent="false"/>
      <style:text-properties style:font-name="Arial" fo:font-size="12pt" officeooo:rsid="03687907" officeooo:paragraph-rsid="018b8c6f" style:font-size-asian="12pt" style:font-size-complex="12pt"/>
    </style:style>
    <style:style style:name="P1316" style:family="paragraph" style:parent-style-name="Standard">
      <style:paragraph-properties fo:margin-left="0in" fo:margin-right="0in" fo:line-height="100%" fo:text-indent="0.5in" style:auto-text-indent="false"/>
      <style:text-properties style:font-name="Arial" fo:font-size="12pt" officeooo:rsid="059cc584" officeooo:paragraph-rsid="018b8c6f" style:font-size-asian="12pt" style:font-size-complex="12pt"/>
    </style:style>
    <style:style style:name="P1317" style:family="paragraph" style:parent-style-name="Standard">
      <style:paragraph-properties fo:margin-left="0in" fo:margin-right="0in" fo:line-height="100%" fo:text-indent="0.5in" style:auto-text-indent="false"/>
      <style:text-properties style:font-name="Arial" fo:font-size="12pt" officeooo:rsid="036c2e18" officeooo:paragraph-rsid="018b8c6f" style:font-size-asian="12pt" style:font-size-complex="12pt"/>
    </style:style>
    <style:style style:name="P1318" style:family="paragraph" style:parent-style-name="Standard">
      <style:paragraph-properties fo:margin-left="0in" fo:margin-right="0in" fo:line-height="100%" fo:text-indent="0.5in" style:auto-text-indent="false"/>
      <style:text-properties style:font-name="Arial" fo:font-size="12pt" officeooo:rsid="0372d47e" officeooo:paragraph-rsid="018b8c6f" style:font-size-asian="12pt" style:font-size-complex="12pt"/>
    </style:style>
    <style:style style:name="P1319" style:family="paragraph" style:parent-style-name="Standard">
      <style:paragraph-properties fo:margin-left="0in" fo:margin-right="0in" fo:line-height="100%" fo:text-indent="0.5in" style:auto-text-indent="false"/>
      <style:text-properties style:font-name="Arial" fo:font-size="12pt" officeooo:rsid="038e93fb" officeooo:paragraph-rsid="018b8c6f" style:font-size-asian="12pt" style:font-size-complex="12pt"/>
    </style:style>
    <style:style style:name="P1320" style:family="paragraph" style:parent-style-name="Standard">
      <style:paragraph-properties fo:margin-left="0in" fo:margin-right="0in" fo:line-height="100%" fo:text-indent="0.5in" style:auto-text-indent="false"/>
      <style:text-properties style:font-name="Arial" fo:font-size="12pt" officeooo:rsid="039159a8" officeooo:paragraph-rsid="018b8c6f" style:font-size-asian="12pt" style:font-size-complex="12pt"/>
    </style:style>
    <style:style style:name="P1321" style:family="paragraph" style:parent-style-name="Standard">
      <style:paragraph-properties fo:margin-left="0in" fo:margin-right="0in" fo:line-height="100%" fo:text-indent="0.5in" style:auto-text-indent="false"/>
      <style:text-properties style:font-name="Arial" fo:font-size="12pt" officeooo:rsid="0392fa08" officeooo:paragraph-rsid="018b8c6f" style:font-size-asian="12pt" style:font-size-complex="12pt"/>
    </style:style>
    <style:style style:name="P1322" style:family="paragraph" style:parent-style-name="Standard">
      <style:paragraph-properties fo:margin-left="0in" fo:margin-right="0in" fo:line-height="100%" fo:text-indent="0.5in" style:auto-text-indent="false"/>
      <style:text-properties style:font-name="Arial" fo:font-size="12pt" officeooo:rsid="02cace8a" officeooo:paragraph-rsid="018b8c6f" style:font-size-asian="12pt" style:font-size-complex="12pt"/>
    </style:style>
    <style:style style:name="P1323" style:family="paragraph" style:parent-style-name="Standard">
      <style:paragraph-properties fo:margin-left="0in" fo:margin-right="0in" fo:line-height="100%" fo:text-indent="0.5in" style:auto-text-indent="false"/>
      <style:text-properties style:font-name="Arial" fo:font-size="12pt" officeooo:rsid="03aecf43" officeooo:paragraph-rsid="018b8c6f" style:font-size-asian="12pt" style:font-size-complex="12pt"/>
    </style:style>
    <style:style style:name="P1324" style:family="paragraph" style:parent-style-name="Standard">
      <style:paragraph-properties fo:margin-left="0in" fo:margin-right="0in" fo:line-height="100%" fo:text-indent="0.5in" style:auto-text-indent="false"/>
      <style:text-properties style:font-name="Arial" fo:font-size="12pt" officeooo:rsid="03b0135d" officeooo:paragraph-rsid="018b8c6f" style:font-size-asian="12pt" style:font-size-complex="12pt"/>
    </style:style>
    <style:style style:name="P1325" style:family="paragraph" style:parent-style-name="Standard">
      <style:paragraph-properties fo:margin-left="0in" fo:margin-right="0in" fo:line-height="100%" fo:text-indent="0.5in" style:auto-text-indent="false"/>
      <style:text-properties style:font-name="Arial" fo:font-size="12pt" officeooo:rsid="03b132cf" officeooo:paragraph-rsid="018b8c6f" style:font-size-asian="12pt" style:font-size-complex="12pt"/>
    </style:style>
    <style:style style:name="P1326" style:family="paragraph" style:parent-style-name="Standard">
      <style:paragraph-properties fo:margin-left="0in" fo:margin-right="0in" fo:line-height="100%" fo:text-indent="0.5in" style:auto-text-indent="false"/>
      <style:text-properties style:font-name="Arial" fo:font-size="12pt" officeooo:rsid="037a08e7" officeooo:paragraph-rsid="018b8c6f" style:font-size-asian="12pt" style:font-size-complex="12pt"/>
    </style:style>
    <style:style style:name="P1327" style:family="paragraph" style:parent-style-name="Standard">
      <style:paragraph-properties fo:margin-left="0in" fo:margin-right="0in" fo:line-height="100%" fo:text-indent="0.5in" style:auto-text-indent="false"/>
      <style:text-properties style:font-name="Arial" fo:font-size="12pt" officeooo:rsid="037aa9d1" officeooo:paragraph-rsid="018b8c6f" style:font-size-asian="12pt" style:font-size-complex="12pt"/>
    </style:style>
    <style:style style:name="P1328" style:family="paragraph" style:parent-style-name="Standard">
      <style:paragraph-properties fo:margin-left="0in" fo:margin-right="0in" fo:line-height="100%" fo:text-indent="0.5in" style:auto-text-indent="false"/>
      <style:text-properties style:font-name="Arial" fo:font-size="12pt" officeooo:rsid="037ab525" officeooo:paragraph-rsid="018b8c6f" style:font-size-asian="12pt" style:font-size-complex="12pt"/>
    </style:style>
    <style:style style:name="P1329" style:family="paragraph" style:parent-style-name="Standard">
      <style:paragraph-properties fo:margin-left="0in" fo:margin-right="0in" fo:line-height="100%" fo:text-indent="0.5in" style:auto-text-indent="false"/>
      <style:text-properties style:font-name="Arial" fo:font-size="12pt" officeooo:rsid="04779814" officeooo:paragraph-rsid="018b8c6f" style:font-size-asian="12pt" style:font-size-complex="12pt"/>
    </style:style>
    <style:style style:name="P1330" style:family="paragraph" style:parent-style-name="Standard">
      <style:paragraph-properties fo:margin-left="0in" fo:margin-right="0in" fo:line-height="100%" fo:text-indent="0.5in" style:auto-text-indent="false"/>
      <style:text-properties style:font-name="Arial" fo:font-size="12pt" officeooo:rsid="047adbfe" officeooo:paragraph-rsid="018b8c6f" style:font-size-asian="12pt" style:font-size-complex="12pt"/>
    </style:style>
    <style:style style:name="P1331" style:family="paragraph" style:parent-style-name="Standard">
      <style:paragraph-properties fo:margin-left="0in" fo:margin-right="0in" fo:line-height="100%" fo:text-indent="0.5in" style:auto-text-indent="false"/>
      <style:text-properties style:font-name="Arial" fo:font-size="12pt" officeooo:rsid="06dc0532" officeooo:paragraph-rsid="018b8c6f" style:font-size-asian="12pt" style:font-size-complex="12pt"/>
    </style:style>
    <style:style style:name="P1332" style:family="paragraph" style:parent-style-name="Standard">
      <style:paragraph-properties fo:margin-left="0in" fo:margin-right="0in" fo:line-height="100%" fo:text-indent="0.5in" style:auto-text-indent="false"/>
      <style:text-properties style:font-name="Arial" fo:font-size="12pt" officeooo:rsid="00bf8496" officeooo:paragraph-rsid="018b8c6f" style:font-size-asian="12pt" style:font-size-complex="12pt"/>
    </style:style>
    <style:style style:name="P1333" style:family="paragraph" style:parent-style-name="Standard">
      <style:paragraph-properties fo:margin-left="0in" fo:margin-right="0in" fo:line-height="100%" fo:text-indent="0.5in" style:auto-text-indent="false"/>
      <style:text-properties style:font-name="Arial" fo:font-size="12pt" officeooo:rsid="00c4e5d7" officeooo:paragraph-rsid="018b8c6f" style:font-size-asian="12pt" style:font-size-complex="12pt"/>
    </style:style>
    <style:style style:name="P1334" style:family="paragraph" style:parent-style-name="Standard">
      <style:paragraph-properties fo:margin-left="0in" fo:margin-right="0in" fo:line-height="100%" fo:text-indent="0.5in" style:auto-text-indent="false"/>
      <style:text-properties style:font-name="Arial" fo:font-size="12pt" officeooo:rsid="00c097a3" officeooo:paragraph-rsid="018b8c6f" style:font-size-asian="12pt" style:font-size-complex="12pt"/>
    </style:style>
    <style:style style:name="P1335" style:family="paragraph" style:parent-style-name="Standard">
      <style:paragraph-properties fo:margin-left="0in" fo:margin-right="0in" fo:line-height="100%" fo:text-indent="0.5in" style:auto-text-indent="false"/>
      <style:text-properties style:font-name="Arial" fo:font-size="12pt" officeooo:rsid="00c6a589" officeooo:paragraph-rsid="018b8c6f" style:font-size-asian="12pt" style:font-size-complex="12pt"/>
    </style:style>
    <style:style style:name="P1336" style:family="paragraph" style:parent-style-name="Standard">
      <style:paragraph-properties fo:margin-left="0in" fo:margin-right="0in" fo:line-height="100%" fo:text-indent="0.5in" style:auto-text-indent="false"/>
      <style:text-properties style:font-name="Arial" fo:font-size="12pt" officeooo:rsid="00c7d36f" officeooo:paragraph-rsid="018b8c6f" style:font-size-asian="12pt" style:font-size-complex="12pt"/>
    </style:style>
    <style:style style:name="P1337" style:family="paragraph" style:parent-style-name="Standard">
      <style:paragraph-properties fo:margin-left="0in" fo:margin-right="0in" fo:line-height="100%" fo:text-indent="0.5in" style:auto-text-indent="false"/>
      <style:text-properties style:font-name="Arial" fo:font-size="12pt" officeooo:rsid="00c8b63b" officeooo:paragraph-rsid="018b8c6f" style:font-size-asian="12pt" style:font-size-complex="12pt"/>
    </style:style>
    <style:style style:name="P1338" style:family="paragraph" style:parent-style-name="Standard">
      <style:paragraph-properties fo:margin-left="0in" fo:margin-right="0in" fo:line-height="100%" fo:text-indent="0.5in" style:auto-text-indent="false"/>
      <style:text-properties style:font-name="Arial" fo:font-size="12pt" officeooo:rsid="00ca7d40" officeooo:paragraph-rsid="018b8c6f" style:font-size-asian="12pt" style:font-size-complex="12pt"/>
    </style:style>
    <style:style style:name="P1339" style:family="paragraph" style:parent-style-name="Standard">
      <style:paragraph-properties fo:margin-left="0in" fo:margin-right="0in" fo:line-height="100%" fo:text-indent="0.5in" style:auto-text-indent="false"/>
      <style:text-properties style:font-name="Arial" fo:font-size="12pt" officeooo:rsid="00cc1ef9" officeooo:paragraph-rsid="018b8c6f" style:font-size-asian="12pt" style:font-size-complex="12pt"/>
    </style:style>
    <style:style style:name="P1340" style:family="paragraph" style:parent-style-name="Standard">
      <style:paragraph-properties fo:margin-left="0in" fo:margin-right="0in" fo:line-height="100%" fo:text-indent="0.5in" style:auto-text-indent="false"/>
      <style:text-properties style:font-name="Arial" fo:font-size="12pt" officeooo:rsid="0707f107" officeooo:paragraph-rsid="018b8c6f" style:font-size-asian="12pt" style:font-size-complex="12pt"/>
    </style:style>
    <style:style style:name="P1341" style:family="paragraph" style:parent-style-name="Standard">
      <style:paragraph-properties fo:margin-left="0in" fo:margin-right="0in" fo:line-height="100%" fo:text-indent="0.5in" style:auto-text-indent="false"/>
      <style:text-properties style:font-name="Arial" fo:font-size="12pt" officeooo:rsid="00ce1e0f" officeooo:paragraph-rsid="018b8c6f" style:font-size-asian="12pt" style:font-size-complex="12pt"/>
    </style:style>
    <style:style style:name="P1342" style:family="paragraph" style:parent-style-name="Standard">
      <style:paragraph-properties fo:margin-left="0in" fo:margin-right="0in" fo:line-height="100%" fo:text-indent="0.5in" style:auto-text-indent="false"/>
      <style:text-properties style:font-name="Arial" fo:font-size="12pt" officeooo:rsid="00d18007" officeooo:paragraph-rsid="018b8c6f" style:font-size-asian="12pt" style:font-size-complex="12pt"/>
    </style:style>
    <style:style style:name="P1343" style:family="paragraph" style:parent-style-name="Standard">
      <style:paragraph-properties fo:margin-left="0in" fo:margin-right="0in" fo:line-height="100%" fo:text-indent="0.5in" style:auto-text-indent="false"/>
      <style:text-properties style:font-name="Arial" fo:font-size="12pt" officeooo:rsid="07038b20" officeooo:paragraph-rsid="018b8c6f" style:font-size-asian="12pt" style:font-size-complex="12pt"/>
    </style:style>
    <style:style style:name="P1344" style:family="paragraph" style:parent-style-name="Standard">
      <style:paragraph-properties fo:margin-left="0in" fo:margin-right="0in" fo:line-height="100%" fo:text-indent="0.5in" style:auto-text-indent="false"/>
      <style:text-properties style:font-name="Arial" fo:font-size="12pt" officeooo:rsid="070438bc" officeooo:paragraph-rsid="018b8c6f" style:font-size-asian="12pt" style:font-size-complex="12pt"/>
    </style:style>
    <style:style style:name="P1345" style:family="paragraph" style:parent-style-name="Standard">
      <style:paragraph-properties fo:margin-left="0in" fo:margin-right="0in" fo:line-height="100%" fo:text-indent="0.5in" style:auto-text-indent="false"/>
      <style:text-properties style:font-name="Arial" fo:font-size="12pt" officeooo:rsid="00e93c6e" officeooo:paragraph-rsid="018b8c6f" style:font-size-asian="12pt" style:font-size-complex="12pt"/>
    </style:style>
    <style:style style:name="P1346" style:family="paragraph" style:parent-style-name="Standard">
      <style:paragraph-properties fo:margin-left="0in" fo:margin-right="0in" fo:line-height="100%" fo:text-indent="0.5in" style:auto-text-indent="false"/>
      <style:text-properties style:font-name="Arial" fo:font-size="12pt" officeooo:rsid="00eaa46d" officeooo:paragraph-rsid="018b8c6f" style:font-size-asian="12pt" style:font-size-complex="12pt"/>
    </style:style>
    <style:style style:name="P1347" style:family="paragraph" style:parent-style-name="Standard">
      <style:paragraph-properties fo:margin-left="0in" fo:margin-right="0in" fo:line-height="100%" fo:text-indent="0.5in" style:auto-text-indent="false"/>
      <style:text-properties style:font-name="Arial" fo:font-size="12pt" officeooo:rsid="00ee6d4c" officeooo:paragraph-rsid="018b8c6f" style:font-size-asian="12pt" style:font-size-complex="12pt"/>
    </style:style>
    <style:style style:name="P1348" style:family="paragraph" style:parent-style-name="Standard">
      <style:paragraph-properties fo:margin-left="0in" fo:margin-right="0in" fo:line-height="100%" fo:text-indent="0.5in" style:auto-text-indent="false"/>
      <style:text-properties style:font-name="Arial" fo:font-size="12pt" officeooo:rsid="00ee8eac" officeooo:paragraph-rsid="018b8c6f" style:font-size-asian="12pt" style:font-size-complex="12pt"/>
    </style:style>
    <style:style style:name="P1349" style:family="paragraph" style:parent-style-name="Standard">
      <style:paragraph-properties fo:margin-left="0in" fo:margin-right="0in" fo:line-height="100%" fo:text-indent="0.5in" style:auto-text-indent="false"/>
      <style:text-properties style:font-name="Arial" fo:font-size="12pt" officeooo:rsid="00c1ff3c" officeooo:paragraph-rsid="018b8c6f" style:font-size-asian="12pt" style:font-size-complex="12pt"/>
    </style:style>
    <style:style style:name="P1350" style:family="paragraph" style:parent-style-name="Standard">
      <style:paragraph-properties fo:margin-left="0in" fo:margin-right="0in" fo:line-height="100%" fo:text-indent="0.5in" style:auto-text-indent="false"/>
      <style:text-properties style:font-name="Arial" fo:font-size="12pt" officeooo:rsid="00f1d52a" officeooo:paragraph-rsid="018b8c6f" style:font-size-asian="12pt" style:font-size-complex="12pt"/>
    </style:style>
    <style:style style:name="P1351" style:family="paragraph" style:parent-style-name="Standard">
      <style:paragraph-properties fo:margin-left="0in" fo:margin-right="0in" fo:line-height="100%" fo:text-indent="0.5in" style:auto-text-indent="false"/>
      <style:text-properties style:font-name="Arial" fo:font-size="12pt" officeooo:rsid="07026938" officeooo:paragraph-rsid="018b8c6f" style:font-size-asian="12pt" style:font-size-complex="12pt"/>
    </style:style>
    <style:style style:name="P1352" style:family="paragraph" style:parent-style-name="Standard">
      <style:paragraph-properties fo:margin-left="0in" fo:margin-right="0in" fo:line-height="100%" fo:text-indent="0.5in" style:auto-text-indent="false"/>
      <style:text-properties style:font-name="Arial" fo:font-size="12pt" officeooo:rsid="048ffee7" officeooo:paragraph-rsid="018b8c6f" style:font-size-asian="12pt" style:font-size-complex="12pt"/>
    </style:style>
    <style:style style:name="P1353" style:family="paragraph" style:parent-style-name="Standard">
      <style:paragraph-properties fo:margin-left="0in" fo:margin-right="0in" fo:line-height="100%" fo:text-indent="0.5in" style:auto-text-indent="false"/>
      <style:text-properties style:font-name="Arial" fo:font-size="12pt" officeooo:rsid="070894ab" officeooo:paragraph-rsid="018b8c6f" style:font-size-asian="12pt" style:font-size-complex="12pt"/>
    </style:style>
    <style:style style:name="P1354" style:family="paragraph" style:parent-style-name="Standard">
      <style:paragraph-properties fo:margin-left="0in" fo:margin-right="0in" fo:line-height="100%" fo:text-indent="0.5in" style:auto-text-indent="false"/>
      <style:text-properties style:font-name="Arial" fo:font-size="12pt" officeooo:rsid="071118e6" officeooo:paragraph-rsid="018b8c6f" style:font-size-asian="12pt" style:font-size-complex="12pt"/>
    </style:style>
    <style:style style:name="P1355" style:family="paragraph" style:parent-style-name="Standard">
      <style:paragraph-properties fo:margin-left="0in" fo:margin-right="0in" fo:line-height="100%" fo:text-indent="0.5in" style:auto-text-indent="false"/>
      <style:text-properties style:font-name="Arial" fo:font-size="12pt" officeooo:rsid="07619922" officeooo:paragraph-rsid="018b8c6f" style:font-size-asian="12pt" style:font-size-complex="12pt"/>
    </style:style>
    <style:style style:name="P1356" style:family="paragraph" style:parent-style-name="Standard">
      <style:paragraph-properties fo:margin-left="0in" fo:margin-right="0in" fo:line-height="100%" fo:text-indent="0.5in" style:auto-text-indent="false"/>
      <style:text-properties style:font-name="Arial" fo:font-size="12pt" officeooo:rsid="076271dc" officeooo:paragraph-rsid="018b8c6f" style:font-size-asian="12pt" style:font-size-complex="12pt"/>
    </style:style>
    <style:style style:name="P1357" style:family="paragraph" style:parent-style-name="Standard">
      <style:paragraph-properties fo:margin-left="0in" fo:margin-right="0in" fo:line-height="100%" fo:text-indent="0.5in" style:auto-text-indent="false"/>
      <style:text-properties style:font-name="Arial" fo:font-size="12pt" officeooo:rsid="076281c5" officeooo:paragraph-rsid="018b8c6f" style:font-size-asian="12pt" style:font-size-complex="12pt"/>
    </style:style>
    <style:style style:name="P1358" style:family="paragraph" style:parent-style-name="Standard">
      <style:paragraph-properties fo:margin-left="0in" fo:margin-right="0in" fo:line-height="100%" fo:text-indent="0.5in" style:auto-text-indent="false"/>
      <style:text-properties style:font-name="Arial" fo:font-size="12pt" officeooo:rsid="07653270" officeooo:paragraph-rsid="018b8c6f" style:font-size-asian="12pt" style:font-size-complex="12pt"/>
    </style:style>
    <style:style style:name="P1359" style:family="paragraph" style:parent-style-name="Standard">
      <style:paragraph-properties fo:margin-left="0in" fo:margin-right="0in" fo:line-height="100%" fo:text-indent="0.5in" style:auto-text-indent="false"/>
      <style:text-properties style:font-name="Arial" fo:font-size="12pt" officeooo:rsid="077c6581" officeooo:paragraph-rsid="018b8c6f" style:font-size-asian="12pt" style:font-size-complex="12pt"/>
    </style:style>
    <style:style style:name="P1360" style:family="paragraph" style:parent-style-name="Standard">
      <style:paragraph-properties fo:margin-left="0in" fo:margin-right="0in" fo:line-height="100%" fo:text-indent="0.5in" style:auto-text-indent="false"/>
      <style:text-properties style:font-name="Arial" fo:font-size="12pt" officeooo:rsid="0765bb90" officeooo:paragraph-rsid="018b8c6f" style:font-size-asian="12pt" style:font-size-complex="12pt"/>
    </style:style>
    <style:style style:name="P1361" style:family="paragraph" style:parent-style-name="Standard">
      <style:paragraph-properties fo:margin-left="0in" fo:margin-right="0in" fo:line-height="100%" fo:text-indent="0.5in" style:auto-text-indent="false"/>
      <style:text-properties style:font-name="Arial" fo:font-size="12pt" officeooo:rsid="001784fb" officeooo:paragraph-rsid="018b8c6f" style:font-size-asian="12pt" style:font-size-complex="12pt"/>
    </style:style>
    <style:style style:name="P1362" style:family="paragraph" style:parent-style-name="Standard">
      <style:paragraph-properties fo:margin-left="0in" fo:margin-right="0in" fo:line-height="100%" fo:text-indent="0.5in" style:auto-text-indent="false"/>
      <style:text-properties style:font-name="Arial" fo:font-size="12pt" officeooo:rsid="00192826" officeooo:paragraph-rsid="018b8c6f" style:font-size-asian="12pt" style:font-size-complex="12pt"/>
    </style:style>
    <style:style style:name="P1363" style:family="paragraph" style:parent-style-name="Standard">
      <style:paragraph-properties fo:margin-left="0in" fo:margin-right="0in" fo:line-height="100%" fo:text-indent="0.5in" style:auto-text-indent="false"/>
      <style:text-properties style:font-name="Arial" fo:font-size="12pt" officeooo:rsid="001b0468" officeooo:paragraph-rsid="018b8c6f" style:font-size-asian="12pt" style:font-size-complex="12pt"/>
    </style:style>
    <style:style style:name="P1364" style:family="paragraph" style:parent-style-name="Standard">
      <style:paragraph-properties fo:margin-left="0in" fo:margin-right="0in" fo:line-height="100%" fo:text-indent="0.5in" style:auto-text-indent="false"/>
      <style:text-properties style:font-name="Arial" fo:font-size="12pt" officeooo:rsid="0020e728" officeooo:paragraph-rsid="018b8c6f" style:font-size-asian="12pt" style:font-size-complex="12pt"/>
    </style:style>
    <style:style style:name="P1365" style:family="paragraph" style:parent-style-name="Standard">
      <style:paragraph-properties fo:margin-left="0in" fo:margin-right="0in" fo:line-height="100%" fo:text-indent="0.5in" style:auto-text-indent="false"/>
      <style:text-properties style:font-name="Arial" fo:font-size="12pt" officeooo:rsid="00735a29" officeooo:paragraph-rsid="018b8c6f" style:font-size-asian="12pt" style:font-size-complex="12pt"/>
    </style:style>
    <style:style style:name="P1366" style:family="paragraph" style:parent-style-name="Standard">
      <style:paragraph-properties fo:margin-left="0in" fo:margin-right="0in" fo:line-height="100%" fo:text-indent="0.5in" style:auto-text-indent="false"/>
      <style:text-properties style:font-name="Arial" fo:font-size="12pt" officeooo:rsid="0067bf7f" officeooo:paragraph-rsid="018b8c6f" style:font-size-asian="12pt" style:font-size-complex="12pt"/>
    </style:style>
    <style:style style:name="P1367" style:family="paragraph" style:parent-style-name="Standard">
      <style:paragraph-properties fo:margin-left="0in" fo:margin-right="0in" fo:line-height="100%" fo:text-indent="0.5in" style:auto-text-indent="false"/>
      <style:text-properties style:font-name="Arial" fo:font-size="12pt" officeooo:rsid="006a39c6" officeooo:paragraph-rsid="018b8c6f" style:font-size-asian="12pt" style:font-size-complex="12pt"/>
    </style:style>
    <style:style style:name="P1368" style:family="paragraph" style:parent-style-name="Standard">
      <style:paragraph-properties fo:margin-left="0in" fo:margin-right="0in" fo:line-height="100%" fo:text-indent="0.5in" style:auto-text-indent="false"/>
      <style:text-properties style:font-name="Arial" fo:font-size="12pt" officeooo:rsid="006ee54a" officeooo:paragraph-rsid="018b8c6f" style:font-size-asian="12pt" style:font-size-complex="12pt"/>
    </style:style>
    <style:style style:name="P1369" style:family="paragraph" style:parent-style-name="Standard">
      <style:paragraph-properties fo:margin-left="0in" fo:margin-right="0in" fo:line-height="100%" fo:text-indent="0.5in" style:auto-text-indent="false"/>
      <style:text-properties style:font-name="Arial" fo:font-size="12pt" officeooo:rsid="006f3a18" officeooo:paragraph-rsid="018b8c6f" style:font-size-asian="12pt" style:font-size-complex="12pt"/>
    </style:style>
    <style:style style:name="P1370" style:family="paragraph" style:parent-style-name="Standard">
      <style:paragraph-properties fo:margin-left="0in" fo:margin-right="0in" fo:line-height="100%" fo:text-indent="0.5in" style:auto-text-indent="false"/>
      <style:text-properties style:font-name="Arial" fo:font-size="12pt" officeooo:rsid="00705358" officeooo:paragraph-rsid="018b8c6f" style:font-size-asian="12pt" style:font-size-complex="12pt"/>
    </style:style>
    <style:style style:name="P1371" style:family="paragraph" style:parent-style-name="Standard">
      <style:paragraph-properties fo:margin-left="0in" fo:margin-right="0in" fo:line-height="100%" fo:text-indent="0.5in" style:auto-text-indent="false"/>
      <style:text-properties style:font-name="Arial" fo:font-size="12pt" officeooo:rsid="00726cab" officeooo:paragraph-rsid="018b8c6f" style:font-size-asian="12pt" style:font-size-complex="12pt"/>
    </style:style>
    <style:style style:name="P1372" style:family="paragraph" style:parent-style-name="Standard">
      <style:paragraph-properties fo:margin-left="0in" fo:margin-right="0in" fo:line-height="100%" fo:text-indent="0.5in" style:auto-text-indent="false"/>
      <style:text-properties style:font-name="Arial" fo:font-size="12pt" officeooo:rsid="00747883" officeooo:paragraph-rsid="018b8c6f" style:font-size-asian="12pt" style:font-size-complex="12pt"/>
    </style:style>
    <style:style style:name="P1373" style:family="paragraph" style:parent-style-name="Standard">
      <style:paragraph-properties fo:margin-left="0in" fo:margin-right="0in" fo:line-height="100%" fo:text-indent="0.5in" style:auto-text-indent="false"/>
      <style:text-properties style:font-name="Arial" fo:font-size="12pt" officeooo:rsid="07f0d2d3" officeooo:paragraph-rsid="018b8c6f" style:font-size-asian="12pt" style:font-size-complex="12pt"/>
    </style:style>
    <style:style style:name="P1374" style:family="paragraph" style:parent-style-name="Standard">
      <style:paragraph-properties fo:margin-left="0in" fo:margin-right="0in" fo:line-height="100%" fo:text-indent="0.5in" style:auto-text-indent="false"/>
      <style:text-properties style:font-name="Arial" fo:font-size="12pt" officeooo:rsid="07f6f421" officeooo:paragraph-rsid="018b8c6f" style:font-size-asian="12pt" style:font-size-complex="12pt"/>
    </style:style>
    <style:style style:name="P1375" style:family="paragraph" style:parent-style-name="Standard">
      <style:paragraph-properties fo:margin-left="0in" fo:margin-right="0in" fo:line-height="100%" fo:text-indent="0.5in" style:auto-text-indent="false"/>
      <style:text-properties style:font-name="Arial" fo:font-size="12pt" officeooo:rsid="07f8df1d" officeooo:paragraph-rsid="018b8c6f" style:font-size-asian="12pt" style:font-size-complex="12pt"/>
    </style:style>
    <style:style style:name="P1376" style:family="paragraph" style:parent-style-name="Standard">
      <style:paragraph-properties fo:margin-left="0in" fo:margin-right="0in" fo:line-height="100%" fo:text-indent="0.5in" style:auto-text-indent="false"/>
      <style:text-properties style:font-name="Arial" fo:font-size="12pt" officeooo:rsid="0088d078" officeooo:paragraph-rsid="018b8c6f" style:font-size-asian="12pt" style:font-size-complex="12pt"/>
    </style:style>
    <style:style style:name="P1377" style:family="paragraph" style:parent-style-name="Standard">
      <style:paragraph-properties fo:margin-left="0in" fo:margin-right="0in" fo:line-height="100%" fo:text-indent="0.5in" style:auto-text-indent="false"/>
      <style:text-properties style:font-name="Arial" fo:font-size="12pt" officeooo:rsid="008a22c2" officeooo:paragraph-rsid="018b8c6f" style:font-size-asian="12pt" style:font-size-complex="12pt"/>
    </style:style>
    <style:style style:name="P1378" style:family="paragraph" style:parent-style-name="Standard">
      <style:paragraph-properties fo:margin-left="0in" fo:margin-right="0in" fo:line-height="100%" fo:text-indent="0.5in" style:auto-text-indent="false"/>
      <style:text-properties style:font-name="Arial" fo:font-size="12pt" officeooo:rsid="008a9aca" officeooo:paragraph-rsid="018b8c6f" style:font-size-asian="12pt" style:font-size-complex="12pt"/>
    </style:style>
    <style:style style:name="P1379" style:family="paragraph" style:parent-style-name="Standard">
      <style:paragraph-properties fo:margin-left="0in" fo:margin-right="0in" fo:line-height="100%" fo:text-indent="0.5in" style:auto-text-indent="false"/>
      <style:text-properties style:font-name="Arial" fo:font-size="12pt" officeooo:rsid="008cc300" officeooo:paragraph-rsid="018b8c6f" style:font-size-asian="12pt" style:font-size-complex="12pt"/>
    </style:style>
    <style:style style:name="P1380" style:family="paragraph" style:parent-style-name="Standard">
      <style:paragraph-properties fo:margin-left="0in" fo:margin-right="0in" fo:line-height="100%" fo:text-indent="0.5in" style:auto-text-indent="false"/>
      <style:text-properties style:font-name="Arial" fo:font-size="12pt" officeooo:rsid="07f9b8f0" officeooo:paragraph-rsid="018b8c6f" style:font-size-asian="12pt" style:font-size-complex="12pt"/>
    </style:style>
    <style:style style:name="P1381" style:family="paragraph" style:parent-style-name="Standard">
      <style:paragraph-properties fo:margin-left="0in" fo:margin-right="0in" fo:line-height="100%" fo:text-indent="0.5in" style:auto-text-indent="false"/>
      <style:text-properties style:font-name="Arial" fo:font-size="12pt" officeooo:rsid="07fb5a5f" officeooo:paragraph-rsid="018b8c6f" style:font-size-asian="12pt" style:font-size-complex="12pt"/>
    </style:style>
    <style:style style:name="P1382" style:family="paragraph" style:parent-style-name="Standard">
      <style:paragraph-properties fo:margin-left="0in" fo:margin-right="0in" fo:line-height="100%" fo:text-indent="0.5in" style:auto-text-indent="false"/>
      <style:text-properties style:font-name="Arial" fo:font-size="12pt" officeooo:rsid="07ee8df4" officeooo:paragraph-rsid="018b8c6f" style:font-size-asian="12pt" style:font-size-complex="12pt"/>
    </style:style>
    <style:style style:name="P1383" style:family="paragraph" style:parent-style-name="Standard">
      <style:paragraph-properties fo:margin-left="0in" fo:margin-right="0in" fo:line-height="100%" fo:text-indent="0.5in" style:auto-text-indent="false"/>
      <style:text-properties style:font-name="Arial" fo:font-size="12pt" officeooo:rsid="0490aba6" officeooo:paragraph-rsid="018b8c6f" style:font-size-asian="12pt" style:font-size-complex="12pt"/>
    </style:style>
    <style:style style:name="P1384" style:family="paragraph" style:parent-style-name="Standard">
      <style:paragraph-properties fo:margin-left="0in" fo:margin-right="0in" fo:line-height="100%" fo:text-indent="0.5in" style:auto-text-indent="false"/>
      <style:text-properties style:font-name="Arial" fo:font-size="12pt" officeooo:rsid="0135ec62" officeooo:paragraph-rsid="018b8c6f" style:font-size-asian="12pt" style:font-size-complex="12pt"/>
    </style:style>
    <style:style style:name="P1385" style:family="paragraph" style:parent-style-name="Standard">
      <style:paragraph-properties fo:margin-left="0in" fo:margin-right="0in" fo:line-height="100%" fo:text-indent="0.5in" style:auto-text-indent="false"/>
      <style:text-properties style:font-name="Arial" fo:font-size="12pt" officeooo:rsid="0137d4d7" officeooo:paragraph-rsid="018b8c6f" style:font-size-asian="12pt" style:font-size-complex="12pt"/>
    </style:style>
    <style:style style:name="P1386" style:family="paragraph" style:parent-style-name="Standard">
      <style:paragraph-properties fo:margin-left="0in" fo:margin-right="0in" fo:line-height="100%" fo:text-indent="0.5in" style:auto-text-indent="false"/>
      <style:text-properties style:font-name="Arial" fo:font-size="12pt" officeooo:rsid="04929314" officeooo:paragraph-rsid="018b8c6f" style:font-size-asian="12pt" style:font-size-complex="12pt"/>
    </style:style>
    <style:style style:name="P1387" style:family="paragraph" style:parent-style-name="Standard">
      <style:paragraph-properties fo:margin-left="0in" fo:margin-right="0in" fo:line-height="100%" fo:text-indent="0.5in" style:auto-text-indent="false"/>
      <style:text-properties style:font-name="Arial" fo:font-size="12pt" officeooo:rsid="04956e1d" officeooo:paragraph-rsid="018b8c6f" style:font-size-asian="12pt" style:font-size-complex="12pt"/>
    </style:style>
    <style:style style:name="P1388" style:family="paragraph" style:parent-style-name="Standard">
      <style:paragraph-properties fo:margin-left="0in" fo:margin-right="0in" fo:line-height="100%" fo:text-indent="0.5in" style:auto-text-indent="false"/>
      <style:text-properties style:font-name="Arial" fo:font-size="12pt" officeooo:rsid="049665d3" officeooo:paragraph-rsid="018b8c6f" style:font-size-asian="12pt" style:font-size-complex="12pt"/>
    </style:style>
    <style:style style:name="P1389" style:family="paragraph" style:parent-style-name="Standard">
      <style:paragraph-properties fo:margin-left="0in" fo:margin-right="0in" fo:line-height="100%" fo:text-indent="0.5in" style:auto-text-indent="false"/>
      <style:text-properties style:font-name="Arial" fo:font-size="12pt" officeooo:rsid="049aacb7" officeooo:paragraph-rsid="018b8c6f" style:font-size-asian="12pt" style:font-size-complex="12pt"/>
    </style:style>
    <style:style style:name="P1390" style:family="paragraph" style:parent-style-name="Standard">
      <style:paragraph-properties fo:margin-left="0in" fo:margin-right="0in" fo:line-height="100%" fo:text-indent="0.5in" style:auto-text-indent="false"/>
      <style:text-properties style:font-name="Arial" fo:font-size="12pt" officeooo:rsid="049c8628" officeooo:paragraph-rsid="018b8c6f" style:font-size-asian="12pt" style:font-size-complex="12pt"/>
    </style:style>
    <style:style style:name="P1391" style:family="paragraph" style:parent-style-name="Standard">
      <style:paragraph-properties fo:margin-left="0in" fo:margin-right="0in" fo:line-height="100%" fo:text-indent="0.5in" style:auto-text-indent="false"/>
      <style:text-properties style:font-name="Arial" fo:font-size="12pt" officeooo:rsid="049dfad8" officeooo:paragraph-rsid="018b8c6f" style:font-size-asian="12pt" style:font-size-complex="12pt"/>
    </style:style>
    <style:style style:name="P1392" style:family="paragraph" style:parent-style-name="Standard">
      <style:paragraph-properties fo:margin-left="0in" fo:margin-right="0in" fo:line-height="100%" fo:text-indent="0.5in" style:auto-text-indent="false"/>
      <style:text-properties style:font-name="Arial" fo:font-size="12pt" officeooo:rsid="049f6f93" officeooo:paragraph-rsid="018b8c6f" style:font-size-asian="12pt" style:font-size-complex="12pt"/>
    </style:style>
    <style:style style:name="P1393" style:family="paragraph" style:parent-style-name="Standard">
      <style:paragraph-properties fo:margin-left="0in" fo:margin-right="0in" fo:line-height="100%" fo:text-indent="0.5in" style:auto-text-indent="false"/>
      <style:text-properties style:font-name="Arial" fo:font-size="12pt" officeooo:rsid="04b6c43a" officeooo:paragraph-rsid="018b8c6f" style:font-size-asian="12pt" style:font-size-complex="12pt"/>
    </style:style>
    <style:style style:name="P1394" style:family="paragraph" style:parent-style-name="Standard">
      <style:paragraph-properties fo:margin-left="0in" fo:margin-right="0in" fo:line-height="100%" fo:text-indent="0.5in" style:auto-text-indent="false"/>
      <style:text-properties style:font-name="Arial" fo:font-size="12pt" officeooo:rsid="04b7629a" officeooo:paragraph-rsid="018b8c6f" style:font-size-asian="12pt" style:font-size-complex="12pt"/>
    </style:style>
    <style:style style:name="P1395" style:family="paragraph" style:parent-style-name="Standard">
      <style:paragraph-properties fo:margin-left="0in" fo:margin-right="0in" fo:line-height="100%" fo:text-indent="0.5in" style:auto-text-indent="false"/>
      <style:text-properties style:font-name="Arial" fo:font-size="12pt" officeooo:rsid="04a07707" officeooo:paragraph-rsid="018b8c6f" style:font-size-asian="12pt" style:font-size-complex="12pt"/>
    </style:style>
    <style:style style:name="P1396" style:family="paragraph" style:parent-style-name="Standard">
      <style:paragraph-properties fo:margin-left="0in" fo:margin-right="0in" fo:line-height="100%" fo:text-indent="0.5in" style:auto-text-indent="false"/>
      <style:text-properties style:font-name="Arial" fo:font-size="12pt" officeooo:rsid="068cc82d" officeooo:paragraph-rsid="018b8c6f" style:font-size-asian="12pt" style:font-size-complex="12pt"/>
    </style:style>
    <style:style style:name="P1397" style:family="paragraph" style:parent-style-name="Standard">
      <style:paragraph-properties fo:margin-left="0in" fo:margin-right="0in" fo:line-height="100%" fo:text-indent="0.5in" style:auto-text-indent="false"/>
      <style:text-properties style:font-name="Arial" fo:font-size="12pt" officeooo:rsid="06911cd1" officeooo:paragraph-rsid="018b8c6f" style:font-size-asian="12pt" style:font-size-complex="12pt"/>
    </style:style>
    <style:style style:name="P1398" style:family="paragraph" style:parent-style-name="Standard">
      <style:paragraph-properties fo:margin-left="0in" fo:margin-right="0in" fo:line-height="100%" fo:text-indent="0.5in" style:auto-text-indent="false"/>
      <style:text-properties style:font-name="Arial" fo:font-size="12pt" officeooo:rsid="069180ee" officeooo:paragraph-rsid="018b8c6f" style:font-size-asian="12pt" style:font-size-complex="12pt"/>
    </style:style>
    <style:style style:name="P1399" style:family="paragraph" style:parent-style-name="Standard">
      <style:paragraph-properties fo:margin-left="0in" fo:margin-right="0in" fo:line-height="100%" fo:text-indent="0.5in" style:auto-text-indent="false"/>
      <style:text-properties style:font-name="Arial" fo:font-size="12pt" officeooo:rsid="0691d7d0" officeooo:paragraph-rsid="018b8c6f" style:font-size-asian="12pt" style:font-size-complex="12pt"/>
    </style:style>
    <style:style style:name="P1400" style:family="paragraph" style:parent-style-name="Standard">
      <style:paragraph-properties fo:margin-left="0in" fo:margin-right="0in" fo:line-height="100%" fo:text-indent="0.5in" style:auto-text-indent="false"/>
      <style:text-properties style:font-name="Arial" fo:font-size="12pt" officeooo:rsid="04c1dafd" officeooo:paragraph-rsid="018b8c6f" style:font-size-asian="12pt" style:font-size-complex="12pt"/>
    </style:style>
    <style:style style:name="P1401" style:family="paragraph" style:parent-style-name="Standard">
      <style:paragraph-properties fo:margin-left="0in" fo:margin-right="0in" fo:line-height="100%" fo:text-indent="0.5in" style:auto-text-indent="false"/>
      <style:text-properties style:font-name="Arial" fo:font-size="12pt" officeooo:rsid="0673e1d4" officeooo:paragraph-rsid="018b8c6f" style:font-size-asian="12pt" style:font-size-complex="12pt"/>
    </style:style>
    <style:style style:name="P1402" style:family="paragraph" style:parent-style-name="Standard">
      <style:paragraph-properties fo:margin-left="0in" fo:margin-right="0in" fo:line-height="100%" fo:text-indent="0.5in" style:auto-text-indent="false"/>
      <style:text-properties style:font-name="Arial" fo:font-size="12pt" officeooo:rsid="04a40eac" officeooo:paragraph-rsid="018b8c6f" style:font-size-asian="12pt" style:font-size-complex="12pt"/>
    </style:style>
    <style:style style:name="P1403" style:family="paragraph" style:parent-style-name="Standard">
      <style:paragraph-properties fo:margin-left="0in" fo:margin-right="0in" fo:line-height="100%" fo:text-indent="0.5in" style:auto-text-indent="false"/>
      <style:text-properties style:font-name="Arial" fo:font-size="12pt" officeooo:rsid="04a7da95" officeooo:paragraph-rsid="018b8c6f" style:font-size-asian="12pt" style:font-size-complex="12pt"/>
    </style:style>
    <style:style style:name="P1404" style:family="paragraph" style:parent-style-name="Standard">
      <style:paragraph-properties fo:margin-left="0in" fo:margin-right="0in" fo:line-height="100%" fo:text-indent="0.5in" style:auto-text-indent="false"/>
      <style:text-properties style:font-name="Arial" fo:font-size="12pt" officeooo:rsid="04ab9e42" officeooo:paragraph-rsid="018b8c6f" style:font-size-asian="12pt" style:font-size-complex="12pt"/>
    </style:style>
    <style:style style:name="P1405" style:family="paragraph" style:parent-style-name="Standard">
      <style:paragraph-properties fo:margin-left="0in" fo:margin-right="0in" fo:line-height="100%" fo:text-indent="0.5in" style:auto-text-indent="false"/>
      <style:text-properties style:font-name="Arial" fo:font-size="12pt" officeooo:rsid="04c74194" officeooo:paragraph-rsid="018b8c6f" style:font-size-asian="12pt" style:font-size-complex="12pt"/>
    </style:style>
    <style:style style:name="P1406" style:family="paragraph" style:parent-style-name="Standard">
      <style:paragraph-properties fo:margin-left="0in" fo:margin-right="0in" fo:line-height="100%" fo:text-indent="0.5in" style:auto-text-indent="false"/>
      <style:text-properties style:font-name="Arial" fo:font-size="12pt" officeooo:rsid="04c8b744" officeooo:paragraph-rsid="018b8c6f" style:font-size-asian="12pt" style:font-size-complex="12pt"/>
    </style:style>
    <style:style style:name="P1407" style:family="paragraph" style:parent-style-name="Standard">
      <style:paragraph-properties fo:margin-left="0in" fo:margin-right="0in" fo:line-height="100%" fo:text-indent="0.5in" style:auto-text-indent="false"/>
      <style:text-properties style:font-name="Arial" fo:font-size="12pt" officeooo:rsid="04cbb679" officeooo:paragraph-rsid="018b8c6f" style:font-size-asian="12pt" style:font-size-complex="12pt"/>
    </style:style>
    <style:style style:name="P1408" style:family="paragraph" style:parent-style-name="Standard">
      <style:paragraph-properties fo:margin-left="0in" fo:margin-right="0in" fo:line-height="100%" fo:text-indent="0.5in" style:auto-text-indent="false"/>
      <style:text-properties style:font-name="Arial" fo:font-size="12pt" officeooo:rsid="04ca9701" officeooo:paragraph-rsid="018b8c6f" style:font-size-asian="12pt" style:font-size-complex="12pt"/>
    </style:style>
    <style:style style:name="P1409" style:family="paragraph" style:parent-style-name="Standard">
      <style:paragraph-properties fo:margin-left="0in" fo:margin-right="0in" fo:line-height="100%" fo:text-indent="0.5in" style:auto-text-indent="false"/>
      <style:text-properties style:font-name="Arial" fo:font-size="12pt" officeooo:rsid="04cd2091" officeooo:paragraph-rsid="018b8c6f" style:font-size-asian="12pt" style:font-size-complex="12pt"/>
    </style:style>
    <style:style style:name="P1410" style:family="paragraph" style:parent-style-name="Standard">
      <style:paragraph-properties fo:margin-left="0in" fo:margin-right="0in" fo:line-height="100%" fo:text-indent="0.5in" style:auto-text-indent="false"/>
      <style:text-properties style:font-name="Arial" fo:font-size="12pt" officeooo:rsid="04ce4881" officeooo:paragraph-rsid="018b8c6f" style:font-size-asian="12pt" style:font-size-complex="12pt"/>
    </style:style>
    <style:style style:name="P1411" style:family="paragraph" style:parent-style-name="Standard">
      <style:paragraph-properties fo:margin-left="0in" fo:margin-right="0in" fo:line-height="100%" fo:text-indent="0.5in" style:auto-text-indent="false"/>
      <style:text-properties style:font-name="Arial" fo:font-size="12pt" officeooo:rsid="06da3c31" officeooo:paragraph-rsid="018b8c6f" style:font-size-asian="12pt" style:font-size-complex="12pt"/>
    </style:style>
    <style:style style:name="P1412" style:family="paragraph" style:parent-style-name="Standard">
      <style:paragraph-properties fo:margin-left="0in" fo:margin-right="0in" fo:line-height="100%" fo:text-indent="0.5in" style:auto-text-indent="false"/>
      <style:text-properties style:font-name="Arial" fo:font-size="12pt" officeooo:rsid="01018d03" officeooo:paragraph-rsid="018b8c6f" style:font-size-asian="12pt" style:font-size-complex="12pt"/>
    </style:style>
    <style:style style:name="P1413" style:family="paragraph" style:parent-style-name="Standard">
      <style:paragraph-properties fo:margin-left="0in" fo:margin-right="0in" fo:line-height="100%" fo:text-indent="0.5in" style:auto-text-indent="false"/>
      <style:text-properties style:font-name="Arial" fo:font-size="12pt" officeooo:rsid="014737c2" officeooo:paragraph-rsid="018b8c6f" style:font-size-asian="12pt" style:font-size-complex="12pt"/>
    </style:style>
    <style:style style:name="P1414" style:family="paragraph" style:parent-style-name="Standard">
      <style:paragraph-properties fo:margin-left="0in" fo:margin-right="0in" fo:line-height="100%" fo:text-indent="0.5in" style:auto-text-indent="false"/>
      <style:text-properties style:font-name="Arial" fo:font-size="12pt" officeooo:rsid="04d14ebc" officeooo:paragraph-rsid="018b8c6f" style:font-size-asian="12pt" style:font-size-complex="12pt"/>
    </style:style>
    <style:style style:name="P1415" style:family="paragraph" style:parent-style-name="Standard">
      <style:paragraph-properties fo:margin-left="0in" fo:margin-right="0in" fo:line-height="100%" fo:text-indent="0.5in" style:auto-text-indent="false"/>
      <style:text-properties style:font-name="Arial" fo:font-size="12pt" officeooo:rsid="015b0d06" officeooo:paragraph-rsid="018b8c6f" style:font-size-asian="12pt" style:font-size-complex="12pt"/>
    </style:style>
    <style:style style:name="P1416" style:family="paragraph" style:parent-style-name="Standard">
      <style:paragraph-properties fo:margin-left="0in" fo:margin-right="0in" fo:line-height="100%" fo:text-indent="0.5in" style:auto-text-indent="false"/>
      <style:text-properties style:font-name="Arial" fo:font-size="12pt" officeooo:rsid="015c93fd" officeooo:paragraph-rsid="018b8c6f" style:font-size-asian="12pt" style:font-size-complex="12pt"/>
    </style:style>
    <style:style style:name="P1417" style:family="paragraph" style:parent-style-name="Standard">
      <style:paragraph-properties fo:margin-left="0in" fo:margin-right="0in" fo:line-height="100%" fo:text-indent="0.5in" style:auto-text-indent="false"/>
      <style:text-properties style:font-name="Arial" fo:font-size="12pt" officeooo:rsid="015db94f" officeooo:paragraph-rsid="018b8c6f" style:font-size-asian="12pt" style:font-size-complex="12pt"/>
    </style:style>
    <style:style style:name="P1418" style:family="paragraph" style:parent-style-name="Standard">
      <style:paragraph-properties fo:margin-left="0in" fo:margin-right="0in" fo:line-height="100%" fo:text-indent="0.5in" style:auto-text-indent="false"/>
      <style:text-properties style:font-name="Arial" fo:font-size="12pt" officeooo:rsid="04d2ffe3" officeooo:paragraph-rsid="018b8c6f" style:font-size-asian="12pt" style:font-size-complex="12pt"/>
    </style:style>
    <style:style style:name="P1419" style:family="paragraph" style:parent-style-name="Standard">
      <style:paragraph-properties fo:margin-left="0in" fo:margin-right="0in" fo:line-height="100%" fo:text-indent="0.5in" style:auto-text-indent="false"/>
      <style:text-properties style:font-name="Arial" fo:font-size="12pt" officeooo:rsid="04d40c9e" officeooo:paragraph-rsid="018b8c6f" style:font-size-asian="12pt" style:font-size-complex="12pt"/>
    </style:style>
    <style:style style:name="P1420" style:family="paragraph" style:parent-style-name="Standard">
      <style:paragraph-properties fo:margin-left="0in" fo:margin-right="0in" fo:line-height="100%" fo:text-indent="0.5in" style:auto-text-indent="false"/>
      <style:text-properties style:font-name="Arial" fo:font-size="12pt" officeooo:rsid="015f8a3e" officeooo:paragraph-rsid="018b8c6f" style:font-size-asian="12pt" style:font-size-complex="12pt"/>
    </style:style>
    <style:style style:name="P1421" style:family="paragraph" style:parent-style-name="Standard">
      <style:paragraph-properties fo:margin-left="0in" fo:margin-right="0in" fo:line-height="100%" fo:text-indent="0.5in" style:auto-text-indent="false"/>
      <style:text-properties style:font-name="Arial" fo:font-size="12pt" officeooo:rsid="01888260" officeooo:paragraph-rsid="018b8c6f" style:font-size-asian="12pt" style:font-size-complex="12pt"/>
    </style:style>
    <style:style style:name="P1422" style:family="paragraph" style:parent-style-name="Standard">
      <style:paragraph-properties fo:margin-left="0in" fo:margin-right="0in" fo:line-height="100%" fo:text-indent="0.5in" style:auto-text-indent="false"/>
      <style:text-properties style:font-name="Arial" fo:font-size="12pt" officeooo:rsid="03bb35b5" officeooo:paragraph-rsid="018b8c6f" style:font-size-asian="12pt" style:font-size-complex="12pt"/>
    </style:style>
    <style:style style:name="P1423" style:family="paragraph" style:parent-style-name="Standard">
      <style:paragraph-properties fo:margin-left="0in" fo:margin-right="0in" fo:line-height="100%" fo:text-indent="0.5in" style:auto-text-indent="false"/>
      <style:text-properties style:font-name="Arial" fo:font-size="12pt" officeooo:rsid="03951cad" officeooo:paragraph-rsid="018b8c6f" style:font-size-asian="12pt" style:font-size-complex="12pt"/>
    </style:style>
    <style:style style:name="P1424" style:family="paragraph" style:parent-style-name="Standard">
      <style:paragraph-properties fo:margin-left="0in" fo:margin-right="0in" fo:line-height="100%" fo:text-indent="0.5in" style:auto-text-indent="false"/>
      <style:text-properties style:font-name="Arial" fo:font-size="12pt" officeooo:rsid="03c5e91f" officeooo:paragraph-rsid="018b8c6f" style:font-size-asian="12pt" style:font-size-complex="12pt"/>
    </style:style>
    <style:style style:name="P1425" style:family="paragraph" style:parent-style-name="Standard">
      <style:paragraph-properties fo:margin-left="0in" fo:margin-right="0in" fo:line-height="100%" fo:text-indent="0.5in" style:auto-text-indent="false"/>
      <style:text-properties style:font-name="Arial" fo:font-size="12pt" officeooo:rsid="0543747e" officeooo:paragraph-rsid="018b8c6f" style:font-size-asian="12pt" style:font-size-complex="12pt"/>
    </style:style>
    <style:style style:name="P1426" style:family="paragraph" style:parent-style-name="Standard">
      <style:paragraph-properties fo:margin-left="0in" fo:margin-right="0in" fo:line-height="100%" fo:text-indent="0.5in" style:auto-text-indent="false"/>
      <style:text-properties style:font-name="Arial" fo:font-size="12pt" officeooo:rsid="03dd2a51" officeooo:paragraph-rsid="018b8c6f" style:font-size-asian="12pt" style:font-size-complex="12pt"/>
    </style:style>
    <style:style style:name="P1427" style:family="paragraph" style:parent-style-name="Standard">
      <style:paragraph-properties fo:margin-left="0in" fo:margin-right="0in" fo:line-height="100%" fo:text-indent="0.5in" style:auto-text-indent="false"/>
      <style:text-properties style:font-name="Arial" fo:font-size="12pt" officeooo:rsid="04d7ff86" officeooo:paragraph-rsid="018b8c6f" style:font-size-asian="12pt" style:font-size-complex="12pt"/>
    </style:style>
    <style:style style:name="P1428" style:family="paragraph" style:parent-style-name="Standard">
      <style:paragraph-properties fo:margin-left="0in" fo:margin-right="0in" fo:line-height="100%" fo:text-indent="0.5in" style:auto-text-indent="false"/>
      <style:text-properties style:font-name="Arial" fo:font-size="12pt" officeooo:rsid="0395c89a" officeooo:paragraph-rsid="018b8c6f" style:font-size-asian="12pt" style:font-size-complex="12pt"/>
    </style:style>
    <style:style style:name="P1429" style:family="paragraph" style:parent-style-name="Standard">
      <style:paragraph-properties fo:margin-left="0in" fo:margin-right="0in" fo:line-height="100%" fo:text-indent="0.5in" style:auto-text-indent="false"/>
      <style:text-properties style:font-name="Arial" fo:font-size="12pt" officeooo:rsid="04dc9efa" officeooo:paragraph-rsid="018b8c6f" style:font-size-asian="12pt" style:font-size-complex="12pt"/>
    </style:style>
    <style:style style:name="P1430" style:family="paragraph" style:parent-style-name="Standard">
      <style:paragraph-properties fo:margin-left="0in" fo:margin-right="0in" fo:line-height="100%" fo:text-indent="0.5in" style:auto-text-indent="false"/>
      <style:text-properties style:font-name="Arial" fo:font-size="12pt" officeooo:rsid="03d65388" officeooo:paragraph-rsid="018b8c6f" style:font-size-asian="12pt" style:font-size-complex="12pt"/>
    </style:style>
    <style:style style:name="P1431" style:family="paragraph" style:parent-style-name="Standard">
      <style:paragraph-properties fo:margin-left="0in" fo:margin-right="0in" fo:line-height="100%" fo:text-indent="0.5in" style:auto-text-indent="false"/>
      <style:text-properties style:font-name="Arial" fo:font-size="12pt" officeooo:rsid="06a59ff6" officeooo:paragraph-rsid="018b8c6f" style:font-size-asian="12pt" style:font-size-complex="12pt"/>
    </style:style>
    <style:style style:name="P1432" style:family="paragraph" style:parent-style-name="Standard">
      <style:paragraph-properties fo:margin-left="0in" fo:margin-right="0in" fo:line-height="100%" fo:text-indent="0.5in" style:auto-text-indent="false"/>
      <style:text-properties style:font-name="Arial" fo:font-size="12pt" officeooo:rsid="03e1cbe5" officeooo:paragraph-rsid="018b8c6f" style:font-size-asian="12pt" style:font-size-complex="12pt"/>
    </style:style>
    <style:style style:name="P1433" style:family="paragraph" style:parent-style-name="Standard">
      <style:paragraph-properties fo:margin-left="0in" fo:margin-right="0in" fo:line-height="100%" fo:text-indent="0.5in" style:auto-text-indent="false"/>
      <style:text-properties style:font-name="Arial" fo:font-size="12pt" officeooo:rsid="053dc531" officeooo:paragraph-rsid="018b8c6f" style:font-size-asian="12pt" style:font-size-complex="12pt"/>
    </style:style>
    <style:style style:name="P1434" style:family="paragraph" style:parent-style-name="Standard">
      <style:paragraph-properties fo:margin-left="0in" fo:margin-right="0in" fo:line-height="100%" fo:text-indent="0.5in" style:auto-text-indent="false"/>
      <style:text-properties style:font-name="Arial" fo:font-size="12pt" officeooo:rsid="053e8ff5" officeooo:paragraph-rsid="018b8c6f" style:font-size-asian="12pt" style:font-size-complex="12pt"/>
    </style:style>
    <style:style style:name="P1435" style:family="paragraph" style:parent-style-name="Standard">
      <style:paragraph-properties fo:margin-left="0in" fo:margin-right="0in" fo:line-height="100%" fo:text-indent="0.5in" style:auto-text-indent="false"/>
      <style:text-properties style:font-name="Arial" fo:font-size="12pt" officeooo:rsid="0547665c" officeooo:paragraph-rsid="018b8c6f" style:font-size-asian="12pt" style:font-size-complex="12pt"/>
    </style:style>
    <style:style style:name="P1436" style:family="paragraph" style:parent-style-name="Standard">
      <style:paragraph-properties fo:margin-left="0in" fo:margin-right="0in" fo:line-height="100%" fo:text-indent="0.5in" style:auto-text-indent="false"/>
      <style:text-properties style:font-name="Arial" fo:font-size="12pt" officeooo:rsid="0547bacb" officeooo:paragraph-rsid="018b8c6f" style:font-size-asian="12pt" style:font-size-complex="12pt"/>
    </style:style>
    <style:style style:name="P1437" style:family="paragraph" style:parent-style-name="Standard">
      <style:paragraph-properties fo:margin-left="0in" fo:margin-right="0in" fo:line-height="100%" fo:text-indent="0.5in" style:auto-text-indent="false"/>
      <style:text-properties style:font-name="Arial" fo:font-size="12pt" officeooo:rsid="06a78cd2" officeooo:paragraph-rsid="018b8c6f" style:font-size-asian="12pt" style:font-size-complex="12pt"/>
    </style:style>
    <style:style style:name="P1438" style:family="paragraph" style:parent-style-name="Standard">
      <style:paragraph-properties fo:margin-left="0in" fo:margin-right="0in" fo:line-height="100%" fo:text-indent="0.5in" style:auto-text-indent="false"/>
      <style:text-properties style:font-name="Arial" fo:font-size="12pt" officeooo:rsid="04ffca9c" officeooo:paragraph-rsid="018b8c6f" style:font-size-asian="12pt" style:font-size-complex="12pt"/>
    </style:style>
    <style:style style:name="P1439" style:family="paragraph" style:parent-style-name="Standard">
      <style:paragraph-properties fo:margin-left="0in" fo:margin-right="0in" fo:line-height="100%" fo:text-indent="0.5in" style:auto-text-indent="false"/>
      <style:text-properties style:font-name="Arial" fo:font-size="12pt" officeooo:rsid="04fff6d2" officeooo:paragraph-rsid="018b8c6f" style:font-size-asian="12pt" style:font-size-complex="12pt"/>
    </style:style>
    <style:style style:name="P1440" style:family="paragraph" style:parent-style-name="Standard">
      <style:paragraph-properties fo:margin-left="0in" fo:margin-right="0in" fo:line-height="100%" fo:text-indent="0.5in" style:auto-text-indent="false"/>
      <style:text-properties style:font-name="Arial" fo:font-size="12pt" officeooo:rsid="050195df" officeooo:paragraph-rsid="018b8c6f" style:font-size-asian="12pt" style:font-size-complex="12pt"/>
    </style:style>
    <style:style style:name="P1441" style:family="paragraph" style:parent-style-name="Standard">
      <style:paragraph-properties fo:margin-left="0in" fo:margin-right="0in" fo:line-height="100%" fo:text-indent="0.5in" style:auto-text-indent="false"/>
      <style:text-properties style:font-name="Arial" fo:font-size="12pt" officeooo:rsid="0503f0d1" officeooo:paragraph-rsid="018b8c6f" style:font-size-asian="12pt" style:font-size-complex="12pt"/>
    </style:style>
    <style:style style:name="P1442" style:family="paragraph" style:parent-style-name="Standard">
      <style:paragraph-properties fo:margin-left="0in" fo:margin-right="0in" fo:line-height="100%" fo:text-indent="0.5in" style:auto-text-indent="false"/>
      <style:text-properties style:font-name="Arial" fo:font-size="12pt" officeooo:rsid="050332d5" officeooo:paragraph-rsid="018b8c6f" style:font-size-asian="12pt" style:font-size-complex="12pt"/>
    </style:style>
    <style:style style:name="P1443" style:family="paragraph" style:parent-style-name="Standard">
      <style:paragraph-properties fo:margin-left="0in" fo:margin-right="0in" fo:line-height="100%" fo:text-indent="0.5in" style:auto-text-indent="false"/>
      <style:text-properties style:font-name="Arial" fo:font-size="12pt" officeooo:rsid="052ea539" officeooo:paragraph-rsid="018b8c6f" style:font-size-asian="12pt" style:font-size-complex="12pt"/>
    </style:style>
    <style:style style:name="P1444" style:family="paragraph" style:parent-style-name="Standard">
      <style:paragraph-properties fo:margin-left="0in" fo:margin-right="0in" fo:line-height="100%" fo:text-indent="0.5in" style:auto-text-indent="false"/>
      <style:text-properties style:font-name="Arial" fo:font-size="12pt" officeooo:rsid="050689ce" officeooo:paragraph-rsid="018b8c6f" style:font-size-asian="12pt" style:font-size-complex="12pt"/>
    </style:style>
    <style:style style:name="P1445" style:family="paragraph" style:parent-style-name="Standard">
      <style:paragraph-properties fo:margin-left="0in" fo:margin-right="0in" fo:line-height="100%" fo:text-indent="0.5in" style:auto-text-indent="false"/>
      <style:text-properties style:font-name="Arial" fo:font-size="12pt" officeooo:rsid="050799ab" officeooo:paragraph-rsid="018b8c6f" style:font-size-asian="12pt" style:font-size-complex="12pt"/>
    </style:style>
    <style:style style:name="P1446" style:family="paragraph" style:parent-style-name="Standard">
      <style:paragraph-properties fo:margin-left="0in" fo:margin-right="0in" fo:line-height="100%" fo:text-indent="0.5in" style:auto-text-indent="false"/>
      <style:text-properties style:font-name="Arial" fo:font-size="12pt" officeooo:rsid="050f22bf" officeooo:paragraph-rsid="018b8c6f" style:font-size-asian="12pt" style:font-size-complex="12pt"/>
    </style:style>
    <style:style style:name="P1447" style:family="paragraph" style:parent-style-name="Standard">
      <style:paragraph-properties fo:margin-left="0in" fo:margin-right="0in" fo:line-height="100%" fo:text-indent="0.5in" style:auto-text-indent="false"/>
      <style:text-properties style:font-name="Arial" fo:font-size="12pt" officeooo:rsid="00f0a81f" officeooo:paragraph-rsid="018b8c6f" style:font-size-asian="12pt" style:font-size-complex="12pt"/>
    </style:style>
    <style:style style:name="P1448" style:family="paragraph" style:parent-style-name="Standard">
      <style:paragraph-properties fo:margin-left="0in" fo:margin-right="0in" fo:line-height="100%" fo:text-indent="0.5in" style:auto-text-indent="false"/>
      <style:text-properties style:font-name="Arial" fo:font-size="12pt" officeooo:rsid="05112a99" officeooo:paragraph-rsid="018b8c6f" style:font-size-asian="12pt" style:font-size-complex="12pt"/>
    </style:style>
    <style:style style:name="P1449" style:family="paragraph" style:parent-style-name="Standard">
      <style:paragraph-properties fo:margin-left="0in" fo:margin-right="0in" fo:line-height="100%" fo:text-indent="0.5in" style:auto-text-indent="false"/>
      <style:text-properties style:font-name="Arial" fo:font-size="12pt" officeooo:rsid="05271426" officeooo:paragraph-rsid="018b8c6f" style:font-size-asian="12pt" style:font-size-complex="12pt"/>
    </style:style>
    <style:style style:name="P1450" style:family="paragraph" style:parent-style-name="Standard">
      <style:paragraph-properties fo:margin-left="0in" fo:margin-right="0in" fo:line-height="100%" fo:text-indent="0.5in" style:auto-text-indent="false"/>
      <style:text-properties style:font-name="Arial" fo:font-size="12pt" officeooo:rsid="052829da" officeooo:paragraph-rsid="018b8c6f" style:font-size-asian="12pt" style:font-size-complex="12pt"/>
    </style:style>
    <style:style style:name="P1451" style:family="paragraph" style:parent-style-name="Standard">
      <style:paragraph-properties fo:margin-left="0in" fo:margin-right="0in" fo:line-height="100%" fo:text-indent="0.5in" style:auto-text-indent="false"/>
      <style:text-properties style:font-name="Arial" fo:font-size="12pt" officeooo:rsid="052d176b" officeooo:paragraph-rsid="018b8c6f" style:font-size-asian="12pt" style:font-size-complex="12pt"/>
    </style:style>
    <style:style style:name="P1452" style:family="paragraph" style:parent-style-name="Standard">
      <style:paragraph-properties fo:margin-left="0in" fo:margin-right="0in" fo:line-height="100%" fo:text-indent="0.5in" style:auto-text-indent="false"/>
      <style:text-properties style:font-name="Arial" fo:font-size="12pt" officeooo:rsid="052f649e" officeooo:paragraph-rsid="018b8c6f" style:font-size-asian="12pt" style:font-size-complex="12pt"/>
    </style:style>
    <style:style style:name="P1453" style:family="paragraph" style:parent-style-name="Standard">
      <style:paragraph-properties fo:margin-left="0in" fo:margin-right="0in" fo:line-height="100%" fo:text-indent="0.5in" style:auto-text-indent="false"/>
      <style:text-properties style:font-name="Arial" fo:font-size="12pt" officeooo:rsid="053375e3" officeooo:paragraph-rsid="018b8c6f" style:font-size-asian="12pt" style:font-size-complex="12pt"/>
    </style:style>
    <style:style style:name="P1454" style:family="paragraph" style:parent-style-name="Standard">
      <style:paragraph-properties fo:margin-left="0in" fo:margin-right="0in" fo:line-height="100%" fo:text-indent="0.5in" style:auto-text-indent="false"/>
      <style:text-properties style:font-name="Arial" fo:font-size="12pt" officeooo:rsid="0530ae0f" officeooo:paragraph-rsid="018b8c6f" style:font-size-asian="12pt" style:font-size-complex="12pt"/>
    </style:style>
    <style:style style:name="P1455" style:family="paragraph" style:parent-style-name="Standard">
      <style:paragraph-properties fo:margin-left="0in" fo:margin-right="0in" fo:line-height="100%" fo:text-indent="0.5in" style:auto-text-indent="false"/>
      <style:text-properties style:font-name="Arial" fo:font-size="12pt" officeooo:rsid="0531e792" officeooo:paragraph-rsid="018b8c6f" style:font-size-asian="12pt" style:font-size-complex="12pt"/>
    </style:style>
    <style:style style:name="P1456" style:family="paragraph" style:parent-style-name="Standard">
      <style:paragraph-properties fo:margin-left="0in" fo:margin-right="0in" fo:line-height="100%" fo:text-indent="0.5in" style:auto-text-indent="false"/>
      <style:text-properties style:font-name="Arial" fo:font-size="12pt" officeooo:rsid="05323fb6" officeooo:paragraph-rsid="018b8c6f" style:font-size-asian="12pt" style:font-size-complex="12pt"/>
    </style:style>
    <style:style style:name="P1457" style:family="paragraph" style:parent-style-name="Standard">
      <style:paragraph-properties fo:margin-left="0in" fo:margin-right="0in" fo:line-height="100%" fo:text-indent="0.5in" style:auto-text-indent="false"/>
      <style:text-properties style:font-name="Arial" fo:font-size="12pt" officeooo:rsid="0535569b" officeooo:paragraph-rsid="018b8c6f" style:font-size-asian="12pt" style:font-size-complex="12pt"/>
    </style:style>
    <style:style style:name="P1458" style:family="paragraph" style:parent-style-name="Standard">
      <style:paragraph-properties fo:margin-left="0in" fo:margin-right="0in" fo:line-height="100%" fo:text-indent="0.5in" style:auto-text-indent="false"/>
      <style:text-properties style:font-name="Arial" fo:font-size="12pt" officeooo:rsid="053691a9" officeooo:paragraph-rsid="018b8c6f" style:font-size-asian="12pt" style:font-size-complex="12pt"/>
    </style:style>
    <style:style style:name="P1459" style:family="paragraph" style:parent-style-name="Standard">
      <style:paragraph-properties fo:margin-left="0in" fo:margin-right="0in" fo:line-height="100%" fo:text-indent="0.5in" style:auto-text-indent="false"/>
      <style:text-properties style:font-name="Arial" fo:font-size="12pt" officeooo:rsid="0538d296" officeooo:paragraph-rsid="018b8c6f" style:font-size-asian="12pt" style:font-size-complex="12pt"/>
    </style:style>
    <style:style style:name="P1460" style:family="paragraph" style:parent-style-name="Standard">
      <style:paragraph-properties fo:margin-left="0in" fo:margin-right="0in" fo:line-height="100%" fo:text-indent="0.5in" style:auto-text-indent="false"/>
      <style:text-properties style:font-name="Arial" fo:font-size="12pt" officeooo:rsid="04dfa296" officeooo:paragraph-rsid="018b8c6f" style:font-size-asian="12pt" style:font-size-complex="12pt"/>
    </style:style>
    <style:style style:name="P1461" style:family="paragraph" style:parent-style-name="Standard">
      <style:paragraph-properties fo:margin-left="0in" fo:margin-right="0in" fo:line-height="100%" fo:text-indent="0.5in" style:auto-text-indent="false"/>
      <style:text-properties style:font-name="Arial" fo:font-size="12pt" officeooo:rsid="04e1a1e6" officeooo:paragraph-rsid="018b8c6f" style:font-size-asian="12pt" style:font-size-complex="12pt"/>
    </style:style>
    <style:style style:name="P1462" style:family="paragraph" style:parent-style-name="Standard">
      <style:paragraph-properties fo:margin-left="0in" fo:margin-right="0in" fo:line-height="100%" fo:text-indent="0.5in" style:auto-text-indent="false"/>
      <style:text-properties style:font-name="Arial" fo:font-size="12pt" officeooo:rsid="04e6bb4c" officeooo:paragraph-rsid="018b8c6f" style:font-size-asian="12pt" style:font-size-complex="12pt"/>
    </style:style>
    <style:style style:name="P1463" style:family="paragraph" style:parent-style-name="Standard">
      <style:paragraph-properties fo:margin-left="0in" fo:margin-right="0in" fo:line-height="100%" fo:text-indent="0.5in" style:auto-text-indent="false"/>
      <style:text-properties style:font-name="Arial" fo:font-size="12pt" officeooo:rsid="01d2a06b" officeooo:paragraph-rsid="018b8c6f" style:font-size-asian="12pt" style:font-size-complex="12pt"/>
    </style:style>
    <style:style style:name="P1464" style:family="paragraph" style:parent-style-name="Standard">
      <style:paragraph-properties fo:margin-left="0in" fo:margin-right="0in" fo:line-height="100%" fo:text-indent="0.5in" style:auto-text-indent="false"/>
      <style:text-properties style:font-name="Arial" fo:font-size="12pt" officeooo:rsid="01d3bc36" officeooo:paragraph-rsid="018b8c6f" style:font-size-asian="12pt" style:font-size-complex="12pt"/>
    </style:style>
    <style:style style:name="P1465" style:family="paragraph" style:parent-style-name="Standard">
      <style:paragraph-properties fo:margin-left="0in" fo:margin-right="0in" fo:line-height="100%" fo:text-indent="0.5in" style:auto-text-indent="false"/>
      <style:text-properties style:font-name="Arial" fo:font-size="12pt" officeooo:rsid="01d61e45" officeooo:paragraph-rsid="018b8c6f" style:font-size-asian="12pt" style:font-size-complex="12pt"/>
    </style:style>
    <style:style style:name="P1466" style:family="paragraph" style:parent-style-name="Standard">
      <style:paragraph-properties fo:margin-left="0in" fo:margin-right="0in" fo:line-height="100%" fo:text-indent="0.5in" style:auto-text-indent="false"/>
      <style:text-properties style:font-name="Arial" fo:font-size="12pt" officeooo:rsid="01d72f4a" officeooo:paragraph-rsid="018b8c6f" style:font-size-asian="12pt" style:font-size-complex="12pt"/>
    </style:style>
    <style:style style:name="P1467" style:family="paragraph" style:parent-style-name="Standard">
      <style:paragraph-properties fo:margin-left="0in" fo:margin-right="0in" fo:line-height="100%" fo:text-indent="0.5in" style:auto-text-indent="false"/>
      <style:text-properties style:font-name="Arial" fo:font-size="12pt" officeooo:rsid="01548163" officeooo:paragraph-rsid="018b8c6f" style:font-size-asian="12pt" style:font-size-complex="12pt"/>
    </style:style>
    <style:style style:name="P1468" style:family="paragraph" style:parent-style-name="Standard">
      <style:paragraph-properties fo:margin-left="0in" fo:margin-right="0in" fo:line-height="100%" fo:text-indent="0.5in" style:auto-text-indent="false"/>
      <style:text-properties style:font-name="Arial" fo:font-size="12pt" officeooo:rsid="01560cee" officeooo:paragraph-rsid="018b8c6f" style:font-size-asian="12pt" style:font-size-complex="12pt"/>
    </style:style>
    <style:style style:name="P1469" style:family="paragraph" style:parent-style-name="Standard">
      <style:paragraph-properties fo:margin-left="0in" fo:margin-right="0in" fo:line-height="100%" fo:text-indent="0.5in" style:auto-text-indent="false"/>
      <style:text-properties style:font-name="Arial" fo:font-size="12pt" officeooo:rsid="01dae380" officeooo:paragraph-rsid="018b8c6f" style:font-size-asian="12pt" style:font-size-complex="12pt"/>
    </style:style>
    <style:style style:name="P1470" style:family="paragraph" style:parent-style-name="Standard">
      <style:paragraph-properties fo:margin-left="0in" fo:margin-right="0in" fo:line-height="100%" fo:text-indent="0.5in" style:auto-text-indent="false"/>
      <style:text-properties style:font-name="Arial" fo:font-size="12pt" officeooo:rsid="01dbe903" officeooo:paragraph-rsid="018b8c6f" style:font-size-asian="12pt" style:font-size-complex="12pt"/>
    </style:style>
    <style:style style:name="P1471" style:family="paragraph" style:parent-style-name="Standard">
      <style:paragraph-properties fo:margin-left="0in" fo:margin-right="0in" fo:line-height="100%" fo:text-indent="0.5in" style:auto-text-indent="false"/>
      <style:text-properties style:font-name="Arial" fo:font-size="12pt" officeooo:rsid="015cfea5" officeooo:paragraph-rsid="018b8c6f" style:font-size-asian="12pt" style:font-size-complex="12pt"/>
    </style:style>
    <style:style style:name="P1472" style:family="paragraph" style:parent-style-name="Standard">
      <style:paragraph-properties fo:margin-left="0in" fo:margin-right="0in" fo:line-height="100%" fo:text-indent="0.5in" style:auto-text-indent="false"/>
      <style:text-properties style:font-name="Arial" fo:font-size="12pt" officeooo:rsid="01ddd967" officeooo:paragraph-rsid="018b8c6f" style:font-size-asian="12pt" style:font-size-complex="12pt"/>
    </style:style>
    <style:style style:name="P1473" style:family="paragraph" style:parent-style-name="Standard">
      <style:paragraph-properties fo:margin-left="0in" fo:margin-right="0in" fo:line-height="100%" fo:text-indent="0.5in" style:auto-text-indent="false"/>
      <style:text-properties style:font-name="Arial" fo:font-size="12pt" officeooo:rsid="015d8df9" officeooo:paragraph-rsid="018b8c6f" style:font-size-asian="12pt" style:font-size-complex="12pt"/>
    </style:style>
    <style:style style:name="P1474" style:family="paragraph" style:parent-style-name="Standard">
      <style:paragraph-properties fo:margin-left="0in" fo:margin-right="0in" fo:line-height="100%" fo:text-indent="0.5in" style:auto-text-indent="false"/>
      <style:text-properties style:font-name="Arial" fo:font-size="12pt" officeooo:rsid="01eab5d9" officeooo:paragraph-rsid="018b8c6f" style:font-size-asian="12pt" style:font-size-complex="12pt"/>
    </style:style>
    <style:style style:name="P1475" style:family="paragraph" style:parent-style-name="Standard">
      <style:paragraph-properties fo:margin-left="0in" fo:margin-right="0in" fo:line-height="100%" fo:text-indent="0.5in" style:auto-text-indent="false"/>
      <style:text-properties style:font-name="Arial" fo:font-size="12pt" officeooo:rsid="01ec8f83" officeooo:paragraph-rsid="018b8c6f" style:font-size-asian="12pt" style:font-size-complex="12pt"/>
    </style:style>
    <style:style style:name="P1476" style:family="paragraph" style:parent-style-name="Standard">
      <style:paragraph-properties fo:margin-left="0in" fo:margin-right="0in" fo:line-height="100%" fo:text-indent="0.5in" style:auto-text-indent="false"/>
      <style:text-properties style:font-name="Arial" fo:font-size="12pt" officeooo:rsid="01ee4228" officeooo:paragraph-rsid="018b8c6f" style:font-size-asian="12pt" style:font-size-complex="12pt"/>
    </style:style>
    <style:style style:name="P1477" style:family="paragraph" style:parent-style-name="Standard">
      <style:paragraph-properties fo:margin-left="0in" fo:margin-right="0in" fo:line-height="100%" fo:text-indent="0.5in" style:auto-text-indent="false"/>
      <style:text-properties style:font-name="Arial" fo:font-size="12pt" officeooo:rsid="01ef66d0" officeooo:paragraph-rsid="018b8c6f" style:font-size-asian="12pt" style:font-size-complex="12pt"/>
    </style:style>
    <style:style style:name="P1478" style:family="paragraph" style:parent-style-name="Standard">
      <style:paragraph-properties fo:margin-left="0in" fo:margin-right="0in" fo:line-height="100%" fo:text-indent="0.5in" style:auto-text-indent="false"/>
      <style:text-properties style:font-name="Arial" fo:font-size="12pt" officeooo:rsid="01f24582" officeooo:paragraph-rsid="018b8c6f" style:font-size-asian="12pt" style:font-size-complex="12pt"/>
    </style:style>
    <style:style style:name="P1479" style:family="paragraph" style:parent-style-name="Standard">
      <style:paragraph-properties fo:margin-left="0in" fo:margin-right="0in" fo:line-height="100%" fo:text-indent="0.5in" style:auto-text-indent="false"/>
      <style:text-properties style:font-name="Arial" fo:font-size="12pt" officeooo:rsid="052c6d30" officeooo:paragraph-rsid="018b8c6f" style:font-size-asian="12pt" style:font-size-complex="12pt"/>
    </style:style>
    <style:style style:name="P1480" style:family="paragraph" style:parent-style-name="Standard">
      <style:paragraph-properties fo:margin-left="0in" fo:margin-right="0in" fo:line-height="100%" fo:text-indent="0.5in" style:auto-text-indent="false"/>
      <style:text-properties style:font-name="Arial" fo:font-size="12pt" officeooo:rsid="01f07e40" officeooo:paragraph-rsid="018b8c6f" style:font-size-asian="12pt" style:font-size-complex="12pt"/>
    </style:style>
    <style:style style:name="P1481" style:family="paragraph" style:parent-style-name="Standard">
      <style:paragraph-properties fo:margin-left="0in" fo:margin-right="0in" fo:line-height="100%" fo:text-indent="0.5in" style:auto-text-indent="false"/>
      <style:text-properties style:font-name="Arial" fo:font-size="12pt" officeooo:rsid="01f43032" officeooo:paragraph-rsid="018b8c6f" style:font-size-asian="12pt" style:font-size-complex="12pt"/>
    </style:style>
    <style:style style:name="P1482" style:family="paragraph" style:parent-style-name="Standard">
      <style:paragraph-properties fo:margin-left="0in" fo:margin-right="0in" fo:line-height="100%" fo:text-indent="0.5in" style:auto-text-indent="false"/>
      <style:text-properties style:font-name="Arial" fo:font-size="12pt" officeooo:rsid="04f0c968" officeooo:paragraph-rsid="018b8c6f" style:font-size-asian="12pt" style:font-size-complex="12pt"/>
    </style:style>
    <style:style style:name="P1483" style:family="paragraph" style:parent-style-name="Standard">
      <style:paragraph-properties fo:margin-left="0in" fo:margin-right="0in" fo:line-height="100%" fo:text-indent="0.5in" style:auto-text-indent="false"/>
      <style:text-properties style:font-name="Arial" fo:font-size="12pt" officeooo:rsid="06e4e852" officeooo:paragraph-rsid="018b8c6f" style:font-size-asian="12pt" style:font-size-complex="12pt"/>
    </style:style>
    <style:style style:name="P1484" style:family="paragraph" style:parent-style-name="Standard">
      <style:paragraph-properties fo:margin-left="0in" fo:margin-right="0in" fo:line-height="100%" fo:text-indent="0.5in" style:auto-text-indent="false"/>
      <style:text-properties style:font-name="Arial" fo:font-size="12pt" officeooo:rsid="005fa6fd" officeooo:paragraph-rsid="018b8c6f" style:font-size-asian="12pt" style:font-size-complex="12pt"/>
    </style:style>
    <style:style style:name="P1485" style:family="paragraph" style:parent-style-name="Standard">
      <style:paragraph-properties fo:margin-left="0in" fo:margin-right="0in" fo:line-height="100%" fo:text-indent="0.5in" style:auto-text-indent="false"/>
      <style:text-properties style:font-name="Arial" fo:font-size="12pt" officeooo:rsid="0061d1c9" officeooo:paragraph-rsid="018b8c6f" style:font-size-asian="12pt" style:font-size-complex="12pt"/>
    </style:style>
    <style:style style:name="P1486" style:family="paragraph" style:parent-style-name="Standard">
      <style:paragraph-properties fo:margin-left="0in" fo:margin-right="0in" fo:line-height="100%" fo:text-indent="0.5in" style:auto-text-indent="false"/>
      <style:text-properties style:font-name="Arial" fo:font-size="12pt" officeooo:rsid="0063971d" officeooo:paragraph-rsid="018b8c6f" style:font-size-asian="12pt" style:font-size-complex="12pt"/>
    </style:style>
    <style:style style:name="P1487" style:family="paragraph" style:parent-style-name="Standard">
      <style:paragraph-properties fo:margin-left="0in" fo:margin-right="0in" fo:line-height="100%" fo:text-indent="0.5in" style:auto-text-indent="false"/>
      <style:text-properties style:font-name="Arial" fo:font-size="12pt" officeooo:rsid="013d4051" officeooo:paragraph-rsid="018b8c6f" style:font-size-asian="12pt" style:font-size-complex="12pt"/>
    </style:style>
    <style:style style:name="P1488" style:family="paragraph" style:parent-style-name="Standard">
      <style:paragraph-properties fo:margin-left="0in" fo:margin-right="0in" fo:line-height="100%" fo:text-indent="0.5in" style:auto-text-indent="false"/>
      <style:text-properties style:font-name="Arial" fo:font-size="12pt" officeooo:rsid="013e5f67" officeooo:paragraph-rsid="018b8c6f" style:font-size-asian="12pt" style:font-size-complex="12pt"/>
    </style:style>
    <style:style style:name="P1489" style:family="paragraph" style:parent-style-name="Standard">
      <style:paragraph-properties fo:margin-left="0in" fo:margin-right="0in" fo:line-height="100%" fo:text-indent="0.5in" style:auto-text-indent="false"/>
      <style:text-properties style:font-name="Arial" fo:font-size="12pt" officeooo:rsid="0064ba32" officeooo:paragraph-rsid="018b8c6f" style:font-size-asian="12pt" style:font-size-complex="12pt"/>
    </style:style>
    <style:style style:name="P1490" style:family="paragraph" style:parent-style-name="Standard">
      <style:paragraph-properties fo:margin-left="0in" fo:margin-right="0in" fo:line-height="100%" fo:text-indent="0.5in" style:auto-text-indent="false"/>
      <style:text-properties style:font-name="Arial" fo:font-size="12pt" officeooo:rsid="0067cb10" officeooo:paragraph-rsid="018b8c6f" style:font-size-asian="12pt" style:font-size-complex="12pt"/>
    </style:style>
    <style:style style:name="P1491" style:family="paragraph" style:parent-style-name="Standard">
      <style:paragraph-properties fo:margin-left="0in" fo:margin-right="0in" fo:line-height="100%" fo:text-indent="0.5in" style:auto-text-indent="false"/>
      <style:text-properties style:font-name="Arial" fo:font-size="12pt" officeooo:rsid="0067cb1d" officeooo:paragraph-rsid="018b8c6f" style:font-size-asian="12pt" style:font-size-complex="12pt"/>
    </style:style>
    <style:style style:name="P1492" style:family="paragraph" style:parent-style-name="Standard">
      <style:paragraph-properties fo:margin-left="0in" fo:margin-right="0in" fo:line-height="100%" fo:text-indent="0.5in" style:auto-text-indent="false"/>
      <style:text-properties style:font-name="Arial" fo:font-size="12pt" officeooo:rsid="0069c8d6" officeooo:paragraph-rsid="018b8c6f" style:font-size-asian="12pt" style:font-size-complex="12pt"/>
    </style:style>
    <style:style style:name="P1493" style:family="paragraph" style:parent-style-name="Standard">
      <style:paragraph-properties fo:margin-left="0in" fo:margin-right="0in" fo:line-height="100%" fo:text-indent="0.5in" style:auto-text-indent="false"/>
      <style:text-properties style:font-name="Arial" fo:font-size="12pt" officeooo:rsid="05f31dec" officeooo:paragraph-rsid="018b8c6f" style:font-size-asian="12pt" style:font-size-complex="12pt"/>
    </style:style>
    <style:style style:name="P1494" style:family="paragraph" style:parent-style-name="Standard">
      <style:paragraph-properties fo:margin-left="0in" fo:margin-right="0in" fo:line-height="100%" fo:text-indent="0.5in" style:auto-text-indent="false"/>
      <style:text-properties style:font-name="Arial" fo:font-size="12pt" officeooo:rsid="01f0cb37" officeooo:paragraph-rsid="018b8c6f" style:font-size-asian="12pt" style:font-size-complex="12pt"/>
    </style:style>
    <style:style style:name="P1495" style:family="paragraph" style:parent-style-name="Standard">
      <style:paragraph-properties fo:margin-left="0in" fo:margin-right="0in" fo:line-height="100%" fo:text-indent="0.5in" style:auto-text-indent="false"/>
      <style:text-properties style:font-name="Arial" fo:font-size="12pt" officeooo:rsid="05f49bb5" officeooo:paragraph-rsid="018b8c6f" style:font-size-asian="12pt" style:font-size-complex="12pt"/>
    </style:style>
    <style:style style:name="P1496" style:family="paragraph" style:parent-style-name="Standard">
      <style:paragraph-properties fo:margin-left="0in" fo:margin-right="0in" fo:line-height="100%" fo:text-indent="0.5in" style:auto-text-indent="false"/>
      <style:text-properties style:font-name="Arial" fo:font-size="12pt" officeooo:rsid="05fedc06" officeooo:paragraph-rsid="018b8c6f" style:font-size-asian="12pt" style:font-size-complex="12pt"/>
    </style:style>
    <style:style style:name="P1497" style:family="paragraph" style:parent-style-name="Standard">
      <style:paragraph-properties fo:margin-left="0in" fo:margin-right="0in" fo:line-height="100%" fo:text-indent="0.5in" style:auto-text-indent="false"/>
      <style:text-properties style:font-name="Arial" fo:font-size="12pt" officeooo:rsid="0601c5c6" officeooo:paragraph-rsid="018b8c6f" style:font-size-asian="12pt" style:font-size-complex="12pt"/>
    </style:style>
    <style:style style:name="P1498" style:family="paragraph" style:parent-style-name="Standard">
      <style:paragraph-properties fo:margin-left="0in" fo:margin-right="0in" fo:line-height="100%" fo:text-indent="0.5in" style:auto-text-indent="false"/>
      <style:text-properties style:font-name="Arial" fo:font-size="12pt" officeooo:rsid="0601a93e" officeooo:paragraph-rsid="018b8c6f" style:font-size-asian="12pt" style:font-size-complex="12pt"/>
    </style:style>
    <style:style style:name="P1499" style:family="paragraph" style:parent-style-name="Standard">
      <style:paragraph-properties fo:margin-left="0in" fo:margin-right="0in" fo:line-height="100%" fo:text-indent="0.5in" style:auto-text-indent="false"/>
      <style:text-properties style:font-name="Arial" fo:font-size="12pt" officeooo:rsid="05f5de22" officeooo:paragraph-rsid="018b8c6f" style:font-size-asian="12pt" style:font-size-complex="12pt"/>
    </style:style>
    <style:style style:name="P1500" style:family="paragraph" style:parent-style-name="Standard">
      <style:paragraph-properties fo:margin-left="0in" fo:margin-right="0in" fo:line-height="100%" fo:text-indent="0.5in" style:auto-text-indent="false"/>
      <style:text-properties style:font-name="Arial" fo:font-size="12pt" officeooo:rsid="05f8cd9d" officeooo:paragraph-rsid="018b8c6f" style:font-size-asian="12pt" style:font-size-complex="12pt"/>
    </style:style>
    <style:style style:name="P1501" style:family="paragraph" style:parent-style-name="Standard">
      <style:paragraph-properties fo:margin-left="0in" fo:margin-right="0in" fo:line-height="100%" fo:text-indent="0.5in" style:auto-text-indent="false"/>
      <style:text-properties style:font-name="Arial" fo:font-size="12pt" officeooo:rsid="061caa5d" officeooo:paragraph-rsid="018b8c6f" style:font-size-asian="12pt" style:font-size-complex="12pt"/>
    </style:style>
    <style:style style:name="P1502" style:family="paragraph" style:parent-style-name="Standard">
      <style:paragraph-properties fo:margin-left="0in" fo:margin-right="0in" fo:line-height="100%" fo:text-indent="0.5in" style:auto-text-indent="false"/>
      <style:text-properties style:font-name="Arial" fo:font-size="12pt" officeooo:rsid="001051d1" officeooo:paragraph-rsid="018b8c6f" style:font-size-asian="12pt" style:font-size-complex="12pt"/>
    </style:style>
    <style:style style:name="P1503" style:family="paragraph" style:parent-style-name="Standard">
      <style:paragraph-properties fo:margin-left="0in" fo:margin-right="0in" fo:line-height="100%" fo:text-indent="0.5in" style:auto-text-indent="false"/>
      <style:text-properties style:font-name="Arial" fo:font-size="12pt" officeooo:rsid="00a52ee4" officeooo:paragraph-rsid="018b8c6f" style:font-size-asian="12pt" style:font-size-complex="12pt"/>
    </style:style>
    <style:style style:name="P1504" style:family="paragraph" style:parent-style-name="Standard">
      <style:paragraph-properties fo:margin-left="0in" fo:margin-right="0in" fo:line-height="100%" fo:text-indent="0.5in" style:auto-text-indent="false"/>
      <style:text-properties style:font-name="Arial" fo:font-size="12pt" officeooo:rsid="01249a2f" officeooo:paragraph-rsid="018b8c6f" style:font-size-asian="12pt" style:font-size-complex="12pt"/>
    </style:style>
    <style:style style:name="P1505" style:family="paragraph" style:parent-style-name="Standard">
      <style:paragraph-properties fo:margin-left="0in" fo:margin-right="0in" fo:line-height="100%" fo:text-indent="0.5in" style:auto-text-indent="false"/>
      <style:text-properties style:font-name="Arial" fo:font-size="12pt" officeooo:rsid="013e3e39" officeooo:paragraph-rsid="018b8c6f" style:font-size-asian="12pt" style:font-size-complex="12pt"/>
    </style:style>
    <style:style style:name="P1506" style:family="paragraph" style:parent-style-name="Standard">
      <style:paragraph-properties fo:margin-left="0in" fo:margin-right="0in" fo:line-height="100%" fo:text-indent="0.5in" style:auto-text-indent="false"/>
      <style:text-properties style:font-name="Arial" fo:font-size="12pt" officeooo:rsid="052ce325" officeooo:paragraph-rsid="018b8c6f" style:font-size-asian="12pt" style:font-size-complex="12pt"/>
    </style:style>
    <style:style style:name="P1507" style:family="paragraph" style:parent-style-name="Standard">
      <style:paragraph-properties fo:margin-left="0in" fo:margin-right="0in" fo:line-height="100%" fo:text-indent="0.5in" style:auto-text-indent="false"/>
      <style:text-properties style:font-name="Arial" fo:font-size="12pt" officeooo:rsid="013f1d17" officeooo:paragraph-rsid="018b8c6f" style:font-size-asian="12pt" style:font-size-complex="12pt"/>
    </style:style>
    <style:style style:name="P1508" style:family="paragraph" style:parent-style-name="Standard">
      <style:paragraph-properties fo:margin-left="0in" fo:margin-right="0in" fo:line-height="100%" fo:text-indent="0.5in" style:auto-text-indent="false"/>
      <style:text-properties style:font-name="Arial" fo:font-size="12pt" officeooo:rsid="01402d9d" officeooo:paragraph-rsid="018b8c6f" style:font-size-asian="12pt" style:font-size-complex="12pt"/>
    </style:style>
    <style:style style:name="P1509" style:family="paragraph" style:parent-style-name="Standard">
      <style:paragraph-properties fo:margin-left="0in" fo:margin-right="0in" fo:line-height="100%" fo:text-indent="0.5in" style:auto-text-indent="false"/>
      <style:text-properties style:font-name="Arial" fo:font-size="12pt" officeooo:rsid="01442ddb" officeooo:paragraph-rsid="018b8c6f" style:font-size-asian="12pt" style:font-size-complex="12pt"/>
    </style:style>
    <style:style style:name="P1510" style:family="paragraph" style:parent-style-name="Standard">
      <style:paragraph-properties fo:margin-left="0in" fo:margin-right="0in" fo:line-height="100%" fo:text-indent="0.5in" style:auto-text-indent="false"/>
      <style:text-properties style:font-name="Arial" fo:font-size="12pt" officeooo:rsid="01444d8f" officeooo:paragraph-rsid="018b8c6f" style:font-size-asian="12pt" style:font-size-complex="12pt"/>
    </style:style>
    <style:style style:name="P1511" style:family="paragraph" style:parent-style-name="Standard">
      <style:paragraph-properties fo:margin-left="0in" fo:margin-right="0in" fo:line-height="100%" fo:text-indent="0.5in" style:auto-text-indent="false"/>
      <style:text-properties style:font-name="Arial" fo:font-size="12pt" officeooo:rsid="01453c52" officeooo:paragraph-rsid="018b8c6f" style:font-size-asian="12pt" style:font-size-complex="12pt"/>
    </style:style>
    <style:style style:name="P1512" style:family="paragraph" style:parent-style-name="Standard">
      <style:paragraph-properties fo:margin-left="0in" fo:margin-right="0in" fo:line-height="100%" fo:text-indent="0.5in" style:auto-text-indent="false"/>
      <style:text-properties style:font-name="Arial" fo:font-size="12pt" officeooo:rsid="0152f65d" officeooo:paragraph-rsid="018b8c6f" style:font-size-asian="12pt" style:font-size-complex="12pt"/>
    </style:style>
    <style:style style:name="P1513" style:family="paragraph" style:parent-style-name="Standard">
      <style:paragraph-properties fo:margin-left="0in" fo:margin-right="0in" fo:line-height="100%" fo:text-indent="0.5in" style:auto-text-indent="false"/>
      <style:text-properties style:font-name="Arial" fo:font-size="12pt" officeooo:rsid="015661d8" officeooo:paragraph-rsid="018b8c6f" style:font-size-asian="12pt" style:font-size-complex="12pt"/>
    </style:style>
    <style:style style:name="P1514" style:family="paragraph" style:parent-style-name="Standard">
      <style:paragraph-properties fo:margin-left="0in" fo:margin-right="0in" fo:line-height="100%" fo:text-indent="0.5in" style:auto-text-indent="false"/>
      <style:text-properties style:font-name="Arial" fo:font-size="12pt" officeooo:rsid="01595861" officeooo:paragraph-rsid="018b8c6f" style:font-size-asian="12pt" style:font-size-complex="12pt"/>
    </style:style>
    <style:style style:name="P1515" style:family="paragraph" style:parent-style-name="Standard">
      <style:paragraph-properties fo:margin-left="0in" fo:margin-right="0in" fo:line-height="100%" fo:text-indent="0.5in" style:auto-text-indent="false"/>
      <style:text-properties style:font-name="Arial" fo:font-size="12pt" officeooo:rsid="0157f72f" officeooo:paragraph-rsid="018b8c6f" style:font-size-asian="12pt" style:font-size-complex="12pt"/>
    </style:style>
    <style:style style:name="P1516" style:family="paragraph" style:parent-style-name="Standard">
      <style:paragraph-properties fo:margin-left="0in" fo:margin-right="0in" fo:line-height="100%" fo:text-indent="0.5in" style:auto-text-indent="false"/>
      <style:text-properties style:font-name="Arial" fo:font-size="12pt" officeooo:rsid="0159dd2c" officeooo:paragraph-rsid="018b8c6f" style:font-size-asian="12pt" style:font-size-complex="12pt"/>
    </style:style>
    <style:style style:name="P1517" style:family="paragraph" style:parent-style-name="Standard">
      <style:paragraph-properties fo:margin-left="0in" fo:margin-right="0in" fo:line-height="100%" fo:text-indent="0.5in" style:auto-text-indent="false"/>
      <style:text-properties style:font-name="Arial" fo:font-size="12pt" officeooo:rsid="0258110c" officeooo:paragraph-rsid="018b8c6f" style:font-size-asian="12pt" style:font-size-complex="12pt"/>
    </style:style>
    <style:style style:name="P1518" style:family="paragraph" style:parent-style-name="Standard">
      <style:paragraph-properties fo:margin-left="0in" fo:margin-right="0in" fo:line-height="100%" fo:text-indent="0.5in" style:auto-text-indent="false"/>
      <style:text-properties style:font-name="Arial" fo:font-size="12pt" officeooo:rsid="0259276d" officeooo:paragraph-rsid="018b8c6f" style:font-size-asian="12pt" style:font-size-complex="12pt"/>
    </style:style>
    <style:style style:name="P1519" style:family="paragraph" style:parent-style-name="Standard">
      <style:paragraph-properties fo:margin-left="0in" fo:margin-right="0in" fo:line-height="100%" fo:text-indent="0.5in" style:auto-text-indent="false"/>
      <style:text-properties style:font-name="Arial" fo:font-size="12pt" officeooo:rsid="024e2358" officeooo:paragraph-rsid="018b8c6f" style:font-size-asian="12pt" style:font-size-complex="12pt"/>
    </style:style>
    <style:style style:name="P1520" style:family="paragraph" style:parent-style-name="Standard">
      <style:paragraph-properties fo:margin-left="0in" fo:margin-right="0in" fo:line-height="100%" fo:text-indent="0.5in" style:auto-text-indent="false"/>
      <style:text-properties style:font-name="Arial" fo:font-size="12pt" officeooo:rsid="02bf2c63" officeooo:paragraph-rsid="018b8c6f" style:font-size-asian="12pt" style:font-size-complex="12pt"/>
    </style:style>
    <style:style style:name="P1521" style:family="paragraph" style:parent-style-name="Standard">
      <style:paragraph-properties fo:margin-left="0in" fo:margin-right="0in" fo:line-height="100%" fo:text-indent="0.5in" style:auto-text-indent="false"/>
      <style:text-properties style:font-name="Arial" fo:font-size="12pt" officeooo:rsid="02c4297d" officeooo:paragraph-rsid="018b8c6f" style:font-size-asian="12pt" style:font-size-complex="12pt"/>
    </style:style>
    <style:style style:name="P1522" style:family="paragraph" style:parent-style-name="Standard">
      <style:paragraph-properties fo:margin-left="0in" fo:margin-right="0in" fo:line-height="100%" fo:text-indent="0.5in" style:auto-text-indent="false"/>
      <style:text-properties style:font-name="Arial" fo:font-size="12pt" officeooo:rsid="02c60285" officeooo:paragraph-rsid="018b8c6f" style:font-size-asian="12pt" style:font-size-complex="12pt"/>
    </style:style>
    <style:style style:name="P1523" style:family="paragraph" style:parent-style-name="Standard">
      <style:paragraph-properties fo:margin-left="0in" fo:margin-right="0in" fo:line-height="100%" fo:text-indent="0.5in" style:auto-text-indent="false"/>
      <style:text-properties style:font-name="Arial" fo:font-size="12pt" officeooo:rsid="02b79a0b" officeooo:paragraph-rsid="018b8c6f" style:font-size-asian="12pt" style:font-size-complex="12pt"/>
    </style:style>
    <style:style style:name="P1524" style:family="paragraph" style:parent-style-name="Standard">
      <style:paragraph-properties fo:margin-left="0in" fo:margin-right="0in" fo:line-height="100%" fo:text-indent="0.5in" style:auto-text-indent="false"/>
      <style:text-properties style:font-name="Arial" fo:font-size="12pt" officeooo:rsid="02d6552c" officeooo:paragraph-rsid="018b8c6f" style:font-size-asian="12pt" style:font-size-complex="12pt"/>
    </style:style>
    <style:style style:name="P1525" style:family="paragraph" style:parent-style-name="Standard">
      <style:paragraph-properties fo:margin-left="0in" fo:margin-right="0in" fo:line-height="100%" fo:text-indent="0.5in" style:auto-text-indent="false"/>
      <style:text-properties style:font-name="Arial" fo:font-size="12pt" officeooo:rsid="02e77b35" officeooo:paragraph-rsid="018b8c6f" style:font-size-asian="12pt" style:font-size-complex="12pt"/>
    </style:style>
    <style:style style:name="P1526" style:family="paragraph" style:parent-style-name="Standard">
      <style:paragraph-properties fo:margin-left="0in" fo:margin-right="0in" fo:line-height="100%" fo:text-indent="0.5in" style:auto-text-indent="false"/>
      <style:text-properties style:font-name="Arial" fo:font-size="12pt" officeooo:rsid="02d6d8bf" officeooo:paragraph-rsid="018b8c6f" style:font-size-asian="12pt" style:font-size-complex="12pt"/>
    </style:style>
    <style:style style:name="P1527" style:family="paragraph" style:parent-style-name="Standard">
      <style:paragraph-properties fo:margin-left="0in" fo:margin-right="0in" fo:line-height="100%" fo:text-indent="0.5in" style:auto-text-indent="false"/>
      <style:text-properties style:font-name="Arial" fo:font-size="12pt" officeooo:rsid="02b95e8e" officeooo:paragraph-rsid="018b8c6f" style:font-size-asian="12pt" style:font-size-complex="12pt"/>
    </style:style>
    <style:style style:name="P1528" style:family="paragraph" style:parent-style-name="Standard">
      <style:paragraph-properties fo:margin-left="0in" fo:margin-right="0in" fo:line-height="100%" fo:text-indent="0.5in" style:auto-text-indent="false"/>
      <style:text-properties style:font-name="Arial" fo:font-size="12pt" officeooo:rsid="02e8e026" officeooo:paragraph-rsid="018b8c6f" style:font-size-asian="12pt" style:font-size-complex="12pt"/>
    </style:style>
    <style:style style:name="P1529" style:family="paragraph" style:parent-style-name="Standard">
      <style:paragraph-properties fo:margin-left="0in" fo:margin-right="0in" fo:line-height="100%" fo:text-indent="0.5in" style:auto-text-indent="false"/>
      <style:text-properties style:font-name="Arial" fo:font-size="12pt" officeooo:rsid="02d71f3b" officeooo:paragraph-rsid="018b8c6f" style:font-size-asian="12pt" style:font-size-complex="12pt"/>
    </style:style>
    <style:style style:name="P1530" style:family="paragraph" style:parent-style-name="Standard">
      <style:paragraph-properties fo:margin-left="0in" fo:margin-right="0in" fo:line-height="100%" fo:text-indent="0.5in" style:auto-text-indent="false"/>
      <style:text-properties style:font-name="Arial" fo:font-size="12pt" officeooo:rsid="02bc71fa" officeooo:paragraph-rsid="018b8c6f" style:font-size-asian="12pt" style:font-size-complex="12pt"/>
    </style:style>
    <style:style style:name="P1531" style:family="paragraph" style:parent-style-name="Standard">
      <style:paragraph-properties fo:margin-left="0in" fo:margin-right="0in" fo:line-height="100%" fo:text-indent="0.5in" style:auto-text-indent="false"/>
      <style:text-properties style:font-name="Arial" fo:font-size="12pt" officeooo:rsid="02ee32a0" officeooo:paragraph-rsid="018b8c6f" style:font-size-asian="12pt" style:font-size-complex="12pt"/>
    </style:style>
    <style:style style:name="P1532" style:family="paragraph" style:parent-style-name="Standard">
      <style:paragraph-properties fo:margin-left="0in" fo:margin-right="0in" fo:line-height="100%" fo:text-indent="0.5in" style:auto-text-indent="false"/>
      <style:text-properties style:font-name="Arial" fo:font-size="12pt" officeooo:rsid="02ee73c0" officeooo:paragraph-rsid="018b8c6f" style:font-size-asian="12pt" style:font-size-complex="12pt"/>
    </style:style>
    <style:style style:name="P1533" style:family="paragraph" style:parent-style-name="Standard">
      <style:paragraph-properties fo:margin-left="0in" fo:margin-right="0in" fo:line-height="100%" fo:text-indent="0.5in" style:auto-text-indent="false"/>
      <style:text-properties style:font-name="Arial" fo:font-size="12pt" officeooo:rsid="04ec2cde" officeooo:paragraph-rsid="018b8c6f" style:font-size-asian="12pt" style:font-size-complex="12pt"/>
    </style:style>
    <style:style style:name="P1534" style:family="paragraph" style:parent-style-name="Standard">
      <style:paragraph-properties fo:margin-left="0in" fo:margin-right="0in" fo:line-height="100%" fo:text-indent="0.5in" style:auto-text-indent="false"/>
      <style:text-properties style:font-name="Arial" fo:font-size="12pt" officeooo:rsid="02b20fbf" officeooo:paragraph-rsid="018b8c6f" style:font-size-asian="12pt" style:font-size-complex="12pt"/>
    </style:style>
    <style:style style:name="P1535" style:family="paragraph" style:parent-style-name="Standard">
      <style:paragraph-properties fo:margin-left="0in" fo:margin-right="0in" fo:line-height="100%" fo:text-indent="0.5in" style:auto-text-indent="false"/>
      <style:text-properties style:font-name="Arial" fo:font-size="12pt" officeooo:rsid="025bb33f" officeooo:paragraph-rsid="018b8c6f" style:font-size-asian="12pt" style:font-size-complex="12pt"/>
    </style:style>
    <style:style style:name="P1536" style:family="paragraph" style:parent-style-name="Standard">
      <style:paragraph-properties fo:margin-left="0in" fo:margin-right="0in" fo:line-height="100%" fo:text-indent="0.5in" style:auto-text-indent="false"/>
      <style:text-properties style:font-name="Arial" fo:font-size="12pt" officeooo:rsid="0261b28f" officeooo:paragraph-rsid="018b8c6f" style:font-size-asian="12pt" style:font-size-complex="12pt"/>
    </style:style>
    <style:style style:name="P1537" style:family="paragraph" style:parent-style-name="Standard">
      <style:paragraph-properties fo:margin-left="0in" fo:margin-right="0in" fo:line-height="100%" fo:text-indent="0.5in" style:auto-text-indent="false"/>
      <style:text-properties style:font-name="Arial" fo:font-size="12pt" officeooo:rsid="0287b57f" officeooo:paragraph-rsid="018b8c6f" style:font-size-asian="12pt" style:font-size-complex="12pt"/>
    </style:style>
    <style:style style:name="P1538" style:family="paragraph" style:parent-style-name="Standard">
      <style:paragraph-properties fo:margin-left="0in" fo:margin-right="0in" fo:line-height="100%" fo:text-indent="0.5in" style:auto-text-indent="false"/>
      <style:text-properties style:font-name="Arial" fo:font-size="12pt" officeooo:rsid="025cc4b1" officeooo:paragraph-rsid="018b8c6f" style:font-size-asian="12pt" style:font-size-complex="12pt"/>
    </style:style>
    <style:style style:name="P1539" style:family="paragraph" style:parent-style-name="Standard">
      <style:paragraph-properties fo:margin-left="0in" fo:margin-right="0in" fo:line-height="100%" fo:text-indent="0.5in" style:auto-text-indent="false"/>
      <style:text-properties style:font-name="Arial" fo:font-size="12pt" officeooo:rsid="02643a8f" officeooo:paragraph-rsid="018b8c6f" style:font-size-asian="12pt" style:font-size-complex="12pt"/>
    </style:style>
    <style:style style:name="P1540" style:family="paragraph" style:parent-style-name="Standard">
      <style:paragraph-properties fo:margin-left="0in" fo:margin-right="0in" fo:line-height="100%" fo:text-indent="0.5in" style:auto-text-indent="false"/>
      <style:text-properties style:font-name="Arial" fo:font-size="12pt" officeooo:rsid="02652fd7" officeooo:paragraph-rsid="018b8c6f" style:font-size-asian="12pt" style:font-size-complex="12pt"/>
    </style:style>
    <style:style style:name="P1541" style:family="paragraph" style:parent-style-name="Standard">
      <style:paragraph-properties fo:margin-left="0in" fo:margin-right="0in" fo:line-height="100%" fo:text-indent="0.5in" style:auto-text-indent="false"/>
      <style:text-properties style:font-name="Arial" fo:font-size="12pt" officeooo:rsid="026c1db9" officeooo:paragraph-rsid="018b8c6f" style:font-size-asian="12pt" style:font-size-complex="12pt"/>
    </style:style>
    <style:style style:name="P1542" style:family="paragraph" style:parent-style-name="Standard">
      <style:paragraph-properties fo:margin-left="0in" fo:margin-right="0in" fo:line-height="100%" fo:text-indent="0.5in" style:auto-text-indent="false"/>
      <style:text-properties style:font-name="Arial" fo:font-size="12pt" officeooo:rsid="026c8856" officeooo:paragraph-rsid="018b8c6f" style:font-size-asian="12pt" style:font-size-complex="12pt"/>
    </style:style>
    <style:style style:name="P1543" style:family="paragraph" style:parent-style-name="Standard">
      <style:paragraph-properties fo:margin-left="0in" fo:margin-right="0in" fo:line-height="100%" fo:text-indent="0.5in" style:auto-text-indent="false"/>
      <style:text-properties style:font-name="Arial" fo:font-size="12pt" officeooo:rsid="026d3b7e" officeooo:paragraph-rsid="018b8c6f" style:font-size-asian="12pt" style:font-size-complex="12pt"/>
    </style:style>
    <style:style style:name="P1544" style:family="paragraph" style:parent-style-name="Standard">
      <style:paragraph-properties fo:margin-left="0in" fo:margin-right="0in" fo:line-height="100%" fo:text-indent="0.5in" style:auto-text-indent="false"/>
      <style:text-properties style:font-name="Arial" fo:font-size="12pt" officeooo:rsid="02820070" officeooo:paragraph-rsid="018b8c6f" style:font-size-asian="12pt" style:font-size-complex="12pt"/>
    </style:style>
    <style:style style:name="P1545" style:family="paragraph" style:parent-style-name="Standard">
      <style:paragraph-properties fo:margin-left="0in" fo:margin-right="0in" fo:line-height="100%" fo:text-indent="0.5in" style:auto-text-indent="false"/>
      <style:text-properties style:font-name="Arial" fo:font-size="12pt" officeooo:rsid="0272acf6" officeooo:paragraph-rsid="018b8c6f" style:font-size-asian="12pt" style:font-size-complex="12pt"/>
    </style:style>
    <style:style style:name="P1546" style:family="paragraph" style:parent-style-name="Standard">
      <style:paragraph-properties fo:margin-left="0in" fo:margin-right="0in" fo:line-height="100%" fo:text-indent="0.5in" style:auto-text-indent="false"/>
      <style:text-properties style:font-name="Arial" fo:font-size="12pt" officeooo:rsid="02820fcf" officeooo:paragraph-rsid="018b8c6f" style:font-size-asian="12pt" style:font-size-complex="12pt"/>
    </style:style>
    <style:style style:name="P1547" style:family="paragraph" style:parent-style-name="Standard">
      <style:paragraph-properties fo:margin-left="0in" fo:margin-right="0in" fo:line-height="100%" fo:text-indent="0.5in" style:auto-text-indent="false"/>
      <style:text-properties style:font-name="Arial" fo:font-size="12pt" officeooo:rsid="0283507c" officeooo:paragraph-rsid="018b8c6f" style:font-size-asian="12pt" style:font-size-complex="12pt"/>
    </style:style>
    <style:style style:name="P1548" style:family="paragraph" style:parent-style-name="Standard">
      <style:paragraph-properties fo:margin-left="0in" fo:margin-right="0in" fo:line-height="100%" fo:text-indent="0.5in" style:auto-text-indent="false"/>
      <style:text-properties style:font-name="Arial" fo:font-size="12pt" officeooo:rsid="02876735" officeooo:paragraph-rsid="018b8c6f" style:font-size-asian="12pt" style:font-size-complex="12pt"/>
    </style:style>
    <style:style style:name="P1549" style:family="paragraph" style:parent-style-name="Standard">
      <style:paragraph-properties fo:margin-left="0in" fo:margin-right="0in" fo:line-height="100%" fo:text-indent="0.5in" style:auto-text-indent="false"/>
      <style:text-properties style:font-name="Arial" fo:font-size="12pt" officeooo:rsid="02878e04" officeooo:paragraph-rsid="018b8c6f" style:font-size-asian="12pt" style:font-size-complex="12pt"/>
    </style:style>
    <style:style style:name="P1550" style:family="paragraph" style:parent-style-name="Standard">
      <style:paragraph-properties fo:margin-left="0in" fo:margin-right="0in" fo:line-height="100%" fo:text-indent="0.5in" style:auto-text-indent="false"/>
      <style:text-properties style:font-name="Arial" fo:font-size="12pt" officeooo:rsid="028ef547" officeooo:paragraph-rsid="018b8c6f" style:font-size-asian="12pt" style:font-size-complex="12pt"/>
    </style:style>
    <style:style style:name="P1551" style:family="paragraph" style:parent-style-name="Standard">
      <style:paragraph-properties fo:margin-left="0in" fo:margin-right="0in" fo:line-height="100%" fo:text-indent="0.5in" style:auto-text-indent="false"/>
      <style:text-properties style:font-name="Arial" fo:font-size="12pt" officeooo:rsid="029476e6" officeooo:paragraph-rsid="018b8c6f" style:font-size-asian="12pt" style:font-size-complex="12pt"/>
    </style:style>
    <style:style style:name="P1552" style:family="paragraph" style:parent-style-name="Standard">
      <style:paragraph-properties fo:margin-left="0in" fo:margin-right="0in" fo:line-height="100%" fo:text-indent="0.5in" style:auto-text-indent="false"/>
      <style:text-properties style:font-name="Arial" fo:font-size="12pt" officeooo:rsid="029cf30e" officeooo:paragraph-rsid="018b8c6f" style:font-size-asian="12pt" style:font-size-complex="12pt"/>
    </style:style>
    <style:style style:name="P1553" style:family="paragraph" style:parent-style-name="Standard">
      <style:paragraph-properties fo:margin-left="0in" fo:margin-right="0in" fo:line-height="100%" fo:text-indent="0.5in" style:auto-text-indent="false"/>
      <style:text-properties style:font-name="Arial" fo:font-size="12pt" officeooo:rsid="02a19cbb" officeooo:paragraph-rsid="018b8c6f" style:font-size-asian="12pt" style:font-size-complex="12pt"/>
    </style:style>
    <style:style style:name="P1554" style:family="paragraph" style:parent-style-name="Standard">
      <style:paragraph-properties fo:margin-left="0in" fo:margin-right="0in" fo:line-height="100%" fo:text-indent="0.5in" style:auto-text-indent="false"/>
      <style:text-properties style:font-name="Arial" fo:font-size="12pt" officeooo:rsid="0523687e" officeooo:paragraph-rsid="018b8c6f" style:font-size-asian="12pt" style:font-size-complex="12pt"/>
    </style:style>
    <style:style style:name="P1555" style:family="paragraph" style:parent-style-name="Standard">
      <style:paragraph-properties fo:margin-left="0in" fo:margin-right="0in" fo:line-height="100%" fo:text-indent="0.5in" style:auto-text-indent="false"/>
      <style:text-properties style:font-name="Arial" fo:font-size="12pt" officeooo:rsid="02b390f3" officeooo:paragraph-rsid="018b8c6f" style:font-size-asian="12pt" style:font-size-complex="12pt"/>
    </style:style>
    <style:style style:name="P1556" style:family="paragraph" style:parent-style-name="Standard">
      <style:paragraph-properties fo:margin-left="0in" fo:margin-right="0in" fo:line-height="100%" fo:text-indent="0.5in" style:auto-text-indent="false"/>
      <style:text-properties style:font-name="Arial" fo:font-size="12pt" officeooo:rsid="02b24820" officeooo:paragraph-rsid="018b8c6f" style:font-size-asian="12pt" style:font-size-complex="12pt"/>
    </style:style>
    <style:style style:name="P1557" style:family="paragraph" style:parent-style-name="Standard">
      <style:paragraph-properties fo:margin-left="0in" fo:margin-right="0in" fo:line-height="100%" fo:text-indent="0.5in" style:auto-text-indent="false"/>
      <style:text-properties style:font-name="Arial" fo:font-size="12pt" officeooo:rsid="05167b19" officeooo:paragraph-rsid="018b8c6f" style:font-size-asian="12pt" style:font-size-complex="12pt"/>
    </style:style>
    <style:style style:name="P1558" style:family="paragraph" style:parent-style-name="Standard">
      <style:paragraph-properties fo:margin-left="0in" fo:margin-right="0in" fo:line-height="100%" fo:text-indent="0.5in" style:auto-text-indent="false"/>
      <style:text-properties style:font-name="Arial" fo:font-size="12pt" officeooo:rsid="05187bef" officeooo:paragraph-rsid="018b8c6f" style:font-size-asian="12pt" style:font-size-complex="12pt"/>
    </style:style>
    <style:style style:name="P1559" style:family="paragraph" style:parent-style-name="Standard">
      <style:paragraph-properties fo:margin-left="0in" fo:margin-right="0in" fo:line-height="100%" fo:text-indent="0.5in" style:auto-text-indent="false"/>
      <style:text-properties style:font-name="Arial" fo:font-size="12pt" officeooo:rsid="052e4fbb" officeooo:paragraph-rsid="018b8c6f" style:font-size-asian="12pt" style:font-size-complex="12pt"/>
    </style:style>
    <style:style style:name="P1560" style:family="paragraph" style:parent-style-name="Standard">
      <style:paragraph-properties fo:margin-left="0in" fo:margin-right="0in" fo:line-height="100%" fo:text-indent="0.5in" style:auto-text-indent="false"/>
      <style:text-properties style:font-name="Arial" fo:font-size="12pt" officeooo:rsid="015edae7" officeooo:paragraph-rsid="018b8c6f" style:font-size-asian="12pt" style:font-size-complex="12pt"/>
    </style:style>
    <style:style style:name="P1561" style:family="paragraph" style:parent-style-name="Standard">
      <style:paragraph-properties fo:margin-left="0in" fo:margin-right="0in" fo:line-height="100%" fo:text-indent="0.5in" style:auto-text-indent="false"/>
      <style:text-properties style:font-name="Arial" fo:font-size="12pt" officeooo:rsid="05531f04" officeooo:paragraph-rsid="018b8c6f" style:font-size-asian="12pt" style:font-size-complex="12pt"/>
    </style:style>
    <style:style style:name="P1562" style:family="paragraph" style:parent-style-name="Standard">
      <style:paragraph-properties fo:margin-left="0in" fo:margin-right="0in" fo:line-height="100%" fo:text-indent="0.5in" style:auto-text-indent="false"/>
      <style:text-properties style:font-name="Arial" fo:font-size="12pt" officeooo:rsid="01604563" officeooo:paragraph-rsid="018b8c6f" style:font-size-asian="12pt" style:font-size-complex="12pt"/>
    </style:style>
    <style:style style:name="P1563" style:family="paragraph" style:parent-style-name="Standard">
      <style:paragraph-properties fo:margin-left="0in" fo:margin-right="0in" fo:line-height="100%" fo:text-indent="0.5in" style:auto-text-indent="false"/>
      <style:text-properties style:font-name="Arial" fo:font-size="12pt" officeooo:rsid="055470cd" officeooo:paragraph-rsid="018b8c6f" style:font-size-asian="12pt" style:font-size-complex="12pt"/>
    </style:style>
    <style:style style:name="P1564" style:family="paragraph" style:parent-style-name="Standard">
      <style:paragraph-properties fo:margin-left="0in" fo:margin-right="0in" fo:line-height="100%" fo:text-indent="0.5in" style:auto-text-indent="false"/>
      <style:text-properties style:font-name="Arial" fo:font-size="12pt" officeooo:rsid="05583f3c" officeooo:paragraph-rsid="018b8c6f" style:font-size-asian="12pt" style:font-size-complex="12pt"/>
    </style:style>
    <style:style style:name="P1565" style:family="paragraph" style:parent-style-name="Standard">
      <style:paragraph-properties fo:margin-left="0in" fo:margin-right="0in" fo:line-height="100%" fo:text-indent="0.5in" style:auto-text-indent="false"/>
      <style:text-properties style:font-name="Arial" fo:font-size="12pt" officeooo:rsid="01617547" officeooo:paragraph-rsid="018b8c6f" style:font-size-asian="12pt" style:font-size-complex="12pt"/>
    </style:style>
    <style:style style:name="P1566" style:family="paragraph" style:parent-style-name="Standard">
      <style:paragraph-properties fo:margin-left="0in" fo:margin-right="0in" fo:line-height="100%" fo:text-indent="0.5in" style:auto-text-indent="false"/>
      <style:text-properties style:font-name="Arial" fo:font-size="12pt" officeooo:rsid="0163244e" officeooo:paragraph-rsid="018b8c6f" style:font-size-asian="12pt" style:font-size-complex="12pt"/>
    </style:style>
    <style:style style:name="P1567" style:family="paragraph" style:parent-style-name="Standard">
      <style:paragraph-properties fo:margin-left="0in" fo:margin-right="0in" fo:line-height="100%" fo:text-indent="0.5in" style:auto-text-indent="false"/>
      <style:text-properties style:font-name="Arial" fo:font-size="12pt" officeooo:rsid="0108c44a" officeooo:paragraph-rsid="018b8c6f" style:font-size-asian="12pt" style:font-size-complex="12pt"/>
    </style:style>
    <style:style style:name="P1568" style:family="paragraph" style:parent-style-name="Standard">
      <style:paragraph-properties fo:margin-left="0in" fo:margin-right="0in" fo:line-height="100%" fo:text-indent="0.5in" style:auto-text-indent="false"/>
      <style:text-properties style:font-name="Arial" fo:font-size="12pt" officeooo:rsid="008850b3" officeooo:paragraph-rsid="018b8c6f" style:font-size-asian="12pt" style:font-size-complex="12pt"/>
    </style:style>
    <style:style style:name="P1569" style:family="paragraph" style:parent-style-name="Standard">
      <style:paragraph-properties fo:margin-left="0in" fo:margin-right="0in" fo:line-height="100%" fo:text-indent="0.5in" style:auto-text-indent="false"/>
      <style:text-properties style:font-name="Arial" fo:font-size="12pt" officeooo:rsid="00de2e13" officeooo:paragraph-rsid="018b8c6f" style:font-size-asian="12pt" style:font-size-complex="12pt"/>
    </style:style>
    <style:style style:name="P1570" style:family="paragraph" style:parent-style-name="Standard">
      <style:paragraph-properties fo:margin-left="0in" fo:margin-right="0in" fo:line-height="100%" fo:text-indent="0.5in" style:auto-text-indent="false"/>
      <style:text-properties style:font-name="Arial" fo:font-size="12pt" officeooo:rsid="00881d4e" officeooo:paragraph-rsid="018b8c6f" style:font-size-asian="12pt" style:font-size-complex="12pt"/>
    </style:style>
    <style:style style:name="P1571" style:family="paragraph" style:parent-style-name="Standard">
      <style:paragraph-properties fo:margin-left="0in" fo:margin-right="0in" fo:line-height="100%" fo:text-indent="0.5in" style:auto-text-indent="false"/>
      <style:text-properties style:font-name="Arial" fo:font-size="12pt" officeooo:rsid="055fbf8b" officeooo:paragraph-rsid="018b8c6f" style:font-size-asian="12pt" style:font-size-complex="12pt"/>
    </style:style>
    <style:style style:name="P1572" style:family="paragraph" style:parent-style-name="Standard">
      <style:paragraph-properties fo:margin-left="0in" fo:margin-right="0in" fo:line-height="100%" fo:text-indent="0.5in" style:auto-text-indent="false"/>
      <style:text-properties style:font-name="Arial" fo:font-size="12pt" officeooo:rsid="055fec78" officeooo:paragraph-rsid="018b8c6f" style:font-size-asian="12pt" style:font-size-complex="12pt"/>
    </style:style>
    <style:style style:name="P1573" style:family="paragraph" style:parent-style-name="Standard">
      <style:paragraph-properties fo:margin-left="0in" fo:margin-right="0in" fo:line-height="100%" fo:text-indent="0.5in" style:auto-text-indent="false"/>
      <style:text-properties style:font-name="Arial" fo:font-size="12pt" officeooo:rsid="0560e06b" officeooo:paragraph-rsid="018b8c6f" style:font-size-asian="12pt" style:font-size-complex="12pt"/>
    </style:style>
    <style:style style:name="P1574" style:family="paragraph" style:parent-style-name="Standard">
      <style:paragraph-properties fo:margin-left="0in" fo:margin-right="0in" fo:line-height="100%" fo:text-indent="0.5in" style:auto-text-indent="false"/>
      <style:text-properties style:font-name="Arial" fo:font-size="12pt" officeooo:rsid="05627c66" officeooo:paragraph-rsid="018b8c6f" style:font-size-asian="12pt" style:font-size-complex="12pt"/>
    </style:style>
    <style:style style:name="P1575" style:family="paragraph" style:parent-style-name="Standard">
      <style:paragraph-properties fo:margin-left="0in" fo:margin-right="0in" fo:line-height="100%" fo:text-indent="0.5in" style:auto-text-indent="false"/>
      <style:text-properties style:font-name="Arial" fo:font-size="12pt" officeooo:rsid="0562a0fe" officeooo:paragraph-rsid="018b8c6f" style:font-size-asian="12pt" style:font-size-complex="12pt"/>
    </style:style>
    <style:style style:name="P1576" style:family="paragraph" style:parent-style-name="Standard">
      <style:paragraph-properties fo:margin-left="0in" fo:margin-right="0in" fo:line-height="100%" fo:text-indent="0.5in" style:auto-text-indent="false"/>
      <style:text-properties style:font-name="Arial" fo:font-size="12pt" officeooo:rsid="0564891b" officeooo:paragraph-rsid="018b8c6f" style:font-size-asian="12pt" style:font-size-complex="12pt"/>
    </style:style>
    <style:style style:name="P1577" style:family="paragraph" style:parent-style-name="Standard">
      <style:paragraph-properties fo:margin-left="0in" fo:margin-right="0in" fo:line-height="100%" fo:text-indent="0.5in" style:auto-text-indent="false"/>
      <style:text-properties style:font-name="Arial" fo:font-size="12pt" officeooo:rsid="012bdbaf" officeooo:paragraph-rsid="018b8c6f" style:font-size-asian="12pt" style:font-size-complex="12pt"/>
    </style:style>
    <style:style style:name="P1578" style:family="paragraph" style:parent-style-name="Standard">
      <style:paragraph-properties fo:margin-left="0in" fo:margin-right="0in" fo:line-height="100%" fo:text-indent="0.5in" style:auto-text-indent="false"/>
      <style:text-properties style:font-name="Arial" fo:font-size="12pt" officeooo:rsid="05660e08" officeooo:paragraph-rsid="018b8c6f" style:font-size-asian="12pt" style:font-size-complex="12pt"/>
    </style:style>
    <style:style style:name="P1579" style:family="paragraph" style:parent-style-name="Standard">
      <style:paragraph-properties fo:margin-left="0in" fo:margin-right="0in" fo:line-height="100%" fo:text-indent="0.5in" style:auto-text-indent="false"/>
      <style:text-properties style:font-name="Arial" fo:font-size="12pt" officeooo:rsid="056803a7" officeooo:paragraph-rsid="018b8c6f" style:font-size-asian="12pt" style:font-size-complex="12pt"/>
    </style:style>
    <style:style style:name="P1580" style:family="paragraph" style:parent-style-name="Standard">
      <style:paragraph-properties fo:margin-left="0in" fo:margin-right="0in" fo:line-height="100%" fo:text-indent="0.5in" style:auto-text-indent="false"/>
      <style:text-properties style:font-name="Arial" fo:font-size="12pt" officeooo:rsid="057719a8" officeooo:paragraph-rsid="018b8c6f" style:font-size-asian="12pt" style:font-size-complex="12pt"/>
    </style:style>
    <style:style style:name="P1581" style:family="paragraph" style:parent-style-name="Standard">
      <style:paragraph-properties fo:margin-left="0in" fo:margin-right="0in" fo:line-height="100%" fo:text-indent="0.5in" style:auto-text-indent="false"/>
      <style:text-properties style:font-name="Arial" fo:font-size="12pt" officeooo:rsid="056bf7c3" officeooo:paragraph-rsid="018b8c6f" style:font-size-asian="12pt" style:font-size-complex="12pt"/>
    </style:style>
    <style:style style:name="P1582" style:family="paragraph" style:parent-style-name="Standard">
      <style:paragraph-properties fo:margin-left="0in" fo:margin-right="0in" fo:line-height="100%" fo:text-indent="0.5in" style:auto-text-indent="false"/>
      <style:text-properties style:font-name="Arial" fo:font-size="12pt" officeooo:rsid="0569fa47" officeooo:paragraph-rsid="018b8c6f" style:font-size-asian="12pt" style:font-size-complex="12pt"/>
    </style:style>
    <style:style style:name="P1583" style:family="paragraph" style:parent-style-name="Standard">
      <style:paragraph-properties fo:margin-left="0in" fo:margin-right="0in" fo:line-height="100%" fo:text-indent="0.5in" style:auto-text-indent="false"/>
      <style:text-properties style:font-name="Arial" fo:font-size="12pt" officeooo:rsid="0595b818" officeooo:paragraph-rsid="018b8c6f" style:font-size-asian="12pt" style:font-size-complex="12pt"/>
    </style:style>
    <style:style style:name="P1584" style:family="paragraph" style:parent-style-name="Standard">
      <style:paragraph-properties fo:margin-left="0in" fo:margin-right="0in" fo:line-height="100%" fo:text-indent="0.5in" style:auto-text-indent="false"/>
      <style:text-properties style:font-name="Arial" fo:font-size="12pt" officeooo:rsid="057b7dd0" officeooo:paragraph-rsid="018b8c6f" style:font-size-asian="12pt" style:font-size-complex="12pt"/>
    </style:style>
    <style:style style:name="P1585" style:family="paragraph" style:parent-style-name="Standard">
      <style:paragraph-properties fo:margin-left="0in" fo:margin-right="0in" fo:line-height="100%" fo:text-indent="0.5in" style:auto-text-indent="false"/>
      <style:text-properties style:font-name="Arial" fo:font-size="12pt" officeooo:rsid="057a0db7" officeooo:paragraph-rsid="018b8c6f" style:font-size-asian="12pt" style:font-size-complex="12pt"/>
    </style:style>
    <style:style style:name="P1586" style:family="paragraph" style:parent-style-name="Standard">
      <style:paragraph-properties fo:margin-left="0in" fo:margin-right="0in" fo:line-height="100%" fo:text-indent="0.5in" style:auto-text-indent="false"/>
      <style:text-properties style:font-name="Arial" fo:font-size="12pt" officeooo:rsid="0107e8c0" officeooo:paragraph-rsid="018b8c6f" style:font-size-asian="12pt" style:font-size-complex="12pt"/>
    </style:style>
    <style:style style:name="P1587" style:family="paragraph" style:parent-style-name="Standard">
      <style:paragraph-properties fo:margin-left="0in" fo:margin-right="0in" fo:line-height="100%" fo:text-indent="0.5in" style:auto-text-indent="false"/>
      <style:text-properties style:font-name="Arial" fo:font-size="12pt" officeooo:rsid="00a74791" officeooo:paragraph-rsid="018b8c6f" style:font-size-asian="12pt" style:font-size-complex="12pt"/>
    </style:style>
    <style:style style:name="P1588" style:family="paragraph" style:parent-style-name="Standard">
      <style:paragraph-properties fo:margin-left="0in" fo:margin-right="0in" fo:line-height="100%" fo:text-indent="0.5in" style:auto-text-indent="false"/>
      <style:text-properties style:font-name="Arial" fo:font-size="12pt" officeooo:rsid="00a93352" officeooo:paragraph-rsid="018b8c6f" style:font-size-asian="12pt" style:font-size-complex="12pt"/>
    </style:style>
    <style:style style:name="P1589" style:family="paragraph" style:parent-style-name="Standard">
      <style:paragraph-properties fo:margin-left="0in" fo:margin-right="0in" fo:line-height="100%" fo:text-indent="0.5in" style:auto-text-indent="false"/>
      <style:text-properties style:font-name="Arial" fo:font-size="12pt" officeooo:rsid="01a857f4" officeooo:paragraph-rsid="018b8c6f" style:font-size-asian="12pt" style:font-size-complex="12pt"/>
    </style:style>
    <style:style style:name="P1590" style:family="paragraph" style:parent-style-name="Standard">
      <style:paragraph-properties fo:margin-left="0in" fo:margin-right="0in" fo:line-height="100%" fo:text-indent="0.5in" style:auto-text-indent="false"/>
      <style:text-properties style:font-name="Arial" fo:font-size="12pt" officeooo:rsid="01aa0c22" officeooo:paragraph-rsid="018b8c6f" style:font-size-asian="12pt" style:font-size-complex="12pt"/>
    </style:style>
    <style:style style:name="P1591" style:family="paragraph" style:parent-style-name="Standard">
      <style:paragraph-properties fo:margin-left="0in" fo:margin-right="0in" fo:line-height="100%" fo:text-indent="0.5in" style:auto-text-indent="false"/>
      <style:text-properties style:font-name="Arial" fo:font-size="12pt" officeooo:rsid="00aff03c" officeooo:paragraph-rsid="018b8c6f" style:font-size-asian="12pt" style:font-size-complex="12pt"/>
    </style:style>
    <style:style style:name="P1592" style:family="paragraph" style:parent-style-name="Standard">
      <style:paragraph-properties fo:margin-left="0in" fo:margin-right="0in" fo:line-height="100%" fo:text-indent="0.5in" style:auto-text-indent="false"/>
      <style:text-properties style:font-name="Arial" fo:font-size="12pt" officeooo:rsid="00b2cf32" officeooo:paragraph-rsid="018b8c6f" style:font-size-asian="12pt" style:font-size-complex="12pt"/>
    </style:style>
    <style:style style:name="P1593" style:family="paragraph" style:parent-style-name="Standard">
      <style:paragraph-properties fo:margin-left="0in" fo:margin-right="0in" fo:line-height="100%" fo:text-indent="0.5in" style:auto-text-indent="false"/>
      <style:text-properties style:font-name="Arial" fo:font-size="12pt" officeooo:rsid="00b3c722" officeooo:paragraph-rsid="018b8c6f" style:font-size-asian="12pt" style:font-size-complex="12pt"/>
    </style:style>
    <style:style style:name="P1594" style:family="paragraph" style:parent-style-name="Standard">
      <style:paragraph-properties fo:margin-left="0in" fo:margin-right="0in" fo:line-height="100%" fo:text-indent="0.5in" style:auto-text-indent="false"/>
      <style:text-properties style:font-name="Arial" fo:font-size="12pt" officeooo:rsid="00b3fe85" officeooo:paragraph-rsid="018b8c6f" style:font-size-asian="12pt" style:font-size-complex="12pt"/>
    </style:style>
    <style:style style:name="P1595" style:family="paragraph" style:parent-style-name="Standard">
      <style:paragraph-properties fo:margin-left="0in" fo:margin-right="0in" fo:line-height="100%" fo:text-indent="0.5in" style:auto-text-indent="false"/>
      <style:text-properties style:font-name="Arial" fo:font-size="12pt" officeooo:rsid="00b412fa" officeooo:paragraph-rsid="018b8c6f" style:font-size-asian="12pt" style:font-size-complex="12pt"/>
    </style:style>
    <style:style style:name="P1596" style:family="paragraph" style:parent-style-name="Standard">
      <style:paragraph-properties fo:margin-left="0in" fo:margin-right="0in" fo:line-height="100%" fo:text-indent="0.5in" style:auto-text-indent="false"/>
      <style:text-properties style:font-name="Arial" fo:font-size="12pt" officeooo:rsid="00b48a6f" officeooo:paragraph-rsid="018b8c6f" style:font-size-asian="12pt" style:font-size-complex="12pt"/>
    </style:style>
    <style:style style:name="P1597" style:family="paragraph" style:parent-style-name="Standard">
      <style:paragraph-properties fo:margin-left="0in" fo:margin-right="0in" fo:line-height="100%" fo:text-indent="0.5in" style:auto-text-indent="false"/>
      <style:text-properties style:font-name="Arial" fo:font-size="12pt" officeooo:rsid="00c83e56" officeooo:paragraph-rsid="018b8c6f" style:font-size-asian="12pt" style:font-size-complex="12pt"/>
    </style:style>
    <style:style style:name="P1598" style:family="paragraph" style:parent-style-name="Standard">
      <style:paragraph-properties fo:margin-left="0in" fo:margin-right="0in" fo:line-height="100%" fo:text-indent="0.5in" style:auto-text-indent="false"/>
      <style:text-properties style:font-name="Arial" fo:font-size="12pt" officeooo:rsid="00cff9c1" officeooo:paragraph-rsid="018b8c6f" style:font-size-asian="12pt" style:font-size-complex="12pt"/>
    </style:style>
    <style:style style:name="P1599" style:family="paragraph" style:parent-style-name="Standard">
      <style:paragraph-properties fo:margin-left="0in" fo:margin-right="0in" fo:line-height="100%" fo:text-indent="0.5in" style:auto-text-indent="false"/>
      <style:text-properties style:font-name="Arial" fo:font-size="12pt" officeooo:rsid="019fa976" officeooo:paragraph-rsid="018b8c6f" style:font-size-asian="12pt" style:font-size-complex="12pt"/>
    </style:style>
    <style:style style:name="P1600" style:family="paragraph" style:parent-style-name="Standard">
      <style:paragraph-properties fo:margin-left="0in" fo:margin-right="0in" fo:line-height="100%" fo:text-indent="0.5in" style:auto-text-indent="false"/>
      <style:text-properties style:font-name="Arial" fo:font-size="12pt" officeooo:rsid="01adf553" officeooo:paragraph-rsid="018b8c6f" style:font-size-asian="12pt" style:font-size-complex="12pt"/>
    </style:style>
    <style:style style:name="P1601" style:family="paragraph" style:parent-style-name="Standard">
      <style:paragraph-properties fo:margin-left="0in" fo:margin-right="0in" fo:line-height="100%" fo:text-indent="0.5in" style:auto-text-indent="false"/>
      <style:text-properties style:font-name="Arial" fo:font-size="12pt" officeooo:rsid="01a025e6" officeooo:paragraph-rsid="018b8c6f" style:font-size-asian="12pt" style:font-size-complex="12pt"/>
    </style:style>
    <style:style style:name="P1602" style:family="paragraph" style:parent-style-name="Standard">
      <style:paragraph-properties fo:margin-left="0in" fo:margin-right="0in" fo:line-height="100%" fo:text-indent="0.5in" style:auto-text-indent="false"/>
      <style:text-properties style:font-name="Arial" fo:font-size="12pt" officeooo:rsid="01cae289" officeooo:paragraph-rsid="018b8c6f" style:font-size-asian="12pt" style:font-size-complex="12pt"/>
    </style:style>
    <style:style style:name="P1603" style:family="paragraph" style:parent-style-name="Standard">
      <style:paragraph-properties fo:margin-left="0in" fo:margin-right="0in" fo:line-height="100%" fo:text-indent="0.5in" style:auto-text-indent="false"/>
      <style:text-properties style:font-name="Arial" fo:font-size="12pt" officeooo:rsid="01cb5009" officeooo:paragraph-rsid="018b8c6f" style:font-size-asian="12pt" style:font-size-complex="12pt"/>
    </style:style>
    <style:style style:name="P1604" style:family="paragraph" style:parent-style-name="Standard">
      <style:paragraph-properties fo:margin-left="0in" fo:margin-right="0in" fo:line-height="100%" fo:text-indent="0.5in" style:auto-text-indent="false"/>
      <style:text-properties style:font-name="Arial" fo:font-size="12pt" officeooo:rsid="01ccb834" officeooo:paragraph-rsid="018b8c6f" style:font-size-asian="12pt" style:font-size-complex="12pt"/>
    </style:style>
    <style:style style:name="P1605" style:family="paragraph" style:parent-style-name="Standard">
      <style:paragraph-properties fo:margin-left="0in" fo:margin-right="0in" fo:line-height="100%" fo:text-indent="0.5in" style:auto-text-indent="false"/>
      <style:text-properties style:font-name="Arial" fo:font-size="12pt" officeooo:rsid="01ce2186" officeooo:paragraph-rsid="018b8c6f" style:font-size-asian="12pt" style:font-size-complex="12pt"/>
    </style:style>
    <style:style style:name="P1606" style:family="paragraph" style:parent-style-name="Standard">
      <style:paragraph-properties fo:margin-left="0in" fo:margin-right="0in" fo:line-height="100%" fo:text-indent="0.5in" style:auto-text-indent="false"/>
      <style:text-properties style:font-name="Arial" fo:font-size="12pt" officeooo:rsid="01cf199d" officeooo:paragraph-rsid="018b8c6f" style:font-size-asian="12pt" style:font-size-complex="12pt"/>
    </style:style>
    <style:style style:name="P1607" style:family="paragraph" style:parent-style-name="Standard">
      <style:paragraph-properties fo:margin-left="0in" fo:margin-right="0in" fo:line-height="100%" fo:text-indent="0.5in" style:auto-text-indent="false"/>
      <style:text-properties style:font-name="Arial" fo:font-size="12pt" officeooo:rsid="01cf4759" officeooo:paragraph-rsid="018b8c6f" style:font-size-asian="12pt" style:font-size-complex="12pt"/>
    </style:style>
    <style:style style:name="P1608" style:family="paragraph" style:parent-style-name="Standard">
      <style:paragraph-properties fo:margin-left="0in" fo:margin-right="0in" fo:line-height="100%" fo:text-indent="0.5in" style:auto-text-indent="false"/>
      <style:text-properties style:font-name="Arial" fo:font-size="12pt" officeooo:rsid="0146d8c7" officeooo:paragraph-rsid="018b8c6f" style:font-size-asian="12pt" style:font-size-complex="12pt"/>
    </style:style>
    <style:style style:name="P1609" style:family="paragraph" style:parent-style-name="Standard">
      <style:paragraph-properties fo:margin-left="0in" fo:margin-right="0in" fo:line-height="100%" fo:text-indent="0.5in" style:auto-text-indent="false"/>
      <style:text-properties style:font-name="Arial" fo:font-size="12pt" officeooo:rsid="00110ec2" officeooo:paragraph-rsid="018b8c6f" style:font-size-asian="12pt" style:font-size-complex="12pt"/>
    </style:style>
    <style:style style:name="P1610" style:family="paragraph" style:parent-style-name="Standard">
      <style:paragraph-properties fo:margin-left="0in" fo:margin-right="0in" fo:line-height="100%" fo:text-indent="0.5in" style:auto-text-indent="false"/>
      <style:text-properties style:font-name="Arial" fo:font-size="12pt" officeooo:rsid="0119bec3" officeooo:paragraph-rsid="018b8c6f" style:font-size-asian="12pt" style:font-size-complex="12pt"/>
    </style:style>
    <style:style style:name="P1611" style:family="paragraph" style:parent-style-name="Standard">
      <style:paragraph-properties fo:margin-left="0in" fo:margin-right="0in" fo:line-height="100%" fo:text-indent="0.5in" style:auto-text-indent="false"/>
      <style:text-properties style:font-name="Arial" fo:font-size="12pt" officeooo:rsid="01d6f2c2" officeooo:paragraph-rsid="018b8c6f" style:font-size-asian="12pt" style:font-size-complex="12pt"/>
    </style:style>
    <style:style style:name="P1612" style:family="paragraph" style:parent-style-name="Standard">
      <style:paragraph-properties fo:margin-left="0in" fo:margin-right="0in" fo:line-height="100%" fo:text-indent="0.5in" style:auto-text-indent="false"/>
      <style:text-properties style:font-name="Arial" fo:font-size="12pt" officeooo:rsid="011b0313" officeooo:paragraph-rsid="018b8c6f" style:font-size-asian="12pt" style:font-size-complex="12pt"/>
    </style:style>
    <style:style style:name="P1613" style:family="paragraph" style:parent-style-name="Standard">
      <style:paragraph-properties fo:margin-left="0in" fo:margin-right="0in" fo:line-height="100%" fo:text-indent="0.5in" style:auto-text-indent="false"/>
      <style:text-properties style:font-name="Arial" fo:font-size="12pt" officeooo:rsid="011c3fff" officeooo:paragraph-rsid="018b8c6f" style:font-size-asian="12pt" style:font-size-complex="12pt"/>
    </style:style>
    <style:style style:name="P1614" style:family="paragraph" style:parent-style-name="Standard">
      <style:paragraph-properties fo:margin-left="0in" fo:margin-right="0in" fo:line-height="100%" fo:text-indent="0.5in" style:auto-text-indent="false"/>
      <style:text-properties style:font-name="Arial" fo:font-size="12pt" officeooo:rsid="01af7305" officeooo:paragraph-rsid="018b8c6f" style:font-size-asian="12pt" style:font-size-complex="12pt"/>
    </style:style>
    <style:style style:name="P1615" style:family="paragraph" style:parent-style-name="Standard">
      <style:paragraph-properties fo:margin-left="0in" fo:margin-right="0in" fo:line-height="100%" fo:text-indent="0.5in" style:auto-text-indent="false"/>
      <style:text-properties style:font-name="Arial" fo:font-size="12pt" officeooo:rsid="01d338b1" officeooo:paragraph-rsid="018b8c6f" style:font-size-asian="12pt" style:font-size-complex="12pt"/>
    </style:style>
    <style:style style:name="P1616" style:family="paragraph" style:parent-style-name="Standard">
      <style:paragraph-properties fo:margin-left="0in" fo:margin-right="0in" fo:line-height="100%" fo:text-indent="0.5in" style:auto-text-indent="false"/>
      <style:text-properties style:font-name="Arial" fo:font-size="12pt" officeooo:rsid="01d43252" officeooo:paragraph-rsid="018b8c6f" style:font-size-asian="12pt" style:font-size-complex="12pt"/>
    </style:style>
    <style:style style:name="P1617" style:family="paragraph" style:parent-style-name="Standard">
      <style:paragraph-properties fo:margin-left="0in" fo:margin-right="0in" fo:line-height="100%" fo:text-indent="0.5in" style:auto-text-indent="false"/>
      <style:text-properties style:font-name="Arial" fo:font-size="12pt" officeooo:rsid="01e30241" officeooo:paragraph-rsid="018b8c6f" style:font-size-asian="12pt" style:font-size-complex="12pt"/>
    </style:style>
    <style:style style:name="P1618" style:family="paragraph" style:parent-style-name="Standard">
      <style:paragraph-properties fo:margin-left="0in" fo:margin-right="0in" fo:line-height="100%" fo:text-indent="0.5in" style:auto-text-indent="false"/>
      <style:text-properties style:font-name="Arial" fo:font-size="12pt" officeooo:rsid="01e07ec6" officeooo:paragraph-rsid="018b8c6f" style:font-size-asian="12pt" style:font-size-complex="12pt"/>
    </style:style>
    <style:style style:name="P1619" style:family="paragraph" style:parent-style-name="Standard">
      <style:paragraph-properties fo:margin-left="0in" fo:margin-right="0in" fo:line-height="100%" fo:text-indent="0.5in" style:auto-text-indent="false"/>
      <style:text-properties style:font-name="Arial" fo:font-size="12pt" officeooo:rsid="01e1170a" officeooo:paragraph-rsid="018b8c6f" style:font-size-asian="12pt" style:font-size-complex="12pt"/>
    </style:style>
    <style:style style:name="P1620" style:family="paragraph" style:parent-style-name="Standard">
      <style:paragraph-properties fo:margin-left="0in" fo:margin-right="0in" fo:line-height="100%" fo:text-indent="0.5in" style:auto-text-indent="false"/>
      <style:text-properties style:font-name="Arial" fo:font-size="12pt" officeooo:rsid="01e2dc1f" officeooo:paragraph-rsid="018b8c6f" style:font-size-asian="12pt" style:font-size-complex="12pt"/>
    </style:style>
    <style:style style:name="P1621" style:family="paragraph" style:parent-style-name="Standard">
      <style:paragraph-properties fo:margin-left="0in" fo:margin-right="0in" fo:line-height="100%" fo:text-indent="0.5in" style:auto-text-indent="false"/>
      <style:text-properties style:font-name="Arial" fo:font-size="12pt" officeooo:rsid="01e9d48f" officeooo:paragraph-rsid="018b8c6f" style:font-size-asian="12pt" style:font-size-complex="12pt"/>
    </style:style>
    <style:style style:name="P1622" style:family="paragraph" style:parent-style-name="Standard">
      <style:paragraph-properties fo:margin-left="0in" fo:margin-right="0in" fo:line-height="100%" fo:text-indent="0.5in" style:auto-text-indent="false"/>
      <style:text-properties style:font-name="Arial" fo:font-size="12pt" officeooo:rsid="02b62b26" officeooo:paragraph-rsid="018b8c6f" style:font-size-asian="12pt" style:font-size-complex="12pt"/>
    </style:style>
    <style:style style:name="P1623" style:family="paragraph" style:parent-style-name="Standard">
      <style:paragraph-properties fo:margin-left="0in" fo:margin-right="0in" fo:line-height="100%" fo:text-indent="0.5in" style:auto-text-indent="false"/>
      <style:text-properties style:font-name="Arial" fo:font-size="12pt" officeooo:rsid="01eb7e98" officeooo:paragraph-rsid="018b8c6f" style:font-size-asian="12pt" style:font-size-complex="12pt"/>
    </style:style>
    <style:style style:name="P1624" style:family="paragraph" style:parent-style-name="Standard">
      <style:paragraph-properties fo:margin-left="0in" fo:margin-right="0in" fo:line-height="100%" fo:text-indent="0.5in" style:auto-text-indent="false"/>
      <style:text-properties style:font-name="Arial" fo:font-size="12pt" officeooo:rsid="02bc7ef8" officeooo:paragraph-rsid="018b8c6f" style:font-size-asian="12pt" style:font-size-complex="12pt"/>
    </style:style>
    <style:style style:name="P1625" style:family="paragraph" style:parent-style-name="Standard">
      <style:paragraph-properties fo:margin-left="0in" fo:margin-right="0in" fo:line-height="100%" fo:text-indent="0.5in" style:auto-text-indent="false"/>
      <style:text-properties style:font-name="Arial" fo:font-size="12pt" officeooo:rsid="01b01dba" officeooo:paragraph-rsid="018b8c6f" style:font-size-asian="12pt" style:font-size-complex="12pt"/>
    </style:style>
    <style:style style:name="P1626" style:family="paragraph" style:parent-style-name="Standard">
      <style:paragraph-properties fo:margin-left="0in" fo:margin-right="0in" fo:line-height="100%" fo:text-indent="0.5in" style:auto-text-indent="false"/>
      <style:text-properties style:font-name="Arial" fo:font-size="12pt" officeooo:rsid="01fd8dcb" officeooo:paragraph-rsid="018b8c6f" style:font-size-asian="12pt" style:font-size-complex="12pt"/>
    </style:style>
    <style:style style:name="P1627" style:family="paragraph" style:parent-style-name="Standard">
      <style:paragraph-properties fo:margin-left="0in" fo:margin-right="0in" fo:line-height="100%" fo:text-indent="0.5in" style:auto-text-indent="false"/>
      <style:text-properties style:font-name="Arial" fo:font-size="12pt" officeooo:rsid="01fdf222" officeooo:paragraph-rsid="018b8c6f" style:font-size-asian="12pt" style:font-size-complex="12pt"/>
    </style:style>
    <style:style style:name="P1628" style:family="paragraph" style:parent-style-name="Standard">
      <style:paragraph-properties fo:margin-left="0in" fo:margin-right="0in" fo:line-height="100%" fo:text-indent="0.5in" style:auto-text-indent="false"/>
      <style:text-properties style:font-name="Arial" fo:font-size="12pt" officeooo:rsid="02113654" officeooo:paragraph-rsid="018b8c6f" style:font-size-asian="12pt" style:font-size-complex="12pt"/>
    </style:style>
    <style:style style:name="P1629" style:family="paragraph" style:parent-style-name="Standard">
      <style:paragraph-properties fo:margin-left="0in" fo:margin-right="0in" fo:line-height="100%" fo:text-indent="0.5in" style:auto-text-indent="false"/>
      <style:text-properties style:font-name="Arial" fo:font-size="12pt" officeooo:rsid="021336a1" officeooo:paragraph-rsid="018b8c6f" style:font-size-asian="12pt" style:font-size-complex="12pt"/>
    </style:style>
    <style:style style:name="P1630" style:family="paragraph" style:parent-style-name="Standard">
      <style:paragraph-properties fo:margin-left="0in" fo:margin-right="0in" fo:line-height="100%" fo:text-indent="0.5in" style:auto-text-indent="false"/>
      <style:text-properties style:font-name="Arial" fo:font-size="12pt" officeooo:rsid="02151826" officeooo:paragraph-rsid="018b8c6f" style:font-size-asian="12pt" style:font-size-complex="12pt"/>
    </style:style>
    <style:style style:name="P1631" style:family="paragraph" style:parent-style-name="Standard">
      <style:paragraph-properties fo:margin-left="0in" fo:margin-right="0in" fo:line-height="100%" fo:text-indent="0.5in" style:auto-text-indent="false"/>
      <style:text-properties style:font-name="Arial" fo:font-size="12pt" officeooo:rsid="02172083" officeooo:paragraph-rsid="018b8c6f" style:font-size-asian="12pt" style:font-size-complex="12pt"/>
    </style:style>
    <style:style style:name="P1632" style:family="paragraph" style:parent-style-name="Standard">
      <style:paragraph-properties fo:margin-left="0in" fo:margin-right="0in" fo:line-height="100%" fo:text-indent="0.5in" style:auto-text-indent="false"/>
      <style:text-properties style:font-name="Arial" fo:font-size="12pt" officeooo:rsid="02175ecf" officeooo:paragraph-rsid="018b8c6f" style:font-size-asian="12pt" style:font-size-complex="12pt"/>
    </style:style>
    <style:style style:name="P1633" style:family="paragraph" style:parent-style-name="Standard">
      <style:paragraph-properties fo:margin-left="0in" fo:margin-right="0in" fo:line-height="100%" fo:text-indent="0.5in" style:auto-text-indent="false"/>
      <style:text-properties style:font-name="Arial" fo:font-size="12pt" officeooo:rsid="01f3b67f" officeooo:paragraph-rsid="018b8c6f" style:font-size-asian="12pt" style:font-size-complex="12pt"/>
    </style:style>
    <style:style style:name="P1634" style:family="paragraph" style:parent-style-name="Standard">
      <style:paragraph-properties fo:margin-left="0in" fo:margin-right="0in" fo:line-height="100%" fo:text-indent="0.5in" style:auto-text-indent="false"/>
      <style:text-properties style:font-name="Arial" fo:font-size="12pt" officeooo:rsid="0203582f" officeooo:paragraph-rsid="018b8c6f" style:font-size-asian="12pt" style:font-size-complex="12pt"/>
    </style:style>
    <style:style style:name="P1635" style:family="paragraph" style:parent-style-name="Standard">
      <style:paragraph-properties fo:margin-left="0in" fo:margin-right="0in" fo:line-height="100%" fo:text-indent="0.5in" style:auto-text-indent="false"/>
      <style:text-properties style:font-name="Arial" fo:font-size="12pt" officeooo:rsid="01f3bfa8" officeooo:paragraph-rsid="018b8c6f" style:font-size-asian="12pt" style:font-size-complex="12pt"/>
    </style:style>
    <style:style style:name="P1636" style:family="paragraph" style:parent-style-name="Standard">
      <style:paragraph-properties fo:margin-left="0in" fo:margin-right="0in" fo:line-height="100%" fo:text-indent="0.5in" style:auto-text-indent="false"/>
      <style:text-properties style:font-name="Arial" fo:font-size="12pt" officeooo:rsid="02041942" officeooo:paragraph-rsid="018b8c6f" style:font-size-asian="12pt" style:font-size-complex="12pt"/>
    </style:style>
    <style:style style:name="P1637" style:family="paragraph" style:parent-style-name="Standard">
      <style:paragraph-properties fo:margin-left="0in" fo:margin-right="0in" fo:line-height="100%" fo:text-indent="0.5in" style:auto-text-indent="false"/>
      <style:text-properties style:font-name="Arial" fo:font-size="12pt" officeooo:rsid="0209ef4e" officeooo:paragraph-rsid="018b8c6f" style:font-size-asian="12pt" style:font-size-complex="12pt"/>
    </style:style>
    <style:style style:name="P1638" style:family="paragraph" style:parent-style-name="Standard">
      <style:paragraph-properties fo:margin-left="0in" fo:margin-right="0in" fo:line-height="100%" fo:text-indent="0.5in" style:auto-text-indent="false"/>
      <style:text-properties style:font-name="Arial" fo:font-size="12pt" officeooo:rsid="023ef224" officeooo:paragraph-rsid="018b8c6f" style:font-size-asian="12pt" style:font-size-complex="12pt"/>
    </style:style>
    <style:style style:name="P1639" style:family="paragraph" style:parent-style-name="Standard">
      <style:paragraph-properties fo:margin-left="0in" fo:margin-right="0in" fo:line-height="100%" fo:text-indent="0.5in" style:auto-text-indent="false"/>
      <style:text-properties style:font-name="Arial" fo:font-size="12pt" officeooo:rsid="023a7be3" officeooo:paragraph-rsid="018b8c6f" style:font-size-asian="12pt" style:font-size-complex="12pt"/>
    </style:style>
    <style:style style:name="P1640" style:family="paragraph" style:parent-style-name="Standard">
      <style:paragraph-properties fo:margin-left="0in" fo:margin-right="0in" fo:line-height="100%" fo:text-indent="0.5in" style:auto-text-indent="false"/>
      <style:text-properties style:font-name="Arial" fo:font-size="12pt" officeooo:rsid="020aed70" officeooo:paragraph-rsid="018b8c6f" style:font-size-asian="12pt" style:font-size-complex="12pt"/>
    </style:style>
    <style:style style:name="P1641" style:family="paragraph" style:parent-style-name="Standard">
      <style:paragraph-properties fo:margin-left="0in" fo:margin-right="0in" fo:line-height="100%" fo:text-indent="0.5in" style:auto-text-indent="false"/>
      <style:text-properties style:font-name="Arial" fo:font-size="12pt" officeooo:rsid="023c4383" officeooo:paragraph-rsid="018b8c6f" style:font-size-asian="12pt" style:font-size-complex="12pt"/>
    </style:style>
    <style:style style:name="P1642" style:family="paragraph" style:parent-style-name="Standard">
      <style:paragraph-properties fo:margin-left="0in" fo:margin-right="0in" fo:line-height="100%" fo:text-indent="0.5in" style:auto-text-indent="false"/>
      <style:text-properties style:font-name="Arial" fo:font-size="12pt" officeooo:rsid="03ece8c2" officeooo:paragraph-rsid="018b8c6f" style:font-size-asian="12pt" style:font-size-complex="12pt"/>
    </style:style>
    <style:style style:name="P1643" style:family="paragraph" style:parent-style-name="Standard">
      <style:paragraph-properties fo:margin-left="0in" fo:margin-right="0in" fo:line-height="100%" fo:text-indent="0.5in" style:auto-text-indent="false"/>
      <style:text-properties style:font-name="Arial" fo:font-size="12pt" officeooo:rsid="025302d1" officeooo:paragraph-rsid="018b8c6f" style:font-size-asian="12pt" style:font-size-complex="12pt"/>
    </style:style>
    <style:style style:name="P1644" style:family="paragraph" style:parent-style-name="Standard">
      <style:paragraph-properties fo:margin-left="0in" fo:margin-right="0in" fo:line-height="100%" fo:text-indent="0.5in" style:auto-text-indent="false"/>
      <style:text-properties style:font-name="Arial" fo:font-size="12pt" officeooo:rsid="023ec3da" officeooo:paragraph-rsid="018b8c6f" style:font-size-asian="12pt" style:font-size-complex="12pt"/>
    </style:style>
    <style:style style:name="P1645" style:family="paragraph" style:parent-style-name="Standard">
      <style:paragraph-properties fo:margin-left="0in" fo:margin-right="0in" fo:line-height="100%" fo:text-indent="0.5in" style:auto-text-indent="false"/>
      <style:text-properties style:font-name="Arial" fo:font-size="12pt" officeooo:rsid="02437d99" officeooo:paragraph-rsid="018b8c6f" style:font-size-asian="12pt" style:font-size-complex="12pt"/>
    </style:style>
    <style:style style:name="P1646" style:family="paragraph" style:parent-style-name="Standard">
      <style:paragraph-properties fo:margin-left="0in" fo:margin-right="0in" fo:line-height="100%" fo:text-indent="0.5in" style:auto-text-indent="false"/>
      <style:text-properties style:font-name="Arial" fo:font-size="12pt" officeooo:rsid="053109ca" officeooo:paragraph-rsid="018b8c6f" style:font-size-asian="12pt" style:font-size-complex="12pt"/>
    </style:style>
    <style:style style:name="P1647" style:family="paragraph" style:parent-style-name="Standard">
      <style:paragraph-properties fo:margin-left="0in" fo:margin-right="0in" fo:line-height="100%" fo:text-indent="0.5in" style:auto-text-indent="false"/>
      <style:text-properties style:font-name="Arial" fo:font-size="12pt" officeooo:rsid="024670a6" officeooo:paragraph-rsid="018b8c6f" style:font-size-asian="12pt" style:font-size-complex="12pt"/>
    </style:style>
    <style:style style:name="P1648" style:family="paragraph" style:parent-style-name="Standard">
      <style:paragraph-properties fo:margin-left="0in" fo:margin-right="0in" fo:line-height="100%" fo:text-indent="0.5in" style:auto-text-indent="false"/>
      <style:text-properties style:font-name="Arial" fo:font-size="12pt" officeooo:rsid="0532175f" officeooo:paragraph-rsid="018b8c6f" style:font-size-asian="12pt" style:font-size-complex="12pt"/>
    </style:style>
    <style:style style:name="P1649" style:family="paragraph" style:parent-style-name="Standard">
      <style:paragraph-properties fo:margin-left="0in" fo:margin-right="0in" fo:line-height="100%" fo:text-indent="0.5in" style:auto-text-indent="false"/>
      <style:text-properties style:font-name="Arial" fo:font-size="12pt" officeooo:rsid="02443b15" officeooo:paragraph-rsid="018b8c6f" style:font-size-asian="12pt" style:font-size-complex="12pt"/>
    </style:style>
    <style:style style:name="P1650" style:family="paragraph" style:parent-style-name="Standard">
      <style:paragraph-properties fo:margin-left="0in" fo:margin-right="0in" fo:line-height="100%" fo:text-indent="0.5in" style:auto-text-indent="false"/>
      <style:text-properties style:font-name="Arial" fo:font-size="12pt" officeooo:rsid="0247cfda" officeooo:paragraph-rsid="018b8c6f" style:font-size-asian="12pt" style:font-size-complex="12pt"/>
    </style:style>
    <style:style style:name="P1651" style:family="paragraph" style:parent-style-name="Standard">
      <style:paragraph-properties fo:margin-left="0in" fo:margin-right="0in" fo:line-height="100%" fo:text-indent="0.5in" style:auto-text-indent="false"/>
      <style:text-properties style:font-name="Arial" fo:font-size="12pt" officeooo:rsid="02f265e0" officeooo:paragraph-rsid="018b8c6f" style:font-size-asian="12pt" style:font-size-complex="12pt"/>
    </style:style>
    <style:style style:name="P1652" style:family="paragraph" style:parent-style-name="Standard">
      <style:paragraph-properties fo:margin-left="0in" fo:margin-right="0in" fo:line-height="100%" fo:text-indent="0.5in" style:auto-text-indent="false"/>
      <style:text-properties style:font-name="Arial" fo:font-size="12pt" officeooo:rsid="02f3d385" officeooo:paragraph-rsid="018b8c6f" style:font-size-asian="12pt" style:font-size-complex="12pt"/>
    </style:style>
    <style:style style:name="P1653" style:family="paragraph" style:parent-style-name="Standard">
      <style:paragraph-properties fo:margin-left="0in" fo:margin-right="0in" fo:line-height="100%" fo:text-indent="0.5in" style:auto-text-indent="false"/>
      <style:text-properties style:font-name="Arial" fo:font-size="12pt" officeooo:rsid="03ed66f4" officeooo:paragraph-rsid="018b8c6f" style:font-size-asian="12pt" style:font-size-complex="12pt"/>
    </style:style>
    <style:style style:name="P1654" style:family="paragraph" style:parent-style-name="Standard">
      <style:paragraph-properties fo:margin-left="0in" fo:margin-right="0in" fo:line-height="100%" fo:text-indent="0.5in" style:auto-text-indent="false"/>
      <style:text-properties style:font-name="Arial" fo:font-size="12pt" officeooo:rsid="03fc4e53" officeooo:paragraph-rsid="018b8c6f" style:font-size-asian="12pt" style:font-size-complex="12pt"/>
    </style:style>
    <style:style style:name="P1655" style:family="paragraph" style:parent-style-name="Standard">
      <style:paragraph-properties fo:margin-left="0in" fo:margin-right="0in" fo:line-height="100%" fo:text-indent="0.5in" style:auto-text-indent="false"/>
      <style:text-properties style:font-name="Arial" fo:font-size="12pt" officeooo:rsid="051dd14a" officeooo:paragraph-rsid="018b8c6f" style:font-size-asian="12pt" style:font-size-complex="12pt"/>
    </style:style>
    <style:style style:name="P1656" style:family="paragraph" style:parent-style-name="Standard">
      <style:paragraph-properties fo:margin-left="0in" fo:margin-right="0in" fo:line-height="100%" fo:text-indent="0.5in" style:auto-text-indent="false"/>
      <style:text-properties style:font-name="Arial" fo:font-size="12pt" officeooo:rsid="00111fb3" officeooo:paragraph-rsid="018b8c6f" style:font-size-asian="12pt" style:font-size-complex="12pt"/>
    </style:style>
    <style:style style:name="P1657" style:family="paragraph" style:parent-style-name="Standard">
      <style:paragraph-properties fo:margin-left="0in" fo:margin-right="0in" fo:line-height="100%" fo:text-indent="0.5in" style:auto-text-indent="false"/>
      <style:text-properties style:font-name="Arial" fo:font-size="12pt" officeooo:rsid="023732ff" officeooo:paragraph-rsid="018b8c6f" style:font-size-asian="12pt" style:font-size-complex="12pt"/>
    </style:style>
    <style:style style:name="P1658" style:family="paragraph" style:parent-style-name="Standard">
      <style:paragraph-properties fo:margin-left="0in" fo:margin-right="0in" fo:line-height="100%" fo:text-indent="0.5in" style:auto-text-indent="false"/>
      <style:text-properties style:font-name="Arial" fo:font-size="12pt" officeooo:rsid="0237992a" officeooo:paragraph-rsid="018b8c6f" style:font-size-asian="12pt" style:font-size-complex="12pt"/>
    </style:style>
    <style:style style:name="P1659" style:family="paragraph" style:parent-style-name="Standard">
      <style:paragraph-properties fo:margin-left="0in" fo:margin-right="0in" fo:line-height="100%" fo:text-indent="0.5in" style:auto-text-indent="false"/>
      <style:text-properties style:font-name="Arial" fo:font-size="12pt" officeooo:rsid="023ce016" officeooo:paragraph-rsid="018b8c6f" style:font-size-asian="12pt" style:font-size-complex="12pt"/>
    </style:style>
    <style:style style:name="P1660" style:family="paragraph" style:parent-style-name="Standard">
      <style:paragraph-properties fo:margin-left="0in" fo:margin-right="0in" fo:line-height="100%" fo:text-indent="0.5in" style:auto-text-indent="false"/>
      <style:text-properties style:font-name="Arial" fo:font-size="12pt" officeooo:rsid="007baeeb" officeooo:paragraph-rsid="018b8c6f" style:font-size-asian="12pt" style:font-size-complex="12pt"/>
    </style:style>
    <style:style style:name="P1661" style:family="paragraph" style:parent-style-name="Standard">
      <style:paragraph-properties fo:margin-left="0in" fo:margin-right="0in" fo:line-height="100%" fo:text-indent="0.5in" style:auto-text-indent="false"/>
      <style:text-properties style:font-name="Arial" fo:font-size="12pt" officeooo:rsid="007d7535" officeooo:paragraph-rsid="018b8c6f" style:font-size-asian="12pt" style:font-size-complex="12pt"/>
    </style:style>
    <style:style style:name="P1662" style:family="paragraph" style:parent-style-name="Standard">
      <style:paragraph-properties fo:margin-left="0in" fo:margin-right="0in" fo:line-height="100%" fo:text-indent="0.5in" style:auto-text-indent="false"/>
      <style:text-properties style:font-name="Arial" fo:font-size="12pt" fo:font-style="italic" officeooo:rsid="0099f686" officeooo:paragraph-rsid="018b8c6f" style:font-size-asian="12pt" style:font-style-asian="italic" style:font-size-complex="12pt" style:font-style-complex="italic"/>
    </style:style>
    <style:style style:name="P1663" style:family="paragraph" style:parent-style-name="Standard">
      <style:paragraph-properties fo:margin-left="0in" fo:margin-right="0in" fo:line-height="100%" fo:text-indent="0.5in" style:auto-text-indent="false"/>
      <style:text-properties style:font-name="Arial" fo:font-size="12pt" fo:font-style="normal" officeooo:rsid="046d6926" officeooo:paragraph-rsid="018b8c6f" style:font-size-asian="12pt" style:font-style-asian="normal" style:font-size-complex="12pt" style:font-style-complex="normal"/>
    </style:style>
    <style:style style:name="P1664" style:family="paragraph" style:parent-style-name="Standard">
      <style:paragraph-properties fo:margin-left="0in" fo:margin-right="0in" fo:line-height="100%" fo:text-indent="0.5in" style:auto-text-indent="false"/>
      <style:text-properties style:font-name="Arial" fo:font-size="12pt" fo:font-style="normal" officeooo:rsid="04779814" officeooo:paragraph-rsid="018b8c6f" style:font-size-asian="12pt" style:font-style-asian="normal" style:font-size-complex="12pt" style:font-style-complex="normal"/>
    </style:style>
    <style:style style:name="P1665" style:family="paragraph" style:parent-style-name="Standard">
      <style:paragraph-properties fo:margin-left="0in" fo:margin-right="0in" fo:line-height="100%" fo:text-indent="0.5in" style:auto-text-indent="false"/>
      <style:text-properties style:font-name="Arial" fo:font-size="12pt" fo:font-style="normal" officeooo:rsid="047adbfe" officeooo:paragraph-rsid="018b8c6f" style:font-size-asian="12pt" style:font-style-asian="normal" style:font-size-complex="12pt" style:font-style-complex="normal"/>
    </style:style>
    <style:style style:name="P1666" style:family="paragraph" style:parent-style-name="Standard">
      <style:paragraph-properties fo:margin-left="0in" fo:margin-right="0in" fo:line-height="100%" fo:text-indent="0.5in" style:auto-text-indent="false"/>
      <style:text-properties style:font-name="Arial" fo:font-size="12pt" fo:font-style="normal" officeooo:rsid="047cc0ca" officeooo:paragraph-rsid="018b8c6f" style:font-size-asian="12pt" style:font-style-asian="normal" style:font-size-complex="12pt" style:font-style-complex="normal"/>
    </style:style>
    <style:style style:name="P1667" style:family="paragraph" style:parent-style-name="Standard">
      <style:paragraph-properties fo:margin-left="0in" fo:margin-right="0in" fo:line-height="100%" fo:text-indent="0.5in" style:auto-text-indent="false"/>
      <style:text-properties style:font-name="Arial" fo:font-size="12pt" fo:font-style="normal" officeooo:rsid="06f2109e" officeooo:paragraph-rsid="018b8c6f" style:font-size-asian="12pt" style:font-style-asian="normal" style:font-size-complex="12pt" style:font-style-complex="normal"/>
    </style:style>
    <style:style style:name="P1668" style:family="paragraph" style:parent-style-name="Standard">
      <style:paragraph-properties fo:margin-left="0in" fo:margin-right="0in" fo:line-height="100%" fo:text-indent="0.5in" style:auto-text-indent="false"/>
      <style:text-properties style:font-name="Arial" fo:font-size="12pt" fo:font-weight="bold" officeooo:rsid="01c12f13" officeooo:paragraph-rsid="018b8c6f" style:font-size-asian="12pt" style:font-weight-asian="bold" style:font-size-complex="12pt" style:font-weight-complex="bold"/>
    </style:style>
    <style:style style:name="P1669" style:family="paragraph" style:parent-style-name="Standard">
      <style:paragraph-properties fo:margin-left="0in" fo:margin-right="0in" fo:line-height="100%" fo:text-indent="0.5in" style:auto-text-indent="false"/>
      <style:text-properties fo:color="#000000" style:font-name="Arial" fo:font-size="12pt" officeooo:rsid="002a5a67" officeooo:paragraph-rsid="018b8c6f" style:font-size-asian="12pt" style:font-size-complex="12pt"/>
    </style:style>
    <style:style style:name="P1670" style:family="paragraph" style:parent-style-name="Standard">
      <style:paragraph-properties fo:margin-left="0in" fo:margin-right="0in" fo:line-height="100%" fo:text-indent="0.5in" style:auto-text-indent="false"/>
      <style:text-properties fo:color="#000000" style:font-name="Arial" fo:font-size="12pt" officeooo:rsid="002c9949" officeooo:paragraph-rsid="018b8c6f" style:font-size-asian="12pt" style:font-size-complex="12pt"/>
    </style:style>
    <style:style style:name="P1671" style:family="paragraph" style:parent-style-name="Standard">
      <style:paragraph-properties fo:margin-left="0in" fo:margin-right="0in" fo:line-height="100%" fo:text-indent="0.5in" style:auto-text-indent="false"/>
      <style:text-properties fo:color="#000000" style:font-name="Arial" fo:font-size="12pt" officeooo:paragraph-rsid="018b8c6f" style:font-size-asian="12pt" style:font-size-complex="12pt"/>
    </style:style>
    <style:style style:name="P1672" style:family="paragraph" style:parent-style-name="Standard">
      <style:paragraph-properties fo:margin-left="0in" fo:margin-right="0in" fo:line-height="100%" fo:text-indent="0.5in" style:auto-text-indent="false"/>
      <style:text-properties fo:color="#000000" style:font-name="Arial" fo:font-size="12pt" officeooo:rsid="02cbd065" officeooo:paragraph-rsid="018b8c6f" style:font-size-asian="12pt" style:font-size-complex="12pt"/>
    </style:style>
    <style:style style:name="P1673" style:family="paragraph" style:parent-style-name="Standard">
      <style:paragraph-properties fo:margin-left="0in" fo:margin-right="0in" fo:line-height="100%" fo:text-indent="0.5in" style:auto-text-indent="false"/>
      <style:text-properties fo:color="#000000" style:font-name="Arial" fo:font-size="12pt" officeooo:rsid="00147d8a" officeooo:paragraph-rsid="018b8c6f" style:font-size-asian="12pt" style:font-size-complex="12pt"/>
    </style:style>
    <style:style style:name="P1674" style:family="paragraph" style:parent-style-name="Standard">
      <style:paragraph-properties fo:margin-left="0in" fo:margin-right="0in" fo:line-height="100%" fo:text-indent="0.5in" style:auto-text-indent="false"/>
      <style:text-properties fo:color="#000000" style:font-name="Arial" fo:font-size="12pt" officeooo:rsid="069f63e7" officeooo:paragraph-rsid="018b8c6f" style:font-size-asian="12pt" style:font-size-complex="12pt"/>
    </style:style>
    <style:style style:name="P1675" style:family="paragraph" style:parent-style-name="Standard">
      <style:paragraph-properties fo:margin-left="0in" fo:margin-right="0in" fo:line-height="100%" fo:text-indent="0.5in" style:auto-text-indent="false" fo:break-before="page"/>
      <style:text-properties style:font-name="Arial" fo:font-size="12pt" officeooo:paragraph-rsid="018b8c6f" style:font-size-asian="12pt" style:font-size-complex="12pt"/>
    </style:style>
    <style:style style:name="P1676" style:family="paragraph" style:parent-style-name="Standard">
      <style:paragraph-properties fo:margin-left="0in" fo:margin-right="0in" fo:line-height="100%" fo:text-indent="0.5in" style:auto-text-indent="false" fo:break-before="page"/>
      <style:text-properties style:font-name="Arial" fo:font-size="12pt" officeooo:rsid="01874e77" officeooo:paragraph-rsid="018b8c6f" style:font-size-asian="12pt" style:font-size-complex="12pt"/>
    </style:style>
    <style:style style:name="P1677" style:family="paragraph" style:parent-style-name="Standard">
      <style:paragraph-properties fo:margin-left="0in" fo:margin-right="0in" fo:line-height="100%" fo:text-indent="0.5in" style:auto-text-indent="false" fo:break-before="page"/>
      <style:text-properties style:font-name="Arial" fo:font-size="12pt" officeooo:rsid="01d1611b" officeooo:paragraph-rsid="018b8c6f" style:font-size-asian="12pt" style:font-size-complex="12pt"/>
    </style:style>
    <style:style style:name="P1678" style:family="paragraph" style:parent-style-name="Standard">
      <style:paragraph-properties fo:margin-left="0in" fo:margin-right="0in" fo:line-height="100%" fo:text-indent="0.5in" style:auto-text-indent="false" fo:break-before="page"/>
      <style:text-properties style:font-name="Arial" fo:font-size="12pt" officeooo:rsid="013a3734" officeooo:paragraph-rsid="018b8c6f" style:font-size-asian="12pt" style:font-size-complex="12pt"/>
    </style:style>
    <style:style style:name="P1679" style:family="paragraph" style:parent-style-name="Standard">
      <style:paragraph-properties fo:margin-left="0in" fo:margin-right="0in" fo:line-height="100%" fo:text-indent="0.5in" style:auto-text-indent="false" fo:break-before="page"/>
      <style:text-properties style:font-name="Arial" fo:font-size="12pt" officeooo:rsid="01ee4228" officeooo:paragraph-rsid="018b8c6f" style:font-size-asian="12pt" style:font-size-complex="12pt"/>
    </style:style>
    <style:style style:name="P1680" style:family="paragraph" style:parent-style-name="Standard">
      <style:paragraph-properties fo:margin-left="0in" fo:margin-right="0in" fo:line-height="100%" fo:text-indent="0.5in" style:auto-text-indent="false" fo:break-before="page"/>
      <style:text-properties style:font-name="Arial" fo:font-size="12pt" officeooo:rsid="014510ab" officeooo:paragraph-rsid="018b8c6f" style:font-size-asian="12pt" style:font-size-complex="12pt"/>
    </style:style>
    <style:style style:name="P1681" style:family="paragraph" style:parent-style-name="Standard">
      <style:paragraph-properties fo:margin-left="0in" fo:margin-right="0in" fo:line-height="100%" fo:text-indent="0.5in" style:auto-text-indent="false" fo:break-before="page"/>
      <style:text-properties style:font-name="Arial" fo:font-size="12pt" officeooo:rsid="0146d8c7" officeooo:paragraph-rsid="018b8c6f" style:font-size-asian="12pt" style:font-size-complex="12pt"/>
    </style:style>
    <style:style style:name="P1682" style:family="paragraph" style:parent-style-name="Standard">
      <style:paragraph-properties fo:margin-left="0in" fo:margin-right="0in" fo:line-height="100%" fo:text-indent="0.5in" style:auto-text-indent="false" fo:break-before="page"/>
      <style:text-properties style:font-name="Arial" fo:font-size="12pt" officeooo:rsid="00110ec2" officeooo:paragraph-rsid="018b8c6f" style:font-size-asian="12pt" style:font-size-complex="12pt"/>
    </style:style>
    <style:style style:name="P1683" style:family="paragraph" style:parent-style-name="Standard">
      <style:paragraph-properties fo:margin-left="0in" fo:margin-right="0in" fo:line-height="100%" fo:text-indent="0.5in" style:auto-text-indent="false" fo:break-before="page"/>
      <style:text-properties style:font-name="Arial" fo:font-size="12pt" officeooo:rsid="04a6d1ec" officeooo:paragraph-rsid="018b8c6f" style:font-size-asian="12pt" style:font-size-complex="12pt"/>
    </style:style>
    <style:style style:name="P1684" style:family="paragraph" style:parent-style-name="Standard">
      <style:paragraph-properties fo:margin-left="0in" fo:margin-right="0in" fo:line-height="100%" fo:text-indent="0.5in" style:auto-text-indent="false" fo:break-before="page"/>
      <style:text-properties style:font-name="Arial" fo:font-size="12pt" officeooo:rsid="007baeeb" officeooo:paragraph-rsid="018b8c6f" style:font-size-asian="12pt" style:font-size-complex="12pt"/>
    </style:style>
    <style:style style:name="P1685" style:family="paragraph" style:parent-style-name="Standard">
      <style:paragraph-properties fo:line-height="100%"/>
      <style:text-properties style:font-name="Arial" fo:font-size="12pt" officeooo:rsid="0395c89a" officeooo:paragraph-rsid="018b8c6f" style:font-size-asian="12pt" style:font-size-complex="12pt"/>
    </style:style>
    <style:style style:name="P1686" style:family="paragraph" style:parent-style-name="Standard">
      <style:paragraph-properties fo:line-height="100%"/>
      <style:text-properties style:font-name="Arial" fo:font-size="12pt" officeooo:rsid="03d1b0f4" officeooo:paragraph-rsid="018b8c6f" style:font-size-asian="12pt" style:font-size-complex="12pt"/>
    </style:style>
    <style:style style:name="P1687" style:family="paragraph" style:parent-style-name="Standard">
      <style:paragraph-properties fo:line-height="100%"/>
      <style:text-properties style:font-name="Arial" fo:font-size="12pt" officeooo:rsid="04d7ff86" officeooo:paragraph-rsid="018b8c6f" style:font-size-asian="12pt" style:font-size-complex="12pt"/>
    </style:style>
    <style:style style:name="P1688" style:family="paragraph" style:parent-style-name="Standard">
      <style:paragraph-properties fo:line-height="100%"/>
      <style:text-properties style:font-name="Arial" fo:font-size="12pt" officeooo:rsid="04d8eccd" officeooo:paragraph-rsid="018b8c6f" style:font-size-asian="12pt" style:font-size-complex="12pt"/>
    </style:style>
    <style:style style:name="P1689" style:family="paragraph" style:parent-style-name="Standard">
      <style:paragraph-properties fo:line-height="100%"/>
      <style:text-properties style:font-name="Arial" fo:font-size="12pt" officeooo:rsid="04dbbf30" officeooo:paragraph-rsid="018b8c6f" style:font-size-asian="12pt" style:font-size-complex="12pt"/>
    </style:style>
    <style:style style:name="P1690" style:family="paragraph" style:parent-style-name="Standard">
      <style:paragraph-properties fo:line-height="100%"/>
      <style:text-properties style:font-name="Arial" fo:font-size="12pt" officeooo:rsid="04dc9efa" officeooo:paragraph-rsid="018b8c6f" style:font-size-asian="12pt" style:font-size-complex="12pt"/>
    </style:style>
    <style:style style:name="P1691" style:family="paragraph" style:parent-style-name="Standard">
      <style:paragraph-properties fo:line-height="100%"/>
      <style:text-properties style:font-name="Arial" fo:font-size="12pt" officeooo:rsid="05402b05" officeooo:paragraph-rsid="018b8c6f" style:font-size-asian="12pt" style:font-size-complex="12pt"/>
    </style:style>
    <style:style style:name="P1692" style:family="paragraph" style:parent-style-name="Standard">
      <style:paragraph-properties fo:line-height="100%"/>
      <style:text-properties style:font-name="Arial" fo:font-size="12pt" officeooo:rsid="03e1cbe5" officeooo:paragraph-rsid="018b8c6f" style:font-size-asian="12pt" style:font-size-complex="12pt"/>
    </style:style>
    <style:style style:name="P1693" style:family="paragraph" style:parent-style-name="Standard">
      <style:paragraph-properties fo:line-height="100%"/>
      <style:text-properties style:font-name="Arial" fo:font-size="12pt" officeooo:rsid="0543747e" officeooo:paragraph-rsid="018b8c6f" style:font-size-asian="12pt" style:font-size-complex="12pt"/>
    </style:style>
    <style:style style:name="T1" style:family="text">
      <style:text-properties officeooo:rsid="038d94e1"/>
    </style:style>
    <style:style style:name="T2" style:family="text">
      <style:text-properties fo:font-size="14pt" fo:font-style="italic" fo:font-weight="bold"/>
    </style:style>
    <style:style style:name="T3" style:family="text">
      <style:text-properties fo:font-size="14pt" fo:font-style="italic" fo:font-weight="bold" style:font-size-asian="14pt" style:font-size-complex="14pt"/>
    </style:style>
    <style:style style:name="T4" style:family="text">
      <style:text-properties fo:font-size="14pt" fo:font-style="italic" fo:font-weight="bold" officeooo:rsid="04721d91" style:font-size-asian="14pt" style:font-size-complex="14pt"/>
    </style:style>
    <style:style style:name="T5" style:family="text">
      <style:text-properties fo:font-size="14pt" fo:font-style="italic" fo:font-weight="bold" officeooo:rsid="021bfc7b"/>
    </style:style>
    <style:style style:name="T6" style:family="text">
      <style:text-properties fo:font-size="14pt" fo:font-style="italic" fo:font-weight="bold" officeooo:rsid="03cf02b8"/>
    </style:style>
    <style:style style:name="T7" style:family="text">
      <style:text-properties fo:font-size="14pt" fo:font-style="italic" fo:font-weight="bold" officeooo:rsid="044db6d1"/>
    </style:style>
    <style:style style:name="T8" style:family="text">
      <style:text-properties fo:font-size="14pt" fo:font-style="italic" fo:font-weight="bold" officeooo:rsid="04ba71ca"/>
    </style:style>
    <style:style style:name="T9" style:family="text">
      <style:text-properties fo:font-size="14pt" fo:font-style="italic" fo:font-weight="bold" officeooo:rsid="0584c1b4"/>
    </style:style>
    <style:style style:name="T10" style:family="text">
      <style:text-properties fo:font-size="14pt" fo:font-style="italic" fo:font-weight="bold" officeooo:rsid="0759aeaf"/>
    </style:style>
    <style:style style:name="T11" style:family="text">
      <style:text-properties fo:font-size="14pt" fo:font-style="italic" fo:font-weight="bold" officeooo:rsid="01fd8dcb"/>
    </style:style>
    <style:style style:name="T12" style:family="text">
      <style:text-properties fo:font-size="14pt" fo:font-style="italic" fo:font-weight="bold" officeooo:rsid="007681c7"/>
    </style:style>
    <style:style style:name="T13" style:family="text">
      <style:text-properties fo:font-size="14pt" fo:font-style="italic" fo:font-weight="bold" officeooo:rsid="014677d7"/>
    </style:style>
    <style:style style:name="T14" style:family="text">
      <style:text-properties officeooo:rsid="0158b43e"/>
    </style:style>
    <style:style style:name="T15" style:family="text">
      <style:text-properties officeooo:rsid="06962b6b"/>
    </style:style>
    <style:style style:name="T16" style:family="text">
      <style:text-properties officeooo:rsid="01268101"/>
    </style:style>
    <style:style style:name="T17" style:family="text">
      <style:text-properties officeooo:rsid="037c3ee3"/>
    </style:style>
    <style:style style:name="T18" style:family="text">
      <style:text-properties officeooo:rsid="026eb039"/>
    </style:style>
    <style:style style:name="T19" style:family="text">
      <style:text-properties officeooo:rsid="0160f6c2"/>
    </style:style>
    <style:style style:name="T20" style:family="text">
      <style:text-properties officeooo:rsid="00283622"/>
    </style:style>
    <style:style style:name="T21" style:family="text">
      <style:text-properties officeooo:rsid="0697dc19"/>
    </style:style>
    <style:style style:name="T22" style:family="text">
      <style:text-properties officeooo:rsid="01611955"/>
    </style:style>
    <style:style style:name="T23" style:family="text">
      <style:text-properties officeooo:rsid="05a6e270"/>
    </style:style>
    <style:style style:name="T24" style:family="text">
      <style:text-properties fo:color="#000000"/>
    </style:style>
    <style:style style:name="T25" style:family="text">
      <style:text-properties fo:color="#000000" officeooo:rsid="05a6e270"/>
    </style:style>
    <style:style style:name="T26" style:family="text">
      <style:text-properties fo:color="#000000" officeooo:rsid="0316fb6b"/>
    </style:style>
    <style:style style:name="T27" style:family="text">
      <style:text-properties fo:color="#000000" officeooo:rsid="00ead332"/>
    </style:style>
    <style:style style:name="T28" style:family="text">
      <style:text-properties fo:color="#000000" officeooo:rsid="002feeb3"/>
    </style:style>
    <style:style style:name="T29" style:family="text">
      <style:text-properties fo:color="#000000" officeooo:rsid="01623279"/>
    </style:style>
    <style:style style:name="T30" style:family="text">
      <style:text-properties fo:color="#000000" officeooo:rsid="002a5a67"/>
    </style:style>
    <style:style style:name="T31" style:family="text">
      <style:text-properties fo:color="#000000" officeooo:rsid="043c5322"/>
    </style:style>
    <style:style style:name="T32" style:family="text">
      <style:text-properties fo:color="#000000" officeooo:rsid="069a948d"/>
    </style:style>
    <style:style style:name="T33" style:family="text">
      <style:text-properties fo:color="#000000" officeooo:rsid="0031c348"/>
    </style:style>
    <style:style style:name="T34" style:family="text">
      <style:text-properties fo:color="#000000" officeooo:rsid="002873b3"/>
    </style:style>
    <style:style style:name="T35" style:family="text">
      <style:text-properties fo:color="#000000" officeooo:rsid="06deec89"/>
    </style:style>
    <style:style style:name="T36" style:family="text">
      <style:text-properties fo:color="#000000" officeooo:rsid="00329855"/>
    </style:style>
    <style:style style:name="T37" style:family="text">
      <style:text-properties fo:color="#000000" officeooo:rsid="01634fb1"/>
    </style:style>
    <style:style style:name="T38" style:family="text">
      <style:text-properties fo:color="#000000" officeooo:rsid="002c9949"/>
    </style:style>
    <style:style style:name="T39" style:family="text">
      <style:text-properties fo:color="#000000" officeooo:rsid="06e06ba0"/>
    </style:style>
    <style:style style:name="T40" style:family="text">
      <style:text-properties fo:color="#000000" officeooo:rsid="036511cd"/>
    </style:style>
    <style:style style:name="T41" style:family="text">
      <style:text-properties fo:color="#000000" officeooo:rsid="003430cc"/>
    </style:style>
    <style:style style:name="T42" style:family="text">
      <style:text-properties officeooo:rsid="06e151fe"/>
    </style:style>
    <style:style style:name="T43" style:family="text">
      <style:text-properties officeooo:rsid="0335fac0"/>
    </style:style>
    <style:style style:name="T44" style:family="text">
      <style:text-properties officeooo:rsid="02731f90"/>
    </style:style>
    <style:style style:name="T45" style:family="text">
      <style:text-properties officeooo:rsid="00373133"/>
    </style:style>
    <style:style style:name="T46" style:family="text">
      <style:text-properties officeooo:rsid="003430cc"/>
    </style:style>
    <style:style style:name="T47" style:family="text">
      <style:text-properties officeooo:rsid="069c4bd3"/>
    </style:style>
    <style:style style:name="T48" style:family="text">
      <style:text-properties officeooo:rsid="01657f24"/>
    </style:style>
    <style:style style:name="T49" style:family="text">
      <style:text-properties officeooo:rsid="00147d8a"/>
    </style:style>
    <style:style style:name="T50" style:family="text">
      <style:text-properties officeooo:rsid="0022a2b3"/>
    </style:style>
    <style:style style:name="T51" style:family="text">
      <style:text-properties officeooo:rsid="06a28592"/>
    </style:style>
    <style:style style:name="T52" style:family="text">
      <style:text-properties officeooo:rsid="006ad26b"/>
    </style:style>
    <style:style style:name="T53" style:family="text">
      <style:text-properties officeooo:rsid="02cbd065"/>
    </style:style>
    <style:style style:name="T54" style:family="text">
      <style:text-properties officeooo:rsid="0039c58d"/>
    </style:style>
    <style:style style:name="T55" style:family="text">
      <style:text-properties officeooo:rsid="003ace10"/>
    </style:style>
    <style:style style:name="T56" style:family="text">
      <style:text-properties officeooo:rsid="016842c0"/>
    </style:style>
    <style:style style:name="T57" style:family="text">
      <style:text-properties officeooo:rsid="020e8b38"/>
    </style:style>
    <style:style style:name="T58" style:family="text">
      <style:text-properties officeooo:rsid="00383193"/>
    </style:style>
    <style:style style:name="T59" style:family="text">
      <style:text-properties officeooo:rsid="0078c244"/>
    </style:style>
    <style:style style:name="T60" style:family="text">
      <style:text-properties officeooo:rsid="03de8f2e"/>
    </style:style>
    <style:style style:name="T61" style:family="text">
      <style:text-properties officeooo:rsid="0274ff12"/>
    </style:style>
    <style:style style:name="T62" style:family="text">
      <style:text-properties officeooo:rsid="003d23be"/>
    </style:style>
    <style:style style:name="T63" style:family="text">
      <style:text-properties officeooo:rsid="06a477bd"/>
    </style:style>
    <style:style style:name="T64" style:family="text">
      <style:text-properties officeooo:rsid="0079d32e"/>
    </style:style>
    <style:style style:name="T65" style:family="text">
      <style:text-properties officeooo:rsid="00400939"/>
    </style:style>
    <style:style style:name="T66" style:family="text">
      <style:text-properties officeooo:rsid="004254da"/>
    </style:style>
    <style:style style:name="T67" style:family="text">
      <style:text-properties officeooo:rsid="007b056f"/>
    </style:style>
    <style:style style:name="T68" style:family="text">
      <style:text-properties officeooo:rsid="02775b5d"/>
    </style:style>
    <style:style style:name="T69" style:family="text">
      <style:text-properties officeooo:rsid="01686271"/>
    </style:style>
    <style:style style:name="T70" style:family="text">
      <style:text-properties officeooo:rsid="004429ae"/>
    </style:style>
    <style:style style:name="T71" style:family="text">
      <style:text-properties officeooo:rsid="007cf8a5"/>
    </style:style>
    <style:style style:name="T72" style:family="text">
      <style:text-properties officeooo:rsid="00457ace"/>
    </style:style>
    <style:style style:name="T73" style:family="text">
      <style:text-properties officeooo:rsid="00b29100"/>
    </style:style>
    <style:style style:name="T74" style:family="text">
      <style:text-properties officeooo:rsid="004607ba"/>
    </style:style>
    <style:style style:name="T75" style:family="text">
      <style:text-properties officeooo:rsid="04721d91"/>
    </style:style>
    <style:style style:name="T76" style:family="text">
      <style:text-properties officeooo:rsid="006ae050"/>
    </style:style>
    <style:style style:name="T77" style:family="text">
      <style:text-properties officeooo:rsid="00bb39e1"/>
    </style:style>
    <style:style style:name="T78" style:family="text">
      <style:text-properties officeooo:rsid="006f9257"/>
    </style:style>
    <style:style style:name="T79" style:family="text">
      <style:text-properties officeooo:rsid="00705197"/>
    </style:style>
    <style:style style:name="T80" style:family="text">
      <style:text-properties officeooo:rsid="0073ef84"/>
    </style:style>
    <style:style style:name="T81" style:family="text">
      <style:text-properties officeooo:rsid="007529ab"/>
    </style:style>
    <style:style style:name="T82" style:family="text">
      <style:text-properties officeooo:rsid="00751f34"/>
    </style:style>
    <style:style style:name="T83" style:family="text">
      <style:text-properties officeooo:rsid="0049825c"/>
    </style:style>
    <style:style style:name="T84" style:family="text">
      <style:text-properties officeooo:rsid="02e17cf8"/>
    </style:style>
    <style:style style:name="T85" style:family="text">
      <style:text-properties officeooo:rsid="004d5632"/>
    </style:style>
    <style:style style:name="T86" style:family="text">
      <style:text-properties officeooo:rsid="016b7a95"/>
    </style:style>
    <style:style style:name="T87" style:family="text">
      <style:text-properties officeooo:rsid="041b430e"/>
    </style:style>
    <style:style style:name="T88" style:family="text">
      <style:text-properties officeooo:rsid="00fd2871"/>
    </style:style>
    <style:style style:name="T89" style:family="text">
      <style:text-properties officeooo:rsid="02dede5b"/>
    </style:style>
    <style:style style:name="T90" style:family="text">
      <style:text-properties officeooo:rsid="004e6a4b"/>
    </style:style>
    <style:style style:name="T91" style:family="text">
      <style:text-properties officeooo:rsid="0115200c"/>
    </style:style>
    <style:style style:name="T92" style:family="text">
      <style:text-properties officeooo:rsid="004f2e1b"/>
    </style:style>
    <style:style style:name="T93" style:family="text">
      <style:text-properties officeooo:rsid="041bbee4"/>
    </style:style>
    <style:style style:name="T94" style:family="text">
      <style:text-properties officeooo:rsid="0659607f"/>
    </style:style>
    <style:style style:name="T95" style:family="text">
      <style:text-properties officeooo:rsid="041d3450"/>
    </style:style>
    <style:style style:name="T96" style:family="text">
      <style:text-properties officeooo:rsid="04e916d8"/>
    </style:style>
    <style:style style:name="T97" style:family="text">
      <style:text-properties officeooo:rsid="01183ef3"/>
    </style:style>
    <style:style style:name="T98" style:family="text">
      <style:text-properties officeooo:rsid="004fc09a"/>
    </style:style>
    <style:style style:name="T99" style:family="text">
      <style:text-properties officeooo:rsid="00768eb3"/>
    </style:style>
    <style:style style:name="T100" style:family="text">
      <style:text-properties officeooo:rsid="004ff86c"/>
    </style:style>
    <style:style style:name="T101" style:family="text">
      <style:text-properties officeooo:rsid="0114d50c"/>
    </style:style>
    <style:style style:name="T102" style:family="text">
      <style:text-properties officeooo:rsid="07e923e2"/>
    </style:style>
    <style:style style:name="T103" style:family="text">
      <style:text-properties officeooo:rsid="041e85f0"/>
    </style:style>
    <style:style style:name="T104" style:family="text">
      <style:text-properties officeooo:rsid="00519296"/>
    </style:style>
    <style:style style:name="T105" style:family="text">
      <style:text-properties officeooo:rsid="0051a62d"/>
    </style:style>
    <style:style style:name="T106" style:family="text">
      <style:text-properties officeooo:rsid="07e81ec4"/>
    </style:style>
    <style:style style:name="T107" style:family="text">
      <style:text-properties officeooo:rsid="057bafca"/>
    </style:style>
    <style:style style:name="T108" style:family="text">
      <style:text-properties officeooo:rsid="041f04ae"/>
    </style:style>
    <style:style style:name="T109" style:family="text">
      <style:text-properties officeooo:rsid="016ff995"/>
    </style:style>
    <style:style style:name="T110" style:family="text">
      <style:text-properties officeooo:rsid="013ebe6e"/>
    </style:style>
    <style:style style:name="T111" style:family="text">
      <style:text-properties officeooo:rsid="008362be"/>
    </style:style>
    <style:style style:name="T112" style:family="text">
      <style:text-properties officeooo:rsid="01719380"/>
    </style:style>
    <style:style style:name="T113" style:family="text">
      <style:text-properties officeooo:rsid="07ea7da6"/>
    </style:style>
    <style:style style:name="T114" style:family="text">
      <style:text-properties style:font-name="Arial1" fo:font-size="14pt" fo:font-style="italic" fo:font-weight="bold" style:font-size-asian="14pt" style:font-style-asian="italic" style:font-size-complex="14pt" style:font-style-complex="italic"/>
    </style:style>
    <style:style style:name="T115" style:family="text">
      <style:text-properties officeooo:rsid="0342a414"/>
    </style:style>
    <style:style style:name="T116" style:family="text">
      <style:text-properties officeooo:rsid="035db064"/>
    </style:style>
    <style:style style:name="T117" style:family="text">
      <style:text-properties officeooo:rsid="03435f06"/>
    </style:style>
    <style:style style:name="T118" style:family="text">
      <style:text-properties officeooo:rsid="03670a43"/>
    </style:style>
    <style:style style:name="T119" style:family="text">
      <style:text-properties officeooo:rsid="0361f44d"/>
    </style:style>
    <style:style style:name="T120" style:family="text">
      <style:text-properties officeooo:rsid="0367d609"/>
    </style:style>
    <style:style style:name="T121" style:family="text">
      <style:text-properties officeooo:rsid="0055378a"/>
    </style:style>
    <style:style style:name="T122" style:family="text">
      <style:text-properties officeooo:rsid="03440b21"/>
    </style:style>
    <style:style style:name="T123" style:family="text">
      <style:text-properties officeooo:rsid="02cc657a"/>
    </style:style>
    <style:style style:name="T124" style:family="text">
      <style:text-properties officeooo:rsid="007ed304"/>
    </style:style>
    <style:style style:name="T125" style:family="text">
      <style:text-properties officeooo:rsid="02cc920a"/>
    </style:style>
    <style:style style:name="T126" style:family="text">
      <style:text-properties officeooo:rsid="027ca74f"/>
    </style:style>
    <style:style style:name="T127" style:family="text">
      <style:text-properties officeooo:rsid="02751efa"/>
    </style:style>
    <style:style style:name="T128" style:family="text">
      <style:text-properties officeooo:rsid="02fcc05b"/>
    </style:style>
    <style:style style:name="T129" style:family="text">
      <style:text-properties officeooo:rsid="02fd9575"/>
    </style:style>
    <style:style style:name="T130" style:family="text">
      <style:text-properties officeooo:rsid="02ce2e07"/>
    </style:style>
    <style:style style:name="T131" style:family="text">
      <style:text-properties officeooo:rsid="02ff166b"/>
    </style:style>
    <style:style style:name="T132" style:family="text">
      <style:text-properties officeooo:rsid="036bc82e"/>
    </style:style>
    <style:style style:name="T133" style:family="text">
      <style:text-properties officeooo:rsid="019027c4"/>
    </style:style>
    <style:style style:name="T134" style:family="text">
      <style:text-properties officeooo:rsid="0403bbbc"/>
    </style:style>
    <style:style style:name="T135" style:family="text">
      <style:text-properties officeooo:rsid="03560599"/>
    </style:style>
    <style:style style:name="T136" style:family="text">
      <style:text-properties officeooo:rsid="0358bd9e"/>
    </style:style>
    <style:style style:name="T137" style:family="text">
      <style:text-properties officeooo:rsid="036f4905"/>
    </style:style>
    <style:style style:name="T138" style:family="text">
      <style:text-properties officeooo:rsid="031a585b"/>
    </style:style>
    <style:style style:name="T139" style:family="text">
      <style:text-properties officeooo:rsid="02d00342"/>
    </style:style>
    <style:style style:name="T140" style:family="text">
      <style:text-properties officeooo:rsid="04058a48"/>
    </style:style>
    <style:style style:name="T141" style:family="text">
      <style:text-properties officeooo:rsid="0005aa7d"/>
    </style:style>
    <style:style style:name="T142" style:family="text">
      <style:text-properties officeooo:rsid="00801bbd"/>
    </style:style>
    <style:style style:name="T143" style:family="text">
      <style:text-properties officeooo:rsid="03717b67"/>
    </style:style>
    <style:style style:name="T144" style:family="text">
      <style:text-properties officeooo:rsid="02d0bf64"/>
    </style:style>
    <style:style style:name="T145" style:family="text">
      <style:text-properties officeooo:rsid="0370c36d"/>
    </style:style>
    <style:style style:name="T146" style:family="text">
      <style:text-properties officeooo:rsid="034a6626"/>
    </style:style>
    <style:style style:name="T147" style:family="text">
      <style:text-properties officeooo:rsid="03598165"/>
    </style:style>
    <style:style style:name="T148" style:family="text">
      <style:text-properties fo:font-style="italic" fo:font-weight="bold" officeooo:rsid="0472d728"/>
    </style:style>
    <style:style style:name="T149" style:family="text">
      <style:text-properties fo:font-style="italic" style:font-style-asian="italic" style:font-style-complex="italic"/>
    </style:style>
    <style:style style:name="T150" style:family="text">
      <style:text-properties fo:font-style="italic" officeooo:rsid="0129f2e1" style:font-style-asian="italic" style:font-style-complex="italic"/>
    </style:style>
    <style:style style:name="T151" style:family="text">
      <style:text-properties fo:font-style="italic" officeooo:rsid="01b81881" style:font-style-asian="italic" style:font-style-complex="italic"/>
    </style:style>
    <style:style style:name="T152" style:family="text">
      <style:text-properties fo:font-style="italic" officeooo:rsid="05f924c3" style:font-style-asian="italic" style:font-style-complex="italic"/>
    </style:style>
    <style:style style:name="T153" style:family="text">
      <style:text-properties fo:font-style="italic" officeooo:rsid="051442ee" style:font-style-asian="italic" style:font-style-complex="italic"/>
    </style:style>
    <style:style style:name="T154" style:family="text">
      <style:text-properties fo:font-style="italic" officeooo:rsid="0562a0fe" style:font-style-asian="italic" style:font-style-complex="italic"/>
    </style:style>
    <style:style style:name="T155" style:family="text">
      <style:text-properties fo:font-style="italic" officeooo:rsid="01222554" style:font-style-asian="italic" style:font-style-complex="italic"/>
    </style:style>
    <style:style style:name="T156" style:family="text">
      <style:text-properties officeooo:rsid="02a8174d"/>
    </style:style>
    <style:style style:name="T157" style:family="text">
      <style:text-properties officeooo:rsid="0148fcf3"/>
    </style:style>
    <style:style style:name="T158" style:family="text">
      <style:text-properties officeooo:rsid="03738620"/>
    </style:style>
    <style:style style:name="T159" style:family="text">
      <style:text-properties officeooo:rsid="0080de1b"/>
    </style:style>
    <style:style style:name="T160" style:family="text">
      <style:text-properties officeooo:rsid="02a82c67"/>
    </style:style>
    <style:style style:name="T161" style:family="text">
      <style:text-properties officeooo:rsid="03749e21"/>
    </style:style>
    <style:style style:name="T162" style:family="text">
      <style:text-properties officeooo:rsid="034b3fab"/>
    </style:style>
    <style:style style:name="T163" style:family="text">
      <style:text-properties officeooo:rsid="034be541"/>
    </style:style>
    <style:style style:name="T164" style:family="text">
      <style:text-properties officeooo:rsid="0081b533"/>
    </style:style>
    <style:style style:name="T165" style:family="text">
      <style:text-properties officeooo:rsid="02a9abe6"/>
    </style:style>
    <style:style style:name="T166" style:family="text">
      <style:text-properties officeooo:rsid="0374fbe3"/>
    </style:style>
    <style:style style:name="T167" style:family="text">
      <style:text-properties officeooo:rsid="009bdad2"/>
    </style:style>
    <style:style style:name="T168" style:family="text">
      <style:text-properties officeooo:rsid="02ab9102"/>
    </style:style>
    <style:style style:name="T169" style:family="text">
      <style:text-properties officeooo:rsid="03778892"/>
    </style:style>
    <style:style style:name="T170" style:family="text">
      <style:text-properties officeooo:rsid="00852a94"/>
    </style:style>
    <style:style style:name="T171" style:family="text">
      <style:text-properties officeooo:rsid="0182e6ed"/>
    </style:style>
    <style:style style:name="T172" style:family="text">
      <style:text-properties officeooo:rsid="0378892c"/>
    </style:style>
    <style:style style:name="T173" style:family="text">
      <style:text-properties officeooo:rsid="0407b702"/>
    </style:style>
    <style:style style:name="T174" style:family="text">
      <style:text-properties officeooo:rsid="009c646e"/>
    </style:style>
    <style:style style:name="T175" style:family="text">
      <style:text-properties officeooo:rsid="037bb108"/>
    </style:style>
    <style:style style:name="T176" style:family="text">
      <style:text-properties officeooo:rsid="034d09ab"/>
    </style:style>
    <style:style style:name="T177" style:family="text">
      <style:text-properties officeooo:rsid="037c7e3f"/>
    </style:style>
    <style:style style:name="T178" style:family="text">
      <style:text-properties officeooo:rsid="02acfb60"/>
    </style:style>
    <style:style style:name="T179" style:family="text">
      <style:text-properties officeooo:rsid="008740dd"/>
    </style:style>
    <style:style style:name="T180" style:family="text">
      <style:text-properties officeooo:rsid="037d2c11"/>
    </style:style>
    <style:style style:name="T181" style:family="text">
      <style:text-properties officeooo:rsid="0302f81c"/>
    </style:style>
    <style:style style:name="T182" style:family="text">
      <style:text-properties officeooo:rsid="037f6c63"/>
    </style:style>
    <style:style style:name="T183" style:family="text">
      <style:text-properties officeooo:rsid="02af9d22"/>
    </style:style>
    <style:style style:name="T184" style:family="text">
      <style:text-properties officeooo:rsid="071ceb35"/>
    </style:style>
    <style:style style:name="T185" style:family="text">
      <style:text-properties officeooo:rsid="0415dc71"/>
    </style:style>
    <style:style style:name="T186" style:family="text">
      <style:text-properties officeooo:rsid="037ff500"/>
    </style:style>
    <style:style style:name="T187" style:family="text">
      <style:text-properties officeooo:rsid="005262cd"/>
    </style:style>
    <style:style style:name="T188" style:family="text">
      <style:text-properties officeooo:rsid="03869ee1"/>
    </style:style>
    <style:style style:name="T189" style:family="text">
      <style:text-properties officeooo:rsid="038772ea"/>
    </style:style>
    <style:style style:name="T190" style:family="text">
      <style:text-properties officeooo:rsid="00896a30"/>
    </style:style>
    <style:style style:name="T191" style:family="text">
      <style:text-properties officeooo:rsid="0088c76e"/>
    </style:style>
    <style:style style:name="T192" style:family="text">
      <style:text-properties officeooo:rsid="0276c69c"/>
    </style:style>
    <style:style style:name="T193" style:family="text">
      <style:text-properties officeooo:rsid="0303f4e4"/>
    </style:style>
    <style:style style:name="T194" style:family="text">
      <style:text-properties officeooo:rsid="009f62cf"/>
    </style:style>
    <style:style style:name="T195" style:family="text">
      <style:text-properties officeooo:rsid="001cb375"/>
    </style:style>
    <style:style style:name="T196" style:family="text">
      <style:text-properties officeooo:rsid="03892fd9"/>
    </style:style>
    <style:style style:name="T197" style:family="text">
      <style:text-properties officeooo:rsid="038b0c29"/>
    </style:style>
    <style:style style:name="T198" style:family="text">
      <style:text-properties officeooo:rsid="038b56ad"/>
    </style:style>
    <style:style style:name="T199" style:family="text">
      <style:text-properties officeooo:rsid="008b7dd1"/>
    </style:style>
    <style:style style:name="T200" style:family="text">
      <style:text-properties officeooo:rsid="05dba6d3"/>
    </style:style>
    <style:style style:name="T201" style:family="text">
      <style:text-properties officeooo:rsid="018677b1"/>
    </style:style>
    <style:style style:name="T202" style:family="text">
      <style:text-properties officeooo:rsid="01f88259"/>
    </style:style>
    <style:style style:name="T203" style:family="text">
      <style:text-properties officeooo:rsid="038c3521"/>
    </style:style>
    <style:style style:name="T204" style:family="text">
      <style:text-properties officeooo:rsid="038df2ec"/>
    </style:style>
    <style:style style:name="T205" style:family="text">
      <style:text-properties officeooo:rsid="041835ea"/>
    </style:style>
    <style:style style:name="T206" style:family="text">
      <style:text-properties officeooo:rsid="01faa31f"/>
    </style:style>
    <style:style style:name="T207" style:family="text">
      <style:text-properties officeooo:rsid="0317ab92"/>
    </style:style>
    <style:style style:name="T208" style:family="text">
      <style:text-properties officeooo:rsid="040a9cd7"/>
    </style:style>
    <style:style style:name="T209" style:family="text">
      <style:text-properties officeooo:rsid="03905949"/>
    </style:style>
    <style:style style:name="T210" style:family="text">
      <style:text-properties officeooo:rsid="040aa0aa"/>
    </style:style>
    <style:style style:name="T211" style:family="text">
      <style:text-properties officeooo:rsid="0721ec5a"/>
    </style:style>
    <style:style style:name="T212" style:family="text">
      <style:text-properties officeooo:rsid="0350f88d"/>
    </style:style>
    <style:style style:name="T213" style:family="text">
      <style:text-properties officeooo:rsid="0723860b"/>
    </style:style>
    <style:style style:name="T214" style:family="text">
      <style:text-properties officeooo:rsid="01fc6abc"/>
    </style:style>
    <style:style style:name="T215" style:family="text">
      <style:text-properties officeooo:rsid="07256a66"/>
    </style:style>
    <style:style style:name="T216" style:family="text">
      <style:text-properties officeooo:rsid="039385cb"/>
    </style:style>
    <style:style style:name="T217" style:family="text">
      <style:text-properties officeooo:rsid="07272509"/>
    </style:style>
    <style:style style:name="T218" style:family="text">
      <style:text-properties officeooo:rsid="02e5fe96"/>
    </style:style>
    <style:style style:name="T219" style:family="text">
      <style:text-properties officeooo:rsid="039449e3"/>
    </style:style>
    <style:style style:name="T220" style:family="text">
      <style:text-properties officeooo:rsid="0728f321"/>
    </style:style>
    <style:style style:name="T221" style:family="text">
      <style:text-properties officeooo:rsid="0396745d"/>
    </style:style>
    <style:style style:name="T222" style:family="text">
      <style:text-properties officeooo:rsid="02016654"/>
    </style:style>
    <style:style style:name="T223" style:family="text">
      <style:text-properties officeooo:rsid="01fdebcf"/>
    </style:style>
    <style:style style:name="T224" style:family="text">
      <style:text-properties officeooo:rsid="02076852"/>
    </style:style>
    <style:style style:name="T225" style:family="text">
      <style:text-properties officeooo:rsid="03974b5f"/>
    </style:style>
    <style:style style:name="T226" style:family="text">
      <style:text-properties officeooo:rsid="040bac88"/>
    </style:style>
    <style:style style:name="T227" style:family="text">
      <style:text-properties officeooo:rsid="039d4e76"/>
    </style:style>
    <style:style style:name="T228" style:family="text">
      <style:text-properties officeooo:rsid="0206ce31"/>
    </style:style>
    <style:style style:name="T229" style:family="text">
      <style:text-properties officeooo:rsid="039e8fef"/>
    </style:style>
    <style:style style:name="T230" style:family="text">
      <style:text-properties officeooo:rsid="03a047d8"/>
    </style:style>
    <style:style style:name="T231" style:family="text">
      <style:text-properties officeooo:rsid="020d5bc7"/>
    </style:style>
    <style:style style:name="T232" style:family="text">
      <style:text-properties officeooo:rsid="03a0c394"/>
    </style:style>
    <style:style style:name="T233" style:family="text">
      <style:text-properties officeooo:rsid="02eea4ee"/>
    </style:style>
    <style:style style:name="T234" style:family="text">
      <style:text-properties officeooo:rsid="0420af90"/>
    </style:style>
    <style:style style:name="T235" style:family="text">
      <style:text-properties officeooo:rsid="00a3334f"/>
    </style:style>
    <style:style style:name="T236" style:family="text">
      <style:text-properties officeooo:rsid="03a2a03f"/>
    </style:style>
    <style:style style:name="T237" style:family="text">
      <style:text-properties officeooo:rsid="020d8add"/>
    </style:style>
    <style:style style:name="T238" style:family="text">
      <style:text-properties officeooo:rsid="03a4034f"/>
    </style:style>
    <style:style style:name="T239" style:family="text">
      <style:text-properties officeooo:rsid="072b243d"/>
    </style:style>
    <style:style style:name="T240" style:family="text">
      <style:text-properties officeooo:rsid="00a575b8"/>
    </style:style>
    <style:style style:name="T241" style:family="text">
      <style:text-properties officeooo:rsid="00a57d64"/>
    </style:style>
    <style:style style:name="T242" style:family="text">
      <style:text-properties officeooo:rsid="02eeb6d2"/>
    </style:style>
    <style:style style:name="T243" style:family="text">
      <style:text-properties officeooo:rsid="020eb2b7"/>
    </style:style>
    <style:style style:name="T244" style:family="text">
      <style:text-properties officeooo:rsid="0237992a"/>
    </style:style>
    <style:style style:name="T245" style:family="text">
      <style:text-properties officeooo:rsid="03a6a3dc"/>
    </style:style>
    <style:style style:name="T246" style:family="text">
      <style:text-properties officeooo:rsid="020ff271"/>
    </style:style>
    <style:style style:name="T247" style:family="text">
      <style:text-properties officeooo:rsid="03a8dc93"/>
    </style:style>
    <style:style style:name="T248" style:family="text">
      <style:text-properties officeooo:rsid="0186f29e"/>
    </style:style>
    <style:style style:name="T249" style:family="text">
      <style:text-properties officeooo:rsid="02f2723e"/>
    </style:style>
    <style:style style:name="T250" style:family="text">
      <style:text-properties officeooo:rsid="02f4265c"/>
    </style:style>
    <style:style style:name="T251" style:family="text">
      <style:text-properties officeooo:rsid="016408a2"/>
    </style:style>
    <style:style style:name="T252" style:family="text">
      <style:text-properties officeooo:rsid="021278e1"/>
    </style:style>
    <style:style style:name="T253" style:family="text">
      <style:text-properties officeooo:rsid="0215c3f1"/>
    </style:style>
    <style:style style:name="T254" style:family="text">
      <style:text-properties officeooo:rsid="00b299d2"/>
    </style:style>
    <style:style style:name="T255" style:family="text">
      <style:text-properties officeooo:rsid="03aa5c1a"/>
    </style:style>
    <style:style style:name="T256" style:family="text">
      <style:text-properties officeooo:rsid="016492be"/>
    </style:style>
    <style:style style:name="T257" style:family="text">
      <style:text-properties officeooo:rsid="029234b1"/>
    </style:style>
    <style:style style:name="T258" style:family="text">
      <style:text-properties officeooo:rsid="03ac0af2"/>
    </style:style>
    <style:style style:name="T259" style:family="text">
      <style:text-properties officeooo:rsid="01519163"/>
    </style:style>
    <style:style style:name="T260" style:family="text">
      <style:text-properties officeooo:rsid="03af6543"/>
    </style:style>
    <style:style style:name="T261" style:family="text">
      <style:text-properties officeooo:rsid="02170a3b"/>
    </style:style>
    <style:style style:name="T262" style:family="text">
      <style:text-properties officeooo:rsid="01529536"/>
    </style:style>
    <style:style style:name="T263" style:family="text">
      <style:text-properties officeooo:rsid="03b366da"/>
    </style:style>
    <style:style style:name="T264" style:family="text">
      <style:text-properties officeooo:rsid="03b5a096"/>
    </style:style>
    <style:style style:name="T265" style:family="text">
      <style:text-properties officeooo:rsid="021839a8"/>
    </style:style>
    <style:style style:name="T266" style:family="text">
      <style:text-properties officeooo:rsid="03b40200"/>
    </style:style>
    <style:style style:name="T267" style:family="text">
      <style:text-properties officeooo:rsid="0219ce35"/>
    </style:style>
    <style:style style:name="T268" style:family="text">
      <style:text-properties officeooo:rsid="03b82cd3"/>
    </style:style>
    <style:style style:name="T269" style:family="text">
      <style:text-properties officeooo:rsid="021bfc7b"/>
    </style:style>
    <style:style style:name="T270" style:family="text">
      <style:text-properties officeooo:rsid="0487f452"/>
    </style:style>
    <style:style style:name="T271" style:family="text">
      <style:text-properties officeooo:rsid="03ef2b11"/>
    </style:style>
    <style:style style:name="T272" style:family="text">
      <style:text-properties officeooo:rsid="03e3f931"/>
    </style:style>
    <style:style style:name="T273" style:family="text">
      <style:text-properties officeooo:rsid="03cfbefc"/>
    </style:style>
    <style:style style:name="T274" style:family="text">
      <style:text-properties officeooo:rsid="065b5e4c"/>
    </style:style>
    <style:style style:name="T275" style:family="text">
      <style:text-properties officeooo:rsid="03c62076"/>
    </style:style>
    <style:style style:name="T276" style:family="text">
      <style:text-properties officeooo:rsid="022e676f"/>
    </style:style>
    <style:style style:name="T277" style:family="text">
      <style:text-properties officeooo:rsid="03bf7d9e"/>
    </style:style>
    <style:style style:name="T278" style:family="text">
      <style:text-properties officeooo:rsid="040c6fb5"/>
    </style:style>
    <style:style style:name="T279" style:family="text">
      <style:text-properties officeooo:rsid="03c66b36"/>
    </style:style>
    <style:style style:name="T280" style:family="text">
      <style:text-properties officeooo:rsid="001ff038"/>
    </style:style>
    <style:style style:name="T281" style:family="text">
      <style:text-properties officeooo:rsid="01c55319"/>
    </style:style>
    <style:style style:name="T282" style:family="text">
      <style:text-properties officeooo:rsid="04012622"/>
    </style:style>
    <style:style style:name="T283" style:family="text">
      <style:text-properties officeooo:rsid="057c238d"/>
    </style:style>
    <style:style style:name="T284" style:family="text">
      <style:text-properties officeooo:rsid="04016069"/>
    </style:style>
    <style:style style:name="T285" style:family="text">
      <style:text-properties officeooo:rsid="00a9f4b5"/>
    </style:style>
    <style:style style:name="T286" style:family="text">
      <style:text-properties officeooo:rsid="03c90ac8"/>
    </style:style>
    <style:style style:name="T287" style:family="text">
      <style:text-properties officeooo:rsid="02d9fee8"/>
    </style:style>
    <style:style style:name="T288" style:family="text">
      <style:text-properties officeooo:rsid="0228a28e"/>
    </style:style>
    <style:style style:name="T289" style:family="text">
      <style:text-properties officeooo:rsid="065da2cf"/>
    </style:style>
    <style:style style:name="T290" style:family="text">
      <style:text-properties officeooo:rsid="03c31717"/>
    </style:style>
    <style:style style:name="T291" style:family="text">
      <style:text-properties officeooo:rsid="072bc3af"/>
    </style:style>
    <style:style style:name="T292" style:family="text">
      <style:text-properties officeooo:rsid="03c9481d"/>
    </style:style>
    <style:style style:name="T293" style:family="text">
      <style:text-properties officeooo:rsid="0021e3d2"/>
    </style:style>
    <style:style style:name="T294" style:family="text">
      <style:text-properties officeooo:rsid="0229a8ea"/>
    </style:style>
    <style:style style:name="T295" style:family="text">
      <style:text-properties officeooo:rsid="02dbf530"/>
    </style:style>
    <style:style style:name="T296" style:family="text">
      <style:text-properties officeooo:rsid="0092de5c"/>
    </style:style>
    <style:style style:name="T297" style:family="text">
      <style:text-properties officeooo:rsid="00527e17"/>
    </style:style>
    <style:style style:name="T298" style:family="text">
      <style:text-properties officeooo:rsid="002302f0"/>
    </style:style>
    <style:style style:name="T299" style:family="text">
      <style:text-properties officeooo:rsid="02dd0510"/>
    </style:style>
    <style:style style:name="T300" style:family="text">
      <style:text-properties officeooo:rsid="0188fa42"/>
    </style:style>
    <style:style style:name="T301" style:family="text">
      <style:text-properties officeooo:rsid="03ca9d67"/>
    </style:style>
    <style:style style:name="T302" style:family="text">
      <style:text-properties officeooo:rsid="00245744"/>
    </style:style>
    <style:style style:name="T303" style:family="text">
      <style:text-properties officeooo:rsid="0404f850"/>
    </style:style>
    <style:style style:name="T304" style:family="text">
      <style:text-properties officeooo:rsid="03d19d40"/>
    </style:style>
    <style:style style:name="T305" style:family="text">
      <style:text-properties officeooo:rsid="065f9515"/>
    </style:style>
    <style:style style:name="T306" style:family="text">
      <style:text-properties officeooo:rsid="03cbdb77"/>
    </style:style>
    <style:style style:name="T307" style:family="text">
      <style:text-properties officeooo:rsid="02dd1814"/>
    </style:style>
    <style:style style:name="T308" style:family="text">
      <style:text-properties officeooo:rsid="03d1a173"/>
    </style:style>
    <style:style style:name="T309" style:family="text">
      <style:text-properties officeooo:rsid="03cd6ee6"/>
    </style:style>
    <style:style style:name="T310" style:family="text">
      <style:text-properties officeooo:rsid="03d3196f"/>
    </style:style>
    <style:style style:name="T311" style:family="text">
      <style:text-properties officeooo:rsid="071b9497"/>
    </style:style>
    <style:style style:name="T312" style:family="text">
      <style:text-properties officeooo:rsid="024086c7"/>
    </style:style>
    <style:style style:name="T313" style:family="text">
      <style:text-properties officeooo:rsid="03d6fa60"/>
    </style:style>
    <style:style style:name="T314" style:family="text">
      <style:text-properties officeooo:rsid="03d8dbc3"/>
    </style:style>
    <style:style style:name="T315" style:family="text">
      <style:text-properties officeooo:rsid="03cf02b8"/>
    </style:style>
    <style:style style:name="T316" style:family="text">
      <style:text-properties officeooo:rsid="02431b00"/>
    </style:style>
    <style:style style:name="T317" style:family="text">
      <style:text-properties officeooo:rsid="0094c220"/>
    </style:style>
    <style:style style:name="T318" style:family="text">
      <style:text-properties officeooo:rsid="0059cda7"/>
    </style:style>
    <style:style style:name="T319" style:family="text">
      <style:text-properties officeooo:rsid="0024a7a9"/>
    </style:style>
    <style:style style:name="T320" style:family="text">
      <style:text-properties officeooo:rsid="0243987a"/>
    </style:style>
    <style:style style:name="T321" style:family="text">
      <style:text-properties officeooo:rsid="0319970d"/>
    </style:style>
    <style:style style:name="T322" style:family="text">
      <style:text-properties officeooo:rsid="031a2036"/>
    </style:style>
    <style:style style:name="T323" style:family="text">
      <style:text-properties officeooo:rsid="03dabadf"/>
    </style:style>
    <style:style style:name="T324" style:family="text">
      <style:text-properties officeooo:rsid="041518d6"/>
    </style:style>
    <style:style style:name="T325" style:family="text">
      <style:text-properties officeooo:rsid="024263a2"/>
    </style:style>
    <style:style style:name="T326" style:family="text">
      <style:text-properties officeooo:rsid="031ab732"/>
    </style:style>
    <style:style style:name="T327" style:family="text">
      <style:text-properties officeooo:rsid="06e2e54e"/>
    </style:style>
    <style:style style:name="T328" style:family="text">
      <style:text-properties officeooo:rsid="031cbe72"/>
    </style:style>
    <style:style style:name="T329" style:family="text">
      <style:text-properties officeooo:rsid="02baf88c"/>
    </style:style>
    <style:style style:name="T330" style:family="text">
      <style:text-properties officeooo:rsid="03f8a254"/>
    </style:style>
    <style:style style:name="T331" style:family="text">
      <style:text-properties officeooo:rsid="005ae370"/>
    </style:style>
    <style:style style:name="T332" style:family="text">
      <style:text-properties officeooo:rsid="0248514b"/>
    </style:style>
    <style:style style:name="T333" style:family="text">
      <style:text-properties officeooo:rsid="02408386"/>
    </style:style>
    <style:style style:name="T334" style:family="text">
      <style:text-properties officeooo:rsid="024a3160"/>
    </style:style>
    <style:style style:name="T335" style:family="text">
      <style:text-properties officeooo:rsid="0419dbc9"/>
    </style:style>
    <style:style style:name="T336" style:family="text">
      <style:text-properties officeooo:rsid="03dc4592"/>
    </style:style>
    <style:style style:name="T337" style:family="text">
      <style:text-properties officeooo:rsid="005e6e08"/>
    </style:style>
    <style:style style:name="T338" style:family="text">
      <style:text-properties officeooo:rsid="03de4487"/>
    </style:style>
    <style:style style:name="T339" style:family="text">
      <style:text-properties officeooo:rsid="04073901"/>
    </style:style>
    <style:style style:name="T340" style:family="text">
      <style:text-properties officeooo:rsid="005e10af"/>
    </style:style>
    <style:style style:name="T341" style:family="text">
      <style:text-properties officeooo:rsid="031db46a"/>
    </style:style>
    <style:style style:name="T342" style:family="text">
      <style:text-properties officeooo:rsid="073533f9"/>
    </style:style>
    <style:style style:name="T343" style:family="text">
      <style:text-properties officeooo:rsid="024b8e7b"/>
    </style:style>
    <style:style style:name="T344" style:family="text">
      <style:text-properties officeooo:rsid="005cb25d"/>
    </style:style>
    <style:style style:name="T345" style:family="text">
      <style:text-properties officeooo:rsid="040843d0"/>
    </style:style>
    <style:style style:name="T346" style:family="text">
      <style:text-properties officeooo:rsid="0412b63d"/>
    </style:style>
    <style:style style:name="T347" style:family="text">
      <style:text-properties officeooo:rsid="009668e5"/>
    </style:style>
    <style:style style:name="T348" style:family="text">
      <style:text-properties officeooo:rsid="00bd7e63"/>
    </style:style>
    <style:style style:name="T349" style:family="text">
      <style:text-properties officeooo:rsid="014b4db8"/>
    </style:style>
    <style:style style:name="T350" style:family="text">
      <style:text-properties officeooo:rsid="00aeb2b2"/>
    </style:style>
    <style:style style:name="T351" style:family="text">
      <style:text-properties officeooo:rsid="00beb646"/>
    </style:style>
    <style:style style:name="T352" style:family="text">
      <style:text-properties officeooo:rsid="040c03b2"/>
    </style:style>
    <style:style style:name="T353" style:family="text">
      <style:text-properties officeooo:rsid="00c340d8"/>
    </style:style>
    <style:style style:name="T354" style:family="text">
      <style:text-properties officeooo:rsid="0102055f"/>
    </style:style>
    <style:style style:name="T355" style:family="text">
      <style:text-properties officeooo:rsid="00eccc7e"/>
    </style:style>
    <style:style style:name="T356" style:family="text">
      <style:text-properties officeooo:rsid="01924793"/>
    </style:style>
    <style:style style:name="T357" style:family="text">
      <style:text-properties officeooo:rsid="00590712"/>
    </style:style>
    <style:style style:name="T358" style:family="text">
      <style:text-properties officeooo:rsid="019be362"/>
    </style:style>
    <style:style style:name="T359" style:family="text">
      <style:text-properties officeooo:rsid="019c73a0"/>
    </style:style>
    <style:style style:name="T360" style:family="text">
      <style:text-properties officeooo:rsid="06dd10c5"/>
    </style:style>
    <style:style style:name="T361" style:family="text">
      <style:text-properties officeooo:rsid="073ab0f9"/>
    </style:style>
    <style:style style:name="T362" style:family="text">
      <style:text-properties officeooo:rsid="073c9d82"/>
    </style:style>
    <style:style style:name="T363" style:family="text">
      <style:text-properties officeooo:rsid="073d3b78"/>
    </style:style>
    <style:style style:name="T364" style:family="text">
      <style:text-properties officeooo:rsid="02f905d7"/>
    </style:style>
    <style:style style:name="T365" style:family="text">
      <style:text-properties officeooo:rsid="02fa5422"/>
    </style:style>
    <style:style style:name="T366" style:family="text">
      <style:text-properties officeooo:rsid="01948db9"/>
    </style:style>
    <style:style style:name="T367" style:family="text">
      <style:text-properties officeooo:rsid="073e83ae"/>
    </style:style>
    <style:style style:name="T368" style:family="text">
      <style:text-properties officeooo:rsid="03e01c6e"/>
    </style:style>
    <style:style style:name="T369" style:family="text">
      <style:text-properties officeooo:rsid="0322259c"/>
    </style:style>
    <style:style style:name="T370" style:family="text">
      <style:text-properties officeooo:rsid="073fd1e2"/>
    </style:style>
    <style:style style:name="T371" style:family="text">
      <style:text-properties officeooo:rsid="018b4ff4"/>
    </style:style>
    <style:style style:name="T372" style:family="text">
      <style:text-properties officeooo:rsid="0418df0f"/>
    </style:style>
    <style:style style:name="T373" style:family="text">
      <style:text-properties officeooo:rsid="02fd1a7f"/>
    </style:style>
    <style:style style:name="T374" style:family="text">
      <style:text-properties officeooo:rsid="020fe0ce"/>
    </style:style>
    <style:style style:name="T375" style:family="text">
      <style:text-properties officeooo:rsid="041c30f9"/>
    </style:style>
    <style:style style:name="T376" style:family="text">
      <style:text-properties officeooo:rsid="03e130e2"/>
    </style:style>
    <style:style style:name="T377" style:family="text">
      <style:text-properties officeooo:rsid="03237578"/>
    </style:style>
    <style:style style:name="T378" style:family="text">
      <style:text-properties officeooo:rsid="00b0f2d4"/>
    </style:style>
    <style:style style:name="T379" style:family="text">
      <style:text-properties officeooo:rsid="00c3862c"/>
    </style:style>
    <style:style style:name="T380" style:family="text">
      <style:text-properties officeooo:rsid="00497b21"/>
    </style:style>
    <style:style style:name="T381" style:family="text">
      <style:text-properties officeooo:rsid="0299c3fa"/>
    </style:style>
    <style:style style:name="T382" style:family="text">
      <style:text-properties officeooo:rsid="0302f7cb"/>
    </style:style>
    <style:style style:name="T383" style:family="text">
      <style:text-properties officeooo:rsid="00b36ce1"/>
    </style:style>
    <style:style style:name="T384" style:family="text">
      <style:text-properties officeooo:rsid="00985ba5"/>
    </style:style>
    <style:style style:name="T385" style:family="text">
      <style:text-properties officeooo:rsid="062a8112"/>
    </style:style>
    <style:style style:name="T386" style:family="text">
      <style:text-properties officeooo:rsid="0305d292"/>
    </style:style>
    <style:style style:name="T387" style:family="text">
      <style:text-properties officeooo:rsid="03e18c51"/>
    </style:style>
    <style:style style:name="T388" style:family="text">
      <style:text-properties officeooo:rsid="00c61f90"/>
    </style:style>
    <style:style style:name="T389" style:family="text">
      <style:text-properties officeooo:rsid="0306a764"/>
    </style:style>
    <style:style style:name="T390" style:family="text">
      <style:text-properties officeooo:rsid="009a1563"/>
    </style:style>
    <style:style style:name="T391" style:family="text">
      <style:text-properties officeooo:rsid="02e11926"/>
    </style:style>
    <style:style style:name="T392" style:family="text">
      <style:text-properties officeooo:rsid="00c631cd"/>
    </style:style>
    <style:style style:name="T393" style:family="text">
      <style:text-properties officeooo:rsid="04133cb3"/>
    </style:style>
    <style:style style:name="T394" style:family="text">
      <style:text-properties officeooo:rsid="00b4b26d"/>
    </style:style>
    <style:style style:name="T395" style:family="text">
      <style:text-properties officeooo:rsid="03e1ada4"/>
    </style:style>
    <style:style style:name="T396" style:family="text">
      <style:text-properties officeooo:rsid="00c7e94c"/>
    </style:style>
    <style:style style:name="T397" style:family="text">
      <style:text-properties officeooo:rsid="030768d5"/>
    </style:style>
    <style:style style:name="T398" style:family="text">
      <style:text-properties officeooo:rsid="00c82a3a"/>
    </style:style>
    <style:style style:name="T399" style:family="text">
      <style:text-properties officeooo:rsid="01a025d7"/>
    </style:style>
    <style:style style:name="T400" style:family="text">
      <style:text-properties officeooo:rsid="0126773b"/>
    </style:style>
    <style:style style:name="T401" style:family="text">
      <style:text-properties officeooo:rsid="0127f4b7"/>
    </style:style>
    <style:style style:name="T402" style:family="text">
      <style:text-properties officeooo:rsid="016661d4"/>
    </style:style>
    <style:style style:name="T403" style:family="text">
      <style:text-properties officeooo:rsid="01022787"/>
    </style:style>
    <style:style style:name="T404" style:family="text">
      <style:text-properties officeooo:rsid="00b55723"/>
    </style:style>
    <style:style style:name="T405" style:family="text">
      <style:text-properties officeooo:rsid="030a0d11"/>
    </style:style>
    <style:style style:name="T406" style:family="text">
      <style:text-properties officeooo:rsid="0129f2e1"/>
    </style:style>
    <style:style style:name="T407" style:family="text">
      <style:text-properties fo:font-style="normal" style:font-style-asian="normal" style:font-style-complex="normal"/>
    </style:style>
    <style:style style:name="T408" style:family="text">
      <style:text-properties fo:font-style="normal" officeooo:rsid="016666ea" style:font-style-asian="normal" style:font-style-complex="normal"/>
    </style:style>
    <style:style style:name="T409" style:family="text">
      <style:text-properties fo:font-style="normal" officeooo:rsid="05282be4" style:font-style-asian="normal" style:font-style-complex="normal"/>
    </style:style>
    <style:style style:name="T410" style:family="text">
      <style:text-properties fo:font-style="normal" officeooo:rsid="037ccfb8" style:font-style-asian="normal" style:font-style-complex="normal"/>
    </style:style>
    <style:style style:name="T411" style:family="text">
      <style:text-properties fo:font-style="normal" officeooo:rsid="047adbfe" style:font-style-asian="normal" style:font-style-complex="normal"/>
    </style:style>
    <style:style style:name="T412" style:family="text">
      <style:text-properties fo:font-style="normal" officeooo:rsid="05a42487" style:font-style-asian="normal" style:font-style-complex="normal"/>
    </style:style>
    <style:style style:name="T413" style:family="text">
      <style:text-properties fo:font-style="normal" officeooo:rsid="06f2109e" style:font-style-asian="normal" style:font-style-complex="normal"/>
    </style:style>
    <style:style style:name="T414" style:family="text">
      <style:text-properties fo:font-style="normal" officeooo:rsid="047cc0ca" style:font-style-asian="normal" style:font-style-complex="normal"/>
    </style:style>
    <style:style style:name="T415" style:family="text">
      <style:text-properties fo:font-style="normal" officeooo:rsid="047ebc04" style:font-style-asian="normal" style:font-style-complex="normal"/>
    </style:style>
    <style:style style:name="T416" style:family="text">
      <style:text-properties fo:font-style="normal" officeooo:rsid="04805ae8" style:font-style-asian="normal" style:font-style-complex="normal"/>
    </style:style>
    <style:style style:name="T417" style:family="text">
      <style:text-properties fo:font-style="normal" officeooo:rsid="07d1ce87" style:font-style-asian="normal" style:font-style-complex="normal"/>
    </style:style>
    <style:style style:name="T418" style:family="text">
      <style:text-properties fo:font-style="normal" officeooo:rsid="06f2c839" style:font-style-asian="normal" style:font-style-complex="normal"/>
    </style:style>
    <style:style style:name="T419" style:family="text">
      <style:text-properties fo:font-style="normal" officeooo:rsid="06f4064c" style:font-style-asian="normal" style:font-style-complex="normal"/>
    </style:style>
    <style:style style:name="T420" style:family="text">
      <style:text-properties fo:font-style="normal" officeooo:rsid="07ecd959" style:font-style-asian="normal" style:font-style-complex="normal"/>
    </style:style>
    <style:style style:name="T421" style:family="text">
      <style:text-properties fo:font-style="normal" officeooo:rsid="06f817cf" style:font-style-asian="normal" style:font-style-complex="normal"/>
    </style:style>
    <style:style style:name="T422" style:family="text">
      <style:text-properties fo:font-style="normal" officeooo:rsid="06f553e7" style:font-style-asian="normal" style:font-style-complex="normal"/>
    </style:style>
    <style:style style:name="T423" style:family="text">
      <style:text-properties fo:font-style="normal" officeooo:rsid="06f58a8b" style:font-style-asian="normal" style:font-style-complex="normal"/>
    </style:style>
    <style:style style:name="T424" style:family="text">
      <style:text-properties fo:font-style="normal" officeooo:rsid="06f59734" style:font-style-asian="normal" style:font-style-complex="normal"/>
    </style:style>
    <style:style style:name="T425" style:family="text">
      <style:text-properties fo:font-style="normal" officeooo:rsid="06f6b326" style:font-style-asian="normal" style:font-style-complex="normal"/>
    </style:style>
    <style:style style:name="T426" style:family="text">
      <style:text-properties fo:font-style="normal" officeooo:rsid="06fc328a" style:font-style-asian="normal" style:font-style-complex="normal"/>
    </style:style>
    <style:style style:name="T427" style:family="text">
      <style:text-properties fo:font-style="normal" officeooo:rsid="0314118d" style:font-style-asian="normal" style:font-style-complex="normal"/>
    </style:style>
    <style:style style:name="T428" style:family="text">
      <style:text-properties fo:font-style="normal" officeooo:rsid="07d43ef7" style:font-style-asian="normal" style:font-style-complex="normal"/>
    </style:style>
    <style:style style:name="T429" style:family="text">
      <style:text-properties fo:font-style="normal" officeooo:rsid="06f9be5b" style:font-style-asian="normal" style:font-style-complex="normal"/>
    </style:style>
    <style:style style:name="T430" style:family="text">
      <style:text-properties fo:font-style="normal" officeooo:rsid="06fd040a" style:font-style-asian="normal" style:font-style-complex="normal"/>
    </style:style>
    <style:style style:name="T431" style:family="text">
      <style:text-properties fo:font-style="normal" officeooo:rsid="07d6c6b1" style:font-style-asian="normal" style:font-style-complex="normal"/>
    </style:style>
    <style:style style:name="T432" style:family="text">
      <style:text-properties fo:font-style="normal" officeooo:rsid="06fa4a5b" style:font-style-asian="normal" style:font-style-complex="normal"/>
    </style:style>
    <style:style style:name="T433" style:family="text">
      <style:text-properties fo:font-style="normal" officeooo:rsid="07d5c346" style:font-style-asian="normal" style:font-style-complex="normal"/>
    </style:style>
    <style:style style:name="T434" style:family="text">
      <style:text-properties fo:font-style="normal" officeooo:rsid="06fc61eb" style:font-style-asian="normal" style:font-style-complex="normal"/>
    </style:style>
    <style:style style:name="T435" style:family="text">
      <style:text-properties fo:font-style="normal" officeooo:rsid="07002ee9" style:font-style-asian="normal" style:font-style-complex="normal"/>
    </style:style>
    <style:style style:name="T436" style:family="text">
      <style:text-properties fo:font-style="normal" officeooo:rsid="07dac42f" style:font-style-asian="normal" style:font-style-complex="normal"/>
    </style:style>
    <style:style style:name="T437" style:family="text">
      <style:text-properties fo:font-style="normal" officeooo:rsid="003abdb3" style:font-style-asian="normal" style:font-style-complex="normal"/>
    </style:style>
    <style:style style:name="T438" style:family="text">
      <style:text-properties fo:font-style="normal" officeooo:rsid="00b5d224" style:font-style-asian="normal" style:font-style-complex="normal"/>
    </style:style>
    <style:style style:name="T439" style:family="text">
      <style:text-properties fo:font-style="normal" officeooo:rsid="00b6d723" style:font-style-asian="normal" style:font-style-complex="normal"/>
    </style:style>
    <style:style style:name="T440" style:family="text">
      <style:text-properties fo:font-style="normal" officeooo:rsid="00b83e23" style:font-style-asian="normal" style:font-style-complex="normal"/>
    </style:style>
    <style:style style:name="T441" style:family="text">
      <style:text-properties fo:font-style="normal" officeooo:rsid="0123fc88" style:font-style-asian="normal" style:font-style-complex="normal"/>
    </style:style>
    <style:style style:name="T442" style:family="text">
      <style:text-properties fo:font-style="normal" officeooo:rsid="01242895" style:font-style-asian="normal" style:font-style-complex="normal"/>
    </style:style>
    <style:style style:name="T443" style:family="text">
      <style:text-properties fo:font-style="normal" fo:font-weight="normal" officeooo:rsid="04c6f759"/>
    </style:style>
    <style:style style:name="T444" style:family="text">
      <style:text-properties fo:font-style="normal" fo:font-weight="normal" officeooo:rsid="04c88858"/>
    </style:style>
    <style:style style:name="T445" style:family="text">
      <style:text-properties officeooo:rsid="029d6b38"/>
    </style:style>
    <style:style style:name="T446" style:family="text">
      <style:text-properties officeooo:rsid="00cd61b7"/>
    </style:style>
    <style:style style:name="T447" style:family="text">
      <style:text-properties officeooo:rsid="00cf3d48"/>
    </style:style>
    <style:style style:name="T448" style:family="text">
      <style:text-properties officeooo:rsid="00f06948"/>
    </style:style>
    <style:style style:name="T449" style:family="text">
      <style:text-properties officeooo:rsid="00f0cf4a"/>
    </style:style>
    <style:style style:name="T450" style:family="text">
      <style:text-properties officeooo:rsid="00d7fb3c"/>
    </style:style>
    <style:style style:name="T451" style:family="text">
      <style:text-properties officeooo:rsid="01a1cf67"/>
    </style:style>
    <style:style style:name="T452" style:family="text">
      <style:text-properties officeooo:rsid="030aa9ce"/>
    </style:style>
    <style:style style:name="T453" style:family="text">
      <style:text-properties officeooo:rsid="0159d4cc"/>
    </style:style>
    <style:style style:name="T454" style:family="text">
      <style:text-properties officeooo:rsid="012ba2b7"/>
    </style:style>
    <style:style style:name="T455" style:family="text">
      <style:text-properties officeooo:rsid="030ad82f"/>
    </style:style>
    <style:style style:name="T456" style:family="text">
      <style:text-properties officeooo:rsid="032dc3b1"/>
    </style:style>
    <style:style style:name="T457" style:family="text">
      <style:text-properties officeooo:rsid="01068b01"/>
    </style:style>
    <style:style style:name="T458" style:family="text">
      <style:text-properties officeooo:rsid="041e8eb0"/>
    </style:style>
    <style:style style:name="T459" style:family="text">
      <style:text-properties officeooo:rsid="0168e338"/>
    </style:style>
    <style:style style:name="T460" style:family="text">
      <style:text-properties officeooo:rsid="0169e3ed"/>
    </style:style>
    <style:style style:name="T461" style:family="text">
      <style:text-properties officeooo:rsid="01a50fab"/>
    </style:style>
    <style:style style:name="T462" style:family="text">
      <style:text-properties officeooo:rsid="01071505"/>
    </style:style>
    <style:style style:name="T463" style:family="text">
      <style:text-properties officeooo:rsid="0169e48d"/>
    </style:style>
    <style:style style:name="T464" style:family="text">
      <style:text-properties officeooo:rsid="041e961e"/>
    </style:style>
    <style:style style:name="T465" style:family="text">
      <style:text-properties officeooo:rsid="01c57cfb"/>
    </style:style>
    <style:style style:name="T466" style:family="text">
      <style:text-properties officeooo:rsid="014dbb4f"/>
    </style:style>
    <style:style style:name="T467" style:family="text">
      <style:text-properties officeooo:rsid="010ca81e"/>
    </style:style>
    <style:style style:name="T468" style:family="text">
      <style:text-properties officeooo:rsid="010cd31d"/>
    </style:style>
    <style:style style:name="T469" style:family="text">
      <style:text-properties officeooo:rsid="00d2a51f"/>
    </style:style>
    <style:style style:name="T470" style:family="text">
      <style:text-properties officeooo:rsid="010c1475"/>
    </style:style>
    <style:style style:name="T471" style:family="text">
      <style:text-properties officeooo:rsid="010f09d4"/>
    </style:style>
    <style:style style:name="T472" style:family="text">
      <style:text-properties officeooo:rsid="00d526af"/>
    </style:style>
    <style:style style:name="T473" style:family="text">
      <style:text-properties officeooo:rsid="0112416f"/>
    </style:style>
    <style:style style:name="T474" style:family="text">
      <style:text-properties officeooo:rsid="0311b97f"/>
    </style:style>
    <style:style style:name="T475" style:family="text">
      <style:text-properties officeooo:rsid="03e377f9"/>
    </style:style>
    <style:style style:name="T476" style:family="text">
      <style:text-properties officeooo:rsid="03e762d0"/>
    </style:style>
    <style:style style:name="T477" style:family="text">
      <style:text-properties officeooo:rsid="01929e68"/>
    </style:style>
    <style:style style:name="T478" style:family="text">
      <style:text-properties officeooo:rsid="0059d93b"/>
    </style:style>
    <style:style style:name="T479" style:family="text">
      <style:text-properties officeooo:rsid="0446e92e"/>
    </style:style>
    <style:style style:name="T480" style:family="text">
      <style:text-properties officeooo:rsid="042dd03d"/>
    </style:style>
    <style:style style:name="T481" style:family="text">
      <style:text-properties officeooo:rsid="0446a31a"/>
    </style:style>
    <style:style style:name="T482" style:family="text">
      <style:text-properties officeooo:rsid="024c9025"/>
    </style:style>
    <style:style style:name="T483" style:family="text">
      <style:text-properties officeooo:rsid="04936746"/>
    </style:style>
    <style:style style:name="T484" style:family="text">
      <style:text-properties officeooo:rsid="01503129"/>
    </style:style>
    <style:style style:name="T485" style:family="text">
      <style:text-properties officeooo:rsid="0449b43b"/>
    </style:style>
    <style:style style:name="T486" style:family="text">
      <style:text-properties officeooo:rsid="04796086"/>
    </style:style>
    <style:style style:name="T487" style:family="text">
      <style:text-properties officeooo:rsid="04757acf"/>
    </style:style>
    <style:style style:name="T488" style:family="text">
      <style:text-properties officeooo:rsid="042292f3"/>
    </style:style>
    <style:style style:name="T489" style:family="text">
      <style:text-properties officeooo:rsid="0426f2fe"/>
    </style:style>
    <style:style style:name="T490" style:family="text">
      <style:text-properties officeooo:rsid="044a0c9a"/>
    </style:style>
    <style:style style:name="T491" style:family="text">
      <style:text-properties officeooo:rsid="042741c5"/>
    </style:style>
    <style:style style:name="T492" style:family="text">
      <style:text-properties officeooo:rsid="053bd42b"/>
    </style:style>
    <style:style style:name="T493" style:family="text">
      <style:text-properties officeooo:rsid="034ee3fa"/>
    </style:style>
    <style:style style:name="T494" style:family="text">
      <style:text-properties officeooo:rsid="0458e1db"/>
    </style:style>
    <style:style style:name="T495" style:family="text">
      <style:text-properties officeooo:rsid="057de7f1"/>
    </style:style>
    <style:style style:name="T496" style:family="text">
      <style:text-properties officeooo:rsid="04597cd7"/>
    </style:style>
    <style:style style:name="T497" style:family="text">
      <style:text-properties officeooo:rsid="0330bfcd"/>
    </style:style>
    <style:style style:name="T498" style:family="text">
      <style:text-properties officeooo:rsid="044db6d1"/>
    </style:style>
    <style:style style:name="T499" style:family="text">
      <style:text-properties officeooo:rsid="0459b4ea"/>
    </style:style>
    <style:style style:name="T500" style:family="text">
      <style:text-properties officeooo:rsid="0476c466"/>
    </style:style>
    <style:style style:name="T501" style:family="text">
      <style:text-properties officeooo:rsid="047ad52d"/>
    </style:style>
    <style:style style:name="T502" style:family="text">
      <style:text-properties officeooo:rsid="011b0ac8"/>
    </style:style>
    <style:style style:name="T503" style:family="text">
      <style:text-properties officeooo:rsid="04351a96"/>
    </style:style>
    <style:style style:name="T504" style:family="text">
      <style:text-properties officeooo:rsid="045b7af3"/>
    </style:style>
    <style:style style:name="T505" style:family="text">
      <style:text-properties officeooo:rsid="047c93ab"/>
    </style:style>
    <style:style style:name="T506" style:family="text">
      <style:text-properties officeooo:rsid="047dea78"/>
    </style:style>
    <style:style style:name="T507" style:family="text">
      <style:text-properties officeooo:rsid="012162d1"/>
    </style:style>
    <style:style style:name="T508" style:family="text">
      <style:text-properties officeooo:rsid="05e285ed"/>
    </style:style>
    <style:style style:name="T509" style:family="text">
      <style:text-properties officeooo:rsid="017aa2a8"/>
    </style:style>
    <style:style style:name="T510" style:family="text">
      <style:text-properties officeooo:rsid="045b97f7"/>
    </style:style>
    <style:style style:name="T511" style:family="text">
      <style:text-properties officeooo:rsid="045cfb1b"/>
    </style:style>
    <style:style style:name="T512" style:family="text">
      <style:text-properties officeooo:rsid="0437915d"/>
    </style:style>
    <style:style style:name="T513" style:family="text">
      <style:text-properties officeooo:rsid="01a7528b"/>
    </style:style>
    <style:style style:name="T514" style:family="text">
      <style:text-properties officeooo:rsid="05e36abc"/>
    </style:style>
    <style:style style:name="T515" style:family="text">
      <style:text-properties officeooo:rsid="047f7636"/>
    </style:style>
    <style:style style:name="T516" style:family="text">
      <style:text-properties officeooo:rsid="045ed723"/>
    </style:style>
    <style:style style:name="T517" style:family="text">
      <style:text-properties officeooo:rsid="04392574"/>
    </style:style>
    <style:style style:name="T518" style:family="text">
      <style:text-properties officeooo:rsid="048149b8"/>
    </style:style>
    <style:style style:name="T519" style:family="text">
      <style:text-properties officeooo:rsid="05e5e7df"/>
    </style:style>
    <style:style style:name="T520" style:family="text">
      <style:text-properties officeooo:rsid="01aaed46"/>
    </style:style>
    <style:style style:name="T521" style:family="text">
      <style:text-properties officeooo:rsid="05e6d422"/>
    </style:style>
    <style:style style:name="T522" style:family="text">
      <style:text-properties officeooo:rsid="043a5e20"/>
    </style:style>
    <style:style style:name="T523" style:family="text">
      <style:text-properties officeooo:rsid="043b811a"/>
    </style:style>
    <style:style style:name="T524" style:family="text">
      <style:text-properties officeooo:rsid="048238f4"/>
    </style:style>
    <style:style style:name="T525" style:family="text">
      <style:text-properties officeooo:rsid="0125e4a7"/>
    </style:style>
    <style:style style:name="T526" style:family="text">
      <style:text-properties officeooo:rsid="01ad9e0b"/>
    </style:style>
    <style:style style:name="T527" style:family="text">
      <style:text-properties officeooo:rsid="0125c4f9"/>
    </style:style>
    <style:style style:name="T528" style:family="text">
      <style:text-properties officeooo:rsid="0486c14e"/>
    </style:style>
    <style:style style:name="T529" style:family="text">
      <style:text-properties officeooo:rsid="04621e6b"/>
    </style:style>
    <style:style style:name="T530" style:family="text">
      <style:text-properties officeooo:rsid="0461ac5f"/>
    </style:style>
    <style:style style:name="T531" style:family="text">
      <style:text-properties officeooo:rsid="043de249"/>
    </style:style>
    <style:style style:name="T532" style:family="text">
      <style:text-properties officeooo:rsid="046420c2"/>
    </style:style>
    <style:style style:name="T533" style:family="text">
      <style:text-properties officeooo:rsid="043da4d3"/>
    </style:style>
    <style:style style:name="T534" style:family="text">
      <style:text-properties officeooo:rsid="01aee0d6"/>
    </style:style>
    <style:style style:name="T535" style:family="text">
      <style:text-properties officeooo:rsid="0384969d"/>
    </style:style>
    <style:style style:name="T536" style:family="text">
      <style:text-properties officeooo:rsid="0464dcc7"/>
    </style:style>
    <style:style style:name="T537" style:family="text">
      <style:text-properties officeooo:rsid="0385e60a"/>
    </style:style>
    <style:style style:name="T538" style:family="text">
      <style:text-properties officeooo:rsid="01504731"/>
    </style:style>
    <style:style style:name="T539" style:family="text">
      <style:text-properties officeooo:rsid="0489e8ac"/>
    </style:style>
    <style:style style:name="T540" style:family="text">
      <style:text-properties officeooo:rsid="01307ccf"/>
    </style:style>
    <style:style style:name="T541" style:family="text">
      <style:text-properties officeooo:rsid="04652542"/>
    </style:style>
    <style:style style:name="T542" style:family="text">
      <style:text-properties officeooo:rsid="012f3291"/>
    </style:style>
    <style:style style:name="T543" style:family="text">
      <style:text-properties officeooo:rsid="01311cd6"/>
    </style:style>
    <style:style style:name="T544" style:family="text">
      <style:text-properties officeooo:rsid="044216d0"/>
    </style:style>
    <style:style style:name="T545" style:family="text">
      <style:text-properties officeooo:rsid="04666e28"/>
    </style:style>
    <style:style style:name="T546" style:family="text">
      <style:text-properties officeooo:rsid="03371686"/>
    </style:style>
    <style:style style:name="T547" style:family="text">
      <style:text-properties officeooo:rsid="044402fc"/>
    </style:style>
    <style:style style:name="T548" style:family="text">
      <style:text-properties officeooo:rsid="048d9fd6"/>
    </style:style>
    <style:style style:name="T549" style:family="text">
      <style:text-properties officeooo:rsid="03387da1"/>
    </style:style>
    <style:style style:name="T550" style:family="text">
      <style:text-properties officeooo:rsid="048ef0f0"/>
    </style:style>
    <style:style style:name="T551" style:family="text">
      <style:text-properties officeooo:rsid="03396fe0"/>
    </style:style>
    <style:style style:name="T552" style:family="text">
      <style:text-properties officeooo:rsid="048f6520"/>
    </style:style>
    <style:style style:name="T553" style:family="text">
      <style:text-properties officeooo:rsid="049059c5"/>
    </style:style>
    <style:style style:name="T554" style:family="text">
      <style:text-properties officeooo:rsid="049195f4"/>
    </style:style>
    <style:style style:name="T555" style:family="text">
      <style:text-properties officeooo:rsid="01389cbd"/>
    </style:style>
    <style:style style:name="T556" style:family="text">
      <style:text-properties officeooo:rsid="024b0f49"/>
    </style:style>
    <style:style style:name="T557" style:family="text">
      <style:text-properties officeooo:rsid="0444f024"/>
    </style:style>
    <style:style style:name="T558" style:family="text">
      <style:text-properties officeooo:rsid="01368e51"/>
    </style:style>
    <style:style style:name="T559" style:family="text">
      <style:text-properties officeooo:rsid="0493112f"/>
    </style:style>
    <style:style style:name="T560" style:family="text">
      <style:text-properties officeooo:rsid="04944eb2"/>
    </style:style>
    <style:style style:name="T561" style:family="text">
      <style:text-properties officeooo:rsid="04957928"/>
    </style:style>
    <style:style style:name="T562" style:family="text">
      <style:text-properties officeooo:rsid="0175f00c"/>
    </style:style>
    <style:style style:name="T563" style:family="text">
      <style:text-properties officeooo:rsid="0194ea42"/>
    </style:style>
    <style:style style:name="T564" style:family="text">
      <style:text-properties officeooo:rsid="04684913"/>
    </style:style>
    <style:style style:name="T565" style:family="text">
      <style:text-properties officeooo:rsid="074174e9"/>
    </style:style>
    <style:style style:name="T566" style:family="text">
      <style:text-properties officeooo:rsid="049682fc"/>
    </style:style>
    <style:style style:name="T567" style:family="text">
      <style:text-properties officeooo:rsid="017dd643"/>
    </style:style>
    <style:style style:name="T568" style:family="text">
      <style:text-properties officeooo:rsid="033b3d87"/>
    </style:style>
    <style:style style:name="T569" style:family="text">
      <style:text-properties officeooo:rsid="01766095"/>
    </style:style>
    <style:style style:name="T570" style:family="text">
      <style:text-properties officeooo:rsid="04987016"/>
    </style:style>
    <style:style style:name="T571" style:family="text">
      <style:text-properties officeooo:rsid="07417d30"/>
    </style:style>
    <style:style style:name="T572" style:family="text">
      <style:text-properties officeooo:rsid="0469c997"/>
    </style:style>
    <style:style style:name="T573" style:family="text">
      <style:text-properties officeooo:rsid="033c26eb"/>
    </style:style>
    <style:style style:name="T574" style:family="text">
      <style:text-properties officeooo:rsid="0498d1f5"/>
    </style:style>
    <style:style style:name="T575" style:family="text">
      <style:text-properties officeooo:rsid="033ca889"/>
    </style:style>
    <style:style style:name="T576" style:family="text">
      <style:text-properties officeooo:rsid="049938b7"/>
    </style:style>
    <style:style style:name="T577" style:family="text">
      <style:text-properties officeooo:rsid="0387c370"/>
    </style:style>
    <style:style style:name="T578" style:family="text">
      <style:text-properties officeooo:rsid="04996626"/>
    </style:style>
    <style:style style:name="T579" style:family="text">
      <style:text-properties officeooo:rsid="018d0d4a"/>
    </style:style>
    <style:style style:name="T580" style:family="text">
      <style:text-properties officeooo:rsid="01c9add9"/>
    </style:style>
    <style:style style:name="T581" style:family="text">
      <style:text-properties officeooo:rsid="049b1398"/>
    </style:style>
    <style:style style:name="T582" style:family="text">
      <style:text-properties officeooo:rsid="01b04fba"/>
    </style:style>
    <style:style style:name="T583" style:family="text">
      <style:text-properties officeooo:rsid="07438a52"/>
    </style:style>
    <style:style style:name="T584" style:family="text">
      <style:text-properties officeooo:rsid="017f9450"/>
    </style:style>
    <style:style style:name="T585" style:family="text">
      <style:text-properties officeooo:rsid="049bc449"/>
    </style:style>
    <style:style style:name="T586" style:family="text">
      <style:text-properties officeooo:rsid="01b1f918"/>
    </style:style>
    <style:style style:name="T587" style:family="text">
      <style:text-properties officeooo:rsid="046a615c"/>
    </style:style>
    <style:style style:name="T588" style:family="text">
      <style:text-properties officeooo:rsid="01812192"/>
    </style:style>
    <style:style style:name="T589" style:family="text">
      <style:text-properties officeooo:rsid="0182a00b"/>
    </style:style>
    <style:style style:name="T590" style:family="text">
      <style:text-properties officeooo:rsid="01b29661"/>
    </style:style>
    <style:style style:name="T591" style:family="text">
      <style:text-properties officeooo:rsid="01ca8f47"/>
    </style:style>
    <style:style style:name="T592" style:family="text">
      <style:text-properties officeooo:rsid="033d493c"/>
    </style:style>
    <style:style style:name="T593" style:family="text">
      <style:text-properties officeooo:rsid="01953b64"/>
    </style:style>
    <style:style style:name="T594" style:family="text">
      <style:text-properties officeooo:rsid="049c63c9"/>
    </style:style>
    <style:style style:name="T595" style:family="text">
      <style:text-properties officeooo:rsid="01b7428d"/>
    </style:style>
    <style:style style:name="T596" style:family="text">
      <style:text-properties officeooo:rsid="049db0bc"/>
    </style:style>
    <style:style style:name="T597" style:family="text">
      <style:text-properties officeooo:rsid="01b3d3ef"/>
    </style:style>
    <style:style style:name="T598" style:family="text">
      <style:text-properties officeooo:rsid="01980f06"/>
    </style:style>
    <style:style style:name="T599" style:family="text">
      <style:text-properties officeooo:rsid="033e9c6c"/>
    </style:style>
    <style:style style:name="T600" style:family="text">
      <style:text-properties officeooo:rsid="049e36b8"/>
    </style:style>
    <style:style style:name="T601" style:family="text">
      <style:text-properties officeooo:rsid="01971681"/>
    </style:style>
    <style:style style:name="T602" style:family="text">
      <style:text-properties officeooo:rsid="01b42ddb"/>
    </style:style>
    <style:style style:name="T603" style:family="text">
      <style:text-properties officeooo:rsid="01b81881"/>
    </style:style>
    <style:style style:name="T604" style:family="text">
      <style:text-properties officeooo:rsid="0743fcb1"/>
    </style:style>
    <style:style style:name="T605" style:family="text">
      <style:text-properties officeooo:rsid="049fb43d"/>
    </style:style>
    <style:style style:name="T606" style:family="text">
      <style:text-properties officeooo:rsid="07457b8f"/>
    </style:style>
    <style:style style:name="T607" style:family="text">
      <style:text-properties officeooo:rsid="046aa874"/>
    </style:style>
    <style:style style:name="T608" style:family="text">
      <style:text-properties officeooo:rsid="01cbb4cb"/>
    </style:style>
    <style:style style:name="T609" style:family="text">
      <style:text-properties officeooo:rsid="04a03b89"/>
    </style:style>
    <style:style style:name="T610" style:family="text">
      <style:text-properties officeooo:rsid="04a2348f"/>
    </style:style>
    <style:style style:name="T611" style:family="text">
      <style:text-properties officeooo:rsid="046cd041"/>
    </style:style>
    <style:style style:name="T612" style:family="text">
      <style:text-properties officeooo:rsid="01bd83f2"/>
    </style:style>
    <style:style style:name="T613" style:family="text">
      <style:text-properties officeooo:rsid="01bde00d"/>
    </style:style>
    <style:style style:name="T614" style:family="text">
      <style:text-properties officeooo:rsid="046ce9ed"/>
    </style:style>
    <style:style style:name="T615" style:family="text">
      <style:text-properties officeooo:rsid="01d13d53"/>
    </style:style>
    <style:style style:name="T616" style:family="text">
      <style:text-properties officeooo:rsid="01cd43b5"/>
    </style:style>
    <style:style style:name="T617" style:family="text">
      <style:text-properties officeooo:rsid="046e7d04"/>
    </style:style>
    <style:style style:name="T618" style:family="text">
      <style:text-properties officeooo:rsid="04a39963"/>
    </style:style>
    <style:style style:name="T619" style:family="text">
      <style:text-properties officeooo:rsid="046ef2e4"/>
    </style:style>
    <style:style style:name="T620" style:family="text">
      <style:text-properties officeooo:rsid="04a3f769"/>
    </style:style>
    <style:style style:name="T621" style:family="text">
      <style:text-properties officeooo:rsid="01c56110"/>
    </style:style>
    <style:style style:name="T622" style:family="text">
      <style:text-properties officeooo:rsid="04700a63"/>
    </style:style>
    <style:style style:name="T623" style:family="text">
      <style:text-properties officeooo:rsid="0470fc6a"/>
    </style:style>
    <style:style style:name="T624" style:family="text">
      <style:text-properties officeooo:rsid="01c12f13"/>
    </style:style>
    <style:style style:name="T625" style:family="text">
      <style:text-properties officeooo:rsid="01c2c299"/>
    </style:style>
    <style:style style:name="T626" style:family="text">
      <style:text-properties officeooo:rsid="04a5a5f2"/>
    </style:style>
    <style:style style:name="T627" style:family="text">
      <style:text-properties officeooo:rsid="04a6d1ec"/>
    </style:style>
    <style:style style:name="T628" style:family="text">
      <style:text-properties officeooo:rsid="04da17ee"/>
    </style:style>
    <style:style style:name="T629" style:family="text">
      <style:text-properties officeooo:rsid="04ff5adb"/>
    </style:style>
    <style:style style:name="T630" style:family="text">
      <style:text-properties officeooo:rsid="04adde98"/>
    </style:style>
    <style:style style:name="T631" style:family="text">
      <style:text-properties officeooo:rsid="04bf34fd"/>
    </style:style>
    <style:style style:name="T632" style:family="text">
      <style:text-properties officeooo:rsid="050115dc"/>
    </style:style>
    <style:style style:name="T633" style:family="text">
      <style:text-properties officeooo:rsid="04afe6a2"/>
    </style:style>
    <style:style style:name="T634" style:family="text">
      <style:text-properties officeooo:rsid="04cf45fe"/>
    </style:style>
    <style:style style:name="T635" style:family="text">
      <style:text-properties officeooo:rsid="04cbc99f"/>
    </style:style>
    <style:style style:name="T636" style:family="text">
      <style:text-properties officeooo:rsid="04c88858"/>
    </style:style>
    <style:style style:name="T637" style:family="text">
      <style:text-properties officeooo:rsid="04cc7288"/>
    </style:style>
    <style:style style:name="T638" style:family="text">
      <style:text-properties officeooo:rsid="0256d54c"/>
    </style:style>
    <style:style style:name="T639" style:family="text">
      <style:text-properties officeooo:rsid="04a84383"/>
    </style:style>
    <style:style style:name="T640" style:family="text">
      <style:text-properties officeooo:rsid="02787f4a"/>
    </style:style>
    <style:style style:name="T641" style:family="text">
      <style:text-properties officeooo:rsid="05b83dd1"/>
    </style:style>
    <style:style style:name="T642" style:family="text">
      <style:text-properties officeooo:rsid="023a44ed"/>
    </style:style>
    <style:style style:name="T643" style:family="text">
      <style:text-properties officeooo:rsid="04d11c04"/>
    </style:style>
    <style:style style:name="T644" style:family="text">
      <style:text-properties officeooo:rsid="027a1de7"/>
    </style:style>
    <style:style style:name="T645" style:family="text">
      <style:text-properties officeooo:rsid="04c57365"/>
    </style:style>
    <style:style style:name="T646" style:family="text">
      <style:text-properties officeooo:rsid="0253d3bd"/>
    </style:style>
    <style:style style:name="T647" style:family="text">
      <style:text-properties officeooo:rsid="0259814b"/>
    </style:style>
    <style:style style:name="T648" style:family="text">
      <style:text-properties officeooo:rsid="027a9eb1"/>
    </style:style>
    <style:style style:name="T649" style:family="text">
      <style:text-properties officeooo:rsid="04d16633"/>
    </style:style>
    <style:style style:name="T650" style:family="text">
      <style:text-properties officeooo:rsid="02c412e9"/>
    </style:style>
    <style:style style:name="T651" style:family="text">
      <style:text-properties officeooo:rsid="029ec4db"/>
    </style:style>
    <style:style style:name="T652" style:family="text">
      <style:text-properties officeooo:rsid="027c0b8c"/>
    </style:style>
    <style:style style:name="T653" style:family="text">
      <style:text-properties officeooo:rsid="05c33f65"/>
    </style:style>
    <style:style style:name="T654" style:family="text">
      <style:text-properties officeooo:rsid="05bec5ba"/>
    </style:style>
    <style:style style:name="T655" style:family="text">
      <style:text-properties officeooo:rsid="05be3502"/>
    </style:style>
    <style:style style:name="T656" style:family="text">
      <style:text-properties officeooo:rsid="05c4933e"/>
    </style:style>
    <style:style style:name="T657" style:family="text">
      <style:text-properties officeooo:rsid="025b2e7f"/>
    </style:style>
    <style:style style:name="T658" style:family="text">
      <style:text-properties officeooo:rsid="027d4fe2"/>
    </style:style>
    <style:style style:name="T659" style:family="text">
      <style:text-properties officeooo:rsid="025e705c"/>
    </style:style>
    <style:style style:name="T660" style:family="text">
      <style:text-properties officeooo:rsid="04d2ad85"/>
    </style:style>
    <style:style style:name="T661" style:family="text">
      <style:text-properties officeooo:rsid="04d3c233"/>
    </style:style>
    <style:style style:name="T662" style:family="text">
      <style:text-properties officeooo:rsid="07c5b386"/>
    </style:style>
    <style:style style:name="T663" style:family="text">
      <style:text-properties officeooo:rsid="027ecfb4"/>
    </style:style>
    <style:style style:name="T664" style:family="text">
      <style:text-properties officeooo:rsid="0260a9d5"/>
    </style:style>
    <style:style style:name="T665" style:family="text">
      <style:text-properties officeooo:rsid="04da88f3"/>
    </style:style>
    <style:style style:name="T666" style:family="text">
      <style:text-properties officeooo:rsid="0263d927"/>
    </style:style>
    <style:style style:name="T667" style:family="text">
      <style:text-properties officeooo:rsid="04d56cb6"/>
    </style:style>
    <style:style style:name="T668" style:family="text">
      <style:text-properties officeooo:rsid="031b1acd"/>
    </style:style>
    <style:style style:name="T669" style:family="text">
      <style:text-properties officeooo:rsid="02ece873"/>
    </style:style>
    <style:style style:name="T670" style:family="text">
      <style:text-properties officeooo:rsid="04d601a6"/>
    </style:style>
    <style:style style:name="T671" style:family="text">
      <style:text-properties officeooo:rsid="0281b7eb"/>
    </style:style>
    <style:style style:name="T672" style:family="text">
      <style:text-properties officeooo:rsid="04db2f2d"/>
    </style:style>
    <style:style style:name="T673" style:family="text">
      <style:text-properties officeooo:rsid="031cf396"/>
    </style:style>
    <style:style style:name="T674" style:family="text">
      <style:text-properties officeooo:rsid="031e3d8f"/>
    </style:style>
    <style:style style:name="T675" style:family="text">
      <style:text-properties officeooo:rsid="02b7f124"/>
    </style:style>
    <style:style style:name="T676" style:family="text">
      <style:text-properties officeooo:rsid="03eb9e1a"/>
    </style:style>
    <style:style style:name="T677" style:family="text">
      <style:text-properties officeooo:rsid="031fc097"/>
    </style:style>
    <style:style style:name="T678" style:family="text">
      <style:text-properties officeooo:rsid="04d7a8ca"/>
    </style:style>
    <style:style style:name="T679" style:family="text">
      <style:text-properties officeooo:rsid="04dc269a"/>
    </style:style>
    <style:style style:name="T680" style:family="text">
      <style:text-properties officeooo:rsid="05031ced"/>
    </style:style>
    <style:style style:name="T681" style:family="text">
      <style:text-properties officeooo:rsid="02b7f54d"/>
    </style:style>
    <style:style style:name="T682" style:family="text">
      <style:text-properties officeooo:rsid="05804a33"/>
    </style:style>
    <style:style style:name="T683" style:family="text">
      <style:text-properties officeooo:rsid="0544df95"/>
    </style:style>
    <style:style style:name="T684" style:family="text">
      <style:text-properties officeooo:rsid="032085fb"/>
    </style:style>
    <style:style style:name="T685" style:family="text">
      <style:text-properties officeooo:rsid="018d8829"/>
    </style:style>
    <style:style style:name="T686" style:family="text">
      <style:text-properties officeooo:rsid="03e4abd2"/>
    </style:style>
    <style:style style:name="T687" style:family="text">
      <style:text-properties officeooo:rsid="05817906"/>
    </style:style>
    <style:style style:name="T688" style:family="text">
      <style:text-properties officeooo:rsid="03e5bcb8"/>
    </style:style>
    <style:style style:name="T689" style:family="text">
      <style:text-properties officeooo:rsid="03e6ebe2"/>
    </style:style>
    <style:style style:name="T690" style:family="text">
      <style:text-properties officeooo:rsid="0324a346"/>
    </style:style>
    <style:style style:name="T691" style:family="text">
      <style:text-properties officeooo:rsid="03218f5d"/>
    </style:style>
    <style:style style:name="T692" style:family="text">
      <style:text-properties officeooo:rsid="04dc9c38"/>
    </style:style>
    <style:style style:name="T693" style:family="text">
      <style:text-properties officeooo:rsid="0582c60b"/>
    </style:style>
    <style:style style:name="T694" style:family="text">
      <style:text-properties officeooo:rsid="03398c34"/>
    </style:style>
    <style:style style:name="T695" style:family="text">
      <style:text-properties officeooo:rsid="03229d60"/>
    </style:style>
    <style:style style:name="T696" style:family="text">
      <style:text-properties officeooo:rsid="03233b6f"/>
    </style:style>
    <style:style style:name="T697" style:family="text">
      <style:text-properties officeooo:rsid="04de1e9a"/>
    </style:style>
    <style:style style:name="T698" style:family="text">
      <style:text-properties officeooo:rsid="05282be4"/>
    </style:style>
    <style:style style:name="T699" style:family="text">
      <style:text-properties officeooo:rsid="044f2b35"/>
    </style:style>
    <style:style style:name="T700" style:family="text">
      <style:text-properties officeooo:rsid="074da1d0"/>
    </style:style>
    <style:style style:name="T701" style:family="text">
      <style:text-properties officeooo:rsid="050f621e"/>
    </style:style>
    <style:style style:name="T702" style:family="text">
      <style:text-properties officeooo:rsid="0470419d"/>
    </style:style>
    <style:style style:name="T703" style:family="text">
      <style:text-properties officeooo:rsid="044fd9ab"/>
    </style:style>
    <style:style style:name="T704" style:family="text">
      <style:text-properties officeooo:rsid="0452dd8b"/>
    </style:style>
    <style:style style:name="T705" style:family="text">
      <style:text-properties officeooo:rsid="0584c1b4"/>
    </style:style>
    <style:style style:name="T706" style:family="text">
      <style:text-properties officeooo:rsid="041fbc28"/>
    </style:style>
    <style:style style:name="T707" style:family="text">
      <style:text-properties officeooo:rsid="051301a9"/>
    </style:style>
    <style:style style:name="T708" style:family="text">
      <style:text-properties officeooo:rsid="06609737"/>
    </style:style>
    <style:style style:name="T709" style:family="text">
      <style:text-properties officeooo:rsid="04586e1a"/>
    </style:style>
    <style:style style:name="T710" style:family="text">
      <style:text-properties officeooo:rsid="05144d56"/>
    </style:style>
    <style:style style:name="T711" style:family="text">
      <style:text-properties officeooo:rsid="05179eb5"/>
    </style:style>
    <style:style style:name="T712" style:family="text">
      <style:text-properties officeooo:rsid="04e49efa"/>
    </style:style>
    <style:style style:name="T713" style:family="text">
      <style:text-properties officeooo:rsid="0503baa7"/>
    </style:style>
    <style:style style:name="T714" style:family="text">
      <style:text-properties officeooo:rsid="04e421cd"/>
    </style:style>
    <style:style style:name="T715" style:family="text">
      <style:text-properties officeooo:rsid="074ecce3"/>
    </style:style>
    <style:style style:name="T716" style:family="text">
      <style:text-properties officeooo:rsid="05862bc4"/>
    </style:style>
    <style:style style:name="T717" style:family="text">
      <style:text-properties officeooo:rsid="04e587a5"/>
    </style:style>
    <style:style style:name="T718" style:family="text">
      <style:text-properties officeooo:rsid="04317596"/>
    </style:style>
    <style:style style:name="T719" style:family="text">
      <style:text-properties officeooo:rsid="051b4471"/>
    </style:style>
    <style:style style:name="T720" style:family="text">
      <style:text-properties officeooo:rsid="0431cdce"/>
    </style:style>
    <style:style style:name="T721" style:family="text">
      <style:text-properties officeooo:rsid="04330ebd"/>
    </style:style>
    <style:style style:name="T722" style:family="text">
      <style:text-properties officeooo:rsid="074fe1f3"/>
    </style:style>
    <style:style style:name="T723" style:family="text">
      <style:text-properties officeooo:rsid="0750089a"/>
    </style:style>
    <style:style style:name="T724" style:family="text">
      <style:text-properties officeooo:rsid="05d03024"/>
    </style:style>
    <style:style style:name="T725" style:family="text">
      <style:text-properties officeooo:rsid="04767211"/>
    </style:style>
    <style:style style:name="T726" style:family="text">
      <style:text-properties officeooo:rsid="045bac8b"/>
    </style:style>
    <style:style style:name="T727" style:family="text">
      <style:text-properties officeooo:rsid="05d45bd9"/>
    </style:style>
    <style:style style:name="T728" style:family="text">
      <style:text-properties officeooo:rsid="05d4fb62"/>
    </style:style>
    <style:style style:name="T729" style:family="text">
      <style:text-properties officeooo:rsid="045f05fb"/>
    </style:style>
    <style:style style:name="T730" style:family="text">
      <style:text-properties officeooo:rsid="0435227b"/>
    </style:style>
    <style:style style:name="T731" style:family="text">
      <style:text-properties officeooo:rsid="051bf36f"/>
    </style:style>
    <style:style style:name="T732" style:family="text">
      <style:text-properties officeooo:rsid="0460cf90"/>
    </style:style>
    <style:style style:name="T733" style:family="text">
      <style:text-properties officeooo:rsid="043d1772"/>
    </style:style>
    <style:style style:name="T734" style:family="text">
      <style:text-properties officeooo:rsid="04259056"/>
    </style:style>
    <style:style style:name="T735" style:family="text">
      <style:text-properties officeooo:rsid="0750db16"/>
    </style:style>
    <style:style style:name="T736" style:family="text">
      <style:text-properties officeooo:rsid="04622987"/>
    </style:style>
    <style:style style:name="T737" style:family="text">
      <style:text-properties officeooo:rsid="051dc0d4"/>
    </style:style>
    <style:style style:name="T738" style:family="text">
      <style:text-properties officeooo:rsid="0435c9cf"/>
    </style:style>
    <style:style style:name="T739" style:family="text">
      <style:text-properties officeooo:rsid="043a1835"/>
    </style:style>
    <style:style style:name="T740" style:family="text">
      <style:text-properties officeooo:rsid="051f02e1"/>
    </style:style>
    <style:style style:name="T741" style:family="text">
      <style:text-properties officeooo:rsid="0437e3e5"/>
    </style:style>
    <style:style style:name="T742" style:family="text">
      <style:text-properties officeooo:rsid="07522290"/>
    </style:style>
    <style:style style:name="T743" style:family="text">
      <style:text-properties officeooo:rsid="04e944b1"/>
    </style:style>
    <style:style style:name="T744" style:family="text">
      <style:text-properties officeooo:rsid="043ac30c"/>
    </style:style>
    <style:style style:name="T745" style:family="text">
      <style:text-properties officeooo:rsid="043efeec"/>
    </style:style>
    <style:style style:name="T746" style:family="text">
      <style:text-properties officeooo:rsid="046559aa"/>
    </style:style>
    <style:style style:name="T747" style:family="text">
      <style:text-properties officeooo:rsid="05208508"/>
    </style:style>
    <style:style style:name="T748" style:family="text">
      <style:text-properties officeooo:rsid="0466c51c"/>
    </style:style>
    <style:style style:name="T749" style:family="text">
      <style:text-properties officeooo:rsid="0443b840"/>
    </style:style>
    <style:style style:name="T750" style:family="text">
      <style:text-properties officeooo:rsid="05216b86"/>
    </style:style>
    <style:style style:name="T751" style:family="text">
      <style:text-properties officeooo:rsid="04e9c8eb"/>
    </style:style>
    <style:style style:name="T752" style:family="text">
      <style:text-properties officeooo:rsid="04699076"/>
    </style:style>
    <style:style style:name="T753" style:family="text">
      <style:text-properties officeooo:rsid="04473ccf"/>
    </style:style>
    <style:style style:name="T754" style:family="text">
      <style:text-properties officeooo:rsid="0448125e"/>
    </style:style>
    <style:style style:name="T755" style:family="text">
      <style:text-properties officeooo:rsid="0466cf14"/>
    </style:style>
    <style:style style:name="T756" style:family="text">
      <style:text-properties officeooo:rsid="05d6b99b"/>
    </style:style>
    <style:style style:name="T757" style:family="text">
      <style:text-properties officeooo:rsid="018f1233"/>
    </style:style>
    <style:style style:name="T758" style:family="text">
      <style:text-properties officeooo:rsid="0293dd24"/>
    </style:style>
    <style:style style:name="T759" style:family="text">
      <style:text-properties officeooo:rsid="005ca39e"/>
    </style:style>
    <style:style style:name="T760" style:family="text">
      <style:text-properties officeooo:rsid="05d6ed06"/>
    </style:style>
    <style:style style:name="T761" style:family="text">
      <style:text-properties officeooo:rsid="02bb5468"/>
    </style:style>
    <style:style style:name="T762" style:family="text">
      <style:text-properties officeooo:rsid="02884984"/>
    </style:style>
    <style:style style:name="T763" style:family="text">
      <style:text-properties officeooo:rsid="0295c345"/>
    </style:style>
    <style:style style:name="T764" style:family="text">
      <style:text-properties officeooo:rsid="00539e70"/>
    </style:style>
    <style:style style:name="T765" style:family="text">
      <style:text-properties officeooo:rsid="05d86b77"/>
    </style:style>
    <style:style style:name="T766" style:family="text">
      <style:text-properties officeooo:rsid="02a21186"/>
    </style:style>
    <style:style style:name="T767" style:family="text">
      <style:text-properties officeooo:rsid="028572c0"/>
    </style:style>
    <style:style style:name="T768" style:family="text">
      <style:text-properties officeooo:rsid="0104e203"/>
    </style:style>
    <style:style style:name="T769" style:family="text">
      <style:text-properties officeooo:rsid="0293e3ec"/>
    </style:style>
    <style:style style:name="T770" style:family="text">
      <style:text-properties officeooo:rsid="02bcbc5e"/>
    </style:style>
    <style:style style:name="T771" style:family="text">
      <style:text-properties officeooo:rsid="02897932"/>
    </style:style>
    <style:style style:name="T772" style:family="text">
      <style:text-properties officeooo:rsid="0294e4ce"/>
    </style:style>
    <style:style style:name="T773" style:family="text">
      <style:text-properties officeooo:rsid="02beb2fa"/>
    </style:style>
    <style:style style:name="T774" style:family="text">
      <style:text-properties officeooo:rsid="02a71ba7"/>
    </style:style>
    <style:style style:name="T775" style:family="text">
      <style:text-properties officeooo:rsid="0484a240"/>
    </style:style>
    <style:style style:name="T776" style:family="text">
      <style:text-properties officeooo:rsid="033a35cf"/>
    </style:style>
    <style:style style:name="T777" style:family="text">
      <style:text-properties officeooo:rsid="02aa78dd"/>
    </style:style>
    <style:style style:name="T778" style:family="text">
      <style:text-properties officeooo:rsid="02bee1d5"/>
    </style:style>
    <style:style style:name="T779" style:family="text">
      <style:text-properties officeooo:rsid="038b9089"/>
    </style:style>
    <style:style style:name="T780" style:family="text">
      <style:text-properties officeooo:rsid="04851087"/>
    </style:style>
    <style:style style:name="T781" style:family="text">
      <style:text-properties officeooo:rsid="05236995"/>
    </style:style>
    <style:style style:name="T782" style:family="text">
      <style:text-properties officeooo:rsid="02ab0cee"/>
    </style:style>
    <style:style style:name="T783" style:family="text">
      <style:text-properties officeooo:rsid="02bf4506"/>
    </style:style>
    <style:style style:name="T784" style:family="text">
      <style:text-properties officeooo:rsid="048637ff"/>
    </style:style>
    <style:style style:name="T785" style:family="text">
      <style:text-properties officeooo:rsid="033adef0"/>
    </style:style>
    <style:style style:name="T786" style:family="text">
      <style:text-properties officeooo:rsid="02a383f9"/>
    </style:style>
    <style:style style:name="T787" style:family="text">
      <style:text-properties officeooo:rsid="028f02d7"/>
    </style:style>
    <style:style style:name="T788" style:family="text">
      <style:text-properties officeooo:rsid="02a5529c"/>
    </style:style>
    <style:style style:name="T789" style:family="text">
      <style:text-properties officeooo:rsid="02ac931b"/>
    </style:style>
    <style:style style:name="T790" style:family="text">
      <style:text-properties officeooo:rsid="068b03dd"/>
    </style:style>
    <style:style style:name="T791" style:family="text">
      <style:text-properties officeooo:rsid="048b18a1"/>
    </style:style>
    <style:style style:name="T792" style:family="text">
      <style:text-properties officeooo:rsid="01921740"/>
    </style:style>
    <style:style style:name="T793" style:family="text">
      <style:text-properties officeooo:rsid="02aeb7a9"/>
    </style:style>
    <style:style style:name="T794" style:family="text">
      <style:text-properties officeooo:rsid="02af60b8"/>
    </style:style>
    <style:style style:name="T795" style:family="text">
      <style:text-properties officeooo:rsid="030a2403"/>
    </style:style>
    <style:style style:name="T796" style:family="text">
      <style:text-properties officeooo:rsid="02b2b2c6"/>
    </style:style>
    <style:style style:name="T797" style:family="text">
      <style:text-properties officeooo:rsid="030bba63"/>
    </style:style>
    <style:style style:name="T798" style:family="text">
      <style:text-properties officeooo:rsid="0351e635"/>
    </style:style>
    <style:style style:name="T799" style:family="text">
      <style:text-properties officeooo:rsid="048d5363"/>
    </style:style>
    <style:style style:name="T800" style:family="text">
      <style:text-properties officeooo:rsid="033c09ec"/>
    </style:style>
    <style:style style:name="T801" style:family="text">
      <style:text-properties officeooo:rsid="048f0f03"/>
    </style:style>
    <style:style style:name="T802" style:family="text">
      <style:text-properties officeooo:rsid="038d3b19"/>
    </style:style>
    <style:style style:name="T803" style:family="text">
      <style:text-properties officeooo:rsid="0290bc7f"/>
    </style:style>
    <style:style style:name="T804" style:family="text">
      <style:text-properties officeooo:rsid="035312d8"/>
    </style:style>
    <style:style style:name="T805" style:family="text">
      <style:text-properties officeooo:rsid="03541f1a"/>
    </style:style>
    <style:style style:name="T806" style:family="text">
      <style:text-properties officeooo:rsid="03572b88"/>
    </style:style>
    <style:style style:name="T807" style:family="text">
      <style:text-properties officeooo:rsid="033d6aba"/>
    </style:style>
    <style:style style:name="T808" style:family="text">
      <style:text-properties officeooo:rsid="0357cc6b"/>
    </style:style>
    <style:style style:name="T809" style:family="text">
      <style:text-properties officeooo:rsid="035a1824"/>
    </style:style>
    <style:style style:name="T810" style:family="text">
      <style:text-properties officeooo:rsid="03599c21"/>
    </style:style>
    <style:style style:name="T811" style:family="text">
      <style:text-properties officeooo:rsid="06616364"/>
    </style:style>
    <style:style style:name="T812" style:family="text">
      <style:text-properties officeooo:rsid="035b7942"/>
    </style:style>
    <style:style style:name="T813" style:family="text">
      <style:text-properties officeooo:rsid="0399dd0f"/>
    </style:style>
    <style:style style:name="T814" style:family="text">
      <style:text-properties officeooo:rsid="0399f1f1"/>
    </style:style>
    <style:style style:name="T815" style:family="text">
      <style:text-properties officeooo:rsid="038de304"/>
    </style:style>
    <style:style style:name="T816" style:family="text">
      <style:text-properties officeooo:rsid="0366e464"/>
    </style:style>
    <style:style style:name="T817" style:family="text">
      <style:text-properties officeooo:rsid="037dd389"/>
    </style:style>
    <style:style style:name="T818" style:family="text">
      <style:text-properties officeooo:rsid="039f6d9c"/>
    </style:style>
    <style:style style:name="T819" style:family="text">
      <style:text-properties officeooo:rsid="030d93fe"/>
    </style:style>
    <style:style style:name="T820" style:family="text">
      <style:text-properties officeooo:rsid="059cc584"/>
    </style:style>
    <style:style style:name="T821" style:family="text">
      <style:text-properties officeooo:rsid="03a1fe00"/>
    </style:style>
    <style:style style:name="T822" style:family="text">
      <style:text-properties officeooo:rsid="037dfb9b"/>
    </style:style>
    <style:style style:name="T823" style:family="text">
      <style:text-properties officeooo:rsid="059cfbca"/>
    </style:style>
    <style:style style:name="T824" style:family="text">
      <style:text-properties officeooo:rsid="03a28ed7"/>
    </style:style>
    <style:style style:name="T825" style:family="text">
      <style:text-properties officeooo:rsid="037f2583"/>
    </style:style>
    <style:style style:name="T826" style:family="text">
      <style:text-properties officeooo:rsid="03800425"/>
    </style:style>
    <style:style style:name="T827" style:family="text">
      <style:text-properties officeooo:rsid="03829bda"/>
    </style:style>
    <style:style style:name="T828" style:family="text">
      <style:text-properties officeooo:rsid="03723184"/>
    </style:style>
    <style:style style:name="T829" style:family="text">
      <style:text-properties officeooo:rsid="0661d0ac"/>
    </style:style>
    <style:style style:name="T830" style:family="text">
      <style:text-properties officeooo:rsid="03a321f8"/>
    </style:style>
    <style:style style:name="T831" style:family="text">
      <style:text-properties officeooo:rsid="038ed483"/>
    </style:style>
    <style:style style:name="T832" style:family="text">
      <style:text-properties officeooo:rsid="0383b6b3"/>
    </style:style>
    <style:style style:name="T833" style:family="text">
      <style:text-properties officeooo:rsid="0376bff7"/>
    </style:style>
    <style:style style:name="T834" style:family="text">
      <style:text-properties officeooo:rsid="05a00fb1"/>
    </style:style>
    <style:style style:name="T835" style:family="text">
      <style:text-properties officeooo:rsid="030f4a8b"/>
    </style:style>
    <style:style style:name="T836" style:family="text">
      <style:text-properties officeooo:rsid="0378a798"/>
    </style:style>
    <style:style style:name="T837" style:family="text">
      <style:text-properties officeooo:rsid="00b9a664"/>
    </style:style>
    <style:style style:name="T838" style:family="text">
      <style:text-properties officeooo:rsid="037422a3"/>
    </style:style>
    <style:style style:name="T839" style:family="text">
      <style:text-properties officeooo:rsid="05a20033"/>
    </style:style>
    <style:style style:name="T840" style:family="text">
      <style:text-properties officeooo:rsid="031246aa"/>
    </style:style>
    <style:style style:name="T841" style:family="text">
      <style:text-properties officeooo:rsid="03a3ec53"/>
    </style:style>
    <style:style style:name="T842" style:family="text">
      <style:text-properties officeooo:rsid="03a5e7f6"/>
    </style:style>
    <style:style style:name="T843" style:family="text">
      <style:text-properties officeooo:rsid="03dad7a2"/>
    </style:style>
    <style:style style:name="T844" style:family="text">
      <style:text-properties officeooo:rsid="028cc3a6"/>
    </style:style>
    <style:style style:name="T845" style:family="text">
      <style:text-properties officeooo:rsid="028e9a97"/>
    </style:style>
    <style:style style:name="T846" style:family="text">
      <style:text-properties officeooo:rsid="05076790"/>
    </style:style>
    <style:style style:name="T847" style:family="text">
      <style:text-properties officeooo:rsid="03a77bea"/>
    </style:style>
    <style:style style:name="T848" style:family="text">
      <style:text-properties officeooo:rsid="03aadd74"/>
    </style:style>
    <style:style style:name="T849" style:family="text">
      <style:text-properties officeooo:rsid="03b5e770"/>
    </style:style>
    <style:style style:name="T850" style:family="text">
      <style:text-properties officeooo:rsid="0290890f"/>
    </style:style>
    <style:style style:name="T851" style:family="text">
      <style:text-properties officeooo:rsid="02861653"/>
    </style:style>
    <style:style style:name="T852" style:family="text">
      <style:text-properties officeooo:rsid="03aecf43"/>
    </style:style>
    <style:style style:name="T853" style:family="text">
      <style:text-properties officeooo:rsid="00e67868"/>
    </style:style>
    <style:style style:name="T854" style:family="text">
      <style:text-properties officeooo:rsid="03b0135d"/>
    </style:style>
    <style:style style:name="T855" style:family="text">
      <style:text-properties officeooo:rsid="033f4fdd"/>
    </style:style>
    <style:style style:name="T856" style:family="text">
      <style:text-properties officeooo:rsid="03b0383c"/>
    </style:style>
    <style:style style:name="T857" style:family="text">
      <style:text-properties officeooo:rsid="07cff8a1"/>
    </style:style>
    <style:style style:name="T858" style:family="text">
      <style:text-properties officeooo:rsid="03b941cf"/>
    </style:style>
    <style:style style:name="T859" style:family="text">
      <style:text-properties officeooo:rsid="03b301a7"/>
    </style:style>
    <style:style style:name="T860" style:family="text">
      <style:text-properties officeooo:rsid="037a08e7"/>
    </style:style>
    <style:style style:name="T861" style:family="text">
      <style:text-properties officeooo:rsid="037aa9d1"/>
    </style:style>
    <style:style style:name="T862" style:family="text">
      <style:text-properties officeooo:rsid="06fc61eb"/>
    </style:style>
    <style:style style:name="T863" style:family="text">
      <style:text-properties officeooo:rsid="004bb32b"/>
    </style:style>
    <style:style style:name="T864" style:family="text">
      <style:text-properties officeooo:rsid="07d89864"/>
    </style:style>
    <style:style style:name="T865" style:family="text">
      <style:text-properties officeooo:rsid="07bf7a24"/>
    </style:style>
    <style:style style:name="T866" style:family="text">
      <style:text-properties officeooo:rsid="005ddded"/>
    </style:style>
    <style:style style:name="T867" style:family="text">
      <style:text-properties officeooo:rsid="0754fa5a"/>
    </style:style>
    <style:style style:name="T868" style:family="text">
      <style:text-properties officeooo:rsid="00652c35"/>
    </style:style>
    <style:style style:name="T869" style:family="text">
      <style:text-properties officeooo:rsid="075313de"/>
    </style:style>
    <style:style style:name="T870" style:family="text">
      <style:text-properties officeooo:rsid="07535b1b"/>
    </style:style>
    <style:style style:name="T871" style:family="text">
      <style:text-properties officeooo:rsid="0759aeaf"/>
    </style:style>
    <style:style style:name="T872" style:family="text">
      <style:text-properties officeooo:rsid="07026938"/>
    </style:style>
    <style:style style:name="T873" style:family="text">
      <style:text-properties officeooo:rsid="0314d13f"/>
    </style:style>
    <style:style style:name="T874" style:family="text">
      <style:text-properties officeooo:rsid="070a3686"/>
    </style:style>
    <style:style style:name="T875" style:family="text">
      <style:text-properties officeooo:rsid="077470b4"/>
    </style:style>
    <style:style style:name="T876" style:family="text">
      <style:text-properties officeooo:rsid="076271dc"/>
    </style:style>
    <style:style style:name="T877" style:family="text">
      <style:text-properties officeooo:rsid="07759bfc"/>
    </style:style>
    <style:style style:name="T878" style:family="text">
      <style:text-properties officeooo:rsid="076281c5"/>
    </style:style>
    <style:style style:name="T879" style:family="text">
      <style:text-properties officeooo:rsid="077af556"/>
    </style:style>
    <style:style style:name="T880" style:family="text">
      <style:text-properties officeooo:rsid="00e6ae66"/>
    </style:style>
    <style:style style:name="T881" style:family="text">
      <style:text-properties officeooo:rsid="07a05d95"/>
    </style:style>
    <style:style style:name="T882" style:family="text">
      <style:text-properties officeooo:rsid="0763dfec"/>
    </style:style>
    <style:style style:name="T883" style:family="text">
      <style:text-properties officeooo:rsid="077c6581"/>
    </style:style>
    <style:style style:name="T884" style:family="text">
      <style:text-properties officeooo:rsid="00192826"/>
    </style:style>
    <style:style style:name="T885" style:family="text">
      <style:text-properties officeooo:rsid="006540cc"/>
    </style:style>
    <style:style style:name="T886" style:family="text">
      <style:text-properties officeooo:rsid="00695da9"/>
    </style:style>
    <style:style style:name="T887" style:family="text">
      <style:text-properties officeooo:rsid="001b0468"/>
    </style:style>
    <style:style style:name="T888" style:family="text">
      <style:text-properties officeooo:rsid="004b1c1c"/>
    </style:style>
    <style:style style:name="T889" style:family="text">
      <style:text-properties officeooo:rsid="001d30a9"/>
    </style:style>
    <style:style style:name="T890" style:family="text">
      <style:text-properties officeooo:rsid="00201c53"/>
    </style:style>
    <style:style style:name="T891" style:family="text">
      <style:text-properties officeooo:rsid="00735a29"/>
    </style:style>
    <style:style style:name="T892" style:family="text">
      <style:text-properties officeooo:rsid="006a39c6"/>
    </style:style>
    <style:style style:name="T893" style:family="text">
      <style:text-properties officeooo:rsid="006f3a18"/>
    </style:style>
    <style:style style:name="T894" style:family="text">
      <style:text-properties officeooo:rsid="00743865"/>
    </style:style>
    <style:style style:name="T895" style:family="text">
      <style:text-properties officeooo:rsid="00747883"/>
    </style:style>
    <style:style style:name="T896" style:family="text">
      <style:text-properties officeooo:rsid="00774b0b"/>
    </style:style>
    <style:style style:name="T897" style:family="text">
      <style:text-properties officeooo:rsid="00789504"/>
    </style:style>
    <style:style style:name="T898" style:family="text">
      <style:text-properties officeooo:rsid="07f8df1d"/>
    </style:style>
    <style:style style:name="T899" style:family="text">
      <style:text-properties officeooo:rsid="0088d078"/>
    </style:style>
    <style:style style:name="T900" style:family="text">
      <style:text-properties officeooo:rsid="0193ef6e"/>
    </style:style>
    <style:style style:name="T901" style:family="text">
      <style:text-properties officeooo:rsid="008a9aca"/>
    </style:style>
    <style:style style:name="T902" style:family="text">
      <style:text-properties officeooo:rsid="07f9b8f0"/>
    </style:style>
    <style:style style:name="T903" style:family="text">
      <style:text-properties officeooo:rsid="00233dbf"/>
    </style:style>
    <style:style style:name="T904" style:family="text">
      <style:text-properties officeooo:rsid="07fe28fa"/>
    </style:style>
    <style:style style:name="T905" style:family="text">
      <style:text-properties officeooo:rsid="070bfa92"/>
    </style:style>
    <style:style style:name="T906" style:family="text">
      <style:text-properties officeooo:rsid="006ae790"/>
    </style:style>
    <style:style style:name="T907" style:family="text">
      <style:text-properties officeooo:rsid="0027e469"/>
    </style:style>
    <style:style style:name="T908" style:family="text">
      <style:text-properties officeooo:rsid="00260c55"/>
    </style:style>
    <style:style style:name="T909" style:family="text">
      <style:text-properties officeooo:rsid="0710413c"/>
    </style:style>
    <style:style style:name="T910" style:family="text">
      <style:text-properties officeooo:rsid="04956e1d"/>
    </style:style>
    <style:style style:name="T911" style:family="text">
      <style:text-properties officeooo:rsid="04b166f4"/>
    </style:style>
    <style:style style:name="T912" style:family="text">
      <style:text-properties officeooo:rsid="058c0093"/>
    </style:style>
    <style:style style:name="T913" style:family="text">
      <style:text-properties officeooo:rsid="04b40e30"/>
    </style:style>
    <style:style style:name="T914" style:family="text">
      <style:text-properties officeooo:rsid="04987929"/>
    </style:style>
    <style:style style:name="T915" style:family="text">
      <style:text-properties officeooo:rsid="049a3d59"/>
    </style:style>
    <style:style style:name="T916" style:family="text">
      <style:text-properties officeooo:rsid="049aacb7"/>
    </style:style>
    <style:style style:name="T917" style:family="text">
      <style:text-properties officeooo:rsid="0028aae7"/>
    </style:style>
    <style:style style:name="T918" style:family="text">
      <style:text-properties officeooo:rsid="00295303"/>
    </style:style>
    <style:style style:name="T919" style:family="text">
      <style:text-properties officeooo:rsid="04b53c7d"/>
    </style:style>
    <style:style style:name="T920" style:family="text">
      <style:text-properties officeooo:rsid="049f6f93"/>
    </style:style>
    <style:style style:name="T921" style:family="text">
      <style:text-properties officeooo:rsid="04ba0f44"/>
    </style:style>
    <style:style style:name="T922" style:family="text">
      <style:text-properties officeooo:rsid="04bbfdb3"/>
    </style:style>
    <style:style style:name="T923" style:family="text">
      <style:text-properties officeooo:rsid="04b93b81"/>
    </style:style>
    <style:style style:name="T924" style:family="text">
      <style:text-properties officeooo:rsid="002bd8d8"/>
    </style:style>
    <style:style style:name="T925" style:family="text">
      <style:text-properties officeooo:rsid="04bcdf05"/>
    </style:style>
    <style:style style:name="T926" style:family="text">
      <style:text-properties officeooo:rsid="04bd6647"/>
    </style:style>
    <style:style style:name="T927" style:family="text">
      <style:text-properties officeooo:rsid="04bf6003"/>
    </style:style>
    <style:style style:name="T928" style:family="text">
      <style:text-properties officeooo:rsid="002ce474"/>
    </style:style>
    <style:style style:name="T929" style:family="text">
      <style:text-properties officeooo:rsid="05a9bef4"/>
    </style:style>
    <style:style style:name="T930" style:family="text">
      <style:text-properties officeooo:rsid="04b7629a"/>
    </style:style>
    <style:style style:name="T931" style:family="text">
      <style:text-properties officeooo:rsid="069051ca"/>
    </style:style>
    <style:style style:name="T932" style:family="text">
      <style:text-properties officeooo:rsid="069180ee"/>
    </style:style>
    <style:style style:name="T933" style:family="text">
      <style:text-properties officeooo:rsid="069193fb"/>
    </style:style>
    <style:style style:name="T934" style:family="text">
      <style:text-properties officeooo:rsid="00316d3e"/>
    </style:style>
    <style:style style:name="T935" style:family="text">
      <style:text-properties officeooo:rsid="0032bc9e"/>
    </style:style>
    <style:style style:name="T936" style:family="text">
      <style:text-properties officeooo:rsid="0691d7d0"/>
    </style:style>
    <style:style style:name="T937" style:family="text">
      <style:text-properties officeooo:rsid="06d5df34"/>
    </style:style>
    <style:style style:name="T938" style:family="text">
      <style:text-properties officeooo:rsid="0033fef7"/>
    </style:style>
    <style:style style:name="T939" style:family="text">
      <style:text-properties officeooo:rsid="069286f0"/>
    </style:style>
    <style:style style:name="T940" style:family="text">
      <style:text-properties officeooo:rsid="06d19cc5"/>
    </style:style>
    <style:style style:name="T941" style:family="text">
      <style:text-properties officeooo:rsid="0035304f"/>
    </style:style>
    <style:style style:name="T942" style:family="text">
      <style:text-properties officeooo:rsid="06c6ea01"/>
    </style:style>
    <style:style style:name="T943" style:family="text">
      <style:text-properties officeooo:rsid="007a9176"/>
    </style:style>
    <style:style style:name="T944" style:family="text">
      <style:text-properties officeooo:rsid="06cabdc1"/>
    </style:style>
    <style:style style:name="T945" style:family="text">
      <style:text-properties officeooo:rsid="00381da9"/>
    </style:style>
    <style:style style:name="T946" style:family="text">
      <style:text-properties officeooo:rsid="01d0e82d"/>
    </style:style>
    <style:style style:name="T947" style:family="text">
      <style:text-properties officeooo:rsid="007aa2e2"/>
    </style:style>
    <style:style style:name="T948" style:family="text">
      <style:text-properties officeooo:rsid="003a0022"/>
    </style:style>
    <style:style style:name="T949" style:family="text">
      <style:text-properties officeooo:rsid="003b3902"/>
    </style:style>
    <style:style style:name="T950" style:family="text">
      <style:text-properties officeooo:rsid="003b883e"/>
    </style:style>
    <style:style style:name="T951" style:family="text">
      <style:text-properties officeooo:rsid="06da177c"/>
    </style:style>
    <style:style style:name="T952" style:family="text">
      <style:text-properties officeooo:rsid="06d0b548"/>
    </style:style>
    <style:style style:name="T953" style:family="text">
      <style:text-properties officeooo:rsid="04a23cef"/>
    </style:style>
    <style:style style:name="T954" style:family="text">
      <style:text-properties officeooo:rsid="00401f75"/>
    </style:style>
    <style:style style:name="T955" style:family="text">
      <style:text-properties officeooo:rsid="04c4b4c7"/>
    </style:style>
    <style:style style:name="T956" style:family="text">
      <style:text-properties officeooo:rsid="04a9ac5b"/>
    </style:style>
    <style:style style:name="T957" style:family="text">
      <style:text-properties officeooo:rsid="00407b22"/>
    </style:style>
    <style:style style:name="T958" style:family="text">
      <style:text-properties officeooo:rsid="04acb636"/>
    </style:style>
    <style:style style:name="T959" style:family="text">
      <style:text-properties officeooo:rsid="04c8b744"/>
    </style:style>
    <style:style style:name="T960" style:family="text">
      <style:text-properties officeooo:rsid="04cbb679"/>
    </style:style>
    <style:style style:name="T961" style:family="text">
      <style:text-properties officeooo:rsid="0043e492"/>
    </style:style>
    <style:style style:name="T962" style:family="text">
      <style:text-properties officeooo:rsid="00648992"/>
    </style:style>
    <style:style style:name="T963" style:family="text">
      <style:text-properties officeooo:rsid="05ac4eaf"/>
    </style:style>
    <style:style style:name="T964" style:family="text">
      <style:text-properties officeooo:rsid="04ce4881"/>
    </style:style>
    <style:style style:name="T965" style:family="text">
      <style:text-properties officeooo:rsid="06da3c31"/>
    </style:style>
    <style:style style:name="T966" style:family="text">
      <style:text-properties officeooo:rsid="0528f781"/>
    </style:style>
    <style:style style:name="T967" style:family="text">
      <style:text-properties officeooo:rsid="00dbb926"/>
    </style:style>
    <style:style style:name="T968" style:family="text">
      <style:text-properties officeooo:rsid="006c3482"/>
    </style:style>
    <style:style style:name="T969" style:family="text">
      <style:text-properties officeooo:rsid="04d40c9e"/>
    </style:style>
    <style:style style:name="T970" style:family="text">
      <style:text-properties officeooo:rsid="006ca9cd"/>
    </style:style>
    <style:style style:name="T971" style:family="text">
      <style:text-properties officeooo:rsid="05402b05"/>
    </style:style>
    <style:style style:name="T972" style:family="text">
      <style:text-properties officeooo:rsid="05af9df8"/>
    </style:style>
    <style:style style:name="T973" style:family="text">
      <style:text-properties officeooo:rsid="0543747e"/>
    </style:style>
    <style:style style:name="T974" style:family="text">
      <style:text-properties officeooo:rsid="024d63fe"/>
    </style:style>
    <style:style style:name="T975" style:family="text">
      <style:text-properties officeooo:rsid="04d7ff86"/>
    </style:style>
    <style:style style:name="T976" style:family="text">
      <style:text-properties officeooo:rsid="0511021b"/>
    </style:style>
    <style:style style:name="T977" style:family="text">
      <style:text-properties officeooo:rsid="051127eb"/>
    </style:style>
    <style:style style:name="T978" style:family="text">
      <style:text-properties officeooo:rsid="078181fa"/>
    </style:style>
    <style:style style:name="T979" style:family="text">
      <style:text-properties officeooo:rsid="0782a712"/>
    </style:style>
    <style:style style:name="T980" style:family="text">
      <style:text-properties officeooo:rsid="03d00ab2"/>
    </style:style>
    <style:style style:name="T981" style:family="text">
      <style:text-properties officeooo:rsid="03caa8dd"/>
    </style:style>
    <style:style style:name="T982" style:family="text">
      <style:text-properties officeooo:rsid="03d1b0f4"/>
    </style:style>
    <style:style style:name="T983" style:family="text">
      <style:text-properties officeooo:rsid="03cc4573"/>
    </style:style>
    <style:style style:name="T984" style:family="text">
      <style:text-properties officeooo:rsid="03d479fa"/>
    </style:style>
    <style:style style:name="T985" style:family="text">
      <style:text-properties officeooo:rsid="03df425c"/>
    </style:style>
    <style:style style:name="T986" style:family="text">
      <style:text-properties officeooo:rsid="03e1cbe5"/>
    </style:style>
    <style:style style:name="T987" style:family="text">
      <style:text-properties officeooo:rsid="04dfa296"/>
    </style:style>
    <style:style style:name="T988" style:family="text">
      <style:text-properties officeooo:rsid="053dc531"/>
    </style:style>
    <style:style style:name="T989" style:family="text">
      <style:text-properties officeooo:rsid="04dae669"/>
    </style:style>
    <style:style style:name="T990" style:family="text">
      <style:text-properties officeooo:rsid="04dc9efa"/>
    </style:style>
    <style:style style:name="T991" style:family="text">
      <style:text-properties officeooo:rsid="05118e82"/>
    </style:style>
    <style:style style:name="T992" style:family="text">
      <style:text-properties officeooo:rsid="06a73b16"/>
    </style:style>
    <style:style style:name="T993" style:family="text">
      <style:text-properties officeooo:rsid="06a78cd2"/>
    </style:style>
    <style:style style:name="T994" style:family="text">
      <style:text-properties officeooo:rsid="05495dec"/>
    </style:style>
    <style:style style:name="T995" style:family="text">
      <style:text-properties officeooo:rsid="05456d10"/>
    </style:style>
    <style:style style:name="T996" style:family="text">
      <style:text-properties officeooo:rsid="05475e2f"/>
    </style:style>
    <style:style style:name="T997" style:family="text">
      <style:text-properties officeooo:rsid="0547665c"/>
    </style:style>
    <style:style style:name="T998" style:family="text">
      <style:text-properties officeooo:rsid="053e8ff5"/>
    </style:style>
    <style:style style:name="T999" style:family="text">
      <style:text-properties officeooo:rsid="06aa159e"/>
    </style:style>
    <style:style style:name="T1000" style:family="text">
      <style:text-properties officeooo:rsid="0788e432"/>
    </style:style>
    <style:style style:name="T1001" style:family="text">
      <style:text-properties officeooo:rsid="066d6cca"/>
    </style:style>
    <style:style style:name="T1002" style:family="text">
      <style:text-properties officeooo:rsid="0680419d"/>
    </style:style>
    <style:style style:name="T1003" style:family="text">
      <style:text-properties officeooo:rsid="0673b0fc"/>
    </style:style>
    <style:style style:name="T1004" style:family="text">
      <style:text-properties officeooo:rsid="0675a749"/>
    </style:style>
    <style:style style:name="T1005" style:family="text">
      <style:text-properties officeooo:rsid="067d903e"/>
    </style:style>
    <style:style style:name="T1006" style:family="text">
      <style:text-properties officeooo:rsid="06ab0dd1"/>
    </style:style>
    <style:style style:name="T1007" style:family="text">
      <style:text-properties officeooo:rsid="078a1366"/>
    </style:style>
    <style:style style:name="T1008" style:family="text">
      <style:text-properties officeooo:rsid="006d4d3e"/>
    </style:style>
    <style:style style:name="T1009" style:family="text">
      <style:text-properties officeooo:rsid="06bb7430"/>
    </style:style>
    <style:style style:name="T1010" style:family="text">
      <style:text-properties officeooo:rsid="019582fe"/>
    </style:style>
    <style:style style:name="T1011" style:family="text">
      <style:text-properties officeooo:rsid="00ba3ab8"/>
    </style:style>
    <style:style style:name="T1012" style:family="text">
      <style:text-properties officeooo:rsid="06bcc46f"/>
    </style:style>
    <style:style style:name="T1013" style:family="text">
      <style:text-properties officeooo:rsid="067e9781"/>
    </style:style>
    <style:style style:name="T1014" style:family="text">
      <style:text-properties officeooo:rsid="06c087e6"/>
    </style:style>
    <style:style style:name="T1015" style:family="text">
      <style:text-properties officeooo:rsid="071680c0"/>
    </style:style>
    <style:style style:name="T1016" style:family="text">
      <style:text-properties officeooo:rsid="06c1bb63"/>
    </style:style>
    <style:style style:name="T1017" style:family="text">
      <style:text-properties officeooo:rsid="06c1c273"/>
    </style:style>
    <style:style style:name="T1018" style:family="text">
      <style:text-properties officeooo:rsid="00551055"/>
    </style:style>
    <style:style style:name="T1019" style:family="text">
      <style:text-properties officeooo:rsid="06c687fa"/>
    </style:style>
    <style:style style:name="T1020" style:family="text">
      <style:text-properties officeooo:rsid="06c6a18b"/>
    </style:style>
    <style:style style:name="T1021" style:family="text">
      <style:text-properties officeooo:rsid="078cee81"/>
    </style:style>
    <style:style style:name="T1022" style:family="text">
      <style:text-properties officeooo:rsid="07af766d"/>
    </style:style>
    <style:style style:name="T1023" style:family="text">
      <style:text-properties officeooo:rsid="019745b2"/>
    </style:style>
    <style:style style:name="T1024" style:family="text">
      <style:text-properties officeooo:rsid="024d8ce2"/>
    </style:style>
    <style:style style:name="T1025" style:family="text">
      <style:text-properties officeooo:rsid="04fff6d2"/>
    </style:style>
    <style:style style:name="T1026" style:family="text">
      <style:text-properties officeooo:rsid="06674143"/>
    </style:style>
    <style:style style:name="T1027" style:family="text">
      <style:text-properties officeooo:rsid="0529b718"/>
    </style:style>
    <style:style style:name="T1028" style:family="text">
      <style:text-properties officeooo:rsid="0634d8f9"/>
    </style:style>
    <style:style style:name="T1029" style:family="text">
      <style:text-properties officeooo:rsid="0669236d"/>
    </style:style>
    <style:style style:name="T1030" style:family="text">
      <style:text-properties officeooo:rsid="052a9c42"/>
    </style:style>
    <style:style style:name="T1031" style:family="text">
      <style:text-properties officeooo:rsid="00f00475"/>
    </style:style>
    <style:style style:name="T1032" style:family="text">
      <style:text-properties officeooo:rsid="066b0f13"/>
    </style:style>
    <style:style style:name="T1033" style:family="text">
      <style:text-properties officeooo:rsid="0503f0d1"/>
    </style:style>
    <style:style style:name="T1034" style:family="text">
      <style:text-properties officeooo:rsid="050195df"/>
    </style:style>
    <style:style style:name="T1035" style:family="text">
      <style:text-properties officeooo:rsid="050332d5"/>
    </style:style>
    <style:style style:name="T1036" style:family="text">
      <style:text-properties officeooo:rsid="0504a919"/>
    </style:style>
    <style:style style:name="T1037" style:family="text">
      <style:text-properties officeooo:rsid="05084544"/>
    </style:style>
    <style:style style:name="T1038" style:family="text">
      <style:text-properties officeooo:rsid="0197ec79"/>
    </style:style>
    <style:style style:name="T1039" style:family="text">
      <style:text-properties officeooo:rsid="052edf97"/>
    </style:style>
    <style:style style:name="T1040" style:family="text">
      <style:text-properties officeooo:rsid="050689ce"/>
    </style:style>
    <style:style style:name="T1041" style:family="text">
      <style:text-properties officeooo:rsid="02113654"/>
    </style:style>
    <style:style style:name="T1042" style:family="text">
      <style:text-properties officeooo:rsid="054a5faf"/>
    </style:style>
    <style:style style:name="T1043" style:family="text">
      <style:text-properties officeooo:rsid="050f22bf"/>
    </style:style>
    <style:style style:name="T1044" style:family="text">
      <style:text-properties officeooo:rsid="0525560f"/>
    </style:style>
    <style:style style:name="T1045" style:family="text">
      <style:text-properties officeooo:rsid="05112a99"/>
    </style:style>
    <style:style style:name="T1046" style:family="text">
      <style:text-properties officeooo:rsid="05271426"/>
    </style:style>
    <style:style style:name="T1047" style:family="text">
      <style:text-properties officeooo:rsid="0638fb18"/>
    </style:style>
    <style:style style:name="T1048" style:family="text">
      <style:text-properties officeooo:rsid="00f13f15"/>
    </style:style>
    <style:style style:name="T1049" style:family="text">
      <style:text-properties officeooo:rsid="052bc16b"/>
    </style:style>
    <style:style style:name="T1050" style:family="text">
      <style:text-properties officeooo:rsid="054b2637"/>
    </style:style>
    <style:style style:name="T1051" style:family="text">
      <style:text-properties officeooo:rsid="00f22f19"/>
    </style:style>
    <style:style style:name="T1052" style:family="text">
      <style:text-properties officeooo:rsid="052f649e"/>
    </style:style>
    <style:style style:name="T1053" style:family="text">
      <style:text-properties officeooo:rsid="0535569b"/>
    </style:style>
    <style:style style:name="T1054" style:family="text">
      <style:text-properties officeooo:rsid="0531e792"/>
    </style:style>
    <style:style style:name="T1055" style:family="text">
      <style:text-properties officeooo:rsid="054ce0ce"/>
    </style:style>
    <style:style style:name="T1056" style:family="text">
      <style:text-properties officeooo:rsid="05323fb6"/>
    </style:style>
    <style:style style:name="T1057" style:family="text">
      <style:text-properties officeooo:rsid="00f264fa"/>
    </style:style>
    <style:style style:name="T1058" style:family="text">
      <style:text-properties officeooo:rsid="0538d296"/>
    </style:style>
    <style:style style:name="T1059" style:family="text">
      <style:text-properties officeooo:rsid="053975cf"/>
    </style:style>
    <style:style style:name="T1060" style:family="text">
      <style:text-properties officeooo:rsid="053af8d4"/>
    </style:style>
    <style:style style:name="T1061" style:family="text">
      <style:text-properties officeooo:rsid="04dfb3e5"/>
    </style:style>
    <style:style style:name="T1062" style:family="text">
      <style:text-properties officeooo:rsid="04f0f485"/>
    </style:style>
    <style:style style:name="T1063" style:family="text">
      <style:text-properties officeooo:rsid="04f1d8d8"/>
    </style:style>
    <style:style style:name="T1064" style:family="text">
      <style:text-properties officeooo:rsid="04f3c4dd"/>
    </style:style>
    <style:style style:name="T1065" style:family="text">
      <style:text-properties officeooo:rsid="00f5b602"/>
    </style:style>
    <style:style style:name="T1066" style:family="text">
      <style:text-properties officeooo:rsid="054ec7f5"/>
    </style:style>
    <style:style style:name="T1067" style:family="text">
      <style:text-properties officeooo:rsid="04f67eed"/>
    </style:style>
    <style:style style:name="T1068" style:family="text">
      <style:text-properties officeooo:rsid="00f64353"/>
    </style:style>
    <style:style style:name="T1069" style:family="text">
      <style:text-properties officeooo:rsid="063e13d5"/>
    </style:style>
    <style:style style:name="T1070" style:family="text">
      <style:text-properties officeooo:rsid="052bae62"/>
    </style:style>
    <style:style style:name="T1071" style:family="text">
      <style:text-properties officeooo:rsid="04e53b44"/>
    </style:style>
    <style:style style:name="T1072" style:family="text">
      <style:text-properties officeooo:rsid="053d9f0a"/>
    </style:style>
    <style:style style:name="T1073" style:family="text">
      <style:text-properties officeooo:rsid="04f87c1e"/>
    </style:style>
    <style:style style:name="T1074" style:family="text">
      <style:text-properties officeooo:rsid="01d1ba46"/>
    </style:style>
    <style:style style:name="T1075" style:family="text">
      <style:text-properties officeooo:rsid="02cace8a"/>
    </style:style>
    <style:style style:name="T1076" style:family="text">
      <style:text-properties officeooo:rsid="01dee6cc"/>
    </style:style>
    <style:style style:name="T1077" style:family="text">
      <style:text-properties officeooo:rsid="01d4599b"/>
    </style:style>
    <style:style style:name="T1078" style:family="text">
      <style:text-properties officeooo:rsid="01d3bc36"/>
    </style:style>
    <style:style style:name="T1079" style:family="text">
      <style:text-properties officeooo:rsid="01ec8f83"/>
    </style:style>
    <style:style style:name="T1080" style:family="text">
      <style:text-properties officeooo:rsid="01d894ab"/>
    </style:style>
    <style:style style:name="T1081" style:family="text">
      <style:text-properties officeooo:rsid="05ffe6bf"/>
    </style:style>
    <style:style style:name="T1082" style:family="text">
      <style:text-properties officeooo:rsid="00f782a3"/>
    </style:style>
    <style:style style:name="T1083" style:family="text">
      <style:text-properties officeooo:rsid="01e27856"/>
    </style:style>
    <style:style style:name="T1084" style:family="text">
      <style:text-properties officeooo:rsid="01d9a3b2"/>
    </style:style>
    <style:style style:name="T1085" style:family="text">
      <style:text-properties officeooo:rsid="01d72f4a"/>
    </style:style>
    <style:style style:name="T1086" style:family="text">
      <style:text-properties officeooo:rsid="01e3eb82"/>
    </style:style>
    <style:style style:name="T1087" style:family="text">
      <style:text-properties officeooo:rsid="00f78e23"/>
    </style:style>
    <style:style style:name="T1088" style:family="text">
      <style:text-properties officeooo:rsid="00f8ee64"/>
    </style:style>
    <style:style style:name="T1089" style:family="text">
      <style:text-properties officeooo:rsid="01e44790"/>
    </style:style>
    <style:style style:name="T1090" style:family="text">
      <style:text-properties officeooo:rsid="01580791"/>
    </style:style>
    <style:style style:name="T1091" style:family="text">
      <style:text-properties officeooo:rsid="01dbe903"/>
    </style:style>
    <style:style style:name="T1092" style:family="text">
      <style:text-properties officeooo:rsid="01e5bc2e"/>
    </style:style>
    <style:style style:name="T1093" style:family="text">
      <style:text-properties officeooo:rsid="076f5e48"/>
    </style:style>
    <style:style style:name="T1094" style:family="text">
      <style:text-properties officeooo:rsid="01dc8733"/>
    </style:style>
    <style:style style:name="T1095" style:family="text">
      <style:text-properties officeooo:rsid="01e84f20"/>
    </style:style>
    <style:style style:name="T1096" style:family="text">
      <style:text-properties officeooo:rsid="015cfea5"/>
    </style:style>
    <style:style style:name="T1097" style:family="text">
      <style:text-properties officeooo:rsid="01e9fc78"/>
    </style:style>
    <style:style style:name="T1098" style:family="text">
      <style:text-properties officeooo:rsid="01ddd967"/>
    </style:style>
    <style:style style:name="T1099" style:family="text">
      <style:text-properties officeooo:rsid="015ec7e8"/>
    </style:style>
    <style:style style:name="T1100" style:family="text">
      <style:text-properties officeooo:rsid="00f99710"/>
    </style:style>
    <style:style style:name="T1101" style:family="text">
      <style:text-properties officeooo:rsid="01ee4228"/>
    </style:style>
    <style:style style:name="T1102" style:family="text">
      <style:text-properties officeooo:rsid="078ea12f"/>
    </style:style>
    <style:style style:name="T1103" style:family="text">
      <style:text-properties officeooo:rsid="059ad480"/>
    </style:style>
    <style:style style:name="T1104" style:family="text">
      <style:text-properties officeooo:rsid="01f43032"/>
    </style:style>
    <style:style style:name="T1105" style:family="text">
      <style:text-properties officeooo:rsid="0060fec2"/>
    </style:style>
    <style:style style:name="T1106" style:family="text">
      <style:text-properties officeooo:rsid="013bca63"/>
    </style:style>
    <style:style style:name="T1107" style:family="text">
      <style:text-properties officeooo:rsid="00636011"/>
    </style:style>
    <style:style style:name="T1108" style:family="text">
      <style:text-properties officeooo:rsid="013e5f67"/>
    </style:style>
    <style:style style:name="T1109" style:family="text">
      <style:text-properties officeooo:rsid="06e613b0"/>
    </style:style>
    <style:style style:name="T1110" style:family="text">
      <style:text-properties officeooo:rsid="0064ba32"/>
    </style:style>
    <style:style style:name="T1111" style:family="text">
      <style:text-properties officeooo:rsid="03f338c5"/>
    </style:style>
    <style:style style:name="T1112" style:family="text">
      <style:text-properties officeooo:rsid="00fa0ef7"/>
    </style:style>
    <style:style style:name="T1113" style:family="text">
      <style:text-properties officeooo:rsid="06e98640"/>
    </style:style>
    <style:style style:name="T1114" style:family="text">
      <style:text-properties officeooo:rsid="07b5a6cc"/>
    </style:style>
    <style:style style:name="T1115" style:family="text">
      <style:text-properties officeooo:rsid="013f103d"/>
    </style:style>
    <style:style style:name="T1116" style:family="text">
      <style:text-properties officeooo:rsid="00661f5f"/>
    </style:style>
    <style:style style:name="T1117" style:family="text">
      <style:text-properties officeooo:rsid="0067cb10"/>
    </style:style>
    <style:style style:name="T1118" style:family="text">
      <style:text-properties officeooo:rsid="06ea28bc"/>
    </style:style>
    <style:style style:name="T1119" style:family="text">
      <style:text-properties officeooo:rsid="0069c8d6"/>
    </style:style>
    <style:style style:name="T1120" style:family="text">
      <style:text-properties officeooo:rsid="0629da57"/>
    </style:style>
    <style:style style:name="T1121" style:family="text">
      <style:text-properties officeooo:rsid="0140f2f1"/>
    </style:style>
    <style:style style:name="T1122" style:family="text">
      <style:text-properties officeooo:rsid="06ed26fe"/>
    </style:style>
    <style:style style:name="T1123" style:family="text">
      <style:text-properties officeooo:rsid="014510ab"/>
    </style:style>
    <style:style style:name="T1124" style:family="text">
      <style:text-properties officeooo:rsid="05f31dec"/>
    </style:style>
    <style:style style:name="T1125" style:family="text">
      <style:text-properties officeooo:rsid="05ec4e93"/>
    </style:style>
    <style:style style:name="T1126" style:family="text">
      <style:text-properties officeooo:rsid="07912a90"/>
    </style:style>
    <style:style style:name="T1127" style:family="text">
      <style:text-properties officeooo:rsid="01f07e40"/>
    </style:style>
    <style:style style:name="T1128" style:family="text">
      <style:text-properties officeooo:rsid="05ef86b1"/>
    </style:style>
    <style:style style:name="T1129" style:family="text">
      <style:text-properties officeooo:rsid="05ede219"/>
    </style:style>
    <style:style style:name="T1130" style:family="text">
      <style:text-properties officeooo:rsid="009b9de1"/>
    </style:style>
    <style:style style:name="T1131" style:family="text">
      <style:text-properties officeooo:rsid="0607fb34"/>
    </style:style>
    <style:style style:name="T1132" style:family="text">
      <style:text-properties officeooo:rsid="05f49bb5"/>
    </style:style>
    <style:style style:name="T1133" style:family="text">
      <style:text-properties officeooo:rsid="060bc5e9"/>
    </style:style>
    <style:style style:name="T1134" style:family="text">
      <style:text-properties officeooo:rsid="05fedc06"/>
    </style:style>
    <style:style style:name="T1135" style:family="text">
      <style:text-properties officeooo:rsid="00bbdd98"/>
    </style:style>
    <style:style style:name="T1136" style:family="text">
      <style:text-properties officeooo:rsid="0793c469"/>
    </style:style>
    <style:style style:name="T1137" style:family="text">
      <style:text-properties officeooo:rsid="008de0aa"/>
    </style:style>
    <style:style style:name="T1138" style:family="text">
      <style:text-properties officeooo:rsid="01bc998d"/>
    </style:style>
    <style:style style:name="T1139" style:family="text">
      <style:text-properties officeooo:rsid="0611a32c"/>
    </style:style>
    <style:style style:name="T1140" style:family="text">
      <style:text-properties officeooo:rsid="05fd2e11"/>
    </style:style>
    <style:style style:name="T1141" style:family="text">
      <style:text-properties officeooo:rsid="05f569eb"/>
    </style:style>
    <style:style style:name="T1142" style:family="text">
      <style:text-properties officeooo:rsid="008eea12"/>
    </style:style>
    <style:style style:name="T1143" style:family="text">
      <style:text-properties officeooo:rsid="01c04af0"/>
    </style:style>
    <style:style style:name="T1144" style:family="text">
      <style:text-properties officeooo:rsid="01bd242c"/>
    </style:style>
    <style:style style:name="T1145" style:family="text">
      <style:text-properties officeooo:rsid="009059a7"/>
    </style:style>
    <style:style style:name="T1146" style:family="text">
      <style:text-properties officeooo:rsid="0092203c"/>
    </style:style>
    <style:style style:name="T1147" style:family="text">
      <style:text-properties officeooo:rsid="061481a4"/>
    </style:style>
    <style:style style:name="T1148" style:family="text">
      <style:text-properties officeooo:rsid="00920af7"/>
    </style:style>
    <style:style style:name="T1149" style:family="text">
      <style:text-properties officeooo:rsid="0615b87e"/>
    </style:style>
    <style:style style:name="T1150" style:family="text">
      <style:text-properties officeooo:rsid="0616b966"/>
    </style:style>
    <style:style style:name="T1151" style:family="text">
      <style:text-properties officeooo:rsid="06253779"/>
    </style:style>
    <style:style style:name="T1152" style:family="text">
      <style:text-properties officeooo:rsid="0093080c"/>
    </style:style>
    <style:style style:name="T1153" style:family="text">
      <style:text-properties officeooo:rsid="061fc64a"/>
    </style:style>
    <style:style style:name="T1154" style:family="text">
      <style:text-properties officeooo:rsid="0618cabf"/>
    </style:style>
    <style:style style:name="T1155" style:family="text">
      <style:text-properties officeooo:rsid="0795541c"/>
    </style:style>
    <style:style style:name="T1156" style:family="text">
      <style:text-properties officeooo:rsid="07963c60"/>
    </style:style>
    <style:style style:name="T1157" style:family="text">
      <style:text-properties officeooo:rsid="0093dc87"/>
    </style:style>
    <style:style style:name="T1158" style:family="text">
      <style:text-properties officeooo:rsid="05f8cd9d"/>
    </style:style>
    <style:style style:name="T1159" style:family="text">
      <style:text-properties officeooo:rsid="0619837b"/>
    </style:style>
    <style:style style:name="T1160" style:family="text">
      <style:text-properties officeooo:rsid="05fa75aa"/>
    </style:style>
    <style:style style:name="T1161" style:family="text">
      <style:text-properties officeooo:rsid="05f924c3"/>
    </style:style>
    <style:style style:name="T1162" style:family="text">
      <style:text-properties officeooo:rsid="06208778"/>
    </style:style>
    <style:style style:name="T1163" style:family="text">
      <style:text-properties officeooo:rsid="06230399"/>
    </style:style>
    <style:style style:name="T1164" style:family="text">
      <style:text-properties officeooo:rsid="062190ba"/>
    </style:style>
    <style:style style:name="T1165" style:family="text">
      <style:text-properties officeooo:rsid="062bc0da"/>
    </style:style>
    <style:style style:name="T1166" style:family="text">
      <style:text-properties officeooo:rsid="063f7ff3"/>
    </style:style>
    <style:style style:name="T1167" style:family="text">
      <style:text-properties officeooo:rsid="0096980b"/>
    </style:style>
    <style:style style:name="T1168" style:family="text">
      <style:text-properties officeooo:rsid="051442ee"/>
    </style:style>
    <style:style style:name="T1169" style:family="text">
      <style:text-properties officeooo:rsid="0641b87c"/>
    </style:style>
    <style:style style:name="T1170" style:family="text">
      <style:text-properties officeooo:rsid="079bf947"/>
    </style:style>
    <style:style style:name="T1171" style:family="text">
      <style:text-properties officeooo:rsid="06416b72"/>
    </style:style>
    <style:style style:name="T1172" style:family="text">
      <style:text-properties officeooo:rsid="064be5a3"/>
    </style:style>
    <style:style style:name="T1173" style:family="text">
      <style:text-properties officeooo:rsid="0641fc96"/>
    </style:style>
    <style:style style:name="T1174" style:family="text">
      <style:text-properties officeooo:rsid="06e45e2f"/>
    </style:style>
    <style:style style:name="T1175" style:family="text">
      <style:text-properties officeooo:rsid="06540345"/>
    </style:style>
    <style:style style:name="T1176" style:family="text">
      <style:text-properties officeooo:rsid="064d524b"/>
    </style:style>
    <style:style style:name="T1177" style:family="text">
      <style:text-properties officeooo:rsid="07bbac3d"/>
    </style:style>
    <style:style style:name="T1178" style:family="text">
      <style:text-properties officeooo:rsid="00064763"/>
    </style:style>
    <style:style style:name="T1179" style:family="text">
      <style:text-properties officeooo:rsid="00070c9a"/>
    </style:style>
    <style:style style:name="T1180" style:family="text">
      <style:text-properties officeooo:rsid="07dc4e72"/>
    </style:style>
    <style:style style:name="T1181" style:family="text">
      <style:text-properties officeooo:rsid="0008e4aa"/>
    </style:style>
    <style:style style:name="T1182" style:family="text">
      <style:text-properties officeooo:rsid="004f4763"/>
    </style:style>
    <style:style style:name="T1183" style:family="text">
      <style:text-properties officeooo:rsid="02da22cc"/>
    </style:style>
    <style:style style:name="T1184" style:family="text">
      <style:text-properties officeooo:rsid="01c2e5fe"/>
    </style:style>
    <style:style style:name="T1185" style:family="text">
      <style:text-properties officeooo:rsid="04d9a569"/>
    </style:style>
    <style:style style:name="T1186" style:family="text">
      <style:text-properties officeooo:rsid="00ff6f60"/>
    </style:style>
    <style:style style:name="T1187" style:family="text">
      <style:text-properties officeooo:rsid="0050b313"/>
    </style:style>
    <style:style style:name="T1188" style:family="text">
      <style:text-properties officeooo:rsid="014dac30"/>
    </style:style>
    <style:style style:name="T1189" style:family="text">
      <style:text-properties officeooo:rsid="000ae846"/>
    </style:style>
    <style:style style:name="T1190" style:family="text">
      <style:text-properties officeooo:rsid="053d9255"/>
    </style:style>
    <style:style style:name="T1191" style:family="text">
      <style:text-properties officeooo:rsid="01c31b34"/>
    </style:style>
    <style:style style:name="T1192" style:family="text">
      <style:text-properties officeooo:rsid="009e7208"/>
    </style:style>
    <style:style style:name="T1193" style:family="text">
      <style:text-properties officeooo:rsid="0515e118"/>
    </style:style>
    <style:style style:name="T1194" style:family="text">
      <style:text-properties officeooo:rsid="00a07204"/>
    </style:style>
    <style:style style:name="T1195" style:family="text">
      <style:text-properties officeooo:rsid="00a17a98"/>
    </style:style>
    <style:style style:name="T1196" style:family="text">
      <style:text-properties officeooo:rsid="00a2c724"/>
    </style:style>
    <style:style style:name="T1197" style:family="text">
      <style:text-properties officeooo:rsid="00a399fd"/>
    </style:style>
    <style:style style:name="T1198" style:family="text">
      <style:text-properties officeooo:rsid="01c5b19d"/>
    </style:style>
    <style:style style:name="T1199" style:family="text">
      <style:text-properties officeooo:rsid="00a3d665"/>
    </style:style>
    <style:style style:name="T1200" style:family="text">
      <style:text-properties officeooo:rsid="01234723"/>
    </style:style>
    <style:style style:name="T1201" style:family="text">
      <style:text-properties officeooo:rsid="013fa720"/>
    </style:style>
    <style:style style:name="T1202" style:family="text">
      <style:text-properties officeooo:rsid="013c4dd3"/>
    </style:style>
    <style:style style:name="T1203" style:family="text">
      <style:text-properties officeooo:rsid="01c60a0a"/>
    </style:style>
    <style:style style:name="T1204" style:family="text">
      <style:text-properties officeooo:rsid="013ec28b"/>
    </style:style>
    <style:style style:name="T1205" style:family="text">
      <style:text-properties officeooo:rsid="01433ac6"/>
    </style:style>
    <style:style style:name="T1206" style:family="text">
      <style:text-properties officeooo:rsid="01498fc5"/>
    </style:style>
    <style:style style:name="T1207" style:family="text">
      <style:text-properties officeooo:rsid="01391309"/>
    </style:style>
    <style:style style:name="T1208" style:family="text">
      <style:text-properties officeooo:rsid="01402d9d"/>
    </style:style>
    <style:style style:name="T1209" style:family="text">
      <style:text-properties officeooo:rsid="013f1d17"/>
    </style:style>
    <style:style style:name="T1210" style:family="text">
      <style:text-properties officeooo:rsid="01417698"/>
    </style:style>
    <style:style style:name="T1211" style:family="text">
      <style:text-properties officeooo:rsid="01442ddb"/>
    </style:style>
    <style:style style:name="T1212" style:family="text">
      <style:text-properties officeooo:rsid="01444d8f"/>
    </style:style>
    <style:style style:name="T1213" style:family="text">
      <style:text-properties officeooo:rsid="015c8752"/>
    </style:style>
    <style:style style:name="T1214" style:family="text">
      <style:text-properties officeooo:rsid="014791a7"/>
    </style:style>
    <style:style style:name="T1215" style:family="text">
      <style:text-properties officeooo:rsid="017d78fe"/>
    </style:style>
    <style:style style:name="T1216" style:family="text">
      <style:text-properties officeooo:rsid="017aecc6"/>
    </style:style>
    <style:style style:name="T1217" style:family="text">
      <style:text-properties officeooo:rsid="052de0de"/>
    </style:style>
    <style:style style:name="T1218" style:family="text">
      <style:text-properties officeooo:rsid="017d7a64"/>
    </style:style>
    <style:style style:name="T1219" style:family="text">
      <style:text-properties officeooo:rsid="017d95db"/>
    </style:style>
    <style:style style:name="T1220" style:family="text">
      <style:text-properties officeooo:rsid="01546696"/>
    </style:style>
    <style:style style:name="T1221" style:family="text">
      <style:text-properties officeooo:rsid="0157f72f"/>
    </style:style>
    <style:style style:name="T1222" style:family="text">
      <style:text-properties officeooo:rsid="0258110c"/>
    </style:style>
    <style:style style:name="T1223" style:family="text">
      <style:text-properties officeooo:rsid="025982c6"/>
    </style:style>
    <style:style style:name="T1224" style:family="text">
      <style:text-properties officeooo:rsid="02c17fab"/>
    </style:style>
    <style:style style:name="T1225" style:family="text">
      <style:text-properties officeooo:rsid="02c4297d"/>
    </style:style>
    <style:style style:name="T1226" style:family="text">
      <style:text-properties officeooo:rsid="02c0e902"/>
    </style:style>
    <style:style style:name="T1227" style:family="text">
      <style:text-properties officeooo:rsid="02c297b4"/>
    </style:style>
    <style:style style:name="T1228" style:family="text">
      <style:text-properties officeooo:rsid="02cac3c5"/>
    </style:style>
    <style:style style:name="T1229" style:family="text">
      <style:text-properties officeooo:rsid="02eafd84"/>
    </style:style>
    <style:style style:name="T1230" style:family="text">
      <style:text-properties officeooo:rsid="02cc61a8"/>
    </style:style>
    <style:style style:name="T1231" style:family="text">
      <style:text-properties officeooo:rsid="02c77922"/>
    </style:style>
    <style:style style:name="T1232" style:family="text">
      <style:text-properties officeooo:rsid="02dc50cc"/>
    </style:style>
    <style:style style:name="T1233" style:family="text">
      <style:text-properties officeooo:rsid="02e165fb"/>
    </style:style>
    <style:style style:name="T1234" style:family="text">
      <style:text-properties officeooo:rsid="02de16ce"/>
    </style:style>
    <style:style style:name="T1235" style:family="text">
      <style:text-properties officeooo:rsid="02e4d10a"/>
    </style:style>
    <style:style style:name="T1236" style:family="text">
      <style:text-properties officeooo:rsid="02e636d2"/>
    </style:style>
    <style:style style:name="T1237" style:family="text">
      <style:text-properties officeooo:rsid="02b79a0b"/>
    </style:style>
    <style:style style:name="T1238" style:family="text">
      <style:text-properties officeooo:rsid="02d46b0b"/>
    </style:style>
    <style:style style:name="T1239" style:family="text">
      <style:text-properties officeooo:rsid="02eb8f91"/>
    </style:style>
    <style:style style:name="T1240" style:family="text">
      <style:text-properties officeooo:rsid="02e77b35"/>
    </style:style>
    <style:style style:name="T1241" style:family="text">
      <style:text-properties officeooo:rsid="02de695f"/>
    </style:style>
    <style:style style:name="T1242" style:family="text">
      <style:text-properties officeooo:rsid="02b95e8e"/>
    </style:style>
    <style:style style:name="T1243" style:family="text">
      <style:text-properties officeooo:rsid="02d6d8bf"/>
    </style:style>
    <style:style style:name="T1244" style:family="text">
      <style:text-properties officeooo:rsid="02dfa35f"/>
    </style:style>
    <style:style style:name="T1245" style:family="text">
      <style:text-properties officeooo:rsid="02d71f3b"/>
    </style:style>
    <style:style style:name="T1246" style:family="text">
      <style:text-properties officeooo:rsid="02e8e026"/>
    </style:style>
    <style:style style:name="T1247" style:family="text">
      <style:text-properties officeooo:rsid="02d8e7cf"/>
    </style:style>
    <style:style style:name="T1248" style:family="text">
      <style:text-properties officeooo:rsid="02ec7006"/>
    </style:style>
    <style:style style:name="T1249" style:family="text">
      <style:text-properties officeooo:rsid="01d30c04"/>
    </style:style>
    <style:style style:name="T1250" style:family="text">
      <style:text-properties officeooo:rsid="02ee73c0"/>
    </style:style>
    <style:style style:name="T1251" style:family="text">
      <style:text-properties officeooo:rsid="027e965e"/>
    </style:style>
    <style:style style:name="T1252" style:family="text">
      <style:text-properties officeooo:rsid="0267183b"/>
    </style:style>
    <style:style style:name="T1253" style:family="text">
      <style:text-properties officeooo:rsid="0287b57f"/>
    </style:style>
    <style:style style:name="T1254" style:family="text">
      <style:text-properties officeooo:rsid="0261b28f"/>
    </style:style>
    <style:style style:name="T1255" style:family="text">
      <style:text-properties officeooo:rsid="026a4ada"/>
    </style:style>
    <style:style style:name="T1256" style:family="text">
      <style:text-properties officeooo:rsid="026bd07c"/>
    </style:style>
    <style:style style:name="T1257" style:family="text">
      <style:text-properties officeooo:rsid="026c1db9"/>
    </style:style>
    <style:style style:name="T1258" style:family="text">
      <style:text-properties officeooo:rsid="02998b98"/>
    </style:style>
    <style:style style:name="T1259" style:family="text">
      <style:text-properties officeooo:rsid="02637433"/>
    </style:style>
    <style:style style:name="T1260" style:family="text">
      <style:text-properties officeooo:rsid="02652fd7"/>
    </style:style>
    <style:style style:name="T1261" style:family="text">
      <style:text-properties officeooo:rsid="0268333a"/>
    </style:style>
    <style:style style:name="T1262" style:family="text">
      <style:text-properties officeooo:rsid="0289ca26"/>
    </style:style>
    <style:style style:name="T1263" style:family="text">
      <style:text-properties officeooo:rsid="02673fc8"/>
    </style:style>
    <style:style style:name="T1264" style:family="text">
      <style:text-properties officeooo:rsid="027ff2f1"/>
    </style:style>
    <style:style style:name="T1265" style:family="text">
      <style:text-properties officeooo:rsid="026c8856"/>
    </style:style>
    <style:style style:name="T1266" style:family="text">
      <style:text-properties officeooo:rsid="02820070"/>
    </style:style>
    <style:style style:name="T1267" style:family="text">
      <style:text-properties officeooo:rsid="026d3b7e"/>
    </style:style>
    <style:style style:name="T1268" style:family="text">
      <style:text-properties officeooo:rsid="0280bd71"/>
    </style:style>
    <style:style style:name="T1269" style:family="text">
      <style:text-properties officeooo:rsid="026ffd18"/>
    </style:style>
    <style:style style:name="T1270" style:family="text">
      <style:text-properties officeooo:rsid="026e9741"/>
    </style:style>
    <style:style style:name="T1271" style:family="text">
      <style:text-properties officeooo:rsid="02b20fbf"/>
    </style:style>
    <style:style style:name="T1272" style:family="text">
      <style:text-properties officeooo:rsid="0283507c"/>
    </style:style>
    <style:style style:name="T1273" style:family="text">
      <style:text-properties officeooo:rsid="028ef547"/>
    </style:style>
    <style:style style:name="T1274" style:family="text">
      <style:text-properties officeooo:rsid="029abc25"/>
    </style:style>
    <style:style style:name="T1275" style:family="text">
      <style:text-properties officeooo:rsid="029476e6"/>
    </style:style>
    <style:style style:name="T1276" style:family="text">
      <style:text-properties officeooo:rsid="02a19cbb"/>
    </style:style>
    <style:style style:name="T1277" style:family="text">
      <style:text-properties officeooo:rsid="02b24820"/>
    </style:style>
    <style:style style:name="T1278" style:family="text">
      <style:text-properties officeooo:rsid="05225fa8"/>
    </style:style>
    <style:style style:name="T1279" style:family="text">
      <style:text-properties officeooo:rsid="029cf30e"/>
    </style:style>
    <style:style style:name="T1280" style:family="text">
      <style:text-properties officeooo:rsid="02b390f3"/>
    </style:style>
    <style:style style:name="T1281" style:family="text">
      <style:text-properties officeooo:rsid="051d5370"/>
    </style:style>
    <style:style style:name="T1282" style:family="text">
      <style:text-properties officeooo:rsid="05167b19"/>
    </style:style>
    <style:style style:name="T1283" style:family="text">
      <style:text-properties officeooo:rsid="01604563"/>
    </style:style>
    <style:style style:name="T1284" style:family="text">
      <style:text-properties officeooo:rsid="07b85bf4"/>
    </style:style>
    <style:style style:name="T1285" style:family="text">
      <style:text-properties officeooo:rsid="0556591e"/>
    </style:style>
    <style:style style:name="T1286" style:family="text">
      <style:text-properties officeooo:rsid="00dd528f"/>
    </style:style>
    <style:style style:name="T1287" style:family="text">
      <style:text-properties officeooo:rsid="01617547"/>
    </style:style>
    <style:style style:name="T1288" style:family="text">
      <style:text-properties officeooo:rsid="05583f3c"/>
    </style:style>
    <style:style style:name="T1289" style:family="text">
      <style:text-properties officeooo:rsid="055a91ca"/>
    </style:style>
    <style:style style:name="T1290" style:family="text">
      <style:text-properties officeooo:rsid="01023898"/>
    </style:style>
    <style:style style:name="T1291" style:family="text">
      <style:text-properties officeooo:rsid="055ae8b9"/>
    </style:style>
    <style:style style:name="T1292" style:family="text">
      <style:text-properties officeooo:rsid="05511d23"/>
    </style:style>
    <style:style style:name="T1293" style:family="text">
      <style:text-properties officeooo:rsid="01032421"/>
    </style:style>
    <style:style style:name="T1294" style:family="text">
      <style:text-properties officeooo:rsid="0104f144"/>
    </style:style>
    <style:style style:name="T1295" style:family="text">
      <style:text-properties officeooo:rsid="00dd7ce7"/>
    </style:style>
    <style:style style:name="T1296" style:family="text">
      <style:text-properties officeooo:rsid="055dc03d"/>
    </style:style>
    <style:style style:name="T1297" style:family="text">
      <style:text-properties officeooo:rsid="051aa214"/>
    </style:style>
    <style:style style:name="T1298" style:family="text">
      <style:text-properties officeooo:rsid="051a3229"/>
    </style:style>
    <style:style style:name="T1299" style:family="text">
      <style:text-properties officeooo:rsid="05190029"/>
    </style:style>
    <style:style style:name="T1300" style:family="text">
      <style:text-properties officeooo:rsid="055de526"/>
    </style:style>
    <style:style style:name="T1301" style:family="text">
      <style:text-properties officeooo:rsid="059943c2"/>
    </style:style>
    <style:style style:name="T1302" style:family="text">
      <style:text-properties officeooo:rsid="0163244e"/>
    </style:style>
    <style:style style:name="T1303" style:family="text">
      <style:text-properties officeooo:rsid="0108c44a"/>
    </style:style>
    <style:style style:name="T1304" style:family="text">
      <style:text-properties officeooo:rsid="010877c7"/>
    </style:style>
    <style:style style:name="T1305" style:family="text">
      <style:text-properties officeooo:rsid="01a19b8c"/>
    </style:style>
    <style:style style:name="T1306" style:family="text">
      <style:text-properties officeooo:rsid="01a217b7"/>
    </style:style>
    <style:style style:name="T1307" style:family="text">
      <style:text-properties officeooo:rsid="058c760e"/>
    </style:style>
    <style:style style:name="T1308" style:family="text">
      <style:text-properties officeooo:rsid="00de2e13"/>
    </style:style>
    <style:style style:name="T1309" style:family="text">
      <style:text-properties officeooo:rsid="056e6aa6"/>
    </style:style>
    <style:style style:name="T1310" style:family="text">
      <style:text-properties officeooo:rsid="058ddf8b"/>
    </style:style>
    <style:style style:name="T1311" style:family="text">
      <style:text-properties officeooo:rsid="055fec78"/>
    </style:style>
    <style:style style:name="T1312" style:family="text">
      <style:text-properties officeooo:rsid="012792af"/>
    </style:style>
    <style:style style:name="T1313" style:family="text">
      <style:text-properties officeooo:rsid="05712e3a"/>
    </style:style>
    <style:style style:name="T1314" style:family="text">
      <style:text-properties officeooo:rsid="0560e06b"/>
    </style:style>
    <style:style style:name="T1315" style:family="text">
      <style:text-properties officeooo:rsid="058e074f"/>
    </style:style>
    <style:style style:name="T1316" style:family="text">
      <style:text-properties officeooo:rsid="0572800a"/>
    </style:style>
    <style:style style:name="T1317" style:family="text">
      <style:text-properties officeooo:rsid="058f655d"/>
    </style:style>
    <style:style style:name="T1318" style:family="text">
      <style:text-properties officeooo:rsid="00d36a7f"/>
    </style:style>
    <style:style style:name="T1319" style:family="text">
      <style:text-properties officeooo:rsid="0562a0fe"/>
    </style:style>
    <style:style style:name="T1320" style:family="text">
      <style:text-properties officeooo:rsid="0128b742"/>
    </style:style>
    <style:style style:name="T1321" style:family="text">
      <style:text-properties officeooo:rsid="0595b818"/>
    </style:style>
    <style:style style:name="T1322" style:family="text">
      <style:text-properties officeooo:rsid="0564891b"/>
    </style:style>
    <style:style style:name="T1323" style:family="text">
      <style:text-properties officeooo:rsid="05756cee"/>
    </style:style>
    <style:style style:name="T1324" style:family="text">
      <style:text-properties officeooo:rsid="056803a7"/>
    </style:style>
    <style:style style:name="T1325" style:family="text">
      <style:text-properties officeooo:rsid="012bdbaf"/>
    </style:style>
    <style:style style:name="T1326" style:family="text">
      <style:text-properties officeooo:rsid="05927089"/>
    </style:style>
    <style:style style:name="T1327" style:family="text">
      <style:text-properties officeooo:rsid="057719a8"/>
    </style:style>
    <style:style style:name="T1328" style:family="text">
      <style:text-properties officeooo:rsid="0569fa47"/>
    </style:style>
    <style:style style:name="T1329" style:family="text">
      <style:text-properties officeooo:rsid="00e02dc9"/>
    </style:style>
    <style:style style:name="T1330" style:family="text">
      <style:text-properties officeooo:rsid="05957722"/>
    </style:style>
    <style:style style:name="T1331" style:family="text">
      <style:text-properties officeooo:rsid="01c921b3"/>
    </style:style>
    <style:style style:name="T1332" style:family="text">
      <style:text-properties officeooo:rsid="057813d9"/>
    </style:style>
    <style:style style:name="T1333" style:family="text">
      <style:text-properties officeooo:rsid="00d4c2c7"/>
    </style:style>
    <style:style style:name="T1334" style:family="text">
      <style:text-properties officeooo:rsid="056ca402"/>
    </style:style>
    <style:style style:name="T1335" style:family="text">
      <style:text-properties officeooo:rsid="012d84fb"/>
    </style:style>
    <style:style style:name="T1336" style:family="text">
      <style:text-properties officeooo:rsid="0131830f"/>
    </style:style>
    <style:style style:name="T1337" style:family="text">
      <style:text-properties officeooo:rsid="00d6c175"/>
    </style:style>
    <style:style style:name="T1338" style:family="text">
      <style:text-properties officeooo:rsid="0133428e"/>
    </style:style>
    <style:style style:name="T1339" style:family="text">
      <style:text-properties officeooo:rsid="01342721"/>
    </style:style>
    <style:style style:name="T1340" style:family="text">
      <style:text-properties officeooo:rsid="00e1dceb"/>
    </style:style>
    <style:style style:name="T1341" style:family="text">
      <style:text-properties officeooo:rsid="01062be4"/>
    </style:style>
    <style:style style:name="T1342" style:family="text">
      <style:text-properties officeooo:rsid="0107e8c0"/>
    </style:style>
    <style:style style:name="T1343" style:family="text">
      <style:text-properties officeooo:rsid="010a11b3"/>
    </style:style>
    <style:style style:name="T1344" style:family="text">
      <style:text-properties officeooo:rsid="019c94ae"/>
    </style:style>
    <style:style style:name="T1345" style:family="text">
      <style:text-properties officeooo:rsid="011038b6"/>
    </style:style>
    <style:style style:name="T1346" style:family="text">
      <style:text-properties officeooo:rsid="0115de43"/>
    </style:style>
    <style:style style:name="T1347" style:family="text">
      <style:text-properties officeooo:rsid="0116de36"/>
    </style:style>
    <style:style style:name="T1348" style:family="text">
      <style:text-properties officeooo:rsid="04abb303"/>
    </style:style>
    <style:style style:name="T1349" style:family="text">
      <style:text-properties officeooo:rsid="01219df7"/>
    </style:style>
    <style:style style:name="T1350" style:family="text">
      <style:text-properties officeooo:rsid="019f3faf"/>
    </style:style>
    <style:style style:name="T1351" style:family="text">
      <style:text-properties officeooo:rsid="0117b514"/>
    </style:style>
    <style:style style:name="T1352" style:family="text">
      <style:text-properties officeooo:rsid="011e24c5"/>
    </style:style>
    <style:style style:name="T1353" style:family="text">
      <style:text-properties officeooo:rsid="0121579c"/>
    </style:style>
    <style:style style:name="T1354" style:family="text">
      <style:text-properties officeooo:rsid="01a28eb9"/>
    </style:style>
    <style:style style:name="T1355" style:family="text">
      <style:text-properties officeooo:rsid="01a66f19"/>
    </style:style>
    <style:style style:name="T1356" style:family="text">
      <style:text-properties officeooo:rsid="01a7ecf1"/>
    </style:style>
    <style:style style:name="T1357" style:family="text">
      <style:text-properties officeooo:rsid="01a9f787"/>
    </style:style>
    <style:style style:name="T1358" style:family="text">
      <style:text-properties officeooo:rsid="00aa9137"/>
    </style:style>
    <style:style style:name="T1359" style:family="text">
      <style:text-properties officeooo:rsid="00af4f56"/>
    </style:style>
    <style:style style:name="T1360" style:family="text">
      <style:text-properties officeooo:rsid="00ad7e4d"/>
    </style:style>
    <style:style style:name="T1361" style:family="text">
      <style:text-properties officeooo:rsid="00acf548"/>
    </style:style>
    <style:style style:name="T1362" style:family="text">
      <style:text-properties officeooo:rsid="04abec04"/>
    </style:style>
    <style:style style:name="T1363" style:family="text">
      <style:text-properties officeooo:rsid="00aff03c"/>
    </style:style>
    <style:style style:name="T1364" style:family="text">
      <style:text-properties officeooo:rsid="00bde78e"/>
    </style:style>
    <style:style style:name="T1365" style:family="text">
      <style:text-properties officeooo:rsid="01abc41f"/>
    </style:style>
    <style:style style:name="T1366" style:family="text">
      <style:text-properties officeooo:rsid="00b3fe85"/>
    </style:style>
    <style:style style:name="T1367" style:family="text">
      <style:text-properties officeooo:rsid="00b889be"/>
    </style:style>
    <style:style style:name="T1368" style:family="text">
      <style:text-properties officeooo:rsid="00b48a6f"/>
    </style:style>
    <style:style style:name="T1369" style:family="text">
      <style:text-properties officeooo:rsid="00b531d2"/>
    </style:style>
    <style:style style:name="T1370" style:family="text">
      <style:text-properties officeooo:rsid="00b6b70f"/>
    </style:style>
    <style:style style:name="T1371" style:family="text">
      <style:text-properties officeooo:rsid="00be3c34"/>
    </style:style>
    <style:style style:name="T1372" style:family="text">
      <style:text-properties officeooo:rsid="00cd053d"/>
    </style:style>
    <style:style style:name="T1373" style:family="text">
      <style:text-properties officeooo:rsid="019fa976"/>
    </style:style>
    <style:style style:name="T1374" style:family="text">
      <style:text-properties officeooo:rsid="00c0d6a7"/>
    </style:style>
    <style:style style:name="T1375" style:family="text">
      <style:text-properties officeooo:rsid="00c432f0"/>
    </style:style>
    <style:style style:name="T1376" style:family="text">
      <style:text-properties officeooo:rsid="00c5ae5d"/>
    </style:style>
    <style:style style:name="T1377" style:family="text">
      <style:text-properties officeooo:rsid="0229ba11"/>
    </style:style>
    <style:style style:name="T1378" style:family="text">
      <style:text-properties officeooo:rsid="00c26740"/>
    </style:style>
    <style:style style:name="T1379" style:family="text">
      <style:text-properties officeooo:rsid="00c63a65"/>
    </style:style>
    <style:style style:name="T1380" style:family="text">
      <style:text-properties officeooo:rsid="00cb6be2"/>
    </style:style>
    <style:style style:name="T1381" style:family="text">
      <style:text-properties officeooo:rsid="00c83e56"/>
    </style:style>
    <style:style style:name="T1382" style:family="text">
      <style:text-properties officeooo:rsid="00cc98ff"/>
    </style:style>
    <style:style style:name="T1383" style:family="text">
      <style:text-properties officeooo:rsid="00cff9c1"/>
    </style:style>
    <style:style style:name="T1384" style:family="text">
      <style:text-properties officeooo:rsid="01cb5009"/>
    </style:style>
    <style:style style:name="T1385" style:family="text">
      <style:text-properties officeooo:rsid="01ce2186"/>
    </style:style>
    <style:style style:name="T1386" style:family="text">
      <style:text-properties officeooo:rsid="01ccb834"/>
    </style:style>
    <style:style style:name="T1387" style:family="text">
      <style:text-properties officeooo:rsid="02b43150"/>
    </style:style>
    <style:style style:name="T1388" style:family="text">
      <style:text-properties officeooo:rsid="02b47883"/>
    </style:style>
    <style:style style:name="T1389" style:family="text">
      <style:text-properties officeooo:rsid="04feaa9e"/>
    </style:style>
    <style:style style:name="T1390" style:family="text">
      <style:text-properties officeooo:rsid="0013b79d"/>
    </style:style>
    <style:style style:name="T1391" style:family="text">
      <style:text-properties officeooo:rsid="01d5cef8"/>
    </style:style>
    <style:style style:name="T1392" style:family="text">
      <style:text-properties officeooo:rsid="01af6742"/>
    </style:style>
    <style:style style:name="T1393" style:family="text">
      <style:text-properties officeooo:rsid="01d6f2c2"/>
    </style:style>
    <style:style style:name="T1394" style:family="text">
      <style:text-properties officeooo:rsid="01d81dbf"/>
    </style:style>
    <style:style style:name="T1395" style:family="text">
      <style:text-properties officeooo:rsid="01af7305"/>
    </style:style>
    <style:style style:name="T1396" style:family="text">
      <style:text-properties officeooo:rsid="01d338b1"/>
    </style:style>
    <style:style style:name="T1397" style:family="text">
      <style:text-properties officeooo:rsid="020876ea"/>
    </style:style>
    <style:style style:name="T1398" style:family="text">
      <style:text-properties officeooo:rsid="01d862e5"/>
    </style:style>
    <style:style style:name="T1399" style:family="text">
      <style:text-properties officeooo:rsid="04acedba"/>
    </style:style>
    <style:style style:name="T1400" style:family="text">
      <style:text-properties officeooo:rsid="01d9f74d"/>
    </style:style>
    <style:style style:name="T1401" style:family="text">
      <style:text-properties officeooo:rsid="02b62b26"/>
    </style:style>
    <style:style style:name="T1402" style:family="text">
      <style:text-properties officeooo:rsid="01dd7b00"/>
    </style:style>
    <style:style style:name="T1403" style:family="text">
      <style:text-properties officeooo:rsid="01f783e1"/>
    </style:style>
    <style:style style:name="T1404" style:family="text">
      <style:text-properties officeooo:rsid="01df07fc"/>
    </style:style>
    <style:style style:name="T1405" style:family="text">
      <style:text-properties officeooo:rsid="01e07ec6"/>
    </style:style>
    <style:style style:name="T1406" style:family="text">
      <style:text-properties officeooo:rsid="01e1170a"/>
    </style:style>
    <style:style style:name="T1407" style:family="text">
      <style:text-properties officeooo:rsid="01f85146"/>
    </style:style>
    <style:style style:name="T1408" style:family="text">
      <style:text-properties officeooo:rsid="01ff1b63"/>
    </style:style>
    <style:style style:name="T1409" style:family="text">
      <style:text-properties officeooo:rsid="01e9d48f"/>
    </style:style>
    <style:style style:name="T1410" style:family="text">
      <style:text-properties officeooo:rsid="02bd0bb5"/>
    </style:style>
    <style:style style:name="T1411" style:family="text">
      <style:text-properties officeooo:rsid="01b491b2"/>
    </style:style>
    <style:style style:name="T1412" style:family="text">
      <style:text-properties officeooo:rsid="01b22b4f"/>
    </style:style>
    <style:style style:name="T1413" style:family="text">
      <style:text-properties officeooo:rsid="01b35fe8"/>
    </style:style>
    <style:style style:name="T1414" style:family="text">
      <style:text-properties officeooo:rsid="01ed0c2d"/>
    </style:style>
    <style:style style:name="T1415" style:family="text">
      <style:text-properties officeooo:rsid="01ed30e5"/>
    </style:style>
    <style:style style:name="T1416" style:family="text">
      <style:text-properties officeooo:rsid="01b93496"/>
    </style:style>
    <style:style style:name="T1417" style:family="text">
      <style:text-properties officeooo:rsid="01fd8dcb"/>
    </style:style>
    <style:style style:name="T1418" style:family="text">
      <style:text-properties officeooo:rsid="02bea155"/>
    </style:style>
    <style:style style:name="T1419" style:family="text">
      <style:text-properties officeooo:rsid="02ea1330"/>
    </style:style>
    <style:style style:name="T1420" style:family="text">
      <style:text-properties officeooo:rsid="01fdf222"/>
    </style:style>
    <style:style style:name="T1421" style:family="text">
      <style:text-properties officeooo:rsid="03e8ec2e"/>
    </style:style>
    <style:style style:name="T1422" style:family="text">
      <style:text-properties officeooo:rsid="02125dc2"/>
    </style:style>
    <style:style style:name="T1423" style:family="text">
      <style:text-properties officeooo:rsid="0200d07b"/>
    </style:style>
    <style:style style:name="T1424" style:family="text">
      <style:text-properties officeooo:rsid="03eb6c9f"/>
    </style:style>
    <style:style style:name="T1425" style:family="text">
      <style:text-properties officeooo:rsid="021256f4"/>
    </style:style>
    <style:style style:name="T1426" style:family="text">
      <style:text-properties officeooo:rsid="0214e8ed"/>
    </style:style>
    <style:style style:name="T1427" style:family="text">
      <style:text-properties officeooo:rsid="02151826"/>
    </style:style>
    <style:style style:name="T1428" style:family="text">
      <style:text-properties officeooo:rsid="02172083"/>
    </style:style>
    <style:style style:name="T1429" style:family="text">
      <style:text-properties officeooo:rsid="0219311b"/>
    </style:style>
    <style:style style:name="T1430" style:family="text">
      <style:text-properties officeooo:rsid="02175ecf"/>
    </style:style>
    <style:style style:name="T1431" style:family="text">
      <style:text-properties officeooo:rsid="03eb7e7e"/>
    </style:style>
    <style:style style:name="T1432" style:family="text">
      <style:text-properties officeooo:rsid="021e30bb"/>
    </style:style>
    <style:style style:name="T1433" style:family="text">
      <style:text-properties officeooo:rsid="02237399"/>
    </style:style>
    <style:style style:name="T1434" style:family="text">
      <style:text-properties officeooo:rsid="0225bb3e"/>
    </style:style>
    <style:style style:name="T1435" style:family="text">
      <style:text-properties officeooo:rsid="022477d4"/>
    </style:style>
    <style:style style:name="T1436" style:family="text">
      <style:text-properties officeooo:rsid="0240662b"/>
    </style:style>
    <style:style style:name="T1437" style:family="text">
      <style:text-properties officeooo:rsid="051c72f7"/>
    </style:style>
    <style:style style:name="T1438" style:family="text">
      <style:text-properties officeooo:rsid="020201b1"/>
    </style:style>
    <style:style style:name="T1439" style:family="text">
      <style:text-properties officeooo:rsid="02eacb08"/>
    </style:style>
    <style:style style:name="T1440" style:family="text">
      <style:text-properties officeooo:rsid="022bd44e"/>
    </style:style>
    <style:style style:name="T1441" style:family="text">
      <style:text-properties officeooo:rsid="022c10f4"/>
    </style:style>
    <style:style style:name="T1442" style:family="text">
      <style:text-properties officeooo:rsid="022d1b5c"/>
    </style:style>
    <style:style style:name="T1443" style:family="text">
      <style:text-properties officeooo:rsid="02f6cfdb"/>
    </style:style>
    <style:style style:name="T1444" style:family="text">
      <style:text-properties officeooo:rsid="02f5413d"/>
    </style:style>
    <style:style style:name="T1445" style:family="text">
      <style:text-properties officeooo:rsid="04ad06cb"/>
    </style:style>
    <style:style style:name="T1446" style:family="text">
      <style:text-properties officeooo:rsid="03ec7065"/>
    </style:style>
    <style:style style:name="T1447" style:family="text">
      <style:text-properties officeooo:rsid="02322235"/>
    </style:style>
    <style:style style:name="T1448" style:family="text">
      <style:text-properties officeooo:rsid="0203582f"/>
    </style:style>
    <style:style style:name="T1449" style:family="text">
      <style:text-properties officeooo:rsid="01f97c1a"/>
    </style:style>
    <style:style style:name="T1450" style:family="text">
      <style:text-properties officeooo:rsid="0239cc9c"/>
    </style:style>
    <style:style style:name="T1451" style:family="text">
      <style:text-properties officeooo:rsid="03ecde65"/>
    </style:style>
    <style:style style:name="T1452" style:family="text">
      <style:text-properties officeooo:rsid="0245631b"/>
    </style:style>
    <style:style style:name="T1453" style:family="text">
      <style:text-properties officeooo:rsid="02f8820d"/>
    </style:style>
    <style:style style:name="T1454" style:family="text">
      <style:text-properties officeooo:rsid="0209ef4e"/>
    </style:style>
    <style:style style:name="T1455" style:family="text">
      <style:text-properties officeooo:rsid="03ece8c2"/>
    </style:style>
    <style:style style:name="T1456" style:family="text">
      <style:text-properties officeooo:rsid="02378612"/>
    </style:style>
    <style:style style:name="T1457" style:family="text">
      <style:text-properties officeooo:rsid="02365383"/>
    </style:style>
    <style:style style:name="T1458" style:family="text">
      <style:text-properties officeooo:rsid="0251262e"/>
    </style:style>
    <style:style style:name="T1459" style:family="text">
      <style:text-properties officeooo:rsid="023c4383"/>
    </style:style>
    <style:style style:name="T1460" style:family="text">
      <style:text-properties officeooo:rsid="023407e0"/>
    </style:style>
    <style:style style:name="T1461" style:family="text">
      <style:text-properties officeooo:rsid="023c6d88"/>
    </style:style>
    <style:style style:name="T1462" style:family="text">
      <style:text-properties officeooo:rsid="03ed66f4"/>
    </style:style>
    <style:style style:name="T1463" style:family="text">
      <style:text-properties officeooo:rsid="02f145d8"/>
    </style:style>
    <style:style style:name="T1464" style:family="text">
      <style:text-properties officeooo:rsid="023ec3da"/>
    </style:style>
    <style:style style:name="T1465" style:family="text">
      <style:text-properties officeooo:rsid="02511248"/>
    </style:style>
    <style:style style:name="T1466" style:family="text">
      <style:text-properties officeooo:rsid="0241a963"/>
    </style:style>
    <style:style style:name="T1467" style:family="text">
      <style:text-properties officeooo:rsid="02f265e0"/>
    </style:style>
    <style:style style:name="T1468" style:family="text">
      <style:text-properties officeooo:rsid="0256dd49"/>
    </style:style>
    <style:style style:name="T1469" style:family="text">
      <style:text-properties officeooo:rsid="053109ca"/>
    </style:style>
    <style:style style:name="T1470" style:family="text">
      <style:text-properties officeooo:rsid="02437d99"/>
    </style:style>
    <style:style style:name="T1471" style:family="text">
      <style:text-properties officeooo:rsid="0257291e"/>
    </style:style>
    <style:style style:name="T1472" style:family="text">
      <style:text-properties officeooo:rsid="02f3d385"/>
    </style:style>
    <style:style style:name="T1473" style:family="text">
      <style:text-properties officeooo:rsid="024670a6"/>
    </style:style>
    <style:style style:name="T1474" style:family="text">
      <style:text-properties officeooo:rsid="03fde785"/>
    </style:style>
    <style:style style:name="T1475" style:family="text">
      <style:text-properties officeooo:rsid="03fb013d"/>
    </style:style>
    <style:style style:name="T1476" style:family="text">
      <style:text-properties officeooo:rsid="03fabcfb"/>
    </style:style>
    <style:style style:name="T1477" style:family="text">
      <style:text-properties officeooo:rsid="03fc4e53"/>
    </style:style>
    <style:style style:name="T1478" style:family="text">
      <style:text-properties officeooo:rsid="04fe2aad"/>
    </style:style>
    <style:style style:name="T1479" style:family="text">
      <style:text-properties officeooo:rsid="04fcb65c"/>
    </style:style>
    <style:style style:name="T1480" style:family="text">
      <style:text-properties officeooo:rsid="00e7459d"/>
    </style:style>
    <style:style style:name="T1481" style:family="text">
      <style:text-properties officeooo:rsid="0534f356"/>
    </style:style>
    <style:style style:name="T1482" style:family="text">
      <style:text-properties officeooo:rsid="05357aab"/>
    </style:style>
    <style:style style:name="T1483" style:family="text">
      <style:text-properties officeooo:rsid="0536d7b1"/>
    </style:style>
    <style:style style:name="T1484" style:family="text">
      <style:text-properties officeooo:rsid="05383e18"/>
    </style:style>
    <style:style style:name="T1485" style:family="text">
      <style:text-properties officeooo:rsid="03f3260e"/>
    </style:style>
    <style:style style:name="T1486" style:family="text">
      <style:text-properties officeooo:rsid="04023c27"/>
    </style:style>
    <style:style style:name="T1487" style:family="text">
      <style:text-properties officeooo:rsid="04efed6b"/>
    </style:style>
    <style:style style:name="T1488" style:family="text">
      <style:text-properties officeooo:rsid="04f17ea4"/>
    </style:style>
    <style:style style:name="T1489" style:family="text">
      <style:text-properties officeooo:rsid="04f33f89"/>
    </style:style>
    <style:style style:name="T1490" style:family="text">
      <style:text-properties officeooo:rsid="04f2d2bf"/>
    </style:style>
    <style:style style:name="T1491" style:family="text">
      <style:text-properties officeooo:rsid="04f976f1"/>
    </style:style>
    <style:style style:name="T1492" style:family="text">
      <style:text-properties officeooo:rsid="023ce016"/>
    </style:style>
    <style:style style:name="T1493" style:family="text">
      <style:text-properties officeooo:rsid="023732ff"/>
    </style:style>
    <style:style style:name="T1494" style:family="text">
      <style:text-properties officeooo:rsid="023d0ee8"/>
    </style:style>
    <style:style style:name="T1495" style:family="text">
      <style:text-properties officeooo:rsid="0350e094"/>
    </style:style>
    <style:style style:name="T1496" style:family="text">
      <style:text-properties officeooo:rsid="007d7535"/>
    </style:style>
    <style:style style:name="T1497" style:family="text">
      <style:text-properties officeooo:rsid="0015d0e0"/>
    </style:style>
    <style:style style:name="T1498" style:family="text">
      <style:text-properties officeooo:rsid="001a6988"/>
    </style:style>
    <style:style style:name="T1499" style:family="text">
      <style:text-properties officeooo:rsid="001c0af2"/>
    </style:style>
    <style:style style:name="T1500" style:family="text">
      <style:text-properties officeooo:rsid="001c7876"/>
    </style:style>
    <style:style style:name="T1501" style:family="text">
      <style:text-properties officeooo:rsid="002062eb"/>
    </style:style>
    <style:style style:name="T1502" style:family="text">
      <style:text-properties officeooo:rsid="002404e5"/>
    </style:style>
    <style:style style:name="T1503" style:family="text">
      <style:text-properties officeooo:rsid="0027ff50"/>
    </style:style>
    <style:style style:name="T1504" style:family="text">
      <style:text-properties officeooo:rsid="002b2d4a"/>
    </style:style>
    <style:style style:name="T1505" style:family="text">
      <style:text-properties officeooo:rsid="002d9685"/>
    </style:style>
    <style:style style:name="T1506" style:family="text">
      <style:text-properties officeooo:rsid="002f7a9f"/>
    </style:style>
    <style:style style:name="T1507" style:family="text">
      <style:text-properties officeooo:rsid="003446c0"/>
    </style:style>
    <style:style style:name="T1508" style:family="text">
      <style:text-properties officeooo:rsid="003abdb3"/>
    </style:style>
    <style:style style:name="T1509" style:family="text">
      <style:text-properties officeooo:rsid="003da6b5"/>
    </style:style>
    <style:style style:name="T1510" style:family="text">
      <style:text-properties officeooo:rsid="003f51e7"/>
    </style:style>
    <style:style style:name="T1511" style:family="text">
      <style:text-properties officeooo:rsid="003fae8f"/>
    </style:style>
    <style:style style:name="T1512" style:family="text">
      <style:text-properties officeooo:rsid="003fd4b9"/>
    </style:style>
    <style:style style:name="T1513" style:family="text">
      <style:text-properties officeooo:rsid="0042ed04"/>
    </style:style>
    <style:style style:name="T1514" style:family="text">
      <style:text-properties officeooo:rsid="00452dba"/>
    </style:style>
    <style:style style:name="T1515" style:family="text">
      <style:text-properties officeooo:rsid="0045ae02"/>
    </style:style>
    <style:style style:name="T1516" style:family="text">
      <style:text-properties officeooo:rsid="00478b29"/>
    </style:style>
    <style:style style:name="T1517" style:family="text">
      <style:text-properties officeooo:rsid="00493b6d"/>
    </style:style>
    <style:style style:name="T1518" style:family="text">
      <style:text-properties officeooo:rsid="0049f730"/>
    </style:style>
    <style:style style:name="T1519" style:family="text">
      <style:text-properties officeooo:rsid="004ed602"/>
    </style:style>
    <style:style style:name="T1520" style:family="text">
      <style:text-properties officeooo:rsid="004fe2f4"/>
    </style:style>
    <style:style style:name="T1521" style:family="text">
      <style:text-properties officeooo:rsid="0050f93b"/>
    </style:style>
    <style:style style:name="T1522" style:family="text">
      <style:text-properties officeooo:rsid="005154a6"/>
    </style:style>
    <style:style style:name="T1523" style:family="text">
      <style:text-properties officeooo:rsid="00521237"/>
    </style:style>
    <style:style style:name="T1524" style:family="text">
      <style:text-properties officeooo:rsid="00543f17"/>
    </style:style>
    <style:style style:name="T1525" style:family="text">
      <style:text-properties officeooo:rsid="005731a6"/>
    </style:style>
    <style:style style:name="T1526" style:family="text">
      <style:text-properties officeooo:rsid="0057ce6e"/>
    </style:style>
    <style:style style:name="T1527" style:family="text">
      <style:text-properties officeooo:rsid="005ba63c"/>
    </style:style>
    <style:style style:name="T1528" style:family="text">
      <style:text-properties officeooo:rsid="005f1147"/>
    </style:style>
    <style:style style:name="T1529" style:family="text">
      <style:text-properties officeooo:rsid="0062c6cb"/>
    </style:style>
    <style:style style:name="T1530" style:family="text">
      <style:text-properties officeooo:rsid="006487bd"/>
    </style:style>
    <style:style style:name="T1531" style:family="text">
      <style:text-properties officeooo:rsid="006666c0"/>
    </style:style>
    <style:style style:name="T1532" style:family="text">
      <style:text-properties officeooo:rsid="0068a0c6"/>
    </style:style>
    <style:style style:name="T1533" style:family="text">
      <style:text-properties officeooo:rsid="006a1821"/>
    </style:style>
    <style:style style:name="T1534" style:family="text">
      <style:text-properties officeooo:rsid="006ba2d9"/>
    </style:style>
    <style:style style:name="T1535" style:family="text">
      <style:text-properties officeooo:rsid="006ccec2"/>
    </style:style>
    <style:style style:name="T1536" style:family="text">
      <style:text-properties officeooo:rsid="006cf53b"/>
    </style:style>
    <style:style style:name="T1537" style:family="text">
      <style:text-properties officeooo:rsid="006e5950"/>
    </style:style>
    <style:style style:name="T1538" style:family="text">
      <style:text-properties officeooo:rsid="006e8fd5"/>
    </style:style>
    <style:style style:name="T1539" style:family="text">
      <style:text-properties officeooo:rsid="0070a3e7"/>
    </style:style>
    <style:style style:name="T1540" style:family="text">
      <style:text-properties officeooo:rsid="0071fdb0"/>
    </style:style>
    <style:style style:name="T1541" style:family="text">
      <style:text-properties officeooo:rsid="0072d7da"/>
    </style:style>
    <style:style style:name="T1542" style:family="text">
      <style:text-properties officeooo:rsid="00731a85"/>
    </style:style>
    <style:style style:name="T1543" style:family="text">
      <style:text-properties officeooo:rsid="0074f146"/>
    </style:style>
    <style:style style:name="T1544" style:family="text">
      <style:text-properties officeooo:rsid="0074f395"/>
    </style:style>
    <style:style style:name="T1545" style:family="text">
      <style:text-properties officeooo:rsid="007681c7"/>
    </style:style>
    <style:style style:name="T1546" style:family="text">
      <style:text-properties officeooo:rsid="007bb090"/>
    </style:style>
    <style:style style:name="T1547" style:family="text">
      <style:text-properties officeooo:rsid="0080a45d"/>
    </style:style>
    <style:style style:name="T1548" style:family="text">
      <style:text-properties officeooo:rsid="0080b499"/>
    </style:style>
    <style:style style:name="T1549" style:family="text">
      <style:text-properties officeooo:rsid="00815317"/>
    </style:style>
    <style:style style:name="T1550" style:family="text">
      <style:text-properties officeooo:rsid="0082c636"/>
    </style:style>
    <style:style style:name="T1551" style:family="text">
      <style:text-properties officeooo:rsid="008662c4"/>
    </style:style>
    <style:style style:name="T1552" style:family="text">
      <style:text-properties officeooo:rsid="00870c9a"/>
    </style:style>
    <style:style style:name="T1553" style:family="text">
      <style:text-properties officeooo:rsid="008cbb2f"/>
    </style:style>
    <style:style style:name="T1554" style:family="text">
      <style:text-properties officeooo:rsid="008eb473"/>
    </style:style>
    <style:style style:name="T1555" style:family="text">
      <style:text-properties officeooo:rsid="0092c31d"/>
    </style:style>
    <style:style style:name="T1556" style:family="text">
      <style:text-properties officeooo:rsid="0094943b"/>
    </style:style>
    <style:style style:name="T1557" style:family="text">
      <style:text-properties officeooo:rsid="00969f3b"/>
    </style:style>
    <style:style style:name="T1558" style:family="text">
      <style:text-properties officeooo:rsid="00970a3b"/>
    </style:style>
    <style:style style:name="T1559" style:family="text">
      <style:text-properties officeooo:rsid="0098e328"/>
    </style:style>
    <style:style style:name="T1560" style:family="text">
      <style:text-properties officeooo:rsid="009b2802"/>
    </style:style>
    <style:style style:name="T1561" style:family="text">
      <style:text-properties officeooo:rsid="009e1a70"/>
    </style:style>
    <style:style style:name="T1562" style:family="text">
      <style:text-properties officeooo:rsid="009f8ca3"/>
    </style:style>
    <style:style style:name="T1563" style:family="text">
      <style:text-properties officeooo:rsid="00a0f628"/>
    </style:style>
    <style:style style:name="T1564" style:family="text">
      <style:text-properties officeooo:rsid="00a18d0d"/>
    </style:style>
    <style:style style:name="T1565" style:family="text">
      <style:text-properties officeooo:rsid="00a48b2d"/>
    </style:style>
    <style:style style:name="T1566" style:family="text">
      <style:text-properties officeooo:rsid="00a723d2"/>
    </style:style>
    <style:style style:name="T1567" style:family="text">
      <style:text-properties officeooo:rsid="00a85dec"/>
    </style:style>
    <style:style style:name="T1568" style:family="text">
      <style:text-properties officeooo:rsid="00aa58b7"/>
    </style:style>
    <style:style style:name="T1569" style:family="text">
      <style:text-properties officeooo:rsid="00aac6f8"/>
    </style:style>
    <style:style style:name="T1570" style:family="text">
      <style:text-properties officeooo:rsid="00ac5b76"/>
    </style:style>
    <style:style style:name="T1571" style:family="text">
      <style:text-properties officeooo:rsid="00ad5fc5"/>
    </style:style>
    <style:style style:name="T1572" style:family="text">
      <style:text-properties officeooo:rsid="00adc4e0"/>
    </style:style>
    <style:style style:name="T1573" style:family="text">
      <style:text-properties officeooo:rsid="00ae39d3"/>
    </style:style>
    <style:style style:name="T1574" style:family="text">
      <style:text-properties officeooo:rsid="00af6725"/>
    </style:style>
    <style:style style:name="T1575" style:family="text">
      <style:text-properties officeooo:rsid="00b00f22"/>
    </style:style>
    <style:style style:name="T1576" style:family="text">
      <style:text-properties officeooo:rsid="00b13df8"/>
    </style:style>
    <style:style style:name="T1577" style:family="text">
      <style:text-properties officeooo:rsid="00b2e309"/>
    </style:style>
    <style:style style:name="T1578" style:family="text">
      <style:text-properties officeooo:rsid="00b3dc9b"/>
    </style:style>
    <style:style style:name="T1579" style:family="text">
      <style:text-properties officeooo:rsid="00b5d224"/>
    </style:style>
    <style:style style:name="T1580" style:family="text">
      <style:text-properties officeooo:rsid="00b8a517"/>
    </style:style>
    <style:style style:name="T1581" style:family="text">
      <style:text-properties officeooo:rsid="00bab56c"/>
    </style:style>
    <style:style style:name="T1582" style:family="text">
      <style:text-properties officeooo:rsid="00bb4cf9"/>
    </style:style>
    <style:style style:name="T1583" style:family="text">
      <style:text-properties officeooo:rsid="00c1ff3c"/>
    </style:style>
    <style:style style:name="T1584" style:family="text">
      <style:text-properties officeooo:rsid="00c2ee93"/>
    </style:style>
    <style:style style:name="T1585" style:family="text">
      <style:text-properties officeooo:rsid="00c4e5d7"/>
    </style:style>
    <style:style style:name="T1586" style:family="text">
      <style:text-properties officeooo:rsid="00c7d36f"/>
    </style:style>
    <style:style style:name="T1587" style:family="text">
      <style:text-properties officeooo:rsid="00c8b63b"/>
    </style:style>
    <style:style style:name="T1588" style:family="text">
      <style:text-properties officeooo:rsid="00cc1ef9"/>
    </style:style>
    <style:style style:name="T1589" style:family="text">
      <style:text-properties officeooo:rsid="00ce1e0f"/>
    </style:style>
    <style:style style:name="T1590" style:family="text">
      <style:text-properties officeooo:rsid="00d00e40"/>
    </style:style>
    <style:style style:name="T1591" style:family="text">
      <style:text-properties officeooo:rsid="00d18007"/>
    </style:style>
    <style:style style:name="T1592" style:family="text">
      <style:text-properties officeooo:rsid="00d2be54"/>
    </style:style>
    <style:style style:name="T1593" style:family="text">
      <style:text-properties officeooo:rsid="00d4fba2"/>
    </style:style>
    <style:style style:name="T1594" style:family="text">
      <style:text-properties officeooo:rsid="00d5b1c6"/>
    </style:style>
    <style:style style:name="T1595" style:family="text">
      <style:text-properties officeooo:rsid="00d6deb4"/>
    </style:style>
    <style:style style:name="T1596" style:family="text">
      <style:text-properties officeooo:rsid="00d7cfe6"/>
    </style:style>
    <style:style style:name="T1597" style:family="text">
      <style:text-properties officeooo:rsid="00d91682"/>
    </style:style>
    <style:style style:name="T1598" style:family="text">
      <style:text-properties officeooo:rsid="00d95c69"/>
    </style:style>
    <style:style style:name="T1599" style:family="text">
      <style:text-properties officeooo:rsid="00db031c"/>
    </style:style>
    <style:style style:name="T1600" style:family="text">
      <style:text-properties officeooo:rsid="00dbf8ac"/>
    </style:style>
    <style:style style:name="T1601" style:family="text">
      <style:text-properties officeooo:rsid="00df15c0"/>
    </style:style>
    <style:style style:name="T1602" style:family="text">
      <style:text-properties officeooo:rsid="00e037b3"/>
    </style:style>
    <style:style style:name="T1603" style:family="text">
      <style:text-properties officeooo:rsid="00e3b08d"/>
    </style:style>
    <style:style style:name="T1604" style:family="text">
      <style:text-properties officeooo:rsid="00e5dec8"/>
    </style:style>
    <style:style style:name="T1605" style:family="text">
      <style:text-properties officeooo:rsid="00e76a6f"/>
    </style:style>
    <style:style style:name="T1606" style:family="text">
      <style:text-properties officeooo:rsid="00e93c6e"/>
    </style:style>
    <style:style style:name="T1607" style:family="text">
      <style:text-properties officeooo:rsid="00eaa46d"/>
    </style:style>
    <style:style style:name="T1608" style:family="text">
      <style:text-properties officeooo:rsid="00eb5f44"/>
    </style:style>
    <style:style style:name="T1609" style:family="text">
      <style:text-properties officeooo:rsid="00ecdcd7"/>
    </style:style>
    <style:style style:name="T1610" style:family="text">
      <style:text-properties officeooo:rsid="00ee6d4c"/>
    </style:style>
    <style:style style:name="T1611" style:family="text">
      <style:text-properties officeooo:rsid="00ee8eac"/>
    </style:style>
    <style:style style:name="T1612" style:family="text">
      <style:text-properties officeooo:rsid="00f07a87"/>
    </style:style>
    <style:style style:name="T1613" style:family="text">
      <style:text-properties officeooo:rsid="00f1d52a"/>
    </style:style>
    <style:style style:name="T1614" style:family="text">
      <style:text-properties officeooo:rsid="00fa3293"/>
    </style:style>
    <style:style style:name="T1615" style:family="text">
      <style:text-properties officeooo:rsid="00fa8f23"/>
    </style:style>
    <style:style style:name="T1616" style:family="text">
      <style:text-properties officeooo:rsid="00fe0921"/>
    </style:style>
    <style:style style:name="T1617" style:family="text">
      <style:text-properties officeooo:rsid="01018d03"/>
    </style:style>
    <style:style style:name="T1618" style:family="text">
      <style:text-properties officeooo:rsid="010058db"/>
    </style:style>
    <style:style style:name="T1619" style:family="text">
      <style:text-properties officeooo:rsid="0102a4ba"/>
    </style:style>
    <style:style style:name="T1620" style:family="text">
      <style:text-properties officeooo:rsid="0104e182"/>
    </style:style>
    <style:style style:name="T1621" style:family="text">
      <style:text-properties officeooo:rsid="01062977"/>
    </style:style>
    <style:style style:name="T1622" style:family="text">
      <style:text-properties officeooo:rsid="0108f0f8"/>
    </style:style>
    <style:style style:name="T1623" style:family="text">
      <style:text-properties officeooo:rsid="010b8e19"/>
    </style:style>
    <style:style style:name="T1624" style:family="text">
      <style:text-properties officeooo:rsid="010b941b"/>
    </style:style>
    <style:style style:name="T1625" style:family="text">
      <style:text-properties officeooo:rsid="010cf790"/>
    </style:style>
    <style:style style:name="T1626" style:family="text">
      <style:text-properties officeooo:rsid="011771b8"/>
    </style:style>
    <style:style style:name="T1627" style:family="text">
      <style:text-properties officeooo:rsid="0117b3b2"/>
    </style:style>
    <style:style style:name="T1628" style:family="text">
      <style:text-properties officeooo:rsid="01199695"/>
    </style:style>
    <style:style style:name="T1629" style:family="text">
      <style:text-properties officeooo:rsid="011b751d"/>
    </style:style>
    <style:style style:name="T1630" style:family="text">
      <style:text-properties officeooo:rsid="011c684f"/>
    </style:style>
    <style:style style:name="T1631" style:family="text">
      <style:text-properties officeooo:rsid="01222554"/>
    </style:style>
    <style:style style:name="T1632" style:family="text">
      <style:text-properties officeooo:rsid="0126daee"/>
    </style:style>
    <style:style style:name="T1633" style:family="text">
      <style:text-properties officeooo:rsid="01286bb7"/>
    </style:style>
    <style:style style:name="T1634" style:family="text">
      <style:text-properties officeooo:rsid="0128a93f"/>
    </style:style>
    <style:style style:name="T1635" style:family="text">
      <style:text-properties officeooo:rsid="012be6c3"/>
    </style:style>
    <style:style style:name="T1636" style:family="text">
      <style:text-properties officeooo:rsid="012e3cad"/>
    </style:style>
    <style:style style:name="T1637" style:family="text">
      <style:text-properties officeooo:rsid="01319380"/>
    </style:style>
    <style:style style:name="T1638" style:family="text">
      <style:text-properties officeooo:rsid="0136aee8"/>
    </style:style>
    <style:style style:name="T1639" style:family="text">
      <style:text-properties officeooo:rsid="013d9f71"/>
    </style:style>
    <style:style style:name="T1640" style:family="text">
      <style:text-properties fo:font-variant="normal" fo:text-transform="none" fo:color="#222222" style:font-name="arial" fo:letter-spacing="normal" fo:font-style="normal"/>
    </style:style>
    <style:style style:name="T1641" style:family="text">
      <style:text-properties fo:font-variant="normal" fo:text-transform="none" fo:color="#222222" style:font-name="arial" fo:letter-spacing="normal" fo:font-style="normal" officeooo:rsid="005cd635"/>
    </style:style>
    <style:style style:name="T1642" style:family="text">
      <style:text-properties officeooo:rsid="01401bf7"/>
    </style:style>
    <style:style style:name="T1643" style:family="text">
      <style:text-properties officeooo:rsid="01403242"/>
    </style:style>
    <style:style style:name="T1644" style:family="text">
      <style:text-properties officeooo:rsid="0140d455"/>
    </style:style>
    <style:style style:name="T1645" style:family="text">
      <style:text-properties officeooo:rsid="0141afd7"/>
    </style:style>
    <style:style style:name="T1646" style:family="text">
      <style:text-properties officeooo:rsid="0141fc92"/>
    </style:style>
    <style:style style:name="T1647" style:family="text">
      <style:text-properties officeooo:rsid="0142523e"/>
    </style:style>
    <style:style style:name="T1648" style:family="text">
      <style:text-properties officeooo:rsid="01430ffa"/>
    </style:style>
    <style:style style:name="T1649" style:family="text">
      <style:text-properties officeooo:rsid="01435e8e"/>
    </style:style>
    <style:style style:name="T1650" style:family="text">
      <style:text-properties officeooo:rsid="0143f10b"/>
    </style:style>
    <style:style style:name="T1651" style:family="text">
      <style:text-properties officeooo:rsid="0145e9a1"/>
    </style:style>
    <style:style style:name="T1652" style:family="text">
      <style:text-properties officeooo:rsid="014677d7"/>
    </style:style>
    <style:style style:name="T1653" style:family="text">
      <style:text-properties officeooo:rsid="014b583c"/>
    </style:style>
    <style:style style:name="T1654" style:family="text">
      <style:text-properties officeooo:rsid="014f1076"/>
    </style:style>
    <style:style style:name="T1655" style:family="text">
      <style:text-properties officeooo:rsid="01505c64"/>
    </style:style>
    <style:style style:name="T1656" style:family="text">
      <style:text-properties officeooo:rsid="0152a9ec"/>
    </style:style>
    <style:style style:name="T1657" style:family="text">
      <style:text-properties officeooo:rsid="01555ddb"/>
    </style:style>
    <style:style style:name="T1658" style:family="text">
      <style:text-properties officeooo:rsid="0156c4bc"/>
    </style:style>
    <style:style style:name="T1659" style:family="text">
      <style:text-properties officeooo:rsid="0158756e"/>
    </style:style>
    <style:style style:name="T1660" style:family="text">
      <style:text-properties officeooo:rsid="01595edf"/>
    </style:style>
    <style:style style:name="T1661" style:family="text">
      <style:text-properties officeooo:rsid="015b0d06"/>
    </style:style>
    <style:style style:name="T1662" style:family="text">
      <style:text-properties officeooo:rsid="015c93fd"/>
    </style:style>
    <style:style style:name="T1663" style:family="text">
      <style:text-properties officeooo:rsid="015e618d"/>
    </style:style>
    <style:style style:name="T1664" style:family="text">
      <style:text-properties officeooo:rsid="015f8a3e"/>
    </style:style>
    <style:style style:name="T1665" style:family="text">
      <style:text-properties officeooo:rsid="0161bb69"/>
    </style:style>
    <style:style style:name="T1666" style:family="text">
      <style:text-properties officeooo:rsid="01672d20"/>
    </style:style>
    <style:style style:name="T1667" style:family="text">
      <style:text-properties officeooo:rsid="01681a7d"/>
    </style:style>
    <style:style style:name="T1668" style:family="text">
      <style:text-properties officeooo:rsid="0168898b"/>
    </style:style>
    <style:style style:name="T1669" style:family="text">
      <style:text-properties officeooo:rsid="016a76af"/>
    </style:style>
    <style:style style:name="T1670" style:family="text">
      <style:text-properties officeooo:rsid="016c809b"/>
    </style:style>
    <style:style style:name="T1671" style:family="text">
      <style:text-properties officeooo:rsid="016d4296"/>
    </style:style>
    <style:style style:name="T1672" style:family="text">
      <style:text-properties officeooo:rsid="016dd58d"/>
    </style:style>
    <style:style style:name="T1673" style:family="text">
      <style:text-properties officeooo:rsid="016e6791"/>
    </style:style>
    <style:style style:name="T1674" style:family="text">
      <style:text-properties officeooo:rsid="016ebbba"/>
    </style:style>
    <style:style style:name="T1675" style:family="text">
      <style:text-properties officeooo:rsid="016f2a17"/>
    </style:style>
    <style:style style:name="T1676" style:family="text">
      <style:text-properties officeooo:rsid="0173e220"/>
    </style:style>
    <style:style style:name="T1677" style:family="text">
      <style:text-properties officeooo:rsid="0177cd30"/>
    </style:style>
    <style:style style:name="T1678" style:family="text">
      <style:text-properties officeooo:rsid="017874a5"/>
    </style:style>
    <style:style style:name="T1679" style:family="text">
      <style:text-properties officeooo:rsid="017c4bdb"/>
    </style:style>
    <style:style style:name="T1680" style:family="text">
      <style:text-properties officeooo:rsid="017e0be3"/>
    </style:style>
    <style:style style:name="T1681" style:family="text">
      <style:text-properties officeooo:rsid="017fb18b"/>
    </style:style>
    <style:style style:name="T1682" style:family="text">
      <style:text-properties officeooo:rsid="01826503"/>
    </style:style>
    <style:style style:name="T1683" style:family="text">
      <style:text-properties officeooo:rsid="0183b608"/>
    </style:style>
    <style:style style:name="T1684" style:family="text">
      <style:text-properties officeooo:rsid="01859ed8"/>
    </style:style>
    <style:style style:name="T1685" style:family="text">
      <style:text-properties officeooo:rsid="01863ff4"/>
    </style:style>
    <style:style style:name="T1686" style:family="text">
      <style:text-properties officeooo:rsid="01875687"/>
    </style:style>
    <style:style style:name="T1687" style:family="text">
      <style:text-properties officeooo:rsid="01888260"/>
    </style:style>
    <style:style style:name="T1688" style:family="text">
      <style:text-properties officeooo:rsid="018a173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8">Late Winter</text:p>
      <text:p text:style-name="P885"/>
      <text:p text:style-name="P1007">Chapter <text:span text:style-name="T1">1</text:span></text:p>
      <text:p text:style-name="P1662"/>
      <text:p text:style-name="P1032"><text:span text:style-name="T3">C</text:span>onner Mitchell <text:span text:style-name="T14">bolted</text:span> upright and stared <text:span text:style-name="T15">frantically</text:span> into <text:span text:style-name="T16">the </text:span>darkness. <text:s/>His legs, tangled in <text:span text:style-name="T17">a twist of sheets and </text:span>blankets, <text:span text:style-name="T18">twitching spasmodically</text:span>. <text:s/><text:span text:style-name="T19">He pressed a hand against his heart</text:span> <text:span text:style-name="T20">and its</text:span> <text:span text:style-name="T21">frenzied</text:span> <text:span text:style-name="T22">pounding</text:span>. <text:s/><text:span text:style-name="T23">It had been years since he'd </text:span><text:span text:style-name="T24">dreamed about the accident, and </text:span><text:span text:style-name="T25">he </text:span><text:span text:style-name="T24">was </text:span><text:span text:style-name="T26">troubled</text:span><text:span text:style-name="T24"> by the familiarity of it. <text:s/></text:span></text:p>
      <text:p text:style-name="P1669"/>
      <text:p text:style-name="P1032"><text:span text:style-name="T27">Even</text:span><text:span text:style-name="T28"> pinch</text:span><text:span text:style-name="T27">ing </text:span><text:span text:style-name="T28">the bridge of his nose </text:span><text:span text:style-name="T27">failed to clear</text:span><text:span text:style-name="T28"> the </text:span><text:span text:style-name="T25">rank</text:span><text:span text:style-name="T28"> </text:span><text:span text:style-name="T29">bovine </text:span><text:span text:style-name="T28">smell of </text:span><text:span text:style-name="T25">the </text:span><text:span text:style-name="T29">dream </text:span><text:span text:style-name="T28">from his nostrils. <text:s/>His </text:span><text:span text:style-name="T30">mouth rang with the metallic taste of blood and dirt, </text:span><text:span text:style-name="T29">and h</text:span><text:span text:style-name="T30">e ran his tongue around his teeth in a</text:span><text:span text:style-name="T31">n</text:span><text:span text:style-name="T30"> attempt to </text:span><text:span text:style-name="T32">erase</text:span><text:span text:style-name="T30"> the taste. <text:s/></text:span></text:p>
      <text:p text:style-name="P1669"/>
      <text:p text:style-name="P1032"><text:span text:style-name="T30">H</text:span><text:span text:style-name="T33">e'd been a young man when the wreck happened. <text:s/>At 37 he'd been carrying the images in his head for 15 years. <text:s/></text:span><text:span text:style-name="T32">H</text:span><text:span text:style-name="T34">e wondered what had dredged up the memory </text:span><text:span text:style-name="T35">again</text:span><text:span text:style-name="T34">. <text:s/>Nothing good had come from that day or </text:span><text:span text:style-name="T36">the </text:span><text:span text:style-name="T37">events</text:span><text:span text:style-name="T36"> that</text:span><text:span text:style-name="T34"> followed. <text:s/></text:span><text:span text:style-name="T38">Over the years he'd come to believe the nightmares would herald the arrival </text:span><text:span text:style-name="T36">of</text:span><text:span text:style-name="T38"> trouble. <text:s/></text:span><text:span text:style-name="T39">Of course</text:span><text:span text:style-name="T36">, in a life like his almost anything could </text:span><text:span text:style-name="T40">forecast</text:span><text:span text:style-name="T36"> </text:span><text:span text:style-name="T41">the next bout of grief.</text:span></text:p>
      <text:p text:style-name="P1670"/>
      <text:p text:style-name="P1671"><text:span text:style-name="T42">He pushed the echoes of the dream away. <text:s/>He was awake now. <text:s/>He might as well get moving. <text:s/></text:span>He cranked his head to the side and listened to the little cracking noises in his neck. <text:s/>He <text:span text:style-name="T43">hated having to </text:span>abandon the warm comfort of <text:span text:style-name="T44">the</text:span> bed for the cold wooden floors. <text:s/>These days he tended to gauge the seasons by which creaked more, the floor or his knees. <text:s/>At least the <text:span text:style-name="T45">house's groans could be attributed to</text:span> <text:span text:style-name="T46">old </text:span>age. <text:s/>His body only had abuse <text:span text:style-name="T47">for an</text:span> excuse.</text:p>
      <text:p text:style-name="P1671"/>
      <text:p text:style-name="P1672">It wasn't that he was an old man, he thought. <text:s/>Although he sometimes longed for the easy days of having a young man's complaints instead of the almost constant <text:soft-page-break/>nagging physical irritations. <text:s/>His body no longer tolerated late nights and lack of sleep. <text:s/>It was just as well he'd finally settled down before the wear really began to show.</text:p>
      <text:p text:style-name="P1671"/>
      <text:p text:style-name="P1671">He swung his long legs over the side and slowly set his feet to the floor, <text:span text:style-name="T47">and was instantly sorry he hadn't worn socks to bed. <text:s/>As he shuffled toward the foot board he cursed himself for not sleeping on the other side. <text:s/>It would have meant less expanse of icy floor to cover on his way to the shower.</text:span></text:p>
      <text:p text:style-name="P1671"/>
      <text:p text:style-name="P1673">He stumbled over the pair of jeans left in a crumpled heap on the floor, and cracked his big toe on the leg of the heavy <text:span text:style-name="T48">frame</text:span>. <text:s/>Crow hopping backwards, he clutched his right foot in misery, expelling a misty fog of expletives into the frigid air. <text:s/>The sense of pain overcame his sense of direction. <text:s/>His thigh slammed into the side table with enough force to launch a tower of books into flight. <text:s/>The largest landed with precision and force on his defenseless instep. <text:s/></text:p>
      <text:p text:style-name="P1671"/>
      <text:p text:style-name="P1674"><text:span text:style-name="T49">T</text:span>he profanities increased in volume and color. </text:p>
      <text:p text:style-name="P1033"/>
      <text:p text:style-name="P1034">Even in the semi-darkness he could see the lolling tongue and gleaming teeth <text:span text:style-name="T50">of the </text:span>Australian Shepherd <text:span text:style-name="T50">still curled up on the foot of the bed</text:span>. <text:s/></text:p>
      <text:p text:style-name="P1034"/>
      <text:p text:style-name="P1034">“Don't you dare laugh.” he growled.</text:p>
      <text:p text:style-name="P1034"/>
      <text:p text:style-name="P1035">The dog's eyes drooped to half-mast and his lips pulled back in a submissive grin, but the effect was offset by the broad sweep of his tail across the old quilt.</text:p>
      <text:p text:style-name="P1035"/>
      <text:p text:style-name="P1035">“<text:span text:style-name="T51">Thanks.” Conner muttered.</text:span></text:p>
      <text:p text:style-name="P1033"/>
      <text:p text:style-name="P1671"><text:span text:style-name="T51">He retrieved the books and dumped them on the nightstand. <text:s/>He rubbed the injured toe across the bruised arch of his other foot in commiseration. <text:s/></text:span><text:line-break/><text:soft-page-break/></text:p>
      <text:p text:style-name="P1671">As he headed to the hallway bathroom, he debated grabbing a quick breakfast or heading to the big house for a real meal. <text:s/>His aunt would have been up for some time already and would <text:span text:style-name="T52">probably </text:span>appreciate the company. <text:s/><text:span text:style-name="T53">His stomach would definitely appreciate a higher quality breakfast than the leftover pizza or slightly gray bagels his own kitchen offered</text:span>. <text:s/></text:p>
      <text:p text:style-name="P1671"/>
      <text:p text:style-name="P1672">The first course of action, though, would be to make himself presentable. <text:s/>As his fingers scraped over the stubble on his chin he knew a shower and shave were in order before attempting to make an appearance. <text:s/>While his aunt wasn't a stickler for social niceties, he felt compelled to look groomed if not entirely awake.</text:p>
      <text:p text:style-name="P1671"/>
      <text:p text:style-name="P1671"><text:span text:style-name="T52">The mirror went mostly ignored</text:span> as he brushed his teeth. <text:s/><text:span text:style-name="T54">The overhead light revealed a head of </text:span>curly brown hair, sherry colored eyes and high cheekbones. <text:s/>If he smiled <text:span text:style-name="T45">the </text:span>dimples <text:span text:style-name="T45">that c</text:span>reas<text:span text:style-name="T45">ed</text:span> his <text:span text:style-name="T54">face</text:span> <text:span text:style-name="T45">would disguise the long scar running down his left cheek. <text:s/>It was the scar that he always saw first</text:span>. <text:s/>He'd decided long ago to simply <text:span text:style-name="T55">stop looking</text:span>.</text:p>
      <text:p text:style-name="P1671"/>
      <text:p text:style-name="P1671"><text:span text:style-name="T52">After a quick shower</text:span> <text:span text:style-name="T53">he</text:span> headed to the kitchen, <text:span text:style-name="T56">opened the side door and watched a moment as Tink raced outside. <text:s/>The little dog began his methodical inspection of every vertical surface in the yard. <text:s/>Tink was loyal to his routine, to Conner and to anything edible. <text:s/>Not necessarily in that order.</text:span></text:p>
      <text:p text:style-name="P1671"/>
      <text:p text:style-name="P1671"><text:span text:style-name="T57">Conner</text:span> poured the remnants of last night's coffee into a mug <text:span text:style-name="T58">and chugged it down as he started a new pot. <text:s/>The</text:span> old percolator <text:span text:style-name="T59">was </text:span>dull, dented and much loved. <text:s/>His Aunt Nell was <text:span text:style-name="T60">always</text:span> teasing him about it. <text:s/>She praised the merits of timers, filters, size selection and custom grinds. <text:s/>H<text:span text:style-name="T61">is response was always to shake his head and point at the cord snaking from the machine to the wall. <text:s/>In his opinion </text:span><text:soft-page-break/><text:span text:style-name="T61">portability outweighed pretentious appliances any day</text:span>. </text:p>
      <text:p text:style-name="P1671"/>
      <text:p text:style-name="P1032">He'd spent so much of his life drifting around the country that even the idea of an electric coffee maker seemed like a commitment. <text:s/><text:span text:style-name="T62">After a failed year of college, he'd returned to his true calling and joined the rodeo circuit. <text:s/>When his tall frame outgrew bull riding, he bought and trained a string of quarter horses and took whatever work he could. <text:s/>He leased out his best roping horses and entered rodeo events himself when he could. <text:s text:c="2"/>He was never in the big money, but he was well liked and the combined income was steady. <text:s/></text:span></text:p>
      <text:p text:style-name="P1036"/>
      <text:p text:style-name="P1037">He always thought of the small cottage he lived in as his first real home. <text:s/>He'd moved in several years earlier when his uncle had passed and his aunt needed help. <text:s/>It was supposed to be a temporary situation but he'd settled in and come to <text:span text:style-name="T63">like this life</text:span>.</text:p>
      <text:p text:style-name="P1032"/>
      <text:p text:style-name="P1032"><text:span text:style-name="T64">He wrapped both hands around the mug allowing the heat to soak in. <text:s/>He s</text:span>trolled over <text:span text:style-name="T65">to </text:span>the southern window <text:span text:style-name="T64">and looked</text:span> out at the <text:span text:style-name="T64">horizon</text:span>. <text:s text:c="2"/><text:span text:style-name="T64">The landscape was a blend of</text:span> <text:span text:style-name="T64">soft </text:span>blues, purples and grays. <text:s/><text:span text:style-name="T64">A living watercolor he enjoyed each morning.</text:span></text:p>
      <text:p text:style-name="P1032"/>
      <text:p text:style-name="P1032"><text:span text:style-name="T64">A</text:span> thick layer of fog <text:span text:style-name="T64">nestled</text:span> at the bottom of the slope and stretched out along the county road that bisected the valley. <text:s/><text:span text:style-name="T64">It was rare to see fog this time of year. <text:s/>The previous day's warmth had faded with the sunset and the temperatures had plummeted, trapping the spring moisture in the low-lying area.</text:span></text:p>
      <text:p text:style-name="P1032"/>
      <text:p text:style-name="P1032">Conner was about to turn away when something caught his eye. <text:s/>There was a small figure near the intersection, floating on the top of the bank of mist. <text:s/>He shook his head, rubbed his eyes and tried to clear his <text:span text:style-name="T66">vision</text:span>. <text:s/>For a second he imagined he was seeing <text:span text:style-name="T67">some sort of </text:span>genie. <text:s text:c="2"/>He squinted and leaned forward to get a better <text:soft-page-break/>look. <text:s/>From this distance, <text:span text:style-name="T67">it looked almost like a child with its </text:span>head tipped forward <text:span text:style-name="T68">as if studying the s</text:span>hort <text:span text:style-name="T69">l</text:span>egs <text:span text:style-name="T68">that</text:span> <text:span text:style-name="T66">disappeared</text:span> into the fog. <text:s/></text:p>
      <text:p text:style-name="P1032"/>
      <text:p text:style-name="P1032">As he watched, whoever or whatever it was began to glide forward. <text:s/><text:span text:style-name="T70">T</text:span>he mist, <text:span text:style-name="T69">disturbed by the motion,</text:span> swirl<text:span text:style-name="T70">ed lazily around</text:span>. <text:s/><text:span text:style-name="T70">He </text:span>half-expect<text:span text:style-name="T70">ed</text:span> to see a brightly colored Turkish rug <text:span text:style-name="T70">floating</text:span> across the swell of white. <text:s/>He <text:span text:style-name="T71">was somewhat </text:span>disappoin<text:span text:style-name="T71">ted</text:span> when the haze <text:span text:style-name="T72">cleared</text:span> enough for him to recognize the <text:span text:style-name="T72">strong</text:span> neck and shoulders of a dapple gray horse. <text:s/></text:p>
      <text:p text:style-name="P1032"/>
      <text:p text:style-name="P1032">He snorted at his own <text:span text:style-name="T73">overactive </text:span>imagination, and watched the rider move toward the buildings. <text:s/>He <text:span text:style-name="T66">assumed horse and rider would </text:span>continue up the driveway to his aunt's house. <text:s/>He frowned when <text:span text:style-name="T71">the animal failed to reappear on the other side</text:span>. <text:s text:c="2"/><text:span text:style-name="T72">Gallegos County</text:span> was a safe area where everyone knew each other <text:span text:style-name="T74">and the rumor mill was reliable. <text:s/>Somehow the fact that he didn't recognize that horse had him a bit concerned. <text:s/></text:span></text:p>
      <text:p text:style-name="P1032"/>
      <text:p text:style-name="P1032"/>
      <text:p text:style-name="P885"><text:span text:style-name="T75"><text:tab/></text:span><text:span text:style-name="T4">E</text:span>mmaline Bartlett sat quietly in the cool morning mist, studying the cluster of outbuildings on the other side of the road. <text:s/>Her horse stood <text:span text:style-name="T76">motionless</text:span> beneath her and she suspected <text:span text:style-name="T77">Henry</text:span> was already half asleep.</text:p>
      <text:p text:style-name="P1032"/>
      <text:p text:style-name="P1032"><text:span text:style-name="T78">She'd felt restless when she woke and had rushed out of the house. <text:s/>She'd only taken the time to dress and braid her </text:span>hair <text:span text:style-name="T78">before hurrying out to the stables</text:span>. <text:s/><text:span text:style-name="T79">It had been years since she'd had the pleasure of a morning free of commitments. <text:s/>She was struggling with the newly acquired free time and what to do with it. <text:s/>An early ride had been a sudden inspiration. </text:span></text:p>
      <text:p text:style-name="P1032"/>
      <text:p text:style-name="P1038">She had to admit it was peaceful sitting there listening to the babble of the creek and musical calls of the awakening birds. <text:s/></text:p>
      <text:p text:style-name="P1032"><text:soft-page-break/></text:p>
      <text:p text:style-name="P1032"><text:span text:style-name="T80">Still, Emma had the oddest sense of being watched. <text:s/>It was a fanciful notion no doubt created by the misty dampness. <text:s/>Unable to shake off the sensation she finally u</text:span>rged Henry across the road <text:span text:style-name="T80">towards the shelter that the buildings offered.</text:span></text:p>
      <text:p text:style-name="P1032"/>
      <text:p text:style-name="P1032">She'd noticed the structures <text:span text:style-name="T81">days before</text:span> <text:span text:style-name="T81">when she'd accompanied her mother on her weekly shopping trip. Emma had</text:span> been <text:span text:style-name="T81">lost in thought</text:span> and might not have even noticed them except <text:span text:style-name="T82">a beam of sunlight</text:span> bounced off a <text:span text:style-name="T81">pane</text:span> of glass as if winking at her. <text:s/>She'd been struck by how the little group of buildings huddled there <text:span text:style-name="T83">together, surrounded by emptiness. <text:s/>It reminded her of the familiar sight of two horses grazing nose-to-nose in an otherwise empty landscape. <text:s/>Emma had watched the site disappear in the side mirror and considered them forgotten. <text:s/></text:span></text:p>
      <text:p text:style-name="P1032"/>
      <text:p text:style-name="P1032"><text:span text:style-name="T83">She didn't have a destination in mind when she'd ridden out this morning. <text:s/>She'd felt surprise at finding herself drawn back to the spot when the roof tops came into view, and had </text:span>stopped <text:span text:style-name="T84">to</text:span> watch as the morning light began brightening the sky and details of the buildings began to appear. <text:s/><text:span text:style-name="T81">At first sight the buildings appeared gray in the weak light, although she remembered the faded barn-red walls and white trim. <text:s/>Now she could see the sturdy</text:span> wooden porch <text:span text:style-name="T85">that outlined the front building </text:span>and <text:span text:style-name="T86">a</text:span> faint gleam of glass <text:span text:style-name="T85">underneath.</text:span></text:p>
      <text:p text:style-name="P1032"/>
      <text:p text:style-name="P1032"><text:span text:style-name="T87">The buildings sat back from the road, camped on the flatland at the bottom of a hill that climbed up to the sky. <text:s/>From this distance it was obvious</text:span> there were <text:span text:style-name="T84">actually </text:span>three <text:span text:style-name="T84">different structures</text:span>. <text:s/><text:span text:style-name="T88">The smallest paralleled the main road and was connected to a longer building stretching out behind, forming a crooked L-shape. <text:s/></text:span>The <text:span text:style-name="T87">third</text:span> <text:span text:style-name="T89">sat</text:span> behind them like the <text:span text:style-name="T87">last</text:span> <text:span text:style-name="T89">side</text:span> of a <text:span text:style-name="T85">shattered </text:span>triangle. <text:span text:style-name="T90">The imperfect symmetry appealed to her. <text:s/>A long gravel drive slipped past the lone building and meandered up the hill. <text:s/></text:span></text:p>
      <text:p text:style-name="P1032"><text:soft-page-break/></text:p>
      <text:p text:style-name="P1039">Emma urged Henry forward and they splashed through the shallow creek and crossed the road. <text:s/>His own curiosity apparently piqued, the big horse moved briskly around the right side of the building, cutting between the edge of the lone building and the gravel driveway that meandered its way up the hill. <text:s/></text:p>
      <text:p text:style-name="P1032"/>
      <text:p text:style-name="P1032"><text:span text:style-name="T87">When he reached the back side, he stopped on his own, having decided they had arrived at their destination. <text:s/>Emma suspected he equated the look of the place to a morning meal. <text:s/>S</text:span>he <text:span text:style-name="T81">dismounted </text:span>and dropped one rein to the ground in the equestrian version of “Stay”. <text:s/>She gave him a sympathetic pat on the neck.</text:p>
      <text:p text:style-name="P1032"/>
      <text:p text:style-name="P1032">“<text:span text:style-name="T91">I won't be long</text:span>, bud.”</text:p>
      <text:p text:style-name="P1032"/>
      <text:p text:style-name="P1032">S<text:span text:style-name="T91">ince it was closest, s</text:span>he <text:span text:style-name="T92">decided to investigate the detached</text:span> building <text:span text:style-name="T87">first. <text:s/>It was taller than the others, due to its high arched roof, with </text:span>solid cement walls <text:span text:style-name="T93">that sank down into the earth. <text:s text:c="2"/>Three stone slabs formed rough steps that descended to a narrow wooden door. <text:s/>Its paint had faded to a dull mossy green, almost the same shade as her eyes.</text:span></text:p>
      <text:p text:style-name="P1032"/>
      <text:p text:style-name="P1032">Emma <text:span text:style-name="T84">placed her fingertips against the rough surface and walked along until she reached the tall laurel tree rising up in the gap between buildings. <text:s/></text:span><text:s/><text:span text:style-name="T84">She stepped around the tree, and saw that another laurel in the opposite corner formed a secluded courtyard in the middle</text:span>. <text:s/><text:span text:style-name="T94">Large flagstones nestled in the dirt between the buildings. <text:s/>Two rusty lawn chairs huddled together in their center.</text:span></text:p>
      <text:p text:style-name="P1032"/>
      <text:p text:style-name="P1040"><text:span text:style-name="T95">The longest building, now to her right, had the only door visible from the courtyard. <text:s/></text:span>It appeared to be an old dutch-door as weathered <text:span text:style-name="T95">as the </text:span>siding. <text:s/><text:span text:style-name="T96">The bottom halves of several similar doors dotted the wall, but their top portions had been replaced by windows. <text:s/>Above the wall the shingles pitched up toward the 12 foot roof line of the outer </text:span><text:soft-page-break/><text:span text:style-name="T96">wall. <text:s/></text:span>Without thought, she stepped closer and reached out towards the <text:span text:style-name="T95">door's </text:span>latch. <text:s/>Her hand hovered inches away as a tingle of <text:span text:style-name="T96">guilt</text:span> swept through her. <text:s/></text:p>
      <text:p text:style-name="P1032"/>
      <text:p text:style-name="P1032"><text:span text:style-name="T97">She stepped to the side and peered into a window. <text:s/></text:span>The <text:span text:style-name="T98">watery </text:span>morning light <text:span text:style-name="T99">didn't penetrate the</text:span> depths of the space, <text:s/><text:span text:style-name="T98">but she could make out a </text:span>few wooden tables and chairs just inside. <text:s/></text:p>
      <text:p text:style-name="P1032"/>
      <text:p text:style-name="P1032">Using her forearm, she rubbed at the layer of dirt and pressed her <text:span text:style-name="T100">nose</text:span> to the glass. <text:s text:c="2"/></text:p>
      <text:p text:style-name="P1032"/>
      <text:p text:style-name="P1032"><text:span text:style-name="T101">With the grime gone</text:span> she could see <text:span text:style-name="T100">stacks of crates and other bits of furniture scattered along the worn floor boards. <text:s/>She was surprised to see the main room was finished in white plastered walls. <text:s/>There was an open doorway near the opposite end of the right-most wall. <text:s/>From t</text:span>his angle <text:span text:style-name="T102">she couldn't see through the threshold, but she had an impression of light filtering in from above. <text:s/></text:span></text:p>
      <text:p text:style-name="P1032"/>
      <text:p text:style-name="P1032">Emma stepped back and looked towards the <text:span text:style-name="T97">last</text:span> building. <text:s/><text:span text:style-name="T97">Although she knew there was a covered porch and windows on the road side, this side of the building had no significant features at all</text:span>. <text:s/><text:span text:style-name="T103">A solid expanse of wood siding stretched from the inner corner to the budding laurel tree on her left.</text:span></text:p>
      <text:p text:style-name="P1032"/>
      <text:p text:style-name="P1032">She <text:span text:style-name="T97">realized she was humming softly as she</text:span> glanced around again. <text:s text:c="2"/><text:span text:style-name="T104">Her initial impression that these were neglected shacks was replaced with realization that they were solid and well maintained. <text:s/></text:span><text:s text:c="2"/><text:line-break/><text:line-break/><text:tab/>“Who <text:span text:style-name="T105">takes care of you</text:span>?” she wondered out loud.</text:p>
      <text:p text:style-name="P1032"/>
      <text:p text:style-name="P1032">As she glanced up at the <text:span text:style-name="T105">roof line</text:span>, she noticed the faint pink and orange <text:span text:style-name="T106">hues</text:span> of a sunrise overhead. <text:s/>As if awakened by the sight, her stomach growled loudly. <text:s/><text:span text:style-name="T99">It was the first time in weeks she'd actually felt hungry. <text:s/></text:span></text:p>
      <text:p text:style-name="P1032"><text:soft-page-break/></text:p>
      <text:p text:style-name="P1032">Her gaze swept over the courtyard one last time, and with a regretful sigh she <text:span text:style-name="T99">began moving back towards her horse</text:span>.</text:p>
      <text:p text:style-name="P1032"/>
      <text:p text:style-name="P1032">As she rounded the buildings, <text:span text:style-name="T99">she was greeted by </text:span>a <text:span text:style-name="T99">trumpeting</text:span> whinny.</text:p>
      <text:p text:style-name="P1032"/>
      <text:p text:style-name="P1032">“Goodness, Henry! <text:s/>Did you miss me so soon?” she asked with a laugh. <text:s/>Her green eyes sparkled with affection. <text:s/>“Or are you disappointed <text:span text:style-name="T107">no one</text:span> serve<text:span text:style-name="T107">d</text:span> <text:span text:style-name="T107">you </text:span>breakfast?”</text:p>
      <text:p text:style-name="P1032"/>
      <text:p text:style-name="P1032">The gray blinked his large dark eyes and his nostrils fluttered in an answering nicker. <text:s/><text:span text:style-name="T102">She pulled up the loose rein, flipped it over his neck and swung up to the saddle. <text:s/>It occurred to her that at this height, she might be able to find the source of the light she saw earlier. <text:s/>There was time for a quick peek at the outside before she left.</text:span></text:p>
      <text:p text:style-name="P1032"/>
      <text:p text:style-name="P1041">As they <text:span text:style-name="T108">moved toward the corner, E</text:span>mma <text:span text:style-name="T109">spotted</text:span> a square window below the <text:span text:style-name="T108">high </text:span>roof line. <text:s/><text:span text:style-name="T110">With leg pressure and a weight shift she</text:span> maneuvered Henry <text:span text:style-name="T109">closer and </text:span>parallel to the wall. <text:s/>She was pleased to see the overhang of the roof had kept the glass relatively clean. <text:s/><text:span text:style-name="T110">She stood in the stirrups and, u</text:span>sing one hand to <text:span text:style-name="T111">block out the light,</text:span> <text:s/>looked down into the room. <text:s/></text:p>
      <text:p text:style-name="P1041"/>
      <text:p text:style-name="P1041">Her eyes ran greedily over the shelves of the opposite wall, before dropping to the counter directly below the window. <text:s/>When she craned her neck and pressed her cheek to the glass she saw a large <text:span text:style-name="T111">divided sink</text:span>.</text:p>
      <text:p text:style-name="P1041"/>
      <text:p text:style-name="P1041"><text:span text:style-name="T112">She relaxed back in the saddle, a satisfied grin spread across her face</text:span>. <text:s/>Henry let out a long-suffering sigh and stomped a foreleg. <text:s/><text:span text:style-name="T113">Emma patted his shoulder and gave his mane a quick tug.</text:span></text:p>
      <text:p text:style-name="P1032"/>
      <text:p text:style-name="P1032">“All right, bud. <text:s/>Let's get back home <text:span text:style-name="T113">and feed you </text:span><text:soft-page-break/><text:span text:style-name="T113">some breakfast</text:span>.”</text:p>
      <text:p text:style-name="P1019"/>
      <text:p text:style-name="P1007">Chapter <text:span text:style-name="T1">2</text:span></text:p>
      <text:p text:style-name="P1032"/>
      <text:p text:style-name="P1032"><text:span text:style-name="T114">C</text:span>onner finished his coffee, <text:span text:style-name="T115">rinsed the cup and placed it in the dish rack to dry. <text:s/>He'd long ago learned to get by with the bare necessities of a small kitchen. <text:s/>Other than a few pots and pans, the cabinet mostly contained an odd collection of plates, bowls and mismatched cups. <text:s text:c="3"/></text:span></text:p>
      <text:p text:style-name="P1032"/>
      <text:p text:style-name="P1032">He pulled on his boots, and snagged <text:span text:style-name="T116">a </text:span>jacket and keys off the peg board. <text:s/><text:span text:style-name="T117">He made sure the door was firmly shut behind him. <text:s/>He never locked his place since there was nothing of value inside, but the early spring winds could be fierce and had a lust for unlatched screens and poorly fitting trash can lids.</text:span></text:p>
      <text:p text:style-name="P1042"/>
      <text:p text:style-name="P1042"><text:span text:style-name="T118">Out of habit</text:span> he whistled for Tink on <text:span text:style-name="T119">the</text:span> <text:span text:style-name="T118">way</text:span> to the truck. <text:s/><text:span text:style-name="T119">The signal was a mere courtesy since</text:span>, as usual, the dog was already <text:span text:style-name="T120">ahead of Conner's schedule. <text:s/>Tink stood near the front bumper, front legs stretched out before him and rear end high in the air in a canine runner's stretch. <text:s/>He</text:span> barely waited for the door to open before launching himself inside. <text:s/></text:p>
      <text:p text:style-name="P1032"/>
      <text:p text:style-name="P1032"><text:span text:style-name="T121">T</text:span>he squeak of the <text:span text:style-name="T122">hinges </text:span>and the groan of the cold seat bench <text:span text:style-name="T123">was as familiar to Conner as the sound of his own voice. <text:s/>The truck had become an old friend over the years. <text:s/>It was his personal transportation, feed hauler, mobile toolbox and, occasionally, bed for the night.</text:span></text:p>
      <text:p text:style-name="P1043"/>
      <text:p text:style-name="P1032">He <text:span text:style-name="T124">reached over and scratched Tink's ears before </text:span>turning the key, <text:span text:style-name="T124">earning him a devoted look from the little shepherd. <text:s/>When the engine</text:span> <text:span text:style-name="T125">caught</text:span> and <text:span text:style-name="T126">started up on the first attempt, the dash received its own fond pat</text:span>. <text:s/></text:p>
      <text:p text:style-name="P1032"/>
      <text:p text:style-name="P1032">Conner <text:span text:style-name="T125">hesitated when he reached the main road</text:span>. <text:s/>If he turned right he could take the shorter <text:span text:style-name="T127">drive</text:span> up the back of the hill to his Aunt's place. <text:s/>The other direction would take <text:soft-page-break/>him to the front drive <text:span text:style-name="T125">near </text:span>where he'd seen the rider <text:span text:style-name="T128">disappear. His fingers drummed out a tattoo o</text:span>n the steering wheel <text:span text:style-name="T129">as he sat in indecision.</text:span></text:p>
      <text:p text:style-name="P1032"/>
      <text:p text:style-name="P1032"><text:span text:style-name="T130">Well, Aunt Nell wouldn't mind if he were a little late. <text:s/>Like him, she didn't keep rigid hours. <text:s/>Besides, it wasn't as if he were a hired hand. <text:s/>Nephews, and unpaid nephews in particular, were very easily forgiven</text:span>. <text:s/><text:span text:style-name="T131">He turned left.</text:span></text:p>
      <text:p text:style-name="P1032"/>
      <text:p text:style-name="P1032"><text:span text:style-name="T132">He eased the truck off the road near the buildings and sat for a moment, searching the area for </text:span>anything out of place or missing. <text:s/><text:span text:style-name="T133">There was no obvious sign that the rider had even been there and he eased the truck closer. <text:s/></text:span>Leaving the <text:span text:style-name="T134">engine</text:span> running, he popped open the door and walked <text:span text:style-name="T135">the perimeter to the back area shielded from the road</text:span>. <text:s/><text:span text:style-name="T136">A patch of trampled grass revealed where the horse had stood for some time.</text:span></text:p>
      <text:p text:style-name="P1032"/>
      <text:p text:style-name="P1044">Walking as softly as he could he moved into the courtyard, scanning the ground as he went. <text:s/>A few small footprints dotted the shallow dirt. <text:s/>His eyes focused on a window that now <text:span text:style-name="T137">w</text:span>ore a <text:span text:style-name="T137">smear</text:span> of clean glass. <text:s/>His lips compressed into a long hard line. <text:s/></text:p>
      <text:p text:style-name="P1032"/>
      <text:p text:style-name="P1032"><text:span text:style-name="T138">Who had it been? <text:s/>The neighbors knew these buildings were unused and weren't likely to have a reason or desire to come here. <text:s/>Which meant, Conner thought, their early morning visitor might be trouble.</text:span> </text:p>
      <text:p text:style-name="P1045"/>
      <text:p text:style-name="P1032">In a few long strides he reached the <text:span text:style-name="T139">dutch </text:span>door and flung it open. <text:s/>He tipped back his head and <text:span text:style-name="T140">let out a long, high-pitched coyote cry that caused the hair on his own arms to stand upright</text:span>. <text:s/>The only response was the muffled sounds of startled<text:span text:style-name="T141"> birds and an answering bark from Tink. <text:s/>There were no footprints on the dusty floor inside or other indications that the stranger had actually crossed the threshold. <text:s/></text:span></text:p>
      <text:p text:style-name="P1032"/>
      <text:p text:style-name="P1046"><text:soft-page-break/><text:span text:style-name="T142">H</text:span>e made a complete circuit of the area before returning to the truck. <text:s/>Tink <text:span text:style-name="T143">balanced on the edge of the battered seat</text:span> with his head cocked to the side. <text:s/>H<text:span text:style-name="T144">is</text:span> tongue <text:span text:style-name="T145">chased around his open mouth before</text:span> <text:span text:style-name="T146">he snapped his </text:span>jaws <text:span text:style-name="T143">suggestively</text:span>.</text:p>
      <text:p text:style-name="P1046"/>
      <text:p text:style-name="P1046">“All right, Tink. <text:s/>Let's go check on Aunt Nell and make sure she's okay. <text:s/>I'm sure she'll be happy to reward you for <text:span text:style-name="T144">excellent security </text:span>services.”</text:p>
      <text:p text:style-name="P1046"/>
      <text:p text:style-name="P1046"><text:span text:style-name="T147">The little dog yipped</text:span> happily and moved back to the passenger side.</text:p>
      <text:p text:style-name="P1032"/>
      <text:p text:style-name="P1032"/>
      <text:p text:style-name="P1032"><text:span text:style-name="T148">E</text:span>mma walked through the kitchen door and smiled at the site of the teapot in the center of the table. <text:s/>She glanced affectionately at the top of the balding head <text:span text:style-name="T156">partially hidden behind </text:span>the morning paper. <text:s/><text:span text:style-name="T156">Even through the front page, she could hear the smile in her step-father's voice. <text:s/></text:span></text:p>
      <text:p text:style-name="P1032"/>
      <text:p text:style-name="P1032">“Morning, <text:span text:style-name="T1639">d</text:span>arlin'. <text:s/>You were up early.” </text:p>
      <text:p text:style-name="P1032"/>
      <text:p text:style-name="P1032"><text:span text:style-name="T157">S</text:span>he <text:span text:style-name="T157">wasted no time, but </text:span>reached for the pot. <text:s/>“Morning yourself, Jack … and bless you.” </text:p>
      <text:p text:style-name="P1032"/>
      <text:p text:style-name="P1032">“Did I sneeze?” <text:span text:style-name="T157">H</text:span>e lowered the paper and gave her a <text:span text:style-name="T158">look of mock surprise</text:span>.</text:p>
      <text:p text:style-name="P1032"/>
      <text:p text:style-name="P1032">She <text:span text:style-name="T159">cradled</text:span> the delicate tea cup and smiled back at him over the rim <text:span text:style-name="T160">before taking a healthy sip</text:span>. <text:s/><text:span text:style-name="T159">The tea was hot and sweet and s</text:span>he felt the warmth all the way down to her toes. <text:s/>She'd been warm enough on the ride back but <text:span text:style-name="T160">had cooled down</text:span> <text:span text:style-name="T160">considerably</text:span> while she settled Henry in <text:span text:style-name="T161">his stall</text:span>, <text:span text:style-name="T162">where he was now </text:span>happily munching away on his feed.</text:p>
      <text:p text:style-name="P1032"/>
      <text:p text:style-name="P1032">“Is Mom up?”</text:p>
      <text:p text:style-name="P1032"><text:soft-page-break/></text:p>
      <text:p text:style-name="P1032">Her step-father raised his eye-brows and simply stared at her for a long moment.</text:p>
      <text:p text:style-name="P1032"/>
      <text:p text:style-name="P1032">“I'll take that as a no.”</text:p>
      <text:p text:style-name="P1032"/>
      <text:p text:style-name="P1032">“You know it'd take a bigger man than me to get her up this early.”</text:p>
      <text:p text:style-name="P1032"/>
      <text:p text:style-name="P1032">Emma <text:span text:style-name="T163">nodded</text:span>. <text:s text:c="2"/>When she was growing up her <text:span text:style-name="T164">parents</text:span> had risen every day <text:span text:style-name="T165">while it was still dark</text:span>. <text:s/><text:span text:style-name="T166">Emma had seen a lot more sunrises than most. <text:s/>Her father's life as a jockey meant the family had constantly moved from track to track. <text:s/>They all looked the same in the early morning darkness, made even more familiar by the long, eager faces hanging over the stall doors. <text:s/>Emma had never overcome those years of pre-dawn alarm clocks and feeding schedules. <text:s/>It was still a surprise that her mother had finally abandoned the habit so easily after she remarried.</text:span></text:p>
      <text:p text:style-name="P1032"/>
      <text:p text:style-name="P1032">“Actually, Jack, you're the only <text:span text:style-name="T167">man</text:span> I know who could keep her in bed <text:span text:style-name="T168">so</text:span> long.”</text:p>
      <text:p text:style-name="P1032"/>
      <text:p text:style-name="P1032">The moment the words were out of her mouth she felt her cheeks <text:span text:style-name="T167">burn</text:span>. <text:s/>Although Jack and her mother had been <text:span text:style-name="T169">together</text:span> for <text:span text:style-name="T169">several </text:span>years, Emma still felt a little awkward around him. <text:s/><text:span text:style-name="T169">It had been a long time since there was a father figure in her life.</text:span></text:p>
      <text:p text:style-name="P1032"/>
      <text:p text:style-name="P1032">“Um, I mean I'm glad she doesn't feel the <text:span text:style-name="T170">need</text:span> to jump up at the crack of dawn and start working. <text:s/>You know … she's always thinking about what chores need doing. <text:s/><text:span text:style-name="T170">I'm glad you help her relax</text:span>.” <text:s/>She felt her face get <text:span text:style-name="T167">even </text:span>warmer. <text:s/></text:p>
      <text:p text:style-name="P1032"/>
      <text:p text:style-name="P1032">“Besides, you make better tea.” <text:span text:style-name="T171">she mumbled.</text:span></text:p>
      <text:p text:style-name="P1032"/>
      <text:p text:style-name="P1032"><text:span text:style-name="T170">Jack watched as Emma</text:span> turned <text:span text:style-name="T172">away</text:span> to open a <text:soft-page-break/>cupboard and reach for a box of cereal. <text:s/><text:span text:style-name="T170">He glanced at her thin shoulders and frowned. <text:s/>Although they were still getting to know each other, he'd taken an immediate liking to his wife's daughter. <text:s/>He wasn't going to sit back and watch her nibble on corn flakes. <text:s/>The chair screeched as he jumped to his feet.</text:span></text:p>
      <text:p text:style-name="P1032"/>
      <text:p text:style-name="P1032">“Don't bother with that crap. <text:s/><text:span text:style-name="T173">I'll</text:span> fix you pancakes or something. <text:s/>We've got plenty of bacon.”</text:p>
      <text:p text:style-name="P1032"/>
      <text:p text:style-name="P1032">“No, thanks. <text:s/>I'm not that hungry.”</text:p>
      <text:p text:style-name="P1032"/>
      <text:p text:style-name="P1032">He stuck out his bottom lip. <text:s/>“You're too thin as it is, and haven't eaten hardly anything since you got here. <text:s/>We worry about you.”</text:p>
      <text:p text:style-name="P1032"/>
      <text:p text:style-name="P1032">Emma felt a lump rise in her throat and her <text:span text:style-name="T174">vision blurred</text:span>. <text:s/>She'd forgotten what it was like to have other people want to take care of her. <text:s/><text:span text:style-name="T175">She wasn't entirely comfortable with the feeling.</text:span> </text:p>
      <text:p text:style-name="P1032"/>
      <text:p text:style-name="P1032">She cleared her throat and lifted her chin to gaze at her step-father. <text:s/>His gray eyebrows were drawn together <text:span text:style-name="T176">below a</text:span> <text:span text:style-name="T177">crinkled</text:span> forehead. <text:s/>There was no judgment in the look, <text:span text:style-name="T176">only concern. <text:s/>Emma let out a breath. <text:s/>The sigh stretched as if she'd been holding it in for years.</text:span></text:p>
      <text:p text:style-name="P1032"/>
      <text:p text:style-name="P1032">“All right. <text:s/>Thanks.”</text:p>
      <text:p text:style-name="P1032"/>
      <text:p text:style-name="P1032">He broke into a wide <text:span text:style-name="T178">smile</text:span>.</text:p>
      <text:p text:style-name="P1032"/>
      <text:p text:style-name="P1032">“Great! <text:s/>I know you're a pretty good cook, but I challenge you to top my pancakes! <text:s text:c="2"/>Hey … that's pretty funny.” he chuckled as he <text:span text:style-name="T126">moved</text:span> toward the refrigerator. <text:s/></text:p>
      <text:p text:style-name="P1032"/>
      <text:p text:style-name="P1032"><text:span text:style-name="T178">Emma returned to her chair and </text:span>refilled her <text:span text:style-name="T179">cup</text:span> <text:span text:style-name="T178">as she</text:span> watched Jack bustle around the kitchen. <text:s/></text:p>
      <text:p text:style-name="P1032"/>
      <text:p text:style-name="P1032"><text:soft-page-break/>“So what did you do this morning?” he asked. <text:s/>His back was still to her as he began laying bacon in a <text:span text:style-name="T180">heavy </text:span>skillet.</text:p>
      <text:p text:style-name="P1032"/>
      <text:p text:style-name="P1032">“I took Henry out for a ride.”</text:p>
      <text:p text:style-name="P1032"/>
      <text:p text:style-name="P1032">“Where to?”</text:p>
      <text:p text:style-name="P1032"/>
      <text:p text:style-name="P1047">He scooped flour into a bowl and reached for the carton of eggs. <text:s/>He moved with practiced skill, obviously focused on the task at hand. <text:s/>She wondered if he was really interested in the conversation or filling the silence as he stirred and poured and flipped. <text:s/>Was his inquiry carefully casual or perfunctory? <text:s/>She knew how to find out.</text:p>
      <text:p text:style-name="P1032"/>
      <text:p text:style-name="P1032">“The rattlesnake pits in the top 40.”</text:p>
      <text:p text:style-name="P1032"/>
      <text:p text:style-name="P1032"><text:span text:style-name="T180">Without missing a beat </text:span>Jack gave a slight nod. <text:s/>“I prefer viper valley myself, but to each his own asp.”</text:p>
      <text:p text:style-name="P1032"/>
      <text:p text:style-name="P1032">Emma's bark of laughter brought a look of <text:span text:style-name="T181">shy pleasure </text:span>to his face. <text:s/><text:span text:style-name="T182">Her mother was a lucky woman.</text:span></text:p>
      <text:p text:style-name="P1032"/>
      <text:p text:style-name="P1032">“Actually, I rode over to the county road. <text:s/>I wanted to check out <text:span text:style-name="T183">some</text:span> buildings by the creek.”</text:p>
      <text:p text:style-name="P1032"/>
      <text:p text:style-name="P1032">Jack turned <text:span text:style-name="T184">fully </text:span>to look at her this time. <text:s/>“Why'd you head over there?”</text:p>
      <text:p text:style-name="P1032"/>
      <text:p text:style-name="P1032">“They interested me. <text:s/>Do you know who owns them?”</text:p>
      <text:p text:style-name="P1032"/>
      <text:p text:style-name="P1032">“They belong to Pete and Nell Mitchell. <text:s/>Well, just Nell now since Pete passed on. <text:s/>Why the interest?”</text:p>
      <text:p text:style-name="P1032"/>
      <text:p text:style-name="P1032">Emma <text:span text:style-name="T185">looked down and </text:span>raised one <text:span text:style-name="T185">slim </text:span>shoulder in a shrug. <text:s/><text:span text:style-name="T185">Jack's reaction was immediate.</text:span></text:p>
      <text:p text:style-name="P1032"/>
      <text:p text:style-name="P1032"><text:soft-page-break/>“<text:span text:style-name="T173">Oh, bullspit! <text:s/>Pardon my French. <text:s/>D</text:span>on't <text:span text:style-name="T186">you </text:span>pretend indifference with me. <text:s/>I know you better than that. <text:s/>You wouldn't mention it if it didn't <text:span text:style-name="T187">matter</text:span>.”</text:p>
      <text:p text:style-name="P1032"/>
      <text:p text:style-name="P1032"><text:span text:style-name="T173">She lowered her head, less from the weight of guilt and more to hide her amusement at Jack's own brand of chivalry. <text:s/>She </text:span>was saved from a response <text:span text:style-name="T188">as</text:span> her mother glided into the kitchen. <text:s/>She threw her arms around her husband <text:span text:style-name="T189">with theatrical enthusiasm </text:span>and a<text:span text:style-name="T189"> lingering</text:span> kiss on the cheek. <text:s/>“Emma's good at pretending indifference.”</text:p>
      <text:p text:style-name="P1032"/>
      <text:p text:style-name="P1032">Emma's smirked as she watched. <text:s/>“That must <text:span text:style-name="T190">come</text:span> from Dad's side of the family, right?”</text:p>
      <text:p text:style-name="P1032"/>
      <text:p text:style-name="P1032">“Absolutely.” she <text:span text:style-name="T191">chuckled</text:span>.</text:p>
      <text:p text:style-name="P1032"/>
      <text:p text:style-name="P1032">Victoria Thompson was a <text:span text:style-name="T192">mature mirror image</text:span> of <text:span text:style-name="T193">her daughter</text:span>. <text:s/>Her strawberry blond hair was heavily shot through with silver. <text:s/><text:span text:style-name="T193">The</text:span> <text:span text:style-name="T194">green </text:span>eyes <text:span text:style-name="T194">were a little darker, but contained the same sparkle of amusement</text:span>. <text:s/><text:span text:style-name="T195">Unlike Emma she was tall and willowy, and moved with the grace of a dancer and regal carriage of a model. <text:s/>Emma knew they were carefully cultivated traits. <text:s/>Her mother had never been either. <text:s/></text:span><text:s text:c="2"/></text:p>
      <text:p text:style-name="P1032"/>
      <text:p text:style-name="P1048">Emma had always <text:span text:style-name="T196">hoped to grow into that same grace</text:span>, but ended up simply disappointed in her own carroty red hair, paler eyes and tom-boy figure. <text:s/>As she aged, she'd learned to find a measure of comfort in the strength and toughness she'd inherited <text:span text:style-name="T196">from</text:span> her father's compact frame. <text:s/><text:span text:style-name="T197">She couldn't out-charm most woman but she could out-work them.</text:span></text:p>
      <text:p text:style-name="P1032"/>
      <text:p text:style-name="P1032">As Victoria gracefully settled herself at the table, Jack handed her a mug of coffee and received a grateful smile.</text:p>
      <text:p text:style-name="P1032"/>
      <text:p text:style-name="P1032">“So what <text:span text:style-name="T198">were</text:span> you pretending indifference about?”</text:p>
      <text:p text:style-name="P1032"><text:soft-page-break/></text:p>
      <text:p text:style-name="P1032">Emma considered another shrug, and automatically glanced at Jack. <text:s/>He was busy pouring batter into a pan, but she had no doubt he was still listening.</text:p>
      <text:p text:style-name="P1032"/>
      <text:p text:style-name="P1032">“I was just telling Jack that I rode over to those buildings on the county road. <text:s/>I wanted to take a closer look at them.”</text:p>
      <text:p text:style-name="P1032"/>
      <text:p text:style-name="P1032">Victoria tipped her head to the side and studied her daughter's expression. <text:s/>“Why? <text:s/>What are you thinking?”</text:p>
      <text:p text:style-name="P1032"/>
      <text:p text:style-name="P1032">“I'm not really sure. <text:s/>I've been here a couple weeks and I guess I'm getting a little bored.”</text:p>
      <text:p text:style-name="P1032"/>
      <text:p text:style-name="P1032">Her mother took another sip of coffee and waited. <text:s/><text:span text:style-name="T192">She'd learned long ago that patience was the key to getting Emma to open up.</text:span></text:p>
      <text:p text:style-name="P1032"/>
      <text:p text:style-name="P1032">Emma ran a finger up and down the <text:span text:style-name="T192">side</text:span> of her cup for a moment. <text:s/>“It struck me that it might be a good location for <text:span text:style-name="T199">the right business</text:span>. <text:s/>A small restaurant, or store front or -”</text:p>
      <text:p text:style-name="P1032"/>
      <text:p text:style-name="P1032">She broke off as Jack placed a large plate in front of her. <text:s/>It was crowded with a stack of pancakes and strips of crisp bacon. <text:s/>Her stomach <text:span text:style-name="T200">rumbled</text:span> at the sight. </text:p>
      <text:p text:style-name="P1032"/>
      <text:p text:style-name="P1032">As Jack put a similar plate in front of her mother, he lightly rested his hand on her shoulder. <text:s/>“Don't let me interrupt you.” <text:s/>He returned to his chair, rattl<text:span text:style-name="T201">ed</text:span> the newspaper, <text:span text:style-name="T192">and pretended he was no longer in the room. <text:s text:c="2"/></text:span></text:p>
      <text:p text:style-name="P1032"/>
      <text:p text:style-name="P1032">Emma <text:span text:style-name="T192">stared at the headlines for a moment and smirked at her stepfather's transparency. <text:s/></text:span></text:p>
      <text:p text:style-name="P1032"/>
      <text:p text:style-name="P1032">“Well, if you're serious I could give Nell a call. <text:s text:c="2"/><text:span text:style-name="T195">We</text:span> could pay her a visit and you could find out more about them.”</text:p>
      <text:p text:style-name="P1032"><text:soft-page-break/></text:p>
      <text:p text:style-name="P1032">This time, Emma didn't hesitate. <text:s/>“I'd like that. <text:s/>It <text:span text:style-name="T202">would</text:span> be nice to meet some neighbors.”</text:p>
      <text:p text:style-name="P1032"/>
      <text:p text:style-name="P1032">She was too busy <text:span text:style-name="T192">pouring maple syrup</text:span> to notice <text:span text:style-name="T203">the slowly lowered paper, the calculated look exchanged around it, or the resulting amusement in her mother's voice. </text:span></text:p>
      <text:p text:style-name="P1049"/>
      <text:p text:style-name="P1032">“I'll give her a call later today.”</text:p>
      <text:p text:style-name="P1032"/>
      <text:p text:style-name="P1032"/>
      <text:p text:style-name="P1023">Chapter <text:span text:style-name="T204">3</text:span></text:p>
      <text:p text:style-name="P1032"/>
      <text:p text:style-name="P1050"><text:span text:style-name="T2">T</text:span>he next weekend as Victoria <text:span text:style-name="T205">drove into</text:span> the gravel drive to Nell's, Emma turned her head and gave the buildings a longing glance. <text:s/>She wore the same expression she often did when she had to leave Henry behind in the barn. <text:s/></text:p>
      <text:p text:style-name="P1051"/>
      <text:p text:style-name="P1051">“<text:span text:style-name="T206">I don't think they're going anywhere</text:span>.” <text:span text:style-name="T206">Victoria teased.</text:span></text:p>
      <text:p text:style-name="P1051"/>
      <text:p text:style-name="P1052"><text:span text:style-name="T207">T</text:span>he first glimpse of the big white farmhouse <text:span text:style-name="T208">was a surprise</text:span>. <text:s/><text:span text:style-name="T207">Emma had</text:span> expected a sprawling ranch house <text:span text:style-name="T209">similar to</text:span> most of the homes she'd seen in the area. <text:s/>The two-story, white clapboard house <text:span text:style-name="T210">made a pretty picture with its </text:span>dark slate roof and emerald green shutters. <text:s/></text:p>
      <text:p text:style-name="P1052"/>
      <text:p text:style-name="P1052">Victoria headed directly to the screened-in side porch calling <text:span text:style-name="T209">out a greeting </text:span>as she went. <text:s/><text:span text:style-name="T209">Nell</text:span> met them at the door and <text:span text:style-name="T211">threw her arms wide in an enthusiastic greeting. <text:s/>She was short and plump, with a head of glorious gray hair and startling blue eyes. <text:s text:c="2"/></text:span></text:p>
      <text:p text:style-name="P1053"/>
      <text:p text:style-name="P1054">The older woman had been only too happy to invite them over when she'd received Victoria's call, and had initially suggested a visit the very next day. <text:s/>Given Nell's tendency to make any event a celebration, Victoria suggested waiting several days to give her friend more time to prepare. <text:s/>Emma had been looking forward to the meeting ever since. <text:s/></text:p>
      <text:p text:style-name="P1052"/>
      <text:p text:style-name="P1055">She watched now as the two women hugged and swayed in the timeless dance of welcome good friends easily fell into. </text:p>
      <text:p text:style-name="P1052"/>
      <text:p text:style-name="P1052">“I'm so glad you called. <text:s/>I haven't seen you in weeks and was wondering how you've been.”</text:p>
      <text:p text:style-name="P1052"/>
      <text:p text:style-name="P1052"><text:soft-page-break/>Victoria <text:span text:style-name="T212">smiled</text:span> as she <text:span text:style-name="T213">stepped back</text:span>. <text:s/>“<text:span text:style-name="T214">I have been busier than usual. <text:s/>Let me introduce you to one of the reasons why … this is my daughter, Emmaline. <text:s/>Emma, this is Nell.”</text:span></text:p>
      <text:p text:style-name="P1052"/>
      <text:p text:style-name="P1056">Nell gave her a warm smile. <text:s/>“Emma! <text:s/>It's so nice to finally meet you. <text:s/>Vickie's told me a lot about you. <text:s/>Please, come in and have some tea.”</text:p>
      <text:p text:style-name="P1056"/>
      <text:p text:style-name="P1056">Emma glanced around curiously as they crossed through the tidy kitchen <text:span text:style-name="T215">with its cheery canary walls and glossy white cabinets. <text:s/>The large oval rug beneath the vintage chrome table matched bright rag rugs strategically placed near the sink and oven</text:span>. <text:s/><text:span text:style-name="T216">Sunlight gleamed off the shiny chairs filling the kitchen with dazzling light.</text:span> </text:p>
      <text:p text:style-name="P1056"/>
      <text:p text:style-name="P1056">She was so busy admiring the high ceilings and wide framed doorways <text:span text:style-name="T215">leading to the formal dining room </text:span>that she didn't notice the table setting at first. <text:s/><text:span text:style-name="T217">The furniture here was dark and highly polished. <text:s/>A high sideboard paralleled a long table, covered in a white linen cloth, surrounded by sturdy ladder chairs. <text:s/></text:span>When <text:span text:style-name="T217">she finally saw the</text:span> silver tea set and tiered plate of scones and <text:span text:style-name="T218">pastries, her eyes grew round</text:span>. </text:p>
      <text:p text:style-name="P1056"/>
      <text:p text:style-name="P1056">“Oh, my!”</text:p>
      <text:p text:style-name="P1056"/>
      <text:p text:style-name="P1056">“I hope you're hungry. <text:s/>It's not often I have a chance to use this set anymore. <text:s/>I think I overdid things.”</text:p>
      <text:p text:style-name="P1056"/>
      <text:p text:style-name="P1056">“It looks wonderful<text:span text:style-name="T218">. <text:s/>You shouldn't have gone to so much trouble, but I'm glad you did. <text:s/>I am hungry</text:span>.” Emma admitted. <text:s/>She'd taken Henry out for a long morning ride and <text:span text:style-name="T219">had returned too late for</text:span> lunch. <text:s/><text:span text:style-name="T219">She'd been a little lightheaded as she'd showered and changed into clean clothes. <text:s/>The tea was an unforeseen and welcome improvement to the day.</text:span></text:p>
      <text:p text:style-name="P1056"/>
      <text:p text:style-name="P1056"><text:soft-page-break/>She listened as Nell and her mother gossiped <text:span text:style-name="T220">while</text:span> the tea was poured. <text:s/>Nell waved a hand towards the food. <text:s/>“Help yourself, Emma. <text:s/>We don't stand on too much ceremony here.”</text:p>
      <text:p text:style-name="P1056"/>
      <text:p text:style-name="P1056">Emma <text:span text:style-name="T221">selected o</text:span>ne of the scones, and added <text:span text:style-name="T222">sweet</text:span> <text:span text:style-name="T222">butter </text:span>and homemade raspberry jam to her plate. <text:s/><text:span text:style-name="T223">As she listened to the older women chatting, she sipped her tea and enjoyed the drone of their voices and the freedom to let her mind wander for a bit. <text:s/></text:span></text:p>
      <text:p text:style-name="P1056"/>
      <text:p text:style-name="P1057"><text:span text:style-name="T223">S</text:span>he <text:span text:style-name="T224">half-listened to their conversation</text:span> until Nell asked <text:span text:style-name="T221">if the tea was to her liking</text:span>. <text:s/><text:span text:style-name="T225">She dragged herself away from a day-dream and channeled the easy social skills she'd developed over the years. <text:s/>She was pleased to note her mother looked on approvingly. <text:s/></text:span></text:p>
      <text:p text:style-name="P1057"/>
      <text:p text:style-name="P1057">“This is wonderful, Ms. Mitchell. <text:s/>You shouldn't have gone to so much trouble, but I admit this is a guilty pleasure. <text:s/>I'm tempted to have another scone. <text:s/><text:span text:style-name="T226">They are delicious</text:span>.”</text:p>
      <text:p text:style-name="P1057"/>
      <text:p text:style-name="P1057">Nell pushed the tray closer to Emma. <text:s/>“You're welcome, and please, call me Nell.”</text:p>
      <text:p text:style-name="P1057"/>
      <text:p text:style-name="P1058">It <text:span text:style-name="T227">obviously made her hostess h</text:span>appy to watch Emma slide another scone onto her plate with a rapt expression. <text:s/><text:span text:style-name="T227">No doubt Victoria had at some point bragged that her daughter w</text:span>as a professional chef<text:span text:style-name="T228">, and Emma was used to the slightly competitive reactions she occasionally received. <text:s/>She never minded. <text:s/>It was always nice to appreciate another cook's good efforts.</text:span></text:p>
      <text:p text:style-name="P1051"/>
      <text:p text:style-name="P1051">“<text:span text:style-name="T228">So, Emma, are you enjoying your stay?”</text:span></text:p>
      <text:p text:style-name="P1051"/>
      <text:p text:style-name="P1059">“I am. <text:s/>It's less of a 'stay' and more of a relocation I think. <text:s/>Spending time with Mom and Jack has <text:span text:style-name="T229">reminded m</text:span>e how much I love the country.”</text:p>
      <text:p text:style-name="P1051"><text:soft-page-break/></text:p>
      <text:p text:style-name="P1060"><text:span text:style-name="T228">V</text:span>ictoria snorted. <text:s/>“What she really means is that she's enjoying spending time with her horse. <text:s/>I think she's starting to get bow-legged.”</text:p>
      <text:p text:style-name="P1060"/>
      <text:p text:style-name="P1060"><text:span text:style-name="T229">Emma ducked her head in</text:span> embarrass<text:span text:style-name="T229">ment, at both the expression and the truth behind it</text:span>. <text:s/>“I have a lot of catching up to do. <text:s/>Besides, he got too fat in the city. <text:s/>He needs the exercise.”</text:p>
      <text:p text:style-name="P1060"/>
      <text:p text:style-name="P1061">Victoria gave Nell a pointed look. <text:s/>“I'm trying to find <text:span text:style-name="T230">ways</text:span> to keep Emma here. <text:s/>Part of the reason we wanted to see you was to ask about the buildings down at the end of your drive.”</text:p>
      <text:p text:style-name="P1060"/>
      <text:p text:style-name="P1061">Emma sent her mother an aggravated look.</text:p>
      <text:p text:style-name="P1060"/>
      <text:p text:style-name="P1061">“What? <text:s/>Might as well get it out there.”</text:p>
      <text:p text:style-name="P1032"/>
      <text:p text:style-name="P1032"><text:span text:style-name="T231">Nell took a sip of tea to let the awkward moment pass. <text:s/></text:span>“<text:span text:style-name="T231">You mean the produce stand down by the road.”</text:span></text:p>
      <text:p text:style-name="P1032"/>
      <text:p text:style-name="P1062">“Produce stand? <text:s/>Is that what <text:span text:style-name="T232">it</text:span> used to be?”</text:p>
      <text:p text:style-name="P1032"/>
      <text:p text:style-name="P1062">“<text:span text:style-name="T233">Well, most recently. <text:s/>They started life as different things. <text:s/>That was originally the site of the old homestead. <text:s/>One's an old milk house.”</text:span></text:p>
      <text:p text:style-name="P1062"/>
      <text:p text:style-name="P1063">Emma nodded. <text:s/>That explained the cement building.</text:p>
      <text:p text:style-name="P1062"/>
      <text:p text:style-name="P1063">“The main building was part of an old barn that used to stand on the site. <text:s/>It burned down years before we bought the place. <text:s/>Pete converted it to a place for us to live for a while when this one here was being built.” <text:s/>She glanced around the room, her bright eyes focused on a distant memory. <text:s/></text:p>
      <text:p text:style-name="P1062"/>
      <text:p text:style-name="P1062"><text:span text:style-name="T234">After a moment she continued. <text:s/>“The one nearest the </text:span><text:soft-page-break/><text:span text:style-name="T234">road Pete added on for me as a store front.</text:span> <text:s/>I used to have a good size garden and one summer <text:span text:style-name="T231">I</text:span> decided to try <text:span text:style-name="T231">my</text:span> hand at selling to the weekend day trippers. <text:s/>I enjoyed talking to the folks and it brought in some extra money.<text:span text:style-name="T234"> <text:s/></text:span>I sort of ran out of energy after Pete passed.”</text:p>
      <text:p text:style-name="P1032"/>
      <text:p text:style-name="P1064"><text:span text:style-name="T235">E</text:span>mma's eyes <text:span text:style-name="T236">widened</text:span> as she listened. <text:s/><text:span text:style-name="T237">She hadn't even considered</text:span> <text:span text:style-name="T234">a</text:span> potential stream of cars rolling past the buildings on a sunny summer day.</text:p>
      <text:p text:style-name="P1064"/>
      <text:p text:style-name="P1064">Nell was watching the <text:span text:style-name="T238">play of emotions on</text:span> <text:span text:style-name="T239">Emma's</text:span> face. <text:s/><text:span text:style-name="T240">“What's your interest in the site?”</text:span></text:p>
      <text:p text:style-name="P1064"/>
      <text:p text:style-name="P1065">Emma <text:span text:style-name="T241">gave her a conspiratorial smile. <text:s/>“I guess great minds do think alike. <text:s/>I saw the place and it struck me that the location might be good for a business. <text:s/>It reminds me of a small country restaurant we used to go to when I was a child. <text:s/>Do you remember, Mom? <text:s/>The one near the Kansas track Dad was riding at? <text:s/>I remember there was only an old farmhouse and a parking lot in the middle of … well … nowhere.”</text:span></text:p>
      <text:p text:style-name="P1065"/>
      <text:p text:style-name="P1066">Nell's eyes <text:span text:style-name="T242">sharpened</text:span>. <text:s/>She <text:span text:style-name="T243">wasn't sure which she liked more, the actual answer or the quick </text:span>and honest <text:span text:style-name="T243">response</text:span>.</text:p>
      <text:p text:style-name="P1066"/>
      <text:p text:style-name="P1066">“What type of restaurant <text:span text:style-name="T244">would it be</text:span>?”</text:p>
      <text:p text:style-name="P1066"/>
      <text:p text:style-name="P1066">Emma's smile grew <text:span text:style-name="T245">even bigger</text:span>. <text:s/>“That depends on the buildings. <text:s/>I wasn't even sure if they'd <text:span text:style-name="T245">even </text:span>have running water and electricity. <text:s/><text:span text:style-name="T246">My first thought was a place to serve rustic Italian dishes.”</text:span></text:p>
      <text:p text:style-name="P1066"/>
      <text:p text:style-name="P1067">Nell <text:span text:style-name="T242">let out a little huff of indignation. <text:s/>“We know how to make spaghetti and meatballs out here.”</text:span></text:p>
      <text:p text:style-name="P1067"/>
      <text:p text:style-name="P1067"><text:span text:style-name="T242">Emma's smile faltered. <text:s/>“I'm sure you do. <text:s/>I'm not talking about a step up from dried pasta and jarred sauce. <text:s/></text:span><text:soft-page-break/><text:span text:style-name="T242">I'm talking about fresh made gnocchi, </text:span><text:s/><text:span text:style-name="T242">stingozzi, </text:span><text:s/><text:span text:style-name="T242">tortellini, tagliatelle … and toppings like bolognese, carbonara, arrabbiata, burro, salmoriglio ...”</text:span></text:p>
      <text:p text:style-name="P1067"/>
      <text:p text:style-name="P1068"><text:span text:style-name="T242">N</text:span>ell held up a hand <text:span text:style-name="T247">in surrender</text:span>. <text:s/>“Stop. <text:s/>Stop. <text:s/>You're making me <text:span text:style-name="T248">hungry</text:span>.”</text:p>
      <text:p text:style-name="P1067"/>
      <text:p text:style-name="P1069"><text:span text:style-name="T249">Emma's enthusiasm made her eyes sparkle and her face light up. <text:s/>She was transformed from merely attractive to stunning. <text:s/></text:span>As <text:span text:style-name="T250">Nell</text:span> <text:span text:style-name="T251">looked</text:span> at <text:span text:style-name="T250">her, she </text:span>remembered her own excitement when she'd opened the produce stand. <text:s/><text:span text:style-name="T252">At the time she simply wanted to get out of the house and take advantage of the bumper crop that year</text:span>. <text:s/>She hadn't expected the sense of pride and achievement she'd enjoyed running <text:span text:style-name="T247">a successful </text:span>business.</text:p>
      <text:p text:style-name="P1069"/>
      <text:p text:style-name="P1069">She pursed her lips and thought for a moment before replying. <text:s/>“Well, I wouldn't sell, that's for sure. <text:s/>But I might <text:span text:style-name="T253">consider</text:span> renting to you.”</text:p>
      <text:p text:style-name="P1069"/>
      <text:p text:style-name="P1070">Emma nodded. <text:s/>She wasn't ready to commit to anything too permanent and a lease would be both flexible and affordable.</text:p>
      <text:p text:style-name="P1069"/>
      <text:p text:style-name="P1071">“<text:span text:style-name="T254">Why would you want to open a place way out here?”</text:span></text:p>
      <text:p text:style-name="P1071"/>
      <text:p text:style-name="P1072">Emma felt the small twitch start beneath her eye and <text:span text:style-name="T250">tried to will i</text:span>t to stop. <text:s/>She <text:span text:style-name="T250">bit her bottom lip and then </text:span>took a deep breath. <text:s/><text:span text:style-name="T255">This was the part of the conversation she'd dreaded. <text:s/>She'd already thought long and hard about how much of her personal life she'd need to reveal. <text:s/>She'd prepared mentally, but it was still difficult to get the words out.</text:span></text:p>
      <text:p text:style-name="P1072"/>
      <text:p text:style-name="P1072">“I ran a <text:span text:style-name="T256">restaurant</text:span> in <text:span text:style-name="T1642">Cedar City</text:span> with … <text:span text:style-name="T258">a </text:span>partner … there for the last 3 years. <text:s/>For personal reasons I decided to … move on … <text:span text:style-name="T259">I have no interest in going back. <text:s/>And I like it here. <text:s/>I think people would like having a new place. <text:s/>A place </text:span><text:soft-page-break/><text:span text:style-name="T259">to enjoy good food and sense of community</text:span>.” <text:s/>She <text:span text:style-name="T258">offered a timid smile, </text:span>like a child <text:span text:style-name="T258">unsure if she'd supplied the correct response.</text:span></text:p>
      <text:p text:style-name="P1065"/>
      <text:p text:style-name="P1073">Nell understood there was a wealth of <text:span text:style-name="T260">hidden</text:span> <text:span text:style-name="T258">meaning</text:span> in that <text:span text:style-name="T258">answer</text:span>. <text:s/><text:span text:style-name="T258">She leaned back in her chair, considering her next question. <text:s/>Emma ran a fingernail along the edge of the table anxiously. <text:s/>Nell watched for a moment before asking, </text:span>“What makes you think it<text:span text:style-name="T261">'s a good spot</text:span>?”</text:p>
      <text:p text:style-name="P1073"/>
      <text:p text:style-name="P1073">“I know people. <text:s/><text:span text:style-name="T262">Folks like good food, and out here that's mostly found at home. <text:s/>That's not a criticism. <text:s/>I know how good home cooking is. <text:s/>But we all want to, need to, enjoy a night off sometimes. <text:s/>Where do you go around here if there's a celebration? <text:s/>Drive into the city?” <text:s/>She shook her head. <text:s/>“Not when you have to be back early.”</text:span></text:p>
      <text:p text:style-name="P1073"/>
      <text:p text:style-name="P1074"><text:span text:style-name="T263">Emma leaned forward, hoping her obvious enthusiasm was persuasive enough. <text:s/>She ignored</text:span> the <text:span text:style-name="T263">muted squeak </text:span>of the screen door <text:span text:style-name="T264">and </text:span>the <text:span text:style-name="T264">heavy</text:span> footsteps crossing the kitche<text:span text:style-name="T263">n. <text:s/>Passion added volume and emphasis to her voice.</text:span></text:p>
      <text:p text:style-name="P1073"/>
      <text:p text:style-name="P1075">“<text:span text:style-name="T265">If we can take advantage of your property location we can make a profit. <text:s/>I know we can. <text:s/>There's risk, and nothing's guaranteed. <text:s text:c="2"/>I really, really hope you'll consider it though.”</text:span></text:p>
      <text:p text:style-name="P1073"/>
      <text:p text:style-name="P1076">Nell was looking at her intently, <text:span text:style-name="T266">her eyes narrowed thoughtfully</text:span>. <text:s/><text:span text:style-name="T267">The soft creak from a floorboard broke the silence and her gaze shifted to the doorway behind Emma.</text:span></text:p>
      <text:p text:style-name="P1076"/>
      <text:p text:style-name="P1077">“<text:span text:style-name="T264">Good afternoon, ladies</text:span>.”</text:p>
      <text:p text:style-name="P1032"/>
      <text:p text:style-name="P1032"/>
      <text:p text:style-name="P1023">Chapter <text:span text:style-name="T268">4</text:span></text:p>
      <text:p text:style-name="P1032"/>
      <text:p text:style-name="P1078"><text:span text:style-name="T5">E</text:span><text:span text:style-name="T269">mma stared over her shoulder for a moment before swiveling in her chair to more fully face the man in the doorway. <text:s/>He seemed familiar and she squinted slightly as if to better bring him into focus. <text:s/>T</text:span>he <text:span text:style-name="T270">thick wavy</text:span> hair, <text:span text:style-name="T271">the wide slope of his shoulders,</text:span> <text:span text:style-name="T272">the way he held the Stetson in front of his belt buckle, all made her think she'd seen him before. <text:s/>Probably, she thought, in every western movie ever made.</text:span></text:p>
      <text:p text:style-name="P1078"/>
      <text:p text:style-name="P1078">He was looking at his aunt with a<text:span text:style-name="T273">n expression of great fondness</text:span>. <text:s/><text:span text:style-name="T274">A quirky smile of </text:span>amusement <text:span text:style-name="T274">spread when he saw the silver and tea set</text:span>. <text:s/><text:span text:style-name="T275">His mouth kicked up on the right side and deepened the dimple next to the corner.</text:span></text:p>
      <text:p text:style-name="P1078"/>
      <text:p text:style-name="P1078">“<text:span text:style-name="T276">You girls having a tea party?” <text:s/>The rumble of his voice fluttered through Emma's chest and she shifted in her seat a fraction to dismiss the sensation. <text:s/></text:span></text:p>
      <text:p text:style-name="P1078"/>
      <text:p text:style-name="P1079">She gripped the handle of her tea cup between thumb and finger <text:span text:style-name="T275">in a vague hope the contact would</text:span> help steady her. <text:s/>His unexpected arrival was disturbing, as <text:span text:style-name="T275">was </text:span>the contrast between his solid, <text:span text:style-name="T273">powerful</text:span> <text:span text:style-name="T273">frame</text:span> and the fine linen and flowered porcelain. <text:s/>Had Nell invited him? <text:s/>She tried to <text:span text:style-name="T275">form a mental </text:span>picture <text:span text:style-name="T275">of</text:span> this man sipping tea from the paper-thin edge of a cup. <text:s/><text:span text:style-name="T275">Her eyes settled on the wide mouth and finely chiseled lips before she shifted her attention to </text:span>the hand that cradled the crown of his hat. <text:s/><text:span text:style-name="T275">They were both equally attractive.</text:span></text:p>
      <text:p text:style-name="P1080"/>
      <text:p text:style-name="P1080"><text:span text:style-name="T277">As she looked at the brown, work-roughened fingers she couldn't help compare them to those of her Ex. <text:s/>Nate's fingers were more likely to sport newly manicured nails than calluses. <text:s/>He was always so meticulous about his looks. <text:s/>It was easy for her to picture his </text:span>gleaming black hair, <text:span text:style-name="T278">the clear</text:span> blue eyes, and <text:span text:style-name="T279">a</text:span> boyish smile that <text:span text:style-name="T279">could outmatch </text:span>the expensive custom suits he wore. </text:p>
      <text:p text:style-name="P1080"/>
      <text:p text:style-name="P1080"><text:soft-page-break/><text:s/>A painful longing for her former life <text:span text:style-name="T273">hit</text:span> her. <text:s text:c="2"/>She bit her lip and looked down at her own hands for a moment. <text:s/>It wasn't actually Nate that she missed, but rather the comfortable routine of her life as it had been. <text:s/>She did, of course, periodically miss him too. <text:s/>They had been friends long before they were lovers. <text:s/>She missed late night talks and shared complaints about work. <text:s/>She missed his warmth when she crawled into cold sheets. <text:s/></text:p>
      <text:p text:style-name="P1032"/>
      <text:p text:style-name="P1032"><text:span text:style-name="T280">With a start, s</text:span>he realized Nell was making introductions.</text:p>
      <text:p text:style-name="P1032"/>
      <text:p text:style-name="P1032">“- you've already met Vic<text:span text:style-name="T281">kie</text:span>.”</text:p>
      <text:p text:style-name="P1032"/>
      <text:p text:style-name="P1032">Emma liked the way <text:span text:style-name="T282">the</text:span> laugh lines <text:span text:style-name="T282">around Conner's eyes </text:span>deepened as he smiled at her mother. <text:s/>“Ma'am.”</text:p>
      <text:p text:style-name="P1032"/>
      <text:p text:style-name="P1032">“And this is her daughter, Emmaline.”</text:p>
      <text:p text:style-name="P1032"/>
      <text:p text:style-name="P1032">As he finally <text:span text:style-name="T283">l</text:span>ook<text:span text:style-name="T283">ed</text:span> her way his <text:span text:style-name="T284">expression</text:span> <text:span text:style-name="T285">slowly </text:span>darkened, <text:span text:style-name="T286">t</text:span>he smile and the crinkles <text:span text:style-name="T287">fading away</text:span>. <text:s/><text:span text:style-name="T285">For the first time she noticed the scar that sliced up through his cheek. <text:s/></text:span></text:p>
      <text:p text:style-name="P1032"/>
      <text:p text:style-name="P1081"><text:span text:style-name="T288">T</text:span>he hand that held the cowboy hat was <text:span text:style-name="T287">forcefully </text:span>thrust <text:span text:style-name="T289">her way</text:span>. <text:s/><text:span text:style-name="T288">The</text:span> long, <text:span text:style-name="T290">lean</text:span> finger <text:span text:style-name="T291">running</text:span> along the <text:span text:style-name="T292">top </text:span>pointed <text:span text:style-name="T287">accusingly</text:span> at her.</text:p>
      <text:p text:style-name="P1032"/>
      <text:p text:style-name="P1032">“<text:span text:style-name="T293">You! <text:s/></text:span>You were snooping around the property <text:span text:style-name="T288">the other day</text:span>!”</text:p>
      <text:p text:style-name="P1032"/>
      <text:p text:style-name="P1032">Nell <text:span text:style-name="T294">gasped</text:span>. <text:s/>“Conner <text:span text:style-name="T293">Stewart</text:span> Mitchell! <text:s/>Where are your manners? <text:s/>Apologize <text:span text:style-name="T284">right now</text:span>!”</text:p>
      <text:p text:style-name="P1032"/>
      <text:p text:style-name="P1032">Conner's mouth thinned and he continued to glare at Emma. <text:s/><text:span text:style-name="T295">Now that he had the attention of everyone in the room, he had doubts about the accusation. <text:s/>Surely this wasn't the ominous intruder of his imagination? <text:s/>She was </text:span><text:soft-page-break/><text:span text:style-name="T295">certainly petite enough to match his memory. <text:s/>Her bright hair and stunning eyes made her far more real than the morning apparition, though. <text:s/>When she nervously licked her lips his attention was drawn momentarily to their full curves. <text:s text:c="2"/>He resented her presence, the fact that his aunt had jumped to her defense so quickly, and the attraction he felt. <text:s/></text:span></text:p>
      <text:p text:style-name="P1032"/>
      <text:p text:style-name="P1032"><text:span text:style-name="T296">Emma grew uncomfortable under his inspection. <text:s/></text:span>She <text:span text:style-name="T297">blushed and let out</text:span> a weak laugh. <text:s/>“That's okay, M<text:span text:style-name="T298">r</text:span>s. Mitchell. <text:s/>He's right. <text:s/>I should apologize for trespassing. <text:s/>I guess <text:span text:style-name="T299">I was </text:span>snooping, <text:span text:style-name="T300">wasn't I?</text:span> <text:s/>I <text:span text:style-name="T301">am</text:span> sorry.”</text:p>
      <text:p text:style-name="P1032"/>
      <text:p text:style-name="P1032"><text:span text:style-name="T298">The corner of Conner's mouth quirked up a bit and he </text:span>flicked <text:span text:style-name="T298">a smug look </text:span>to his aunt<text:span text:style-name="T302">, who promptly crossed her arms and frowned back at him.</text:span></text:p>
      <text:p text:style-name="P1032"/>
      <text:p text:style-name="P1032">“It's my property and I say who's trespassing and who's <text:span text:style-name="T303">visiting</text:span>.”</text:p>
      <text:p text:style-name="P1032"/>
      <text:p text:style-name="P1082">Conner's anger faltered<text:span text:style-name="T296"> and he looked sheepishly at Nell. <text:s/>His aunt had remarkable judgment. <text:s/>She also possessed an equally impressive stubborn streak. <text:s/>While he couldn't remember a time she'd been truly angry with him, he'd witnessed the grudges she held at time. <text:s/>He had enough troubles without having to worry about getting on her bad side. <text:s/>He decided he better defuse the situation now.</text:span></text:p>
      <text:p text:style-name="P1032"/>
      <text:p text:style-name="P1082">“Yes, ma'am.” <text:s/><text:span text:style-name="T304">His voice wasn't exactly meek, but agreeable enough to pacify.</text:span></text:p>
      <text:p text:style-name="P1032"/>
      <text:p text:style-name="P1083">Nell's gaze never left her nephew as she addressed Emma. <text:s/>“I'd like to apologize for my nephew's behavior, Emma, even if he won't. <text:s/>You're very welcome anywhere on my <text:span text:style-name="T305">place</text:span>.”</text:p>
      <text:p text:style-name="P1083"/>
      <text:p text:style-name="P1084"><text:span text:style-name="T306">Blue eyes burned like</text:span> gas flames as she turned her gaze on him. <text:s/>Conner resisted the impulse to shuffle his <text:soft-page-break/>feet. <text:s/>He towered over his aunt, but she could still make him feel like a disobedient child. <text:s/></text:p>
      <text:p text:style-name="P1083"/>
      <text:p text:style-name="P1083"><text:span text:style-name="T307">“</text:span>In fact, I'm sure Conner would be happy to escort you <text:span text:style-name="T308">if you want</text:span> to have a proper look inside.”</text:p>
      <text:p text:style-name="P1083"/>
      <text:p text:style-name="P1084">His jaw dropped. <text:s/>Of any <text:span text:style-name="T309">reaction</text:span> he'd expected it certainly hadn't been that. <text:s/><text:span text:style-name="T310">He guessed this was a swiftly rendered punishment for his crime. <text:s/></text:span>The very idea that he was expected to actually help this stranger <text:span text:style-name="T300">invade</text:span> family property was insulting. <text:s/>He might as well give her a key to the place, <text:span text:style-name="T309">he thought irritably.</text:span> <text:s/></text:p>
      <text:p text:style-name="P1085"/>
      <text:p text:style-name="P886"><text:span text:style-name="T307"><text:tab/>How had Emma gained his aunt's trust so quickly? <text:s/>It wasn't like Nell to be taken in by a scam. <text:s/>His respect for his aunt's opinion battled with his own suspicious nature. <text:s/>He looked back at Emma and found round</text:span> green <text:span text:style-name="T307">eyes</text:span> star<text:span text:style-name="T307">ing back at him. <text:s/>Maybe it was an act, but she seem as </text:span>stunned <text:span text:style-name="T307">as he was by Nell's offer.</text:span></text:p>
      <text:p text:style-name="P1085"/>
      <text:p text:style-name="P1085"><text:span text:style-name="T311">Nell got to her feet. <text:s/></text:span>“<text:span text:style-name="T312">Come on, Vickie. <text:s/>Let's clear the table, then finish off the rest of the tea in the kitchen.”</text:span></text:p>
      <text:p text:style-name="P1085"/>
      <text:p text:style-name="P1086">The obvious dismissal rankled. <text:s/>The look of silent appeal he sent his aunt was ignored. <text:s/>He stepped forward, leaning closer toward Emma and noted with satisfaction that she immediately pulled away from him. <text:s text:c="2"/>He reached out toward the scones, grabbed the closest one and bit into it. <text:s/>He was hungry and it gave him an excuse for silence. <text:s/><text:span text:style-name="T313">With a heavy sigh E</text:span>mma <text:span text:style-name="T313">rose</text:span> reluctantly to her feet. <text:s/><text:span text:style-name="T313">He </text:span>made his way to the door without a sound or gesture to indicate he cared if she <text:span text:style-name="T314">was with him</text:span>.</text:p>
      <text:p text:style-name="P1083"/>
      <text:p text:style-name="P1083"/>
      <text:p text:style-name="P1032"><text:span text:style-name="T6">N</text:span><text:span text:style-name="T315">ell</text:span> <text:span text:style-name="T316">folded the tablecloth and watched through the window</text:span> as <text:span text:style-name="T317">Emma and Conner</text:span> headed down the front walk. <text:s/>When they reached the drive <text:span text:style-name="T318">Conner marched towards his truck</text:span>. <text:s/>She couldn't hear what was said, but she saw Emma <text:soft-page-break/>s<text:span text:style-name="T319">uddenly stop in her tracks. <text:s/>Her nephew</text:span> <text:span text:style-name="T320">tossed a comment</text:span> over his shoulder and kept walking. <text:s/>Emma's fists bunched and her <text:span text:style-name="T321">entire </text:span>body stiffened. <text:s/>She glanced up at the sky for a long moment and then shook her head and follow<text:span text:style-name="T320">ed</text:span>.</text:p>
      <text:p text:style-name="P1032"/>
      <text:p text:style-name="P1032"><text:span text:style-name="T322">Chuckling to herself, </text:span>Nell leaned back against the counter <text:span text:style-name="T322">and looked at Vickie.</text:span></text:p>
      <text:p text:style-name="P1032"/>
      <text:p text:style-name="P1032">“Tell me about her.”</text:p>
      <text:p text:style-name="P1032"/>
      <text:p text:style-name="P1032">“Oh, she really is an excellent cook. <text:s/>She <text:span text:style-name="T323">took to cooking when she was a teenager and</text:span> worked a lot of restaurant jobs. <text:s/>When she got older she went to the <text:span text:style-name="T324">Culinary Institute in San Antonio</text:span>, came back and started working her way up in some big name places in the city.”</text:p>
      <text:p text:style-name="P1032"/>
      <text:p text:style-name="P1032">Nell shook her head. <text:s/>“No. <text:s/>Not her work. <text:s/><text:span text:style-name="T149">Her</text:span>.”</text:p>
      <text:p text:style-name="P1032"/>
      <text:p text:style-name="P1032"><text:span text:style-name="T325">Vickie</text:span> bit her lip, <text:span text:style-name="T326">clearly torn between her desire to tell Nell the story and to protect her daughter. <text:s/>She began talking with a staccato rhythm, navigating her way through the tale. </text:span></text:p>
      <text:p text:style-name="P1032"/>
      <text:p text:style-name="P1032">“That co-owner she mentioned, he was her <text:span text:style-name="T327">boyfriend. <text:s/>Nate MacDonald</text:span>. <text:s/>They met <text:span text:style-name="T328">through mutual friends. <text:s/>Started dating seriously </text:span>while working at a place <text:span text:style-name="T329">downtown</text:span>. <text:s/>He was the <text:span text:style-name="T330">Maître d'</text:span> and she was the head chef. <text:s/>They'd been together a while <text:span text:style-name="T329">and eventually opened a restaurant together</text:span>. <text:s/>She seemed really happy. <text:s/>Jack and I met them in town a couple times and they were good together. <text:s/>They hadn't set a date yet, but we were sure they'd be announcing <text:span text:style-name="T331">a wedding soon</text:span>. <text:s/>Then a couple months ago he broke it off.”</text:p>
      <text:p text:style-name="P1032"/>
      <text:p text:style-name="P1032">Nell gave a sharp nod. <text:s/>“He broke her heart.” <text:s/>It wasn't a question.</text:p>
      <text:p text:style-name="P1032"/>
      <text:p text:style-name="P1032"><text:soft-page-break/><text:span text:style-name="T325">Vickie</text:span> shook her head and her voice cracked. <text:s/>“No. <text:s/><text:span text:style-name="T332">No, h</text:span>e broke <text:span text:style-name="T149">her</text:span>.”</text:p>
      <text:p text:style-name="P1032"/>
      <text:p text:style-name="P1032">Nell sat and reached across the table for her friend's hand. <text:s/><text:span text:style-name="T325">Vickie carefully considered her next words.</text:span></text:p>
      <text:p text:style-name="P1032"/>
      <text:p text:style-name="P1032">“<text:span text:style-name="T333">The first we really knew things were bad was when her friend Belinda phoned. <text:s/>I've known her ever since she and Emma graduated.” <text:s/>Her eyes drifted towards the window. <text:s/>“Emma calls her Bella. <text:s/>They're very close. <text:s/>Bella told me straight out if I hadn't talked to Emma recently I needed to.”</text:span></text:p>
      <text:p text:style-name="P1032"/>
      <text:p text:style-name="P1032"><text:span text:style-name="T334">Vickie looked into Nell's sympathetic eyes. <text:s/>“</text:span>Oh, Nell. <text:s/>When she first came <text:span text:style-name="T323">back t</text:span>o us I hardly recognized her. <text:s/>She looked so <text:span text:style-name="T333">thin, </text:span>washed out and <text:span text:style-name="T333">tired</text:span>. <text:s/>Defeated. <text:s/>That's the word that came to mind. <text:s/>Jack wanted to drive to <text:span text:style-name="T1642">Cedar City</text:span> <text:span text:style-name="T323">himself.” <text:s/>She snorted softly. <text:s/>“He went on one of his rants. <text:s/>You know him … 'Dang rabbit! <text:s/>I'll find that icehole and beat him senseless.'” <text:s/></text:span></text:p>
      <text:p text:style-name="P1032"/>
      <text:p text:style-name="P1087">Both women smiled. <text:s/>Jack had neither a violent temper nor the vocabulary to <text:span text:style-name="T335">actually</text:span> threaten.</text:p>
      <text:p text:style-name="P1032"/>
      <text:p text:style-name="P1032"><text:span text:style-name="T323">“</text:span>I told him if <text:span text:style-name="T323">Nate</text:span> let Emma go, he already was senseless.”</text:p>
      <text:p text:style-name="P1032"/>
      <text:p text:style-name="P1032">“Do you know what happened?”</text:p>
      <text:p text:style-name="P1032"/>
      <text:p text:style-name="P1032">“Not all of it. <text:s/>From what Emma said he started questioning everything she did. <text:s/><text:span text:style-name="T336">W</text:span>here she went, what she did when they weren't together. <text:s/>She worked so many hours at the restaurant she didn't have much free time to begin with. <text:s/><text:span text:style-name="T337">She only had one day off a week and she spent that at the stables with Henry. <text:s/></text:span>Then one night he apparently accused her of cheating. <text:s/>They got into a big fight and he left. <text:s/>She didn't see him until the next day at work.”</text:p>
      <text:p text:style-name="P1032"/>
      <text:p text:style-name="P1032"><text:soft-page-break/>“Where'd he go?”</text:p>
      <text:p text:style-name="P1032"/>
      <text:p text:style-name="P1032">“She doesn't know. <text:s/>He wouldn't talk to her. <text:s/>When she finally cornered him to try to figure out what was going on, he told her they were done. <text:s/><text:span text:style-name="T338">Then it got worse. <text:s/></text:span>He said <text:span text:style-name="T339">a friend said Emma was not only </text:span>cheating <text:span text:style-name="T339">on him, but that</text:span> she was pregnant.”</text:p>
      <text:p text:style-name="P1032"/>
      <text:p text:style-name="P1032">“What?”</text:p>
      <text:p text:style-name="P1032"/>
      <text:p text:style-name="P1032">“I couldn't believe it either. <text:s/>She was devastated. <text:s/><text:span text:style-name="T340">She couldn't understand why he would even think that.</text:span>”</text:p>
      <text:p text:style-name="P1032"/>
      <text:p text:style-name="P1032">“<text:span text:style-name="T341">W</text:span>hat'd she do?”</text:p>
      <text:p text:style-name="P1032"/>
      <text:p text:style-name="P1032">“<text:span text:style-name="T342">She said she</text:span> contacted a lawyer. <text:s/>We thought she was going to make sure her investment was protected. <text:s/>Instead, she signed her half <text:span text:style-name="T343">of the business </text:span>over to him and walked away. <text:s/>She holed herself up in <text:span text:style-name="T343">Belinda's</text:span> apartment for a while.” <text:s/><text:span text:style-name="T343">She grimaced at the memory. <text:s/>“She would call me about once a week with an update. <text:s/></text:span>I finally convinced <text:span text:style-name="T343">Emma</text:span> to come say with us <text:span text:style-name="T338">and g</text:span>et away from everything.”</text:p>
      <text:p text:style-name="P1032"/>
      <text:p text:style-name="P1032">Nell sighed heavily, stood up and walked back towards the window. <text:s/>She looked out <text:span text:style-name="T338">beyond the white fence that bordered the rise of the field that sloped sharply down </text:span>toward the road. <text:s/>She couldn't see <text:span text:style-name="T344">down the hill</text:span>, but she knew Emma and Conner would have reached <text:span text:style-name="T344">the buildings</text:span> by now.</text:p>
      <text:p text:style-name="P1032"/>
      <text:p text:style-name="P1032">“Well, <text:span text:style-name="T345">w</text:span>ell.”</text:p>
      <text:p text:style-name="P1032"/>
      <text:p text:style-name="P1032"/>
      <text:p text:style-name="P1675"><text:s/></text:p>
      <text:p text:style-name="P1007">Chapter <text:span text:style-name="T338">5</text:span></text:p>
      <text:p text:style-name="P1032"/>
      <text:p text:style-name="P1088"><text:span text:style-name="T2">I</text:span>t was a silent drive down to the road. <text:s/>Emma <text:span text:style-name="T346">clenched</text:span> her <text:span text:style-name="T346">jaw</text:span> and stared out of the window, <text:span text:style-name="T347">replaying the exchange in her head.</text:span></text:p>
      <text:p text:style-name="P1088"/>
      <text:p text:style-name="P1088">“Get in the truck.”</text:p>
      <text:p text:style-name="P1088"/>
      <text:p text:style-name="P1089">Her mouth had dropped open at the <text:span text:style-name="T348">curt</text:span> command.</text:p>
      <text:p text:style-name="P1089"/>
      <text:p text:style-name="P1089">“I'm not a dog!” she'd snapped back.</text:p>
      <text:p text:style-name="P1089"/>
      <text:p text:style-name="P1089">He'd <text:span text:style-name="T349">simply </text:span>shrugged <text:span text:style-name="T349">and continued moving towards the truck. <text:s/></text:span>“<text:span text:style-name="T350">Then you don't have to ride in the back. <text:s/>Get in the truck</text:span>.”</text:p>
      <text:p text:style-name="P1089"/>
      <text:p text:style-name="P1089">“<text:span text:style-name="T351">Smart ass.” she muttered. <text:s/>She needn't have bothered keeping her voice low. <text:s/>Her comment was drowned out by a piercing whistle. <text:s/>A multicolored streak shot past her and leapt into the cab when Conner opened his door. <text:s/>The dog didn't even glance at the truck bed.</text:span></text:p>
      <text:p text:style-name="P1089"/>
      <text:p text:style-name="P1090">She <text:span text:style-name="T352">had </text:span>stomped around to the passenger side, scrambled up, and slammed the door. <text:s/>She sat <text:span text:style-name="T352">now</text:span>, statue-like, in fuming silenc<text:span text:style-name="T349">e</text:span>. <text:s/></text:p>
      <text:p text:style-name="P1089"/>
      <text:p text:style-name="P1091">She felt a <text:span text:style-name="T353">small</text:span> <text:span text:style-name="T354">weight</text:span> <text:span text:style-name="T349">on </text:span>her leg and looked down into the <text:span text:style-name="T355">hopeful </text:span>eyes of the Australian Shepherd. <text:s/><text:span text:style-name="T354">His chin was pressed against her thigh, with a look of apology on his face. <text:s/>She couldn't help but smile at the lopsided appearance of his brown and blue eyes. <text:s/>As she scratched behind his one upright ear, his tail thumped against Conner's hip. <text:s/>The fact that he gave the dog a withering glance only made her feel better/</text:span></text:p>
      <text:p text:style-name="P1091"/>
      <text:p text:style-name="P1092">“What's his name?”</text:p>
      <text:p text:style-name="P1091"/>
      <text:p text:style-name="P1093"><text:soft-page-break/><text:span text:style-name="T354">C</text:span>onner sent the dog another disgusted look. <text:s/>“<text:span text:style-name="T356">Traitor</text:span>?”</text:p>
      <text:p text:style-name="P1093"/>
      <text:p text:style-name="P1093"><text:span text:style-name="T357">Emma ran her fingers </text:span>around the collar <text:span text:style-name="T357">until she found the round metal tag hanging from it. <text:s/>She lifted it up to read the inscription. <text:s/></text:span></text:p>
      <text:p text:style-name="P1093"/>
      <text:p text:style-name="P1093">“Tinker? <text:s/><text:span text:style-name="T358">Please tell me his litter-mates were Tailor, Soldier and Spy.</text:span>”</text:p>
      <text:p text:style-name="P1093"/>
      <text:p text:style-name="P1094">“<text:span text:style-name="T359">I'm not sure. <text:s/>He was a stray that showed up one day and adopted me. <text:s/>His friends call him Tink.”</text:span></text:p>
      <text:p text:style-name="P1094"/>
      <text:p text:style-name="P1095"><text:span text:style-name="T359">E</text:span>mma smirked. <text:s/>“I'd think his 'friends' would <text:span text:style-name="T1560">call him a name like Woofie</text:span>.” <text:s/><text:span text:style-name="T360">Silence. <text:s/>“Professor Barkley?” Nothing. <text:s/>“Sir Arfsalot?”</text:span></text:p>
      <text:p text:style-name="P1095"/>
      <text:p text:style-name="P1096">When he didn't respond she <text:span text:style-name="T361">peeked</text:span> at him <text:span text:style-name="T362">through her lashes</text:span>, but he appeared to be lost in thought. <text:s/>She shrugged and <text:span text:style-name="T363">looked</text:span> back out the window. <text:s/><text:span text:style-name="T364">His attitude was more than a little irritating, like an itch she couldn't quite reach. <text:s/>He made her restless. <text:s/>She had the urge to reach up and smooth her hair, tap her foot, cross her arms, scratch her neck. <text:s/>She contented herself with stroking Tink's thick coat. <text:s/></text:span></text:p>
      <text:p text:style-name="P1096"/>
      <text:p text:style-name="P1096">Conner <text:span text:style-name="T365">concentrated on keeping both hands on the wheel and staring straight ahead. <text:s/>He wouldn't allow himself to look over. <text:s/></text:span>In the enclosed space of the cab, Emma<text:span text:style-name="T366"> smelled </text:span>like<text:span text:style-name="T366"> fresh air, sun-dried cotton, vanilla and lavender soap. <text:s/>He was afraid to make eye contact, afraid of the sappy compliments it might inspire. <text:s/>What rhymed with sunshine, he wondered? <text:s/>He groaned inwardly. <text:s/>Yes, it was definitely better for him to keep his jaw clenched and his mouth shut. <text:s/></text:span></text:p>
      <text:p text:style-name="P1089"/>
      <text:p text:style-name="P1097"><text:span text:style-name="T367">It was a relief</text:span> when he parked and could put some space between them. <text:s/>He walked up on the front porch, <text:soft-page-break/>opened the door and stepped back. <text:s/></text:p>
      <text:p text:style-name="P1098"/>
      <text:p text:style-name="P1099">Emma was still standing by the <text:span text:style-name="T368">truck</text:span> looking up at the top of the closest tree. <text:s/>“If you don't mind, I'd like to pick up where I left off.”</text:p>
      <text:p text:style-name="P1098"/>
      <text:p text:style-name="P1098"><text:span text:style-name="T369">Her eyes roamed hungrily over the building as she disappeared around the corner with Tink at her heels. <text:s/>Conner</text:span> <text:span text:style-name="T365">gritted his teeth and followed them. <text:s/>He supposed in the city her behavior passed as confident. <text:s/>He preferred to think of it as rude.</text:span></text:p>
      <text:p text:style-name="P1098"/>
      <text:p text:style-name="P1100"><text:span text:style-name="T370">W</text:span>hen he saw her standing <text:span text:style-name="T371">patiently</text:span> by the door waiting for him, he slowed down. <text:s/>Let her wait if she expected him to play doorman for her. <text:s/>She watched him with those incredible eyes as he <text:span text:style-name="T372">came closer</text:span>.</text:p>
      <text:p text:style-name="P1100"/>
      <text:p text:style-name="P1100">“Do you mind if I go inside?”</text:p>
      <text:p text:style-name="P1100"/>
      <text:p text:style-name="P1100"><text:span text:style-name="T373">A dozen insulting responses came to mind. <text:s/>All he managed was “Go ahead.”</text:span> <text:s text:c="2"/></text:p>
      <text:p text:style-name="P1098"/>
      <text:p text:style-name="P1101">Emma took a few seconds to look at the latch, and then easily pulled the heavy door open and walked inside. <text:s/>She stopped so suddenly after crossing the threshold that Conner's chest bumped into <text:span text:style-name="T374">her </text:span>back. <text:s/>He stepped back as if stung and mumbled “Sorry”.</text:p>
      <text:p text:style-name="P1102"/>
      <text:p text:style-name="P1103"><text:span text:style-name="T373">H</text:span>e gazed down at her profile as she turned her head fully to the left. <text:s/>Her lips were slightly parted and the tip of her tongue touched the <text:span text:style-name="T375">outside</text:span> <text:span text:style-name="T376">edge </text:span>of her <text:span text:style-name="T375">upper</text:span> lip. <text:s/><text:span text:style-name="T377">He might have </text:span>thought <text:span text:style-name="T377">it an intentional look, designed to seduce</text:span>, but her eyes were narrowed and her expression preoccupied. <text:s/><text:span text:style-name="T373">Her gaze, sweeping across the room, was so intense that she might have forgotten he was even there. <text:s/></text:span></text:p>
      <text:p text:style-name="P1103"/>
      <text:p text:style-name="P1103"><text:span text:style-name="T378">Her hair was pulled back in a simple ponytail, the sides smoothed back to a riotous cascade of curls and </text:span><text:soft-page-break/><text:span text:style-name="T378">waves. <text:s/>The silky mass slid slowly across her upper back and brushed her left shoulder as her right profile came into view. <text:s/>Beneath the ponytail her hair looked darker against the fair skin of her neck. <text:s/>I</text:span>ntentional or not, he felt a throb of <text:span text:style-name="T374">attraction</text:span>. <text:s/></text:p>
      <text:p text:style-name="P1103"/>
      <text:p text:style-name="P1104">She <text:span text:style-name="T376">stepped closer to the interior wall to continue her examination</text:span>. <text:s/>He took the time to study her more closely.</text:p>
      <text:p text:style-name="P1102"/>
      <text:p text:style-name="P1102">She wore a <text:span text:style-name="T379">cream colored sweater</text:span> <text:span text:style-name="T380">with a scoop neckline </text:span>that <text:span text:style-name="T376">displayed the ridges of her collarbones</text:span>. <text:s/>Her <text:span text:style-name="T381">loose </text:span>jeans rode low on slim hips <text:span text:style-name="T382">and made her surprisingly long legs look even longer</text:span>. <text:s/><text:span text:style-name="T383">He found himself staring at the worn brown boots poking out of the bottom of her jeans. <text:s/>He shifted uncomfortably as he wondered if her toenails were painted. <text:s/></text:span></text:p>
      <text:p text:style-name="P1102"/>
      <text:p text:style-name="P1032"><text:span text:style-name="T383">Emma had turned her attention to the mismatched furniture closest at hand. <text:s/>The pieces were old but solid and comfortable looking. <text:s/>She </text:span>ran her hands over one of the chairs, admiring the craftsmanship.</text:p>
      <text:p text:style-name="P1032"/>
      <text:p text:style-name="P1032">“These are some nice pieces.”</text:p>
      <text:p text:style-name="P1103"/>
      <text:p text:style-name="P1032">“My Uncle made them. <text:s/>These are <text:span text:style-name="T370">only</text:span> some of his <text:span text:style-name="T384">rough</text:span> <text:span text:style-name="T385">models</text:span>.”</text:p>
      <text:p text:style-name="P1032"/>
      <text:p text:style-name="P1032">“<text:span text:style-name="T384">Rough</text:span>? <text:s/>They're <text:span text:style-name="T384">beautiful</text:span>.”</text:p>
      <text:p text:style-name="P1032"/>
      <text:p text:style-name="P1032">Conn<text:span text:style-name="T383">er</text:span> shrugged. <text:s/>“If he liked them he re-made them <text:span text:style-name="T386">in better woods and stains</text:span>. <text:s/><text:span text:style-name="T387">Some</text:span> of that furniture is up at the house. <text:s/><text:span text:style-name="T387">A lot was</text:span> given to neighbors.”</text:p>
      <text:p text:style-name="P1032"/>
      <text:p text:style-name="P1032">Emma <text:span text:style-name="T388">strolled</text:span> over to <text:span text:style-name="T388">several</text:span> dusty rocking chairs <text:span text:style-name="T383">along the side wall</text:span>. <text:s/>Some had loose arms, or were missing <text:span text:style-name="T389">a bottom rail</text:span>. <text:s/>She reached out <text:span text:style-name="T388">with her toe </text:span>a<text:span text:style-name="T390">nd</text:span> nudged the closest and watched it easily <text:span text:style-name="T391">tip</text:span> back and forth.</text:p>
      <text:p text:style-name="P1032"><text:soft-page-break/></text:p>
      <text:p text:style-name="P1032">“Can these be repaired?”</text:p>
      <text:p text:style-name="P1032"/>
      <text:p text:style-name="P1032">“Probably.”</text:p>
      <text:p text:style-name="P1032"/>
      <text:p text:style-name="P1032">She glanced at him, noticing that the <text:span text:style-name="T392">hard look was back in his eyes</text:span>. <text:s/>“By you?”</text:p>
      <text:p text:style-name="P1032"/>
      <text:p text:style-name="P1032">“No.” <text:s/>He didn't elaborate.</text:p>
      <text:p text:style-name="P1032"/>
      <text:p text:style-name="P1032">“Is there someone in the area that could fix them up?”</text:p>
      <text:p text:style-name="P1032"/>
      <text:p text:style-name="P1032">“Why? <text:s/>So they'll be in good shape when you fence them?”</text:p>
      <text:p text:style-name="P1032"/>
      <text:p text:style-name="P1032">Emma's eyebrow shot up. <text:s/>“<text:span text:style-name="T149">Fence</text:span> them? <text:s/>What, <text:span text:style-name="T393">w</text:span>ith my big city connections? <text:s/>That's a great idea.”</text:p>
      <text:p text:style-name="P1032"/>
      <text:p text:style-name="P1032">His <text:span text:style-name="T394">expression</text:span> got even darker and he took a step towards her.</text:p>
      <text:p text:style-name="P1032"/>
      <text:p text:style-name="P1105">The sound of the single footstep triggered the memory of his arrival at Nell’s, <text:span text:style-name="T395">and something clicked into place in her head. <text:s/>Of course. <text:s/></text:span>He hadn't heard their entire conversation only her <text:span text:style-name="T395">last </text:span>statement about taking advantage of <text:span text:style-name="T187">the situation</text:span>.</text:p>
      <text:p text:style-name="P1032"/>
      <text:p text:style-name="P1032">She made the mistake of laughing again and he <text:span text:style-name="T396">moved</text:span> even closer. <text:s/>Still laughing, she spread her hands out in front of her. <text:s/></text:p>
      <text:p text:style-name="P1032"/>
      <text:p text:style-name="P1032">“Whoa<text:span text:style-name="T397">! <text:s/></text:span>You think I want to take advantage of your aunt? <text:s/>Quite the opposite.”</text:p>
      <text:p text:style-name="P1032"/>
      <text:p text:style-name="P1032"><text:span text:style-name="T398">For the first time s</text:span>he relaxed and gave him a genuine smile. <text:s/>“I'm not here to cheat her <text:span text:style-name="T399">or harm her. <text:s/>I'm hoping I can help her. <text:s/>At least financially.</text:span>” </text:p>
      <text:p text:style-name="P1032"><text:soft-page-break/></text:p>
      <text:p text:style-name="P1032"><text:span text:style-name="T394">Conner hesitated. <text:s/>She sounded sincere, but he still didn't trust her. <text:s/></text:span>“<text:span text:style-name="T394">Why would you want that?”</text:span></text:p>
      <text:p text:style-name="P1032"/>
      <text:p text:style-name="P1106"><text:span text:style-name="T400">Her green eyes twinkled and her voice came out in a musical Irish lilt. <text:s/></text:span>“<text:span text:style-name="T400">Maybe, boyo, b</text:span>ecause I like her? <text:s/><text:span text:style-name="T400">'C</text:span>ause she's a <text:span text:style-name="T400">pal</text:span> of <text:span text:style-name="T400">me Mums</text:span>? <text:s/>Because if I'm <text:span text:style-name="T349">ta</text:span> make a go of <text:span text:style-name="T400">it, it'd help to have herself beside me?</text:span>”</text:p>
      <text:p text:style-name="P1106"/>
      <text:p text:style-name="P1107">He blinked.</text:p>
      <text:p text:style-name="P1032"/>
      <text:p text:style-name="P1106"><text:span text:style-name="T400">S</text:span>he gave him a leering grin and added “<text:span text:style-name="T401">G'wan ya. <text:s/>Do ya think I'd harm a friend? <text:s/>I will yeah.</text:span>” <text:span text:style-name="T402">She shook her head and turned away.</text:span></text:p>
      <text:p text:style-name="P1106"/>
      <text:p text:style-name="P1108"><text:span text:style-name="T400">N</text:span>ow thoroughly <text:span text:style-name="T403">bewildered</text:span> <text:span text:style-name="T400">he watched her</text:span> walk through the open doorway leading to the slop sinks. <text:s/>He was struggling to maintain his dislike. <text:s/>Not only was she attractive she had a quick wit. <text:s/>He had a sinking feeling he was going to lose this battle <text:span text:style-name="T401">of wills and charm</text:span>. <text:s/>His shoulders slumped as he <text:span text:style-name="T404">followed her.</text:span></text:p>
      <text:p text:style-name="P1108"/>
      <text:p text:style-name="P1109">Emma was <text:span text:style-name="T399">cautiously t</text:span>urning a tap in the sink <text:span text:style-name="T399">as if a snake might drop out</text:span>. <text:s/>She <text:span text:style-name="T399">jumped</text:span> as the pipes sputtered <text:span text:style-name="T399">and coughed</text:span>. <text:s/><text:span text:style-name="T405">With a grimace, she </text:span>shut the tap back off.</text:p>
      <text:p text:style-name="P1108"/>
      <text:p text:style-name="P1109">“So … <text:span text:style-name="T406">what was </text:span><text:span text:style-name="T150">that </text:span><text:span text:style-name="T408">back there</text:span><text:span text:style-name="T406"> <text:s/>… and</text:span> what are <text:span text:style-name="T445">you doing now</text:span>?”</text:p>
      <text:p text:style-name="P1108"/>
      <text:p text:style-name="P1109">“<text:span text:style-name="T406">Oh just a bit of my Da talking.” she said, then added “</text:span>I was hoping there was running water.”</text:p>
      <text:p text:style-name="P1108"/>
      <text:p text:style-name="P1109">He snorted. <text:s/>“Nell turned off the main <text:span text:style-name="T446">pipes </text:span>a couple winters ago when she quit using the <text:span text:style-name="T405">place</text:span>.”</text:p>
      <text:p text:style-name="P1109"/>
      <text:p text:style-name="P1110">Emma <text:span text:style-name="T446">nodded, embarrassed </text:span>for not realizing they wouldn't leave running water in an unheated building. <text:s/></text:p>
      <text:p text:style-name="P1110"/>
      <text:p text:style-name="P1110"><text:soft-page-break/>“<text:span text:style-name="T447">Sorry. <text:s/>I guess I'm more of a city girl than I realized.” she confessed.</text:span></text:p>
      <text:p text:style-name="P1110"/>
      <text:p text:style-name="P1111">She <text:span text:style-name="T448">s</text:span>potted the light <text:span text:style-name="T448">switch by the doorway </text:span>and flipped <text:span text:style-name="T447">it on</text:span>. <text:s/>She <text:span text:style-name="T447">yipped</text:span> <text:span text:style-name="T449">triumphantly </text:span>when the overhead lights immediately <text:span text:style-name="T449">flickered to life</text:span>. </text:p>
      <text:p text:style-name="P1111"/>
      <text:p text:style-name="P1111">“Hey! <text:s/><text:span text:style-name="T447">Let there be light. <text:s/>I'm glad that didn't freeze up over the winter.</text:span>”</text:p>
      <text:p text:style-name="P1111"/>
      <text:p text:style-name="P1111"><text:span text:style-name="T447">She gave him a dazzling smile and turned the lights back off. <text:s/></text:span>Conner <text:span text:style-name="T450">couldn't help but</text:span> <text:span text:style-name="T451">admire</text:span> <text:span text:style-name="T406">the self-deprecating humor</text:span>. <text:s/><text:span text:style-name="T452">He decided to forgive his aunt for volunteering him. <text:s/>This was one of the most entertaining mornings he'd had for a while. <text:s/>He wondered what she'd do next.</text:span></text:p>
      <text:p text:style-name="P1111"/>
      <text:p text:style-name="P1111"><text:span text:style-name="T447">Emma took a last lo</text:span>ok a<text:span text:style-name="T447">round the space, calculating what would be needed to upgrade t</text:span>o a working <text:span text:style-name="T452">space</text:span>. <text:s/><text:span text:style-name="T447">She doubted there was a gas line, but she knew of some commercial electric ovens that might meet her needs. <text:s/>They might even be able to install a propane setup, if there wasn't one already. <text:s/>She supposed there could be one buried outside.</text:span></text:p>
      <text:p text:style-name="P1111"/>
      <text:p text:style-name="P1112">“Would you mind showing me the front <text:span text:style-name="T453">room</text:span>? <text:s/>Please.”</text:p>
      <text:p text:style-name="P1112"/>
      <text:p text:style-name="P1112">Conner <text:span text:style-name="T454">gestured towards</text:span> the doorway, allowing her to go first. <text:s/></text:p>
      <text:p text:style-name="P1112"/>
      <text:p text:style-name="P1113">As they walked towards the front building, Emma <text:span text:style-name="T455">felt even more optimistic about the space</text:span>. <text:s/>The floorboards didn't creak <text:span text:style-name="T456">and </text:span>there was no sense of dampness or musty smell. <text:s/><text:span text:style-name="T455">This room </text:span>was <text:span text:style-name="T457">filled with light from the row of windows that ran along the front porch. <text:s/>A cool breeze drifted in through the still open door and touched her flushed cheeks.</text:span></text:p>
      <text:p text:style-name="P1113"><text:soft-page-break/></text:p>
      <text:p text:style-name="P1114">She <text:span text:style-name="T458">took a deep breath of the fresh air.</text:span> <text:s/><text:span text:style-name="T459">She let her eyes go soft and looked at the space again, imagining a </text:span>row of small tables strategically scattered throughout, <text:span text:style-name="T460">and sheer lace curtains covering the bottom portions of the windows. <text:s/>The vision became</text:span> charming<text:span text:style-name="T395">ly </text:span>intimate with tablecloths and glowing candles. <text:s/>She blew out <text:span text:style-name="T455">the</text:span> breath, turned back toward Conner and <text:span text:style-name="T461">lifted</text:span> her chin to meet his eyes. <text:s/></text:p>
      <text:p text:style-name="P1115"/>
      <text:p text:style-name="P1115">“<text:span text:style-name="T462">I really want to apologize to you for, as you said, snooping. <text:s/>I sometimes have a bad habit of acting first and thinking later. <text:s/>I'm sorry.</text:span>” </text:p>
      <text:p text:style-name="P1115"/>
      <text:p text:style-name="P1116">She <text:span text:style-name="T463">clasped</text:span> her hands in front of her and lowered her eyes. <text:s text:c="2"/><text:span text:style-name="T464">At least his silence made it easy for her to continue. <text:s/>Although she wasn't sure if the confession was intended for him or for herself.</text:span></text:p>
      <text:p text:style-name="P1115"/>
      <text:p text:style-name="P1116">“The truth is I've been feeling a little lost since I … moved here. <text:s/>I realized I've been moping around Jack and Mom's place for weeks. <text:s/><text:span text:style-name="T465">Kind of like sleepwalking through my days. <text:s/>That's not like me. <text:s/>R</text:span>iding over here <text:span text:style-name="T465">that morning </text:span>was an impulse. <text:s/><text:span text:style-name="T466">I haven't really taken an interest in anything </text:span>after I left … <text:span text:style-name="T1642">Cedar City</text:span>.”</text:p>
      <text:p text:style-name="P1115"/>
      <text:p text:style-name="P1117"><text:span text:style-name="T462">S</text:span>he peered back up at him uneasily, but his face was inscrutable. <text:s/><text:span text:style-name="T467">She caught her bottom lip in her teeth uncertainly and slowly released it. <text:s/>His eyes dropped to her mouth and she felt another rush of nervous energy.</text:span></text:p>
      <text:p text:style-name="P1117"/>
      <text:p text:style-name="P1117">“I want to thank for you taking the time to let me see inside. <text:s/><text:span text:style-name="T468">I don't know if anything will work out, but I'm grateful for your aunt's willingness to consider my ideas. <text:s/>I do appreciate her loaning me her best tour guide. <text:s/>Can we call a truce?”</text:span></text:p>
      <text:p text:style-name="P1118"/>
      <text:p text:style-name="P1115">She gave him another winning smile <text:span text:style-name="T469">and Conner felt </text:span><text:soft-page-break/><text:span text:style-name="T469">his mind stumble to a halt. <text:s/>He suddenly </text:span>felt a little <text:span text:style-name="T470">lost and </text:span>dizzy <text:span text:style-name="T470">himself as he looked</text:span> down at her. <text:s/><text:span text:style-name="T471">He'd never been so intensely aware of being alone</text:span> <text:span text:style-name="T471">with a woman before. <text:s/></text:span>She was close <text:span text:style-name="T472">enough for him to notice the long auburn lashes and the laugh lines at the corner of her green eyes. <text:s/></text:span></text:p>
      <text:p text:style-name="P1115"/>
      <text:p text:style-name="P1115">“<text:span text:style-name="T473">Tell you what, Sunshine ...”</text:span></text:p>
      <text:p text:style-name="P1119"/>
      <text:p text:style-name="P1120">He leaned forward to offer his hand and was <text:span text:style-name="T474">again </text:span>aware of the clean smell <text:span text:style-name="T474">of</text:span> her. <text:s/>As he looked into her eyes, so close, he forgot what he had started to say.</text:p>
      <text:p text:style-name="P1115"/>
      <text:p text:style-name="P1121">When her small hand <text:span text:style-name="T474">slid into </text:span>his he fought the <text:span text:style-name="T475">absurd</text:span> impulse to raise it to his lips. <text:s/>Instead he gave it a business-like shake, <text:span text:style-name="T474">and held it for a long moment</text:span>. <text:s text:c="3"/></text:p>
      <text:p text:style-name="P1115"/>
      <text:p text:style-name="P1115">“<text:span text:style-name="T473">You can even call it a detente if you like.”</text:span></text:p>
      <text:p text:style-name="P1111"/>
      <text:p text:style-name="P1111"><text:s/></text:p>
      <text:p text:style-name="P1109"/>
      <text:p text:style-name="P1023">Chapter <text:span text:style-name="T476">6</text:span></text:p>
      <text:p text:style-name="P1032"/>
      <text:p text:style-name="P1122"><text:span text:style-name="T2">N</text:span>ell immediately noticed <text:span text:style-name="T477">a</text:span> change when the <text:span text:style-name="T478">two</text:span> returned. <text:s/><text:span text:style-name="T479">The screen door opened and she heard Conner cheerfully say “After you, ma'am.” and Emma's amused “Why thank you, sir.”. <text:s/>He followed closely behind her, his eyes never leaving her. <text:s/>It appeared his good humor had been restored at least, along with his good manners. <text:s/></text:span></text:p>
      <text:p text:style-name="P1122"/>
      <text:p text:style-name="P1122">“That didn't take long.” <text:s text:c="2"/><text:span text:style-name="T1501">Nell suppressed a smile. <text:s/>She'd meant it as a comment about how quickly they'd returned. <text:s/>It seemed more like a double entendre about the shift in their attitude toward each other. <text:s text:c="2"/></text:span></text:p>
      <text:p text:style-name="P1122"/>
      <text:p text:style-name="P1123">“<text:span text:style-name="T479">Oh, Conner gave me the full tour. <text:s/>He even threw in some education about seasonal utilities.” </text:span><text:s/><text:span text:style-name="T1513">Emma laughed.</text:span> </text:p>
      <text:p text:style-name="P1124"/>
      <text:p text:style-name="P1125">Nell glanced at Vickie to see if she understood the last reference. <text:s/>Her friend only shrugged <text:span text:style-name="T1520">with a mother's acceptance of a daughter's ambiguity.</text:span></text:p>
      <text:p text:style-name="P1126"/>
      <text:p text:style-name="P1126">“I take it you're still interested?” <text:span text:style-name="T1521">Nell asked the younger woman.</text:span></text:p>
      <text:p text:style-name="P1126"/>
      <text:p text:style-name="P1126">“Definitely. <text:s/>I'd still have to determine what work <text:span text:style-name="T480">is</text:span> needed to bring it up to code <text:span text:style-name="T481">and have everything ready for licensing</text:span>.” <text:s/><text:span text:style-name="T1521">Emma frowned, then rubbed a hand over her forehead as if to erase the concerns that formed lines there. <text:s/></text:span>“After I find out what the <text:span text:style-name="T482">local </text:span>code is.”</text:p>
      <text:p text:style-name="P1127"/>
      <text:p text:style-name="P1128">Nell pursed her lips and <text:span text:style-name="T481">thought for a moment</text:span>. <text:s/>“I believe Wayne <text:span text:style-name="T483">Carver</text:span> is still in charge of the <text:span text:style-name="T484">health</text:span> department. <text:s/>I can give you his address and phone number.”</text:p>
      <text:p text:style-name="P1128"/>
      <text:p text:style-name="P1128">“<text:span text:style-name="T482">That would be a great start, Nell. <text:s/>It could save us a lot of time.”</text:span></text:p>
      <text:p text:style-name="P1128"/>
      <text:p text:style-name="P1129"><text:soft-page-break/>Vickie rose to her feet. <text:s/>“Speaking of time, we'd better get going, Em. <text:s/>Frank will be wondering where we've gotten to. <text:s/>Or at least when he's supposed to have dinner ready.”</text:p>
      <text:p text:style-name="P1129"/>
      <text:p text:style-name="P1129">Emma felt a <text:span text:style-name="T1522">twinge of guilt </text:span>that she'd kept her mother <text:span text:style-name="T1515">away so lo</text:span>ng. <text:s/>No doubt she'd enjoyed the visit with Nell, <text:span text:style-name="T1516">but she preferred to spend time with her husband. <text:s/>Emma envied their closeness. <text:s/></text:span>They were adorable home bodies, fixing dinners and cleaning up together. <text:s/><text:span text:style-name="T1522">It it were Emma's turn to cook, they'd often sit at the kitchen table holding hands while they talked.</text:span></text:p>
      <text:p text:style-name="P1129"/>
      <text:p text:style-name="P1129">“<text:span text:style-name="T1517">Yes, you're right. <text:s/>Let's go home.” <text:s/>She turned to Nell with a grateful smile. <text:s/>“Thanks for your time, Nell. <text:s/>I'll be in touch soon so we can talk more.”</text:span></text:p>
      <text:p text:style-name="P1129"/>
      <text:p text:style-name="P1130">Nell surprised her by stepping forward and embracing her in a tight hug. <text:s/>“I<text:span text:style-name="T1518">t's been a pleasure</text:span>, Emma. <text:s/>I look forward to seeing you again.”</text:p>
      <text:p text:style-name="P1131"/>
      <text:p text:style-name="P1132">So do I, Conner <text:span text:style-name="T487">thought. More than he cared to admit. </text:span></text:p>
      <text:p text:style-name="P1132"/>
      <text:p text:style-name="P1127">Emma was like a Chinook wind arriving in late winter, bringing a thawing warmth to a frozen landscape. <text:s/>She was unexpected, startling, a force to be reckoned with. <text:s/>He could get used to having her around.</text:p>
      <text:p text:style-name="P1132"/>
      <text:p text:style-name="P1133"><text:span text:style-name="T488">H</text:span>e <text:span text:style-name="T486">reluctantly </text:span>dragged his attention away from <text:span text:style-name="T486">her</text:span> <text:span text:style-name="T489">to the kitchen window, where the late afternoon </text:span>sun, <text:span text:style-name="T490">blazing blue sky and unfinished chores awaited. <text:s/></text:span></text:p>
      <text:p text:style-name="P1132"/>
      <text:p text:style-name="P1132">“<text:span text:style-name="T489">I better get back to </text:span>work, <text:span text:style-name="T1514">too</text:span>.”</text:p>
      <text:p text:style-name="P1131"/>
      <text:p text:style-name="P1132">“Will you be back for supper?” <text:span text:style-name="T491">Nell asked. <text:s/>Conner wasn't one to cut work short for something as trivial as a meal.</text:span></text:p>
      <text:p text:style-name="P1131"><text:soft-page-break/></text:p>
      <text:p text:style-name="P1132">Conner looked pointedly at Emma. <text:s/>“Who's cooking?”</text:p>
      <text:p text:style-name="P1132"/>
      <text:p text:style-name="P1132">“Listen to him, Vickie. <text:s/>He's trying to press the girl into service already.”</text:p>
      <text:p text:style-name="P1132"/>
      <text:p text:style-name="P1134">Conner shrugged. <text:s/>“You test drive a car before you buy it, don't you?”</text:p>
      <text:p text:style-name="P1134"/>
      <text:p text:style-name="P1135">Emma held up her hand to <text:span text:style-name="T486">stay any protests the women might make on her behalf</text:span>. <text:s/>“He's <text:span text:style-name="T1501">right. <text:s/>Although in the circumstances I might have used a different analogy. <text:s/>Maybe something along the lines of 'you taste the wine before you pour'.” </text:span></text:p>
      <text:p text:style-name="P1135"/>
      <text:p text:style-name="P1135"><text:span text:style-name="T1501"><text:s/>One corner of </text:span>Conner<text:span text:style-name="T485">'s</text:span> mouth <text:span text:style-name="T485">kicked up wryly</text:span>. <text:s/>“<text:span text:style-name="T1501">Darn. <text:s/>You're right. <text:s/>That is better.”</text:span></text:p>
      <text:p text:style-name="P1135"/>
      <text:p text:style-name="P1136">“Anyway, I can't expect you to make a decision without a trial run.” <text:s/>She glanced at Conner. <text:s/>“Or, in his case, trial pour.” </text:p>
      <text:p text:style-name="P1135"/>
      <text:p text:style-name="P1136">Conner's smile widened, both dimples deepening the creases around his mouth. <text:s/>Emma felt her lips pull in a smile of her own. <text:s/>After the earlier friction between them, It felt good to know she could make him smile like that. <text:s/>He really was a very attractive man when he did. <text:s/>He should do it more often. <text:s text:c="3"/></text:p>
      <text:p text:style-name="P1137"/>
      <text:p text:style-name="P1138">Beside her, Vickie delicately cleared her throat and Emma realized she'd been on the verge of staring. <text:s/>Out of the corner of her eye she saw her mother lightly touch her wrist watch. <text:s/>The <text:span text:style-name="T1519">clear</text:span> signal to get a move on. </text:p>
      <text:p text:style-name="P1135"/>
      <text:p text:style-name="P1128">“<text:span text:style-name="T493">It's a little late for me to put a proper meal together now.” <text:s/>She looked to Conner as she continued. <text:s/>Was that a look of disappointment or was he already thinking about </text:span><text:soft-page-break/><text:span text:style-name="T493">other things? <text:s text:c="2"/>“W</text:span>hy don't I come back tomorrow night and cook dinner here. <text:s/>That would give us a chance to talk and you <text:span text:style-name="T493">both can judge for yourself</text:span>.”</text:p>
      <text:p text:style-name="P1128"/>
      <text:p text:style-name="P1139">Conner didn't wait for his aunt's response. <text:s/>“I'll be here. <text:s/>What time?”</text:p>
      <text:p text:style-name="P1139"/>
      <text:p text:style-name="P1139">Emma <text:span text:style-name="T494">knew it wouldn't take long to plan or shop, but she didn't want to appear too anxious or desperate</text:span>. <text:s/>“<text:span text:style-name="T495">6</text:span>:30?”</text:p>
      <text:p text:style-name="P1139"/>
      <text:p text:style-name="P1139"><text:span text:style-name="T496">He</text:span> nodded and headed toward the door, <text:span text:style-name="T1523">pausing only long enough to say good-bye to Vickie. He was </text:span>careful not to look at <text:span text:style-name="T497">his aunt</text:span>.</text:p>
      <text:p text:style-name="P1122"/>
      <text:p text:style-name="P1122"/>
      <text:p text:style-name="P1140"><text:span text:style-name="T7">C</text:span><text:span text:style-name="T498">onner was unusually distracted the following day. <text:s/></text:span>He wondered if Emma would really show. <text:s/>What if she changed her mind or got a better offer? <text:s/>As he <text:span text:style-name="T492">worked</text:span> he imagined scenarios in which she called Nell to <text:span text:style-name="T499">reschedule</text:span>, or showed up with <text:span text:style-name="T499">a</text:span> pitiful excuse for dinner, or even <text:span text:style-name="T499">forgot to</text:span> show up at all. <text:s/></text:p>
      <text:p text:style-name="P887"><text:s/></text:p>
      <text:p text:style-name="P1141">By the time he finished feeding the horses his own stomach was growling loudly. <text:s/><text:span text:style-name="T500">His brain had worked his emotions and appetite into a frenzy. <text:s/>Hungry and a little anxious, he hurried down the aisle, made sure the lights were off and pulled the heavy sliding door closed behind him. <text:s/>He wasn't worried about missing a meal. <text:s/>He was worried about missing an opportunity to see Emma again.</text:span></text:p>
      <text:p text:style-name="P1140"/>
      <text:p text:style-name="P1140"><text:span text:style-name="T501">At the</text:span> cottage he carefully considered his limited wardrobe. <text:s/><text:span text:style-name="T502">A clean pair of jeans was already thrown across the foot of the bed, yet he stared indecisively into the closet. <text:s/>His long sleeve button-down shirts were usually reserved for trips into town. <text:s/>Maybe he should have asked his aunt what she planned on wearing. <text:s/></text:span></text:p>
      <text:p text:style-name="P1140"/>
      <text:p text:style-name="P1142"><text:span text:style-name="T503">That last thought made him finally turn away with a </text:span><text:soft-page-break/><text:span text:style-name="T503">snort of annoyance. <text:s/></text:span>He was acting like a high school girl on <text:span text:style-name="T500">a </text:span>first date. <text:s/>He opened <text:span text:style-name="T500">a</text:span> dresser <text:span text:style-name="T500">drawer </text:span>and pulled out a charcoal gray t-shirt. <text:s/><text:span text:style-name="T500">A quick scrutiny ensured there were no</text:span> rips or stains. <text:s/><text:span text:style-name="T503">Satisfied that it was presentable, he</text:span> tossed <text:span text:style-name="T500">it </text:span>onto the bed <text:span text:style-name="T1502">and headed for the shower.</text:span></text:p>
      <text:p text:style-name="P1142"/>
      <text:p text:style-name="P1142"><text:span text:style-name="T1502">He turned on the taps in the tub and leaned on the sink as the mirror fogged with steam, rubbing a hand over h</text:span>is chin. <text:s/>Well, it couldn't hurt to shave. <text:s/><text:span text:style-name="T505">A</text:span>gain. <text:s/><text:span text:style-name="T505">M</text:span>aybe even use a little cologne. <text:s/><text:span text:style-name="T500">He wished he'd </text:span>asked Nell to trim his hair <text:span text:style-name="T506">earlier. <text:s/>It would soon be warm enough for his spring shearing.</text:span></text:p>
      <text:p text:style-name="P1142"/>
      <text:p text:style-name="P1143"><text:span text:style-name="T504">H</text:span>e stood in the hot shower <text:span text:style-name="T504">for a long time, his tired muscles enjoying the sting of the water, and let his thoughts drift again to</text:span> Emma. <text:s/>What was a <text:span text:style-name="T507">woman</text:span> like her doing here? <text:s/><text:span text:style-name="T508">S</text:span>he could have any life she wanted in <text:span text:style-name="T1642">Cedar City</text:span>. <text:s/><text:span text:style-name="T507">Jobs, friends, men. <text:s/>It didn't seem possible that she'd want to settle for the country. </text:span></text:p>
      <text:p text:style-name="P1143"/>
      <text:p text:style-name="P1144">He tried to imagine her working in the garden, or sitting quietly on the front porch swing. <text:s/>It was a <text:span text:style-name="T509">charming</text:span>, <text:span text:style-name="T509">but</text:span> <text:span text:style-name="T508">unlikely, </text:span>picture. <text:s/>It was easier <text:span text:style-name="T506">for him </text:span>to imagine her in a fancy car or <text:span text:style-name="T510">downtown</text:span> restaurant. <text:s/><text:span text:style-name="T511">He knew from experience women from the city were not for him.</text:span></text:p>
      <text:p text:style-name="P1144"/>
      <text:p text:style-name="P1145">When he was younger, he'd enjoyed the novelty of <text:span text:style-name="T512">more</text:span> <text:span text:style-name="T513">worldly</text:span> women. <text:s/>The rodeo drew city girls like flies. <text:s/>They'd show up in <text:span text:style-name="T506">newly purchased</text:span> boots and hats, intent on hooking up with a real cowboy. <text:s/>He'd been happy to oblige. <text:s/><text:span text:style-name="T511">Although h</text:span>e'd never been attracted to them beyond physical <text:span text:style-name="T514">desire</text:span>. <text:s/><text:span text:style-name="T515">In his opinion, t</text:span>hey tended to be shallow and condescending. <text:span text:style-name="T511">He'd heard the term high maintenance, but he'd never been in a relationship long enough to find out what that really meant.</text:span></text:p>
      <text:p text:style-name="P1145"/>
      <text:p text:style-name="P1146">He assumed Emma fit into that category, though. <text:s/><text:span text:style-name="T516">It was the only reason he could think of to explain why she </text:span><text:soft-page-break/><text:span text:style-name="T516">was still single</text:span>. <text:s/><text:span text:style-name="T517">With a jolt, he realized he simply</text:span> assumed that she was. <text:s/>For all he knew she was engaged or even married. <text:s/></text:p>
      <text:p text:style-name="P1146"/>
      <text:p text:style-name="P1147">He really didn't know her at all.</text:p>
      <text:p text:style-name="P1147"/>
      <text:p text:style-name="P1147">Except, <text:span text:style-name="T518">it</text:span> felt like he did. <text:s/><text:span text:style-name="T519">The sound of her laugh, the frown lines that appeared between her eyes, the hollow of her throat, or the way the very corners of her mouth curled up seemed as familiar as his own scars. <text:s/></text:span></text:p>
      <text:p text:style-name="P1147"/>
      <text:p text:style-name="P1148"><text:span text:style-name="T520">I</text:span>n a moment of awareness, he wondered if that was why he kept pushing her away. <text:s/></text:p>
      <text:p text:style-name="P1148"/>
      <text:p text:style-name="P1148"/>
      <text:p text:style-name="P1144"/>
      <text:p text:style-name="P1149"><text:span text:style-name="T2">E</text:span>mma was alone in the kitchen<text:span text:style-name="T521"> </text:span>when Conner arrived. <text:s/>She'd traded her jeans <text:span text:style-name="T522">and sweater</text:span> for black slacks and <text:span text:style-name="T522">a stiff </text:span>white shirt. <text:s/>The apron tied around her <text:span text:style-name="T523">waist</text:span> accentuated her figure more than he cared to think about. <text:s/><text:span text:style-name="T524">That didn't stop him from enjoying the sight though.</text:span></text:p>
      <text:p text:style-name="P1149"/>
      <text:p text:style-name="P1149"><text:span text:style-name="T525">He leaned against the doorway and watched her for several minutes in silence. <text:s/>He wasn't sure what was on the menu, but t</text:span>he <text:span text:style-name="T526">delicious</text:span> aroma of freshly baked bread filled the <text:span text:style-name="T527">air</text:span>. <text:s/></text:p>
      <text:p text:style-name="P1149"/>
      <text:p text:style-name="P1149">“<text:span text:style-name="T527">That smells good.”</text:span></text:p>
      <text:p text:style-name="P1149"/>
      <text:p text:style-name="P1032"><text:span text:style-name="T527">Emma </text:span>jumped<text:span text:style-name="T527"> and spun around. <text:s/>Her eyes were wide and her lips parted on a sharply inhaled breath. <text:s/>Before he could apologize the corner of her mouth curled and she shook her head.</text:span></text:p>
      <text:p text:style-name="P1150"/>
      <text:p text:style-name="P1150">“I didn't even hear you arrive.” </text:p>
      <text:p text:style-name="P1150"/>
      <text:p text:style-name="P1150">“<text:span text:style-name="T525">Sorry, I'll walk louder next time.” He cleared his throat. <text:s/>“You look good.”</text:span></text:p>
      <text:p text:style-name="P1150"><text:soft-page-break/></text:p>
      <text:p text:style-name="P1151"><text:span text:style-name="T270">She raised a hand and touched the base of her throat. <text:s/>Her fingers were cool against the pulse that beat there. <text:s/>She let her fingers drift down</text:span> the line of buttons <text:span text:style-name="T270">on her shirt before smoothing the front of the apron</text:span>. <text:s/>“Thanks.”</text:p>
      <text:p text:style-name="P1151"/>
      <text:p text:style-name="P1151">Her eyes ran over the t-shirt stretch<text:span text:style-name="T528">ing</text:span> across his broad shoulders and <text:span text:style-name="T528">hugging his </text:span>lean <text:span text:style-name="T528">waist. <text:s text:c="2"/>He looked much more relaxed tonight. <text:s/>Without the hat, his dark chestnut hair swept back from his forehead in smooth waves. <text:s/>He even wore casual shoes instead of the usual boots. <text:s/></text:span></text:p>
      <text:p text:style-name="P1152"/>
      <text:p text:style-name="P1152">“<text:span text:style-name="T528">Y</text:span>ou look pretty good yourself.” </text:p>
      <text:p text:style-name="P1152"/>
      <text:p text:style-name="P1153"><text:span text:style-name="T270">The smile that appeared was like</text:span> the sun break<text:span text:style-name="T529">ing</text:span> loose from a bank of clouds. <text:s/><text:span text:style-name="T270">One moment there was a weak filtered warmth, and then suddenly there was a blazing light. <text:s/></text:span>His teeth <text:span text:style-name="T270">gleamed. <text:s/>Shards</text:span> of <text:span text:style-name="T270">gold sparkled in </text:span>his cognac-colored eyes. <text:s/>He seemed too close and too far away at the same time. <text:s/>She gave him a lopsided smile in return. <text:s/><text:span text:style-name="T530">H</text:span>is grin widened <text:span text:style-name="T530">and h</text:span>is left eye closed in a slow wink.</text:p>
      <text:p text:style-name="P1152"/>
      <text:p text:style-name="P1152"><text:span text:style-name="T531">Embarrassed, s</text:span>he turned away to wash her hands and compose herself. <text:s/><text:span text:style-name="T531">She could almost feel the weight of his gaze sliding down her back. <text:s/>Even as she chided herself for the idea, she squared her shoulders and lifted her chin. <text:s/></text:span></text:p>
      <text:p text:style-name="P1152"/>
      <text:p text:style-name="P1154">Why was it at moments like this she fe<text:span text:style-name="T532">lt</text:span> confidence and uncertainty wrestle for contro<text:span text:style-name="T532">l</text:span>? <text:s/>Fear of failure sent her stomach on a carnival ride even as her hands remained rock steady. <text:s/>She took a deep breath and exhaled slowly. <text:s/>She would not let him distract her. <text:s/>She would be professional and charming. <text:s/>She could do this.</text:p>
      <text:p text:style-name="P1154"><text:s/></text:p>
      <text:p text:style-name="P1152">When she turned back from the sink she <text:span text:style-name="T533">wore what she </text:span>called “<text:span text:style-name="T534">the</text:span> <text:span text:style-name="T535">press</text:span> face”. <text:s/><text:span text:style-name="T536">An expression she'd practiced </text:span><text:soft-page-break/><text:span text:style-name="T536">for those times she </text:span>came out of the kitchen to greet special guests. <text:s/><text:span text:style-name="T533">Calm, collected, serious. <text:s/></text:span></text:p>
      <text:p text:style-name="P1152"/>
      <text:p text:style-name="P1152">“If you'll follow me, sir, I'll show you to your table.”</text:p>
      <text:p text:style-name="P1152"/>
      <text:p text:style-name="P1152">His eye-brows rose as he pushed himself away from the wall. <text:s/>“Who are we now, <text:span text:style-name="T537">Emmaline</text:span>?” <text:span text:style-name="T538">He followed</text:span> as she moved towards the <text:span text:style-name="T534">doorway to the </text:span>dining room.</text:p>
      <text:p text:style-name="P1152"/>
      <text:p text:style-name="P1152">“<text:span text:style-name="T538">I'</text:span>m Emma. <text:s/>I'll be your <text:span text:style-name="T540">Maître d'. <text:s/></text:span>And chef. <text:s/><text:span text:style-name="T541">And server. <text:s/></text:span>And cashier.” <text:s/></text:p>
      <text:p text:style-name="P1152"/>
      <text:p text:style-name="P1155">He couldn't see her face, but he could hear the amusement. <text:s/>The warmth in her voice pulled him along, eager now to see what would happen next. <text:s/></text:p>
      <text:p text:style-name="P1152"/>
      <text:p text:style-name="P1152">She lead him into the dining room where the table <text:span text:style-name="T539">was neatly arranged </text:span>with a <text:span text:style-name="T541">dark </text:span>red cloth, <text:span text:style-name="T1511">bright </text:span>white plates, <text:span text:style-name="T539">polished </text:span>silverware <text:span text:style-name="T542">and sparkling glasses</text:span>. <text:s/>A small vase of <text:span text:style-name="T542">tea roses sat in the middle next to an open bottle of wine. He blinked in surprise. </text:span></text:p>
      <text:p text:style-name="P1152"/>
      <text:p text:style-name="P1156">His aunt <text:span text:style-name="T543">was already seated at one end, almost beaming with pleasure. <text:s/>It was good to see her looking so happy. <text:s/>No matter what the meal was like, he would be sure to thank Emma for that gift alone.</text:span></text:p>
      <text:p text:style-name="P1156"/>
      <text:p text:style-name="P1157">Emma poured a small amount of the wine into his glass and <text:span text:style-name="T544">drew back.</text:span> <text:s/><text:span text:style-name="T544">It was a subtle measure of respect, made easy by years of experience</text:span>. <text:s/><text:span text:style-name="T1524">He was equally familiar with this ceremony, although it seemed too impersonal coming from her.</text:span></text:p>
      <text:p text:style-name="P1157"/>
      <text:p text:style-name="P1157">“<text:span text:style-name="T1524">Ah.” He mused. <text:s/>“Trial pour.”</text:span></text:p>
      <text:p text:style-name="P1157"/>
      <text:p text:style-name="P1157"><text:span text:style-name="T1503">If he hadn't looked closely he might have missed the slight tremble at the corner of her mouth. <text:s/></text:span>He took a sip and nodded his head. <text:s/><text:span text:style-name="T539">S</text:span>he began to pour <text:span text:style-name="T545">for </text:span>Nell.</text:p>
      <text:p text:style-name="P1157"><text:soft-page-break/></text:p>
      <text:p text:style-name="P1157">“I wasn't sure what you'd both like, so I chose a nicely rounded <text:span text:style-name="T1504">Pinot Grigio</text:span> that will go well with all of the courses.” <text:s/></text:p>
      <text:p text:style-name="P1156"/>
      <text:p text:style-name="P1158">She <text:span text:style-name="T544">filled their glasses </text:span>and excused herself to return to the kitchen. <text:s/>He <text:span text:style-name="T544">silently toasted</text:span> his aunt, <text:span text:style-name="T539">who returned the gesture with a broad smile</text:span>. <text:s/></text:p>
      <text:p text:style-name="P1158"/>
      <text:p text:style-name="P1158">Emma <text:span text:style-name="T546">came back with two salad plates, </text:span>a basket of <text:span text:style-name="T546">thick-sliced</text:span> bread<text:span text:style-name="T546"> and bottles of oil and dark vinegar. <text:s/>She didn't speak until everything was placed to her satisfaction.</text:span></text:p>
      <text:p text:style-name="P1158"/>
      <text:p text:style-name="P1159">“We'll start with a simple caprese salad … ripe tomatoes, home-made mozzarella cheese and fresh basil. <text:s/>Can I get you anything else?”</text:p>
      <text:p text:style-name="P1158"/>
      <text:p text:style-name="P1160">He looked up from the plate and mutely shook his head<text:span text:style-name="T547">, a little overwhelmed by the beauty of the simple dish. <text:s/>It was all bold colors, artful arrangement and meticulous preparation. <text:s/>He worried that it was too beautiful to touch. <text:s/>He feared the same of the polished version of Emma poised next to his elbow.</text:span></text:p>
      <text:p text:style-name="P1160"/>
      <text:p text:style-name="P1160"><text:span text:style-name="T548">As if sensing his thoughts she leaned closer and whispered </text:span>“This is where I'd normally say I'll leave you to enjoy your salad while I go prepare your meal.” <text:s/>She rolled her eyes and continued “<text:span text:style-name="T549">For you …“ <text:s/>She straightened upright and let her rigid posture relax. <text:s/>“</text:span>I'll go get dinner started <text:span text:style-name="T548">for y'all</text:span>.”</text:p>
      <text:p text:style-name="P1160"/>
      <text:p text:style-name="P1160"><text:span text:style-name="T550">He laughed with relief. <text:s/>He </text:span>turned his head and watched her walk <text:span text:style-name="T551">away</text:span>. <text:s/><text:span text:style-name="T552">It seemed that some of the light went with her. <text:s/>He glanced back across the table and saw Nell watching him closely.</text:span></text:p>
      <text:p text:style-name="P1160"/>
      <text:p text:style-name="P1161">He gave her a <text:span text:style-name="T553">tight</text:span> smile and politely offered her the <text:span text:style-name="T554">bread</text:span>. <text:s/>“<text:span text:style-name="T555">I don't know about you. <text:s/>I'm starving.”</text:span></text:p>
      <text:p text:style-name="P1161"><text:soft-page-break/></text:p>
      <text:p text:style-name="P1162">She shook her head, but reached for the basket.</text:p>
      <text:p text:style-name="P1163"/>
      <text:p text:style-name="P1163"><text:span text:style-name="T554">As much as he tried to enjoy each moment t</text:span>he <text:span text:style-name="T556">e</text:span>vening, <text:span text:style-name="T1525">like the wine,</text:span> <text:span text:style-name="T1525">went</text:span> <text:span text:style-name="T557">too</text:span> quickly. <text:s/>The main meal was a delicious dish of chicken in a lemon caper sauce, with <text:span text:style-name="T558">a side of</text:span> green beans <text:span text:style-name="T557">laced with garlic and lemon</text:span>. <text:s/><text:span text:style-name="T558">The fruit tart served with their coffee was one of the best desserts he'd ever had.</text:span></text:p>
      <text:p text:style-name="P1163"/>
      <text:p text:style-name="P1164"><text:span text:style-name="T559">There was</text:span> no doubt in his mind that any restaurant she opened would be a success. <text:s/>He <text:span text:style-name="T560">certainly </text:span>hoped it would be. <text:s/>That meant she'd be staying around for a while. <text:s/></text:p>
      <text:p text:style-name="P1164"/>
      <text:p text:style-name="P1165">Nell sighed as she pushed her empty plate away. <text:s/>“Well, <text:span text:style-name="T1505">I don't have any doubts about the cooking, or the girl for that matter.” <text:s/>She winked at her nephew. <text:s/>“I'd even pay to eat that meal. <text:s/>I think others will too. <text:s/>What do you think</text:span>?”</text:p>
      <text:p text:style-name="P1165"/>
      <text:p text:style-name="P1165">“<text:span text:style-name="T1505">About the idea?</text:span> <text:s/>She's very attractive.” <text:s/><text:span text:style-name="T1505">He leaned back in his seat. <text:s/>The chair creaked as he shifted his weight. <text:s/>“</text:span>I mean the idea is very attractive.”</text:p>
      <text:p text:style-name="P1165"/>
      <text:p text:style-name="P1165">Nell <text:span text:style-name="T545">studied him with slightly raised brows. <text:s/>He was glad she bit back whatever observation she was going to make. <text:s/>At last she nodded. <text:s/></text:span>“Then would you mind asking her to come in so we can talk?”</text:p>
      <text:p text:style-name="P1164"/>
      <text:p text:style-name="P1164"/>
      <text:p text:style-name="P1152"><text:s/></text:p>
      <text:p text:style-name="P1024">Chapter <text:span text:style-name="T561">7</text:span></text:p>
      <text:p text:style-name="P1166"/>
      <text:p text:style-name="P1167"><text:span text:style-name="T2">T</text:span>here was no sign of Emma. <text:s/><text:span text:style-name="T562">The dishes had been washed, dried and stacked on the counter. <text:s/>Two dish towels were neatly folded next to the sink. <text:s/></text:span></text:p>
      <text:p text:style-name="P1167"/>
      <text:p text:style-name="P1168">He heard the murmur of a voice and peered out <text:span text:style-name="T563">through the screen door</text:span>. <text:s/>Emma was sitting <text:span text:style-name="T564">on the bottom step </text:span>with her legs stretched out and crossed at the ankle. <text:s/><text:span text:style-name="T564">At her feet </text:span>Tink <text:span text:style-name="T564">clutched a raw bone between his paws, </text:span>gnawing <text:span text:style-name="T564">on it </text:span>enthusiastically.</text:p>
      <text:p text:style-name="P1167"/>
      <text:p text:style-name="P1168">“I don't know, Tink ...” the dog looked up at her expectantly <text:s/>“<text:span text:style-name="T563">What am I doing? <text:s/></text:span>Do you think <text:span text:style-name="T564">this is a good idea</text:span>?” <text:s/>Tink <text:span text:style-name="T565">cocked his head then </text:span>bent back over the treat, <text:span text:style-name="T566">th</text:span>e scraping noise of his teeth <text:span text:style-name="T1506">expressing</text:span> canine <text:span text:style-name="T566">approval</text:span>.</text:p>
      <text:p text:style-name="P1167"/>
      <text:p text:style-name="P1168">Conner quietly backed up <text:span text:style-name="T567">several</text:span> paces into the kitchen. <text:s/>He <text:span text:style-name="T568">stomped out a few</text:span> steps, <text:span text:style-name="T534">hard</text:span> enough to rattle the glasses on the counter. <text:s/></text:p>
      <text:p text:style-name="P1168"/>
      <text:p text:style-name="P1168">“<text:span text:style-name="T569">Hello</text:span>?”</text:p>
      <text:p text:style-name="P1168"/>
      <text:p text:style-name="P1168">He heard her scramble to her feet. <text:s/>“Out here.”</text:p>
      <text:p text:style-name="P1168"/>
      <text:p text:style-name="P1168"><text:span text:style-name="T570">Through the screen he saw her hastily</text:span> <text:span text:style-name="T570">swiped</text:span> at the seat of her pants <text:span text:style-name="T570">and </text:span>look up at him a bit sheepishly. <text:s/>He let his gaze wander to Tink, who <text:span text:style-name="T571">returned his look</text:span> <text:span text:style-name="T570">without interrupting his focused chewing</text:span>.</text:p>
      <text:p text:style-name="P1168"/>
      <text:p text:style-name="P1168"><text:span text:style-name="T572">She glanced at the dog, then back to him. <text:s/></text:span>“<text:span text:style-name="T569">I hope you don't mind. <text:s/></text:span>He's been waiting out here so patiently.”</text:p>
      <text:p text:style-name="P1168"/>
      <text:p text:style-name="P1168">“So you <text:span text:style-name="T571">conjured</text:span> up a bone for him?”</text:p>
      <text:p text:style-name="P1168"/>
      <text:p text:style-name="P1168">Her chin came up <text:span text:style-name="T573">defensively. <text:s/></text:span>“I always come prepared.”</text:p>
      <text:p text:style-name="P1168"/>
      <text:p text:style-name="P1167"><text:soft-page-break/>“<text:span text:style-name="T569">I bet you do, Emmaline.”</text:span></text:p>
      <text:p text:style-name="P1167"/>
      <text:p text:style-name="P1168"><text:span text:style-name="T574">Her eyes narrowed and her lips compressed into a thin line. <text:s/></text:span>He <text:span text:style-name="T575">winced at</text:span> the <text:span text:style-name="T574">haughty</text:span> tone in his <text:span text:style-name="T563">own </text:span>voice. <text:s/></text:p>
      <text:p text:style-name="P1168"/>
      <text:p text:style-name="P1169">“Please, call me Emma.”</text:p>
      <text:p text:style-name="P1168"/>
      <text:p text:style-name="P1168">What was it about her that made him <text:span text:style-name="T576">act so stiff? He was usually an easy-going guy. <text:s/>Why, when she was around, did polite conversation escape him? <text:s/>Out of the corner of his eye he saw Tink had switched his attention back to Emma. <text:s/>He was more amused than angry over the dog's obvious defection. <text:s/>Smart dog, he thought.</text:span></text:p>
      <text:p text:style-name="P1168"/>
      <text:p text:style-name="P1170">There was <text:span text:style-name="T577">a</text:span> trace of a humor in his voice <text:span text:style-name="T578">now. <text:s/>“Sorry, Tink. <text:s/>She's wanted in the dining room.”</text:span></text:p>
      <text:p text:style-name="P1168"/>
      <text:p text:style-name="P1169">Emma stooped to give <text:span text:style-name="T579">the dog</text:span> one last scratch and he heard her <text:span text:style-name="T579">whisper</text:span> “Wish <text:span text:style-name="T580">me</text:span> luck.” before she turned to <text:span text:style-name="T563">follow</text:span> him.</text:p>
      <text:p text:style-name="P1169"/>
      <text:p text:style-name="P1169">As they moved through the kitchen she <text:span text:style-name="T581">detoured to </text:span>a large leather satchel leaning against the side of the refrigerator. <text:s/><text:span text:style-name="T563">She rummaged inside and produced a sheaf of papers that she tucked under an arm. <text:s/></text:span></text:p>
      <text:p text:style-name="P1169"/>
      <text:p text:style-name="P1169">“<text:span text:style-name="T1511">Emmaline.” <text:s/>He was already close, but he stepped closer, forcing her to tilt her face up to look at him. </text:span></text:p>
      <text:p text:style-name="P1169"/>
      <text:p text:style-name="P1169"><text:span text:style-name="T1511">She swallowed nervously. <text:s/></text:span>“<text:span text:style-name="T1511">Yes?”</text:span></text:p>
      <text:p text:style-name="P1169"/>
      <text:p text:style-name="P1169">“<text:span text:style-name="T1511">I just wanted to thank you. <text:s/>Not only for a great dinner, but for Nell. <text:s/>She's really enjoyed tonight so far. <text:s/>She deserves evenings like this. <text:s/>Thank you.”</text:span></text:p>
      <text:p text:style-name="P1169"/>
      <text:p text:style-name="P1171">Her <text:span text:style-name="T1512">dusky pink </text:span>lips stretched in a slow smile, and her liquid green eyes took on a sparkling <text:span text:style-name="T1512">glow</text:span>. <text:s/></text:p>
      <text:p text:style-name="P1171"/>
      <text:p text:style-name="P1171"><text:soft-page-break/>“<text:span text:style-name="T1512">Thank you, Conner. <text:s/>That's the nicest compliment I could get.”</text:span></text:p>
      <text:p text:style-name="P1169"/>
      <text:p text:style-name="P1172">With a happy bounce she turned away to open the refrigerator and pull out a bottle of white wine. <text:s/>She collected a glass and bottle opener from the counter, managing to keep the papers clamped against her ribs. <text:s/></text:p>
      <text:p text:style-name="P1169"/>
      <text:p text:style-name="P1173"><text:span text:style-name="T582">As</text:span> she approached the <text:span text:style-name="T583">dining </text:span>table <text:span text:style-name="T582">Conner slipped behind her and </text:span>pulled <text:span text:style-name="T582">the</text:span> chair <text:span text:style-name="T582">back. <text:s/>She glanced at him, her eyes wide, her face a shade rosier than before. <text:s/></text:span></text:p>
      <text:p text:style-name="P1173"/>
      <text:p text:style-name="P1174">“Thank you.” <text:s/>She murmured.</text:p>
      <text:p text:style-name="P1173"/>
      <text:p text:style-name="P1174">The very tip of her tongue appeared briefly near the corner of her mouth before she settled herself. <text:s/>He frowned down at the crown of her glossy head, his fingers still gripping the back of the chair. <text:s/></text:p>
      <text:p text:style-name="P1173"/>
      <text:p text:style-name="P1175">Nell cleared her throat to gain their attention, and then smiled at Emma. <text:s/>“That was one of the best meals I've ever had.”</text:p>
      <text:p text:style-name="P1175"/>
      <text:p text:style-name="P1175">“<text:span text:style-name="T584">Thanks. <text:s/>I'm glad you enjoyed it. <text:s/>I hope you don't mind, but I thought I'd have a glass of wine while we talk.”</text:span></text:p>
      <text:p text:style-name="P1175"/>
      <text:p text:style-name="P1176">Nell pushed her empty glass closer. <text:s text:c="2"/>“Don't mind if we do.”</text:p>
      <text:p text:style-name="P1176"/>
      <text:p text:style-name="P1176"><text:span text:style-name="T580">With a relieved sigh Emma stood up</text:span>. <text:s/>She paused and gave Conner a curious look as she noticed he, too, had risen <text:span text:style-name="T585">quickly to his feet</text:span>. <text:s/><text:span text:style-name="T586">She felt her cheeks flush with warmth and</text:span> ducked her head. <text:s/></text:p>
      <text:p text:style-name="P1176"/>
      <text:p text:style-name="P1176">“<text:span text:style-name="T586">I'll just go get fresh glasses.”</text:span></text:p>
      <text:p text:style-name="P1176"/>
      <text:p text:style-name="P1177">Nell waved a hand. <text:s/>“These are fine.”</text:p>
      <text:p text:style-name="P1176"/>
      <text:p text:style-name="P1177"><text:soft-page-break/>Emma hesitated, resisting the urge to press a hand to her cheek. <text:s/>She concentrated on taking even breaths as she poured for everyone, trying to ignore the man who still stood, waiting for her to take her seat. <text:s/>She <text:span text:style-name="T1526">finally </text:span>turned toward Nell content to let her lead the discussion.</text:p>
      <text:p text:style-name="P1175"/>
      <text:p text:style-name="P1175">“<text:span text:style-name="T586">So, let's talk about where we go from here.</text:span>”<text:line-break/><text:line-break/><text:tab/><text:span text:style-name="T584">Emma held the papers out towards her. <text:s/>“I have worked up some rough costs, a list of maintenance items that I know of, and purchases we would need.”</text:span></text:p>
      <text:p text:style-name="P1175"/>
      <text:p text:style-name="P1176">Nell waived her hand dismissively. <text:s/>“Oh, I trust you'll take care of all those <text:span text:style-name="T586">type of</text:span> details.”</text:p>
      <text:p text:style-name="P1176"/>
      <text:p text:style-name="P1176">Conner frowned at his aunt, and reached forward to pluck the papers from Emma's hand. <text:s/>He didn't <text:span text:style-name="T587">interrupt</text:span>, but began reading through the documents. <text:s/><text:span text:style-name="T588">The handwriting might not be meant to impress, but the orderly content and detailed figures did. <text:s/></text:span></text:p>
      <text:p text:style-name="P1176"/>
      <text:p text:style-name="P1178">Emma <text:span text:style-name="T589">looked to</text:span> Nell. <text:s/>“What questions do you have?”</text:p>
      <text:p text:style-name="P1178"/>
      <text:p text:style-name="P1178">“Where do you plan on living?”</text:p>
      <text:p text:style-name="P1178"/>
      <text:p text:style-name="P1178"><text:span text:style-name="T590">That was clearly not the question Emma had expected</text:span>. <text:s/><text:span text:style-name="T585">She blinked. <text:s/></text:span>“What?”</text:p>
      <text:p text:style-name="P1178"/>
      <text:p text:style-name="P1178">“Where do you plan on living?”</text:p>
      <text:p text:style-name="P1178"/>
      <text:p text:style-name="P1178">“<text:span text:style-name="T590">Um. <text:s/>I don't know. <text:s/>Mom and Jack have told me I can stay as long as I want. <text:s/>I guess </text:span>I hadn't thought about it.”</text:p>
      <text:p text:style-name="P1178"/>
      <text:p text:style-name="P1178">Conner looked up from the papers. <text:s/>“<text:span text:style-name="T1508">But y</text:span>ou've thought through all of <text:span text:style-name="T149">this</text:span><text:span text:style-name="T407">, </text:span><text:span text:style-name="T437">Emmaline</text:span><text:span text:style-name="T1507">?</text:span>” <text:s/><text:span text:style-name="T1508">He clenched his jaw. <text:s/>He'd meant that to sound like a compliment, not a </text:span><text:soft-page-break/><text:span text:style-name="T1508">criticism. <text:s/></text:span></text:p>
      <text:p text:style-name="P1178"/>
      <text:p text:style-name="P1179">Emma shifted her focus back to Conner. <text:s/>“<text:span text:style-name="T1508">Again, please, you can call me Emma.”</text:span></text:p>
      <text:p text:style-name="P1179"/>
      <text:p text:style-name="P1179">Her eyes wandered over the thin scar above his <text:span text:style-name="T585">left </text:span>eyebrow, down his <text:span text:style-name="T585">cheek</text:span> and across <text:span text:style-name="T591">his chin </text:span>to the <text:span text:style-name="T592">raised</text:span> half-moon scar on the <text:span text:style-name="T591">other side</text:span>. <text:s/><text:span text:style-name="T590">He felt the path of the look as strongly as if she had used her fingertips.</text:span></text:p>
      <text:p text:style-name="P1179"/>
      <text:p text:style-name="P1179">“Sometimes where you sleep isn't as important as what you're doing with your life. <text:s/><text:span text:style-name="T477">You know</text:span>.” <text:span text:style-name="T1508">She added softly.</text:span></text:p>
      <text:p text:style-name="P1179"/>
      <text:p text:style-name="P1179"><text:span text:style-name="T593">The last words were a delivered as a statement of fact rather than a question. <text:s/>He dropped</text:span> his gaze back down to the papers, <text:span text:style-name="T594">hoping no one noticed that the edges trembled in his grip</text:span>.</text:p>
      <text:p text:style-name="P1179"/>
      <text:p text:style-name="P1179">Nell's glance flickered between the two of them. <text:s/>“Would you consider living here?” </text:p>
      <text:p text:style-name="P1179"/>
      <text:p text:style-name="P1180">Emma wasn't at all sure how to respond. <text:s/>The idea that Nell would make such an offer had never occurred to her. <text:s/>She'd only been thinking about the logical details of the venture, and not the relationship it implied. <text:s/></text:p>
      <text:p text:style-name="P1181"/>
      <text:p text:style-name="P1181"><text:span text:style-name="T595">Besides, she d</text:span>idn't need to look at the <text:span text:style-name="T596">numbers</text:span> in Conner's hands to know they accounted for most of her savings. <text:s/><text:span text:style-name="T597">While she had assured Nell that she had money for the start-up, and a</text:span>s much as <text:span text:style-name="T598">she'd like to agree to the idea,</text:span> there was no way she could stretch her money to include rent. <text:s/></text:p>
      <text:p text:style-name="P1182"/>
      <text:p text:style-name="P1182">“You'<text:span text:style-name="T597">re</text:span> very kind, Nell, but I couldn't possibly impose.”</text:p>
      <text:p text:style-name="P1182"/>
      <text:p text:style-name="P1182">“Don't be silly. <text:s/><text:span text:style-name="T1509">I have plenty of space. <text:s/>It wouldn't be </text:span><text:soft-page-break/><text:span text:style-name="T1509">any trouble for me, and it might save you some time</text:span>.”</text:p>
      <text:p text:style-name="P1182"/>
      <text:p text:style-name="P1182"><text:span text:style-name="T1510">Emma bit her bottom lip and tried to think. <text:s/>Living a little closer did make sense. <text:s/>The idea of staying here as a roommate was more appealing than her current situation. <text:s/>Unfortunately, she had to admit</text:span> that she couldn't afford rent on a room and the restaurant. <text:s/>Nell was looking at her hopefully and Emma didn't know what to <text:span text:style-name="T599">do</text:span> next.</text:p>
      <text:p text:style-name="P1182"/>
      <text:p text:style-name="P1183"><text:span text:style-name="T597">The silence stretched until she offered a neutral </text:span>“<text:span text:style-name="T593">I'll think about it.”</text:span></text:p>
      <text:p text:style-name="P1183"/>
      <text:p text:style-name="P1181">Nell seemed happy enough with that answer for now. <text:s/>She took a sip of wine and <text:span text:style-name="T600">considered the younger woman</text:span>. <text:s/></text:p>
      <text:p text:style-name="P1181"/>
      <text:p text:style-name="P1181">“<text:span text:style-name="T597">Okay, we'll talk about that later. <text:s/>I've been thinking about this all evening. <text:s/>Here's my offer</text:span>. <text:s/>I'll put up half of the start-up expenses, I'll take 25% of any profits, and I'd like to help <text:span text:style-name="T601">with</text:span> the restaurant. <text:s/><text:span text:style-name="T597">Not just getting the space ready to open. <text:s/>I'd like us to be so busy that you'd run the kitchen and I'd take care of the tables. <text:s/>I think it would be fun.”</text:span></text:p>
      <text:p text:style-name="P1181"/>
      <text:p text:style-name="P1181">Emma hadn't thought much farther than getting the restaurant on its feet. <text:s/>She figured she'd worry about <text:span text:style-name="T602">the need for additional staff</text:span> when that time came.</text:p>
      <text:p text:style-name="P1183"/>
      <text:p text:style-name="P1183">“I don't know.” she said cautiously, “It's a lot of hard work.”</text:p>
      <text:p text:style-name="P1183"/>
      <text:p text:style-name="P1183">Nell snorted. <text:s/>“I've been a farmer,<text:span text:style-name="T601"> rancher</text:span> and wife most of my life. <text:s/>I know about hard work.”</text:p>
      <text:p text:style-name="P1183"/>
      <text:p text:style-name="P1183"><text:span text:style-name="T602">Emma opened her mouth and then closed it again. <text:s/>Her concerns went unspoken. <text:s/>Looking at the older woman next to her, Emma was caught by the expression on Nell's face. <text:s/>She knew exactly how that look felt. <text:s/></text:span>It was the thrill of <text:span text:style-name="T595">taking a chance</text:span>, the opportunity to try new <text:span text:style-name="T187">things</text:span>, <text:span text:style-name="T603">to prove you could make a difference.</text:span></text:p>
      <text:p text:style-name="P1183"><text:soft-page-break/></text:p>
      <text:p text:style-name="P1184">Emma took a drink of wine while she considered her response. <text:s/>There was a lot of appeal in the idea. <text:s/>She trusted Nell and knew her involvement would be a big advantage in drawing in locals. <text:s/><text:span text:style-name="T604">She already had enough respect for Nell to know they'd get along well.</text:span></text:p>
      <text:p text:style-name="P1184"/>
      <text:p text:style-name="P1184"><text:span text:style-name="T603">She admitted to herself that her biggest concern was that Conner would think she really was taking advantage of his aunt. <text:s/>It wasn't that she was afraid of him, but his opinion mattered to her. <text:s/>She cast a cautious glance his way, expecting the usual frown. <text:s/></text:span>Instead, he was gazing at his aunt, <text:span text:style-name="T605">his eyes wide </text:span>with a slightly stunned expressio<text:span text:style-name="T606">n</text:span>. <text:s/></text:p>
      <text:p text:style-name="P1184"/>
      <text:p text:style-name="P1184">“<text:span text:style-name="T603">I'd be a fool not to consider that offer, Nell. <text:s/>I'd be lucky, and grateful, to have you as an active partner. <text:s/>I don't want you to feel pressured or to take on too much yourself.</text:span>”</text:p>
      <text:p text:style-name="P1184"/>
      <text:p text:style-name="P1184">“<text:span text:style-name="T603">How do you know I'm not taking advantage of </text:span><text:span text:style-name="T151">you</text:span><text:span text:style-name="T603">?</text:span> <text:s/><text:span text:style-name="T605">From where I sit, I'm the one who'd be a fool to pass up on an opportunity like this.”</text:span></text:p>
      <text:p text:style-name="P1184"/>
      <text:p text:style-name="P1184"><text:span text:style-name="T603">Nell rose to her feet. <text:s/>“</text:span>Why don't I show you upstairs before you go?”</text:p>
      <text:p text:style-name="P1185"/>
      <text:p text:style-name="P1185"/>
      <text:p text:style-name="P1185"/>
      <text:p text:style-name="P1185"><text:span text:style-name="T2">C</text:span>onner <text:span text:style-name="T607">rose quickly when they did, but then slumped back down in his seat as the two women left the room. <text:s/>He listened to the sound of them climbing the stairs. <text:s/>His gaze was riveted on the square of light that fell from the stairway across the area rug in the living room. <text:s/>The hall light revealing its frayed edge and threadbare patches. <text:s/>The image was bittersweet. <text:s/></text:span></text:p>
      <text:p text:style-name="P1185"/>
      <text:p text:style-name="P1186"><text:span text:style-name="T598">H</text:span>e wondered how many years it had been since <text:span text:style-name="T608">the rug</text:span> was bright and new. <text:s/>How many times had it been meticulously vacuumed? <text:s/><text:span text:style-name="T609">How often had the soles of </text:span><text:soft-page-break/><text:span text:style-name="T609">friends and neighbors scuffed across it? <text:s/></text:span>What celebrations, arguments and <text:span text:style-name="T610">discussions</text:span> had <text:span text:style-name="T611">it silently </text:span>witness<text:span text:style-name="T611">ed</text:span>?</text:p>
      <text:p text:style-name="P1185"/>
      <text:p text:style-name="P1184"><text:span text:style-name="T612">T</text:span>he footsteps <text:span text:style-name="T613">had </text:span>pause<text:span text:style-name="T613">d</text:span> near the hall bathroom, <text:span text:style-name="T608">then headed</text:span> down the hall toward the guest room. <text:s/>He could hear Nell <text:span text:style-name="T614">joke about the fact that </text:span>she called it “The Blue Room”. <text:s/><text:span text:style-name="T613">An affectation she'd picked up from a documentary on the great houses of Europe.</text:span></text:p>
      <text:p text:style-name="P1185"/>
      <text:p text:style-name="P1184"><text:span text:style-name="T615">The sounds above his head moved back down the hall to the room at the opposite end</text:span>. <text:s/>It had been his uncle's study, the walls lined with books and photos. <text:s/><text:span text:style-name="T610">Would Emma see the pictures of past fishing trips, award ceremonies and family gatherings? <text:s/>Would she be able to see whose lives these were?</text:span></text:p>
      <text:p text:style-name="P1184"/>
      <text:p text:style-name="P1184">He wondered, for the first time, how lonely this house <text:span text:style-name="T613">felt</text:span> after his uncle was gone. <text:s/>There would be no shared laughter, no voices calling down the stairs, no one else to turn out the lights <text:span text:style-name="T616">before bed</text:span>. <text:s/>In this big house, those silences must have been deafening at times.</text:p>
      <text:p text:style-name="P1184"/>
      <text:p text:style-name="P1187">He loved Nell, but always thought of her simply as his aunt. <text:s/>He'd never looked beyond that. <text:span text:style-name="T613">It was a new experience for him, viewing her through a stranger's eyes. <text:s/>Maybe he'd spent more time seeing to her needs than seeing her. <text:s/></text:span></text:p>
      <text:p text:style-name="P1187"/>
      <text:p text:style-name="P1188"><text:span text:style-name="T613">H</text:span>e <text:span text:style-name="T617">remembered</text:span> the night his aunt had called to <text:span text:style-name="T618">say</text:span> his uncle had suffered a heart attack. <text:s/>He couldn't recall what town he was in, but he remembered sitting in the cheap hotel room and feeling <text:span text:style-name="T617">so</text:span> cold <text:span text:style-name="T617">he was surprised his voice didn't hang, frozen, in the air</text:span>. <text:s/>Her voice as it recited his <text:span text:style-name="T617">uncle's </text:span>condition and the doctor's prognoses had been matter-of-fact, <text:span text:style-name="T618">only </text:span>filled with unshed tears. <text:s/></text:p>
      <text:p text:style-name="P1188"/>
      <text:p text:style-name="P1188">Conner had packed his bag that night and <text:span text:style-name="T619">started the drive back</text:span>. <text:s/>He'd barely made it in time to say good-bye. <text:s/><text:soft-page-break/>In the days and weeks after, he followed <text:span text:style-name="T620">Nell</text:span>'s stoic lead of tending to the ranch and arranging the funeral. <text:s/><text:span text:style-name="T621">He'd always been closer to his uncle, his dad's brother, than his aunt. <text:s/>It had taken a while to adjust to their new relationship. <text:s/>T</text:span>hey'd never even talked about <text:span text:style-name="T621">Uncle Pete's</text:span> death, or the need for Conner to stay on and help. <text:s/>It had simply happened.</text:p>
      <text:p text:style-name="P1188"/>
      <text:p text:style-name="P1188">He scrubbed his hands across his face as he heard the voices get <text:span text:style-name="T622">closer</text:span>. <text:s/><text:span text:style-name="T615">In his head, he heard the echo of Emma's earlier comment about sleepwalking. <text:s/>Was this what she'd felt like when she awoke</text:span>?</text:p>
      <text:p text:style-name="P1188"/>
      <text:p text:style-name="P1188">He stood up as they entered the room, and decided not to think <text:span text:style-name="T623">any more tonight</text:span>.</text:p>
      <text:p text:style-name="P1188"/>
      <text:p text:style-name="P1188">“Ladies. <text:s/>Since the positions of chef and hostess are already filled, I'd like to <text:span text:style-name="T624">offer my services as handy-man. <text:s/>I expect to be overworked and underpaid, but treated with respect.”</text:span></text:p>
      <text:p text:style-name="P1188"/>
      <text:p text:style-name="P1189">He gave them both <text:span text:style-name="T625">a disarming</text:span> grin. <text:s/>“<text:span text:style-name="T626">Now. <text:s text:c="2"/>Who wants the hand-shake and who wants the hug?”</text:span></text:p>
      <text:p text:style-name="P1676"/>
      <text:p text:style-name="P888">Chapter <text:span text:style-name="T627">8</text:span></text:p>
      <text:p text:style-name="P1190"/>
      <text:p text:style-name="P1191"><text:span text:style-name="T2">E</text:span>mma <text:span text:style-name="T628">had been awake for hours. <text:s/>She lay on her back, arms folded, fingers loosely entwined. <text:s/>No matter how long she stared, no advice or words of wisdom appeared on the dim ceiling above her.</text:span></text:p>
      <text:p text:style-name="P1191"/>
      <text:p text:style-name="P1193">She had endured a week of such sleepless nights, and they were taking their toll. <text:s/>Her mother had commented the previous night on the <text:span text:style-name="T629">fatigue in her eyes and the </text:span>shadows beneath them. <text:s text:c="2"/><text:span text:style-name="T1527">Too tired to even resent the criticism she'd merely shrugging halfheartedly in response. <text:s/></text:span></text:p>
      <text:p text:style-name="P1193"/>
      <text:p text:style-name="P1194">Each night was the same. <text:s/>She would fall into bed physically exhausted from the day. <text:s/><text:span text:style-name="T1539">Days that barely had enough hours to fit in all the rides with Henry, recipe research, and perpetual work around the ranch that all needed attention</text:span>. <text:s text:c="2"/>Her weary muscles rejoiced at the soft feather mattress and cool, crisp sheets. <text:s/>Her mind had other ideas. <text:span text:style-name="T1528">It wanted to dwell on the frequent phone calls with Nell and the problems and possibilities they raised.</text:span></text:p>
      <text:p text:style-name="P1191"/>
      <text:p text:style-name="P1195"><text:span text:style-name="T630">S</text:span>he flopped on her side. <text:s/>Punched down her pillow. <text:s/>Kicked a leg to free the blanket from its neatly tucked corner. <text:s/>Nothing helped. <text:s/>She rolled onto her back <text:span text:style-name="T631">once again </text:span>and allowed her brain to continue its <text:span text:style-name="T632">meandering journey of uncertainty</text:span>.</text:p>
      <text:p text:style-name="P1195"/>
      <text:p text:style-name="P1196">What if there wasn't enough local interest to make the restaurant work? <text:s/>What if the summer traffic was too infrequent to bankroll the slow periods? <text:s/>How much of her savings could she afford to lose? <text:s/><text:span text:style-name="T1637">Maybe she should have stayed in the city.</text:span></text:p>
      <text:p text:style-name="P1192"/>
      <text:p text:style-name="P1196"><text:span text:style-name="T633">With a groan she rolled over and buried her face in the cool pillow. <text:s/>W</text:span>hat was wrong with her? <text:s/>When had she become so indecisive? <text:s/><text:span text:style-name="T1619">Maybe after spending more time in </text:span><text:soft-page-break/><text:span text:style-name="T1619">her self-imposed exile, she'd have more confidence. <text:s/>She was already starting to enjoy her new life. <text:s/>Although not certain, the future didn't look too bad. <text:s/>Besides, she still had her family, Henry, and Bella.</text:span></text:p>
      <text:p text:style-name="P1197"/>
      <text:p text:style-name="P1198">She slowly rolled over and lay still. <text:s/>Of course. <text:s/>That's what I'll do, she thought. <text:s/>I'll call Bella tomorrow. <text:s/>Bella would <text:span text:style-name="T1620">listen, and laugh, and </text:span>know what to do. <text:s text:c="3"/></text:p>
      <text:p text:style-name="P1197"/>
      <text:p text:style-name="P889"><text:tab/>One by one her muscles grew heavy and a <text:span text:style-name="T1561">gray</text:span> fog swirled around her senses. <text:s/>She slid into sleep.</text:p>
      <text:p text:style-name="P1198"/>
      <text:p text:style-name="P1198"/>
      <text:p text:style-name="P1199">“<text:span text:style-name="T2">Y</text:span>ou should seriously consider taking that up professionally.”</text:p>
      <text:p text:style-name="P1199"/>
      <text:p text:style-name="P1199">Emma frowned at her mother <text:span text:style-name="T634">from across the kitchen table</text:span>. <text:s/>“Take what up?”</text:p>
      <text:p text:style-name="P1199"/>
      <text:p text:style-name="P1199">“Clock watching. <text:s/>Or in this case wrist-watch watching.” <text:s/>Victoria <text:span text:style-name="T635">scoffed.</text:span> “Say that three times fast.”</text:p>
      <text:p text:style-name="P1200"/>
      <text:p text:style-name="P890"><text:span text:style-name="T8"><text:tab/></text:span><text:span text:style-name="T443">Emma heaved a sigh. <text:s/>“I can't call too early. <text:s/>Bella's working the </text:span><text:span text:style-name="T444">closing</text:span><text:span text:style-name="T443"> shift these days.”</text:span></text:p>
      <text:p text:style-name="P1201"/>
      <text:p text:style-name="P1202">“How is Sleeping Beauty?”</text:p>
      <text:p text:style-name="P1203"/>
      <text:p text:style-name="P1204">Emma snorted. <text:s/>“You're a fine one to talk. <text:s/><text:span text:style-name="T1621">You probably sleep almost as late as she does some days.</text:span>”</text:p>
      <text:p text:style-name="P1202"/>
      <text:p text:style-name="P1205"><text:span text:style-name="T636">H</text:span>er mother had the grace to blush. <text:s/>“You're right. <text:s/><text:span text:style-name="T635">That was mean of me. <text:s/>Even with her schedule, I could never understand how she could sleep so late. <text:s/>I do now. <text:s/></text:span>It's just so delicious to lie in bed <text:span text:style-name="T635">these days.” </text:span><text:s/>Her eyes took on a dreamy <text:span text:style-name="T635">quality</text:span>. <text:s/>“<text:span text:style-name="T635">I highly recommend it.”</text:span></text:p>
      <text:p text:style-name="P1205"/>
      <text:p text:style-name="P1206">Emma finished the last of her tea and stood up. <text:s/>“I'm not sure whether to feel nauseous or jealous.” She paused, <text:soft-page-break/><text:span text:style-name="T637">looking into the green eyes so like her own. <text:s/>Had hers ever worn that expression? <text:s/>If they had, she doubted the look had lasted as long. <text:s text:c="4"/></text:span></text:p>
      <text:p text:style-name="P1206"/>
      <text:p text:style-name="P1207">“Jealous.” <text:s/>She gave <text:span text:style-name="T1623">her mother's shoulder a little squeeze for emphasis</text:span>. <text:s/>“<text:span text:style-name="T1622">Definitely jealous.”</text:span></text:p>
      <text:p text:style-name="P1207"/>
      <text:p text:style-name="P1207"><text:span text:style-name="T1623">Victoria looked slightly embarrassed and enormously pleased. <text:s/>She patted Emma's hand as she said “Go on and call Bella. <text:s/>Tell her I said Hi.”</text:span> <text:s/></text:p>
      <text:p text:style-name="P1208"/>
      <text:p text:style-name="P1202"><text:span text:style-name="T634">At exactly 10:01, she pressed the call button on her phone</text:span>. <text:s/><text:span text:style-name="T638">It only took</text:span> three rings before she heard <text:span text:style-name="T639">a</text:span> muffled “Hurrow?”</text:p>
      <text:p text:style-name="P1201"/>
      <text:p text:style-name="P1201">“Morning, Bella.”</text:p>
      <text:p text:style-name="P1201"/>
      <text:p text:style-name="P1201"><text:span text:style-name="T640">There was a brief pause and Emma could picture Bella struggling to push off the covers and sit up. <text:s/></text:span>“<text:span text:style-name="T641">Em!</text:span> <text:s/><text:span text:style-name="T642">It's so good to hear from you!” </text:span></text:p>
      <text:p text:style-name="P1201"/>
      <text:p text:style-name="P1202"><text:span text:style-name="T643">T</text:span>he relief in her friend's voic<text:span text:style-name="T643">e brought a</text:span> stab of guilt. <text:s/>She hadn't called <text:span text:style-name="T644">Bella </text:span>since she <text:span text:style-name="T644">reported her safe </text:span>arriv<text:span text:style-name="T1637">al</text:span> at the ranch. <text:s/><text:span text:style-name="T1529">She might not have even managed that if it had not been a promise tearfully extracted before she left.</text:span></text:p>
      <text:p text:style-name="P1202"/>
      <text:p text:style-name="P1202">“I'm sorry for not calling sooner. <text:s/>It's been <text:span text:style-name="T639">odd</text:span> being here.”</text:p>
      <text:p text:style-name="P1202"/>
      <text:p text:style-name="P1202">“I've thought about you every day. <text:s/>I was going to call, but didn't want to <text:span text:style-name="T645">be a bother</text:span> if you needed the space.”</text:p>
      <text:p text:style-name="P1202"/>
      <text:p text:style-name="P1202">“I guess I needed a few more weeks to wallow in self pity. <text:s/>I'm sorry if I worried you.”</text:p>
      <text:p text:style-name="P1202"/>
      <text:p text:style-name="P1202">“Oh, the irony. <text:s/>Me worrying about you for a change.”</text:p>
      <text:p text:style-name="P1209"/>
      <text:p text:style-name="P1209">Emma rolled her eyes. <text:s/><text:span text:style-name="T646">It was true, she was the one </text:span><text:soft-page-break/><text:span text:style-name="T646">who worried and fussed in the friendship. <text:s/>Bella had always been more adaptable, rolling with life's punches with a toss of her head and dismissive laugh. <text:s/></text:span></text:p>
      <text:p text:style-name="P1209"/>
      <text:p text:style-name="P1209">“<text:span text:style-name="T647">I think that's why I've scared everyone. <text:s/>I've been too angry and hurt to even worry about myself. <text:s/>I have to say, it's been nice to be fussed over. <text:s/>Jack thinks it's his personal mission to fatten me up.”</text:span></text:p>
      <text:p text:style-name="P1209"/>
      <text:p text:style-name="P1210">“Good for him. <text:s/><text:span text:style-name="T648">Give him a kiss for me. <text:s/>W</text:span>hat have you been doing out there in the <text:span text:style-name="T639">wilds</text:span>?”</text:p>
      <text:p text:style-name="P1209"/>
      <text:p text:style-name="P1210">“<text:span text:style-name="T649">Riding</text:span>, reading, <text:span text:style-name="T650">exploring the area,</text:span> starting to meet some neighbors. <text:s/><text:span text:style-name="T651">Relaxing, really.</text:span>”</text:p>
      <text:p text:style-name="P1209"/>
      <text:p text:style-name="P1210">“<text:span text:style-name="T651">A</text:span>ny man in your life yet, <text:span text:style-name="T651">Em</text:span>?”</text:p>
      <text:p text:style-name="P1209"/>
      <text:p text:style-name="P1211"><text:span text:style-name="T647">E</text:span>mma laughed. <text:s/>“Not all of us can <text:span text:style-name="T652">step</text:span> out <text:span text:style-name="T650">on the street,</text:span> Bella, and come <text:span text:style-name="T651">back</text:span> with a<text:span text:style-name="T653">nother </text:span>boyfriend.”</text:p>
      <text:p text:style-name="P1210"/>
      <text:p text:style-name="P1211"><text:span text:style-name="T654">She didn't need to mention the summer</text:span> they'd spent in Italy. <text:s/>With Bella's dark <text:span text:style-name="T653">good looks</text:span> and leggy stature it was almost impossible to go anywhere without attracting admirers. <text:s/><text:span text:style-name="T655">They had heard the cry of “Ciao bella!” so often the nickname had stuck</text:span>. <text:s/></text:p>
      <text:p text:style-name="P1209"/>
      <text:p text:style-name="P1209"><text:span text:style-name="T656">Bella huffed. <text:s/></text:span>“<text:span text:style-name="T657">Yeah, right. <text:s/>Who wouldn't come out of the kitchen for fear of being mobbed by all those pesky handsome young men who wanted to talk to the fair Irish lass?</text:span></text:p>
      <text:p text:style-name="P1209"/>
      <text:p text:style-name="P1212">“<text:span text:style-name="T658">You know me … I could always stand the heat. <text:s/>Ba Dum Dum.</text:span>”</text:p>
      <text:p text:style-name="P1212"/>
      <text:p text:style-name="P1213">She was rewarded with a chuckle from the other end. <text:s/><text:span text:style-name="T1530">She pressed the phone closer to her ear as if it would bring them closer.</text:span></text:p>
      <text:p text:style-name="P1212"/>
      <text:p text:style-name="P1212"><text:soft-page-break/>“<text:span text:style-name="T659">Speaking of kitchens … I think I've found a new project. <text:s/>I found this building, kind of in the middle of nowhere, in between the city and town. <text:s/>I drove by one day and it grabbed my attention.”</text:span></text:p>
      <text:p text:style-name="P1212"/>
      <text:p text:style-name="P1214">“What did?”</text:p>
      <text:p text:style-name="P1212"/>
      <text:p text:style-name="P1214">“I'm not really sure. <text:s/>A feeling I had. <text:s/>The building itself is striking. <text:s/>It looked old, almost abandoned, but at the same time still sturdy. <text:s/>It looks like it has years of life still in it. <text:s/>It simply needs some attention and a little work. <text:s/>Like it only needed the right person to come along.”</text:p>
      <text:p text:style-name="P1212"/>
      <text:p text:style-name="P1214">“We're still talking about the building, right?”</text:p>
      <text:p text:style-name="P1212"/>
      <text:p text:style-name="P1214">“Yes, Bella. <text:s/>Ha ha. <text:s/>Very funny.” <text:s/>Emma couldn't help but smile at her friend's jab. <text:s/>“Mom introduced me to the owner, Nell. <text:s/>I <text:span text:style-name="T1531">fixed</text:span> a dinner for them to give them an idea of what the restaurant might be able to serve. <text:s/><text:span text:style-name="T660">Nell</text:span>'s almost more excited than I am. <text:s/>She even suggested I move into a spare room there.”</text:p>
      <text:p text:style-name="P1212"/>
      <text:p text:style-name="P1212"><text:span text:style-name="T659">“I bet. <text:s/>If she ate your food she was probably ready to agree to anything. <text:s/>Is she</text:span> single?”</text:p>
      <text:p text:style-name="P1212"/>
      <text:p text:style-name="P1212">“Yes. <text:s/>She's a widow. <text:s/><text:span text:style-name="T661">A little older than Mom</text:span>.”</text:p>
      <text:p text:style-name="P1212"/>
      <text:p text:style-name="P1212">“<text:span text:style-name="T662">S</text:span>he lives by herself? <text:s/><text:span text:style-name="T662">You said 'them' just now.</text:span>”</text:p>
      <text:p text:style-name="P1212"/>
      <text:p text:style-name="P1212">“<text:span text:style-name="T662">Oh.” <text:s/>Emma thought for a moment, strangely hesitant to talk about Conner. <text:s/>She almost never withheld anything from her friend. <text:s/>A vision of warm brown eyes and dark lashes above angled cheekbones came to mind. She could almost see the crinkles as he smiled. <text:s text:c="2"/></text:span>“<text:span text:style-name="T662">Yeah, h</text:span>er nephew lives on the property.”</text:p>
      <text:p text:style-name="P1212"/>
      <text:p text:style-name="P1212">“Nephew? Hmmm. <text:s/><text:span text:style-name="T1625">Wh</text:span>at's he like? <text:s/><text:span text:style-name="T1624">Tall, dark and handsome?</text:span>”</text:p>
      <text:p text:style-name="P1212"><text:soft-page-break/></text:p>
      <text:p text:style-name="P1212"><text:span text:style-name="T662">Emma silently cursed herself for opening up this topic of conversation. <text:s/></text:span>“<text:span text:style-name="T1637">Dark is a relative term, but two out of three definitely.”</text:span></text:p>
      <text:p text:style-name="P1212"/>
      <text:p text:style-name="P1215">Bella faked a girlish squeal of delight and Emma realized how much she missed Bella and their easy friendship. <text:s/>She rose from the bed and crossed to the window. <text:s/>Pushing the curtain aside she looked up into the cloudless blue sky. <text:s/></text:p>
      <text:p text:style-name="P1212"/>
      <text:p text:style-name="P1216">“So, what do you think about the restaurant idea, and <text:span text:style-name="T663">my possibly</text:span> moving in with Nell?”</text:p>
      <text:p text:style-name="P1216"/>
      <text:p text:style-name="P1216">“Nice try, <text:span text:style-name="T445">Em. <text:s/></text:span>What do <text:span text:style-name="T149">you</text:span> think?”</text:p>
      <text:p text:style-name="P1216"/>
      <text:p text:style-name="P1216"><text:span text:style-name="T664">Bella's tone was the same non-committal one she'd adopted listening to Emma second guess everything from choice of toast to job applications. She</text:span> took a deep breath, <text:span text:style-name="T665">pulled her shoulders back </text:span>and <text:span text:style-name="T1532">squared her feet beneath her</text:span>. </text:p>
      <text:p text:style-name="P1216"/>
      <text:p text:style-name="P1216">“I <text:span text:style-name="T666">think I'm going to call Nell and see how soon I can move in. <text:s/>I'll give you her address and you can ship the rest of my stuff there.”</text:span></text:p>
      <text:p text:style-name="P1216"/>
      <text:p text:style-name="P1217">“I've got a better idea. <text:s/>Why don't I drive down after you get settled and deliver them in person? <text:s/><text:span text:style-name="T667">It's a good -</text:span>” <text:span text:style-name="T667">the phone cut out. <text:s/>“- to see you.” <text:s/>There was a pause on the other end. <text:s/>“Oh crap. <text:s/>I've got another call coming in. <text:s/>Looks like work. <text:s/>Sorry, Em, I'll catch you later.”</text:span></text:p>
      <text:p text:style-name="P1217"/>
      <text:p text:style-name="P1218">For several minutes after hanging up, Emma <text:span text:style-name="T668">let her mind wander</text:span>. <text:s/>A long list <text:span text:style-name="T667">of </text:span>tasks rolled through her head like <text:span text:style-name="T667">a stream of </text:span>movie credits. <text:s/>She should call Nell. <text:s/>She should make an appointment with the Health Department. <text:s/>She should start getting quotes on linens and tableware.</text:p>
      <text:p text:style-name="P1219"/>
      <text:p text:style-name="P1219"><text:soft-page-break/><text:span text:style-name="T669">Instead, E</text:span>mma pulled on her boots and battered cowboy hat. <text:s/>She <text:span text:style-name="T630">ha</text:span>d felt increasingly guilty about Henry's lack of attention while living in the city. <text:s/><text:span text:style-name="T651">At one time </text:span>she'd even consider<text:span text:style-name="T670">ed</text:span> selling him. <text:s text:c="2"/><text:span text:style-name="T671">She was glad now that she hadn't. <text:s/>O</text:span>f the two males in her life <text:span text:style-name="T672">she'd at least kept the more reliable one</text:span>.</text:p>
      <text:p text:style-name="P1219"/>
      <text:p text:style-name="P1220">She went in search of her mother and found her folding towels in the laundry room, holding up a frayed washcloth and eying it skeptically.</text:p>
      <text:p text:style-name="P1221"/>
      <text:p text:style-name="P1220">“What do you think? <text:s/>Reuse, rag pile or pitch?” <text:s/>She passed it to Emma as she inspected the next towel.</text:p>
      <text:p text:style-name="P1221"/>
      <text:p text:style-name="P1221">“<text:span text:style-name="T673">Hmmm. <text:s/>If you apply my rule you can't see through it yet. <text:s/>I'd keep it.”</text:span></text:p>
      <text:p text:style-name="P1221"/>
      <text:p text:style-name="P1220">Victoria laughed. <text:s/>“You're even worse than I am. <text:s text:c="2"/>Give it here.” <text:s/>She balled up the cloth and tossed it in the rag pile. <text:s/></text:p>
      <text:p text:style-name="P1221"/>
      <text:p text:style-name="P1221"><text:span text:style-name="T673">“I'm going to take Henry out for a while</text:span>. <text:s/>I'll be back to clean up before dinner.”</text:p>
      <text:p text:style-name="P1222"/>
      <text:p text:style-name="P1222">“You'd better. <text:s/>It's your turn to cook.” <text:s/></text:p>
      <text:p text:style-name="P1222"/>
      <text:p text:style-name="P1223"><text:span text:style-name="T1533">Before agreeing to move in, </text:span>Emma <text:span text:style-name="T1533">had insisted she helping around the ranch. <text:s/>Despite her mother's protests that she should consider herself a guest, she cooked several nights a week. <text:s/>She'd been so distracted this week she'd forgotten it was her turn.</text:span></text:p>
      <text:p text:style-name="P1222"/>
      <text:p text:style-name="P1224">“It is? <text:s/>How about those skillet fajitas Jack likes so much? <text:s/>With rice and beans?”</text:p>
      <text:p text:style-name="P1222"/>
      <text:p text:style-name="P1224">“<text:span text:style-name="T674">Okay, but if you keep it up he</text:span> may never let you leave.” <text:s/><text:span text:style-name="T1533">She teased. <text:s/></text:span></text:p>
      <text:p text:style-name="P1224"/>
      <text:p text:style-name="P1224"><text:soft-page-break/><text:span text:style-name="T1533">Emma</text:span> thought about <text:span text:style-name="T675">the comment</text:span> as she made the trek to the stables. <text:s/>It was unfair of her not to <text:span text:style-name="T1533">include</text:span> her stepfather <text:span text:style-name="T1533">in</text:span> her decision. <text:s/><text:span text:style-name="T1533">He had always worked hard to be as involved in her life as distance allowed. <text:s/>While their contact had usually been based on emails and brief chats when he answered the phone, he always expressed interest in what she was doing. <text:s/></text:span></text:p>
      <text:p text:style-name="P1224"/>
      <text:p text:style-name="P1224">She changed direction and headed to the <text:span text:style-name="T676">tractor shed</text:span>. <text:s/>As she approached she could hear the <text:span text:style-name="T677">clank</text:span> of tools and muttered curses. <text:s/><text:span text:style-name="T1534">Even alone with his beloved machine, his language was pale blue. <text:s/>“Rackafratz!” Emma put a hand over her mouth to stifle a giggle as she walked in. <text:s/>There was a meaty thud, and Frank hissed in a breath and jerked his hand back to flail in the air. <text:s/>“Ow! <text:s/>Son of a rabbit chaser!”</text:span></text:p>
      <text:p text:style-name="P1224"/>
      <text:p text:style-name="P1225">The old Allis Chalmers tractor took up center stage, its orange paint glowing <text:span text:style-name="T679">like a banked fire</text:span> in the recesses of the shed. <text:s/>With its oversized rear wheels and narrow front end, it always reminded Emma of a cartoon rabbit, poised for flight. <text:s/>Not that she'd ever <text:span text:style-name="T680">mention</text:span> the comparison in Jack's presence <text:span text:style-name="T679">and risk the insult</text:span>. <text:s/>Her mother had frequently referred to the <text:span text:style-name="T679">old machine</text:span> as “the girlfriend”. <text:s/></text:p>
      <text:p text:style-name="P1224"/>
      <text:p text:style-name="P1225"><text:span text:style-name="T1534">Emma had heard all</text:span> about the legendary battles he waged keeping the old <text:span text:style-name="T679">beast</text:span> running. <text:s/>The tractor had originally belonged to his grandfather, and <text:span text:style-name="T1534">her stepfather's</text:span> dedication was a combination of country frugality and sentiment.</text:p>
      <text:p text:style-name="P1224"/>
      <text:p text:style-name="P1221">“How's she doing today?” <text:span text:style-name="T681">she asked as she got closer.</text:span></text:p>
      <text:p text:style-name="P1224"/>
      <text:p text:style-name="P1221">“Ornery as ever. <text:s/><text:span text:style-name="T681">Hey, could you hand me that adjustable wrench?</text:span>” <text:span text:style-name="T681">he replied. <text:s/>He stopped shaking his hand long enough to point at a tray of assorted hand tools.</text:span></text:p>
      <text:p text:style-name="P1221"/>
      <text:p text:style-name="P1226"><text:soft-page-break/>Emma <text:span text:style-name="T1535">passed</text:span> it over. <text:s/>“<text:span text:style-name="T677">Is there anything I can do to help?”</text:span> </text:p>
      <text:p text:style-name="P1226"/>
      <text:p text:style-name="P1227">Jack looked at her over the top of his half-moon <text:span text:style-name="T678">glasses</text:span>. <text:s/>“Would you mind <text:span text:style-name="T682">pulling and re-</text:span>checking the spark plugs? <text:s/><text:span text:style-name="T1535">They should be at ought-twenty-five.</text:span>”</text:p>
      <text:p text:style-name="P1227"/>
      <text:p text:style-name="P1227">Emma <text:span text:style-name="T1535">found</text:span> the spark plug wrench <text:span text:style-name="T683">and gap gauge </text:span>and set to work. <text:s/><text:span text:style-name="T684">She enjoyed these moments, tinkering with equipment and sharing time with her stepfather. <text:s/>He'd been delighted when he'd discovered her skills, developed mostly from a long history with second-hand cars. <text:s/>Still, while they were skills developed from necessity rather than passion, she could always find ways to amuse herself while working.</text:span></text:p>
      <text:p text:style-name="P1228"/>
      <text:p text:style-name="P1227">“<text:span text:style-name="T685">Say, Jack, what do you call a 3 footed aardvark?”</text:span></text:p>
      <text:p text:style-name="P1227"/>
      <text:p text:style-name="P1229">“What?”</text:p>
      <text:p text:style-name="P1227"/>
      <text:p text:style-name="P1229">“A y<text:span text:style-name="T686">a</text:span>ardvark.”</text:p>
      <text:p text:style-name="P1227"/>
      <text:p text:style-name="P1227"><text:span text:style-name="T685">Jack chuckled. <text:s/></text:span>“<text:span text:style-name="T687">Good one.”</text:span></text:p>
      <text:p text:style-name="P1227"/>
      <text:p text:style-name="P1230"><text:span text:style-name="T687">S</text:span>he dredged up as many bad jokes as she could think of <text:span text:style-name="T1497">to help pass the time</text:span>. <text:s/>Her stepfather laughed and groaned <text:span text:style-name="T1535">in all the right places</text:span>. <text:s/><text:span text:style-name="T1535">When the last plug had been checked, adjusted and replaced she ran out of excuses to delay the conversation. <text:s/></text:span></text:p>
      <text:p text:style-name="P1230"/>
      <text:p text:style-name="P1231">“Okay, Jack. <text:s/>Last one. <text:s/>What do you call the third wheel of a bicycle?”</text:p>
      <text:p text:style-name="P1229"/>
      <text:p text:style-name="P1229">“<text:span text:style-name="T688">Don't know. <text:s/>What?</text:span>”</text:p>
      <text:p text:style-name="P1229"/>
      <text:p text:style-name="P1229">“<text:span text:style-name="T684">Emma.</text:span>”</text:p>
      <text:p text:style-name="P1229"/>
      <text:p text:style-name="P1229"><text:span text:style-name="T1535">His eye-brows lowered and he shook his head. <text:s/></text:span>“<text:span text:style-name="T684">I </text:span><text:soft-page-break/><text:span text:style-name="T684">don't get that one.”</text:span></text:p>
      <text:p text:style-name="P1229"/>
      <text:p text:style-name="P1228">“<text:span text:style-name="T689">Me, </text:span>Jack … I'm a third wheel.”</text:p>
      <text:p text:style-name="P1229"/>
      <text:p text:style-name="P1228">There was silence as he finished reconnecting the wire he'd been fiddling with <text:span text:style-name="T690">and looked over at he</text:span>r. <text:s/>Emma <text:span text:style-name="T691">met his eyes and smiled. <text:s/>“I think it's time I moved out.”</text:span></text:p>
      <text:p text:style-name="P1228"/>
      <text:p text:style-name="P1232">“<text:span text:style-name="T692">Y</text:span>ou're not a third wheel, <text:span text:style-name="T1639">darlin'</text:span>. <text:s/>You're family. <text:s/>You're welcome to stay here as long as you want.”</text:p>
      <text:p text:style-name="P1228"/>
      <text:p text:style-name="P1232">“I know Jack, and I love the ranch. <text:s/><text:span text:style-name="T1536">An</text:span>d you.” </text:p>
      <text:p text:style-name="P1228"/>
      <text:p text:style-name="P1233">Her stepfather <text:span text:style-name="T693">wasn't</text:span> easily given to displays <text:span text:style-name="T694">of </text:span>emotion. <text:s/>He pulled off his cap and ran his fingers through his hair, <text:span text:style-name="T1536">leaving it in</text:span> spiky clumps. <text:s/><text:span text:style-name="T692">He settled the cap back on his head and looked around uneasily, as though he were afraid other sentiments would be flung at him. <text:s text:c="3"/></text:span></text:p>
      <text:p text:style-name="P1233"/>
      <text:p text:style-name="P1233">“<text:span text:style-name="T691">I'm sure Mom's told you about my interest in opening a restaurant with Nell. <text:s/>She invited me to stay with her so I wouldn't have to drive back and forth.”</text:span></text:p>
      <text:p text:style-name="P1234"/>
      <text:p text:style-name="P1235">“What's your mother say?”</text:p>
      <text:p text:style-name="P1234"/>
      <text:p text:style-name="P1235">“She understands. Of course, she made sure I knew both of you are more than happy to have me stay here.”</text:p>
      <text:p text:style-name="P1234"/>
      <text:p text:style-name="P1235">“Good. <text:s/><text:span text:style-name="T695">Good.</text:span>” <text:span text:style-name="T684">He set the pliers back in the toolbox and rummaged around in the top drawer. <text:s/>“You know I love you too.”</text:span></text:p>
      <text:p text:style-name="P1234"/>
      <text:p text:style-name="P1235"><text:span text:style-name="T695">It was just loud enough for her to hear over the noise he was making.</text:span> <text:s/>“<text:span text:style-name="T695">Thanks, Jack. <text:s/>Here.” She passed him the wrench still clutched in her hand. </text:span></text:p>
      <text:p text:style-name="P1235"/>
      <text:p text:style-name="P1233">Jack made a loud sniffing noise before turning to face her.</text:p>
      <text:p text:style-name="P1233"><text:soft-page-break/></text:p>
      <text:p text:style-name="P1233">“Moment of truth?”</text:p>
      <text:p text:style-name="P1233"/>
      <text:p text:style-name="P1233">Emma nodded.</text:p>
      <text:p text:style-name="P1233"/>
      <text:p text:style-name="P1233">“Okay, get on up there and see if <text:span text:style-name="T1537">she'll start</text:span>. <text:s/><text:span text:style-name="T692">Sometimes you have to feather her a bit.</text:span>”</text:p>
      <text:p text:style-name="P1233"/>
      <text:p text:style-name="P1233">She scrambled up in the seat. <text:span text:style-name="T692">This was perhaps the greatest praise her stepfather had ever given her. <text:s text:c="2"/></text:span>She placed her hand on the key and <text:span text:style-name="T1537">looked down at him. <text:s/>His own thumb and forefinger gripped an invisible key as his hand quivered back and forth. <text:s/>H</text:span>olding her breath <text:span text:style-name="T1537">she mimicked his hand movements, turning the key with a gentle jiggle</text:span>. <text:s/><text:span text:style-name="T696">As the engine coughed and rumbled to life, she looked down into Jack's wide eyes</text:span></text:p>
      <text:p text:style-name="P1233"/>
      <text:p text:style-name="P1236">“Cheese and crackers! <text:s/><text:span text:style-name="T1538">She's running!</text:span>”</text:p>
      <text:p text:style-name="P1027">SPRING</text:p>
      <text:p text:style-name="P891"/>
      <text:p text:style-name="P891">Chapter <text:span text:style-name="T697">9</text:span></text:p>
      <text:p text:style-name="P1237"/>
      <text:p text:style-name="P1238"><text:span text:style-name="T2">I</text:span>t had only taken <text:span text:style-name="T1658">Emma</text:span> two hours to pack her meager belongings, haul the boxes to Nell's and unpack. <text:s/>She hung <text:span text:style-name="T1554">some c</text:span>lothes <text:span text:style-name="T1554">in the closet and stuffed others in the tall dresser. <text:s/>She </text:span>stacked her favorite books on the side table and <text:span text:style-name="T1561">placed</text:span> several framed photos <text:span text:style-name="T1554">around the room</text:span>. <text:s/><text:span text:style-name="T1554">The most treasured one</text:span>, her father as a young man lifting a laughing Emma high above his head, <text:span text:style-name="T1554">took the place of honor </text:span>in front and <text:span text:style-name="T1554">was carefully </text:span>angled to be seen from the bed. <text:s/></text:p>
      <text:p text:style-name="P1237"/>
      <text:p text:style-name="P1238">She <text:span text:style-name="T1561">had </text:span>spent days <text:span text:style-name="T1561">on</text:span> Henry<text:span text:style-name="T1561">'s move</text:span>. <text:s/>She drove over early in the week to ready his new stall, adding a deep bed of sawdust and scrubbing already clean buckets. <text:s/>She meticulously checked the walls for loose boards or splinters. <text:s/><text:span text:style-name="T1561">As she'd admired her own handiwork, Conner strolled by and jokingly asked </text:span>if she was <text:span text:style-name="T1561">going to be sleeping there herself</text:span>.</text:p>
      <text:p text:style-name="P1238"/>
      <text:p text:style-name="P1238"><text:span text:style-name="T1554">The day of his move, s</text:span>he cleaned and oiled <text:span text:style-name="T1561">Henry's</text:span> tack and carefully packed his trunk. <text:s/>Before she loaded him in the trailer, she wrapped his tail and legs in freshly washed bandages. <text:s/><text:span text:style-name="T1553">The contrast of her approach to the two moves was not lost on her.</text:span></text:p>
      <text:p text:style-name="P1238"/>
      <text:p text:style-name="P1237"><text:span text:style-name="T1562">Since the move she'd quickly</text:span> settled into the rhythm of her new life. <text:s/>She'd rise early to take Henry for a ride, <text:span text:style-name="T699">enjoying the freedom to explore the hills and valleys of Nell's ranch. <text:s/>In the afternoon's she and Nell would plan menu ideas and test recipes. <text:s/>Their friendship grew along with an easy work relationship. <text:s/></text:span></text:p>
      <text:p text:style-name="P1237"/>
      <text:p text:style-name="P1237"><text:span text:style-name="T1581">They'd spent the last week sor</text:span>t<text:span text:style-name="T1581">ing</text:span> through the <text:span text:style-name="T1582">contents of the buildings t</text:span>o <text:span text:style-name="T1554">determine which pieces would be repaired and which would go to the woodpile. <text:s/>Emma </text:span><text:soft-page-break/><text:span text:style-name="T1554">had been surprised at the other treasures they'd uncovered. <text:s/>There were vintage beer trays, an antique lunch box, a pair of kerosene lanterns with cobalt glass chimneys. <text:s/>She salvaged several battered produce signs from the rubbish pile where Nell had set them. <text:s/>She loved the bright lettering and childishly drawn vegetables. <text:s/>Fresh Tomatoes. <text:s/>Sweet Corn. <text:s/>Carrots and Cucumbers. <text:s/>She stored them in the milk house when Nell wasn't looking.</text:span></text:p>
      <text:p text:style-name="P1237"/>
      <text:p text:style-name="P1239">The work was easy, but slow. <text:s/>Nell had quickly agreed to help, an offer which came not only with a keen knowledge of condition but a back-story to accompany each piece. <text:s/>Emma didn't mind. <text:s/>The funny stories, and Nell's enjoyment of reminiscing about them, made it all worthwhile.</text:p>
      <text:p text:style-name="P1237"/>
      <text:p text:style-name="P892"><text:tab/><text:span text:style-name="T1562">Now, Emma thought, the real work of cleaning and mending could get started. <text:s/>As she and Nell collected buckets and rags for the former, she considered what to do about the latter. <text:s/></text:span></text:p>
      <text:p text:style-name="P893"/>
      <text:p text:style-name="P893"><text:tab/>“<text:span text:style-name="T1562">All we need to do is find someone who can fix the damaged furniture.” <text:s/>Emma mused. <text:s/>“Maybe I'll ask at the hardware store and see if they have any recommendations.”</text:span></text:p>
      <text:p text:style-name="P893"/>
      <text:p text:style-name="P893"><text:tab/><text:span text:style-name="T1555">Nell looked at her in surprise. <text:s/>“Have you asked Conner?”</text:span></text:p>
      <text:p text:style-name="P893"/>
      <text:p text:style-name="P894"><text:tab/><text:span text:style-name="T1556">Emma added a sponge to the pile of cleaning supplies, and glanced at Nell, her brow furrowed. <text:s/>“Does he know someone?”</text:span></text:p>
      <text:p text:style-name="P894"/>
      <text:p text:style-name="P894"><text:tab/><text:span text:style-name="T1556">“Why don't you go find out. <text:s/>You know where to find him..” <text:s/></text:span></text:p>
      <text:p text:style-name="P895"/>
      <text:p text:style-name="P895"><text:tab/>“Okay. <text:s/><text:span text:style-name="T1563">If you don't mind, </text:span>I'll go talk to him now. <text:s/><text:span text:style-name="T1563">We can start working after I get back.</text:span>”</text:p>
      <text:p text:style-name="P896"><text:soft-page-break/></text:p>
      <text:p text:style-name="P896"><text:tab/><text:span text:style-name="T1563">When she reached the barn</text:span>, Tink jumped up from his <text:span text:style-name="T1557">post near the door</text:span> to welcome her. <text:s/></text:p>
      <text:p text:style-name="P1237"/>
      <text:p text:style-name="P1240">“Morning, Tink!” She smiled at the blissful look on his face as she rubbed his ears.</text:p>
      <text:p text:style-name="P1240"/>
      <text:p text:style-name="P1241">Conner's deep voice from several stalls away. <text:s/>“You're not sneaking him bacon, are you?” </text:p>
      <text:p text:style-name="P1237"/>
      <text:p text:style-name="P1241">Emma <text:span text:style-name="T700">stuck out her tongue in the general direction of his voice and chirped</text:span> “Not this morning.”</text:p>
      <text:p text:style-name="P1241"/>
      <text:p text:style-name="P1241"><text:span text:style-name="T1564">He</text:span> appeared <text:span text:style-name="T1564">through the dark doorway</text:span>, a large <text:span text:style-name="T701">bay</text:span> horse <text:span text:style-name="T1540">trailing along behind him docilely. <text:s/>The horse had shed its winter hair, already sleek and shiny and ready for the warmer days. <text:s text:c="2"/>The black points of its legs, mane and tail made the reddish-brown coat look even richer. <text:s/>A bright strip of white shot down the center of his face, widening at the bottom to touch the edges of both nostrils. <text:s/>As if sensing the admiration, the bay twitched its lips and bumped Conner's shoulder with his nose.</text:span></text:p>
      <text:p text:style-name="P1241"/>
      <text:p text:style-name="P1242">“What's his name?” <text:span text:style-name="T1498">she asked, moving closer to extend a hand toward the horses head. <text:s/></text:span></text:p>
      <text:p text:style-name="P1242"/>
      <text:p text:style-name="P1242">“<text:span text:style-name="T1498">Boxer.” </text:span></text:p>
      <text:p text:style-name="P1242"/>
      <text:p text:style-name="P1243">She tipped her head and studied the horse. <text:s/>“Like the athlete or the dog?”</text:p>
      <text:p text:style-name="P1242"/>
      <text:p text:style-name="P1243">“The dog. <text:s/>He reminded me of a puppy when he was young, I guess because of his coloring.”</text:p>
      <text:p text:style-name="P1242"/>
      <text:p text:style-name="P1244"><text:span text:style-name="T1562">She nodded, running a hand down Boxer's nose and </text:span>scratch<text:span text:style-name="T1562">ing</text:span> the hollow <text:span text:style-name="T1500">between</text:span> <text:span text:style-name="T1541">his</text:span> <text:span text:style-name="T1558">jaws</text:span>. <text:s/>The horse <text:span text:style-name="T1499">half closed his eyes like a sleepy kitten. </text:span><text:s/><text:span text:style-name="T1499">Conner </text:span>imagined he'd wear the same expression <text:span text:style-name="T1499">himself if given that attention</text:span>.</text:p>
      <text:p text:style-name="P1241"><text:soft-page-break/></text:p>
      <text:p text:style-name="P1241"><text:span text:style-name="T1499">He tried not to think about that image as h</text:span>e secured <text:span text:style-name="T1499">the bay</text:span> in the cross-ties. <text:s/><text:span text:style-name="T1564">As she took a seat on a nearby hay bale, Tink settled himself at her feet with a contented sigh. <text:s/>Conner wondered if she knew how easily and thoroughly she had charmed them all. <text:s/></text:span></text:p>
      <text:p text:style-name="P1241"/>
      <text:p text:style-name="P1241">He glanced over to where she <text:span text:style-name="T1542">sat now, balanced on a hay bale, her hands clasping one bent knee to her chest.</text:span> <text:s/>“What brings you out here this morning?”</text:p>
      <text:p text:style-name="P1241"/>
      <text:p text:style-name="P1241">“I wanted to talk with you about the furniture repairs we need. <text:s/>I can take care of the easy stuff, like loose arms, or refinishing. <text:s/>But, there's definitely woodwork that's beyond me. <text:s/>Do you know of someone who can help?”</text:p>
      <text:p text:style-name="P1237"/>
      <text:p text:style-name="P1241">He set down the hoof and moved to the other side to repeat the process. <text:s/>She liked the quiet way he moved around the horse, confident and relax<text:span text:style-name="T1543">ed</text:span>. <text:s/><text:span text:style-name="T1544">'A</text:span>nimal magnetism' <text:span text:style-name="T1544">indeed, she thought</text:span>. <text:s/><text:span text:style-name="T702">She listened to the rasp of the file</text:span> as he concentrated on the task at hand. <text:s/><text:span text:style-name="T702">Finally he said simply </text:span>“I know someone.”</text:p>
      <text:p text:style-name="P1237"/>
      <text:p text:style-name="P1245"><text:span text:style-name="T703">H</text:span>e straightened up and looked at her for the first time. <text:s/>She smiled a little uncertainly. <text:s/>“What's it going to cost me to find out?”<text:line-break/><text:line-break/><text:tab/>“<text:span text:style-name="T704">Nothing.” <text:s/></text:span></text:p>
      <text:p text:style-name="P1245"/>
      <text:p text:style-name="P1245">“<text:span text:style-name="T1565">You're a man of few words, Conner Mitchell.” She sighed as he ran his hands down a foreleg and took the file to a front hoof. <text:s/></text:span></text:p>
      <text:p text:style-name="P1245"/>
      <text:p text:style-name="P1245">“<text:span text:style-name="T1565">So I've been told.”</text:span></text:p>
      <text:p text:style-name="P1245"/>
      <text:p text:style-name="P1246">She couldn't help the smile that tugged at her lips. <text:s/>While part of her wanted to ask him a dozen questions, she remained silent. <text:s/>It was an unusual experience for her. <text:s/><text:soft-page-break/>Patience. <text:s/>There was something about this quiet man that was soothing, almost hypnotizing. <text:s text:c="2"/>She dropped her foot to the floor and bent over to pet Tink, <text:span text:style-name="T1567">a bit jealous of his place in this world</text:span>. <text:s/><text:span text:style-name="T1567">She missed the envious look Conner wore as he watched her stroke the dog's silky ears.</text:span></text:p>
      <text:p text:style-name="P1245"/>
      <text:p text:style-name="P1246">“Tell you what, I'll swing by later and you can show me what needs to be done. <text:s/>Deal?”</text:p>
      <text:p text:style-name="P1245"/>
      <text:p text:style-name="P1247">“Deal. <text:s/>I'll see you later then?” <text:s/></text:p>
      <text:p text:style-name="P1245"/>
      <text:p text:style-name="P1247">“Yep. <text:s/>I'll be in the back field most of the day working on a stretch of fence. <text:s/>I might not be back until dinner time.”</text:p>
      <text:p text:style-name="P1245"/>
      <text:p text:style-name="P1248">“<text:span text:style-name="T1545">Thanks, Conn. <text:s/>See you later.”</text:span></text:p>
      <text:p text:style-name="P1248"/>
      <text:p text:style-name="P1248">“Hey.”</text:p>
      <text:p text:style-name="P1248"/>
      <text:p text:style-name="P1248">She <text:span text:style-name="T1567">paused, half-turned away to leave.</text:span></text:p>
      <text:p text:style-name="P1248"/>
      <text:p text:style-name="P1248">“<text:span text:style-name="T1566">I look forward to it.”</text:span></text:p>
      <text:p text:style-name="P1248"/>
      <text:p text:style-name="P1249">Her smile widened. <text:s/>Few words, but he knew how to use them.</text:p>
      <text:p text:style-name="P1250"/>
      <text:p text:style-name="P1250"/>
      <text:p text:style-name="P1250"><text:span text:style-name="T9">L</text:span><text:span text:style-name="T705">ater that day </text:span>Conner rested his arms on the handle <text:span text:style-name="T706">of the </text:span>post hole <text:span text:style-name="T706">digger</text:span> and watched <text:span text:style-name="T707">Emma</text:span> approach. <text:s/><text:span text:style-name="T706">He had to admire the way she rode a horse. <text:s/>She looked relaxed, her hips rocking easily with the movement as Henry cantered across the field. <text:s/>She certainly didn't look like a city girl now. <text:s/>When she got closer she slowed the horse to a trot for a few strides and then eased into a walk.</text:span></text:p>
      <text:p text:style-name="P1250"/>
      <text:p text:style-name="P1251">She tossed him a smile. <text:s/>“Howdy!”</text:p>
      <text:p text:style-name="P1251"><text:line-break/><text:span text:style-name="T708"><text:tab/></text:span>“Howdy yourself. <text:s/>Whatcha doing out here?”</text:p>
      <text:p text:style-name="P1251"/>
      <text:p text:style-name="P1251"><text:soft-page-break/>She <text:span text:style-name="T709">slid</text:span> her foot out of the stirrup and in one smooth motion, swung her leg over <text:span text:style-name="T710">the horse's</text:span> back and dropped to the ground. <text:s/></text:p>
      <text:p text:style-name="P1250"/>
      <text:p text:style-name="P1251">“I brought you some lunch.”</text:p>
      <text:p text:style-name="P1250"/>
      <text:p text:style-name="P1251">His eyebrows rose slightly. <text:s/>She opened the saddlebag, <text:span text:style-name="T711">took</text:span> out a heavy blanket and held it out to him <text:span text:style-name="T712">like a peace offering</text:span>. <text:s/>He <text:span text:style-name="T713">tugged</text:span> off his work gloves <text:span text:style-name="T712">and</text:span> tucked them in his belt<text:span text:style-name="T714">. <text:s/>He wasn't sure why, but this felt like an important ceremony. <text:s/>He r</text:span>eached for <text:span text:style-name="T714">it almost reverently, his left hand stretching above the material and his right hand sliding in below. <text:s/>His fingers skimmed across the backside of her wrist and tingled at the feel of the soft skin and downy hairs of her forearm. <text:s/></text:span></text:p>
      <text:p text:style-name="P1250"/>
      <text:p text:style-name="P1251">“Well, in that case, I guess it's time to take a break.” <text:span text:style-name="T712">he said gruffly.</text:span></text:p>
      <text:p text:style-name="P1250"/>
      <text:p text:style-name="P1252">While he looked for a good spot for the impromptu picnic, she pulled a thermos and <text:span text:style-name="T715">a heavily quilted object</text:span> out of the other bag.</text:p>
      <text:p text:style-name="P1250"/>
      <text:p text:style-name="P1252">She <text:span text:style-name="T716">moved</text:span> toward the big cottonwood tree<text:span text:style-name="T716"> where he'd </text:span>spread the blanket in the shade. <text:s/>He waited until she knelt down before settling himself at her side. <text:s/>She opened the quilted bag and pulled out an odd looking metal cylinder.</text:p>
      <text:p text:style-name="P1250"/>
      <text:p text:style-name="P1252">“What's that thing?”</text:p>
      <text:p text:style-name="P1250"/>
      <text:p text:style-name="P1252">She held it up in front <text:span text:style-name="T717">by the top handle</text:span> so he could get a better look. <text:s/>“It's called a tiffin. <text:s/><text:span text:style-name="T715">A v</text:span>ery practical <text:span text:style-name="T715">lunch box</text:span>.”</text:p>
      <text:p text:style-name="P1250"/>
      <text:p text:style-name="P1252"><text:span text:style-name="T718">T</text:span>here were actually <text:span text:style-name="T718">three</text:span> individual sections held together with a hinged clasp. <text:s/>She released the lock and pulled the handle to remove the <text:span text:style-name="T718">top</text:span> section. <text:s text:c="2"/><text:span text:style-name="T718">Inside were</text:span> <text:soft-page-break/>two plates, napkins <text:span text:style-name="T718">and a serrated knife </text:span>As she separated the <text:span text:style-name="T718">other </text:span>sections and laid them on the blanket, he open<text:span text:style-name="T719">e</text:span>d <text:span text:style-name="T718">one</text:span> <text:span text:style-name="T720">eagerly</text:span>. <text:s/><text:span text:style-name="T715">At first he thought they were two golden brown loaves of bread, but the rich smell of meat and cheese that drifted up made</text:span> his mouth water. <text:s/><text:span text:style-name="T556">Nestled between the two loaves was a glass jar crowded with pickled vegetables.</text:span></text:p>
      <text:p text:style-name="P1252"/>
      <text:p text:style-name="P1253">“<text:span text:style-name="T718">I wasn't sure what you'd like so I brought one with smoked meats and another with chicken and spinach.”</text:span></text:p>
      <text:p text:style-name="P1253"/>
      <text:p text:style-name="P1254"><text:span text:style-name="T721">His brow crinkled. <text:s/></text:span>“Can't I try them both?”</text:p>
      <text:p text:style-name="P1254"/>
      <text:p text:style-name="P1254"><text:span text:style-name="T720">She</text:span> handed him the knife, <text:span text:style-name="T720">then reached for the last tin</text:span>. <text:s/>“<text:span text:style-name="T720">Yup. <text:s/>They're perfect for sharing.”</text:span></text:p>
      <text:p text:style-name="P1254"/>
      <text:p text:style-name="P1255">He peered into the last tin and saw clusters of red grapes and chunks of <text:span text:style-name="T722">creamy</text:span> cheese. </text:p>
      <text:p text:style-name="P1252"/>
      <text:p text:style-name="P1252">“<text:span text:style-name="T1568">I'm</text:span> impressed.” </text:p>
      <text:p text:style-name="P1252"/>
      <text:p text:style-name="P1255">When he was done cutting the <text:span text:style-name="T723">Stromboli</text:span> in half, she scooped up a piece and slid it onto her plate. <text:s/>He did the same, admiring the swirls of meat and cheese before digging in. <text:s/>With the first mouthful, he rolled his eyes in appreciation. <text:s/>“Mmmm <text:span text:style-name="T723">h</text:span>mmm!”</text:p>
      <text:p text:style-name="P1256"/>
      <text:p text:style-name="P1257">“Good?” <text:s/>She sank her teeth into her own <text:span text:style-name="T719">half</text:span> and closed her eyes as she chewed. <text:span text:style-name="T724">S</text:span>he looked very pleased with herself. <text:s/>“Wait until you try the chicken.” </text:p>
      <text:p text:style-name="P1255"/>
      <text:p text:style-name="P1258">Before he'd even finished eating the first half of the chicken sandwich, his gaze repeatedly strayed between it and Emma until eventually she pushed it over onto his plate. <text:s/>He felt a little guilty as he polished off the last bite. She'd made this delicious lunch, ridden all the way out here, and he'd practically devoured everything. She deserved something in return.</text:p>
      <text:p text:style-name="P1259"/>
      <text:p text:style-name="P1259"><text:soft-page-break/>He cleared his throa<text:span text:style-name="T725">t. <text:s/>It was time for a confession</text:span>. <text:s/>“From what you said, I don't think it will take long to fix up the chairs and stuff.” </text:p>
      <text:p text:style-name="P1256"/>
      <text:p text:style-name="P1256">“<text:span text:style-name="T726">No</text:span>? <text:s/><text:span text:style-name="T726">That's great. <text:s/>How long do you think?</text:span>”</text:p>
      <text:p text:style-name="P1256"/>
      <text:p text:style-name="P1256">He leaned back on his elbows. <text:s/>“A couple weeks, maybe. <text:s/><text:span text:style-name="T726">It depends on how busy I am.</text:span>”</text:p>
      <text:p text:style-name="P1256"/>
      <text:p text:style-name="P1259">Her eyes widened. <text:s/>“You?”</text:p>
      <text:p text:style-name="P1259"/>
      <text:p text:style-name="P1260">His lips twisted in <text:span text:style-name="T727">a</text:span> crooked smile. <text:s/>“Yeah. <text:s/>I learned from Uncle Pete when I was young. <text:s/>Some of those tables were my creation.” <text:s/>He rubbed his <text:span text:style-name="T728">cheek</text:span>. <text:s/>“Sorry about not telling you <text:span text:style-name="T1568">that first day</text:span>. <text:s/>You were the enemy back then.”</text:p>
      <text:p text:style-name="P1260"/>
      <text:p text:style-name="P1260">She <text:span text:style-name="T729">ducked her head. <text:s/>“I take it I'm not now. <text:s/>That's pretty good progress.”</text:span></text:p>
      <text:p text:style-name="P1256"/>
      <text:p text:style-name="P1256">As he <text:span text:style-name="T730">watched</text:span> her, the tip of her tongue poked out and touched her upper lip, <text:span text:style-name="T1568">as it had that first day they met. <text:s/>If he counted the days, it was a short time. <text:s/>It felt like much longer.</text:span></text:p>
      <text:p text:style-name="P1256"/>
      <text:p text:style-name="P1256">“Why do you do that?”</text:p>
      <text:p text:style-name="P1256"/>
      <text:p text:style-name="P1256">She looked confused. <text:s/>“Do what?”</text:p>
      <text:p text:style-name="P1256"/>
      <text:p text:style-name="P1256">“That thing with your tongue.”</text:p>
      <text:p text:style-name="P1256"/>
      <text:p text:style-name="P1256">He felt guilty as she blushed. <text:s/>But, surely she knew what she looked like when she did it. <text:s/>How it drew attention to the delicate pink of her lips. <text:s/>He imagined that she practiced in front of a mirror. <text:s/><text:span text:style-name="T731">H</text:span>e <text:span text:style-name="T731">certainly </text:span>hoped she practiced it.</text:p>
      <text:p text:style-name="P1256"/>
      <text:p text:style-name="P1256">“<text:span text:style-name="T732">It's a comfort thing I guess. <text:s/>A bad habit when I'm feeling nervous</text:span>.” She tapped her lip with an index finger. <text:s/>“I <text:soft-page-break/>have <text:span text:style-name="T1568">a</text:span> scar <text:span text:style-name="T733">on the inside</text:span>. <text:s/>I can feel it<text:span text:style-name="T734">. <text:s/>W</text:span>ith my tongue.”</text:p>
      <text:p text:style-name="P1256"/>
      <text:p text:style-name="P1261">H<text:span text:style-name="T735">e felt the rush of blood</text:span>. <text:s/>Good God. <text:s/><text:span text:style-name="T736">Seeing her do it was one thing. <text:s/>Just hearing her say the words made him want to groan.</text:span></text:p>
      <text:p text:style-name="P1261"/>
      <text:p text:style-name="P1261">“How'd you get it?”</text:p>
      <text:p text:style-name="P1261"/>
      <text:p text:style-name="P1262">“When I was in high school I worked summers as a stable hand. <text:s/>I cleaned stalls, hauled water, exercised some of the horses. <text:s/>That sort of thing. <text:s/>One day I was turning the horses out in the field so I could clean the stalls. <text:s/>The very last horse I led out was a young thoroughbred.”</text:p>
      <text:p text:style-name="P1261"/>
      <text:p text:style-name="P1262">Emma shook her head at the memory. <text:s/>“She was crazy. <text:s/>High strung didn't begin to describe her. <text:s/>Just as I walked her through the gate, something spooked her. <text:s/>She jumped around ready to run, swung her big stupid head toward me and caught me right here.” <text:s/>She ran her tongue over the spot again. <text:s/>“Busted my lip against my teeth. <text:s/>Hurt like hell. <text:s/>She got scared and I got scarred.” <text:s/>She laughed.</text:p>
      <text:p text:style-name="P1261"/>
      <text:p text:style-name="P1263">“Can I see it?”</text:p>
      <text:p text:style-name="P1261"/>
      <text:p text:style-name="P1263">“No!” </text:p>
      <text:p text:style-name="P1261"/>
      <text:p text:style-name="P1263">Her laughing eyes met his, and <text:span text:style-name="T737">his stomach pitched</text:span>. <text:s/>“Not even a peek?”</text:p>
      <text:p text:style-name="P1261"/>
      <text:p text:style-name="P1263">Emma shook her head, her shoulders still <text:span text:style-name="T1569">shaking </text:span>with <text:span text:style-name="T738">silent </text:span>laughter. <text:s/></text:p>
      <text:p text:style-name="P1263"/>
      <text:p text:style-name="P1263">“<text:span text:style-name="T738">I'll show you mine.” <text:s/>He wiggled his eyebrows.</text:span></text:p>
      <text:p text:style-name="P1263"/>
      <text:p text:style-name="P1264">She put her hand over her mouth and giggled.</text:p>
      <text:p text:style-name="P1263"/>
      <text:p text:style-name="P1263"><text:span text:style-name="T739">Conner</text:span> dropped <text:span text:style-name="T740">on his back and</text:span> linked his fingers behind his head. <text:s/>“Not today, huh? <text:s/>Damn.”</text:p>
      <text:p text:style-name="P1263"><text:soft-page-break/></text:p>
      <text:p text:style-name="P1265"><text:span text:style-name="T741">She hooked a finger in the fruit tin and dragged it up next to his ribs, then rolled onto </text:span>her stomach <text:span text:style-name="T739">next to him</text:span>. <text:s/><text:span text:style-name="T741">Her </text:span>feet <text:span text:style-name="T741">kicked slowly in</text:span> the air <text:span text:style-name="T741">as she grabbed a handful of grapes and popped one into her mouth. <text:s/>He sighed contentedly as he stared up at the leafy canopy above their heads.</text:span></text:p>
      <text:p text:style-name="P1265"/>
      <text:p text:style-name="P1266">“How did you get your<text:span text:style-name="T742">s? <text:s/>Your</text:span> scars?” she asked quietly.</text:p>
      <text:p text:style-name="P1267"/>
      <text:p text:style-name="P1268"><text:span text:style-name="T743">He swallowed loudly</text:span>. <text:s/>Not many people <text:span text:style-name="T743">looked at them, let alone asked</text:span> about them. <text:s/><text:span text:style-name="T744">He'd gotten used to the averted glances or winces of sympathy.</text:span></text:p>
      <text:p text:style-name="P1268"/>
      <text:p text:style-name="P1269">“I was working the gate at a bull riding event one summer. <text:s/><text:span text:style-name="T745">This young cowboy got hung up in the rope when he got thrown. <text:s/>Me and a couple other guys moved in to free him. <text:s/>Someone got his hand loose, but he was pretty banged up. <text:s/>I was trying to get him out of the arena when the bull turned on us.”</text:span></text:p>
      <text:p text:style-name="P1270"/>
      <text:p text:style-name="P1270">He hadn't spoken of th<text:span text:style-name="T746">at day</text:span> with anyone for years. <text:s/>He was never sure how much he wanted to say or how much the listener wanted to hear. <text:s/>Emma's eyes were full of concern and <text:span text:style-name="T747">understanding</text:span>. <text:s/>He listened to the rustle of the cottonwood leaves and the sounds of Henry grazing nearby. <text:s/></text:p>
      <text:p text:style-name="P1270"/>
      <text:p text:style-name="P1270">After a few minutes he continued.</text:p>
      <text:p text:style-name="P1270"/>
      <text:p text:style-name="P1270">“I was trying to drag him to the gate and shield him at the same time. <text:s/>The bull caught me in the leg <text:span text:style-name="T748">from behind</text:span> and tossed me about 20 feet. <text:s/>My knee gave way when I landed. <text:s/>The funny thing is, that's what worried me most. <text:s/>Even when he was <text:span text:style-name="T749">trying to stomp</text:span> my head into the ground all I could think about was whether I'd still be able to ride. <text:s/><text:span text:style-name="T749">It was my last thought before I blacked out, and my first </text:span><text:soft-page-break/><text:span text:style-name="T749">question when I came to in the hospital. <text:s/>I walked away scarred, but I walked away.</text:span>” </text:p>
      <text:p text:style-name="P1271"/>
      <text:p text:style-name="P1272">Without looking, he fished around until he found the tin and pulled out a piece of cheese. <text:s/>He wasn't really hungry, but it served <text:span text:style-name="T750">the purpose of ending the conversation</text:span>. <text:s/>He held it up for closer scrutiny before taking a bite, enjoying the tangy flavor. <text:s/>He reached for another piece, and his fingers collided with Emma<text:span text:style-name="T750">'</text:span>s. <text:s/>He looked over into her <text:span text:style-name="T751">bright</text:span> green eyes. <text:s/>Her thumb slid along his knuckles <text:span text:style-name="T751">as her fingers slipped underneath to his palm. <text:s/>She g</text:span>ave his hand a quick squeeze.</text:p>
      <text:p text:style-name="P1272"/>
      <text:p text:style-name="P1272">“<text:span text:style-name="T752">I'm glad you walked away. <text:s/>It led you back here.”</text:span></text:p>
      <text:p text:style-name="P1270"/>
      <text:p text:style-name="P1273">He <text:span text:style-name="T753">placed</text:span> a few grapes in his mouth, chewed <text:span text:style-name="T754">slowly </text:span>and swallowed.</text:p>
      <text:p text:style-name="P1273"/>
      <text:p text:style-name="P1273">“<text:span text:style-name="T755">Lunch with a beautiful girl on a beautiful day. <text:s/>I</text:span> could get used to this.” <text:s/></text:p>
      <text:p text:style-name="P1273"/>
      <text:p text:style-name="P1274">He only realized he'd s<text:span text:style-name="T756">poken</text:span> out loud when he heard her <text:span text:style-name="T757">embarrassed</text:span> laughter.</text:p>
      <text:p text:style-name="P1275"/>
      <text:p text:style-name="P1677"/>
      <text:p text:style-name="P897">Chapter 10</text:p>
      <text:p text:style-name="P897"/>
      <text:p text:style-name="P897"><text:tab/><text:span text:style-name="T12">T</text:span><text:span text:style-name="T1545">he moment the truck settled to a stop, Tink launched himself out of the bed and raced to the porch. <text:s/>He stood with his feet on the bottom step, looking back impatiently. <text:s/>With a perverse sense of humor Conner took his time closing the door and sauntering toward the porch. <text:s/>Tink was practically dancing in place by the time Conner reached him.</text:span></text:p>
      <text:p text:style-name="P897"/>
      <text:p text:style-name="P898"><text:tab/>Since Emma had arrived the little dog had become increasingly <text:span text:style-name="T1547">eager</text:span> to get to Nell's each morning. <text:s text:c="2"/>Several times Conner had already endured a near trampling as Tink hurried to squeeze past the steering wheel and <text:span text:style-name="T1547">out</text:span> the narrow gap of the opening door. <text:s/><text:span text:style-name="T1559">Slightly offended, he'd relegated the shepherd to the truck bed. <text:s/>An act that the dog took less as a demotion and more as an opportunity for an </text:span>expedient exit. <text:s text:c="3"/></text:p>
      <text:p text:style-name="P897"/>
      <text:p text:style-name="P897"><text:tab/><text:span text:style-name="T1546">He shook his head as he passed the dog. <text:s/>“I don't know why you do this. <text:s/>It's not like you get to go inside.” <text:s/>Tink looked back with a smug droop of his eyes. <text:s/>“Don't worry, she'll be out to see you shortly.”</text:span></text:p>
      <text:p text:style-name="P897"/>
      <text:p text:style-name="P897"><text:tab/><text:span text:style-name="T1547">Conner bent to give the dog a conciliatory scratch on his way by. <text:s/>He knew Tink would wait in this exact spot until Emma appeared with whatever treat she'd saved for him. <text:s/>Although he suspected the dog would be content with with a word or two from her. <text:s/>He couldn't say he felt much different. <text:s/>He entered the kitchen, interested to hear what new story or idea Emma had come up with.</text:span></text:p>
      <text:p text:style-name="P899"/>
      <text:p text:style-name="P1276">The two women were facing away from him, leaning on their elbows, <text:span text:style-name="T758">chins in hands</text:span>. <text:s/><text:span text:style-name="T1548">The first sight of Emma's outfit made him stop in his tracks, his mouth dropping open a bit. <text:s/>Instead of the usual faded jeans she wore a skirt that molded to her curves as she bent forward. <text:s/>The hem </text:span><text:soft-page-break/><text:span text:style-name="T1548">hugged the toned backs of her thighs, and revealed shapely calves and slender ankles. <text:s/></text:span></text:p>
      <text:p text:style-name="P1276"/>
      <text:p text:style-name="P1277"><text:span text:style-name="T1549">A groan rumbled from his throat. <text:s/>As he tried to cover it with a cough, t</text:span>hey straightened up and turned towards him. <text:s text:c="2"/><text:span text:style-name="T1570">She looked even more striking from the front.</text:span></text:p>
      <text:p text:style-name="P1277"/>
      <text:p text:style-name="P1277"><text:span text:style-name="T1570">A</text:span> green knitted <text:span text:style-name="T1570">sweater topped a </text:span>slender skirt patterned in muted grays and greens. <text:s/>The colors <text:span text:style-name="T759">brought out the depth of her eyes</text:span> and <text:span text:style-name="T1571">glow of </text:span>her fair skin. <text:s/>His eyes followed the line of <text:span text:style-name="T760">her</text:span> throat along the v-shape neckline <text:span text:style-name="T1571">closed by </text:span>a row of tiny buttons. <text:s/><text:span text:style-name="T1571">He tried to swallow and emitted a strangled squeeze instead.</text:span></text:p>
      <text:p text:style-name="P1278"/>
      <text:p text:style-name="P1277"><text:span text:style-name="T761">He ignored </text:span>Nell, <text:span text:style-name="T1550">who s</text:span>tood beside Emma wiggling her fingers <text:span text:style-name="T1550">and calling </text:span>“Yoohoo! <text:s/>Over here!” <text:s/><text:span text:style-name="T758">He could sense her cheeky grin, but his attention didn't waver from Emma. </text:span></text:p>
      <text:p text:style-name="P1279"/>
      <text:p text:style-name="P1279">“<text:span text:style-name="T762">Where are you off to?” he asked gruffly.</text:span></text:p>
      <text:p text:style-name="P1279"/>
      <text:p text:style-name="P1280">“I have an appointment with Wayne <text:span text:style-name="T483">Carver</text:span> at the Health Department in town. <text:s/><text:span text:style-name="T763">Nell and I were looking over some of the appliances we're considering in case the question comes up.”</text:span></text:p>
      <text:p text:style-name="P1280"/>
      <text:p text:style-name="P1281">He finally looked behind her and saw several catalogs spread out on the counter. <text:s/>He tried to think of <text:span text:style-name="T764">what</text:span> to say, but his gaze was drawn back down towards those legs.</text:p>
      <text:p text:style-name="P1280"/>
      <text:p text:style-name="P1280"><text:span text:style-name="T763">Emma raised an eyebrow. <text:s/>“</text:span>Do I look okay?”</text:p>
      <text:p text:style-name="P1279"/>
      <text:p text:style-name="P1280">His <text:span text:style-name="T1571">grumbled</text:span> “No” collided with Nell's <text:span text:style-name="T1571">more enthusiastic </text:span>“You look great”. <text:s/>He gave <text:span text:style-name="T765">his aunt</text:span> a <text:span text:style-name="T766">stern</text:span> look as Emma <text:span text:style-name="T766">stared</text:span> down uncertainly. <text:s/><text:span text:style-name="T765">Nell was thoroughly enjoying herself. <text:s/></text:span></text:p>
      <text:p text:style-name="P1279"/>
      <text:p text:style-name="P1282"><text:soft-page-break/>“<text:span text:style-name="T767">Don't pay any attention to him. <text:s/>He's just worried.” <text:s/>She teased.</text:span></text:p>
      <text:p text:style-name="P1282"/>
      <text:p text:style-name="P1283">The hell of it was, she was right. <text:s/>He didn't like the idea of Emma going into town and meeting <text:span text:style-name="T1572">someone looking like that. N</text:span>o matter what the circumstances.</text:p>
      <text:p text:style-name="P1283"/>
      <text:p text:style-name="P1282">Conner tried to remember <text:span text:style-name="T1626">exactly </text:span>what <text:span text:style-name="T768">Carver </text:span>looked like. <text:s/><text:span text:style-name="T769">They'd gone to high school together, but that was a lifetime ago. <text:s/></text:span>He <text:span text:style-name="T1626">remembered </text:span>a young man with <text:span text:style-name="T770">stringy </text:span>blond hair, chubby cheeks and tortoiseshell glasses. <text:s/><text:span text:style-name="T771">He also remembered with more clarity that Wayne always seemed to have a girlfriend, while Conner went dateless</text:span>.</text:p>
      <text:p text:style-name="P1283"/>
      <text:p text:style-name="P1283">“I have to go pick up some things at the hardware store. <text:s/>Why don't I drive you?”</text:p>
      <text:p text:style-name="P1283"/>
      <text:p text:style-name="P1284">Emma was still frowning down at her outfit. <text:s/><text:span text:style-name="T772">T</text:span>he look she gave him was skeptical. <text:s/>“No, that's okay. <text:s/>I'm not sure how long the meeting will go. <text:s/>I wouldn't want you to have to hang around.”</text:p>
      <text:p text:style-name="P1284"/>
      <text:p text:style-name="P1284">“No problem. <text:s/>We can meet back up in the square. <text:s/><text:span text:style-name="T772">Let me just run back home and change shirts.</text:span>”</text:p>
      <text:p text:style-name="P1284"/>
      <text:p text:style-name="P1284">“<text:span text:style-name="T1573">Oh, wait. <text:s/>Can you give this to Tink?” </text:span></text:p>
      <text:p text:style-name="P1284"/>
      <text:p text:style-name="P1285">He took the bacon from her outstretched hand and hurried out the door. <text:s/>The sound of Nell's amused laughter followed him.</text:p>
      <text:p text:style-name="P1283"/>
      <text:p text:style-name="P1283"/>
      <text:p text:style-name="P1286"><text:span text:style-name="T2">C</text:span>onner was leaning against the side of the truck, his <text:span text:style-name="T773">elbows resting on the edge of the bed and his face tipped up to the sun</text:span>. <text:s/><text:span text:style-name="T774">He'd changed into a long sleeve shirt, and wore a baseball cap instead of the usual Stetson. <text:s/>Strands of brown hair curled over his ears and along his neck. <text:s/></text:span></text:p>
      <text:p text:style-name="P1286"/>
      <text:p text:style-name="P1286"><text:soft-page-break/><text:span text:style-name="T774">He pushed himself upright as Emma approached and opened her door. <text:s/>A clean blue blanket was stretched across the seat bench and tucked neatly into the back. <text:s/>“Wow! <text:s/>A chauffeur and a clean seat.”</text:span> </text:p>
      <text:p text:style-name="P1286"/>
      <text:p text:style-name="P1286">“<text:span text:style-name="T775">Tink didn't want your nice skirt getting all fuzzy.</text:span>”</text:p>
      <text:p text:style-name="P1286"/>
      <text:p text:style-name="P1287">Ever since he'd issued the offer, he'd been <text:span text:style-name="T1573">worried about</text:span> the trip. <text:s/>The thought of spending so much time alone with Emma had made him nervous. <text:s/>What would they talk about? <text:s/>Would she <text:span text:style-name="T775">be a chatterbox</text:span>? <text:s/>He was surprised when she seemed content to sit and enjoy the view of the passing landscape. <text:s/></text:p>
      <text:p text:style-name="P1288"/>
      <text:p text:style-name="P1288"><text:span text:style-name="T776">A few miles down the road a “Farm Fresh Eggs” sign drew her attention and she craned her neck to get a better look. <text:s/>T</text:span>hey rode in comfortable silence for <text:span text:style-name="T776">several minutes</text:span>. <text:s text:c="2"/>Conner <text:span text:style-name="T777">had expected her to be more talkative.</text:span></text:p>
      <text:p text:style-name="P1288"/>
      <text:p text:style-name="P1288">“<text:span text:style-name="T777">Are you nervous?”</text:span></text:p>
      <text:p text:style-name="P1288"/>
      <text:p text:style-name="P1289"><text:span text:style-name="T776">She glanced back over at him and shook her head. <text:s/></text:span>“More anxious to get it over with <text:span text:style-name="T778">than anything</text:span>. <text:s/>I always get a little edgy with these kind of meetings?”</text:p>
      <text:p text:style-name="P1288"/>
      <text:p text:style-name="P1289">“Really? <text:s/>You don't seem <text:span text:style-name="T779">it</text:span>.”</text:p>
      <text:p text:style-name="P1288"/>
      <text:p text:style-name="P1288">“One of the secrets of my success. <text:s/><text:span text:style-name="T780">Well, along with the tongue thing.” The corner of her mouth kicked up. <text:s/>“</text:span>When I'm nervous I talk slower, <text:span text:style-name="T777">or don't talk at all. <text:s/>People take that as a sign of thoughtfulness instead of fear. <text:s/></text:span>Did you ever notice that? <text:s/>Sometimes <text:span text:style-name="T781">staying quiet</text:span> makes people think you're some brilliant tactician.”</text:p>
      <text:p text:style-name="P1288"/>
      <text:p text:style-name="P1288">“<text:span text:style-name="T782">Strangers must think I'm a genius then.”</text:span></text:p>
      <text:p text:style-name="P1290"/>
      <text:p text:style-name="P1290"><text:span text:style-name="T776">She let out a little snort of derision. <text:s/>I</text:span>t occurred to Emma that Conner spent a lot of time perfecting the Quiet <text:soft-page-break/>Cowboy persona. <text:s/><text:span text:style-name="T783">It was so obvious, though, that there was so much more to him, and she knew almost nothing about him. <text:s/>Of course, she didn't know much about Nell either, but Conner was more intriguing. <text:s/>She might as well use this time to get to know him a little better.</text:span></text:p>
      <text:p text:style-name="P1291"/>
      <text:p text:style-name="P1291">“I take it you grew up around here?”</text:p>
      <text:p text:style-name="P1291"/>
      <text:p text:style-name="P1291">“More or less. <text:s/>My father and Uncle Pete took over their parent's place <text:span text:style-name="T776">early on</text:span>, but <text:span text:style-name="T784">when I was six </text:span>my folks decided to move into town <text:span text:style-name="T784">to be closer to school</text:span>. <text:s/>I spent every summer on the ranch, though.”</text:p>
      <text:p text:style-name="P1291"/>
      <text:p text:style-name="P1291">“Are they still around? <text:s/><text:span text:style-name="T785">Your parents?</text:span>”</text:p>
      <text:p text:style-name="P1291"/>
      <text:p text:style-name="P1291">“As in 'still with us'? <text:s/>Yes, but they moved <text:span text:style-name="T786">across country </text:span>to Florida a while ago <text:span text:style-name="T787">to be near the grand-kids.”</text:span></text:p>
      <text:p text:style-name="P1291"/>
      <text:p text:style-name="P1291"><text:s text:c="2"/>“Grand-kids<text:span text:style-name="T786">?”</text:span></text:p>
      <text:p text:style-name="P1291"/>
      <text:p text:style-name="P1292">“Yeah, my sister's two kids. <text:s/>By the time she married and moved away, I was already gone. <text:s/>My Mom didn't want to miss out on seeing my niece and nephew grow up. <text:s/>She convinced my Dad to move.”</text:p>
      <text:p text:style-name="P1291"/>
      <text:p text:style-name="P1291"><text:span text:style-name="T788">He heard Emma sigh, a sound more of sadness than fatigue. <text:s/>He wondered if she had any siblings of her own. <text:s/>He knew very little about Victoria and absolutely nothing of her family. <text:s/>“</text:span>How about you? <text:s/>Where'd you grow up? <text:s/>You said your dad was from Ireland?”</text:p>
      <text:p text:style-name="P1291"/>
      <text:p text:style-name="P1291">The corners of Emma's mouth curled up. <text:s/><text:span text:style-name="T399"><text:s/>“He was indeed. <text:s/>Born and raised in County Kildare. <text:s/>One of the grandest jockeys to ever grace a field there. <text:s/>Or so he always used to tell me.”</text:span></text:p>
      <text:p text:style-name="P1291"/>
      <text:p text:style-name="P1291"><text:span text:style-name="T399">E</text:span>mma stretched her legs, turning them a bit to inspect her nylons. <text:s/>She felt Conner's eyes on her, <text:span text:style-name="T789">and </text:span><text:soft-page-break/><text:span text:style-name="T789">tugged the hem of her skirt down a bit and crossed her ankles.</text:span></text:p>
      <text:p text:style-name="P1293"/>
      <text:p text:style-name="P1294">“I'm never used to seeing myself in dress clothes. <text:s/>I was the <text:span text:style-name="T776">proverbial</text:span> tomboy growing up. <text:s/>It was an unusual life. <text:s/>Up at the crack of dawn to go to the stable. <text:s/>Dad would work his horses, and Mom and I cleaned stalls, fed, hot-walked, whatever work needed <text:span text:style-name="T1574">to be </text:span>done. <text:s/>It's sort of a blur. <text:s/>All the places I lived in.” <text:s/></text:p>
      <text:p text:style-name="P1294"/>
      <text:p text:style-name="P1295">Her attention was again drawn to another road side sign <text:span text:style-name="T790">advertising</text:span> “Honey and Bee Products”. <text:s/><text:span text:style-name="T790">The signed was bordered in the same bright yellow as a small house that sat slightly back off the road.</text:span> </text:p>
      <text:p text:style-name="P1293"/>
      <text:p text:style-name="P1294">“Did you resent it?”</text:p>
      <text:p text:style-name="P1293"/>
      <text:p text:style-name="P1294">“<text:span text:style-name="T789">No. <text:s/>I loved it. <text:s text:c="2"/>It was a tomboy's dream. <text:s/>I spent most of the day around horses, running around in grubby barn clothes. <text:s/>My Mom never pushed girly stuff on me. <text:s/>My Dad would take me out fishing every chance he got. <text:s text:c="2"/>I was good at it. <text:s/>I guess being around horses taught me the kind of patience you need for that.” <text:s/>She laughed at the memory. <text:s/>“Looking back, we ate a lot of fish. <text:s/>It's one of those things I never realized until I got older.”</text:span></text:p>
      <text:p text:style-name="P1296"/>
      <text:p text:style-name="P1294">“What happened? <text:s/><text:span text:style-name="T1551">To your father</text:span>?”</text:p>
      <text:p text:style-name="P1293"/>
      <text:p text:style-name="P1294">“I was 11 when he died.” <text:s/><text:span text:style-name="T791">Her eyes clouded at the memory. <text:s/>“Hard to believe it's been 20 years.”</text:span></text:p>
      <text:p text:style-name="P1294"/>
      <text:p text:style-name="P1297"><text:span text:style-name="T1552">As he did the math he</text:span> felt a jolt of surprise, both at the number and <text:span text:style-name="T1627">her</text:span> willingness to reveal her age. <text:s/>Most women he knew kept it a closely guarded secret. <text:s/></text:p>
      <text:p text:style-name="P1294"/>
      <text:p text:style-name="P1294"><text:span text:style-name="T792">“It was his final race of the day. <text:s/>He was leading</text:span>, out in front along the rail. <text:s/>His horse snapped a pastern and went down. <text:s/>There was no way for the field to avoid them. <text:s/><text:soft-page-break/>It was just one of those things that happens.”</text:p>
      <text:p text:style-name="P1293"/>
      <text:p text:style-name="P1294">“<text:span text:style-name="T779">You sound pretty accepting.”</text:span></text:p>
      <text:p text:style-name="P1293"/>
      <text:p text:style-name="P1298"><text:span text:style-name="T1575">The was a bitter edge to her laugh</text:span>. <text:s/>“Oh, that took years. <text:s/>It turned my world upside down. <text:s/>Mom moved us to Indiana where her parents lived, <text:span text:style-name="T793">so she could get a job and make ends meet</text:span>. <text:s/><text:span text:style-name="T793">It was hard for me to understand at the time. <text:s/></text:span>Everyone at the track was like family. <text:s/><text:span text:style-name="T783">I couldn't understand why we'd leave them for two strangers in the middle of the country.”</text:span></text:p>
      <text:p text:style-name="P1296"/>
      <text:p text:style-name="P1299">“<text:span text:style-name="T794">That must have been hard when you were that young.”</text:span></text:p>
      <text:p text:style-name="P1299"/>
      <text:p text:style-name="P1300">“I don't know which was worse. <text:s/>Losing Dad or adjusting to the new life. <text:s/>My <text:span text:style-name="T795">new family, </text:span>grandmother <text:span text:style-name="T795">really, </text:span>was appalled at my attire and attitude. <text:s/>She bought me dresses, enrolled me in the local school and expected me to be a little lady. <text:s/><text:span text:style-name="T1628">Mom</text:span> might as well have dropped a feral cat off at their door.”</text:p>
      <text:p text:style-name="P1299"/>
      <text:p text:style-name="P1300">“<text:span text:style-name="T779">Emmaline the wild child?” he laughed.</text:span></text:p>
      <text:p text:style-name="P1300"/>
      <text:p text:style-name="P1301">“Oh yeah. <text:s/>An angry, pubescent, red-head girl who had never <text:span text:style-name="T783">really </text:span>been around other children. <text:s/>What could go wrong? <text:s/>I got into three fist fights the first month.”</text:p>
      <text:p text:style-name="P1300"/>
      <text:p text:style-name="P1302"><text:span text:style-name="T796">C</text:span>onner smiled as the pictured a young, <text:span text:style-name="T797">coltish girl s</text:span>talking the halls of school, <text:span text:style-name="T776">full of anger and anxiety. <text:s/>She was turning out to be full of surprises. </text:span></text:p>
      <text:p text:style-name="P1302"/>
      <text:p text:style-name="P1303"><text:span text:style-name="T776">E</text:span>mma leaned forward and <text:span text:style-name="T798">twisted her upper body toward him, as if to better see his face. <text:s/>When he turned to meet her eyes, though, he saw she was looking p</text:span>ast him with a little frown of concentration. <text:s/>He glanced out the window <text:span text:style-name="T799">too</text:span>.</text:p>
      <text:p text:style-name="P1303"/>
      <text:p text:style-name="P1303"><text:soft-page-break/>“What?”</text:p>
      <text:p text:style-name="P1303"/>
      <text:p text:style-name="P1303">“Did that sign say <text:span text:style-name="T800">Organic </text:span>Goat Cheese?”</text:p>
      <text:p text:style-name="P1303"/>
      <text:p text:style-name="P1303">“I guess. That's the <text:span text:style-name="T801">Alissi's</text:span> place. <text:s/>They have a small herd.”</text:p>
      <text:p text:style-name="P1303"/>
      <text:p text:style-name="P1304">Conner <text:span text:style-name="T798">never thought he'd be jealous of a sign or an animal. <text:s/>He wished he had the appeal of a roadside advertisement.</text:span></text:p>
      <text:p text:style-name="P1304"/>
      <text:p text:style-name="P1305">“So you have a thing for goat<text:span text:style-name="T802">s</text:span>?”</text:p>
      <text:p text:style-name="P1304"/>
      <text:p text:style-name="P1305">“Hmmmm?” her eyes slowly focused on him. <text:s/>He <text:span text:style-name="T803">saw amber flecks of gold near the pupils and a dark green ring at the edges of her</text:span> irises. <text:s/>He gripped the steering wheel a little tighter.</text:p>
      <text:p text:style-name="P1304"/>
      <text:p text:style-name="P1305">“You seemed interested in the sign. <text:s/>I asked if you had a thing for goat<text:span text:style-name="T802">s</text:span>.”</text:p>
      <text:p text:style-name="P1304"/>
      <text:p text:style-name="P1306">She laughed and straightened back up in the seat. <text:s/>“I guess I've been a little distracted, huh? <text:s/>I didn't notice the farm signs before. <text:s/>Do they mostly sell to locals?”</text:p>
      <text:p text:style-name="P1307"/>
      <text:p text:style-name="P1306">“I never really thought about it before. <text:s/>I'm sure they get a lot of folks from town, and the weekenders that drive through.”</text:p>
      <text:p text:style-name="P1307"/>
      <text:p text:style-name="P1307"><text:span text:style-name="T804">Out of the corner of his eye he could see that she was looking at him fully now, but he couldn't read her expression. <text:s/></text:span><text:s/><text:span text:style-name="T805">He tried a smile. <text:s/>“I could put out the word that you like goats and let the rumor mill take over.” <text:s/>He was rewarded with her musical laughter.</text:span></text:p>
      <text:p text:style-name="P1308"/>
      <text:p text:style-name="P1308">“I can imagine how that would go. <text:s/>Before I know it, people would be referring to me as the Girl Who Loves Goats, or the Goat Whisperer or <text:span text:style-name="T764">another name</text:span> <text:span text:style-name="T806">even more </text:span><text:soft-page-break/><text:span text:style-name="T806">disturbing</text:span>. <text:s/><text:span text:style-name="T806">I'd end up wearing a t-shirt that says 'I like goats!'.</text:span>”</text:p>
      <text:p text:style-name="P1304"/>
      <text:p text:style-name="P1305">“Or maybe 'Old goats need love too'.”</text:p>
      <text:p text:style-name="P1304"/>
      <text:p text:style-name="P1305">“I think I'll save that one for Jack.”</text:p>
      <text:p text:style-name="P1304"/>
      <text:p text:style-name="P1305">“Ouch. <text:s/>I won't tell him you said that.”</text:p>
      <text:p text:style-name="P1304"/>
      <text:p text:style-name="P1309"><text:span text:style-name="T807">E</text:span>mma had been watching the dimple in his cheek deepen as they talked. <text:s/><text:span text:style-name="T808">Her eyes</text:span> followed the <text:span text:style-name="T808">crease</text:span> up to the hard plane of his cheekbone and back to where <text:span text:style-name="T809">curls</text:span> of <text:span text:style-name="T809">dark brown </text:span>hair <text:span text:style-name="T809">lay along his neck and touched </text:span>the edge of his jaw. She <text:span text:style-name="T808">cleared her throat. <text:s/>When had it gotten so </text:span>warm and <text:span text:style-name="T808">s</text:span>tuffy <text:span text:style-name="T808">in here?</text:span></text:p>
      <text:p text:style-name="P1309"/>
      <text:p text:style-name="P1309">“Would you mind if I opened the window a little?”</text:p>
      <text:p text:style-name="P1309"/>
      <text:p text:style-name="P1310">“Aren't you worried about messing up your hair?”</text:p>
      <text:p text:style-name="P1310"/>
      <text:p text:style-name="P1310">Her hand lightly touched the French braid Nell had <text:span text:style-name="T810">done for her this morning. <text:s/>She had somehow managed to tame Emma's hair into a sleek, stylish look. <text:s/>A few springy curls framed the edges of her face. <text:s/>He hadn't mentioned her hair earlier. <text:s/>Did it still look okay? <text:s/>She resisted the urge to pull down the sun visor to see if there was a mirror on the back. <text:s/>There certainly wasn't anything she could do about the high color she knew stained her cheeks.</text:span></text:p>
      <text:p text:style-name="P1310"/>
      <text:p text:style-name="P1311">“I'll risk it. <text:s/>It never stays where it's supposed to anyway.” <text:s/>She lowered the window a bit and turned her face to the cool breeze. <text:s/></text:p>
      <text:p text:style-name="P1310"/>
      <text:p text:style-name="P1312"><text:span text:style-name="T810">While</text:span> her face <text:span text:style-name="T1629">was </text:span>turned away, Conner stole another look. <text:s/>Her gleaming hair was pulled back toward the crown of her head, and <text:span text:style-name="T811">wove its way down the back of her neck to </text:span>her shoulders. <text:s/>Little tendrils of <text:span text:style-name="T812">fiery</text:span> gold danced <text:span text:style-name="T812">along her temples and cheek. <text:s/>He reached out and </text:span><text:soft-page-break/><text:span text:style-name="T812">tucked a wayward curl behind her ear.</text:span></text:p>
      <text:p text:style-name="P1312"/>
      <text:p text:style-name="P1313">Emma turned so suddenly that his fingertips <text:span text:style-name="T1576">slipped across</text:span> <text:span text:style-name="T1576">the warm</text:span> skin <text:span text:style-name="T1576">of her cheek</text:span> to the corner of her mouth. <text:s/>His hand slowly withdrew and settled back on the wheel. <text:s/>Shifting uncomfortably, h<text:span text:style-name="T813">e</text:span> lower<text:span text:style-name="T814">ed</text:span> his <text:span text:style-name="T814">own </text:span>window too. <text:s/>The fingers of his right hand burned.</text:p>
      <text:p text:style-name="P1312"/>
      <text:p text:style-name="P1313">“It looks fine.” he said gruffly. <text:s/>“We're almost to town anyway.”</text:p>
      <text:p text:style-name="P1312"/>
      <text:p text:style-name="P1313">Thankfully the statement was enough to distract Emma from any reaction, as she watched the houses on the outskirts of town appear. <text:s/>He needed to pull himself together before they arrived. <text:s/>He certainly didn't want anyone he knew seeing him in his current state. <text:s/>He spent the remainder the trip <text:span text:style-name="T815">mentally </text:span>reviewing the purchases he needed to make at the hardware store. <text:s/>He <text:span text:style-name="T1577">couldn't seem to make it past</text:span> hammers, though.</text:p>
      <text:p text:style-name="P1312"/>
      <text:p text:style-name="P1314"><text:span text:style-name="T812">E</text:span>mma sat with her lips pressed together<text:span text:style-name="T816">. <text:s/>This was supposed to have been a relaxing ride in. <text:s/>Instead she was having a hard time sitting still. <text:s/>She tried to focus on the street names as they approached and then turned on to Main Street. <text:s/>She rolled her window back up and fiddled with the strap of her bag.</text:span></text:p>
      <text:p text:style-name="P1315"/>
      <text:p text:style-name="P1315"><text:span text:style-name="T817">As they got closer to the center of town, houses gave way to </text:span>businesses <text:span text:style-name="T818">along</text:span> Main. <text:s/><text:span text:style-name="T817">Most of them were</text:span> small, specialty retail shops and offices. <text:s/>She saw signs for appliances, real estate services, musical instruments and financial planning. <text:s/><text:span text:style-name="T819">When they stopped at a light at the cor</text:span>ner of <text:span text:style-name="T820">the town square</text:span>, <text:span text:style-name="T817">Emma had a chance to really look around</text:span>. <text:s/></text:p>
      <text:p text:style-name="P1315"/>
      <text:p text:style-name="P1316">The downtown area offered a surprising array of stores. <text:s/>Besides Smith's hardware, there was a large bookstore, ice cream parlor and a gift shop. <text:s/>A sign for The <text:soft-page-break/>Town Cafe caught Emma's eye. <text:s/>She <text:span text:style-name="T1577">would have to</text:span> check it out later.</text:p>
      <text:p text:style-name="P1315"/>
      <text:p text:style-name="P1317"><text:span text:style-name="T821">They </text:span>circled the square <text:span text:style-name="T822">and found an </text:span>open spot <text:span text:style-name="T822">across from the courthouse</text:span>. <text:s/>As soon as <text:span text:style-name="T823">Conner</text:span> turned off the engine, Emma grabbed her bag and hopped out. <text:s/>She <text:span text:style-name="T824">peered at her reflection in the side window and s</text:span>mooth<text:span text:style-name="T821">ed</text:span> down her hair. </text:p>
      <text:p text:style-name="P1317"/>
      <text:p text:style-name="P1317">Conner <text:span text:style-name="T824">checked </text:span>his watch and smiled. <text:s/>“Time to spare.” <text:s/>He pointed to some park benches <text:span text:style-name="T825">facing</text:span> the courthouse. <text:s/>“Meet you there in about an hour?”</text:p>
      <text:p text:style-name="P1317"/>
      <text:p text:style-name="P1317">Emma nodded, her mouth suddenly dry. <text:s/>A week ago she wouldn't have worried about <text:span text:style-name="T826">this</text:span> meeting, but now there seemed to be a lot more <text:span text:style-name="T826">than the restaurant at stake. <text:s/>It was more than her savings account or Nell's investment. <text:s/>Success meant a sense of belonging, a future with roots, and being a part of the community. <text:s/></text:span></text:p>
      <text:p text:style-name="P1317"/>
      <text:p text:style-name="P1317"><text:span text:style-name="T1629">As if on cue, her attention was drawn to t</text:span>he door <text:span text:style-name="T1629">of </text:span>the cafe <text:span text:style-name="T1577">as it</text:span> opened and a <text:span text:style-name="T827">hefty man</text:span> strolled out. <text:s/><text:span text:style-name="T1629">He looked to be the epitome of a satisfied customer, complete with contented smile and tummy rub.</text:span></text:p>
      <text:p text:style-name="P1317"/>
      <text:p text:style-name="P1317">A sudden inspiration struck her <text:span text:style-name="T828">and she glanced up at Conner with a smile</text:span>. <text:s/>“Hey, why don't I buy you a cup of coffee later? <text:s/>It's the least I can do to pay you back for the ride. <text:s/>I'll even throw in a piece of pie.”</text:p>
      <text:p text:style-name="P1317"/>
      <text:p text:style-name="P1318">Before he could respond, a robust voice <text:span text:style-name="T1630">bellowed “Conn!” <text:s/>Emma turned her head as the customer from the cafe closed the distance between them with remarkably speed. <text:s/></text:span>He <text:span text:style-name="T829">slapped</text:span> Conner on the shoulder and pumped his hand. <text:s/>“What are you doing in town?”</text:p>
      <text:p text:style-name="P1318"/>
      <text:p text:style-name="P1318">“Hey, Cody. <text:s/>I had to come in to hit Smith's and pick up a few things.”</text:p>
      <text:p text:style-name="P1318"><text:soft-page-break/></text:p>
      <text:p text:style-name="P1319">Cody nodded, but his gaze moved to Emma and <text:span text:style-name="T830">he waited patiently for an introduction.</text:span></text:p>
      <text:p text:style-name="P1319"/>
      <text:p text:style-name="P1319">“Oh, and I brought Vickie<text:span text:style-name="T831">'s daughter, Emmaline, with me. <text:s/>Emmaline this is Cody Eriksson. <text:s/>He's got a place north of town.”</text:span></text:p>
      <text:p text:style-name="P1318"/>
      <text:p text:style-name="P1318">On closer inspection, Emma realized that he wasn't as rotund <text:span text:style-name="T832">as she first thought</text:span>. <text:s/><text:span text:style-name="T833">Cody</text:span> was simply <text:span text:style-name="T832">big. <text:s/>Maybe massive was a better word</text:span>. <text:s/><text:span text:style-name="T832">Although he was only a few inches taller than Conner, he seemed to tower over Emma. <text:s/></text:span>His neck broadened out from a wide jaw to heavily muscled shoulders and beefy arms. <text:s/><text:span text:style-name="T834">A tan cotton shirt covered a wide chest, and f</text:span>aded jeans stretched over powerful thighs.</text:p>
      <text:p text:style-name="P1318"/>
      <text:p text:style-name="P1318">When he extended his hand, Emma was half afraid <text:span text:style-name="T835">she</text:span> would be swallowed up. <text:s/><text:span text:style-name="T835">She hesitated, imagining him toppling over and crushing her like a cartoon mouse. <text:s/>Her</text:span> tentatively offered hand was met with a surprisingly dainty finger squeeze <text:span text:style-name="T835">and a perceptive wink. <text:s/>She couldn't help the snort of laughter that escaped her. <text:s/></text:span></text:p>
      <text:p text:style-name="P1318"/>
      <text:p text:style-name="P1320"><text:span text:style-name="T836">“</text:span>I'm <text:span text:style-name="T1578">glad</text:span> to meet you, Cody. <text:s/><text:span text:style-name="T837">Please, call me Emma.</text:span>”</text:p>
      <text:p text:style-name="P1318"/>
      <text:p text:style-name="P1318">“<text:span text:style-name="T838">The pleasure is all mine, Emma</text:span>. <text:s/>Any friend of Conn's, you know.” he beamed.</text:p>
      <text:p text:style-name="P1318"/>
      <text:p text:style-name="P1320">She smiled up at him. <text:s/>“I'm sorry to <text:span text:style-name="T830">leave so soon</text:span>, but I have an appointment. <text:s/>I'll see you later, Conner. <text:s/>Bye.”</text:p>
      <text:p text:style-name="P1321"/>
      <text:p text:style-name="P1321">The two men watched as she crossed the street and headed toward the courthouse steps. <text:s/>Cody turned to his friend with a delighted grin <text:span text:style-name="T839">creasing</text:span> his broad face. <text:s/>Conner flinched even before Cody's fist <text:span text:style-name="T830">slammed into</text:span> his arm. <text:s/>He gave his friend a rueful shake of <text:span text:style-name="T840">the</text:span> head and muttered “Don't start.”</text:p>
      <text:p text:style-name="P1318"><text:soft-page-break/></text:p>
      <text:p text:style-name="P1298"/>
      <text:p text:style-name="P1283"><text:span text:style-name="T2">C</text:span>onner sat on a park bench in the square, <text:span text:style-name="T841">with his long legs stretched out in front of him, one foot bouncing anxiously</text:span>. <text:s/>He had lost count of the number of times he'd checked his watch. <text:s/>He'd <text:span text:style-name="T842">eventually</text:span> folded his arms, <text:span text:style-name="T1579">tucking his wrist under to hide it from view.</text:span></text:p>
      <text:p text:style-name="P1283"/>
      <text:p text:style-name="P1283">The door finally opened and Emma stepped out on the sidewalk, followed closely by a tall man in dress <text:span text:style-name="T843">slacks</text:span> and a jacket. <text:s/>Even from this distance, Conner was sure the man was admiring <text:span text:style-name="T844">her</text:span> <text:span text:style-name="T1579">rounded backside</text:span>. <text:s/>He stood quickly and started crossing the street.</text:p>
      <text:p text:style-name="P1283"/>
      <text:p text:style-name="P1283">He stared intently at the man as he approached, hoping his <text:span text:style-name="T845">expression</text:span> was sufficiently <text:span text:style-name="T846">hostile</text:span>. <text:s/>This couldn't possibly be <text:span text:style-name="T845">the same boy Conner remembered from school</text:span>. <text:s/>The <text:span text:style-name="T845">dark</text:span> blond hair was short and neatly styled, accentuating <text:span text:style-name="T843">a</text:span> lean tanned face. <text:s/>He wasn't wearing glasses, and his gray eyes were smiling down at Emma with <text:span text:style-name="T847">entirely </text:span>too much familiarity. <text:s/></text:p>
      <text:p text:style-name="P1283"/>
      <text:p text:style-name="P1283">The man<text:span text:style-name="T847">'s eyes flicked toward him, then re</text:span>turned to Emma. <text:s/><text:span text:style-name="T848">The implied dismissal rankled. <text:s/>Conner's stride lengthened and his glare became darker. <text:s/>The next look he received from Emma's companion was longer and more assessing</text:span>.</text:p>
      <text:p text:style-name="P1283"/>
      <text:p text:style-name="P1283"><text:span text:style-name="T1579">She</text:span> <text:span text:style-name="T849">turned her head to see what had drawn Wayne's attention, and </text:span>smiled broadly when she saw <text:span text:style-name="T850">Conner. <text:s/>The happiness that lit her face made him feel a little smug, if not sorry for the other man. <text:s/></text:span>She pivoted<text:span text:style-name="T851"> to greet him</text:span>.</text:p>
      <text:p text:style-name="P1283"/>
      <text:p text:style-name="P1283">“<text:span text:style-name="T1579">Hey, </text:span>Conner. <text:s/>Do you remember <text:span text:style-name="T768">Wayne?”</text:span></text:p>
      <text:p text:style-name="P1283"/>
      <text:p text:style-name="P1322">Conner took the offered hand and gave it a crushing shake. <text:s/>“Good to see you, Wayne.”</text:p>
      <text:p text:style-name="P1322"/>
      <text:p text:style-name="P1322"><text:soft-page-break/><text:span text:style-name="T852">Wayne</text:span> looked disconcerted <text:span text:style-name="T853">now</text:span>. <text:s/>“Uh, thanks. <text:s/>Good to see you too. <text:s/>It's been a long time.” <text:s/><text:span text:style-name="T852">His bemused gaze bounced to Emma and then back to Conner. <text:s/></text:span></text:p>
      <text:p text:style-name="P1322"/>
      <text:p text:style-name="P1323">Conner shifted his weight so that he moved a little closer to her. <text:s/>“Yes, it has. <text:s/>I've been running the ranch and we don't get into town much. <text:s/>How'<text:span text:style-name="T854">ve you been</text:span>?”</text:p>
      <text:p text:style-name="P1322"/>
      <text:p text:style-name="P1322">Conner <text:span text:style-name="T843">saw</text:span> frown lines <text:span text:style-name="T855">appear </text:span>between Emma's eyes as she watched him. <text:s/><text:span text:style-name="T854">He was probably going to pay for this later. <text:s/>He rocked back on his heels and leaned to the left, bringing him even closer to her. <text:s/>His left arm twitched ever so slightly. <text:s/>Wayne's eyes pounced on the motion.</text:span></text:p>
      <text:p text:style-name="P1322"/>
      <text:p text:style-name="P1324">“Good, thanks.” <text:s/><text:span text:style-name="T856">He met Conner's eye. <text:s/>“Busy, as always. <text:s/>I just bought Carl Ford's place over on Elm and Nevada. <text:s/>You know that big colonial, right?”</text:span></text:p>
      <text:p text:style-name="P1324"/>
      <text:p text:style-name="P1325"><text:span text:style-name="T856">C</text:span>onner forced a smile. <text:s/>“Sure, <text:span text:style-name="T857">old</text:span> place. <text:s/><text:span text:style-name="T858">I remember playing there when we were kids. <text:s/></text:span>That's great. <text:s/><text:span text:style-name="T859">Good for you.</text:span>” <text:s/>He <text:span text:style-name="T860">placed his hand under Emma's elbow, </text:span>and caught the curious look she tossed him.</text:p>
      <text:p text:style-name="P1322"/>
      <text:p text:style-name="P1324">“Well, it was good seeing you. <text:s/>Take care. <text:s/>Come on, <text:span text:style-name="T1631">h</text:span>oney, let's go get that pie.”</text:p>
      <text:p text:style-name="P1322"/>
      <text:p text:style-name="P1326">Emma opened her mouth to protest, but Conner began leading her away. <text:s/>She narrowed her eyes a<text:span text:style-name="T861">t him, but he paid no attention</text:span>. <text:s/>She couldn't very well make a scene here <text:span text:style-name="T861">in the middle of town and he knew it. <text:s/>She pulled back long enough to send a smile over her shoulder to Wayne. <text:s/>“Thanks again. <text:s/>I'll see you in two weeks!”</text:span></text:p>
      <text:p text:style-name="P1326"/>
      <text:p text:style-name="P1327">Conner continued dragging her toward the cafe. <text:s/>“<text:span text:style-name="T698">Two weeks</text:span>?”</text:p>
      <text:p text:style-name="P1327"/>
      <text:p text:style-name="P1328"><text:span text:style-name="T843">Her voice dripped with sarcasm</text:span>. <text:s/>“Yes, <text:span text:style-name="T155">h</text:span><text:span text:style-name="T149">oney. <text:s/></text:span><text:span text:style-name="T407">I'm </text:span><text:soft-page-break/><text:span text:style-name="T407">meeting Wayne </text:span><text:span text:style-name="T409">again to have another meeting about progress. <text:s/></text:span><text:span text:style-name="T438">A</text:span><text:span text:style-name="T407">nd </text:span><text:span text:style-name="T410">l</text:span><text:span text:style-name="T407">unch.”</text:span></text:p>
      <text:p text:style-name="P1663"/>
      <text:p text:style-name="P1664">He <text:span text:style-name="T853">lost all</text:span> interest in pie, <text:span text:style-name="T1579">as though an invisible hand had slammed into his midsection. What the hell did that mean? <text:s/>Did she have a date?</text:span></text:p>
      <text:p text:style-name="P1664"/>
      <text:p text:style-name="P1664">“Are you fixing lunch for him too?” </text:p>
      <text:p text:style-name="P1664"/>
      <text:p text:style-name="P1329"><text:span text:style-name="T441">He grimaced from the sour taste in his mouth and his own transparency</text:span><text:span text:style-name="T407">. <text:s/></text:span><text:span text:style-name="T441">He sounded like a jealous man. <text:s/></text:span><text:span text:style-name="T407">They were </text:span><text:span text:style-name="T438">only </text:span><text:span text:style-name="T407">steps away from the cafe, but she pulled back on his arm and stopped. <text:s/></text:span><text:span text:style-name="T411">He</text:span><text:span text:style-name="T412">r</text:span><text:span text:style-name="T411"> voice </text:span><text:span text:style-name="T412">lowered</text:span><text:span text:style-name="T411">.</text:span></text:p>
      <text:p text:style-name="P1664"/>
      <text:p text:style-name="P1664">“No, I thought it would be a good opportunity to check out the competition.” <text:s/>She nodded toward the door.</text:p>
      <text:p text:style-name="P1664"/>
      <text:p text:style-name="P1330"><text:span text:style-name="T438">It was silly, he knew. <text:s/>The spike of pleasure he felt knowing “And lunch” wasn't anything personal. <text:s/>His feelings mu</text:span><text:span text:style-name="T407">st have shown. <text:s/></text:span><text:span text:style-name="T413">Her eyebrows rose.</text:span></text:p>
      <text:p text:style-name="P1665"/>
      <text:p text:style-name="P1330"><text:span text:style-name="T407">“</text:span><text:span text:style-name="T414">Is the food here that good?”</text:span></text:p>
      <text:p text:style-name="P1666"/>
      <text:p text:style-name="P1330"><text:span text:style-name="T414">“</text:span><text:span text:style-name="T415">N</text:span><text:span text:style-name="T416">o</text:span><text:span text:style-name="T415">. </text:span><text:span text:style-name="T442">N</text:span><text:span text:style-name="T415">o. <text:s/>Well, yes, it is good. <text:s/>I was just thinking </text:span><text:span text:style-name="T416">that the tiffin box will still be free that day. <text:s/>Even if you aren't.” <text:s/></text:span><text:span text:style-name="T413">He </text:span><text:span text:style-name="T438">grinned and o</text:span><text:span text:style-name="T413">pened the door for her.</text:span></text:p>
      <text:p text:style-name="P1667"/>
      <text:p text:style-name="P900"><text:span text:style-name="T407"><text:tab/>As Emma glanced around the Cafe she wondered if it had been remodeled in a retro style or if the decor was original. <text:s/>Immediately inside the door was a glass display case filled with pies and cakes. <text:s/>A </text:span><text:span text:style-name="T417">length</text:span><text:span text:style-name="T407"> of counter </text:span><text:span text:style-name="T417">stretched out</text:span><text:span text:style-name="T407"> </text:span><text:span text:style-name="T417">from there</text:span><text:span text:style-name="T407">, red leather </text:span><text:span text:style-name="T418">bar</text:span><text:span text:style-name="T407"> stools marching in a neat line </text:span><text:span text:style-name="T418">below the stainless steel edge</text:span><text:span text:style-name="T407">. <text:s/>A row of high backed booths, </text:span><text:span text:style-name="T419">also in red leather,</text:span><text:span text:style-name="T407"> lined the left wall. <text:s/></text:span><text:span text:style-name="T418">Several square topped tables were scattered across the shiny white and black tile floor.</text:span></text:p>
      <text:p text:style-name="P1008"/>
      <text:p text:style-name="P900"><text:span text:style-name="T418"><text:tab/></text:span><text:span text:style-name="T419">She looked up at Conner and asked “Counter?” <text:s/></text:span><text:soft-page-break/><text:span text:style-name="T419">When he nodded she moved to a stool near the middle and climbed up. <text:s/>She swiveled back and forth for a moment the way she always had since she'd first gone to a diner as a child. <text:s/></text:span></text:p>
      <text:p text:style-name="P1009"/>
      <text:p text:style-name="P1009"><text:tab/>A dark haired woman came out through the kitchen door, her arms loaded with plates of thick sandwiches and golden french fries. <text:s/>She smiled at them as she passed. <text:s/>“Hey, Conn. <text:s/>I'll be with you in just a sec.”</text:p>
      <text:p text:style-name="P1009"/>
      <text:p text:style-name="P900"><text:span text:style-name="T419"><text:tab/>Emma watched as she delivered the food to a family in the back booth, and pulled bottles of ketchup and mustard from the deep pockets of her apron. <text:s/></text:span><text:span text:style-name="T420">Her dowdy uniform was at odds with the smooth face and trim silhouette. <text:s/>Emma would guess her to </text:span><text:span text:style-name="T442">be </text:span><text:span text:style-name="T420">in her mid-thirties, </text:span><text:span text:style-name="T439">but it was difficult to tell</text:span><text:span text:style-name="T420">. <text:s/></text:span><text:span text:style-name="T419"><text:s text:c="2"/></text:span></text:p>
      <text:p text:style-name="P1010"/>
      <text:p text:style-name="P900"><text:span text:style-name="T420"><text:tab/></text:span><text:span text:style-name="T419">Emma turned back to face Conner, </text:span><text:span text:style-name="T421">as</text:span><text:span text:style-name="T419"> the woman slid behind the counter. <text:s/></text:span><text:span text:style-name="T420">S</text:span><text:span text:style-name="T422">he gave Emma a curious look, but directed her greeting to Conner. <text:s/>“Good to see you, Conn. <text:s/>It's been a while. <text:s/>Are you going to be eating?”</text:span></text:p>
      <text:p text:style-name="P1011"/>
      <text:p text:style-name="P900"><text:span text:style-name="T422"><text:tab/>He gestured toward Emma with one hand as he righted the thick coffee cup in front of him with the other. <text:s/>“This is Emmaline, Vickie Thompson's daughter. <text:s/>She lured me in here with the promise of coffee and pie. <text:s/>Emmaline, meet </text:span><text:span text:style-name="T423">Kathy </text:span><text:span text:style-name="T424">Hunter, owner of this fine establishment and baker of the best cherry pie in the state.”</text:span></text:p>
      <text:p text:style-name="P1012"/>
      <text:p text:style-name="P900"><text:span text:style-name="T424"><text:tab/>Kathy held up the coffee pot in silent invitation to Emma, who declined with a smile. <text:s/>“</text:span><text:span text:style-name="T425">Nice to meet you, Kathy. <text:s/>If it's not too much trouble, </text:span><text:span text:style-name="T424">I'll have hot tea, please.”</text:span></text:p>
      <text:p text:style-name="P1012"/>
      <text:p text:style-name="P900"><text:span text:style-name="T424"><text:tab/></text:span><text:span text:style-name="T425">“No trouble at all.” she replied, pouring a st</text:span><text:span text:style-name="T426">r</text:span><text:span text:style-name="T425">eam of </text:span><text:span text:style-name="T427">dark</text:span><text:span text:style-name="T425"> coffee into Conner's cup. <text:s/>She replaced the pot, </text:span><text:span text:style-name="T426">retrieved a ceramic</text:span><text:span text:style-name="T425"> teapot from under the counter </text:span><text:span text:style-name="T440">and</text:span><text:span text:style-name="T425"> </text:span><text:span text:style-name="T426">filled it with </text:span><text:span text:style-name="T425">hot water. <text:s/>She set a small basket of teas before Emma </text:span><text:span text:style-name="T440">for her selection</text:span><text:span text:style-name="T425">.</text:span></text:p>
      <text:p text:style-name="P1013"><text:soft-page-break/></text:p>
      <text:p text:style-name="P1013"><text:tab/>“So are you each having pie, or getting a slice to share?”</text:p>
      <text:p text:style-name="P1013"/>
      <text:p text:style-name="P900"><text:span text:style-name="T425"><text:tab/>Emma dropped the tea bag into the steaming water, closed the lid </text:span><text:span text:style-name="T428">on the pot and her</text:span><text:span text:style-name="T421"> smile.</text:span><text:span text:style-name="T425"> <text:s/></text:span><text:span text:style-name="T421">Conner had snatched up his knife and fork and </text:span><text:span text:style-name="T429">clenched them in his </text:span><text:span text:style-name="T421">fists. <text:s text:c="2"/></text:span><text:span text:style-name="T429">She shook her head and looked pointedly at the </text:span><text:span text:style-name="T430">upended</text:span><text:span text:style-name="T429"> utensils. <text:s/>“I think I'd better have my own if I want to get a chance to taste </text:span><text:span text:style-name="T431">your cherry pie</text:span><text:span text:style-name="T429">.” </text:span></text:p>
      <text:p text:style-name="P1014"/>
      <text:p text:style-name="P900"><text:span text:style-name="T429"><text:tab/></text:span><text:span text:style-name="T432">Conner chuckled. <text:s/>“You got that right. <text:s/>Plus, my </text:span><text:span text:style-name="T433">chauffeur</text:span><text:span text:style-name="T432"> services are worth more than a half </text:span><text:span text:style-name="T434">piece. <text:s/>The usual, Kathy. <text:s/>Thanks.</text:span><text:span text:style-name="T432">”</text:span></text:p>
      <text:p text:style-name="P1015"/>
      <text:p text:style-name="P1015"><text:tab/>A moment later Kathy slid the plates in front of them. <text:s/>Emma's eyes widened. <text:s/>“Wow! <text:s/>That's beautiful.”</text:p>
      <text:p text:style-name="P1015"/>
      <text:p text:style-name="P1015"><text:tab/>Sparkling sugar crystals dotted the flaky brown crust that <text:span text:style-name="T862">f</text:span>loat<text:span text:style-name="T862">ed</text:span> above several inches of rich red cherry filling. <text:s/>Emma swept a finger through the gleaming ruby syrup that oozed onto the plate, and licked her fingertip. <text:s/>She gaped at Conner, who smirked back. <text:s/>“Told ya.” </text:p>
      <text:p text:style-name="P1015"/>
      <text:p text:style-name="P1015"><text:tab/><text:span text:style-name="T862">It was only when he sunk his fork into the wedge on his plate that Emma noticed the layers of apples and caramel filling. <text:s/></text:span></text:p>
      <text:p text:style-name="P1015"/>
      <text:p text:style-name="P1016"><text:tab/>“Hey! <text:s/>Your 'usual' is apple? <text:s/>I thought you said <text:span text:style-name="T863">this is the </text:span>best cherry pie in the state.”</text:p>
      <text:p text:style-name="P1015"/>
      <text:p text:style-name="P1016"><text:tab/>Conner glanced <text:span text:style-name="T864">over</text:span> at her plate as he chewed. <text:s/>He took a sip of coffee and wiped his mouth. <text:s/>“It is. <text:s/>I <text:span text:style-name="T863">forgot to</text:span> mention she also makes the best apple pie too. <text:s/>This way we can have some of both.”</text:p>
      <text:p text:style-name="P1015"/>
      <text:p text:style-name="P901"><text:span text:style-name="T407"><text:tab/></text:span><text:span text:style-name="T430">Emma </text:span><text:span text:style-name="T435">closed her eyes and made a wish </text:span><text:span text:style-name="T436">before sinking her fork into the point and scooping </text:span><text:span text:style-name="T435">up a mouthful of </text:span><text:soft-page-break/><text:span text:style-name="T436">the dessert</text:span><text:span text:style-name="T435">. <text:s/>It was the perfect blend of tart fruit and sweet gooey filling. <text:s/>The crust melted in her mouth.</text:span></text:p>
      <text:p text:style-name="P1017"/>
      <text:p text:style-name="P1017"><text:tab/>She smiled at Conner, then reached her fork toward his plate to spear a <text:span text:style-name="T865">forkful of</text:span> apple slices. <text:s/>“I like the way you think, Conn.”</text:p>
      <text:p text:style-name="P1026">Chapter <text:span text:style-name="T1580">11</text:span></text:p>
      <text:p text:style-name="P1331"/>
      <text:p text:style-name="P1332"><text:span text:style-name="T2">E</text:span>mma sucked in her bottom lip <text:span text:style-name="T1590">and released it slowly, letting her teeth glide over the tender surface. </text:span></text:p>
      <text:p text:style-name="P1332"/>
      <text:p text:style-name="P1332">“Conner.” She whispered, <text:span text:style-name="T1584">her voice low and husky</text:span>.</text:p>
      <text:p text:style-name="P1332"/>
      <text:p text:style-name="P1332">“Hmmmmm?”</text:p>
      <text:p text:style-name="P1332"/>
      <text:p text:style-name="P1332">“Say it.”</text:p>
      <text:p text:style-name="P1332"/>
      <text:p text:style-name="P1332">“Say what?”</text:p>
      <text:p text:style-name="P1332"/>
      <text:p text:style-name="P1332">“You know. <text:s/>Those three little words every woman wants to hear after a wonderful night like this.”</text:p>
      <text:p text:style-name="P1332"/>
      <text:p text:style-name="P1332">“Didn't I just say it last night?”</text:p>
      <text:p text:style-name="P1332"/>
      <text:p text:style-name="P1332">“Yes.” <text:s/>She pressed a hand to the base of her throat and <text:span text:style-name="T1584">focused her gaze on</text:span> his mouth. <text:s text:c="2"/>“Please, <text:span text:style-name="T1584">please, please</text:span>. <text:s/>Come on.” <text:s/><text:span text:style-name="T1584">She leaned closer</text:span>. <text:s/>“<text:span text:style-name="T1584">You know what I want to hear.” <text:s/>Her lips parted expectantly. </text:span></text:p>
      <text:p text:style-name="P1332"/>
      <text:p text:style-name="P1333">He shifted, bringing his face closer to hers. <text:s/>The scents of sandalwood and alfalfa tickled her nose. <text:s/>She watched intently as his mouth formed the words.</text:p>
      <text:p text:style-name="P1332"/>
      <text:p text:style-name="P1332">“I'll. <text:s/>Wash. <text:s/>Up.”</text:p>
      <text:p text:style-name="P1332"/>
      <text:p text:style-name="P1332">She let her eyes flutter shut <text:span text:style-name="T1584">with a sigh</text:span>. <text:s/>“Oh. <text:s/>That was even better than last night.” <text:s/></text:p>
      <text:p text:style-name="P1332"/>
      <text:p text:style-name="P1332">“<text:span text:style-name="T1596">You know, technically that's four words.”</text:span></text:p>
      <text:p text:style-name="P1332"/>
      <text:p text:style-name="P1332">She opened her eyes and grinned <text:span text:style-name="T1585">with delight, her eyes sparkling like cut emeralds</text:span>. <text:s/>“<text:span text:style-name="T1597">I'm not picky about the exact phrasing.”</text:span></text:p>
      <text:p text:style-name="P1332"/>
      <text:p text:style-name="P1334"><text:soft-page-break/></text:p>
      <text:p text:style-name="P1335">He really didn't mind washing dishes and Emma's smile made it worthwhile. <text:s/>She deserved it. <text:s/>In the last few weeks he'd seen how hard she worked <text:span text:style-name="T1590">on the restaurant</text:span>, and it amazed him. <text:s/>How was it possible that lean little body could <text:span text:style-name="T1590">hold such reserves of energy</text:span>? <text:s/>There were evenings he had to struggle to stay awake at the dinner table, while she bounced from task to task.</text:p>
      <text:p text:style-name="P1335"/>
      <text:p text:style-name="P1335">In the past two days alone she'd repainted the kitchen, <text:span text:style-name="T1586">upgraded the baseboard heating system</text:span> and <text:span text:style-name="T1586">removed the old bathroom fixtures in preparation for the contractors she'd scheduled to complete the remodel. <text:s/>He had a hard time keeping up with her. <text:s/></text:span></text:p>
      <text:p text:style-name="P1335"/>
      <text:p text:style-name="P1336">He <text:span text:style-name="T1587">stood up, rotating a sore shoulder and feeling the pleasant stretch of tight muscles in his back and arms. <text:s/>Too bad he couldn't submerge himself in the sink along with the dishes.</text:span></text:p>
      <text:p text:style-name="P1336"/>
      <text:p text:style-name="P1337">“Why don't you go relax in the living room while I clean up?” <text:s/>He stacked Nell's plate on top of his own and reached for Emma's. <text:s/>“I'll take care of this.”</text:p>
      <text:p text:style-name="P1336"/>
      <text:p text:style-name="P1337">As she stood, Emma laid a hand on his arm, her fingers coming to rest on the inside of his forearm just below the crook of his elbow. <text:s/>He couldn't tell if the heartbeat he felt in response was hers <text:span text:style-name="T1590">or his own</text:span>.</text:p>
      <text:p text:style-name="P1336"/>
      <text:p text:style-name="P1336">“<text:span text:style-name="T1587">Thank you, Conn.” <text:s/>Her smile was even warmer than the fingertips that burned against his skin.</text:span></text:p>
      <text:p text:style-name="P1336"/>
      <text:p text:style-name="P1338">“You're welcome.” <text:s/><text:span text:style-name="T1597">He smiled back.</text:span></text:p>
      <text:p text:style-name="P1338"/>
      <text:p text:style-name="P1338">He carried the dishes to the sink, their weight a poor substitute for her touch. <text:s/>We watched her reflection in the darkened kitchen window as she left the room, hesitating in the doorway to glance back. <text:s/>He couldn't read the <text:soft-page-break/><text:span text:style-name="T1588">expression on the ghostly image in the glass. <text:s/>At least the radio and the running water would drown out the sudden quiet of the empty room.</text:span></text:p>
      <text:p text:style-name="P1338"/>
      <text:p text:style-name="P1339">Emma glanced back at the door as she settled herself in the overstuffed chair. <text:s/>It hadn't felt right leaving Conner. <text:s/>She'd gotten used to working side-by-side with him lately, and <text:span text:style-name="T1597">this felt like abandonment</text:span>. <text:s/></text:p>
      <text:p text:style-name="P1340"/>
      <text:p text:style-name="P1340"><text:span text:style-name="T1588">She glanced at Nell, who reclined on the flowered couch, an afghan</text:span> <text:span text:style-name="T1590">spread across her feet</text:span>. <text:s/><text:span text:style-name="T1588">She </text:span>tucked <text:span text:style-name="T1588">her feet </text:span>up next to her <text:span text:style-name="T1588">and wrapped her fingers around the cup of tea</text:span>. <text:s/><text:span text:style-name="T866">The only sound in the room was the quiet ticking of the mantle clock, and the low music and rattle of dishes from the kitchen. <text:s/>Nell chuckled at the sound.</text:span></text:p>
      <text:p text:style-name="P1340"/>
      <text:p text:style-name="P1340">“<text:span text:style-name="T1589">I never thought I'd see the day Conn got sweet talked into housework, Emma. <text:s/>And you didn't even half try. <text:s/>I can't imagine what he'd do if you did.”</text:span></text:p>
      <text:p text:style-name="P1340"/>
      <text:p text:style-name="P1334">Emma smiled. <text:s/>“<text:span text:style-name="T1589">He couldn't do more than he already does. <text:s/>I don't know what I'd do without his help. <text:s/>I wouldn't be ready for the meeting tomorrow, I know that.”</text:span></text:p>
      <text:p text:style-name="P1334"/>
      <text:p text:style-name="P1341">“I think you'd manage.”</text:p>
      <text:p text:style-name="P1341"/>
      <text:p text:style-name="P1341">Emma<text:span text:style-name="T1590">'s rested her head against the back of the chair. <text:s/>The truth was she didn't want to manage by herself any more. <text:s/>She wondered how Nell did it. <text:s/>Of course, Conner kept his aunt from being alone after her husband's death, but there was mutual independence underlying the relationship with her nephew. <text:s/>She supposed that's why they each had their own space.</text:span></text:p>
      <text:p text:style-name="P1341"/>
      <text:p text:style-name="P1342">She thought of his cottage, neatly tucked into a cluster of trees, <text:span text:style-name="T1597">balanced on</text:span> the side of the hill. <text:s/>It always looked a little lonely to her. <text:s/><text:span text:style-name="T1595">Was that why it had never been Nell and Pete's home?</text:span></text:p>
      <text:p text:style-name="P1334"><text:soft-page-break/></text:p>
      <text:p text:style-name="P1334">“<text:span text:style-name="T1591">Can I ask you question, Nell?”</text:span></text:p>
      <text:p text:style-name="P1334"/>
      <text:p text:style-name="P1334">“<text:span text:style-name="T1591">Sure.”</text:span></text:p>
      <text:p text:style-name="P1334"/>
      <text:p text:style-name="P1334">“<text:span text:style-name="T1591">I was just thinking. <text:s/>Why did you and Pete fix up the old barn to live in? <text:s/>Why not the cottage? <text:s/>Conner's place now?”</text:span></text:p>
      <text:p text:style-name="P1334"/>
      <text:p text:style-name="P1334">“We didn't own that land <text:span text:style-name="T1592">at the time</text:span>. <text:s/>It was the Evans place back then. <text:s/>We didn't buy in until after old man Evans died. <text:s/>It was a narrow little <text:span text:style-name="T1598">piece</text:span> of land that bordered ours. <text:s/><text:span text:style-name="T1598">Too small to run cattle on really. <text:s/>No</text:span>ne of his kids wanted it and they offered to let us buy it. <text:s/>The house was just a bonus.”</text:p>
      <text:p text:style-name="P1340"/>
      <text:p text:style-name="P1343">“<text:span text:style-name="T1598">So Pete decided to fix up the old barn to live in? <text:s/>W</text:span>hat was <text:span text:style-name="T1598">that like</text:span>?” she asked curiously.</text:p>
      <text:p text:style-name="P1331"/>
      <text:p text:style-name="P1344">Nell leaned her head back on a cushion and smiled. <text:s/>“<text:span text:style-name="T867">We were so young, i</text:span>t was like a game to us. <text:s/>Playing house. The only real furniture we had was a bed and a<text:span text:style-name="T868">n old</text:span> kitchen table that his mother gave us. <text:s/>We used crates and boxes for everything else. <text:s/>I'm sure if I could go back now I'd be <text:span text:style-name="T869">miserable</text:span>, but I loved every minute of it. <text:s/>I was <text:span text:style-name="T870">even </text:span>a little sad when this house was finished and we moved.”</text:p>
      <text:p text:style-name="P1331"/>
      <text:p text:style-name="P902"><text:tab/><text:span text:style-name="T870">Emma nodded. <text:s/>“I know what you mean. <text:s/>When Bella and I used to travel as students we stayed in a lot of rat-holes. <text:s/>I probably couldn't even sleep in those places now, but back then it was part of the fun.”</text:span></text:p>
      <text:p text:style-name="P902"/>
      <text:p text:style-name="P903"><text:tab/>Nell raised a hand and ran her fingers through her thick hair, pulling it back off her forehead. <text:s/>In the soft light she looked much younger. <text:s/>Emma could easily imagine her living like a gypsy in <text:span text:style-name="T1599">a</text:span> cow shed <text:span text:style-name="T1599">while they plastered and painted</text:span>. <text:s/></text:p>
      <text:p text:style-name="P902"/>
      <text:p text:style-name="P903"><text:soft-page-break/><text:tab/>“How did you and Pete meet?”</text:p>
      <text:p text:style-name="P902"/>
      <text:p text:style-name="P903"><text:tab/>“Back in high school. <text:s/>I was a cheerleader. <text:s/>Can you imagine?” <text:s/>She stared up at the ceiling with a <text:span text:style-name="T1600">soft</text:span> smile. <text:s/>“Pete's brother Tim, Conn's dad, was the quarterback. <text:s/>He introduced me to Pete <text:span text:style-name="T868">after</text:span> a game. <text:s/>I was crazy about him from the first day. <text:s/><text:span text:style-name="T1593">The proverbial thunderbolt.</text:span>” <text:s/></text:p>
      <text:p text:style-name="P903"/>
      <text:p text:style-name="P903"><text:tab/><text:span text:style-name="T1594">She looked over at Emma. <text:s/>“He would have liked you.”</text:span></text:p>
      <text:p text:style-name="P903"/>
      <text:p text:style-name="P903"><text:tab/>“<text:span text:style-name="T1594">I wish I'd met him. <text:s/>I'd like to thank him for making all this possible.”</text:span></text:p>
      <text:p text:style-name="P903"/>
      <text:p text:style-name="P903"><text:tab/><text:span text:style-name="T1594">Nell's eyes glittered. <text:s/>“He would have loved the thought of it. <text:s/>A place capable of housing livestock, and people, and vegetables, and fine dining.” <text:s/>She laughed. <text:s/>“Not at the same time, of course.”</text:span></text:p>
      <text:p text:style-name="P903"/>
      <text:p text:style-name="P903"><text:tab/><text:span text:style-name="T1595">Emma smirked. <text:s/>“Wait until you've had a taste of running a restaurant. <text:s/>It will feel like that at times.”</text:span></text:p>
      <text:p text:style-name="P903"/>
      <text:p text:style-name="P904"><text:tab/>“I can't wait.” <text:s/></text:p>
      <text:p text:style-name="P904"/>
      <text:p text:style-name="P904"><text:tab/><text:span text:style-name="T1601">Their conversation was interrupted by a sharp clang and wobbly ringing from the kitchen. <text:s/>It was a familiar sound to Emma. <text:s/>Metal bowls hit the floor all the time in a kitchen. <text:s/></text:span></text:p>
      <text:p text:style-name="P904"/>
      <text:p text:style-name="P904"><text:tab/>“<text:span text:style-name="T1601">Need any help?” she called.</text:span></text:p>
      <text:p text:style-name="P904"/>
      <text:p text:style-name="P904"><text:tab/>“<text:span text:style-name="T1601">Nope. <text:s/>One got away from me. <text:s/>I got her cornered now.”</text:span></text:p>
      <text:p text:style-name="P904"/>
      <text:p text:style-name="P904"><text:tab/><text:span text:style-name="T1601">Nell sat up and stretched her arms over her head with a theatrical yawn. <text:s/>“Well. <text:s/>I think I'll turn in early. <text:s/>There's a book I've been meaning to start.” <text:s/>She winked. <text:s/>“Have a good night.”</text:span></text:p>
      <text:p text:style-name="P904"><text:tab/></text:p>
      <text:p text:style-name="P904"><text:soft-page-break/><text:tab/><text:span text:style-name="T1602">“Night, Nell.”</text:span></text:p>
      <text:p text:style-name="P904"/>
      <text:p text:style-name="P904"><text:tab/><text:span text:style-name="T1603">She picked up her cup and made her way to the kitchen. <text:s/>As she walked in, she wrinkled her nose at the country song pouring from the radio. <text:s/></text:span></text:p>
      <text:p text:style-name="P904"/>
      <text:p text:style-name="P905"><text:tab/>“I guess I should have asked if you wanted to listen to something good before I left you alone.”</text:p>
      <text:p text:style-name="P1334"/>
      <text:p text:style-name="P1334">“<text:span text:style-name="T1603">What do you mean? <text:s/>This is good music.” <text:s/>He handed her a dish towel as she finished rinsing out her cup. <text:s text:c="2"/>“It's better than that jazz crap you listen to.</text:span>”</text:p>
      <text:p text:style-name="P1334"/>
      <text:p text:style-name="P1334">“<text:span text:style-name="T1603">It's not Jazz. <text:s/>It's R&amp;B and blues.” <text:s/>She dried her hands and laid the folded towel on the counter. <text:s/>“</text:span>You can't even dance to <text:span text:style-name="T1603">this stuff</text:span>.”</text:p>
      <text:p text:style-name="P1334"/>
      <text:p text:style-name="P1334">“You can. <text:s/>You just need to know how.” <text:s/>He shook his head at the dismissive noise she made. <text:s/>“Come here. <text:s/>I'll show you.”</text:p>
      <text:p text:style-name="P1334"/>
      <text:p text:style-name="P1334"><text:span text:style-name="T1604">Eying him suspiciously, s</text:span>he moved closer, setting her left hand on the edge of his shoulder and raising her right for him to hold. <text:s/><text:span text:style-name="T1605">His eyes crinkled as his mouth pulled up on one side.</text:span></text:p>
      <text:p text:style-name="P1334"/>
      <text:p text:style-name="P1334">“This isn't grade school, Emmaline.”</text:p>
      <text:p text:style-name="P1334"/>
      <text:p text:style-name="P1334">He <text:span text:style-name="T1606">reached up and </text:span>slid her left hand along his shoulder until it came to rest against the warmth of his neck, then placed her right hand on the other side. <text:s/>His hands <text:span text:style-name="T1583">brushed lightly along her arms and down her back, pulling her close. <text:s/></text:span></text:p>
      <text:p text:style-name="P1334"/>
      <text:p text:style-name="P1345">He began to move, his left arm low across her back, his right hand splayed along her hip. <text:s/>She didn't know what to do with her feet. <text:s/>Her arms felt stiff and heavy, her hands dangling from the wrists uselessly.</text:p>
      <text:p text:style-name="P1334"><text:soft-page-break/></text:p>
      <text:p text:style-name="P1334">“<text:span text:style-name="T1606">Just relax. <text:s/>Pretend you're at a honky-tonk.”</text:span></text:p>
      <text:p text:style-name="P1334"/>
      <text:p text:style-name="P1345">She felt the light pressure of his hand, the shift of his weight, and took one hesitant sliding step.</text:p>
      <text:p text:style-name="P1334"/>
      <text:p text:style-name="P1334">“<text:span text:style-name="T1606">Easy for you to say.” <text:s/>She muttered.</text:span></text:p>
      <text:p text:style-name="P1334"/>
      <text:p text:style-name="P1345">“Take a breath.” <text:s/>His voice rumbled.</text:p>
      <text:p text:style-name="P1345"/>
      <text:p text:style-name="P1345">She drew in a deep <text:span text:style-name="T1608">lungful of air</text:span> and exhaled. <text:s/>Swayed a little more. <text:s/>On the next <text:span text:style-name="T1608">breath</text:span> she fit a little closer, he<text:span text:style-name="T1607">r fingers touching his collar as her arms softened. <text:s/>She quit listening to the music and let herself simply feel. <text:s/>She touched the back of his neck, sliding her fingers through silky hair.</text:span></text:p>
      <text:p text:style-name="P1345"/>
      <text:p text:style-name="P1346">His arm tightened. <text:s/>His chin brushed against <text:span text:style-name="T1672">her temple</text:span>.</text:p>
      <text:p text:style-name="P1346"/>
      <text:p text:style-name="P1346">“That's better.” <text:s/>His warm breath stroked her hair.</text:p>
      <text:p text:style-name="P1346"/>
      <text:p text:style-name="P1347">With a little shiver she tipped her head forward to rest on his chest. <text:s/>It had been a long time since she'd danced. <text:s/>With Nate, or any man for that matter. <text:s/>Who would have thought she'd find herself dancing with this one. <text:s/>He was full of surprises.</text:p>
      <text:p text:style-name="P1347"/>
      <text:p text:style-name="P1347">The song faded into a commercial break for the local feed store. <text:s text:c="2"/>She bit her lip and looked up as they stopped moving. </text:p>
      <text:p text:style-name="P1347"/>
      <text:p text:style-name="P1347">“I don't suppose Ranch-Way has a catchy jingle, do they?”</text:p>
      <text:p text:style-name="P1347"/>
      <text:p text:style-name="P1347">There was no trace of crinkles or dimples in his face <text:span text:style-name="T1611">now</text:span>. <text:s/>Only an unexpected intensity in his brown eyes. <text:s/>Eyes that looked deeply into hers before dropping to rest on her <text:soft-page-break/>mouth. <text:s/></text:p>
      <text:p text:style-name="P1348"/>
      <text:p text:style-name="P1348">She felt her tongue, unbidden, move in slow motion to touch the corner of her lip. <text:s/>She froze.</text:p>
      <text:p text:style-name="P1347"><text:s/></text:p>
      <text:p text:style-name="P1348">He swallowed once, twice, and stepped back. <text:s/>He seemed to take all of her body heat with him. <text:s/></text:p>
      <text:p text:style-name="P1345"/>
      <text:p text:style-name="P1334">“<text:span text:style-name="T1610">Probably just as well. <text:s/>I don't want to shock a young lady in my aunt's kitchen.”</text:span></text:p>
      <text:p text:style-name="P1334"/>
      <text:p text:style-name="P1349">“<text:span text:style-name="T1609">Shock</text:span>? <text:s/>I don't understand.”</text:p>
      <text:p text:style-name="P1349"/>
      <text:p text:style-name="P1349">“If you pressed yourself any closer, Emmaline, you would. <text:s/>My belt buckle wouldn't be the only thing poking you.”</text:p>
      <text:p text:style-name="P1349"/>
      <text:p text:style-name="P1349">“<text:span text:style-name="T1609">Oh.” She felt her face burn, and peeped up at him through her lashes. <text:s/>“Well, thanks. <text:s/>For the dance, I mean.”</text:span></text:p>
      <text:p text:style-name="P1349"/>
      <text:p text:style-name="P1350">“My pleasure.”</text:p>
      <text:p text:style-name="P1349"/>
      <text:p text:style-name="P1350">She opened her mouth to comment, then snapped it shut. <text:s/>There was nothing she could say that wouldn't embarrass herself any more. <text:s text:c="2"/></text:p>
      <text:p text:style-name="P1349"/>
      <text:p text:style-name="P1349">“<text:span text:style-name="T1613">I guess I'll turn in. <text:s/>Busy day tomorrow and all that.” <text:s/></text:span></text:p>
      <text:p text:style-name="P1349"/>
      <text:p text:style-name="P1350">She took several steps toward the porch before she realized she was heading in the wrong direction. <text:s/>With a sheepish look, she turned around, trying to look unaffected. <text:s/>“Good-night, Conn.”</text:p>
      <text:p text:style-name="P1349"/>
      <text:p text:style-name="P1349">“<text:span text:style-name="T1613">Emmaline?” <text:s/>He waited until she looked at him. <text:s/>From the dimples and laugh lines, it was obvious Conner wasn't the least bit uncomfortable. <text:s/>Horrible man. <text:s/>“Pleasant dreams.” <text:s/>The sound of his throaty chuckle followed her out of the room.</text:span></text:p>
      <text:p text:style-name="P906"><text:soft-page-break/></text:p>
      <text:p text:style-name="P1331"><text:span text:style-name="T10">T</text:span><text:span text:style-name="T871">he next morning, it took Emma </text:span>longer than normal <text:span text:style-name="T1612">to get</text:span> ready. <text:span text:style-name="T872"><text:s/>After a long hot shower, she dressed in her best jeans and a fitted purple top. <text:s/>She pulled her hair back into a twisted knot at the nape of her neck. <text:s/>No doubt she'd have to redo it as the day wore on, but the style was flattering and easy.</text:span></text:p>
      <text:p text:style-name="P1331"/>
      <text:p text:style-name="P1351">She tried to ignore the fact that her hands shook as she applied mascara and a touch of lip <text:span text:style-name="T873">color</text:span>. <text:s/>The buzz of excitement from the previous evening was still with her. <text:s/>She had worried that she wouldn't be able to sleep, but had fallen into dreamless <text:span text:style-name="T873">peace</text:span> almost as soon as her head hit the pillow. <text:s/></text:p>
      <text:p text:style-name="P1352"/>
      <text:p text:style-name="P1353">As she ran a <text:span text:style-name="T874">soft </text:span>powder <text:span text:style-name="T874">brush</text:span> over her face she noted with satisfaction that there were no circles under her eyes. <text:s/><text:span text:style-name="T874">The powder did nothing to conceal the scattering of freckles on her cheeks, but she'd given up trying to disguise them years ago. <text:s/>She was surprised to notice her previously pale face had a hint of color. <text:s/>Pinkish beige was definitely better than the pinkish white of the previous months.</text:span></text:p>
      <text:p text:style-name="P1353"/>
      <text:p text:style-name="P1353">She wandered downstairs and found Nell in the kitchen bent over <text:span text:style-name="T875">a pad </text:span>of paper. <text:s/><text:span text:style-name="T876">There were a jumble of colored pencils strewn across the table. <text:s/>Emma fixed a cup of tea and toast and joined her at the table.</text:span></text:p>
      <text:p text:style-name="P1353"/>
      <text:p text:style-name="P1354">“<text:span text:style-name="T876">So what are you up to this</text:span> morning?” </text:p>
      <text:p text:style-name="P1353"/>
      <text:p text:style-name="P1355">Nell <text:span text:style-name="T876">looked up from her work and </text:span>tipped her head to the side. <text:s/>“<text:span text:style-name="T876">I thought I'd take a shot at a new sign for the restaurant.”</text:span></text:p>
      <text:p text:style-name="P1355"/>
      <text:p text:style-name="P1356">After chewing on her lip for a moment, she pushed <text:span text:style-name="T877">the pad</text:span> across the table. <text:s/><text:span text:style-name="T878">The first few sheets were simple designs with bold borders and “SWEET CORNer” written in the middle. <text:s/>A few others included oversized ears of corn or </text:span><text:soft-page-break/><text:span text:style-name="T878">other vegetables. <text:s/>Emma continued to flip through pages filled with sketches of still lifes, portraits and abstract images. <text:s/></text:span></text:p>
      <text:p text:style-name="P1356"/>
      <text:p text:style-name="P1357">Emma paused on one that featured a surprised looking chicken. <text:s text:c="2"/>She giggled.</text:p>
      <text:p text:style-name="P1356"/>
      <text:p text:style-name="P1357">“<text:span text:style-name="T873">What's funny</text:span>?” Nell asked <text:span text:style-name="T879">stretching her neck up to try to get a better view.</text:span></text:p>
      <text:p text:style-name="P1356"/>
      <text:p text:style-name="P1357">Emma giggled again. <text:s/>“I'm sorry. <text:s/>I'm not laughing at your drawing. <text:s/>Well, I am … but not your <text:span text:style-name="T880">talent, just the subject</text:span>. <text:s/>Why'd you <text:span text:style-name="T881">draw</text:span> <text:span text:style-name="T1632">a chicken</text:span>?”</text:p>
      <text:p text:style-name="P1357"/>
      <text:p text:style-name="P1357">“Years ago we sort of ended up with a pet chicken. <text:s/>She was supposed to be Sunday dinner, but she got away from me. <text:s/>Well, to be honest, she outsmarted me. <text:s/><text:span text:style-name="T882">I swear she counted her flock mates disappearing and knew when her time was up. <text:s/>Every time I'd go to get her she'd swim out to the middle of the pond. <text:s/>I got so mad. <text:s/>I made Pete go after her in a rowboat. <text:s/>The darn thing flew into the boat, hopped up on his lap and started purring. <text:s/>Purring! <text:s/>Pete, the softy, declared a pardon and insisted she live a long life. Well, long for a chicken.”</text:span></text:p>
      <text:p text:style-name="P1357"/>
      <text:p text:style-name="P1358">Emma looked again at the chicken in the drawing and grinned back at it.</text:p>
      <text:p text:style-name="P1357"/>
      <text:p text:style-name="P1358">“After that when Pete would see her in the yard he'd run toward her shouting 'I'm gonna getcha!' <text:s/>She'd squawk and <text:span text:style-name="T880">flap</text:span> around <text:span text:style-name="T880">in</text:span> a circle with this funny expression on her face.” <text:s/>Nell smiled fondly at the memory.</text:p>
      <text:p text:style-name="P1357"/>
      <text:p text:style-name="P1358">“Nell, this is perfect. <text:s/>I love it. <text:s/>It's eye-catching and it's got a great story to go with it.”</text:p>
      <text:p text:style-name="P1358"/>
      <text:p text:style-name="P1358">“<text:span text:style-name="T883">You mean … have her on the sign?”</text:span></text:p>
      <text:p text:style-name="P1358"/>
      <text:p text:style-name="P1359"><text:soft-page-break/>“Yeah, what do you think?”</text:p>
      <text:p text:style-name="P1358"/>
      <text:p text:style-name="P1358"><text:span text:style-name="T883">“Pete would love it. <text:s/>I wouldn't have thought of it, but it's a great idea. </text:span>You really like it?”</text:p>
      <text:p text:style-name="P1358"/>
      <text:p text:style-name="P1358">“<text:span text:style-name="T883">I do. <text:s/>If you tell me what colors, I'll pick up the paints and stuff while I'm in town.”</text:span></text:p>
      <text:p text:style-name="P1360"/>
      <text:p text:style-name="P1360"><text:span text:style-name="T883">Nell</text:span> stood up. <text:s/>“I'll get started on it as soon as you get back.”</text:p>
      <text:p text:style-name="P1360"/>
      <text:p text:style-name="P907"/>
      <text:p text:style-name="P1361"><text:span text:style-name="T2">E</text:span>mma was looking forward to ordering lunch<text:span text:style-name="T884">. <text:s/>By the time she walked into Wayne's office, the toast she'd had for breakfast was a vague memory. <text:s/>While they talked about local ordinances and inspection procedures Emma pressed an arm to her stomach to muffle the growling sounds. <text:s/>She was relieved when he suggested they finish their discussion at the cafe.</text:span></text:p>
      <text:p text:style-name="P1361"/>
      <text:p text:style-name="P1362">Wayne was clearly a frequent visitor at the <text:span text:style-name="T1633">cafe </text:span>and headed immediately to <text:span text:style-name="T885">the </text:span>back wall. <text:s/>As <text:span text:style-name="T886">they</text:span> <text:span text:style-name="T885">slid into the booth</text:span> a tall, gangly teenager <text:span text:style-name="T886">appeared with a water pitcher to fill up their glasse</text:span>s. <text:s/></text:p>
      <text:p text:style-name="P1362"/>
      <text:p text:style-name="P1362">“<text:span text:style-name="T887">Hi Mr. Carver. <text:s/>Mom will be over in a minute.” <text:s/></text:span></text:p>
      <text:p text:style-name="P1362"/>
      <text:p text:style-name="P1363">“Thanks, <text:span text:style-name="T888">Zack</text:span>.”</text:p>
      <text:p text:style-name="P1362"/>
      <text:p text:style-name="P1363">The boy <text:span text:style-name="T889">studied</text:span> Emma out of the corner of his eye as he filled her glass. <text:s/>When she smiled and thanked him his ears reddened <text:span text:style-name="T890">and water sloshed over the edge of the glass he held</text:span>. <text:s/>He offered a lopsided smile <text:span text:style-name="T890">and carefully set the glass back on the table before drifting away.</text:span></text:p>
      <text:p text:style-name="P1363"/>
      <text:p text:style-name="P1364">“<text:span text:style-name="T891">Kathy doesn't look old enough to have a son that age.”</text:span></text:p>
      <text:p text:style-name="P1364"/>
      <text:p text:style-name="P1365"><text:soft-page-break/>Wayne was staring down at the menu. <text:s/>“Yeah, she married young.”</text:p>
      <text:p text:style-name="P1364"/>
      <text:p text:style-name="P1365">When he didn't elaborate, Emma asked “What do you recommend? <text:s/>I haven't eaten here before. <text:s/>Well, other than a piece of pie.”</text:p>
      <text:p text:style-name="P1364"/>
      <text:p text:style-name="P1366">“Honestly everything's good. <text:s/>I eat here a lot. <text:s/>Probably too much.” He patted his stomach for emphasis. <text:s/>He glanced up and winked over the booth's high back. <text:s/>It occurred to Emma that he had chosen this booth to have an open view of the entire restaurant. <text:s/></text:p>
      <text:p text:style-name="P1366"/>
      <text:p text:style-name="P1367">“Hi Wayne. <text:s/>I'm sorry I couldn't get over here sooner. <text:s/>The kitchen just told me they were low on potatoes. <text:s/>How are you? <text:s/>Did you-”</text:p>
      <text:p text:style-name="P1366"/>
      <text:p text:style-name="P1368"><text:span text:style-name="T892">W</text:span>ayne cleared his throat and looked across the table at Emma to draw Kathy's attention. <text:s/><text:span text:style-name="T893">Her eyes widened a little when she saw Emma, before her eyebrows slammed down.</text:span></text:p>
      <text:p text:style-name="P1368"/>
      <text:p text:style-name="P1369">“Oh. <text:s/>I didn't see you there. <text:s/>Back again?” </text:p>
      <text:p text:style-name="P1368"/>
      <text:p text:style-name="P1370"><text:span text:style-name="T893">E</text:span>mma <text:span text:style-name="T894">was surprised by the</text:span> curt welcome. <text:s/><text:span text:style-name="T894">Then again, it was</text:span> the busiest time of day <text:span text:style-name="T895">for the restaurant</text:span>. <text:s/>She forced herself to smile. <text:s/>“I jumped at the chance when Wayne suggested we have lunch here.” <text:s/></text:p>
      <text:p text:style-name="P1366"/>
      <text:p text:style-name="P1371">Kathy glanced at Wayne <text:span text:style-name="T895">and then quickly down at the pad in her hand. <text:s/>“Have you had time to decide what you'd like?”</text:span></text:p>
      <text:p text:style-name="P1371"/>
      <text:p text:style-name="P1372">Emma pursed her lips. <text:s/>She hadn't even look<text:span text:style-name="T1614">ed</text:span> at the menu, but she suspected Kathy would be less than pleased to have to return.</text:p>
      <text:p text:style-name="P1372"/>
      <text:p text:style-name="P1372">“I'll have the club with fries, and an ice tea.” </text:p>
      <text:p text:style-name="P1372"><text:soft-page-break/></text:p>
      <text:p text:style-name="P1372">Kathy scribbled a note and walk<text:span text:style-name="T896">ed</text:span> away without another word. <text:s/>Emma started to raise a hand to catch her attention, then looked across the table to Wayne's amused <text:span text:style-name="T896">expression</text:span>.</text:p>
      <text:p text:style-name="P1372"/>
      <text:p text:style-name="P1372">“It's Friday. <text:s/>I always have the French Dip on Fridays. <text:s/>Now, let <text:span text:style-name="T897">me tell you some more about the </text:span>inspection <text:span text:style-name="T1634">process here</text:span>. <text:s/><text:span text:style-name="T1634">I'm sure we're less formal than in the city.</text:span>”</text:p>
      <text:p text:style-name="P1373"/>
      <text:p text:style-name="P1373"><text:span text:style-name="T897">He somehow managed to make the dry topic almost riveting, his speech peppered with touches of humor, his hands moving constantly. <text:s/>It didn't hurt her own enthusiasm that he was attractive. <text:s/>As he counted off the points of the first inspection, she noticed there was no ring on his left hand. <text:s/>When he ended his story with a pun about relishing a good mustard sauce she laughed a little longer than the joke warranted</text:span>.</text:p>
      <text:p text:style-name="P1373"/>
      <text:p text:style-name="P1374">Kathy appeared at her elbow at the same time she crumpled up the paper napkin and dropped it on her plate.</text:p>
      <text:p text:style-name="P1374"/>
      <text:p text:style-name="P1374">“How was everything?” She asked, <text:span text:style-name="T1615">her tone still cool</text:span>. <text:s/></text:p>
      <text:p text:style-name="P1374"/>
      <text:p text:style-name="P1374">From the moment they'd walked in, Kathy's attitude had been definitely chillier than <text:span text:style-name="T1615">on her previous visit</text:span>. <text:s/>Emma wracked her brain, but was unable to think of anything she'd said or done to cause offense.</text:p>
      <text:p text:style-name="P1374"/>
      <text:p text:style-name="P1374">“It was great, thanks Kathy. <text:s/><text:span text:style-name="T898">I really like that garlic mayo you use.” <text:s/>She offered a smile, but Kathy was studying the man across the table.</text:span></text:p>
      <text:p text:style-name="P1374"/>
      <text:p text:style-name="P1375">“How about you, Wayne. <text:s/>You want anything else?” <text:s/><text:span text:style-name="T899">Her</text:span> tone <text:span text:style-name="T899">was challenging</text:span>.</text:p>
      <text:p text:style-name="P1374"/>
      <text:p text:style-name="P1375">Wayne gave her a contented, <text:span text:style-name="T899">almost sleepy,</text:span> smile. <text:s/>“No thanks, Kathy. <text:s/>I'm happy as-is.”</text:p>
      <text:p text:style-name="P1375"><text:soft-page-break/></text:p>
      <text:p text:style-name="P1375">Kathy <text:span text:style-name="T900">blew out a breath and slapped the bill down on the table. <text:s/>Wayne reached for it, but his eyes followed her retreat to the kitchen. <text:s/>Emma grabbed the edge of the paper and slid it back toward her side. <text:s/></text:span></text:p>
      <text:p text:style-name="P1375"/>
      <text:p text:style-name="P1376">When his hand touched the empty surface he frowned and finally looked down at the table, mystified by the disappearance. <text:s/>He only looked at Emma when she said “My treat”. <text:s text:c="2"/></text:p>
      <text:p text:style-name="P1375"/>
      <text:p text:style-name="P1376">Emma pulled out her wallet and decided on the immediacy of cash over credit card. <text:s/>She counted out enough bills to leave a good tip without the need for Kathy to return change.</text:p>
      <text:p text:style-name="P1375"/>
      <text:p text:style-name="P1377"><text:span text:style-name="T899">S</text:span>he gave Wayne a narrow-eyed look. <text:s/>“Did you tell Kathy why we were meeting?”</text:p>
      <text:p text:style-name="P1377"/>
      <text:p text:style-name="P1377">He looked surprised. <text:s/>“No. <text:s/>I <text:span text:style-name="T901">don't discuss business, especially competitive business</text:span>.”</text:p>
      <text:p text:style-name="P1377"/>
      <text:p text:style-name="P1377">Emma raised an eye-brow. <text:s/>“Maybe you should have.” <text:s/></text:p>
      <text:p text:style-name="P1377"/>
      <text:p text:style-name="P1377">She glanced over to <text:span text:style-name="T901">where Kathy was directing her son toward a recently emptied table. <text:s/>While the owner wasn't actually looking in their direction, there was no doubt that they were being watched. <text:s/>Zack began clearing the table as Kathy collected the bill. <text:s/>She did not, however, make a move toward the cash register. <text:s/>Emma wondered how long she would remain there watching her son.</text:span></text:p>
      <text:p text:style-name="P1377"/>
      <text:p text:style-name="P1378">“Well, Wayne, thanks again for your time.” She made sure her voice carried as she moved to the edge of the booth. <text:s/>As soon as they were on their feet she shook his hand and added “You've been really helpful. <text:s/>I'll be in touch about the inspection.”</text:p>
      <text:p text:style-name="P1377"><text:soft-page-break/></text:p>
      <text:p text:style-name="P1379"><text:span text:style-name="T901">S</text:span>he gave Kathy, who was definitely looking now, a friendly wave and headed toward the door.<text:span text:style-name="T902"><text:line-break/><text:line-break/><text:tab/>Emma blinked as they stepped outside. Either the sunshine or her outlook had gotten brighter in the last hour. <text:s/>She fished around in her bag for sunglasses. <text:s/>She always felt uncomfortable talking with someone from behind the barrier of dark lenses. <text:s/>Still, it was better than squinting fiercely at him. </text:span></text:p>
      <text:p text:style-name="P1375"/>
      <text:p text:style-name="P1380">“Can I walk you back to your office?” she asked, <text:span text:style-name="T903">looking</text:span> up at Wayne <text:span text:style-name="T903">over the top of her glasses</text:span>.</text:p>
      <text:p text:style-name="P1375"/>
      <text:p text:style-name="P1381"><text:span text:style-name="T1635">His attention was centered back on </text:span>the cafe door. <text:s/>“Um, no thanks. <text:s/>I think I forgot <text:span text:style-name="T903">my sunglasses</text:span>. <text:s/><text:span text:style-name="T904">Give me a call if you have any questions.</text:span>” <text:s/><text:span text:style-name="T904">He ducked back inside before Emma could point out the earpiece dangling from the top of his jacket pocket.</text:span></text:p>
      <text:p text:style-name="P1382"/>
      <text:p text:style-name="P1352"/>
      <text:p text:style-name="P1025">Chapter 12</text:p>
      <text:p text:style-name="P908"/>
      <text:p text:style-name="P1383"><text:span text:style-name="T2">T</text:span>he sun streamed through the windshield a<text:span text:style-name="T905">s she drove out of town</text:span>. <text:s/>She <text:span text:style-name="T1638">cranked up the radio,</text:span> rolled down the window, <text:span text:style-name="T906">stuck out her hand and played in the warm wind</text:span>. <text:s/><text:span text:style-name="T1638">She serenaded the countryside with the type of volume and fervor only attempted by people alone in their cars. <text:s/>Passing motorists might have thought her crazy. <text:s/>She didn't care. <text:s/></text:span></text:p>
      <text:p text:style-name="P1384"/>
      <text:p text:style-name="P1385">By the time her first destination came in sight, she felt like a kid on the first day of summer vacation. <text:s/>The truck rolled up a paved driveway that led to a small blue house and several sheds neatly aligned behind it. <text:s/>She took a moment to look around while she raised her arms above her head and stretched. <text:s/></text:p>
      <text:p text:style-name="P1383"/>
      <text:p text:style-name="P1386">She was debating which shed to try first when she heard a voice behind her.</text:p>
      <text:p text:style-name="P1383"/>
      <text:p text:style-name="P1386">“Good morning. <text:s/>Can I help you?”</text:p>
      <text:p text:style-name="P1383"/>
      <text:p text:style-name="P1386">A young woman, dressed in <text:span text:style-name="T907">worn </text:span>overhauls, was approaching from the house. <text:s/>Emma gave her a <text:span text:style-name="T908">friendly nod</text:span>.</text:p>
      <text:p text:style-name="P1383"/>
      <text:p text:style-name="P1386">“Good morning! <text:s/>I saw your sign down by the road and thought I'd stop by to see what you've got.”</text:p>
      <text:p text:style-name="P1383"/>
      <text:p text:style-name="P1386">The woman <text:span text:style-name="T909">studied her curiously</text:span>. <text:s/>“I'll be happy to show you around. <text:s/>The shop's over here.” <text:s/>She pointed at the closest shed. <text:s/>“I'm Kate, by the way. <text:s/><text:span text:style-name="T909">Have we met before?</text:span>”</text:p>
      <text:p text:style-name="P1386"/>
      <text:p text:style-name="P1386">“Emma Bartlett. <text:s/>I'm Vickie <text:span text:style-name="T910">Thompson's daughter.” <text:s/>She followed Kate toward a door brightly painted with a field of goats and a cheese wheel sun.</text:span></text:p>
      <text:p text:style-name="P1386"/>
      <text:p text:style-name="P1387"><text:soft-page-break/>“Oh, <text:span text:style-name="T909">that explains it. <text:s/>You looked so much like her, I thought I knew you. <text:s/></text:span>Are you staying with your mom?”</text:p>
      <text:p text:style-name="P1386"/>
      <text:p text:style-name="P1387">“Actually, no. <text:s/>I moved in with Nell Mitchell.” <text:s/></text:p>
      <text:p text:style-name="P1386"/>
      <text:p text:style-name="P1388">Her nostrils were assailed with the pungent <text:span text:style-name="T1636">odors</text:span> of cheese. <text:s/><text:span text:style-name="T911">The smells no doubt coming from the </text:span>two tall cooler units along the back wall. <text:s/>Kate moved behind a small counter <text:span text:style-name="T912">that held</text:span> an old fashion cash register and a black lock box with “pay here” painted on the side. <text:s/>Emma inhaled deeply.</text:p>
      <text:p text:style-name="P1386"/>
      <text:p text:style-name="P1388">“It smells great in here!”</text:p>
      <text:p text:style-name="P1386"/>
      <text:p text:style-name="P1388">Kate laughed. <text:s/>“Better than the goats do. <text:s/>Did Nell send you? <text:s/>How's she doing?”</text:p>
      <text:p text:style-name="P1388"/>
      <text:p text:style-name="P1388">Emma placed her hand on the edge of the counter and cocked her hip to lean her weight against it.</text:p>
      <text:p text:style-name="P1388"/>
      <text:p text:style-name="P1388">“<text:span text:style-name="T913">Good. <text:s/>She's been a big help getting me settled in here. <text:s/>Actually, I saw your sign last week on my way into town with Conner. <text:s/>I asked him about your shop, but he was a little vague.” <text:s/>She rolled her eyes. <text:s/>“Men.”</text:span></text:p>
      <text:p text:style-name="P1388"/>
      <text:p text:style-name="P1388"><text:span text:style-name="T914">Kate laughed and leaned her forearms on the counter. <text:s/></text:span><text:s/>“<text:span text:style-name="T915">Right? <text:s/>We've been here 10 years, and my husband still refers to one of our neighbor as 'the guy with the yellow truck'.”</text:span></text:p>
      <text:p text:style-name="P1388"/>
      <text:p text:style-name="P1388">“<text:span text:style-name="T916">I have to ask … with a name like Alissi … are you Italian?”</text:span></text:p>
      <text:p text:style-name="P1389"/>
      <text:p text:style-name="P1388">“<text:span text:style-name="T917">My husband's grandparents came here from a town in Sicily I think. <text:s/>He and his parents were raised here on the next farm over. <text:s/>I guess that's where he got hooked on goats. <text:s/>He only had three when we first got married.” <text:s/>She waved a hand around. <text:s/>“You can see how that turned out.”</text:span></text:p>
      <text:p text:style-name="P1388"><text:soft-page-break/></text:p>
      <text:p text:style-name="P1389">“Whos<text:span text:style-name="T1636">e</text:span> idea was it to start making cheese?”</text:p>
      <text:p text:style-name="P1388"/>
      <text:p text:style-name="P1389">“Mine. <text:s/>I decided if he was going to keep expanding his goat empire we needed a way to make it pay. “</text:p>
      <text:p text:style-name="P1388"/>
      <text:p text:style-name="P1390">Emma straightened up and moved toward the coolers. <text:s/>“Well, it looks like you've been successful.” <text:s/></text:p>
      <text:p text:style-name="P1388"/>
      <text:p text:style-name="P1391">“Would you like to try <text:span text:style-name="T918">some</text:span>?” <text:s/>At Emma's nod, <text:span text:style-name="T919">s</text:span>he pulled out a small plate with various slices and small wedges of cheese and placed it on the counter. <text:s/>“We currently have brie, an aged chevre and a white cheddar.”</text:p>
      <text:p text:style-name="P1388"/>
      <text:p text:style-name="P1391">Emma sampled each one, asking Kate questions about their production and <text:span text:style-name="T920">aging process. <text:s/>She bought two of each. <text:s/></text:span></text:p>
      <text:p text:style-name="P1391"/>
      <text:p text:style-name="P1392">“Don't tell anyone, but the reason I moved in with Nell is that we're thinking of starting a restaurant. <text:s/>We're leaning toward rustic Italian food.” <text:s/>She looked pointedly at Kate. <text:s/>“The kind with good meats and quality cheese.”</text:p>
      <text:p text:style-name="P1392"><text:s text:c="2"/></text:p>
      <text:p text:style-name="P1393">The hands moving the cheeses into a white bag <text:span text:style-name="T921">paused</text:span>, and she looked up at Emma. <text:s/>“Oh yeah?”</text:p>
      <text:p text:style-name="P1393"/>
      <text:p text:style-name="P1394">“Yeah. <text:s/>I wanted to stop in to introduce myself and get a <text:span text:style-name="T922">feel</text:span> for your operation. <text:s/>Your cheeses are better than what I <text:span text:style-name="T923">was</text:span> buy<text:span text:style-name="T923">ing</text:span> in the city.”</text:p>
      <text:p text:style-name="P1394"/>
      <text:p text:style-name="P1394">Kate <text:span text:style-name="T924">pulled a </text:span>business card <text:span text:style-name="T829">out of the cash register and tucked it </text:span>in with the cheeses. <text:s/>“Thank you. <text:s/>I'm <text:span text:style-name="T925">glad you like them</text:span>.”</text:p>
      <text:p text:style-name="P1394"/>
      <text:p text:style-name="P1394">“I'll keep in touch. <text:s/>If things go well, we may be talking with you about regular orders.”</text:p>
      <text:p text:style-name="P1391"/>
      <text:p text:style-name="P1392">Kate handed her the bag and smiled. <text:s/>“<text:span text:style-name="T926">That would </text:span><text:soft-page-break/><text:span text:style-name="T926">be great. <text:s/>We have all those mouths to feed, so we'd definitely be interested. <text:s/>Let me know if you ever want a tour, too.”</text:span></text:p>
      <text:p text:style-name="P1392"/>
      <text:p text:style-name="P1395">“Thanks. <text:span text:style-name="T927">I will. <text:s/></text:span>I'm going to head over to check out the place up the road that sells honey.”</text:p>
      <text:p text:style-name="P1395"/>
      <text:p text:style-name="P1395">“The Timmers? <text:s/>They've got really <text:span text:style-name="T928">rich</text:span> honey. <text:s/>I love it. <text:s/><text:span text:style-name="T929">Helen</text:span> makes soaps and lotions, too. <text:s/>You'll probably find her in her workshop out back.”</text:p>
      <text:p text:style-name="P1395"/>
      <text:p text:style-name="P1395">“Thanks <text:span text:style-name="T930">again</text:span>, Kate. <text:s/>Enjoy the day!”</text:p>
      <text:p text:style-name="P1395"/>
      <text:p text:style-name="P1395">As she climbed into the truck, Emma could see Kate through the window of the shop. <text:s/>She was already on the phone.</text:p>
      <text:p text:style-name="P1395"/>
      <text:p text:style-name="P1396"><text:span text:style-name="T1616">W</text:span>hoever had painted the Timmer's place <text:span text:style-name="T931">certainly </text:span>liked bright colors. <text:s/>The daisy yellow house and surrounding buildings were trimmed in equally <text:span text:style-name="T931">vibrant</text:span> purples and aqua blue. <text:s/></text:p>
      <text:p text:style-name="P1396"/>
      <text:p text:style-name="P1397">In addition to the multicolor trim, the work shed behind the garage sported large cartoon bees flying over a border of flowers and vegetable gardens. <text:s/>A sign on the <text:span text:style-name="T932">door read “Yes! <text:s/>We Bee Open!”</text:span></text:p>
      <text:p text:style-name="P1397"/>
      <text:p text:style-name="P1398"><text:span text:style-name="T933">Emma</text:span> heard the familiar chime of the brass bell overhead <text:span text:style-name="T933">as she entered</text:span>. <text:s/>In contrast to the outside, the interior was almost shockingly <text:span text:style-name="T934">austere</text:span>. <text:s/>The concrete floor was surrounded by <text:span text:style-name="T935">blank</text:span> white walls <text:span text:style-name="T933">and</text:span> wire shelving <text:span text:style-name="T936">crowded with items.</text:span></text:p>
      <text:p text:style-name="P1398"/>
      <text:p text:style-name="P1399">She was holding a large jar of <text:span text:style-name="T937">dark</text:span> honey up to the light when Helen Timmer rushed in. <text:s/>Her frizzy black hair, flushed cheeks and <text:span text:style-name="T938">unevenly buttoned sweater</text:span> gave her a harried look. <text:s/></text:p>
      <text:p text:style-name="P1399"/>
      <text:p text:style-name="P1399"><text:soft-page-break/>“<text:span text:style-name="T939">Sorry to keep you waiting! I was ...”</text:span></text:p>
      <text:p text:style-name="P1399"/>
      <text:p text:style-name="P909"><text:tab/>“Moooommmm!” <text:s/><text:span text:style-name="T940">The</text:span> wail <text:span text:style-name="T940">came </text:span>from <text:span text:style-name="T940">a</text:span> back room. <text:s/>Helen rolled her eyes and gave Emma an exasperated smile. <text:s/></text:p>
      <text:p text:style-name="P910"/>
      <text:p text:style-name="P909"><text:tab/>“Sorry. <text:s/>I'll be right back.”</text:p>
      <text:p text:style-name="P910"/>
      <text:p text:style-name="P909"><text:tab/>Emma waved her hand. <text:s/>“Take your time. <text:s/>I'll look around.”</text:p>
      <text:p text:style-name="P910"/>
      <text:p text:style-name="P909"><text:tab/>Helen disappeared through the door, leaving it gaping open behind her. <text:s/>Emma explored the assortment of soaps and skin creams on the next rack listen<text:span text:style-name="T941">ing</text:span> to the conversation being carried on in the back room<text:span text:style-name="T942">.</text:span></text:p>
      <text:p text:style-name="P910"/>
      <text:p text:style-name="P909"><text:tab/>“<text:span text:style-name="T943">Bobby's putting the labels on wrong!”<text:line-break/><text:line-break/><text:tab/>“No I'm not!”</text:span></text:p>
      <text:p text:style-name="P909"/>
      <text:p text:style-name="P911"><text:tab/>“Lucy, these bars are round. <text:s/>There's no way for your brother to put the labels on the wrong way.”</text:p>
      <text:p text:style-name="P909"/>
      <text:p text:style-name="P911"><text:tab/>“But he puts them on sideways instead of facing him.”</text:p>
      <text:p text:style-name="P909"/>
      <text:p text:style-name="P911"><text:tab/>After a few more minutes of negotiation, Helen reappeared muttering “Puts on them sideways … should be on a t-shirt for sibling rivalry.”</text:p>
      <text:p text:style-name="P909"/>
      <text:p text:style-name="P911"><text:tab/>Emma smiled. <text:s/>“How old are they?”</text:p>
      <text:p text:style-name="P909"/>
      <text:p text:style-name="P911"><text:tab/>Helen sighed. <text:s/>“<text:span text:style-name="T943">Lucy is 6, and Bobby's four</text:span>. <text:s/>Sometimes I'm not sure if they're immature, insane or have an intellect that's simply beyond me.”</text:p>
      <text:p text:style-name="P911"/>
      <text:p text:style-name="P912"><text:tab/>“<text:span text:style-name="T944">You left out my mother's lament … from another planet.”</text:span></text:p>
      <text:p text:style-name="P912"><text:soft-page-break/></text:p>
      <text:p text:style-name="P913"><text:tab/>Helen laughed. <text:s/>“Do you have kids?”</text:p>
      <text:p text:style-name="P912"/>
      <text:p text:style-name="P913"><text:tab/>“No. <text:s/><text:span text:style-name="T945">I don't</text:span>.” <text:s/><text:span text:style-name="T946">She cleared her throat nervously.</text:span></text:p>
      <text:p text:style-name="P912"/>
      <text:p text:style-name="P913"><text:tab/>“<text:span text:style-name="T946">Don't worry, you have plenty of time.” <text:s/>She glanced at her watch, missing the way Emma's lids drooped. <text:s/>“Anyway, w</text:span>hat can I help you with?”</text:p>
      <text:p text:style-name="P912"/>
      <text:p text:style-name="P913"><text:tab/>“<text:span text:style-name="T937">Is all your honey wildflower or clover?”</text:span></text:p>
      <text:p text:style-name="P913"/>
      <text:p text:style-name="P914"><text:tab/>“<text:span text:style-name="T947">Wildflower</text:span>. <text:s/>In the past few years we've been <text:span text:style-name="T948">adding</text:span> more fall <text:span text:style-name="T948">plants</text:span> to extend the season. <text:s/>Would you like to try <text:span text:style-name="T949">a sample</text:span>?”</text:p>
      <text:p text:style-name="P913"/>
      <text:p text:style-name="P913"><text:span text:style-name="T937"><text:tab/>Emma shook her head. <text:s/>“No need. <text:s/>I can tell from the color it will be good. <text:s/>I'll take two of the larger bottles. <text:s/>Oh, and a dozen of the beeswax furniture polish if you have it.” </text:span><text:tab/></text:p>
      <text:p text:style-name="P913"/>
      <text:p text:style-name="P913"><text:tab/>Emma <text:span text:style-name="T950">asked about the</text:span> other products in the shop. <text:s/>Inhaling the aromas of a floral bar she asked if any local business used the Timmer's soaps.</text:p>
      <text:p text:style-name="P912"/>
      <text:p text:style-name="P913"><text:tab/>Helen looked a little disappointed. <text:s/>“No, I can't really compete with supply houses. <text:s/>Right now it's mostly home use. <text:s/>We do have loyal customers, though.”</text:p>
      <text:p text:style-name="P912"/>
      <text:p text:style-name="P913"><text:tab/>Emma picked out a few more fragrant soaps and added them to the collection of jars and boxes on the counter. <text:s/>“Well, I like the idea of supporting local.” <text:s/>She glanced over to the open door on the back wall as if ensuring secrecy. <text:s/>“I'm thinking of opening a restaurant here. <text:s/>If I do, I'll be interested in carrying your line. <text:s/>Please, though, don't say anything. <text:s/>I don't want word to get out yet.”</text:p>
      <text:p text:style-name="P912"/>
      <text:p text:style-name="P913"><text:tab/>Helen eyes grew <text:span text:style-name="T951">dramatically</text:span> round as she nodded. <text:s/>“Of course. <text:s/>I understand.” <text:s/>She handed Emma the <text:soft-page-break/>purchases and followed her outside to the truck.</text:p>
      <text:p text:style-name="P912"/>
      <text:p text:style-name="P1400">“Where are you off to next?”</text:p>
      <text:p text:style-name="P1400"/>
      <text:p text:style-name="P1400">Emma hid a smile. <text:s/>“I'm going to pick up some fresh eggs and then head home. <text:s/>I've got a lot of kitchen experiments to catch up on.”</text:p>
      <text:p text:style-name="P1400"/>
      <text:p text:style-name="P1400"><text:span text:style-name="T929">“Please tell Lynette Baker I said hello.” Helen</text:span> <text:span text:style-name="T952">said as she </text:span>waved her off, then hurried back in<text:span text:style-name="T952">side</text:span>.</text:p>
      <text:p text:style-name="P1395"/>
      <text:p text:style-name="P1395">Emma wasn't surprised to arrive at the Baker's farm and see an older woman she assumed to be Lynette hovering <text:span text:style-name="T953">outside</text:span>. <text:s/>She <text:span text:style-name="T953">had clearly been keeping one eye on the drive while she fussed over the barren flower boxes framing a screened in porch. <text:s/>Chickens of various sizes and colors strutted around the yard.</text:span></text:p>
      <text:p text:style-name="P1401"/>
      <text:p text:style-name="P1402">Lynette grinned at her. <text:s/>“<text:span text:style-name="T929">Helen</text:span> told me you were coming. <text:s/>I could hardly wait to meet you. <text:s/>Come on in.” <text:s/>She climbed the steps <text:span text:style-name="T954">to</text:span> the screen door <text:span text:style-name="T954">and held it </text:span>open <text:span text:style-name="T955">behind her</text:span>.</text:p>
      <text:p text:style-name="P1402"/>
      <text:p text:style-name="P1403">There was no cash register <text:span text:style-name="T955">t</text:span>his time, but the <text:span text:style-name="T956">ubiquitous</text:span> black lock box graced <text:span text:style-name="T929">a</text:span> folding table by the door. <text:s/><text:span text:style-name="T957">It was accompanied by a small binder with the words “Change over/under” scrawled on the front.</text:span></text:p>
      <text:p text:style-name="P1403"/>
      <text:p text:style-name="P1404"><text:span text:style-name="T958">Noticing the direction of Emma's gaze, L</text:span>ynette <text:span text:style-name="T958">explained. <text:s/>“For our regulars. <text:s/>They write down any time they don't have the correct change. <text:s/>We're on the honor system, but it works for us.”</text:span></text:p>
      <text:p text:style-name="P1404"/>
      <text:p text:style-name="P1405"><text:span text:style-name="T958">E</text:span>mma <text:span text:style-name="T959">opened the old refrigerator and peered in at the rainbow of shell colors. <text:s/>“Oh! <text:s/>They're like jewels!”</text:span></text:p>
      <text:p text:style-name="P1405"/>
      <text:p text:style-name="P1406">“That's what I always say. <text:s/><text:span text:style-name="T960">No need for dyes </text:span>at Easter.” </text:p>
      <text:p text:style-name="P1407"><text:soft-page-break/></text:p>
      <text:p text:style-name="P1407">Emma laughed. <text:s/>“<text:span text:style-name="T961">Now, t</text:span>hat should be on a t-shirt.”</text:p>
      <text:p text:style-name="P1406"/>
      <text:p text:style-name="P1408"><text:span text:style-name="T960">She</text:span> <text:span text:style-name="T960">selected</text:span> a brown egg, held it next to her ear and gave it a little shake. <text:s/></text:p>
      <text:p text:style-name="P1408"/>
      <text:p text:style-name="P1408">Lynette watched approvingly. <text:s/>“<text:span text:style-name="T962">It's good to see someone who knows how to check an egg.”</text:span></text:p>
      <text:p text:style-name="P1408"/>
      <text:p text:style-name="P1408">Emma <text:span text:style-name="T960">sighed. <text:s/>“It's been a long time since I was able to buy farm fresh eggs. <text:s/>I can hardly wait to eat them. <text:s/>Mom refuses to keep poultry these days. <text:s/>Says it's too much trouble.” <text:s/>She pulled out 3 dozen eggs in shades of brown, white and blue, and added cash to the black box.</text:span></text:p>
      <text:p text:style-name="P1408"/>
      <text:p text:style-name="P1407">Lynette raised her eyebrows. <text:s/>“Going to make a lot of omelet<text:span text:style-name="T963">s</text:span>?”</text:p>
      <text:p text:style-name="P1407"/>
      <text:p text:style-name="P1407">“Fresh pasta. <text:s/>Nell and I are testing recipes.”</text:p>
      <text:p text:style-name="P1407"/>
      <text:p text:style-name="P1407">She wasn't surprised when Lynette immediately said “For the restaurant. <text:s/>Sure. <text:s/>Well, you know where to come get fresh eggs any time.”</text:p>
      <text:p text:style-name="P1407"/>
      <text:p text:style-name="P1409">Emma looked out at the <text:span text:style-name="T964">chickens pecking in the dirt of the yard. <text:s/>She pursed her lips thoughtfully. <text:s/>“I don't suppose you raise any fryers, do you?”</text:span></text:p>
      <text:p text:style-name="P1409"/>
      <text:p text:style-name="P1410">“I keep a few going <text:span text:style-name="T965">for us</text:span>. I could expand, if I needed to. <text:s/><text:span text:style-name="T965">Depending on the volume we might need to add coop space. <text:s/>We'd need to plan about 8 weeks for the first flock to reach meat weight.</text:span>”</text:p>
      <text:p text:style-name="P1410"/>
      <text:p text:style-name="P1411">From her speculative expression, Emma knew Lynette was already busy calculating costs and potential profit margins in her head. <text:s/>She didn't know much about raising hens, but trusted Lynette <text:span text:style-name="T1617">did.</text:span></text:p>
      <text:p text:style-name="P1411"/>
      <text:p text:style-name="P1412"><text:soft-page-break/>“Thanks for your time, Lynette. <text:s/>I'll be in touch.”</text:p>
      <text:p text:style-name="P1411"/>
      <text:p text:style-name="P1412">As she added the eggs to her other purchases she felt the hum of satisfaction. <text:s/>This had been a very <text:span text:style-name="T1656">good</text:span> day, indeed.</text:p>
      <text:p text:style-name="P1026">Chapter <text:span text:style-name="T1618">13</text:span></text:p>
      <text:p text:style-name="P891"/>
      <text:p text:style-name="P891"><text:tab/><text:span text:style-name="T966">&lt;start here … time has passed story about Emma going to town for auction to buy more tables, meets Wayne. <text:s/>Kathy sees them…</text:span></text:p>
      <text:p text:style-name="P891"/>
      <text:p text:style-name="P891"><text:tab/><text:span text:style-name="T1666">There truly was no such thing as private humiliation.</text:span></text:p>
      <text:p text:style-name="P891"/>
      <text:p text:style-name="P891"><text:tab/><text:span text:style-name="T1666">Or at least that was Emma's conclusion as she made a wild grab for the saddle horn and felt the smooth leather slide through her grip. <text:s/>If Henry had simply waited a few minutes before deciding to impersonate a bucking bronco, she would still be tossed around like a rag doll, but without Conner's hoot of laughter ringing in her ears.</text:span></text:p>
      <text:p text:style-name="P891"/>
      <text:p text:style-name="P891"><text:tab/><text:span text:style-name="T1666">With a squeal, Henry reared back on his hind legs, pawing at the air and causing Emma to tip backwards. <text:s/>As his feet crashed back to earth she heard Conner's shout of encouragement. </text:span></text:p>
      <text:p text:style-name="P891"/>
      <text:p text:style-name="P891"><text:tab/>“<text:span text:style-name="T1666">Ride 'em, cowboy!”</text:span></text:p>
      <text:p text:style-name="P891"/>
      <text:p text:style-name="P891"><text:tab/><text:span text:style-name="T1666">For a moment she thought she'd regained her balance and some of her dignity. <text:s/>It didn't last long.</text:span></text:p>
      <text:p text:style-name="P891"/>
      <text:p text:style-name="P891"><text:tab/><text:span text:style-name="T1666">She saw Henry's shoulders rise again and lurch to the left as his neck bowed gracefully to the right. <text:s/>If she didn't know better, she'd swear he was looking back at her out of the corner of his dark eye. <text:s/>His head and neck disappeared from view as his rear end rose beneath her, and with a feeling of resignation she felt herself propelled out of the saddle. <text:s/>She let go of the reins, twisted in mid-air and relaxed.</text:span></text:p>
      <text:p text:style-name="P891"/>
      <text:p text:style-name="P891"><text:tab/><text:span text:style-name="T1667">Her shoulders struck the mud of the corral and she slid several yards before coming to rest. <text:s/>She lay perfectly still, afraid to move, waiting for her breath to return. <text:s/>Henry's long face appeared at the edge of her vision as he stared </text:span><text:soft-page-break/><text:span text:style-name="T1667">down at her, clearly puzzled as to why she was on the ground at his feet. <text:s/>She ignored him, instead studying the heavy, dark sky overhead and wondering if the rains would return. <text:s/>It had poured the previous two days, but so far today the clouds had remained quiet. <text:s/></text:span></text:p>
      <text:p text:style-name="P891"/>
      <text:p text:style-name="P891"><text:tab/>“<text:span text:style-name="T1667">You okay?” <text:s text:c="2"/>Conner's voice was a mix of concern and amusement.</text:span></text:p>
      <text:p text:style-name="P891"/>
      <text:p text:style-name="P891"><text:tab/><text:span text:style-name="T1668">She lifted her head from the muck and craned her neck to look around for him. <text:s/>He stood in the strip of grass just on the other side of the fence, his arms propped up on the top rail. <text:s/></text:span></text:p>
      <text:p text:style-name="P891"/>
      <text:p text:style-name="P891"><text:tab/><text:span text:style-name="T1669">She struggled to sit up, trying to get leverage in the slippery mud. <text:s/>She flailed around for a moment before managing to right herself into a sitting position.</text:span></text:p>
      <text:p text:style-name="P891"/>
      <text:p text:style-name="P891"><text:tab/>“<text:span text:style-name="T1669">Aren't you going to come in here and help me get up?” <text:s/>She held her arms up in invitation.</text:span></text:p>
      <text:p text:style-name="P891"/>
      <text:p text:style-name="P891"><text:tab/>“<text:span text:style-name="T1669">Nope.”</text:span></text:p>
      <text:p text:style-name="P891"/>
      <text:p text:style-name="P891"><text:tab/><text:span text:style-name="T1670">With a grimace she flung her hands in his direction, disappointed that the mud arcing off her work gloves fell short of her target. <text:s/>He grinned at her, smugly.</text:span></text:p>
      <text:p text:style-name="P891"/>
      <text:p text:style-name="P891"><text:tab/>“<text:span text:style-name="T1670">Nice try.” <text:s/>He turned his attention to Henry, who was giving the earth an accusatory sniff. <text:s/>“What set him off?”</text:span></text:p>
      <text:p text:style-name="P891"/>
      <text:p text:style-name="P891"><text:tab/><text:span text:style-name="T1673">She took the opportunity of his distraction to lurch to her feet and scrape a few clods off of her shoulders. <text:s/>She shook her head and cautiously staggered toward a bashful looking Henry. <text:s/></text:span></text:p>
      <text:p text:style-name="P891"/>
      <text:p text:style-name="P891"><text:tab/>“<text:span text:style-name="T1671">Springtime, I guess. <text:s/>Maybe standing in his stall the last few days stuffing himself with hay and napping too much. <text:s/>I thought I'd wear him out a little before heading out </text:span><text:soft-page-break/><text:span text:style-name="T1671">on a trail ride. <text:s/>I guess he had other ideas.”</text:span></text:p>
      <text:p text:style-name="P891"/>
      <text:p text:style-name="P891"><text:tab/><text:span text:style-name="T1671">She gathered up the reins and walked back toward the barn. <text:s/>As she passed, Conner took a hasty step backwards to avoid her. </text:span></text:p>
      <text:p text:style-name="P891"/>
      <text:p text:style-name="P891"><text:tab/>“<text:span text:style-name="T1673">Don't worry. <text:s/>It's not contagious.” <text:s/>She huffed. She dragged Henry behind her into the barn and wobbled a bit on the concrete floor. </text:span></text:p>
      <text:p text:style-name="P891"/>
      <text:p text:style-name="P891"><text:tab/>“<text:span text:style-name="T1673">Hey. <text:s/>Are you okay? <text:s/>It looks like you're limping.” <text:s/>He stepped in front of her and caught her arm, frowning down at her leg. <text:s/>She had hoped he wouldn't notice. <text:s/>She pulled her arm free and continued down the aisle, concentrating on keeping her steps even.</text:span></text:p>
      <text:p text:style-name="P891"/>
      <text:p text:style-name="P891"><text:tab/>“<text:span text:style-name="T1674">No, I'm fine. <text:s/>Really.” <text:s/></text:span></text:p>
      <text:p text:style-name="P891"/>
      <text:p text:style-name="P891"><text:tab/>“<text:span text:style-name="T1674">No. <text:s/>You're not, Emmaline. <text:s/>You're hurt. <text:s/>Come here.”</text:span></text:p>
      <text:p text:style-name="P891"/>
      <text:p text:style-name="P891"><text:tab/><text:span text:style-name="T1675">He stepped in front of her again, all righteous concern, and grabbed the reins just below Henry's chin to hold him in place. <text:s/>She glanced at his fist, at Henry's sleepy eyes, then down at the caked hems of her jeans. <text:s/>She was now cold, damp and more than a little embarrassed. </text:span></text:p>
      <text:p text:style-name="P891"/>
      <text:p text:style-name="P915"><text:tab/>Placing a hand on Conner's arm for balance, she scraped her heel against the rough floor, but without success. <text:s/>She leaned on him a little heavier, grateful for his solid support, and lifted her foot. <text:s/>She dug her thumb into the clump of mud on her heel and, clawing her fingers into the other side, pushed and pulled until it finally broke free. <text:s/>A large clump of mud, and the rock trapped within it, dropped to the ground.</text:p>
      <text:p text:style-name="P891"/>
      <text:p text:style-name="P891"><text:tab/>“<text:span text:style-name="T1676">There. <text:s/>I'm healed.” <text:s/>She looked up into his face, sure he'd be laughing at her. <text:s/></text:span></text:p>
      <text:p text:style-name="P891"><text:soft-page-break/></text:p>
      <text:p text:style-name="P916"><text:tab/>Instead, his eyes were focused on the hand that still gripped his forearm. <text:s/>She was suddenly aware of the tense muscles beneath her fingers. <text:s/>She could feel the heat of his skin through the layers of cotton, dirt and leather. <text:s/>She slowly withdrew her hand and stared at the muddy imprint left there.</text:p>
      <text:p text:style-name="P891"/>
      <text:p text:style-name="P891"><text:tab/>“<text:span text:style-name="T1676">Sorry.” She mumbled.</text:span><text:tab/></text:p>
      <text:p text:style-name="P891"/>
      <text:p text:style-name="P891"><text:tab/><text:span text:style-name="T1677">She removed her gloves, pealed off her sodden vest, and tossed them onto the floor. <text:s/>She immediately felt a little dryer and lighter. <text:s/>She'd be able to brush them down after they'd dried. <text:s/>No real harm done. <text:s/></text:span></text:p>
      <text:p text:style-name="P891"/>
      <text:p text:style-name="P891"><text:tab/><text:span text:style-name="T1677">She rubbed her hands on the front of her jeans, glad her lower body and remained relatively clean, and reached for the reins. <text:s/></text:span></text:p>
      <text:p text:style-name="P891"/>
      <text:p text:style-name="P891"><text:tab/>“<text:span text:style-name="T1677">Thanks for holding him.” <text:s/></text:span></text:p>
      <text:p text:style-name="P891"/>
      <text:p text:style-name="P917"><text:tab/>He was still frowning down at her, and she gritted her teeth against the apology that tried to push past her lips. <text:s/>He still had a hold of Henry and didn't seem inclined to release him. </text:p>
      <text:p text:style-name="P891"/>
      <text:p text:style-name="P891"><text:tab/>“<text:span text:style-name="T1678">You're not still going to ride, are you?” <text:s/>He asked, looking her up and down.</text:span></text:p>
      <text:p text:style-name="P891"/>
      <text:p text:style-name="P891"><text:tab/><text:span text:style-name="T1679">I'm not that bad, she thought, gazing down at herself. <text:s/>Her jeans were mostly clean, except for the bottoms, and her seat had remained amazingly dry. <text:s text:c="2"/>Whatever was caked on her neck and shoulders was already starting to dry.</text:span></text:p>
      <text:p text:style-name="P891"/>
      <text:p text:style-name="P918"><text:tab/> “I have to. <text:s/>Henry needs to get out, and I won't have time later. <text:s/>Bella's coming in for the weekend. <text:s/>She'll be here before dinner.”</text:p>
      <text:p text:style-name="P891"><text:soft-page-break/></text:p>
      <text:p text:style-name="P891"><text:tab/>“<text:span text:style-name="T1680">Ah. <text:s/>The mysterious Belinda. <text:s/>You don't talk about her much.”</text:span></text:p>
      <text:p text:style-name="P891"/>
      <text:p text:style-name="P891"><text:tab/><text:span text:style-name="T1680">She cocked her head to the side. <text:s/>“I don't?”</text:span></text:p>
      <text:p text:style-name="P891"/>
      <text:p text:style-name="P891"><text:tab/><text:span text:style-name="T1680">He narrowed his eyes and shook his head at her evasive answer. <text:s/>“What's she like?”</text:span></text:p>
      <text:p text:style-name="P891"/>
      <text:p text:style-name="P891"><text:tab/>“<text:span text:style-name="T1681">She's … Bella.” <text:s/></text:span></text:p>
      <text:p text:style-name="P891"/>
      <text:p text:style-name="P891"><text:tab/>“<text:span text:style-name="T1681">I don't know the woman, Emmaline. <text:s/>That's not an answer.”</text:span></text:p>
      <text:p text:style-name="P891"/>
      <text:p text:style-name="P891"><text:tab/><text:span text:style-name="T1681">She reached out and raked her fingers through Henry's mane, considering her answer. <text:s/></text:span></text:p>
      <text:p text:style-name="P891"/>
      <text:p text:style-name="P891"><text:tab/>“<text:span text:style-name="T1681">She's great. <text:s/>I've known her a long time. <text:s/>Funny. <text:s/>Smart.” <text:s/>She glanced at him. <text:s/>“And beautiful. <text:s/>Very, very beautiful.” <text:s/>His waited. <text:s/>This was when always asked if she was single. <text:s/>Conner raised a brow and waited.</text:span></text:p>
      <text:p text:style-name="P891"/>
      <text:p text:style-name="P891"><text:tab/>“<text:span text:style-name="T1682">You'll meet her this weekend I'm sure. <text:s/>You'll see for yourself.” <text:s/>She swallowed the sour taste in her mouth. <text:s/>It was unfair of her to resent Bella for being stunning. </text:span></text:p>
      <text:p text:style-name="P891"/>
      <text:p text:style-name="P891"><text:tab/>“<text:span text:style-name="T1683">See that's she's a good friend?”</text:span></text:p>
      <text:p text:style-name="P891"/>
      <text:p text:style-name="P891"><text:tab/><text:span text:style-name="T1683">Henry gave a long-suffering sigh and shifted his weight, bored with the conversation. <text:s/>Emma wished Conner was.</text:span></text:p>
      <text:p text:style-name="P891"/>
      <text:p text:style-name="P891"><text:tab/>“<text:span text:style-name="T1683">See that's she's beautiful.” <text:s/>She hated the little girl sound of her voice. <text:s/></text:span></text:p>
      <text:p text:style-name="P891"><text:tab/></text:p>
      <text:p text:style-name="P891"><text:tab/>“<text:span text:style-name="T1684">So are you, Emmaline.”</text:span></text:p>
      <text:p text:style-name="P891"/>
      <text:p text:style-name="P891"><text:tab/>“<text:span text:style-name="T1685">I'm not. <text:s/>My nose is too small. “ <text:s/>He nodded. <text:s/>“My </text:span><text:soft-page-break/><text:span text:style-name="T1685">chin is too pointy.” <text:s/>He nodded again. <text:s/>“My hair is too curly. <text:s/>I can't control it.” <text:s/>His mouth stretched into the crooked line she loved so much. <text:s/>“I have freckles!” She cried.</text:span></text:p>
      <text:p text:style-name="P891"/>
      <text:p text:style-name="P891"><text:tab/>“<text:span text:style-name="T1685">Yep. <text:s/>All true. <text:s/>No arguments. <text:s/>That's what makes you beautiful.”</text:span></text:p>
      <text:p text:style-name="P891"/>
      <text:p text:style-name="P891"><text:tab/><text:span text:style-name="T1685">She made a growling noise high in her throat and spun on her heel. <text:s/>Henry, startled from his nap, snorted and jumped to follow. <text:s/></text:span></text:p>
      <text:p text:style-name="P891"/>
      <text:p text:style-name="P891"><text:tab/><text:span text:style-name="T1685">Emma didn't see the half step the man behind her took.</text:span></text:p>
      <text:p text:style-name="P891"/>
      <text:p text:style-name="P891"><text:tab/><text:span text:style-name="T1686">Conner didn't see the pleased glow in Emma's eyes.</text:span></text:p>
      <text:p text:style-name="P891"><text:tab/></text:p>
      <text:p text:style-name="P891"/>
      <text:p text:style-name="P891"><text:tab/></text:p>
      <text:p text:style-name="P891"/>
      <text:p text:style-name="P919"><text:tab/> </text:p>
      <text:p text:style-name="P891"/>
      <text:p text:style-name="P891"/>
      <text:p text:style-name="P891"/>
      <text:p text:style-name="P891"><text:tab/><text:span text:style-name="T2">“</text:span><text:span text:style-name="T13">W</text:span><text:span text:style-name="T1652">ho'll give me one fifty? <text:s/>One fifty bid, now one fifty five. <text:s/>One fifty five, will ya give me one fifty five?”</text:span></text:p>
      <text:p text:style-name="P891"/>
      <text:p text:style-name="P891"><text:tab/><text:span text:style-name="T1650">Emma flexed her hand and the paddle she held nodded forward. <text:s/>Ed Silvers, of Silver's Tack and Tackle, caught the motion from his position on the podium elevated above the crowd. <text:s/>There was no indication the auctioneer had seen the movement as his eyes continued scanning the crowd, but his chant carried her bid forward.</text:span></text:p>
      <text:p text:style-name="P891"/>
      <text:p text:style-name="P891"><text:tab/>“<text:span text:style-name="T1650">One fifty five. <text:s/>I got one fifty five. <text:s/>Who'll give me one sixty?” <text:s/>His eyes shifted to the back of the room over Emma's head. <text:s/>“One sixty bid, now one sixty five, will ya give me one sixty five?” <text:s/>His eyes flicked to the front of the crowd and drifted across the front row, never stopping as </text:span><text:soft-page-break/><text:span text:style-name="T1650">they swept over Emma's position.</text:span></text:p>
      <text:p text:style-name="P891"/>
      <text:p text:style-name="P891"><text:tab/><text:span text:style-name="T1650">Again, her hand twitched once.</text:span></text:p>
      <text:p text:style-name="P891"><text:tab/></text:p>
      <text:p text:style-name="P891"><text:tab/>“<text:span text:style-name="T1650">I have one sixty five, will ya go one-seventy? <text:s/>One seventy? <text:s/>This fine piece of furniture is going to go for one seventy. <text:s/>One-seventy, once.” <text:s/>Again his eyes jumped toward the rear of the room. <text:s/>“Thank you, sir. One-seventy bid, will ya give me one seventy five?”</text:span></text:p>
      <text:p text:style-name="P891"/>
      <text:p text:style-name="P891"><text:tab/><text:span text:style-name="T1654">Emma gripped the paddle tighter and in a desperate move waved it twice. <text:s/>Ed's eyes widened ever so slightly.</text:span></text:p>
      <text:p text:style-name="P891"/>
      <text:p text:style-name="P891"><text:tab/>“<text:span text:style-name="T1650">I'm bid one eighty. <text:s/>One eighty bid, who'll go one eight five? <text:s/>One eighty five? <text:s/>Anyone? <text:s/>One eighty, bid. <text:s/>Final bid of one eighty. Going once.”</text:span></text:p>
      <text:p text:style-name="P891"/>
      <text:p text:style-name="P891"><text:tab/><text:span text:style-name="T1650">Emma held her breath.</text:span></text:p>
      <text:p text:style-name="P891"/>
      <text:p text:style-name="P891"><text:tab/>“<text:span text:style-name="T1650">Going twice.” <text:s text:c="2"/>Even though she was watching his every move intently, she still jumped when the gavel banged down. <text:s/>“Sold! <text:s/>One eighty to the lady in the front row.” <text:s/>He scribbled numbers on a small sheet of paper and ripped it out of the pad.</text:span></text:p>
      <text:p text:style-name="P891"/>
      <text:p text:style-name="P891"><text:tab/><text:span text:style-name="T1651">Emma exhaled the breath. <text:s/>That was the third item she'd successfully bid on today. <text:s/>She'd hoped to get the side-board for two fifty, it was a bargain at the final bid price.</text:span></text:p>
      <text:p text:style-name="P891"/>
      <text:p text:style-name="P891"><text:tab/><text:span text:style-name="T1654">Ed leaned forward, leaned over the edge of the podium and held out the slip toward Emma. <text:s/></text:span>“<text:span text:style-name="T1651">So tell me, Emma, where will you put that side-board in your new <text:s/>restaurant?” <text:s/>He might have been talking only to her, except even if he had covered the microphone his voice would have carried across the crowd and the curious ears. <text:s/></text:span></text:p>
      <text:p text:style-name="P891"/>
      <text:p text:style-name="P891"><text:tab/><text:span text:style-name="T1651">Emma had to laugh. <text:s/>She'd only pasted up fliers in </text:span><text:soft-page-break/><text:span text:style-name="T1651">town a few hours ago when she'd arrived. <text:s/>Word had spread quickly. <text:s/>In this case, the reliable rumor mill was definitely an advantage..</text:span></text:p>
      <text:p text:style-name="P891"/>
      <text:p text:style-name="P891"><text:tab/><text:span text:style-name="T1651">She smiled up at Ed. <text:s/>“Why don't your bring Winifred on opening weekend and see yourself?”</text:span></text:p>
      <text:p text:style-name="P891"/>
      <text:p text:style-name="P891"><text:tab/>“<text:span text:style-name="T1651">I'm sure you'll see us there. <text:s/>Winnie's already shopping for a new outfit.” <text:s/>Several people in the crowd chuckled. <text:s/>“In case any of you folks haven't heard, Ms. Bartlett here will soon be opening a restaurant on Nell's ranch at the corner of county road 54 and the old valley road. <text:s/>Be sure to check it out in a few weeks.”</text:span></text:p>
      <text:p text:style-name="P891"/>
      <text:p text:style-name="P891"><text:tab/><text:span text:style-name="T1654">Ed nodded as Emma mouthed “Thank you.” before he turned his attention to the next item in the auction. <text:s/>She turned away and headed for the cashier's table, where she found Lynette waiting with the ubiquitous black cash box. <text:s/>She winked at Emma as she took the cash from her hand.</text:span></text:p>
      <text:p text:style-name="P891"/>
      <text:p text:style-name="P891"><text:tab/>“<text:span text:style-name="T1655">Ed wasn't kidding, Emma. <text:s/>Winnie's already invited me to go shopping with her tomorrow. <text:s/>I haven't had an excuse to buy a new dress in years.” <text:s/></text:span></text:p>
      <text:p text:style-name="P891"/>
      <text:p text:style-name="P891"><text:tab/><text:span text:style-name="T1665">Emma handed over the item price sheets and cash with a smile. <text:s/>“I'm glad I can help your wardrobe. <text:s/>By the way, we're having a sort of trial dinner this Sunday. <text:s/>I'd love it if you and Bob can be there.” <text:s/></text:span></text:p>
      <text:p text:style-name="P891"/>
      <text:p text:style-name="P920"><text:tab/>She offered Lynette one of the fliers with the invitation date and time scrawled across the top. <text:s/>The paper was quickly accepted, folded and placed in Lynette's pocket as if it were a secret recipe.</text:p>
      <text:p text:style-name="P891"/>
      <text:p text:style-name="P891"><text:tab/> “<text:span text:style-name="T1665">I wouldn't miss it. <text:s/>Bob's out back helping load. <text:s/>Take your truck on around and tell him we've got a date for Sunday night.”</text:span></text:p>
      <text:p text:style-name="P891"/>
      <text:p text:style-name="P891"><text:soft-page-break/><text:tab/></text:p>
      <text:p text:style-name="P891"><text:tab/></text:p>
      <text:p text:style-name="P891"/>
      <text:p text:style-name="P921">&gt;</text:p>
      <text:p text:style-name="P1166"/>
      <text:p text:style-name="P1413">“So, Nell, tell me about this nephew of yours. <text:s/>I thought I'd have met him by now.” <text:s/>Bella chased a piece of bread around her plate, soaking up the last of the carbonara sauce <text:span text:style-name="T1687">hiding there</text:span>. <text:s/>“Is Emma hiding him under her bed?”</text:p>
      <text:p text:style-name="P1414"/>
      <text:p text:style-name="P1415">“I wish.” <text:span text:style-name="T1662">Nell</text:span> sighed. <text:s/>“I don't know where he's hiding today.” <text:s/><text:span text:style-name="T1662">She</text:span> looked pointedly at Emma. <text:s/></text:p>
      <text:p text:style-name="P1415"/>
      <text:p text:style-name="P1416">Emma shrugged nonchalantly. <text:s/>“He <text:span text:style-name="T1687">was moving tables</text:span> and chairs <text:span text:style-name="T1687">back into the main room </text:span>this morning. <text:s/>Between that and working on the new garden, he probably lost track of time.” <text:s/>She kept her face down as she collected the empty plates. <text:s/>She apparently didn't fool either woman, as Nell snorted and Bella watched her with raised brows.</text:p>
      <text:p text:style-name="P1415"/>
      <text:p text:style-name="P1417">She began filling the sink, glad to have a reason to keep her back turned. <text:s/></text:p>
      <text:p text:style-name="P1415"/>
      <text:p text:style-name="P1414">“You girls go on down <text:span text:style-name="T1687">to finish decorating</text:span>. <text:s/>I think I'll try <text:span text:style-name="T1661">a new dessert </text:span>recipe tonight since <text:span text:style-name="T1663">there are still a few eggs left</text:span>.”</text:p>
      <text:p text:style-name="P1414"/>
      <text:p text:style-name="P1414">Emma gave her a hug. <text:s/>“Thanks, Nell. <text:s/><text:span text:style-name="T1661">We won't be long.</text:span>”</text:p>
      <text:p text:style-name="P1414"/>
      <text:p text:style-name="P1418">Bella sighed as they stepped outside. <text:s/>“It's so <text:span text:style-name="T967">lovely </text:span>out here. <text:s/>I never get evenings like this. <text:s/><text:span text:style-name="T1661">Can we walk down?</text:span>”</text:p>
      <text:p text:style-name="P1418"/>
      <text:p text:style-name="P1418">“Wow. <text:s/>We might make a country girl of you yet. <text:s/>You've even got sensible shoes on tonight.” she laughed.</text:p>
      <text:p text:style-name="P1418"/>
      <text:p text:style-name="P1418"><text:soft-page-break/>Bella peered down at her lightweight hiking shoes. <text:s/>“This is pretty much all I wear behind the bar <text:span text:style-name="T968">these days</text:span>. <text:s/>Ten hours on your feet give you a great appreciation for arch <text:span text:style-name="T1659">and ankle </text:span>support. <text:s/>As long as my blouse is cut low enough, the customers don't even notice.”</text:p>
      <text:p text:style-name="P1418"/>
      <text:p text:style-name="P1418">Emma linked arms with her as they started down the drive. <text:s/>“Comfortable footwear doesn't bring in the tips, huh? <text:s/>Don't worry about it. <text:s text:c="2"/><text:span text:style-name="T969">When you come work for me you can wear overhauls and slippers.”</text:span></text:p>
      <text:p text:style-name="P1418"/>
      <text:p text:style-name="P1419">Bella's white teeth flashed. <text:s/>“You can't imagine how much I'd love that. <text:s/><text:span text:style-name="T1664">Besides, that might be the only way I get to meet the mysterious Conner.</text:span>” <text:s/></text:p>
      <text:p text:style-name="P1418"/>
      <text:p text:style-name="P1419">Emma <text:span text:style-name="T1664">ducked her head. <text:s/>“He'll probably show up. <text:s/>He usually stops by in the evenings if I'm working down there.”</text:span></text:p>
      <text:p text:style-name="P1419"/>
      <text:p text:style-name="P1419">“<text:span text:style-name="T1664">Oh, really?”</text:span></text:p>
      <text:p text:style-name="P1419"/>
      <text:p text:style-name="P1419">“<text:span text:style-name="T1664">It's not like that, Bella. <text:s/>He's not interested in me. <text:s/>He ignores me mostly.” <text:s/>The thought of their dance made her face flame. <text:s/></text:span></text:p>
      <text:p text:style-name="P1419"/>
      <text:p text:style-name="P1419">“<text:span text:style-name="T1664">How? <text:s/>How does he ignore you?”</text:span></text:p>
      <text:p text:style-name="P1419"/>
      <text:p text:style-name="P1420">Emma increased her pace, hoping to make Bella too breathless to talk or at least arrive at the distraction of the restaurant a little sooner. <text:s/>Bella slowed her own steps until Emma was forced to stop and turn toward her.</text:p>
      <text:p text:style-name="P1420"/>
      <text:p text:style-name="P1420">“I don't know. <text:s/>He won't look at me. <text:s/>He <text:span text:style-name="T1687">teases me about everything, laughs at me all the time.</text:span>”</text:p>
      <text:p text:style-name="P1420"/>
      <text:p text:style-name="P1420">Bella nodded. <text:s/>“Does he pull on your pigtails, too?” <text:s/>She laughed as Emma's eyes widened then narrowed. <text:s/>“<text:span text:style-name="T1687">Come on, Em. <text:s/>You're problem is you don't know how to </text:span><text:soft-page-break/><text:span text:style-name="T1687">flirt. <text:s text:c="2"/>You don't know when guys are interested. “</text:span></text:p>
      <text:p text:style-name="P1420"/>
      <text:p text:style-name="P1421">“Trust me, Bella. <text:s/>He probably still thinks I'm trying to steal his aunt's place out from under her.”</text:p>
      <text:p text:style-name="P1421"/>
      <text:p text:style-name="P1421">Bella studied her silently until Emma felt her face burn. <text:s/>“Huh. <text:s/>We'll see.”</text:p>
      <text:p text:style-name="P1420"/>
      <text:p text:style-name="P1421">&lt;What to do with this? </text:p>
      <text:p text:style-name="P1166"/>
      <text:p text:style-name="P1422"><text:span text:style-name="T970">They opened up all the doors and windows, and agreed on their plan of attack for the evening. <text:s/>Bella pulled on rubber gloves and started cleaning shelves. <text:s/></text:span>Emma <text:span text:style-name="T971">kicked off her shoes, </text:span>poured <text:span text:style-name="T971">a</text:span> bucket of hot water into the bright yellow janitor cart and wheeled it to the far end of the main dining room. <text:s/></text:p>
      <text:p text:style-name="P1422"/>
      <text:p text:style-name="P1422"><text:span text:style-name="T971">Emma loved mopping. She enjoyed</text:span> <text:span text:style-name="T971">t</text:span>he <text:span text:style-name="T972">visible progress and sense of achievement that it brought</text:span>. <text:s/><text:span text:style-name="T972">Within a few minutes she was singing along to the rhythm of the work. <text:s/>It was a habit she'd picked up from her father, who often sang in the shed rows of the tracks. <text:s/>He claimed it calmed the horses, but she always suspected he loved the sound of his own voice. <text:s/></text:span></text:p>
      <text:p text:style-name="P1423"/>
      <text:p text:style-name="P1424">By the time Emma had refilled the cart and worked her way to the middle of the roo<text:span text:style-name="T973">m, she sang without thinking about it. <text:s/></text:span></text:p>
      <text:p text:style-name="P1424"/>
      <text:p text:style-name="P1425">???&gt;</text:p>
      <text:p text:style-name="P1424"/>
      <text:p text:style-name="P1424"><text:span text:style-name="T973">Her voice rolling from one favorite to another. <text:s/>She plunged the mop into the water and began</text:span> <text:span text:style-name="T974">an</text:span> Irish ballad. <text:s/></text:p>
      <text:p text:style-name="P1423"/>
      <text:p text:style-name="P1426"><text:span text:style-name="T975">Emma's clear alto glided through the verse and chorus. <text:s/>She could almost hear he</text:span>r father sing<text:span text:style-name="T975">ing along in his rich tenor as the lyrics explored young love, desire and eventually loss. <text:s/>As she neared the end and the inevitable </text:span><text:soft-page-break/><text:span text:style-name="T975">heartbreak of separation, her words lodged in her throat. <text:s/>Her mouth dried. <text:s/>Her eyes stung. <text:s/>Her arms slowed as her vision turned watery. <text:s/></text:span></text:p>
      <text:p text:style-name="P1426"/>
      <text:p text:style-name="P1427">The last <text:span text:style-name="T976">note and word, “forever”,</text:span> echoed in the <text:span text:style-name="T1688">quiet</text:span> space. <text:s/><text:span text:style-name="T976">S</text:span>he closed her eyes <text:span text:style-name="T1660">and</text:span> clenched her teeth, <text:span text:style-name="T1660">trying</text:span> <text:span text:style-name="T977">vainly </text:span>to swallow past the grief.</text:p>
      <text:p text:style-name="P1423"/>
      <text:p text:style-name="P1685"><text:tab/>The <text:span text:style-name="T978">crack of the </text:span>mop handle <text:span text:style-name="T1661">hitting t</text:span>he floor <text:span text:style-name="T979">reverberated like a shotgun blast. <text:s/>Emma heard Bella call her name</text:span> as her hands <text:span text:style-name="T980">groped</text:span> for <text:span text:style-name="T981">support</text:span>, but found none. <text:s/>She took <text:span text:style-name="T982">a</text:span> stumbling step forward, tried to regain her balance, and <text:span text:style-name="T983">sank</text:span> to one knee. <text:s/><text:span text:style-name="T982">With</text:span> hands <text:span text:style-name="T982">now</text:span> flat on the floor <text:span text:style-name="T982">she</text:span> <text:span text:style-name="T984">drew a shaky breath</text:span>. <text:s/><text:span text:style-name="T981">Her head dropped </text:span>and <text:span text:style-name="T982">a few shallow chuckles escaped before her breath caught on the first sob. <text:s/></text:span></text:p>
      <text:p text:style-name="P1685"/>
      <text:p text:style-name="P1686"><text:tab/>Through <text:span text:style-name="T1661">a</text:span> tangle of hair she saw Bella <text:span text:style-name="T974">hurry</text:span> through the door before the tears obscured her vision. <text:s/><text:span text:style-name="T1661">Bella's</text:span> arms closed around her as she pushed herself back on her heels and gave in to the wave of grief. <text:s/></text:p>
      <text:p text:style-name="P1685"/>
      <text:p text:style-name="P1428">She cried for her <text:span text:style-name="T985">herself, for loss, for Nate</text:span>. <text:s/><text:span text:style-name="T986">It hurt to admit that she hadn't lost her true love. <text:s/>He had never been her true love at all. <text:s/>How could she have been so blind? <text:s/>Her throat ached with years of unshed tears that seemed determined to fall all at once</text:span>. <text:s text:c="2"/></text:p>
      <text:p text:style-name="P1423"/>
      <text:p text:style-name="P1685"><text:tab/>“<text:span text:style-name="T975">Oh, Em!” <text:s/>Bella crouched on the floor next and held her.</text:span></text:p>
      <text:p text:style-name="P1685"/>
      <text:p text:style-name="P1687"><text:tab/>“He never loved me, Bella. <text:s/>Never loved me.” It came out in a hoarse whisper <text:span text:style-name="T987">between sobs</text:span>. <text:s/><text:span text:style-name="T978">When all her tears had been spent she</text:span> gave Bella a remorseful look.</text:p>
      <text:p text:style-name="P1685"/>
      <text:p text:style-name="P1685"><text:tab/>“<text:span text:style-name="T975">I'm an idiot, huh?” she sniffed.</text:span></text:p>
      <text:p text:style-name="P1685"/>
      <text:p text:style-name="P1687"><text:tab/>Bella shook her head. <text:s/>“No. <text:s/>You thought you were in <text:soft-page-break/>love. <text:s/>I thought he was an asshole. <text:s/>I was right.” <text:s/></text:p>
      <text:p text:style-name="P1687"/>
      <text:p text:style-name="P1687"><text:tab/>Emma hiccuped <text:span text:style-name="T988">out a half laugh</text:span> and then gave a wane smile. <text:s/>“He was an asshole, wasn't he?”</text:p>
      <text:p text:style-name="P1687"/>
      <text:p text:style-name="P1688"><text:tab/>She <text:span text:style-name="T989">wiped the last of the tears away and rose slowly to her feet. <text:s/>Bella cradled Emma's face in her hands. <text:s/>“Okay now?”</text:span></text:p>
      <text:p text:style-name="P1688"/>
      <text:p text:style-name="P1689"><text:span text:style-name="T989"><text:tab/>E</text:span>mma <text:span text:style-name="T990">squared her shoulders and lifted her chin. <text:s/>“Okay now.” She parroted. <text:s/>She drew a shaky breath and sighed. “That's done. <text:s/>It's over.”</text:span></text:p>
      <text:p text:style-name="P1689"/>
      <text:p text:style-name="P1690"><text:tab/>Bella wasn't sure if the words were for the tears or the relationship. <text:s/>Either one was better than the months of numbness. <text:s/>She rubbed Emma's back and said “Finally. <text:s/>It's present tense, by the way. <text:s/>He <text:span text:style-name="T149">is</text:span> an asshole.”</text:p>
      <text:p text:style-name="P1690"/>
      <text:p text:style-name="P1429">When Emma snorted out a laugh, Bella picked up her gloves and returned to the kitchen. <text:s/></text:p>
      <text:p text:style-name="P1430"/>
      <text:p text:style-name="P1691"><text:tab/>A half hour later, Emma stood in the kitchen doorway surveying the gleaming expanse of floor. <text:s/>Bella pe<text:span text:style-name="T991">e</text:span>ked over her shoulder. <text:s/>“Wow! <text:s/>That made a huge difference.” <text:s/></text:p>
      <text:p text:style-name="P1692"/>
      <text:p text:style-name="P1693"><text:tab/>As Emma drained the last of the dirty water into the sink, Bella wandered into the seating area <text:span text:style-name="T992">to admire the beautiful wood now revealed</text:span>.</text:p>
      <text:p text:style-name="P1692"/>
      <text:p text:style-name="P1431"><text:span text:style-name="T993">Emma</text:span> was drying her hands when she heard Bella squeal. <text:s/>“Here comes a cowboy!”</text:p>
      <text:p text:style-name="P1432"/>
      <text:p text:style-name="P1425"><text:span text:style-name="T993">She</text:span> felt a moment of panic as she realized Conner must be making his nightly visit. <text:s/><text:span text:style-name="T994">She hadn't heard his truck, but he usually stopped by </text:span>if he saw lights on. <text:s/>She snatched up a <text:span text:style-name="T995">large metal spoon and peered into the shiny surface. <text:s/>There were smudges of mascara below her eyes from rubbing them, and the edges of her nose were red. <text:s/>Great.</text:span></text:p>
      <text:p text:style-name="P1433"><text:soft-page-break/></text:p>
      <text:p text:style-name="P1433"><text:span text:style-name="T995">She returned the spoon to its hook and wondered if she had time to hide. <text:s/>Conner's heavy footsteps </text:span>clomp<text:span text:style-name="T996">ed</text:span> across the porch and into the main room. <text:s/><text:span text:style-name="T997">She heard him stop as he spotted Bella.</text:span></text:p>
      <text:p text:style-name="P1433"/>
      <text:p text:style-name="P1433">“Hi! <text:s/>I'm <text:span text:style-name="T994">Belinda</text:span>. <text:s/>Em's friend.”</text:p>
      <text:p text:style-name="P1433"/>
      <text:p text:style-name="P1433">“Where's Emmaline?”</text:p>
      <text:p text:style-name="P1433"/>
      <text:p text:style-name="P1433">“She's in the kitchen. <text:s/>She ... Hey! <text:s/>You can't go in there!”</text:p>
      <text:p text:style-name="P1433"/>
      <text:p text:style-name="P1433">“<text:span text:style-name="T998">Emmaline?”<text:line-break/><text:line-break/><text:tab/>She reluctantly twisted to face him. <text:s/></text:span></text:p>
      <text:p text:style-name="P1433"/>
      <text:p text:style-name="P1434">“Are you alright?” He searched her face.</text:p>
      <text:p text:style-name="P1433"/>
      <text:p text:style-name="P1434">“Y<text:span text:style-name="T997">up.”</text:span></text:p>
      <text:p text:style-name="P1434"/>
      <text:p text:style-name="P1435">He was staring now, concern darkening his face. <text:s/>“Are you sure?”</text:p>
      <text:p text:style-name="P1434"/>
      <text:p text:style-name="P1434"><text:span text:style-name="T997">“Don't I look it?</text:span>” <text:span text:style-name="T994">She saw his eyes drop to her mouth as her wayward tongue poked out. <text:s text:c="2"/>“Don't answer that.” she sighed.</text:span></text:p>
      <text:p text:style-name="P1434"/>
      <text:p text:style-name="P1435">Bella was standing in the doorway behind <text:span text:style-name="T994">Conner</text:span> <text:span text:style-name="T970">now. She rolled her eyes in amusement. <text:s/>Emma knew her friend wasn't used to being ignored. <text:s text:c="2"/>Had the object of his attention been someone other than Emma, she probably would have been offended. <text:s/>Bella mouthed “Nice!” and winked at her.</text:span></text:p>
      <text:p text:style-name="P1435"/>
      <text:p text:style-name="P1436"><text:span text:style-name="T994">Emma</text:span> smiled <text:span text:style-name="T994">back before looking at Conner</text:span>. <text:s/>“We're heading back to the house to try a new dessert Nell's making. <text:s/>Want to join us?”</text:p>
      <text:p text:style-name="P1436"><text:soft-page-break/></text:p>
      <text:p text:style-name="P1437"><text:span text:style-name="T999">Hi</text:span>s <text:span text:style-name="T970">shoulders</text:span> <text:span text:style-name="T1000">relaxed and he gave her a single nod. <text:s/>His lips quirked up when </text:span>Bella shouted “Shotgun!” <text:span text:style-name="T970">and scurried for the door.</text:span></text:p>
      <text:p text:style-name="P1434"/>
      <text:p text:style-name="P1433"/>
      <text:p text:style-name="P1428"/>
      <text:p text:style-name="P1028">SUMMER</text:p>
      <text:p text:style-name="P1166"/>
      <text:p text:style-name="P891">Chapter</text:p>
      <text:p text:style-name="P891"/>
      <text:p text:style-name="P891"><text:tab/><text:span text:style-name="T966">&lt;Zzzzz Emma at Cafe after delivering soft open invitations and putting up flyers for opening. <text:s/>Wayne comes up, Kathy mad again</text:span></text:p>
      <text:p text:style-name="P921"/>
      <text:p text:style-name="P891"><text:tab/><text:span text:style-name="T1001">Two weeks before the grand opening, they arranged a trial run with friends. <text:s/>Emma invited Bella who accepted, after Emma agreed Bella could help serve appetizers, but sit with Vickie and Jack through the main courses.</text:span></text:p>
      <text:p text:style-name="P922">&gt;</text:p>
      <text:p text:style-name="P891"/>
      <text:p text:style-name="P923"><text:tab/>They couldn't have picked a more beautiful day. <text:s/>A cloudless blue sky stretched overhead. <text:s/>Although the sun was <text:span text:style-name="T1645">blazing</text:span>, a gentle breeze kept the day from being too warm.</text:p>
      <text:p text:style-name="P891"/>
      <text:p text:style-name="P924"><text:span text:style-name="T1001"><text:tab/>Emma had made</text:span> <text:span text:style-name="T1002">bruschetta, bacon-wrapped artichokes, and skewers of prosciutto and melon. <text:s text:c="2"/>Nell</text:span> <text:span text:style-name="T1003">hovered anxiously inside the door watching the road while the younger women arranged the serving trays. <text:s/>They all breathed a collective sigh of relief when the first car arrived.</text:span></text:p>
      <text:p text:style-name="P924"/>
      <text:p text:style-name="P924"><text:span text:style-name="T1003"><text:tab/>Soon a small group had gathered near the porch, and the three women </text:span>wandered through the c<text:span text:style-name="T1004">rowd offering food and listening to the buzz of conversation. <text:s/></text:span></text:p>
      <text:p text:style-name="P924"/>
      <text:p text:style-name="P925"><text:tab/>Emma was talking with Lynette when she saw Conner's truck pull in. <text:s text:c="2"/>Her eyes strayed from the conversation as Conner strolled toward <text:span text:style-name="T1005">the crowd</text:span>. <text:s/>He looked breathtaking in jeans and a plain white t-shirt. <text:s/>For once he hadn't worn a hat and his rich brown hair gleamed in the sun. <text:s/>Emma tore her gaze away, excused herself from Lynette and moved <text:span text:style-name="T1006">toward him.</text:span></text:p>
      <text:p text:style-name="P925"/>
      <text:p text:style-name="P926"><text:tab/>“It's a brave man who wears white to an Italian <text:soft-page-break/>dinner.” she teased.</text:p>
      <text:p text:style-name="P925"/>
      <text:p text:style-name="P926"><text:tab/>Conner tipped back his head and grinned down at her. <text:s/>“Is that a compliment or a challenge?”</text:p>
      <text:p text:style-name="P925"/>
      <text:p text:style-name="P926"><text:tab/>“I guess we'll decide at the end of the night.” <text:s/></text:p>
      <text:p text:style-name="P925"/>
      <text:p text:style-name="P926"><text:tab/>She held out a napkin and waived the tray of bruschetta under his nose. <text:s/>He took his time admiring the delicacies. <text:s/>She was beginning to wonder if he was going to refuse when his eyes honed in on <text:span text:style-name="T1646">his quary</text:span>.</text:p>
      <text:p text:style-name="P925"/>
      <text:p text:style-name="P926"><text:tab/>“Ah ha!” </text:p>
      <text:p text:style-name="P925"/>
      <text:p text:style-name="P926"><text:tab/>Without altering his gaze he reached to retrieve <text:span text:style-name="T1643">the largest piece</text:span>. <text:s/>The fingers of his other hand nonchalantly stroked down the back of her hand before taking the napkin from her limp fingers. <text:s/>With a look of satisfaction he sank his teeth into the mound of chunky tomato relish. <text:s/>Emma watched hopefully, her gaze bouncing between his lips and the expanse of white shirt.</text:p>
      <text:p text:style-name="P925"/>
      <text:p text:style-name="P926"><text:tab/>As he <text:span text:style-name="T1644">swallowed the</text:span> last bite she pretended to look annoyed. <text:s/>“Humph. <text:s/>The night's still young.” she pouted. </text:p>
      <text:p text:style-name="P925"/>
      <text:p text:style-name="P926"><text:tab/>When he grinned at her triumphantly, she batted her lashes at him and presented the tray again. <text:s/>He willingly took another slice. <text:s/>There was nothing wrong with a little harmless flirting she told herself. <text:s/>It <text:span text:style-name="T1007">didn't mean anything.</text:span></text:p>
      <text:p text:style-name="P925"/>
      <text:p text:style-name="P926"><text:tab/>“Save room for dinner.” she said over her shoulder as she moved on. <text:s/></text:p>
      <text:p text:style-name="P925"/>
      <text:p text:style-name="P926"><text:tab/>She <text:span text:style-name="T1008">was definitely in her element</text:span> as she continued circulating. <text:s/>She soaked in the warmth of the friendly chatter around her, the compliments, the sunshine, and anticipation of the evening to come.</text:p>
      <text:p text:style-name="P924"/>
      <text:p text:style-name="P925"><text:soft-page-break/><text:tab/>As she circulated, she noticed Bella standing on the edge of the crowd, <text:span text:style-name="T1009">motionless</text:span>. <text:s/>The tray Bella clutched in front of her was only a third full. <text:s/>The skewers were going well, at least. <text:s/><text:span text:style-name="T1009">As she drew closer she noticed </text:span>Bella's mouth was slightly open and her unblinking eyes were locked on <text:span text:style-name="T1010">a target</text:span>. <text:s/><text:span text:style-name="T1005">Emma positioned herself behind her friend and peered over her shoulder. <text:s/>She followed her line of vision to see </text:span>Cody <text:span text:style-name="T1011">Eriksson</text:span> chatting with <text:span text:style-name="T1012">her stepfather</text:span>.</text:p>
      <text:p text:style-name="P924"/>
      <text:p text:style-name="P925"><text:tab/>With a smirk, Emma stepped forward <text:span text:style-name="T1646">to stand next to Bella</text:span>. <text:s/>“He's cute, isn't he?” </text:p>
      <text:p text:style-name="P924"/>
      <text:p text:style-name="P925"><text:tab/>Bella's mouth snapped shut. <text:s/>“Who <text:span text:style-name="T149">is</text:span> that?” </text:p>
      <text:p text:style-name="P924"/>
      <text:p text:style-name="P925"><text:tab/>“His name's Cody. <text:s/>He's a friend of Conn's.”</text:p>
      <text:p text:style-name="P924"/>
      <text:p text:style-name="P925"><text:tab/>“Did you see the size of his feet?” Bella whispered.</text:p>
      <text:p text:style-name="P924"/>
      <text:p text:style-name="P925"><text:tab/>Several folks turned when they heard Emma's hoot of laughter. <text:s/>“<text:span text:style-name="T1013">Follow me.” she suggested.</text:span></text:p>
      <text:p text:style-name="P925"/>
      <text:p text:style-name="P927"><text:tab/>Bella trailed behind her as she drifted toward the two men, pausing frequently as hands reached out <text:span text:style-name="T1014">toward the diminishing samples</text:span>. <text:s/>Jack gave Emma a one-armed hug. <text:s/>“How's it going, <text:span text:style-name="T1639">d</text:span>arlin'?” he asked cheerfully.</text:p>
      <text:p text:style-name="P925"/>
      <text:p text:style-name="P927"><text:tab/>Emma leaned into his embrace and held <text:span text:style-name="T1015">up</text:span> the <text:span text:style-name="T1016">platter</text:span>. <text:s/>“Great, Jack. <text:s/><text:span text:style-name="T1015">Y</text:span>ou two looked hungry over here so we thought we'd swing by.”</text:p>
      <text:p text:style-name="P925"/>
      <text:p text:style-name="P927"><text:tab/>He <text:span text:style-name="T1017">picked out one</text:span> of the fragrant morsels. <text:s/>“You know me too well.”</text:p>
      <text:p text:style-name="P925"/>
      <text:p text:style-name="P927"><text:tab/>Out of the corner of her eye Emma could see her friend gazing at Cody with renewed awe. <text:s/>She bit down <text:span text:style-name="T1644">on her lip</text:span> to keep from laughing. <text:s/>“Bella, why don't you offer ...”</text:p>
      <text:p text:style-name="P925"/>
      <text:p text:style-name="P927"><text:tab/>“Melon?” Bella squeaked, lifting the tray high.</text:p>
      <text:p text:style-name="P925"><text:soft-page-break/></text:p>
      <text:p text:style-name="P927"><text:tab/>As Cody's large fingers delicately plucked a skewer from the tray, Jack looked from Bella to Emma and raised his eyebrows in silent inquiry. <text:s/>Emma pressed her lips together, the right side of her mouth quivering. <text:s/></text:p>
      <text:p text:style-name="P925"/>
      <text:p text:style-name="P927"><text:tab/>Cody smacked his lips and smiled at Bella. <text:s/>“Thanks. <text:s/>How do you make <text:span text:style-name="T1018">a</text:span> <text:span text:style-name="T1018">snack</text:span> taste so good?”</text:p>
      <text:p text:style-name="P925"/>
      <text:p text:style-name="P927"><text:tab/>Bella blinked up at him, her brown eyes shining. <text:s/>“Uh … yes.”</text:p>
      <text:p text:style-name="P925"/>
      <text:p text:style-name="P927"><text:tab/>Emma couldn't help the laugh that bubbled out. <text:s/>“Cody, this is Bella a friend of mine from the city. <text:s/>To answer your question, a lot of the pleasure of Italian food is the simplicity of good ingredients. <text:s/><text:span text:style-name="T1019">We</text:span> let the basic flavors compliment each other, without competing.”</text:p>
      <text:p text:style-name="P925"/>
      <text:p text:style-name="P927"><text:tab/>Cody nodded, took another piece and smiled at Bella. <text:s/>“<text:span text:style-name="T1019">Y</text:span>ou succeeded.”</text:p>
      <text:p text:style-name="P925"/>
      <text:p text:style-name="P927"><text:tab/>Emma thought for a moment that her friend was going to swoon. <text:s/>She stepped away from her stepfather and gave Bella a little nudge. <text:s/>“<text:span text:style-name="T1020">Let's go, cowboy. <text:s/>Lots of hungry people to feed.”</text:span></text:p>
      <text:p text:style-name="P927"/>
      <text:p text:style-name="P928"><text:tab/>When there were only a half-dozen appetizers left, Emma slid them on to Bella's tray and then moved to the sign, still covered with a bright blue cloth. <text:s/>All eyes were on her immediately and the crown hushed.</text:p>
      <text:p text:style-name="P927"/>
      <text:p text:style-name="P928"><text:tab/>“We'd like to thank you all for coming out tonight, and letting us practice on you.” A ripple of laughter ran through the crowd. <text:s/>“When we got inside, you may sit anywhere you'd like. <text:s/>You'll have a chance to review our menu and order any item <text:span text:style-name="T1647">that appeals to you</text:span>. <text:s/>There are comment cards on each table and we'd appreciate your honest feedback.”</text:p>
      <text:p text:style-name="P927"><text:soft-page-break/></text:p>
      <text:p text:style-name="P928"><text:tab/>Out of the corner of her eye she saw Nell move toward Bella to transfer her tray of goodies.</text:p>
      <text:p text:style-name="P927"/>
      <text:p text:style-name="P928"><text:tab/>“Before we head in, though, we'd like to officially introduce you to our place.”</text:p>
      <text:p text:style-name="P927"/>
      <text:p text:style-name="P928"><text:tab/>Nell walked up and turned to the crowd. <text:s/>“Ladies and Gentleman, welcome to …” She pulled the rope and the cover fluttered to the ground. <text:s/>“... <text:span text:style-name="T1648">Sweet Corner</text:span>!”</text:p>
      <text:p text:style-name="P927"/>
      <text:p text:style-name="P928"><text:tab/>For a moment everyone stared at the sign. <text:s/>The square weathered wood was bordered in green, white and red. <text:s/>Bright red lettering slashed diagonally across the middle, spelling out <text:span text:style-name="T1648">the name</text:span>. <text:s/><text:span text:style-name="T1648">The upper left corner was decorated with a produce basket overflowing with ears of corn, tomatoes and peppers. <text:s/></text:span>A cartoon chicken with huge round eyes, ruffled feathers and a gaping beak dominated the lower right hand corner.</text:p>
      <text:p text:style-name="P927"/>
      <text:p text:style-name="P928"><text:tab/>Laughter and applause broke out simultaneously. <text:s/>From the back of the crowd, Lynette cried “That's Matilda!” <text:s/></text:p>
      <text:p text:style-name="P928"/>
      <text:p text:style-name="P928"><text:tab/>Emma gave Nell a quick hug and whispered <text:s/>“<text:span text:style-name="T1021">Well done</text:span>. <text:s/>Let's move everyone inside.”</text:p>
      <text:p text:style-name="P927"/>
      <text:p text:style-name="P928"/>
      <text:p text:style-name="P927"/>
      <text:p text:style-name="P927"><text:tab/><text:span text:style-name="T1022">The next few hours flew by. <text:s/>The crowd funneled inside and eagerly explored the space, exclaiming over the gleaming interior, beautifully set tables and soft lighting. <text:s/>They drifted toward tables and sat down in pairs and small groups. Heads came together as people began reading the menu and discussing who would order what.</text:span></text:p>
      <text:p text:style-name="P927"/>
      <text:p text:style-name="P929"><text:tab/>Emma made her way to the kitchen and began preparing salads. <text:s/>All in all, the evening went well without any major hiccups. <text:s/>A few salads went out without croutons. <text:s/><text:soft-page-break/>Nell forgot to offer grated Parmesan to Frank and Vickie, but remembered when she served the next table. <text:s/>Emma burned one chicken piccata and barely had time to remake it before the entire table's order was ready.</text:p>
      <text:p text:style-name="P930"/>
      <text:p text:style-name="P928"><text:tab/>Emma had definitely had much worse soft openings. <text:s/>As the evening wore on she frequently complimented Nell and joked enough to keep both of them from getting too tense. <text:s/>She was happy when the time came to stand on the porch and wave everyone off.</text:p>
      <text:p text:style-name="P931"/>
      <text:p text:style-name="P928"><text:s text:c="3"/><text:tab/>&lt;<text:span text:style-name="T1023">start here </text:span>blah</text:p>
      <text:p text:style-name="P928"><text:span text:style-name="T1024">comment on Conner's still white t-shirt</text:span>&gt;</text:p>
      <text:p text:style-name="P931"/>
      <text:p text:style-name="P928"><text:tab/>“All right, here comes the fun part.” <text:s/>She picked up the first comment card and scanned it. <text:s/>“The food was great … liked the lemon sauce … “She laid the card face down on the table and started reading the next one. <text:s/>“The pasta was perfectly al dental.” <text:s/>She chuckled.</text:p>
      <text:p text:style-name="P931"/>
      <text:p text:style-name="P928"><text:tab/>&lt;<text:span text:style-name="T1023">start here . <text:s/>Conner comes back … highlight attraction between them</text:span>&gt;</text:p>
      <text:p text:style-name="P931"/>
      <text:p text:style-name="P928"><text:tab/></text:p>
      <text:p text:style-name="P932"/>
      <text:p text:style-name="P925">. . .</text:p>
      <text:p text:style-name="P891"/>
      <text:p text:style-name="P891"><text:tab/></text:p>
      <text:p text:style-name="P891"/>
      <text:p text:style-name="P923"/>
      <text:p text:style-name="P891"/>
      <text:p text:style-name="P1020">Chapter</text:p>
      <text:p text:style-name="P933"/>
      <text:p text:style-name="P1166"/>
      <text:p text:style-name="P1438"><text:span text:style-name="T994">Em</text:span>ma finished reading the opening night menu for the hundredth time and placed it back on the stack. <text:s/>No matter how many times she read it, she was still convinced there must be a typo or mistake. <text:s/>All their preparations had gone smoothly and there were no last minute emergencies. <text:s text:c="2"/>At least none that she knew of. <text:s/></text:p>
      <text:p text:style-name="P1438"/>
      <text:p text:style-name="P1438">Nell glanced over her reading glasses and said “Did anything new appear?”</text:p>
      <text:p text:style-name="P1438"/>
      <text:p text:style-name="P1438">Emma <text:span text:style-name="T1025">propped her chin in her hand. <text:s/>“Nope. <text:s/>It's perfect.”</text:span></text:p>
      <text:p text:style-name="P1438"/>
      <text:p text:style-name="P1439">Nell laughed. “I didn't know 'perfect' could so sound disappointed. <text:s/>Why don't you take those things down to the restaurant. <text:s/>Out of sight, out of mind.”</text:p>
      <text:p text:style-name="P1438"/>
      <text:p text:style-name="P1439">She was right, Emma thought. <text:span text:style-name="T1026">The past month had been a blur of work. <text:s/>Contractors had re-glazed windows, put in an outside door from the kitchen, and renovated the bathroom. <text:s/>The commercial appliances had been delivered and installed.</text:span></text:p>
      <text:p text:style-name="P1439"/>
      <text:p text:style-name="P1439"><text:span text:style-name="T1026">Now that her days weren't consumed by preparation, Emma</text:span> was easily bored and looking for problems that didn't exist. <text:s/>She should just relax and enjoy the few days of quiet while she could.</text:p>
      <text:p text:style-name="P1438"/>
      <text:p text:style-name="P1439">Emma scooped up the stack and placed them in a folder. <text:s text:c="2"/>“Good idea. <text:s/><text:span text:style-name="T1027">I think I'll</text:span> walk down <text:span text:style-name="T1027">before it gets dark</text:span>.”</text:p>
      <text:p text:style-name="P1438"/>
      <text:p text:style-name="P1439">Halfway down the hill she spotted Conner riding across the meadow on his way <text:span text:style-name="T1026">home</text:span>. <text:s/><text:span text:style-name="T1028">S</text:span>he waved <text:span text:style-name="T1029">but</text:span> continued <text:span text:style-name="T1029">walking</text:span>. <text:s/>He changed directions and loped <text:soft-page-break/>toward her. <text:s/></text:p>
      <text:p text:style-name="P1439"/>
      <text:p text:style-name="P1439">“Everything okay?”</text:p>
      <text:p text:style-name="P1439"/>
      <text:p text:style-name="P1439">She <text:span text:style-name="T1030">smiled</text:span> up at him. <text:s/>“Yep. <text:s/>I'm <text:span text:style-name="T1031">taking the</text:span> <text:span text:style-name="T1032">opening week menus down. <text:s/>I'm afraid if I read them one more time Nell will hide them</text:span>.”</text:p>
      <text:p text:style-name="P1439"/>
      <text:p text:style-name="P1439">He swung down off the bay and stood in front of her, idly flipped the <text:span text:style-name="T1033">ends of the </text:span>reins back and forth against his leg. </text:p>
      <text:p text:style-name="P1439"/>
      <text:p text:style-name="P1440">“Nell said you've got everything ready. <text:s/>How are you feeling?”</text:p>
      <text:p text:style-name="P1439"/>
      <text:p text:style-name="P1441"><text:span text:style-name="T1034">E</text:span>mma shrugged. <text:s/>“A little antsy. <text:s/>I feel like I should be doing something … but there's nothing left to do. <text:s/>I'll be glad when Friday gets here.”</text:p>
      <text:p text:style-name="P1439"/>
      <text:p text:style-name="P1440">Movement at the bottom of the drive caught her attention and she watched the red <text:span text:style-name="T1033">Cadillac</text:span> turn in.</text:p>
      <text:p text:style-name="P1440"/>
      <text:p text:style-name="P1440">Her eyes got big. <text:s/>“Oh shit.”</text:p>
      <text:p text:style-name="P1440"/>
      <text:p text:style-name="P1440">“What?” <text:s/>Conner turned his head. <text:s/>“What is it?”</text:p>
      <text:p text:style-name="P1440"/>
      <text:p text:style-name="P1440">“My Mom.” she groaned.</text:p>
      <text:p text:style-name="P1440"/>
      <text:p text:style-name="P1440">Conner chuckled. <text:s/>“You don't want to see her?”</text:p>
      <text:p text:style-name="P1440"/>
      <text:p text:style-name="P1440">Emma held up her hand <text:span text:style-name="T1035">with her fingers spread wide</text:span>, and <text:span text:style-name="T1036">shoved it in the direction of the car</text:span>. <text:s/>“No. <text:s/>She's not alone.” <text:s/>She spun her index finger in the air and <text:span text:style-name="T1037">then</text:span> pointed toward the road. <text:s/>It took Conner a moment to realize she was signaling for the car to turn around.</text:p>
      <text:p text:style-name="P1440"/>
      <text:p text:style-name="P1440">“Who's with her?”</text:p>
      <text:p text:style-name="P1440"/>
      <text:p text:style-name="P1440"><text:soft-page-break/>“Some guy.” She grumbled. <text:s/>“She's been trying to fix me up with <text:span text:style-name="T1035">every</text:span> single man <text:span text:style-name="T1038">in the county</text:span>. <text:s/><text:span text:style-name="T1035">I guess she thinks that's the key to happiness.”</text:span></text:p>
      <text:p text:style-name="P1440"/>
      <text:p text:style-name="P1442">Conner studied the car more closely as it stopped and began backing down the drive. <text:s/>Even from this distance he could see Vickie's broad grin. <text:s/><text:span text:style-name="T1033">A dark haired man sat in the passenger seat, staring up at them. <text:s/>The sight irritated him.</text:span></text:p>
      <text:p text:style-name="P1442"/>
      <text:p text:style-name="P1441">“I don't suppose you'd be willing to run interference for me?” Emma asked hopefully.</text:p>
      <text:p text:style-name="P1441"/>
      <text:p text:style-name="P1443">“How am I supposed to do that?”</text:p>
      <text:p text:style-name="P1443"/>
      <text:p text:style-name="P1443">“You know, like you did with Wayne <text:span text:style-name="T994">the other</text:span> day.” <text:span text:style-name="T1039">she teased.</text:span></text:p>
      <text:p text:style-name="P1442"/>
      <text:p text:style-name="P1441">Conner narrowed <text:span text:style-name="T1040">his </text:span>eyes. <text:s/>“<text:span text:style-name="T1040">I've got my own work to do, Emmaline.” he snapped. <text:s/>He was immediately sorry, but stubbornly tightened his jaw.</text:span></text:p>
      <text:p text:style-name="P1441"/>
      <text:p text:style-name="P1444">“'Course. <text:s/>Sorry.” She scowled as she watched her mother park the car. <text:s/>“I guess I'll go get this over with.” <text:s/>Her eyes flicked back to him and her <text:span text:style-name="T1041">expression</text:span> <text:span text:style-name="T1042">softened</text:span>. <text:s/>“I'll see you later, <text:span text:style-name="T1041">honey</text:span>.” <text:s/><text:span text:style-name="T1041">She teased. </text:span></text:p>
      <text:p text:style-name="P1441"/>
      <text:p text:style-name="P1445"><text:span text:style-name="T1040">C</text:span>onner mounted, but didn't move off immediately. <text:s/><text:span text:style-name="T1043">Vickie and her passenger emerged from the car and turned toward Emma as she approached. <text:s/>He saw the man flash a smile as Vickie made the introductions, and when he shook Emma's hand he covered hers with his left. <text:s/>Conner wanted to kick his horse into a gallop and make a bee-line to the little group. <text:s/>Instead he turned Boxer and started cutting back up to the house.</text:span></text:p>
      <text:p text:style-name="P1445"/>
      <text:p text:style-name="P1446">When he reached the white rail fence that outlined Nell's “no cow zone” he rode to the gate and <text:span text:style-name="T1044">dismounted. <text:s/></text:span><text:soft-page-break/><text:span text:style-name="T1044">He stood there so long the horse turned and looked at him expectantly.</text:span></text:p>
      <text:p text:style-name="P1446"/>
      <text:p text:style-name="P1446">“Well, hell!” he huffed.</text:p>
      <text:p text:style-name="P1446"/>
      <text:p text:style-name="P1446">He dragged the saddle <text:span text:style-name="T1045">down and slung it over the top rail. <text:s text:c="2"/>Conner led the bay through the gate and stripped off the bridle. <text:s/>Boxer trotted a distance away, dropped to the ground and rolled on his back. <text:s/>He wriggled side to side his legs waving comically. <text:s/>The scratch completed, he lurched to his feet and gave himself a good shake. <text:s/>Conner wished he could throw off his own burdens as easily. <text:s/></text:span></text:p>
      <text:p text:style-name="P1446"/>
      <text:p text:style-name="P1447">He had to admit, though, he felt a little lighter as he closed the distance to the restaurant and the red-headed troublemaker waiting there.</text:p>
      <text:p text:style-name="P1448"/>
      <text:p text:style-name="P1449">* * *</text:p>
      <text:p text:style-name="P1448"/>
      <text:p text:style-name="P1450"><text:span text:style-name="T1046">E</text:span>mma did a double-take when she Conner walk<text:span text:style-name="T1047">ed</text:span> in. <text:s/>She'd heard him ride off <text:span text:style-name="T1047">earlier </text:span>and assumed he was up at the house. <text:s/>She didn't bother making introductions. <text:s/>The sooner Vickie left with her companion the better.</text:p>
      <text:p text:style-name="P1450"/>
      <text:p text:style-name="P1450"><text:span text:style-name="T1048">Her lips stretched in a</text:span> grateful smile. <text:s/>“Hi, Conn!”</text:p>
      <text:p text:style-name="P1450"/>
      <text:p text:style-name="P1450">Conner nodded at Vickie, but ignored the man beside her. <text:s/>“Hey. <text:s/>I thought I'd come by and help you with the rest of the boxes. <text:s/>I know you've got a lot to do tonight.”</text:p>
      <text:p text:style-name="P1450"/>
      <text:p text:style-name="P1450">Emma's voice was a little too loud when she responded. <text:s/>“Great! <text:s/>Yes! <text:s/>Thank you!”</text:p>
      <text:p text:style-name="P1450"/>
      <text:p text:style-name="P1450">She threw up her hands apologetically as she looked at her mother. <text:s/>“Sorry to cut the visit short, but we do have work to do. <text:s/>Thanks for stopping by.” <text:s/>She tucked her <text:span text:style-name="T1049">thumbs</text:span> in her front pockets <text:span text:style-name="T1050">with her fingers curled in toward her palms</text:span>. <text:s/>“It was nice meeting you, Dan.”</text:p>
      <text:p text:style-name="P1450"><text:soft-page-break/></text:p>
      <text:p text:style-name="P1450">Vickie's eyes narrowed as she gazed at her daughter. <text:s/>“Yes, well, I'll see you later. <text:s/>Come on Dan, I'll drop you off.”</text:p>
      <text:p text:style-name="P1450"/>
      <text:p text:style-name="P1450">Emma barely waited until they disappeared before folding her hands and <text:span text:style-name="T1051">chanting</text:span> “Thank you, thank you, thank you!”</text:p>
      <text:p text:style-name="P1450"/>
      <text:p text:style-name="P1451">Conner listened to the crunch of gravel as Emma's mother drove off. <text:s/>“You're welcome. <text:s/><text:span text:style-name="T1052">Who was he?”</text:span></text:p>
      <text:p text:style-name="P1451"/>
      <text:p text:style-name="P1452">“Dan somebody. <text:s/>Mom said he's an investment banker. <text:s/>I think.” <text:span text:style-name="T1050">S</text:span>he wrinkled her nose. <text:s/>“God, I hope he's the last one she digs up.”</text:p>
      <text:p text:style-name="P1451"/>
      <text:p text:style-name="P1453"><text:span text:style-name="T1052">S</text:span>o did he. <text:s/><text:span text:style-name="T1053">He didn't much care for the idea of Vickie scouring the countryside for a suitable match for her daughter. <text:s/>He wondered if Nell did. <text:s/>If so, she was keeping her own council on the matter.</text:span></text:p>
      <text:p text:style-name="P1451"/>
      <text:p text:style-name="P1452">“Since I'm here is there anything you really do need help with?”</text:p>
      <text:p text:style-name="P1454"/>
      <text:p text:style-name="P1454">“Could you check the hinges on the doors to the kitchen? <text:s/>They don't seem to be swinging easily. <text:s/><text:span text:style-name="T1054">Here, I'll show you.</text:span>”</text:p>
      <text:p text:style-name="P1454"/>
      <text:p text:style-name="P1455">She walked over and grabbed the top<text:span text:style-name="T1055">s</text:span> of the white louvered cafe doors and pulled one back. <text:s/>When she let go, it swung partway home and stopped. <text:s/><text:line-break/><text:line-break/><text:tab/>“No problem. <text:s/>Got a screwdriver?”</text:p>
      <text:p text:style-name="P1455"/>
      <text:p text:style-name="P1455">Emma pointed to a toolbox on the counter. “Have at it. <text:s/>I'll be outside.” <text:s/>She picked up a cardboard box from the counter and walked out to the courtyard.</text:p>
      <text:p text:style-name="P1455"/>
      <text:p text:style-name="P1455"><text:soft-page-break/>It only took Conner a few minutes to reset the hinges and get both doors moving correctly. <text:s/>He <text:span text:style-name="T1053">went in search of Emma and </text:span>found <text:span text:style-name="T1053">her</text:span> untangling <text:span text:style-name="T1056">several</text:span> strands of white lights. </text:p>
      <text:p text:style-name="P1455"/>
      <text:p text:style-name="P1455">“<text:span text:style-name="T1056">I found these in the milk house. <text:s/>I thought I'd put them in the trees out here rather than throw them away. <text:s/>They all seem to be working.” <text:s/>The was a ladder by the door and she dragged it under the tree and put a foot on the bottom step.</text:span></text:p>
      <text:p text:style-name="P1455"/>
      <text:p text:style-name="P1456">“Here. Let me do that.” <text:s/></text:p>
      <text:p text:style-name="P1456"/>
      <text:p text:style-name="P1456">“<text:span text:style-name="T1657">I can do this.” She protested.</text:span></text:p>
      <text:p text:style-name="P1456"/>
      <text:p text:style-name="P1456">“<text:span text:style-name="T1657">I know you can, probably better than me, but at least I'm taller. <text:s/>You get the added bonus of being able to order me around. <text:s/>Humor me, Emmaline.”</text:span></text:p>
      <text:p text:style-name="P1456"/>
      <text:p text:style-name="P1455">“<text:span text:style-name="T1053">Honestly, Conn, are you ever going to call me Emma?” she asked, her fists planted on her hips.</text:span></text:p>
      <text:p text:style-name="P1455"/>
      <text:p text:style-name="P1457">His expression was honestly puzzled. <text:s/>“Why would I do that? <text:s text:c="2"/>It's such a <text:span text:style-name="T1055">beautiful</text:span> name.”</text:p>
      <text:p text:style-name="P1457"/>
      <text:p text:style-name="P1458"><text:span text:style-name="T1057">A flush of color spread up her neck and washed over her cheeks. <text:s/></text:span>She murmured “Oh.” before <text:span text:style-name="T1657">stepping back and letting him climb up</text:span>.</text:p>
      <text:p text:style-name="P1458"/>
      <text:p text:style-name="P1458">His stomach dropped as he looked down at her. <text:s/><text:span text:style-name="T1055">I</text:span>n the fading light of the sunset, <text:span text:style-name="T1055">she glowed</text:span>. <text:s/>Her hair, caught loosely at the neck, was a fiery blaze of spirals. <text:s/>Her creamy skin <text:span text:style-name="T1055">had taken</text:span> on a peachy luminescence.</text:p>
      <text:p text:style-name="P1458"/>
      <text:p text:style-name="P1458">He rattled the lights in his hand. <text:s/>“How do you want these put up here?”</text:p>
      <text:p text:style-name="P1458"/>
      <text:p text:style-name="P1458">“I'm not sure. <text:s/>Can you kind of zigzag them through <text:soft-page-break/>the bottom branches? <text:s/>I'll plug them in so we can see what we're doing.”</text:p>
      <text:p text:style-name="P1458"/>
      <text:p text:style-name="P1458">A half hour later he'd arranged all the lights <text:span text:style-name="T1055">in a hidden</text:span> layer <text:span text:style-name="T1058">among the lower leaves. <text:s/>He moved the ladder to the side and joined Emma.</text:span></text:p>
      <text:p text:style-name="P1458"/>
      <text:p text:style-name="P1459">She smiled as he <text:span text:style-name="T1059">stepped</text:span> next to her. <text:s/>“That's perfect. <text:s/>It looks nice, doesn't it?”</text:p>
      <text:p text:style-name="P1460"/>
      <text:p text:style-name="P1460">“<text:span text:style-name="T1055">Lovely</text:span>.” <text:span text:style-name="T1060">He said in a low voice, not looking up</text:span>. <text:s/>His eyes <text:span text:style-name="T1055">never left her. <text:s/>He rubbed at the stubble on </text:span>his <text:span text:style-name="T1061">left </text:span>cheek.</text:p>
      <text:p text:style-name="P1460"/>
      <text:p text:style-name="P1460"><text:span text:style-name="T1062">She</text:span> lifted her hand and <text:span text:style-name="T1063">pulled</text:span> his away. <text:s/><text:span text:style-name="T1062">Her face tipped to the side as she looked up at him. </text:span><text:s/>“You know that <text:span text:style-name="T1064">thing</text:span> only makes you more attractive, right? <text:s/>It breaks up an otherwise unbearably handsome face.” <text:s/></text:p>
      <text:p text:style-name="P1460"/>
      <text:p text:style-name="P1461"><text:span text:style-name="T1063">Tiny specks of light twinkled in her eyes, like still pools reflecting a starry sky. <text:s/></text:span>He took a step closer.</text:p>
      <text:p text:style-name="P1461"/>
      <text:p text:style-name="P1461">“Can I see <text:span text:style-name="T1064">that</text:span> scar now?”</text:p>
      <text:p text:style-name="P1461"/>
      <text:p text:style-name="P1461">Her lips parted slightly, and she <text:span text:style-name="T1065">gently</text:span> shook her head.</text:p>
      <text:p text:style-name="P1461"/>
      <text:p text:style-name="P1461">He leaned closer. <text:s/>“Can I touch it?”</text:p>
      <text:p text:style-name="P1461"/>
      <text:p text:style-name="P1461">His right hand <text:span text:style-name="T1062">rose slowly until his fingers settled on her cheek. <text:s/>She drew in a sharp breath as h</text:span>is thumb brushed her lower lip. <text:s/><text:span text:style-name="T1066">Her weight was forward on the balls of her feet as if ready to flee.</text:span></text:p>
      <text:p text:style-name="P1461"/>
      <text:p text:style-name="P1461">His mouth <text:span text:style-name="T1067">touched hers so lightly she shivered</text:span>. <text:s/>She <text:span text:style-name="T1063">jumped when </text:span>his tongue touched the right corner of her mouth and slowly traced the bow of her upper lip to the other corner. <text:s/>The tip of his tongue slippe<text:span text:style-name="T1063">d </text:span>inside <text:span text:style-name="T1063">and </text:span>found <text:soft-page-break/>the scar, <text:span text:style-name="T1068">softly stroking over the ridged flesh</text:span>. <text:s/></text:p>
      <text:p text:style-name="P1461"/>
      <text:p text:style-name="P1461">He raised his head and rested his forehead against hers. <text:s/><text:span text:style-name="T1069">H</text:span>e drew back a fraction, <text:span text:style-name="T1070">his warm breath washing over her parted lips</text:span> <text:s/>The tips of his fingers <text:span text:style-name="T1071">brushed</text:span> her cheek as he straightened up.</text:p>
      <text:p text:style-name="P1461"/>
      <text:p text:style-name="P1462">He took a step back and it was all Emma could do not to fall forward.</text:p>
      <text:p text:style-name="P1462"/>
      <text:p text:style-name="P1462">“<text:span text:style-name="T1072">I think I'll call it a night. <text:s/></text:span>See you tomorrow?” <text:span text:style-name="T1073">H</text:span>is voice was thick. <text:s/></text:p>
      <text:p text:style-name="P1462"/>
      <text:p text:style-name="P1462">Emma gave him a crooked smile and nodded. <text:s/>She stood there long after he'd left.</text:p>
      <text:p text:style-name="P1461"/>
      <text:p text:style-name="P1461"/>
      <text:p text:style-name="P1460"/>
      <text:p text:style-name="P1460"/>
      <text:p text:style-name="P1166"/>
      <text:p text:style-name="P1678"/>
      <text:p text:style-name="P934">Chapter</text:p>
      <text:p text:style-name="P1075"/>
      <text:p text:style-name="P1075">It was a<text:span text:style-name="T1074">nother</text:span> busy Friday. <text:s/><text:span text:style-name="T1074">Emma could hear the murmur</text:span> of conversation, clink of silverware and <text:span text:style-name="T1075">bursts</text:span> of laughter drifting<text:span text:style-name="T1074"> in from the main room. <text:s/></text:span><text:s text:c="2"/><text:span text:style-name="T1074">The last order had gone out and she savored the sense of accomplishment. <text:s/>While she'd expected Zio's to be popular, she had not expected to enjoy the work so much. <text:s/></text:span></text:p>
      <text:p text:style-name="P1075"/>
      <text:p text:style-name="P1463">Maybe, she thought, when she was done scrubbing a few more pans she'd make an appearance out front. <text:s/>She loved the nights when she had time to talk to folks, catch up on the latest gossip and ensure that everyone was enjoying themselves. <text:s/>It was one of her favorite parts of the day.</text:p>
      <text:p text:style-name="P1463"/>
      <text:p text:style-name="P1463"><text:span text:style-name="T1076">Emma was untying her</text:span> apron <text:span text:style-name="T1076">when </text:span>Nell scurried through the door with a <text:span text:style-name="T1077">troubled</text:span> look. <text:s/>The fact that Nell scurried was worrying enough.</text:p>
      <text:p text:style-name="P1463"/>
      <text:p text:style-name="P1463">With a sense of dread Emma croaked “What's wrong?”.</text:p>
      <text:p text:style-name="P1463"/>
      <text:p text:style-name="P1463">Nell shook her head. <text:s/>“The Parkers just walked in.”</text:p>
      <text:p text:style-name="P1463"/>
      <text:p text:style-name="P1463">Emma had met the Parkers in town. <text:s/>Ed and Laura Parker ran a bookstore <text:span text:style-name="T1077">on the main street</text:span>. <text:s/>Seeing them together always brought a smile to her face. <text:s/>Ed was tall and lanky, <text:span text:style-name="T1078">while</text:span> Laura was even shorter than Emma <text:span text:style-name="T1078">and very curvacious</text:span>.</text:p>
      <text:p text:style-name="P1463"/>
      <text:p text:style-name="P1463">Emma frowned. <text:s/><text:span text:style-name="T1078">She knew the tables were all taken, but usually late arrivals were quickly invited to join other couples. <text:s/>They kept extra chairs in the front room to make it easy to squeeze a person or two into existing parties. <text:s/>The Parkers were popular and she couldn't imagine that they wouldn't have been extended an invitation almost immediately.</text:span></text:p>
      <text:p text:style-name="P1463"><text:soft-page-break/></text:p>
      <text:p text:style-name="P1464">Nell was looking at Emma as if the situation were perfectly clear.</text:p>
      <text:p text:style-name="P1464"/>
      <text:p text:style-name="P1464">“Okay, I give up. <text:s/>What's the problem?”</text:p>
      <text:p text:style-name="P1464"/>
      <text:p text:style-name="P1464">Nell's eyes widened. <text:s/>“It's their anniversary!”</text:p>
      <text:p text:style-name="P1464"/>
      <text:p text:style-name="P1464">Emma <text:span text:style-name="T1077">frowned again. <text:s/>“Okay. <text:s/>So what ...” then her eyes went round as Nell's meaning finally sunk in. <text:s/>“Oh!” <text:s/>The fact that the couple had shown up at this late hour meant lack of planning on someone's part.</text:span></text:p>
      <text:p text:style-name="P1463"/>
      <text:p text:style-name="P1465">She hurriedly removed the apron and threw it across the st<text:span text:style-name="T1079">ock</text:span> shelves. <text:s/>She smoothed back her hair and gathered her courage.</text:p>
      <text:p text:style-name="P1465"/>
      <text:p text:style-name="P1465">“How bad?”</text:p>
      <text:p text:style-name="P1465"/>
      <text:p text:style-name="P1465">Nell's sucked in her lips for a moment. <text:s/>“You'll know when you see Laura's face. <text:s/><text:span text:style-name="T1080">I'll wait here.</text:span>”</text:p>
      <text:p text:style-name="P1075"/>
      <text:p text:style-name="P1466">Emma squared her shoulders and pushed through the swinging doors. <text:s text:c="2"/>Her eyes took in the entire room, from the closest table finishing their dessert to the <text:span text:style-name="T1081">doorway</text:span> where the Parkers stood. <text:s/>Laura's face was flushed, her <text:span text:style-name="T1079">normally plump lips were thin</text:span> and she was glaring at her husband, who stood with his shoulders hunched.</text:p>
      <text:p text:style-name="P1075"/>
      <text:p text:style-name="P1466">Emma took her time moving through the room, asking <text:span text:style-name="T1079">locals</text:span> “Is everything okay?” and waving at <text:span text:style-name="T1082">tables</text:span> in the far corner. <text:s/>She used the time to try to come up with a plan.</text:p>
      <text:p text:style-name="P1466"/>
      <text:p text:style-name="P1466">When she finally reached the Parkers her broad smile embra<text:span text:style-name="T1083">c</text:span>ed them both. <text:s/>“You're early.”</text:p>
      <text:p text:style-name="P1466"/>
      <text:p text:style-name="P1466">Without giving either one a chance to respond she <text:soft-page-break/>tipped her head and added “I had you written down for a <text:span text:style-name="T1084">nine o'clock</text:span> reservation. <text:s/>Did I get the time wrong?”</text:p>
      <text:p text:style-name="P1467"/>
      <text:p text:style-name="P1467">Laura gave <text:span text:style-name="T1079">her husband </text:span>a skeptical look. <text:s/>“You made a reservation?”</text:p>
      <text:p text:style-name="P1468"/>
      <text:p text:style-name="P1468">Emma laid <text:span text:style-name="T1085">a</text:span> hand on Laura's arm. <text:s/>“<text:span text:style-name="T1083">We'd never had a reservation request before.</text:span>” <text:s/><text:span text:style-name="T1079">Emma congratulated herself on coming up with a response that wasn't really a lie.</text:span></text:p>
      <text:p text:style-name="P1468"/>
      <text:p text:style-name="P1466">She glanced at Ed, whose mouth was slightly open, and winked. <text:s/>“No worries. <text:s text:c="2"/>Just give me a few minutes and we'll have your table <text:span text:style-name="T1086">ready</text:span>.”</text:p>
      <text:p text:style-name="P1468"/>
      <text:p text:style-name="P1469">Nell was practically wringing her hands <text:span text:style-name="T1079">waiting in</text:span> the kitchen.</text:p>
      <text:p text:style-name="P1468"/>
      <text:p text:style-name="P1469">“What are we going do do?”</text:p>
      <text:p text:style-name="P1468"/>
      <text:p text:style-name="P1469"><text:span text:style-name="T1079">Emma</text:span> began gathering up plates and silverware. <text:s/>“Grab a tablecloth and that vase of wildflowers <text:span text:style-name="T1087">from</text:span> the windowsill and follow me!” </text:p>
      <text:p text:style-name="P1468"/>
      <text:p text:style-name="P1470">Emma hustled through the dutch door to the courtyard and heard Nell gasp behind her. <text:s/>“Oh! <text:s/>What a brilliant idea!”</text:p>
      <text:p text:style-name="P1468"/>
      <text:p text:style-name="P1470">“If you'll set the table, I'll set the mood.” Emma <text:span text:style-name="T1088">teased</text:span>.</text:p>
      <text:p text:style-name="P1468"/>
      <text:p text:style-name="P1470">As Nell began <text:span text:style-name="T1089">setting the table</text:span>, Emma rearranged the flowers and then plugged in the strands of lights. Nell glanced up in surprise and smiled brightly. <text:s text:c="2"/>A little breeze blew through the tree top making the tiny white lights dance and twinkle. </text:p>
      <text:p text:style-name="P1468"/>
      <text:p text:style-name="P1471"><text:span text:style-name="T1090">T</text:span>oo bad <text:span text:style-name="T1091">they</text:span> couldn't toss in a strolling violinist. <text:s/>Her face lit up <text:span text:style-name="T1092">and</text:span> she <text:span text:style-name="T1091">trotted</text:span> back to the kitchen and pulled <text:span text:style-name="T1092">the</text:span> <text:soft-page-break/>portable CD player <text:span text:style-name="T1091">from beneath the sink</text:span>. <text:s/><text:span text:style-name="T1093">She knew it still held the classical </text:span>piano <text:span text:style-name="T1093">music she'd listened to earlier. <text:s/>It</text:span> would be perfect for adding <text:span text:style-name="T1091">to the </text:span>ambiance. <text:s/>She placed the player on the side<text:span text:style-name="T1092">board (note, need to mention the sideboard in the earlier setup of the courtyard) </text:span>and turned it on. </text:p>
      <text:p text:style-name="P1471"/>
      <text:p text:style-name="P1470"><text:span text:style-name="T1094">They</text:span> stepped back and gave the <text:span text:style-name="T1095">scene</text:span> a critical appraisal. <text:s text:c="2"/><text:span text:style-name="T1094">Without a word they </text:span>turned and hugged each other. <text:s/></text:p>
      <text:p text:style-name="P1471"/>
      <text:p text:style-name="P1472">Emma <text:span text:style-name="T1079">smiled</text:span> triumphantly. <text:s/>“Nell, would you do the honor of bringing our guests out?”</text:p>
      <text:p text:style-name="P1472"/>
      <text:p text:style-name="P1472">Nell nodded happily and disappeared back inside. <text:s/>She <text:span text:style-name="T1096">found Ed and Laura talking with the school principal </text:span>and waited a moment for a break in the conversation.</text:p>
      <text:p text:style-name="P1471"/>
      <text:p text:style-name="P1471"><text:span text:style-name="T1090">“</text:span>Okay, we're ready. <text:s/><text:span text:style-name="T1090">This way </text:span>please … <text:span text:style-name="T1090">a little detour through the kitchen.”</text:span></text:p>
      <text:p text:style-name="P1471"/>
      <text:p text:style-name="P1473">As she lead the way she heard someone whisper “Where are they going?” <text:s/>She gave the watching customers a secretive smile and whisked the pair <text:span text:style-name="T1097">through</text:span> <text:span text:style-name="T1098">the kitchen and out to the courtyard</text:span>.</text:p>
      <text:p text:style-name="P1473"/>
      <text:p text:style-name="P1473">Laura looked at Ed with surprise. <text:s/>“Oh! <text:s/>This is lovely. <text:s/>You arranged this?” <text:s/></text:p>
      <text:p text:style-name="P1473"/>
      <text:p text:style-name="P1473">He gave her a goofy grin, and met Emma's eyes. <text:s/>“I can't take all the credit.”</text:p>
      <text:p text:style-name="P1473"/>
      <text:p text:style-name="P1474"><text:span text:style-name="T1099">E</text:span>d stepped forward to hold Laura's chair, and over the top of her head <text:span text:style-name="T1079">silently </text:span>mouthed “Thank you” to <text:span text:style-name="T1079">the two women</text:span>. <text:s/></text:p>
      <text:p text:style-name="P1474"/>
      <text:p text:style-name="P1474">Nell handed the couple their menus and told them about the evenings specials. <text:s/>Emma stole around to the <text:soft-page-break/>milk house and ducked inside. <text:s/>She pulled the chain of the overhead light and looked over the wines carefully stacked in the crates on the cool floor. <text:s/>She bit her lip trying to decide on a selection since she didn't know what the Parkers would order. <text:s/><text:span text:style-name="T1100">She spotted a</text:span> bottle of sparkling white wine <text:span text:style-name="T1100">and carefully retrieved it</text:span>.</text:p>
      <text:p text:style-name="P1474"/>
      <text:p text:style-name="P1474">When Emma returned the Parkers were leaning forward <text:span text:style-name="T1079">over the table and talking in low voices. <text:s/>She heard Laura giggle and glance over her shoulder. <text:s/>Emma looked in the same direction and saw the sliver of a face in one of the windows before the lace curtains twitched back into place </text:span></text:p>
      <text:p text:style-name="P1474"/>
      <text:p text:style-name="P1475">“In celebration of your <text:span text:style-name="T1101">anniversary</text:span>, we'd like to offer you a drink on the house. <text:s/><text:span text:style-name="T1101">I assume you're old enough.”</text:span></text:p>
      <text:p text:style-name="P1476"/>
      <text:p text:style-name="P1476">Laura giggled again when the bottle popped open <text:span text:style-name="T1102">and </text:span>reached across the table for Ed's hand. After they'd toasted each other, Emma topped off their glasses. <text:s text:c="2"/>She saw Nell approaching with the salad plates and gave the couple a fond smile. <text:s/>“I'll leave you to enjoy your dinner. <text:s/>Happy Anniversary!”</text:p>
      <text:p text:style-name="P1476"/>
      <text:p text:style-name="P1477">…</text:p>
      <text:p text:style-name="P1477"/>
      <text:p text:style-name="P1478"/>
      <text:p text:style-name="P1478"/>
      <text:p text:style-name="P1478"><text:span text:style-name="T1100">Emma</text:span> heard Nell's <text:span text:style-name="T1100">infectious </text:span>laughter as she escorted the Parkers back through the kitchen on their way out. <text:s/>Laura stopped to give Emma a hug and whispered “Thank you so much for saving the day!” <text:s/>Emma hugged her back. <text:s/>“I'm so glad you could join us tonight. <text:s/>I hope you can celebrate with us next year too.”</text:p>
      <text:p text:style-name="P1478"/>
      <text:p text:style-name="P1478">Ed put his arm around his wife's shoulder and laughed “Maybe we should make that reservation now.”</text:p>
      <text:p text:style-name="P1478"/>
      <text:p text:style-name="P1479"><text:soft-page-break/>&lt;start here … Conner arrives, Nell lives. <text:s/>Conner &amp; Emma “dance”. <text:s/>He jokes about honky-tonky style dancing&gt;</text:p>
      <text:p text:style-name="P1480"/>
      <text:p text:style-name="P1477"/>
      <text:p text:style-name="P1477"/>
      <text:p text:style-name="P1476"/>
      <text:p text:style-name="P1679"/>
      <text:p text:style-name="P934">Chapter</text:p>
      <text:p text:style-name="P1481"/>
      <text:p text:style-name="P1481">Emma peered into the refrigerator and pulled out a wedge of cheese and an apple. <text:s/>She quickly sliced the fruit and cheese and sat down to have a late snack. <text:s/>She picked up a half-open bottle of red wine and set it down on the counter. <text:s/>She stared down at the plate, <text:span text:style-name="T1103">but saw </text:span>a breezy meadow and picnic blanket. <text:s/>Conner.</text:p>
      <text:p text:style-name="P1032"/>
      <text:p text:style-name="P1482"><text:span text:style-name="T1104">B</text:span>efore she could change her mind she scooped up the plate and bottle, then snatched another bottle from the shelf and headed toward her truck.</text:p>
      <text:p text:style-name="P1482"/>
      <text:p text:style-name="P1483">&lt;start here&gt;</text:p>
      <text:p text:style-name="P1032"/>
      <text:p text:style-name="P1481">. . .</text:p>
      <text:p text:style-name="P1032"/>
      <text:p text:style-name="P1484">Her brain registered the fact that she was moving backwards in a straight line, and was not surprised when she felt the edge of the couch behind her knees. <text:s/>He deepened the kiss and slowly leaned forwards, bending her slightly over his left arm. <text:s/>She felt the loss as his right hand reached out towards the back of the couch and then she was being gently lowered to the cushions.</text:p>
      <text:p text:style-name="P1484"/>
      <text:p text:style-name="P1484">His lips left hers and trailed across her cheek to nibble on her ear. <text:s/>She arched her head back and felt his lips burn a path along her neck. <text:s/>She turned her head <text:span text:style-name="T1103">desperately </text:span>seeking his mouth again. <text:s/>Their play swung between teasing light brushes and bold hot open mouth kisses. <text:s/>She lost all sense of time.</text:p>
      <text:p text:style-name="P1484"/>
      <text:p text:style-name="P1484">When she became aware of hard length of his thigh between hers she welcomed it. <text:s/>Her fingers were tangled in his hair and she breathlessly realized she was rocking against him. <text:s/>It all felt so right she ceased to think at all.</text:p>
      <text:p text:style-name="P1484"/>
      <text:p text:style-name="P1484"><text:soft-page-break/>He <text:span text:style-name="T1105">turned his head and rested his forehead against her jaw. <text:s/>She heard his long inhale and he pulled back slightly to meet her eyes. <text:s/>There was an unspoken question in his dark eyes that she understood immediately. <text:s/>She swallowed the sudden dryness in her throat and nodded.</text:span></text:p>
      <text:p text:style-name="P1484"/>
      <text:p text:style-name="P1485"><text:span text:style-name="T1105">H</text:span>e exhaled as if he'd been holding his breath, and then leveraged himself up. <text:s/>She felt boneless and shivered <text:span text:style-name="T1106">in the aftermath </text:span>of his body heat. <text:s/><text:span text:style-name="T1107">The sight of his outstretched palm brought a soft smile to her face, and she slid her hand into his. <text:s/>He lead her down the darkened hallway without a word.</text:span></text:p>
      <text:p text:style-name="P1485"/>
      <text:p text:style-name="P1486"><text:span text:style-name="T1107">A</text:span>s they entered the bedroom, he released her and crossed to the window. <text:s/>He pulled the drapes open and moonlight flooded in and fell across the bed. <text:s/></text:p>
      <text:p text:style-name="P1486"/>
      <text:p text:style-name="P1486">…</text:p>
      <text:p text:style-name="P1486"/>
      <text:p text:style-name="P1487">&lt;undressing each other&gt;</text:p>
      <text:p text:style-name="P1487"/>
      <text:p text:style-name="P1487">His horseman's hands roamed over her skin as if gentling a skittish filly. <text:s/>They gently rubbed her neck, skimmed lightly over her breasts, stroked her back. <text:s/><text:span text:style-name="T1108">They left a trail of fire wherever they went, and she was panting with want.</text:span></text:p>
      <text:p text:style-name="P1487"/>
      <text:p text:style-name="P1488">&lt;blah blah&gt;</text:p>
      <text:p text:style-name="P1486"/>
      <text:p text:style-name="P1486">He entered her with one long sweet thrust and then froze. <text:s/></text:p>
      <text:p text:style-name="P1486"/>
      <text:p text:style-name="P1486">“Jesus!”</text:p>
      <text:p text:style-name="P1486"/>
      <text:p text:style-name="P1486">She opened her eyes and gazed up at him.</text:p>
      <text:p text:style-name="P1486"/>
      <text:p text:style-name="P1486">“Are you alright?”</text:p>
      <text:p text:style-name="P1486"/>
      <text:p text:style-name="P1486"><text:soft-page-break/>His arms were <text:span text:style-name="T1109">locked </text:span>s<text:span text:style-name="T1110">traight on either side of her </text:span>and she could see the muscles in his jaw flexing.</text:p>
      <text:p text:style-name="P1486"/>
      <text:p text:style-name="P1486">“I think that's supposed to be my line.” he <text:span text:style-name="T1111">ground out</text:span>.</text:p>
      <text:p text:style-name="P1486"/>
      <text:p text:style-name="P1486">She <text:span text:style-name="T1110">wiggled</text:span> beneath him trying to get even closer.</text:p>
      <text:p text:style-name="P1486"/>
      <text:p text:style-name="P1486">His <text:span text:style-name="T1112">hoarse</text:span> <text:span text:style-name="T1112">voice</text:span> <text:span text:style-name="T1110">groaned</text:span> “Oh God, please don't … do … that.”</text:p>
      <text:p text:style-name="P1486"/>
      <text:p text:style-name="P1486">She sensed he really meant it and went still. <text:s/>Embarrassment<text:span text:style-name="T1110"> flooded her and she silently cursed her lack of experience. <text:s/></text:span></text:p>
      <text:p text:style-name="P1486"/>
      <text:p text:style-name="P1489">He relaxed a little and lowered himself until the warmth of his chest covered her. <text:s/>His lips brushed her ear and he whispered “You feel <text:span text:style-name="T1113">too goo</text:span>d.”</text:p>
      <text:p text:style-name="P1489"/>
      <text:p text:style-name="P1489">Understanding and warmth flooded her. <text:s/>She carefully turned her head and her voice was low as she said “I'm so close ...”</text:p>
      <text:p text:style-name="P1489"/>
      <text:p text:style-name="P1489">She gently bit his earlobe and heard a growl deep in his throat.</text:p>
      <text:p text:style-name="P1489"/>
      <text:p text:style-name="P1489">She felt his hand slide down her ribs, over her hip and between their joined bodies. <text:s/>His thumb glided over her sensitive skin and she almost jumped when he touched her. <text:s/>It only took a few agonizingly slow circles before she felt herself tensing with the intensity of her climax. <text:s/>As her body clenched around him she threw her head back and her mouth fell open.</text:p>
      <text:p text:style-name="P1489"/>
      <text:p text:style-name="P1489">“<text:span text:style-name="T1114">Naaarrrrrgggg</text:span>...”</text:p>
      <text:p text:style-name="P1489"/>
      <text:p text:style-name="P1489">He thrust into her several times <text:span text:style-name="T1115">and</text:span> with a muffled exclamation collapsed on top of her. <text:s/><text:span text:style-name="T1116">Blood pounded in her ears, and sh</text:span>e could feel the hammering of his heart against <text:soft-page-break/>hers. <text:s/><text:span text:style-name="T1117">She wasn't sure how long they lay entwined, completely relaxed and comfortable in the silence.</text:span></text:p>
      <text:p text:style-name="P1489"/>
      <text:p text:style-name="P1490">Her shoulders began to shake slightly as she stiffed a laugh. <text:s/>He drew back slightly and looked at her with a little frown of concern. <text:s/>Before he could say anything her laughter escaped and his eye-brows shot up.</text:p>
      <text:p text:style-name="P1490"/>
      <text:p text:style-name="P1490">She felt tears gathering in the corners of her eyes and she struggled to suppress <text:span text:style-name="T1118">a fit of</text:span> giggles. <text:s/>When she met his eyes she quirked her own eye brow up with a grin.</text:p>
      <text:p text:style-name="P1490"/>
      <text:p text:style-name="P1490">“' <text:span text:style-name="T1114">Naaarrrrrgggg</text:span>'?” <text:s/>She giggled again. <text:s/>“Not my most articulate moment.”</text:p>
      <text:p text:style-name="P1490"/>
      <text:p text:style-name="P1490">His mouth <text:span text:style-name="T1115">curled</text:span> and he rolled over, pulling her against his side.</text:p>
      <text:p text:style-name="P1490"/>
      <text:p text:style-name="P1490">“High praise indeed.” he mumbled. <text:s/>She could hear the smile in his voice.</text:p>
      <text:p text:style-name="P1490"/>
      <text:p text:style-name="P1491">She thought he drifted off to sleep, and after a short time she did too. <text:s/>When she <text:span text:style-name="T1119">woke she was still snuggled up against this side, with her head resting on this shoulder. <text:s/>She blinked as reality began to intrude.</text:span></text:p>
      <text:p text:style-name="P1491"/>
      <text:p text:style-name="P1492">She started rolling her weight away from him, suddenly feeling awkward and unsure of herself.</text:p>
      <text:p text:style-name="P1492"/>
      <text:p text:style-name="P1492">His arm tightened slightly.</text:p>
      <text:p text:style-name="P1492"/>
      <text:p text:style-name="P1492">“Stay.” he said so softly she <text:span text:style-name="T1112">might have imagined it</text:span>.</text:p>
      <text:p text:style-name="P1492"/>
      <text:p text:style-name="P1492">“I <text:span text:style-name="T1120">should </text:span>get back. <text:s/>I have to get up early tomorrow.”</text:p>
      <text:p text:style-name="P1492"/>
      <text:p text:style-name="P1492">He didn't open his eyes or move, simply <text:span text:style-name="T1120">repeated </text:span>“Stay” <text:span text:style-name="T1121">in a low</text:span> voice.</text:p>
      <text:p text:style-name="P1492"/>
      <text:p text:style-name="P1492"><text:soft-page-break/>She pushed herself up on <text:span text:style-name="T1112">an</text:span> elbow and <text:span text:style-name="T1121">looked</text:span> down at him. <text:s/>The rush of feelings took her by surprised <text:span text:style-name="T1122">as</text:span> she <text:span text:style-name="T1120">balanced there</text:span>.</text:p>
      <text:p text:style-name="P1492"/>
      <text:p text:style-name="P1492">“I'll make it worth your while.” he murmured.</text:p>
      <text:p text:style-name="P1492"/>
      <text:p text:style-name="P1492">She smiled despite herself.</text:p>
      <text:p text:style-name="P1492"/>
      <text:p text:style-name="P1492">“Oh yeah? <text:s/>How?”</text:p>
      <text:p text:style-name="P1492"/>
      <text:p text:style-name="P1492">He still hadn't opened his eyes, but his right hand began <text:span text:style-name="T1123">gliding</text:span> up and down her back. <text:s/></text:p>
      <text:p text:style-name="P1492"/>
      <text:p text:style-name="P1492">“I could make you breakfast. <text:s/>Scrub your back in the shower. <text:s/>Do your laundry.”</text:p>
      <text:p text:style-name="P1492"/>
      <text:p text:style-name="P1492">She placed her hand on his chest still watching his face. <text:s/>He opened his eyes and gave her warm smile.</text:p>
      <text:p text:style-name="P1492"/>
      <text:p text:style-name="P1492">“I'll think of something.”</text:p>
      <text:p text:style-name="P1492"/>
      <text:p text:style-name="P1492">She didn't resist as his arm pulled her back down.</text:p>
      <text:p text:style-name="P935"/>
      <text:p text:style-name="P935"/>
      <text:p text:style-name="P1021">Chapter</text:p>
      <text:p text:style-name="P1493"/>
      <text:p text:style-name="P1493"/>
      <text:p text:style-name="P1477">Emma yawned as she placed a large slice of dark chocolate cake on a plate and added fresh whipped cream. <text:s/>She'd heard several customers calling good-night and heading to their cars, and she was glad to see the evening come to an end. <text:s/></text:p>
      <text:p text:style-name="P1477"/>
      <text:p text:style-name="P1477">The kitchen door swung open and Nell trudged in. <text:s/>“Here, I'll take that out. <text:s/>There's a man out front who'd like a word with <text:span text:style-name="T1102">you</text:span>.”</text:p>
      <text:p text:style-name="P1477"/>
      <text:p text:style-name="P1477">Emma flicked a crumb off the edge of the plate with a clean cloth, and handed it over. “Who is it?”</text:p>
      <text:p text:style-name="P1477"/>
      <text:p text:style-name="P1477">Nell shook her head. <text:s/>“He's not local. <text:s/>I think he just wants to compliment the chef.” She disappeared <text:span text:style-name="T1124">back through the door</text:span></text:p>
      <text:p text:style-name="P1477"/>
      <text:p text:style-name="P1477">Emma glanced down at the apron and decided it was presentable enough for whoever her admirer might be. <text:s/>She wiped her hands on the towel and folder it next to the sink. <text:s/></text:p>
      <text:p text:style-name="P1477"/>
      <text:p text:style-name="P1477">There were only a few tables still occupied and she had no problem finding the <text:span text:style-name="T1125">stranger</text:span>. <text:s/>She'd noticed him earlier sitting <text:span text:style-name="T1125">in the corner table</text:span>. <text:s/><text:span text:style-name="T1125">Unlike many other diners, he was wearing khakis and a dress shirt. <text:s/>He had the appearance of a road weary salesman.</text:span></text:p>
      <text:p text:style-name="P1477"/>
      <text:p text:style-name="P1477">“Good evening. <text:s/>Nell tells me you wanted to talk with me?”</text:p>
      <text:p text:style-name="P1477"/>
      <text:p text:style-name="P1477"><text:span text:style-name="T1126">When he looked up his bored expression was replaced by a look of absolute delight. <text:s/></text:span>He <text:span text:style-name="T1125">jumped to his feet so quickly Emma took a half step back in alarm</text:span>. <text:s text:c="2"/><text:span text:style-name="T1127"><text:s/></text:span></text:p>
      <text:p text:style-name="P1477"/>
      <text:p text:style-name="P1480">“<text:span text:style-name="T1125">It's a pleasure to see you.” His enthusiasm was </text:span><text:soft-page-break/><text:span text:style-name="T1125">genuine, if misplaced. <text:s/>A wide grin stretched his florid face. <text:s/>He ran his hand down his tie and straightened it. <text:s/>A scattering of flaky crust clung to the worn fabric. <text:s/>A dried smear of red sauce stained his shirt above his belt. Emma's eyes narrowed. <text:s/>If she remembered correctly, he'd ordered the bucatini with pesto. <text:s/>There were no pies on the menu tonight. <text:s text:c="2"/></text:span></text:p>
      <text:p text:style-name="P1477"/>
      <text:p text:style-name="P1480"><text:span text:style-name="T1128">The</text:span> smile <text:span text:style-name="T1124">she gave him </text:span>didn't quite reach her eyes. <text:s/><text:span text:style-name="T1124">She wasn't sure how to respond to his confusing phrase. <text:s/>“</text:span>Is there anything I can help you with?”</text:p>
      <text:p text:style-name="P1480"/>
      <text:p text:style-name="P1480">“<text:span text:style-name="T1129">No, no, n</text:span>ot really. <text:s/>I wanted to tell you how much I enjoyed the meal. <text:s/>It was delicious. <text:s/>Everything was perfect. <text:s/><text:span text:style-name="T1129">This is such a nice surprise.</text:span>” <text:s/></text:p>
      <text:p text:style-name="P1480"/>
      <text:p text:style-name="P1480">“Thank <text:span text:style-name="T1129">you</text:span>. <text:s/>We always appreciate feedback.”</text:p>
      <text:p text:style-name="P1480"/>
      <text:p text:style-name="P1494">He <text:span text:style-name="T1130">was suddenly anxious to leave, and fumbled with his wallet to place </text:span>cash down on the bill. <text:s/>“Well, you're doing a great job. <text:s/>Thanks again for a wonderful meal.” <text:s text:c="2"/></text:p>
      <text:p text:style-name="P1494"/>
      <text:p text:style-name="P1494">He<text:span text:style-name="T1124">r eyes followed him as he rushed from the room. <text:s/>The Bakers had been watching the exchange from the next table, both doing a poor job of pretending they weren't. <text:s/>Emma rolled her eyes and shrugged. <text:s/>“He definitely put the strange in stranger.” <text:s/>She swiftly changed the subject by asking Lynette how the new hens were doing.</text:span></text:p>
      <text:p text:style-name="P1494"/>
      <text:p text:style-name="P1493">The following week when Nell relayed a similar message, she <text:span text:style-name="T1131">added</text:span> “Table number <text:span text:style-name="T1132">nine</text:span>.” <text:s/><text:span text:style-name="T1132">It amused Emma that Nell had quickly adopted restaurant lingo and enjoyed tossing the terms around. <text:s/>She sometimes wondered if Nell stayed up late at night to memorize them. </text:span></text:p>
      <text:p text:style-name="P1493"/>
      <text:p text:style-name="P1495">Nell <text:span text:style-name="T1133">started artfully arranging cheese and apple slices on a cutting board. <text:s/></text:span>“He's worth <text:span text:style-name="T1134">the walk</text:span>. <text:s/>Good looking kid.”</text:p>
      <text:p text:style-name="P1495"><text:soft-page-break/></text:p>
      <text:p text:style-name="P1496"><text:span text:style-name="T1132">Table nine was tucked into the far corner of the front room and wasn't visible from the kitchen or main area. <text:s/></text:span>Emma <text:span text:style-name="T1081">grabbed a water pitcher and wandered through the tables topping off glasses and chatting with friends. <text:s/>She winked at Cody Eriksson who was enjoying the riveted attention of an attractive blond.</text:span></text:p>
      <text:p text:style-name="P1496"/>
      <text:p text:style-name="P1497">Ed Silvers snagged Emma's apron as she passed. <text:s/>“Hey, Emma. When are you going to start opening on Thursdays? <text:s/>Friday's poker night you know.”</text:p>
      <text:p text:style-name="P1496"/>
      <text:p text:style-name="P1498">Emma looked around the table at the rest of the party, Ed's wife, <text:span text:style-name="T1653">the Alessis and another couple she didn't recognize. <text:s/></text:span>“Aaah. <text:span text:style-name="T1136">T</text:span>hat explains why your wives show up alone those nights … and are always in such a good mood.” <text:s/></text:p>
      <text:p text:style-name="P1498"/>
      <text:p text:style-name="P1498">Ed's wife poked him in the ribs with a triumphant laugh. <text:s/><text:span text:style-name="T1137">He captured her hand and grinned as he pushed it away. <text:s/>“Seriously, Emma, you should think about it. <text:s/>Otherwise we'll have to start having our poker games here. <text:s text:c="2"/>Although it would be like playing at home.” <text:s/>He tapped the table top with a thick finger. <text:s/>“The wives would not be pleased.”</text:span></text:p>
      <text:p text:style-name="P1498"/>
      <text:p text:style-name="P1495">“<text:span text:style-name="T1138">Let me think about it, Ed.” <text:s/>She sent a conspiratorial wink to the women at the table. <text:s/>“Remember, ladies, I'm open to bribes.”</text:span></text:p>
      <text:p text:style-name="P1495"/>
      <text:p text:style-name="P1495"><text:span text:style-name="T1139">Emma was still smiling when she walked into The Stand. <text:s/>She stopped mid-stride when she found herself looking into </text:span>Nate's <text:span text:style-name="T1140">cerulean blue</text:span> eyes.</text:p>
      <text:p text:style-name="P1495"/>
      <text:p text:style-name="P1495">“<text:span text:style-name="T1141">Emma! <text:s/>It really is you!”</text:span></text:p>
      <text:p text:style-name="P1495"/>
      <text:p text:style-name="P936"><text:tab/>Emma could <text:span text:style-name="T1142">not have been more shocked if an exotic animal had suddenly appeared in the room. <text:s/>She </text:span><text:soft-page-break/><text:span text:style-name="T1142">blinked and stared, forgetting even the simplest of responses. <text:s/></text:span>Time seemed to kick in to slow motion as <text:span text:style-name="T1142">he rose</text:span> from his chair. <text:s/></text:p>
      <text:p text:style-name="P937"/>
      <text:p text:style-name="P936"><text:tab/><text:span text:style-name="T1143">She looked him over</text:span>. <text:s/>His blue polo shirt was a few shades darker than his eyes. <text:s/>His <text:span text:style-name="T1144">cheeks were</text:span> freshly shaven. <text:s/><text:span text:style-name="T1144">She could almost detect after-shave from here. <text:s/></text:span>His hair recently cut and styled, not a hair out of place. <text:s/>The watch on his left wrist was one she'd given him for his birthday the year before. <text:s/>His forearms were lightly tanned, the dark hair <text:span text:style-name="T1145">covering</text:span> them downy soft.</text:p>
      <text:p text:style-name="P937"/>
      <text:p text:style-name="P936"><text:tab/>Yet, as familiar as <text:span text:style-name="T1146">it all</text:span> was, the picture as a whole didn't quite add up. <text:s/><text:span text:style-name="T1146">Her brain cataloged each detail and tried to identify what was missing. <text:s/></text:span>She was still trying to <text:span text:style-name="T1146">finish the puzzle </text:span>when he crossed the space between them and wrapped his arms around her rigid body. <text:s/><text:span text:style-name="T1147">His touch jolted her, and she shoved him roughly away.</text:span></text:p>
      <text:p text:style-name="P1495"/>
      <text:p text:style-name="P1499"><text:span text:style-name="T1148">He</text:span> <text:span text:style-name="T1149">manged to capture her hands and </text:span>step<text:span text:style-name="T1149">p</text:span>ed <text:span text:style-name="T1140">back</text:span> as if to get a better look at her. <text:s/>She clenched her teeth. <text:s/>How like him to turn a <text:span text:style-name="T1149">rejection to his advantage.</text:span></text:p>
      <text:p text:style-name="P1499"/>
      <text:p text:style-name="P1499"><text:span text:style-name="T1150">Nate offered his most charming smile, the one that radiated affection and a hint of lust. <text:s/>The look that used to make her feel all fluttery. <text:s/>He released her hands, allowing his fingers to slide lightly along her palms, and </text:span>pulled out <text:span text:style-name="T1150">a</text:span> chair. <text:s/>“Please have a seat.”</text:p>
      <text:p text:style-name="P1499"/>
      <text:p text:style-name="P1499"><text:span text:style-name="T1151">H</text:span>er jaw flexed. <text:s/>“I don't think so.” <text:span text:style-name="T1152">His hands rested on the </text:span>back of the chair <text:span text:style-name="T1152">and she had a childish impulse to slap them away</text:span>. <text:s/>“This is my place.”</text:p>
      <text:p text:style-name="P1499"/>
      <text:p text:style-name="P1499">He chuckled <text:span text:style-name="T1153">warmly. <text:s/>H</text:span>er fingernails <text:span text:style-name="T1154">sank</text:span> into her palms. <text:s/>“You sound like a bad TV western. <text:s/>I suppose next you'll say 'Get out'”.</text:p>
      <text:p text:style-name="P1499"/>
      <text:p text:style-name="P1499">“Not until after I make sure you paid your bill.” she <text:soft-page-break/>ground out.</text:p>
      <text:p text:style-name="P1499"/>
      <text:p text:style-name="P1499"><text:span text:style-name="T1155">Emma sensed movement behind her and a large shadow crept over her. <text:s/></text:span>Nate's eyes <text:span text:style-name="T1156">moved</text:span> <text:span text:style-name="T1157">past</text:span> her shoulder and widened <text:span text:style-name="T1154">as they continued upward</text:span>. <text:s/>She <text:span text:style-name="T1154">didn't have to look to know who</text:span> <text:span text:style-name="T1154">filled the doorway. <text:s/></text:span><text:s/></text:p>
      <text:p text:style-name="P1499"/>
      <text:p text:style-name="P1499">“Is there a problem here, Emma?” </text:p>
      <text:p text:style-name="P1499"/>
      <text:p text:style-name="P1499">“<text:span text:style-name="T1158">No, Cody. <text:s/>Thanks. <text:s/>This is a … a friend of mine from the city. <text:s/>He was just leaving.”</text:span></text:p>
      <text:p text:style-name="P1499"/>
      <text:p text:style-name="P1500"><text:span text:style-name="T1159">Cody took a step forward to stand next to her. <text:s/></text:span>Nate <text:span text:style-name="T1160">offered a friendly smile and outstretched</text:span> hand. <text:s/>“Fiance, actually.”</text:p>
      <text:p text:style-name="P1500"/>
      <text:p text:style-name="P1500">Cody <text:span text:style-name="T1159">ignored the hand. <text:s/>His eyebrows lowered, crowding over his gray eyes as he gave Emma a pointed look. <text:s/>He studied her with a mixture of hurt and suspicion. <text:s/>Great, she thought, Nate had already managed to slur her character with a single word. <text:s/>It implied she had misrepresented herself to her new friends and neighbors. <text:s/>She resisted the urge to turn and flee.</text:span></text:p>
      <text:p text:style-name="P1500"/>
      <text:p text:style-name="P1500">“I'm sorry. <text:s/>I mis<text:span text:style-name="T1161">s</text:span>poke.” <text:s/><text:span text:style-name="T1162">She glared at Nate. <text:s/>“This is my </text:span><text:span text:style-name="T152">e</text:span><text:span text:style-name="T149">x</text:span>-friend, <text:span text:style-name="T1161">and he is leaving. <text:s/>Now</text:span>.”</text:p>
      <text:p text:style-name="P1500"/>
      <text:p text:style-name="P1501">Nate <text:span text:style-name="T1162">shook his head. <text:s/>“You wouldn't throw me out.”</text:span></text:p>
      <text:p text:style-name="P1501"/>
      <text:p text:style-name="P938"><text:tab/>“I believe I just did.” She picked up the bill <text:span text:style-name="T1163">folder and opened</text:span> it. <text:s/>At least he'd left a sizable tip. <text:s/><text:span text:style-name="T1164">Too bad she wouldn't have an excuse to ask Cody to give him the bum's rush. <text:s/></text:span></text:p>
      <text:p text:style-name="P938"/>
      <text:p text:style-name="P939"><text:tab/>“Good bye, Nate.” <text:s/>She ducked around Cody and headed back to the kitchen. <text:s/><text:span text:style-name="T1165">She heard the big man shift his weight, no doubt blocking the doorway completely. <text:s/>She would have to thank him later. <text:s/>Her escape was cowardly, </text:span><text:soft-page-break/><text:span text:style-name="T1165">but necessary. <text:s/>There didn't seem to be enough air in the small room.</text:span></text:p>
      <text:p text:style-name="P939"/>
      <text:p text:style-name="P940"><text:tab/>Emma passed the bill to Nell as she moved through the dining room. <text:s/>“Table nine.” She saw Nell glance in that direction and added “He's gone.”</text:p>
      <text:p text:style-name="P939"/>
      <text:p text:style-name="P940"><text:tab/>Nell followed her into the kitchen <text:span text:style-name="T1166">and</text:span> leaned against the sink. <text:s/>Emma knew better than to try to ignore her. <text:s/>She heaved a sigh. <text:s/>“That was <text:span text:style-name="T1166">Nate, my ex.</text:span>”</text:p>
      <text:p text:style-name="P939"/>
      <text:p text:style-name="P940"><text:tab/>“What'd he want?”</text:p>
      <text:p text:style-name="P939"/>
      <text:p text:style-name="P940"><text:tab/>“I don't know. <text:s/><text:span text:style-name="T1167">Knowing him? <text:s/>Probably wanted to stir up trouble.</text:span>” <text:s/></text:p>
      <text:p text:style-name="P939"/>
      <text:p text:style-name="P939"/>
      <text:p text:style-name="P940"><text:tab/><text:span text:style-name="T2">T</text:span>he following <text:span text:style-name="T1168">weekend</text:span>, Emma was setting tables in the front room when she heard a car door outside. <text:s/>She was ready for her “we're not open yet” speech when Nate walked up on the porch and peered through the windows.</text:p>
      <text:p text:style-name="P939"/>
      <text:p text:style-name="P940"><text:tab/>Setting the fistful of silverware down on the table, she stepped outside and pulled the door firmly shut behind her. <text:s/></text:p>
      <text:p text:style-name="P939"/>
      <text:p text:style-name="P940"><text:tab/>“We need to talk, Emma.”</text:p>
      <text:p text:style-name="P939"/>
      <text:p text:style-name="P940"><text:tab/>Emma crossed her arms and studied him. <text:s/>She hadn't really looked at him last night. <text:s/>In the bright light of day he looked older, tired. <text:s/>There were faint smudges under his eyes and lines around his mouth. <text:s/>There were strands of silver in his dark hair. <text:s/>Were they recent or had she never noticed before?</text:p>
      <text:p text:style-name="P939"/>
      <text:p text:style-name="P940"><text:tab/>“Not to sound cliché, Nate, but the time to talk was months ago.”</text:p>
      <text:p text:style-name="P939"/>
      <text:p text:style-name="P940"><text:soft-page-break/><text:tab/>“I know. <text:s/>It's never to late to apologize, though, is it?”</text:p>
      <text:p text:style-name="P939"/>
      <text:p text:style-name="P940"><text:tab/>Emma shrugged. <text:s/>“Go ahead.”</text:p>
      <text:p text:style-name="P939"/>
      <text:p text:style-name="P940"><text:tab/>Nate stepped closer and took her hand. <text:s/>Emma glanced down at it and then blandly back at Nate.</text:p>
      <text:p text:style-name="P939"/>
      <text:p text:style-name="P940"><text:tab/>“I'm so, so sorry, Emma. <text:s/>I was an idiot. <text:s/>I was wrong. <text:s/>I was cruel. <text:s/>Please, <text:span text:style-name="T1169">say you</text:span> forgive me.”</text:p>
      <text:p text:style-name="P939"/>
      <text:p text:style-name="P940"><text:tab/>“That was a very pretty speech. <text:s/>Well practiced.” <text:s/>She looked down again at where her hand still lay in his. <text:s/>He was running his thumb <text:span text:style-name="T1170">lightly </text:span>over her knuckles, <text:span text:style-name="T1171">back and forth</text:span>. It was a disconnected sensation. <text:s/>Not in the out-of-body experience kind of way, but the simple fact that the only sensation was from her hand. <text:s/><text:span text:style-name="T1169">She didn't feel it</text:span> anywhere else. <text:s/></text:p>
      <text:p text:style-name="P939"/>
      <text:p text:style-name="P940"><text:tab/>She looked into his clear blue eyes and waited for the usual rush of <text:span text:style-name="T1171">emotion</text:span>. <text:s/>Nothing. <text:s/><text:span text:style-name="T1171">She breathed in and out. <text:s/>Her heart did not start racing. <text:s/>She did not feel anxious, or hopeful, or scared. <text:s/>She only felt numb.</text:span></text:p>
      <text:p text:style-name="P940"/>
      <text:p text:style-name="P941"><text:tab/>“Okay, Nate. <text:s/>You made your apology. <text:s/>I hope you feel better. <text:s/>You're free to leave now.” <text:s/></text:p>
      <text:p text:style-name="P939"/>
      <text:p text:style-name="P942"><text:tab/>Nate frowned at her. <text:s/>“Emma, we need to get past this.”</text:p>
      <text:p text:style-name="P939"/>
      <text:p text:style-name="P942"><text:tab/>This time Emma did laugh. <text:s/>“<text:span text:style-name="T1169">'Get past this'? <text:s/>Like this was some sort of argument about one of us being late or spending too much money? <text:s/>Where have you been the last year or two?”</text:span></text:p>
      <text:p text:style-name="P942"/>
      <text:p text:style-name="P943"><text:tab/>And just like that, Emma knew what had thrown her when he first saw her yesterday. <text:s/>What was missing wasn't a thing, it was an action. <text:s/>He had not looked at her stomach. <text:s/>He hadn't been surprised to see his allegedly <text:soft-page-break/>pregnant <text:span text:style-name="T1172">ex-</text:span>girlfriend fit and trim.</text:p>
      <text:p text:style-name="P942"><text:tab/></text:p>
      <text:p text:style-name="P942"><text:tab/>“<text:span text:style-name="T1173">You knew didn't you?” she gasped.</text:span></text:p>
      <text:p text:style-name="P942"/>
      <text:p text:style-name="P944"><text:tab/>A red flush darkened his face, sweeping up his neck to his forehead. <text:s/>He raised <text:span text:style-name="T1174">a</text:span> hand and rubbed the corners of his mouth with his thumb and index finger. <text:s/>“Knew what?”</text:p>
      <text:p text:style-name="P942"/>
      <text:p text:style-name="P944"><text:tab/>She was instantly blindingly angry. <text:s/>She raised her chin and drew in a deep breath. <text:s/>“Tell me, Nate. <text:s/>When did you know?”</text:p>
      <text:p text:style-name="P942"/>
      <text:p text:style-name="P944"><text:tab/>He <text:span text:style-name="T1175">didn't break eye contact</text:span>. <text:s/>“Honestly, Emma, I don't know what you're talking about.”</text:p>
      <text:p text:style-name="P942"/>
      <text:p text:style-name="P944"><text:tab/>“Don't lie to me.” she spat. <text:s/>“You didn't even pretend to be surprised when you saw me. <text:s/>You knew I hadn't been pregnant. <text:s/>You knew.” <text:s/>She spun on her heel and yanked the door open. <text:s/>She snatched up the silverware and began slamming pieces down close to their proper locations. <text:s/></text:p>
      <text:p text:style-name="P942"/>
      <text:p text:style-name="P944"><text:tab/>Nate stood in the doorway. <text:s/>He didn't say a word.</text:p>
      <text:p text:style-name="P942"/>
      <text:p text:style-name="P944"><text:tab/>“How did you find me, anyway?” she asked bitterly.</text:p>
      <text:p text:style-name="P942"/>
      <text:p text:style-name="P944"><text:tab/>“I hired private investigators. <text:s/>None of our <text:span text:style-name="T1168">old </text:span>friends, <text:span text:style-name="T1168">obviously </text:span><text:span text:style-name="T153">your</text:span><text:span text:style-name="T1168"> friends,</text:span> would even talk to me. <text:s/>I told the <text:span text:style-name="T1176">guys</text:span> to look for recently opened restaurants. <text:s/>Terry Lawrence came here a couple weeks ago. <text:s/>He said you matched the description perfectly.”</text:p>
      <text:p text:style-name="P944"/>
      <text:p text:style-name="P945"><text:tab/>“Is that your story? <text:s/>That guy told you I wasn't pregnant? <text:s/>That's why you weren't surprised?” <text:s/>Emma asked.</text:p>
      <text:p text:style-name="P944"/>
      <text:p text:style-name="P945"><text:tab/>“Simply confirmed it.” His voice was clipped. <text:s/>“Come on, Emma. <text:s/>A guy doesn't live with a woman and not know her normal schedule. <text:s/>You were regular as clockwork.”</text:p>
      <text:p text:style-name="P944"><text:soft-page-break/></text:p>
      <text:p text:style-name="P945"><text:tab/>Emma felt her face burn. <text:s/>What an idiot she <text:span text:style-name="T141">was</text:span>. <text:s/>“Then why? <text:s/>Why, Nate? <text:s/>I'm really curious to know what you were thinking.”</text:p>
      <text:p text:style-name="P944"/>
      <text:p text:style-name="P945"><text:tab/>When he simply continued to stare at her she threw her hands up in the air and walked over to the sideboard and pulled out the sandwich board and neon chalk. <text:s/>She began to write out the day's menu. <text:s/><text:span text:style-name="T1174">Her handwriting was only slightly wobbly.</text:span></text:p>
      <text:p text:style-name="P944"/>
      <text:p text:style-name="P945"><text:tab/>“I<text:span text:style-name="T1177">'m not sure I can</text:span> explain it, Emma. <text:s/><text:span text:style-name="T1177">I'm not sure an explanation is good enough for you</text:span>.” <text:s/></text:p>
      <text:p text:style-name="P944"/>
      <text:p text:style-name="P945"><text:tab/>She knew that voice. <text:s/><text:span text:style-name="T1178">It was his “poor me” voice. <text:s/>He managed to get the soft tone at the right pitch to solicit sympathy. <text:s/>She'd caved to that voice and the guilt it evoked too many times. <text:s/></text:span>She shook her head.</text:p>
      <text:p text:style-name="P944"/>
      <text:p text:style-name="P945"><text:tab/>“Go home, Nate. <text:s/>You shouldn't have come here to begin with.” <text:s/>She picked up the board and carried it outside. <text:s/>Nate trailed after her.</text:p>
      <text:p text:style-name="P944"/>
      <text:p text:style-name="P945"><text:tab/>“<text:span text:style-name="T1177">Maybe it was a test. <text:s/>Maybe I wanted to see how you'd react. <text:s/>Maybe I expected too much.</text:span>” <text:s/></text:p>
      <text:p text:style-name="P944"/>
      <text:p text:style-name="P944"><text:tab/><text:span text:style-name="T1177">Emma placed the chalkboard at the base of the Zio's sign and kicked it open. <text:s/>She imagined the heavy board was Nate's shin. <text:s/>She kicked it again.</text:span></text:p>
      <text:p text:style-name="P944"/>
      <text:p text:style-name="P946"><text:tab/>“What if I was ready to get married, but wasn't sure about your feelings? <text:s/>Did you ever think about that? <text:s/>What if I was hoping you'd fight for us? <text:s/>I didn't expect you to run, to disappear so quickly.”</text:p>
      <text:p text:style-name="P944"/>
      <text:p text:style-name="P946"><text:tab/>Emma swallowed and looked into his eyes. <text:s/><text:span text:style-name="T1179">His voice had grown stronger as he talked. <text:s/>He was more sure of himself. <text:s/></text:span>He took a step closer and laid his hand on top of <text:soft-page-break/>hers where it rested on the chalkboard.</text:p>
      <text:p text:style-name="P944"/>
      <text:p text:style-name="P946"><text:tab/>“I've missed you. <text:s/>It's not too late, Em.”</text:p>
      <text:p text:style-name="P944"/>
      <text:p text:style-name="P946"><text:tab/>She should move. <text:s/>She should pull her hand away from his. <text:s/>She <text:span text:style-name="T1180">cocked her head to the side and considered him.</text:span></text:p>
      <text:p text:style-name="P944"/>
      <text:p text:style-name="P946"><text:tab/>“Why did you come here?” <text:span text:style-name="T1180">she asked, her voice low.</text:span></text:p>
      <text:p text:style-name="P944"/>
      <text:p text:style-name="P946"><text:tab/>He smiled <text:span text:style-name="T1181">with his</text:span> eyes. <text:s/>“Can't you see?” <text:s/><text:span text:style-name="T1182">Frowning, she shook her head. <text:s/>“</text:span>I'm no good without you.”</text:p>
      <text:p text:style-name="P944"/>
      <text:p text:style-name="P946"><text:tab/><text:span text:style-name="T1179">She couldn't help it. <text:s/>She laughed. <text:s/>Loud. <text:s/></text:span></text:p>
      <text:p text:style-name="P946"/>
      <text:p text:style-name="P946"><text:tab/><text:span text:style-name="T1183">One of the things that had drawn them together was a shared love of music. <text:s/>Early in their friendship Nate had walked into the kitchen late one evening and found Emma cleaning grease traps and singing old jazz standards. <text:s/>For a time they greeted each other by singing one line of a song and waiting for the other person to finish the lyrics. <text:s/>That had led to an inside joke of having entire conversations made up of song titles or single line lyrics.</text:span></text:p>
      <text:p text:style-name="P946"/>
      <text:p text:style-name="P947"><text:tab/>She fell into the old pattern easily, stepping <text:span text:style-name="T1177">past him toward the porch, singing over her shoulder in her best Billie Holiday voice. <text:s/>“Take my lips. <text:s/>I want to lose them. <text:s/>Take my arms. <text:s/>I'll never use them.”</text:span></text:p>
      <text:p text:style-name="P944"/>
      <text:p text:style-name="P946"><text:tab/><text:span text:style-name="T1179">She was humming as she walked inside, aware that Nate had followed her. <text:s/>Her good humor was, at least temporarily, restored. <text:s/>She'd gotten close to the big, bad wolf and discovered he had no teeth. <text:s/>She smiled to herself. <text:s/>Emma, the liberated Red Riding Hood.</text:span></text:p>
      <text:p text:style-name="P946"/>
      <text:p text:style-name="P948"><text:tab/>She pulled a wrack of glasses and a box of paper doilies from the sideboard. <text:s/>Starting at the closest table, she placed a water glass next to the plate and topping it with a <text:soft-page-break/>doily. <text:s/>She moved around each table in a clockwise pattern. <text:s/>The almost domestic quality of the scene reminded her of the early days of their relationship when they'd simply been friends. <text:s/>She'd liked him then.</text:p>
      <text:p text:style-name="P946"/>
      <text:p text:style-name="P949"><text:tab/><text:span text:style-name="T1184">Maybe, she thought, she could like him again some time. <text:s/></text:span></text:p>
      <text:p text:style-name="P949"/>
      <text:p text:style-name="P949"><text:span text:style-name="T1184"><text:tab/></text:span>“How are things at the restaurant?” she asked.</text:p>
      <text:p text:style-name="P946"/>
      <text:p text:style-name="P949"><text:tab/>“Good. <text:s/>Busy.” he was thrown off by her change of subject. <text:s/>He scrubbed his hands over his face, and tugged at his ear. <text:s/><text:span text:style-name="T1185">A sure sign he</text:span> was <text:span text:style-name="T1186">unsure of himself</text:span>.</text:p>
      <text:p text:style-name="P946"/>
      <text:p text:style-name="P949"><text:tab/>“Did you <text:span text:style-name="T1187">hire</text:span> a new chef?” </text:p>
      <text:p text:style-name="P946"/>
      <text:p text:style-name="P949"><text:tab/>“<text:span text:style-name="T1188">Kind of. <text:s/>I promoted Tracy</text:span> right after you left.” <text:s/></text:p>
      <text:p text:style-name="P946"/>
      <text:p text:style-name="P949"><text:tab/>Emma raised an eye-brow. <text:s/>He made it sound as if she'd quit the job, not been forced out. <text:s/></text:p>
      <text:p text:style-name="P948"><text:tab/></text:p>
      <text:p text:style-name="P945"><text:tab/><text:span text:style-name="T1189">“Heels?”</text:span></text:p>
      <text:p text:style-name="P945"/>
      <text:p text:style-name="P950"><text:tab/>Nate frowned. <text:s/>“She hates that nickname you know. It makes her self-conscious about her choice of footware.”</text:p>
      <text:p text:style-name="P945"/>
      <text:p text:style-name="P950"><text:tab/>Emma laughed. <text:s/>“It's not because she likes short skirts and stiletto's. <text:s/>It's an abbreviation of Round Heels.”</text:p>
      <text:p text:style-name="P945"/>
      <text:p text:style-name="P950"><text:tab/>“Oh.” He blinked in surprise. <text:s/>“ Oh!”</text:p>
      <text:p text:style-name="P945"/>
      <text:p text:style-name="P950"><text:tab/>“You didn't know? <text:s/>Don't worry, I'm sure she'll make a fine chef. <text:s/>If she can stay on her feet long enough.” She smirked.</text:p>
      <text:p text:style-name="P945"/>
      <text:p text:style-name="P945"><text:tab/><text:span text:style-name="T1180">She heard the familiar squeak of Conner's truck door and peered out the window. <text:s/>He pulled down the tailgate and lifted up a large brown paper-wrapped package, </text:span><text:soft-page-break/><text:span text:style-name="T1180">wrestling with the unwieldy object with a frustrated scowl. <text:s/>He gave Nate's car a long look before heading inside.</text:span></text:p>
      <text:p text:style-name="P945"/>
      <text:p text:style-name="P951"><text:tab/>He <text:span text:style-name="T1190">was still struggling with the thing when he walked in, and set it down against the wall with a grunt and a glare. <text:s/>He frowned at the big square and r</text:span>an a hand through the heavy fringe of hair hanging over his forehead. <text:s/>Emma watched his long fingers sliding through the wavy locks and could almost feel their silky texture. <text:s/>An image of those same fingers sliding up her inner thigh sent a burst of heat to her cheeks. <text:s/></text:p>
      <text:p text:style-name="P945"/>
      <text:p text:style-name="P951"><text:tab/>She tossed the remaining doilies onto the sideboard and moved toward. <text:s/>Her arms slid around his lean waist as his circled her shoulders. <text:s/>She leaned into him with a smile. <text:s/></text:p>
      <text:p text:style-name="P945"/>
      <text:p text:style-name="P951"><text:tab/>“How was your day?” she asked, tipping her face up for a kiss. <text:s/>She was disappointed to see Conner looking over the top of her head. <text:s/>It took her a second to realize what he was looking at. <text:s/>“I'm sorry, I forgot. <text:s/>Conn this is -”</text:p>
      <text:p text:style-name="P945"/>
      <text:p text:style-name="P951"><text:tab/>“Nate, the Ex.” <text:s/>Conner extended a hand. <text:s/>“Cody described you perfectly.”</text:p>
      <text:p text:style-name="P945"/>
      <text:p text:style-name="P951"><text:tab/>Nate's smile was smug. <text:s/><text:span text:style-name="T1191">He smoothed already perfectly straight bangs, and gave a non-existent cowlick a pat</text:span>. <text:s/>His hand stilled when Conner continued. <text:s/>“He said you were real pretty.”</text:p>
      <text:p text:style-name="P945"/>
      <text:p text:style-name="P951"><text:tab/>Emma <text:span text:style-name="T1186">chuckled</text:span> and gave Conner's arm a squeeze. <text:s/></text:p>
      <text:p text:style-name="P945"/>
      <text:p text:style-name="P951"><text:tab/>Conner <text:span text:style-name="T1192">looked down</text:span>. <text:s/>“So, why's he here?”</text:p>
      <text:p text:style-name="P945"/>
      <text:p text:style-name="P951"><text:tab/>The corner<text:span text:style-name="T1193">s</text:span> of Emma's mouth <text:span text:style-name="T1193">curled</text:span>. <text:s/>“I don't know he won't tell me.” <text:s/>She turned <text:span text:style-name="T1192">her amused gaze to</text:span> <text:span text:style-name="T1192">Nate</text:span>. <text:s/>“Why are you here?”</text:p>
      <text:p text:style-name="P945"/>
      <text:p text:style-name="P951"><text:tab/><text:span text:style-name="T1194">His nostrils flared with carefully controlled anger. <text:s/>His </text:span><text:soft-page-break/><text:span text:style-name="T1194">lids lowered and his lips straighten into a thin line. <text:s/>“I wanted to have a private </text:span>conversation <text:span text:style-name="T1194">with you, Emma. <text:s/>I didn't expect to be interrupted. <text:s/>We have much to discuss.”</text:span></text:p>
      <text:p text:style-name="P945"/>
      <text:p text:style-name="P951"><text:tab/>Conner <text:span text:style-name="T1194">snorted, his mouth slashing up across his lean face. <text:s/>“Yeah, right.” <text:s/>His eyes slid away from Nate and searched Emma's face. <text:s/></text:span>“Want me to leave?”</text:p>
      <text:p text:style-name="P945"/>
      <text:p text:style-name="P951"><text:tab/><text:span text:style-name="T1194">Emma shook her head. <text:s/>“</text:span>You're welcome to stay. <text:s/><text:span text:style-name="T1194">Anything Nate has to say, he can say in front of us.” <text:s/></text:span></text:p>
      <text:p text:style-name="P952"/>
      <text:p text:style-name="P951"><text:tab/>Conner <text:span text:style-name="T1194">touched her chin lightly and the corners of his eyes crinkled. <text:s/>“Well, </text:span>I told Nell I'd help her move some <text:span text:style-name="T1195">boxes out of the attic. <text:s/>Hopefully they're smaller than that one.” <text:s/>He nodded toward the package. <text:s/>“What is it anyway?”</text:span></text:p>
      <text:p text:style-name="P951"/>
      <text:p text:style-name="P953"><text:tab/>Emma grinned. <text:s/>“Let me show you.”</text:p>
      <text:p text:style-name="P951"/>
      <text:p text:style-name="P953"><text:tab/>She ripped open the brown paper, letting the jagged pieces of paper fall to the floor, and revealed a large, hand-painted map. <text:s/>With Conner's help she hoisted it up on some nearby chairs and brushed the surface with her fingers.</text:p>
      <text:p text:style-name="P951"/>
      <text:p text:style-name="P953"><text:tab/>“A county map?” he asked curiously. <text:s/>“What's that for.”</text:p>
      <text:p text:style-name="P951"/>
      <text:p text:style-name="P953"><text:tab/>“You'll love this.” she said proudly.</text:p>
      <text:p text:style-name="P951"/>
      <text:p text:style-name="P953"><text:tab/>She opened the smaller box and held out a handful of brightly colored objects for his inspection. <text:s/>He plucked one from her open hand and stared at it curiously.</text:p>
      <text:p text:style-name="P951"/>
      <text:p text:style-name="P953"><text:tab/>“Eggs?”</text:p>
      <text:p text:style-name="P951"/>
      <text:p text:style-name="P951"><text:span text:style-name="T1195"><text:tab/>“It's a magnet. <text:s/>See we painted the map on a sheet of metal. <text:s/>Then made these magnets to match.” <text:s/>She picked a small round orange magnet and showed it to him. <text:s/>On </text:span><text:soft-page-break/><text:span text:style-name="T1195">closer inspection he saw it was painted like a cheese wheel. <text:s/>She placed it on the map where he knew the Alessi farm stood. <text:s/><text:tab/><text:tab/></text:span></text:p>
      <text:p text:style-name="P951"/>
      <text:p text:style-name="P953"><text:tab/>“Ah.” He added the egg magnet for the Baker's place. <text:s/>“Brilliant.”</text:p>
      <text:p text:style-name="P951"/>
      <text:p text:style-name="P953"><text:tab/>“A lot of the folks passing through will ask us where we get our produce. <text:s/>We can show them on the map now, and since they're magnets we can add or remove them easily.”</text:p>
      <text:p text:style-name="P951"/>
      <text:p text:style-name="P953"><text:tab/>“I suspect you'll be doing more adding than removing.” <text:s/></text:p>
      <text:p text:style-name="P951"/>
      <text:p text:style-name="P953"><text:tab/>She glanced at Nate, startled to find him still standing there. <text:s/>She'd once again forgot he was there. <text:s/>With a shrug, she turned back to admire the board.</text:p>
      <text:p text:style-name="P951"/>
      <text:p text:style-name="P953"><text:tab/>Conner turned to leave. <text:s/>“Decide where you want it and I'll come back before opening to hang it. <text:s/>Don't try it yourself.” <text:s/>He paused and glanced at Nate. <text:s/>“And don't let him touch it either.”<text:tab/></text:p>
      <text:p text:style-name="P945"/>
      <text:p text:style-name="P951"><text:tab/>Her eyes followed him as he made his way through the parking lot. <text:s/>He paused for a moment <text:span text:style-name="T1196">next to the driver's side </text:span>and then spun on his heel.</text:p>
      <text:p text:style-name="P945"/>
      <text:p text:style-name="P951"><text:tab/><text:span text:style-name="T1197">Emma's heart began to pound as he came back through the doorway. <text:s/></text:span>He <text:span text:style-name="T1197">barely glanced</text:span> at Nat<text:span text:style-name="T1197">e, but muttered </text:span>“Excuse <text:span text:style-name="T888">us.</text:span>” as he took Emma <text:span text:style-name="T1197">by the </text:span>arms and <text:span text:style-name="T1197">turned</text:span> her <text:span text:style-name="T1198">away from the other man</text:span>. <text:s/><text:span text:style-name="T1197">His left arm slid around her waist, pulling her close. <text:s/>His right hand cupped her face as his lips came down on hers, gentle at first and then wilder as Emma pressed into him and opened her mouth. <text:s/>Her hands clutched at his shoulders.</text:span></text:p>
      <text:p text:style-name="P951"/>
      <text:p text:style-name="P954"><text:tab/>He raised his head, staring down into her warm <text:soft-page-break/>green eyes. <text:s/>With a soft kiss he pulled away. <text:s/>“See you tonight.” </text:p>
      <text:p text:style-name="P945"/>
      <text:p text:style-name="P951"><text:tab/>Nate <text:span text:style-name="T1199">watched Conner stroll from the room and </text:span>frowned. <text:s/>“No competition, huh?”</text:p>
      <text:p text:style-name="P945"/>
      <text:p text:style-name="P951"><text:tab/>Emma laughed. <text:s/>“Nope. <text:s/>You're not even in the running.”</text:p>
      <text:p text:style-name="P942"><text:tab/></text:p>
      <text:p text:style-name="P939"/>
      <text:p text:style-name="P1022">Chapter </text:p>
      <text:p text:style-name="P1502"/>
      <text:p text:style-name="P1503">&lt;start here&gt;</text:p>
      <text:p text:style-name="P1503"/>
      <text:p text:style-name="P1503"><text:s/><text:span text:style-name="T1200">Emma stared at the bank balance and rubbed her forehead. <text:s/>She'd come to think of Thursday as “balance and bitch” day, when she updated accounts, checked on supplies and generally took stock of the business. <text:s/>Her numbers were still in the black but there was a tinge of burgundy on the horizon. <text:s/></text:span></text:p>
      <text:p text:style-name="P1503"/>
      <text:p text:style-name="P1504">The <text:span text:style-name="T1201">restaurant</text:span> itself was <text:span text:style-name="T1202">thriving</text:span>. <text:s/>The tables were generally filled every night to capacity. <text:s/>As word of <text:span text:style-name="T1203">Zio's </text:span>spread <text:span text:style-name="T1203">from neighbor to neighbor</text:span>, <text:span text:style-name="T1204">she and Nell</text:span> sometimes even had to turn customers away. <text:s/><text:span text:style-name="T1205">She didn't mind the proverbial problems of success, she only wished she had more problems of profitable success.</text:span></text:p>
      <text:p text:style-name="P1504"/>
      <text:p text:style-name="P1504">She'd have to talk <text:span text:style-name="T1206">with</text:span> Nell about ways to either cut costs or increase sales somehow. <text:s/><text:span text:style-name="T1207">At least the financial problems were a distraction. <text:s/>The week was off to an ominous start she thought as she made her way downstairs to find Nell.</text:span></text:p>
      <text:p text:style-name="P1504"/>
      <text:p text:style-name="P1505"><text:span text:style-name="T1207">M</text:span>onday <text:span text:style-name="T1204">morning had begun</text:span> with an unexpected call from Wayne, <text:span text:style-name="T1208">saying h</text:span>e'd received a complaint from a customer claiming to have food poisoning after a weekend meal. <text:s/>Emma had been at first horrified and then suspicious. <text:s/>The good news was that the mystery diner was not a local. <text:s/>Emma had dealt with bogus complaints before and this one had all the signs of a scam.</text:p>
      <text:p text:style-name="P1505"/>
      <text:p text:style-name="P1505">The woman in question had no proof, but was adamant of her claim. <text:s/>It was odd, though, that she hadn't called the restaurant directly if she was merely after money. <text:s/>Since she'd call the department of health, Wayne thought it prudent to conduct an on-site inspection, as he said to document the outcome. <text:s/></text:p>
      <text:p text:style-name="P1505"><text:soft-page-break/></text:p>
      <text:p text:style-name="P1505">Emma was grateful that he'd <text:span text:style-name="T1209">been generous enough to give </text:span>her a courtesy call before showing up. <text:s/>He arrived before the restaurant was open to do a visual inspection and collect swabs from the kitchen. <text:s/>He hadn't seemed too concerned about the outcome, but Emma waited impatiently for the results.</text:p>
      <text:p text:style-name="P1505"/>
      <text:p text:style-name="P1506">&lt;start <text:s/>here … instead of Nate coming to restaurant, Emma goes to town to talk with Wayne and Nate is already there talking with Zack. <text:s/>&gt;</text:p>
      <text:p text:style-name="P1506"/>
      <text:p text:style-name="P1507">On Tuesday, s<text:span text:style-name="T1208">he and Nell had spent several hours in the kitchen trying new recipes. <text:s/>Not a single dish passed muster. <text:s/>Emma had wanted to cry as she looked over the various plates and mentally calculated the cost of the failed experiments. <text:s/>Nell had remained cheerfully up-beat, joking that, like Edison, they now knew 10,000 dishes that didn't work. <text:s text:c="2"/></text:span></text:p>
      <text:p text:style-name="P1507"/>
      <text:p text:style-name="P1508">Emma was almost <text:span text:style-name="T1210">beginning</text:span> to see the humor of the situation when <text:span text:style-name="T1211">she heard Nate's voice calling her name from the front room. <text:s/>A wave of panic had washed over her. <text:s/>There was no way for her to clear the rejected meals to the trash in time to avoid detection. <text:s/></text:span><text:s/><text:span text:style-name="T1212">Before she could move, Nate had sailed into the kitchen with a cheerful greeting and a charming smile. <text:s/></text:span></text:p>
      <text:p text:style-name="P1508"/>
      <text:p text:style-name="P1509">When his eyes fell on the plates scattered across the counter, Emma had cringed, waiting for the <text:span text:style-name="T1213">critical</text:span> comment she was sure would come. <text:s/>Instead, Nate had begun sampling the dishes and exclaiming over the <text:span text:style-name="T1212">quality of i</text:span>ngredients and <text:span text:style-name="T1212">excellent </text:span>taste. <text:s/>The look she shared with Nell behind his back was both confused and apologetic. <text:s/></text:p>
      <text:p text:style-name="P1508"/>
      <text:p text:style-name="P1510"><text:span text:style-name="T1211">N</text:span>ell had raised her eye-brows but remained silent, not putting voice to her own questions about his presence. <text:s/>She'd smiled politely at his compliments, and allowed <text:soft-page-break/>Emma to control the conversation. <text:s/>When he'd breezed back out Emma had been relieved and a little depressed.</text:p>
      <text:p text:style-name="P1510"/>
      <text:p text:style-name="P1510">On Wednesday Emma had returned from a jaunt with Henry to find Nell staring bemusedly at a <text:span text:style-name="T1214">huge bouquet </text:span>of coral colored roses. <text:s/></text:p>
      <text:p text:style-name="P1510"/>
      <text:p text:style-name="P1510">“Nell! <text:s/>Do you have a secret admirer?” she'd teased.</text:p>
      <text:p text:style-name="P1510"/>
      <text:p text:style-name="P1510">Nell had shaken her head <text:span text:style-name="T1215">and smirked</text:span>. <text:s/>“They're for you.” </text:p>
      <text:p text:style-name="P1510"/>
      <text:p text:style-name="P1511">She'd ripped open the envelope, anxious to see what words Conner had written, and frowned down at the card; “I miss you more every day, my friend. <text:s/>-Love, Nate”.</text:p>
      <text:p text:style-name="P1510"/>
      <text:p text:style-name="P955"><text:tab/><text:span text:style-name="T1216">Emma's stomach lurched. <text:s/>Disappointment, surprise and a sort of guilty pleasure fluttered in her chest. <text:s/>The single line was a roller-coaster of emotional dips and dives. <text:s/>She didn't know whether to rant or giggle.</text:span></text:p>
      <text:p text:style-name="P955"/>
      <text:p text:style-name="P956"><text:tab/>“They're not from Conner.” she said as she slid the card back in its envelope.</text:p>
      <text:p text:style-name="P955"/>
      <text:p text:style-name="P956"><text:tab/>“Oh?” <text:s/>There was a wealth of meaning in that single syllable.</text:p>
      <text:p text:style-name="P955"/>
      <text:p text:style-name="P956"><text:tab/>Emma was glad she hadn't read the card out loud. <text:s/>“No. <text:s/>They're from Nate.” <text:s text:c="2"/></text:p>
      <text:p text:style-name="P955"/>
      <text:p text:style-name="P956"><text:tab/>“Why is your Ex sending you flowers?” Nell asked accusingly. <text:s/></text:p>
      <text:p text:style-name="P955"/>
      <text:p text:style-name="P957"><text:tab/>Emma had spread her hands and shaken her head. <text:s/>“I haven't a clue.” Nell had been mollified when Emma added “But, rather than throw them out, we can use them for the centerpieces this week.”</text:p>
      <text:p text:style-name="P955"/>
      <text:p text:style-name="P957"><text:soft-page-break/><text:tab/>Now, as she wandered into the kitchen she reconsidered the <text:span text:style-name="T1215">wisdom of what she'd thought was a frugal idea. <text:s/></text:span>Nell was washing each small vase and placing them in the drying rack. <text:s/>Emma pulled a towel from the drawer and started drying.</text:p>
      <text:p text:style-name="P955"/>
      <text:p text:style-name="P957"><text:tab/>She glanced at the display of bright roses and wrinkled her nose. <text:s/>“I don't know, Nell. <text:s/>Do you think this is a good idea. <text:s/>It feels disloyal.”</text:p>
      <text:p text:style-name="P955"/>
      <text:p text:style-name="P957"><text:tab/>Nell huffed. <text:s/>“Disloyal to who?”</text:p>
      <text:p text:style-name="P955"/>
      <text:p text:style-name="P957"><text:tab/>Emma set down one sparkling vase and reached for the next one to dry. <text:s/>“Nell, I would never do anything to hurt Conn. <text:s/>I think of Nate as an old friend now. <text:s/>I'm not sure why he keeps showing up all of a sudden. <text:s/>He's no threat.”</text:p>
      <text:p text:style-name="P955"/>
      <text:p text:style-name="P957"><text:tab/>Nell's lips thinned. <text:s/>“If you say so. <text:s/>You know him better than I do. “</text:p>
      <text:p text:style-name="P955"/>
      <text:p text:style-name="P957"><text:tab/>Emma looked down at the rows of empty vases and wondered if that were really true.</text:p>
      <text:p text:style-name="P955"/>
      <text:p text:style-name="P957"><text:tab/>* * * </text:p>
      <text:p text:style-name="P955"/>
      <text:p text:style-name="P957"><text:tab/>The following afternoon Emma stood in the middle of the restaurant and admired the affect of the redistributed <text:span text:style-name="T1217">roses</text:span>. <text:s/>The center of each white tablecloth sported an arrangement of a few <text:span text:style-name="T1217">buds and blooms</text:span> mixed with grasses and wildflowers. <text:s/></text:p>
      <text:p text:style-name="P1507"/>
      <text:p text:style-name="P1512">Was it rude of her not to call Nate and thank him. <text:s/><text:span text:style-name="T1218">Or </text:span>was it prudent? <text:s/>She didn't want to give him the wrong impression. <text:s/>Still, looking at the lovely affect the roses had, she couldn't help feeling a <text:span text:style-name="T1219">pull of</text:span> <text:span text:style-name="T1220">appreciation</text:span>. <text:s/><text:span text:style-name="T1220">Whatever his motives, she was benefiting from his generosity.</text:span></text:p>
      <text:p text:style-name="P1512"/>
      <text:p text:style-name="P1513"><text:span text:style-name="T1220">S</text:span>he picked up the phone. <text:s/>A familiar voice whispered <text:soft-page-break/>in the back of her mind as her finger hovered over the screen. <text:s/>What were his motives? <text:s/>Why send her flowers now? <text:s/>He certainly hadn't in the last year they lived together. <text:s/>In fact, she couldn't remember the last nice thing he had done for her.</text:p>
      <text:p text:style-name="P1513"/>
      <text:p text:style-name="P1513">Her fingers moved over the number pad of their own accord. She hit the call button <text:span text:style-name="T1221">and waited through a few rings before it was answered. <text:s/>The voice on the other end was warm.</text:span></text:p>
      <text:p text:style-name="P1513"/>
      <text:p text:style-name="P1514">“Ciao, Emma!”</text:p>
      <text:p text:style-name="P1514"/>
      <text:p text:style-name="P1514">“Hey, Bella! <text:s/>How are you?”</text:p>
      <text:p text:style-name="P1513"/>
      <text:p text:style-name="P1515">“Okay, I hate my job. <text:s/>What's new? <text:s/>Are you ready to hire me yet? <text:s/>My salary requirements get lower every week. <text:s/>Kind of like my attitude.”</text:p>
      <text:p text:style-name="P1513"/>
      <text:p text:style-name="P1516"><text:span text:style-name="T1221">E</text:span>mma laughed. <text:s/>“I still couldn't afford you. <text:s/>Let me know when you get in the 'room and board' range.”</text:p>
      <text:p text:style-name="P1516"/>
      <text:p text:style-name="P1516">Bella<text:span text:style-name="T1222">'s sigh was theatrical</text:span>. <text:s/>“Trust me, I'm not that far off. <text:s/>If you need help, and don't mind a roommate, I'm there.”</text:p>
      <text:p text:style-name="P1516"/>
      <text:p text:style-name="P1516">“<text:span text:style-name="T1222">I could use the moral support. <text:s/>It's been a tough week.”</text:span></text:p>
      <text:p text:style-name="P1516"/>
      <text:p text:style-name="P1517">“What's up?”</text:p>
      <text:p text:style-name="P1516"/>
      <text:p text:style-name="P1517">“We've had a complaint of food poisoning, my budget is about as balanced as a one-man teeter totter, and I've had unsolicited visits from one Mr. Nathan MacDonald.”</text:p>
      <text:p text:style-name="P1516"/>
      <text:p text:style-name="P1517">“So other than feeling nauseous from any of those events, how are you?”</text:p>
      <text:p text:style-name="P1516"/>
      <text:p text:style-name="P1518"><text:soft-page-break/>“I get up early every morning for a ride, I spend every day worrying about the week's menu and sales, and every night … <text:s/>Well, the nights are good.” <text:s/>She <text:span text:style-name="T1223">felt her cheeks heat up at the thought of the previous night with Conner. <text:s/></text:span></text:p>
      <text:p text:style-name="P1519">. . .</text:p>
      <text:p text:style-name="P1519"/>
      <text:p text:style-name="P1520">Over the following weeks, Emma real<text:span text:style-name="T1224">i</text:span>zed that whatever <text:span text:style-name="T1225">was troubling the restaurant certainly wasn't troubling the customers</text:span>. <text:s/>Her biggest challenge turned out to be <text:span text:style-name="T1225">how to </text:span>scramble to produce fresh meals when their menu items ran out. <text:s text:c="2"/><text:span text:style-name="T1224">As a joke, she added “Mystery Meals – 9:00 to Close” to the bottom of the menu. <text:s/>By the second week customers were cheerfully ordering up a “secret special” even when regular dishes were still available. <text:s/></text:span><text:s/></text:p>
      <text:p text:style-name="P1520"/>
      <text:p text:style-name="P1520">On <text:span text:style-name="T1224">one</text:span> particular night, she'd created a new favorite by defrosting white fish and giving it a quick broil with pesto, <text:span text:style-name="T1226">chunks of fresh tomato and freshly grated Parmesan cheese</text:span>. <text:s/><text:span text:style-name="T1227">When she'd insisted the meal was free, the table had simply left a tip in the amount of the total and r</text:span>equested the name of the dish to ask for in the future.</text:p>
      <text:p text:style-name="P1520"/>
      <text:p text:style-name="P1521">They'd stood around joking with the table about what to call it. <text:s/></text:p>
      <text:p text:style-name="P1520"/>
      <text:p text:style-name="P1520">“What do you think could we call it <text:span text:style-name="T1225">Big Green Fish?</text:span>”</text:p>
      <text:p text:style-name="P1520"/>
      <text:p text:style-name="P1520">Nell laughed. <text:s/>“<text:span text:style-name="T1225">We</text:span> could call it 'that <text:span text:style-name="T1225">fishy</text:span> fish dish'.”</text:p>
      <text:p text:style-name="P1520"/>
      <text:p text:style-name="P1521">The name had stuck.</text:p>
      <text:p text:style-name="P1521"/>
      <text:p text:style-name="P1520">..</text:p>
      <text:p text:style-name="P1520"/>
      <text:p text:style-name="P1522">The restaurant was blissfully quiet. Emma stood in the kitchen doorway, enjoying the <text:span text:style-name="T1228">low </text:span>hum of the refrigerator and the <text:span text:style-name="T1229">sounds of Otis Redding drifting</text:span> in from <text:span text:style-name="T1230">the CD player </text:span>outside. This was one of her favorite times at the restaurant. <text:s/>After the crush of dinner. <text:s/>After the evening <text:soft-page-break/>cleanup was complete. <text:s/></text:p>
      <text:p text:style-name="P1522"/>
      <text:p text:style-name="P1522">It was, she supposed, like evenings when a parent could watch their sleeping child and feel at peace. <text:s/><text:span text:style-name="T1231">These were the times when </text:span>there were no emergencies, no fears, <text:span text:style-name="T1231">no immediate worries. <text:s/>There was</text:span> only a deep contentment.</text:p>
      <text:p text:style-name="P1522"/>
      <text:p text:style-name="P958"><text:tab/>She turned off the lights and wandered <text:span text:style-name="T1231">back </text:span>out to the patio, where <text:span text:style-name="T1231">she'd left </text:span>her laptop and a <text:span text:style-name="T1231">half-finished </text:span>Chardonnay. <text:s/><text:span text:style-name="T1231">She picked up the glass and raised it in a silent toast to the now darkened computer screen and back toward the kitchen. <text:s/>A half hour earlier she'd entered the week's sales and felt a thrill at the first positive signs of success.</text:span></text:p>
      <text:p text:style-name="P958"/>
      <text:p text:style-name="P959"><text:tab/>She took a sip of wine and gazed up at the night sky where the stars competed for attention with the white lights. <text:s text:c="3"/>It was an almost perfect evening. <text:s/></text:p>
      <text:p text:style-name="P958"/>
      <text:p text:style-name="P959"><text:tab/>She was glad Conner had decided to join the Friday night poker game this week. <text:s/>She hoped he was having a good evening. <text:s/>Still, she also wished he were here, with his arms around her. <text:s/>Oh well, she thought with a smile, there <text:span text:style-name="T1232">would</text:span> be plenty of other evenings with him.</text:p>
      <text:p text:style-name="P958"/>
      <text:p text:style-name="P959"><text:tab/>She closed her eyes and moved to the music, letting her hips dip and sway. <text:s/>It had been a long time since she'd danced <text:span text:style-name="T391">simply </text:span>for the pure joy of it. <text:s/>She glanced around the darkened space, assuring herself no one was <text:span text:style-name="T1233">watching from </text:span>the shadows, and gave her body up to the rhythm. <text:s/></text:p>
      <text:p text:style-name="P958"/>
      <text:p text:style-name="P959"><text:tab/>It <text:span text:style-name="T1234">felt good</text:span> to stop thinking. <text:s/>To simply let her hips sway, her knees bend, her shoulders rock. <text:s/>Even this late it was still hot. <text:s/><text:span text:style-name="T1235">She raised her arms and wiggled lower as a</text:span> trickle of sweat ran down her back. <text:s/>The flagstones felt cool under her bare feet.</text:p>
      <text:p text:style-name="P958"/>
      <text:p text:style-name="P959"><text:tab/>“Well, it's been a while since I saw this.”</text:p>
      <text:p text:style-name="P958"><text:soft-page-break/></text:p>
      <text:p text:style-name="P959"><text:tab/><text:span text:style-name="T1236">Somehow, t</text:span>he deep male voice coming out of the darkness wasn't unexpected. <text:s/>It wasn't the right voice, though. <text:s/>She stopped moving and reluctantly turned toward the sound.</text:p>
      <text:p text:style-name="P960"/>
      <text:p text:style-name="P961"><text:tab/><text:span text:style-name="T1237">“Hey, Nate. <text:s/>What's up?”</text:span></text:p>
      <text:p text:style-name="P962"/>
      <text:p text:style-name="P961"><text:tab/>“<text:span text:style-name="T1238">Don't let me stop you. <text:s/>It looked like you were enjoying yourself.”</text:span></text:p>
      <text:p text:style-name="P961"/>
      <text:p text:style-name="P963"><text:tab/>“I was.” <text:span text:style-name="T1239">she put extra emphasis on the past tense.</text:span></text:p>
      <text:p text:style-name="P1523"/>
      <text:p text:style-name="P1524">She walked back to the table and swallowed the last of the wine.</text:p>
      <text:p text:style-name="P1524"/>
      <text:p text:style-name="P1524">“Can I join you?” <text:s/><text:span text:style-name="T1240">Seeing her</text:span> raised eye-brow he added “In a glass of wine.”</text:p>
      <text:p text:style-name="P1524"/>
      <text:p text:style-name="P1524">Emma chewed on her lip, debating. <text:s/>If it were anyone else she wouldn't hesitate. <text:s/>But this was Nate. ….</text:p>
      <text:p text:style-name="P1524"/>
      <text:p text:style-name="P1524">“Sure. <text:s/><text:span text:style-name="T1240">Hang on a sec</text:span>.”</text:p>
      <text:p text:style-name="P1524"/>
      <text:p text:style-name="P1525">As she walked into the Stand to pull a glass from the side-board she sent a silent plea to Conner to hurry. <text:s/>She wasn't afraid of Nate, but wasn't happy about him being here either.</text:p>
      <text:p text:style-name="P1525"/>
      <text:p text:style-name="P1525">She filled the glass and handed it to him with a cryptic “Drink it fast. <text:s/>Conner will be here to get me soon.”</text:p>
      <text:p text:style-name="P1524"/>
      <text:p text:style-name="P1526">He raised his glass. <text:s/>“To old friendships.”</text:p>
      <text:p text:style-name="P1526"/>
      <text:p text:style-name="P1526">She nodded slightly and took a drink. <text:s/>“What are you doing back here, Nate? <text:s/>Shouldn't you be at your <text:span text:style-name="T1241">place</text:span>?”</text:p>
      <text:p text:style-name="P1526"/>
      <text:p text:style-name="P1526">He shrugged. <text:s/>“<text:span text:style-name="T1241">I</text:span>t's in capable hands. <text:s/>I felt restless <text:soft-page-break/>and decided to get out of town for a while.” <text:s/>He swirled the wine in his glass, not looking at her. <text:s/>“I miss you, Em. <text:s/><text:span text:style-name="T1242">I should never have let you go.”</text:span></text:p>
      <text:p text:style-name="P1523"/>
      <text:p text:style-name="P1527">Emma <text:span text:style-name="T1243">felt a slow build of anger in her chest. <text:s/></text:span>“Let's get this clear, Nate. <text:s/>You didn't 'let me go'. <text:s/>I didn't 'leave you'. <text:s/>You drove me away. <text:s/>You sound like someone who dropped their old dog off in the country and then cries because your favorite pet ran away.”</text:p>
      <text:p text:style-name="P1527"/>
      <text:p text:style-name="P1527"><text:span text:style-name="T1244">His shoulders drooped. <text:s/></text:span>“<text:span text:style-name="T1245">I've been thinking a lot lately about everything. <text:s/>Trying to figure out why I was so stupid. <text:s/>Why I did the things I did.”</text:span> <text:s/></text:p>
      <text:p text:style-name="P1523"/>
      <text:p text:style-name="P1528">She looked at him closely. <text:s/>His face was darkened with five o'clock shadows and his shirt with sweat stains. <text:s/>It had been a long time since she'd seen him look so <text:span text:style-name="T1239">rumpled</text:span>. <text:s/>Probably, she thought, not since they'd both been struggling short order cooks together. <text:s/>Over the years he'd become more and more of a clothes horse, especially the last year of their relationship. <text:s/>He'd always looked good and smelled better.</text:p>
      <text:p text:style-name="P1527"/>
      <text:p text:style-name="P1528">She had a sudden image of him preening at a mirror before leaving Settings for a meeting. <text:s/>“With a client” he'd said. <text:s/></text:p>
      <text:p text:style-name="P1527"/>
      <text:p text:style-name="P1527"><text:span text:style-name="T1246"><text:s/></text:span>“Who was she?”</text:p>
      <text:p text:style-name="P1523"/>
      <text:p text:style-name="P1527"><text:span text:style-name="T1245">He looked at her warily. <text:s/></text:span>“Who was who, Em?”</text:p>
      <text:p text:style-name="P1523"/>
      <text:p text:style-name="P1527">“The woman you dumped me for.”</text:p>
      <text:p text:style-name="P1523"/>
      <text:p text:style-name="P1529">He raised the glass partway to his lips, cleared his throat, and lowered his hand again. <text:s/>“That doesn't matter <text:span text:style-name="T1239">now</text:span>.”</text:p>
      <text:p text:style-name="P1529"/>
      <text:p text:style-name="P1529">Emma snorted. <text:s/>“It doesn't matter to <text:span text:style-name="T149">you</text:span>. <text:s/>Things <text:soft-page-break/>never matter to you when <text:span text:style-name="T1239">they matter to someone else</text:span>. <text:s/>If you're trying to figure yourself out, Nate, maybe that's something to think about. <text:s/>What matters to other people.”</text:p>
      <text:p text:style-name="P1529"/>
      <text:p text:style-name="P1529">“You're right. <text:s/>I know it. <text:s/>I don't want to fight, Em. <text:s/>I came out here to talk to you about the restaurant.”</text:p>
      <text:p text:style-name="P1529"/>
      <text:p text:style-name="P1529">Emma looked back toward the main dining room. <text:s/>“What about it?”</text:p>
      <text:p text:style-name="P1529"/>
      <text:p text:style-name="P1529">He shook his head. <text:s/>“Not this place. <text:s/>Our place; Settings. <text:s/>I'<text:span text:style-name="T1239">m having</text:span> papers drawn up to give your half back to you.”</text:p>
      <text:p text:style-name="P1527"/>
      <text:p text:style-name="P1529">She tipped her head, <text:span text:style-name="T1247">her eyes narrowed. <text:s/>This was the man she thought she'd loved. <text:s/>The one who was supposed to be her partner in business and in life. Looking at him now, she tried to feel something other than suspicion and failed.</text:span> <text:s/></text:p>
      <text:p text:style-name="P1527"/>
      <text:p text:style-name="P1527">“Why would you do that, Nate?”</text:p>
      <text:p text:style-name="P1527"/>
      <text:p text:style-name="P1527">“Because I realize how rotten I was to you. <text:s/><text:span text:style-name="T1247">I'm serious, Em. <text:s/>I can't change what I did. <text:s/>I can't make you love me again. <text:s/>But I can give you back something you threw away because of me. <text:s/>I want to be fair. <text:s/>I want to be friends again.</text:span>”</text:p>
      <text:p text:style-name="P1527"/>
      <text:p text:style-name="P1527">Emma: <text:s/>I'll think about it</text:p>
      <text:p text:style-name="P1527"/>
      <text:p text:style-name="P1530">They sit and talk. <text:s/>Reminisce about times together. <text:s/></text:p>
      <text:p text:style-name="P1530"/>
      <text:p text:style-name="P1530">. . .</text:p>
      <text:p text:style-name="P1530"/>
      <text:p text:style-name="P1530">“<text:span text:style-name="T1248">We're out here.” she called.</text:span></text:p>
      <text:p text:style-name="P1530"/>
      <text:p text:style-name="P1531"><text:span text:style-name="T1248">S</text:span>he needn't have bothered saying anything. <text:s/>Tink had rushed through ahead and was standing on the other <text:soft-page-break/>side of the screen door. <text:s/>When Conner pushed it open the shepherd bounded across <text:span text:style-name="T1249">to Emma's side </text:span>and gave Nate <text:span text:style-name="T1249">a decidedly chilly look. <text:s/></text:span>He further expressed his dissatisfaction with a low growl.</text:p>
      <text:p text:style-name="P1531"/>
      <text:p text:style-name="P1531">“<text:span text:style-name="T1250">I don't know, Emmaline. <text:s/>I think Tink's getting tired of finding you with other men.”</text:span></text:p>
      <text:p text:style-name="P1531"/>
      <text:p text:style-name="P1532"/>
      <text:p text:style-name="P1523"/>
      <text:p text:style-name="P1523"/>
      <text:p text:style-name="P1029">FALL</text:p>
      <text:p text:style-name="P1533"/>
      <text:p text:style-name="P1534">Chapter</text:p>
      <text:p text:style-name="P1534"/>
      <text:p text:style-name="P1535">Emma dropped a foot over the side of the hammock and wiggled her toes in the sun-warmed grass. <text:s/>She pushed back against the springy ground, angling the length of heavy striped cotton as far as she <text:span text:style-name="T803">could</text:span> before <text:span text:style-name="T803">allowing the swing to settle back into its hypnotic rhythm.</text:span> <text:s/></text:p>
      <text:p text:style-name="P1535"/>
      <text:p text:style-name="P1536">Dappled shade from the leafy branches above her danced across her <text:span text:style-name="T1251">closed</text:span> eyelids. <text:s/>Between the warmth of the day and the substantial amount of Frank's famous <text:span text:style-name="T1252">peppered</text:span> rib-eye she'd consumed, she was <text:span text:style-name="T1253">having a hard time concentrating at the conversation at hand</text:span>. <text:s/></text:p>
      <text:p text:style-name="P1536"/>
      <text:p text:style-name="P1537">It occurred to her that a month had gone by since she'd last seen Bella, who now<text:span text:style-name="T1254"> reclined in an old Adirondack </text:span>under the same tree. <text:s/>It felt good to have the chance to discuss her troubles with her old friend. <text:s/>She knew Bella appreciated the opportunity to get out of the city and visit. <text:s/></text:p>
      <text:p text:style-name="P1538"/>
      <text:p text:style-name="P1536">She <text:span text:style-name="T1255">rolled</text:span> her head to the right and <text:span text:style-name="T1251">peered out through her lashes across the large shaded yard</text:span>. <text:s/><text:span text:style-name="T1251">Her mother and Nell had laid out a blanket under the largest tree where they huddled</text:span> over a chessboard. <text:s/><text:span text:style-name="T1251">At the picnic table near the house </text:span>Conner <text:span text:style-name="T1255">and Cody</text:span> were <text:span text:style-name="T1251">scooping</text:span> ice and rock salt <text:span text:style-name="T1251">in</text:span>to an old ice cream churn <text:span text:style-name="T1256">and laughing at her stepfather's latest, no doubt bad, joke.</text:span></text:p>
      <text:p text:style-name="P1536"/>
      <text:p text:style-name="P1536"><text:span text:style-name="T1256">Emma had forgotten what it was like to feel this content with life and a lazy afternoon. <text:s/>She didn't think it possible to enjoy this view any more. <text:s/>An opinion she revised when </text:span>Tink and <text:span text:style-name="T1257">Frank's two </text:span>Labradors erupted into an apoplexy of delight as they darted off in pursuit a rabbit that had dared take flight from the woodpile. </text:p>
      <text:p text:style-name="P1536"/>
      <text:p text:style-name="P1536"><text:soft-page-break/>“So, where was I?” She asked, peering <text:span text:style-name="T1258">past</text:span> her crossed ankles to where Bella <text:span text:style-name="T1253">waited patiently</text:span>.</text:p>
      <text:p text:style-name="P1536"/>
      <text:p text:style-name="P1536">“<text:span text:style-name="T1259">The food poisoning claim died a natural death, no pun intended, and Wayne came out on a follow-up inspection from the previous “inadequate” rating you got.”</text:span></text:p>
      <text:p text:style-name="P1536"/>
      <text:p text:style-name="P1539"><text:span text:style-name="T1259">E</text:span>mma growled <text:span text:style-name="T1260">and closed her eyes again</text:span>. <text:s/>“I still don't know how that cheese <text:span text:style-name="T1258">wheel </text:span>mysteriously disappeared then reappeared in the bottom cabinet <text:span text:style-name="T1261">two weeks</text:span> later. <text:s/><text:span text:style-name="T1260">Or how all the hand soap went missing the night before the inspection.</text:span>”</text:p>
      <text:p text:style-name="P1539"/>
      <text:p text:style-name="P1540">Bella yawned. <text:s/>“Maybe the place is haunted.”</text:p>
      <text:p text:style-name="P1540"/>
      <text:p text:style-name="P1540">“By germaphobic mice?”</text:p>
      <text:p text:style-name="P1540"/>
      <text:p text:style-name="P1540">Conner's <text:span text:style-name="T1262">deep </text:span>voice <text:span text:style-name="T1257">interrupted her thoughts</text:span>. <text:s/>“Ladies.” <text:span text:style-name="T1257">he called as he approached. <text:s/>“</text:span>Would either of you care for a <text:span text:style-name="T1263">refill</text:span> before the <text:span text:style-name="T1263">cranking ceremony begins</text:span>?”</text:p>
      <text:p text:style-name="P1540"/>
      <text:p text:style-name="P1541">Emma wasn't sure which looked better, <text:span text:style-name="T1264">t</text:span>he frothy <text:span text:style-name="T1264">pitcher</text:span> of margaritas or the man carrying it. <text:s/>Her heart did a little skip in her chest at the site of him. <text:s/><text:span text:style-name="T1265">She wondered if she'd always feel this way when she saw him. <text:s/></text:span></text:p>
      <text:p text:style-name="P1541"/>
      <text:p text:style-name="P1540">“<text:span text:style-name="T1265">I shouldn't.” she said even as her hand groped around under the hammock for the glass stashed there. <text:s/></text:span></text:p>
      <text:p text:style-name="P1540"/>
      <text:p text:style-name="P1542"><text:span text:style-name="T1266">Emma noticed Bella had adopted a sleeping beauty pose, eyes closed and face serenely relaxed. <text:s/>The affect was ruined by the glass that had magically moved itself to the arm of the chair in silent invitation. <text:s/>Conner filled it, then stepped back to Emma's side. <text:s/>He </text:span>closed <text:span text:style-name="T1267">his fingers over hers </text:span>as he stead<text:span text:style-name="T1268">ied the glass</text:span> <text:span text:style-name="T1258">while he</text:span> poured. <text:s/></text:p>
      <text:p text:style-name="P1542"/>
      <text:p text:style-name="P1542">“I'll probably fall asleep.” she admitted.</text:p>
      <text:p text:style-name="P1542"/>
      <text:p text:style-name="P1542"><text:soft-page-break/>“That's okay. <text:s/>We'll wake you girls up when <text:span text:style-name="T1269">dessert</text:span> is ready.”</text:p>
      <text:p text:style-name="P1540"/>
      <text:p text:style-name="P1540"><text:span text:style-name="T1267">Her fingers, caught between the warmth of his skin and the cold glass, tingled. <text:s/>She gave him a sleepy smile. <text:s/>“</text:span>I don't suppose you'd like to join me? <text:s/><text:span text:style-name="T1267">There's plenty of room.”</text:span></text:p>
      <text:p text:style-name="P1540"/>
      <text:p text:style-name="P1543">Conner <text:span text:style-name="T1269">took a step closer</text:span> and bumped <text:span text:style-name="T1270">a</text:span> steely thigh against her hip. <text:s/>She giggled as she <text:span text:style-name="T1270">tried</text:span> to keep her drink from spilling <text:span text:style-name="T1266">with</text:span> the sudden jolt. <text:s/><text:span text:style-name="T1270">She scrambled upright, both hands clutching the glass, her feet paddling toward the ground to brace herself.</text:span></text:p>
      <text:p text:style-name="P1543"/>
      <text:p text:style-name="P1544">“Don't try to distract me with your feminine wiles. <text:s/>I've got manly work to do. <text:s/>That ice cream isn't going to make itself.” <text:s/></text:p>
      <text:p text:style-name="P1540"/>
      <text:p text:style-name="P1545">Emma took a healthy swallow of the frozen drink and sighed blissfully. <text:s/>“You do know how to keep a girl happy.” She gave him her best seductive smile. <text:s/>Her eyes half-closed and a slow, knowing smile parted her lips. <text:s/></text:p>
      <text:p text:style-name="P1545"/>
      <text:p text:style-name="P1545">He inhaled sharply and leaned closer. <text:s/>He smelled of grill smoke, malty beer and sunshine. <text:s/>Emma's smile faded and her eyes darkened. <text:s/>She wet her lips as he leaned closer still and lowered his mouth a fraction of an inch from hers.</text:p>
      <text:p text:style-name="P1545"/>
      <text:p text:style-name="P1545">“I have one of these at home.” <text:s/>He <text:span text:style-name="T1271">stroked the fringe along the edge letting his fingers trail across her thigh</text:span>. <text:s text:c="2"/>“<text:span text:style-name="T1266">Mine's bigger.”</text:span></text:p>
      <text:p text:style-name="P1545"/>
      <text:p text:style-name="P1544">“Braggart.”</text:p>
      <text:p text:style-name="P1545"/>
      <text:p text:style-name="P1546"><text:span text:style-name="T1266">H</text:span>e <text:span text:style-name="T1272">&lt;kiss&gt;</text:span></text:p>
      <text:p text:style-name="P1546"/>
      <text:p text:style-name="P1547">“Feminine wiles. <text:s/>Nice one, Em.” Bella chuckled. <text:s/>“If <text:soft-page-break/>you can drag your mind back to the topic at hand, what else has been going on at the restaurant?”</text:p>
      <text:p text:style-name="P1548"/>
      <text:p text:style-name="P1549">“Let's see, the following week on Wednesday I went in to drop off linens and discovered t<text:span text:style-name="T1260">he bathroom plumbing had backed up. <text:s/>I called Conn and came and helped. <text:s/>We were lucky we were able to get it working and everything cleaned up by 2 in the morning.”</text:span></text:p>
      <text:p text:style-name="P1540"/>
      <text:p text:style-name="P1537">“<text:span text:style-name="T1273">I think it was a</text:span> week later <text:span text:style-name="T1273">when Nell noticed the refrigerator wasn't holding its temperature. <text:s/>It turned out the condenser had lost coolant somehow, but we didn't find a leak or anything. <text:s/>We had to restock all the food supplies, which was another unexpected expense. <text:s/>I swear, Bella, if I didn't know better I'd think the universe was out to get me. <text:s/>Who else would do this?”</text:span></text:p>
      <text:p text:style-name="P1537"/>
      <text:p text:style-name="P1550">“Oh my God! <text:s/>Nate.”</text:p>
      <text:p text:style-name="P1537"/>
      <text:p text:style-name="P1550"><text:span text:style-name="T1274">“I know you don't like the guy, but come on.” Emma grumbled, shaking her head. <text:s/>“The universe may be messing with me, but </text:span>I don't think Nate would <text:span text:style-name="T1275">waste his time.”</text:span></text:p>
      <text:p text:style-name="P1550"/>
      <text:p text:style-name="P1551">“No! <text:s/>Look! <text:s/>Nate.”</text:p>
      <text:p text:style-name="P1550"/>
      <text:p text:style-name="P1552">Emma followed the direction of her friend's pointed finger <text:span text:style-name="T1276">and saw </text:span>Nate <text:span text:style-name="T1276">strolling </text:span>across the expanse of grass. <text:span text:style-name="T1277">Her jaw dropped.</text:span> He <text:span text:style-name="T1276">carried</text:span> a large bouquet of yellow roses in his right hand. <text:s/></text:p>
      <text:p text:style-name="P1552"/>
      <text:p text:style-name="P1553">Emma grabbed the edges of the hammock in both hands and hauled herself upright quickly. <text:s/><text:span text:style-name="T1278">Too quickly, apparently. <text:s/></text:span><text:s/><text:span text:style-name="T1278">The swing tilted violently, and Emma found herself dumped in an</text:span> undignified heap in the grass. <text:s/>She <text:span text:style-name="T1278">scrambled to her feet and </text:span>smooth<text:span text:style-name="T1278">ed</text:span> down the front of her shirt <text:span text:style-name="T1278">trying desperately to </text:span>recover her balance and poise. <text:s/>What in the world was Nate doing here she wondered as <text:soft-page-break/>she forced herself to walk slowly across the yard. <text:s/></text:p>
      <text:p text:style-name="P1553"/>
      <text:p text:style-name="P1554">She watched as Nate extended the <text:span text:style-name="T1279">bouquet</text:span> toward her mother with a smile and a hint of a bow. <text:s/>Her mother, ever the diplomat, accepted them with a thin smile of her own and immediately laid them on the table.</text:p>
      <text:p text:style-name="P1554"/>
      <text:p text:style-name="P1554">Her stepfather was approaching from behind, looking as if he had every intention of smashing the <text:span text:style-name="T1279">bouquet </text:span>over the younger man's head. <text:s/>Emma lengthened her stride, trying desperately to reach Nate before he did. <text:s/>It was too nice a day to be ruined. </text:p>
      <text:p text:style-name="P1553"/>
      <text:p text:style-name="P1553">“<text:span text:style-name="T1280">What are you doing here, Nate?”</text:span></text:p>
      <text:p text:style-name="P1553"/>
      <text:p text:style-name="P1555">“Looking for you. <text:s/>I'd like to talk with you about something important.”</text:p>
      <text:p text:style-name="P1553"/>
      <text:p text:style-name="P1555">“How did you find me?”</text:p>
      <text:p text:style-name="P1553"/>
      <text:p text:style-name="P1555">“<text:span text:style-name="T1281">When you weren't at the restaurant, I drove into town. <text:s/>Zack was helpful enough to give me your mom's address and directions on how to get here</text:span>.” he said smugly. <text:s/>“<text:span text:style-name="T1281">He's such a nice kid</text:span>.”</text:p>
      <text:p text:style-name="P1553"/>
      <text:p text:style-name="P1556">“<text:span text:style-name="T1282">Okay, you found me. <text:s/>What do you want?”</text:span></text:p>
      <text:p text:style-name="P1556"/>
      <text:p text:style-name="P1557">“I came for your answer about <text:span text:style-name="T1281">our</text:span> partnership.” When no one spoke, he smirked. <text:s/>“Oh, I'm sorry. <text:s/>Didn't you tell your boyfriend about my offer.”</text:p>
      <text:p text:style-name="P1556"/>
      <text:p text:style-name="P1557">“As a matter of fact, she did.”</text:p>
      <text:p text:style-name="P1556"/>
      <text:p text:style-name="P1557">“Oh.” </text:p>
      <text:p text:style-name="P1556"/>
      <text:p text:style-name="P1558"><text:span text:style-name="T1282">E</text:span>mma laughed. <text:s/>“You look good disappointed, Nate. <text:s/>It suits you.”</text:p>
      <text:p text:style-name="P1558"/>
      <text:p text:style-name="P1558"><text:soft-page-break/>Bella … “Well I didn't know!”</text:p>
      <text:p text:style-name="P1558"/>
      <text:p text:style-name="P1558">I'm sorry you came all this way, Nate. <text:s/>I'm still considering the idea. <text:s/>I'll be in touch...</text:p>
      <text:p text:style-name="P1559"/>
      <text:p text:style-name="P1502">Asks Bella to investigate</text:p>
      <text:p text:style-name="P1502"/>
      <text:p text:style-name="P1502"/>
      <text:p text:style-name="P1031"/>
      <text:p text:style-name="P1031"/>
      <text:p text:style-name="P1022">Chapter</text:p>
      <text:p text:style-name="P1031"/>
      <text:p text:style-name="P1031">Night with Conner … his comment about starting a family … Emma leaves (“I promise I won't run away”)</text:p>
      <text:p text:style-name="P1031"/>
      <text:p text:style-name="P1031">…..</text:p>
      <text:p text:style-name="P1031"/>
      <text:p text:style-name="P1560">Emma was curled up against Conner's side, her head resting in the hollow of his shoulder. <text:s/>He felt her smile as she sighed sleepily. <text:s/></text:p>
      <text:p text:style-name="P1560"/>
      <text:p text:style-name="P1560">“I may never move from this spot.”</text:p>
      <text:p text:style-name="P1560"/>
      <text:p text:style-name="P1560">He kissed the top of her head and tucked it beneath his chin. <text:s/>“You wouldn't hear me complain.”</text:p>
      <text:p text:style-name="P1560"/>
      <text:p text:style-name="P1560">“Hmmmm …. <text:span text:style-name="T1283">you'll change your tune when your arm starts falling asleep</text:span>.”</text:p>
      <text:p text:style-name="P1560"/>
      <text:p text:style-name="P1560">“<text:span text:style-name="T1283">That's okay, I've got another one. <text:s/>Feel free to abuse either one.</text:span>”</text:p>
      <text:p text:style-name="P1560"/>
      <text:p text:style-name="P1561">Emma stretched her legs and then relaxed back against him. <text:s/>She was so <text:span text:style-name="T1284">w</text:span>arm and comfortable, nestled against the wall of his ribs, encircled by his arm, she could easily drift off to sleep.</text:p>
      <text:p text:style-name="P1561"/>
      <text:p text:style-name="P1561">“Are you happy here, Emmaline?” he asked softly.</text:p>
      <text:p text:style-name="P1560"/>
      <text:p text:style-name="P1562">She reached <text:span text:style-name="T1284">up</text:span> and touched his jaw, letting her fingers trail down his neck to rest on his shoulder.</text:p>
      <text:p text:style-name="P1560"/>
      <text:p text:style-name="P1562">“Yes. <text:s/>Very happy. <text:s/>You?”</text:p>
      <text:p text:style-name="P1560"/>
      <text:p text:style-name="P1563">His arm tightened around her. <text:s/>“More happy than I deserve. <text:s/><text:span text:style-name="T1285">I love you, you know.”</text:span></text:p>
      <text:p text:style-name="P1563"/>
      <text:p text:style-name="P1564">Emma glanced up and could <text:span text:style-name="T1286">see</text:span> his eyes <text:span text:style-name="T1286">glittering</text:span> <text:soft-page-break/>in the darkness. <text:s/>“I -”</text:p>
      <text:p text:style-name="P1564"/>
      <text:p text:style-name="P1564">He interrupted. <text:s/>“I'm not trying to pressure you or anything. <text:s/>We've got lots of time. <text:s/>I've been thinking how great things are. <text:s/>You and me. <text:s/>I never expected this.”</text:p>
      <text:p text:style-name="P1564"/>
      <text:p text:style-name="P1564">Emma rubbed her cheek against his shoulder. <text:s/>“Me either.”</text:p>
      <text:p text:style-name="P1564"/>
      <text:p text:style-name="P1564">“I could see us having a good life here. <text:s/>Not here in his cottage, of course. <text:s/>Maybe buy some land, have a place of our own. <text:s/>We<text:span text:style-name="T1287"> could be one of those couples, with the houseful of dogs and kids, you know? <text:s/></text:span>You could keep the restaurant, or raise horses, whatever you want to do.”</text:p>
      <text:p text:style-name="P1565"/>
      <text:p text:style-name="P1565">Conner<text:span text:style-name="T1288">'s hand stroked her arm as it lay across his chest. <text:s/>His fingers left a tingling trail everywhere they touched. <text:s/>The only thing keeping her body from floating away was the sudden weight of her heart. <text:s/>With a tremendous effort she lifted her hand and withdrew her arm. She rolled to the edge of the bed. </text:span></text:p>
      <text:p text:style-name="P1565"/>
      <text:p text:style-name="P1565"><text:span text:style-name="T1289">Conner admired the creamy expanse of her back and curve of her hip as she bent forward. <text:s/>He realized with alarm that she was reaching f</text:span>or <text:span text:style-name="T1290">the </text:span>clothes scattered across the area rug.</text:p>
      <text:p text:style-name="P1565"/>
      <text:p text:style-name="P1565">“I have to go.”</text:p>
      <text:p text:style-name="P1565"/>
      <text:p text:style-name="P1565">“What?”</text:p>
      <text:p text:style-name="P1565"/>
      <text:p text:style-name="P1565">She jammed her legs into the pair of jeans and almost fell over in her rush to stand <text:span text:style-name="T1290">up </text:span>and zip them. <text:s/>She dragged <text:span text:style-name="T1291">a</text:span> sweater over her head, already turning away from the bed.</text:p>
      <text:p text:style-name="P1565"/>
      <text:p text:style-name="P1565">“Where are going?”</text:p>
      <text:p text:style-name="P1565"/>
      <text:p text:style-name="P1565"><text:soft-page-break/>“I have to get back ….” She <text:span text:style-name="T1291">staggered</text:span> <text:span text:style-name="T1292">toward the door</text:span>, her bare feet <text:span text:style-name="T1290">moving silently</text:span> across the wood floor.</text:p>
      <text:p text:style-name="P1565"/>
      <text:p text:style-name="P1565">Conner made a grab for her as she rounded the end of the bed but his hand closed <text:span text:style-name="T1293">in an empty fist</text:span>.</text:p>
      <text:p text:style-name="P1565"/>
      <text:p text:style-name="P1565">“What the hell?”</text:p>
      <text:p text:style-name="P1565"/>
      <text:p text:style-name="P1565"><text:span text:style-name="T1292">S</text:span>he was already moving through the kitchen toward the back door. <text:s/>He wrapped the sheet around his waist and hurried after her. <text:s/><text:span text:style-name="T1294">He heard t</text:span>he screen door <text:span text:style-name="T1295">bang</text:span> shut as he rushed down the hallway, and skidded around the corner of the kitchen.</text:p>
      <text:p text:style-name="P1565"/>
      <text:p text:style-name="P1565">“Emma<text:span text:style-name="T758">line</text:span>!”</text:p>
      <text:p text:style-name="P1565"/>
      <text:p text:style-name="P1565">She was almost to the bumper of her <text:span text:style-name="T1292">truck</text:span> as he stepped outside.</text:p>
      <text:p text:style-name="P1565"/>
      <text:p text:style-name="P1565">“Emma! <text:s/>Stop!”</text:p>
      <text:p text:style-name="P1565"/>
      <text:p text:style-name="P1565">Holding the edges of the sheet against his legs <text:span text:style-name="T1292">he hurried</text:span> across the yard to her. <text:s/>She was facing the <text:span text:style-name="T1296">cab</text:span> with her head bent forward. <text:s/>He placed <text:span text:style-name="T1297">a</text:span> large hand on <text:span text:style-name="T1297">the </text:span>door frame and leaned around to try to look into her face.</text:p>
      <text:p text:style-name="P1565"/>
      <text:p text:style-name="P1565">“What'd I say?”</text:p>
      <text:p text:style-name="P1565"/>
      <text:p text:style-name="P1565">Her forehead touched the <text:span text:style-name="T1296">window now</text:span>. <text:s/>A few strands of her hair tickled his forearm as she leaned against the <text:span text:style-name="T1292">vehicle</text:span>. <text:s/><text:span text:style-name="T1298">The sight of her trembling, shoulders shaking, tore at his heart</text:span>.</text:p>
      <text:p text:style-name="P1565"/>
      <text:p text:style-name="P1565">“Emma<text:span text:style-name="T1292">line</text:span>? <text:s/>What's wrong? <text:span text:style-name="T1299">Is this about Nate?</text:span>”</text:p>
      <text:p text:style-name="P1565"/>
      <text:p text:style-name="P1565">He released his hold on the sheet and tried to take her in his arms. <text:s/>She tipped her head back and he realized that while her eyes gleamed with tears, she was actually <text:soft-page-break/>laughing.</text:p>
      <text:p text:style-name="P1565"/>
      <text:p text:style-name="P1565">“Isn't there anything in my life I can't screw up?”</text:p>
      <text:p text:style-name="P1565"/>
      <text:p text:style-name="P1565">“Come back inside. <text:s/><text:span text:style-name="T1300">T</text:span>alk to me.” <text:s/><text:span text:style-name="T1301">His arms closed around her.</text:span></text:p>
      <text:p text:style-name="P1565"/>
      <text:p text:style-name="P1565">“No. <text:s/><text:span text:style-name="T1292">Not now. <text:s/></text:span>Please, <text:span text:style-name="T257">l</text:span>et me go.”</text:p>
      <text:p text:style-name="P1565"/>
      <text:p text:style-name="P1565">“<text:span text:style-name="T1302">No. I don't know what's going on, but I'm not going to let you just disappear.”</text:span></text:p>
      <text:p text:style-name="P1565"/>
      <text:p text:style-name="P1566">She <text:span text:style-name="T1303">rested her forehead against his chest and sagged against him. <text:s/>Her voice was muffled and he could feel the heat of her breath against his bare skin.</text:span></text:p>
      <text:p text:style-name="P1566"/>
      <text:p text:style-name="P1566">“I'm not going to run away. <text:s/>I promise.”</text:p>
      <text:p text:style-name="P1566"/>
      <text:p text:style-name="P1567">She looked up into his eyes. <text:s/>“Please.” she whispered.</text:p>
      <text:p text:style-name="P1566"/>
      <text:p text:style-name="P1566">He stepped back uncertainly. <text:s/><text:span text:style-name="T1303">He couldn't seem to draw in enough air as she fumbled for the handle and yanked open the door. <text:s/>She slid behind the wheel and a moment later the engine roared to life. <text:s/>Still, she didn't drive off, her face a mask of confusion and misery. <text:s/>She raised her hands to gather the tangle of hair and knot it at the back of her neck.</text:span></text:p>
      <text:p text:style-name="P1566"/>
      <text:p text:style-name="P1568">In the darkness of the cab her <text:span text:style-name="T1304">pale face stood out in stark relief</text:span>. <text:s/>The mass of <text:span text:style-name="T1303">unusually dull</text:span> hair was slowly pulled bac<text:span text:style-name="T1304">k</text:span>, bringing her small chin and slender neck into focus.</text:p>
      <text:p text:style-name="P1569">&lt;start here&gt;</text:p>
      <text:p text:style-name="P1570"><text:span text:style-name="T1305">Time stopped. <text:s/>Her image seared into the back of his eyes. <text:s/>Elbows jutting out in brackets around her face. <text:s/>Enormous dark eye</text:span>s. <text:s/><text:span text:style-name="T1303">Her bottom lip caught between her teeth. <text:s/>It was only when she blinked several times that he </text:span><text:soft-page-break/><text:span text:style-name="T1303">realized she hadn't been moving at all. <text:s/>Her hands fell to the steering wheel as if a string had been cut.</text:span></text:p>
      <text:p text:style-name="P1570"/>
      <text:p text:style-name="P1567">He swallowed noisily.</text:p>
      <text:p text:style-name="P1567"/>
      <text:p text:style-name="P1567">With startling speed she shoved the door open and slid to the ground. <text:s/>Her arms closed around his waist with a strength that <text:span text:style-name="T1306">always surprised</text:span> him. <text:s/>She pressed a fierce kiss to his lips. <text:s/>“I love you too.” <text:s/>Then she was gone.</text:p>
      <text:p text:style-name="P1566">. . . </text:p>
      <text:p text:style-name="P1566">* * *</text:p>
      <text:p text:style-name="P1566"/>
      <text:p text:style-name="P1571">Emma <text:span text:style-name="T1307">laid</text:span> her keys on the kitchen table and slumped into <text:span text:style-name="T1308">a </text:span>chair, her head in her hands.</text:p>
      <text:p text:style-name="P1571"/>
      <text:p text:style-name="P1571">“Emma?”</text:p>
      <text:p text:style-name="P1571"/>
      <text:p text:style-name="P1571">She looked up to see Nell standing in the doorway. <text:s text:c="2"/><text:span text:style-name="T1309">Light from the vapor lamp outside streamed in through the window. <text:s/>She was wearing a dark red robe over her nightgown. <text:s/>Emma could only hope that meant Nell hadn't been asleep when she arrived.</text:span></text:p>
      <text:p text:style-name="P1571"/>
      <text:p text:style-name="P1571">“Are you okay?” <text:span text:style-name="T1310">Nell sounded awake at least.</text:span></text:p>
      <text:p text:style-name="P1571"/>
      <text:p text:style-name="P1571">“<text:span text:style-name="T1311">That seems to be the question of the night.”</text:span></text:p>
      <text:p text:style-name="P1571"/>
      <text:p text:style-name="P1572">“Conn called. <text:s/>He asked me to check on you.”</text:p>
      <text:p text:style-name="P1571"/>
      <text:p text:style-name="P1572"><text:span text:style-name="T1310">Emma felt queasy. <text:s/></text:span>“Did he say why?” </text:p>
      <text:p text:style-name="P1571"/>
      <text:p text:style-name="P1572">“No. <text:s/>I got the impression he didn't know himself.”</text:p>
      <text:p text:style-name="P1571"/>
      <text:p text:style-name="P1572">Emma dropped her head <text:span text:style-name="T1312">back </text:span>down into her arms. <text:s/>Nell moved silently through the room and sat next to her. <text:s/><text:span text:style-name="T1313">She placed a warm</text:span> hand <text:span text:style-name="T1313">on Emma's back</text:span>.</text:p>
      <text:p text:style-name="P1572"/>
      <text:p text:style-name="P1572">“Do you want to talk about it?”</text:p>
      <text:p text:style-name="P1572"><text:soft-page-break/></text:p>
      <text:p text:style-name="P1572">Emma's head <text:span text:style-name="T1308">rocked side to side</text:span>, and for a long moment there was only the tick of the kitchen clock <text:span text:style-name="T1312">to disturb the silence of the room.</text:span></text:p>
      <text:p text:style-name="P1572"/>
      <text:p text:style-name="P1572">“<text:span text:style-name="T1314">I think I screwed up.” she finally whispered.</text:span></text:p>
      <text:p text:style-name="P1572"/>
      <text:p text:style-name="P1573">“Did you have your first fight?” Nell asked sympathetically.</text:p>
      <text:p text:style-name="P1572"/>
      <text:p text:style-name="P1573">“Not really.” <text:s/>Emma straightened up, her arms still crossed heavily on the table. <text:s/>“I left.”</text:p>
      <text:p text:style-name="P1572"/>
      <text:p text:style-name="P1573">Nell's hand continued making soothing circles on the tense muscles of her back. <text:s/>“What happened?”</text:p>
      <text:p text:style-name="P1573"/>
      <text:p text:style-name="P1573">Emma drew in a shuddering breath. <text:s/>“He was talking about us. <text:s/>About a future.”</text:p>
      <text:p text:style-name="P1573"/>
      <text:p text:style-name="P1573">Nell watched as Emma's eyes filled and fat tears began slipping down <text:span text:style-name="T1315">her cheeks</text:span>. <text:s/>Her voice was <text:span text:style-name="T1308">so </text:span>soft <text:span text:style-name="T1308">Nell leaned forward. <text:s/></text:span>“About kids and dogs.” <text:s/><text:span text:style-name="T1316">The words were offered up like the answer to an unasked question</text:span>.</text:p>
      <text:p text:style-name="P1573"/>
      <text:p text:style-name="P1574">Nell sat back, and laid <text:span text:style-name="T1317">her hand on</text:span> Emma's arm <text:span text:style-name="T1317">again </text:span>until she looked at her. <text:s/>Emma <text:span text:style-name="T1318">drew in a breath</text:span> and shook her head <text:span text:style-name="T1308">to clear it</text:span>.</text:p>
      <text:p text:style-name="P1574"/>
      <text:p text:style-name="P1574">“Did my mother tell you about my ex?”</text:p>
      <text:p text:style-name="P1574"/>
      <text:p text:style-name="P1574">Nell nodded. <text:s/>“She told me he accused you of things. <text:s/>Things you would never do.”</text:p>
      <text:p text:style-name="P1574"/>
      <text:p text:style-name="P1574">Emma <text:span text:style-name="T1308">snorted derisively. <text:s/>“Things I </text:span><text:span text:style-name="T154">could</text:span><text:span text:style-name="T1319"> never do.” <text:s text:c="2"/>She stared off at a distant horizon in a barren landscape. <text:s/>Her lips twisted bitterly.</text:span></text:p>
      <text:p text:style-name="P1574"/>
      <text:p text:style-name="P1575">“I've never told anyone this, Nell. <text:s/>Not even Bella.” <text:soft-page-break/>She rubbed her eyes and ran her fingers through her hair, <text:span text:style-name="T1320">unraveling the </text:span>knot at the base of her neck. </text:p>
      <text:p text:style-name="P1575"/>
      <text:p text:style-name="P1575">“<text:span text:style-name="T1321">I won't tell anyone, whatever it is. <text:s/>You know that, Emma.”</text:span></text:p>
      <text:p text:style-name="P1574"/>
      <text:p text:style-name="P1576">“I don't even know how it all happened.” she shook her head. <text:s/>“I remember a long time ago flying a kite and losing control. <text:s/>One minute it was just hanging there in the sky and the next it started looping through the air. I tried reeling it in. <text:s/>I tried letting it out. <text:s/>I tried holding it steady. <text:s text:c="2"/>Nothing I did worked. <text:s/>I could only watch it swing wilder and wilder until it crashed. <text:s/>This was the same thing.”</text:p>
      <text:p text:style-name="P1575"/>
      <text:p text:style-name="P1577"><text:span text:style-name="T1322">N</text:span>ell shook her head and smiled sadly.</text:p>
      <text:p text:style-name="P1575"/>
      <text:p text:style-name="P1575">“Did Mom <text:span text:style-name="T1308">mention my</text:span> ex accused me of cheating on him? <text:s/><text:span text:style-name="T1320">Even suggesting I was carrying another man's child.</text:span>”</text:p>
      <text:p text:style-name="P1575"/>
      <text:p text:style-name="P1575">“<text:span text:style-name="T1312">Yes. <text:s/>She did.”</text:span></text:p>
      <text:p text:style-name="P1575"/>
      <text:p text:style-name="P1576">“That's not the worst of it. <text:s/>I couldn't convince him it was a lie. <text:s/>Whoever was feeding him that <text:span text:style-name="T1323">bullshit </text:span>story. <text:s/>I couldn't prove I hadn't cheated. <text:s/><text:span text:style-name="T1323">The one thing I </text:span>could <text:span text:style-name="T1323">do was </text:span>prove I wasn't pregnant. <text:s/>I went to my OB/GYN. <text:s/>I thought if I showed <text:span text:style-name="T1323">Nate</text:span> a doctor's report …<text:span text:style-name="T1319">”</text:span> her voice trailed off <text:span text:style-name="T1318">and more tears fell</text:span>.</text:p>
      <text:p text:style-name="P1576"/>
      <text:p text:style-name="P1578">Emma's chin trembled when she met Nell's eye. <text:s/>“It turns out … I can't have children. <text:s/>Ever.”</text:p>
      <text:p text:style-name="P1578"/>
      <text:p text:style-name="P1578">Nell's <text:span text:style-name="T1324">grip</text:span> tighten on <text:span text:style-name="T1325">Emma's</text:span> arm <text:span text:style-name="T1325">as tears filled her own eyes</text:span>. <text:s/><text:span text:style-name="T1324">Emma's lips twisted again.</text:span></text:p>
      <text:p text:style-name="P1578"/>
      <text:p text:style-name="P1578">“<text:span text:style-name="T1324">All those years worrying about birth control, putting up with severe cramps and pain because I thought it was normal. <text:s/>Life's grand joke I guess.”</text:span></text:p>
      <text:p text:style-name="P1578"/>
      <text:p text:style-name="P1579"><text:soft-page-break/>Nell's hand moved down to clasp Emma's, interweaving their fingers <text:s/>“I'm so sorry, Emma.”</text:p>
      <text:p text:style-name="P1579"/>
      <text:p text:style-name="P1579">Emma <text:span text:style-name="T1326">looked down at their hands</text:span>. <text:s/>“It's one thing to not plan on children, or be too busy to think about it. <text:s/><text:span text:style-name="T1325">You know? <text:s/></text:span>It's completely different to be told it <text:span text:style-name="T1327">isn't </text:span>even possible. <text:s/><text:span text:style-name="T1326">I wasn't ready for that. <text:s/>I thought I had plenty of time. <text:s/>Something I could think about later. <text:s/>The diagnosis … it took me completely by surprise. <text:s/>It kind of overshadowed everything else.”</text:span></text:p>
      <text:p text:style-name="P1579"/>
      <text:p text:style-name="P1579">“<text:span text:style-name="T1328">I know. <text:s/>Oh, I know.” <text:s/>Nell said softly. <text:s/>“Pete and I tried for years. <text:s/>We thought we'd fill this house with children. <text:s/>We never did.”</text:span></text:p>
      <text:p text:style-name="P1579"/>
      <text:p text:style-name="P1580"><text:span text:style-name="T1328">E</text:span>mma closed her fingers around Nell's and held on tightly. <text:s text:c="2"/><text:span text:style-name="T1328">There was comfort in the shared silence and understanding. </text:span></text:p>
      <text:p text:style-name="P1579"/>
      <text:p text:style-name="P1581">Nell stirred, Emma's earlier statement finally sinking in. <text:s/>“So you never told your ex about this?”</text:p>
      <text:p text:style-name="P1582"/>
      <text:p text:style-name="P1581">Emma shook her head. <text:s/>“After the initial shock wore off, I couldn't bring myself to. <text:s/>At first I was too embarrassed, too <text:span text:style-name="T1329">stunned</text:span>. <text:s/>Later I was too hurt <text:span text:style-name="T1327">and </text:span>angry <text:span text:style-name="T1329">with</text:span> him. <text:s/>I figured it <text:span text:style-name="T1330">was best to leave</text:span>.”</text:p>
      <text:p text:style-name="P1581"/>
      <text:p text:style-name="P1581">Nell suddenly leaned forward her gaze locked on Emma. <text:s/>“<text:span text:style-name="T1330">Best or easiest?” <text:s/>Emma winced, but Nell continued. <text:s/>“</text:span>Tonight? <text:s/>What happened with Conn?”</text:p>
      <text:p text:style-name="P1581"/>
      <text:p text:style-name="P1581">A wave of nausea hit Emma and <text:span text:style-name="T1331">she clenched her teeth against it</text:span>. <text:s/>She placed her forehead back down on her arm, still clutching Nell's hand.</text:p>
      <text:p text:style-name="P1581"/>
      <text:p text:style-name="P1581">“When he talked about <text:span text:style-name="T1332">wanting </text:span>kids … <text:span text:style-name="T1333">it all came back. <text:s/>I'm right back in a relationship I can never have. <text:s/>I can never give him what he wants.</text:span>”</text:p>
      <text:p text:style-name="P1581"><text:soft-page-break/></text:p>
      <text:p text:style-name="P1581">“Emma.” <text:s/>Nell's voice was hard. <text:s/>“<text:span text:style-name="T1327">This is important. <text:s/></text:span>What does Conn want? <text:s/>What do you want?”</text:p>
      <text:p text:style-name="P1581"/>
      <text:p text:style-name="P1581">Emma peered up at her. <text:s/>“I just told you ...”</text:p>
      <text:p text:style-name="P1581"/>
      <text:p text:style-name="P1581">Nell<text:span text:style-name="T1334">'s blue eyes blazed in the semi-darkness. <text:s/>“No. <text:s/>You told me what he said. <text:s/>A simple comment. <text:s/>Nothing more. <text:s/>You have to talk with him Emma. <text:s/>You have to find out what he really meant … what he really wants.”</text:span></text:p>
      <text:p text:style-name="P1581"/>
      <text:p text:style-name="P964"><text:span text:style-name="T1334"><text:tab/>“</text:span>It isn't that easy, Nell.”<text:line-break/><text:line-break/><text:tab/>“Yes. <text:s/>It is. <text:s/>Look, I know <text:span text:style-name="T1335">you're still recovering from the shock. <text:s/>I remember how it made me feel about my value, my sense of self worth. <text:s/>It can cloud your judgment. <text:s/>Don't project your feelings on someone else. <text:s/>You can be happy together.”</text:span></text:p>
      <text:p text:style-name="P965"/>
      <text:p text:style-name="P1583">Emma straightened up <text:span text:style-name="T1336">and a</text:span> flicker of hope <text:span text:style-name="T1336">crossed her face. <text:s/></text:span><text:s/><text:line-break/><text:line-break/><text:tab/>“You haven't screwed up. <text:s/>Not yet.”</text:p>
      <text:p text:style-name="P1581"/>
      <text:p text:style-name="P1584"/>
      <text:p text:style-name="P1585"><text:s text:c="2"/></text:p>
      <text:p text:style-name="P1022">Chapter</text:p>
      <text:p text:style-name="P884"/>
      <text:p text:style-name="P966"/>
      <text:p text:style-name="P884"/>
      <text:p text:style-name="P884"><text:tab/><text:span text:style-name="T1337">The following morning Emma went directly to the barn. <text:s/>She saddled Henry and rode out before Nell was even awake. <text:s/>She rode to her favorite spot on the ranch, a long ridge overlooking a rolling meadow.</text:span></text:p>
      <text:p text:style-name="P884"/>
      <text:p text:style-name="P967"><text:tab/>She sat for a long time thinking. <text:s/><text:span text:style-name="T1338">B</text:span>irds swoop<text:span text:style-name="T1338">ed </text:span>and <text:span text:style-name="T1338">dove in the misty morning air</text:span>. <text:s/><text:span text:style-name="T1338">A family of</text:span> mule deer trotted through, pausing frequently to look around. <text:s/><text:span text:style-name="T1339">It was so peaceful Emma felt the tension drain away.</text:span></text:p>
      <text:p text:style-name="P884"/>
      <text:p text:style-name="P967"><text:tab/>Henry raised his head, his ears pricked, his eyes wide. <text:s/>His nostrils flared as his nose stretched out and a deep rumbling call rolled from his chest. <text:s/>He listened intently before <text:span text:style-name="T1339">sounding </text:span>again.</text:p>
      <text:p text:style-name="P884"/>
      <text:p text:style-name="P967"><text:tab/>Emma heard an answering whinny from the back side of the ridge and watched the horizon over her shoulder. <text:s/>The staccato <text:span text:style-name="T1339">thud</text:span> of hoof beats could be heard now, a dull sound muffled by the long grasses. She watched until the silhouette o<text:span text:style-name="T1339">f horse and rider</text:span> appeared, then turned her face back to the meadow.</text:p>
      <text:p text:style-name="P884"/>
      <text:p text:style-name="P967"><text:tab/>She listened to the sounds of Conner dismounting while her heart began to pound. <text:s/><text:span text:style-name="T1340">She folded one leg beneath her and pushed up to her feet.</text:span></text:p>
      <text:p text:style-name="P967"/>
      <text:p text:style-name="P968"><text:tab/>She would like to think she stepped gracefully into his arms. <text:s/>The truth was she flung herself at him <text:span text:style-name="T1341">with a force that drove him back a step. <text:s/>She pressed her face into his shirt and took a deep breath, inhaling the smells of horse and leather and sweat.</text:span></text:p>
      <text:p text:style-name="P968"/>
      <text:p text:style-name="P969"><text:tab/>The suddenness of her embrace had trapped his arms at his sides where they hung like weighted ropes.</text:p>
      <text:p text:style-name="P968"><text:soft-page-break/></text:p>
      <text:p text:style-name="P968"><text:tab/><text:span text:style-name="T1342">&lt;start here&gt;</text:span></text:p>
      <text:p text:style-name="P970"/>
      <text:p text:style-name="P969"><text:tab/>“I'm sorry. <text:s/><text:span text:style-name="T1343">I'm sorry. <text:s/>I ...”</text:span></text:p>
      <text:p text:style-name="P969"/>
      <text:p text:style-name="P971"><text:tab/>Her chin trembled as she raised it to meet his eyes. <text:s/>“I shouldn't have run off like that. <text:s/>It wasn't right. <text:s/>It wasn't fair. <text:s/>I'm sorry.”</text:p>
      <text:p text:style-name="P969"/>
      <text:p text:style-name="P971"><text:tab/>He pulled away and freed his arms, and Emma felt a crushing fear. <text:s/>Maybe Nell was wrong. <text:s/>Maybe she had screwed up too far. <text:s/>She didn't reach for him again.</text:p>
      <text:p text:style-name="P969"/>
      <text:p text:style-name="P971"><text:tab/>“I do love you, Conn. <text:s/>I just … there's so much about me you don't know. <text:s/>So much we don't know about each other. <text:s/>It all became a little too real for me <text:span text:style-name="T1344">last night</text:span>.”</text:p>
      <text:p text:style-name="P969"/>
      <text:p text:style-name="P969"><text:tab/><text:span text:style-name="T1345">Conner frowned down at her. <text:s/>“Do you trust me, Emma? Are you scared of me?”</text:span></text:p>
      <text:p text:style-name="P969"/>
      <text:p text:style-name="P972"><text:tab/>Her eyes widened. <text:s/>“God, no! <text:s/>I feel safer with you than anyone I've ever known.” <text:s/><text:span text:style-name="T1346">She allowed the words to echo in her head.</text:span></text:p>
      <text:p text:style-name="P969"/>
      <text:p text:style-name="P972"><text:tab/>His <text:span text:style-name="T1347">jaw relaxed</text:span>. <text:s/>“<text:span text:style-name="T1348">Is this</text:span> going too fast?”</text:p>
      <text:p text:style-name="P969"/>
      <text:p text:style-name="P972"><text:tab/>“I don't know. <text:s/>Maybe a little. <text:s/><text:span text:style-name="T1346">I guess I'm still a little </text:span>spooked. <text:s/><text:span text:style-name="T1349">About us, about the restaurant … everything.</text:span>”</text:p>
      <text:p text:style-name="P969"/>
      <text:p text:style-name="P972"><text:tab/> He gazed off into the distance and silently cursed. <text:s/><text:span text:style-name="T1350">He was handling this all wrong. <text:s/>He realized he'd basically run right at a frightened filly with trust issues. She wasn't just spooked. <text:s/>He'd spooked her.</text:span></text:p>
      <text:p text:style-name="P969"/>
      <text:p text:style-name="P972"><text:tab/>His mouth quirked up at the corner <text:span text:style-name="T1351">at the thought</text:span>. <text:s/>“Well, if anyone knows how to deal with that, it should be me.”</text:p>
      <text:p text:style-name="P969"/>
      <text:p text:style-name="P972"><text:soft-page-break/><text:tab/>He didn't look directly at her, but eased a step closer. <text:s/>Slowly raising his hands and crooning “<text:span text:style-name="T1352">Whoa. <text:s/></text:span>Easy there, girl. <text:s/>Nice and slow ...” He closed the gap between them and rested his chin on top of her head. <text:s/>“Just a little pressure, nothing to worry about.” <text:s/>His hands patted her back lightly.</text:p>
      <text:p text:style-name="P969"/>
      <text:p text:style-name="P972"><text:tab/>With a sigh she relaxed against him, her hands clutching the shirt between his shoulder-blades. <text:s/>“I was afraid I'd ruined everything.” she admitted.</text:p>
      <text:p text:style-name="P969"/>
      <text:p text:style-name="P972"><text:tab/>He pulled her even closer, smiling at how perfectly she fit against him. <text:s/>Whatever doubts he might have about their future, he couldn't deny <text:span text:style-name="T1353">how </text:span>right <text:span text:style-name="T1353">it felt now</text:span>. <text:s/></text:p>
      <text:p text:style-name="P969"/>
      <text:p text:style-name="P972"><text:tab/>“We'll take it slower. <text:s/><text:span text:style-name="T1353">Okay?</text:span>” <text:span text:style-name="T1353">He felt her nod.</text:span></text:p>
      <text:p text:style-name="P972"/>
      <text:p text:style-name="P973"><text:tab/>He wasn't in any hurry to move. <text:s/>In fact, he could stand here all day if needed. <text:s/>For the first time in his life, he was happy to be right where he was. <text:s/>He hoped she felt the same way.</text:p>
      <text:p text:style-name="P972"/>
      <text:p text:style-name="P973"><text:tab/>“Do you know what you're going to do about the problems at the restaurant?”</text:p>
      <text:p text:style-name="P972"/>
      <text:p text:style-name="P973"><text:tab/>When she pulled back he <text:span text:style-name="T1354">gave her a crooked smile</text:span>. <text:s/>“No pressure. <text:s/>Just curious.”</text:p>
      <text:p text:style-name="P972"/>
      <text:p text:style-name="P972"><text:tab/><text:span text:style-name="T1200">“I'm not sure. <text:s/>I guess I'll start a morning patrol to check the place every day. <text:s/>Maybe I should hire an exterminator. <text:s/>Or an exorcist.”</text:span></text:p>
      <text:p text:style-name="P972"/>
      <text:p text:style-name="P974"><text:tab/>Conner snorted. <text:s/>“I would suggest you sacrifice a chicken, but I guess you've done that about a hundred times <text:span text:style-name="T1355">already</text:span>.”</text:p>
      <text:p text:style-name="P972"/>
      <text:p text:style-name="P974"><text:tab/>“At this point, I'm willing to try anything. <text:s/><text:span text:style-name="T1356">I guess I'll ride back and do reconnaissance now.</text:span>”</text:p>
      <text:p text:style-name="P972"><text:soft-page-break/></text:p>
      <text:p text:style-name="P974"><text:tab/>“<text:span text:style-name="T1356">Good luck, solider</text:span>.” <text:span text:style-name="T1356">He gave her a short, sharp solute. <text:s/></text:span><text:s text:c="3"/></text:p>
      <text:p text:style-name="P969"/>
      <text:p text:style-name="P972">* * *</text:p>
      <text:p text:style-name="P969"/>
      <text:p text:style-name="P971"/>
      <text:p text:style-name="P1586">&lt;end&gt;</text:p>
      <text:p text:style-name="P1587"/>
      <text:p text:style-name="P1588">&lt;start here&gt;</text:p>
      <text:p text:style-name="P1589">After only two weeks, the early morning routine began to wear thin. <text:s/>Two weeks of an early alarm interrupting a peaceful sleep. <text:s/>Two weeks of a bleary-eyed Emma checking doors and windows for signs of forced entry. <text:s/>Two weeks of crawling under tables, looking behind appliances, listening to walls, and generally memorizing every inch of the restaurant. </text:p>
      <text:p text:style-name="P1588"/>
      <text:p text:style-name="P1588"><text:span text:style-name="T1357">Still, she though as she started the day's inspection, it was better than lying in bed worrying about the next unwelcome surprise. <text:s/>A little lost sleep was a small price to pay.</text:span> <text:s/></text:p>
      <text:p text:style-name="P1588"/>
      <text:p text:style-name="P1590">The warmth of the early morning sun touched her cheek and she tipped her face up to the sky. <text:s/>It looked like it was going to be another beautiful day. <text:s/>A picnic-worthy day if ever she'd seen one. <text:s/>Emma had a sudden image of a blanket, tall grasses and sunlight glistening off tanned shoulders. <text:s/>She felt a little dizzy as she crossed the porch. </text:p>
      <text:p text:style-name="P1588"/>
      <text:p text:style-name="P1588">She'd only taken a few steps inside when she <text:span text:style-name="T1358">heard</text:span> <text:span text:style-name="T1358">fluttering and saw a small dark blur of motion</text:span> out of the corner of her eye. <text:s/><text:span text:style-name="T1358">The sound was</text:span> unmistakabl<text:span text:style-name="T1358">y the frantic flapping of </text:span>wings. <text:s/>She glanced toward the source and saw a few feathers drifting in a sunbeam. <text:s/>With the next step <text:span text:style-name="T1359">she felt her toe bump something</text:span> and glanced down.</text:p>
      <text:p text:style-name="P1588"/>
      <text:p text:style-name="P1588"><text:span text:style-name="T1359">She gasped, instinctively covering her mouth as she </text:span><text:soft-page-break/><text:span text:style-name="T1359">made a swift retreat.</text:span> <text:s/>A mo<text:span text:style-name="T1360">u</text:span>rning dove lay <text:span text:style-name="T1135">crumpled </text:span>on the floor, its head tilted to <text:span text:style-name="T1360">one</text:span> side<text:span text:style-name="T1361">. <text:s/>She saw with dismay that its eyes were </text:span>tightly closed. <text:s/><text:span text:style-name="T1359">Holding her own breath, she cautiously looked f</text:span>or any sign of <text:span text:style-name="T1360">life</text:span>. <text:s/><text:span text:style-name="T1360">There were none</text:span>. <text:s/></text:p>
      <text:p text:style-name="P1588"/>
      <text:p text:style-name="P1591">She could hear the <text:span text:style-name="T1362">other</text:span> bird continuing to call for its mate from a hiding spot in the main room. <text:s/>Her whispered apology was directed at both the survivor and the still form at her feet.</text:p>
      <text:p text:style-name="P1588"/>
      <text:p text:style-name="P1592"><text:span text:style-name="T1363">S</text:span>he returned to her truck and rummaged around for a pair of work gloves. <text:s/><text:span text:style-name="T1364">S</text:span>he was not at all surprised when she heard the whine of tires approaching from the west. <text:s/>She closed her eyes in resignation as Wayne's car slowed to turn into the parking lot. <text:s/>Emma<text:span text:style-name="T1362">'s</text:span> <text:span text:style-name="T1365">knuckles turned white around the gloves she </text:span>clutched in her first. <text:s/><text:span text:style-name="T1365">She folded her arms</text:span> and waited.</text:p>
      <text:p text:style-name="P1592"/>
      <text:p text:style-name="P1593">She raised an eyebrow as Wayne approached. <text:s/>“Let me guess. <text:s/>You got another anonymous call?”</text:p>
      <text:p text:style-name="P1593"/>
      <text:p text:style-name="P1593">Wayne nodded. <text:s/>He looked tired, and grim. <text:s/><text:span text:style-name="T1366">He must be as tired of this dance as she was.</text:span></text:p>
      <text:p text:style-name="P1593"/>
      <text:p text:style-name="P1594">“Seriously, Wayne. <text:s/>Is this normal? <text:s/>Do you have any other businesses that get as many complaints and tips as we have?”</text:p>
      <text:p text:style-name="P1593"/>
      <text:p text:style-name="P1594">He shook his head. <text:s/>“No. <text:s/>I'm sorry Emma. <text:s/>I have to follow-up. <text:s/>You know that.”</text:p>
      <text:p text:style-name="P1594"/>
      <text:p text:style-name="P1594">Her shoulders slumped. <text:s/>She was beginning to fear that whatever cosmic force was behind the string of events was going to win.</text:p>
      <text:p text:style-name="P1594"/>
      <text:p text:style-name="P1594">“Well, you might as well come in and see the latest.” <text:s/>She pulled <text:span text:style-name="T1367">on </text:span>the gloves as she stomped back inside. <text:s/>She was almost amused to see the soft gray dove perched on <text:soft-page-break/>the back of a chair near its fallen companion. <text:s/>This time it only flew to another table a short distance away from the intrusion. <text:s/>It bobbed its head and watched them with bright black eyes.</text:p>
      <text:p text:style-name="P1594"/>
      <text:p text:style-name="P1595">Emma crouched down and gently picked up the small body. <text:s/>She stroked a thumb lightly over the beautiful feathers, a heavy sorrow settling in her heart.</text:p>
      <text:p text:style-name="P1595"/>
      <text:p text:style-name="P1595">“I found her just before you arrived. <text:s/>I'm guessing that's her mate over there. <text:s/>I don't have a clue how they got in. <text:s/>They weren't here last night.”</text:p>
      <text:p text:style-name="P1595"/>
      <text:p text:style-name="P1595">Wayne remained silent, his eyes scanning the room before looking back at Emma. <text:s/>“Is that the only one?”</text:p>
      <text:p text:style-name="P1595"/>
      <text:p text:style-name="P1595">“I think so. <text:s/>I only heard one. <text:s/>Let me put her in the back of the truck and then I'll look around.” <text:s/></text:p>
      <text:p text:style-name="P1595"/>
      <text:p text:style-name="P1595">Wayne opened the door for her and she slowly made her way to the truck. <text:s/>At least your problems are over, she thought as <text:span text:style-name="T1368">she </text:span>wrapped the bird in a rag on the tailgate. <text:s/><text:span text:style-name="T1368">There was no end in site for her own.</text:span></text:p>
      <text:p text:style-name="P1595"/>
      <text:p text:style-name="P1596">She spotted the live dove strolling across the side-board and gave it a stern glance as she passed. <text:s/>“Don't get too comfortable.” she muttered. <text:s/>“I'll deal with you in a minute.”</text:p>
      <text:p text:style-name="P1596"/>
      <text:p text:style-name="P1596">She found Wayne inspecting the kitchen. <text:s text:c="2"/>She shifted her weight impatiently as she watched him peer under gas burners, over shelves and between appliances. <text:s/>He scribbled a note on his clipboard and frowned.</text:p>
      <text:p text:style-name="P1596"/>
      <text:p text:style-name="P1596">“Well, I don't see any real evidence of damage or contamination. <text:s/><text:span text:style-name="T1369">What are you going to do with the other one?”</text:span></text:p>
      <text:p text:style-name="P1596"/>
      <text:p text:style-name="P975"><text:soft-page-break/><text:tab/>“Trap it, I guess. <text:s/>He seems pretty quiet now.”</text:p>
      <text:p text:style-name="P975"/>
      <text:p text:style-name="P975"><text:tab/>Wayne rubbed his chin as he considered his response. <text:s/>“Do you think you can get things cleaned up in time?”</text:p>
      <text:p text:style-name="P975"/>
      <text:p text:style-name="P975"><text:tab/>Emma's heart jumped at the implied pardon. <text:s/><text:span text:style-name="T1370">Her mouth was so dry she could hardly get the words out. <text:s/></text:span><text:s/>“Definitely. <text:s/>I'll get him outside and then start cleaning everything.”</text:p>
      <text:p text:style-name="P975"/>
      <text:p text:style-name="P975"><text:tab/><text:span text:style-name="T1370">Wayne looked down at the clipboard and tapped his finger against the edge. <text:s/>“Things have been really busy this week, I might not get a chance to finish up this report right away. <text:s/>I've been thinking I probably need a night out. <text:s/>I suppose I could stop by tonight, informally, for a bite to eat.”</text:span></text:p>
      <text:p text:style-name="P975"/>
      <text:p text:style-name="P976"><text:tab/>Emma clasped her hands in front of her to stop herself from <text:span text:style-name="T1371">hugging</text:span> him. <text:s/>“You won't be sorry. <text:s/>Our pasta tonight is gnocchi with bolognese sauce.” <text:s/></text:p>
      <text:p text:style-name="P976"/>
      <text:p text:style-name="P976"><text:tab/><text:span text:style-name="T1371">He tucked the clipboard under his arm. <text:s/>“Good. <text:s/>I'll see you later then.” <text:s/></text:span></text:p>
      <text:p text:style-name="P976"/>
      <text:p text:style-name="P977"><text:tab/>Emma used a chair to prop open the door as he left. <text:s/>She was hoping her feathered guest might decide to leave on his own while she found a box for the trap. <text:s text:c="2"/>She could already picture the many ways the bird could escape her attempts to capture him. <text:s text:c="2"/>She chuckled to herself. <text:s/>Maybe she should record it and upload it to a social media sight.</text:p>
      <text:p text:style-name="P976"/>
      <text:p text:style-name="P977"><text:tab/><text:span text:style-name="T1350">A sudden inspiration struck</text:span> and she raced outside. <text:s/>Wayne had backed out and was starting to pull forward when he noticed Emma <text:span text:style-name="T1372">sped</text:span> across the parking lot. <text:s/></text:p>
      <text:p text:style-name="P976"/>
      <text:p text:style-name="P977"><text:tab/>“What happened?” he asked as she skidded to a halt next to his door. <text:s/>He looked her over quickly, half expecting a scene from The Birds. <text:s/></text:p>
      <text:p text:style-name="P976"><text:soft-page-break/></text:p>
      <text:p text:style-name="P977"><text:tab/>“Can I request another inspection?” she panted.</text:p>
      <text:p text:style-name="P976"/>
      <text:p text:style-name="P977"><text:tab/>His eye-brows shot up. <text:s/>“Request one? <text:s/>Why?” <text:s/><text:span text:style-name="T1372">His eyes narrowed suspiciously. <text:s/>“</text:span>You didn't catch some avian flu did you?”</text:p>
      <text:p text:style-name="P976"/>
      <text:p text:style-name="P977"><text:tab/>She shook her head and grinned. <text:s/>“No. <text:s/>I'm serious. <text:s/>Could you plan on coming out … <text:span text:style-name="T1372">hmmmmm</text:span> … four days from now? <text:s/>In the morning?”</text:p>
      <text:p text:style-name="P976"/>
      <text:p text:style-name="P978"><text:span text:style-name="T1371"><text:tab/></text:span>The look he gave her was skeptical. <text:s/>“I suppose I could. <text:s/>It would have to be early. <text:s/>Say, seven o'clock?”</text:p>
      <text:p text:style-name="P978"/>
      <text:p text:style-name="P978"><text:tab/>Emma <text:span text:style-name="T1373">rested</text:span> <text:span text:style-name="T1374">her hand on his arm where it rested on the car door. <text:s text:c="2"/>“Thanks, Wayne. <text:s/>That will help a lot.” <text:s/>She waived him off, then went in search of a box.</text:span></text:p>
      <text:p text:style-name="P979">. . </text:p>
      <text:p text:style-name="P978"/>
      <text:p text:style-name="P979"><text:tab/>&lt;setting up camera … gets Conner's help&gt;</text:p>
      <text:p text:style-name="P978"/>
      <text:p text:style-name="P979"><text:tab/></text:p>
      <text:p text:style-name="P977"><text:tab/>Emma was sitting in a rocking chair on the front porch when Wayne arrived. <text:s/>She was wearing <text:span text:style-name="T1365">a loose, flowered summer dress and a grim expression.</text:span></text:p>
      <text:p text:style-name="P976"/>
      <text:p text:style-name="P977"><text:tab/>“Before we go in I wanted to explain a few things. I know this location is unique, and a lot of the problems we've had aren't completely unbelievable. <text:s/>They do seem to convenient, almost cliché, though.”</text:p>
      <text:p text:style-name="P976"/>
      <text:p text:style-name="P977"><text:tab/>Emma watched him closely as she continued.</text:p>
      <text:p text:style-name="P976"/>
      <text:p text:style-name="P977"><text:tab/>“So, every night after we close up I take a camera and record the state of the rooms and the kitchen.”</text:p>
      <text:p text:style-name="P976"/>
      <text:p text:style-name="P977"><text:tab/>He nodded. <text:s/>“That's a good idea.”</text:p>
      <text:p text:style-name="P976"/>
      <text:p text:style-name="P980"><text:soft-page-break/><text:span text:style-name="T1371"><text:tab/></text:span>Emma opened the door and stepped into the Stand. <text:s/>She motioned to a small monitor and <text:span text:style-name="T1375">two </text:span>camera placed on the side-board. <text:s/></text:p>
      <text:p text:style-name="P980"/>
      <text:p text:style-name="P980"><text:tab/>Wayne<text:span text:style-name="T1375">'s forehead wrinkled in concentration and he moved closer. <text:s/>He studied the cables connecting the equipment and looked at Emma expectantly.</text:span></text:p>
      <text:p text:style-name="P980"/>
      <text:p text:style-name="P980"><text:tab/>Emma turned on the monitor and hit the play switch. <text:s/>The screen flickered to life, and Wayne watched the shaky image as the camera floated through each room. <text:s/>Clearly she had added lighting while filming to make sure the details were sharp.</text:p>
      <text:p text:style-name="P980"/>
      <text:p text:style-name="P980"><text:tab/>“<text:span text:style-name="T1375">I'm impressed</text:span>. <text:s/>That's a good idea to document the conditions, but I'm not sure how that helps solve any mysteries.”</text:p>
      <text:p text:style-name="P980"/>
      <text:p text:style-name="P980"><text:tab/>Emma pointed back to the screen. <text:s/>“There's more, though. <text:s/>I then place a couple cameras, hidden in various locations, and record overnight.”</text:p>
      <text:p text:style-name="P980"/>
      <text:p text:style-name="P980"><text:tab/><text:span text:style-name="T1375">Wayne was startled at this admission. <text:s/>His eyes r</text:span>eturned to the monitor and <text:span text:style-name="T1376">its</text:span> closeup of a <text:span text:style-name="T1348">grainy, gray</text:span> Emma. <text:s/>She stepped out of the frame and he was now looking at a panoramic view of the main dining room.</text:p>
      <text:p text:style-name="P980"/>
      <text:p text:style-name="P980"><text:tab/>“I'll put this in fast forward to save time.” <text:s/><text:span text:style-name="T1376">The clock display in the lower right hand corner accelerated.</text:span></text:p>
      <text:p text:style-name="P980"/>
      <text:p text:style-name="P980"><text:tab/>They stood and watched the static image for several moments. <text:s/>“Here it comes, around 2:15 in the morning.” <text:s/>She hit <text:span text:style-name="T1376">the play</text:span> button on the camera <text:span text:style-name="T1376">again </text:span>and the clock slowed to real time.</text:p>
      <text:p text:style-name="P980"/>
      <text:p text:style-name="P980"><text:tab/>A hooded figure entered from the left and crossed the room toward the kitchen. <text:s/><text:span text:style-name="T1377">The shoulders were hunched forward disguising any recognizable facial features. <text:s/>The </text:span><text:soft-page-break/><text:span text:style-name="T1377">strides were hesitant, the figure moving forward with a marionette-like motion. <text:s/></text:span></text:p>
      <text:p text:style-name="P980"/>
      <text:p text:style-name="P980"><text:tab/>Wayne leaned forward. <text:s/>“What the hell?”</text:p>
      <text:p text:style-name="P980"/>
      <text:p text:style-name="P980"><text:tab/><text:span text:style-name="T1378">Emma pointed to the clock. <text:s/>“See the time?”</text:span></text:p>
      <text:p text:style-name="P980"/>
      <text:p text:style-name="P981"><text:tab/>He nodded. <text:s/>She stopped the first camera and <text:span text:style-name="T1376">started </text:span>the second <text:span text:style-name="T1379">one</text:span>. <text:s/>The view of the dining room <text:span text:style-name="T1376">was replaced by</text:span> <text:span text:style-name="T1380">one</text:span> of the kitchen. <text:s/>Wayne <text:span text:style-name="T1376">checked </text:span>the time display and saw it was 2:1<text:span text:style-name="T1379">6</text:span>. <text:s/>He nodded again.</text:p>
      <text:p text:style-name="P980"/>
      <text:p text:style-name="P981"><text:tab/>The hooded figure entered through the swinging door <text:span text:style-name="T1379">right on time</text:span>. <text:s/><text:span text:style-name="T1376">After a brief look around, the person moved to the sink and crouched down, all but the top of the head disappearing from the screen. <text:s/>They watched the next minute in silence. <text:s/>Only the point of the hood could be seen bobbing around near the sink and range, before the figure rose to its feet, and in turning to leave, faced the camera. <text:s/>Emma hit the pause button. <text:s/></text:span></text:p>
      <text:p text:style-name="P981"/>
      <text:p text:style-name="P982"><text:span text:style-name="T1376"><text:tab/></text:span>Wayne <text:span text:style-name="T1380">squinted and leaned forward to get a closer look. <text:s/>For a moment she thought she saw shock and confusion on is face before he straightened back up. <text:s/>He shook his head mutely. <text:s/></text:span>Emma pressed the <text:span text:style-name="T1380">power button as she watched his face settle into a thoughtful expression. <text:s/>When he didn't comment, she </text:span>motioned for him to follo<text:span text:style-name="T1380">w.</text:span> <text:s/></text:p>
      <text:p text:style-name="P982"/>
      <text:p text:style-name="P982"><text:tab/>When they entered the kitchen she flicked on the lights and pointed toward the floor. <text:s/>Wayne hesitated a moment before pulling a miniature flashlight from his pocket and moving forward. <text:s/>He <text:span text:style-name="T1381">swept the small beam of light over the area, then clicked it back off and shoved it into his pocket. <text:s/>It had only taken him a moment to find the rodent droppings scattered near the baseboard and just under the lip of the stove's edges.</text:span></text:p>
      <text:p text:style-name="P1588"/>
      <text:p text:style-name="P1597">Emma tilted her head to the side. <text:s/>“D<text:span text:style-name="T1380">id</text:span> you <text:soft-page-break/>recognize <text:span text:style-name="T1382">him … or her</text:span>?”</text:p>
      <text:p text:style-name="P1597"/>
      <text:p text:style-name="P1597">There was a long pause before Wayne answered. <text:s/>“Not really. <text:s/>Obviously tall and thin, but it could be anyone.”</text:p>
      <text:p text:style-name="P1597"/>
      <text:p text:style-name="P1597">Emma <text:span text:style-name="T1383">bit her lip. <text:s/>She strongly suspected Wayne did, in fact, know who was on the video. <text:s/>She wondered what he was hiding, and why.</text:span></text:p>
      <text:p text:style-name="P1597"/>
      <text:p text:style-name="P1598">“Well, I guess I'll contact the police. <text:s/>It has to be someone from around here to be able to show up in the middle of the night.”</text:p>
      <text:p text:style-name="P1597"/>
      <text:p text:style-name="P1598">“No. <text:s/>No, don't do that yet. <text:s/>Give me a few days to ask around.”</text:p>
      <text:p text:style-name="P1597"/>
      <text:p text:style-name="P1599"><text:span text:style-name="T1383">E</text:span>mma shook her head. <text:s/>“I can't keep doing this, Wayne. <text:s/>I need to find out who's behind this. <text:s/>I won't let them close me down.”</text:p>
      <text:p text:style-name="P1599"/>
      <text:p text:style-name="P1600">She watched him closely as she added “You might not know who that is, but you suspect don't you?”</text:p>
      <text:p text:style-name="P1601"/>
      <text:p text:style-name="P1600">Wayne rubbed a hand over his chin and nodded vaguely. <text:s/>“But, honestly, it is only a suspicion. <text:s/>If it is who I think it is, let me talk with them. <text:s/>I can get this to stop.”</text:p>
      <text:p text:style-name="P1601"/>
      <text:p text:style-name="P1602">Emma shook her head. <text:s/>“It's not that I don't trust you, Wayne. <text:s/><text:span text:style-name="T1384">It's just … </text:span>this is serious.”</text:p>
      <text:p text:style-name="P1602"/>
      <text:p text:style-name="P1602">Wayne shoved his hands in his pockets and walked to the window. <text:s/>“I take my job seriously, Emma. <text:s/><text:span text:style-name="T1384">But, this is complicated.” <text:s/>He rocked back and forth on the soles of his , his shoe leather creaking quietly.</text:span></text:p>
      <text:p text:style-name="P1602"/>
      <text:p text:style-name="P1603">“Okay. <text:s/>A trust for a trust. <text:s/>I'll tell you a secret so you know I'll keep yours.”</text:p>
      <text:p text:style-name="P1602"/>
      <text:p text:style-name="P1603"><text:soft-page-break/>He turned back toward the silence of the room. <text:s/>Emma was chewing on her bottom lip and looking skeptical, but she nodded.</text:p>
      <text:p text:style-name="P1603">“You know Kathy at The Town right?”</text:p>
      <text:p text:style-name="P1603"/>
      <text:p text:style-name="P1603">Emma's frown deepened. <text:s/>“Yes. <text:s/>What has that got to do with anything?”</text:p>
      <text:p text:style-name="P1603"/>
      <text:p text:style-name="P1603">Wayne pulled his fists from his pockets and unclenched them. <text:s/><text:span text:style-name="T1385">His cheeks had taken on a ruddy glow. <text:s/></text:span>“<text:span text:style-name="T1386">I've known her a long time, since grade school. <text:s/>We were kind of sweethearts in high school. <text:s/>When I went off to college, she met Ken and they married before I came home.”</text:span></text:p>
      <text:p text:style-name="P1603"/>
      <text:p text:style-name="P1604">Emma <text:span text:style-name="T1385">pictured Kathy hurrying toward their table and stopping short when she saw a second person.</text:span></text:p>
      <text:p text:style-name="P1604"/>
      <text:p text:style-name="P1605">“Aaah. <text:s/>I see.”</text:p>
      <text:p text:style-name="P1604"/>
      <text:p text:style-name="P1605">Wayne's face darkened a shade. <text:s/>“Shortly after they got married, Ken became a long-haul trucker. <text:s/>The money was good, but he was gone all the time. <text:s/>Kathy and I … um … renewed our friendship.”</text:p>
      <text:p text:style-name="P1604"/>
      <text:p text:style-name="P1605">“You don't have to tell me this, Wayne. <text:s/>I understand.”</text:p>
      <text:p text:style-name="P1604"/>
      <text:p text:style-name="P1605">“Do you? <text:s/>I can't afford a whiff of impropriety. <text:s/>This is a small town. <text:s/>Kathy can't afford a scandal, and I wouldn't let that happen. <text:s/>I have to do everything by-the-book in public, Emma. <text:s/>It's the only way I can sleep at night.”</text:p>
      <text:p text:style-name="P1604"/>
      <text:p text:style-name="P1606"><text:span text:style-name="T1385">E</text:span>mma resisted the urge to ask which bed he was able to sleep in. <text:s/></text:p>
      <text:p text:style-name="P1606"/>
      <text:p text:style-name="P1606">Why were lives always so complicated? <text:s/>Didn't anyone have a normal relationship. <text:s/>Wasn't that possible? <text:s/><text:soft-page-break/>As if in answer, her eyes were drawn to the sign outside where a <text:span text:style-name="T1280">perpetually</text:span> surprised Matilda gazed down from her corner. <text:s/>Maybe it was possible, just hard to find.</text:p>
      <text:p text:style-name="P1606"/>
      <text:p text:style-name="P983"><text:tab/>“I understand. <text:s/>I do. <text:s/>I'll hold off on making any complaints. <text:s/>At least for a while.”</text:p>
      <text:p text:style-name="P983"/>
      <text:p text:style-name="P983"><text:tab/>Wayne's relief was palpable, and eased Emma's fear somewhat. <text:s/>“You won't be sorry. <text:s/>Really. <text:s/>Now, why don't I help you clean up the kitchen. <text:s/>That way I can leave with a clear conscience.”</text:p>
      <text:p text:style-name="P983"/>
      <text:p text:style-name="P983"><text:tab/>At Emma's raised eye-bro<text:span text:style-name="T1280">w he flushed and looked away. <text:s/></text:span>“Well, at least about giving you a passing grade.”</text:p>
      <text:p text:style-name="P983"/>
      <text:p text:style-name="P1606"><text:span text:style-name="T1387">By the time they had cleaned to their mutual satisfaction, Emma </text:span>felt like a half-inflated beach-ball, buoyant enough to kick around but not enough to bounce. <text:span text:style-name="T1387">She</text:span> trailed behind Wayne as he walked back to his car. <text:s text:c="2"/>Her boots kicked up a layer of dust as she <text:span text:style-name="T1249">scuffed her feet</text:span> across the path to the parking lot.</text:p>
      <text:p text:style-name="P1606"/>
      <text:p text:style-name="P1607">Conner's truck was <text:span text:style-name="T1388">rattling</text:span> down the drive. <text:s/>He was probably anxious to hear the outcome of Wayne's visit. <text:s/>He'd already seen the video.</text:p>
      <text:p text:style-name="P1607"/>
      <text:p text:style-name="P984"><text:tab/><text:span text:style-name="T1389">&lt;start here&gt;</text:span></text:p>
      <text:p text:style-name="P884"/>
      <text:p text:style-name="P1680"/>
      <text:p text:style-name="P884">Chapter </text:p>
      <text:p text:style-name="P1031"/>
      <text:p text:style-name="P1608">Emma <text:span text:style-name="T1390">tells Nate about video, rejects him </text:span>Nate</text:p>
      <text:p text:style-name="P1608"><text:span text:style-name="T1390">Bella </text:span>reports Nate's business is failing … </text:p>
      <text:p text:style-name="P1608"/>
      <text:p text:style-name="P1608"/>
      <text:p text:style-name="P1609">Goes home with Conn and tells him no childr<text:span text:style-name="T1390">e</text:span>n</text:p>
      <text:p text:style-name="P1609">Awake to fire …</text:p>
      <text:p text:style-name="P1609"/>
      <text:p text:style-name="P1609">“<text:span text:style-name="T1391">Can we talk?”</text:span></text:p>
      <text:p text:style-name="P1609"/>
      <text:p text:style-name="P1610">“Uh oh. <text:s/>Is this a beer talk, wine talk or whiskey talk?”</text:p>
      <text:p text:style-name="P1609"/>
      <text:p text:style-name="P1610">She <text:span text:style-name="T1392">bit her lip</text:span>. <text:s/>“Something for <text:span text:style-name="T1392">courage</text:span>, not pain.”</text:p>
      <text:p text:style-name="P1610"/>
      <text:p text:style-name="P1610">“<text:span text:style-name="T1392">Ah</text:span>. <text:span text:style-name="T1392">Beer.” He headed to the kitchen.</text:span></text:p>
      <text:p text:style-name="P1610"/>
      <text:p text:style-name="P1611"><text:span text:style-name="T1392">E</text:span>mma sat at the far end of the couch, her back barely touching the cushions. <text:s/>She shifted and braced against the arm and crossed her legs. <text:s/>Keeping one eye on the kitchen door, she swiveled further to try to face the other end of the couch. <text:s/>With an exasperated sigh, she rose, kicked off her shoes and flopped down in the arm-chair. <text:s/>She bent one leg beneath her and leaned back into the corner.</text:p>
      <text:p text:style-name="P1610"/>
      <text:p text:style-name="P1610"><text:span text:style-name="T1393">Conner</text:span> returned with two bottles and a bag of chips. <text:s/>He tossed the bag on the coffee table after she'd taken her beer and nodded to it. <text:s/>“Beer for courage, chips for distraction.”</text:p>
      <text:p text:style-name="P1610"/>
      <text:p text:style-name="P1610">She took a long swallow, eying him over the brown glass. <text:s/><text:span text:style-name="T1394">Wedged into the corner of the chair, she felt </text:span>Her gaze wandered over &lt; description of him .. deep tan , blah blah &gt;</text:p>
      <text:p text:style-name="P1612"/>
      <text:p text:style-name="P1612"><text:soft-page-break/>He raised his eye-brows as he watched her drain half the bottle in several long pulls. <text:s/>“Sorry, I thought the beer courage was for me.”</text:p>
      <text:p text:style-name="P1612"/>
      <text:p text:style-name="P1613">Emma fingered the edge of the label. <text:s/>“No, it's so once I start I don't stop until I'm done. <text:s/><text:span text:style-name="T1395">I have a confession of sorts.”</text:span></text:p>
      <text:p text:style-name="P1613"/>
      <text:p text:style-name="P1614">Conner leaned forward, his forearms braced on his knees. <text:s/>“I have a confession too.” <text:s/>He dropped his head and stared at the floor. <text:s text:c="2"/>“I lied to you.” <text:span text:style-name="T1396"><text:s/>Emma sucked in a sharp breath. <text:s/></text:span>He looked up and met her eye. <text:s/>“I don't have any wine.”</text:p>
      <text:p text:style-name="P1614"/>
      <text:p text:style-name="P1615">Emma exhaled and closed her eyes. <text:s/>“Not funny. <text:s/>Don't scare me like that.”</text:p>
      <text:p text:style-name="P1614"/>
      <text:p text:style-name="P1615">He gave her a curious look. <text:s/>“My thoughts exactly since you said we need to talk.”</text:p>
      <text:p text:style-name="P1615"/>
      <text:p text:style-name="P1615">Emma <text:span text:style-name="T1397">flinched</text:span>. <text:s/>“I'm sorry. <text:s/>I'm not very good at trying to think of how to say things.”</text:p>
      <text:p text:style-name="P1615"/>
      <text:p text:style-name="P1615">He leaned forward, his expression guarded. <text:s/>“Just spit it out, Emmaline. <text:s/>Get it over with.”</text:p>
      <text:p text:style-name="P1615"/>
      <text:p text:style-name="P1615">Emma gripped the bottle <text:span text:style-name="T1398">with both hands</text:span>. <text:s/>“I'm not pregnant.”</text:p>
      <text:p text:style-name="P1615"/>
      <text:p text:style-name="P1615">Conner <text:span text:style-name="T1391">sat back</text:span>. <text:s/>“What?”</text:p>
      <text:p text:style-name="P1615"/>
      <text:p text:style-name="P1616">She waved her ha<text:span text:style-name="T1399">n</text:span>d vaguely. <text:s/>“I'm not pregnant. <text:s/>I never have been. <text:s/>I … I'm not … I can't.”</text:p>
      <text:p text:style-name="P1616"/>
      <text:p text:style-name="P1616">“I don't understand. <text:s/>What are you <text:span text:style-name="T1400">saying</text:span>? <text:s/>You thought you were pregnant?”</text:p>
      <text:p text:style-name="P1616"/>
      <text:p text:style-name="P1616">Emma drained the last of the beer <text:span text:style-name="T1401">and she mentally </text:span><text:soft-page-break/><text:span text:style-name="T1401">gave herself a pep talk. <text:s/>Pull it together, Emma. <text:s/>Focus. </text:span><text:s/>“I didn't. <text:s/>Nate did.”</text:p>
      <text:p text:style-name="P1616"/>
      <text:p text:style-name="P1616">Now Conner jumped to his feet. <text:s/>“What? <text:s/>What the hell are you talking about, Emmaline? <text:s/>Why would Nate think we were having a baby?” </text:p>
      <text:p text:style-name="P1616"/>
      <text:p text:style-name="P1617">We. <text:s/>She heard an echo of Nell's voice. <text:s/>“You haven't screwed up. <text:s/>Not yet.”</text:p>
      <text:p text:style-name="P1616"/>
      <text:p text:style-name="P1616">“I'm sorry, Conn. <text:s/>I'm making a mess of this. <text:s/>It's not about Nate, it's about me. <text:s/>About us.” <text:s/>She rose to her feet to face him<text:span text:style-name="T1398">, to face the truth</text:span>. <text:s/>“To make a <text:span text:style-name="T1402">long</text:span> story … <text:span text:style-name="T1403">you know ...</text:span> before I met you I had some tests run. <text:s/>I found out I can't have children. <text:s/>I<text:span text:style-name="T1404">'ll</text:span> never be a mother.”</text:p>
      <text:p text:style-name="P1616"/>
      <text:p text:style-name="P1616">H<text:span text:style-name="T1405">is brows slammed down before rising again above wide brown eyes</text:span>. <text:s/>“O<text:span text:style-name="T1405">h.”</text:span></text:p>
      <text:p text:style-name="P1616"/>
      <text:p text:style-name="P1618">This was it. <text:s/>The moment when he rejected her. <text:s/>The moment she might stop breathing altogether. <text:s/>She braced herself <text:span text:style-name="T1406">for the blow.</text:span></text:p>
      <text:p text:style-name="P1618"/>
      <text:p text:style-name="P1619">He raised a hand and his fingers <text:span text:style-name="T1407">cradled the</text:span> back of her head, his thumb stroking her cheek. <text:s/>“<text:span text:style-name="T1408">Is it serious</text:span>? <text:s/>There's nothing bad wrong, is there? <text:s/><text:span text:style-name="T1648">You're</text:span> okay?”</text:p>
      <text:p text:style-name="P1619"/>
      <text:p text:style-name="P1620">The bubble in her chest floated away, replaced by another, and another. <text:s/><text:span text:style-name="T1409">She had the sensation that she might drift away on them. <text:s/>She closed her fingers around his wrist and held on. <text:s/>“Yes. <text:s/>I'll be okay. <text:s/>It's only the dream of children that dies. <text:s/>Your dream.”</text:span></text:p>
      <text:p text:style-name="P1621"/>
      <text:p text:style-name="P1622">Conner looked down, his eyes searching hers.</text:p>
      <text:p text:style-name="P1623"/>
      <text:p text:style-name="P1623">“That's it? <text:s/>Your big secret? <text:span text:style-name="T1401">That's the thing you've been hiding from me? <text:s/>Nothing else?”</text:span></text:p>
      <text:p text:style-name="P1623"/>
      <text:p text:style-name="P1624"><text:soft-page-break/>Emma shook her head.</text:p>
      <text:p text:style-name="P1623"/>
      <text:p text:style-name="P1624">“If Nate left you because of that he's an idiot.”</text:p>
      <text:p text:style-name="P1623"/>
      <text:p text:style-name="P1622">Emma frowned. <text:s/>“It is a big deal, Conner. <text:s/>Never means never. <text:s/>If we stay together, <text:span text:style-name="T1410">however that goes</text:span>, it means you'll never be a father. <text:s/>There won't be children for your Mom and Dad to come visit, for you to teach how to fish, for Nell to spoil. <text:s/>Never, ever.”</text:p>
      <text:p text:style-name="P1623"/>
      <text:p text:style-name="P1622">“Emmaline.” He smiled into her eyes. <text:s/>“I can live without children. <text:s/>I can't live without you.”</text:p>
      <text:p text:style-name="P1620"/>
      <text:p text:style-name="P1618"/>
      <text:p text:style-name="P1618"/>
      <text:p text:style-name="P1608"/>
      <text:p text:style-name="P1608">. . .</text:p>
      <text:p text:style-name="P1608"/>
      <text:p text:style-name="P985"><text:tab/>It was too warm in the bedroom. <text:s/><text:span text:style-name="T1411">Emma</text:span> lay on her left side, <text:span text:style-name="T1412">Conner's</text:span> arm draped heavily over her hip. <text:s/><text:span text:style-name="T1411">Soft snoring sounds rumbling</text:span> behind her. <text:s/><text:span text:style-name="T1411">S</text:span>he eased the blanket down a bit, allowing cool air to was<text:span text:style-name="T1413">h</text:span> over her flushed skin. <text:s/>She felt deliciously relaxed.</text:p>
      <text:p text:style-name="P985"/>
      <text:p text:style-name="P985"><text:tab/><text:span text:style-name="T1412">She turned her head to watch Conner sleeping, his mouth relaxed, his dark hair rumpled. <text:s/>As she watched his chest rise and fall, she realized the snoring was out of sync with his breathing. <text:s/>Raising her head higher she could see Tink's shadowy form curled up in the wing-back chair, his front paws and nose drooped over the edge of the cushion, a canine snore sighing from his lips.</text:span></text:p>
      <text:p text:style-name="P985"/>
      <text:p text:style-name="P986"><text:tab/>She snuggled back down under Conner's arm and listened to the <text:span text:style-name="T1414">sounds of the country</text:span>. <text:s/>She stared through the darkened room at the window, wondering <text:span text:style-name="T1414">how she'd ever slept in the city</text:span>. <text:s/>Out here she could listen to the wind in the trees, the chirping of the crickets, and the far off wail of a train whistle. <text:s text:c="2"/></text:p>
      <text:p text:style-name="P985"><text:soft-page-break/></text:p>
      <text:p text:style-name="P986"><text:tab/><text:span text:style-name="T1415">There was a</text:span> faint glow in the window. <text:s/>Was the sun coming up already? <text:s/><text:span text:style-name="T1416">Maybe if she drifted back off quickly she could get another hour of sleep. <text:s/>She glanced toward th</text:span>e alarm clock <text:span text:style-name="T1416">as her lids lowered</text:span>. <text:s/><text:span text:style-name="T1416">Her eyes popped back open. <text:s/>2:53?</text:span> <text:s/></text:p>
      <text:p text:style-name="P985"/>
      <text:p text:style-name="P986"><text:tab/>Conner grumbled in his sleep as she slipped from the bed and padded over to the window. <text:s/><text:span text:style-name="T1416">The quiet of the room was broken by her shriek of dismay.</text:span></text:p>
      <text:p text:style-name="P986"/>
      <text:p text:style-name="P987"><text:tab/>“What is it?” Conner was already launching from the bed and hurrying toward her.</text:p>
      <text:p text:style-name="P986"/>
      <text:p text:style-name="P987"><text:tab/>“<text:span text:style-name="T1417">Call 9-1-1.” she bellowed as she ran past him. <text:s/>“There's a fire at the </text:span>restaurant!” </text:p>
      <text:p text:style-name="P985"/>
      <text:p text:style-name="P986"><text:tab/></text:p>
      <text:p text:style-name="P988">&lt;end&gt;</text:p>
      <text:p text:style-name="P985"><text:tab/></text:p>
      <text:p text:style-name="P1681"/>
      <text:p text:style-name="P989">Chapter </text:p>
      <text:p text:style-name="P1608"/>
      <text:p text:style-name="P1625">&lt;start here</text:p>
      <text:p text:style-name="P1625">** <text:span text:style-name="T1418">Needs to be from Conner's voice of concern?</text:span>&gt;</text:p>
      <text:p text:style-name="P1625"/>
      <text:p text:style-name="P1626"><text:span text:style-name="T1419">Two hours</text:span> later Emma turned away from the smoke and flames, <text:span text:style-name="T1420">unable to bear the sight any longer. <text:s/>When they'd first arrived the fire</text:span> hadn't yet reached the Stand, and they'd managed to drag the rocking chairs off the porch and salvaged a few tables before they gave up.</text:p>
      <text:p text:style-name="P1626"/>
      <text:p text:style-name="P1627">They'd stood <text:span text:style-name="T1419">at the edge of</text:span> the road, and Emma had watched with remarkable calm until the heat from the flames began to wither the leaves of the big laurel. <text:s/><text:span text:style-name="T476">She'd turned a tear-stained face up to the branches and cried <text:s/>“I'm sorry” over and over until C</text:span>onner <text:span text:style-name="T476">took her in his arms. <text:s/>They were still locked in the embrace </text:span>when Nell arrived, only moments before the fire trucked shuddered to a stop in the road.</text:p>
      <text:p text:style-name="P1626"/>
      <text:p text:style-name="P1626">“I'm going.” <text:s/><text:span text:style-name="T1420">Emma</text:span> hardly recognized <text:span text:style-name="T1421">the</text:span> hoarse voice, choked with smoke and exhaustion.</text:p>
      <text:p text:style-name="P1626"/>
      <text:p text:style-name="P1626">“What?” Conner sent a helpless look to his aunt who stood nearby, wearing a nightgown <text:span text:style-name="T1422">with a</text:span> <text:span text:style-name="T1642">Cedar</text:span> City Fire Department jacket <text:span text:style-name="T1422">drawn over it.</text:span> <text:s/></text:p>
      <text:p text:style-name="P1626"/>
      <text:p text:style-name="P1626"><text:s/>“It's over. <text:s/>It's <text:span text:style-name="T1420">all </text:span>gone.” <text:span text:style-name="T1420">she croaked.</text:span></text:p>
      <text:p text:style-name="P1626"/>
      <text:p text:style-name="P1626">“No, Emmaline. <text:s/>You can't go.”</text:p>
      <text:p text:style-name="P1626"/>
      <text:p text:style-name="P1626"><text:span text:style-name="T1422">At the desperate sound of his voice, s</text:span>he dragged her gaze away from the <text:span text:style-name="T1423">smoldering ruins</text:span>. Her eyes softened. <text:s/>“<text:span text:style-name="T1041">Dear man</text:span>.” she whispered. <text:s/><text:span text:style-name="T1422">She laid a single finger against his sooty cheek, then pressed a kiss to the corner of his mouth.</text:span></text:p>
      <text:p text:style-name="P1626"/>
      <text:p text:style-name="P1626"><text:soft-page-break/>“I'm heading up to the house to start breakfast. <text:s/>These men are going to be hungry when they're done.”</text:p>
      <text:p text:style-name="P1626"/>
      <text:p text:style-name="P1626">“<text:span text:style-name="T1420">You're going to cook?” he asked, bewildered. <text:s/>He watched as Nell stepped up and linked her arm through Emma's in sisterly solidarity. <text:s/>He probably took as much comfort from the gesture as Emma did. <text:s/>He would carry the weight of her grief if he could, and obviously Nell felt the same.</text:span></text:p>
      <text:p text:style-name="P1626"/>
      <text:p text:style-name="P1628"><text:span text:style-name="T1424">Emma managed a weary smile. <text:s/>“</text:span>Bring everyone on up <text:span text:style-name="T1425">when this is done. <text:s/>We'll be ready.”</text:span></text:p>
      <text:p text:style-name="P1628"/>
      <text:p text:style-name="P1629"><text:span text:style-name="T1425">C</text:span>onner had no idea what time it was when the bunch trooped into Nell's. <text:s/>The aromas of bacon, potatoes and pancakes were a welcome relief after the smoke. <text:s/></text:p>
      <text:p text:style-name="P1629"/>
      <text:p text:style-name="P1629">The morning took on the uniquely funereal tone of sorrow and camaraderie. <text:s/><text:span text:style-name="T1426">Me</text:span>n milled around the kitchen and dining room, trying to maintain a dignified air while they devoured food and stifle<text:span text:style-name="T1427">d their quiet laughter</text:span>.</text:p>
      <text:p text:style-name="P1629"/>
      <text:p text:style-name="P1630">Emma moved among them <text:span text:style-name="T1428">pressing second helpings on willing guests, accepting condolences and thanking each man for their help. <text:s/>She was constantly aware of Conner's discrete shadow, his eyes burning with concern and fatigue. <text:s/>He didn't hover exactly. <text:s/>He was simply there, strolling past the doorway, lurking in the corner, peering around a raised coffee cup.</text:span></text:p>
      <text:p text:style-name="P1630"/>
      <text:p text:style-name="P1631">On a trip to return empty plates to the sink, she <text:span text:style-name="T1429">spun to catch him before he vanished out of sight again</text:span>. <text:s text:c="2"/>“Why don't you go feed the horses before they kick their stalls down? <text:s/><text:span text:style-name="T1430">I'll help Nell clean up. <text:s/>Then, please, take me home.”</text:span></text:p>
      <text:p text:style-name="P1631"/>
      <text:p text:style-name="P1632">Nell appeared in the doorway, trailing a gaggle of firemen behind her. <text:s/>Conner <text:span text:style-name="T1431">quietly slipped out the door </text:span><text:soft-page-break/><text:span text:style-name="T1431">leaving Emma to brace herself for a final </text:span>round of handshakes and <text:span text:style-name="T1432">sympathy</text:span>.</text:p>
      <text:p text:style-name="P1626"/>
      <text:p text:style-name="P1627">. . .</text:p>
      <text:p text:style-name="P1626"><text:s/></text:p>
      <text:p text:style-name="P985"><text:tab/><text:span text:style-name="T11">E</text:span><text:span text:style-name="T1417">mma was balancing near the top a tall ladder when she heard Conner walk into the kitchen. <text:s/>She had one knee on the top cap and both arms stretching into the recesses of the upper shelf.</text:span></text:p>
      <text:p text:style-name="P985"/>
      <text:p text:style-name="P990"><text:tab/>“What the hell are you doing now?” he demanded. <text:s/>She was glad her back was to him so he couldn't see her roll her eyes. <text:s/><text:span text:style-name="T1433">Ag</text:span>ain. <text:s/></text:p>
      <text:p text:style-name="P990"/>
      <text:p text:style-name="P990"><text:tab/>“I'm rearranging the cabinets.”</text:p>
      <text:p text:style-name="P990"/>
      <text:p text:style-name="P990"><text:tab/>He'd <text:span text:style-name="T1433">hung</text:span> around <text:span text:style-name="T1433">the house all day, vibrating with frustrated energy, u</text:span>ntil she'd finally shooed him out of the house to <text:span text:style-name="T1433">get some work done</text:span>. <text:s/></text:p>
      <text:p text:style-name="P985"/>
      <text:p text:style-name="P990"><text:tab/><text:span text:style-name="T1434">She pulled a gravy boat and a battered plastic glass from the back corner. <text:s/></text:span>“You have no sense of <text:span text:style-name="T1435">kitchen</text:span> <text:span text:style-name="T1435">flow</text:span>.”</text:p>
      <text:p text:style-name="P985"/>
      <text:p text:style-name="P990"><text:tab/>Conner <text:span text:style-name="T1435">shrugged. <text:s/>“You're only mad because you can't reach that high.”</text:span></text:p>
      <text:p text:style-name="P990"/>
      <text:p text:style-name="P990"><text:span text:style-name="T1435"><text:tab/>He</text:span> <text:span text:style-name="T1399">flinched as Emma lobbed the glass at his head, but caught it easily with one hand. <text:s/></text:span><text:s/></text:p>
      <text:p text:style-name="P990"/>
      <text:p text:style-name="P990"><text:tab/>“<text:span text:style-name="T1436">I was going to tell you I made a fresh pot of coffee. <text:s/>But after that remark I think I'll keep that information to myself.”</text:span></text:p>
      <text:p text:style-name="P990"/>
      <text:p text:style-name="P990"><text:tab/><text:span text:style-name="T1436">Conner grinned up at her. <text:s/>“Could you give me a coffee cup then? <text:s/>Preferably not upside the head.”</text:span></text:p>
      <text:p text:style-name="P990"/>
      <text:p text:style-name="P991"><text:tab/>Emma laughed and handed a mug<text:span text:style-name="T1437"> down to him</text:span>.</text:p>
      <text:p text:style-name="P990"/>
      <text:p text:style-name="P990"><text:soft-page-break/><text:tab/><text:span text:style-name="T1436">Conner stepped to the stove and began to pour, but paused as he looked out the window. <text:s/></text:span>“Now what?” <text:span text:style-name="T1436">h</text:span>e grumbled. <text:s/>Emma couldn't see the yard, but heard a car rattling over the rutted drive. <text:s/><text:span text:style-name="T1399">With a sigh, he set the pot down and took a big swig from the cup. <text:s/></text:span>“Be right back.” </text:p>
      <text:p text:style-name="P990"/>
      <text:p text:style-name="P985"><text:tab/><text:span text:style-name="T1438">She listened to the murmur of voices, content to let Conner deal with whoever it was. <text:s/></text:span></text:p>
      <text:p text:style-name="P985"/>
      <text:p text:style-name="P992"><text:tab/>She peeked over her should and <text:span text:style-name="T1439">let out a muffled</text:span> groan when she saw Wayne <text:span text:style-name="T1440">immediately behind Conner</text:span>. <text:s/><text:span text:style-name="T1440">She looked away quickly. <text:s/>“Don't tell me. <text:s/>You got a complaint about someone being allowed to smoke in the dining room.”</text:span></text:p>
      <text:p text:style-name="P985"/>
      <text:p text:style-name="P992"><text:tab/><text:span text:style-name="T1440">From her perch she watched the group file further into the room</text:span>. <text:s/><text:span text:style-name="T1441">She wasn't used to looking down on people, literally or figuratively. <text:s/>It was an odd viewing Wayne's tense strides, Kathy's nervous shuffle, and Zack's</text:span> disjointed <text:span text:style-name="T1441">gate. </text:span></text:p>
      <text:p text:style-name="P992"/>
      <text:p text:style-name="P992"><text:span text:style-name="T1441"><text:tab/>Her eyes followed the teenage as he stopped short and looked nervously around the room. <text:s/>The </text:span>color drained from her face. <text:s/><text:span text:style-name="T1442">The </text:span>coffee mug <text:span text:style-name="T1399">she'd been about to move to a lower shelf </text:span>slipped from her fingers and crashed to the <text:span text:style-name="T1443">floor</text:span>.</text:p>
      <text:p text:style-name="P985"/>
      <text:p text:style-name="P985"><text:tab/><text:span text:style-name="T1438">Conner looked down at the broken cup. <text:s/>“I guess that's why you don't keep cups on the top shelf.” he joked as the took a step toward Emma.</text:span></text:p>
      <text:p text:style-name="P985"/>
      <text:p text:style-name="P992"><text:tab/><text:span text:style-name="T1443">She</text:span> placed one hand on the ladder and turned to face the group. <text:s/>She <text:span text:style-name="T1444">slowly </text:span>descended with <text:span text:style-name="T1443">graceful control</text:span>. <text:s/>He wondered how that was even possible. <text:s/>She crunched through the shards on the floor without even noticing. <text:s/><text:span text:style-name="T1445">His concern escalated. <text:s/>It wasn't like her to ignore such an obvious mess.</text:span></text:p>
      <text:p text:style-name="P985"/>
      <text:p text:style-name="P992"><text:tab/>“Zack?” her voice was so low Conner instinctively <text:soft-page-break/>leaned forward. <text:s/>“Did you hurt yourself?”</text:p>
      <text:p text:style-name="P985"/>
      <text:p text:style-name="P992"><text:tab/>Conner <text:span text:style-name="T1446">frowned and </text:span>really looked at the boy for the first time. <text:s/>When he'd stepped outside the front car doors had swung open and Wayne and Kathy emerged from the front <text:span text:style-name="T1446">of the car</text:span>. <text:s/>A bleary-<text:span text:style-name="T630">eyed</text:span> Kathy had spared a nervous look at the house before glaring through the back window and crooking a finger with the commanding presence only mothers and <text:span text:style-name="T1447">military leaders</text:span> can achieve.</text:p>
      <text:p text:style-name="P985"/>
      <text:p text:style-name="P1633">Conner <text:span text:style-name="T1448">had</text:span> looked away as Wayne came closer. <text:s/>“Hey, Conner. <text:s/>Is Emma here? <text:s/>We went up to Nell's first and she sent us here.”</text:p>
      <text:p text:style-name="P1633"/>
      <text:p text:style-name="P993"><text:tab/>“Yep, she's inside. <text:s/>What's this about?”</text:p>
      <text:p text:style-name="P1633"/>
      <text:p text:style-name="P1633">Wayne's response was to turn his head back toward the car, where Kathy stamped a foot and <text:span text:style-name="T1449">barked</text:span> “Now.”</text:p>
      <text:p text:style-name="P1633"/>
      <text:p text:style-name="P992"><text:tab/>Zack's spiky head appeared <text:span text:style-name="T1450">as</text:span> the boy <text:span text:style-name="T1450">took</text:span> up position behind the door, <text:span text:style-name="T1451">trying to use it as</text:span> a shield. <text:s/>His mother had unceremoniously latched on to his arm and <text:span text:style-name="T1450">dragged</text:span> him forward.</text:p>
      <text:p text:style-name="P1633"/>
      <text:p text:style-name="P1634">Conner hadn't <text:span text:style-name="T1452">previously</text:span> noticed the dark shadows underlining both of their eyes. <text:s/>Zack's limp arms hung from rounded shoulders beneath a loose plaid shirt. <text:s/>The long sleeves had covered the cocoon of bandages now revealed as <text:span text:style-name="T1453">he</text:span> raised his hands. <text:s/>How had Emma noticed them so quickly? <text:s/></text:p>
      <text:p text:style-name="P1635"/>
      <text:p text:style-name="P1636"><text:span text:style-name="T1453">The boy</text:span> curled his fingers and winced in pain. <text:s/>“They hurt.” he said quietly.</text:p>
      <text:p text:style-name="P1636"/>
      <text:p text:style-name="P1636">Emma nodded <text:span text:style-name="T1454">slowly</text:span>. <text:s/>“Is it serious? <text:s/>Will you be okay?”</text:p>
      <text:p text:style-name="P1636"/>
      <text:p text:style-name="P1637">Wayne coughed. <text:s/>“This is all my fault, Emma. <text:s/>If I'd <text:soft-page-break/>told you -”</text:p>
      <text:p text:style-name="P1637"/>
      <text:p text:style-name="P1637">Emma held up a staying hand, her eyes never leaving the miserable teenager. <text:s/>“Zack, would you like something to drink? <text:s/>Some coffee? <text:s/>You must be tired after last night.”</text:p>
      <text:p text:style-name="P1637"/>
      <text:p text:style-name="P1637">When Zack shrugged and gave a slight nod, Emma finally <text:span text:style-name="T1455">broke eye contact</text:span>. <text:s/>“Please, have a seat.” <text:s/>She <text:span text:style-name="T1456">bent down and began scooping up the broken cup. </text:span></text:p>
      <text:p text:style-name="P1637"/>
      <text:p text:style-name="P1637">Zack <text:span text:style-name="T1457">sank into the closest chair then looked nervously around at Kathy. <text:s/></text:span>“Mom?” <text:span text:style-name="T1457">His voice cracked. <text:s/>His mother quickly took the chair next to him. <text:s/></text:span>Wayne stood <text:span text:style-name="T1456">squarely in the space</text:span> between the<text:span text:style-name="T1456">ir chairs, legs braced</text:span>.</text:p>
      <text:p text:style-name="P1637"/>
      <text:p text:style-name="P1638">Conner watched Emma collect cups and spoons and arrange them on a cutting board. <text:s/><text:span text:style-name="T1455">He was puzzled, clearly missing something. <text:s/>He longed to ask Emma what was going on but didn't want to break the silence. <text:s/>He sensed she was in total control of whatever situation this was.</text:span></text:p>
      <text:p text:style-name="P1637"/>
      <text:p text:style-name="P1639">She handed him a plate of cookies and nodded toward the table. After she'd poured the coffee, she sat in the chair across from Zack. <text:span text:style-name="T1458"><text:s/>Her eyes followed his hands as he added several spoons of sugar and a substantial amount of cream. <text:s/>Her mind buzzed with unasked questions, uncertainty and a trace of fear. <text:s/>S</text:span>he concentrated on sitting still. <text:s/></text:p>
      <text:p text:style-name="P1637"/>
      <text:p text:style-name="P1637">“<text:span text:style-name="T1459">What happened, Zack?” her voice was calm, soothing almost.</text:span></text:p>
      <text:p text:style-name="P1637"/>
      <text:p text:style-name="P1640">“<text:span text:style-name="T1460">I'm not sure how it started, Miss Bartlett. <text:s/>I never meant for this to happen.”</text:span></text:p>
      <text:p text:style-name="P1640"/>
      <text:p text:style-name="P1641">Emma cocked her head to the side and waited a beat. <text:s/>“How did the accident happened?”</text:p>
      <text:p text:style-name="P1640"><text:soft-page-break/></text:p>
      <text:p text:style-name="P1641">Zack gulped down some coffee and rubbed <text:span text:style-name="T1455">a sleeve over his</text:span> mouth. <text:s/>“I only meant to mess up the place some. <text:s text:c="2"/>I smeared grease around the kitchen. <text:s/>On the floor near the oven, under the sink, places like that.”</text:p>
      <text:p text:style-name="P1640"/>
      <text:p text:style-name="P1641">His <text:span text:style-name="T1461">A</text:span>dam's <text:span text:style-name="T1461">A</text:span>pple bobbed as he eyed the plate of cookies. <text:s/>Emma pushed them closer. <text:s/>He captured one between his index and middle finger and mumbled <text:span text:style-name="T1455">a thanks.</text:span></text:p>
      <text:p text:style-name="P1641"/>
      <text:p text:style-name="P1642">Emma wrapped her hands around her cup and pulled it closer. <text:s/>She watched the surface ripple and then settle. <text:s/>She fought against a sudden impulse to say “So, where were you on the night in question.” </text:p>
      <text:p text:style-name="P1641"/>
      <text:p text:style-name="P1643">She felt the corner of her mouth pull with an irrational desire to laugh. <text:s/>She flicked at amused glance at Conner, where he leaned back against the sink, his arms crossed. <text:s/>When he saw the <text:span text:style-name="T1462">light</text:span> in her eyes, his eye-brows rose and the fists clenched beneath his arms relaxed <text:span text:style-name="T1463">a little</text:span>.</text:p>
      <text:p text:style-name="P1641"/>
      <text:p text:style-name="P1643">Emma returned her attention to Zack as he continued.</text:p>
      <text:p text:style-name="P1641"/>
      <text:p text:style-name="P1641">“<text:span text:style-name="T1464">I decided to pour most of the cleaning products out so there wouldn't be enough to clean the mess. <text:s/>I poured a couple down the sink. <text:s/>I didn't pay attention to what they were. <text:s/>I should have. <text:s/>When I poured the last one in, it smelled really bad. <text:s text:c="2"/>My eyes started watering from the fumes and I started coughing.”</text:span></text:p>
      <text:p text:style-name="P1641"/>
      <text:p text:style-name="P1644">He took a bite of the cookie and chewed <text:span text:style-name="T1465">for a long moment. <text:s/>From his ex</text:span>pression, <text:span text:style-name="T1465">it might as well have been a mouthful of sawdust</text:span>. <text:s/><text:span text:style-name="T1465">It was obvious he couldn't taste a thing.</text:span></text:p>
      <text:p text:style-name="P1644"/>
      <text:p text:style-name="P1644">“<text:span text:style-name="T1466">I stepped outside for a few minutes to get some </text:span><text:soft-page-break/><text:span text:style-name="T1466">fresh air. <text:s/>I turned on the lights when I went back in, but didn't see anything. <text:s/>There was a loud popping noise and buzz. <text:s/>It scared me. <text:s/>I thought someone else was there, so I ran outside again to look around. <text:s/>When I went back in to get my stuff I could smell the smoke.”</text:span></text:p>
      <text:p text:style-name="P1644"/>
      <text:p text:style-name="P1643">He looked down at his hands and brushed a few cookie crumbs off his fingers. <text:s/>Emma wasn't sure if his wince of pain <text:span text:style-name="T1467">came from his skin or his heart</text:span>.</text:p>
      <text:p text:style-name="P1644"/>
      <text:p text:style-name="P1643">“I couldn't believe how quick the fire spread. <text:s/>I tried to put <text:span text:style-name="T1467">it</text:span> out, but it kept spreading.” he met Emma's eye. <text:s/>“I tried.”</text:p>
      <text:p text:style-name="P1644"/>
      <text:p text:style-name="P1644">“That explains how. <text:s/><text:span text:style-name="T1468">W</text:span>hy?”</text:p>
      <text:p text:style-name="P1644"/>
      <text:p text:style-name="P1645">“I was trying to help Mom.” he said quietly. <text:s/>“I noticed whenever you were meeting Mr. Carver Mom would get upset. <text:s/>She'd either be angry or sad afterward. <text:s/><text:span text:style-name="T1469">It got worse when he started going out to your restaurant and spending time with you.”</text:span></text:p>
      <text:p text:style-name="P1645"/>
      <text:p text:style-name="P1646">“Oh, Zack.” Kathy laid a hand on his arm. <text:s/>“This was all a big misunderstanding.” <text:s/>The look she gave Wayne was grieved. <text:s/>“I wasn't angry with Emma.”</text:p>
      <text:p text:style-name="P1645"/>
      <text:p text:style-name="P1645"><text:span text:style-name="T1469">“</text:span>I <text:span text:style-name="T1469">though you were</text:span> worried about the success of <text:span text:style-name="T1469">Zio's</text:span>. <text:s/><text:span text:style-name="T1469">I know how much you worry. <text:s/></text:span>I thought if people heard there were health violations at <text:span text:style-name="T1469">her</text:span> place, maybe they'd stop going there. <text:s/>Stupid I guess.” <text:s/>He dunked his cookie in his milky coffee, gave it a <text:span text:style-name="T1467">gloomy</text:span> look and took another bite.</text:p>
      <text:p text:style-name="P1645"/>
      <text:p text:style-name="P1645">He looks so young Emma thought. <text:s/><text:span text:style-name="T1468">She remembered her teen years and the struggles to figure out her place in the world. <text:s/></text:span></text:p>
      <text:p text:style-name="P1645"/>
      <text:p text:style-name="P994"><text:tab/>“So you were responsible for the other problems? <text:s/><text:soft-page-break/><text:span text:style-name="T1468">T</text:span>he food poisoning scare, <text:span text:style-name="T1468">the food poisoning complaint</text:span>?”</text:p>
      <text:p text:style-name="P994"><text:tab/></text:p>
      <text:p text:style-name="P994"><text:tab/>He hung his head. <text:s/>“Yes, ma'am.”</text:p>
      <text:p text:style-name="P995"><text:s/><text:tab/></text:p>
      <text:p text:style-name="P1636">“<text:span text:style-name="T1470">Who gave you those ideas, Zack?”</text:span></text:p>
      <text:p text:style-name="P1645">“No one. <text:s/>I've worked in Mom's place since I was ten. <text:s/>I know all about health violations. <text:s/><text:span text:style-name="T1471">How it can hurt a business. <text:s/></text:span>We always got good inspection results. <text:s/>I should know, I clean the place. “</text:p>
      <text:p text:style-name="P1645"/>
      <text:p text:style-name="P1645">“<text:span text:style-name="T1472">No one asked you to do this? <text:s/>No one talked to you?”</text:span></text:p>
      <text:p text:style-name="P1647"/>
      <text:p text:style-name="P1645">“<text:span text:style-name="T1473">No, ma'am.”</text:span></text:p>
      <text:p text:style-name="P1645"/>
      <text:p text:style-name="P1648">Emma felt dizzy. <text:s/>“What about a customer? <text:s/>The man <text:s text:c="3"/>you directed to my Mom's house?”</text:p>
      <text:p text:style-name="P1645"/>
      <text:p text:style-name="P1648">“Mr. ???. <text:s/>Why would he suggest something like that? <text:s/>This was all my idea. <text:s/>He's a nice guy.” He realized the implication of that statement and swalled noisily. <text:s/>“I'm really sorry, Ms. Bartlett. <text:s/>I'd do anything if I could fix it.”</text:p>
      <text:p text:style-name="P1645"/>
      <text:p text:style-name="P1649">“<text:span text:style-name="T1473">But you can't</text:span>, Zack. <text:s/><text:span text:style-name="T1467">There's no way to turn back the clock. <text:s/>We can't </text:span>go back and fix our mistakes <text:span text:style-name="T1467">that way</text:span>.” She looked over to Conner. <text:s/>“The thing is, there's not a person walking who hasn't screwed up something at some time.” <text:s text:c="2"/><text:span text:style-name="T1474">Her fingertips touched her upper lip and she looked down at Zack's hands. <text:s/>“Some times we carry the scars as a reminder.”</text:span></text:p>
      <text:p text:style-name="P1649"/>
      <text:p text:style-name="P1650">Kathy spoke for the first time. <text:s/>“<text:span text:style-name="T1467">We're so sorry, Emma. <text:s/>We'd like to help you rebuild. <text:s/>Time, money, labor … whatever you need ..</text:span>.”</text:p>
      <text:p text:style-name="P1650"/>
      <text:p text:style-name="P1651">Emma shook her head sadly. <text:s/></text:p>
      <text:p text:style-name="P1651"/>
      <text:p text:style-name="P1651">“You are going to rebuild, aren't you?”</text:p>
      <text:p text:style-name="P1651"><text:soft-page-break/></text:p>
      <text:p text:style-name="P1651">“I don't know, Kathy. <text:s/>I doubt it.”</text:p>
      <text:p text:style-name="P1651"/>
      <text:p text:style-name="P1651">Zack looked up. <text:s/>“But you have to. <text:s/><text:span text:style-name="T1472">Everyone will be so disappointed if you don't.</text:span>”</text:p>
      <text:p text:style-name="P1651"/>
      <text:p text:style-name="P1651">“<text:span text:style-name="T1472">I honestly don't know if I have it in me. <text:s/>It was easy the first time. <text:s/>Everything was already there, only waiting for me to come along. <text:s/>I guess I'll think about things after I've talked with the insurance company. <text:s/>Until then, it would all be speculation anyway.”</text:span></text:p>
      <text:p text:style-name="P1652"/>
      <text:p text:style-name="P1653">Emma looked around the table, their faces a reflection of her own riotous emotions. <text:s/>There was sadness, confusion, anger and <text:span text:style-name="T1475">a little relief</text:span>. <text:s/>She didn't know what the future held, but she wasn't afraid of it.</text:p>
      <text:p text:style-name="P1653"/>
      <text:p text:style-name="P1653">She stood and moved toward Conner <text:span text:style-name="T1476">and slipped inside the circle of his arms</text:span>. <text:s/>She pressed her face against his chest and breathed in the comforting smells of his aftershave. <text:s/>She leaned into him, reassured by his quiet strength. <text:s/>She craned her neck and smiled up into his warm brown eyes. <text:s/></text:p>
      <text:p text:style-name="P1653"/>
      <text:p text:style-name="P1653">. ..</text:p>
      <text:p text:style-name="P1653"/>
      <text:p text:style-name="P1653">“Thank you all for coming out and telling me the truth. <text:s/>I know that was hard. <text:s/>“</text:p>
      <text:p text:style-name="P1653"/>
      <text:p text:style-name="P1653">“That's it?</text:p>
      <text:p text:style-name="P1653"/>
      <text:p text:style-name="P1653">“Did you expect I'd want a pound of flesh?” <text:span text:style-name="T1475">She laughed and shook her head. <text:s/>“</text:span>I don't have <text:span text:style-name="T1477">anywhere</text:span> to cook it.” <text:s/></text:p>
      <text:p text:style-name="P1653"/>
      <text:p text:style-name="P1654">She sobered when she saw the horrified expression that Zack wore. <text:s/>“Sorry, Zack, I guess it's a little early for Shakespearean references. <text:s/>Forget it.”</text:p>
      <text:p text:style-name="P1653"><text:soft-page-break/></text:p>
      <text:p text:style-name="P1653">Zack looked between Emma and Kathy, his face troubled. <text:s/>“<text:span text:style-name="T1478">Forget Shakespeare</text:span>?”</text:p>
      <text:p text:style-name="P1653"/>
      <text:p text:style-name="P1653">Emma shook her head. <text:s/>“<text:span text:style-name="T1478">Forget the </text:span>punishment, <text:span text:style-name="T1478">Zack. <text:s/></text:span>It was an accident. “</text:p>
      <text:p text:style-name="P1653"/>
      <text:p text:style-name="P1653">. . .<text:line-break/><text:line-break/><text:tab/>“I'll make it better, Ms. Bartlett. <text:s/>I swear.”</text:p>
      <text:p text:style-name="P1653"/>
      <text:p text:style-name="P1653">Emma patted his arm. <text:s/>“Whatever you <text:span text:style-name="T1479">think is right</text:span>, Zack.”</text:p>
      <text:p text:style-name="P1645"/>
      <text:p text:style-name="P1649">… <text:span text:style-name="T1437">the 3 leave, Emma talks to Conner about trip to the City to meet with insurance company.</text:span></text:p>
      <text:p text:style-name="P1625"/>
      <text:p text:style-name="P1625">&lt;end&gt;</text:p>
      <text:p text:style-name="P1625"/>
      <text:p text:style-name="P1625"/>
      <text:p text:style-name="P1625"/>
      <text:p text:style-name="P1625"/>
      <text:p text:style-name="P1668"><text:span text:style-name="T1640">This </text:span><text:span text:style-name="T1641">material</text:span><text:span text:style-name="T1640"> is the intellectual property of Cindy Boehmer and may not be distributed, sold or otherwise made available without her written permission. <text:s/>All characters appearing in this work are fictitious. Any resemblance to real persons, living or dead, is purely coincidental.</text:span></text:p>
      <text:p text:style-name="P1682"/>
      <text:p text:style-name="P996"><text:span text:style-name="T1480">C</text:span>hapter</text:p>
      <text:p text:style-name="P996"><text:tab/></text:p>
      <text:p text:style-name="P997">Emma goes into city to talk with insurance company. <text:s/>Meets Bella for lunch. <text:s/>Goes to Settings to talk to Nate.</text:p>
      <text:p text:style-name="P997"/>
      <text:p text:style-name="P997"><text:tab/><text:span text:style-name="T1481">The morning was still cool enough to subdue the stench coming from the bins in the alley. <text:s/>Later in the afternoon the smell would be too ripe to be tolerated. Small mercies, Emma thought.</text:span></text:p>
      <text:p text:style-name="P997"/>
      <text:p text:style-name="P998"><text:tab/>She stood a foo<text:span text:style-name="T1482">t</text:span> away from <text:span text:style-name="T1482">Settings'</text:span> kitchen door shamelessly eavesdropping. <text:s/><text:span text:style-name="T1483">Any guilt she might have felt was negated by the fact that, as usual, the back door was propped open to allow staff to easily slip outside when needed.</text:span></text:p>
      <text:p text:style-name="P998"/>
      <text:p text:style-name="P998"><text:tab/>When she'd first approache<text:span text:style-name="T1483">d</text:span> she'd been alarmed to hear the sounds of feminine <text:span text:style-name="T1484">sobs</text:span> coming from inside. <text:s/><text:span text:style-name="T1482">Her footsteps quickened</text:span> as she <text:span text:style-name="T1483">neared</text:span>, <text:span text:style-name="T1483">expecting to find evidence of a typical kitchen injury of burns or cuts</text:span>. <text:s/>Two steps away from crossing the threshold, <text:span text:style-name="T1482">she'd made out another</text:span> voice <text:span text:style-name="T1482">in</text:span> the cacophony. <text:s/><text:span text:style-name="T1482">The voice was soothing and placating, with no hint of panic or alarm. <text:s text:c="2"/>It was Nate's voice.</text:span></text:p>
      <text:p text:style-name="P998"/>
      <text:p text:style-name="P999"><text:tab/>She listened now as he continued to console the wailing woman. <text:s/>From the intimate tone it was obvious she was more than a friend. <text:s/>Emma was only mildly curious about the identity behind the whining voice.</text:p>
      <text:p text:style-name="P998"/>
      <text:p text:style-name="P999"><text:tab/>“I just can't take it any more, Nate. <text:s/>We have to get out.”</text:p>
      <text:p text:style-name="P998"/>
      <text:p text:style-name="P999"><text:tab/>“I know, <text:span text:style-name="T1649">b</text:span>aby, I know. <text:s/>It will all be okay. <text:s/>Trust me.”</text:p>
      <text:p text:style-name="P998"/>
      <text:p text:style-name="P999"><text:tab/>“Why didn't she agree? <text:s/>What did you do wrong?”</text:p>
      <text:p text:style-name="P998"/>
      <text:p text:style-name="P999"><text:soft-page-break/><text:tab/>“I didn't do anything wrong, <text:span text:style-name="T1649">b</text:span>aby. <text:s/>She said she'd think about it. <text:s/>You know her. <text:s/>She never rushes into anything.”</text:p>
      <text:p text:style-name="P998"/>
      <text:p text:style-name="P999"><text:tab/></text:p>
      <text:p text:style-name="P998"/>
      <text:p text:style-name="P999"><text:tab/></text:p>
      <text:p text:style-name="P997"/>
      <text:p text:style-name="P998"><text:tab/></text:p>
      <text:p text:style-name="P1655"/>
      <text:p text:style-name="P1656"/>
      <text:p text:style-name="P1656"/>
      <text:p text:style-name="P1656">. . .</text:p>
      <text:p text:style-name="P1656"/>
      <text:p text:style-name="P1000"><text:tab/><text:span text:style-name="T1485">It was after midnight by the time Emma arrived home. She was surprised to see an empty yard, no sign of Conner's truck. <text:s/>She shut off the engine, letting the darkness close in and her eyes adjust to the blackness. <text:s/>It was a cloudy night and without the benefit of moonlight or porch light she wasn't anxious to make the short trek to the door. <text:s/>There wasn't even the slightest glimmer of light coming from the house. <text:s/>The absolute stillness was a little unnerving.</text:span></text:p>
      <text:p text:style-name="P1000"/>
      <text:p text:style-name="P1001"><text:tab/>She finally fumbled for the strap of her bag and dragged it behind her as she slid out of the cab. <text:s/><text:span text:style-name="T1486">It thumped against her hip as her feet dropped to the ground</text:span>. <text:s/>The bulb overhead <text:span text:style-name="T1486">made a brave attempt to </text:span>penetrat<text:span text:style-name="T1486">e</text:span> the darkness <text:span text:style-name="T1486">and formed a pool of light around her feet. <text:s/>The night moved i</text:span>n immediately when it was extinguished. <text:s text:c="3"/></text:p>
      <text:p text:style-name="P1000"/>
      <text:p text:style-name="P1001"><text:tab/>Once inside she paused to listen, but there were no sounds at all coming from the bedroom. <text:s/>She walked down the hall and leaned in through the doorway, staring into the shady room the senses alert to any sound or movement. <text:s/>All was quiet. </text:p>
      <text:p text:style-name="P1000"/>
      <text:p text:style-name="P1001"><text:tab/>Concerned now, she flicked on the light and looked <text:soft-page-break/>around the empty room. <text:s/>The bed was still neatly made, no work clothes tossed in the laundry basket or heaped on the floor. <text:s/>She pushed away the feeling of panic rising in her chest. <text:s/>She returned to the kitchen, flicked on the stove light and set her bag down on the table. <text:s/>She'd pulled out her phone, ready to call Nell, when she saw the scrap of paper with “Come up to the house” scrawled across it.</text:p>
      <text:p text:style-name="P1000"/>
      <text:p text:style-name="P1000"><text:tab/><text:span text:style-name="T1487">She was almost too tired to think. <text:s/>Should she take a shower first? <text:s/>Change clothes? <text:s/>Since the sun had gone down there was a noticeable chill in the air, but it was still warm enough to walk. <text:s/>Maybe the additional exercise would help her mind relax.</text:span></text:p>
      <text:p text:style-name="P1000"/>
      <text:p text:style-name="P1002"><text:tab/>She quickly changed into jeans and running shoes, and started walking.</text:p>
      <text:p text:style-name="P1000"/>
      <text:p text:style-name="P1001"><text:tab/>. . .</text:p>
      <text:p text:style-name="P1000"/>
      <text:p text:style-name="P1001"><text:tab/>Nell's place was as busy as the cottage was empty. <text:s/>Several cars crowded the drive and every room <text:span text:style-name="T1487">on the first floor </text:span>burned with bright lights. <text:s/>Her ears picked up the faint sound of <text:span text:style-name="T1487">laughter.</text:span></text:p>
      <text:p text:style-name="P1000"/>
      <text:p text:style-name="P1001"><text:tab/>She followed the sounds, not to the front door as she'd expected, but around the side toward the barn. <text:s/>She was surprised to see the workshop ablaze. <text:s/>The big sliding door was pulled back and several figures milling about inside.</text:p>
      <text:p text:style-name="P1000"/>
      <text:p text:style-name="P1001"><text:tab/>Tink appeared in the doorway. <text:s text:c="2"/>as the little dog took a few steps outside and sniffed the air. <text:s/>His head turned in Emma's direction and a moment later he was racing across the space, all wiggles and breathless yips of excitement.</text:p>
      <text:p text:style-name="P1001"/>
      <text:p text:style-name="P1001"><text:tab/><text:span text:style-name="T1488">She knelt down in the grass to hug him and was quickly knocked over in his attempts to climb up into her lap. <text:s/>She was still laughing, avoiding his tongue when she </text:span><text:soft-page-break/><text:span text:style-name="T1488">heard Conner call her name. <text:s/></text:span></text:p>
      <text:p text:style-name="P1001"/>
      <text:p text:style-name="P1003">….</text:p>
      <text:p text:style-name="P1001"/>
      <text:p text:style-name="P1003"><text:tab/>“What's going on?”</text:p>
      <text:p text:style-name="P1003"><text:tab/></text:p>
      <text:p text:style-name="P1003"><text:tab/>“Come in and see.” His teeth flashed <text:span text:style-name="T1278">in the darkness</text:span>.</text:p>
      <text:p text:style-name="P1003"/>
      <text:p text:style-name="P1003">…..</text:p>
      <text:p text:style-name="P1003"/>
      <text:p text:style-name="P1003"><text:tab/><text:span text:style-name="T1489">Just inside the door a folding table sagged under the weight of bowls and crock pots, the air heavy with the spicy aromas wafting from them. <text:s/>Bags of potatoe chips and pretzels lined the edge against the wall. <text:s text:c="3"/>Several open coolers sat around the table, the mounds of ice littered with bottles and cans.</text:span></text:p>
      <text:p text:style-name="P1004"/>
      <text:p text:style-name="P1003"><text:tab/><text:span text:style-name="T1490">She looked around, confused, at the sea of faces. <text:s/>Surely every neighbor, friend and customer were here. <text:s/>The wall of bodies spanned the shed, several people deep in places. <text:s/>They waited in expectant silence.</text:span></text:p>
      <text:p text:style-name="P1003"/>
      <text:p text:style-name="P1005"><text:tab/>“Um. <text:s/>It's not someone's birthday, is it?” </text:p>
      <text:p text:style-name="P1003"/>
      <text:p text:style-name="P1005"><text:tab/>A low rumble of laughter and voices washed back over her. <text:s/>She glanced back at Conner, but he simply held up his hands, fingers spread side in denial. <text:s/>He grinned at her, then nodded toward the middle of the group.</text:p>
      <text:p text:style-name="P1003"/>
      <text:p text:style-name="P1005"><text:tab/>Zack stepped forward. <text:s/></text:p>
      <text:p text:style-name="P1003"/>
      <text:p text:style-name="P1005"><text:tab/>“I told you I'd try to make it right, Ms. Bartlett.” <text:s/>His face reddened. <text:s/>“All these folks agreed to help. <text:s/>It's not much -” There was good-humored shouts of encouragement and amusement from the crowd. <text:s/>“ - but we hope it helps.”</text:p>
      <text:p text:style-name="P1003"/>
      <text:p text:style-name="P1005"><text:tab/>Emma watched as everyone began drifting toward <text:soft-page-break/>the outer walls, opening up a gap in the center of the group. <text:s/>Their smiles like beacons lighting the way and drawing her forward.</text:p>
      <text:p text:style-name="P1003"/>
      <text:p text:style-name="P1005"><text:tab/>She advanced, her steps hesitant. <text:s/>She stopped moving when she saw the first table. <text:s/></text:p>
      <text:p text:style-name="P1003"/>
      <text:p text:style-name="P1005"><text:tab/>The space was filled with furniture. <text:s/>Tall ladder-back chairs, sturdy tables, wheeled serving trolleys, bar stools and butcher blocks crowded the floor. <text:s/>She blinked. <text:s/>She recognized almost every piece. <text:s/></text:p>
      <text:p text:style-name="P1003"/>
      <text:p text:style-name="P1005"><text:tab/>There was the drop-leaf table preferred by couples on date night. Near the back was the row of rocking chairs where customers <text:span text:style-name="T1491">could await their table while catching up with old friends</text:span>. <text:s/>In the center was the large round table <text:span text:style-name="T1491">that accommodated </text:span>poker games and family gatherings.</text:p>
      <text:p text:style-name="P1003"/>
      <text:p text:style-name="P1005"><text:tab/>“I don't understand.” She stepped closer and laid her hand on the closest table. <text:s/>Her fingers traced the nicks and gouges in the worn surface. <text:s/></text:p>
      <text:p text:style-name="P1003"/>
      <text:p text:style-name="P1005"><text:tab/>She looked around at the <text:span text:style-name="T1491">familiar faces and their broad smiles and satisfied grins. <text:s/></text:span></text:p>
      <text:p text:style-name="P1005"/>
      <text:p text:style-name="P1005"><text:span text:style-name="T1491"><text:tab/></text:span>“How is this possible?”</text:p>
      <text:p text:style-name="P1003"/>
      <text:p text:style-name="P1005"><text:tab/>Almost as one, everyone turned in the same direction, <text:span text:style-name="T1491">to where</text:span> Kathy and <text:span text:style-name="T1491">her son stood</text:span>. <text:s/><text:span text:style-name="T1491">Zack plunged a t</text:span>ortilla chip <text:span text:style-name="T1491">into</text:span> a bowl of chile, <text:span text:style-name="T1491">scooping up a mound of the topping and taking </text:span>a huge bite. <text:s/><text:span text:style-name="T1491">When he sensed the attention he froze </text:span>for a moment before turning slowly toward Emma. <text:s/>With a new found confidence he handed the bowl to his mother, wiped his mouth with a napkin and <text:span text:style-name="T1491">moved toward her. <text:s/>He proudly accepted the back slaps and nods of approval as he went.</text:span></text:p>
      <text:p text:style-name="P1005"/>
      <text:p text:style-name="P1006"><text:tab/>He stood tall in front of her, his chin raised and his <text:soft-page-break/>eyes direct.</text:p>
      <text:p text:style-name="P1005"/>
      <text:p text:style-name="P1006"><text:tab/>“You said you weren't sure if you'd re-open because of the work needed to replace everything. <text:s/>I started thinking about the side table we have that Mr. Mitchell gave Mom years ago. <text:s/>When I asked her about it, she mentioned how generous he'd always been with his work. <text:s/>I came up with the idea to ask around. <text:s/>It turns out almost everyone in the county has something of his. <text:s/>Some folks have several pieces. <text:s/>Once I put the word out, everyone started volunteering ...”</text:p>
      <text:p text:style-name="P1005"/>
      <text:p text:style-name="P1006">. . . </text:p>
      <text:p text:style-name="P1005"/>
      <text:p text:style-name="P1006"><text:tab/>“What do you think?”</text:p>
      <text:p text:style-name="P1005"/>
      <text:p text:style-name="P1006"><text:tab/>“What do I think?” … I think we'll call the new place The Phoenix.”</text:p>
      <text:p text:style-name="P1003"/>
      <text:p text:style-name="P1005"><text:tab/></text:p>
      <text:p text:style-name="P1683">Throw away?</text:p>
      <text:p text:style-name="P1190"><text:span text:style-name="T1492">Her mother</text:span> was still up when Emma arrived back at the ranch. <text:s/><text:span text:style-name="T244">Sitting at the kitchen table, she was going over the monthly bills. <text:s/></text:span>She <text:span text:style-name="T244">peered over the top of her reading glasses and</text:span> <text:span text:style-name="T1493">clucked. <text:s/>“You look worn out.”</text:span></text:p>
      <text:p text:style-name="P1657"/>
      <text:p text:style-name="P1657"><text:span text:style-name="T244">She plopped down in a chair. <text:s/>“Actually, I am.</text:span> <text:s/>I'm exhausted.<text:span text:style-name="T244">”</text:span></text:p>
      <text:p text:style-name="P1657"/>
      <text:p text:style-name="P1658"><text:span text:style-name="T1494">Her mother scribbled a note on a piece of paper and started writing a check. <text:s/></text:span>“How'd it go?”</text:p>
      <text:p text:style-name="P1657"/>
      <text:p text:style-name="P1658">“Even better than I'd hoped. <text:s/>You know me, I always get nervous cooking for someone the first time. <text:s/>I think the food was a big hit, though. <text:s/>I barely had to wash the dishes when they were done.”</text:p>
      <text:p text:style-name="P1657"/>
      <text:p text:style-name="P1659">Her mother laughed. <text:s/>“After the meal you planned, I wouldn't be surprised if they licked their plates. <text:s/>I take it Nell is keen on the idea.”</text:p>
      <text:p text:style-name="P1659"/>
      <text:p text:style-name="P1659">“Very keen. <text:s/><text:span text:style-name="T1494">She expressed interest in a more active roll than I expected.”</text:span></text:p>
      <text:p text:style-name="P1659"/>
      <text:p text:style-name="P1192">Emma watched as the check was sealed in an envelope and another invoice reviewed.</text:p>
      <text:p text:style-name="P1659"/>
      <text:p text:style-name="P1659"><text:span text:style-name="T1494">“</text:span>She even suggested I consider living at her place.”</text:p>
      <text:p text:style-name="P1192"/>
      <text:p text:style-name="P1192">That definitely got her mother's attention. <text:s/>“Really? <text:s/>What'd you say?”</text:p>
      <text:p text:style-name="P1192"/>
      <text:p text:style-name="P1192">Emma yawned. <text:s/>“I told her I'd think about it.”</text:p>
      <text:p text:style-name="P1192"/>
      <text:p text:style-name="P1192">Her mother set her pen down <text:span text:style-name="T1495">and spread her hands over the paper as if to block it from view</text:span>. <text:s/>“Well, you know Jack and I would love for you to stay. <text:s/>Whatever you decide, we understand.”</text:p>
      <text:p text:style-name="P1192"><text:soft-page-break/></text:p>
      <text:p text:style-name="P1192">Emma yawned again. <text:s/>“Thanks, Mom. <text:s/>I think I'm going to go take a hot shower and <text:span text:style-name="T1495">then</text:span> off to bed.” <text:s/>She gave her mother a kiss on the cheek as she passed. <text:s/>“Night.”</text:p>
      <text:p text:style-name="P1192"/>
      <text:p text:style-name="P1192">**</text:p>
      <text:p text:style-name="P1684"><text:span text:style-name="T627">LONGMIRE TEST - </text:span>I thought about it. <text:s/>“I wasn't aware that Toyota station wagons could go a hundred miles an hour.”</text:p>
      <text:p text:style-name="P1660">“He said it was drug dealers.”</text:p>
      <text:p text:style-name="P1660">I thought about it some more. <text:s/>“Is the Toyota station wagon the vehicle of choice for Philadelphia dealers?”</text:p>
      <text:p text:style-name="P1660">“No. <text:s/>So then he said it could have been the KKK, except that in the earlier statement he said the two occupants were not white.” <text:s/>Tonko watched me with the one eye. <text:s/>“Now, there could be two nonwhite members of the KKK crusing around. <text:s/>Phillly in a Japanese station wagon, but ...”</text:p>
      <text:p text:style-name="P1660">“There's just as much a chance of Wilson Goode joining the Strategic Air Command?”</text:p>
      <text:p text:style-name="P1660">“Exactly” I was getting the hang of it. <text:s/>“Now, you are probably wondering why it is that I have told you this store.” He angled the front page of the paper toward me.</text:p>
      <text:p text:style-name="P1660">I stared at him. <text:s/>“Devon Conliffe?”</text:p>
      <text:p text:style-name="P1660">He nodded. <text:s/><text:span text:style-name="T1496">He was in the car with ADA Vince Osgood, a buddy of his.”</text:span></text:p>
      <text:p text:style-name="P1661">“What were they doing being chased by drug dealers?”</text:p>
      <text:p text:style-name="P1661">“There wer<text:span text:style-name="T627">e</text:span> a lot of questions along those lines.” <text:s/>He dropped the corner of the paper back on his desk. <text:s/>“Surprise, surprise, the chargers were dropped. <text:s/>I think it might have been because Dvon's father, the dudge, had pull with the court.”</text:p>
      <text:p text:style-name="P1661">“His father?” Tomko nodded. <text:s/>“And Devot still came here?”</text:p>
      <text:p text:style-name="P1661">“Lawyer Leage. <text:s/>They all come in on Thursdays.” He sat back in his chair and leaned a scarred chin on his fist. <text:s/>“They didn't cancel his permit and, like I said, all the charges were dropped.”</text:p>
      <text:p text:style-name="P1661">I thought about the judge's son. So he might have been involved in some things he shouldn't have been.”</text:p>
      <text:p text:style-name="P1661">“It's likely.”</text:p>
      <text:p text:style-name="P1031"/>
      <text:p text:style-name="P10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6in" fo:page-height="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8T09:44:16.455000000</meta:creation-date>
    <dc:date>2015-04-03T08:42:00.722000000</dc:date>
    <meta:editing-duration>P1DT6H36M42S</meta:editing-duration>
    <meta:editing-cycles>323</meta:editing-cycles>
    <meta:generator>LibreOffice/4.4.1.2$Windows_x86 LibreOffice_project/45e2de17089c24a1fa810c8f975a7171ba4cd432</meta:generator>
    <meta:document-statistic meta:table-count="0" meta:image-count="0" meta:object-count="0" meta:page-count="244" meta:paragraph-count="2095" meta:word-count="56939" meta:character-count="314717" meta:non-whitespace-character-count="254791"/>
  </office:meta>
</office:document-meta>
</file>